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215.89pt"/>
    </style:style>
    <style:style style:name="co15" style:family="table-column">
      <style:table-column-properties fo:break-before="auto" style:column-width="16.64pt"/>
    </style:style>
    <style:style style:name="co16" style:family="table-column">
      <style:table-column-properties fo:break-before="auto" style:column-width="136.49pt"/>
    </style:style>
    <style:style style:name="co17" style:family="table-column">
      <style:table-column-properties fo:break-before="auto" style:column-width="199.25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119.85pt"/>
    </style:style>
    <style:style style:name="co20" style:family="table-column">
      <style:table-column-properties fo:break-before="auto" style:column-width="17.46pt"/>
    </style:style>
    <style:style style:name="co21" style:family="table-column">
      <style:table-column-properties fo:break-before="auto" style:column-width="312.75pt"/>
    </style:style>
    <style:style style:name="co22" style:family="table-column">
      <style:table-column-properties fo:break-before="auto" style:column-width="307.19pt"/>
    </style:style>
    <style:style style:name="co23" style:family="table-column">
      <style:table-column-properties fo:break-before="auto" style:column-width="321.51pt"/>
    </style:style>
    <style:style style:name="co24" style:family="table-column">
      <style:table-column-properties fo:break-before="auto" style:column-width="390.56pt"/>
    </style:style>
    <style:style style:name="co25" style:family="table-column">
      <style:table-column-properties fo:break-before="auto" style:column-width="289.64pt"/>
    </style:style>
    <style:style style:name="co26" style:family="table-column">
      <style:table-column-properties fo:break-before="auto" style:column-width="233.35pt"/>
    </style:style>
    <style:style style:name="co27" style:family="table-column">
      <style:table-column-properties fo:break-before="auto" style:column-width="249.99pt"/>
    </style:style>
    <style:style style:name="co28" style:family="table-column">
      <style:table-column-properties fo:break-before="auto" style:column-width="63.5pt"/>
    </style:style>
    <style:style style:name="co29" style:family="table-column">
      <style:table-column-properties fo:break-before="auto" style:column-width="114.29pt"/>
    </style:style>
    <style:style style:name="co30" style:family="table-column">
      <style:table-column-properties fo:break-before="auto" style:column-width="130.96pt"/>
    </style:style>
    <style:style style:name="co31" style:family="table-column">
      <style:table-column-properties fo:break-before="auto" style:column-width="344.44pt"/>
    </style:style>
    <style:style style:name="co32" style:family="table-column">
      <style:table-column-properties fo:break-before="auto" style:column-width="284.09pt"/>
    </style:style>
    <style:style style:name="co33" style:family="table-column">
      <style:table-column-properties fo:break-before="auto" style:column-width="267.45pt"/>
    </style:style>
    <style:style style:name="co34" style:family="table-column">
      <style:table-column-properties fo:break-before="auto" style:column-width="30.16pt"/>
    </style:style>
    <style:style style:name="co35" style:family="table-column">
      <style:table-column-properties fo:break-before="auto" style:column-width="255.54pt"/>
    </style:style>
    <style:style style:name="ro1" style:family="table-row">
      <style:table-row-properties style:row-height="44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ilypond">
      <style:table-properties table:display="true" style:writing-mode="lr-tb"/>
    </style:style>
    <style:style style:name="ta3" style:family="table" style:master-page-name="PageStyle_5f_anki8octaves">
      <style:table-properties table:display="true" style:writing-mode="lr-tb"/>
    </style:style>
    <style:style style:name="ta4" style:family="table" style:master-page-name="PageStyle_5f_anki1octave">
      <style:table-properties table:display="true" style:writing-mode="lr-tb"/>
    </style:style>
    <style:style style:name="ta5" style:family="table" style:master-page-name="PageStyle_5f_anki8octaves-frozen">
      <style:table-properties table:display="true" style:writing-mode="lr-tb"/>
    </style:style>
    <style:style style:name="ta6" style:family="table" style:master-page-name="PageStyle_5f_anki1octave-froze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ey#</text:p>
          </table:table-cell>
          <table:table-cell table:style-name="ce1" office:value-type="string" calcext:value-type="string">
            <text:p>piano_no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cta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nd/score_filename</text:p>
          </table:table-cell>
          <table:table-cell table:style-name="ce1" office:value-type="string" calcext:value-type="string">
            <text:p>keyboard_filename</text:p>
          </table:table-cell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t_rest</text:p>
          </table:table-cell>
          <table:table-cell table:style-name="ce8" office:value-type="string" calcext:value-type="string">
            <text:p>root_t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eble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treble_octaves</text:p>
          </table:table-cell>
          <table:table-cell table:style-name="ce1" office:value-type="string" calcext:value-type="string">
            <text:p>treble_octaves_hidden</text:p>
          </table:table-cell>
          <table:table-cell table:style-name="ce1"/>
          <table:table-cell table:style-name="ce1" office:value-type="string" calcext:value-type="string">
            <text:p>b_rest</text:p>
          </table:table-cell>
          <table:table-cell table:style-name="ce8" office:value-type="string" calcext:value-type="string">
            <text:p>root_b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s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bass_octaves</text:p>
          </table:table-cell>
          <table:table-cell table:style-name="ce1" office:value-type="string" calcext:value-type="string">
            <text:p>bass_octaves_hidden</text:p>
          </table:table-cell>
          <table:table-cell table:number-columns-repeated="992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000#-key00#-octave0-clef-piano_note</text:p>
          </table:table-cell>
          <table:table-cell table:style-name="ce5" office:value-type="string" calcext:value-type="string">
            <text:p>octave0-piano_note</text:p>
          </table:table-cell>
          <table:table-cell table:style-name="ce1" table:number-columns-repeated="2"/>
          <table:table-cell table:style-name="ce8"/>
          <table:table-cell table:style-name="ce1" table:number-columns-repeated="11"/>
          <table:table-cell table:style-name="ce8"/>
          <table:table-cell table:style-name="ce1" table:number-columns-repeated="9"/>
          <table:table-cell table:number-columns-repeated="992"/>
        </table:table-row>
        <table:table-row table:style-name="ro3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3];2;1)" office:value-type="string" office:string-value="0" calcext:value-type="string">
            <text:p>0</text:p>
          </table:table-cell>
          <table:table-cell table:style-name="ce4" table:formula="of:=[.C3]" office:value-type="string" office:string-value="A0" calcext:value-type="string">
            <text:p>A0</text:p>
          </table:table-cell>
          <table:table-cell table:style-name="ce6" table:formula="of:=CONCATENATE(TEXT([.A3];&quot;000&quot;);&quot;-&quot;;TEXT([.B3];&quot;00&quot;);&quot;-&quot;;[.E3];&quot;-&quot;;[.I3];&quot;-&quot;;[.C3])" office:value-type="string" office:string-value="001-01-0-bass-A0" calcext:value-type="string">
            <text:p>001-01-0-bass-A0</text:p>
          </table:table-cell>
          <table:table-cell table:style-name="ce6" table:formula="of:=CONCATENATE([.E3];&quot;-&quot;;[.C3])" office:value-type="string" office:string-value="0-A0" calcext:value-type="string">
            <text:p>0-A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];&quot; &quot;;[.$W3];[.$X3];[.$Y3])" office:value-type="string" office:string-value="r4 a,,,4" calcext:value-type="string">
            <text:p>r4 a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3];LEFT([.$X3];(LEN([.$X3])-2));[.$Y3])" office:value-type="string" office:string-value="a,4" calcext:value-type="string">
            <text:p>a,4</text:p>
          </table:table-cell>
          <table:table-cell table:style-name="ce10" table:formula="of:=CONCATENATE([.$W3];LEFT([.$X3];(LEN([.$X3])-1));[.$Y3])" office:value-type="string" office:string-value="a,,4" calcext:value-type="string">
            <text:p>a,,4</text:p>
          </table:table-cell>
          <table:table-cell table:style-name="ce10" table:formula="of:=CONCATENATE([.$W3];[.$X3];[.$Y3])" office:value-type="string" office:string-value="a,,,4" calcext:value-type="string">
            <text:p>a,,,4</text:p>
          </table:table-cell>
          <table:table-cell table:style-name="ce12" table:formula="of:=join(&quot; &quot;;[.AA3:.AD3])" office:value-type="string" office:string-value="" calcext:value-type="error">
            <text:p>#NAME?</text:p>
          </table:table-cell>
          <table:table-cell table:style-name="ce12" table:formula="of:=CONCATENATE([.AA3];&quot; \hideNotes &quot;; join(&quot; &quot;;[.AB3:.AD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LEFT([.C3];2);&quot;#&quot;)" office:value-type="string" office:string-value="A0#" calcext:value-type="string">
            <text:p>A0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4];2;1)" office:value-type="string" office:string-value="0" calcext:value-type="string">
            <text:p>0</text:p>
          </table:table-cell>
          <table:table-cell table:style-name="ce4" table:formula="of:=[.C4]" office:value-type="string" office:string-value="A0#" calcext:value-type="string">
            <text:p>A0#</text:p>
          </table:table-cell>
          <table:table-cell table:style-name="ce6" table:formula="of:=CONCATENATE(TEXT([.A4];&quot;000&quot;);&quot;-&quot;;TEXT([.B4];&quot;00&quot;);&quot;-&quot;;[.E4];&quot;-&quot;;[.I4];&quot;-&quot;;[.C4])" office:value-type="string" office:string-value="002-02-0-bass-A0#" calcext:value-type="string">
            <text:p>002-02-0-bass-A0#</text:p>
          </table:table-cell>
          <table:table-cell table:style-name="ce6" table:formula="of:=CONCATENATE([.E4];&quot;-&quot;;[.C4])" office:value-type="string" office:string-value="0-A0#" calcext:value-type="string">
            <text:p>0-A0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4];&quot; &quot;;[.$W4];[.$X4];[.$Y4])" office:value-type="string" office:string-value="r4 ais,,,4" calcext:value-type="string">
            <text:p>r4 ai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4];LEFT([.$X4];(LEN([.$X4])-2));[.$Y4])" office:value-type="string" office:string-value="ais,4" calcext:value-type="string">
            <text:p>ais,4</text:p>
          </table:table-cell>
          <table:table-cell table:style-name="ce10" table:formula="of:=CONCATENATE([.$W4];LEFT([.$X4];(LEN([.$X4])-1));[.$Y4])" office:value-type="string" office:string-value="ais,,4" calcext:value-type="string">
            <text:p>ais,,4</text:p>
          </table:table-cell>
          <table:table-cell table:style-name="ce10" table:formula="of:=CONCATENATE([.$W4];[.$X4];[.$Y4])" office:value-type="string" office:string-value="ais,,,4" calcext:value-type="string">
            <text:p>ais,,,4</text:p>
          </table:table-cell>
          <table:table-cell table:style-name="ce12" table:formula="of:=join(&quot; &quot;;[.AA4:.AD4])" office:value-type="string" office:string-value="" calcext:value-type="error">
            <text:p>#NAME?</text:p>
          </table:table-cell>
          <table:table-cell table:style-name="ce12" table:formula="of:=CONCATENATE([.AA4];&quot; \hideNotes &quot;; join(&quot; &quot;;[.AB4:.AD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LEFT([.C6];2);&quot;b&quot;)" office:value-type="string" office:string-value="B0b" calcext:value-type="string">
            <text:p>B0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5];2;1)" office:value-type="string" office:string-value="0" calcext:value-type="string">
            <text:p>0</text:p>
          </table:table-cell>
          <table:table-cell table:style-name="ce4" table:formula="of:=[.C5]" office:value-type="string" office:string-value="B0b" calcext:value-type="string">
            <text:p>B0b</text:p>
          </table:table-cell>
          <table:table-cell table:style-name="ce6" table:formula="of:=CONCATENATE(TEXT([.A5];&quot;000&quot;);&quot;-&quot;;TEXT([.B5];&quot;00&quot;);&quot;-&quot;;[.E5];&quot;-&quot;;[.I5];&quot;-&quot;;[.C5])" office:value-type="string" office:string-value="004-02-0-bass-B0b" calcext:value-type="string">
            <text:p>004-02-0-bass-B0b</text:p>
          </table:table-cell>
          <table:table-cell table:style-name="ce6" table:formula="of:=CONCATENATE([.E5];&quot;-&quot;;[.C5])" office:value-type="string" office:string-value="0-B0b" calcext:value-type="string">
            <text:p>0-B0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5];&quot; &quot;;[.$W5];[.$X5];[.$Y5])" office:value-type="string" office:string-value="r4 bes,,,4" calcext:value-type="string">
            <text:p>r4 be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5];LEFT([.$X5];(LEN([.$X5])-2));[.$Y5])" office:value-type="string" office:string-value="bes,4" calcext:value-type="string">
            <text:p>bes,4</text:p>
          </table:table-cell>
          <table:table-cell table:style-name="ce10" table:formula="of:=CONCATENATE([.$W5];LEFT([.$X5];(LEN([.$X5])-1));[.$Y5])" office:value-type="string" office:string-value="bes,,4" calcext:value-type="string">
            <text:p>bes,,4</text:p>
          </table:table-cell>
          <table:table-cell table:style-name="ce10" table:formula="of:=CONCATENATE([.$W5];[.$X5];[.$Y5])" office:value-type="string" office:string-value="bes,,,4" calcext:value-type="string">
            <text:p>bes,,,4</text:p>
          </table:table-cell>
          <table:table-cell table:style-name="ce12" table:formula="of:=join(&quot; &quot;;[.AA5:.AD5])" office:value-type="string" office:string-value="" calcext:value-type="error">
            <text:p>#NAME?</text:p>
          </table:table-cell>
          <table:table-cell table:style-name="ce12" table:formula="of:=CONCATENATE([.AA5];&quot; \hideNotes &quot;; join(&quot; &quot;;[.AB5:.AD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6];2;1)" office:value-type="string" office:string-value="0" calcext:value-type="string">
            <text:p>0</text:p>
          </table:table-cell>
          <table:table-cell table:style-name="ce4" table:formula="of:=[.C6]" office:value-type="string" office:string-value="B0" calcext:value-type="string">
            <text:p>B0</text:p>
          </table:table-cell>
          <table:table-cell table:style-name="ce6" table:formula="of:=CONCATENATE(TEXT([.A6];&quot;000&quot;);&quot;-&quot;;TEXT([.B6];&quot;00&quot;);&quot;-&quot;;[.E6];&quot;-&quot;;[.I6];&quot;-&quot;;[.C6])" office:value-type="string" office:string-value="003-03-0-bass-B0" calcext:value-type="string">
            <text:p>003-03-0-bass-B0</text:p>
          </table:table-cell>
          <table:table-cell table:style-name="ce6" table:formula="of:=CONCATENATE([.E6];&quot;-&quot;;[.C6])" office:value-type="string" office:string-value="0-B0" calcext:value-type="string">
            <text:p>0-B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6];&quot; &quot;;[.$W6];[.$X6];[.$Y6])" office:value-type="string" office:string-value="r4 b,,,4" calcext:value-type="string">
            <text:p>r4 b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6];LEFT([.$X6];(LEN([.$X6])-2));[.$Y6])" office:value-type="string" office:string-value="b,4" calcext:value-type="string">
            <text:p>b,4</text:p>
          </table:table-cell>
          <table:table-cell table:style-name="ce10" table:formula="of:=CONCATENATE([.$W6];LEFT([.$X6];(LEN([.$X6])-1));[.$Y6])" office:value-type="string" office:string-value="b,,4" calcext:value-type="string">
            <text:p>b,,4</text:p>
          </table:table-cell>
          <table:table-cell table:style-name="ce10" table:formula="of:=CONCATENATE([.$W6];[.$X6];[.$Y6])" office:value-type="string" office:string-value="b,,,4" calcext:value-type="string">
            <text:p>b,,,4</text:p>
          </table:table-cell>
          <table:table-cell table:style-name="ce12" table:formula="of:=join(&quot; &quot;;[.AA6:.AD6])" office:value-type="string" office:string-value="" calcext:value-type="error">
            <text:p>#NAME?</text:p>
          </table:table-cell>
          <table:table-cell table:style-name="ce12" table:formula="of:=CONCATENATE([.AA6];&quot; \hideNotes &quot;; join(&quot; &quot;;[.AB6:.AD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7];2;1)" office:value-type="string" office:string-value="1" calcext:value-type="string">
            <text:p>1</text:p>
          </table:table-cell>
          <table:table-cell table:style-name="ce4" table:formula="of:=[.C7]" office:value-type="string" office:string-value="C1" calcext:value-type="string">
            <text:p>C1</text:p>
          </table:table-cell>
          <table:table-cell table:style-name="ce6" table:formula="of:=CONCATENATE(TEXT([.A7];&quot;000&quot;);&quot;-&quot;;TEXT([.B7];&quot;00&quot;);&quot;-&quot;;[.E7];&quot;-&quot;;[.I7];&quot;-&quot;;[.C7])" office:value-type="string" office:string-value="005-04-1-bass-C1" calcext:value-type="string">
            <text:p>005-04-1-bass-C1</text:p>
          </table:table-cell>
          <table:table-cell table:style-name="ce6" table:formula="of:=CONCATENATE([.E7];&quot;-&quot;;[.C7])" office:value-type="string" office:string-value="1-C1" calcext:value-type="string">
            <text:p>1-C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7];&quot; &quot;;[.$W7];[.$X7];[.$Y7])" office:value-type="string" office:string-value="r4 c,,4" calcext:value-type="string">
            <text:p>r4 c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7];LEFT([.$X7];(LEN([.$X7])-2));[.$Y7])" office:value-type="string" office:string-value="c4" calcext:value-type="string">
            <text:p>c4</text:p>
          </table:table-cell>
          <table:table-cell table:style-name="ce10" table:formula="of:=CONCATENATE([.$W7];LEFT([.$X7];(LEN([.$X7])-1));[.$Y7])" office:value-type="string" office:string-value="c,4" calcext:value-type="string">
            <text:p>c,4</text:p>
          </table:table-cell>
          <table:table-cell table:style-name="ce10" table:formula="of:=CONCATENATE([.$W7];[.$X7];[.$Y7])" office:value-type="string" office:string-value="c,,4" calcext:value-type="string">
            <text:p>c,,4</text:p>
          </table:table-cell>
          <table:table-cell table:style-name="ce12" table:formula="of:=join(&quot; &quot;;[.AA7:.AD7])" office:value-type="string" office:string-value="" calcext:value-type="error">
            <text:p>#NAME?</text:p>
          </table:table-cell>
          <table:table-cell table:style-name="ce12" table:formula="of:=CONCATENATE([.AA7];&quot; \hideNotes &quot;; join(&quot; &quot;;[.AB7:.AD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7];2);&quot;#&quot;)" office:value-type="string" office:string-value="C1#" calcext:value-type="string">
            <text:p>C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8];2;1)" office:value-type="string" office:string-value="1" calcext:value-type="string">
            <text:p>1</text:p>
          </table:table-cell>
          <table:table-cell table:style-name="ce4" table:formula="of:=[.C8]" office:value-type="string" office:string-value="C1#" calcext:value-type="string">
            <text:p>C1#</text:p>
          </table:table-cell>
          <table:table-cell table:style-name="ce6" table:formula="of:=CONCATENATE(TEXT([.A8];&quot;000&quot;);&quot;-&quot;;TEXT([.B8];&quot;00&quot;);&quot;-&quot;;[.E8];&quot;-&quot;;[.I8];&quot;-&quot;;[.C8])" office:value-type="string" office:string-value="006-05-1-bass-C1#" calcext:value-type="string">
            <text:p>006-05-1-bass-C1#</text:p>
          </table:table-cell>
          <table:table-cell table:style-name="ce6" table:formula="of:=CONCATENATE([.E8];&quot;-&quot;;[.C8])" office:value-type="string" office:string-value="1-C1#" calcext:value-type="string">
            <text:p>1-C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8];&quot; &quot;;[.$W8];[.$X8];[.$Y8])" office:value-type="string" office:string-value="r4 cis,,4" calcext:value-type="string">
            <text:p>r4 c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8];LEFT([.$X8];(LEN([.$X8])-2));[.$Y8])" office:value-type="string" office:string-value="cis4" calcext:value-type="string">
            <text:p>cis4</text:p>
          </table:table-cell>
          <table:table-cell table:style-name="ce10" table:formula="of:=CONCATENATE([.$W8];LEFT([.$X8];(LEN([.$X8])-1));[.$Y8])" office:value-type="string" office:string-value="cis,4" calcext:value-type="string">
            <text:p>cis,4</text:p>
          </table:table-cell>
          <table:table-cell table:style-name="ce10" table:formula="of:=CONCATENATE([.$W8];[.$X8];[.$Y8])" office:value-type="string" office:string-value="cis,,4" calcext:value-type="string">
            <text:p>cis,,4</text:p>
          </table:table-cell>
          <table:table-cell table:style-name="ce12" table:formula="of:=join(&quot; &quot;;[.AA8:.AD8])" office:value-type="string" office:string-value="" calcext:value-type="error">
            <text:p>#NAME?</text:p>
          </table:table-cell>
          <table:table-cell table:style-name="ce12" table:formula="of:=CONCATENATE([.AA8];&quot; \hideNotes &quot;; join(&quot; &quot;;[.AB8:.AD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10];2);&quot;b&quot;)" office:value-type="string" office:string-value="D1b" calcext:value-type="string">
            <text:p>D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9];2;1)" office:value-type="string" office:string-value="1" calcext:value-type="string">
            <text:p>1</text:p>
          </table:table-cell>
          <table:table-cell table:style-name="ce4" table:formula="of:=[.C9]" office:value-type="string" office:string-value="D1b" calcext:value-type="string">
            <text:p>D1b</text:p>
          </table:table-cell>
          <table:table-cell table:style-name="ce6" table:formula="of:=CONCATENATE(TEXT([.A9];&quot;000&quot;);&quot;-&quot;;TEXT([.B9];&quot;00&quot;);&quot;-&quot;;[.E9];&quot;-&quot;;[.I9];&quot;-&quot;;[.C9])" office:value-type="string" office:string-value="009-05-1-bass-D1b" calcext:value-type="string">
            <text:p>009-05-1-bass-D1b</text:p>
          </table:table-cell>
          <table:table-cell table:style-name="ce6" table:formula="of:=CONCATENATE([.E9];&quot;-&quot;;[.C9])" office:value-type="string" office:string-value="1-D1b" calcext:value-type="string">
            <text:p>1-D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];&quot; &quot;;[.$W9];[.$X9];[.$Y9])" office:value-type="string" office:string-value="r4 des,,4" calcext:value-type="string">
            <text:p>r4 d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9];LEFT([.$X9];(LEN([.$X9])-2));[.$Y9])" office:value-type="string" office:string-value="des4" calcext:value-type="string">
            <text:p>des4</text:p>
          </table:table-cell>
          <table:table-cell table:style-name="ce10" table:formula="of:=CONCATENATE([.$W9];LEFT([.$X9];(LEN([.$X9])-1));[.$Y9])" office:value-type="string" office:string-value="des,4" calcext:value-type="string">
            <text:p>des,4</text:p>
          </table:table-cell>
          <table:table-cell table:style-name="ce10" table:formula="of:=CONCATENATE([.$W9];[.$X9];[.$Y9])" office:value-type="string" office:string-value="des,,4" calcext:value-type="string">
            <text:p>des,,4</text:p>
          </table:table-cell>
          <table:table-cell table:style-name="ce12" table:formula="of:=join(&quot; &quot;;[.AA9:.AD9])" office:value-type="string" office:string-value="" calcext:value-type="error">
            <text:p>#NAME?</text:p>
          </table:table-cell>
          <table:table-cell table:style-name="ce12" table:formula="of:=CONCATENATE([.AA9];&quot; \hideNotes &quot;; join(&quot; &quot;;[.AB9:.AD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0];2;1)" office:value-type="string" office:string-value="1" calcext:value-type="string">
            <text:p>1</text:p>
          </table:table-cell>
          <table:table-cell table:style-name="ce4" table:formula="of:=[.C10]" office:value-type="string" office:string-value="D1" calcext:value-type="string">
            <text:p>D1</text:p>
          </table:table-cell>
          <table:table-cell table:style-name="ce6" table:formula="of:=CONCATENATE(TEXT([.A10];&quot;000&quot;);&quot;-&quot;;TEXT([.B10];&quot;00&quot;);&quot;-&quot;;[.E10];&quot;-&quot;;[.I10];&quot;-&quot;;[.C10])" office:value-type="string" office:string-value="007-06-1-bass-D1" calcext:value-type="string">
            <text:p>007-06-1-bass-D1</text:p>
          </table:table-cell>
          <table:table-cell table:style-name="ce6" table:formula="of:=CONCATENATE([.E10];&quot;-&quot;;[.C10])" office:value-type="string" office:string-value="1-D1" calcext:value-type="string">
            <text:p>1-D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];&quot; &quot;;[.$W10];[.$X10];[.$Y10])" office:value-type="string" office:string-value="r4 d,,4" calcext:value-type="string">
            <text:p>r4 d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0];LEFT([.$X10];(LEN([.$X10])-2));[.$Y10])" office:value-type="string" office:string-value="d4" calcext:value-type="string">
            <text:p>d4</text:p>
          </table:table-cell>
          <table:table-cell table:style-name="ce10" table:formula="of:=CONCATENATE([.$W10];LEFT([.$X10];(LEN([.$X10])-1));[.$Y10])" office:value-type="string" office:string-value="d,4" calcext:value-type="string">
            <text:p>d,4</text:p>
          </table:table-cell>
          <table:table-cell table:style-name="ce10" table:formula="of:=CONCATENATE([.$W10];[.$X10];[.$Y10])" office:value-type="string" office:string-value="d,,4" calcext:value-type="string">
            <text:p>d,,4</text:p>
          </table:table-cell>
          <table:table-cell table:style-name="ce12" table:formula="of:=join(&quot; &quot;;[.AA10:.AD10])" office:value-type="string" office:string-value="" calcext:value-type="error">
            <text:p>#NAME?</text:p>
          </table:table-cell>
          <table:table-cell table:style-name="ce12" table:formula="of:=CONCATENATE([.AA10];&quot; \hideNotes &quot;; join(&quot; &quot;;[.AB10:.AD1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0];2);&quot;#&quot;)" office:value-type="string" office:string-value="D1#" calcext:value-type="string">
            <text:p>D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1];2;1)" office:value-type="string" office:string-value="1" calcext:value-type="string">
            <text:p>1</text:p>
          </table:table-cell>
          <table:table-cell table:style-name="ce4" table:formula="of:=[.C11]" office:value-type="string" office:string-value="D1#" calcext:value-type="string">
            <text:p>D1#</text:p>
          </table:table-cell>
          <table:table-cell table:style-name="ce6" table:formula="of:=CONCATENATE(TEXT([.A11];&quot;000&quot;);&quot;-&quot;;TEXT([.B11];&quot;00&quot;);&quot;-&quot;;[.E11];&quot;-&quot;;[.I11];&quot;-&quot;;[.C11])" office:value-type="string" office:string-value="008-07-1-bass-D1#" calcext:value-type="string">
            <text:p>008-07-1-bass-D1#</text:p>
          </table:table-cell>
          <table:table-cell table:style-name="ce6" table:formula="of:=CONCATENATE([.E11];&quot;-&quot;;[.C11])" office:value-type="string" office:string-value="1-D1#" calcext:value-type="string">
            <text:p>1-D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1];&quot; &quot;;[.$W11];[.$X11];[.$Y11])" office:value-type="string" office:string-value="r4 dis,,4" calcext:value-type="string">
            <text:p>r4 d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1];LEFT([.$X11];(LEN([.$X11])-2));[.$Y11])" office:value-type="string" office:string-value="dis4" calcext:value-type="string">
            <text:p>dis4</text:p>
          </table:table-cell>
          <table:table-cell table:style-name="ce10" table:formula="of:=CONCATENATE([.$W11];LEFT([.$X11];(LEN([.$X11])-1));[.$Y11])" office:value-type="string" office:string-value="dis,4" calcext:value-type="string">
            <text:p>dis,4</text:p>
          </table:table-cell>
          <table:table-cell table:style-name="ce10" table:formula="of:=CONCATENATE([.$W11];[.$X11];[.$Y11])" office:value-type="string" office:string-value="dis,,4" calcext:value-type="string">
            <text:p>dis,,4</text:p>
          </table:table-cell>
          <table:table-cell table:style-name="ce12" table:formula="of:=join(&quot; &quot;;[.AA11:.AD11])" office:value-type="string" office:string-value="" calcext:value-type="error">
            <text:p>#NAME?</text:p>
          </table:table-cell>
          <table:table-cell table:style-name="ce12" table:formula="of:=CONCATENATE([.AA11];&quot; \hideNotes &quot;; join(&quot; &quot;;[.AB11:.AD1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3];2);&quot;b&quot;)" office:value-type="string" office:string-value="E1b" calcext:value-type="string">
            <text:p>E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2];2;1)" office:value-type="string" office:string-value="1" calcext:value-type="string">
            <text:p>1</text:p>
          </table:table-cell>
          <table:table-cell table:style-name="ce4" table:formula="of:=[.C12]" office:value-type="string" office:string-value="E1b" calcext:value-type="string">
            <text:p>E1b</text:p>
          </table:table-cell>
          <table:table-cell table:style-name="ce6" table:formula="of:=CONCATENATE(TEXT([.A12];&quot;000&quot;);&quot;-&quot;;TEXT([.B12];&quot;00&quot;);&quot;-&quot;;[.E12];&quot;-&quot;;[.I12];&quot;-&quot;;[.C12])" office:value-type="string" office:string-value="011-07-1-bass-E1b" calcext:value-type="string">
            <text:p>011-07-1-bass-E1b</text:p>
          </table:table-cell>
          <table:table-cell table:style-name="ce6" table:formula="of:=CONCATENATE([.E12];&quot;-&quot;;[.C12])" office:value-type="string" office:string-value="1-E1b" calcext:value-type="string">
            <text:p>1-E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2];&quot; &quot;;[.$W12];[.$X12];[.$Y12])" office:value-type="string" office:string-value="r4 ees,,4" calcext:value-type="string">
            <text:p>r4 e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2];LEFT([.$X12];(LEN([.$X12])-2));[.$Y12])" office:value-type="string" office:string-value="ees4" calcext:value-type="string">
            <text:p>ees4</text:p>
          </table:table-cell>
          <table:table-cell table:style-name="ce10" table:formula="of:=CONCATENATE([.$W12];LEFT([.$X12];(LEN([.$X12])-1));[.$Y12])" office:value-type="string" office:string-value="ees,4" calcext:value-type="string">
            <text:p>ees,4</text:p>
          </table:table-cell>
          <table:table-cell table:style-name="ce10" table:formula="of:=CONCATENATE([.$W12];[.$X12];[.$Y12])" office:value-type="string" office:string-value="ees,,4" calcext:value-type="string">
            <text:p>ees,,4</text:p>
          </table:table-cell>
          <table:table-cell table:style-name="ce12" table:formula="of:=join(&quot; &quot;;[.AA12:.AD12])" office:value-type="string" office:string-value="" calcext:value-type="error">
            <text:p>#NAME?</text:p>
          </table:table-cell>
          <table:table-cell table:style-name="ce12" table:formula="of:=CONCATENATE([.AA12];&quot; \hideNotes &quot;; join(&quot; &quot;;[.AB12:.AD1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3];2;1)" office:value-type="string" office:string-value="1" calcext:value-type="string">
            <text:p>1</text:p>
          </table:table-cell>
          <table:table-cell table:style-name="ce4" table:formula="of:=[.C13]" office:value-type="string" office:string-value="E1" calcext:value-type="string">
            <text:p>E1</text:p>
          </table:table-cell>
          <table:table-cell table:style-name="ce6" table:formula="of:=CONCATENATE(TEXT([.A13];&quot;000&quot;);&quot;-&quot;;TEXT([.B13];&quot;00&quot;);&quot;-&quot;;[.E13];&quot;-&quot;;[.I13];&quot;-&quot;;[.C13])" office:value-type="string" office:string-value="010-08-1-bass-E1" calcext:value-type="string">
            <text:p>010-08-1-bass-E1</text:p>
          </table:table-cell>
          <table:table-cell table:style-name="ce6" table:formula="of:=CONCATENATE([.E13];&quot;-&quot;;[.C13])" office:value-type="string" office:string-value="1-E1" calcext:value-type="string">
            <text:p>1-E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3];&quot; &quot;;[.$W13];[.$X13];[.$Y13])" office:value-type="string" office:string-value="r4 e,,4" calcext:value-type="string">
            <text:p>r4 e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3];LEFT([.$X13];(LEN([.$X13])-2));[.$Y13])" office:value-type="string" office:string-value="e4" calcext:value-type="string">
            <text:p>e4</text:p>
          </table:table-cell>
          <table:table-cell table:style-name="ce10" table:formula="of:=CONCATENATE([.$W13];LEFT([.$X13];(LEN([.$X13])-1));[.$Y13])" office:value-type="string" office:string-value="e,4" calcext:value-type="string">
            <text:p>e,4</text:p>
          </table:table-cell>
          <table:table-cell table:style-name="ce10" table:formula="of:=CONCATENATE([.$W13];[.$X13];[.$Y13])" office:value-type="string" office:string-value="e,,4" calcext:value-type="string">
            <text:p>e,,4</text:p>
          </table:table-cell>
          <table:table-cell table:style-name="ce12" table:formula="of:=join(&quot; &quot;;[.AA13:.AD13])" office:value-type="string" office:string-value="" calcext:value-type="error">
            <text:p>#NAME?</text:p>
          </table:table-cell>
          <table:table-cell table:style-name="ce12" table:formula="of:=CONCATENATE([.AA13];&quot; \hideNotes &quot;; join(&quot; &quot;;[.AB13:.AD1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4];2;1)" office:value-type="string" office:string-value="1" calcext:value-type="string">
            <text:p>1</text:p>
          </table:table-cell>
          <table:table-cell table:style-name="ce4" table:formula="of:=[.C14]" office:value-type="string" office:string-value="F1" calcext:value-type="string">
            <text:p>F1</text:p>
          </table:table-cell>
          <table:table-cell table:style-name="ce6" table:formula="of:=CONCATENATE(TEXT([.A14];&quot;000&quot;);&quot;-&quot;;TEXT([.B14];&quot;00&quot;);&quot;-&quot;;[.E14];&quot;-&quot;;[.I14];&quot;-&quot;;[.C14])" office:value-type="string" office:string-value="012-09-1-bass-F1" calcext:value-type="string">
            <text:p>012-09-1-bass-F1</text:p>
          </table:table-cell>
          <table:table-cell table:style-name="ce6" table:formula="of:=CONCATENATE([.E14];&quot;-&quot;;[.C14])" office:value-type="string" office:string-value="1-F1" calcext:value-type="string">
            <text:p>1-F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4];&quot; &quot;;[.$W14];[.$X14];[.$Y14])" office:value-type="string" office:string-value="r4 f,,4" calcext:value-type="string">
            <text:p>r4 f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4];LEFT([.$X14];(LEN([.$X14])-2));[.$Y14])" office:value-type="string" office:string-value="f4" calcext:value-type="string">
            <text:p>f4</text:p>
          </table:table-cell>
          <table:table-cell table:style-name="ce10" table:formula="of:=CONCATENATE([.$W14];LEFT([.$X14];(LEN([.$X14])-1));[.$Y14])" office:value-type="string" office:string-value="f,4" calcext:value-type="string">
            <text:p>f,4</text:p>
          </table:table-cell>
          <table:table-cell table:style-name="ce10" table:formula="of:=CONCATENATE([.$W14];[.$X14];[.$Y14])" office:value-type="string" office:string-value="f,,4" calcext:value-type="string">
            <text:p>f,,4</text:p>
          </table:table-cell>
          <table:table-cell table:style-name="ce12" table:formula="of:=join(&quot; &quot;;[.AA14:.AD14])" office:value-type="string" office:string-value="" calcext:value-type="error">
            <text:p>#NAME?</text:p>
          </table:table-cell>
          <table:table-cell table:style-name="ce12" table:formula="of:=CONCATENATE([.AA14];&quot; \hideNotes &quot;; join(&quot; &quot;;[.AB14:.AD1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4];2);&quot;#&quot;)" office:value-type="string" office:string-value="F1#" calcext:value-type="string">
            <text:p>F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5];2;1)" office:value-type="string" office:string-value="1" calcext:value-type="string">
            <text:p>1</text:p>
          </table:table-cell>
          <table:table-cell table:style-name="ce4" table:formula="of:=[.C15]" office:value-type="string" office:string-value="F1#" calcext:value-type="string">
            <text:p>F1#</text:p>
          </table:table-cell>
          <table:table-cell table:style-name="ce6" table:formula="of:=CONCATENATE(TEXT([.A15];&quot;000&quot;);&quot;-&quot;;TEXT([.B15];&quot;00&quot;);&quot;-&quot;;[.E15];&quot;-&quot;;[.I15];&quot;-&quot;;[.C15])" office:value-type="string" office:string-value="013-10-1-bass-F1#" calcext:value-type="string">
            <text:p>013-10-1-bass-F1#</text:p>
          </table:table-cell>
          <table:table-cell table:style-name="ce6" table:formula="of:=CONCATENATE([.E15];&quot;-&quot;;[.C15])" office:value-type="string" office:string-value="1-F1#" calcext:value-type="string">
            <text:p>1-F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5];&quot; &quot;;[.$W15];[.$X15];[.$Y15])" office:value-type="string" office:string-value="r4 fis,,4" calcext:value-type="string">
            <text:p>r4 f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5];LEFT([.$X15];(LEN([.$X15])-2));[.$Y15])" office:value-type="string" office:string-value="fis4" calcext:value-type="string">
            <text:p>fis4</text:p>
          </table:table-cell>
          <table:table-cell table:style-name="ce10" table:formula="of:=CONCATENATE([.$W15];LEFT([.$X15];(LEN([.$X15])-1));[.$Y15])" office:value-type="string" office:string-value="fis,4" calcext:value-type="string">
            <text:p>fis,4</text:p>
          </table:table-cell>
          <table:table-cell table:style-name="ce10" table:formula="of:=CONCATENATE([.$W15];[.$X15];[.$Y15])" office:value-type="string" office:string-value="fis,,4" calcext:value-type="string">
            <text:p>fis,,4</text:p>
          </table:table-cell>
          <table:table-cell table:style-name="ce12" table:formula="of:=join(&quot; &quot;;[.AA15:.AD15])" office:value-type="string" office:string-value="" calcext:value-type="error">
            <text:p>#NAME?</text:p>
          </table:table-cell>
          <table:table-cell table:style-name="ce12" table:formula="of:=CONCATENATE([.AA15];&quot; \hideNotes &quot;; join(&quot; &quot;;[.AB15:.AD1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7];2);&quot;b&quot;)" office:value-type="string" office:string-value="G1b" calcext:value-type="string">
            <text:p>G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6];2;1)" office:value-type="string" office:string-value="1" calcext:value-type="string">
            <text:p>1</text:p>
          </table:table-cell>
          <table:table-cell table:style-name="ce4" table:formula="of:=[.C16]" office:value-type="string" office:string-value="G1b" calcext:value-type="string">
            <text:p>G1b</text:p>
          </table:table-cell>
          <table:table-cell table:style-name="ce6" table:formula="of:=CONCATENATE(TEXT([.A16];&quot;000&quot;);&quot;-&quot;;TEXT([.B16];&quot;00&quot;);&quot;-&quot;;[.E16];&quot;-&quot;;[.I16];&quot;-&quot;;[.C16])" office:value-type="string" office:string-value="016-10-1-bass-G1b" calcext:value-type="string">
            <text:p>016-10-1-bass-G1b</text:p>
          </table:table-cell>
          <table:table-cell table:style-name="ce6" table:formula="of:=CONCATENATE([.E16];&quot;-&quot;;[.C16])" office:value-type="string" office:string-value="1-G1b" calcext:value-type="string">
            <text:p>1-G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6];&quot; &quot;;[.$W16];[.$X16];[.$Y16])" office:value-type="string" office:string-value="r4 ges,,4" calcext:value-type="string">
            <text:p>r4 g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6];LEFT([.$X16];(LEN([.$X16])-2));[.$Y16])" office:value-type="string" office:string-value="ges4" calcext:value-type="string">
            <text:p>ges4</text:p>
          </table:table-cell>
          <table:table-cell table:style-name="ce10" table:formula="of:=CONCATENATE([.$W16];LEFT([.$X16];(LEN([.$X16])-1));[.$Y16])" office:value-type="string" office:string-value="ges,4" calcext:value-type="string">
            <text:p>ges,4</text:p>
          </table:table-cell>
          <table:table-cell table:style-name="ce10" table:formula="of:=CONCATENATE([.$W16];[.$X16];[.$Y16])" office:value-type="string" office:string-value="ges,,4" calcext:value-type="string">
            <text:p>ges,,4</text:p>
          </table:table-cell>
          <table:table-cell table:style-name="ce12" table:formula="of:=join(&quot; &quot;;[.AA16:.AD16])" office:value-type="string" office:string-value="" calcext:value-type="error">
            <text:p>#NAME?</text:p>
          </table:table-cell>
          <table:table-cell table:style-name="ce12" table:formula="of:=CONCATENATE([.AA16];&quot; \hideNotes &quot;; join(&quot; &quot;;[.AB16:.AD1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7];2;1)" office:value-type="string" office:string-value="1" calcext:value-type="string">
            <text:p>1</text:p>
          </table:table-cell>
          <table:table-cell table:style-name="ce4" table:formula="of:=[.C17]" office:value-type="string" office:string-value="G1" calcext:value-type="string">
            <text:p>G1</text:p>
          </table:table-cell>
          <table:table-cell table:style-name="ce6" table:formula="of:=CONCATENATE(TEXT([.A17];&quot;000&quot;);&quot;-&quot;;TEXT([.B17];&quot;00&quot;);&quot;-&quot;;[.E17];&quot;-&quot;;[.I17];&quot;-&quot;;[.C17])" office:value-type="string" office:string-value="014-11-1-bass-G1" calcext:value-type="string">
            <text:p>014-11-1-bass-G1</text:p>
          </table:table-cell>
          <table:table-cell table:style-name="ce6" table:formula="of:=CONCATENATE([.E17];&quot;-&quot;;[.C17])" office:value-type="string" office:string-value="1-G1" calcext:value-type="string">
            <text:p>1-G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7];&quot; &quot;;[.$W17];[.$X17];[.$Y17])" office:value-type="string" office:string-value="r4 g,,4" calcext:value-type="string">
            <text:p>r4 g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7];LEFT([.$X17];(LEN([.$X17])-2));[.$Y17])" office:value-type="string" office:string-value="g4" calcext:value-type="string">
            <text:p>g4</text:p>
          </table:table-cell>
          <table:table-cell table:style-name="ce10" table:formula="of:=CONCATENATE([.$W17];LEFT([.$X17];(LEN([.$X17])-1));[.$Y17])" office:value-type="string" office:string-value="g,4" calcext:value-type="string">
            <text:p>g,4</text:p>
          </table:table-cell>
          <table:table-cell table:style-name="ce10" table:formula="of:=CONCATENATE([.$W17];[.$X17];[.$Y17])" office:value-type="string" office:string-value="g,,4" calcext:value-type="string">
            <text:p>g,,4</text:p>
          </table:table-cell>
          <table:table-cell table:style-name="ce12" table:formula="of:=join(&quot; &quot;;[.AA17:.AD17])" office:value-type="string" office:string-value="" calcext:value-type="error">
            <text:p>#NAME?</text:p>
          </table:table-cell>
          <table:table-cell table:style-name="ce12" table:formula="of:=CONCATENATE([.AA17];&quot; \hideNotes &quot;; join(&quot; &quot;;[.AB17:.AD1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17];2);&quot;#&quot;)" office:value-type="string" office:string-value="G1#" calcext:value-type="string">
            <text:p>G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8];2;1)" office:value-type="string" office:string-value="1" calcext:value-type="string">
            <text:p>1</text:p>
          </table:table-cell>
          <table:table-cell table:style-name="ce4" table:formula="of:=[.C18]" office:value-type="string" office:string-value="G1#" calcext:value-type="string">
            <text:p>G1#</text:p>
          </table:table-cell>
          <table:table-cell table:style-name="ce6" table:formula="of:=CONCATENATE(TEXT([.A18];&quot;000&quot;);&quot;-&quot;;TEXT([.B18];&quot;00&quot;);&quot;-&quot;;[.E18];&quot;-&quot;;[.I18];&quot;-&quot;;[.C18])" office:value-type="string" office:string-value="015-12-1-bass-G1#" calcext:value-type="string">
            <text:p>015-12-1-bass-G1#</text:p>
          </table:table-cell>
          <table:table-cell table:style-name="ce6" table:formula="of:=CONCATENATE([.E18];&quot;-&quot;;[.C18])" office:value-type="string" office:string-value="1-G1#" calcext:value-type="string">
            <text:p>1-G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8];&quot; &quot;;[.$W18];[.$X18];[.$Y18])" office:value-type="string" office:string-value="r4 gis,,4" calcext:value-type="string">
            <text:p>r4 g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8];LEFT([.$X18];(LEN([.$X18])-2));[.$Y18])" office:value-type="string" office:string-value="gis4" calcext:value-type="string">
            <text:p>gis4</text:p>
          </table:table-cell>
          <table:table-cell table:style-name="ce10" table:formula="of:=CONCATENATE([.$W18];LEFT([.$X18];(LEN([.$X18])-1));[.$Y18])" office:value-type="string" office:string-value="gis,4" calcext:value-type="string">
            <text:p>gis,4</text:p>
          </table:table-cell>
          <table:table-cell table:style-name="ce10" table:formula="of:=CONCATENATE([.$W18];[.$X18];[.$Y18])" office:value-type="string" office:string-value="gis,,4" calcext:value-type="string">
            <text:p>gis,,4</text:p>
          </table:table-cell>
          <table:table-cell table:style-name="ce12" table:formula="of:=join(&quot; &quot;;[.AA18:.AD18])" office:value-type="string" office:string-value="" calcext:value-type="error">
            <text:p>#NAME?</text:p>
          </table:table-cell>
          <table:table-cell table:style-name="ce12" table:formula="of:=CONCATENATE([.AA18];&quot; \hideNotes &quot;; join(&quot; &quot;;[.AB18:.AD1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20];2);&quot;b&quot;)" office:value-type="string" office:string-value="A1b" calcext:value-type="string">
            <text:p>A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9];2;1)" office:value-type="string" office:string-value="1" calcext:value-type="string">
            <text:p>1</text:p>
          </table:table-cell>
          <table:table-cell table:style-name="ce4" table:formula="of:=[.C19]" office:value-type="string" office:string-value="A1b" calcext:value-type="string">
            <text:p>A1b</text:p>
          </table:table-cell>
          <table:table-cell table:style-name="ce6" table:formula="of:=CONCATENATE(TEXT([.A19];&quot;000&quot;);&quot;-&quot;;TEXT([.B19];&quot;00&quot;);&quot;-&quot;;[.E19];&quot;-&quot;;[.I19];&quot;-&quot;;[.C19])" office:value-type="string" office:string-value="019-12-1-bass-A1b" calcext:value-type="string">
            <text:p>019-12-1-bass-A1b</text:p>
          </table:table-cell>
          <table:table-cell table:style-name="ce6" table:formula="of:=CONCATENATE([.E19];&quot;-&quot;;[.C19])" office:value-type="string" office:string-value="1-A1b" calcext:value-type="string">
            <text:p>1-A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9];&quot; &quot;;[.$W19];[.$X19];[.$Y19])" office:value-type="string" office:string-value="r4 aes,,4" calcext:value-type="string">
            <text:p>r4 a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9];LEFT([.$X19];(LEN([.$X19])-2));[.$Y19])" office:value-type="string" office:string-value="aes4" calcext:value-type="string">
            <text:p>aes4</text:p>
          </table:table-cell>
          <table:table-cell table:style-name="ce10" table:formula="of:=CONCATENATE([.$W19];LEFT([.$X19];(LEN([.$X19])-1));[.$Y19])" office:value-type="string" office:string-value="aes,4" calcext:value-type="string">
            <text:p>aes,4</text:p>
          </table:table-cell>
          <table:table-cell table:style-name="ce10" table:formula="of:=CONCATENATE([.$W19];[.$X19];[.$Y19])" office:value-type="string" office:string-value="aes,,4" calcext:value-type="string">
            <text:p>aes,,4</text:p>
          </table:table-cell>
          <table:table-cell table:style-name="ce12" table:formula="of:=join(&quot; &quot;;[.AA19:.AD19])" office:value-type="string" office:string-value="" calcext:value-type="error">
            <text:p>#NAME?</text:p>
          </table:table-cell>
          <table:table-cell table:style-name="ce12" table:formula="of:=CONCATENATE([.AA19];&quot; \hideNotes &quot;; join(&quot; &quot;;[.AB19:.AD1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0];2;1)" office:value-type="string" office:string-value="1" calcext:value-type="string">
            <text:p>1</text:p>
          </table:table-cell>
          <table:table-cell table:style-name="ce4" table:formula="of:=[.C20]" office:value-type="string" office:string-value="A1" calcext:value-type="string">
            <text:p>A1</text:p>
          </table:table-cell>
          <table:table-cell table:style-name="ce6" table:formula="of:=CONCATENATE(TEXT([.A20];&quot;000&quot;);&quot;-&quot;;TEXT([.B20];&quot;00&quot;);&quot;-&quot;;[.E20];&quot;-&quot;;[.I20];&quot;-&quot;;[.C20])" office:value-type="string" office:string-value="017-13-1-bass-A1" calcext:value-type="string">
            <text:p>017-13-1-bass-A1</text:p>
          </table:table-cell>
          <table:table-cell table:style-name="ce6" table:formula="of:=CONCATENATE([.E20];&quot;-&quot;;[.C20])" office:value-type="string" office:string-value="1-A1" calcext:value-type="string">
            <text:p>1-A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0];&quot; &quot;;[.$W20];[.$X20];[.$Y20])" office:value-type="string" office:string-value="r4 a,,4" calcext:value-type="string">
            <text:p>r4 a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0];LEFT([.$X20];(LEN([.$X20])-2));[.$Y20])" office:value-type="string" office:string-value="a4" calcext:value-type="string">
            <text:p>a4</text:p>
          </table:table-cell>
          <table:table-cell table:style-name="ce10" table:formula="of:=CONCATENATE([.$W20];LEFT([.$X20];(LEN([.$X20])-1));[.$Y20])" office:value-type="string" office:string-value="a,4" calcext:value-type="string">
            <text:p>a,4</text:p>
          </table:table-cell>
          <table:table-cell table:style-name="ce10" table:formula="of:=CONCATENATE([.$W20];[.$X20];[.$Y20])" office:value-type="string" office:string-value="a,,4" calcext:value-type="string">
            <text:p>a,,4</text:p>
          </table:table-cell>
          <table:table-cell table:style-name="ce12" table:formula="of:=join(&quot; &quot;;[.AA20:.AD20])" office:value-type="string" office:string-value="" calcext:value-type="error">
            <text:p>#NAME?</text:p>
          </table:table-cell>
          <table:table-cell table:style-name="ce12" table:formula="of:=CONCATENATE([.AA20];&quot; \hideNotes &quot;; join(&quot; &quot;;[.AB20:.AD2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0];2);&quot;#&quot;)" office:value-type="string" office:string-value="A1#" calcext:value-type="string">
            <text:p>A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1];2;1)" office:value-type="string" office:string-value="1" calcext:value-type="string">
            <text:p>1</text:p>
          </table:table-cell>
          <table:table-cell table:style-name="ce4" table:formula="of:=[.C21]" office:value-type="string" office:string-value="A1#" calcext:value-type="string">
            <text:p>A1#</text:p>
          </table:table-cell>
          <table:table-cell table:style-name="ce6" table:formula="of:=CONCATENATE(TEXT([.A21];&quot;000&quot;);&quot;-&quot;;TEXT([.B21];&quot;00&quot;);&quot;-&quot;;[.E21];&quot;-&quot;;[.I21];&quot;-&quot;;[.C21])" office:value-type="string" office:string-value="018-14-1-bass-A1#" calcext:value-type="string">
            <text:p>018-14-1-bass-A1#</text:p>
          </table:table-cell>
          <table:table-cell table:style-name="ce6" table:formula="of:=CONCATENATE([.E21];&quot;-&quot;;[.C21])" office:value-type="string" office:string-value="1-A1#" calcext:value-type="string">
            <text:p>1-A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1];&quot; &quot;;[.$W21];[.$X21];[.$Y21])" office:value-type="string" office:string-value="r4 ais,,4" calcext:value-type="string">
            <text:p>r4 a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1];LEFT([.$X21];(LEN([.$X21])-2));[.$Y21])" office:value-type="string" office:string-value="ais4" calcext:value-type="string">
            <text:p>ais4</text:p>
          </table:table-cell>
          <table:table-cell table:style-name="ce10" table:formula="of:=CONCATENATE([.$W21];LEFT([.$X21];(LEN([.$X21])-1));[.$Y21])" office:value-type="string" office:string-value="ais,4" calcext:value-type="string">
            <text:p>ais,4</text:p>
          </table:table-cell>
          <table:table-cell table:style-name="ce10" table:formula="of:=CONCATENATE([.$W21];[.$X21];[.$Y21])" office:value-type="string" office:string-value="ais,,4" calcext:value-type="string">
            <text:p>ais,,4</text:p>
          </table:table-cell>
          <table:table-cell table:style-name="ce12" table:formula="of:=join(&quot; &quot;;[.AA21:.AD21])" office:value-type="string" office:string-value="" calcext:value-type="error">
            <text:p>#NAME?</text:p>
          </table:table-cell>
          <table:table-cell table:style-name="ce12" table:formula="of:=CONCATENATE([.AA21];&quot; \hideNotes &quot;; join(&quot; &quot;;[.AB21:.AD2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3];2);&quot;b&quot;)" office:value-type="string" office:string-value="B1b" calcext:value-type="string">
            <text:p>B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2];2;1)" office:value-type="string" office:string-value="1" calcext:value-type="string">
            <text:p>1</text:p>
          </table:table-cell>
          <table:table-cell table:style-name="ce4" table:formula="of:=[.C22]" office:value-type="string" office:string-value="B1b" calcext:value-type="string">
            <text:p>B1b</text:p>
          </table:table-cell>
          <table:table-cell table:style-name="ce6" table:formula="of:=CONCATENATE(TEXT([.A22];&quot;000&quot;);&quot;-&quot;;TEXT([.B22];&quot;00&quot;);&quot;-&quot;;[.E22];&quot;-&quot;;[.I22];&quot;-&quot;;[.C22])" office:value-type="string" office:string-value="021-14-1-bass-B1b" calcext:value-type="string">
            <text:p>021-14-1-bass-B1b</text:p>
          </table:table-cell>
          <table:table-cell table:style-name="ce6" table:formula="of:=CONCATENATE([.E22];&quot;-&quot;;[.C22])" office:value-type="string" office:string-value="1-B1b" calcext:value-type="string">
            <text:p>1-B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2];&quot; &quot;;[.$W22];[.$X22];[.$Y22])" office:value-type="string" office:string-value="r4 bes,,4" calcext:value-type="string">
            <text:p>r4 b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2];LEFT([.$X22];(LEN([.$X22])-2));[.$Y22])" office:value-type="string" office:string-value="bes4" calcext:value-type="string">
            <text:p>bes4</text:p>
          </table:table-cell>
          <table:table-cell table:style-name="ce10" table:formula="of:=CONCATENATE([.$W22];LEFT([.$X22];(LEN([.$X22])-1));[.$Y22])" office:value-type="string" office:string-value="bes,4" calcext:value-type="string">
            <text:p>bes,4</text:p>
          </table:table-cell>
          <table:table-cell table:style-name="ce10" table:formula="of:=CONCATENATE([.$W22];[.$X22];[.$Y22])" office:value-type="string" office:string-value="bes,,4" calcext:value-type="string">
            <text:p>bes,,4</text:p>
          </table:table-cell>
          <table:table-cell table:style-name="ce12" table:formula="of:=join(&quot; &quot;;[.AA22:.AD22])" office:value-type="string" office:string-value="" calcext:value-type="error">
            <text:p>#NAME?</text:p>
          </table:table-cell>
          <table:table-cell table:style-name="ce12" table:formula="of:=CONCATENATE([.AA22];&quot; \hideNotes &quot;; join(&quot; &quot;;[.AB22:.AD2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3];2;1)" office:value-type="string" office:string-value="1" calcext:value-type="string">
            <text:p>1</text:p>
          </table:table-cell>
          <table:table-cell table:style-name="ce4" table:formula="of:=[.C23]" office:value-type="string" office:string-value="B1" calcext:value-type="string">
            <text:p>B1</text:p>
          </table:table-cell>
          <table:table-cell table:style-name="ce6" table:formula="of:=CONCATENATE(TEXT([.A23];&quot;000&quot;);&quot;-&quot;;TEXT([.B23];&quot;00&quot;);&quot;-&quot;;[.E23];&quot;-&quot;;[.I23];&quot;-&quot;;[.C23])" office:value-type="string" office:string-value="020-15-1-bass-B1" calcext:value-type="string">
            <text:p>020-15-1-bass-B1</text:p>
          </table:table-cell>
          <table:table-cell table:style-name="ce6" table:formula="of:=CONCATENATE([.E23];&quot;-&quot;;[.C23])" office:value-type="string" office:string-value="1-B1" calcext:value-type="string">
            <text:p>1-B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3];&quot; &quot;;[.$W23];[.$X23];[.$Y23])" office:value-type="string" office:string-value="r4 b,,4" calcext:value-type="string">
            <text:p>r4 b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23];LEFT([.$X23];(LEN([.$X23])-2));[.$Y23])" office:value-type="string" office:string-value="b4" calcext:value-type="string">
            <text:p>b4</text:p>
          </table:table-cell>
          <table:table-cell table:style-name="ce10" table:formula="of:=CONCATENATE([.$W23];LEFT([.$X23];(LEN([.$X23])-1));[.$Y23])" office:value-type="string" office:string-value="b,4" calcext:value-type="string">
            <text:p>b,4</text:p>
          </table:table-cell>
          <table:table-cell table:style-name="ce10" table:formula="of:=CONCATENATE([.$W23];[.$X23];[.$Y23])" office:value-type="string" office:string-value="b,,4" calcext:value-type="string">
            <text:p>b,,4</text:p>
          </table:table-cell>
          <table:table-cell table:style-name="ce12" table:formula="of:=join(&quot; &quot;;[.AA23:.AD23])" office:value-type="string" office:string-value="" calcext:value-type="error">
            <text:p>#NAME?</text:p>
          </table:table-cell>
          <table:table-cell table:style-name="ce12" table:formula="of:=CONCATENATE([.AA23];&quot; \hideNotes &quot;; join(&quot; &quot;;[.AB23:.AD2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4];2;1)" office:value-type="string" office:string-value="2" calcext:value-type="string">
            <text:p>2</text:p>
          </table:table-cell>
          <table:table-cell table:style-name="ce4" table:formula="of:=[.C24]" office:value-type="string" office:string-value="C2" calcext:value-type="string">
            <text:p>C2</text:p>
          </table:table-cell>
          <table:table-cell table:style-name="ce6" table:formula="of:=CONCATENATE(TEXT([.A24];&quot;000&quot;);&quot;-&quot;;TEXT([.B24];&quot;00&quot;);&quot;-&quot;;[.E24];&quot;-&quot;;[.I24];&quot;-&quot;;[.C24])" office:value-type="string" office:string-value="022-16-2-bass-C2" calcext:value-type="string">
            <text:p>022-16-2-bass-C2</text:p>
          </table:table-cell>
          <table:table-cell table:style-name="ce6" table:formula="of:=CONCATENATE([.E24];&quot;-&quot;;[.C24])" office:value-type="string" office:string-value="2-C2" calcext:value-type="string">
            <text:p>2-C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4];&quot; &quot;;[.$W24];[.$X24];[.$Y24])" office:value-type="string" office:string-value="r4 c,4" calcext:value-type="string">
            <text:p>r4 c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4];[.$X24];&quot;,&quot;;[.$Y24])" office:value-type="string" office:string-value="c,,4" calcext:value-type="string">
            <text:p>c,,4</text:p>
          </table:table-cell>
          <table:table-cell table:style-name="ce7" table:formula="of:=CONCATENATE([.$W24];[.$X24];[.$Y24])" office:value-type="string" office:string-value="c,4" calcext:value-type="string">
            <text:p>c,4</text:p>
          </table:table-cell>
          <table:table-cell table:style-name="ce7" table:formula="of:=CONCATENATE([.W24];LEFT([.X24];(LEN([.X24])-1));[.Y24])" office:value-type="string" office:string-value="c4" calcext:value-type="string">
            <text:p>c4</text:p>
          </table:table-cell>
          <table:table-cell table:style-name="ce12" table:formula="of:=join(&quot; &quot;;[.AA24:.AD24])" office:value-type="string" office:string-value="" calcext:value-type="error">
            <text:p>#NAME?</text:p>
          </table:table-cell>
          <table:table-cell table:style-name="ce12" table:formula="of:=CONCATENATE([.AA24];&quot; \hideNotes &quot;; join(&quot; &quot;;[.AB24:.AD2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4];2);&quot;#&quot;)" office:value-type="string" office:string-value="C2#" calcext:value-type="string">
            <text:p>C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5];2;1)" office:value-type="string" office:string-value="2" calcext:value-type="string">
            <text:p>2</text:p>
          </table:table-cell>
          <table:table-cell table:style-name="ce4" table:formula="of:=[.C25]" office:value-type="string" office:string-value="C2#" calcext:value-type="string">
            <text:p>C2#</text:p>
          </table:table-cell>
          <table:table-cell table:style-name="ce6" table:formula="of:=CONCATENATE(TEXT([.A25];&quot;000&quot;);&quot;-&quot;;TEXT([.B25];&quot;00&quot;);&quot;-&quot;;[.E25];&quot;-&quot;;[.I25];&quot;-&quot;;[.C25])" office:value-type="string" office:string-value="023-17-2-bass-C2#" calcext:value-type="string">
            <text:p>023-17-2-bass-C2#</text:p>
          </table:table-cell>
          <table:table-cell table:style-name="ce6" table:formula="of:=CONCATENATE([.E25];&quot;-&quot;;[.C25])" office:value-type="string" office:string-value="2-C2#" calcext:value-type="string">
            <text:p>2-C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5];&quot; &quot;;[.$W25];[.$X25];[.$Y25])" office:value-type="string" office:string-value="r4 cis,4" calcext:value-type="string">
            <text:p>r4 c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5];[.$X25];&quot;,&quot;;[.$Y25])" office:value-type="string" office:string-value="cis,,4" calcext:value-type="string">
            <text:p>cis,,4</text:p>
          </table:table-cell>
          <table:table-cell table:style-name="ce7" table:formula="of:=CONCATENATE([.$W25];[.$X25];[.$Y25])" office:value-type="string" office:string-value="cis,4" calcext:value-type="string">
            <text:p>cis,4</text:p>
          </table:table-cell>
          <table:table-cell table:style-name="ce7" table:formula="of:=CONCATENATE([.W25];LEFT([.X25];(LEN([.X25])-1));[.Y25])" office:value-type="string" office:string-value="cis4" calcext:value-type="string">
            <text:p>cis4</text:p>
          </table:table-cell>
          <table:table-cell table:style-name="ce12" table:formula="of:=join(&quot; &quot;;[.AA25:.AD25])" office:value-type="string" office:string-value="" calcext:value-type="error">
            <text:p>#NAME?</text:p>
          </table:table-cell>
          <table:table-cell table:style-name="ce12" table:formula="of:=CONCATENATE([.AA25];&quot; \hideNotes &quot;; join(&quot; &quot;;[.AB25:.AD2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7];2);&quot;b&quot;)" office:value-type="string" office:string-value="D2b" calcext:value-type="string">
            <text:p>D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6];2;1)" office:value-type="string" office:string-value="2" calcext:value-type="string">
            <text:p>2</text:p>
          </table:table-cell>
          <table:table-cell table:style-name="ce4" table:formula="of:=[.C26]" office:value-type="string" office:string-value="D2b" calcext:value-type="string">
            <text:p>D2b</text:p>
          </table:table-cell>
          <table:table-cell table:style-name="ce6" table:formula="of:=CONCATENATE(TEXT([.A26];&quot;000&quot;);&quot;-&quot;;TEXT([.B26];&quot;00&quot;);&quot;-&quot;;[.E26];&quot;-&quot;;[.I26];&quot;-&quot;;[.C26])" office:value-type="string" office:string-value="026-17-2-bass-D2b" calcext:value-type="string">
            <text:p>026-17-2-bass-D2b</text:p>
          </table:table-cell>
          <table:table-cell table:style-name="ce6" table:formula="of:=CONCATENATE([.E26];&quot;-&quot;;[.C26])" office:value-type="string" office:string-value="2-D2b" calcext:value-type="string">
            <text:p>2-D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6];&quot; &quot;;[.$W26];[.$X26];[.$Y26])" office:value-type="string" office:string-value="r4 des,4" calcext:value-type="string">
            <text:p>r4 d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6];[.$X26];&quot;,&quot;;[.$Y26])" office:value-type="string" office:string-value="des,,4" calcext:value-type="string">
            <text:p>des,,4</text:p>
          </table:table-cell>
          <table:table-cell table:style-name="ce7" table:formula="of:=CONCATENATE([.$W26];[.$X26];[.$Y26])" office:value-type="string" office:string-value="des,4" calcext:value-type="string">
            <text:p>des,4</text:p>
          </table:table-cell>
          <table:table-cell table:style-name="ce7" table:formula="of:=CONCATENATE([.W26];LEFT([.X26];(LEN([.X26])-1));[.Y26])" office:value-type="string" office:string-value="des4" calcext:value-type="string">
            <text:p>des4</text:p>
          </table:table-cell>
          <table:table-cell table:style-name="ce12" table:formula="of:=join(&quot; &quot;;[.AA26:.AD26])" office:value-type="string" office:string-value="" calcext:value-type="error">
            <text:p>#NAME?</text:p>
          </table:table-cell>
          <table:table-cell table:style-name="ce12" table:formula="of:=CONCATENATE([.AA26];&quot; \hideNotes &quot;; join(&quot; &quot;;[.AB26:.AD2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7];2;1)" office:value-type="string" office:string-value="2" calcext:value-type="string">
            <text:p>2</text:p>
          </table:table-cell>
          <table:table-cell table:style-name="ce4" table:formula="of:=[.C27]" office:value-type="string" office:string-value="D2" calcext:value-type="string">
            <text:p>D2</text:p>
          </table:table-cell>
          <table:table-cell table:style-name="ce6" table:formula="of:=CONCATENATE(TEXT([.A27];&quot;000&quot;);&quot;-&quot;;TEXT([.B27];&quot;00&quot;);&quot;-&quot;;[.E27];&quot;-&quot;;[.I27];&quot;-&quot;;[.C27])" office:value-type="string" office:string-value="024-18-2-bass-D2" calcext:value-type="string">
            <text:p>024-18-2-bass-D2</text:p>
          </table:table-cell>
          <table:table-cell table:style-name="ce6" table:formula="of:=CONCATENATE([.E27];&quot;-&quot;;[.C27])" office:value-type="string" office:string-value="2-D2" calcext:value-type="string">
            <text:p>2-D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7];&quot; &quot;;[.$W27];[.$X27];[.$Y27])" office:value-type="string" office:string-value="r4 d,4" calcext:value-type="string">
            <text:p>r4 d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7];[.$X27];&quot;,&quot;;[.$Y27])" office:value-type="string" office:string-value="d,,4" calcext:value-type="string">
            <text:p>d,,4</text:p>
          </table:table-cell>
          <table:table-cell table:style-name="ce7" table:formula="of:=CONCATENATE([.$W27];[.$X27];[.$Y27])" office:value-type="string" office:string-value="d,4" calcext:value-type="string">
            <text:p>d,4</text:p>
          </table:table-cell>
          <table:table-cell table:style-name="ce7" table:formula="of:=CONCATENATE([.W27];LEFT([.X27];(LEN([.X27])-1));[.Y27])" office:value-type="string" office:string-value="d4" calcext:value-type="string">
            <text:p>d4</text:p>
          </table:table-cell>
          <table:table-cell table:style-name="ce12" table:formula="of:=join(&quot; &quot;;[.AA27:.AD27])" office:value-type="string" office:string-value="" calcext:value-type="error">
            <text:p>#NAME?</text:p>
          </table:table-cell>
          <table:table-cell table:style-name="ce12" table:formula="of:=CONCATENATE([.AA27];&quot; \hideNotes &quot;; join(&quot; &quot;;[.AB27:.AD2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27];2);&quot;#&quot;)" office:value-type="string" office:string-value="D2#" calcext:value-type="string">
            <text:p>D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8];2;1)" office:value-type="string" office:string-value="2" calcext:value-type="string">
            <text:p>2</text:p>
          </table:table-cell>
          <table:table-cell table:style-name="ce4" table:formula="of:=[.C28]" office:value-type="string" office:string-value="D2#" calcext:value-type="string">
            <text:p>D2#</text:p>
          </table:table-cell>
          <table:table-cell table:style-name="ce6" table:formula="of:=CONCATENATE(TEXT([.A28];&quot;000&quot;);&quot;-&quot;;TEXT([.B28];&quot;00&quot;);&quot;-&quot;;[.E28];&quot;-&quot;;[.I28];&quot;-&quot;;[.C28])" office:value-type="string" office:string-value="025-19-2-bass-D2#" calcext:value-type="string">
            <text:p>025-19-2-bass-D2#</text:p>
          </table:table-cell>
          <table:table-cell table:style-name="ce6" table:formula="of:=CONCATENATE([.E28];&quot;-&quot;;[.C28])" office:value-type="string" office:string-value="2-D2#" calcext:value-type="string">
            <text:p>2-D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8];&quot; &quot;;[.$W28];[.$X28];[.$Y28])" office:value-type="string" office:string-value="r4 dis,4" calcext:value-type="string">
            <text:p>r4 d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8];[.$X28];&quot;,&quot;;[.$Y28])" office:value-type="string" office:string-value="dis,,4" calcext:value-type="string">
            <text:p>dis,,4</text:p>
          </table:table-cell>
          <table:table-cell table:style-name="ce7" table:formula="of:=CONCATENATE([.$W28];[.$X28];[.$Y28])" office:value-type="string" office:string-value="dis,4" calcext:value-type="string">
            <text:p>dis,4</text:p>
          </table:table-cell>
          <table:table-cell table:style-name="ce7" table:formula="of:=CONCATENATE([.W28];LEFT([.X28];(LEN([.X28])-1));[.Y28])" office:value-type="string" office:string-value="dis4" calcext:value-type="string">
            <text:p>dis4</text:p>
          </table:table-cell>
          <table:table-cell table:style-name="ce12" table:formula="of:=join(&quot; &quot;;[.AA28:.AD28])" office:value-type="string" office:string-value="" calcext:value-type="error">
            <text:p>#NAME?</text:p>
          </table:table-cell>
          <table:table-cell table:style-name="ce12" table:formula="of:=CONCATENATE([.AA28];&quot; \hideNotes &quot;; join(&quot; &quot;;[.AB28:.AD2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30];2);&quot;b&quot;)" office:value-type="string" office:string-value="E2b" calcext:value-type="string">
            <text:p>E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9];2;1)" office:value-type="string" office:string-value="2" calcext:value-type="string">
            <text:p>2</text:p>
          </table:table-cell>
          <table:table-cell table:style-name="ce4" table:formula="of:=[.C29]" office:value-type="string" office:string-value="E2b" calcext:value-type="string">
            <text:p>E2b</text:p>
          </table:table-cell>
          <table:table-cell table:style-name="ce6" table:formula="of:=CONCATENATE(TEXT([.A29];&quot;000&quot;);&quot;-&quot;;TEXT([.B29];&quot;00&quot;);&quot;-&quot;;[.E29];&quot;-&quot;;[.I29];&quot;-&quot;;[.C29])" office:value-type="string" office:string-value="028-19-2-bass-E2b" calcext:value-type="string">
            <text:p>028-19-2-bass-E2b</text:p>
          </table:table-cell>
          <table:table-cell table:style-name="ce6" table:formula="of:=CONCATENATE([.E29];&quot;-&quot;;[.C29])" office:value-type="string" office:string-value="2-E2b" calcext:value-type="string">
            <text:p>2-E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29];&quot; &quot;;[.$W29];[.$X29];[.$Y29])" office:value-type="string" office:string-value="r4 ees,4" calcext:value-type="string">
            <text:p>r4 e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29];[.$X29];&quot;,&quot;;[.$Y29])" office:value-type="string" office:string-value="ees,,4" calcext:value-type="string">
            <text:p>ees,,4</text:p>
          </table:table-cell>
          <table:table-cell table:style-name="ce7" table:formula="of:=CONCATENATE([.$W29];[.$X29];[.$Y29])" office:value-type="string" office:string-value="ees,4" calcext:value-type="string">
            <text:p>ees,4</text:p>
          </table:table-cell>
          <table:table-cell table:style-name="ce7" table:formula="of:=CONCATENATE([.W29];LEFT([.X29];(LEN([.X29])-1));[.Y29])" office:value-type="string" office:string-value="ees4" calcext:value-type="string">
            <text:p>ees4</text:p>
          </table:table-cell>
          <table:table-cell table:style-name="ce12" table:formula="of:=join(&quot; &quot;;[.AA29:.AD29])" office:value-type="string" office:string-value="" calcext:value-type="error">
            <text:p>#NAME?</text:p>
          </table:table-cell>
          <table:table-cell table:style-name="ce12" table:formula="of:=CONCATENATE([.AA29];&quot; \hideNotes &quot;; join(&quot; &quot;;[.AB29:.AD2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0];2;1)" office:value-type="string" office:string-value="2" calcext:value-type="string">
            <text:p>2</text:p>
          </table:table-cell>
          <table:table-cell table:style-name="ce4" table:formula="of:=[.C30]" office:value-type="string" office:string-value="E2" calcext:value-type="string">
            <text:p>E2</text:p>
          </table:table-cell>
          <table:table-cell table:style-name="ce6" table:formula="of:=CONCATENATE(TEXT([.A30];&quot;000&quot;);&quot;-&quot;;TEXT([.B30];&quot;00&quot;);&quot;-&quot;;[.E30];&quot;-&quot;;[.I30];&quot;-&quot;;[.C30])" office:value-type="string" office:string-value="027-20-2-bass-E2" calcext:value-type="string">
            <text:p>027-20-2-bass-E2</text:p>
          </table:table-cell>
          <table:table-cell table:style-name="ce6" table:formula="of:=CONCATENATE([.E30];&quot;-&quot;;[.C30])" office:value-type="string" office:string-value="2-E2" calcext:value-type="string">
            <text:p>2-E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0];&quot; &quot;;[.$W30];[.$X30];[.$Y30])" office:value-type="string" office:string-value="r4 e,4" calcext:value-type="string">
            <text:p>r4 e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0];[.$X30];&quot;,&quot;;[.$Y30])" office:value-type="string" office:string-value="e,,4" calcext:value-type="string">
            <text:p>e,,4</text:p>
          </table:table-cell>
          <table:table-cell table:style-name="ce7" table:formula="of:=CONCATENATE([.$W30];[.$X30];[.$Y30])" office:value-type="string" office:string-value="e,4" calcext:value-type="string">
            <text:p>e,4</text:p>
          </table:table-cell>
          <table:table-cell table:style-name="ce7" table:formula="of:=CONCATENATE([.W30];LEFT([.X30];(LEN([.X30])-1));[.Y30])" office:value-type="string" office:string-value="e4" calcext:value-type="string">
            <text:p>e4</text:p>
          </table:table-cell>
          <table:table-cell table:style-name="ce12" table:formula="of:=join(&quot; &quot;;[.AA30:.AD30])" office:value-type="string" office:string-value="" calcext:value-type="error">
            <text:p>#NAME?</text:p>
          </table:table-cell>
          <table:table-cell table:style-name="ce12" table:formula="of:=CONCATENATE([.AA30];&quot; \hideNotes &quot;; join(&quot; &quot;;[.AB30:.AD3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1];2;1)" office:value-type="string" office:string-value="2" calcext:value-type="string">
            <text:p>2</text:p>
          </table:table-cell>
          <table:table-cell table:style-name="ce4" table:formula="of:=[.C31]" office:value-type="string" office:string-value="F2" calcext:value-type="string">
            <text:p>F2</text:p>
          </table:table-cell>
          <table:table-cell table:style-name="ce6" table:formula="of:=CONCATENATE(TEXT([.A31];&quot;000&quot;);&quot;-&quot;;TEXT([.B31];&quot;00&quot;);&quot;-&quot;;[.E31];&quot;-&quot;;[.I31];&quot;-&quot;;[.C31])" office:value-type="string" office:string-value="029-21-2-bass-F2" calcext:value-type="string">
            <text:p>029-21-2-bass-F2</text:p>
          </table:table-cell>
          <table:table-cell table:style-name="ce6" table:formula="of:=CONCATENATE([.E31];&quot;-&quot;;[.C31])" office:value-type="string" office:string-value="2-F2" calcext:value-type="string">
            <text:p>2-F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1];&quot; &quot;;[.$W31];[.$X31];[.$Y31])" office:value-type="string" office:string-value="r4 f,4" calcext:value-type="string">
            <text:p>r4 f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1];[.$X31];&quot;,&quot;;[.$Y31])" office:value-type="string" office:string-value="f,,4" calcext:value-type="string">
            <text:p>f,,4</text:p>
          </table:table-cell>
          <table:table-cell table:style-name="ce7" table:formula="of:=CONCATENATE([.$W31];[.$X31];[.$Y31])" office:value-type="string" office:string-value="f,4" calcext:value-type="string">
            <text:p>f,4</text:p>
          </table:table-cell>
          <table:table-cell table:style-name="ce7" table:formula="of:=CONCATENATE([.W31];LEFT([.X31];(LEN([.X31])-1));[.Y31])" office:value-type="string" office:string-value="f4" calcext:value-type="string">
            <text:p>f4</text:p>
          </table:table-cell>
          <table:table-cell table:style-name="ce12" table:formula="of:=join(&quot; &quot;;[.AA31:.AD31])" office:value-type="string" office:string-value="" calcext:value-type="error">
            <text:p>#NAME?</text:p>
          </table:table-cell>
          <table:table-cell table:style-name="ce12" table:formula="of:=CONCATENATE([.AA31];&quot; \hideNotes &quot;; join(&quot; &quot;;[.AB31:.AD3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1];2);&quot;#&quot;)" office:value-type="string" office:string-value="F2#" calcext:value-type="string">
            <text:p>F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2];2;1)" office:value-type="string" office:string-value="2" calcext:value-type="string">
            <text:p>2</text:p>
          </table:table-cell>
          <table:table-cell table:style-name="ce4" table:formula="of:=[.C32]" office:value-type="string" office:string-value="F2#" calcext:value-type="string">
            <text:p>F2#</text:p>
          </table:table-cell>
          <table:table-cell table:style-name="ce6" table:formula="of:=CONCATENATE(TEXT([.A32];&quot;000&quot;);&quot;-&quot;;TEXT([.B32];&quot;00&quot;);&quot;-&quot;;[.E32];&quot;-&quot;;[.I32];&quot;-&quot;;[.C32])" office:value-type="string" office:string-value="030-22-2-bass-F2#" calcext:value-type="string">
            <text:p>030-22-2-bass-F2#</text:p>
          </table:table-cell>
          <table:table-cell table:style-name="ce6" table:formula="of:=CONCATENATE([.E32];&quot;-&quot;;[.C32])" office:value-type="string" office:string-value="2-F2#" calcext:value-type="string">
            <text:p>2-F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2];&quot; &quot;;[.$W32];[.$X32];[.$Y32])" office:value-type="string" office:string-value="r4 fis,4" calcext:value-type="string">
            <text:p>r4 f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2];[.$X32];&quot;,&quot;;[.$Y32])" office:value-type="string" office:string-value="fis,,4" calcext:value-type="string">
            <text:p>fis,,4</text:p>
          </table:table-cell>
          <table:table-cell table:style-name="ce7" table:formula="of:=CONCATENATE([.$W32];[.$X32];[.$Y32])" office:value-type="string" office:string-value="fis,4" calcext:value-type="string">
            <text:p>fis,4</text:p>
          </table:table-cell>
          <table:table-cell table:style-name="ce7" table:formula="of:=CONCATENATE([.W32];LEFT([.X32];(LEN([.X32])-1));[.Y32])" office:value-type="string" office:string-value="fis4" calcext:value-type="string">
            <text:p>fis4</text:p>
          </table:table-cell>
          <table:table-cell table:style-name="ce12" table:formula="of:=join(&quot; &quot;;[.AA32:.AD32])" office:value-type="string" office:string-value="" calcext:value-type="error">
            <text:p>#NAME?</text:p>
          </table:table-cell>
          <table:table-cell table:style-name="ce12" table:formula="of:=CONCATENATE([.AA32];&quot; \hideNotes &quot;; join(&quot; &quot;;[.AB32:.AD3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4];2);&quot;b&quot;)" office:value-type="string" office:string-value="G2b" calcext:value-type="string">
            <text:p>G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3];2;1)" office:value-type="string" office:string-value="2" calcext:value-type="string">
            <text:p>2</text:p>
          </table:table-cell>
          <table:table-cell table:style-name="ce4" table:formula="of:=[.C33]" office:value-type="string" office:string-value="G2b" calcext:value-type="string">
            <text:p>G2b</text:p>
          </table:table-cell>
          <table:table-cell table:style-name="ce6" table:formula="of:=CONCATENATE(TEXT([.A33];&quot;000&quot;);&quot;-&quot;;TEXT([.B33];&quot;00&quot;);&quot;-&quot;;[.E33];&quot;-&quot;;[.I33];&quot;-&quot;;[.C33])" office:value-type="string" office:string-value="033-22-2-bass-G2b" calcext:value-type="string">
            <text:p>033-22-2-bass-G2b</text:p>
          </table:table-cell>
          <table:table-cell table:style-name="ce6" table:formula="of:=CONCATENATE([.E33];&quot;-&quot;;[.C33])" office:value-type="string" office:string-value="2-G2b" calcext:value-type="string">
            <text:p>2-G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3];&quot; &quot;;[.$W33];[.$X33];[.$Y33])" office:value-type="string" office:string-value="r4 ges,4" calcext:value-type="string">
            <text:p>r4 g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3];[.$X33];&quot;,&quot;;[.$Y33])" office:value-type="string" office:string-value="ges,,4" calcext:value-type="string">
            <text:p>ges,,4</text:p>
          </table:table-cell>
          <table:table-cell table:style-name="ce7" table:formula="of:=CONCATENATE([.$W33];[.$X33];[.$Y33])" office:value-type="string" office:string-value="ges,4" calcext:value-type="string">
            <text:p>ges,4</text:p>
          </table:table-cell>
          <table:table-cell table:style-name="ce7" table:formula="of:=CONCATENATE([.W33];LEFT([.X33];(LEN([.X33])-1));[.Y33])" office:value-type="string" office:string-value="ges4" calcext:value-type="string">
            <text:p>ges4</text:p>
          </table:table-cell>
          <table:table-cell table:style-name="ce12" table:formula="of:=join(&quot; &quot;;[.AA33:.AD33])" office:value-type="string" office:string-value="" calcext:value-type="error">
            <text:p>#NAME?</text:p>
          </table:table-cell>
          <table:table-cell table:style-name="ce12" table:formula="of:=CONCATENATE([.AA33];&quot; \hideNotes &quot;; join(&quot; &quot;;[.AB33:.AD3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4];2;1)" office:value-type="string" office:string-value="2" calcext:value-type="string">
            <text:p>2</text:p>
          </table:table-cell>
          <table:table-cell table:style-name="ce4" table:formula="of:=[.C34]" office:value-type="string" office:string-value="G2" calcext:value-type="string">
            <text:p>G2</text:p>
          </table:table-cell>
          <table:table-cell table:style-name="ce6" table:formula="of:=CONCATENATE(TEXT([.A34];&quot;000&quot;);&quot;-&quot;;TEXT([.B34];&quot;00&quot;);&quot;-&quot;;[.E34];&quot;-&quot;;[.I34];&quot;-&quot;;[.C34])" office:value-type="string" office:string-value="031-23-2-bass-G2" calcext:value-type="string">
            <text:p>031-23-2-bass-G2</text:p>
          </table:table-cell>
          <table:table-cell table:style-name="ce6" table:formula="of:=CONCATENATE([.E34];&quot;-&quot;;[.C34])" office:value-type="string" office:string-value="2-G2" calcext:value-type="string">
            <text:p>2-G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4];&quot; &quot;;[.$W34];[.$X34];[.$Y34])" office:value-type="string" office:string-value="r4 g,4" calcext:value-type="string">
            <text:p>r4 g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4];[.$X34];&quot;,&quot;;[.$Y34])" office:value-type="string" office:string-value="g,,4" calcext:value-type="string">
            <text:p>g,,4</text:p>
          </table:table-cell>
          <table:table-cell table:style-name="ce7" table:formula="of:=CONCATENATE([.$W34];[.$X34];[.$Y34])" office:value-type="string" office:string-value="g,4" calcext:value-type="string">
            <text:p>g,4</text:p>
          </table:table-cell>
          <table:table-cell table:style-name="ce7" table:formula="of:=CONCATENATE([.W34];LEFT([.X34];(LEN([.X34])-1));[.Y34])" office:value-type="string" office:string-value="g4" calcext:value-type="string">
            <text:p>g4</text:p>
          </table:table-cell>
          <table:table-cell table:style-name="ce12" table:formula="of:=join(&quot; &quot;;[.AA34:.AD34])" office:value-type="string" office:string-value="" calcext:value-type="error">
            <text:p>#NAME?</text:p>
          </table:table-cell>
          <table:table-cell table:style-name="ce12" table:formula="of:=CONCATENATE([.AA34];&quot; \hideNotes &quot;; join(&quot; &quot;;[.AB34:.AD3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4];2);&quot;#&quot;)" office:value-type="string" office:string-value="G2#" calcext:value-type="string">
            <text:p>G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5];2;1)" office:value-type="string" office:string-value="2" calcext:value-type="string">
            <text:p>2</text:p>
          </table:table-cell>
          <table:table-cell table:style-name="ce4" table:formula="of:=[.C35]" office:value-type="string" office:string-value="G2#" calcext:value-type="string">
            <text:p>G2#</text:p>
          </table:table-cell>
          <table:table-cell table:style-name="ce6" table:formula="of:=CONCATENATE(TEXT([.A35];&quot;000&quot;);&quot;-&quot;;TEXT([.B35];&quot;00&quot;);&quot;-&quot;;[.E35];&quot;-&quot;;[.I35];&quot;-&quot;;[.C35])" office:value-type="string" office:string-value="032-24-2-bass-G2#" calcext:value-type="string">
            <text:p>032-24-2-bass-G2#</text:p>
          </table:table-cell>
          <table:table-cell table:style-name="ce6" table:formula="of:=CONCATENATE([.E35];&quot;-&quot;;[.C35])" office:value-type="string" office:string-value="2-G2#" calcext:value-type="string">
            <text:p>2-G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5];&quot; &quot;;[.$W35];[.$X35];[.$Y35])" office:value-type="string" office:string-value="r4 gis,4" calcext:value-type="string">
            <text:p>r4 g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5];[.$X35];&quot;,&quot;;[.$Y35])" office:value-type="string" office:string-value="gis,,4" calcext:value-type="string">
            <text:p>gis,,4</text:p>
          </table:table-cell>
          <table:table-cell table:style-name="ce7" table:formula="of:=CONCATENATE([.$W35];[.$X35];[.$Y35])" office:value-type="string" office:string-value="gis,4" calcext:value-type="string">
            <text:p>gis,4</text:p>
          </table:table-cell>
          <table:table-cell table:style-name="ce7" table:formula="of:=CONCATENATE([.W35];LEFT([.X35];(LEN([.X35])-1));[.Y35])" office:value-type="string" office:string-value="gis4" calcext:value-type="string">
            <text:p>gis4</text:p>
          </table:table-cell>
          <table:table-cell table:style-name="ce12" table:formula="of:=join(&quot; &quot;;[.AA35:.AD35])" office:value-type="string" office:string-value="" calcext:value-type="error">
            <text:p>#NAME?</text:p>
          </table:table-cell>
          <table:table-cell table:style-name="ce12" table:formula="of:=CONCATENATE([.AA35];&quot; \hideNotes &quot;; join(&quot; &quot;;[.AB35:.AD3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7];2);&quot;b&quot;)" office:value-type="string" office:string-value="A2b" calcext:value-type="string">
            <text:p>A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6];2;1)" office:value-type="string" office:string-value="2" calcext:value-type="string">
            <text:p>2</text:p>
          </table:table-cell>
          <table:table-cell table:style-name="ce4" table:formula="of:=[.C36]" office:value-type="string" office:string-value="A2b" calcext:value-type="string">
            <text:p>A2b</text:p>
          </table:table-cell>
          <table:table-cell table:style-name="ce6" table:formula="of:=CONCATENATE(TEXT([.A36];&quot;000&quot;);&quot;-&quot;;TEXT([.B36];&quot;00&quot;);&quot;-&quot;;[.E36];&quot;-&quot;;[.I36];&quot;-&quot;;[.C36])" office:value-type="string" office:string-value="036-24-2-bass-A2b" calcext:value-type="string">
            <text:p>036-24-2-bass-A2b</text:p>
          </table:table-cell>
          <table:table-cell table:style-name="ce6" table:formula="of:=CONCATENATE([.E36];&quot;-&quot;;[.C36])" office:value-type="string" office:string-value="2-A2b" calcext:value-type="string">
            <text:p>2-A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6];&quot; &quot;;[.$W36];[.$X36];[.$Y36])" office:value-type="string" office:string-value="r4 aes,4" calcext:value-type="string">
            <text:p>r4 a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6];[.$X36];&quot;,&quot;;[.$Y36])" office:value-type="string" office:string-value="aes,,4" calcext:value-type="string">
            <text:p>aes,,4</text:p>
          </table:table-cell>
          <table:table-cell table:style-name="ce7" table:formula="of:=CONCATENATE([.$W36];[.$X36];[.$Y36])" office:value-type="string" office:string-value="aes,4" calcext:value-type="string">
            <text:p>aes,4</text:p>
          </table:table-cell>
          <table:table-cell table:style-name="ce7" table:formula="of:=CONCATENATE([.W36];LEFT([.X36];(LEN([.X36])-1));[.Y36])" office:value-type="string" office:string-value="aes4" calcext:value-type="string">
            <text:p>aes4</text:p>
          </table:table-cell>
          <table:table-cell table:style-name="ce12" table:formula="of:=join(&quot; &quot;;[.AA36:.AD36])" office:value-type="string" office:string-value="" calcext:value-type="error">
            <text:p>#NAME?</text:p>
          </table:table-cell>
          <table:table-cell table:style-name="ce12" table:formula="of:=CONCATENATE([.AA36];&quot; \hideNotes &quot;; join(&quot; &quot;;[.AB36:.AD3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7];2;1)" office:value-type="string" office:string-value="2" calcext:value-type="string">
            <text:p>2</text:p>
          </table:table-cell>
          <table:table-cell table:style-name="ce4" table:formula="of:=[.C37]" office:value-type="string" office:string-value="A2" calcext:value-type="string">
            <text:p>A2</text:p>
          </table:table-cell>
          <table:table-cell table:style-name="ce6" table:formula="of:=CONCATENATE(TEXT([.A37];&quot;000&quot;);&quot;-&quot;;TEXT([.B37];&quot;00&quot;);&quot;-&quot;;[.E37];&quot;-&quot;;[.I37];&quot;-&quot;;[.C37])" office:value-type="string" office:string-value="034-25-2-bass-A2" calcext:value-type="string">
            <text:p>034-25-2-bass-A2</text:p>
          </table:table-cell>
          <table:table-cell table:style-name="ce6" table:formula="of:=CONCATENATE([.E37];&quot;-&quot;;[.C37])" office:value-type="string" office:string-value="2-A2" calcext:value-type="string">
            <text:p>2-A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7];&quot; &quot;;[.$W37];[.$X37];[.$Y37])" office:value-type="string" office:string-value="r4 a,4" calcext:value-type="string">
            <text:p>r4 a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7];[.$X37];&quot;,&quot;;[.$Y37])" office:value-type="string" office:string-value="a,,4" calcext:value-type="string">
            <text:p>a,,4</text:p>
          </table:table-cell>
          <table:table-cell table:style-name="ce7" table:formula="of:=CONCATENATE([.$W37];[.$X37];[.$Y37])" office:value-type="string" office:string-value="a,4" calcext:value-type="string">
            <text:p>a,4</text:p>
          </table:table-cell>
          <table:table-cell table:style-name="ce7" table:formula="of:=CONCATENATE([.W37];LEFT([.X37];(LEN([.X37])-1));[.Y37])" office:value-type="string" office:string-value="a4" calcext:value-type="string">
            <text:p>a4</text:p>
          </table:table-cell>
          <table:table-cell table:style-name="ce12" table:formula="of:=join(&quot; &quot;;[.AA37:.AD37])" office:value-type="string" office:string-value="" calcext:value-type="error">
            <text:p>#NAME?</text:p>
          </table:table-cell>
          <table:table-cell table:style-name="ce12" table:formula="of:=CONCATENATE([.AA37];&quot; \hideNotes &quot;; join(&quot; &quot;;[.AB37:.AD3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37];2);&quot;#&quot;)" office:value-type="string" office:string-value="A2#" calcext:value-type="string">
            <text:p>A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8];2;1)" office:value-type="string" office:string-value="2" calcext:value-type="string">
            <text:p>2</text:p>
          </table:table-cell>
          <table:table-cell table:style-name="ce4" table:formula="of:=[.C38]" office:value-type="string" office:string-value="A2#" calcext:value-type="string">
            <text:p>A2#</text:p>
          </table:table-cell>
          <table:table-cell table:style-name="ce6" table:formula="of:=CONCATENATE(TEXT([.A38];&quot;000&quot;);&quot;-&quot;;TEXT([.B38];&quot;00&quot;);&quot;-&quot;;[.E38];&quot;-&quot;;[.I38];&quot;-&quot;;[.C38])" office:value-type="string" office:string-value="035-26-2-bass-A2#" calcext:value-type="string">
            <text:p>035-26-2-bass-A2#</text:p>
          </table:table-cell>
          <table:table-cell table:style-name="ce6" table:formula="of:=CONCATENATE([.E38];&quot;-&quot;;[.C38])" office:value-type="string" office:string-value="2-A2#" calcext:value-type="string">
            <text:p>2-A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8];&quot; &quot;;[.$W38];[.$X38];[.$Y38])" office:value-type="string" office:string-value="r4 ais,4" calcext:value-type="string">
            <text:p>r4 a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8];[.$X38];&quot;,&quot;;[.$Y38])" office:value-type="string" office:string-value="ais,,4" calcext:value-type="string">
            <text:p>ais,,4</text:p>
          </table:table-cell>
          <table:table-cell table:style-name="ce7" table:formula="of:=CONCATENATE([.$W38];[.$X38];[.$Y38])" office:value-type="string" office:string-value="ais,4" calcext:value-type="string">
            <text:p>ais,4</text:p>
          </table:table-cell>
          <table:table-cell table:style-name="ce7" table:formula="of:=CONCATENATE([.W38];LEFT([.X38];(LEN([.X38])-1));[.Y38])" office:value-type="string" office:string-value="ais4" calcext:value-type="string">
            <text:p>ais4</text:p>
          </table:table-cell>
          <table:table-cell table:style-name="ce12" table:formula="of:=join(&quot; &quot;;[.AA38:.AD38])" office:value-type="string" office:string-value="" calcext:value-type="error">
            <text:p>#NAME?</text:p>
          </table:table-cell>
          <table:table-cell table:style-name="ce12" table:formula="of:=CONCATENATE([.AA38];&quot; \hideNotes &quot;; join(&quot; &quot;;[.AB38:.AD3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40];2);&quot;b&quot;)" office:value-type="string" office:string-value="B2b" calcext:value-type="string">
            <text:p>B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9];2;1)" office:value-type="string" office:string-value="2" calcext:value-type="string">
            <text:p>2</text:p>
          </table:table-cell>
          <table:table-cell table:style-name="ce4" table:formula="of:=[.C39]" office:value-type="string" office:string-value="B2b" calcext:value-type="string">
            <text:p>B2b</text:p>
          </table:table-cell>
          <table:table-cell table:style-name="ce6" table:formula="of:=CONCATENATE(TEXT([.A39];&quot;000&quot;);&quot;-&quot;;TEXT([.B39];&quot;00&quot;);&quot;-&quot;;[.E39];&quot;-&quot;;[.I39];&quot;-&quot;;[.C39])" office:value-type="string" office:string-value="038-26-2-bass-B2b" calcext:value-type="string">
            <text:p>038-26-2-bass-B2b</text:p>
          </table:table-cell>
          <table:table-cell table:style-name="ce6" table:formula="of:=CONCATENATE([.E39];&quot;-&quot;;[.C39])" office:value-type="string" office:string-value="2-B2b" calcext:value-type="string">
            <text:p>2-B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39];&quot; &quot;;[.$W39];[.$X39];[.$Y39])" office:value-type="string" office:string-value="r4 bes,4" calcext:value-type="string">
            <text:p>r4 b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39];[.$X39];&quot;,&quot;;[.$Y39])" office:value-type="string" office:string-value="bes,,4" calcext:value-type="string">
            <text:p>bes,,4</text:p>
          </table:table-cell>
          <table:table-cell table:style-name="ce7" table:formula="of:=CONCATENATE([.$W39];[.$X39];[.$Y39])" office:value-type="string" office:string-value="bes,4" calcext:value-type="string">
            <text:p>bes,4</text:p>
          </table:table-cell>
          <table:table-cell table:style-name="ce7" table:formula="of:=CONCATENATE([.W39];LEFT([.X39];(LEN([.X39])-1));[.Y39])" office:value-type="string" office:string-value="bes4" calcext:value-type="string">
            <text:p>bes4</text:p>
          </table:table-cell>
          <table:table-cell table:style-name="ce12" table:formula="of:=join(&quot; &quot;;[.AA39:.AD39])" office:value-type="string" office:string-value="" calcext:value-type="error">
            <text:p>#NAME?</text:p>
          </table:table-cell>
          <table:table-cell table:style-name="ce12" table:formula="of:=CONCATENATE([.AA39];&quot; \hideNotes &quot;; join(&quot; &quot;;[.AB39:.AD3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40];2;1)" office:value-type="string" office:string-value="2" calcext:value-type="string">
            <text:p>2</text:p>
          </table:table-cell>
          <table:table-cell table:style-name="ce4" table:formula="of:=[.C40]" office:value-type="string" office:string-value="B2" calcext:value-type="string">
            <text:p>B2</text:p>
          </table:table-cell>
          <table:table-cell table:style-name="ce6" table:formula="of:=CONCATENATE(TEXT([.A40];&quot;000&quot;);&quot;-&quot;;TEXT([.B40];&quot;00&quot;);&quot;-&quot;;[.E40];&quot;-&quot;;[.I40];&quot;-&quot;;[.C40])" office:value-type="string" office:string-value="037-27-2-bass-B2" calcext:value-type="string">
            <text:p>037-27-2-bass-B2</text:p>
          </table:table-cell>
          <table:table-cell table:style-name="ce6" table:formula="of:=CONCATENATE([.E40];&quot;-&quot;;[.C40])" office:value-type="string" office:string-value="2-B2" calcext:value-type="string">
            <text:p>2-B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40];&quot; &quot;;[.$W40];[.$X40];[.$Y40])" office:value-type="string" office:string-value="r4 b,4" calcext:value-type="string">
            <text:p>r4 b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40];[.$X40];&quot;,&quot;;[.$Y40])" office:value-type="string" office:string-value="b,,4" calcext:value-type="string">
            <text:p>b,,4</text:p>
          </table:table-cell>
          <table:table-cell table:style-name="ce7" table:formula="of:=CONCATENATE([.$W40];[.$X40];[.$Y40])" office:value-type="string" office:string-value="b,4" calcext:value-type="string">
            <text:p>b,4</text:p>
          </table:table-cell>
          <table:table-cell table:style-name="ce7" table:formula="of:=CONCATENATE([.W40];LEFT([.X40];(LEN([.X40])-1));[.Y40])" office:value-type="string" office:string-value="b4" calcext:value-type="string">
            <text:p>b4</text:p>
          </table:table-cell>
          <table:table-cell table:style-name="ce12" table:formula="of:=join(&quot; &quot;;[.AA40:.AD40])" office:value-type="string" office:string-value="" calcext:value-type="error">
            <text:p>#NAME?</text:p>
          </table:table-cell>
          <table:table-cell table:style-name="ce12" table:formula="of:=CONCATENATE([.AA40];&quot; \hideNotes &quot;; join(&quot; &quot;;[.AB40:.AD4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1];2;1)" office:value-type="string" office:string-value="3" calcext:value-type="string">
            <text:p>3</text:p>
          </table:table-cell>
          <table:table-cell table:style-name="ce4" table:formula="of:=[.C41]" office:value-type="string" office:string-value="C3" calcext:value-type="string">
            <text:p>C3</text:p>
          </table:table-cell>
          <table:table-cell table:style-name="ce6" table:formula="of:=CONCATENATE(TEXT([.A41];&quot;000&quot;);&quot;-&quot;;TEXT([.B41];&quot;00&quot;);&quot;-&quot;;[.E41];&quot;-&quot;;[.I41];&quot;-&quot;;[.C41])" office:value-type="string" office:string-value="039-28-3-treble-C3" calcext:value-type="string">
            <text:p>039-28-3-treble-C3</text:p>
          </table:table-cell>
          <table:table-cell table:style-name="ce6" table:formula="of:=CONCATENATE([.E41];&quot;-&quot;;[.C41])" office:value-type="string" office:string-value="3-C3" calcext:value-type="string">
            <text:p>3-C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1];&quot; &quot;;[.K41];[.L41];[.M41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1];&quot;,&quot;;[.$L41];[.$M41])" office:value-type="string" office:string-value="c,4" calcext:value-type="string">
            <text:p>c,4</text:p>
          </table:table-cell>
          <table:table-cell table:style-name="ce7" table:formula="of:=CONCATENATE([.$K41];[.$L41];[.$M41])" office:value-type="string" office:string-value="c4" calcext:value-type="string">
            <text:p>c4</text:p>
          </table:table-cell>
          <table:table-cell table:style-name="ce7" table:formula="of:=CONCATENATE([.$K41];[.$L41];&quot;'&quot;;[.$M41])" office:value-type="string" office:string-value="c'4" calcext:value-type="string">
            <text:p>c'4</text:p>
          </table:table-cell>
          <table:table-cell table:style-name="ce9" table:formula="of:=join(&quot; &quot;;[.O41:.R41])" office:value-type="string" office:string-value="" calcext:value-type="error">
            <text:p>#NAME?</text:p>
          </table:table-cell>
          <table:table-cell table:style-name="ce9" table:formula="of:=CONCATENATE([.O41];&quot; \hideNotes &quot;; join(&quot; &quot;;[.P41:.R4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1];2);&quot;#&quot;)" office:value-type="string" office:string-value="C3#" calcext:value-type="string">
            <text:p>C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2];2;1)" office:value-type="string" office:string-value="3" calcext:value-type="string">
            <text:p>3</text:p>
          </table:table-cell>
          <table:table-cell table:style-name="ce4" table:formula="of:=[.C42]" office:value-type="string" office:string-value="C3#" calcext:value-type="string">
            <text:p>C3#</text:p>
          </table:table-cell>
          <table:table-cell table:style-name="ce6" table:formula="of:=CONCATENATE(TEXT([.A42];&quot;000&quot;);&quot;-&quot;;TEXT([.B42];&quot;00&quot;);&quot;-&quot;;[.E42];&quot;-&quot;;[.I42];&quot;-&quot;;[.C42])" office:value-type="string" office:string-value="040-29-3-treble-C3#" calcext:value-type="string">
            <text:p>040-29-3-treble-C3#</text:p>
          </table:table-cell>
          <table:table-cell table:style-name="ce6" table:formula="of:=CONCATENATE([.E42];&quot;-&quot;;[.C42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2];&quot; &quot;;[.K42];[.L42];[.M42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2];&quot;,&quot;;[.$L42];[.$M42])" office:value-type="string" office:string-value="cis,4" calcext:value-type="string">
            <text:p>cis,4</text:p>
          </table:table-cell>
          <table:table-cell table:style-name="ce7" table:formula="of:=CONCATENATE([.$K42];[.$L42];[.$M42])" office:value-type="string" office:string-value="cis4" calcext:value-type="string">
            <text:p>cis4</text:p>
          </table:table-cell>
          <table:table-cell table:style-name="ce7" table:formula="of:=CONCATENATE([.$K42];[.$L42];&quot;'&quot;;[.$M42])" office:value-type="string" office:string-value="cis'4" calcext:value-type="string">
            <text:p>cis'4</text:p>
          </table:table-cell>
          <table:table-cell table:style-name="ce9" table:formula="of:=join(&quot; &quot;;[.O42:.R42])" office:value-type="string" office:string-value="" calcext:value-type="error">
            <text:p>#NAME?</text:p>
          </table:table-cell>
          <table:table-cell table:style-name="ce9" table:formula="of:=CONCATENATE([.O42];&quot; \hideNotes &quot;; join(&quot; &quot;;[.P42:.R4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4];2);&quot;b&quot;)" office:value-type="string" office:string-value="D3b" calcext:value-type="string">
            <text:p>D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3];2;1)" office:value-type="string" office:string-value="3" calcext:value-type="string">
            <text:p>3</text:p>
          </table:table-cell>
          <table:table-cell table:style-name="ce4" table:formula="of:=[.C43]" office:value-type="string" office:string-value="D3b" calcext:value-type="string">
            <text:p>D3b</text:p>
          </table:table-cell>
          <table:table-cell table:style-name="ce6" table:formula="of:=CONCATENATE(TEXT([.A43];&quot;000&quot;);&quot;-&quot;;TEXT([.B43];&quot;00&quot;);&quot;-&quot;;[.E43];&quot;-&quot;;[.I43];&quot;-&quot;;[.C43])" office:value-type="string" office:string-value="043-29-3-treble-D3b" calcext:value-type="string">
            <text:p>043-29-3-treble-D3b</text:p>
          </table:table-cell>
          <table:table-cell table:style-name="ce6" table:formula="of:=CONCATENATE([.E43];&quot;-&quot;;[.C43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3];&quot; &quot;;[.K43];[.L43];[.M43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3];&quot;,&quot;;[.$L43];[.$M43])" office:value-type="string" office:string-value="des,4" calcext:value-type="string">
            <text:p>des,4</text:p>
          </table:table-cell>
          <table:table-cell table:style-name="ce7" table:formula="of:=CONCATENATE([.$K43];[.$L43];[.$M43])" office:value-type="string" office:string-value="des4" calcext:value-type="string">
            <text:p>des4</text:p>
          </table:table-cell>
          <table:table-cell table:style-name="ce7" table:formula="of:=CONCATENATE([.$K43];[.$L43];&quot;'&quot;;[.$M43])" office:value-type="string" office:string-value="des'4" calcext:value-type="string">
            <text:p>des'4</text:p>
          </table:table-cell>
          <table:table-cell table:style-name="ce9" table:formula="of:=join(&quot; &quot;;[.O43:.R43])" office:value-type="string" office:string-value="" calcext:value-type="error">
            <text:p>#NAME?</text:p>
          </table:table-cell>
          <table:table-cell table:style-name="ce9" table:formula="of:=CONCATENATE([.O43];&quot; \hideNotes &quot;; join(&quot; &quot;;[.P43:.R4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4];2;1)" office:value-type="string" office:string-value="3" calcext:value-type="string">
            <text:p>3</text:p>
          </table:table-cell>
          <table:table-cell table:style-name="ce4" table:formula="of:=[.C44]" office:value-type="string" office:string-value="D3" calcext:value-type="string">
            <text:p>D3</text:p>
          </table:table-cell>
          <table:table-cell table:style-name="ce6" table:formula="of:=CONCATENATE(TEXT([.A44];&quot;000&quot;);&quot;-&quot;;TEXT([.B44];&quot;00&quot;);&quot;-&quot;;[.E44];&quot;-&quot;;[.I44];&quot;-&quot;;[.C44])" office:value-type="string" office:string-value="041-30-3-treble-D3" calcext:value-type="string">
            <text:p>041-30-3-treble-D3</text:p>
          </table:table-cell>
          <table:table-cell table:style-name="ce6" table:formula="of:=CONCATENATE([.E44];&quot;-&quot;;[.C44])" office:value-type="string" office:string-value="3-D3" calcext:value-type="string">
            <text:p>3-D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4];&quot; &quot;;[.K44];[.L44];[.M44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4];&quot;,&quot;;[.$L44];[.$M44])" office:value-type="string" office:string-value="d,4" calcext:value-type="string">
            <text:p>d,4</text:p>
          </table:table-cell>
          <table:table-cell table:style-name="ce7" table:formula="of:=CONCATENATE([.$K44];[.$L44];[.$M44])" office:value-type="string" office:string-value="d4" calcext:value-type="string">
            <text:p>d4</text:p>
          </table:table-cell>
          <table:table-cell table:style-name="ce7" table:formula="of:=CONCATENATE([.$K44];[.$L44];&quot;'&quot;;[.$M44])" office:value-type="string" office:string-value="d'4" calcext:value-type="string">
            <text:p>d'4</text:p>
          </table:table-cell>
          <table:table-cell table:style-name="ce9" table:formula="of:=join(&quot; &quot;;[.O44:.R44])" office:value-type="string" office:string-value="" calcext:value-type="error">
            <text:p>#NAME?</text:p>
          </table:table-cell>
          <table:table-cell table:style-name="ce9" table:formula="of:=CONCATENATE([.O44];&quot; \hideNotes &quot;; join(&quot; &quot;;[.P44:.R4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4];2);&quot;#&quot;)" office:value-type="string" office:string-value="D3#" calcext:value-type="string">
            <text:p>D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5];2;1)" office:value-type="string" office:string-value="3" calcext:value-type="string">
            <text:p>3</text:p>
          </table:table-cell>
          <table:table-cell table:style-name="ce4" table:formula="of:=[.C45]" office:value-type="string" office:string-value="D3#" calcext:value-type="string">
            <text:p>D3#</text:p>
          </table:table-cell>
          <table:table-cell table:style-name="ce6" table:formula="of:=CONCATENATE(TEXT([.A45];&quot;000&quot;);&quot;-&quot;;TEXT([.B45];&quot;00&quot;);&quot;-&quot;;[.E45];&quot;-&quot;;[.I45];&quot;-&quot;;[.C45])" office:value-type="string" office:string-value="042-31-3-treble-D3#" calcext:value-type="string">
            <text:p>042-31-3-treble-D3#</text:p>
          </table:table-cell>
          <table:table-cell table:style-name="ce6" table:formula="of:=CONCATENATE([.E45];&quot;-&quot;;[.C45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5];&quot; &quot;;[.K45];[.L45];[.M45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5];&quot;,&quot;;[.$L45];[.$M45])" office:value-type="string" office:string-value="dis,4" calcext:value-type="string">
            <text:p>dis,4</text:p>
          </table:table-cell>
          <table:table-cell table:style-name="ce7" table:formula="of:=CONCATENATE([.$K45];[.$L45];[.$M45])" office:value-type="string" office:string-value="dis4" calcext:value-type="string">
            <text:p>dis4</text:p>
          </table:table-cell>
          <table:table-cell table:style-name="ce7" table:formula="of:=CONCATENATE([.$K45];[.$L45];&quot;'&quot;;[.$M45])" office:value-type="string" office:string-value="dis'4" calcext:value-type="string">
            <text:p>dis'4</text:p>
          </table:table-cell>
          <table:table-cell table:style-name="ce9" table:formula="of:=join(&quot; &quot;;[.O45:.R45])" office:value-type="string" office:string-value="" calcext:value-type="error">
            <text:p>#NAME?</text:p>
          </table:table-cell>
          <table:table-cell table:style-name="ce9" table:formula="of:=CONCATENATE([.O45];&quot; \hideNotes &quot;; join(&quot; &quot;;[.P45:.R4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7];2);&quot;b&quot;)" office:value-type="string" office:string-value="E3b" calcext:value-type="string">
            <text:p>E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6];2;1)" office:value-type="string" office:string-value="3" calcext:value-type="string">
            <text:p>3</text:p>
          </table:table-cell>
          <table:table-cell table:style-name="ce4" table:formula="of:=[.C46]" office:value-type="string" office:string-value="E3b" calcext:value-type="string">
            <text:p>E3b</text:p>
          </table:table-cell>
          <table:table-cell table:style-name="ce6" table:formula="of:=CONCATENATE(TEXT([.A46];&quot;000&quot;);&quot;-&quot;;TEXT([.B46];&quot;00&quot;);&quot;-&quot;;[.E46];&quot;-&quot;;[.I46];&quot;-&quot;;[.C46])" office:value-type="string" office:string-value="045-31-3-treble-E3b" calcext:value-type="string">
            <text:p>045-31-3-treble-E3b</text:p>
          </table:table-cell>
          <table:table-cell table:style-name="ce6" table:formula="of:=CONCATENATE([.E46];&quot;-&quot;;[.C46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6];&quot; &quot;;[.K46];[.L46];[.M46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6];&quot;,&quot;;[.$L46];[.$M46])" office:value-type="string" office:string-value="ees,4" calcext:value-type="string">
            <text:p>ees,4</text:p>
          </table:table-cell>
          <table:table-cell table:style-name="ce7" table:formula="of:=CONCATENATE([.$K46];[.$L46];[.$M46])" office:value-type="string" office:string-value="ees4" calcext:value-type="string">
            <text:p>ees4</text:p>
          </table:table-cell>
          <table:table-cell table:style-name="ce7" table:formula="of:=CONCATENATE([.$K46];[.$L46];&quot;'&quot;;[.$M46])" office:value-type="string" office:string-value="ees'4" calcext:value-type="string">
            <text:p>ees'4</text:p>
          </table:table-cell>
          <table:table-cell table:style-name="ce9" table:formula="of:=join(&quot; &quot;;[.O46:.R46])" office:value-type="string" office:string-value="" calcext:value-type="error">
            <text:p>#NAME?</text:p>
          </table:table-cell>
          <table:table-cell table:style-name="ce9" table:formula="of:=CONCATENATE([.O46];&quot; \hideNotes &quot;; join(&quot; &quot;;[.P46:.R4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7];2;1)" office:value-type="string" office:string-value="3" calcext:value-type="string">
            <text:p>3</text:p>
          </table:table-cell>
          <table:table-cell table:style-name="ce4" table:formula="of:=[.C47]" office:value-type="string" office:string-value="E3" calcext:value-type="string">
            <text:p>E3</text:p>
          </table:table-cell>
          <table:table-cell table:style-name="ce6" table:formula="of:=CONCATENATE(TEXT([.A47];&quot;000&quot;);&quot;-&quot;;TEXT([.B47];&quot;00&quot;);&quot;-&quot;;[.E47];&quot;-&quot;;[.I47];&quot;-&quot;;[.C47])" office:value-type="string" office:string-value="044-32-3-treble-E3" calcext:value-type="string">
            <text:p>044-32-3-treble-E3</text:p>
          </table:table-cell>
          <table:table-cell table:style-name="ce6" table:formula="of:=CONCATENATE([.E47];&quot;-&quot;;[.C47])" office:value-type="string" office:string-value="3-E3" calcext:value-type="string">
            <text:p>3-E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7];&quot; &quot;;[.K47];[.L47];[.M47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7];&quot;,&quot;;[.$L47];[.$M47])" office:value-type="string" office:string-value="e,4" calcext:value-type="string">
            <text:p>e,4</text:p>
          </table:table-cell>
          <table:table-cell table:style-name="ce7" table:formula="of:=CONCATENATE([.$K47];[.$L47];[.$M47])" office:value-type="string" office:string-value="e4" calcext:value-type="string">
            <text:p>e4</text:p>
          </table:table-cell>
          <table:table-cell table:style-name="ce7" table:formula="of:=CONCATENATE([.$K47];[.$L47];&quot;'&quot;;[.$M47])" office:value-type="string" office:string-value="e'4" calcext:value-type="string">
            <text:p>e'4</text:p>
          </table:table-cell>
          <table:table-cell table:style-name="ce9" table:formula="of:=join(&quot; &quot;;[.O47:.R47])" office:value-type="string" office:string-value="" calcext:value-type="error">
            <text:p>#NAME?</text:p>
          </table:table-cell>
          <table:table-cell table:style-name="ce9" table:formula="of:=CONCATENATE([.O47];&quot; \hideNotes &quot;; join(&quot; &quot;;[.P47:.R4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8];2;1)" office:value-type="string" office:string-value="3" calcext:value-type="string">
            <text:p>3</text:p>
          </table:table-cell>
          <table:table-cell table:style-name="ce4" table:formula="of:=[.C48]" office:value-type="string" office:string-value="F3" calcext:value-type="string">
            <text:p>F3</text:p>
          </table:table-cell>
          <table:table-cell table:style-name="ce6" table:formula="of:=CONCATENATE(TEXT([.A48];&quot;000&quot;);&quot;-&quot;;TEXT([.B48];&quot;00&quot;);&quot;-&quot;;[.E48];&quot;-&quot;;[.I48];&quot;-&quot;;[.C48])" office:value-type="string" office:string-value="046-33-3-treble-F3" calcext:value-type="string">
            <text:p>046-33-3-treble-F3</text:p>
          </table:table-cell>
          <table:table-cell table:style-name="ce6" table:formula="of:=CONCATENATE([.E48];&quot;-&quot;;[.C48])" office:value-type="string" office:string-value="3-F3" calcext:value-type="string">
            <text:p>3-F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8];&quot; &quot;;[.K48];[.L48];[.M48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8];&quot;,&quot;;[.$L48];[.$M48])" office:value-type="string" office:string-value="f,4" calcext:value-type="string">
            <text:p>f,4</text:p>
          </table:table-cell>
          <table:table-cell table:style-name="ce7" table:formula="of:=CONCATENATE([.$K48];[.$L48];[.$M48])" office:value-type="string" office:string-value="f4" calcext:value-type="string">
            <text:p>f4</text:p>
          </table:table-cell>
          <table:table-cell table:style-name="ce7" table:formula="of:=CONCATENATE([.$K48];[.$L48];&quot;'&quot;;[.$M48])" office:value-type="string" office:string-value="f'4" calcext:value-type="string">
            <text:p>f'4</text:p>
          </table:table-cell>
          <table:table-cell table:style-name="ce9" table:formula="of:=join(&quot; &quot;;[.O48:.R48])" office:value-type="string" office:string-value="" calcext:value-type="error">
            <text:p>#NAME?</text:p>
          </table:table-cell>
          <table:table-cell table:style-name="ce9" table:formula="of:=CONCATENATE([.O48];&quot; \hideNotes &quot;; join(&quot; &quot;;[.P48:.R4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48];2);&quot;#&quot;)" office:value-type="string" office:string-value="F3#" calcext:value-type="string">
            <text:p>F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9];2;1)" office:value-type="string" office:string-value="3" calcext:value-type="string">
            <text:p>3</text:p>
          </table:table-cell>
          <table:table-cell table:style-name="ce4" table:formula="of:=[.C49]" office:value-type="string" office:string-value="F3#" calcext:value-type="string">
            <text:p>F3#</text:p>
          </table:table-cell>
          <table:table-cell table:style-name="ce6" table:formula="of:=CONCATENATE(TEXT([.A49];&quot;000&quot;);&quot;-&quot;;TEXT([.B49];&quot;00&quot;);&quot;-&quot;;[.E49];&quot;-&quot;;[.I49];&quot;-&quot;;[.C49])" office:value-type="string" office:string-value="047-34-3-treble-F3#" calcext:value-type="string">
            <text:p>047-34-3-treble-F3#</text:p>
          </table:table-cell>
          <table:table-cell table:style-name="ce6" table:formula="of:=CONCATENATE([.E49];&quot;-&quot;;[.C49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9];&quot; &quot;;[.K49];[.L49];[.M49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9];&quot;,&quot;;[.$L49];[.$M49])" office:value-type="string" office:string-value="fis,4" calcext:value-type="string">
            <text:p>fis,4</text:p>
          </table:table-cell>
          <table:table-cell table:style-name="ce7" table:formula="of:=CONCATENATE([.$K49];[.$L49];[.$M49])" office:value-type="string" office:string-value="fis4" calcext:value-type="string">
            <text:p>fis4</text:p>
          </table:table-cell>
          <table:table-cell table:style-name="ce7" table:formula="of:=CONCATENATE([.$K49];[.$L49];&quot;'&quot;;[.$M49])" office:value-type="string" office:string-value="fis'4" calcext:value-type="string">
            <text:p>fis'4</text:p>
          </table:table-cell>
          <table:table-cell table:style-name="ce9" table:formula="of:=join(&quot; &quot;;[.O49:.R49])" office:value-type="string" office:string-value="" calcext:value-type="error">
            <text:p>#NAME?</text:p>
          </table:table-cell>
          <table:table-cell table:style-name="ce9" table:formula="of:=CONCATENATE([.O49];&quot; \hideNotes &quot;; join(&quot; &quot;;[.P49:.R4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51];2);&quot;b&quot;)" office:value-type="string" office:string-value="G3b" calcext:value-type="string">
            <text:p>G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0];2;1)" office:value-type="string" office:string-value="3" calcext:value-type="string">
            <text:p>3</text:p>
          </table:table-cell>
          <table:table-cell table:style-name="ce4" table:formula="of:=[.C50]" office:value-type="string" office:string-value="G3b" calcext:value-type="string">
            <text:p>G3b</text:p>
          </table:table-cell>
          <table:table-cell table:style-name="ce6" table:formula="of:=CONCATENATE(TEXT([.A50];&quot;000&quot;);&quot;-&quot;;TEXT([.B50];&quot;00&quot;);&quot;-&quot;;[.E50];&quot;-&quot;;[.I50];&quot;-&quot;;[.C50])" office:value-type="string" office:string-value="050-34-3-treble-G3b" calcext:value-type="string">
            <text:p>050-34-3-treble-G3b</text:p>
          </table:table-cell>
          <table:table-cell table:style-name="ce6" table:formula="of:=CONCATENATE([.E50];&quot;-&quot;;[.C50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0];&quot; &quot;;[.K50];[.L50];[.M50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0];&quot;,&quot;;[.$L50];[.$M50])" office:value-type="string" office:string-value="ges,4" calcext:value-type="string">
            <text:p>ges,4</text:p>
          </table:table-cell>
          <table:table-cell table:style-name="ce7" table:formula="of:=CONCATENATE([.$K50];[.$L50];[.$M50])" office:value-type="string" office:string-value="ges4" calcext:value-type="string">
            <text:p>ges4</text:p>
          </table:table-cell>
          <table:table-cell table:style-name="ce7" table:formula="of:=CONCATENATE([.$K50];[.$L50];&quot;'&quot;;[.$M50])" office:value-type="string" office:string-value="ges'4" calcext:value-type="string">
            <text:p>ges'4</text:p>
          </table:table-cell>
          <table:table-cell table:style-name="ce9" table:formula="of:=join(&quot; &quot;;[.O50:.R50])" office:value-type="string" office:string-value="" calcext:value-type="error">
            <text:p>#NAME?</text:p>
          </table:table-cell>
          <table:table-cell table:style-name="ce9" table:formula="of:=CONCATENATE([.O50];&quot; \hideNotes &quot;; join(&quot; &quot;;[.P50:.R5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1];2;1)" office:value-type="string" office:string-value="3" calcext:value-type="string">
            <text:p>3</text:p>
          </table:table-cell>
          <table:table-cell table:style-name="ce4" table:formula="of:=[.C51]" office:value-type="string" office:string-value="G3" calcext:value-type="string">
            <text:p>G3</text:p>
          </table:table-cell>
          <table:table-cell table:style-name="ce6" table:formula="of:=CONCATENATE(TEXT([.A51];&quot;000&quot;);&quot;-&quot;;TEXT([.B51];&quot;00&quot;);&quot;-&quot;;[.E51];&quot;-&quot;;[.I51];&quot;-&quot;;[.C51])" office:value-type="string" office:string-value="048-35-3-treble-G3" calcext:value-type="string">
            <text:p>048-35-3-treble-G3</text:p>
          </table:table-cell>
          <table:table-cell table:style-name="ce6" table:formula="of:=CONCATENATE([.E51];&quot;-&quot;;[.C51])" office:value-type="string" office:string-value="3-G3" calcext:value-type="string">
            <text:p>3-G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1];&quot; &quot;;[.K51];[.L51];[.M51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1];&quot;,&quot;;[.$L51];[.$M51])" office:value-type="string" office:string-value="g,4" calcext:value-type="string">
            <text:p>g,4</text:p>
          </table:table-cell>
          <table:table-cell table:style-name="ce7" table:formula="of:=CONCATENATE([.$K51];[.$L51];[.$M51])" office:value-type="string" office:string-value="g4" calcext:value-type="string">
            <text:p>g4</text:p>
          </table:table-cell>
          <table:table-cell table:style-name="ce7" table:formula="of:=CONCATENATE([.$K51];[.$L51];&quot;'&quot;;[.$M51])" office:value-type="string" office:string-value="g'4" calcext:value-type="string">
            <text:p>g'4</text:p>
          </table:table-cell>
          <table:table-cell table:style-name="ce9" table:formula="of:=join(&quot; &quot;;[.O51:.R51])" office:value-type="string" office:string-value="" calcext:value-type="error">
            <text:p>#NAME?</text:p>
          </table:table-cell>
          <table:table-cell table:style-name="ce9" table:formula="of:=CONCATENATE([.O51];&quot; \hideNotes &quot;; join(&quot; &quot;;[.P51:.R5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1];2);&quot;#&quot;)" office:value-type="string" office:string-value="G3#" calcext:value-type="string">
            <text:p>G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2];2;1)" office:value-type="string" office:string-value="3" calcext:value-type="string">
            <text:p>3</text:p>
          </table:table-cell>
          <table:table-cell table:style-name="ce4" table:formula="of:=[.C52]" office:value-type="string" office:string-value="G3#" calcext:value-type="string">
            <text:p>G3#</text:p>
          </table:table-cell>
          <table:table-cell table:style-name="ce6" table:formula="of:=CONCATENATE(TEXT([.A52];&quot;000&quot;);&quot;-&quot;;TEXT([.B52];&quot;00&quot;);&quot;-&quot;;[.E52];&quot;-&quot;;[.I52];&quot;-&quot;;[.C52])" office:value-type="string" office:string-value="049-36-3-treble-G3#" calcext:value-type="string">
            <text:p>049-36-3-treble-G3#</text:p>
          </table:table-cell>
          <table:table-cell table:style-name="ce6" table:formula="of:=CONCATENATE([.E52];&quot;-&quot;;[.C52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2];&quot; &quot;;[.K52];[.L52];[.M52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2];&quot;,&quot;;[.$L52];[.$M52])" office:value-type="string" office:string-value="gis,4" calcext:value-type="string">
            <text:p>gis,4</text:p>
          </table:table-cell>
          <table:table-cell table:style-name="ce7" table:formula="of:=CONCATENATE([.$K52];[.$L52];[.$M52])" office:value-type="string" office:string-value="gis4" calcext:value-type="string">
            <text:p>gis4</text:p>
          </table:table-cell>
          <table:table-cell table:style-name="ce7" table:formula="of:=CONCATENATE([.$K52];[.$L52];&quot;'&quot;;[.$M52])" office:value-type="string" office:string-value="gis'4" calcext:value-type="string">
            <text:p>gis'4</text:p>
          </table:table-cell>
          <table:table-cell table:style-name="ce9" table:formula="of:=join(&quot; &quot;;[.O52:.R52])" office:value-type="string" office:string-value="" calcext:value-type="error">
            <text:p>#NAME?</text:p>
          </table:table-cell>
          <table:table-cell table:style-name="ce9" table:formula="of:=CONCATENATE([.O52];&quot; \hideNotes &quot;; join(&quot; &quot;;[.P52:.R5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4];2);&quot;b&quot;)" office:value-type="string" office:string-value="A3b" calcext:value-type="string">
            <text:p>A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3];2;1)" office:value-type="string" office:string-value="3" calcext:value-type="string">
            <text:p>3</text:p>
          </table:table-cell>
          <table:table-cell table:style-name="ce4" table:formula="of:=[.C53]" office:value-type="string" office:string-value="A3b" calcext:value-type="string">
            <text:p>A3b</text:p>
          </table:table-cell>
          <table:table-cell table:style-name="ce6" table:formula="of:=CONCATENATE(TEXT([.A53];&quot;000&quot;);&quot;-&quot;;TEXT([.B53];&quot;00&quot;);&quot;-&quot;;[.E53];&quot;-&quot;;[.I53];&quot;-&quot;;[.C53])" office:value-type="string" office:string-value="053-36-3-treble-A3b" calcext:value-type="string">
            <text:p>053-36-3-treble-A3b</text:p>
          </table:table-cell>
          <table:table-cell table:style-name="ce6" table:formula="of:=CONCATENATE([.E53];&quot;-&quot;;[.C53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3];&quot; &quot;;[.K53];[.L53];[.M53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3];&quot;,&quot;;[.$L53];[.$M53])" office:value-type="string" office:string-value="aes,4" calcext:value-type="string">
            <text:p>aes,4</text:p>
          </table:table-cell>
          <table:table-cell table:style-name="ce7" table:formula="of:=CONCATENATE([.$K53];[.$L53];[.$M53])" office:value-type="string" office:string-value="aes4" calcext:value-type="string">
            <text:p>aes4</text:p>
          </table:table-cell>
          <table:table-cell table:style-name="ce7" table:formula="of:=CONCATENATE([.$K53];[.$L53];&quot;'&quot;;[.$M53])" office:value-type="string" office:string-value="aes'4" calcext:value-type="string">
            <text:p>aes'4</text:p>
          </table:table-cell>
          <table:table-cell table:style-name="ce9" table:formula="of:=join(&quot; &quot;;[.O53:.R53])" office:value-type="string" office:string-value="" calcext:value-type="error">
            <text:p>#NAME?</text:p>
          </table:table-cell>
          <table:table-cell table:style-name="ce9" table:formula="of:=CONCATENATE([.O53];&quot; \hideNotes &quot;; join(&quot; &quot;;[.P53:.R5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4];2;1)" office:value-type="string" office:string-value="3" calcext:value-type="string">
            <text:p>3</text:p>
          </table:table-cell>
          <table:table-cell table:style-name="ce4" table:formula="of:=[.C54]" office:value-type="string" office:string-value="A3" calcext:value-type="string">
            <text:p>A3</text:p>
          </table:table-cell>
          <table:table-cell table:style-name="ce6" table:formula="of:=CONCATENATE(TEXT([.A54];&quot;000&quot;);&quot;-&quot;;TEXT([.B54];&quot;00&quot;);&quot;-&quot;;[.E54];&quot;-&quot;;[.I54];&quot;-&quot;;[.C54])" office:value-type="string" office:string-value="051-37-3-treble-A3" calcext:value-type="string">
            <text:p>051-37-3-treble-A3</text:p>
          </table:table-cell>
          <table:table-cell table:style-name="ce6" table:formula="of:=CONCATENATE([.E54];&quot;-&quot;;[.C54])" office:value-type="string" office:string-value="3-A3" calcext:value-type="string">
            <text:p>3-A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4];&quot; &quot;;[.K54];[.L54];[.M54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4];&quot;,&quot;;[.$L54];[.$M54])" office:value-type="string" office:string-value="a,4" calcext:value-type="string">
            <text:p>a,4</text:p>
          </table:table-cell>
          <table:table-cell table:style-name="ce7" table:formula="of:=CONCATENATE([.$K54];[.$L54];[.$M54])" office:value-type="string" office:string-value="a4" calcext:value-type="string">
            <text:p>a4</text:p>
          </table:table-cell>
          <table:table-cell table:style-name="ce7" table:formula="of:=CONCATENATE([.$K54];[.$L54];&quot;'&quot;;[.$M54])" office:value-type="string" office:string-value="a'4" calcext:value-type="string">
            <text:p>a'4</text:p>
          </table:table-cell>
          <table:table-cell table:style-name="ce9" table:formula="of:=join(&quot; &quot;;[.O54:.R54])" office:value-type="string" office:string-value="" calcext:value-type="error">
            <text:p>#NAME?</text:p>
          </table:table-cell>
          <table:table-cell table:style-name="ce9" table:formula="of:=CONCATENATE([.O54];&quot; \hideNotes &quot;; join(&quot; &quot;;[.P54:.R5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4];2);&quot;#&quot;)" office:value-type="string" office:string-value="A3#" calcext:value-type="string">
            <text:p>A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5];2;1)" office:value-type="string" office:string-value="3" calcext:value-type="string">
            <text:p>3</text:p>
          </table:table-cell>
          <table:table-cell table:style-name="ce4" table:formula="of:=[.C55]" office:value-type="string" office:string-value="A3#" calcext:value-type="string">
            <text:p>A3#</text:p>
          </table:table-cell>
          <table:table-cell table:style-name="ce6" table:formula="of:=CONCATENATE(TEXT([.A55];&quot;000&quot;);&quot;-&quot;;TEXT([.B55];&quot;00&quot;);&quot;-&quot;;[.E55];&quot;-&quot;;[.I55];&quot;-&quot;;[.C55])" office:value-type="string" office:string-value="052-38-3-treble-A3#" calcext:value-type="string">
            <text:p>052-38-3-treble-A3#</text:p>
          </table:table-cell>
          <table:table-cell table:style-name="ce6" table:formula="of:=CONCATENATE([.E55];&quot;-&quot;;[.C55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5];&quot; &quot;;[.K55];[.L55];[.M55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5];&quot;,&quot;;[.$L55];[.$M55])" office:value-type="string" office:string-value="ais,4" calcext:value-type="string">
            <text:p>ais,4</text:p>
          </table:table-cell>
          <table:table-cell table:style-name="ce7" table:formula="of:=CONCATENATE([.$K55];[.$L55];[.$M55])" office:value-type="string" office:string-value="ais4" calcext:value-type="string">
            <text:p>ais4</text:p>
          </table:table-cell>
          <table:table-cell table:style-name="ce7" table:formula="of:=CONCATENATE([.$K55];[.$L55];&quot;'&quot;;[.$M55])" office:value-type="string" office:string-value="ais'4" calcext:value-type="string">
            <text:p>ais'4</text:p>
          </table:table-cell>
          <table:table-cell table:style-name="ce9" table:formula="of:=join(&quot; &quot;;[.O55:.R55])" office:value-type="string" office:string-value="" calcext:value-type="error">
            <text:p>#NAME?</text:p>
          </table:table-cell>
          <table:table-cell table:style-name="ce9" table:formula="of:=CONCATENATE([.O55];&quot; \hideNotes &quot;; join(&quot; &quot;;[.P55:.R5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7];2);&quot;b&quot;)" office:value-type="string" office:string-value="B3b" calcext:value-type="string">
            <text:p>B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6];2;1)" office:value-type="string" office:string-value="3" calcext:value-type="string">
            <text:p>3</text:p>
          </table:table-cell>
          <table:table-cell table:style-name="ce4" table:formula="of:=[.C56]" office:value-type="string" office:string-value="B3b" calcext:value-type="string">
            <text:p>B3b</text:p>
          </table:table-cell>
          <table:table-cell table:style-name="ce6" table:formula="of:=CONCATENATE(TEXT([.A56];&quot;000&quot;);&quot;-&quot;;TEXT([.B56];&quot;00&quot;);&quot;-&quot;;[.E56];&quot;-&quot;;[.I56];&quot;-&quot;;[.C56])" office:value-type="string" office:string-value="055-38-3-treble-B3b" calcext:value-type="string">
            <text:p>055-38-3-treble-B3b</text:p>
          </table:table-cell>
          <table:table-cell table:style-name="ce6" table:formula="of:=CONCATENATE([.E56];&quot;-&quot;;[.C56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6];&quot; &quot;;[.K56];[.L56];[.M56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6];&quot;,&quot;;[.$L56];[.$M56])" office:value-type="string" office:string-value="bes,4" calcext:value-type="string">
            <text:p>bes,4</text:p>
          </table:table-cell>
          <table:table-cell table:style-name="ce7" table:formula="of:=CONCATENATE([.$K56];[.$L56];[.$M56])" office:value-type="string" office:string-value="bes4" calcext:value-type="string">
            <text:p>bes4</text:p>
          </table:table-cell>
          <table:table-cell table:style-name="ce7" table:formula="of:=CONCATENATE([.$K56];[.$L56];&quot;'&quot;;[.$M56])" office:value-type="string" office:string-value="bes'4" calcext:value-type="string">
            <text:p>bes'4</text:p>
          </table:table-cell>
          <table:table-cell table:style-name="ce9" table:formula="of:=join(&quot; &quot;;[.O56:.R56])" office:value-type="string" office:string-value="" calcext:value-type="error">
            <text:p>#NAME?</text:p>
          </table:table-cell>
          <table:table-cell table:style-name="ce9" table:formula="of:=CONCATENATE([.O56];&quot; \hideNotes &quot;; join(&quot; &quot;;[.P56:.R5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7];2;1)" office:value-type="string" office:string-value="3" calcext:value-type="string">
            <text:p>3</text:p>
          </table:table-cell>
          <table:table-cell table:style-name="ce4" table:formula="of:=[.C57]" office:value-type="string" office:string-value="B3" calcext:value-type="string">
            <text:p>B3</text:p>
          </table:table-cell>
          <table:table-cell table:style-name="ce6" table:formula="of:=CONCATENATE(TEXT([.A57];&quot;000&quot;);&quot;-&quot;;TEXT([.B57];&quot;00&quot;);&quot;-&quot;;[.E57];&quot;-&quot;;[.I57];&quot;-&quot;;[.C57])" office:value-type="string" office:string-value="054-39-3-treble-B3" calcext:value-type="string">
            <text:p>054-39-3-treble-B3</text:p>
          </table:table-cell>
          <table:table-cell table:style-name="ce6" table:formula="of:=CONCATENATE([.E57];&quot;-&quot;;[.C57])" office:value-type="string" office:string-value="3-B3" calcext:value-type="string">
            <text:p>3-B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7];&quot; &quot;;[.K57];[.L57];[.M57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7];&quot;,&quot;;[.$L57];[.$M57])" office:value-type="string" office:string-value="b,4" calcext:value-type="string">
            <text:p>b,4</text:p>
          </table:table-cell>
          <table:table-cell table:style-name="ce7" table:formula="of:=CONCATENATE([.$K57];[.$L57];[.$M57])" office:value-type="string" office:string-value="b4" calcext:value-type="string">
            <text:p>b4</text:p>
          </table:table-cell>
          <table:table-cell table:style-name="ce7" table:formula="of:=CONCATENATE([.$K57];[.$L57];&quot;'&quot;;[.$M57])" office:value-type="string" office:string-value="b'4" calcext:value-type="string">
            <text:p>b'4</text:p>
          </table:table-cell>
          <table:table-cell table:style-name="ce9" table:formula="of:=join(&quot; &quot;;[.O57:.R57])" office:value-type="string" office:string-value="" calcext:value-type="error">
            <text:p>#NAME?</text:p>
          </table:table-cell>
          <table:table-cell table:style-name="ce9" table:formula="of:=CONCATENATE([.O57];&quot; \hideNotes &quot;; join(&quot; &quot;;[.P57:.R5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8];2;1)" office:value-type="string" office:string-value="3" calcext:value-type="string">
            <text:p>3</text:p>
          </table:table-cell>
          <table:table-cell table:style-name="ce4" table:formula="of:=[.C58]" office:value-type="string" office:string-value="C3" calcext:value-type="string">
            <text:p>C3</text:p>
          </table:table-cell>
          <table:table-cell table:style-name="ce6" table:formula="of:=CONCATENATE(TEXT([.A58];&quot;000&quot;);&quot;-&quot;;TEXT([.B58];&quot;00&quot;);&quot;-&quot;;[.E58];&quot;-&quot;;[.I58];&quot;-&quot;;[.C58])" office:value-type="string" office:string-value="056-28-3-bass-C3" calcext:value-type="string">
            <text:p>056-28-3-bass-C3</text:p>
          </table:table-cell>
          <table:table-cell table:style-name="ce6" table:formula="of:=CONCATENATE([.E58];&quot;-&quot;;[.C58])" office:value-type="string" office:string-value="3-C3" calcext:value-type="string">
            <text:p>3-C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58];&quot; &quot;;[.$W58];[.$X58];[.$Y58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58];&quot;,&quot;;[.$X58];[.$Y58])" office:value-type="string" office:string-value="c,4" calcext:value-type="string">
            <text:p>c,4</text:p>
          </table:table-cell>
          <table:table-cell table:style-name="ce7" table:formula="of:=CONCATENATE([.$W58];[.$X58];[.$Y58])" office:value-type="string" office:string-value="c4" calcext:value-type="string">
            <text:p>c4</text:p>
          </table:table-cell>
          <table:table-cell table:style-name="ce7" table:formula="of:=CONCATENATE([.$W58];[.$X58];&quot;'&quot;;[.$Y58])" office:value-type="string" office:string-value="c'4" calcext:value-type="string">
            <text:p>c'4</text:p>
          </table:table-cell>
          <table:table-cell table:style-name="ce12" table:formula="of:=join(&quot; &quot;;[.AA58:.AD58])" office:value-type="string" office:string-value="" calcext:value-type="error">
            <text:p>#NAME?</text:p>
          </table:table-cell>
          <table:table-cell table:style-name="ce12" table:formula="of:=CONCATENATE([.AA58];&quot; \hideNotes &quot;; join(&quot; &quot;;[.AB58:.AD5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58];2);&quot;#&quot;)" office:value-type="string" office:string-value="C3#" calcext:value-type="string">
            <text:p>C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9];2;1)" office:value-type="string" office:string-value="3" calcext:value-type="string">
            <text:p>3</text:p>
          </table:table-cell>
          <table:table-cell table:style-name="ce4" table:formula="of:=[.C59]" office:value-type="string" office:string-value="C3#" calcext:value-type="string">
            <text:p>C3#</text:p>
          </table:table-cell>
          <table:table-cell table:style-name="ce6" table:formula="of:=CONCATENATE(TEXT([.A59];&quot;000&quot;);&quot;-&quot;;TEXT([.B59];&quot;00&quot;);&quot;-&quot;;[.E59];&quot;-&quot;;[.I59];&quot;-&quot;;[.C59])" office:value-type="string" office:string-value="057-29-3-bass-C3#" calcext:value-type="string">
            <text:p>057-29-3-bass-C3#</text:p>
          </table:table-cell>
          <table:table-cell table:style-name="ce6" table:formula="of:=CONCATENATE([.E59];&quot;-&quot;;[.C59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59];&quot; &quot;;[.$W59];[.$X59];[.$Y59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59];&quot;,&quot;;[.$X59];[.$Y59])" office:value-type="string" office:string-value="cis,4" calcext:value-type="string">
            <text:p>cis,4</text:p>
          </table:table-cell>
          <table:table-cell table:style-name="ce7" table:formula="of:=CONCATENATE([.$W59];[.$X59];[.$Y59])" office:value-type="string" office:string-value="cis4" calcext:value-type="string">
            <text:p>cis4</text:p>
          </table:table-cell>
          <table:table-cell table:style-name="ce7" table:formula="of:=CONCATENATE([.$W59];[.$X59];&quot;'&quot;;[.$Y59])" office:value-type="string" office:string-value="cis'4" calcext:value-type="string">
            <text:p>cis'4</text:p>
          </table:table-cell>
          <table:table-cell table:style-name="ce12" table:formula="of:=join(&quot; &quot;;[.AA59:.AD59])" office:value-type="string" office:string-value="" calcext:value-type="error">
            <text:p>#NAME?</text:p>
          </table:table-cell>
          <table:table-cell table:style-name="ce12" table:formula="of:=CONCATENATE([.AA59];&quot; \hideNotes &quot;; join(&quot; &quot;;[.AB59:.AD5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61];2);&quot;b&quot;)" office:value-type="string" office:string-value="D3b" calcext:value-type="string">
            <text:p>D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0];2;1)" office:value-type="string" office:string-value="3" calcext:value-type="string">
            <text:p>3</text:p>
          </table:table-cell>
          <table:table-cell table:style-name="ce4" table:formula="of:=[.C60]" office:value-type="string" office:string-value="D3b" calcext:value-type="string">
            <text:p>D3b</text:p>
          </table:table-cell>
          <table:table-cell table:style-name="ce6" table:formula="of:=CONCATENATE(TEXT([.A60];&quot;000&quot;);&quot;-&quot;;TEXT([.B60];&quot;00&quot;);&quot;-&quot;;[.E60];&quot;-&quot;;[.I60];&quot;-&quot;;[.C60])" office:value-type="string" office:string-value="060-29-3-bass-D3b" calcext:value-type="string">
            <text:p>060-29-3-bass-D3b</text:p>
          </table:table-cell>
          <table:table-cell table:style-name="ce6" table:formula="of:=CONCATENATE([.E60];&quot;-&quot;;[.C60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0];&quot; &quot;;[.$W60];[.$X60];[.$Y60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0];&quot;,&quot;;[.$X60];[.$Y60])" office:value-type="string" office:string-value="des,4" calcext:value-type="string">
            <text:p>des,4</text:p>
          </table:table-cell>
          <table:table-cell table:style-name="ce7" table:formula="of:=CONCATENATE([.$W60];[.$X60];[.$Y60])" office:value-type="string" office:string-value="des4" calcext:value-type="string">
            <text:p>des4</text:p>
          </table:table-cell>
          <table:table-cell table:style-name="ce7" table:formula="of:=CONCATENATE([.$W60];[.$X60];&quot;'&quot;;[.$Y60])" office:value-type="string" office:string-value="des'4" calcext:value-type="string">
            <text:p>des'4</text:p>
          </table:table-cell>
          <table:table-cell table:style-name="ce12" table:formula="of:=join(&quot; &quot;;[.AA60:.AD60])" office:value-type="string" office:string-value="" calcext:value-type="error">
            <text:p>#NAME?</text:p>
          </table:table-cell>
          <table:table-cell table:style-name="ce12" table:formula="of:=CONCATENATE([.AA60];&quot; \hideNotes &quot;; join(&quot; &quot;;[.AB60:.AD6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1];2;1)" office:value-type="string" office:string-value="3" calcext:value-type="string">
            <text:p>3</text:p>
          </table:table-cell>
          <table:table-cell table:style-name="ce4" table:formula="of:=[.C61]" office:value-type="string" office:string-value="D3" calcext:value-type="string">
            <text:p>D3</text:p>
          </table:table-cell>
          <table:table-cell table:style-name="ce6" table:formula="of:=CONCATENATE(TEXT([.A61];&quot;000&quot;);&quot;-&quot;;TEXT([.B61];&quot;00&quot;);&quot;-&quot;;[.E61];&quot;-&quot;;[.I61];&quot;-&quot;;[.C61])" office:value-type="string" office:string-value="058-30-3-bass-D3" calcext:value-type="string">
            <text:p>058-30-3-bass-D3</text:p>
          </table:table-cell>
          <table:table-cell table:style-name="ce6" table:formula="of:=CONCATENATE([.E61];&quot;-&quot;;[.C61])" office:value-type="string" office:string-value="3-D3" calcext:value-type="string">
            <text:p>3-D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1];&quot; &quot;;[.$W61];[.$X61];[.$Y61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1];&quot;,&quot;;[.$X61];[.$Y61])" office:value-type="string" office:string-value="d,4" calcext:value-type="string">
            <text:p>d,4</text:p>
          </table:table-cell>
          <table:table-cell table:style-name="ce7" table:formula="of:=CONCATENATE([.$W61];[.$X61];[.$Y61])" office:value-type="string" office:string-value="d4" calcext:value-type="string">
            <text:p>d4</text:p>
          </table:table-cell>
          <table:table-cell table:style-name="ce7" table:formula="of:=CONCATENATE([.$W61];[.$X61];&quot;'&quot;;[.$Y61])" office:value-type="string" office:string-value="d'4" calcext:value-type="string">
            <text:p>d'4</text:p>
          </table:table-cell>
          <table:table-cell table:style-name="ce12" table:formula="of:=join(&quot; &quot;;[.AA61:.AD61])" office:value-type="string" office:string-value="" calcext:value-type="error">
            <text:p>#NAME?</text:p>
          </table:table-cell>
          <table:table-cell table:style-name="ce12" table:formula="of:=CONCATENATE([.AA61];&quot; \hideNotes &quot;; join(&quot; &quot;;[.AB61:.AD6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1];2);&quot;#&quot;)" office:value-type="string" office:string-value="D3#" calcext:value-type="string">
            <text:p>D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2];2;1)" office:value-type="string" office:string-value="3" calcext:value-type="string">
            <text:p>3</text:p>
          </table:table-cell>
          <table:table-cell table:style-name="ce4" table:formula="of:=[.C62]" office:value-type="string" office:string-value="D3#" calcext:value-type="string">
            <text:p>D3#</text:p>
          </table:table-cell>
          <table:table-cell table:style-name="ce6" table:formula="of:=CONCATENATE(TEXT([.A62];&quot;000&quot;);&quot;-&quot;;TEXT([.B62];&quot;00&quot;);&quot;-&quot;;[.E62];&quot;-&quot;;[.I62];&quot;-&quot;;[.C62])" office:value-type="string" office:string-value="059-31-3-bass-D3#" calcext:value-type="string">
            <text:p>059-31-3-bass-D3#</text:p>
          </table:table-cell>
          <table:table-cell table:style-name="ce6" table:formula="of:=CONCATENATE([.E62];&quot;-&quot;;[.C62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2];&quot; &quot;;[.$W62];[.$X62];[.$Y62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2];&quot;,&quot;;[.$X62];[.$Y62])" office:value-type="string" office:string-value="dis,4" calcext:value-type="string">
            <text:p>dis,4</text:p>
          </table:table-cell>
          <table:table-cell table:style-name="ce7" table:formula="of:=CONCATENATE([.$W62];[.$X62];[.$Y62])" office:value-type="string" office:string-value="dis4" calcext:value-type="string">
            <text:p>dis4</text:p>
          </table:table-cell>
          <table:table-cell table:style-name="ce7" table:formula="of:=CONCATENATE([.$W62];[.$X62];&quot;'&quot;;[.$Y62])" office:value-type="string" office:string-value="dis'4" calcext:value-type="string">
            <text:p>dis'4</text:p>
          </table:table-cell>
          <table:table-cell table:style-name="ce12" table:formula="of:=join(&quot; &quot;;[.AA62:.AD62])" office:value-type="string" office:string-value="" calcext:value-type="error">
            <text:p>#NAME?</text:p>
          </table:table-cell>
          <table:table-cell table:style-name="ce12" table:formula="of:=CONCATENATE([.AA62];&quot; \hideNotes &quot;; join(&quot; &quot;;[.AB62:.AD6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4];2);&quot;b&quot;)" office:value-type="string" office:string-value="E3b" calcext:value-type="string">
            <text:p>E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3];2;1)" office:value-type="string" office:string-value="3" calcext:value-type="string">
            <text:p>3</text:p>
          </table:table-cell>
          <table:table-cell table:style-name="ce4" table:formula="of:=[.C63]" office:value-type="string" office:string-value="E3b" calcext:value-type="string">
            <text:p>E3b</text:p>
          </table:table-cell>
          <table:table-cell table:style-name="ce6" table:formula="of:=CONCATENATE(TEXT([.A63];&quot;000&quot;);&quot;-&quot;;TEXT([.B63];&quot;00&quot;);&quot;-&quot;;[.E63];&quot;-&quot;;[.I63];&quot;-&quot;;[.C63])" office:value-type="string" office:string-value="062-31-3-bass-E3b" calcext:value-type="string">
            <text:p>062-31-3-bass-E3b</text:p>
          </table:table-cell>
          <table:table-cell table:style-name="ce6" table:formula="of:=CONCATENATE([.E63];&quot;-&quot;;[.C63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3];&quot; &quot;;[.$W63];[.$X63];[.$Y63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3];&quot;,&quot;;[.$X63];[.$Y63])" office:value-type="string" office:string-value="ees,4" calcext:value-type="string">
            <text:p>ees,4</text:p>
          </table:table-cell>
          <table:table-cell table:style-name="ce7" table:formula="of:=CONCATENATE([.$W63];[.$X63];[.$Y63])" office:value-type="string" office:string-value="ees4" calcext:value-type="string">
            <text:p>ees4</text:p>
          </table:table-cell>
          <table:table-cell table:style-name="ce7" table:formula="of:=CONCATENATE([.$W63];[.$X63];&quot;'&quot;;[.$Y63])" office:value-type="string" office:string-value="ees'4" calcext:value-type="string">
            <text:p>ees'4</text:p>
          </table:table-cell>
          <table:table-cell table:style-name="ce12" table:formula="of:=join(&quot; &quot;;[.AA63:.AD63])" office:value-type="string" office:string-value="" calcext:value-type="error">
            <text:p>#NAME?</text:p>
          </table:table-cell>
          <table:table-cell table:style-name="ce12" table:formula="of:=CONCATENATE([.AA63];&quot; \hideNotes &quot;; join(&quot; &quot;;[.AB63:.AD6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4];2;1)" office:value-type="string" office:string-value="3" calcext:value-type="string">
            <text:p>3</text:p>
          </table:table-cell>
          <table:table-cell table:style-name="ce4" table:formula="of:=[.C64]" office:value-type="string" office:string-value="E3" calcext:value-type="string">
            <text:p>E3</text:p>
          </table:table-cell>
          <table:table-cell table:style-name="ce6" table:formula="of:=CONCATENATE(TEXT([.A64];&quot;000&quot;);&quot;-&quot;;TEXT([.B64];&quot;00&quot;);&quot;-&quot;;[.E64];&quot;-&quot;;[.I64];&quot;-&quot;;[.C64])" office:value-type="string" office:string-value="061-32-3-bass-E3" calcext:value-type="string">
            <text:p>061-32-3-bass-E3</text:p>
          </table:table-cell>
          <table:table-cell table:style-name="ce6" table:formula="of:=CONCATENATE([.E64];&quot;-&quot;;[.C64])" office:value-type="string" office:string-value="3-E3" calcext:value-type="string">
            <text:p>3-E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4];&quot; &quot;;[.$W64];[.$X64];[.$Y64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4];&quot;,&quot;;[.$X64];[.$Y64])" office:value-type="string" office:string-value="e,4" calcext:value-type="string">
            <text:p>e,4</text:p>
          </table:table-cell>
          <table:table-cell table:style-name="ce7" table:formula="of:=CONCATENATE([.$W64];[.$X64];[.$Y64])" office:value-type="string" office:string-value="e4" calcext:value-type="string">
            <text:p>e4</text:p>
          </table:table-cell>
          <table:table-cell table:style-name="ce7" table:formula="of:=CONCATENATE([.$W64];[.$X64];&quot;'&quot;;[.$Y64])" office:value-type="string" office:string-value="e'4" calcext:value-type="string">
            <text:p>e'4</text:p>
          </table:table-cell>
          <table:table-cell table:style-name="ce12" table:formula="of:=join(&quot; &quot;;[.AA64:.AD64])" office:value-type="string" office:string-value="" calcext:value-type="error">
            <text:p>#NAME?</text:p>
          </table:table-cell>
          <table:table-cell table:style-name="ce12" table:formula="of:=CONCATENATE([.AA64];&quot; \hideNotes &quot;; join(&quot; &quot;;[.AB64:.AD6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5];2;1)" office:value-type="string" office:string-value="3" calcext:value-type="string">
            <text:p>3</text:p>
          </table:table-cell>
          <table:table-cell table:style-name="ce4" table:formula="of:=[.C65]" office:value-type="string" office:string-value="F3" calcext:value-type="string">
            <text:p>F3</text:p>
          </table:table-cell>
          <table:table-cell table:style-name="ce6" table:formula="of:=CONCATENATE(TEXT([.A65];&quot;000&quot;);&quot;-&quot;;TEXT([.B65];&quot;00&quot;);&quot;-&quot;;[.E65];&quot;-&quot;;[.I65];&quot;-&quot;;[.C65])" office:value-type="string" office:string-value="063-33-3-bass-F3" calcext:value-type="string">
            <text:p>063-33-3-bass-F3</text:p>
          </table:table-cell>
          <table:table-cell table:style-name="ce6" table:formula="of:=CONCATENATE([.E65];&quot;-&quot;;[.C65])" office:value-type="string" office:string-value="3-F3" calcext:value-type="string">
            <text:p>3-F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5];&quot; &quot;;[.$W65];[.$X65];[.$Y65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5];&quot;,&quot;;[.$X65];[.$Y65])" office:value-type="string" office:string-value="f,4" calcext:value-type="string">
            <text:p>f,4</text:p>
          </table:table-cell>
          <table:table-cell table:style-name="ce7" table:formula="of:=CONCATENATE([.$W65];[.$X65];[.$Y65])" office:value-type="string" office:string-value="f4" calcext:value-type="string">
            <text:p>f4</text:p>
          </table:table-cell>
          <table:table-cell table:style-name="ce7" table:formula="of:=CONCATENATE([.$W65];[.$X65];&quot;'&quot;;[.$Y65])" office:value-type="string" office:string-value="f'4" calcext:value-type="string">
            <text:p>f'4</text:p>
          </table:table-cell>
          <table:table-cell table:style-name="ce12" table:formula="of:=join(&quot; &quot;;[.AA65:.AD65])" office:value-type="string" office:string-value="" calcext:value-type="error">
            <text:p>#NAME?</text:p>
          </table:table-cell>
          <table:table-cell table:style-name="ce12" table:formula="of:=CONCATENATE([.AA65];&quot; \hideNotes &quot;; join(&quot; &quot;;[.AB65:.AD6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5];2);&quot;#&quot;)" office:value-type="string" office:string-value="F3#" calcext:value-type="string">
            <text:p>F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6];2;1)" office:value-type="string" office:string-value="3" calcext:value-type="string">
            <text:p>3</text:p>
          </table:table-cell>
          <table:table-cell table:style-name="ce4" table:formula="of:=[.C66]" office:value-type="string" office:string-value="F3#" calcext:value-type="string">
            <text:p>F3#</text:p>
          </table:table-cell>
          <table:table-cell table:style-name="ce6" table:formula="of:=CONCATENATE(TEXT([.A66];&quot;000&quot;);&quot;-&quot;;TEXT([.B66];&quot;00&quot;);&quot;-&quot;;[.E66];&quot;-&quot;;[.I66];&quot;-&quot;;[.C66])" office:value-type="string" office:string-value="064-34-3-bass-F3#" calcext:value-type="string">
            <text:p>064-34-3-bass-F3#</text:p>
          </table:table-cell>
          <table:table-cell table:style-name="ce6" table:formula="of:=CONCATENATE([.E66];&quot;-&quot;;[.C66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6];&quot; &quot;;[.$W66];[.$X66];[.$Y66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6];&quot;,&quot;;[.$X66];[.$Y66])" office:value-type="string" office:string-value="fis,4" calcext:value-type="string">
            <text:p>fis,4</text:p>
          </table:table-cell>
          <table:table-cell table:style-name="ce7" table:formula="of:=CONCATENATE([.$W66];[.$X66];[.$Y66])" office:value-type="string" office:string-value="fis4" calcext:value-type="string">
            <text:p>fis4</text:p>
          </table:table-cell>
          <table:table-cell table:style-name="ce7" table:formula="of:=CONCATENATE([.$W66];[.$X66];&quot;'&quot;;[.$Y66])" office:value-type="string" office:string-value="fis'4" calcext:value-type="string">
            <text:p>fis'4</text:p>
          </table:table-cell>
          <table:table-cell table:style-name="ce12" table:formula="of:=join(&quot; &quot;;[.AA66:.AD66])" office:value-type="string" office:string-value="" calcext:value-type="error">
            <text:p>#NAME?</text:p>
          </table:table-cell>
          <table:table-cell table:style-name="ce12" table:formula="of:=CONCATENATE([.AA66];&quot; \hideNotes &quot;; join(&quot; &quot;;[.AB66:.AD6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8];2);&quot;b&quot;)" office:value-type="string" office:string-value="G3b" calcext:value-type="string">
            <text:p>G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7];2;1)" office:value-type="string" office:string-value="3" calcext:value-type="string">
            <text:p>3</text:p>
          </table:table-cell>
          <table:table-cell table:style-name="ce4" table:formula="of:=[.C67]" office:value-type="string" office:string-value="G3b" calcext:value-type="string">
            <text:p>G3b</text:p>
          </table:table-cell>
          <table:table-cell table:style-name="ce6" table:formula="of:=CONCATENATE(TEXT([.A67];&quot;000&quot;);&quot;-&quot;;TEXT([.B67];&quot;00&quot;);&quot;-&quot;;[.E67];&quot;-&quot;;[.I67];&quot;-&quot;;[.C67])" office:value-type="string" office:string-value="067-34-3-bass-G3b" calcext:value-type="string">
            <text:p>067-34-3-bass-G3b</text:p>
          </table:table-cell>
          <table:table-cell table:style-name="ce6" table:formula="of:=CONCATENATE([.E67];&quot;-&quot;;[.C67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7];&quot; &quot;;[.$W67];[.$X67];[.$Y67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7];&quot;,&quot;;[.$X67];[.$Y67])" office:value-type="string" office:string-value="ges,4" calcext:value-type="string">
            <text:p>ges,4</text:p>
          </table:table-cell>
          <table:table-cell table:style-name="ce7" table:formula="of:=CONCATENATE([.$W67];[.$X67];[.$Y67])" office:value-type="string" office:string-value="ges4" calcext:value-type="string">
            <text:p>ges4</text:p>
          </table:table-cell>
          <table:table-cell table:style-name="ce7" table:formula="of:=CONCATENATE([.$W67];[.$X67];&quot;'&quot;;[.$Y67])" office:value-type="string" office:string-value="ges'4" calcext:value-type="string">
            <text:p>ges'4</text:p>
          </table:table-cell>
          <table:table-cell table:style-name="ce12" table:formula="of:=join(&quot; &quot;;[.AA67:.AD67])" office:value-type="string" office:string-value="" calcext:value-type="error">
            <text:p>#NAME?</text:p>
          </table:table-cell>
          <table:table-cell table:style-name="ce12" table:formula="of:=CONCATENATE([.AA67];&quot; \hideNotes &quot;; join(&quot; &quot;;[.AB67:.AD6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8];2;1)" office:value-type="string" office:string-value="3" calcext:value-type="string">
            <text:p>3</text:p>
          </table:table-cell>
          <table:table-cell table:style-name="ce4" table:formula="of:=[.C68]" office:value-type="string" office:string-value="G3" calcext:value-type="string">
            <text:p>G3</text:p>
          </table:table-cell>
          <table:table-cell table:style-name="ce6" table:formula="of:=CONCATENATE(TEXT([.A68];&quot;000&quot;);&quot;-&quot;;TEXT([.B68];&quot;00&quot;);&quot;-&quot;;[.E68];&quot;-&quot;;[.I68];&quot;-&quot;;[.C68])" office:value-type="string" office:string-value="065-35-3-bass-G3" calcext:value-type="string">
            <text:p>065-35-3-bass-G3</text:p>
          </table:table-cell>
          <table:table-cell table:style-name="ce6" table:formula="of:=CONCATENATE([.E68];&quot;-&quot;;[.C68])" office:value-type="string" office:string-value="3-G3" calcext:value-type="string">
            <text:p>3-G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8];&quot; &quot;;[.$W68];[.$X68];[.$Y68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8];&quot;,&quot;;[.$X68];[.$Y68])" office:value-type="string" office:string-value="g,4" calcext:value-type="string">
            <text:p>g,4</text:p>
          </table:table-cell>
          <table:table-cell table:style-name="ce7" table:formula="of:=CONCATENATE([.$W68];[.$X68];[.$Y68])" office:value-type="string" office:string-value="g4" calcext:value-type="string">
            <text:p>g4</text:p>
          </table:table-cell>
          <table:table-cell table:style-name="ce7" table:formula="of:=CONCATENATE([.$W68];[.$X68];&quot;'&quot;;[.$Y68])" office:value-type="string" office:string-value="g'4" calcext:value-type="string">
            <text:p>g'4</text:p>
          </table:table-cell>
          <table:table-cell table:style-name="ce12" table:formula="of:=join(&quot; &quot;;[.AA68:.AD68])" office:value-type="string" office:string-value="" calcext:value-type="error">
            <text:p>#NAME?</text:p>
          </table:table-cell>
          <table:table-cell table:style-name="ce12" table:formula="of:=CONCATENATE([.AA68];&quot; \hideNotes &quot;; join(&quot; &quot;;[.AB68:.AD6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68];2);&quot;#&quot;)" office:value-type="string" office:string-value="G3#" calcext:value-type="string">
            <text:p>G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9];2;1)" office:value-type="string" office:string-value="3" calcext:value-type="string">
            <text:p>3</text:p>
          </table:table-cell>
          <table:table-cell table:style-name="ce4" table:formula="of:=[.C69]" office:value-type="string" office:string-value="G3#" calcext:value-type="string">
            <text:p>G3#</text:p>
          </table:table-cell>
          <table:table-cell table:style-name="ce6" table:formula="of:=CONCATENATE(TEXT([.A69];&quot;000&quot;);&quot;-&quot;;TEXT([.B69];&quot;00&quot;);&quot;-&quot;;[.E69];&quot;-&quot;;[.I69];&quot;-&quot;;[.C69])" office:value-type="string" office:string-value="066-36-3-bass-G3#" calcext:value-type="string">
            <text:p>066-36-3-bass-G3#</text:p>
          </table:table-cell>
          <table:table-cell table:style-name="ce6" table:formula="of:=CONCATENATE([.E69];&quot;-&quot;;[.C69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69];&quot; &quot;;[.$W69];[.$X69];[.$Y69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69];&quot;,&quot;;[.$X69];[.$Y69])" office:value-type="string" office:string-value="gis,4" calcext:value-type="string">
            <text:p>gis,4</text:p>
          </table:table-cell>
          <table:table-cell table:style-name="ce7" table:formula="of:=CONCATENATE([.$W69];[.$X69];[.$Y69])" office:value-type="string" office:string-value="gis4" calcext:value-type="string">
            <text:p>gis4</text:p>
          </table:table-cell>
          <table:table-cell table:style-name="ce7" table:formula="of:=CONCATENATE([.$W69];[.$X69];&quot;'&quot;;[.$Y69])" office:value-type="string" office:string-value="gis'4" calcext:value-type="string">
            <text:p>gis'4</text:p>
          </table:table-cell>
          <table:table-cell table:style-name="ce12" table:formula="of:=join(&quot; &quot;;[.AA69:.AD69])" office:value-type="string" office:string-value="" calcext:value-type="error">
            <text:p>#NAME?</text:p>
          </table:table-cell>
          <table:table-cell table:style-name="ce12" table:formula="of:=CONCATENATE([.AA69];&quot; \hideNotes &quot;; join(&quot; &quot;;[.AB69:.AD6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71];2);&quot;b&quot;)" office:value-type="string" office:string-value="A3b" calcext:value-type="string">
            <text:p>A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0];2;1)" office:value-type="string" office:string-value="3" calcext:value-type="string">
            <text:p>3</text:p>
          </table:table-cell>
          <table:table-cell table:style-name="ce4" table:formula="of:=[.C70]" office:value-type="string" office:string-value="A3b" calcext:value-type="string">
            <text:p>A3b</text:p>
          </table:table-cell>
          <table:table-cell table:style-name="ce6" table:formula="of:=CONCATENATE(TEXT([.A70];&quot;000&quot;);&quot;-&quot;;TEXT([.B70];&quot;00&quot;);&quot;-&quot;;[.E70];&quot;-&quot;;[.I70];&quot;-&quot;;[.C70])" office:value-type="string" office:string-value="070-36-3-bass-A3b" calcext:value-type="string">
            <text:p>070-36-3-bass-A3b</text:p>
          </table:table-cell>
          <table:table-cell table:style-name="ce6" table:formula="of:=CONCATENATE([.E70];&quot;-&quot;;[.C70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0];&quot; &quot;;[.$W70];[.$X70];[.$Y70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0];&quot;,&quot;;[.$X70];[.$Y70])" office:value-type="string" office:string-value="aes,4" calcext:value-type="string">
            <text:p>aes,4</text:p>
          </table:table-cell>
          <table:table-cell table:style-name="ce7" table:formula="of:=CONCATENATE([.$W70];[.$X70];[.$Y70])" office:value-type="string" office:string-value="aes4" calcext:value-type="string">
            <text:p>aes4</text:p>
          </table:table-cell>
          <table:table-cell table:style-name="ce7" table:formula="of:=CONCATENATE([.$W70];[.$X70];&quot;'&quot;;[.$Y70])" office:value-type="string" office:string-value="aes'4" calcext:value-type="string">
            <text:p>aes'4</text:p>
          </table:table-cell>
          <table:table-cell table:style-name="ce12" table:formula="of:=join(&quot; &quot;;[.AA70:.AD70])" office:value-type="string" office:string-value="" calcext:value-type="error">
            <text:p>#NAME?</text:p>
          </table:table-cell>
          <table:table-cell table:style-name="ce12" table:formula="of:=CONCATENATE([.AA70];&quot; \hideNotes &quot;; join(&quot; &quot;;[.AB70:.AD7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1];2;1)" office:value-type="string" office:string-value="3" calcext:value-type="string">
            <text:p>3</text:p>
          </table:table-cell>
          <table:table-cell table:style-name="ce4" table:formula="of:=[.C71]" office:value-type="string" office:string-value="A3" calcext:value-type="string">
            <text:p>A3</text:p>
          </table:table-cell>
          <table:table-cell table:style-name="ce6" table:formula="of:=CONCATENATE(TEXT([.A71];&quot;000&quot;);&quot;-&quot;;TEXT([.B71];&quot;00&quot;);&quot;-&quot;;[.E71];&quot;-&quot;;[.I71];&quot;-&quot;;[.C71])" office:value-type="string" office:string-value="068-37-3-bass-A3" calcext:value-type="string">
            <text:p>068-37-3-bass-A3</text:p>
          </table:table-cell>
          <table:table-cell table:style-name="ce6" table:formula="of:=CONCATENATE([.E71];&quot;-&quot;;[.C71])" office:value-type="string" office:string-value="3-A3" calcext:value-type="string">
            <text:p>3-A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1];&quot; &quot;;[.$W71];[.$X71];[.$Y71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1];&quot;,&quot;;[.$X71];[.$Y71])" office:value-type="string" office:string-value="a,4" calcext:value-type="string">
            <text:p>a,4</text:p>
          </table:table-cell>
          <table:table-cell table:style-name="ce7" table:formula="of:=CONCATENATE([.$W71];[.$X71];[.$Y71])" office:value-type="string" office:string-value="a4" calcext:value-type="string">
            <text:p>a4</text:p>
          </table:table-cell>
          <table:table-cell table:style-name="ce7" table:formula="of:=CONCATENATE([.$W71];[.$X71];&quot;'&quot;;[.$Y71])" office:value-type="string" office:string-value="a'4" calcext:value-type="string">
            <text:p>a'4</text:p>
          </table:table-cell>
          <table:table-cell table:style-name="ce12" table:formula="of:=join(&quot; &quot;;[.AA71:.AD71])" office:value-type="string" office:string-value="" calcext:value-type="error">
            <text:p>#NAME?</text:p>
          </table:table-cell>
          <table:table-cell table:style-name="ce12" table:formula="of:=CONCATENATE([.AA71];&quot; \hideNotes &quot;; join(&quot; &quot;;[.AB71:.AD7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1];2);&quot;#&quot;)" office:value-type="string" office:string-value="A3#" calcext:value-type="string">
            <text:p>A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2];2;1)" office:value-type="string" office:string-value="3" calcext:value-type="string">
            <text:p>3</text:p>
          </table:table-cell>
          <table:table-cell table:style-name="ce4" table:formula="of:=[.C72]" office:value-type="string" office:string-value="A3#" calcext:value-type="string">
            <text:p>A3#</text:p>
          </table:table-cell>
          <table:table-cell table:style-name="ce6" table:formula="of:=CONCATENATE(TEXT([.A72];&quot;000&quot;);&quot;-&quot;;TEXT([.B72];&quot;00&quot;);&quot;-&quot;;[.E72];&quot;-&quot;;[.I72];&quot;-&quot;;[.C72])" office:value-type="string" office:string-value="069-38-3-bass-A3#" calcext:value-type="string">
            <text:p>069-38-3-bass-A3#</text:p>
          </table:table-cell>
          <table:table-cell table:style-name="ce6" table:formula="of:=CONCATENATE([.E72];&quot;-&quot;;[.C72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2];&quot; &quot;;[.$W72];[.$X72];[.$Y72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2];&quot;,&quot;;[.$X72];[.$Y72])" office:value-type="string" office:string-value="ais,4" calcext:value-type="string">
            <text:p>ais,4</text:p>
          </table:table-cell>
          <table:table-cell table:style-name="ce7" table:formula="of:=CONCATENATE([.$W72];[.$X72];[.$Y72])" office:value-type="string" office:string-value="ais4" calcext:value-type="string">
            <text:p>ais4</text:p>
          </table:table-cell>
          <table:table-cell table:style-name="ce7" table:formula="of:=CONCATENATE([.$W72];[.$X72];&quot;'&quot;;[.$Y72])" office:value-type="string" office:string-value="ais'4" calcext:value-type="string">
            <text:p>ais'4</text:p>
          </table:table-cell>
          <table:table-cell table:style-name="ce12" table:formula="of:=join(&quot; &quot;;[.AA72:.AD72])" office:value-type="string" office:string-value="" calcext:value-type="error">
            <text:p>#NAME?</text:p>
          </table:table-cell>
          <table:table-cell table:style-name="ce12" table:formula="of:=CONCATENATE([.AA72];&quot; \hideNotes &quot;; join(&quot; &quot;;[.AB72:.AD7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4];2);&quot;b&quot;)" office:value-type="string" office:string-value="B3b" calcext:value-type="string">
            <text:p>B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3];2;1)" office:value-type="string" office:string-value="3" calcext:value-type="string">
            <text:p>3</text:p>
          </table:table-cell>
          <table:table-cell table:style-name="ce4" table:formula="of:=[.C73]" office:value-type="string" office:string-value="B3b" calcext:value-type="string">
            <text:p>B3b</text:p>
          </table:table-cell>
          <table:table-cell table:style-name="ce6" table:formula="of:=CONCATENATE(TEXT([.A73];&quot;000&quot;);&quot;-&quot;;TEXT([.B73];&quot;00&quot;);&quot;-&quot;;[.E73];&quot;-&quot;;[.I73];&quot;-&quot;;[.C73])" office:value-type="string" office:string-value="072-38-3-bass-B3b" calcext:value-type="string">
            <text:p>072-38-3-bass-B3b</text:p>
          </table:table-cell>
          <table:table-cell table:style-name="ce6" table:formula="of:=CONCATENATE([.E73];&quot;-&quot;;[.C73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3];&quot; &quot;;[.$W73];[.$X73];[.$Y73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3];&quot;,&quot;;[.$X73];[.$Y73])" office:value-type="string" office:string-value="bes,4" calcext:value-type="string">
            <text:p>bes,4</text:p>
          </table:table-cell>
          <table:table-cell table:style-name="ce7" table:formula="of:=CONCATENATE([.$W73];[.$X73];[.$Y73])" office:value-type="string" office:string-value="bes4" calcext:value-type="string">
            <text:p>bes4</text:p>
          </table:table-cell>
          <table:table-cell table:style-name="ce7" table:formula="of:=CONCATENATE([.$W73];[.$X73];&quot;'&quot;;[.$Y73])" office:value-type="string" office:string-value="bes'4" calcext:value-type="string">
            <text:p>bes'4</text:p>
          </table:table-cell>
          <table:table-cell table:style-name="ce12" table:formula="of:=join(&quot; &quot;;[.AA73:.AD73])" office:value-type="string" office:string-value="" calcext:value-type="error">
            <text:p>#NAME?</text:p>
          </table:table-cell>
          <table:table-cell table:style-name="ce12" table:formula="of:=CONCATENATE([.AA73];&quot; \hideNotes &quot;; join(&quot; &quot;;[.AB73:.AD7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4];2;1)" office:value-type="string" office:string-value="3" calcext:value-type="string">
            <text:p>3</text:p>
          </table:table-cell>
          <table:table-cell table:style-name="ce4" table:formula="of:=[.C74]" office:value-type="string" office:string-value="B3" calcext:value-type="string">
            <text:p>B3</text:p>
          </table:table-cell>
          <table:table-cell table:style-name="ce6" table:formula="of:=CONCATENATE(TEXT([.A74];&quot;000&quot;);&quot;-&quot;;TEXT([.B74];&quot;00&quot;);&quot;-&quot;;[.E74];&quot;-&quot;;[.I74];&quot;-&quot;;[.C74])" office:value-type="string" office:string-value="071-39-3-bass-B3" calcext:value-type="string">
            <text:p>071-39-3-bass-B3</text:p>
          </table:table-cell>
          <table:table-cell table:style-name="ce6" table:formula="of:=CONCATENATE([.E74];&quot;-&quot;;[.C74])" office:value-type="string" office:string-value="3-B3" calcext:value-type="string">
            <text:p>3-B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V74];&quot; &quot;;[.$W74];[.$X74];[.$Y74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74];&quot;,&quot;;[.$X74];[.$Y74])" office:value-type="string" office:string-value="b,4" calcext:value-type="string">
            <text:p>b,4</text:p>
          </table:table-cell>
          <table:table-cell table:style-name="ce7" table:formula="of:=CONCATENATE([.$W74];[.$X74];[.$Y74])" office:value-type="string" office:string-value="b4" calcext:value-type="string">
            <text:p>b4</text:p>
          </table:table-cell>
          <table:table-cell table:style-name="ce7" table:formula="of:=CONCATENATE([.$W74];[.$X74];&quot;'&quot;;[.$Y74])" office:value-type="string" office:string-value="b'4" calcext:value-type="string">
            <text:p>b'4</text:p>
          </table:table-cell>
          <table:table-cell table:style-name="ce12" table:formula="of:=join(&quot; &quot;;[.AA74:.AD74])" office:value-type="string" office:string-value="" calcext:value-type="error">
            <text:p>#NAME?</text:p>
          </table:table-cell>
          <table:table-cell table:style-name="ce12" table:formula="of:=CONCATENATE([.AA74];&quot; \hideNotes &quot;; join(&quot; &quot;;[.AB74:.AD7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5];2;1)" office:value-type="string" office:string-value="4" calcext:value-type="string">
            <text:p>4</text:p>
          </table:table-cell>
          <table:table-cell table:style-name="ce4" table:formula="of:=[.C75]" office:value-type="string" office:string-value="C4" calcext:value-type="string">
            <text:p>C4</text:p>
          </table:table-cell>
          <table:table-cell table:style-name="ce6" table:formula="of:=CONCATENATE(TEXT([.A75];&quot;000&quot;);&quot;-&quot;;TEXT([.B75];&quot;00&quot;);&quot;-&quot;;[.E75];&quot;-&quot;;[.I75];&quot;-&quot;;[.C75])" office:value-type="string" office:string-value="073-40-4-treble-C4" calcext:value-type="string">
            <text:p>073-40-4-treble-C4</text:p>
          </table:table-cell>
          <table:table-cell table:style-name="ce6" table:formula="of:=CONCATENATE([.E75];&quot;-&quot;;[.C75])" office:value-type="string" office:string-value="4-C4" calcext:value-type="string">
            <text:p>4-C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5];&quot; &quot;;[.K75];[.L75];[.M75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5];[.$M75])" office:value-type="string" office:string-value="c4" calcext:value-type="string">
            <text:p>c4</text:p>
          </table:table-cell>
          <table:table-cell table:style-name="ce7" table:formula="of:=CONCATENATE([.$K75];[.$L75];[.$M75])" office:value-type="string" office:string-value="c'4" calcext:value-type="string">
            <text:p>c'4</text:p>
          </table:table-cell>
          <table:table-cell table:style-name="ce7" table:formula="of:=CONCATENATE([.$K75];[.$L75];&quot;'&quot;;[.$M75])" office:value-type="string" office:string-value="c''4" calcext:value-type="string">
            <text:p>c''4</text:p>
          </table:table-cell>
          <table:table-cell table:style-name="ce9" table:formula="of:=join(&quot; &quot;;[.O75:.R75])" office:value-type="string" office:string-value="" calcext:value-type="error">
            <text:p>#NAME?</text:p>
          </table:table-cell>
          <table:table-cell table:style-name="ce9" table:formula="of:=CONCATENATE([.O75];&quot; \hideNotes &quot;; join(&quot; &quot;;[.P75:.R7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5];2);&quot;#&quot;)" office:value-type="string" office:string-value="C4#" calcext:value-type="string">
            <text:p>C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6];2;1)" office:value-type="string" office:string-value="4" calcext:value-type="string">
            <text:p>4</text:p>
          </table:table-cell>
          <table:table-cell table:style-name="ce4" table:formula="of:=[.C76]" office:value-type="string" office:string-value="C4#" calcext:value-type="string">
            <text:p>C4#</text:p>
          </table:table-cell>
          <table:table-cell table:style-name="ce6" table:formula="of:=CONCATENATE(TEXT([.A76];&quot;000&quot;);&quot;-&quot;;TEXT([.B76];&quot;00&quot;);&quot;-&quot;;[.E76];&quot;-&quot;;[.I76];&quot;-&quot;;[.C76])" office:value-type="string" office:string-value="074-41-4-treble-C4#" calcext:value-type="string">
            <text:p>074-41-4-treble-C4#</text:p>
          </table:table-cell>
          <table:table-cell table:style-name="ce6" table:formula="of:=CONCATENATE([.E76];&quot;-&quot;;[.C76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6];&quot; &quot;;[.K76];[.L76];[.M76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6];[.$M76])" office:value-type="string" office:string-value="cis4" calcext:value-type="string">
            <text:p>cis4</text:p>
          </table:table-cell>
          <table:table-cell table:style-name="ce7" table:formula="of:=CONCATENATE([.$K76];[.$L76];[.$M76])" office:value-type="string" office:string-value="cis'4" calcext:value-type="string">
            <text:p>cis'4</text:p>
          </table:table-cell>
          <table:table-cell table:style-name="ce7" table:formula="of:=CONCATENATE([.$K76];[.$L76];&quot;'&quot;;[.$M76])" office:value-type="string" office:string-value="cis''4" calcext:value-type="string">
            <text:p>cis''4</text:p>
          </table:table-cell>
          <table:table-cell table:style-name="ce9" table:formula="of:=join(&quot; &quot;;[.O76:.R76])" office:value-type="string" office:string-value="" calcext:value-type="error">
            <text:p>#NAME?</text:p>
          </table:table-cell>
          <table:table-cell table:style-name="ce9" table:formula="of:=CONCATENATE([.O76];&quot; \hideNotes &quot;; join(&quot; &quot;;[.P76:.R7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8];2);&quot;b&quot;)" office:value-type="string" office:string-value="D4b" calcext:value-type="string">
            <text:p>D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7];2;1)" office:value-type="string" office:string-value="4" calcext:value-type="string">
            <text:p>4</text:p>
          </table:table-cell>
          <table:table-cell table:style-name="ce4" table:formula="of:=[.C77]" office:value-type="string" office:string-value="D4b" calcext:value-type="string">
            <text:p>D4b</text:p>
          </table:table-cell>
          <table:table-cell table:style-name="ce6" table:formula="of:=CONCATENATE(TEXT([.A77];&quot;000&quot;);&quot;-&quot;;TEXT([.B77];&quot;00&quot;);&quot;-&quot;;[.E77];&quot;-&quot;;[.I77];&quot;-&quot;;[.C77])" office:value-type="string" office:string-value="077-41-4-treble-D4b" calcext:value-type="string">
            <text:p>077-41-4-treble-D4b</text:p>
          </table:table-cell>
          <table:table-cell table:style-name="ce6" table:formula="of:=CONCATENATE([.E77];&quot;-&quot;;[.C77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7];&quot; &quot;;[.K77];[.L77];[.M77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7];[.$M77])" office:value-type="string" office:string-value="des4" calcext:value-type="string">
            <text:p>des4</text:p>
          </table:table-cell>
          <table:table-cell table:style-name="ce7" table:formula="of:=CONCATENATE([.$K77];[.$L77];[.$M77])" office:value-type="string" office:string-value="des'4" calcext:value-type="string">
            <text:p>des'4</text:p>
          </table:table-cell>
          <table:table-cell table:style-name="ce7" table:formula="of:=CONCATENATE([.$K77];[.$L77];&quot;'&quot;;[.$M77])" office:value-type="string" office:string-value="des''4" calcext:value-type="string">
            <text:p>des''4</text:p>
          </table:table-cell>
          <table:table-cell table:style-name="ce9" table:formula="of:=join(&quot; &quot;;[.O77:.R77])" office:value-type="string" office:string-value="" calcext:value-type="error">
            <text:p>#NAME?</text:p>
          </table:table-cell>
          <table:table-cell table:style-name="ce9" table:formula="of:=CONCATENATE([.O77];&quot; \hideNotes &quot;; join(&quot; &quot;;[.P77:.R7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8];2;1)" office:value-type="string" office:string-value="4" calcext:value-type="string">
            <text:p>4</text:p>
          </table:table-cell>
          <table:table-cell table:style-name="ce4" table:formula="of:=[.C78]" office:value-type="string" office:string-value="D4" calcext:value-type="string">
            <text:p>D4</text:p>
          </table:table-cell>
          <table:table-cell table:style-name="ce6" table:formula="of:=CONCATENATE(TEXT([.A78];&quot;000&quot;);&quot;-&quot;;TEXT([.B78];&quot;00&quot;);&quot;-&quot;;[.E78];&quot;-&quot;;[.I78];&quot;-&quot;;[.C78])" office:value-type="string" office:string-value="075-42-4-treble-D4" calcext:value-type="string">
            <text:p>075-42-4-treble-D4</text:p>
          </table:table-cell>
          <table:table-cell table:style-name="ce6" table:formula="of:=CONCATENATE([.E78];&quot;-&quot;;[.C78])" office:value-type="string" office:string-value="4-D4" calcext:value-type="string">
            <text:p>4-D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8];&quot; &quot;;[.K78];[.L78];[.M78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8];[.$M78])" office:value-type="string" office:string-value="d4" calcext:value-type="string">
            <text:p>d4</text:p>
          </table:table-cell>
          <table:table-cell table:style-name="ce7" table:formula="of:=CONCATENATE([.$K78];[.$L78];[.$M78])" office:value-type="string" office:string-value="d'4" calcext:value-type="string">
            <text:p>d'4</text:p>
          </table:table-cell>
          <table:table-cell table:style-name="ce7" table:formula="of:=CONCATENATE([.$K78];[.$L78];&quot;'&quot;;[.$M78])" office:value-type="string" office:string-value="d''4" calcext:value-type="string">
            <text:p>d''4</text:p>
          </table:table-cell>
          <table:table-cell table:style-name="ce9" table:formula="of:=join(&quot; &quot;;[.O78:.R78])" office:value-type="string" office:string-value="" calcext:value-type="error">
            <text:p>#NAME?</text:p>
          </table:table-cell>
          <table:table-cell table:style-name="ce9" table:formula="of:=CONCATENATE([.O78];&quot; \hideNotes &quot;; join(&quot; &quot;;[.P78:.R7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78];2);&quot;#&quot;)" office:value-type="string" office:string-value="D4#" calcext:value-type="string">
            <text:p>D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9];2;1)" office:value-type="string" office:string-value="4" calcext:value-type="string">
            <text:p>4</text:p>
          </table:table-cell>
          <table:table-cell table:style-name="ce4" table:formula="of:=[.C79]" office:value-type="string" office:string-value="D4#" calcext:value-type="string">
            <text:p>D4#</text:p>
          </table:table-cell>
          <table:table-cell table:style-name="ce6" table:formula="of:=CONCATENATE(TEXT([.A79];&quot;000&quot;);&quot;-&quot;;TEXT([.B79];&quot;00&quot;);&quot;-&quot;;[.E79];&quot;-&quot;;[.I79];&quot;-&quot;;[.C79])" office:value-type="string" office:string-value="076-43-4-treble-D4#" calcext:value-type="string">
            <text:p>076-43-4-treble-D4#</text:p>
          </table:table-cell>
          <table:table-cell table:style-name="ce6" table:formula="of:=CONCATENATE([.E79];&quot;-&quot;;[.C79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9];&quot; &quot;;[.K79];[.L79];[.M79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9];[.$M79])" office:value-type="string" office:string-value="dis4" calcext:value-type="string">
            <text:p>dis4</text:p>
          </table:table-cell>
          <table:table-cell table:style-name="ce7" table:formula="of:=CONCATENATE([.$K79];[.$L79];[.$M79])" office:value-type="string" office:string-value="dis'4" calcext:value-type="string">
            <text:p>dis'4</text:p>
          </table:table-cell>
          <table:table-cell table:style-name="ce7" table:formula="of:=CONCATENATE([.$K79];[.$L79];&quot;'&quot;;[.$M79])" office:value-type="string" office:string-value="dis''4" calcext:value-type="string">
            <text:p>dis''4</text:p>
          </table:table-cell>
          <table:table-cell table:style-name="ce9" table:formula="of:=join(&quot; &quot;;[.O79:.R79])" office:value-type="string" office:string-value="" calcext:value-type="error">
            <text:p>#NAME?</text:p>
          </table:table-cell>
          <table:table-cell table:style-name="ce9" table:formula="of:=CONCATENATE([.O79];&quot; \hideNotes &quot;; join(&quot; &quot;;[.P79:.R7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81];2);&quot;b&quot;)" office:value-type="string" office:string-value="E4b" calcext:value-type="string">
            <text:p>E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0];2;1)" office:value-type="string" office:string-value="4" calcext:value-type="string">
            <text:p>4</text:p>
          </table:table-cell>
          <table:table-cell table:style-name="ce4" table:formula="of:=[.C80]" office:value-type="string" office:string-value="E4b" calcext:value-type="string">
            <text:p>E4b</text:p>
          </table:table-cell>
          <table:table-cell table:style-name="ce6" table:formula="of:=CONCATENATE(TEXT([.A80];&quot;000&quot;);&quot;-&quot;;TEXT([.B80];&quot;00&quot;);&quot;-&quot;;[.E80];&quot;-&quot;;[.I80];&quot;-&quot;;[.C80])" office:value-type="string" office:string-value="079-43-4-treble-E4b" calcext:value-type="string">
            <text:p>079-43-4-treble-E4b</text:p>
          </table:table-cell>
          <table:table-cell table:style-name="ce6" table:formula="of:=CONCATENATE([.E80];&quot;-&quot;;[.C80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0];&quot; &quot;;[.K80];[.L80];[.M80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0];[.$M80])" office:value-type="string" office:string-value="ees4" calcext:value-type="string">
            <text:p>ees4</text:p>
          </table:table-cell>
          <table:table-cell table:style-name="ce7" table:formula="of:=CONCATENATE([.$K80];[.$L80];[.$M80])" office:value-type="string" office:string-value="ees'4" calcext:value-type="string">
            <text:p>ees'4</text:p>
          </table:table-cell>
          <table:table-cell table:style-name="ce7" table:formula="of:=CONCATENATE([.$K80];[.$L80];&quot;'&quot;;[.$M80])" office:value-type="string" office:string-value="ees''4" calcext:value-type="string">
            <text:p>ees''4</text:p>
          </table:table-cell>
          <table:table-cell table:style-name="ce9" table:formula="of:=join(&quot; &quot;;[.O80:.R80])" office:value-type="string" office:string-value="" calcext:value-type="error">
            <text:p>#NAME?</text:p>
          </table:table-cell>
          <table:table-cell table:style-name="ce9" table:formula="of:=CONCATENATE([.O80];&quot; \hideNotes &quot;; join(&quot; &quot;;[.P80:.R8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1];2;1)" office:value-type="string" office:string-value="4" calcext:value-type="string">
            <text:p>4</text:p>
          </table:table-cell>
          <table:table-cell table:style-name="ce4" table:formula="of:=[.C81]" office:value-type="string" office:string-value="E4" calcext:value-type="string">
            <text:p>E4</text:p>
          </table:table-cell>
          <table:table-cell table:style-name="ce6" table:formula="of:=CONCATENATE(TEXT([.A81];&quot;000&quot;);&quot;-&quot;;TEXT([.B81];&quot;00&quot;);&quot;-&quot;;[.E81];&quot;-&quot;;[.I81];&quot;-&quot;;[.C81])" office:value-type="string" office:string-value="078-44-4-treble-E4" calcext:value-type="string">
            <text:p>078-44-4-treble-E4</text:p>
          </table:table-cell>
          <table:table-cell table:style-name="ce6" table:formula="of:=CONCATENATE([.E81];&quot;-&quot;;[.C81])" office:value-type="string" office:string-value="4-E4" calcext:value-type="string">
            <text:p>4-E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1];&quot; &quot;;[.K81];[.L81];[.M81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1];[.$M81])" office:value-type="string" office:string-value="e4" calcext:value-type="string">
            <text:p>e4</text:p>
          </table:table-cell>
          <table:table-cell table:style-name="ce7" table:formula="of:=CONCATENATE([.$K81];[.$L81];[.$M81])" office:value-type="string" office:string-value="e'4" calcext:value-type="string">
            <text:p>e'4</text:p>
          </table:table-cell>
          <table:table-cell table:style-name="ce7" table:formula="of:=CONCATENATE([.$K81];[.$L81];&quot;'&quot;;[.$M81])" office:value-type="string" office:string-value="e''4" calcext:value-type="string">
            <text:p>e''4</text:p>
          </table:table-cell>
          <table:table-cell table:style-name="ce9" table:formula="of:=join(&quot; &quot;;[.O81:.R81])" office:value-type="string" office:string-value="" calcext:value-type="error">
            <text:p>#NAME?</text:p>
          </table:table-cell>
          <table:table-cell table:style-name="ce9" table:formula="of:=CONCATENATE([.O81];&quot; \hideNotes &quot;; join(&quot; &quot;;[.P81:.R8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2];2;1)" office:value-type="string" office:string-value="4" calcext:value-type="string">
            <text:p>4</text:p>
          </table:table-cell>
          <table:table-cell table:style-name="ce4" table:formula="of:=[.C82]" office:value-type="string" office:string-value="F4" calcext:value-type="string">
            <text:p>F4</text:p>
          </table:table-cell>
          <table:table-cell table:style-name="ce6" table:formula="of:=CONCATENATE(TEXT([.A82];&quot;000&quot;);&quot;-&quot;;TEXT([.B82];&quot;00&quot;);&quot;-&quot;;[.E82];&quot;-&quot;;[.I82];&quot;-&quot;;[.C82])" office:value-type="string" office:string-value="080-45-4-treble-F4" calcext:value-type="string">
            <text:p>080-45-4-treble-F4</text:p>
          </table:table-cell>
          <table:table-cell table:style-name="ce6" table:formula="of:=CONCATENATE([.E82];&quot;-&quot;;[.C82])" office:value-type="string" office:string-value="4-F4" calcext:value-type="string">
            <text:p>4-F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2];&quot; &quot;;[.K82];[.L82];[.M82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2];[.$M82])" office:value-type="string" office:string-value="f4" calcext:value-type="string">
            <text:p>f4</text:p>
          </table:table-cell>
          <table:table-cell table:style-name="ce7" table:formula="of:=CONCATENATE([.$K82];[.$L82];[.$M82])" office:value-type="string" office:string-value="f'4" calcext:value-type="string">
            <text:p>f'4</text:p>
          </table:table-cell>
          <table:table-cell table:style-name="ce7" table:formula="of:=CONCATENATE([.$K82];[.$L82];&quot;'&quot;;[.$M82])" office:value-type="string" office:string-value="f''4" calcext:value-type="string">
            <text:p>f''4</text:p>
          </table:table-cell>
          <table:table-cell table:style-name="ce9" table:formula="of:=join(&quot; &quot;;[.O82:.R82])" office:value-type="string" office:string-value="" calcext:value-type="error">
            <text:p>#NAME?</text:p>
          </table:table-cell>
          <table:table-cell table:style-name="ce9" table:formula="of:=CONCATENATE([.O82];&quot; \hideNotes &quot;; join(&quot; &quot;;[.P82:.R8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2];2);&quot;#&quot;)" office:value-type="string" office:string-value="F4#" calcext:value-type="string">
            <text:p>F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3];2;1)" office:value-type="string" office:string-value="4" calcext:value-type="string">
            <text:p>4</text:p>
          </table:table-cell>
          <table:table-cell table:style-name="ce4" table:formula="of:=[.C83]" office:value-type="string" office:string-value="F4#" calcext:value-type="string">
            <text:p>F4#</text:p>
          </table:table-cell>
          <table:table-cell table:style-name="ce6" table:formula="of:=CONCATENATE(TEXT([.A83];&quot;000&quot;);&quot;-&quot;;TEXT([.B83];&quot;00&quot;);&quot;-&quot;;[.E83];&quot;-&quot;;[.I83];&quot;-&quot;;[.C83])" office:value-type="string" office:string-value="081-46-4-treble-F4#" calcext:value-type="string">
            <text:p>081-46-4-treble-F4#</text:p>
          </table:table-cell>
          <table:table-cell table:style-name="ce6" table:formula="of:=CONCATENATE([.E83];&quot;-&quot;;[.C83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3];&quot; &quot;;[.K83];[.L83];[.M83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3];[.$M83])" office:value-type="string" office:string-value="fis4" calcext:value-type="string">
            <text:p>fis4</text:p>
          </table:table-cell>
          <table:table-cell table:style-name="ce7" table:formula="of:=CONCATENATE([.$K83];[.$L83];[.$M83])" office:value-type="string" office:string-value="fis'4" calcext:value-type="string">
            <text:p>fis'4</text:p>
          </table:table-cell>
          <table:table-cell table:style-name="ce7" table:formula="of:=CONCATENATE([.$K83];[.$L83];&quot;'&quot;;[.$M83])" office:value-type="string" office:string-value="fis''4" calcext:value-type="string">
            <text:p>fis''4</text:p>
          </table:table-cell>
          <table:table-cell table:style-name="ce9" table:formula="of:=join(&quot; &quot;;[.O83:.R83])" office:value-type="string" office:string-value="" calcext:value-type="error">
            <text:p>#NAME?</text:p>
          </table:table-cell>
          <table:table-cell table:style-name="ce9" table:formula="of:=CONCATENATE([.O83];&quot; \hideNotes &quot;; join(&quot; &quot;;[.P83:.R8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5];2);&quot;b&quot;)" office:value-type="string" office:string-value="G4b" calcext:value-type="string">
            <text:p>G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4];2;1)" office:value-type="string" office:string-value="4" calcext:value-type="string">
            <text:p>4</text:p>
          </table:table-cell>
          <table:table-cell table:style-name="ce4" table:formula="of:=[.C84]" office:value-type="string" office:string-value="G4b" calcext:value-type="string">
            <text:p>G4b</text:p>
          </table:table-cell>
          <table:table-cell table:style-name="ce6" table:formula="of:=CONCATENATE(TEXT([.A84];&quot;000&quot;);&quot;-&quot;;TEXT([.B84];&quot;00&quot;);&quot;-&quot;;[.E84];&quot;-&quot;;[.I84];&quot;-&quot;;[.C84])" office:value-type="string" office:string-value="084-46-4-treble-G4b" calcext:value-type="string">
            <text:p>084-46-4-treble-G4b</text:p>
          </table:table-cell>
          <table:table-cell table:style-name="ce6" table:formula="of:=CONCATENATE([.E84];&quot;-&quot;;[.C84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4];&quot; &quot;;[.K84];[.L84];[.M84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4];[.$M84])" office:value-type="string" office:string-value="ges4" calcext:value-type="string">
            <text:p>ges4</text:p>
          </table:table-cell>
          <table:table-cell table:style-name="ce7" table:formula="of:=CONCATENATE([.$K84];[.$L84];[.$M84])" office:value-type="string" office:string-value="ges'4" calcext:value-type="string">
            <text:p>ges'4</text:p>
          </table:table-cell>
          <table:table-cell table:style-name="ce7" table:formula="of:=CONCATENATE([.$K84];[.$L84];&quot;'&quot;;[.$M84])" office:value-type="string" office:string-value="ges''4" calcext:value-type="string">
            <text:p>ges''4</text:p>
          </table:table-cell>
          <table:table-cell table:style-name="ce9" table:formula="of:=join(&quot; &quot;;[.O84:.R84])" office:value-type="string" office:string-value="" calcext:value-type="error">
            <text:p>#NAME?</text:p>
          </table:table-cell>
          <table:table-cell table:style-name="ce9" table:formula="of:=CONCATENATE([.O84];&quot; \hideNotes &quot;; join(&quot; &quot;;[.P84:.R8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5];2;1)" office:value-type="string" office:string-value="4" calcext:value-type="string">
            <text:p>4</text:p>
          </table:table-cell>
          <table:table-cell table:style-name="ce4" table:formula="of:=[.C85]" office:value-type="string" office:string-value="G4" calcext:value-type="string">
            <text:p>G4</text:p>
          </table:table-cell>
          <table:table-cell table:style-name="ce6" table:formula="of:=CONCATENATE(TEXT([.A85];&quot;000&quot;);&quot;-&quot;;TEXT([.B85];&quot;00&quot;);&quot;-&quot;;[.E85];&quot;-&quot;;[.I85];&quot;-&quot;;[.C85])" office:value-type="string" office:string-value="082-47-4-treble-G4" calcext:value-type="string">
            <text:p>082-47-4-treble-G4</text:p>
          </table:table-cell>
          <table:table-cell table:style-name="ce6" table:formula="of:=CONCATENATE([.E85];&quot;-&quot;;[.C85])" office:value-type="string" office:string-value="4-G4" calcext:value-type="string">
            <text:p>4-G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5];&quot; &quot;;[.K85];[.L85];[.M85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5];[.$M85])" office:value-type="string" office:string-value="g4" calcext:value-type="string">
            <text:p>g4</text:p>
          </table:table-cell>
          <table:table-cell table:style-name="ce7" table:formula="of:=CONCATENATE([.$K85];[.$L85];[.$M85])" office:value-type="string" office:string-value="g'4" calcext:value-type="string">
            <text:p>g'4</text:p>
          </table:table-cell>
          <table:table-cell table:style-name="ce7" table:formula="of:=CONCATENATE([.$K85];[.$L85];&quot;'&quot;;[.$M85])" office:value-type="string" office:string-value="g''4" calcext:value-type="string">
            <text:p>g''4</text:p>
          </table:table-cell>
          <table:table-cell table:style-name="ce9" table:formula="of:=join(&quot; &quot;;[.O85:.R85])" office:value-type="string" office:string-value="" calcext:value-type="error">
            <text:p>#NAME?</text:p>
          </table:table-cell>
          <table:table-cell table:style-name="ce9" table:formula="of:=CONCATENATE([.O85];&quot; \hideNotes &quot;; join(&quot; &quot;;[.P85:.R8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5];2);&quot;#&quot;)" office:value-type="string" office:string-value="G4#" calcext:value-type="string">
            <text:p>G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6];2;1)" office:value-type="string" office:string-value="4" calcext:value-type="string">
            <text:p>4</text:p>
          </table:table-cell>
          <table:table-cell table:style-name="ce4" table:formula="of:=[.C86]" office:value-type="string" office:string-value="G4#" calcext:value-type="string">
            <text:p>G4#</text:p>
          </table:table-cell>
          <table:table-cell table:style-name="ce6" table:formula="of:=CONCATENATE(TEXT([.A86];&quot;000&quot;);&quot;-&quot;;TEXT([.B86];&quot;00&quot;);&quot;-&quot;;[.E86];&quot;-&quot;;[.I86];&quot;-&quot;;[.C86])" office:value-type="string" office:string-value="083-48-4-treble-G4#" calcext:value-type="string">
            <text:p>083-48-4-treble-G4#</text:p>
          </table:table-cell>
          <table:table-cell table:style-name="ce6" table:formula="of:=CONCATENATE([.E86];&quot;-&quot;;[.C86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6];&quot; &quot;;[.K86];[.L86];[.M86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6];[.$M86])" office:value-type="string" office:string-value="gis4" calcext:value-type="string">
            <text:p>gis4</text:p>
          </table:table-cell>
          <table:table-cell table:style-name="ce7" table:formula="of:=CONCATENATE([.$K86];[.$L86];[.$M86])" office:value-type="string" office:string-value="gis'4" calcext:value-type="string">
            <text:p>gis'4</text:p>
          </table:table-cell>
          <table:table-cell table:style-name="ce7" table:formula="of:=CONCATENATE([.$K86];[.$L86];&quot;'&quot;;[.$M86])" office:value-type="string" office:string-value="gis''4" calcext:value-type="string">
            <text:p>gis''4</text:p>
          </table:table-cell>
          <table:table-cell table:style-name="ce9" table:formula="of:=join(&quot; &quot;;[.O86:.R86])" office:value-type="string" office:string-value="" calcext:value-type="error">
            <text:p>#NAME?</text:p>
          </table:table-cell>
          <table:table-cell table:style-name="ce9" table:formula="of:=CONCATENATE([.O86];&quot; \hideNotes &quot;; join(&quot; &quot;;[.P86:.R8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8];2);&quot;b&quot;)" office:value-type="string" office:string-value="A4b" calcext:value-type="string">
            <text:p>A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7];2;1)" office:value-type="string" office:string-value="4" calcext:value-type="string">
            <text:p>4</text:p>
          </table:table-cell>
          <table:table-cell table:style-name="ce4" table:formula="of:=[.C87]" office:value-type="string" office:string-value="A4b" calcext:value-type="string">
            <text:p>A4b</text:p>
          </table:table-cell>
          <table:table-cell table:style-name="ce6" table:formula="of:=CONCATENATE(TEXT([.A87];&quot;000&quot;);&quot;-&quot;;TEXT([.B87];&quot;00&quot;);&quot;-&quot;;[.E87];&quot;-&quot;;[.I87];&quot;-&quot;;[.C87])" office:value-type="string" office:string-value="087-48-4-treble-A4b" calcext:value-type="string">
            <text:p>087-48-4-treble-A4b</text:p>
          </table:table-cell>
          <table:table-cell table:style-name="ce6" table:formula="of:=CONCATENATE([.E87];&quot;-&quot;;[.C87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7];&quot; &quot;;[.K87];[.L87];[.M87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7];[.$M87])" office:value-type="string" office:string-value="aes4" calcext:value-type="string">
            <text:p>aes4</text:p>
          </table:table-cell>
          <table:table-cell table:style-name="ce7" table:formula="of:=CONCATENATE([.$K87];[.$L87];[.$M87])" office:value-type="string" office:string-value="aes'4" calcext:value-type="string">
            <text:p>aes'4</text:p>
          </table:table-cell>
          <table:table-cell table:style-name="ce7" table:formula="of:=CONCATENATE([.$K87];[.$L87];&quot;'&quot;;[.$M87])" office:value-type="string" office:string-value="aes''4" calcext:value-type="string">
            <text:p>aes''4</text:p>
          </table:table-cell>
          <table:table-cell table:style-name="ce9" table:formula="of:=join(&quot; &quot;;[.O87:.R87])" office:value-type="string" office:string-value="" calcext:value-type="error">
            <text:p>#NAME?</text:p>
          </table:table-cell>
          <table:table-cell table:style-name="ce9" table:formula="of:=CONCATENATE([.O87];&quot; \hideNotes &quot;; join(&quot; &quot;;[.P87:.R8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8];2;1)" office:value-type="string" office:string-value="4" calcext:value-type="string">
            <text:p>4</text:p>
          </table:table-cell>
          <table:table-cell table:style-name="ce4" table:formula="of:=[.C88]" office:value-type="string" office:string-value="A4" calcext:value-type="string">
            <text:p>A4</text:p>
          </table:table-cell>
          <table:table-cell table:style-name="ce6" table:formula="of:=CONCATENATE(TEXT([.A88];&quot;000&quot;);&quot;-&quot;;TEXT([.B88];&quot;00&quot;);&quot;-&quot;;[.E88];&quot;-&quot;;[.I88];&quot;-&quot;;[.C88])" office:value-type="string" office:string-value="085-49-4-treble-A4" calcext:value-type="string">
            <text:p>085-49-4-treble-A4</text:p>
          </table:table-cell>
          <table:table-cell table:style-name="ce6" table:formula="of:=CONCATENATE([.E88];&quot;-&quot;;[.C88])" office:value-type="string" office:string-value="4-A4" calcext:value-type="string">
            <text:p>4-A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8];&quot; &quot;;[.K88];[.L88];[.M88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8];[.$M88])" office:value-type="string" office:string-value="a4" calcext:value-type="string">
            <text:p>a4</text:p>
          </table:table-cell>
          <table:table-cell table:style-name="ce7" table:formula="of:=CONCATENATE([.$K88];[.$L88];[.$M88])" office:value-type="string" office:string-value="a'4" calcext:value-type="string">
            <text:p>a'4</text:p>
          </table:table-cell>
          <table:table-cell table:style-name="ce7" table:formula="of:=CONCATENATE([.$K88];[.$L88];&quot;'&quot;;[.$M88])" office:value-type="string" office:string-value="a''4" calcext:value-type="string">
            <text:p>a''4</text:p>
          </table:table-cell>
          <table:table-cell table:style-name="ce9" table:formula="of:=join(&quot; &quot;;[.O88:.R88])" office:value-type="string" office:string-value="" calcext:value-type="error">
            <text:p>#NAME?</text:p>
          </table:table-cell>
          <table:table-cell table:style-name="ce9" table:formula="of:=CONCATENATE([.O88];&quot; \hideNotes &quot;; join(&quot; &quot;;[.P88:.R8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88];2);&quot;#&quot;)" office:value-type="string" office:string-value="A4#" calcext:value-type="string">
            <text:p>A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9];2;1)" office:value-type="string" office:string-value="4" calcext:value-type="string">
            <text:p>4</text:p>
          </table:table-cell>
          <table:table-cell table:style-name="ce4" table:formula="of:=[.C89]" office:value-type="string" office:string-value="A4#" calcext:value-type="string">
            <text:p>A4#</text:p>
          </table:table-cell>
          <table:table-cell table:style-name="ce6" table:formula="of:=CONCATENATE(TEXT([.A89];&quot;000&quot;);&quot;-&quot;;TEXT([.B89];&quot;00&quot;);&quot;-&quot;;[.E89];&quot;-&quot;;[.I89];&quot;-&quot;;[.C89])" office:value-type="string" office:string-value="086-50-4-treble-A4#" calcext:value-type="string">
            <text:p>086-50-4-treble-A4#</text:p>
          </table:table-cell>
          <table:table-cell table:style-name="ce6" table:formula="of:=CONCATENATE([.E89];&quot;-&quot;;[.C89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9];&quot; &quot;;[.K89];[.L89];[.M89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9];[.$M89])" office:value-type="string" office:string-value="ais4" calcext:value-type="string">
            <text:p>ais4</text:p>
          </table:table-cell>
          <table:table-cell table:style-name="ce7" table:formula="of:=CONCATENATE([.$K89];[.$L89];[.$M89])" office:value-type="string" office:string-value="ais'4" calcext:value-type="string">
            <text:p>ais'4</text:p>
          </table:table-cell>
          <table:table-cell table:style-name="ce7" table:formula="of:=CONCATENATE([.$K89];[.$L89];&quot;'&quot;;[.$M89])" office:value-type="string" office:string-value="ais''4" calcext:value-type="string">
            <text:p>ais''4</text:p>
          </table:table-cell>
          <table:table-cell table:style-name="ce9" table:formula="of:=join(&quot; &quot;;[.O89:.R89])" office:value-type="string" office:string-value="" calcext:value-type="error">
            <text:p>#NAME?</text:p>
          </table:table-cell>
          <table:table-cell table:style-name="ce9" table:formula="of:=CONCATENATE([.O89];&quot; \hideNotes &quot;; join(&quot; &quot;;[.P89:.R8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91];2);&quot;b&quot;)" office:value-type="string" office:string-value="B4b" calcext:value-type="string">
            <text:p>B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0];2;1)" office:value-type="string" office:string-value="4" calcext:value-type="string">
            <text:p>4</text:p>
          </table:table-cell>
          <table:table-cell table:style-name="ce4" table:formula="of:=[.C90]" office:value-type="string" office:string-value="B4b" calcext:value-type="string">
            <text:p>B4b</text:p>
          </table:table-cell>
          <table:table-cell table:style-name="ce6" table:formula="of:=CONCATENATE(TEXT([.A90];&quot;000&quot;);&quot;-&quot;;TEXT([.B90];&quot;00&quot;);&quot;-&quot;;[.E90];&quot;-&quot;;[.I90];&quot;-&quot;;[.C90])" office:value-type="string" office:string-value="089-50-4-treble-B4b" calcext:value-type="string">
            <text:p>089-50-4-treble-B4b</text:p>
          </table:table-cell>
          <table:table-cell table:style-name="ce6" table:formula="of:=CONCATENATE([.E90];&quot;-&quot;;[.C90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0];&quot; &quot;;[.K90];[.L90];[.M90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0];[.$M90])" office:value-type="string" office:string-value="bes4" calcext:value-type="string">
            <text:p>bes4</text:p>
          </table:table-cell>
          <table:table-cell table:style-name="ce7" table:formula="of:=CONCATENATE([.$K90];[.$L90];[.$M90])" office:value-type="string" office:string-value="bes'4" calcext:value-type="string">
            <text:p>bes'4</text:p>
          </table:table-cell>
          <table:table-cell table:style-name="ce7" table:formula="of:=CONCATENATE([.$K90];[.$L90];&quot;'&quot;;[.$M90])" office:value-type="string" office:string-value="bes''4" calcext:value-type="string">
            <text:p>bes''4</text:p>
          </table:table-cell>
          <table:table-cell table:style-name="ce9" table:formula="of:=join(&quot; &quot;;[.O90:.R90])" office:value-type="string" office:string-value="" calcext:value-type="error">
            <text:p>#NAME?</text:p>
          </table:table-cell>
          <table:table-cell table:style-name="ce9" table:formula="of:=CONCATENATE([.O90];&quot; \hideNotes &quot;; join(&quot; &quot;;[.P90:.R9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1];2;1)" office:value-type="string" office:string-value="4" calcext:value-type="string">
            <text:p>4</text:p>
          </table:table-cell>
          <table:table-cell table:style-name="ce4" table:formula="of:=[.C91]" office:value-type="string" office:string-value="B4" calcext:value-type="string">
            <text:p>B4</text:p>
          </table:table-cell>
          <table:table-cell table:style-name="ce6" table:formula="of:=CONCATENATE(TEXT([.A91];&quot;000&quot;);&quot;-&quot;;TEXT([.B91];&quot;00&quot;);&quot;-&quot;;[.E91];&quot;-&quot;;[.I91];&quot;-&quot;;[.C91])" office:value-type="string" office:string-value="088-51-4-treble-B4" calcext:value-type="string">
            <text:p>088-51-4-treble-B4</text:p>
          </table:table-cell>
          <table:table-cell table:style-name="ce6" table:formula="of:=CONCATENATE([.E91];&quot;-&quot;;[.C91])" office:value-type="string" office:string-value="4-B4" calcext:value-type="string">
            <text:p>4-B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1];&quot; &quot;;[.K91];[.L91];[.M91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1];[.$M91])" office:value-type="string" office:string-value="b4" calcext:value-type="string">
            <text:p>b4</text:p>
          </table:table-cell>
          <table:table-cell table:style-name="ce7" table:formula="of:=CONCATENATE([.$K91];[.$L91];[.$M91])" office:value-type="string" office:string-value="b'4" calcext:value-type="string">
            <text:p>b'4</text:p>
          </table:table-cell>
          <table:table-cell table:style-name="ce7" table:formula="of:=CONCATENATE([.$K91];[.$L91];&quot;'&quot;;[.$M91])" office:value-type="string" office:string-value="b''4" calcext:value-type="string">
            <text:p>b''4</text:p>
          </table:table-cell>
          <table:table-cell table:style-name="ce9" table:formula="of:=join(&quot; &quot;;[.O91:.R91])" office:value-type="string" office:string-value="" calcext:value-type="error">
            <text:p>#NAME?</text:p>
          </table:table-cell>
          <table:table-cell table:style-name="ce9" table:formula="of:=CONCATENATE([.O91];&quot; \hideNotes &quot;; join(&quot; &quot;;[.P91:.R9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2];2;1)" office:value-type="string" office:string-value="4" calcext:value-type="string">
            <text:p>4</text:p>
          </table:table-cell>
          <table:table-cell table:style-name="ce4" table:formula="of:=[.C92]" office:value-type="string" office:string-value="C4" calcext:value-type="string">
            <text:p>C4</text:p>
          </table:table-cell>
          <table:table-cell table:style-name="ce6" table:formula="of:=CONCATENATE(TEXT([.A92];&quot;000&quot;);&quot;-&quot;;TEXT([.B92];&quot;00&quot;);&quot;-&quot;;[.E92];&quot;-&quot;;[.I92];&quot;-&quot;;[.C92])" office:value-type="string" office:string-value="090-40-4-bass-C4" calcext:value-type="string">
            <text:p>090-40-4-bass-C4</text:p>
          </table:table-cell>
          <table:table-cell table:style-name="ce6" table:formula="of:=CONCATENATE([.E92];&quot;-&quot;;[.C92])" office:value-type="string" office:string-value="4-C4" calcext:value-type="string">
            <text:p>4-C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2];&quot; &quot;;[.$W92];[.$X92];[.$Y92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2];[.$Y92])" office:value-type="string" office:string-value="c4" calcext:value-type="string">
            <text:p>c4</text:p>
          </table:table-cell>
          <table:table-cell table:style-name="ce7" table:formula="of:=CONCATENATE([.$W92];[.$X92];[.$Y92])" office:value-type="string" office:string-value="c'4" calcext:value-type="string">
            <text:p>c'4</text:p>
          </table:table-cell>
          <table:table-cell table:style-name="ce7" table:formula="of:=CONCATENATE([.$W92];[.$X92];&quot;'&quot;;[.$Y92])" office:value-type="string" office:string-value="c''4" calcext:value-type="string">
            <text:p>c''4</text:p>
          </table:table-cell>
          <table:table-cell table:style-name="ce12" table:formula="of:=join(&quot; &quot;;[.AA92:.AD92])" office:value-type="string" office:string-value="" calcext:value-type="error">
            <text:p>#NAME?</text:p>
          </table:table-cell>
          <table:table-cell table:style-name="ce12" table:formula="of:=CONCATENATE([.AA92];&quot; \hideNotes &quot;; join(&quot; &quot;;[.AB92:.AD9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2];2);&quot;#&quot;)" office:value-type="string" office:string-value="C4#" calcext:value-type="string">
            <text:p>C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3];2;1)" office:value-type="string" office:string-value="4" calcext:value-type="string">
            <text:p>4</text:p>
          </table:table-cell>
          <table:table-cell table:style-name="ce4" table:formula="of:=[.C93]" office:value-type="string" office:string-value="C4#" calcext:value-type="string">
            <text:p>C4#</text:p>
          </table:table-cell>
          <table:table-cell table:style-name="ce6" table:formula="of:=CONCATENATE(TEXT([.A93];&quot;000&quot;);&quot;-&quot;;TEXT([.B93];&quot;00&quot;);&quot;-&quot;;[.E93];&quot;-&quot;;[.I93];&quot;-&quot;;[.C93])" office:value-type="string" office:string-value="091-41-4-bass-C4#" calcext:value-type="string">
            <text:p>091-41-4-bass-C4#</text:p>
          </table:table-cell>
          <table:table-cell table:style-name="ce6" table:formula="of:=CONCATENATE([.E93];&quot;-&quot;;[.C93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3];&quot; &quot;;[.$W93];[.$X93];[.$Y93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3];[.$Y93])" office:value-type="string" office:string-value="cis4" calcext:value-type="string">
            <text:p>cis4</text:p>
          </table:table-cell>
          <table:table-cell table:style-name="ce7" table:formula="of:=CONCATENATE([.$W93];[.$X93];[.$Y93])" office:value-type="string" office:string-value="cis'4" calcext:value-type="string">
            <text:p>cis'4</text:p>
          </table:table-cell>
          <table:table-cell table:style-name="ce7" table:formula="of:=CONCATENATE([.$W93];[.$X93];&quot;'&quot;;[.$Y93])" office:value-type="string" office:string-value="cis''4" calcext:value-type="string">
            <text:p>cis''4</text:p>
          </table:table-cell>
          <table:table-cell table:style-name="ce12" table:formula="of:=join(&quot; &quot;;[.AA93:.AD93])" office:value-type="string" office:string-value="" calcext:value-type="error">
            <text:p>#NAME?</text:p>
          </table:table-cell>
          <table:table-cell table:style-name="ce12" table:formula="of:=CONCATENATE([.AA93];&quot; \hideNotes &quot;; join(&quot; &quot;;[.AB93:.AD9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5];2);&quot;b&quot;)" office:value-type="string" office:string-value="D4b" calcext:value-type="string">
            <text:p>D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4];2;1)" office:value-type="string" office:string-value="4" calcext:value-type="string">
            <text:p>4</text:p>
          </table:table-cell>
          <table:table-cell table:style-name="ce4" table:formula="of:=[.C94]" office:value-type="string" office:string-value="D4b" calcext:value-type="string">
            <text:p>D4b</text:p>
          </table:table-cell>
          <table:table-cell table:style-name="ce6" table:formula="of:=CONCATENATE(TEXT([.A94];&quot;000&quot;);&quot;-&quot;;TEXT([.B94];&quot;00&quot;);&quot;-&quot;;[.E94];&quot;-&quot;;[.I94];&quot;-&quot;;[.C94])" office:value-type="string" office:string-value="094-41-4-bass-D4b" calcext:value-type="string">
            <text:p>094-41-4-bass-D4b</text:p>
          </table:table-cell>
          <table:table-cell table:style-name="ce6" table:formula="of:=CONCATENATE([.E94];&quot;-&quot;;[.C94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4];&quot; &quot;;[.$W94];[.$X94];[.$Y94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4];[.$Y94])" office:value-type="string" office:string-value="des4" calcext:value-type="string">
            <text:p>des4</text:p>
          </table:table-cell>
          <table:table-cell table:style-name="ce7" table:formula="of:=CONCATENATE([.$W94];[.$X94];[.$Y94])" office:value-type="string" office:string-value="des'4" calcext:value-type="string">
            <text:p>des'4</text:p>
          </table:table-cell>
          <table:table-cell table:style-name="ce7" table:formula="of:=CONCATENATE([.$W94];[.$X94];&quot;'&quot;;[.$Y94])" office:value-type="string" office:string-value="des''4" calcext:value-type="string">
            <text:p>des''4</text:p>
          </table:table-cell>
          <table:table-cell table:style-name="ce12" table:formula="of:=join(&quot; &quot;;[.AA94:.AD94])" office:value-type="string" office:string-value="" calcext:value-type="error">
            <text:p>#NAME?</text:p>
          </table:table-cell>
          <table:table-cell table:style-name="ce12" table:formula="of:=CONCATENATE([.AA94];&quot; \hideNotes &quot;; join(&quot; &quot;;[.AB94:.AD9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5];2;1)" office:value-type="string" office:string-value="4" calcext:value-type="string">
            <text:p>4</text:p>
          </table:table-cell>
          <table:table-cell table:style-name="ce4" table:formula="of:=[.C95]" office:value-type="string" office:string-value="D4" calcext:value-type="string">
            <text:p>D4</text:p>
          </table:table-cell>
          <table:table-cell table:style-name="ce6" table:formula="of:=CONCATENATE(TEXT([.A95];&quot;000&quot;);&quot;-&quot;;TEXT([.B95];&quot;00&quot;);&quot;-&quot;;[.E95];&quot;-&quot;;[.I95];&quot;-&quot;;[.C95])" office:value-type="string" office:string-value="092-42-4-bass-D4" calcext:value-type="string">
            <text:p>092-42-4-bass-D4</text:p>
          </table:table-cell>
          <table:table-cell table:style-name="ce6" table:formula="of:=CONCATENATE([.E95];&quot;-&quot;;[.C95])" office:value-type="string" office:string-value="4-D4" calcext:value-type="string">
            <text:p>4-D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5];&quot; &quot;;[.$W95];[.$X95];[.$Y95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5];[.$Y95])" office:value-type="string" office:string-value="d4" calcext:value-type="string">
            <text:p>d4</text:p>
          </table:table-cell>
          <table:table-cell table:style-name="ce7" table:formula="of:=CONCATENATE([.$W95];[.$X95];[.$Y95])" office:value-type="string" office:string-value="d'4" calcext:value-type="string">
            <text:p>d'4</text:p>
          </table:table-cell>
          <table:table-cell table:style-name="ce7" table:formula="of:=CONCATENATE([.$W95];[.$X95];&quot;'&quot;;[.$Y95])" office:value-type="string" office:string-value="d''4" calcext:value-type="string">
            <text:p>d''4</text:p>
          </table:table-cell>
          <table:table-cell table:style-name="ce12" table:formula="of:=join(&quot; &quot;;[.AA95:.AD95])" office:value-type="string" office:string-value="" calcext:value-type="error">
            <text:p>#NAME?</text:p>
          </table:table-cell>
          <table:table-cell table:style-name="ce12" table:formula="of:=CONCATENATE([.AA95];&quot; \hideNotes &quot;; join(&quot; &quot;;[.AB95:.AD9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5];2);&quot;#&quot;)" office:value-type="string" office:string-value="D4#" calcext:value-type="string">
            <text:p>D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6];2;1)" office:value-type="string" office:string-value="4" calcext:value-type="string">
            <text:p>4</text:p>
          </table:table-cell>
          <table:table-cell table:style-name="ce4" table:formula="of:=[.C96]" office:value-type="string" office:string-value="D4#" calcext:value-type="string">
            <text:p>D4#</text:p>
          </table:table-cell>
          <table:table-cell table:style-name="ce6" table:formula="of:=CONCATENATE(TEXT([.A96];&quot;000&quot;);&quot;-&quot;;TEXT([.B96];&quot;00&quot;);&quot;-&quot;;[.E96];&quot;-&quot;;[.I96];&quot;-&quot;;[.C96])" office:value-type="string" office:string-value="093-43-4-bass-D4#" calcext:value-type="string">
            <text:p>093-43-4-bass-D4#</text:p>
          </table:table-cell>
          <table:table-cell table:style-name="ce6" table:formula="of:=CONCATENATE([.E96];&quot;-&quot;;[.C96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6];&quot; &quot;;[.$W96];[.$X96];[.$Y96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6];[.$Y96])" office:value-type="string" office:string-value="dis4" calcext:value-type="string">
            <text:p>dis4</text:p>
          </table:table-cell>
          <table:table-cell table:style-name="ce7" table:formula="of:=CONCATENATE([.$W96];[.$X96];[.$Y96])" office:value-type="string" office:string-value="dis'4" calcext:value-type="string">
            <text:p>dis'4</text:p>
          </table:table-cell>
          <table:table-cell table:style-name="ce7" table:formula="of:=CONCATENATE([.$W96];[.$X96];&quot;'&quot;;[.$Y96])" office:value-type="string" office:string-value="dis''4" calcext:value-type="string">
            <text:p>dis''4</text:p>
          </table:table-cell>
          <table:table-cell table:style-name="ce12" table:formula="of:=join(&quot; &quot;;[.AA96:.AD96])" office:value-type="string" office:string-value="" calcext:value-type="error">
            <text:p>#NAME?</text:p>
          </table:table-cell>
          <table:table-cell table:style-name="ce12" table:formula="of:=CONCATENATE([.AA96];&quot; \hideNotes &quot;; join(&quot; &quot;;[.AB96:.AD9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8];2);&quot;b&quot;)" office:value-type="string" office:string-value="E4b" calcext:value-type="string">
            <text:p>E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7];2;1)" office:value-type="string" office:string-value="4" calcext:value-type="string">
            <text:p>4</text:p>
          </table:table-cell>
          <table:table-cell table:style-name="ce4" table:formula="of:=[.C97]" office:value-type="string" office:string-value="E4b" calcext:value-type="string">
            <text:p>E4b</text:p>
          </table:table-cell>
          <table:table-cell table:style-name="ce6" table:formula="of:=CONCATENATE(TEXT([.A97];&quot;000&quot;);&quot;-&quot;;TEXT([.B97];&quot;00&quot;);&quot;-&quot;;[.E97];&quot;-&quot;;[.I97];&quot;-&quot;;[.C97])" office:value-type="string" office:string-value="096-43-4-bass-E4b" calcext:value-type="string">
            <text:p>096-43-4-bass-E4b</text:p>
          </table:table-cell>
          <table:table-cell table:style-name="ce6" table:formula="of:=CONCATENATE([.E97];&quot;-&quot;;[.C97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7];&quot; &quot;;[.$W97];[.$X97];[.$Y97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7];[.$Y97])" office:value-type="string" office:string-value="ees4" calcext:value-type="string">
            <text:p>ees4</text:p>
          </table:table-cell>
          <table:table-cell table:style-name="ce7" table:formula="of:=CONCATENATE([.$W97];[.$X97];[.$Y97])" office:value-type="string" office:string-value="ees'4" calcext:value-type="string">
            <text:p>ees'4</text:p>
          </table:table-cell>
          <table:table-cell table:style-name="ce7" table:formula="of:=CONCATENATE([.$W97];[.$X97];&quot;'&quot;;[.$Y97])" office:value-type="string" office:string-value="ees''4" calcext:value-type="string">
            <text:p>ees''4</text:p>
          </table:table-cell>
          <table:table-cell table:style-name="ce12" table:formula="of:=join(&quot; &quot;;[.AA97:.AD97])" office:value-type="string" office:string-value="" calcext:value-type="error">
            <text:p>#NAME?</text:p>
          </table:table-cell>
          <table:table-cell table:style-name="ce12" table:formula="of:=CONCATENATE([.AA97];&quot; \hideNotes &quot;; join(&quot; &quot;;[.AB97:.AD9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8];2;1)" office:value-type="string" office:string-value="4" calcext:value-type="string">
            <text:p>4</text:p>
          </table:table-cell>
          <table:table-cell table:style-name="ce4" table:formula="of:=[.C98]" office:value-type="string" office:string-value="E4" calcext:value-type="string">
            <text:p>E4</text:p>
          </table:table-cell>
          <table:table-cell table:style-name="ce6" table:formula="of:=CONCATENATE(TEXT([.A98];&quot;000&quot;);&quot;-&quot;;TEXT([.B98];&quot;00&quot;);&quot;-&quot;;[.E98];&quot;-&quot;;[.I98];&quot;-&quot;;[.C98])" office:value-type="string" office:string-value="095-44-4-bass-E4" calcext:value-type="string">
            <text:p>095-44-4-bass-E4</text:p>
          </table:table-cell>
          <table:table-cell table:style-name="ce6" table:formula="of:=CONCATENATE([.E98];&quot;-&quot;;[.C98])" office:value-type="string" office:string-value="4-E4" calcext:value-type="string">
            <text:p>4-E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8];&quot; &quot;;[.$W98];[.$X98];[.$Y98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8];[.$Y98])" office:value-type="string" office:string-value="e4" calcext:value-type="string">
            <text:p>e4</text:p>
          </table:table-cell>
          <table:table-cell table:style-name="ce7" table:formula="of:=CONCATENATE([.$W98];[.$X98];[.$Y98])" office:value-type="string" office:string-value="e'4" calcext:value-type="string">
            <text:p>e'4</text:p>
          </table:table-cell>
          <table:table-cell table:style-name="ce7" table:formula="of:=CONCATENATE([.$W98];[.$X98];&quot;'&quot;;[.$Y98])" office:value-type="string" office:string-value="e''4" calcext:value-type="string">
            <text:p>e''4</text:p>
          </table:table-cell>
          <table:table-cell table:style-name="ce12" table:formula="of:=join(&quot; &quot;;[.AA98:.AD98])" office:value-type="string" office:string-value="" calcext:value-type="error">
            <text:p>#NAME?</text:p>
          </table:table-cell>
          <table:table-cell table:style-name="ce12" table:formula="of:=CONCATENATE([.AA98];&quot; \hideNotes &quot;; join(&quot; &quot;;[.AB98:.AD9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9];2;1)" office:value-type="string" office:string-value="4" calcext:value-type="string">
            <text:p>4</text:p>
          </table:table-cell>
          <table:table-cell table:style-name="ce4" table:formula="of:=[.C99]" office:value-type="string" office:string-value="F4" calcext:value-type="string">
            <text:p>F4</text:p>
          </table:table-cell>
          <table:table-cell table:style-name="ce6" table:formula="of:=CONCATENATE(TEXT([.A99];&quot;000&quot;);&quot;-&quot;;TEXT([.B99];&quot;00&quot;);&quot;-&quot;;[.E99];&quot;-&quot;;[.I99];&quot;-&quot;;[.C99])" office:value-type="string" office:string-value="097-45-4-bass-F4" calcext:value-type="string">
            <text:p>097-45-4-bass-F4</text:p>
          </table:table-cell>
          <table:table-cell table:style-name="ce6" table:formula="of:=CONCATENATE([.E99];&quot;-&quot;;[.C99])" office:value-type="string" office:string-value="4-F4" calcext:value-type="string">
            <text:p>4-F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99];&quot; &quot;;[.$W99];[.$X99];[.$Y99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99];[.$Y99])" office:value-type="string" office:string-value="f4" calcext:value-type="string">
            <text:p>f4</text:p>
          </table:table-cell>
          <table:table-cell table:style-name="ce7" table:formula="of:=CONCATENATE([.$W99];[.$X99];[.$Y99])" office:value-type="string" office:string-value="f'4" calcext:value-type="string">
            <text:p>f'4</text:p>
          </table:table-cell>
          <table:table-cell table:style-name="ce7" table:formula="of:=CONCATENATE([.$W99];[.$X99];&quot;'&quot;;[.$Y99])" office:value-type="string" office:string-value="f''4" calcext:value-type="string">
            <text:p>f''4</text:p>
          </table:table-cell>
          <table:table-cell table:style-name="ce12" table:formula="of:=join(&quot; &quot;;[.AA99:.AD99])" office:value-type="string" office:string-value="" calcext:value-type="error">
            <text:p>#NAME?</text:p>
          </table:table-cell>
          <table:table-cell table:style-name="ce12" table:formula="of:=CONCATENATE([.AA99];&quot; \hideNotes &quot;; join(&quot; &quot;;[.AB99:.AD9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99];2);&quot;#&quot;)" office:value-type="string" office:string-value="F4#" calcext:value-type="string">
            <text:p>F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0];2;1)" office:value-type="string" office:string-value="4" calcext:value-type="string">
            <text:p>4</text:p>
          </table:table-cell>
          <table:table-cell table:style-name="ce4" table:formula="of:=[.C100]" office:value-type="string" office:string-value="F4#" calcext:value-type="string">
            <text:p>F4#</text:p>
          </table:table-cell>
          <table:table-cell table:style-name="ce6" table:formula="of:=CONCATENATE(TEXT([.A100];&quot;000&quot;);&quot;-&quot;;TEXT([.B100];&quot;00&quot;);&quot;-&quot;;[.E100];&quot;-&quot;;[.I100];&quot;-&quot;;[.C100])" office:value-type="string" office:string-value="098-46-4-bass-F4#" calcext:value-type="string">
            <text:p>098-46-4-bass-F4#</text:p>
          </table:table-cell>
          <table:table-cell table:style-name="ce6" table:formula="of:=CONCATENATE([.E100];&quot;-&quot;;[.C100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0];&quot; &quot;;[.$W100];[.$X100];[.$Y100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0];[.$Y100])" office:value-type="string" office:string-value="fis4" calcext:value-type="string">
            <text:p>fis4</text:p>
          </table:table-cell>
          <table:table-cell table:style-name="ce7" table:formula="of:=CONCATENATE([.$W100];[.$X100];[.$Y100])" office:value-type="string" office:string-value="fis'4" calcext:value-type="string">
            <text:p>fis'4</text:p>
          </table:table-cell>
          <table:table-cell table:style-name="ce7" table:formula="of:=CONCATENATE([.$W100];[.$X100];&quot;'&quot;;[.$Y100])" office:value-type="string" office:string-value="fis''4" calcext:value-type="string">
            <text:p>fis''4</text:p>
          </table:table-cell>
          <table:table-cell table:style-name="ce12" table:formula="of:=join(&quot; &quot;;[.AA100:.AD100])" office:value-type="string" office:string-value="" calcext:value-type="error">
            <text:p>#NAME?</text:p>
          </table:table-cell>
          <table:table-cell table:style-name="ce12" table:formula="of:=CONCATENATE([.AA100];&quot; \hideNotes &quot;; join(&quot; &quot;;[.AB100:.AD10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102];2);&quot;b&quot;)" office:value-type="string" office:string-value="G4b" calcext:value-type="string">
            <text:p>G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1];2;1)" office:value-type="string" office:string-value="4" calcext:value-type="string">
            <text:p>4</text:p>
          </table:table-cell>
          <table:table-cell table:style-name="ce4" table:formula="of:=[.C101]" office:value-type="string" office:string-value="G4b" calcext:value-type="string">
            <text:p>G4b</text:p>
          </table:table-cell>
          <table:table-cell table:style-name="ce6" table:formula="of:=CONCATENATE(TEXT([.A101];&quot;000&quot;);&quot;-&quot;;TEXT([.B101];&quot;00&quot;);&quot;-&quot;;[.E101];&quot;-&quot;;[.I101];&quot;-&quot;;[.C101])" office:value-type="string" office:string-value="101-46-4-bass-G4b" calcext:value-type="string">
            <text:p>101-46-4-bass-G4b</text:p>
          </table:table-cell>
          <table:table-cell table:style-name="ce6" table:formula="of:=CONCATENATE([.E101];&quot;-&quot;;[.C101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1];&quot; &quot;;[.$W101];[.$X101];[.$Y101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1];[.$Y101])" office:value-type="string" office:string-value="ges4" calcext:value-type="string">
            <text:p>ges4</text:p>
          </table:table-cell>
          <table:table-cell table:style-name="ce7" table:formula="of:=CONCATENATE([.$W101];[.$X101];[.$Y101])" office:value-type="string" office:string-value="ges'4" calcext:value-type="string">
            <text:p>ges'4</text:p>
          </table:table-cell>
          <table:table-cell table:style-name="ce7" table:formula="of:=CONCATENATE([.$W101];[.$X101];&quot;'&quot;;[.$Y101])" office:value-type="string" office:string-value="ges''4" calcext:value-type="string">
            <text:p>ges''4</text:p>
          </table:table-cell>
          <table:table-cell table:style-name="ce12" table:formula="of:=join(&quot; &quot;;[.AA101:.AD101])" office:value-type="string" office:string-value="" calcext:value-type="error">
            <text:p>#NAME?</text:p>
          </table:table-cell>
          <table:table-cell table:style-name="ce12" table:formula="of:=CONCATENATE([.AA101];&quot; \hideNotes &quot;; join(&quot; &quot;;[.AB101:.AD101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2];2;1)" office:value-type="string" office:string-value="4" calcext:value-type="string">
            <text:p>4</text:p>
          </table:table-cell>
          <table:table-cell table:style-name="ce4" table:formula="of:=[.C102]" office:value-type="string" office:string-value="G4" calcext:value-type="string">
            <text:p>G4</text:p>
          </table:table-cell>
          <table:table-cell table:style-name="ce6" table:formula="of:=CONCATENATE(TEXT([.A102];&quot;000&quot;);&quot;-&quot;;TEXT([.B102];&quot;00&quot;);&quot;-&quot;;[.E102];&quot;-&quot;;[.I102];&quot;-&quot;;[.C102])" office:value-type="string" office:string-value="099-47-4-bass-G4" calcext:value-type="string">
            <text:p>099-47-4-bass-G4</text:p>
          </table:table-cell>
          <table:table-cell table:style-name="ce6" table:formula="of:=CONCATENATE([.E102];&quot;-&quot;;[.C102])" office:value-type="string" office:string-value="4-G4" calcext:value-type="string">
            <text:p>4-G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2];&quot; &quot;;[.$W102];[.$X102];[.$Y102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2];[.$Y102])" office:value-type="string" office:string-value="g4" calcext:value-type="string">
            <text:p>g4</text:p>
          </table:table-cell>
          <table:table-cell table:style-name="ce7" table:formula="of:=CONCATENATE([.$W102];[.$X102];[.$Y102])" office:value-type="string" office:string-value="g'4" calcext:value-type="string">
            <text:p>g'4</text:p>
          </table:table-cell>
          <table:table-cell table:style-name="ce7" table:formula="of:=CONCATENATE([.$W102];[.$X102];&quot;'&quot;;[.$Y102])" office:value-type="string" office:string-value="g''4" calcext:value-type="string">
            <text:p>g''4</text:p>
          </table:table-cell>
          <table:table-cell table:style-name="ce12" table:formula="of:=join(&quot; &quot;;[.AA102:.AD102])" office:value-type="string" office:string-value="" calcext:value-type="error">
            <text:p>#NAME?</text:p>
          </table:table-cell>
          <table:table-cell table:style-name="ce12" table:formula="of:=CONCATENATE([.AA102];&quot; \hideNotes &quot;; join(&quot; &quot;;[.AB102:.AD102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2];2);&quot;#&quot;)" office:value-type="string" office:string-value="G4#" calcext:value-type="string">
            <text:p>G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3];2;1)" office:value-type="string" office:string-value="4" calcext:value-type="string">
            <text:p>4</text:p>
          </table:table-cell>
          <table:table-cell table:style-name="ce4" table:formula="of:=[.C103]" office:value-type="string" office:string-value="G4#" calcext:value-type="string">
            <text:p>G4#</text:p>
          </table:table-cell>
          <table:table-cell table:style-name="ce6" table:formula="of:=CONCATENATE(TEXT([.A103];&quot;000&quot;);&quot;-&quot;;TEXT([.B103];&quot;00&quot;);&quot;-&quot;;[.E103];&quot;-&quot;;[.I103];&quot;-&quot;;[.C103])" office:value-type="string" office:string-value="100-48-4-bass-G4#" calcext:value-type="string">
            <text:p>100-48-4-bass-G4#</text:p>
          </table:table-cell>
          <table:table-cell table:style-name="ce6" table:formula="of:=CONCATENATE([.E103];&quot;-&quot;;[.C103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3];&quot; &quot;;[.$W103];[.$X103];[.$Y103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3];[.$Y103])" office:value-type="string" office:string-value="gis4" calcext:value-type="string">
            <text:p>gis4</text:p>
          </table:table-cell>
          <table:table-cell table:style-name="ce7" table:formula="of:=CONCATENATE([.$W103];[.$X103];[.$Y103])" office:value-type="string" office:string-value="gis'4" calcext:value-type="string">
            <text:p>gis'4</text:p>
          </table:table-cell>
          <table:table-cell table:style-name="ce7" table:formula="of:=CONCATENATE([.$W103];[.$X103];&quot;'&quot;;[.$Y103])" office:value-type="string" office:string-value="gis''4" calcext:value-type="string">
            <text:p>gis''4</text:p>
          </table:table-cell>
          <table:table-cell table:style-name="ce12" table:formula="of:=join(&quot; &quot;;[.AA103:.AD103])" office:value-type="string" office:string-value="" calcext:value-type="error">
            <text:p>#NAME?</text:p>
          </table:table-cell>
          <table:table-cell table:style-name="ce12" table:formula="of:=CONCATENATE([.AA103];&quot; \hideNotes &quot;; join(&quot; &quot;;[.AB103:.AD103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5];2);&quot;b&quot;)" office:value-type="string" office:string-value="A4b" calcext:value-type="string">
            <text:p>A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4];2;1)" office:value-type="string" office:string-value="4" calcext:value-type="string">
            <text:p>4</text:p>
          </table:table-cell>
          <table:table-cell table:style-name="ce4" table:formula="of:=[.C104]" office:value-type="string" office:string-value="A4b" calcext:value-type="string">
            <text:p>A4b</text:p>
          </table:table-cell>
          <table:table-cell table:style-name="ce6" table:formula="of:=CONCATENATE(TEXT([.A104];&quot;000&quot;);&quot;-&quot;;TEXT([.B104];&quot;00&quot;);&quot;-&quot;;[.E104];&quot;-&quot;;[.I104];&quot;-&quot;;[.C104])" office:value-type="string" office:string-value="104-48-4-bass-A4b" calcext:value-type="string">
            <text:p>104-48-4-bass-A4b</text:p>
          </table:table-cell>
          <table:table-cell table:style-name="ce6" table:formula="of:=CONCATENATE([.E104];&quot;-&quot;;[.C104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4];&quot; &quot;;[.$W104];[.$X104];[.$Y104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4];[.$Y104])" office:value-type="string" office:string-value="aes4" calcext:value-type="string">
            <text:p>aes4</text:p>
          </table:table-cell>
          <table:table-cell table:style-name="ce7" table:formula="of:=CONCATENATE([.$W104];[.$X104];[.$Y104])" office:value-type="string" office:string-value="aes'4" calcext:value-type="string">
            <text:p>aes'4</text:p>
          </table:table-cell>
          <table:table-cell table:style-name="ce7" table:formula="of:=CONCATENATE([.$W104];[.$X104];&quot;'&quot;;[.$Y104])" office:value-type="string" office:string-value="aes''4" calcext:value-type="string">
            <text:p>aes''4</text:p>
          </table:table-cell>
          <table:table-cell table:style-name="ce12" table:formula="of:=join(&quot; &quot;;[.AA104:.AD104])" office:value-type="string" office:string-value="" calcext:value-type="error">
            <text:p>#NAME?</text:p>
          </table:table-cell>
          <table:table-cell table:style-name="ce12" table:formula="of:=CONCATENATE([.AA104];&quot; \hideNotes &quot;; join(&quot; &quot;;[.AB104:.AD104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5];2;1)" office:value-type="string" office:string-value="4" calcext:value-type="string">
            <text:p>4</text:p>
          </table:table-cell>
          <table:table-cell table:style-name="ce4" table:formula="of:=[.C105]" office:value-type="string" office:string-value="A4" calcext:value-type="string">
            <text:p>A4</text:p>
          </table:table-cell>
          <table:table-cell table:style-name="ce6" table:formula="of:=CONCATENATE(TEXT([.A105];&quot;000&quot;);&quot;-&quot;;TEXT([.B105];&quot;00&quot;);&quot;-&quot;;[.E105];&quot;-&quot;;[.I105];&quot;-&quot;;[.C105])" office:value-type="string" office:string-value="102-49-4-bass-A4" calcext:value-type="string">
            <text:p>102-49-4-bass-A4</text:p>
          </table:table-cell>
          <table:table-cell table:style-name="ce6" table:formula="of:=CONCATENATE([.E105];&quot;-&quot;;[.C105])" office:value-type="string" office:string-value="4-A4" calcext:value-type="string">
            <text:p>4-A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5];&quot; &quot;;[.$W105];[.$X105];[.$Y105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5];[.$Y105])" office:value-type="string" office:string-value="a4" calcext:value-type="string">
            <text:p>a4</text:p>
          </table:table-cell>
          <table:table-cell table:style-name="ce7" table:formula="of:=CONCATENATE([.$W105];[.$X105];[.$Y105])" office:value-type="string" office:string-value="a'4" calcext:value-type="string">
            <text:p>a'4</text:p>
          </table:table-cell>
          <table:table-cell table:style-name="ce7" table:formula="of:=CONCATENATE([.$W105];[.$X105];&quot;'&quot;;[.$Y105])" office:value-type="string" office:string-value="a''4" calcext:value-type="string">
            <text:p>a''4</text:p>
          </table:table-cell>
          <table:table-cell table:style-name="ce12" table:formula="of:=join(&quot; &quot;;[.AA105:.AD105])" office:value-type="string" office:string-value="" calcext:value-type="error">
            <text:p>#NAME?</text:p>
          </table:table-cell>
          <table:table-cell table:style-name="ce12" table:formula="of:=CONCATENATE([.AA105];&quot; \hideNotes &quot;; join(&quot; &quot;;[.AB105:.AD105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5];2);&quot;#&quot;)" office:value-type="string" office:string-value="A4#" calcext:value-type="string">
            <text:p>A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6];2;1)" office:value-type="string" office:string-value="4" calcext:value-type="string">
            <text:p>4</text:p>
          </table:table-cell>
          <table:table-cell table:style-name="ce4" table:formula="of:=[.C106]" office:value-type="string" office:string-value="A4#" calcext:value-type="string">
            <text:p>A4#</text:p>
          </table:table-cell>
          <table:table-cell table:style-name="ce6" table:formula="of:=CONCATENATE(TEXT([.A106];&quot;000&quot;);&quot;-&quot;;TEXT([.B106];&quot;00&quot;);&quot;-&quot;;[.E106];&quot;-&quot;;[.I106];&quot;-&quot;;[.C106])" office:value-type="string" office:string-value="103-50-4-bass-A4#" calcext:value-type="string">
            <text:p>103-50-4-bass-A4#</text:p>
          </table:table-cell>
          <table:table-cell table:style-name="ce6" table:formula="of:=CONCATENATE([.E106];&quot;-&quot;;[.C106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6];&quot; &quot;;[.$W106];[.$X106];[.$Y106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6];[.$Y106])" office:value-type="string" office:string-value="ais4" calcext:value-type="string">
            <text:p>ais4</text:p>
          </table:table-cell>
          <table:table-cell table:style-name="ce7" table:formula="of:=CONCATENATE([.$W106];[.$X106];[.$Y106])" office:value-type="string" office:string-value="ais'4" calcext:value-type="string">
            <text:p>ais'4</text:p>
          </table:table-cell>
          <table:table-cell table:style-name="ce7" table:formula="of:=CONCATENATE([.$W106];[.$X106];&quot;'&quot;;[.$Y106])" office:value-type="string" office:string-value="ais''4" calcext:value-type="string">
            <text:p>ais''4</text:p>
          </table:table-cell>
          <table:table-cell table:style-name="ce12" table:formula="of:=join(&quot; &quot;;[.AA106:.AD106])" office:value-type="string" office:string-value="" calcext:value-type="error">
            <text:p>#NAME?</text:p>
          </table:table-cell>
          <table:table-cell table:style-name="ce12" table:formula="of:=CONCATENATE([.AA106];&quot; \hideNotes &quot;; join(&quot; &quot;;[.AB106:.AD106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8];2);&quot;b&quot;)" office:value-type="string" office:string-value="B4b" calcext:value-type="string">
            <text:p>B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7];2;1)" office:value-type="string" office:string-value="4" calcext:value-type="string">
            <text:p>4</text:p>
          </table:table-cell>
          <table:table-cell table:style-name="ce4" table:formula="of:=[.C107]" office:value-type="string" office:string-value="B4b" calcext:value-type="string">
            <text:p>B4b</text:p>
          </table:table-cell>
          <table:table-cell table:style-name="ce6" table:formula="of:=CONCATENATE(TEXT([.A107];&quot;000&quot;);&quot;-&quot;;TEXT([.B107];&quot;00&quot;);&quot;-&quot;;[.E107];&quot;-&quot;;[.I107];&quot;-&quot;;[.C107])" office:value-type="string" office:string-value="106-50-4-bass-B4b" calcext:value-type="string">
            <text:p>106-50-4-bass-B4b</text:p>
          </table:table-cell>
          <table:table-cell table:style-name="ce6" table:formula="of:=CONCATENATE([.E107];&quot;-&quot;;[.C107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7];&quot; &quot;;[.$W107];[.$X107];[.$Y107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7];[.$Y107])" office:value-type="string" office:string-value="bes4" calcext:value-type="string">
            <text:p>bes4</text:p>
          </table:table-cell>
          <table:table-cell table:style-name="ce7" table:formula="of:=CONCATENATE([.$W107];[.$X107];[.$Y107])" office:value-type="string" office:string-value="bes'4" calcext:value-type="string">
            <text:p>bes'4</text:p>
          </table:table-cell>
          <table:table-cell table:style-name="ce7" table:formula="of:=CONCATENATE([.$W107];[.$X107];&quot;'&quot;;[.$Y107])" office:value-type="string" office:string-value="bes''4" calcext:value-type="string">
            <text:p>bes''4</text:p>
          </table:table-cell>
          <table:table-cell table:style-name="ce12" table:formula="of:=join(&quot; &quot;;[.AA107:.AD107])" office:value-type="string" office:string-value="" calcext:value-type="error">
            <text:p>#NAME?</text:p>
          </table:table-cell>
          <table:table-cell table:style-name="ce12" table:formula="of:=CONCATENATE([.AA107];&quot; \hideNotes &quot;; join(&quot; &quot;;[.AB107:.AD107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8];2;1)" office:value-type="string" office:string-value="4" calcext:value-type="string">
            <text:p>4</text:p>
          </table:table-cell>
          <table:table-cell table:style-name="ce4" table:formula="of:=[.C108]" office:value-type="string" office:string-value="B4" calcext:value-type="string">
            <text:p>B4</text:p>
          </table:table-cell>
          <table:table-cell table:style-name="ce6" table:formula="of:=CONCATENATE(TEXT([.A108];&quot;000&quot;);&quot;-&quot;;TEXT([.B108];&quot;00&quot;);&quot;-&quot;;[.E108];&quot;-&quot;;[.I108];&quot;-&quot;;[.C108])" office:value-type="string" office:string-value="105-51-4-bass-B4" calcext:value-type="string">
            <text:p>105-51-4-bass-B4</text:p>
          </table:table-cell>
          <table:table-cell table:style-name="ce6" table:formula="of:=CONCATENATE([.E108];&quot;-&quot;;[.C108])" office:value-type="string" office:string-value="4-B4" calcext:value-type="string">
            <text:p>4-B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8];&quot; &quot;;[.$W108];[.$X108];[.$Y108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W108];[.$Y108])" office:value-type="string" office:string-value="b4" calcext:value-type="string">
            <text:p>b4</text:p>
          </table:table-cell>
          <table:table-cell table:style-name="ce7" table:formula="of:=CONCATENATE([.$W108];[.$X108];[.$Y108])" office:value-type="string" office:string-value="b'4" calcext:value-type="string">
            <text:p>b'4</text:p>
          </table:table-cell>
          <table:table-cell table:style-name="ce7" table:formula="of:=CONCATENATE([.$W108];[.$X108];&quot;'&quot;;[.$Y108])" office:value-type="string" office:string-value="b''4" calcext:value-type="string">
            <text:p>b''4</text:p>
          </table:table-cell>
          <table:table-cell table:style-name="ce12" table:formula="of:=join(&quot; &quot;;[.AA108:.AD108])" office:value-type="string" office:string-value="" calcext:value-type="error">
            <text:p>#NAME?</text:p>
          </table:table-cell>
          <table:table-cell table:style-name="ce12" table:formula="of:=CONCATENATE([.AA108];&quot; \hideNotes &quot;; join(&quot; &quot;;[.AB108:.AD108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9];2;1)" office:value-type="string" office:string-value="5" calcext:value-type="string">
            <text:p>5</text:p>
          </table:table-cell>
          <table:table-cell table:style-name="ce4" table:formula="of:=[.C109]" office:value-type="string" office:string-value="C5" calcext:value-type="string">
            <text:p>C5</text:p>
          </table:table-cell>
          <table:table-cell table:style-name="ce6" table:formula="of:=CONCATENATE(TEXT([.A109];&quot;000&quot;);&quot;-&quot;;TEXT([.B109];&quot;00&quot;);&quot;-&quot;;[.E109];&quot;-&quot;;[.I109];&quot;-&quot;;[.C109])" office:value-type="string" office:string-value="107-52-5-bass-C5" calcext:value-type="string">
            <text:p>107-52-5-bass-C5</text:p>
          </table:table-cell>
          <table:table-cell table:style-name="ce6" table:formula="of:=CONCATENATE([.E109];&quot;-&quot;;[.C109])" office:value-type="string" office:string-value="5-C5" calcext:value-type="string">
            <text:p>5-C5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09];&quot; &quot;;[.$W109];[.$X109];[.$Y109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09];&quot;'&quot;;[.$Y109])" office:value-type="string" office:string-value="c'4" calcext:value-type="string">
            <text:p>c'4</text:p>
          </table:table-cell>
          <table:table-cell table:style-name="ce7" table:formula="of:=CONCATENATE([.$W109];[.$X109];[.$Y109])" office:value-type="string" office:string-value="c''4" calcext:value-type="string">
            <text:p>c''4</text:p>
          </table:table-cell>
          <table:table-cell table:style-name="ce7" table:formula="of:=CONCATENATE([.$W109];[.$X109];&quot;'&quot;;[.$Y109])" office:value-type="string" office:string-value="c'''4" calcext:value-type="string">
            <text:p>c'''4</text:p>
          </table:table-cell>
          <table:table-cell table:style-name="ce12" table:formula="of:=join(&quot; &quot;;[.AA109:.AD109])" office:value-type="string" office:string-value="" calcext:value-type="error">
            <text:p>#NAME?</text:p>
          </table:table-cell>
          <table:table-cell table:style-name="ce12" table:formula="of:=CONCATENATE([.AA109];&quot; \hideNotes &quot;; join(&quot; &quot;;[.AB109:.AD109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09];2);&quot;#&quot;)" office:value-type="string" office:string-value="C5#" calcext:value-type="string">
            <text:p>C5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10];2;1)" office:value-type="string" office:string-value="5" calcext:value-type="string">
            <text:p>5</text:p>
          </table:table-cell>
          <table:table-cell table:style-name="ce4" table:formula="of:=[.C110]" office:value-type="string" office:string-value="C5#" calcext:value-type="string">
            <text:p>C5#</text:p>
          </table:table-cell>
          <table:table-cell table:style-name="ce6" table:formula="of:=CONCATENATE(TEXT([.A110];&quot;000&quot;);&quot;-&quot;;TEXT([.B110];&quot;00&quot;);&quot;-&quot;;[.E110];&quot;-&quot;;[.I110];&quot;-&quot;;[.C110])" office:value-type="string" office:string-value="108-53-5-bass-C5#" calcext:value-type="string">
            <text:p>108-53-5-bass-C5#</text:p>
          </table:table-cell>
          <table:table-cell table:style-name="ce6" table:formula="of:=CONCATENATE([.E110];&quot;-&quot;;[.C110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V110];&quot; &quot;;[.$W110];[.$X110];[.$Y110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W110];&quot;'&quot;;[.$Y110])" office:value-type="string" office:string-value="cis'4" calcext:value-type="string">
            <text:p>cis'4</text:p>
          </table:table-cell>
          <table:table-cell table:style-name="ce7" table:formula="of:=CONCATENATE([.$W110];[.$X110];[.$Y110])" office:value-type="string" office:string-value="cis''4" calcext:value-type="string">
            <text:p>cis''4</text:p>
          </table:table-cell>
          <table:table-cell table:style-name="ce7" table:formula="of:=CONCATENATE([.$W110];[.$X110];&quot;'&quot;;[.$Y110])" office:value-type="string" office:string-value="cis'''4" calcext:value-type="string">
            <text:p>cis'''4</text:p>
          </table:table-cell>
          <table:table-cell table:style-name="ce12" table:formula="of:=join(&quot; &quot;;[.AA110:.AD110])" office:value-type="string" office:string-value="" calcext:value-type="error">
            <text:p>#NAME?</text:p>
          </table:table-cell>
          <table:table-cell table:style-name="ce12" table:formula="of:=CONCATENATE([.AA110];&quot; \hideNotes &quot;; join(&quot; &quot;;[.AB110:.AD110]))" office:value-type="string" office:string-value="" calcext:value-type="error">
            <text:p>#NAME?</text:p>
          </table:table-cell>
          <table:table-cell table:number-columns-repeated="992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1];2;1)" office:value-type="string" office:string-value="5" calcext:value-type="string">
            <text:p>5</text:p>
          </table:table-cell>
          <table:table-cell table:style-name="ce4" table:formula="of:=[.C111]" office:value-type="string" office:string-value="C5" calcext:value-type="string">
            <text:p>C5</text:p>
          </table:table-cell>
          <table:table-cell table:style-name="ce6" table:formula="of:=CONCATENATE(TEXT([.A111];&quot;000&quot;);&quot;-&quot;;TEXT([.B111];&quot;00&quot;);&quot;-&quot;;[.E111];&quot;-&quot;;[.I111];&quot;-&quot;;[.C111])" office:value-type="string" office:string-value="109-52-5-treble-C5" calcext:value-type="string">
            <text:p>109-52-5-treble-C5</text:p>
          </table:table-cell>
          <table:table-cell table:style-name="ce6" table:formula="of:=CONCATENATE([.E111];&quot;-&quot;;[.C111])" office:value-type="string" office:string-value="5-C5" calcext:value-type="string">
            <text:p>5-C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1];&quot; &quot;;[.K111];[.L111];[.M111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1];LEFT([.L111];(LEN([.L111])-1));[.M111])" office:value-type="string" office:string-value="c'4" calcext:value-type="string">
            <text:p>c'4</text:p>
          </table:table-cell>
          <table:table-cell table:style-name="ce7" table:formula="of:=CONCATENATE([.$K111];[.$L111];[.$M111])" office:value-type="string" office:string-value="c''4" calcext:value-type="string">
            <text:p>c''4</text:p>
          </table:table-cell>
          <table:table-cell table:style-name="ce7" table:formula="of:=CONCATENATE([.$K111];[.$L111];&quot;'&quot;;[.$M111])" office:value-type="string" office:string-value="c'''4" calcext:value-type="string">
            <text:p>c'''4</text:p>
          </table:table-cell>
          <table:table-cell table:style-name="ce9" table:formula="of:=join(&quot; &quot;;[.O111:.R111])" office:value-type="string" office:string-value="" calcext:value-type="error">
            <text:p>#NAME?</text:p>
          </table:table-cell>
          <table:table-cell table:style-name="ce9" table:formula="of:=CONCATENATE([.O111];&quot; \hideNotes &quot;; join(&quot; &quot;;[.P111:.R11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1];2);&quot;#&quot;)" office:value-type="string" office:string-value="C5#" calcext:value-type="string">
            <text:p>C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2];2;1)" office:value-type="string" office:string-value="5" calcext:value-type="string">
            <text:p>5</text:p>
          </table:table-cell>
          <table:table-cell table:style-name="ce4" table:formula="of:=[.C112]" office:value-type="string" office:string-value="C5#" calcext:value-type="string">
            <text:p>C5#</text:p>
          </table:table-cell>
          <table:table-cell table:style-name="ce6" table:formula="of:=CONCATENATE(TEXT([.A112];&quot;000&quot;);&quot;-&quot;;TEXT([.B112];&quot;00&quot;);&quot;-&quot;;[.E112];&quot;-&quot;;[.I112];&quot;-&quot;;[.C112])" office:value-type="string" office:string-value="110-53-5-treble-C5#" calcext:value-type="string">
            <text:p>110-53-5-treble-C5#</text:p>
          </table:table-cell>
          <table:table-cell table:style-name="ce6" table:formula="of:=CONCATENATE([.E112];&quot;-&quot;;[.C112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2];&quot; &quot;;[.K112];[.L112];[.M112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2];LEFT([.L112];(LEN([.L112])-1));[.M112])" office:value-type="string" office:string-value="cis'4" calcext:value-type="string">
            <text:p>cis'4</text:p>
          </table:table-cell>
          <table:table-cell table:style-name="ce7" table:formula="of:=CONCATENATE([.$K112];[.$L112];[.$M112])" office:value-type="string" office:string-value="cis''4" calcext:value-type="string">
            <text:p>cis''4</text:p>
          </table:table-cell>
          <table:table-cell table:style-name="ce7" table:formula="of:=CONCATENATE([.$K112];[.$L112];&quot;'&quot;;[.$M112])" office:value-type="string" office:string-value="cis'''4" calcext:value-type="string">
            <text:p>cis'''4</text:p>
          </table:table-cell>
          <table:table-cell table:style-name="ce9" table:formula="of:=join(&quot; &quot;;[.O112:.R112])" office:value-type="string" office:string-value="" calcext:value-type="error">
            <text:p>#NAME?</text:p>
          </table:table-cell>
          <table:table-cell table:style-name="ce9" table:formula="of:=CONCATENATE([.O112];&quot; \hideNotes &quot;; join(&quot; &quot;;[.P112:.R11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4];2);&quot;b&quot;)" office:value-type="string" office:string-value="D5b" calcext:value-type="string">
            <text:p>D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3];2;1)" office:value-type="string" office:string-value="5" calcext:value-type="string">
            <text:p>5</text:p>
          </table:table-cell>
          <table:table-cell table:style-name="ce4" table:formula="of:=[.C113]" office:value-type="string" office:string-value="D5b" calcext:value-type="string">
            <text:p>D5b</text:p>
          </table:table-cell>
          <table:table-cell table:style-name="ce6" table:formula="of:=CONCATENATE(TEXT([.A113];&quot;000&quot;);&quot;-&quot;;TEXT([.B113];&quot;00&quot;);&quot;-&quot;;[.E113];&quot;-&quot;;[.I113];&quot;-&quot;;[.C113])" office:value-type="string" office:string-value="113-53-5-treble-D5b" calcext:value-type="string">
            <text:p>113-53-5-treble-D5b</text:p>
          </table:table-cell>
          <table:table-cell table:style-name="ce6" table:formula="of:=CONCATENATE([.E113];&quot;-&quot;;[.C113])" office:value-type="string" office:string-value="5-D5b" calcext:value-type="string">
            <text:p>5-D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3];&quot; &quot;;[.K113];[.L113];[.M113])" office:value-type="string" office:string-value="r4 des''4" calcext:value-type="string">
            <text:p>r4 d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3];LEFT([.L113];(LEN([.L113])-1));[.M113])" office:value-type="string" office:string-value="des'4" calcext:value-type="string">
            <text:p>des'4</text:p>
          </table:table-cell>
          <table:table-cell table:style-name="ce7" table:formula="of:=CONCATENATE([.$K113];[.$L113];[.$M113])" office:value-type="string" office:string-value="des''4" calcext:value-type="string">
            <text:p>des''4</text:p>
          </table:table-cell>
          <table:table-cell table:style-name="ce7" table:formula="of:=CONCATENATE([.$K113];[.$L113];&quot;'&quot;;[.$M113])" office:value-type="string" office:string-value="des'''4" calcext:value-type="string">
            <text:p>des'''4</text:p>
          </table:table-cell>
          <table:table-cell table:style-name="ce9" table:formula="of:=join(&quot; &quot;;[.O113:.R113])" office:value-type="string" office:string-value="" calcext:value-type="error">
            <text:p>#NAME?</text:p>
          </table:table-cell>
          <table:table-cell table:style-name="ce9" table:formula="of:=CONCATENATE([.O113];&quot; \hideNotes &quot;; join(&quot; &quot;;[.P113:.R11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4];2;1)" office:value-type="string" office:string-value="5" calcext:value-type="string">
            <text:p>5</text:p>
          </table:table-cell>
          <table:table-cell table:style-name="ce4" table:formula="of:=[.C114]" office:value-type="string" office:string-value="D5" calcext:value-type="string">
            <text:p>D5</text:p>
          </table:table-cell>
          <table:table-cell table:style-name="ce6" table:formula="of:=CONCATENATE(TEXT([.A114];&quot;000&quot;);&quot;-&quot;;TEXT([.B114];&quot;00&quot;);&quot;-&quot;;[.E114];&quot;-&quot;;[.I114];&quot;-&quot;;[.C114])" office:value-type="string" office:string-value="111-54-5-treble-D5" calcext:value-type="string">
            <text:p>111-54-5-treble-D5</text:p>
          </table:table-cell>
          <table:table-cell table:style-name="ce6" table:formula="of:=CONCATENATE([.E114];&quot;-&quot;;[.C114])" office:value-type="string" office:string-value="5-D5" calcext:value-type="string">
            <text:p>5-D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4];&quot; &quot;;[.K114];[.L114];[.M114])" office:value-type="string" office:string-value="r4 d''4" calcext:value-type="string">
            <text:p>r4 d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4];LEFT([.L114];(LEN([.L114])-1));[.M114])" office:value-type="string" office:string-value="d'4" calcext:value-type="string">
            <text:p>d'4</text:p>
          </table:table-cell>
          <table:table-cell table:style-name="ce7" table:formula="of:=CONCATENATE([.$K114];[.$L114];[.$M114])" office:value-type="string" office:string-value="d''4" calcext:value-type="string">
            <text:p>d''4</text:p>
          </table:table-cell>
          <table:table-cell table:style-name="ce7" table:formula="of:=CONCATENATE([.$K114];[.$L114];&quot;'&quot;;[.$M114])" office:value-type="string" office:string-value="d'''4" calcext:value-type="string">
            <text:p>d'''4</text:p>
          </table:table-cell>
          <table:table-cell table:style-name="ce9" table:formula="of:=join(&quot; &quot;;[.O114:.R114])" office:value-type="string" office:string-value="" calcext:value-type="error">
            <text:p>#NAME?</text:p>
          </table:table-cell>
          <table:table-cell table:style-name="ce9" table:formula="of:=CONCATENATE([.O114];&quot; \hideNotes &quot;; join(&quot; &quot;;[.P114:.R11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4];2);&quot;#&quot;)" office:value-type="string" office:string-value="D5#" calcext:value-type="string">
            <text:p>D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5];2;1)" office:value-type="string" office:string-value="5" calcext:value-type="string">
            <text:p>5</text:p>
          </table:table-cell>
          <table:table-cell table:style-name="ce4" table:formula="of:=[.C115]" office:value-type="string" office:string-value="D5#" calcext:value-type="string">
            <text:p>D5#</text:p>
          </table:table-cell>
          <table:table-cell table:style-name="ce6" table:formula="of:=CONCATENATE(TEXT([.A115];&quot;000&quot;);&quot;-&quot;;TEXT([.B115];&quot;00&quot;);&quot;-&quot;;[.E115];&quot;-&quot;;[.I115];&quot;-&quot;;[.C115])" office:value-type="string" office:string-value="112-55-5-treble-D5#" calcext:value-type="string">
            <text:p>112-55-5-treble-D5#</text:p>
          </table:table-cell>
          <table:table-cell table:style-name="ce6" table:formula="of:=CONCATENATE([.E115];&quot;-&quot;;[.C115])" office:value-type="string" office:string-value="5-D5#" calcext:value-type="string">
            <text:p>5-D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5];&quot; &quot;;[.K115];[.L115];[.M115])" office:value-type="string" office:string-value="r4 dis''4" calcext:value-type="string">
            <text:p>r4 d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5];LEFT([.L115];(LEN([.L115])-1));[.M115])" office:value-type="string" office:string-value="dis'4" calcext:value-type="string">
            <text:p>dis'4</text:p>
          </table:table-cell>
          <table:table-cell table:style-name="ce7" table:formula="of:=CONCATENATE([.$K115];[.$L115];[.$M115])" office:value-type="string" office:string-value="dis''4" calcext:value-type="string">
            <text:p>dis''4</text:p>
          </table:table-cell>
          <table:table-cell table:style-name="ce7" table:formula="of:=CONCATENATE([.$K115];[.$L115];&quot;'&quot;;[.$M115])" office:value-type="string" office:string-value="dis'''4" calcext:value-type="string">
            <text:p>dis'''4</text:p>
          </table:table-cell>
          <table:table-cell table:style-name="ce9" table:formula="of:=join(&quot; &quot;;[.O115:.R115])" office:value-type="string" office:string-value="" calcext:value-type="error">
            <text:p>#NAME?</text:p>
          </table:table-cell>
          <table:table-cell table:style-name="ce9" table:formula="of:=CONCATENATE([.O115];&quot; \hideNotes &quot;; join(&quot; &quot;;[.P115:.R11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7];2);&quot;b&quot;)" office:value-type="string" office:string-value="E5b" calcext:value-type="string">
            <text:p>E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6];2;1)" office:value-type="string" office:string-value="5" calcext:value-type="string">
            <text:p>5</text:p>
          </table:table-cell>
          <table:table-cell table:style-name="ce4" table:formula="of:=[.C116]" office:value-type="string" office:string-value="E5b" calcext:value-type="string">
            <text:p>E5b</text:p>
          </table:table-cell>
          <table:table-cell table:style-name="ce6" table:formula="of:=CONCATENATE(TEXT([.A116];&quot;000&quot;);&quot;-&quot;;TEXT([.B116];&quot;00&quot;);&quot;-&quot;;[.E116];&quot;-&quot;;[.I116];&quot;-&quot;;[.C116])" office:value-type="string" office:string-value="115-55-5-treble-E5b" calcext:value-type="string">
            <text:p>115-55-5-treble-E5b</text:p>
          </table:table-cell>
          <table:table-cell table:style-name="ce6" table:formula="of:=CONCATENATE([.E116];&quot;-&quot;;[.C116])" office:value-type="string" office:string-value="5-E5b" calcext:value-type="string">
            <text:p>5-E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6];&quot; &quot;;[.K116];[.L116];[.M116])" office:value-type="string" office:string-value="r4 ees''4" calcext:value-type="string">
            <text:p>r4 e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6];LEFT([.L116];(LEN([.L116])-1));[.M116])" office:value-type="string" office:string-value="ees'4" calcext:value-type="string">
            <text:p>ees'4</text:p>
          </table:table-cell>
          <table:table-cell table:style-name="ce7" table:formula="of:=CONCATENATE([.$K116];[.$L116];[.$M116])" office:value-type="string" office:string-value="ees''4" calcext:value-type="string">
            <text:p>ees''4</text:p>
          </table:table-cell>
          <table:table-cell table:style-name="ce7" table:formula="of:=CONCATENATE([.$K116];[.$L116];&quot;'&quot;;[.$M116])" office:value-type="string" office:string-value="ees'''4" calcext:value-type="string">
            <text:p>ees'''4</text:p>
          </table:table-cell>
          <table:table-cell table:style-name="ce9" table:formula="of:=join(&quot; &quot;;[.O116:.R116])" office:value-type="string" office:string-value="" calcext:value-type="error">
            <text:p>#NAME?</text:p>
          </table:table-cell>
          <table:table-cell table:style-name="ce9" table:formula="of:=CONCATENATE([.O116];&quot; \hideNotes &quot;; join(&quot; &quot;;[.P116:.R11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7];2;1)" office:value-type="string" office:string-value="5" calcext:value-type="string">
            <text:p>5</text:p>
          </table:table-cell>
          <table:table-cell table:style-name="ce4" table:formula="of:=[.C117]" office:value-type="string" office:string-value="E5" calcext:value-type="string">
            <text:p>E5</text:p>
          </table:table-cell>
          <table:table-cell table:style-name="ce6" table:formula="of:=CONCATENATE(TEXT([.A117];&quot;000&quot;);&quot;-&quot;;TEXT([.B117];&quot;00&quot;);&quot;-&quot;;[.E117];&quot;-&quot;;[.I117];&quot;-&quot;;[.C117])" office:value-type="string" office:string-value="114-56-5-treble-E5" calcext:value-type="string">
            <text:p>114-56-5-treble-E5</text:p>
          </table:table-cell>
          <table:table-cell table:style-name="ce6" table:formula="of:=CONCATENATE([.E117];&quot;-&quot;;[.C117])" office:value-type="string" office:string-value="5-E5" calcext:value-type="string">
            <text:p>5-E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7];&quot; &quot;;[.K117];[.L117];[.M117])" office:value-type="string" office:string-value="r4 e''4" calcext:value-type="string">
            <text:p>r4 e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7];LEFT([.L117];(LEN([.L117])-1));[.M117])" office:value-type="string" office:string-value="e'4" calcext:value-type="string">
            <text:p>e'4</text:p>
          </table:table-cell>
          <table:table-cell table:style-name="ce7" table:formula="of:=CONCATENATE([.$K117];[.$L117];[.$M117])" office:value-type="string" office:string-value="e''4" calcext:value-type="string">
            <text:p>e''4</text:p>
          </table:table-cell>
          <table:table-cell table:style-name="ce7" table:formula="of:=CONCATENATE([.$K117];[.$L117];&quot;'&quot;;[.$M117])" office:value-type="string" office:string-value="e'''4" calcext:value-type="string">
            <text:p>e'''4</text:p>
          </table:table-cell>
          <table:table-cell table:style-name="ce9" table:formula="of:=join(&quot; &quot;;[.O117:.R117])" office:value-type="string" office:string-value="" calcext:value-type="error">
            <text:p>#NAME?</text:p>
          </table:table-cell>
          <table:table-cell table:style-name="ce9" table:formula="of:=CONCATENATE([.O117];&quot; \hideNotes &quot;; join(&quot; &quot;;[.P117:.R11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8];2;1)" office:value-type="string" office:string-value="5" calcext:value-type="string">
            <text:p>5</text:p>
          </table:table-cell>
          <table:table-cell table:style-name="ce4" table:formula="of:=[.C118]" office:value-type="string" office:string-value="F5" calcext:value-type="string">
            <text:p>F5</text:p>
          </table:table-cell>
          <table:table-cell table:style-name="ce6" table:formula="of:=CONCATENATE(TEXT([.A118];&quot;000&quot;);&quot;-&quot;;TEXT([.B118];&quot;00&quot;);&quot;-&quot;;[.E118];&quot;-&quot;;[.I118];&quot;-&quot;;[.C118])" office:value-type="string" office:string-value="116-57-5-treble-F5" calcext:value-type="string">
            <text:p>116-57-5-treble-F5</text:p>
          </table:table-cell>
          <table:table-cell table:style-name="ce6" table:formula="of:=CONCATENATE([.E118];&quot;-&quot;;[.C118])" office:value-type="string" office:string-value="5-F5" calcext:value-type="string">
            <text:p>5-F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8];&quot; &quot;;[.K118];[.L118];[.M118])" office:value-type="string" office:string-value="r4 f''4" calcext:value-type="string">
            <text:p>r4 f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8];LEFT([.L118];(LEN([.L118])-1));[.M118])" office:value-type="string" office:string-value="f'4" calcext:value-type="string">
            <text:p>f'4</text:p>
          </table:table-cell>
          <table:table-cell table:style-name="ce7" table:formula="of:=CONCATENATE([.$K118];[.$L118];[.$M118])" office:value-type="string" office:string-value="f''4" calcext:value-type="string">
            <text:p>f''4</text:p>
          </table:table-cell>
          <table:table-cell table:style-name="ce7" table:formula="of:=CONCATENATE([.$K118];[.$L118];&quot;'&quot;;[.$M118])" office:value-type="string" office:string-value="f'''4" calcext:value-type="string">
            <text:p>f'''4</text:p>
          </table:table-cell>
          <table:table-cell table:style-name="ce9" table:formula="of:=join(&quot; &quot;;[.O118:.R118])" office:value-type="string" office:string-value="" calcext:value-type="error">
            <text:p>#NAME?</text:p>
          </table:table-cell>
          <table:table-cell table:style-name="ce9" table:formula="of:=CONCATENATE([.O118];&quot; \hideNotes &quot;; join(&quot; &quot;;[.P118:.R11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18];2);&quot;#&quot;)" office:value-type="string" office:string-value="F5#" calcext:value-type="string">
            <text:p>F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9];2;1)" office:value-type="string" office:string-value="5" calcext:value-type="string">
            <text:p>5</text:p>
          </table:table-cell>
          <table:table-cell table:style-name="ce4" table:formula="of:=[.C119]" office:value-type="string" office:string-value="F5#" calcext:value-type="string">
            <text:p>F5#</text:p>
          </table:table-cell>
          <table:table-cell table:style-name="ce6" table:formula="of:=CONCATENATE(TEXT([.A119];&quot;000&quot;);&quot;-&quot;;TEXT([.B119];&quot;00&quot;);&quot;-&quot;;[.E119];&quot;-&quot;;[.I119];&quot;-&quot;;[.C119])" office:value-type="string" office:string-value="117-58-5-treble-F5#" calcext:value-type="string">
            <text:p>117-58-5-treble-F5#</text:p>
          </table:table-cell>
          <table:table-cell table:style-name="ce6" table:formula="of:=CONCATENATE([.E119];&quot;-&quot;;[.C119])" office:value-type="string" office:string-value="5-F5#" calcext:value-type="string">
            <text:p>5-F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9];&quot; &quot;;[.K119];[.L119];[.M119])" office:value-type="string" office:string-value="r4 fis''4" calcext:value-type="string">
            <text:p>r4 f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9];LEFT([.L119];(LEN([.L119])-1));[.M119])" office:value-type="string" office:string-value="fis'4" calcext:value-type="string">
            <text:p>fis'4</text:p>
          </table:table-cell>
          <table:table-cell table:style-name="ce7" table:formula="of:=CONCATENATE([.$K119];[.$L119];[.$M119])" office:value-type="string" office:string-value="fis''4" calcext:value-type="string">
            <text:p>fis''4</text:p>
          </table:table-cell>
          <table:table-cell table:style-name="ce7" table:formula="of:=CONCATENATE([.$K119];[.$L119];&quot;'&quot;;[.$M119])" office:value-type="string" office:string-value="fis'''4" calcext:value-type="string">
            <text:p>fis'''4</text:p>
          </table:table-cell>
          <table:table-cell table:style-name="ce9" table:formula="of:=join(&quot; &quot;;[.O119:.R119])" office:value-type="string" office:string-value="" calcext:value-type="error">
            <text:p>#NAME?</text:p>
          </table:table-cell>
          <table:table-cell table:style-name="ce9" table:formula="of:=CONCATENATE([.O119];&quot; \hideNotes &quot;; join(&quot; &quot;;[.P119:.R11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21];2);&quot;b&quot;)" office:value-type="string" office:string-value="G5b" calcext:value-type="string">
            <text:p>G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0];2;1)" office:value-type="string" office:string-value="5" calcext:value-type="string">
            <text:p>5</text:p>
          </table:table-cell>
          <table:table-cell table:style-name="ce4" table:formula="of:=[.C120]" office:value-type="string" office:string-value="G5b" calcext:value-type="string">
            <text:p>G5b</text:p>
          </table:table-cell>
          <table:table-cell table:style-name="ce6" table:formula="of:=CONCATENATE(TEXT([.A120];&quot;000&quot;);&quot;-&quot;;TEXT([.B120];&quot;00&quot;);&quot;-&quot;;[.E120];&quot;-&quot;;[.I120];&quot;-&quot;;[.C120])" office:value-type="string" office:string-value="120-58-5-treble-G5b" calcext:value-type="string">
            <text:p>120-58-5-treble-G5b</text:p>
          </table:table-cell>
          <table:table-cell table:style-name="ce6" table:formula="of:=CONCATENATE([.E120];&quot;-&quot;;[.C120])" office:value-type="string" office:string-value="5-G5b" calcext:value-type="string">
            <text:p>5-G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0];&quot; &quot;;[.K120];[.L120];[.M120])" office:value-type="string" office:string-value="r4 ges''4" calcext:value-type="string">
            <text:p>r4 g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0];LEFT([.L120];(LEN([.L120])-1));[.M120])" office:value-type="string" office:string-value="ges'4" calcext:value-type="string">
            <text:p>ges'4</text:p>
          </table:table-cell>
          <table:table-cell table:style-name="ce7" table:formula="of:=CONCATENATE([.$K120];[.$L120];[.$M120])" office:value-type="string" office:string-value="ges''4" calcext:value-type="string">
            <text:p>ges''4</text:p>
          </table:table-cell>
          <table:table-cell table:style-name="ce7" table:formula="of:=CONCATENATE([.$K120];[.$L120];&quot;'&quot;;[.$M120])" office:value-type="string" office:string-value="ges'''4" calcext:value-type="string">
            <text:p>ges'''4</text:p>
          </table:table-cell>
          <table:table-cell table:style-name="ce9" table:formula="of:=join(&quot; &quot;;[.O120:.R120])" office:value-type="string" office:string-value="" calcext:value-type="error">
            <text:p>#NAME?</text:p>
          </table:table-cell>
          <table:table-cell table:style-name="ce9" table:formula="of:=CONCATENATE([.O120];&quot; \hideNotes &quot;; join(&quot; &quot;;[.P120:.R12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1];2;1)" office:value-type="string" office:string-value="5" calcext:value-type="string">
            <text:p>5</text:p>
          </table:table-cell>
          <table:table-cell table:style-name="ce4" table:formula="of:=[.C121]" office:value-type="string" office:string-value="G5" calcext:value-type="string">
            <text:p>G5</text:p>
          </table:table-cell>
          <table:table-cell table:style-name="ce6" table:formula="of:=CONCATENATE(TEXT([.A121];&quot;000&quot;);&quot;-&quot;;TEXT([.B121];&quot;00&quot;);&quot;-&quot;;[.E121];&quot;-&quot;;[.I121];&quot;-&quot;;[.C121])" office:value-type="string" office:string-value="118-59-5-treble-G5" calcext:value-type="string">
            <text:p>118-59-5-treble-G5</text:p>
          </table:table-cell>
          <table:table-cell table:style-name="ce6" table:formula="of:=CONCATENATE([.E121];&quot;-&quot;;[.C121])" office:value-type="string" office:string-value="5-G5" calcext:value-type="string">
            <text:p>5-G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1];&quot; &quot;;[.K121];[.L121];[.M121])" office:value-type="string" office:string-value="r4 g''4" calcext:value-type="string">
            <text:p>r4 g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1];LEFT([.L121];(LEN([.L121])-1));[.M121])" office:value-type="string" office:string-value="g'4" calcext:value-type="string">
            <text:p>g'4</text:p>
          </table:table-cell>
          <table:table-cell table:style-name="ce7" table:formula="of:=CONCATENATE([.$K121];[.$L121];[.$M121])" office:value-type="string" office:string-value="g''4" calcext:value-type="string">
            <text:p>g''4</text:p>
          </table:table-cell>
          <table:table-cell table:style-name="ce7" table:formula="of:=CONCATENATE([.$K121];[.$L121];&quot;'&quot;;[.$M121])" office:value-type="string" office:string-value="g'''4" calcext:value-type="string">
            <text:p>g'''4</text:p>
          </table:table-cell>
          <table:table-cell table:style-name="ce9" table:formula="of:=join(&quot; &quot;;[.O121:.R121])" office:value-type="string" office:string-value="" calcext:value-type="error">
            <text:p>#NAME?</text:p>
          </table:table-cell>
          <table:table-cell table:style-name="ce9" table:formula="of:=CONCATENATE([.O121];&quot; \hideNotes &quot;; join(&quot; &quot;;[.P121:.R12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1];2);&quot;#&quot;)" office:value-type="string" office:string-value="G5#" calcext:value-type="string">
            <text:p>G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2];2;1)" office:value-type="string" office:string-value="5" calcext:value-type="string">
            <text:p>5</text:p>
          </table:table-cell>
          <table:table-cell table:style-name="ce4" table:formula="of:=[.C122]" office:value-type="string" office:string-value="G5#" calcext:value-type="string">
            <text:p>G5#</text:p>
          </table:table-cell>
          <table:table-cell table:style-name="ce6" table:formula="of:=CONCATENATE(TEXT([.A122];&quot;000&quot;);&quot;-&quot;;TEXT([.B122];&quot;00&quot;);&quot;-&quot;;[.E122];&quot;-&quot;;[.I122];&quot;-&quot;;[.C122])" office:value-type="string" office:string-value="119-60-5-treble-G5#" calcext:value-type="string">
            <text:p>119-60-5-treble-G5#</text:p>
          </table:table-cell>
          <table:table-cell table:style-name="ce6" table:formula="of:=CONCATENATE([.E122];&quot;-&quot;;[.C122])" office:value-type="string" office:string-value="5-G5#" calcext:value-type="string">
            <text:p>5-G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2];&quot; &quot;;[.K122];[.L122];[.M122])" office:value-type="string" office:string-value="r4 gis''4" calcext:value-type="string">
            <text:p>r4 g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2];LEFT([.L122];(LEN([.L122])-1));[.M122])" office:value-type="string" office:string-value="gis'4" calcext:value-type="string">
            <text:p>gis'4</text:p>
          </table:table-cell>
          <table:table-cell table:style-name="ce7" table:formula="of:=CONCATENATE([.$K122];[.$L122];[.$M122])" office:value-type="string" office:string-value="gis''4" calcext:value-type="string">
            <text:p>gis''4</text:p>
          </table:table-cell>
          <table:table-cell table:style-name="ce7" table:formula="of:=CONCATENATE([.$K122];[.$L122];&quot;'&quot;;[.$M122])" office:value-type="string" office:string-value="gis'''4" calcext:value-type="string">
            <text:p>gis'''4</text:p>
          </table:table-cell>
          <table:table-cell table:style-name="ce9" table:formula="of:=join(&quot; &quot;;[.O122:.R122])" office:value-type="string" office:string-value="" calcext:value-type="error">
            <text:p>#NAME?</text:p>
          </table:table-cell>
          <table:table-cell table:style-name="ce9" table:formula="of:=CONCATENATE([.O122];&quot; \hideNotes &quot;; join(&quot; &quot;;[.P122:.R12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4];2);&quot;b&quot;)" office:value-type="string" office:string-value="A5b" calcext:value-type="string">
            <text:p>A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3];2;1)" office:value-type="string" office:string-value="5" calcext:value-type="string">
            <text:p>5</text:p>
          </table:table-cell>
          <table:table-cell table:style-name="ce4" table:formula="of:=[.C123]" office:value-type="string" office:string-value="A5b" calcext:value-type="string">
            <text:p>A5b</text:p>
          </table:table-cell>
          <table:table-cell table:style-name="ce6" table:formula="of:=CONCATENATE(TEXT([.A123];&quot;000&quot;);&quot;-&quot;;TEXT([.B123];&quot;00&quot;);&quot;-&quot;;[.E123];&quot;-&quot;;[.I123];&quot;-&quot;;[.C123])" office:value-type="string" office:string-value="123-60-5-treble-A5b" calcext:value-type="string">
            <text:p>123-60-5-treble-A5b</text:p>
          </table:table-cell>
          <table:table-cell table:style-name="ce6" table:formula="of:=CONCATENATE([.E123];&quot;-&quot;;[.C123])" office:value-type="string" office:string-value="5-A5b" calcext:value-type="string">
            <text:p>5-A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3];&quot; &quot;;[.K123];[.L123];[.M123])" office:value-type="string" office:string-value="r4 aes''4" calcext:value-type="string">
            <text:p>r4 a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3];LEFT([.L123];(LEN([.L123])-1));[.M123])" office:value-type="string" office:string-value="aes'4" calcext:value-type="string">
            <text:p>aes'4</text:p>
          </table:table-cell>
          <table:table-cell table:style-name="ce7" table:formula="of:=CONCATENATE([.$K123];[.$L123];[.$M123])" office:value-type="string" office:string-value="aes''4" calcext:value-type="string">
            <text:p>aes''4</text:p>
          </table:table-cell>
          <table:table-cell table:style-name="ce7" table:formula="of:=CONCATENATE([.$K123];[.$L123];&quot;'&quot;;[.$M123])" office:value-type="string" office:string-value="aes'''4" calcext:value-type="string">
            <text:p>aes'''4</text:p>
          </table:table-cell>
          <table:table-cell table:style-name="ce9" table:formula="of:=join(&quot; &quot;;[.O123:.R123])" office:value-type="string" office:string-value="" calcext:value-type="error">
            <text:p>#NAME?</text:p>
          </table:table-cell>
          <table:table-cell table:style-name="ce9" table:formula="of:=CONCATENATE([.O123];&quot; \hideNotes &quot;; join(&quot; &quot;;[.P123:.R12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4];2;1)" office:value-type="string" office:string-value="5" calcext:value-type="string">
            <text:p>5</text:p>
          </table:table-cell>
          <table:table-cell table:style-name="ce4" table:formula="of:=[.C124]" office:value-type="string" office:string-value="A5" calcext:value-type="string">
            <text:p>A5</text:p>
          </table:table-cell>
          <table:table-cell table:style-name="ce6" table:formula="of:=CONCATENATE(TEXT([.A124];&quot;000&quot;);&quot;-&quot;;TEXT([.B124];&quot;00&quot;);&quot;-&quot;;[.E124];&quot;-&quot;;[.I124];&quot;-&quot;;[.C124])" office:value-type="string" office:string-value="121-61-5-treble-A5" calcext:value-type="string">
            <text:p>121-61-5-treble-A5</text:p>
          </table:table-cell>
          <table:table-cell table:style-name="ce6" table:formula="of:=CONCATENATE([.E124];&quot;-&quot;;[.C124])" office:value-type="string" office:string-value="5-A5" calcext:value-type="string">
            <text:p>5-A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4];&quot; &quot;;[.K124];[.L124];[.M124])" office:value-type="string" office:string-value="r4 a''4" calcext:value-type="string">
            <text:p>r4 a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4];LEFT([.L124];(LEN([.L124])-1));[.M124])" office:value-type="string" office:string-value="a'4" calcext:value-type="string">
            <text:p>a'4</text:p>
          </table:table-cell>
          <table:table-cell table:style-name="ce7" table:formula="of:=CONCATENATE([.$K124];[.$L124];[.$M124])" office:value-type="string" office:string-value="a''4" calcext:value-type="string">
            <text:p>a''4</text:p>
          </table:table-cell>
          <table:table-cell table:style-name="ce7" table:formula="of:=CONCATENATE([.$K124];[.$L124];&quot;'&quot;;[.$M124])" office:value-type="string" office:string-value="a'''4" calcext:value-type="string">
            <text:p>a'''4</text:p>
          </table:table-cell>
          <table:table-cell table:style-name="ce9" table:formula="of:=join(&quot; &quot;;[.O124:.R124])" office:value-type="string" office:string-value="" calcext:value-type="error">
            <text:p>#NAME?</text:p>
          </table:table-cell>
          <table:table-cell table:style-name="ce9" table:formula="of:=CONCATENATE([.O124];&quot; \hideNotes &quot;; join(&quot; &quot;;[.P124:.R12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4];2);&quot;#&quot;)" office:value-type="string" office:string-value="A5#" calcext:value-type="string">
            <text:p>A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5];2;1)" office:value-type="string" office:string-value="5" calcext:value-type="string">
            <text:p>5</text:p>
          </table:table-cell>
          <table:table-cell table:style-name="ce4" table:formula="of:=[.C125]" office:value-type="string" office:string-value="A5#" calcext:value-type="string">
            <text:p>A5#</text:p>
          </table:table-cell>
          <table:table-cell table:style-name="ce6" table:formula="of:=CONCATENATE(TEXT([.A125];&quot;000&quot;);&quot;-&quot;;TEXT([.B125];&quot;00&quot;);&quot;-&quot;;[.E125];&quot;-&quot;;[.I125];&quot;-&quot;;[.C125])" office:value-type="string" office:string-value="122-62-5-treble-A5#" calcext:value-type="string">
            <text:p>122-62-5-treble-A5#</text:p>
          </table:table-cell>
          <table:table-cell table:style-name="ce6" table:formula="of:=CONCATENATE([.E125];&quot;-&quot;;[.C125])" office:value-type="string" office:string-value="5-A5#" calcext:value-type="string">
            <text:p>5-A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5];&quot; &quot;;[.K125];[.L125];[.M125])" office:value-type="string" office:string-value="r4 ais''4" calcext:value-type="string">
            <text:p>r4 a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5];LEFT([.L125];(LEN([.L125])-1));[.M125])" office:value-type="string" office:string-value="ais'4" calcext:value-type="string">
            <text:p>ais'4</text:p>
          </table:table-cell>
          <table:table-cell table:style-name="ce7" table:formula="of:=CONCATENATE([.$K125];[.$L125];[.$M125])" office:value-type="string" office:string-value="ais''4" calcext:value-type="string">
            <text:p>ais''4</text:p>
          </table:table-cell>
          <table:table-cell table:style-name="ce7" table:formula="of:=CONCATENATE([.$K125];[.$L125];&quot;'&quot;;[.$M125])" office:value-type="string" office:string-value="ais'''4" calcext:value-type="string">
            <text:p>ais'''4</text:p>
          </table:table-cell>
          <table:table-cell table:style-name="ce9" table:formula="of:=join(&quot; &quot;;[.O125:.R125])" office:value-type="string" office:string-value="" calcext:value-type="error">
            <text:p>#NAME?</text:p>
          </table:table-cell>
          <table:table-cell table:style-name="ce9" table:formula="of:=CONCATENATE([.O125];&quot; \hideNotes &quot;; join(&quot; &quot;;[.P125:.R12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7];2);&quot;b&quot;)" office:value-type="string" office:string-value="B5b" calcext:value-type="string">
            <text:p>B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6];2;1)" office:value-type="string" office:string-value="5" calcext:value-type="string">
            <text:p>5</text:p>
          </table:table-cell>
          <table:table-cell table:style-name="ce4" table:formula="of:=[.C126]" office:value-type="string" office:string-value="B5b" calcext:value-type="string">
            <text:p>B5b</text:p>
          </table:table-cell>
          <table:table-cell table:style-name="ce6" table:formula="of:=CONCATENATE(TEXT([.A126];&quot;000&quot;);&quot;-&quot;;TEXT([.B126];&quot;00&quot;);&quot;-&quot;;[.E126];&quot;-&quot;;[.I126];&quot;-&quot;;[.C126])" office:value-type="string" office:string-value="125-62-5-treble-B5b" calcext:value-type="string">
            <text:p>125-62-5-treble-B5b</text:p>
          </table:table-cell>
          <table:table-cell table:style-name="ce6" table:formula="of:=CONCATENATE([.E126];&quot;-&quot;;[.C126])" office:value-type="string" office:string-value="5-B5b" calcext:value-type="string">
            <text:p>5-B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6];&quot; &quot;;[.K126];[.L126];[.M126])" office:value-type="string" office:string-value="r4 bes''4" calcext:value-type="string">
            <text:p>r4 b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6];LEFT([.L126];(LEN([.L126])-1));[.M126])" office:value-type="string" office:string-value="bes'4" calcext:value-type="string">
            <text:p>bes'4</text:p>
          </table:table-cell>
          <table:table-cell table:style-name="ce7" table:formula="of:=CONCATENATE([.$K126];[.$L126];[.$M126])" office:value-type="string" office:string-value="bes''4" calcext:value-type="string">
            <text:p>bes''4</text:p>
          </table:table-cell>
          <table:table-cell table:style-name="ce7" table:formula="of:=CONCATENATE([.$K126];[.$L126];&quot;'&quot;;[.$M126])" office:value-type="string" office:string-value="bes'''4" calcext:value-type="string">
            <text:p>bes'''4</text:p>
          </table:table-cell>
          <table:table-cell table:style-name="ce9" table:formula="of:=join(&quot; &quot;;[.O126:.R126])" office:value-type="string" office:string-value="" calcext:value-type="error">
            <text:p>#NAME?</text:p>
          </table:table-cell>
          <table:table-cell table:style-name="ce9" table:formula="of:=CONCATENATE([.O126];&quot; \hideNotes &quot;; join(&quot; &quot;;[.P126:.R12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7];2;1)" office:value-type="string" office:string-value="5" calcext:value-type="string">
            <text:p>5</text:p>
          </table:table-cell>
          <table:table-cell table:style-name="ce4" table:formula="of:=[.C127]" office:value-type="string" office:string-value="B5" calcext:value-type="string">
            <text:p>B5</text:p>
          </table:table-cell>
          <table:table-cell table:style-name="ce6" table:formula="of:=CONCATENATE(TEXT([.A127];&quot;000&quot;);&quot;-&quot;;TEXT([.B127];&quot;00&quot;);&quot;-&quot;;[.E127];&quot;-&quot;;[.I127];&quot;-&quot;;[.C127])" office:value-type="string" office:string-value="124-63-5-treble-B5" calcext:value-type="string">
            <text:p>124-63-5-treble-B5</text:p>
          </table:table-cell>
          <table:table-cell table:style-name="ce6" table:formula="of:=CONCATENATE([.E127];&quot;-&quot;;[.C127])" office:value-type="string" office:string-value="5-B5" calcext:value-type="string">
            <text:p>5-B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7];&quot; &quot;;[.K127];[.L127];[.M127])" office:value-type="string" office:string-value="r4 b''4" calcext:value-type="string">
            <text:p>r4 b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7];LEFT([.L127];(LEN([.L127])-1));[.M127])" office:value-type="string" office:string-value="b'4" calcext:value-type="string">
            <text:p>b'4</text:p>
          </table:table-cell>
          <table:table-cell table:style-name="ce7" table:formula="of:=CONCATENATE([.$K127];[.$L127];[.$M127])" office:value-type="string" office:string-value="b''4" calcext:value-type="string">
            <text:p>b''4</text:p>
          </table:table-cell>
          <table:table-cell table:style-name="ce7" table:formula="of:=CONCATENATE([.$K127];[.$L127];&quot;'&quot;;[.$M127])" office:value-type="string" office:string-value="b'''4" calcext:value-type="string">
            <text:p>b'''4</text:p>
          </table:table-cell>
          <table:table-cell table:style-name="ce9" table:formula="of:=join(&quot; &quot;;[.O127:.R127])" office:value-type="string" office:string-value="" calcext:value-type="error">
            <text:p>#NAME?</text:p>
          </table:table-cell>
          <table:table-cell table:style-name="ce9" table:formula="of:=CONCATENATE([.O127];&quot; \hideNotes &quot;; join(&quot; &quot;;[.P127:.R12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8];2;1)" office:value-type="string" office:string-value="6" calcext:value-type="string">
            <text:p>6</text:p>
          </table:table-cell>
          <table:table-cell table:style-name="ce4" table:formula="of:=[.C128]" office:value-type="string" office:string-value="C6" calcext:value-type="string">
            <text:p>C6</text:p>
          </table:table-cell>
          <table:table-cell table:style-name="ce6" table:formula="of:=CONCATENATE(TEXT([.A128];&quot;000&quot;);&quot;-&quot;;TEXT([.B128];&quot;00&quot;);&quot;-&quot;;[.E128];&quot;-&quot;;[.I128];&quot;-&quot;;[.C128])" office:value-type="string" office:string-value="126-64-6-treble-C6" calcext:value-type="string">
            <text:p>126-64-6-treble-C6</text:p>
          </table:table-cell>
          <table:table-cell table:style-name="ce6" table:formula="of:=CONCATENATE([.E128];&quot;-&quot;;[.C128])" office:value-type="string" office:string-value="6-C6" calcext:value-type="string">
            <text:p>6-C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8];&quot; &quot;;[.K128];[.L128];[.M128])" office:value-type="string" office:string-value="r4 c'''4" calcext:value-type="string">
            <text:p>r4 c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8];LEFT([.L128];(LEN([.L128])-1));[.M128])" office:value-type="string" office:string-value="c''4" calcext:value-type="string">
            <text:p>c''4</text:p>
          </table:table-cell>
          <table:table-cell table:style-name="ce7" table:formula="of:=CONCATENATE([.$K128];[.$L128];[.$M128])" office:value-type="string" office:string-value="c'''4" calcext:value-type="string">
            <text:p>c'''4</text:p>
          </table:table-cell>
          <table:table-cell table:style-name="ce7" table:formula="of:=CONCATENATE([.$K128];[.$L128];&quot;'&quot;;[.$M128])" office:value-type="string" office:string-value="c''''4" calcext:value-type="string">
            <text:p>c''''4</text:p>
          </table:table-cell>
          <table:table-cell table:style-name="ce9" table:formula="of:=join(&quot; &quot;;[.O128:.R128])" office:value-type="string" office:string-value="" calcext:value-type="error">
            <text:p>#NAME?</text:p>
          </table:table-cell>
          <table:table-cell table:style-name="ce9" table:formula="of:=CONCATENATE([.O128];&quot; \hideNotes &quot;; join(&quot; &quot;;[.P128:.R12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28];2);&quot;#&quot;)" office:value-type="string" office:string-value="C6#" calcext:value-type="string">
            <text:p>C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9];2;1)" office:value-type="string" office:string-value="6" calcext:value-type="string">
            <text:p>6</text:p>
          </table:table-cell>
          <table:table-cell table:style-name="ce4" table:formula="of:=[.C129]" office:value-type="string" office:string-value="C6#" calcext:value-type="string">
            <text:p>C6#</text:p>
          </table:table-cell>
          <table:table-cell table:style-name="ce6" table:formula="of:=CONCATENATE(TEXT([.A129];&quot;000&quot;);&quot;-&quot;;TEXT([.B129];&quot;00&quot;);&quot;-&quot;;[.E129];&quot;-&quot;;[.I129];&quot;-&quot;;[.C129])" office:value-type="string" office:string-value="127-65-6-treble-C6#" calcext:value-type="string">
            <text:p>127-65-6-treble-C6#</text:p>
          </table:table-cell>
          <table:table-cell table:style-name="ce6" table:formula="of:=CONCATENATE([.E129];&quot;-&quot;;[.C129])" office:value-type="string" office:string-value="6-C6#" calcext:value-type="string">
            <text:p>6-C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9];&quot; &quot;;[.K129];[.L129];[.M129])" office:value-type="string" office:string-value="r4 cis'''4" calcext:value-type="string">
            <text:p>r4 c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9];LEFT([.L129];(LEN([.L129])-1));[.M129])" office:value-type="string" office:string-value="cis''4" calcext:value-type="string">
            <text:p>cis''4</text:p>
          </table:table-cell>
          <table:table-cell table:style-name="ce7" table:formula="of:=CONCATENATE([.$K129];[.$L129];[.$M129])" office:value-type="string" office:string-value="cis'''4" calcext:value-type="string">
            <text:p>cis'''4</text:p>
          </table:table-cell>
          <table:table-cell table:style-name="ce7" table:formula="of:=CONCATENATE([.$K129];[.$L129];&quot;'&quot;;[.$M129])" office:value-type="string" office:string-value="cis''''4" calcext:value-type="string">
            <text:p>cis''''4</text:p>
          </table:table-cell>
          <table:table-cell table:style-name="ce9" table:formula="of:=join(&quot; &quot;;[.O129:.R129])" office:value-type="string" office:string-value="" calcext:value-type="error">
            <text:p>#NAME?</text:p>
          </table:table-cell>
          <table:table-cell table:style-name="ce9" table:formula="of:=CONCATENATE([.O129];&quot; \hideNotes &quot;; join(&quot; &quot;;[.P129:.R12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31];2);&quot;b&quot;)" office:value-type="string" office:string-value="D6b" calcext:value-type="string">
            <text:p>D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0];2;1)" office:value-type="string" office:string-value="6" calcext:value-type="string">
            <text:p>6</text:p>
          </table:table-cell>
          <table:table-cell table:style-name="ce4" table:formula="of:=[.C130]" office:value-type="string" office:string-value="D6b" calcext:value-type="string">
            <text:p>D6b</text:p>
          </table:table-cell>
          <table:table-cell table:style-name="ce6" table:formula="of:=CONCATENATE(TEXT([.A130];&quot;000&quot;);&quot;-&quot;;TEXT([.B130];&quot;00&quot;);&quot;-&quot;;[.E130];&quot;-&quot;;[.I130];&quot;-&quot;;[.C130])" office:value-type="string" office:string-value="130-65-6-treble-D6b" calcext:value-type="string">
            <text:p>130-65-6-treble-D6b</text:p>
          </table:table-cell>
          <table:table-cell table:style-name="ce6" table:formula="of:=CONCATENATE([.E130];&quot;-&quot;;[.C130])" office:value-type="string" office:string-value="6-D6b" calcext:value-type="string">
            <text:p>6-D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0];&quot; &quot;;[.K130];[.L130];[.M130])" office:value-type="string" office:string-value="r4 des'''4" calcext:value-type="string">
            <text:p>r4 d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0];LEFT([.L130];(LEN([.L130])-1));[.M130])" office:value-type="string" office:string-value="des''4" calcext:value-type="string">
            <text:p>des''4</text:p>
          </table:table-cell>
          <table:table-cell table:style-name="ce7" table:formula="of:=CONCATENATE([.$K130];[.$L130];[.$M130])" office:value-type="string" office:string-value="des'''4" calcext:value-type="string">
            <text:p>des'''4</text:p>
          </table:table-cell>
          <table:table-cell table:style-name="ce7" table:formula="of:=CONCATENATE([.$K130];[.$L130];&quot;'&quot;;[.$M130])" office:value-type="string" office:string-value="des''''4" calcext:value-type="string">
            <text:p>des''''4</text:p>
          </table:table-cell>
          <table:table-cell table:style-name="ce9" table:formula="of:=join(&quot; &quot;;[.O130:.R130])" office:value-type="string" office:string-value="" calcext:value-type="error">
            <text:p>#NAME?</text:p>
          </table:table-cell>
          <table:table-cell table:style-name="ce9" table:formula="of:=CONCATENATE([.O130];&quot; \hideNotes &quot;; join(&quot; &quot;;[.P130:.R13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1];2;1)" office:value-type="string" office:string-value="6" calcext:value-type="string">
            <text:p>6</text:p>
          </table:table-cell>
          <table:table-cell table:style-name="ce4" table:formula="of:=[.C131]" office:value-type="string" office:string-value="D6" calcext:value-type="string">
            <text:p>D6</text:p>
          </table:table-cell>
          <table:table-cell table:style-name="ce6" table:formula="of:=CONCATENATE(TEXT([.A131];&quot;000&quot;);&quot;-&quot;;TEXT([.B131];&quot;00&quot;);&quot;-&quot;;[.E131];&quot;-&quot;;[.I131];&quot;-&quot;;[.C131])" office:value-type="string" office:string-value="128-66-6-treble-D6" calcext:value-type="string">
            <text:p>128-66-6-treble-D6</text:p>
          </table:table-cell>
          <table:table-cell table:style-name="ce6" table:formula="of:=CONCATENATE([.E131];&quot;-&quot;;[.C131])" office:value-type="string" office:string-value="6-D6" calcext:value-type="string">
            <text:p>6-D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1];&quot; &quot;;[.K131];[.L131];[.M131])" office:value-type="string" office:string-value="r4 d'''4" calcext:value-type="string">
            <text:p>r4 d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1];LEFT([.L131];(LEN([.L131])-1));[.M131])" office:value-type="string" office:string-value="d''4" calcext:value-type="string">
            <text:p>d''4</text:p>
          </table:table-cell>
          <table:table-cell table:style-name="ce7" table:formula="of:=CONCATENATE([.$K131];[.$L131];[.$M131])" office:value-type="string" office:string-value="d'''4" calcext:value-type="string">
            <text:p>d'''4</text:p>
          </table:table-cell>
          <table:table-cell table:style-name="ce7" table:formula="of:=CONCATENATE([.$K131];[.$L131];&quot;'&quot;;[.$M131])" office:value-type="string" office:string-value="d''''4" calcext:value-type="string">
            <text:p>d''''4</text:p>
          </table:table-cell>
          <table:table-cell table:style-name="ce9" table:formula="of:=join(&quot; &quot;;[.O131:.R131])" office:value-type="string" office:string-value="" calcext:value-type="error">
            <text:p>#NAME?</text:p>
          </table:table-cell>
          <table:table-cell table:style-name="ce9" table:formula="of:=CONCATENATE([.O131];&quot; \hideNotes &quot;; join(&quot; &quot;;[.P131:.R13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1];2);&quot;#&quot;)" office:value-type="string" office:string-value="D6#" calcext:value-type="string">
            <text:p>D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2];2;1)" office:value-type="string" office:string-value="6" calcext:value-type="string">
            <text:p>6</text:p>
          </table:table-cell>
          <table:table-cell table:style-name="ce4" table:formula="of:=[.C132]" office:value-type="string" office:string-value="D6#" calcext:value-type="string">
            <text:p>D6#</text:p>
          </table:table-cell>
          <table:table-cell table:style-name="ce6" table:formula="of:=CONCATENATE(TEXT([.A132];&quot;000&quot;);&quot;-&quot;;TEXT([.B132];&quot;00&quot;);&quot;-&quot;;[.E132];&quot;-&quot;;[.I132];&quot;-&quot;;[.C132])" office:value-type="string" office:string-value="129-67-6-treble-D6#" calcext:value-type="string">
            <text:p>129-67-6-treble-D6#</text:p>
          </table:table-cell>
          <table:table-cell table:style-name="ce6" table:formula="of:=CONCATENATE([.E132];&quot;-&quot;;[.C132])" office:value-type="string" office:string-value="6-D6#" calcext:value-type="string">
            <text:p>6-D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2];&quot; &quot;;[.K132];[.L132];[.M132])" office:value-type="string" office:string-value="r4 dis'''4" calcext:value-type="string">
            <text:p>r4 d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2];LEFT([.L132];(LEN([.L132])-1));[.M132])" office:value-type="string" office:string-value="dis''4" calcext:value-type="string">
            <text:p>dis''4</text:p>
          </table:table-cell>
          <table:table-cell table:style-name="ce7" table:formula="of:=CONCATENATE([.$K132];[.$L132];[.$M132])" office:value-type="string" office:string-value="dis'''4" calcext:value-type="string">
            <text:p>dis'''4</text:p>
          </table:table-cell>
          <table:table-cell table:style-name="ce7" table:formula="of:=CONCATENATE([.$K132];[.$L132];&quot;'&quot;;[.$M132])" office:value-type="string" office:string-value="dis''''4" calcext:value-type="string">
            <text:p>dis''''4</text:p>
          </table:table-cell>
          <table:table-cell table:style-name="ce9" table:formula="of:=join(&quot; &quot;;[.O132:.R132])" office:value-type="string" office:string-value="" calcext:value-type="error">
            <text:p>#NAME?</text:p>
          </table:table-cell>
          <table:table-cell table:style-name="ce9" table:formula="of:=CONCATENATE([.O132];&quot; \hideNotes &quot;; join(&quot; &quot;;[.P132:.R13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4];2);&quot;b&quot;)" office:value-type="string" office:string-value="E6b" calcext:value-type="string">
            <text:p>E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3];2;1)" office:value-type="string" office:string-value="6" calcext:value-type="string">
            <text:p>6</text:p>
          </table:table-cell>
          <table:table-cell table:style-name="ce4" table:formula="of:=[.C133]" office:value-type="string" office:string-value="E6b" calcext:value-type="string">
            <text:p>E6b</text:p>
          </table:table-cell>
          <table:table-cell table:style-name="ce6" table:formula="of:=CONCATENATE(TEXT([.A133];&quot;000&quot;);&quot;-&quot;;TEXT([.B133];&quot;00&quot;);&quot;-&quot;;[.E133];&quot;-&quot;;[.I133];&quot;-&quot;;[.C133])" office:value-type="string" office:string-value="132-67-6-treble-E6b" calcext:value-type="string">
            <text:p>132-67-6-treble-E6b</text:p>
          </table:table-cell>
          <table:table-cell table:style-name="ce6" table:formula="of:=CONCATENATE([.E133];&quot;-&quot;;[.C133])" office:value-type="string" office:string-value="6-E6b" calcext:value-type="string">
            <text:p>6-E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3];&quot; &quot;;[.K133];[.L133];[.M133])" office:value-type="string" office:string-value="r4 ees'''4" calcext:value-type="string">
            <text:p>r4 e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3];LEFT([.L133];(LEN([.L133])-1));[.M133])" office:value-type="string" office:string-value="ees''4" calcext:value-type="string">
            <text:p>ees''4</text:p>
          </table:table-cell>
          <table:table-cell table:style-name="ce7" table:formula="of:=CONCATENATE([.$K133];[.$L133];[.$M133])" office:value-type="string" office:string-value="ees'''4" calcext:value-type="string">
            <text:p>ees'''4</text:p>
          </table:table-cell>
          <table:table-cell table:style-name="ce7" table:formula="of:=CONCATENATE([.$K133];[.$L133];&quot;'&quot;;[.$M133])" office:value-type="string" office:string-value="ees''''4" calcext:value-type="string">
            <text:p>ees''''4</text:p>
          </table:table-cell>
          <table:table-cell table:style-name="ce9" table:formula="of:=join(&quot; &quot;;[.O133:.R133])" office:value-type="string" office:string-value="" calcext:value-type="error">
            <text:p>#NAME?</text:p>
          </table:table-cell>
          <table:table-cell table:style-name="ce9" table:formula="of:=CONCATENATE([.O133];&quot; \hideNotes &quot;; join(&quot; &quot;;[.P133:.R13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4];2;1)" office:value-type="string" office:string-value="6" calcext:value-type="string">
            <text:p>6</text:p>
          </table:table-cell>
          <table:table-cell table:style-name="ce4" table:formula="of:=[.C134]" office:value-type="string" office:string-value="E6" calcext:value-type="string">
            <text:p>E6</text:p>
          </table:table-cell>
          <table:table-cell table:style-name="ce6" table:formula="of:=CONCATENATE(TEXT([.A134];&quot;000&quot;);&quot;-&quot;;TEXT([.B134];&quot;00&quot;);&quot;-&quot;;[.E134];&quot;-&quot;;[.I134];&quot;-&quot;;[.C134])" office:value-type="string" office:string-value="131-68-6-treble-E6" calcext:value-type="string">
            <text:p>131-68-6-treble-E6</text:p>
          </table:table-cell>
          <table:table-cell table:style-name="ce6" table:formula="of:=CONCATENATE([.E134];&quot;-&quot;;[.C134])" office:value-type="string" office:string-value="6-E6" calcext:value-type="string">
            <text:p>6-E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4];&quot; &quot;;[.K134];[.L134];[.M134])" office:value-type="string" office:string-value="r4 e'''4" calcext:value-type="string">
            <text:p>r4 e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4];LEFT([.L134];(LEN([.L134])-1));[.M134])" office:value-type="string" office:string-value="e''4" calcext:value-type="string">
            <text:p>e''4</text:p>
          </table:table-cell>
          <table:table-cell table:style-name="ce7" table:formula="of:=CONCATENATE([.$K134];[.$L134];[.$M134])" office:value-type="string" office:string-value="e'''4" calcext:value-type="string">
            <text:p>e'''4</text:p>
          </table:table-cell>
          <table:table-cell table:style-name="ce7" table:formula="of:=CONCATENATE([.$K134];[.$L134];&quot;'&quot;;[.$M134])" office:value-type="string" office:string-value="e''''4" calcext:value-type="string">
            <text:p>e''''4</text:p>
          </table:table-cell>
          <table:table-cell table:style-name="ce9" table:formula="of:=join(&quot; &quot;;[.O134:.R134])" office:value-type="string" office:string-value="" calcext:value-type="error">
            <text:p>#NAME?</text:p>
          </table:table-cell>
          <table:table-cell table:style-name="ce9" table:formula="of:=CONCATENATE([.O134];&quot; \hideNotes &quot;; join(&quot; &quot;;[.P134:.R13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5];2;1)" office:value-type="string" office:string-value="6" calcext:value-type="string">
            <text:p>6</text:p>
          </table:table-cell>
          <table:table-cell table:style-name="ce4" table:formula="of:=[.C135]" office:value-type="string" office:string-value="F6" calcext:value-type="string">
            <text:p>F6</text:p>
          </table:table-cell>
          <table:table-cell table:style-name="ce6" table:formula="of:=CONCATENATE(TEXT([.A135];&quot;000&quot;);&quot;-&quot;;TEXT([.B135];&quot;00&quot;);&quot;-&quot;;[.E135];&quot;-&quot;;[.I135];&quot;-&quot;;[.C135])" office:value-type="string" office:string-value="133-69-6-treble-F6" calcext:value-type="string">
            <text:p>133-69-6-treble-F6</text:p>
          </table:table-cell>
          <table:table-cell table:style-name="ce6" table:formula="of:=CONCATENATE([.E135];&quot;-&quot;;[.C135])" office:value-type="string" office:string-value="6-F6" calcext:value-type="string">
            <text:p>6-F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5];&quot; &quot;;[.K135];[.L135];[.M135])" office:value-type="string" office:string-value="r4 f'''4" calcext:value-type="string">
            <text:p>r4 f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5];LEFT([.L135];(LEN([.L135])-1));[.M135])" office:value-type="string" office:string-value="f''4" calcext:value-type="string">
            <text:p>f''4</text:p>
          </table:table-cell>
          <table:table-cell table:style-name="ce7" table:formula="of:=CONCATENATE([.$K135];[.$L135];[.$M135])" office:value-type="string" office:string-value="f'''4" calcext:value-type="string">
            <text:p>f'''4</text:p>
          </table:table-cell>
          <table:table-cell table:style-name="ce7" table:formula="of:=CONCATENATE([.$K135];[.$L135];&quot;'&quot;;[.$M135])" office:value-type="string" office:string-value="f''''4" calcext:value-type="string">
            <text:p>f''''4</text:p>
          </table:table-cell>
          <table:table-cell table:style-name="ce9" table:formula="of:=join(&quot; &quot;;[.O135:.R135])" office:value-type="string" office:string-value="" calcext:value-type="error">
            <text:p>#NAME?</text:p>
          </table:table-cell>
          <table:table-cell table:style-name="ce9" table:formula="of:=CONCATENATE([.O135];&quot; \hideNotes &quot;; join(&quot; &quot;;[.P135:.R13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5];2);&quot;#&quot;)" office:value-type="string" office:string-value="F6#" calcext:value-type="string">
            <text:p>F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6];2;1)" office:value-type="string" office:string-value="6" calcext:value-type="string">
            <text:p>6</text:p>
          </table:table-cell>
          <table:table-cell table:style-name="ce4" table:formula="of:=[.C136]" office:value-type="string" office:string-value="F6#" calcext:value-type="string">
            <text:p>F6#</text:p>
          </table:table-cell>
          <table:table-cell table:style-name="ce6" table:formula="of:=CONCATENATE(TEXT([.A136];&quot;000&quot;);&quot;-&quot;;TEXT([.B136];&quot;00&quot;);&quot;-&quot;;[.E136];&quot;-&quot;;[.I136];&quot;-&quot;;[.C136])" office:value-type="string" office:string-value="134-70-6-treble-F6#" calcext:value-type="string">
            <text:p>134-70-6-treble-F6#</text:p>
          </table:table-cell>
          <table:table-cell table:style-name="ce6" table:formula="of:=CONCATENATE([.E136];&quot;-&quot;;[.C136])" office:value-type="string" office:string-value="6-F6#" calcext:value-type="string">
            <text:p>6-F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6];&quot; &quot;;[.K136];[.L136];[.M136])" office:value-type="string" office:string-value="r4 fis'''4" calcext:value-type="string">
            <text:p>r4 f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6];LEFT([.L136];(LEN([.L136])-1));[.M136])" office:value-type="string" office:string-value="fis''4" calcext:value-type="string">
            <text:p>fis''4</text:p>
          </table:table-cell>
          <table:table-cell table:style-name="ce7" table:formula="of:=CONCATENATE([.$K136];[.$L136];[.$M136])" office:value-type="string" office:string-value="fis'''4" calcext:value-type="string">
            <text:p>fis'''4</text:p>
          </table:table-cell>
          <table:table-cell table:style-name="ce7" table:formula="of:=CONCATENATE([.$K136];[.$L136];&quot;'&quot;;[.$M136])" office:value-type="string" office:string-value="fis''''4" calcext:value-type="string">
            <text:p>fis''''4</text:p>
          </table:table-cell>
          <table:table-cell table:style-name="ce9" table:formula="of:=join(&quot; &quot;;[.O136:.R136])" office:value-type="string" office:string-value="" calcext:value-type="error">
            <text:p>#NAME?</text:p>
          </table:table-cell>
          <table:table-cell table:style-name="ce9" table:formula="of:=CONCATENATE([.O136];&quot; \hideNotes &quot;; join(&quot; &quot;;[.P136:.R13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8];2);&quot;b&quot;)" office:value-type="string" office:string-value="G6b" calcext:value-type="string">
            <text:p>G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7];2;1)" office:value-type="string" office:string-value="6" calcext:value-type="string">
            <text:p>6</text:p>
          </table:table-cell>
          <table:table-cell table:style-name="ce4" table:formula="of:=[.C137]" office:value-type="string" office:string-value="G6b" calcext:value-type="string">
            <text:p>G6b</text:p>
          </table:table-cell>
          <table:table-cell table:style-name="ce6" table:formula="of:=CONCATENATE(TEXT([.A137];&quot;000&quot;);&quot;-&quot;;TEXT([.B137];&quot;00&quot;);&quot;-&quot;;[.E137];&quot;-&quot;;[.I137];&quot;-&quot;;[.C137])" office:value-type="string" office:string-value="137-70-6-treble-G6b" calcext:value-type="string">
            <text:p>137-70-6-treble-G6b</text:p>
          </table:table-cell>
          <table:table-cell table:style-name="ce6" table:formula="of:=CONCATENATE([.E137];&quot;-&quot;;[.C137])" office:value-type="string" office:string-value="6-G6b" calcext:value-type="string">
            <text:p>6-G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7];&quot; &quot;;[.K137];[.L137];[.M137])" office:value-type="string" office:string-value="r4 ges'''4" calcext:value-type="string">
            <text:p>r4 g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7];LEFT([.L137];(LEN([.L137])-1));[.M137])" office:value-type="string" office:string-value="ges''4" calcext:value-type="string">
            <text:p>ges''4</text:p>
          </table:table-cell>
          <table:table-cell table:style-name="ce7" table:formula="of:=CONCATENATE([.$K137];[.$L137];[.$M137])" office:value-type="string" office:string-value="ges'''4" calcext:value-type="string">
            <text:p>ges'''4</text:p>
          </table:table-cell>
          <table:table-cell table:style-name="ce7" table:formula="of:=CONCATENATE([.$K137];[.$L137];&quot;'&quot;;[.$M137])" office:value-type="string" office:string-value="ges''''4" calcext:value-type="string">
            <text:p>ges''''4</text:p>
          </table:table-cell>
          <table:table-cell table:style-name="ce9" table:formula="of:=join(&quot; &quot;;[.O137:.R137])" office:value-type="string" office:string-value="" calcext:value-type="error">
            <text:p>#NAME?</text:p>
          </table:table-cell>
          <table:table-cell table:style-name="ce9" table:formula="of:=CONCATENATE([.O137];&quot; \hideNotes &quot;; join(&quot; &quot;;[.P137:.R13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8];2;1)" office:value-type="string" office:string-value="6" calcext:value-type="string">
            <text:p>6</text:p>
          </table:table-cell>
          <table:table-cell table:style-name="ce4" table:formula="of:=[.C138]" office:value-type="string" office:string-value="G6" calcext:value-type="string">
            <text:p>G6</text:p>
          </table:table-cell>
          <table:table-cell table:style-name="ce6" table:formula="of:=CONCATENATE(TEXT([.A138];&quot;000&quot;);&quot;-&quot;;TEXT([.B138];&quot;00&quot;);&quot;-&quot;;[.E138];&quot;-&quot;;[.I138];&quot;-&quot;;[.C138])" office:value-type="string" office:string-value="135-71-6-treble-G6" calcext:value-type="string">
            <text:p>135-71-6-treble-G6</text:p>
          </table:table-cell>
          <table:table-cell table:style-name="ce6" table:formula="of:=CONCATENATE([.E138];&quot;-&quot;;[.C138])" office:value-type="string" office:string-value="6-G6" calcext:value-type="string">
            <text:p>6-G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8];&quot; &quot;;[.K138];[.L138];[.M138])" office:value-type="string" office:string-value="r4 g'''4" calcext:value-type="string">
            <text:p>r4 g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8];LEFT([.L138];(LEN([.L138])-1));[.M138])" office:value-type="string" office:string-value="g''4" calcext:value-type="string">
            <text:p>g''4</text:p>
          </table:table-cell>
          <table:table-cell table:style-name="ce7" table:formula="of:=CONCATENATE([.$K138];[.$L138];[.$M138])" office:value-type="string" office:string-value="g'''4" calcext:value-type="string">
            <text:p>g'''4</text:p>
          </table:table-cell>
          <table:table-cell table:style-name="ce7" table:formula="of:=CONCATENATE([.$K138];[.$L138];&quot;'&quot;;[.$M138])" office:value-type="string" office:string-value="g''''4" calcext:value-type="string">
            <text:p>g''''4</text:p>
          </table:table-cell>
          <table:table-cell table:style-name="ce9" table:formula="of:=join(&quot; &quot;;[.O138:.R138])" office:value-type="string" office:string-value="" calcext:value-type="error">
            <text:p>#NAME?</text:p>
          </table:table-cell>
          <table:table-cell table:style-name="ce9" table:formula="of:=CONCATENATE([.O138];&quot; \hideNotes &quot;; join(&quot; &quot;;[.P138:.R13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38];2);&quot;#&quot;)" office:value-type="string" office:string-value="G6#" calcext:value-type="string">
            <text:p>G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9];2;1)" office:value-type="string" office:string-value="6" calcext:value-type="string">
            <text:p>6</text:p>
          </table:table-cell>
          <table:table-cell table:style-name="ce4" table:formula="of:=[.C139]" office:value-type="string" office:string-value="G6#" calcext:value-type="string">
            <text:p>G6#</text:p>
          </table:table-cell>
          <table:table-cell table:style-name="ce6" table:formula="of:=CONCATENATE(TEXT([.A139];&quot;000&quot;);&quot;-&quot;;TEXT([.B139];&quot;00&quot;);&quot;-&quot;;[.E139];&quot;-&quot;;[.I139];&quot;-&quot;;[.C139])" office:value-type="string" office:string-value="136-72-6-treble-G6#" calcext:value-type="string">
            <text:p>136-72-6-treble-G6#</text:p>
          </table:table-cell>
          <table:table-cell table:style-name="ce6" table:formula="of:=CONCATENATE([.E139];&quot;-&quot;;[.C139])" office:value-type="string" office:string-value="6-G6#" calcext:value-type="string">
            <text:p>6-G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9];&quot; &quot;;[.K139];[.L139];[.M139])" office:value-type="string" office:string-value="r4 gis'''4" calcext:value-type="string">
            <text:p>r4 g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9];LEFT([.L139];(LEN([.L139])-1));[.M139])" office:value-type="string" office:string-value="gis''4" calcext:value-type="string">
            <text:p>gis''4</text:p>
          </table:table-cell>
          <table:table-cell table:style-name="ce7" table:formula="of:=CONCATENATE([.$K139];[.$L139];[.$M139])" office:value-type="string" office:string-value="gis'''4" calcext:value-type="string">
            <text:p>gis'''4</text:p>
          </table:table-cell>
          <table:table-cell table:style-name="ce7" table:formula="of:=CONCATENATE([.$K139];[.$L139];&quot;'&quot;;[.$M139])" office:value-type="string" office:string-value="gis''''4" calcext:value-type="string">
            <text:p>gis''''4</text:p>
          </table:table-cell>
          <table:table-cell table:style-name="ce9" table:formula="of:=join(&quot; &quot;;[.O139:.R139])" office:value-type="string" office:string-value="" calcext:value-type="error">
            <text:p>#NAME?</text:p>
          </table:table-cell>
          <table:table-cell table:style-name="ce9" table:formula="of:=CONCATENATE([.O139];&quot; \hideNotes &quot;; join(&quot; &quot;;[.P139:.R13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41];2);&quot;b&quot;)" office:value-type="string" office:string-value="A6b" calcext:value-type="string">
            <text:p>A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0];2;1)" office:value-type="string" office:string-value="6" calcext:value-type="string">
            <text:p>6</text:p>
          </table:table-cell>
          <table:table-cell table:style-name="ce4" table:formula="of:=[.C140]" office:value-type="string" office:string-value="A6b" calcext:value-type="string">
            <text:p>A6b</text:p>
          </table:table-cell>
          <table:table-cell table:style-name="ce6" table:formula="of:=CONCATENATE(TEXT([.A140];&quot;000&quot;);&quot;-&quot;;TEXT([.B140];&quot;00&quot;);&quot;-&quot;;[.E140];&quot;-&quot;;[.I140];&quot;-&quot;;[.C140])" office:value-type="string" office:string-value="140-72-6-treble-A6b" calcext:value-type="string">
            <text:p>140-72-6-treble-A6b</text:p>
          </table:table-cell>
          <table:table-cell table:style-name="ce6" table:formula="of:=CONCATENATE([.E140];&quot;-&quot;;[.C140])" office:value-type="string" office:string-value="6-A6b" calcext:value-type="string">
            <text:p>6-A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0];&quot; &quot;;[.K140];[.L140];[.M140])" office:value-type="string" office:string-value="r4 aes'''4" calcext:value-type="string">
            <text:p>r4 a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0];LEFT([.L140];(LEN([.L140])-1));[.M140])" office:value-type="string" office:string-value="aes''4" calcext:value-type="string">
            <text:p>aes''4</text:p>
          </table:table-cell>
          <table:table-cell table:style-name="ce7" table:formula="of:=CONCATENATE([.$K140];[.$L140];[.$M140])" office:value-type="string" office:string-value="aes'''4" calcext:value-type="string">
            <text:p>aes'''4</text:p>
          </table:table-cell>
          <table:table-cell table:style-name="ce7" table:formula="of:=CONCATENATE([.$K140];[.$L140];&quot;'&quot;;[.$M140])" office:value-type="string" office:string-value="aes''''4" calcext:value-type="string">
            <text:p>aes''''4</text:p>
          </table:table-cell>
          <table:table-cell table:style-name="ce9" table:formula="of:=join(&quot; &quot;;[.O140:.R140])" office:value-type="string" office:string-value="" calcext:value-type="error">
            <text:p>#NAME?</text:p>
          </table:table-cell>
          <table:table-cell table:style-name="ce9" table:formula="of:=CONCATENATE([.O140];&quot; \hideNotes &quot;; join(&quot; &quot;;[.P140:.R14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1];2;1)" office:value-type="string" office:string-value="6" calcext:value-type="string">
            <text:p>6</text:p>
          </table:table-cell>
          <table:table-cell table:style-name="ce4" table:formula="of:=[.C141]" office:value-type="string" office:string-value="A6" calcext:value-type="string">
            <text:p>A6</text:p>
          </table:table-cell>
          <table:table-cell table:style-name="ce6" table:formula="of:=CONCATENATE(TEXT([.A141];&quot;000&quot;);&quot;-&quot;;TEXT([.B141];&quot;00&quot;);&quot;-&quot;;[.E141];&quot;-&quot;;[.I141];&quot;-&quot;;[.C141])" office:value-type="string" office:string-value="138-73-6-treble-A6" calcext:value-type="string">
            <text:p>138-73-6-treble-A6</text:p>
          </table:table-cell>
          <table:table-cell table:style-name="ce6" table:formula="of:=CONCATENATE([.E141];&quot;-&quot;;[.C141])" office:value-type="string" office:string-value="6-A6" calcext:value-type="string">
            <text:p>6-A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1];&quot; &quot;;[.K141];[.L141];[.M141])" office:value-type="string" office:string-value="r4 a'''4" calcext:value-type="string">
            <text:p>r4 a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1];LEFT([.L141];(LEN([.L141])-1));[.M141])" office:value-type="string" office:string-value="a''4" calcext:value-type="string">
            <text:p>a''4</text:p>
          </table:table-cell>
          <table:table-cell table:style-name="ce7" table:formula="of:=CONCATENATE([.$K141];[.$L141];[.$M141])" office:value-type="string" office:string-value="a'''4" calcext:value-type="string">
            <text:p>a'''4</text:p>
          </table:table-cell>
          <table:table-cell table:style-name="ce7" table:formula="of:=CONCATENATE([.$K141];[.$L141];&quot;'&quot;;[.$M141])" office:value-type="string" office:string-value="a''''4" calcext:value-type="string">
            <text:p>a''''4</text:p>
          </table:table-cell>
          <table:table-cell table:style-name="ce9" table:formula="of:=join(&quot; &quot;;[.O141:.R141])" office:value-type="string" office:string-value="" calcext:value-type="error">
            <text:p>#NAME?</text:p>
          </table:table-cell>
          <table:table-cell table:style-name="ce9" table:formula="of:=CONCATENATE([.O141];&quot; \hideNotes &quot;; join(&quot; &quot;;[.P141:.R14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1];2);&quot;#&quot;)" office:value-type="string" office:string-value="A6#" calcext:value-type="string">
            <text:p>A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2];2;1)" office:value-type="string" office:string-value="6" calcext:value-type="string">
            <text:p>6</text:p>
          </table:table-cell>
          <table:table-cell table:style-name="ce4" table:formula="of:=[.C142]" office:value-type="string" office:string-value="A6#" calcext:value-type="string">
            <text:p>A6#</text:p>
          </table:table-cell>
          <table:table-cell table:style-name="ce6" table:formula="of:=CONCATENATE(TEXT([.A142];&quot;000&quot;);&quot;-&quot;;TEXT([.B142];&quot;00&quot;);&quot;-&quot;;[.E142];&quot;-&quot;;[.I142];&quot;-&quot;;[.C142])" office:value-type="string" office:string-value="139-74-6-treble-A6#" calcext:value-type="string">
            <text:p>139-74-6-treble-A6#</text:p>
          </table:table-cell>
          <table:table-cell table:style-name="ce6" table:formula="of:=CONCATENATE([.E142];&quot;-&quot;;[.C142])" office:value-type="string" office:string-value="6-A6#" calcext:value-type="string">
            <text:p>6-A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2];&quot; &quot;;[.K142];[.L142];[.M142])" office:value-type="string" office:string-value="r4 ais'''4" calcext:value-type="string">
            <text:p>r4 a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2];LEFT([.L142];(LEN([.L142])-1));[.M142])" office:value-type="string" office:string-value="ais''4" calcext:value-type="string">
            <text:p>ais''4</text:p>
          </table:table-cell>
          <table:table-cell table:style-name="ce7" table:formula="of:=CONCATENATE([.$K142];[.$L142];[.$M142])" office:value-type="string" office:string-value="ais'''4" calcext:value-type="string">
            <text:p>ais'''4</text:p>
          </table:table-cell>
          <table:table-cell table:style-name="ce7" table:formula="of:=CONCATENATE([.$K142];[.$L142];&quot;'&quot;;[.$M142])" office:value-type="string" office:string-value="ais''''4" calcext:value-type="string">
            <text:p>ais''''4</text:p>
          </table:table-cell>
          <table:table-cell table:style-name="ce9" table:formula="of:=join(&quot; &quot;;[.O142:.R142])" office:value-type="string" office:string-value="" calcext:value-type="error">
            <text:p>#NAME?</text:p>
          </table:table-cell>
          <table:table-cell table:style-name="ce9" table:formula="of:=CONCATENATE([.O142];&quot; \hideNotes &quot;; join(&quot; &quot;;[.P142:.R14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4];2);&quot;b&quot;)" office:value-type="string" office:string-value="B6b" calcext:value-type="string">
            <text:p>B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3];2;1)" office:value-type="string" office:string-value="6" calcext:value-type="string">
            <text:p>6</text:p>
          </table:table-cell>
          <table:table-cell table:style-name="ce4" table:formula="of:=[.C143]" office:value-type="string" office:string-value="B6b" calcext:value-type="string">
            <text:p>B6b</text:p>
          </table:table-cell>
          <table:table-cell table:style-name="ce6" table:formula="of:=CONCATENATE(TEXT([.A143];&quot;000&quot;);&quot;-&quot;;TEXT([.B143];&quot;00&quot;);&quot;-&quot;;[.E143];&quot;-&quot;;[.I143];&quot;-&quot;;[.C143])" office:value-type="string" office:string-value="142-74-6-treble-B6b" calcext:value-type="string">
            <text:p>142-74-6-treble-B6b</text:p>
          </table:table-cell>
          <table:table-cell table:style-name="ce6" table:formula="of:=CONCATENATE([.E143];&quot;-&quot;;[.C143])" office:value-type="string" office:string-value="6-B6b" calcext:value-type="string">
            <text:p>6-B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3];&quot; &quot;;[.K143];[.L143];[.M143])" office:value-type="string" office:string-value="r4 bes'''4" calcext:value-type="string">
            <text:p>r4 b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3];LEFT([.L143];(LEN([.L143])-1));[.M143])" office:value-type="string" office:string-value="bes''4" calcext:value-type="string">
            <text:p>bes''4</text:p>
          </table:table-cell>
          <table:table-cell table:style-name="ce7" table:formula="of:=CONCATENATE([.$K143];[.$L143];[.$M143])" office:value-type="string" office:string-value="bes'''4" calcext:value-type="string">
            <text:p>bes'''4</text:p>
          </table:table-cell>
          <table:table-cell table:style-name="ce7" table:formula="of:=CONCATENATE([.$K143];[.$L143];&quot;'&quot;;[.$M143])" office:value-type="string" office:string-value="bes''''4" calcext:value-type="string">
            <text:p>bes''''4</text:p>
          </table:table-cell>
          <table:table-cell table:style-name="ce9" table:formula="of:=join(&quot; &quot;;[.O143:.R143])" office:value-type="string" office:string-value="" calcext:value-type="error">
            <text:p>#NAME?</text:p>
          </table:table-cell>
          <table:table-cell table:style-name="ce9" table:formula="of:=CONCATENATE([.O143];&quot; \hideNotes &quot;; join(&quot; &quot;;[.P143:.R14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4];2;1)" office:value-type="string" office:string-value="6" calcext:value-type="string">
            <text:p>6</text:p>
          </table:table-cell>
          <table:table-cell table:style-name="ce4" table:formula="of:=[.C144]" office:value-type="string" office:string-value="B6" calcext:value-type="string">
            <text:p>B6</text:p>
          </table:table-cell>
          <table:table-cell table:style-name="ce6" table:formula="of:=CONCATENATE(TEXT([.A144];&quot;000&quot;);&quot;-&quot;;TEXT([.B144];&quot;00&quot;);&quot;-&quot;;[.E144];&quot;-&quot;;[.I144];&quot;-&quot;;[.C144])" office:value-type="string" office:string-value="141-75-6-treble-B6" calcext:value-type="string">
            <text:p>141-75-6-treble-B6</text:p>
          </table:table-cell>
          <table:table-cell table:style-name="ce6" table:formula="of:=CONCATENATE([.E144];&quot;-&quot;;[.C144])" office:value-type="string" office:string-value="6-B6" calcext:value-type="string">
            <text:p>6-B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4];&quot; &quot;;[.K144];[.L144];[.M144])" office:value-type="string" office:string-value="r4 b'''4" calcext:value-type="string">
            <text:p>r4 b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4];LEFT([.L144];(LEN([.L144])-1));[.M144])" office:value-type="string" office:string-value="b''4" calcext:value-type="string">
            <text:p>b''4</text:p>
          </table:table-cell>
          <table:table-cell table:style-name="ce7" table:formula="of:=CONCATENATE([.$K144];[.$L144];[.$M144])" office:value-type="string" office:string-value="b'''4" calcext:value-type="string">
            <text:p>b'''4</text:p>
          </table:table-cell>
          <table:table-cell table:style-name="ce7" table:formula="of:=CONCATENATE([.$K144];[.$L144];&quot;'&quot;;[.$M144])" office:value-type="string" office:string-value="b''''4" calcext:value-type="string">
            <text:p>b''''4</text:p>
          </table:table-cell>
          <table:table-cell table:style-name="ce9" table:formula="of:=join(&quot; &quot;;[.O144:.R144])" office:value-type="string" office:string-value="" calcext:value-type="error">
            <text:p>#NAME?</text:p>
          </table:table-cell>
          <table:table-cell table:style-name="ce9" table:formula="of:=CONCATENATE([.O144];&quot; \hideNotes &quot;; join(&quot; &quot;;[.P144:.R14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5];2;1)" office:value-type="string" office:string-value="7" calcext:value-type="string">
            <text:p>7</text:p>
          </table:table-cell>
          <table:table-cell table:style-name="ce4" table:formula="of:=[.C145]" office:value-type="string" office:string-value="C7" calcext:value-type="string">
            <text:p>C7</text:p>
          </table:table-cell>
          <table:table-cell table:style-name="ce6" table:formula="of:=CONCATENATE(TEXT([.A145];&quot;000&quot;);&quot;-&quot;;TEXT([.B145];&quot;00&quot;);&quot;-&quot;;[.E145];&quot;-&quot;;[.I145];&quot;-&quot;;[.C145])" office:value-type="string" office:string-value="143-76-7-treble-C7" calcext:value-type="string">
            <text:p>143-76-7-treble-C7</text:p>
          </table:table-cell>
          <table:table-cell table:style-name="ce6" table:formula="of:=CONCATENATE([.E145];&quot;-&quot;;[.C145])" office:value-type="string" office:string-value="7-C7" calcext:value-type="string">
            <text:p>7-C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5];&quot; &quot;;[.K145];[.L145];[.M145])" office:value-type="string" office:string-value="r4 c''''4" calcext:value-type="string">
            <text:p>r4 c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5];LEFT([.$L145];(LEN([.$L145])-2));[.$M145])" office:value-type="string" office:string-value="c''4" calcext:value-type="string">
            <text:p>c''4</text:p>
          </table:table-cell>
          <table:table-cell table:style-name="ce10" table:formula="of:=CONCATENATE([.$K145];LEFT([.$L145];(LEN([.$L145])-1));[.$M145])" office:value-type="string" office:string-value="c'''4" calcext:value-type="string">
            <text:p>c'''4</text:p>
          </table:table-cell>
          <table:table-cell table:style-name="ce10" table:formula="of:=CONCATENATE([.$K145];[.$L145];[.$M145])" office:value-type="string" office:string-value="c''''4" calcext:value-type="string">
            <text:p>c''''4</text:p>
          </table:table-cell>
          <table:table-cell table:style-name="ce9" table:formula="of:=join(&quot; &quot;;[.O145:.R145])" office:value-type="string" office:string-value="" calcext:value-type="error">
            <text:p>#NAME?</text:p>
          </table:table-cell>
          <table:table-cell table:style-name="ce9" table:formula="of:=CONCATENATE([.O145];&quot; \hideNotes &quot;; join(&quot; &quot;;[.P145:.R14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5];2);&quot;#&quot;)" office:value-type="string" office:string-value="C7#" calcext:value-type="string">
            <text:p>C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6];2;1)" office:value-type="string" office:string-value="7" calcext:value-type="string">
            <text:p>7</text:p>
          </table:table-cell>
          <table:table-cell table:style-name="ce4" table:formula="of:=[.C146]" office:value-type="string" office:string-value="C7#" calcext:value-type="string">
            <text:p>C7#</text:p>
          </table:table-cell>
          <table:table-cell table:style-name="ce6" table:formula="of:=CONCATENATE(TEXT([.A146];&quot;000&quot;);&quot;-&quot;;TEXT([.B146];&quot;00&quot;);&quot;-&quot;;[.E146];&quot;-&quot;;[.I146];&quot;-&quot;;[.C146])" office:value-type="string" office:string-value="144-77-7-treble-C7#" calcext:value-type="string">
            <text:p>144-77-7-treble-C7#</text:p>
          </table:table-cell>
          <table:table-cell table:style-name="ce6" table:formula="of:=CONCATENATE([.E146];&quot;-&quot;;[.C146])" office:value-type="string" office:string-value="7-C7#" calcext:value-type="string">
            <text:p>7-C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6];&quot; &quot;;[.K146];[.L146];[.M146])" office:value-type="string" office:string-value="r4 cis''''4" calcext:value-type="string">
            <text:p>r4 c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6];LEFT([.$L146];(LEN([.$L146])-2));[.$M146])" office:value-type="string" office:string-value="cis''4" calcext:value-type="string">
            <text:p>cis''4</text:p>
          </table:table-cell>
          <table:table-cell table:style-name="ce10" table:formula="of:=CONCATENATE([.$K146];LEFT([.$L146];(LEN([.$L146])-1));[.$M146])" office:value-type="string" office:string-value="cis'''4" calcext:value-type="string">
            <text:p>cis'''4</text:p>
          </table:table-cell>
          <table:table-cell table:style-name="ce10" table:formula="of:=CONCATENATE([.$K146];[.$L146];[.$M146])" office:value-type="string" office:string-value="cis''''4" calcext:value-type="string">
            <text:p>cis''''4</text:p>
          </table:table-cell>
          <table:table-cell table:style-name="ce9" table:formula="of:=join(&quot; &quot;;[.O146:.R146])" office:value-type="string" office:string-value="" calcext:value-type="error">
            <text:p>#NAME?</text:p>
          </table:table-cell>
          <table:table-cell table:style-name="ce9" table:formula="of:=CONCATENATE([.O146];&quot; \hideNotes &quot;; join(&quot; &quot;;[.P146:.R14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8];2);&quot;b&quot;)" office:value-type="string" office:string-value="D7b" calcext:value-type="string">
            <text:p>D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7];2;1)" office:value-type="string" office:string-value="7" calcext:value-type="string">
            <text:p>7</text:p>
          </table:table-cell>
          <table:table-cell table:style-name="ce4" table:formula="of:=[.C147]" office:value-type="string" office:string-value="D7b" calcext:value-type="string">
            <text:p>D7b</text:p>
          </table:table-cell>
          <table:table-cell table:style-name="ce6" table:formula="of:=CONCATENATE(TEXT([.A147];&quot;000&quot;);&quot;-&quot;;TEXT([.B147];&quot;00&quot;);&quot;-&quot;;[.E147];&quot;-&quot;;[.I147];&quot;-&quot;;[.C147])" office:value-type="string" office:string-value="147-77-7-treble-D7b" calcext:value-type="string">
            <text:p>147-77-7-treble-D7b</text:p>
          </table:table-cell>
          <table:table-cell table:style-name="ce6" table:formula="of:=CONCATENATE([.E147];&quot;-&quot;;[.C147])" office:value-type="string" office:string-value="7-D7b" calcext:value-type="string">
            <text:p>7-D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7];&quot; &quot;;[.K147];[.L147];[.M147])" office:value-type="string" office:string-value="r4 des''''4" calcext:value-type="string">
            <text:p>r4 d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7];LEFT([.$L147];(LEN([.$L147])-2));[.$M147])" office:value-type="string" office:string-value="des''4" calcext:value-type="string">
            <text:p>des''4</text:p>
          </table:table-cell>
          <table:table-cell table:style-name="ce10" table:formula="of:=CONCATENATE([.$K147];LEFT([.$L147];(LEN([.$L147])-1));[.$M147])" office:value-type="string" office:string-value="des'''4" calcext:value-type="string">
            <text:p>des'''4</text:p>
          </table:table-cell>
          <table:table-cell table:style-name="ce10" table:formula="of:=CONCATENATE([.$K147];[.$L147];[.$M147])" office:value-type="string" office:string-value="des''''4" calcext:value-type="string">
            <text:p>des''''4</text:p>
          </table:table-cell>
          <table:table-cell table:style-name="ce9" table:formula="of:=join(&quot; &quot;;[.O147:.R147])" office:value-type="string" office:string-value="" calcext:value-type="error">
            <text:p>#NAME?</text:p>
          </table:table-cell>
          <table:table-cell table:style-name="ce9" table:formula="of:=CONCATENATE([.O147];&quot; \hideNotes &quot;; join(&quot; &quot;;[.P147:.R14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8];2;1)" office:value-type="string" office:string-value="7" calcext:value-type="string">
            <text:p>7</text:p>
          </table:table-cell>
          <table:table-cell table:style-name="ce4" table:formula="of:=[.C148]" office:value-type="string" office:string-value="D7" calcext:value-type="string">
            <text:p>D7</text:p>
          </table:table-cell>
          <table:table-cell table:style-name="ce6" table:formula="of:=CONCATENATE(TEXT([.A148];&quot;000&quot;);&quot;-&quot;;TEXT([.B148];&quot;00&quot;);&quot;-&quot;;[.E148];&quot;-&quot;;[.I148];&quot;-&quot;;[.C148])" office:value-type="string" office:string-value="145-78-7-treble-D7" calcext:value-type="string">
            <text:p>145-78-7-treble-D7</text:p>
          </table:table-cell>
          <table:table-cell table:style-name="ce6" table:formula="of:=CONCATENATE([.E148];&quot;-&quot;;[.C148])" office:value-type="string" office:string-value="7-D7" calcext:value-type="string">
            <text:p>7-D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8];&quot; &quot;;[.K148];[.L148];[.M148])" office:value-type="string" office:string-value="r4 d''''4" calcext:value-type="string">
            <text:p>r4 d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8];LEFT([.$L148];(LEN([.$L148])-2));[.$M148])" office:value-type="string" office:string-value="d''4" calcext:value-type="string">
            <text:p>d''4</text:p>
          </table:table-cell>
          <table:table-cell table:style-name="ce10" table:formula="of:=CONCATENATE([.$K148];LEFT([.$L148];(LEN([.$L148])-1));[.$M148])" office:value-type="string" office:string-value="d'''4" calcext:value-type="string">
            <text:p>d'''4</text:p>
          </table:table-cell>
          <table:table-cell table:style-name="ce10" table:formula="of:=CONCATENATE([.$K148];[.$L148];[.$M148])" office:value-type="string" office:string-value="d''''4" calcext:value-type="string">
            <text:p>d''''4</text:p>
          </table:table-cell>
          <table:table-cell table:style-name="ce9" table:formula="of:=join(&quot; &quot;;[.O148:.R148])" office:value-type="string" office:string-value="" calcext:value-type="error">
            <text:p>#NAME?</text:p>
          </table:table-cell>
          <table:table-cell table:style-name="ce9" table:formula="of:=CONCATENATE([.O148];&quot; \hideNotes &quot;; join(&quot; &quot;;[.P148:.R14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48];2);&quot;#&quot;)" office:value-type="string" office:string-value="D7#" calcext:value-type="string">
            <text:p>D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9];2;1)" office:value-type="string" office:string-value="7" calcext:value-type="string">
            <text:p>7</text:p>
          </table:table-cell>
          <table:table-cell table:style-name="ce4" table:formula="of:=[.C149]" office:value-type="string" office:string-value="D7#" calcext:value-type="string">
            <text:p>D7#</text:p>
          </table:table-cell>
          <table:table-cell table:style-name="ce6" table:formula="of:=CONCATENATE(TEXT([.A149];&quot;000&quot;);&quot;-&quot;;TEXT([.B149];&quot;00&quot;);&quot;-&quot;;[.E149];&quot;-&quot;;[.I149];&quot;-&quot;;[.C149])" office:value-type="string" office:string-value="146-79-7-treble-D7#" calcext:value-type="string">
            <text:p>146-79-7-treble-D7#</text:p>
          </table:table-cell>
          <table:table-cell table:style-name="ce6" table:formula="of:=CONCATENATE([.E149];&quot;-&quot;;[.C149])" office:value-type="string" office:string-value="7-D7#" calcext:value-type="string">
            <text:p>7-D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9];&quot; &quot;;[.K149];[.L149];[.M149])" office:value-type="string" office:string-value="r4 dis''''4" calcext:value-type="string">
            <text:p>r4 d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9];LEFT([.$L149];(LEN([.$L149])-2));[.$M149])" office:value-type="string" office:string-value="dis''4" calcext:value-type="string">
            <text:p>dis''4</text:p>
          </table:table-cell>
          <table:table-cell table:style-name="ce10" table:formula="of:=CONCATENATE([.$K149];LEFT([.$L149];(LEN([.$L149])-1));[.$M149])" office:value-type="string" office:string-value="dis'''4" calcext:value-type="string">
            <text:p>dis'''4</text:p>
          </table:table-cell>
          <table:table-cell table:style-name="ce10" table:formula="of:=CONCATENATE([.$K149];[.$L149];[.$M149])" office:value-type="string" office:string-value="dis''''4" calcext:value-type="string">
            <text:p>dis''''4</text:p>
          </table:table-cell>
          <table:table-cell table:style-name="ce9" table:formula="of:=join(&quot; &quot;;[.O149:.R149])" office:value-type="string" office:string-value="" calcext:value-type="error">
            <text:p>#NAME?</text:p>
          </table:table-cell>
          <table:table-cell table:style-name="ce9" table:formula="of:=CONCATENATE([.O149];&quot; \hideNotes &quot;; join(&quot; &quot;;[.P149:.R14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51];2);&quot;b&quot;)" office:value-type="string" office:string-value="E7b" calcext:value-type="string">
            <text:p>E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0];2;1)" office:value-type="string" office:string-value="7" calcext:value-type="string">
            <text:p>7</text:p>
          </table:table-cell>
          <table:table-cell table:style-name="ce4" table:formula="of:=[.C150]" office:value-type="string" office:string-value="E7b" calcext:value-type="string">
            <text:p>E7b</text:p>
          </table:table-cell>
          <table:table-cell table:style-name="ce6" table:formula="of:=CONCATENATE(TEXT([.A150];&quot;000&quot;);&quot;-&quot;;TEXT([.B150];&quot;00&quot;);&quot;-&quot;;[.E150];&quot;-&quot;;[.I150];&quot;-&quot;;[.C150])" office:value-type="string" office:string-value="149-79-7-treble-E7b" calcext:value-type="string">
            <text:p>149-79-7-treble-E7b</text:p>
          </table:table-cell>
          <table:table-cell table:style-name="ce6" table:formula="of:=CONCATENATE([.E150];&quot;-&quot;;[.C150])" office:value-type="string" office:string-value="7-E7b" calcext:value-type="string">
            <text:p>7-E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0];&quot; &quot;;[.K150];[.L150];[.M150])" office:value-type="string" office:string-value="r4 ees''''4" calcext:value-type="string">
            <text:p>r4 e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0];LEFT([.$L150];(LEN([.$L150])-2));[.$M150])" office:value-type="string" office:string-value="ees''4" calcext:value-type="string">
            <text:p>ees''4</text:p>
          </table:table-cell>
          <table:table-cell table:style-name="ce10" table:formula="of:=CONCATENATE([.$K150];LEFT([.$L150];(LEN([.$L150])-1));[.$M150])" office:value-type="string" office:string-value="ees'''4" calcext:value-type="string">
            <text:p>ees'''4</text:p>
          </table:table-cell>
          <table:table-cell table:style-name="ce10" table:formula="of:=CONCATENATE([.$K150];[.$L150];[.$M150])" office:value-type="string" office:string-value="ees''''4" calcext:value-type="string">
            <text:p>ees''''4</text:p>
          </table:table-cell>
          <table:table-cell table:style-name="ce9" table:formula="of:=join(&quot; &quot;;[.O150:.R150])" office:value-type="string" office:string-value="" calcext:value-type="error">
            <text:p>#NAME?</text:p>
          </table:table-cell>
          <table:table-cell table:style-name="ce9" table:formula="of:=CONCATENATE([.O150];&quot; \hideNotes &quot;; join(&quot; &quot;;[.P150:.R15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1];2;1)" office:value-type="string" office:string-value="7" calcext:value-type="string">
            <text:p>7</text:p>
          </table:table-cell>
          <table:table-cell table:style-name="ce4" table:formula="of:=[.C151]" office:value-type="string" office:string-value="E7" calcext:value-type="string">
            <text:p>E7</text:p>
          </table:table-cell>
          <table:table-cell table:style-name="ce6" table:formula="of:=CONCATENATE(TEXT([.A151];&quot;000&quot;);&quot;-&quot;;TEXT([.B151];&quot;00&quot;);&quot;-&quot;;[.E151];&quot;-&quot;;[.I151];&quot;-&quot;;[.C151])" office:value-type="string" office:string-value="148-80-7-treble-E7" calcext:value-type="string">
            <text:p>148-80-7-treble-E7</text:p>
          </table:table-cell>
          <table:table-cell table:style-name="ce6" table:formula="of:=CONCATENATE([.E151];&quot;-&quot;;[.C151])" office:value-type="string" office:string-value="7-E7" calcext:value-type="string">
            <text:p>7-E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1];&quot; &quot;;[.K151];[.L151];[.M151])" office:value-type="string" office:string-value="r4 e''''4" calcext:value-type="string">
            <text:p>r4 e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1];LEFT([.$L151];(LEN([.$L151])-2));[.$M151])" office:value-type="string" office:string-value="e''4" calcext:value-type="string">
            <text:p>e''4</text:p>
          </table:table-cell>
          <table:table-cell table:style-name="ce10" table:formula="of:=CONCATENATE([.$K151];LEFT([.$L151];(LEN([.$L151])-1));[.$M151])" office:value-type="string" office:string-value="e'''4" calcext:value-type="string">
            <text:p>e'''4</text:p>
          </table:table-cell>
          <table:table-cell table:style-name="ce10" table:formula="of:=CONCATENATE([.$K151];[.$L151];[.$M151])" office:value-type="string" office:string-value="e''''4" calcext:value-type="string">
            <text:p>e''''4</text:p>
          </table:table-cell>
          <table:table-cell table:style-name="ce9" table:formula="of:=join(&quot; &quot;;[.O151:.R151])" office:value-type="string" office:string-value="" calcext:value-type="error">
            <text:p>#NAME?</text:p>
          </table:table-cell>
          <table:table-cell table:style-name="ce9" table:formula="of:=CONCATENATE([.O151];&quot; \hideNotes &quot;; join(&quot; &quot;;[.P151:.R15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2];2;1)" office:value-type="string" office:string-value="7" calcext:value-type="string">
            <text:p>7</text:p>
          </table:table-cell>
          <table:table-cell table:style-name="ce4" table:formula="of:=[.C152]" office:value-type="string" office:string-value="F7" calcext:value-type="string">
            <text:p>F7</text:p>
          </table:table-cell>
          <table:table-cell table:style-name="ce6" table:formula="of:=CONCATENATE(TEXT([.A152];&quot;000&quot;);&quot;-&quot;;TEXT([.B152];&quot;00&quot;);&quot;-&quot;;[.E152];&quot;-&quot;;[.I152];&quot;-&quot;;[.C152])" office:value-type="string" office:string-value="150-81-7-treble-F7" calcext:value-type="string">
            <text:p>150-81-7-treble-F7</text:p>
          </table:table-cell>
          <table:table-cell table:style-name="ce6" table:formula="of:=CONCATENATE([.E152];&quot;-&quot;;[.C152])" office:value-type="string" office:string-value="7-F7" calcext:value-type="string">
            <text:p>7-F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2];&quot; &quot;;[.K152];[.L152];[.M152])" office:value-type="string" office:string-value="r4 f''''4" calcext:value-type="string">
            <text:p>r4 f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2];LEFT([.$L152];(LEN([.$L152])-2));[.$M152])" office:value-type="string" office:string-value="f''4" calcext:value-type="string">
            <text:p>f''4</text:p>
          </table:table-cell>
          <table:table-cell table:style-name="ce10" table:formula="of:=CONCATENATE([.$K152];LEFT([.$L152];(LEN([.$L152])-1));[.$M152])" office:value-type="string" office:string-value="f'''4" calcext:value-type="string">
            <text:p>f'''4</text:p>
          </table:table-cell>
          <table:table-cell table:style-name="ce10" table:formula="of:=CONCATENATE([.$K152];[.$L152];[.$M152])" office:value-type="string" office:string-value="f''''4" calcext:value-type="string">
            <text:p>f''''4</text:p>
          </table:table-cell>
          <table:table-cell table:style-name="ce9" table:formula="of:=join(&quot; &quot;;[.O152:.R152])" office:value-type="string" office:string-value="" calcext:value-type="error">
            <text:p>#NAME?</text:p>
          </table:table-cell>
          <table:table-cell table:style-name="ce9" table:formula="of:=CONCATENATE([.O152];&quot; \hideNotes &quot;; join(&quot; &quot;;[.P152:.R15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2];2);&quot;#&quot;)" office:value-type="string" office:string-value="F7#" calcext:value-type="string">
            <text:p>F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3];2;1)" office:value-type="string" office:string-value="7" calcext:value-type="string">
            <text:p>7</text:p>
          </table:table-cell>
          <table:table-cell table:style-name="ce4" table:formula="of:=[.C153]" office:value-type="string" office:string-value="F7#" calcext:value-type="string">
            <text:p>F7#</text:p>
          </table:table-cell>
          <table:table-cell table:style-name="ce6" table:formula="of:=CONCATENATE(TEXT([.A153];&quot;000&quot;);&quot;-&quot;;TEXT([.B153];&quot;00&quot;);&quot;-&quot;;[.E153];&quot;-&quot;;[.I153];&quot;-&quot;;[.C153])" office:value-type="string" office:string-value="151-82-7-treble-F7#" calcext:value-type="string">
            <text:p>151-82-7-treble-F7#</text:p>
          </table:table-cell>
          <table:table-cell table:style-name="ce6" table:formula="of:=CONCATENATE([.E153];&quot;-&quot;;[.C153])" office:value-type="string" office:string-value="7-F7#" calcext:value-type="string">
            <text:p>7-F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3];&quot; &quot;;[.K153];[.L153];[.M153])" office:value-type="string" office:string-value="r4 fis''''4" calcext:value-type="string">
            <text:p>r4 f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3];LEFT([.$L153];(LEN([.$L153])-2));[.$M153])" office:value-type="string" office:string-value="fis''4" calcext:value-type="string">
            <text:p>fis''4</text:p>
          </table:table-cell>
          <table:table-cell table:style-name="ce10" table:formula="of:=CONCATENATE([.$K153];LEFT([.$L153];(LEN([.$L153])-1));[.$M153])" office:value-type="string" office:string-value="fis'''4" calcext:value-type="string">
            <text:p>fis'''4</text:p>
          </table:table-cell>
          <table:table-cell table:style-name="ce10" table:formula="of:=CONCATENATE([.$K153];[.$L153];[.$M153])" office:value-type="string" office:string-value="fis''''4" calcext:value-type="string">
            <text:p>fis''''4</text:p>
          </table:table-cell>
          <table:table-cell table:style-name="ce9" table:formula="of:=join(&quot; &quot;;[.O153:.R153])" office:value-type="string" office:string-value="" calcext:value-type="error">
            <text:p>#NAME?</text:p>
          </table:table-cell>
          <table:table-cell table:style-name="ce9" table:formula="of:=CONCATENATE([.O153];&quot; \hideNotes &quot;; join(&quot; &quot;;[.P153:.R153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5];2);&quot;b&quot;)" office:value-type="string" office:string-value="G7b" calcext:value-type="string">
            <text:p>G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4];2;1)" office:value-type="string" office:string-value="7" calcext:value-type="string">
            <text:p>7</text:p>
          </table:table-cell>
          <table:table-cell table:style-name="ce4" table:formula="of:=[.C154]" office:value-type="string" office:string-value="G7b" calcext:value-type="string">
            <text:p>G7b</text:p>
          </table:table-cell>
          <table:table-cell table:style-name="ce6" table:formula="of:=CONCATENATE(TEXT([.A154];&quot;000&quot;);&quot;-&quot;;TEXT([.B154];&quot;00&quot;);&quot;-&quot;;[.E154];&quot;-&quot;;[.I154];&quot;-&quot;;[.C154])" office:value-type="string" office:string-value="154-82-7-treble-G7b" calcext:value-type="string">
            <text:p>154-82-7-treble-G7b</text:p>
          </table:table-cell>
          <table:table-cell table:style-name="ce6" table:formula="of:=CONCATENATE([.E154];&quot;-&quot;;[.C154])" office:value-type="string" office:string-value="7-G7b" calcext:value-type="string">
            <text:p>7-G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4];&quot; &quot;;[.K154];[.L154];[.M154])" office:value-type="string" office:string-value="r4 ges''''4" calcext:value-type="string">
            <text:p>r4 g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4];LEFT([.$L154];(LEN([.$L154])-2));[.$M154])" office:value-type="string" office:string-value="ges''4" calcext:value-type="string">
            <text:p>ges''4</text:p>
          </table:table-cell>
          <table:table-cell table:style-name="ce10" table:formula="of:=CONCATENATE([.$K154];LEFT([.$L154];(LEN([.$L154])-1));[.$M154])" office:value-type="string" office:string-value="ges'''4" calcext:value-type="string">
            <text:p>ges'''4</text:p>
          </table:table-cell>
          <table:table-cell table:style-name="ce10" table:formula="of:=CONCATENATE([.$K154];[.$L154];[.$M154])" office:value-type="string" office:string-value="ges''''4" calcext:value-type="string">
            <text:p>ges''''4</text:p>
          </table:table-cell>
          <table:table-cell table:style-name="ce9" table:formula="of:=join(&quot; &quot;;[.O154:.R154])" office:value-type="string" office:string-value="" calcext:value-type="error">
            <text:p>#NAME?</text:p>
          </table:table-cell>
          <table:table-cell table:style-name="ce9" table:formula="of:=CONCATENATE([.O154];&quot; \hideNotes &quot;; join(&quot; &quot;;[.P154:.R154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5];2;1)" office:value-type="string" office:string-value="7" calcext:value-type="string">
            <text:p>7</text:p>
          </table:table-cell>
          <table:table-cell table:style-name="ce4" table:formula="of:=[.C155]" office:value-type="string" office:string-value="G7" calcext:value-type="string">
            <text:p>G7</text:p>
          </table:table-cell>
          <table:table-cell table:style-name="ce6" table:formula="of:=CONCATENATE(TEXT([.A155];&quot;000&quot;);&quot;-&quot;;TEXT([.B155];&quot;00&quot;);&quot;-&quot;;[.E155];&quot;-&quot;;[.I155];&quot;-&quot;;[.C155])" office:value-type="string" office:string-value="152-83-7-treble-G7" calcext:value-type="string">
            <text:p>152-83-7-treble-G7</text:p>
          </table:table-cell>
          <table:table-cell table:style-name="ce6" table:formula="of:=CONCATENATE([.E155];&quot;-&quot;;[.C155])" office:value-type="string" office:string-value="7-G7" calcext:value-type="string">
            <text:p>7-G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5];&quot; &quot;;[.K155];[.L155];[.M155])" office:value-type="string" office:string-value="r4 g''''4" calcext:value-type="string">
            <text:p>r4 g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5];LEFT([.$L155];(LEN([.$L155])-2));[.$M155])" office:value-type="string" office:string-value="g''4" calcext:value-type="string">
            <text:p>g''4</text:p>
          </table:table-cell>
          <table:table-cell table:style-name="ce10" table:formula="of:=CONCATENATE([.$K155];LEFT([.$L155];(LEN([.$L155])-1));[.$M155])" office:value-type="string" office:string-value="g'''4" calcext:value-type="string">
            <text:p>g'''4</text:p>
          </table:table-cell>
          <table:table-cell table:style-name="ce10" table:formula="of:=CONCATENATE([.$K155];[.$L155];[.$M155])" office:value-type="string" office:string-value="g''''4" calcext:value-type="string">
            <text:p>g''''4</text:p>
          </table:table-cell>
          <table:table-cell table:style-name="ce9" table:formula="of:=join(&quot; &quot;;[.O155:.R155])" office:value-type="string" office:string-value="" calcext:value-type="error">
            <text:p>#NAME?</text:p>
          </table:table-cell>
          <table:table-cell table:style-name="ce9" table:formula="of:=CONCATENATE([.O155];&quot; \hideNotes &quot;; join(&quot; &quot;;[.P155:.R155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5];2);&quot;#&quot;)" office:value-type="string" office:string-value="G7#" calcext:value-type="string">
            <text:p>G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6];2;1)" office:value-type="string" office:string-value="7" calcext:value-type="string">
            <text:p>7</text:p>
          </table:table-cell>
          <table:table-cell table:style-name="ce4" table:formula="of:=[.C156]" office:value-type="string" office:string-value="G7#" calcext:value-type="string">
            <text:p>G7#</text:p>
          </table:table-cell>
          <table:table-cell table:style-name="ce6" table:formula="of:=CONCATENATE(TEXT([.A156];&quot;000&quot;);&quot;-&quot;;TEXT([.B156];&quot;00&quot;);&quot;-&quot;;[.E156];&quot;-&quot;;[.I156];&quot;-&quot;;[.C156])" office:value-type="string" office:string-value="153-84-7-treble-G7#" calcext:value-type="string">
            <text:p>153-84-7-treble-G7#</text:p>
          </table:table-cell>
          <table:table-cell table:style-name="ce6" table:formula="of:=CONCATENATE([.E156];&quot;-&quot;;[.C156])" office:value-type="string" office:string-value="7-G7#" calcext:value-type="string">
            <text:p>7-G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6];&quot; &quot;;[.K156];[.L156];[.M156])" office:value-type="string" office:string-value="r4 gis''''4" calcext:value-type="string">
            <text:p>r4 g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6];LEFT([.$L156];(LEN([.$L156])-2));[.$M156])" office:value-type="string" office:string-value="gis''4" calcext:value-type="string">
            <text:p>gis''4</text:p>
          </table:table-cell>
          <table:table-cell table:style-name="ce10" table:formula="of:=CONCATENATE([.$K156];LEFT([.$L156];(LEN([.$L156])-1));[.$M156])" office:value-type="string" office:string-value="gis'''4" calcext:value-type="string">
            <text:p>gis'''4</text:p>
          </table:table-cell>
          <table:table-cell table:style-name="ce10" table:formula="of:=CONCATENATE([.$K156];[.$L156];[.$M156])" office:value-type="string" office:string-value="gis''''4" calcext:value-type="string">
            <text:p>gis''''4</text:p>
          </table:table-cell>
          <table:table-cell table:style-name="ce9" table:formula="of:=join(&quot; &quot;;[.O156:.R156])" office:value-type="string" office:string-value="" calcext:value-type="error">
            <text:p>#NAME?</text:p>
          </table:table-cell>
          <table:table-cell table:style-name="ce9" table:formula="of:=CONCATENATE([.O156];&quot; \hideNotes &quot;; join(&quot; &quot;;[.P156:.R156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8];2);&quot;b&quot;)" office:value-type="string" office:string-value="A7b" calcext:value-type="string">
            <text:p>A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7];2;1)" office:value-type="string" office:string-value="7" calcext:value-type="string">
            <text:p>7</text:p>
          </table:table-cell>
          <table:table-cell table:style-name="ce4" table:formula="of:=[.C157]" office:value-type="string" office:string-value="A7b" calcext:value-type="string">
            <text:p>A7b</text:p>
          </table:table-cell>
          <table:table-cell table:style-name="ce6" table:formula="of:=CONCATENATE(TEXT([.A157];&quot;000&quot;);&quot;-&quot;;TEXT([.B157];&quot;00&quot;);&quot;-&quot;;[.E157];&quot;-&quot;;[.I157];&quot;-&quot;;[.C157])" office:value-type="string" office:string-value="157-84-7-treble-A7b" calcext:value-type="string">
            <text:p>157-84-7-treble-A7b</text:p>
          </table:table-cell>
          <table:table-cell table:style-name="ce6" table:formula="of:=CONCATENATE([.E157];&quot;-&quot;;[.C157])" office:value-type="string" office:string-value="7-A7b" calcext:value-type="string">
            <text:p>7-A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7];&quot; &quot;;[.K157];[.L157];[.M157])" office:value-type="string" office:string-value="r4 aes''''4" calcext:value-type="string">
            <text:p>r4 a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7];LEFT([.$L157];(LEN([.$L157])-2));[.$M157])" office:value-type="string" office:string-value="aes''4" calcext:value-type="string">
            <text:p>aes''4</text:p>
          </table:table-cell>
          <table:table-cell table:style-name="ce10" table:formula="of:=CONCATENATE([.$K157];LEFT([.$L157];(LEN([.$L157])-1));[.$M157])" office:value-type="string" office:string-value="aes'''4" calcext:value-type="string">
            <text:p>aes'''4</text:p>
          </table:table-cell>
          <table:table-cell table:style-name="ce10" table:formula="of:=CONCATENATE([.$K157];[.$L157];[.$M157])" office:value-type="string" office:string-value="aes''''4" calcext:value-type="string">
            <text:p>aes''''4</text:p>
          </table:table-cell>
          <table:table-cell table:style-name="ce9" table:formula="of:=join(&quot; &quot;;[.O157:.R157])" office:value-type="string" office:string-value="" calcext:value-type="error">
            <text:p>#NAME?</text:p>
          </table:table-cell>
          <table:table-cell table:style-name="ce9" table:formula="of:=CONCATENATE([.O157];&quot; \hideNotes &quot;; join(&quot; &quot;;[.P157:.R157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8];2;1)" office:value-type="string" office:string-value="7" calcext:value-type="string">
            <text:p>7</text:p>
          </table:table-cell>
          <table:table-cell table:style-name="ce4" table:formula="of:=[.C158]" office:value-type="string" office:string-value="A7" calcext:value-type="string">
            <text:p>A7</text:p>
          </table:table-cell>
          <table:table-cell table:style-name="ce6" table:formula="of:=CONCATENATE(TEXT([.A158];&quot;000&quot;);&quot;-&quot;;TEXT([.B158];&quot;00&quot;);&quot;-&quot;;[.E158];&quot;-&quot;;[.I158];&quot;-&quot;;[.C158])" office:value-type="string" office:string-value="155-85-7-treble-A7" calcext:value-type="string">
            <text:p>155-85-7-treble-A7</text:p>
          </table:table-cell>
          <table:table-cell table:style-name="ce6" table:formula="of:=CONCATENATE([.E158];&quot;-&quot;;[.C158])" office:value-type="string" office:string-value="7-A7" calcext:value-type="string">
            <text:p>7-A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8];&quot; &quot;;[.K158];[.L158];[.M158])" office:value-type="string" office:string-value="r4 a''''4" calcext:value-type="string">
            <text:p>r4 a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8];LEFT([.$L158];(LEN([.$L158])-2));[.$M158])" office:value-type="string" office:string-value="a''4" calcext:value-type="string">
            <text:p>a''4</text:p>
          </table:table-cell>
          <table:table-cell table:style-name="ce10" table:formula="of:=CONCATENATE([.$K158];LEFT([.$L158];(LEN([.$L158])-1));[.$M158])" office:value-type="string" office:string-value="a'''4" calcext:value-type="string">
            <text:p>a'''4</text:p>
          </table:table-cell>
          <table:table-cell table:style-name="ce10" table:formula="of:=CONCATENATE([.$K158];[.$L158];[.$M158])" office:value-type="string" office:string-value="a''''4" calcext:value-type="string">
            <text:p>a''''4</text:p>
          </table:table-cell>
          <table:table-cell table:style-name="ce9" table:formula="of:=join(&quot; &quot;;[.O158:.R158])" office:value-type="string" office:string-value="" calcext:value-type="error">
            <text:p>#NAME?</text:p>
          </table:table-cell>
          <table:table-cell table:style-name="ce9" table:formula="of:=CONCATENATE([.O158];&quot; \hideNotes &quot;; join(&quot; &quot;;[.P158:.R158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58];2);&quot;#&quot;)" office:value-type="string" office:string-value="A7#" calcext:value-type="string">
            <text:p>A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9];2;1)" office:value-type="string" office:string-value="7" calcext:value-type="string">
            <text:p>7</text:p>
          </table:table-cell>
          <table:table-cell table:style-name="ce4" table:formula="of:=[.C159]" office:value-type="string" office:string-value="A7#" calcext:value-type="string">
            <text:p>A7#</text:p>
          </table:table-cell>
          <table:table-cell table:style-name="ce6" table:formula="of:=CONCATENATE(TEXT([.A159];&quot;000&quot;);&quot;-&quot;;TEXT([.B159];&quot;00&quot;);&quot;-&quot;;[.E159];&quot;-&quot;;[.I159];&quot;-&quot;;[.C159])" office:value-type="string" office:string-value="156-86-7-treble-A7#" calcext:value-type="string">
            <text:p>156-86-7-treble-A7#</text:p>
          </table:table-cell>
          <table:table-cell table:style-name="ce6" table:formula="of:=CONCATENATE([.E159];&quot;-&quot;;[.C159])" office:value-type="string" office:string-value="7-A7#" calcext:value-type="string">
            <text:p>7-A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9];&quot; &quot;;[.K159];[.L159];[.M159])" office:value-type="string" office:string-value="r4 ais''''4" calcext:value-type="string">
            <text:p>r4 a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9];LEFT([.$L159];(LEN([.$L159])-2));[.$M159])" office:value-type="string" office:string-value="ais''4" calcext:value-type="string">
            <text:p>ais''4</text:p>
          </table:table-cell>
          <table:table-cell table:style-name="ce10" table:formula="of:=CONCATENATE([.$K159];LEFT([.$L159];(LEN([.$L159])-1));[.$M159])" office:value-type="string" office:string-value="ais'''4" calcext:value-type="string">
            <text:p>ais'''4</text:p>
          </table:table-cell>
          <table:table-cell table:style-name="ce10" table:formula="of:=CONCATENATE([.$K159];[.$L159];[.$M159])" office:value-type="string" office:string-value="ais''''4" calcext:value-type="string">
            <text:p>ais''''4</text:p>
          </table:table-cell>
          <table:table-cell table:style-name="ce9" table:formula="of:=join(&quot; &quot;;[.O159:.R159])" office:value-type="string" office:string-value="" calcext:value-type="error">
            <text:p>#NAME?</text:p>
          </table:table-cell>
          <table:table-cell table:style-name="ce9" table:formula="of:=CONCATENATE([.O159];&quot; \hideNotes &quot;; join(&quot; &quot;;[.P159:.R159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61];2);&quot;b&quot;)" office:value-type="string" office:string-value="B7b" calcext:value-type="string">
            <text:p>B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0];2;1)" office:value-type="string" office:string-value="7" calcext:value-type="string">
            <text:p>7</text:p>
          </table:table-cell>
          <table:table-cell table:style-name="ce4" table:formula="of:=[.C160]" office:value-type="string" office:string-value="B7b" calcext:value-type="string">
            <text:p>B7b</text:p>
          </table:table-cell>
          <table:table-cell table:style-name="ce6" table:formula="of:=CONCATENATE(TEXT([.A160];&quot;000&quot;);&quot;-&quot;;TEXT([.B160];&quot;00&quot;);&quot;-&quot;;[.E160];&quot;-&quot;;[.I160];&quot;-&quot;;[.C160])" office:value-type="string" office:string-value="159-86-7-treble-B7b" calcext:value-type="string">
            <text:p>159-86-7-treble-B7b</text:p>
          </table:table-cell>
          <table:table-cell table:style-name="ce6" table:formula="of:=CONCATENATE([.E160];&quot;-&quot;;[.C160])" office:value-type="string" office:string-value="7-B7b" calcext:value-type="string">
            <text:p>7-B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0];&quot; &quot;;[.K160];[.L160];[.M160])" office:value-type="string" office:string-value="r4 bes''''4" calcext:value-type="string">
            <text:p>r4 b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0];LEFT([.$L160];(LEN([.$L160])-2));[.$M160])" office:value-type="string" office:string-value="bes''4" calcext:value-type="string">
            <text:p>bes''4</text:p>
          </table:table-cell>
          <table:table-cell table:style-name="ce10" table:formula="of:=CONCATENATE([.$K160];LEFT([.$L160];(LEN([.$L160])-1));[.$M160])" office:value-type="string" office:string-value="bes'''4" calcext:value-type="string">
            <text:p>bes'''4</text:p>
          </table:table-cell>
          <table:table-cell table:style-name="ce10" table:formula="of:=CONCATENATE([.$K160];[.$L160];[.$M160])" office:value-type="string" office:string-value="bes''''4" calcext:value-type="string">
            <text:p>bes''''4</text:p>
          </table:table-cell>
          <table:table-cell table:style-name="ce9" table:formula="of:=join(&quot; &quot;;[.O160:.R160])" office:value-type="string" office:string-value="" calcext:value-type="error">
            <text:p>#NAME?</text:p>
          </table:table-cell>
          <table:table-cell table:style-name="ce9" table:formula="of:=CONCATENATE([.O160];&quot; \hideNotes &quot;; join(&quot; &quot;;[.P160:.R160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1];2;1)" office:value-type="string" office:string-value="7" calcext:value-type="string">
            <text:p>7</text:p>
          </table:table-cell>
          <table:table-cell table:style-name="ce4" table:formula="of:=[.C161]" office:value-type="string" office:string-value="B7" calcext:value-type="string">
            <text:p>B7</text:p>
          </table:table-cell>
          <table:table-cell table:style-name="ce6" table:formula="of:=CONCATENATE(TEXT([.A161];&quot;000&quot;);&quot;-&quot;;TEXT([.B161];&quot;00&quot;);&quot;-&quot;;[.E161];&quot;-&quot;;[.I161];&quot;-&quot;;[.C161])" office:value-type="string" office:string-value="158-87-7-treble-B7" calcext:value-type="string">
            <text:p>158-87-7-treble-B7</text:p>
          </table:table-cell>
          <table:table-cell table:style-name="ce6" table:formula="of:=CONCATENATE([.E161];&quot;-&quot;;[.C161])" office:value-type="string" office:string-value="7-B7" calcext:value-type="string">
            <text:p>7-B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1];&quot; &quot;;[.K161];[.L161];[.M161])" office:value-type="string" office:string-value="r4 b''''4" calcext:value-type="string">
            <text:p>r4 b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1];LEFT([.$L161];(LEN([.$L161])-2));[.$M161])" office:value-type="string" office:string-value="b''4" calcext:value-type="string">
            <text:p>b''4</text:p>
          </table:table-cell>
          <table:table-cell table:style-name="ce10" table:formula="of:=CONCATENATE([.$K161];LEFT([.$L161];(LEN([.$L161])-1));[.$M161])" office:value-type="string" office:string-value="b'''4" calcext:value-type="string">
            <text:p>b'''4</text:p>
          </table:table-cell>
          <table:table-cell table:style-name="ce10" table:formula="of:=CONCATENATE([.$K161];[.$L161];[.$M161])" office:value-type="string" office:string-value="b''''4" calcext:value-type="string">
            <text:p>b''''4</text:p>
          </table:table-cell>
          <table:table-cell table:style-name="ce9" table:formula="of:=join(&quot; &quot;;[.O161:.R161])" office:value-type="string" office:string-value="" calcext:value-type="error">
            <text:p>#NAME?</text:p>
          </table:table-cell>
          <table:table-cell table:style-name="ce9" table:formula="of:=CONCATENATE([.O161];&quot; \hideNotes &quot;; join(&quot; &quot;;[.P161:.R161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2];2;1)" office:value-type="string" office:string-value="8" calcext:value-type="string">
            <text:p>8</text:p>
          </table:table-cell>
          <table:table-cell table:style-name="ce4" table:formula="of:=[.C162]" office:value-type="string" office:string-value="C8" calcext:value-type="string">
            <text:p>C8</text:p>
          </table:table-cell>
          <table:table-cell table:style-name="ce6" table:formula="of:=CONCATENATE(TEXT([.A162];&quot;000&quot;);&quot;-&quot;;TEXT([.B162];&quot;00&quot;);&quot;-&quot;;[.E162];&quot;-&quot;;[.I162];&quot;-&quot;;[.C162])" office:value-type="string" office:string-value="160-88-8-treble-C8" calcext:value-type="string">
            <text:p>160-88-8-treble-C8</text:p>
          </table:table-cell>
          <table:table-cell table:style-name="ce6" table:formula="of:=CONCATENATE([.E162];&quot;-&quot;;[.C162])" office:value-type="string" office:string-value="8-C8" calcext:value-type="string">
            <text:p>8-C8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2];&quot; &quot;;[.K162];[.L162];[.M162])" office:value-type="string" office:string-value="r4 c'''''4" calcext:value-type="string">
            <text:p>r4 c'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2];LEFT([.$L162];(LEN([.$L162])-2));[.$M162])" office:value-type="string" office:string-value="c'''4" calcext:value-type="string">
            <text:p>c'''4</text:p>
          </table:table-cell>
          <table:table-cell table:style-name="ce10" table:formula="of:=CONCATENATE([.$K162];LEFT([.$L162];(LEN([.$L162])-1));[.$M162])" office:value-type="string" office:string-value="c''''4" calcext:value-type="string">
            <text:p>c''''4</text:p>
          </table:table-cell>
          <table:table-cell table:style-name="ce10" table:formula="of:=CONCATENATE([.$K162];[.$L162];[.$M162])" office:value-type="string" office:string-value="c'''''4" calcext:value-type="string">
            <text:p>c'''''4</text:p>
          </table:table-cell>
          <table:table-cell table:style-name="ce9" table:formula="of:=join(&quot; &quot;;[.O162:.R162])" office:value-type="string" office:string-value="" calcext:value-type="error">
            <text:p>#NAME?</text:p>
          </table:table-cell>
          <table:table-cell table:style-name="ce9" table:formula="of:=CONCATENATE([.O162];&quot; \hideNotes &quot;; join(&quot; &quot;;[.P162:.R162])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number-columns-repeated="2" table:style-name="ce12" office:value-type="string" calcext:value-type="string">
            <text:p>r1</text:p>
          </table:table-cell>
          <table:table-cell table:number-columns-repeated="992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lypond" table:style-name="ta2"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number-columns-repeated="1013" table:default-cell-style-name="Default"/>
        <table:table-row table:style-name="ro2">
          <table:table-cell table:style-name="ce13" table:formula="of:=[$data.F1]" office:value-type="string" office:string-value="name" calcext:value-type="string">
            <text:p>name</text:p>
          </table:table-cell>
          <table:table-cell table:style-name="ce13" table:formula="of:=[$data.E1]" office:value-type="string" office:string-value="octave" calcext:value-type="string">
            <text:p>octave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4" table:formula="of:=[$data.N1]" office:value-type="string" office:string-value="treble_note" calcext:value-type="string">
            <text:p>treble_note</text:p>
          </table:table-cell>
          <table:table-cell table:style-name="ce14" table:formula="of:=[$data.S1]" office:value-type="string" office:string-value="treble_octaves" calcext:value-type="string">
            <text:p>treble_octaves</text:p>
          </table:table-cell>
          <table:table-cell table:style-name="ce14" table:formula="of:=[$data.T1]" office:value-type="string" office:string-value="treble_octaves_hidden" calcext:value-type="string">
            <text:p>treble_octaves_hidden</text:p>
          </table:table-cell>
          <table:table-cell table:style-name="ce13" table:formula="of:=[$data.Z1]" office:value-type="string" office:string-value="bass_note" calcext:value-type="string">
            <text:p>bass_note</text:p>
          </table:table-cell>
          <table:table-cell table:style-name="ce13" table:formula="of:=[$data.AE1]" office:value-type="string" office:string-value="bass_octaves" calcext:value-type="string">
            <text:p>bass_octaves</text:p>
          </table:table-cell>
          <table:table-cell table:style-name="ce13" table:formula="of:=[$data.AF1]" office:value-type="string" office:string-value="bass_octaves_hidden" calcext:value-type="string">
            <text:p>bass_octaves_hidden</text:p>
          </table:table-cell>
          <table:table-cell table:style-name="ce14" table:formula="of:=[$data.D1]" office:value-type="string" office:string-value="order" calcext:value-type="string">
            <text:p>order</text:p>
          </table:table-cell>
          <table:table-cell table:style-name="ce14" table:formula="of:=[$data.G1]" office:value-type="string" office:string-value="sound/score_filename" calcext:value-type="string">
            <text:p>sound/score_filename</text:p>
          </table:table-cell>
          <table:table-cell table:number-columns-repeated="1013"/>
        </table:table-row>
        <table:table-row table:style-name="ro2">
          <table:table-cell table:style-name="ce13" table:formula="of:=[$data.F3]" office:value-type="string" office:string-value="A0" calcext:value-type="string">
            <text:p>A0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4" table:formula="of:=[$data.N3]" office:value-type="string" office:string-value="r2" calcext:value-type="string">
            <text:p>r2</text:p>
          </table:table-cell>
          <table:table-cell table:style-name="ce14" table:formula="of:=[$data.S3]" office:value-type="string" office:string-value="r1" calcext:value-type="string">
            <text:p>r1</text:p>
          </table:table-cell>
          <table:table-cell table:style-name="ce14" table:formula="of:=[$data.T3]" office:value-type="string" office:string-value="r1" calcext:value-type="string">
            <text:p>r1</text:p>
          </table:table-cell>
          <table:table-cell table:style-name="ce13" table:formula="of:=[$data.Z3]" office:value-type="string" office:string-value="r4 a,,,4" calcext:value-type="string">
            <text:p>r4 a,,,4</text:p>
          </table:table-cell>
          <table:table-cell table:style-name="ce13" table:formula="of:=[$data.AE3]" office:value-type="string" office:string-value="" calcext:value-type="error">
            <text:p>#NAME?</text:p>
          </table:table-cell>
          <table:table-cell table:style-name="ce13" table:formula="of:=[$data.AF3]" office:value-type="string" office:string-value="" calcext:value-type="error">
            <text:p>#NAME?</text:p>
          </table:table-cell>
          <table:table-cell table:style-name="ce14" table:formula="of:=[$data.D3]" office:value-type="float" office:value="4" calcext:value-type="float">
            <text:p>4</text:p>
          </table:table-cell>
          <table:table-cell table:style-name="ce14" table:formula="of:=[$data.G3]" office:value-type="string" office:string-value="001-01-0-bass-A0" calcext:value-type="string">
            <text:p>001-01-0-bass-A0</text:p>
          </table:table-cell>
          <table:table-cell table:number-columns-repeated="1013"/>
        </table:table-row>
        <table:table-row table:style-name="ro2">
          <table:table-cell table:style-name="ce13" table:formula="of:=[$data.F4]" office:value-type="string" office:string-value="A0#" calcext:value-type="string">
            <text:p>A0#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4" table:formula="of:=[$data.N4]" office:value-type="string" office:string-value="r2" calcext:value-type="string">
            <text:p>r2</text:p>
          </table:table-cell>
          <table:table-cell table:style-name="ce14" table:formula="of:=[$data.S4]" office:value-type="string" office:string-value="r1" calcext:value-type="string">
            <text:p>r1</text:p>
          </table:table-cell>
          <table:table-cell table:style-name="ce14" table:formula="of:=[$data.T4]" office:value-type="string" office:string-value="r1" calcext:value-type="string">
            <text:p>r1</text:p>
          </table:table-cell>
          <table:table-cell table:style-name="ce13" table:formula="of:=[$data.Z4]" office:value-type="string" office:string-value="r4 ais,,,4" calcext:value-type="string">
            <text:p>r4 ais,,,4</text:p>
          </table:table-cell>
          <table:table-cell table:style-name="ce13" table:formula="of:=[$data.AE4]" office:value-type="string" office:string-value="" calcext:value-type="error">
            <text:p>#NAME?</text:p>
          </table:table-cell>
          <table:table-cell table:style-name="ce13" table:formula="of:=[$data.AF4]" office:value-type="string" office:string-value="" calcext:value-type="error">
            <text:p>#NAME?</text:p>
          </table:table-cell>
          <table:table-cell table:style-name="ce14" table:formula="of:=[$data.D4]" office:value-type="float" office:value="4" calcext:value-type="float">
            <text:p>4</text:p>
          </table:table-cell>
          <table:table-cell table:style-name="ce14" table:formula="of:=[$data.G4]" office:value-type="string" office:string-value="002-02-0-bass-A0#" calcext:value-type="string">
            <text:p>002-02-0-bass-A0#</text:p>
          </table:table-cell>
          <table:table-cell table:number-columns-repeated="1013"/>
        </table:table-row>
        <table:table-row table:style-name="ro2">
          <table:table-cell table:style-name="ce13" table:formula="of:=[$data.F5]" office:value-type="string" office:string-value="B0b" calcext:value-type="string">
            <text:p>B0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4" table:formula="of:=[$data.N5]" office:value-type="string" office:string-value="r2" calcext:value-type="string">
            <text:p>r2</text:p>
          </table:table-cell>
          <table:table-cell table:style-name="ce14" table:formula="of:=[$data.S5]" office:value-type="string" office:string-value="r1" calcext:value-type="string">
            <text:p>r1</text:p>
          </table:table-cell>
          <table:table-cell table:style-name="ce14" table:formula="of:=[$data.T5]" office:value-type="string" office:string-value="r1" calcext:value-type="string">
            <text:p>r1</text:p>
          </table:table-cell>
          <table:table-cell table:style-name="ce13" table:formula="of:=[$data.Z5]" office:value-type="string" office:string-value="r4 bes,,,4" calcext:value-type="string">
            <text:p>r4 bes,,,4</text:p>
          </table:table-cell>
          <table:table-cell table:style-name="ce13" table:formula="of:=[$data.AE5]" office:value-type="string" office:string-value="" calcext:value-type="error">
            <text:p>#NAME?</text:p>
          </table:table-cell>
          <table:table-cell table:style-name="ce13" table:formula="of:=[$data.AF5]" office:value-type="string" office:string-value="" calcext:value-type="error">
            <text:p>#NAME?</text:p>
          </table:table-cell>
          <table:table-cell table:style-name="ce14" table:formula="of:=[$data.D5]" office:value-type="float" office:value="4" calcext:value-type="float">
            <text:p>4</text:p>
          </table:table-cell>
          <table:table-cell table:style-name="ce14" table:formula="of:=[$data.G5]" office:value-type="string" office:string-value="004-02-0-bass-B0b" calcext:value-type="string">
            <text:p>004-02-0-bass-B0b</text:p>
          </table:table-cell>
          <table:table-cell table:number-columns-repeated="1013"/>
        </table:table-row>
        <table:table-row table:style-name="ro2">
          <table:table-cell table:style-name="ce13" table:formula="of:=[$data.F6]" office:value-type="string" office:string-value="B0" calcext:value-type="string">
            <text:p>B0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4" table:formula="of:=[$data.N6]" office:value-type="string" office:string-value="r2" calcext:value-type="string">
            <text:p>r2</text:p>
          </table:table-cell>
          <table:table-cell table:style-name="ce14" table:formula="of:=[$data.S6]" office:value-type="string" office:string-value="r1" calcext:value-type="string">
            <text:p>r1</text:p>
          </table:table-cell>
          <table:table-cell table:style-name="ce14" table:formula="of:=[$data.T6]" office:value-type="string" office:string-value="r1" calcext:value-type="string">
            <text:p>r1</text:p>
          </table:table-cell>
          <table:table-cell table:style-name="ce13" table:formula="of:=[$data.Z6]" office:value-type="string" office:string-value="r4 b,,,4" calcext:value-type="string">
            <text:p>r4 b,,,4</text:p>
          </table:table-cell>
          <table:table-cell table:style-name="ce13" table:formula="of:=[$data.AE6]" office:value-type="string" office:string-value="" calcext:value-type="error">
            <text:p>#NAME?</text:p>
          </table:table-cell>
          <table:table-cell table:style-name="ce13" table:formula="of:=[$data.AF6]" office:value-type="string" office:string-value="" calcext:value-type="error">
            <text:p>#NAME?</text:p>
          </table:table-cell>
          <table:table-cell table:style-name="ce14" table:formula="of:=[$data.D6]" office:value-type="float" office:value="4" calcext:value-type="float">
            <text:p>4</text:p>
          </table:table-cell>
          <table:table-cell table:style-name="ce14" table:formula="of:=[$data.G6]" office:value-type="string" office:string-value="003-03-0-bass-B0" calcext:value-type="string">
            <text:p>003-03-0-bass-B0</text:p>
          </table:table-cell>
          <table:table-cell table:number-columns-repeated="1013"/>
        </table:table-row>
        <table:table-row table:style-name="ro2">
          <table:table-cell table:style-name="ce13" table:formula="of:=[$data.F7]" office:value-type="string" office:string-value="C1" calcext:value-type="string">
            <text:p>C1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4" table:formula="of:=[$data.N7]" office:value-type="string" office:string-value="r2" calcext:value-type="string">
            <text:p>r2</text:p>
          </table:table-cell>
          <table:table-cell table:style-name="ce14" table:formula="of:=[$data.S7]" office:value-type="string" office:string-value="r1" calcext:value-type="string">
            <text:p>r1</text:p>
          </table:table-cell>
          <table:table-cell table:style-name="ce14" table:formula="of:=[$data.T7]" office:value-type="string" office:string-value="r1" calcext:value-type="string">
            <text:p>r1</text:p>
          </table:table-cell>
          <table:table-cell table:style-name="ce13" table:formula="of:=[$data.Z7]" office:value-type="string" office:string-value="r4 c,,4" calcext:value-type="string">
            <text:p>r4 c,,4</text:p>
          </table:table-cell>
          <table:table-cell table:style-name="ce13" table:formula="of:=[$data.AE7]" office:value-type="string" office:string-value="" calcext:value-type="error">
            <text:p>#NAME?</text:p>
          </table:table-cell>
          <table:table-cell table:style-name="ce13" table:formula="of:=[$data.AF7]" office:value-type="string" office:string-value="" calcext:value-type="error">
            <text:p>#NAME?</text:p>
          </table:table-cell>
          <table:table-cell table:style-name="ce14" table:formula="of:=[$data.D7]" office:value-type="float" office:value="4" calcext:value-type="float">
            <text:p>4</text:p>
          </table:table-cell>
          <table:table-cell table:style-name="ce14" table:formula="of:=[$data.G7]" office:value-type="string" office:string-value="005-04-1-bass-C1" calcext:value-type="string">
            <text:p>005-04-1-bass-C1</text:p>
          </table:table-cell>
          <table:table-cell table:number-columns-repeated="1013"/>
        </table:table-row>
        <table:table-row table:style-name="ro2">
          <table:table-cell table:style-name="ce13" table:formula="of:=[$data.F8]" office:value-type="string" office:string-value="C1#" calcext:value-type="string">
            <text:p>C1#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4" table:formula="of:=[$data.N8]" office:value-type="string" office:string-value="r2" calcext:value-type="string">
            <text:p>r2</text:p>
          </table:table-cell>
          <table:table-cell table:style-name="ce14" table:formula="of:=[$data.S8]" office:value-type="string" office:string-value="r1" calcext:value-type="string">
            <text:p>r1</text:p>
          </table:table-cell>
          <table:table-cell table:style-name="ce14" table:formula="of:=[$data.T8]" office:value-type="string" office:string-value="r1" calcext:value-type="string">
            <text:p>r1</text:p>
          </table:table-cell>
          <table:table-cell table:style-name="ce13" table:formula="of:=[$data.Z8]" office:value-type="string" office:string-value="r4 cis,,4" calcext:value-type="string">
            <text:p>r4 cis,,4</text:p>
          </table:table-cell>
          <table:table-cell table:style-name="ce13" table:formula="of:=[$data.AE8]" office:value-type="string" office:string-value="" calcext:value-type="error">
            <text:p>#NAME?</text:p>
          </table:table-cell>
          <table:table-cell table:style-name="ce13" table:formula="of:=[$data.AF8]" office:value-type="string" office:string-value="" calcext:value-type="error">
            <text:p>#NAME?</text:p>
          </table:table-cell>
          <table:table-cell table:style-name="ce14" table:formula="of:=[$data.D8]" office:value-type="float" office:value="4" calcext:value-type="float">
            <text:p>4</text:p>
          </table:table-cell>
          <table:table-cell table:style-name="ce14" table:formula="of:=[$data.G8]" office:value-type="string" office:string-value="006-05-1-bass-C1#" calcext:value-type="string">
            <text:p>006-05-1-bass-C1#</text:p>
          </table:table-cell>
          <table:table-cell table:number-columns-repeated="1013"/>
        </table:table-row>
        <table:table-row table:style-name="ro2">
          <table:table-cell table:style-name="ce13" table:formula="of:=[$data.F9]" office:value-type="string" office:string-value="D1b" calcext:value-type="string">
            <text:p>D1b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4" table:formula="of:=[$data.N9]" office:value-type="string" office:string-value="r2" calcext:value-type="string">
            <text:p>r2</text:p>
          </table:table-cell>
          <table:table-cell table:style-name="ce14" table:formula="of:=[$data.S9]" office:value-type="string" office:string-value="r1" calcext:value-type="string">
            <text:p>r1</text:p>
          </table:table-cell>
          <table:table-cell table:style-name="ce14" table:formula="of:=[$data.T9]" office:value-type="string" office:string-value="r1" calcext:value-type="string">
            <text:p>r1</text:p>
          </table:table-cell>
          <table:table-cell table:style-name="ce13" table:formula="of:=[$data.Z9]" office:value-type="string" office:string-value="r4 des,,4" calcext:value-type="string">
            <text:p>r4 des,,4</text:p>
          </table:table-cell>
          <table:table-cell table:style-name="ce13" table:formula="of:=[$data.AE9]" office:value-type="string" office:string-value="" calcext:value-type="error">
            <text:p>#NAME?</text:p>
          </table:table-cell>
          <table:table-cell table:style-name="ce13" table:formula="of:=[$data.AF9]" office:value-type="string" office:string-value="" calcext:value-type="error">
            <text:p>#NAME?</text:p>
          </table:table-cell>
          <table:table-cell table:style-name="ce14" table:formula="of:=[$data.D9]" office:value-type="float" office:value="4" calcext:value-type="float">
            <text:p>4</text:p>
          </table:table-cell>
          <table:table-cell table:style-name="ce14" table:formula="of:=[$data.G9]" office:value-type="string" office:string-value="009-05-1-bass-D1b" calcext:value-type="string">
            <text:p>009-05-1-bass-D1b</text:p>
          </table:table-cell>
          <table:table-cell table:number-columns-repeated="1013"/>
        </table:table-row>
        <table:table-row table:style-name="ro2">
          <table:table-cell table:style-name="ce13" table:formula="of:=[$data.F10]" office:value-type="string" office:string-value="D1" calcext:value-type="string">
            <text:p>D1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4" table:formula="of:=[$data.N10]" office:value-type="string" office:string-value="r2" calcext:value-type="string">
            <text:p>r2</text:p>
          </table:table-cell>
          <table:table-cell table:style-name="ce14" table:formula="of:=[$data.S10]" office:value-type="string" office:string-value="r1" calcext:value-type="string">
            <text:p>r1</text:p>
          </table:table-cell>
          <table:table-cell table:style-name="ce14" table:formula="of:=[$data.T10]" office:value-type="string" office:string-value="r1" calcext:value-type="string">
            <text:p>r1</text:p>
          </table:table-cell>
          <table:table-cell table:style-name="ce13" table:formula="of:=[$data.Z10]" office:value-type="string" office:string-value="r4 d,,4" calcext:value-type="string">
            <text:p>r4 d,,4</text:p>
          </table:table-cell>
          <table:table-cell table:style-name="ce13" table:formula="of:=[$data.AE10]" office:value-type="string" office:string-value="" calcext:value-type="error">
            <text:p>#NAME?</text:p>
          </table:table-cell>
          <table:table-cell table:style-name="ce13" table:formula="of:=[$data.AF10]" office:value-type="string" office:string-value="" calcext:value-type="error">
            <text:p>#NAME?</text:p>
          </table:table-cell>
          <table:table-cell table:style-name="ce14" table:formula="of:=[$data.D10]" office:value-type="float" office:value="4" calcext:value-type="float">
            <text:p>4</text:p>
          </table:table-cell>
          <table:table-cell table:style-name="ce14" table:formula="of:=[$data.G10]" office:value-type="string" office:string-value="007-06-1-bass-D1" calcext:value-type="string">
            <text:p>007-06-1-bass-D1</text:p>
          </table:table-cell>
          <table:table-cell table:number-columns-repeated="1013"/>
        </table:table-row>
        <table:table-row table:style-name="ro2">
          <table:table-cell table:style-name="ce13" table:formula="of:=[$data.F11]" office:value-type="string" office:string-value="D1#" calcext:value-type="string">
            <text:p>D1#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4" table:formula="of:=[$data.N11]" office:value-type="string" office:string-value="r2" calcext:value-type="string">
            <text:p>r2</text:p>
          </table:table-cell>
          <table:table-cell table:style-name="ce14" table:formula="of:=[$data.S11]" office:value-type="string" office:string-value="r1" calcext:value-type="string">
            <text:p>r1</text:p>
          </table:table-cell>
          <table:table-cell table:style-name="ce14" table:formula="of:=[$data.T11]" office:value-type="string" office:string-value="r1" calcext:value-type="string">
            <text:p>r1</text:p>
          </table:table-cell>
          <table:table-cell table:style-name="ce13" table:formula="of:=[$data.Z11]" office:value-type="string" office:string-value="r4 dis,,4" calcext:value-type="string">
            <text:p>r4 dis,,4</text:p>
          </table:table-cell>
          <table:table-cell table:style-name="ce13" table:formula="of:=[$data.AE11]" office:value-type="string" office:string-value="" calcext:value-type="error">
            <text:p>#NAME?</text:p>
          </table:table-cell>
          <table:table-cell table:style-name="ce13" table:formula="of:=[$data.AF11]" office:value-type="string" office:string-value="" calcext:value-type="error">
            <text:p>#NAME?</text:p>
          </table:table-cell>
          <table:table-cell table:style-name="ce14" table:formula="of:=[$data.D11]" office:value-type="float" office:value="4" calcext:value-type="float">
            <text:p>4</text:p>
          </table:table-cell>
          <table:table-cell table:style-name="ce14" table:formula="of:=[$data.G11]" office:value-type="string" office:string-value="008-07-1-bass-D1#" calcext:value-type="string">
            <text:p>008-07-1-bass-D1#</text:p>
          </table:table-cell>
          <table:table-cell table:number-columns-repeated="1013"/>
        </table:table-row>
        <table:table-row table:style-name="ro2">
          <table:table-cell table:style-name="ce13" table:formula="of:=[$data.F12]" office:value-type="string" office:string-value="E1b" calcext:value-type="string">
            <text:p>E1b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4" table:formula="of:=[$data.N12]" office:value-type="string" office:string-value="r2" calcext:value-type="string">
            <text:p>r2</text:p>
          </table:table-cell>
          <table:table-cell table:style-name="ce14" table:formula="of:=[$data.S12]" office:value-type="string" office:string-value="r1" calcext:value-type="string">
            <text:p>r1</text:p>
          </table:table-cell>
          <table:table-cell table:style-name="ce14" table:formula="of:=[$data.T12]" office:value-type="string" office:string-value="r1" calcext:value-type="string">
            <text:p>r1</text:p>
          </table:table-cell>
          <table:table-cell table:style-name="ce13" table:formula="of:=[$data.Z12]" office:value-type="string" office:string-value="r4 ees,,4" calcext:value-type="string">
            <text:p>r4 ees,,4</text:p>
          </table:table-cell>
          <table:table-cell table:style-name="ce13" table:formula="of:=[$data.AE12]" office:value-type="string" office:string-value="" calcext:value-type="error">
            <text:p>#NAME?</text:p>
          </table:table-cell>
          <table:table-cell table:style-name="ce13" table:formula="of:=[$data.AF12]" office:value-type="string" office:string-value="" calcext:value-type="error">
            <text:p>#NAME?</text:p>
          </table:table-cell>
          <table:table-cell table:style-name="ce14" table:formula="of:=[$data.D12]" office:value-type="float" office:value="4" calcext:value-type="float">
            <text:p>4</text:p>
          </table:table-cell>
          <table:table-cell table:style-name="ce14" table:formula="of:=[$data.G12]" office:value-type="string" office:string-value="011-07-1-bass-E1b" calcext:value-type="string">
            <text:p>011-07-1-bass-E1b</text:p>
          </table:table-cell>
          <table:table-cell table:number-columns-repeated="1013"/>
        </table:table-row>
        <table:table-row table:style-name="ro2">
          <table:table-cell table:style-name="ce13" table:formula="of:=[$data.F13]" office:value-type="string" office:string-value="E1" calcext:value-type="string">
            <text:p>E1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4" table:formula="of:=[$data.N13]" office:value-type="string" office:string-value="r2" calcext:value-type="string">
            <text:p>r2</text:p>
          </table:table-cell>
          <table:table-cell table:style-name="ce14" table:formula="of:=[$data.S13]" office:value-type="string" office:string-value="r1" calcext:value-type="string">
            <text:p>r1</text:p>
          </table:table-cell>
          <table:table-cell table:style-name="ce14" table:formula="of:=[$data.T13]" office:value-type="string" office:string-value="r1" calcext:value-type="string">
            <text:p>r1</text:p>
          </table:table-cell>
          <table:table-cell table:style-name="ce13" table:formula="of:=[$data.Z13]" office:value-type="string" office:string-value="r4 e,,4" calcext:value-type="string">
            <text:p>r4 e,,4</text:p>
          </table:table-cell>
          <table:table-cell table:style-name="ce13" table:formula="of:=[$data.AE13]" office:value-type="string" office:string-value="" calcext:value-type="error">
            <text:p>#NAME?</text:p>
          </table:table-cell>
          <table:table-cell table:style-name="ce13" table:formula="of:=[$data.AF13]" office:value-type="string" office:string-value="" calcext:value-type="error">
            <text:p>#NAME?</text:p>
          </table:table-cell>
          <table:table-cell table:style-name="ce14" table:formula="of:=[$data.D13]" office:value-type="float" office:value="4" calcext:value-type="float">
            <text:p>4</text:p>
          </table:table-cell>
          <table:table-cell table:style-name="ce14" table:formula="of:=[$data.G13]" office:value-type="string" office:string-value="010-08-1-bass-E1" calcext:value-type="string">
            <text:p>010-08-1-bass-E1</text:p>
          </table:table-cell>
          <table:table-cell table:number-columns-repeated="1013"/>
        </table:table-row>
        <table:table-row table:style-name="ro2">
          <table:table-cell table:style-name="ce13" table:formula="of:=[$data.F14]" office:value-type="string" office:string-value="F1" calcext:value-type="string">
            <text:p>F1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4" table:formula="of:=[$data.N14]" office:value-type="string" office:string-value="r2" calcext:value-type="string">
            <text:p>r2</text:p>
          </table:table-cell>
          <table:table-cell table:style-name="ce14" table:formula="of:=[$data.S14]" office:value-type="string" office:string-value="r1" calcext:value-type="string">
            <text:p>r1</text:p>
          </table:table-cell>
          <table:table-cell table:style-name="ce14" table:formula="of:=[$data.T14]" office:value-type="string" office:string-value="r1" calcext:value-type="string">
            <text:p>r1</text:p>
          </table:table-cell>
          <table:table-cell table:style-name="ce13" table:formula="of:=[$data.Z14]" office:value-type="string" office:string-value="r4 f,,4" calcext:value-type="string">
            <text:p>r4 f,,4</text:p>
          </table:table-cell>
          <table:table-cell table:style-name="ce13" table:formula="of:=[$data.AE14]" office:value-type="string" office:string-value="" calcext:value-type="error">
            <text:p>#NAME?</text:p>
          </table:table-cell>
          <table:table-cell table:style-name="ce13" table:formula="of:=[$data.AF14]" office:value-type="string" office:string-value="" calcext:value-type="error">
            <text:p>#NAME?</text:p>
          </table:table-cell>
          <table:table-cell table:style-name="ce14" table:formula="of:=[$data.D14]" office:value-type="float" office:value="4" calcext:value-type="float">
            <text:p>4</text:p>
          </table:table-cell>
          <table:table-cell table:style-name="ce14" table:formula="of:=[$data.G14]" office:value-type="string" office:string-value="012-09-1-bass-F1" calcext:value-type="string">
            <text:p>012-09-1-bass-F1</text:p>
          </table:table-cell>
          <table:table-cell table:number-columns-repeated="1013"/>
        </table:table-row>
        <table:table-row table:style-name="ro2">
          <table:table-cell table:style-name="ce13" table:formula="of:=[$data.F15]" office:value-type="string" office:string-value="F1#" calcext:value-type="string">
            <text:p>F1#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4" table:formula="of:=[$data.N15]" office:value-type="string" office:string-value="r2" calcext:value-type="string">
            <text:p>r2</text:p>
          </table:table-cell>
          <table:table-cell table:style-name="ce14" table:formula="of:=[$data.S15]" office:value-type="string" office:string-value="r1" calcext:value-type="string">
            <text:p>r1</text:p>
          </table:table-cell>
          <table:table-cell table:style-name="ce14" table:formula="of:=[$data.T15]" office:value-type="string" office:string-value="r1" calcext:value-type="string">
            <text:p>r1</text:p>
          </table:table-cell>
          <table:table-cell table:style-name="ce13" table:formula="of:=[$data.Z15]" office:value-type="string" office:string-value="r4 fis,,4" calcext:value-type="string">
            <text:p>r4 fis,,4</text:p>
          </table:table-cell>
          <table:table-cell table:style-name="ce13" table:formula="of:=[$data.AE15]" office:value-type="string" office:string-value="" calcext:value-type="error">
            <text:p>#NAME?</text:p>
          </table:table-cell>
          <table:table-cell table:style-name="ce13" table:formula="of:=[$data.AF15]" office:value-type="string" office:string-value="" calcext:value-type="error">
            <text:p>#NAME?</text:p>
          </table:table-cell>
          <table:table-cell table:style-name="ce14" table:formula="of:=[$data.D15]" office:value-type="float" office:value="4" calcext:value-type="float">
            <text:p>4</text:p>
          </table:table-cell>
          <table:table-cell table:style-name="ce14" table:formula="of:=[$data.G15]" office:value-type="string" office:string-value="013-10-1-bass-F1#" calcext:value-type="string">
            <text:p>013-10-1-bass-F1#</text:p>
          </table:table-cell>
          <table:table-cell table:number-columns-repeated="1013"/>
        </table:table-row>
        <table:table-row table:style-name="ro2">
          <table:table-cell table:style-name="ce13" table:formula="of:=[$data.F16]" office:value-type="string" office:string-value="G1b" calcext:value-type="string">
            <text:p>G1b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4" table:formula="of:=[$data.N16]" office:value-type="string" office:string-value="r2" calcext:value-type="string">
            <text:p>r2</text:p>
          </table:table-cell>
          <table:table-cell table:style-name="ce14" table:formula="of:=[$data.S16]" office:value-type="string" office:string-value="r1" calcext:value-type="string">
            <text:p>r1</text:p>
          </table:table-cell>
          <table:table-cell table:style-name="ce14" table:formula="of:=[$data.T16]" office:value-type="string" office:string-value="r1" calcext:value-type="string">
            <text:p>r1</text:p>
          </table:table-cell>
          <table:table-cell table:style-name="ce13" table:formula="of:=[$data.Z16]" office:value-type="string" office:string-value="r4 ges,,4" calcext:value-type="string">
            <text:p>r4 ges,,4</text:p>
          </table:table-cell>
          <table:table-cell table:style-name="ce13" table:formula="of:=[$data.AE16]" office:value-type="string" office:string-value="" calcext:value-type="error">
            <text:p>#NAME?</text:p>
          </table:table-cell>
          <table:table-cell table:style-name="ce13" table:formula="of:=[$data.AF16]" office:value-type="string" office:string-value="" calcext:value-type="error">
            <text:p>#NAME?</text:p>
          </table:table-cell>
          <table:table-cell table:style-name="ce14" table:formula="of:=[$data.D16]" office:value-type="float" office:value="4" calcext:value-type="float">
            <text:p>4</text:p>
          </table:table-cell>
          <table:table-cell table:style-name="ce14" table:formula="of:=[$data.G16]" office:value-type="string" office:string-value="016-10-1-bass-G1b" calcext:value-type="string">
            <text:p>016-10-1-bass-G1b</text:p>
          </table:table-cell>
          <table:table-cell table:number-columns-repeated="1013"/>
        </table:table-row>
        <table:table-row table:style-name="ro2">
          <table:table-cell table:style-name="ce13" table:formula="of:=[$data.F17]" office:value-type="string" office:string-value="G1" calcext:value-type="string">
            <text:p>G1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4" table:formula="of:=[$data.N17]" office:value-type="string" office:string-value="r2" calcext:value-type="string">
            <text:p>r2</text:p>
          </table:table-cell>
          <table:table-cell table:style-name="ce14" table:formula="of:=[$data.S17]" office:value-type="string" office:string-value="r1" calcext:value-type="string">
            <text:p>r1</text:p>
          </table:table-cell>
          <table:table-cell table:style-name="ce14" table:formula="of:=[$data.T17]" office:value-type="string" office:string-value="r1" calcext:value-type="string">
            <text:p>r1</text:p>
          </table:table-cell>
          <table:table-cell table:style-name="ce13" table:formula="of:=[$data.Z17]" office:value-type="string" office:string-value="r4 g,,4" calcext:value-type="string">
            <text:p>r4 g,,4</text:p>
          </table:table-cell>
          <table:table-cell table:style-name="ce13" table:formula="of:=[$data.AE17]" office:value-type="string" office:string-value="" calcext:value-type="error">
            <text:p>#NAME?</text:p>
          </table:table-cell>
          <table:table-cell table:style-name="ce13" table:formula="of:=[$data.AF17]" office:value-type="string" office:string-value="" calcext:value-type="error">
            <text:p>#NAME?</text:p>
          </table:table-cell>
          <table:table-cell table:style-name="ce14" table:formula="of:=[$data.D17]" office:value-type="float" office:value="4" calcext:value-type="float">
            <text:p>4</text:p>
          </table:table-cell>
          <table:table-cell table:style-name="ce14" table:formula="of:=[$data.G17]" office:value-type="string" office:string-value="014-11-1-bass-G1" calcext:value-type="string">
            <text:p>014-11-1-bass-G1</text:p>
          </table:table-cell>
          <table:table-cell table:number-columns-repeated="1013"/>
        </table:table-row>
        <table:table-row table:style-name="ro2">
          <table:table-cell table:style-name="ce13" table:formula="of:=[$data.F18]" office:value-type="string" office:string-value="G1#" calcext:value-type="string">
            <text:p>G1#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4" table:formula="of:=[$data.N18]" office:value-type="string" office:string-value="r2" calcext:value-type="string">
            <text:p>r2</text:p>
          </table:table-cell>
          <table:table-cell table:style-name="ce14" table:formula="of:=[$data.S18]" office:value-type="string" office:string-value="r1" calcext:value-type="string">
            <text:p>r1</text:p>
          </table:table-cell>
          <table:table-cell table:style-name="ce14" table:formula="of:=[$data.T18]" office:value-type="string" office:string-value="r1" calcext:value-type="string">
            <text:p>r1</text:p>
          </table:table-cell>
          <table:table-cell table:style-name="ce13" table:formula="of:=[$data.Z18]" office:value-type="string" office:string-value="r4 gis,,4" calcext:value-type="string">
            <text:p>r4 gis,,4</text:p>
          </table:table-cell>
          <table:table-cell table:style-name="ce13" table:formula="of:=[$data.AE18]" office:value-type="string" office:string-value="" calcext:value-type="error">
            <text:p>#NAME?</text:p>
          </table:table-cell>
          <table:table-cell table:style-name="ce13" table:formula="of:=[$data.AF18]" office:value-type="string" office:string-value="" calcext:value-type="error">
            <text:p>#NAME?</text:p>
          </table:table-cell>
          <table:table-cell table:style-name="ce14" table:formula="of:=[$data.D18]" office:value-type="float" office:value="4" calcext:value-type="float">
            <text:p>4</text:p>
          </table:table-cell>
          <table:table-cell table:style-name="ce14" table:formula="of:=[$data.G18]" office:value-type="string" office:string-value="015-12-1-bass-G1#" calcext:value-type="string">
            <text:p>015-12-1-bass-G1#</text:p>
          </table:table-cell>
          <table:table-cell table:number-columns-repeated="1013"/>
        </table:table-row>
        <table:table-row table:style-name="ro2">
          <table:table-cell table:style-name="ce13" table:formula="of:=[$data.F19]" office:value-type="string" office:string-value="A1b" calcext:value-type="string">
            <text:p>A1b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4" table:formula="of:=[$data.N19]" office:value-type="string" office:string-value="r2" calcext:value-type="string">
            <text:p>r2</text:p>
          </table:table-cell>
          <table:table-cell table:style-name="ce14" table:formula="of:=[$data.S19]" office:value-type="string" office:string-value="r1" calcext:value-type="string">
            <text:p>r1</text:p>
          </table:table-cell>
          <table:table-cell table:style-name="ce14" table:formula="of:=[$data.T19]" office:value-type="string" office:string-value="r1" calcext:value-type="string">
            <text:p>r1</text:p>
          </table:table-cell>
          <table:table-cell table:style-name="ce13" table:formula="of:=[$data.Z19]" office:value-type="string" office:string-value="r4 aes,,4" calcext:value-type="string">
            <text:p>r4 aes,,4</text:p>
          </table:table-cell>
          <table:table-cell table:style-name="ce13" table:formula="of:=[$data.AE19]" office:value-type="string" office:string-value="" calcext:value-type="error">
            <text:p>#NAME?</text:p>
          </table:table-cell>
          <table:table-cell table:style-name="ce13" table:formula="of:=[$data.AF19]" office:value-type="string" office:string-value="" calcext:value-type="error">
            <text:p>#NAME?</text:p>
          </table:table-cell>
          <table:table-cell table:style-name="ce14" table:formula="of:=[$data.D19]" office:value-type="float" office:value="4" calcext:value-type="float">
            <text:p>4</text:p>
          </table:table-cell>
          <table:table-cell table:style-name="ce14" table:formula="of:=[$data.G19]" office:value-type="string" office:string-value="019-12-1-bass-A1b" calcext:value-type="string">
            <text:p>019-12-1-bass-A1b</text:p>
          </table:table-cell>
          <table:table-cell table:number-columns-repeated="1013"/>
        </table:table-row>
        <table:table-row table:style-name="ro2">
          <table:table-cell table:style-name="ce13" table:formula="of:=[$data.F20]" office:value-type="string" office:string-value="A1" calcext:value-type="string">
            <text:p>A1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4" table:formula="of:=[$data.N20]" office:value-type="string" office:string-value="r2" calcext:value-type="string">
            <text:p>r2</text:p>
          </table:table-cell>
          <table:table-cell table:style-name="ce14" table:formula="of:=[$data.S20]" office:value-type="string" office:string-value="r1" calcext:value-type="string">
            <text:p>r1</text:p>
          </table:table-cell>
          <table:table-cell table:style-name="ce14" table:formula="of:=[$data.T20]" office:value-type="string" office:string-value="r1" calcext:value-type="string">
            <text:p>r1</text:p>
          </table:table-cell>
          <table:table-cell table:style-name="ce13" table:formula="of:=[$data.Z20]" office:value-type="string" office:string-value="r4 a,,4" calcext:value-type="string">
            <text:p>r4 a,,4</text:p>
          </table:table-cell>
          <table:table-cell table:style-name="ce13" table:formula="of:=[$data.AE20]" office:value-type="string" office:string-value="" calcext:value-type="error">
            <text:p>#NAME?</text:p>
          </table:table-cell>
          <table:table-cell table:style-name="ce13" table:formula="of:=[$data.AF20]" office:value-type="string" office:string-value="" calcext:value-type="error">
            <text:p>#NAME?</text:p>
          </table:table-cell>
          <table:table-cell table:style-name="ce14" table:formula="of:=[$data.D20]" office:value-type="float" office:value="4" calcext:value-type="float">
            <text:p>4</text:p>
          </table:table-cell>
          <table:table-cell table:style-name="ce14" table:formula="of:=[$data.G20]" office:value-type="string" office:string-value="017-13-1-bass-A1" calcext:value-type="string">
            <text:p>017-13-1-bass-A1</text:p>
          </table:table-cell>
          <table:table-cell table:number-columns-repeated="1013"/>
        </table:table-row>
        <table:table-row table:style-name="ro2">
          <table:table-cell table:style-name="ce13" table:formula="of:=[$data.F21]" office:value-type="string" office:string-value="A1#" calcext:value-type="string">
            <text:p>A1#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4" table:formula="of:=[$data.N21]" office:value-type="string" office:string-value="r2" calcext:value-type="string">
            <text:p>r2</text:p>
          </table:table-cell>
          <table:table-cell table:style-name="ce14" table:formula="of:=[$data.S21]" office:value-type="string" office:string-value="r1" calcext:value-type="string">
            <text:p>r1</text:p>
          </table:table-cell>
          <table:table-cell table:style-name="ce14" table:formula="of:=[$data.T21]" office:value-type="string" office:string-value="r1" calcext:value-type="string">
            <text:p>r1</text:p>
          </table:table-cell>
          <table:table-cell table:style-name="ce13" table:formula="of:=[$data.Z21]" office:value-type="string" office:string-value="r4 ais,,4" calcext:value-type="string">
            <text:p>r4 ais,,4</text:p>
          </table:table-cell>
          <table:table-cell table:style-name="ce13" table:formula="of:=[$data.AE21]" office:value-type="string" office:string-value="" calcext:value-type="error">
            <text:p>#NAME?</text:p>
          </table:table-cell>
          <table:table-cell table:style-name="ce13" table:formula="of:=[$data.AF21]" office:value-type="string" office:string-value="" calcext:value-type="error">
            <text:p>#NAME?</text:p>
          </table:table-cell>
          <table:table-cell table:style-name="ce14" table:formula="of:=[$data.D21]" office:value-type="float" office:value="4" calcext:value-type="float">
            <text:p>4</text:p>
          </table:table-cell>
          <table:table-cell table:style-name="ce14" table:formula="of:=[$data.G21]" office:value-type="string" office:string-value="018-14-1-bass-A1#" calcext:value-type="string">
            <text:p>018-14-1-bass-A1#</text:p>
          </table:table-cell>
          <table:table-cell table:number-columns-repeated="1013"/>
        </table:table-row>
        <table:table-row table:style-name="ro2">
          <table:table-cell table:style-name="ce13" table:formula="of:=[$data.F22]" office:value-type="string" office:string-value="B1b" calcext:value-type="string">
            <text:p>B1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4" table:formula="of:=[$data.N22]" office:value-type="string" office:string-value="r2" calcext:value-type="string">
            <text:p>r2</text:p>
          </table:table-cell>
          <table:table-cell table:style-name="ce14" table:formula="of:=[$data.S22]" office:value-type="string" office:string-value="r1" calcext:value-type="string">
            <text:p>r1</text:p>
          </table:table-cell>
          <table:table-cell table:style-name="ce14" table:formula="of:=[$data.T22]" office:value-type="string" office:string-value="r1" calcext:value-type="string">
            <text:p>r1</text:p>
          </table:table-cell>
          <table:table-cell table:style-name="ce13" table:formula="of:=[$data.Z22]" office:value-type="string" office:string-value="r4 bes,,4" calcext:value-type="string">
            <text:p>r4 bes,,4</text:p>
          </table:table-cell>
          <table:table-cell table:style-name="ce13" table:formula="of:=[$data.AE22]" office:value-type="string" office:string-value="" calcext:value-type="error">
            <text:p>#NAME?</text:p>
          </table:table-cell>
          <table:table-cell table:style-name="ce13" table:formula="of:=[$data.AF22]" office:value-type="string" office:string-value="" calcext:value-type="error">
            <text:p>#NAME?</text:p>
          </table:table-cell>
          <table:table-cell table:style-name="ce14" table:formula="of:=[$data.D22]" office:value-type="float" office:value="4" calcext:value-type="float">
            <text:p>4</text:p>
          </table:table-cell>
          <table:table-cell table:style-name="ce14" table:formula="of:=[$data.G22]" office:value-type="string" office:string-value="021-14-1-bass-B1b" calcext:value-type="string">
            <text:p>021-14-1-bass-B1b</text:p>
          </table:table-cell>
          <table:table-cell table:number-columns-repeated="1013"/>
        </table:table-row>
        <table:table-row table:style-name="ro2">
          <table:table-cell table:style-name="ce13" table:formula="of:=[$data.F23]" office:value-type="string" office:string-value="B1" calcext:value-type="string">
            <text:p>B1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4" table:formula="of:=[$data.N23]" office:value-type="string" office:string-value="r2" calcext:value-type="string">
            <text:p>r2</text:p>
          </table:table-cell>
          <table:table-cell table:style-name="ce14" table:formula="of:=[$data.S23]" office:value-type="string" office:string-value="r1" calcext:value-type="string">
            <text:p>r1</text:p>
          </table:table-cell>
          <table:table-cell table:style-name="ce14" table:formula="of:=[$data.T23]" office:value-type="string" office:string-value="r1" calcext:value-type="string">
            <text:p>r1</text:p>
          </table:table-cell>
          <table:table-cell table:style-name="ce13" table:formula="of:=[$data.Z23]" office:value-type="string" office:string-value="r4 b,,4" calcext:value-type="string">
            <text:p>r4 b,,4</text:p>
          </table:table-cell>
          <table:table-cell table:style-name="ce13" table:formula="of:=[$data.AE23]" office:value-type="string" office:string-value="" calcext:value-type="error">
            <text:p>#NAME?</text:p>
          </table:table-cell>
          <table:table-cell table:style-name="ce13" table:formula="of:=[$data.AF23]" office:value-type="string" office:string-value="" calcext:value-type="error">
            <text:p>#NAME?</text:p>
          </table:table-cell>
          <table:table-cell table:style-name="ce14" table:formula="of:=[$data.D23]" office:value-type="float" office:value="4" calcext:value-type="float">
            <text:p>4</text:p>
          </table:table-cell>
          <table:table-cell table:style-name="ce14" table:formula="of:=[$data.G23]" office:value-type="string" office:string-value="020-15-1-bass-B1" calcext:value-type="string">
            <text:p>020-15-1-bass-B1</text:p>
          </table:table-cell>
          <table:table-cell table:number-columns-repeated="1013"/>
        </table:table-row>
        <table:table-row table:style-name="ro2">
          <table:table-cell table:style-name="ce13" table:formula="of:=[$data.F24]" office:value-type="string" office:string-value="C2" calcext:value-type="string">
            <text:p>C2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4" table:formula="of:=[$data.N24]" office:value-type="string" office:string-value="r2" calcext:value-type="string">
            <text:p>r2</text:p>
          </table:table-cell>
          <table:table-cell table:style-name="ce14" table:formula="of:=[$data.S24]" office:value-type="string" office:string-value="r1" calcext:value-type="string">
            <text:p>r1</text:p>
          </table:table-cell>
          <table:table-cell table:style-name="ce14" table:formula="of:=[$data.T24]" office:value-type="string" office:string-value="r1" calcext:value-type="string">
            <text:p>r1</text:p>
          </table:table-cell>
          <table:table-cell table:style-name="ce13" table:formula="of:=[$data.Z24]" office:value-type="string" office:string-value="r4 c,4" calcext:value-type="string">
            <text:p>r4 c,4</text:p>
          </table:table-cell>
          <table:table-cell table:style-name="ce13" table:formula="of:=[$data.AE24]" office:value-type="string" office:string-value="" calcext:value-type="error">
            <text:p>#NAME?</text:p>
          </table:table-cell>
          <table:table-cell table:style-name="ce13" table:formula="of:=[$data.AF24]" office:value-type="string" office:string-value="" calcext:value-type="error">
            <text:p>#NAME?</text:p>
          </table:table-cell>
          <table:table-cell table:style-name="ce14" table:formula="of:=[$data.D24]" office:value-type="float" office:value="2" calcext:value-type="float">
            <text:p>2</text:p>
          </table:table-cell>
          <table:table-cell table:style-name="ce14" table:formula="of:=[$data.G24]" office:value-type="string" office:string-value="022-16-2-bass-C2" calcext:value-type="string">
            <text:p>022-16-2-bass-C2</text:p>
          </table:table-cell>
          <table:table-cell table:number-columns-repeated="1013"/>
        </table:table-row>
        <table:table-row table:style-name="ro2">
          <table:table-cell table:style-name="ce13" table:formula="of:=[$data.F25]" office:value-type="string" office:string-value="C2#" calcext:value-type="string">
            <text:p>C2#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4" table:formula="of:=[$data.N25]" office:value-type="string" office:string-value="r2" calcext:value-type="string">
            <text:p>r2</text:p>
          </table:table-cell>
          <table:table-cell table:style-name="ce14" table:formula="of:=[$data.S25]" office:value-type="string" office:string-value="r1" calcext:value-type="string">
            <text:p>r1</text:p>
          </table:table-cell>
          <table:table-cell table:style-name="ce14" table:formula="of:=[$data.T25]" office:value-type="string" office:string-value="r1" calcext:value-type="string">
            <text:p>r1</text:p>
          </table:table-cell>
          <table:table-cell table:style-name="ce13" table:formula="of:=[$data.Z25]" office:value-type="string" office:string-value="r4 cis,4" calcext:value-type="string">
            <text:p>r4 cis,4</text:p>
          </table:table-cell>
          <table:table-cell table:style-name="ce13" table:formula="of:=[$data.AE25]" office:value-type="string" office:string-value="" calcext:value-type="error">
            <text:p>#NAME?</text:p>
          </table:table-cell>
          <table:table-cell table:style-name="ce13" table:formula="of:=[$data.AF25]" office:value-type="string" office:string-value="" calcext:value-type="error">
            <text:p>#NAME?</text:p>
          </table:table-cell>
          <table:table-cell table:style-name="ce14" table:formula="of:=[$data.D25]" office:value-type="float" office:value="2" calcext:value-type="float">
            <text:p>2</text:p>
          </table:table-cell>
          <table:table-cell table:style-name="ce14" table:formula="of:=[$data.G25]" office:value-type="string" office:string-value="023-17-2-bass-C2#" calcext:value-type="string">
            <text:p>023-17-2-bass-C2#</text:p>
          </table:table-cell>
          <table:table-cell table:number-columns-repeated="1013"/>
        </table:table-row>
        <table:table-row table:style-name="ro2">
          <table:table-cell table:style-name="ce13" table:formula="of:=[$data.F26]" office:value-type="string" office:string-value="D2b" calcext:value-type="string">
            <text:p>D2b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4" table:formula="of:=[$data.N26]" office:value-type="string" office:string-value="r2" calcext:value-type="string">
            <text:p>r2</text:p>
          </table:table-cell>
          <table:table-cell table:style-name="ce14" table:formula="of:=[$data.S26]" office:value-type="string" office:string-value="r1" calcext:value-type="string">
            <text:p>r1</text:p>
          </table:table-cell>
          <table:table-cell table:style-name="ce14" table:formula="of:=[$data.T26]" office:value-type="string" office:string-value="r1" calcext:value-type="string">
            <text:p>r1</text:p>
          </table:table-cell>
          <table:table-cell table:style-name="ce13" table:formula="of:=[$data.Z26]" office:value-type="string" office:string-value="r4 des,4" calcext:value-type="string">
            <text:p>r4 des,4</text:p>
          </table:table-cell>
          <table:table-cell table:style-name="ce13" table:formula="of:=[$data.AE26]" office:value-type="string" office:string-value="" calcext:value-type="error">
            <text:p>#NAME?</text:p>
          </table:table-cell>
          <table:table-cell table:style-name="ce13" table:formula="of:=[$data.AF26]" office:value-type="string" office:string-value="" calcext:value-type="error">
            <text:p>#NAME?</text:p>
          </table:table-cell>
          <table:table-cell table:style-name="ce14" table:formula="of:=[$data.D26]" office:value-type="float" office:value="2" calcext:value-type="float">
            <text:p>2</text:p>
          </table:table-cell>
          <table:table-cell table:style-name="ce14" table:formula="of:=[$data.G26]" office:value-type="string" office:string-value="026-17-2-bass-D2b" calcext:value-type="string">
            <text:p>026-17-2-bass-D2b</text:p>
          </table:table-cell>
          <table:table-cell table:number-columns-repeated="1013"/>
        </table:table-row>
        <table:table-row table:style-name="ro2">
          <table:table-cell table:style-name="ce13" table:formula="of:=[$data.F27]" office:value-type="string" office:string-value="D2" calcext:value-type="string">
            <text:p>D2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4" table:formula="of:=[$data.N27]" office:value-type="string" office:string-value="r2" calcext:value-type="string">
            <text:p>r2</text:p>
          </table:table-cell>
          <table:table-cell table:style-name="ce14" table:formula="of:=[$data.S27]" office:value-type="string" office:string-value="r1" calcext:value-type="string">
            <text:p>r1</text:p>
          </table:table-cell>
          <table:table-cell table:style-name="ce14" table:formula="of:=[$data.T27]" office:value-type="string" office:string-value="r1" calcext:value-type="string">
            <text:p>r1</text:p>
          </table:table-cell>
          <table:table-cell table:style-name="ce13" table:formula="of:=[$data.Z27]" office:value-type="string" office:string-value="r4 d,4" calcext:value-type="string">
            <text:p>r4 d,4</text:p>
          </table:table-cell>
          <table:table-cell table:style-name="ce13" table:formula="of:=[$data.AE27]" office:value-type="string" office:string-value="" calcext:value-type="error">
            <text:p>#NAME?</text:p>
          </table:table-cell>
          <table:table-cell table:style-name="ce13" table:formula="of:=[$data.AF27]" office:value-type="string" office:string-value="" calcext:value-type="error">
            <text:p>#NAME?</text:p>
          </table:table-cell>
          <table:table-cell table:style-name="ce14" table:formula="of:=[$data.D27]" office:value-type="float" office:value="2" calcext:value-type="float">
            <text:p>2</text:p>
          </table:table-cell>
          <table:table-cell table:style-name="ce14" table:formula="of:=[$data.G27]" office:value-type="string" office:string-value="024-18-2-bass-D2" calcext:value-type="string">
            <text:p>024-18-2-bass-D2</text:p>
          </table:table-cell>
          <table:table-cell table:number-columns-repeated="1013"/>
        </table:table-row>
        <table:table-row table:style-name="ro2">
          <table:table-cell table:style-name="ce13" table:formula="of:=[$data.F28]" office:value-type="string" office:string-value="D2#" calcext:value-type="string">
            <text:p>D2#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4" table:formula="of:=[$data.N28]" office:value-type="string" office:string-value="r2" calcext:value-type="string">
            <text:p>r2</text:p>
          </table:table-cell>
          <table:table-cell table:style-name="ce14" table:formula="of:=[$data.S28]" office:value-type="string" office:string-value="r1" calcext:value-type="string">
            <text:p>r1</text:p>
          </table:table-cell>
          <table:table-cell table:style-name="ce14" table:formula="of:=[$data.T28]" office:value-type="string" office:string-value="r1" calcext:value-type="string">
            <text:p>r1</text:p>
          </table:table-cell>
          <table:table-cell table:style-name="ce13" table:formula="of:=[$data.Z28]" office:value-type="string" office:string-value="r4 dis,4" calcext:value-type="string">
            <text:p>r4 dis,4</text:p>
          </table:table-cell>
          <table:table-cell table:style-name="ce13" table:formula="of:=[$data.AE28]" office:value-type="string" office:string-value="" calcext:value-type="error">
            <text:p>#NAME?</text:p>
          </table:table-cell>
          <table:table-cell table:style-name="ce13" table:formula="of:=[$data.AF28]" office:value-type="string" office:string-value="" calcext:value-type="error">
            <text:p>#NAME?</text:p>
          </table:table-cell>
          <table:table-cell table:style-name="ce14" table:formula="of:=[$data.D28]" office:value-type="float" office:value="2" calcext:value-type="float">
            <text:p>2</text:p>
          </table:table-cell>
          <table:table-cell table:style-name="ce14" table:formula="of:=[$data.G28]" office:value-type="string" office:string-value="025-19-2-bass-D2#" calcext:value-type="string">
            <text:p>025-19-2-bass-D2#</text:p>
          </table:table-cell>
          <table:table-cell table:number-columns-repeated="1013"/>
        </table:table-row>
        <table:table-row table:style-name="ro2">
          <table:table-cell table:style-name="ce13" table:formula="of:=[$data.F29]" office:value-type="string" office:string-value="E2b" calcext:value-type="string">
            <text:p>E2b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4" table:formula="of:=[$data.N29]" office:value-type="string" office:string-value="r2" calcext:value-type="string">
            <text:p>r2</text:p>
          </table:table-cell>
          <table:table-cell table:style-name="ce14" table:formula="of:=[$data.S29]" office:value-type="string" office:string-value="r1" calcext:value-type="string">
            <text:p>r1</text:p>
          </table:table-cell>
          <table:table-cell table:style-name="ce14" table:formula="of:=[$data.T29]" office:value-type="string" office:string-value="r1" calcext:value-type="string">
            <text:p>r1</text:p>
          </table:table-cell>
          <table:table-cell table:style-name="ce13" table:formula="of:=[$data.Z29]" office:value-type="string" office:string-value="r4 ees,4" calcext:value-type="string">
            <text:p>r4 ees,4</text:p>
          </table:table-cell>
          <table:table-cell table:style-name="ce13" table:formula="of:=[$data.AE29]" office:value-type="string" office:string-value="" calcext:value-type="error">
            <text:p>#NAME?</text:p>
          </table:table-cell>
          <table:table-cell table:style-name="ce13" table:formula="of:=[$data.AF29]" office:value-type="string" office:string-value="" calcext:value-type="error">
            <text:p>#NAME?</text:p>
          </table:table-cell>
          <table:table-cell table:style-name="ce14" table:formula="of:=[$data.D29]" office:value-type="float" office:value="2" calcext:value-type="float">
            <text:p>2</text:p>
          </table:table-cell>
          <table:table-cell table:style-name="ce14" table:formula="of:=[$data.G29]" office:value-type="string" office:string-value="028-19-2-bass-E2b" calcext:value-type="string">
            <text:p>028-19-2-bass-E2b</text:p>
          </table:table-cell>
          <table:table-cell table:number-columns-repeated="1013"/>
        </table:table-row>
        <table:table-row table:style-name="ro2">
          <table:table-cell table:style-name="ce13" table:formula="of:=[$data.F30]" office:value-type="string" office:string-value="E2" calcext:value-type="string">
            <text:p>E2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4" table:formula="of:=[$data.N30]" office:value-type="string" office:string-value="r2" calcext:value-type="string">
            <text:p>r2</text:p>
          </table:table-cell>
          <table:table-cell table:style-name="ce14" table:formula="of:=[$data.S30]" office:value-type="string" office:string-value="r1" calcext:value-type="string">
            <text:p>r1</text:p>
          </table:table-cell>
          <table:table-cell table:style-name="ce14" table:formula="of:=[$data.T30]" office:value-type="string" office:string-value="r1" calcext:value-type="string">
            <text:p>r1</text:p>
          </table:table-cell>
          <table:table-cell table:style-name="ce13" table:formula="of:=[$data.Z30]" office:value-type="string" office:string-value="r4 e,4" calcext:value-type="string">
            <text:p>r4 e,4</text:p>
          </table:table-cell>
          <table:table-cell table:style-name="ce13" table:formula="of:=[$data.AE30]" office:value-type="string" office:string-value="" calcext:value-type="error">
            <text:p>#NAME?</text:p>
          </table:table-cell>
          <table:table-cell table:style-name="ce13" table:formula="of:=[$data.AF30]" office:value-type="string" office:string-value="" calcext:value-type="error">
            <text:p>#NAME?</text:p>
          </table:table-cell>
          <table:table-cell table:style-name="ce14" table:formula="of:=[$data.D30]" office:value-type="float" office:value="2" calcext:value-type="float">
            <text:p>2</text:p>
          </table:table-cell>
          <table:table-cell table:style-name="ce14" table:formula="of:=[$data.G30]" office:value-type="string" office:string-value="027-20-2-bass-E2" calcext:value-type="string">
            <text:p>027-20-2-bass-E2</text:p>
          </table:table-cell>
          <table:table-cell table:number-columns-repeated="1013"/>
        </table:table-row>
        <table:table-row table:style-name="ro2">
          <table:table-cell table:style-name="ce13" table:formula="of:=[$data.F31]" office:value-type="string" office:string-value="F2" calcext:value-type="string">
            <text:p>F2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4" table:formula="of:=[$data.N31]" office:value-type="string" office:string-value="r2" calcext:value-type="string">
            <text:p>r2</text:p>
          </table:table-cell>
          <table:table-cell table:style-name="ce14" table:formula="of:=[$data.S31]" office:value-type="string" office:string-value="r1" calcext:value-type="string">
            <text:p>r1</text:p>
          </table:table-cell>
          <table:table-cell table:style-name="ce14" table:formula="of:=[$data.T31]" office:value-type="string" office:string-value="r1" calcext:value-type="string">
            <text:p>r1</text:p>
          </table:table-cell>
          <table:table-cell table:style-name="ce13" table:formula="of:=[$data.Z31]" office:value-type="string" office:string-value="r4 f,4" calcext:value-type="string">
            <text:p>r4 f,4</text:p>
          </table:table-cell>
          <table:table-cell table:style-name="ce13" table:formula="of:=[$data.AE31]" office:value-type="string" office:string-value="" calcext:value-type="error">
            <text:p>#NAME?</text:p>
          </table:table-cell>
          <table:table-cell table:style-name="ce13" table:formula="of:=[$data.AF31]" office:value-type="string" office:string-value="" calcext:value-type="error">
            <text:p>#NAME?</text:p>
          </table:table-cell>
          <table:table-cell table:style-name="ce14" table:formula="of:=[$data.D31]" office:value-type="float" office:value="2" calcext:value-type="float">
            <text:p>2</text:p>
          </table:table-cell>
          <table:table-cell table:style-name="ce14" table:formula="of:=[$data.G31]" office:value-type="string" office:string-value="029-21-2-bass-F2" calcext:value-type="string">
            <text:p>029-21-2-bass-F2</text:p>
          </table:table-cell>
          <table:table-cell table:number-columns-repeated="1013"/>
        </table:table-row>
        <table:table-row table:style-name="ro2">
          <table:table-cell table:style-name="ce13" table:formula="of:=[$data.F32]" office:value-type="string" office:string-value="F2#" calcext:value-type="string">
            <text:p>F2#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4" table:formula="of:=[$data.N32]" office:value-type="string" office:string-value="r2" calcext:value-type="string">
            <text:p>r2</text:p>
          </table:table-cell>
          <table:table-cell table:style-name="ce14" table:formula="of:=[$data.S32]" office:value-type="string" office:string-value="r1" calcext:value-type="string">
            <text:p>r1</text:p>
          </table:table-cell>
          <table:table-cell table:style-name="ce14" table:formula="of:=[$data.T32]" office:value-type="string" office:string-value="r1" calcext:value-type="string">
            <text:p>r1</text:p>
          </table:table-cell>
          <table:table-cell table:style-name="ce13" table:formula="of:=[$data.Z32]" office:value-type="string" office:string-value="r4 fis,4" calcext:value-type="string">
            <text:p>r4 fis,4</text:p>
          </table:table-cell>
          <table:table-cell table:style-name="ce13" table:formula="of:=[$data.AE32]" office:value-type="string" office:string-value="" calcext:value-type="error">
            <text:p>#NAME?</text:p>
          </table:table-cell>
          <table:table-cell table:style-name="ce13" table:formula="of:=[$data.AF32]" office:value-type="string" office:string-value="" calcext:value-type="error">
            <text:p>#NAME?</text:p>
          </table:table-cell>
          <table:table-cell table:style-name="ce14" table:formula="of:=[$data.D32]" office:value-type="float" office:value="2" calcext:value-type="float">
            <text:p>2</text:p>
          </table:table-cell>
          <table:table-cell table:style-name="ce14" table:formula="of:=[$data.G32]" office:value-type="string" office:string-value="030-22-2-bass-F2#" calcext:value-type="string">
            <text:p>030-22-2-bass-F2#</text:p>
          </table:table-cell>
          <table:table-cell table:number-columns-repeated="1013"/>
        </table:table-row>
        <table:table-row table:style-name="ro2">
          <table:table-cell table:style-name="ce13" table:formula="of:=[$data.F33]" office:value-type="string" office:string-value="G2b" calcext:value-type="string">
            <text:p>G2b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4" table:formula="of:=[$data.N33]" office:value-type="string" office:string-value="r2" calcext:value-type="string">
            <text:p>r2</text:p>
          </table:table-cell>
          <table:table-cell table:style-name="ce14" table:formula="of:=[$data.S33]" office:value-type="string" office:string-value="r1" calcext:value-type="string">
            <text:p>r1</text:p>
          </table:table-cell>
          <table:table-cell table:style-name="ce14" table:formula="of:=[$data.T33]" office:value-type="string" office:string-value="r1" calcext:value-type="string">
            <text:p>r1</text:p>
          </table:table-cell>
          <table:table-cell table:style-name="ce13" table:formula="of:=[$data.Z33]" office:value-type="string" office:string-value="r4 ges,4" calcext:value-type="string">
            <text:p>r4 ges,4</text:p>
          </table:table-cell>
          <table:table-cell table:style-name="ce13" table:formula="of:=[$data.AE33]" office:value-type="string" office:string-value="" calcext:value-type="error">
            <text:p>#NAME?</text:p>
          </table:table-cell>
          <table:table-cell table:style-name="ce13" table:formula="of:=[$data.AF33]" office:value-type="string" office:string-value="" calcext:value-type="error">
            <text:p>#NAME?</text:p>
          </table:table-cell>
          <table:table-cell table:style-name="ce14" table:formula="of:=[$data.D33]" office:value-type="float" office:value="2" calcext:value-type="float">
            <text:p>2</text:p>
          </table:table-cell>
          <table:table-cell table:style-name="ce14" table:formula="of:=[$data.G33]" office:value-type="string" office:string-value="033-22-2-bass-G2b" calcext:value-type="string">
            <text:p>033-22-2-bass-G2b</text:p>
          </table:table-cell>
          <table:table-cell table:number-columns-repeated="1013"/>
        </table:table-row>
        <table:table-row table:style-name="ro2">
          <table:table-cell table:style-name="ce13" table:formula="of:=[$data.F34]" office:value-type="string" office:string-value="G2" calcext:value-type="string">
            <text:p>G2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4" table:formula="of:=[$data.N34]" office:value-type="string" office:string-value="r2" calcext:value-type="string">
            <text:p>r2</text:p>
          </table:table-cell>
          <table:table-cell table:style-name="ce14" table:formula="of:=[$data.S34]" office:value-type="string" office:string-value="r1" calcext:value-type="string">
            <text:p>r1</text:p>
          </table:table-cell>
          <table:table-cell table:style-name="ce14" table:formula="of:=[$data.T34]" office:value-type="string" office:string-value="r1" calcext:value-type="string">
            <text:p>r1</text:p>
          </table:table-cell>
          <table:table-cell table:style-name="ce13" table:formula="of:=[$data.Z34]" office:value-type="string" office:string-value="r4 g,4" calcext:value-type="string">
            <text:p>r4 g,4</text:p>
          </table:table-cell>
          <table:table-cell table:style-name="ce13" table:formula="of:=[$data.AE34]" office:value-type="string" office:string-value="" calcext:value-type="error">
            <text:p>#NAME?</text:p>
          </table:table-cell>
          <table:table-cell table:style-name="ce13" table:formula="of:=[$data.AF34]" office:value-type="string" office:string-value="" calcext:value-type="error">
            <text:p>#NAME?</text:p>
          </table:table-cell>
          <table:table-cell table:style-name="ce14" table:formula="of:=[$data.D34]" office:value-type="float" office:value="2" calcext:value-type="float">
            <text:p>2</text:p>
          </table:table-cell>
          <table:table-cell table:style-name="ce14" table:formula="of:=[$data.G34]" office:value-type="string" office:string-value="031-23-2-bass-G2" calcext:value-type="string">
            <text:p>031-23-2-bass-G2</text:p>
          </table:table-cell>
          <table:table-cell table:number-columns-repeated="1013"/>
        </table:table-row>
        <table:table-row table:style-name="ro2">
          <table:table-cell table:style-name="ce13" table:formula="of:=[$data.F35]" office:value-type="string" office:string-value="G2#" calcext:value-type="string">
            <text:p>G2#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4" table:formula="of:=[$data.N35]" office:value-type="string" office:string-value="r2" calcext:value-type="string">
            <text:p>r2</text:p>
          </table:table-cell>
          <table:table-cell table:style-name="ce14" table:formula="of:=[$data.S35]" office:value-type="string" office:string-value="r1" calcext:value-type="string">
            <text:p>r1</text:p>
          </table:table-cell>
          <table:table-cell table:style-name="ce14" table:formula="of:=[$data.T35]" office:value-type="string" office:string-value="r1" calcext:value-type="string">
            <text:p>r1</text:p>
          </table:table-cell>
          <table:table-cell table:style-name="ce13" table:formula="of:=[$data.Z35]" office:value-type="string" office:string-value="r4 gis,4" calcext:value-type="string">
            <text:p>r4 gis,4</text:p>
          </table:table-cell>
          <table:table-cell table:style-name="ce13" table:formula="of:=[$data.AE35]" office:value-type="string" office:string-value="" calcext:value-type="error">
            <text:p>#NAME?</text:p>
          </table:table-cell>
          <table:table-cell table:style-name="ce13" table:formula="of:=[$data.AF35]" office:value-type="string" office:string-value="" calcext:value-type="error">
            <text:p>#NAME?</text:p>
          </table:table-cell>
          <table:table-cell table:style-name="ce14" table:formula="of:=[$data.D35]" office:value-type="float" office:value="2" calcext:value-type="float">
            <text:p>2</text:p>
          </table:table-cell>
          <table:table-cell table:style-name="ce14" table:formula="of:=[$data.G35]" office:value-type="string" office:string-value="032-24-2-bass-G2#" calcext:value-type="string">
            <text:p>032-24-2-bass-G2#</text:p>
          </table:table-cell>
          <table:table-cell table:number-columns-repeated="1013"/>
        </table:table-row>
        <table:table-row table:style-name="ro2">
          <table:table-cell table:style-name="ce13" table:formula="of:=[$data.F36]" office:value-type="string" office:string-value="A2b" calcext:value-type="string">
            <text:p>A2b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4" table:formula="of:=[$data.N36]" office:value-type="string" office:string-value="r2" calcext:value-type="string">
            <text:p>r2</text:p>
          </table:table-cell>
          <table:table-cell table:style-name="ce14" table:formula="of:=[$data.S36]" office:value-type="string" office:string-value="r1" calcext:value-type="string">
            <text:p>r1</text:p>
          </table:table-cell>
          <table:table-cell table:style-name="ce14" table:formula="of:=[$data.T36]" office:value-type="string" office:string-value="r1" calcext:value-type="string">
            <text:p>r1</text:p>
          </table:table-cell>
          <table:table-cell table:style-name="ce13" table:formula="of:=[$data.Z36]" office:value-type="string" office:string-value="r4 aes,4" calcext:value-type="string">
            <text:p>r4 aes,4</text:p>
          </table:table-cell>
          <table:table-cell table:style-name="ce13" table:formula="of:=[$data.AE36]" office:value-type="string" office:string-value="" calcext:value-type="error">
            <text:p>#NAME?</text:p>
          </table:table-cell>
          <table:table-cell table:style-name="ce13" table:formula="of:=[$data.AF36]" office:value-type="string" office:string-value="" calcext:value-type="error">
            <text:p>#NAME?</text:p>
          </table:table-cell>
          <table:table-cell table:style-name="ce14" table:formula="of:=[$data.D36]" office:value-type="float" office:value="2" calcext:value-type="float">
            <text:p>2</text:p>
          </table:table-cell>
          <table:table-cell table:style-name="ce14" table:formula="of:=[$data.G36]" office:value-type="string" office:string-value="036-24-2-bass-A2b" calcext:value-type="string">
            <text:p>036-24-2-bass-A2b</text:p>
          </table:table-cell>
          <table:table-cell table:number-columns-repeated="1013"/>
        </table:table-row>
        <table:table-row table:style-name="ro2">
          <table:table-cell table:style-name="ce13" table:formula="of:=[$data.F37]" office:value-type="string" office:string-value="A2" calcext:value-type="string">
            <text:p>A2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4" table:formula="of:=[$data.N37]" office:value-type="string" office:string-value="r2" calcext:value-type="string">
            <text:p>r2</text:p>
          </table:table-cell>
          <table:table-cell table:style-name="ce14" table:formula="of:=[$data.S37]" office:value-type="string" office:string-value="r1" calcext:value-type="string">
            <text:p>r1</text:p>
          </table:table-cell>
          <table:table-cell table:style-name="ce14" table:formula="of:=[$data.T37]" office:value-type="string" office:string-value="r1" calcext:value-type="string">
            <text:p>r1</text:p>
          </table:table-cell>
          <table:table-cell table:style-name="ce13" table:formula="of:=[$data.Z37]" office:value-type="string" office:string-value="r4 a,4" calcext:value-type="string">
            <text:p>r4 a,4</text:p>
          </table:table-cell>
          <table:table-cell table:style-name="ce13" table:formula="of:=[$data.AE37]" office:value-type="string" office:string-value="" calcext:value-type="error">
            <text:p>#NAME?</text:p>
          </table:table-cell>
          <table:table-cell table:style-name="ce13" table:formula="of:=[$data.AF37]" office:value-type="string" office:string-value="" calcext:value-type="error">
            <text:p>#NAME?</text:p>
          </table:table-cell>
          <table:table-cell table:style-name="ce14" table:formula="of:=[$data.D37]" office:value-type="float" office:value="2" calcext:value-type="float">
            <text:p>2</text:p>
          </table:table-cell>
          <table:table-cell table:style-name="ce14" table:formula="of:=[$data.G37]" office:value-type="string" office:string-value="034-25-2-bass-A2" calcext:value-type="string">
            <text:p>034-25-2-bass-A2</text:p>
          </table:table-cell>
          <table:table-cell table:number-columns-repeated="1013"/>
        </table:table-row>
        <table:table-row table:style-name="ro2">
          <table:table-cell table:style-name="ce13" table:formula="of:=[$data.F38]" office:value-type="string" office:string-value="A2#" calcext:value-type="string">
            <text:p>A2#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4" table:formula="of:=[$data.N38]" office:value-type="string" office:string-value="r2" calcext:value-type="string">
            <text:p>r2</text:p>
          </table:table-cell>
          <table:table-cell table:style-name="ce14" table:formula="of:=[$data.S38]" office:value-type="string" office:string-value="r1" calcext:value-type="string">
            <text:p>r1</text:p>
          </table:table-cell>
          <table:table-cell table:style-name="ce14" table:formula="of:=[$data.T38]" office:value-type="string" office:string-value="r1" calcext:value-type="string">
            <text:p>r1</text:p>
          </table:table-cell>
          <table:table-cell table:style-name="ce13" table:formula="of:=[$data.Z38]" office:value-type="string" office:string-value="r4 ais,4" calcext:value-type="string">
            <text:p>r4 ais,4</text:p>
          </table:table-cell>
          <table:table-cell table:style-name="ce13" table:formula="of:=[$data.AE38]" office:value-type="string" office:string-value="" calcext:value-type="error">
            <text:p>#NAME?</text:p>
          </table:table-cell>
          <table:table-cell table:style-name="ce13" table:formula="of:=[$data.AF38]" office:value-type="string" office:string-value="" calcext:value-type="error">
            <text:p>#NAME?</text:p>
          </table:table-cell>
          <table:table-cell table:style-name="ce14" table:formula="of:=[$data.D38]" office:value-type="float" office:value="2" calcext:value-type="float">
            <text:p>2</text:p>
          </table:table-cell>
          <table:table-cell table:style-name="ce14" table:formula="of:=[$data.G38]" office:value-type="string" office:string-value="035-26-2-bass-A2#" calcext:value-type="string">
            <text:p>035-26-2-bass-A2#</text:p>
          </table:table-cell>
          <table:table-cell table:number-columns-repeated="1013"/>
        </table:table-row>
        <table:table-row table:style-name="ro2">
          <table:table-cell table:style-name="ce13" table:formula="of:=[$data.F39]" office:value-type="string" office:string-value="B2b" calcext:value-type="string">
            <text:p>B2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4" table:formula="of:=[$data.N39]" office:value-type="string" office:string-value="r2" calcext:value-type="string">
            <text:p>r2</text:p>
          </table:table-cell>
          <table:table-cell table:style-name="ce14" table:formula="of:=[$data.S39]" office:value-type="string" office:string-value="r1" calcext:value-type="string">
            <text:p>r1</text:p>
          </table:table-cell>
          <table:table-cell table:style-name="ce14" table:formula="of:=[$data.T39]" office:value-type="string" office:string-value="r1" calcext:value-type="string">
            <text:p>r1</text:p>
          </table:table-cell>
          <table:table-cell table:style-name="ce13" table:formula="of:=[$data.Z39]" office:value-type="string" office:string-value="r4 bes,4" calcext:value-type="string">
            <text:p>r4 bes,4</text:p>
          </table:table-cell>
          <table:table-cell table:style-name="ce13" table:formula="of:=[$data.AE39]" office:value-type="string" office:string-value="" calcext:value-type="error">
            <text:p>#NAME?</text:p>
          </table:table-cell>
          <table:table-cell table:style-name="ce13" table:formula="of:=[$data.AF39]" office:value-type="string" office:string-value="" calcext:value-type="error">
            <text:p>#NAME?</text:p>
          </table:table-cell>
          <table:table-cell table:style-name="ce14" table:formula="of:=[$data.D39]" office:value-type="float" office:value="2" calcext:value-type="float">
            <text:p>2</text:p>
          </table:table-cell>
          <table:table-cell table:style-name="ce14" table:formula="of:=[$data.G39]" office:value-type="string" office:string-value="038-26-2-bass-B2b" calcext:value-type="string">
            <text:p>038-26-2-bass-B2b</text:p>
          </table:table-cell>
          <table:table-cell table:number-columns-repeated="1013"/>
        </table:table-row>
        <table:table-row table:style-name="ro2">
          <table:table-cell table:style-name="ce13" table:formula="of:=[$data.F40]" office:value-type="string" office:string-value="B2" calcext:value-type="string">
            <text:p>B2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4" table:formula="of:=[$data.N40]" office:value-type="string" office:string-value="r2" calcext:value-type="string">
            <text:p>r2</text:p>
          </table:table-cell>
          <table:table-cell table:style-name="ce14" table:formula="of:=[$data.S40]" office:value-type="string" office:string-value="r1" calcext:value-type="string">
            <text:p>r1</text:p>
          </table:table-cell>
          <table:table-cell table:style-name="ce14" table:formula="of:=[$data.T40]" office:value-type="string" office:string-value="r1" calcext:value-type="string">
            <text:p>r1</text:p>
          </table:table-cell>
          <table:table-cell table:style-name="ce13" table:formula="of:=[$data.Z40]" office:value-type="string" office:string-value="r4 b,4" calcext:value-type="string">
            <text:p>r4 b,4</text:p>
          </table:table-cell>
          <table:table-cell table:style-name="ce13" table:formula="of:=[$data.AE40]" office:value-type="string" office:string-value="" calcext:value-type="error">
            <text:p>#NAME?</text:p>
          </table:table-cell>
          <table:table-cell table:style-name="ce13" table:formula="of:=[$data.AF40]" office:value-type="string" office:string-value="" calcext:value-type="error">
            <text:p>#NAME?</text:p>
          </table:table-cell>
          <table:table-cell table:style-name="ce14" table:formula="of:=[$data.D40]" office:value-type="float" office:value="2" calcext:value-type="float">
            <text:p>2</text:p>
          </table:table-cell>
          <table:table-cell table:style-name="ce14" table:formula="of:=[$data.G40]" office:value-type="string" office:string-value="037-27-2-bass-B2" calcext:value-type="string">
            <text:p>037-27-2-bass-B2</text:p>
          </table:table-cell>
          <table:table-cell table:number-columns-repeated="1013"/>
        </table:table-row>
        <table:table-row table:style-name="ro2">
          <table:table-cell table:style-name="ce13" table:formula="of:=[$data.F41]" office:value-type="string" office:string-value="C3" calcext:value-type="string">
            <text:p>C3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4" table:formula="of:=[$data.N41]" office:value-type="string" office:string-value="r4 c4" calcext:value-type="string">
            <text:p>r4 c4</text:p>
          </table:table-cell>
          <table:table-cell table:style-name="ce14" table:formula="of:=[$data.S41]" office:value-type="string" office:string-value="" calcext:value-type="error">
            <text:p>#NAME?</text:p>
          </table:table-cell>
          <table:table-cell table:style-name="ce14" table:formula="of:=[$data.T41]" office:value-type="string" office:string-value="" calcext:value-type="error">
            <text:p>#NAME?</text:p>
          </table:table-cell>
          <table:table-cell table:style-name="ce13" table:formula="of:=[$data.Z41]" office:value-type="string" office:string-value="r2" calcext:value-type="string">
            <text:p>r2</text:p>
          </table:table-cell>
          <table:table-cell table:style-name="ce13" table:formula="of:=[$data.AE41]" office:value-type="string" office:string-value="r1" calcext:value-type="string">
            <text:p>r1</text:p>
          </table:table-cell>
          <table:table-cell table:style-name="ce13" table:formula="of:=[$data.AF41]" office:value-type="string" office:string-value="r1" calcext:value-type="string">
            <text:p>r1</text:p>
          </table:table-cell>
          <table:table-cell table:style-name="ce14" table:formula="of:=[$data.D41]" office:value-type="float" office:value="3" calcext:value-type="float">
            <text:p>3</text:p>
          </table:table-cell>
          <table:table-cell table:style-name="ce14" table:formula="of:=[$data.G41]" office:value-type="string" office:string-value="039-28-3-treble-C3" calcext:value-type="string">
            <text:p>039-28-3-treble-C3</text:p>
          </table:table-cell>
          <table:table-cell table:number-columns-repeated="1013"/>
        </table:table-row>
        <table:table-row table:style-name="ro2">
          <table:table-cell table:style-name="ce13" table:formula="of:=[$data.F42]" office:value-type="string" office:string-value="C3#" calcext:value-type="string">
            <text:p>C3#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4" table:formula="of:=[$data.N42]" office:value-type="string" office:string-value="r4 cis4" calcext:value-type="string">
            <text:p>r4 cis4</text:p>
          </table:table-cell>
          <table:table-cell table:style-name="ce14" table:formula="of:=[$data.S42]" office:value-type="string" office:string-value="" calcext:value-type="error">
            <text:p>#NAME?</text:p>
          </table:table-cell>
          <table:table-cell table:style-name="ce14" table:formula="of:=[$data.T42]" office:value-type="string" office:string-value="" calcext:value-type="error">
            <text:p>#NAME?</text:p>
          </table:table-cell>
          <table:table-cell table:style-name="ce13" table:formula="of:=[$data.Z42]" office:value-type="string" office:string-value="r2" calcext:value-type="string">
            <text:p>r2</text:p>
          </table:table-cell>
          <table:table-cell table:style-name="ce13" table:formula="of:=[$data.AE42]" office:value-type="string" office:string-value="r1" calcext:value-type="string">
            <text:p>r1</text:p>
          </table:table-cell>
          <table:table-cell table:style-name="ce13" table:formula="of:=[$data.AF42]" office:value-type="string" office:string-value="r1" calcext:value-type="string">
            <text:p>r1</text:p>
          </table:table-cell>
          <table:table-cell table:style-name="ce14" table:formula="of:=[$data.D42]" office:value-type="float" office:value="3" calcext:value-type="float">
            <text:p>3</text:p>
          </table:table-cell>
          <table:table-cell table:style-name="ce14" table:formula="of:=[$data.G42]" office:value-type="string" office:string-value="040-29-3-treble-C3#" calcext:value-type="string">
            <text:p>040-29-3-treble-C3#</text:p>
          </table:table-cell>
          <table:table-cell table:number-columns-repeated="1013"/>
        </table:table-row>
        <table:table-row table:style-name="ro2">
          <table:table-cell table:style-name="ce13" table:formula="of:=[$data.F43]" office:value-type="string" office:string-value="D3b" calcext:value-type="string">
            <text:p>D3b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4" table:formula="of:=[$data.N43]" office:value-type="string" office:string-value="r4 des4" calcext:value-type="string">
            <text:p>r4 des4</text:p>
          </table:table-cell>
          <table:table-cell table:style-name="ce14" table:formula="of:=[$data.S43]" office:value-type="string" office:string-value="" calcext:value-type="error">
            <text:p>#NAME?</text:p>
          </table:table-cell>
          <table:table-cell table:style-name="ce14" table:formula="of:=[$data.T43]" office:value-type="string" office:string-value="" calcext:value-type="error">
            <text:p>#NAME?</text:p>
          </table:table-cell>
          <table:table-cell table:style-name="ce13" table:formula="of:=[$data.Z43]" office:value-type="string" office:string-value="r2" calcext:value-type="string">
            <text:p>r2</text:p>
          </table:table-cell>
          <table:table-cell table:style-name="ce13" table:formula="of:=[$data.AE43]" office:value-type="string" office:string-value="r1" calcext:value-type="string">
            <text:p>r1</text:p>
          </table:table-cell>
          <table:table-cell table:style-name="ce13" table:formula="of:=[$data.AF43]" office:value-type="string" office:string-value="r1" calcext:value-type="string">
            <text:p>r1</text:p>
          </table:table-cell>
          <table:table-cell table:style-name="ce14" table:formula="of:=[$data.D43]" office:value-type="float" office:value="3" calcext:value-type="float">
            <text:p>3</text:p>
          </table:table-cell>
          <table:table-cell table:style-name="ce14" table:formula="of:=[$data.G43]" office:value-type="string" office:string-value="043-29-3-treble-D3b" calcext:value-type="string">
            <text:p>043-29-3-treble-D3b</text:p>
          </table:table-cell>
          <table:table-cell table:number-columns-repeated="1013"/>
        </table:table-row>
        <table:table-row table:style-name="ro2">
          <table:table-cell table:style-name="ce13" table:formula="of:=[$data.F44]" office:value-type="string" office:string-value="D3" calcext:value-type="string">
            <text:p>D3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4" table:formula="of:=[$data.N44]" office:value-type="string" office:string-value="r4 d4" calcext:value-type="string">
            <text:p>r4 d4</text:p>
          </table:table-cell>
          <table:table-cell table:style-name="ce14" table:formula="of:=[$data.S44]" office:value-type="string" office:string-value="" calcext:value-type="error">
            <text:p>#NAME?</text:p>
          </table:table-cell>
          <table:table-cell table:style-name="ce14" table:formula="of:=[$data.T44]" office:value-type="string" office:string-value="" calcext:value-type="error">
            <text:p>#NAME?</text:p>
          </table:table-cell>
          <table:table-cell table:style-name="ce13" table:formula="of:=[$data.Z44]" office:value-type="string" office:string-value="r2" calcext:value-type="string">
            <text:p>r2</text:p>
          </table:table-cell>
          <table:table-cell table:style-name="ce13" table:formula="of:=[$data.AE44]" office:value-type="string" office:string-value="r1" calcext:value-type="string">
            <text:p>r1</text:p>
          </table:table-cell>
          <table:table-cell table:style-name="ce13" table:formula="of:=[$data.AF44]" office:value-type="string" office:string-value="r1" calcext:value-type="string">
            <text:p>r1</text:p>
          </table:table-cell>
          <table:table-cell table:style-name="ce14" table:formula="of:=[$data.D44]" office:value-type="float" office:value="3" calcext:value-type="float">
            <text:p>3</text:p>
          </table:table-cell>
          <table:table-cell table:style-name="ce14" table:formula="of:=[$data.G44]" office:value-type="string" office:string-value="041-30-3-treble-D3" calcext:value-type="string">
            <text:p>041-30-3-treble-D3</text:p>
          </table:table-cell>
          <table:table-cell table:number-columns-repeated="1013"/>
        </table:table-row>
        <table:table-row table:style-name="ro2">
          <table:table-cell table:style-name="ce13" table:formula="of:=[$data.F45]" office:value-type="string" office:string-value="D3#" calcext:value-type="string">
            <text:p>D3#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4" table:formula="of:=[$data.N45]" office:value-type="string" office:string-value="r4 dis4" calcext:value-type="string">
            <text:p>r4 dis4</text:p>
          </table:table-cell>
          <table:table-cell table:style-name="ce14" table:formula="of:=[$data.S45]" office:value-type="string" office:string-value="" calcext:value-type="error">
            <text:p>#NAME?</text:p>
          </table:table-cell>
          <table:table-cell table:style-name="ce14" table:formula="of:=[$data.T45]" office:value-type="string" office:string-value="" calcext:value-type="error">
            <text:p>#NAME?</text:p>
          </table:table-cell>
          <table:table-cell table:style-name="ce13" table:formula="of:=[$data.Z45]" office:value-type="string" office:string-value="r2" calcext:value-type="string">
            <text:p>r2</text:p>
          </table:table-cell>
          <table:table-cell table:style-name="ce13" table:formula="of:=[$data.AE45]" office:value-type="string" office:string-value="r1" calcext:value-type="string">
            <text:p>r1</text:p>
          </table:table-cell>
          <table:table-cell table:style-name="ce13" table:formula="of:=[$data.AF45]" office:value-type="string" office:string-value="r1" calcext:value-type="string">
            <text:p>r1</text:p>
          </table:table-cell>
          <table:table-cell table:style-name="ce14" table:formula="of:=[$data.D45]" office:value-type="float" office:value="3" calcext:value-type="float">
            <text:p>3</text:p>
          </table:table-cell>
          <table:table-cell table:style-name="ce14" table:formula="of:=[$data.G45]" office:value-type="string" office:string-value="042-31-3-treble-D3#" calcext:value-type="string">
            <text:p>042-31-3-treble-D3#</text:p>
          </table:table-cell>
          <table:table-cell table:number-columns-repeated="1013"/>
        </table:table-row>
        <table:table-row table:style-name="ro2">
          <table:table-cell table:style-name="ce13" table:formula="of:=[$data.F46]" office:value-type="string" office:string-value="E3b" calcext:value-type="string">
            <text:p>E3b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4" table:formula="of:=[$data.N46]" office:value-type="string" office:string-value="r4 ees4" calcext:value-type="string">
            <text:p>r4 ees4</text:p>
          </table:table-cell>
          <table:table-cell table:style-name="ce14" table:formula="of:=[$data.S46]" office:value-type="string" office:string-value="" calcext:value-type="error">
            <text:p>#NAME?</text:p>
          </table:table-cell>
          <table:table-cell table:style-name="ce14" table:formula="of:=[$data.T46]" office:value-type="string" office:string-value="" calcext:value-type="error">
            <text:p>#NAME?</text:p>
          </table:table-cell>
          <table:table-cell table:style-name="ce13" table:formula="of:=[$data.Z46]" office:value-type="string" office:string-value="r2" calcext:value-type="string">
            <text:p>r2</text:p>
          </table:table-cell>
          <table:table-cell table:style-name="ce13" table:formula="of:=[$data.AE46]" office:value-type="string" office:string-value="r1" calcext:value-type="string">
            <text:p>r1</text:p>
          </table:table-cell>
          <table:table-cell table:style-name="ce13" table:formula="of:=[$data.AF46]" office:value-type="string" office:string-value="r1" calcext:value-type="string">
            <text:p>r1</text:p>
          </table:table-cell>
          <table:table-cell table:style-name="ce14" table:formula="of:=[$data.D46]" office:value-type="float" office:value="3" calcext:value-type="float">
            <text:p>3</text:p>
          </table:table-cell>
          <table:table-cell table:style-name="ce14" table:formula="of:=[$data.G46]" office:value-type="string" office:string-value="045-31-3-treble-E3b" calcext:value-type="string">
            <text:p>045-31-3-treble-E3b</text:p>
          </table:table-cell>
          <table:table-cell table:number-columns-repeated="1013"/>
        </table:table-row>
        <table:table-row table:style-name="ro2">
          <table:table-cell table:style-name="ce13" table:formula="of:=[$data.F47]" office:value-type="string" office:string-value="E3" calcext:value-type="string">
            <text:p>E3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4" table:formula="of:=[$data.N47]" office:value-type="string" office:string-value="r4 e4" calcext:value-type="string">
            <text:p>r4 e4</text:p>
          </table:table-cell>
          <table:table-cell table:style-name="ce14" table:formula="of:=[$data.S47]" office:value-type="string" office:string-value="" calcext:value-type="error">
            <text:p>#NAME?</text:p>
          </table:table-cell>
          <table:table-cell table:style-name="ce14" table:formula="of:=[$data.T47]" office:value-type="string" office:string-value="" calcext:value-type="error">
            <text:p>#NAME?</text:p>
          </table:table-cell>
          <table:table-cell table:style-name="ce13" table:formula="of:=[$data.Z47]" office:value-type="string" office:string-value="r2" calcext:value-type="string">
            <text:p>r2</text:p>
          </table:table-cell>
          <table:table-cell table:style-name="ce13" table:formula="of:=[$data.AE47]" office:value-type="string" office:string-value="r1" calcext:value-type="string">
            <text:p>r1</text:p>
          </table:table-cell>
          <table:table-cell table:style-name="ce13" table:formula="of:=[$data.AF47]" office:value-type="string" office:string-value="r1" calcext:value-type="string">
            <text:p>r1</text:p>
          </table:table-cell>
          <table:table-cell table:style-name="ce14" table:formula="of:=[$data.D47]" office:value-type="float" office:value="3" calcext:value-type="float">
            <text:p>3</text:p>
          </table:table-cell>
          <table:table-cell table:style-name="ce14" table:formula="of:=[$data.G47]" office:value-type="string" office:string-value="044-32-3-treble-E3" calcext:value-type="string">
            <text:p>044-32-3-treble-E3</text:p>
          </table:table-cell>
          <table:table-cell table:number-columns-repeated="1013"/>
        </table:table-row>
        <table:table-row table:style-name="ro2">
          <table:table-cell table:style-name="ce13" table:formula="of:=[$data.F48]" office:value-type="string" office:string-value="F3" calcext:value-type="string">
            <text:p>F3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4" table:formula="of:=[$data.N48]" office:value-type="string" office:string-value="r4 f4" calcext:value-type="string">
            <text:p>r4 f4</text:p>
          </table:table-cell>
          <table:table-cell table:style-name="ce14" table:formula="of:=[$data.S48]" office:value-type="string" office:string-value="" calcext:value-type="error">
            <text:p>#NAME?</text:p>
          </table:table-cell>
          <table:table-cell table:style-name="ce14" table:formula="of:=[$data.T48]" office:value-type="string" office:string-value="" calcext:value-type="error">
            <text:p>#NAME?</text:p>
          </table:table-cell>
          <table:table-cell table:style-name="ce13" table:formula="of:=[$data.Z48]" office:value-type="string" office:string-value="r2" calcext:value-type="string">
            <text:p>r2</text:p>
          </table:table-cell>
          <table:table-cell table:style-name="ce13" table:formula="of:=[$data.AE48]" office:value-type="string" office:string-value="r1" calcext:value-type="string">
            <text:p>r1</text:p>
          </table:table-cell>
          <table:table-cell table:style-name="ce13" table:formula="of:=[$data.AF48]" office:value-type="string" office:string-value="r1" calcext:value-type="string">
            <text:p>r1</text:p>
          </table:table-cell>
          <table:table-cell table:style-name="ce14" table:formula="of:=[$data.D48]" office:value-type="float" office:value="3" calcext:value-type="float">
            <text:p>3</text:p>
          </table:table-cell>
          <table:table-cell table:style-name="ce14" table:formula="of:=[$data.G48]" office:value-type="string" office:string-value="046-33-3-treble-F3" calcext:value-type="string">
            <text:p>046-33-3-treble-F3</text:p>
          </table:table-cell>
          <table:table-cell table:number-columns-repeated="1013"/>
        </table:table-row>
        <table:table-row table:style-name="ro2">
          <table:table-cell table:style-name="ce13" table:formula="of:=[$data.F49]" office:value-type="string" office:string-value="F3#" calcext:value-type="string">
            <text:p>F3#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4" table:formula="of:=[$data.N49]" office:value-type="string" office:string-value="r4 fis4" calcext:value-type="string">
            <text:p>r4 fis4</text:p>
          </table:table-cell>
          <table:table-cell table:style-name="ce14" table:formula="of:=[$data.S49]" office:value-type="string" office:string-value="" calcext:value-type="error">
            <text:p>#NAME?</text:p>
          </table:table-cell>
          <table:table-cell table:style-name="ce14" table:formula="of:=[$data.T49]" office:value-type="string" office:string-value="" calcext:value-type="error">
            <text:p>#NAME?</text:p>
          </table:table-cell>
          <table:table-cell table:style-name="ce13" table:formula="of:=[$data.Z49]" office:value-type="string" office:string-value="r2" calcext:value-type="string">
            <text:p>r2</text:p>
          </table:table-cell>
          <table:table-cell table:style-name="ce13" table:formula="of:=[$data.AE49]" office:value-type="string" office:string-value="r1" calcext:value-type="string">
            <text:p>r1</text:p>
          </table:table-cell>
          <table:table-cell table:style-name="ce13" table:formula="of:=[$data.AF49]" office:value-type="string" office:string-value="r1" calcext:value-type="string">
            <text:p>r1</text:p>
          </table:table-cell>
          <table:table-cell table:style-name="ce14" table:formula="of:=[$data.D49]" office:value-type="float" office:value="3" calcext:value-type="float">
            <text:p>3</text:p>
          </table:table-cell>
          <table:table-cell table:style-name="ce14" table:formula="of:=[$data.G49]" office:value-type="string" office:string-value="047-34-3-treble-F3#" calcext:value-type="string">
            <text:p>047-34-3-treble-F3#</text:p>
          </table:table-cell>
          <table:table-cell table:number-columns-repeated="1013"/>
        </table:table-row>
        <table:table-row table:style-name="ro2">
          <table:table-cell table:style-name="ce13" table:formula="of:=[$data.F50]" office:value-type="string" office:string-value="G3b" calcext:value-type="string">
            <text:p>G3b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4" table:formula="of:=[$data.N50]" office:value-type="string" office:string-value="r4 ges4" calcext:value-type="string">
            <text:p>r4 ges4</text:p>
          </table:table-cell>
          <table:table-cell table:style-name="ce14" table:formula="of:=[$data.S50]" office:value-type="string" office:string-value="" calcext:value-type="error">
            <text:p>#NAME?</text:p>
          </table:table-cell>
          <table:table-cell table:style-name="ce14" table:formula="of:=[$data.T50]" office:value-type="string" office:string-value="" calcext:value-type="error">
            <text:p>#NAME?</text:p>
          </table:table-cell>
          <table:table-cell table:style-name="ce13" table:formula="of:=[$data.Z50]" office:value-type="string" office:string-value="r2" calcext:value-type="string">
            <text:p>r2</text:p>
          </table:table-cell>
          <table:table-cell table:style-name="ce13" table:formula="of:=[$data.AE50]" office:value-type="string" office:string-value="r1" calcext:value-type="string">
            <text:p>r1</text:p>
          </table:table-cell>
          <table:table-cell table:style-name="ce13" table:formula="of:=[$data.AF50]" office:value-type="string" office:string-value="r1" calcext:value-type="string">
            <text:p>r1</text:p>
          </table:table-cell>
          <table:table-cell table:style-name="ce14" table:formula="of:=[$data.D50]" office:value-type="float" office:value="3" calcext:value-type="float">
            <text:p>3</text:p>
          </table:table-cell>
          <table:table-cell table:style-name="ce14" table:formula="of:=[$data.G50]" office:value-type="string" office:string-value="050-34-3-treble-G3b" calcext:value-type="string">
            <text:p>050-34-3-treble-G3b</text:p>
          </table:table-cell>
          <table:table-cell table:number-columns-repeated="1013"/>
        </table:table-row>
        <table:table-row table:style-name="ro2">
          <table:table-cell table:style-name="ce13" table:formula="of:=[$data.F51]" office:value-type="string" office:string-value="G3" calcext:value-type="string">
            <text:p>G3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4" table:formula="of:=[$data.N51]" office:value-type="string" office:string-value="r4 g4" calcext:value-type="string">
            <text:p>r4 g4</text:p>
          </table:table-cell>
          <table:table-cell table:style-name="ce14" table:formula="of:=[$data.S51]" office:value-type="string" office:string-value="" calcext:value-type="error">
            <text:p>#NAME?</text:p>
          </table:table-cell>
          <table:table-cell table:style-name="ce14" table:formula="of:=[$data.T51]" office:value-type="string" office:string-value="" calcext:value-type="error">
            <text:p>#NAME?</text:p>
          </table:table-cell>
          <table:table-cell table:style-name="ce13" table:formula="of:=[$data.Z51]" office:value-type="string" office:string-value="r2" calcext:value-type="string">
            <text:p>r2</text:p>
          </table:table-cell>
          <table:table-cell table:style-name="ce13" table:formula="of:=[$data.AE51]" office:value-type="string" office:string-value="r1" calcext:value-type="string">
            <text:p>r1</text:p>
          </table:table-cell>
          <table:table-cell table:style-name="ce13" table:formula="of:=[$data.AF51]" office:value-type="string" office:string-value="r1" calcext:value-type="string">
            <text:p>r1</text:p>
          </table:table-cell>
          <table:table-cell table:style-name="ce14" table:formula="of:=[$data.D51]" office:value-type="float" office:value="3" calcext:value-type="float">
            <text:p>3</text:p>
          </table:table-cell>
          <table:table-cell table:style-name="ce14" table:formula="of:=[$data.G51]" office:value-type="string" office:string-value="048-35-3-treble-G3" calcext:value-type="string">
            <text:p>048-35-3-treble-G3</text:p>
          </table:table-cell>
          <table:table-cell table:number-columns-repeated="1013"/>
        </table:table-row>
        <table:table-row table:style-name="ro2">
          <table:table-cell table:style-name="ce13" table:formula="of:=[$data.F52]" office:value-type="string" office:string-value="G3#" calcext:value-type="string">
            <text:p>G3#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4" table:formula="of:=[$data.N52]" office:value-type="string" office:string-value="r4 gis4" calcext:value-type="string">
            <text:p>r4 gis4</text:p>
          </table:table-cell>
          <table:table-cell table:style-name="ce14" table:formula="of:=[$data.S52]" office:value-type="string" office:string-value="" calcext:value-type="error">
            <text:p>#NAME?</text:p>
          </table:table-cell>
          <table:table-cell table:style-name="ce14" table:formula="of:=[$data.T52]" office:value-type="string" office:string-value="" calcext:value-type="error">
            <text:p>#NAME?</text:p>
          </table:table-cell>
          <table:table-cell table:style-name="ce13" table:formula="of:=[$data.Z52]" office:value-type="string" office:string-value="r2" calcext:value-type="string">
            <text:p>r2</text:p>
          </table:table-cell>
          <table:table-cell table:style-name="ce13" table:formula="of:=[$data.AE52]" office:value-type="string" office:string-value="r1" calcext:value-type="string">
            <text:p>r1</text:p>
          </table:table-cell>
          <table:table-cell table:style-name="ce13" table:formula="of:=[$data.AF52]" office:value-type="string" office:string-value="r1" calcext:value-type="string">
            <text:p>r1</text:p>
          </table:table-cell>
          <table:table-cell table:style-name="ce14" table:formula="of:=[$data.D52]" office:value-type="float" office:value="3" calcext:value-type="float">
            <text:p>3</text:p>
          </table:table-cell>
          <table:table-cell table:style-name="ce14" table:formula="of:=[$data.G52]" office:value-type="string" office:string-value="049-36-3-treble-G3#" calcext:value-type="string">
            <text:p>049-36-3-treble-G3#</text:p>
          </table:table-cell>
          <table:table-cell table:number-columns-repeated="1013"/>
        </table:table-row>
        <table:table-row table:style-name="ro2">
          <table:table-cell table:style-name="ce13" table:formula="of:=[$data.F53]" office:value-type="string" office:string-value="A3b" calcext:value-type="string">
            <text:p>A3b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4" table:formula="of:=[$data.N53]" office:value-type="string" office:string-value="r4 aes4" calcext:value-type="string">
            <text:p>r4 aes4</text:p>
          </table:table-cell>
          <table:table-cell table:style-name="ce14" table:formula="of:=[$data.S53]" office:value-type="string" office:string-value="" calcext:value-type="error">
            <text:p>#NAME?</text:p>
          </table:table-cell>
          <table:table-cell table:style-name="ce14" table:formula="of:=[$data.T53]" office:value-type="string" office:string-value="" calcext:value-type="error">
            <text:p>#NAME?</text:p>
          </table:table-cell>
          <table:table-cell table:style-name="ce13" table:formula="of:=[$data.Z53]" office:value-type="string" office:string-value="r2" calcext:value-type="string">
            <text:p>r2</text:p>
          </table:table-cell>
          <table:table-cell table:style-name="ce13" table:formula="of:=[$data.AE53]" office:value-type="string" office:string-value="r1" calcext:value-type="string">
            <text:p>r1</text:p>
          </table:table-cell>
          <table:table-cell table:style-name="ce13" table:formula="of:=[$data.AF53]" office:value-type="string" office:string-value="r1" calcext:value-type="string">
            <text:p>r1</text:p>
          </table:table-cell>
          <table:table-cell table:style-name="ce14" table:formula="of:=[$data.D53]" office:value-type="float" office:value="3" calcext:value-type="float">
            <text:p>3</text:p>
          </table:table-cell>
          <table:table-cell table:style-name="ce14" table:formula="of:=[$data.G53]" office:value-type="string" office:string-value="053-36-3-treble-A3b" calcext:value-type="string">
            <text:p>053-36-3-treble-A3b</text:p>
          </table:table-cell>
          <table:table-cell table:number-columns-repeated="1013"/>
        </table:table-row>
        <table:table-row table:style-name="ro2">
          <table:table-cell table:style-name="ce13" table:formula="of:=[$data.F54]" office:value-type="string" office:string-value="A3" calcext:value-type="string">
            <text:p>A3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4" table:formula="of:=[$data.N54]" office:value-type="string" office:string-value="r4 a4" calcext:value-type="string">
            <text:p>r4 a4</text:p>
          </table:table-cell>
          <table:table-cell table:style-name="ce14" table:formula="of:=[$data.S54]" office:value-type="string" office:string-value="" calcext:value-type="error">
            <text:p>#NAME?</text:p>
          </table:table-cell>
          <table:table-cell table:style-name="ce14" table:formula="of:=[$data.T54]" office:value-type="string" office:string-value="" calcext:value-type="error">
            <text:p>#NAME?</text:p>
          </table:table-cell>
          <table:table-cell table:style-name="ce13" table:formula="of:=[$data.Z54]" office:value-type="string" office:string-value="r2" calcext:value-type="string">
            <text:p>r2</text:p>
          </table:table-cell>
          <table:table-cell table:style-name="ce13" table:formula="of:=[$data.AE54]" office:value-type="string" office:string-value="r1" calcext:value-type="string">
            <text:p>r1</text:p>
          </table:table-cell>
          <table:table-cell table:style-name="ce13" table:formula="of:=[$data.AF54]" office:value-type="string" office:string-value="r1" calcext:value-type="string">
            <text:p>r1</text:p>
          </table:table-cell>
          <table:table-cell table:style-name="ce14" table:formula="of:=[$data.D54]" office:value-type="float" office:value="3" calcext:value-type="float">
            <text:p>3</text:p>
          </table:table-cell>
          <table:table-cell table:style-name="ce14" table:formula="of:=[$data.G54]" office:value-type="string" office:string-value="051-37-3-treble-A3" calcext:value-type="string">
            <text:p>051-37-3-treble-A3</text:p>
          </table:table-cell>
          <table:table-cell table:number-columns-repeated="1013"/>
        </table:table-row>
        <table:table-row table:style-name="ro2">
          <table:table-cell table:style-name="ce13" table:formula="of:=[$data.F55]" office:value-type="string" office:string-value="A3#" calcext:value-type="string">
            <text:p>A3#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4" table:formula="of:=[$data.N55]" office:value-type="string" office:string-value="r4 ais4" calcext:value-type="string">
            <text:p>r4 ais4</text:p>
          </table:table-cell>
          <table:table-cell table:style-name="ce14" table:formula="of:=[$data.S55]" office:value-type="string" office:string-value="" calcext:value-type="error">
            <text:p>#NAME?</text:p>
          </table:table-cell>
          <table:table-cell table:style-name="ce14" table:formula="of:=[$data.T55]" office:value-type="string" office:string-value="" calcext:value-type="error">
            <text:p>#NAME?</text:p>
          </table:table-cell>
          <table:table-cell table:style-name="ce13" table:formula="of:=[$data.Z55]" office:value-type="string" office:string-value="r2" calcext:value-type="string">
            <text:p>r2</text:p>
          </table:table-cell>
          <table:table-cell table:style-name="ce13" table:formula="of:=[$data.AE55]" office:value-type="string" office:string-value="r1" calcext:value-type="string">
            <text:p>r1</text:p>
          </table:table-cell>
          <table:table-cell table:style-name="ce13" table:formula="of:=[$data.AF55]" office:value-type="string" office:string-value="r1" calcext:value-type="string">
            <text:p>r1</text:p>
          </table:table-cell>
          <table:table-cell table:style-name="ce14" table:formula="of:=[$data.D55]" office:value-type="float" office:value="3" calcext:value-type="float">
            <text:p>3</text:p>
          </table:table-cell>
          <table:table-cell table:style-name="ce14" table:formula="of:=[$data.G55]" office:value-type="string" office:string-value="052-38-3-treble-A3#" calcext:value-type="string">
            <text:p>052-38-3-treble-A3#</text:p>
          </table:table-cell>
          <table:table-cell table:number-columns-repeated="1013"/>
        </table:table-row>
        <table:table-row table:style-name="ro2">
          <table:table-cell table:style-name="ce13" table:formula="of:=[$data.F56]" office:value-type="string" office:string-value="B3b" calcext:value-type="string">
            <text:p>B3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4" table:formula="of:=[$data.N56]" office:value-type="string" office:string-value="r4 bes4" calcext:value-type="string">
            <text:p>r4 bes4</text:p>
          </table:table-cell>
          <table:table-cell table:style-name="ce14" table:formula="of:=[$data.S56]" office:value-type="string" office:string-value="" calcext:value-type="error">
            <text:p>#NAME?</text:p>
          </table:table-cell>
          <table:table-cell table:style-name="ce14" table:formula="of:=[$data.T56]" office:value-type="string" office:string-value="" calcext:value-type="error">
            <text:p>#NAME?</text:p>
          </table:table-cell>
          <table:table-cell table:style-name="ce13" table:formula="of:=[$data.Z56]" office:value-type="string" office:string-value="r2" calcext:value-type="string">
            <text:p>r2</text:p>
          </table:table-cell>
          <table:table-cell table:style-name="ce13" table:formula="of:=[$data.AE56]" office:value-type="string" office:string-value="r1" calcext:value-type="string">
            <text:p>r1</text:p>
          </table:table-cell>
          <table:table-cell table:style-name="ce13" table:formula="of:=[$data.AF56]" office:value-type="string" office:string-value="r1" calcext:value-type="string">
            <text:p>r1</text:p>
          </table:table-cell>
          <table:table-cell table:style-name="ce14" table:formula="of:=[$data.D56]" office:value-type="float" office:value="3" calcext:value-type="float">
            <text:p>3</text:p>
          </table:table-cell>
          <table:table-cell table:style-name="ce14" table:formula="of:=[$data.G56]" office:value-type="string" office:string-value="055-38-3-treble-B3b" calcext:value-type="string">
            <text:p>055-38-3-treble-B3b</text:p>
          </table:table-cell>
          <table:table-cell table:number-columns-repeated="1013"/>
        </table:table-row>
        <table:table-row table:style-name="ro2">
          <table:table-cell table:style-name="ce13" table:formula="of:=[$data.F57]" office:value-type="string" office:string-value="B3" calcext:value-type="string">
            <text:p>B3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4" table:formula="of:=[$data.N57]" office:value-type="string" office:string-value="r4 b4" calcext:value-type="string">
            <text:p>r4 b4</text:p>
          </table:table-cell>
          <table:table-cell table:style-name="ce14" table:formula="of:=[$data.S57]" office:value-type="string" office:string-value="" calcext:value-type="error">
            <text:p>#NAME?</text:p>
          </table:table-cell>
          <table:table-cell table:style-name="ce14" table:formula="of:=[$data.T57]" office:value-type="string" office:string-value="" calcext:value-type="error">
            <text:p>#NAME?</text:p>
          </table:table-cell>
          <table:table-cell table:style-name="ce13" table:formula="of:=[$data.Z57]" office:value-type="string" office:string-value="r2" calcext:value-type="string">
            <text:p>r2</text:p>
          </table:table-cell>
          <table:table-cell table:style-name="ce13" table:formula="of:=[$data.AE57]" office:value-type="string" office:string-value="r1" calcext:value-type="string">
            <text:p>r1</text:p>
          </table:table-cell>
          <table:table-cell table:style-name="ce13" table:formula="of:=[$data.AF57]" office:value-type="string" office:string-value="r1" calcext:value-type="string">
            <text:p>r1</text:p>
          </table:table-cell>
          <table:table-cell table:style-name="ce14" table:formula="of:=[$data.D57]" office:value-type="float" office:value="3" calcext:value-type="float">
            <text:p>3</text:p>
          </table:table-cell>
          <table:table-cell table:style-name="ce14" table:formula="of:=[$data.G57]" office:value-type="string" office:string-value="054-39-3-treble-B3" calcext:value-type="string">
            <text:p>054-39-3-treble-B3</text:p>
          </table:table-cell>
          <table:table-cell table:number-columns-repeated="1013"/>
        </table:table-row>
        <table:table-row table:style-name="ro2">
          <table:table-cell table:style-name="ce13" table:formula="of:=[$data.F58]" office:value-type="string" office:string-value="C3" calcext:value-type="string">
            <text:p>C3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4" table:formula="of:=[$data.N58]" office:value-type="string" office:string-value="r2" calcext:value-type="string">
            <text:p>r2</text:p>
          </table:table-cell>
          <table:table-cell table:style-name="ce14" table:formula="of:=[$data.S58]" office:value-type="string" office:string-value="r1" calcext:value-type="string">
            <text:p>r1</text:p>
          </table:table-cell>
          <table:table-cell table:style-name="ce14" table:formula="of:=[$data.T58]" office:value-type="string" office:string-value="r1" calcext:value-type="string">
            <text:p>r1</text:p>
          </table:table-cell>
          <table:table-cell table:style-name="ce13" table:formula="of:=[$data.Z58]" office:value-type="string" office:string-value="r4 c4" calcext:value-type="string">
            <text:p>r4 c4</text:p>
          </table:table-cell>
          <table:table-cell table:style-name="ce13" table:formula="of:=[$data.AE58]" office:value-type="string" office:string-value="" calcext:value-type="error">
            <text:p>#NAME?</text:p>
          </table:table-cell>
          <table:table-cell table:style-name="ce13" table:formula="of:=[$data.AF58]" office:value-type="string" office:string-value="" calcext:value-type="error">
            <text:p>#NAME?</text:p>
          </table:table-cell>
          <table:table-cell table:style-name="ce14" table:formula="of:=[$data.D58]" office:value-type="float" office:value="1" calcext:value-type="float">
            <text:p>1</text:p>
          </table:table-cell>
          <table:table-cell table:style-name="ce14" table:formula="of:=[$data.G58]" office:value-type="string" office:string-value="056-28-3-bass-C3" calcext:value-type="string">
            <text:p>056-28-3-bass-C3</text:p>
          </table:table-cell>
          <table:table-cell table:number-columns-repeated="1013"/>
        </table:table-row>
        <table:table-row table:style-name="ro2">
          <table:table-cell table:style-name="ce13" table:formula="of:=[$data.F59]" office:value-type="string" office:string-value="C3#" calcext:value-type="string">
            <text:p>C3#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4" table:formula="of:=[$data.N59]" office:value-type="string" office:string-value="r2" calcext:value-type="string">
            <text:p>r2</text:p>
          </table:table-cell>
          <table:table-cell table:style-name="ce14" table:formula="of:=[$data.S59]" office:value-type="string" office:string-value="r1" calcext:value-type="string">
            <text:p>r1</text:p>
          </table:table-cell>
          <table:table-cell table:style-name="ce14" table:formula="of:=[$data.T59]" office:value-type="string" office:string-value="r1" calcext:value-type="string">
            <text:p>r1</text:p>
          </table:table-cell>
          <table:table-cell table:style-name="ce13" table:formula="of:=[$data.Z59]" office:value-type="string" office:string-value="r4 cis4" calcext:value-type="string">
            <text:p>r4 cis4</text:p>
          </table:table-cell>
          <table:table-cell table:style-name="ce13" table:formula="of:=[$data.AE59]" office:value-type="string" office:string-value="" calcext:value-type="error">
            <text:p>#NAME?</text:p>
          </table:table-cell>
          <table:table-cell table:style-name="ce13" table:formula="of:=[$data.AF59]" office:value-type="string" office:string-value="" calcext:value-type="error">
            <text:p>#NAME?</text:p>
          </table:table-cell>
          <table:table-cell table:style-name="ce14" table:formula="of:=[$data.D59]" office:value-type="float" office:value="1" calcext:value-type="float">
            <text:p>1</text:p>
          </table:table-cell>
          <table:table-cell table:style-name="ce14" table:formula="of:=[$data.G59]" office:value-type="string" office:string-value="057-29-3-bass-C3#" calcext:value-type="string">
            <text:p>057-29-3-bass-C3#</text:p>
          </table:table-cell>
          <table:table-cell table:number-columns-repeated="1013"/>
        </table:table-row>
        <table:table-row table:style-name="ro2">
          <table:table-cell table:style-name="ce13" table:formula="of:=[$data.F60]" office:value-type="string" office:string-value="D3b" calcext:value-type="string">
            <text:p>D3b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4" table:formula="of:=[$data.N60]" office:value-type="string" office:string-value="r2" calcext:value-type="string">
            <text:p>r2</text:p>
          </table:table-cell>
          <table:table-cell table:style-name="ce14" table:formula="of:=[$data.S60]" office:value-type="string" office:string-value="r1" calcext:value-type="string">
            <text:p>r1</text:p>
          </table:table-cell>
          <table:table-cell table:style-name="ce14" table:formula="of:=[$data.T60]" office:value-type="string" office:string-value="r1" calcext:value-type="string">
            <text:p>r1</text:p>
          </table:table-cell>
          <table:table-cell table:style-name="ce13" table:formula="of:=[$data.Z60]" office:value-type="string" office:string-value="r4 des4" calcext:value-type="string">
            <text:p>r4 des4</text:p>
          </table:table-cell>
          <table:table-cell table:style-name="ce13" table:formula="of:=[$data.AE60]" office:value-type="string" office:string-value="" calcext:value-type="error">
            <text:p>#NAME?</text:p>
          </table:table-cell>
          <table:table-cell table:style-name="ce13" table:formula="of:=[$data.AF60]" office:value-type="string" office:string-value="" calcext:value-type="error">
            <text:p>#NAME?</text:p>
          </table:table-cell>
          <table:table-cell table:style-name="ce14" table:formula="of:=[$data.D60]" office:value-type="float" office:value="1" calcext:value-type="float">
            <text:p>1</text:p>
          </table:table-cell>
          <table:table-cell table:style-name="ce14" table:formula="of:=[$data.G60]" office:value-type="string" office:string-value="060-29-3-bass-D3b" calcext:value-type="string">
            <text:p>060-29-3-bass-D3b</text:p>
          </table:table-cell>
          <table:table-cell table:number-columns-repeated="1013"/>
        </table:table-row>
        <table:table-row table:style-name="ro2">
          <table:table-cell table:style-name="ce13" table:formula="of:=[$data.F61]" office:value-type="string" office:string-value="D3" calcext:value-type="string">
            <text:p>D3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4" table:formula="of:=[$data.N61]" office:value-type="string" office:string-value="r2" calcext:value-type="string">
            <text:p>r2</text:p>
          </table:table-cell>
          <table:table-cell table:style-name="ce14" table:formula="of:=[$data.S61]" office:value-type="string" office:string-value="r1" calcext:value-type="string">
            <text:p>r1</text:p>
          </table:table-cell>
          <table:table-cell table:style-name="ce14" table:formula="of:=[$data.T61]" office:value-type="string" office:string-value="r1" calcext:value-type="string">
            <text:p>r1</text:p>
          </table:table-cell>
          <table:table-cell table:style-name="ce13" table:formula="of:=[$data.Z61]" office:value-type="string" office:string-value="r4 d4" calcext:value-type="string">
            <text:p>r4 d4</text:p>
          </table:table-cell>
          <table:table-cell table:style-name="ce13" table:formula="of:=[$data.AE61]" office:value-type="string" office:string-value="" calcext:value-type="error">
            <text:p>#NAME?</text:p>
          </table:table-cell>
          <table:table-cell table:style-name="ce13" table:formula="of:=[$data.AF61]" office:value-type="string" office:string-value="" calcext:value-type="error">
            <text:p>#NAME?</text:p>
          </table:table-cell>
          <table:table-cell table:style-name="ce14" table:formula="of:=[$data.D61]" office:value-type="float" office:value="1" calcext:value-type="float">
            <text:p>1</text:p>
          </table:table-cell>
          <table:table-cell table:style-name="ce14" table:formula="of:=[$data.G61]" office:value-type="string" office:string-value="058-30-3-bass-D3" calcext:value-type="string">
            <text:p>058-30-3-bass-D3</text:p>
          </table:table-cell>
          <table:table-cell table:number-columns-repeated="1013"/>
        </table:table-row>
        <table:table-row table:style-name="ro2">
          <table:table-cell table:style-name="ce13" table:formula="of:=[$data.F62]" office:value-type="string" office:string-value="D3#" calcext:value-type="string">
            <text:p>D3#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4" table:formula="of:=[$data.N62]" office:value-type="string" office:string-value="r2" calcext:value-type="string">
            <text:p>r2</text:p>
          </table:table-cell>
          <table:table-cell table:style-name="ce14" table:formula="of:=[$data.S62]" office:value-type="string" office:string-value="r1" calcext:value-type="string">
            <text:p>r1</text:p>
          </table:table-cell>
          <table:table-cell table:style-name="ce14" table:formula="of:=[$data.T62]" office:value-type="string" office:string-value="r1" calcext:value-type="string">
            <text:p>r1</text:p>
          </table:table-cell>
          <table:table-cell table:style-name="ce13" table:formula="of:=[$data.Z62]" office:value-type="string" office:string-value="r4 dis4" calcext:value-type="string">
            <text:p>r4 dis4</text:p>
          </table:table-cell>
          <table:table-cell table:style-name="ce13" table:formula="of:=[$data.AE62]" office:value-type="string" office:string-value="" calcext:value-type="error">
            <text:p>#NAME?</text:p>
          </table:table-cell>
          <table:table-cell table:style-name="ce13" table:formula="of:=[$data.AF62]" office:value-type="string" office:string-value="" calcext:value-type="error">
            <text:p>#NAME?</text:p>
          </table:table-cell>
          <table:table-cell table:style-name="ce14" table:formula="of:=[$data.D62]" office:value-type="float" office:value="1" calcext:value-type="float">
            <text:p>1</text:p>
          </table:table-cell>
          <table:table-cell table:style-name="ce14" table:formula="of:=[$data.G62]" office:value-type="string" office:string-value="059-31-3-bass-D3#" calcext:value-type="string">
            <text:p>059-31-3-bass-D3#</text:p>
          </table:table-cell>
          <table:table-cell table:number-columns-repeated="1013"/>
        </table:table-row>
        <table:table-row table:style-name="ro2">
          <table:table-cell table:style-name="ce13" table:formula="of:=[$data.F63]" office:value-type="string" office:string-value="E3b" calcext:value-type="string">
            <text:p>E3b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4" table:formula="of:=[$data.N63]" office:value-type="string" office:string-value="r2" calcext:value-type="string">
            <text:p>r2</text:p>
          </table:table-cell>
          <table:table-cell table:style-name="ce14" table:formula="of:=[$data.S63]" office:value-type="string" office:string-value="r1" calcext:value-type="string">
            <text:p>r1</text:p>
          </table:table-cell>
          <table:table-cell table:style-name="ce14" table:formula="of:=[$data.T63]" office:value-type="string" office:string-value="r1" calcext:value-type="string">
            <text:p>r1</text:p>
          </table:table-cell>
          <table:table-cell table:style-name="ce13" table:formula="of:=[$data.Z63]" office:value-type="string" office:string-value="r4 ees4" calcext:value-type="string">
            <text:p>r4 ees4</text:p>
          </table:table-cell>
          <table:table-cell table:style-name="ce13" table:formula="of:=[$data.AE63]" office:value-type="string" office:string-value="" calcext:value-type="error">
            <text:p>#NAME?</text:p>
          </table:table-cell>
          <table:table-cell table:style-name="ce13" table:formula="of:=[$data.AF63]" office:value-type="string" office:string-value="" calcext:value-type="error">
            <text:p>#NAME?</text:p>
          </table:table-cell>
          <table:table-cell table:style-name="ce14" table:formula="of:=[$data.D63]" office:value-type="float" office:value="1" calcext:value-type="float">
            <text:p>1</text:p>
          </table:table-cell>
          <table:table-cell table:style-name="ce14" table:formula="of:=[$data.G63]" office:value-type="string" office:string-value="062-31-3-bass-E3b" calcext:value-type="string">
            <text:p>062-31-3-bass-E3b</text:p>
          </table:table-cell>
          <table:table-cell table:number-columns-repeated="1013"/>
        </table:table-row>
        <table:table-row table:style-name="ro2">
          <table:table-cell table:style-name="ce13" table:formula="of:=[$data.F64]" office:value-type="string" office:string-value="E3" calcext:value-type="string">
            <text:p>E3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4" table:formula="of:=[$data.N64]" office:value-type="string" office:string-value="r2" calcext:value-type="string">
            <text:p>r2</text:p>
          </table:table-cell>
          <table:table-cell table:style-name="ce14" table:formula="of:=[$data.S64]" office:value-type="string" office:string-value="r1" calcext:value-type="string">
            <text:p>r1</text:p>
          </table:table-cell>
          <table:table-cell table:style-name="ce14" table:formula="of:=[$data.T64]" office:value-type="string" office:string-value="r1" calcext:value-type="string">
            <text:p>r1</text:p>
          </table:table-cell>
          <table:table-cell table:style-name="ce13" table:formula="of:=[$data.Z64]" office:value-type="string" office:string-value="r4 e4" calcext:value-type="string">
            <text:p>r4 e4</text:p>
          </table:table-cell>
          <table:table-cell table:style-name="ce13" table:formula="of:=[$data.AE64]" office:value-type="string" office:string-value="" calcext:value-type="error">
            <text:p>#NAME?</text:p>
          </table:table-cell>
          <table:table-cell table:style-name="ce13" table:formula="of:=[$data.AF64]" office:value-type="string" office:string-value="" calcext:value-type="error">
            <text:p>#NAME?</text:p>
          </table:table-cell>
          <table:table-cell table:style-name="ce14" table:formula="of:=[$data.D64]" office:value-type="float" office:value="1" calcext:value-type="float">
            <text:p>1</text:p>
          </table:table-cell>
          <table:table-cell table:style-name="ce14" table:formula="of:=[$data.G64]" office:value-type="string" office:string-value="061-32-3-bass-E3" calcext:value-type="string">
            <text:p>061-32-3-bass-E3</text:p>
          </table:table-cell>
          <table:table-cell table:number-columns-repeated="1013"/>
        </table:table-row>
        <table:table-row table:style-name="ro2">
          <table:table-cell table:style-name="ce13" table:formula="of:=[$data.F65]" office:value-type="string" office:string-value="F3" calcext:value-type="string">
            <text:p>F3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4" table:formula="of:=[$data.N65]" office:value-type="string" office:string-value="r2" calcext:value-type="string">
            <text:p>r2</text:p>
          </table:table-cell>
          <table:table-cell table:style-name="ce14" table:formula="of:=[$data.S65]" office:value-type="string" office:string-value="r1" calcext:value-type="string">
            <text:p>r1</text:p>
          </table:table-cell>
          <table:table-cell table:style-name="ce14" table:formula="of:=[$data.T65]" office:value-type="string" office:string-value="r1" calcext:value-type="string">
            <text:p>r1</text:p>
          </table:table-cell>
          <table:table-cell table:style-name="ce13" table:formula="of:=[$data.Z65]" office:value-type="string" office:string-value="r4 f4" calcext:value-type="string">
            <text:p>r4 f4</text:p>
          </table:table-cell>
          <table:table-cell table:style-name="ce13" table:formula="of:=[$data.AE65]" office:value-type="string" office:string-value="" calcext:value-type="error">
            <text:p>#NAME?</text:p>
          </table:table-cell>
          <table:table-cell table:style-name="ce13" table:formula="of:=[$data.AF65]" office:value-type="string" office:string-value="" calcext:value-type="error">
            <text:p>#NAME?</text:p>
          </table:table-cell>
          <table:table-cell table:style-name="ce14" table:formula="of:=[$data.D65]" office:value-type="float" office:value="1" calcext:value-type="float">
            <text:p>1</text:p>
          </table:table-cell>
          <table:table-cell table:style-name="ce14" table:formula="of:=[$data.G65]" office:value-type="string" office:string-value="063-33-3-bass-F3" calcext:value-type="string">
            <text:p>063-33-3-bass-F3</text:p>
          </table:table-cell>
          <table:table-cell table:number-columns-repeated="1013"/>
        </table:table-row>
        <table:table-row table:style-name="ro2">
          <table:table-cell table:style-name="ce13" table:formula="of:=[$data.F66]" office:value-type="string" office:string-value="F3#" calcext:value-type="string">
            <text:p>F3#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4" table:formula="of:=[$data.N66]" office:value-type="string" office:string-value="r2" calcext:value-type="string">
            <text:p>r2</text:p>
          </table:table-cell>
          <table:table-cell table:style-name="ce14" table:formula="of:=[$data.S66]" office:value-type="string" office:string-value="r1" calcext:value-type="string">
            <text:p>r1</text:p>
          </table:table-cell>
          <table:table-cell table:style-name="ce14" table:formula="of:=[$data.T66]" office:value-type="string" office:string-value="r1" calcext:value-type="string">
            <text:p>r1</text:p>
          </table:table-cell>
          <table:table-cell table:style-name="ce13" table:formula="of:=[$data.Z66]" office:value-type="string" office:string-value="r4 fis4" calcext:value-type="string">
            <text:p>r4 fis4</text:p>
          </table:table-cell>
          <table:table-cell table:style-name="ce13" table:formula="of:=[$data.AE66]" office:value-type="string" office:string-value="" calcext:value-type="error">
            <text:p>#NAME?</text:p>
          </table:table-cell>
          <table:table-cell table:style-name="ce13" table:formula="of:=[$data.AF66]" office:value-type="string" office:string-value="" calcext:value-type="error">
            <text:p>#NAME?</text:p>
          </table:table-cell>
          <table:table-cell table:style-name="ce14" table:formula="of:=[$data.D66]" office:value-type="float" office:value="1" calcext:value-type="float">
            <text:p>1</text:p>
          </table:table-cell>
          <table:table-cell table:style-name="ce14" table:formula="of:=[$data.G66]" office:value-type="string" office:string-value="064-34-3-bass-F3#" calcext:value-type="string">
            <text:p>064-34-3-bass-F3#</text:p>
          </table:table-cell>
          <table:table-cell table:number-columns-repeated="1013"/>
        </table:table-row>
        <table:table-row table:style-name="ro2">
          <table:table-cell table:style-name="ce13" table:formula="of:=[$data.F67]" office:value-type="string" office:string-value="G3b" calcext:value-type="string">
            <text:p>G3b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4" table:formula="of:=[$data.N67]" office:value-type="string" office:string-value="r2" calcext:value-type="string">
            <text:p>r2</text:p>
          </table:table-cell>
          <table:table-cell table:style-name="ce14" table:formula="of:=[$data.S67]" office:value-type="string" office:string-value="r1" calcext:value-type="string">
            <text:p>r1</text:p>
          </table:table-cell>
          <table:table-cell table:style-name="ce14" table:formula="of:=[$data.T67]" office:value-type="string" office:string-value="r1" calcext:value-type="string">
            <text:p>r1</text:p>
          </table:table-cell>
          <table:table-cell table:style-name="ce13" table:formula="of:=[$data.Z67]" office:value-type="string" office:string-value="r4 ges4" calcext:value-type="string">
            <text:p>r4 ges4</text:p>
          </table:table-cell>
          <table:table-cell table:style-name="ce13" table:formula="of:=[$data.AE67]" office:value-type="string" office:string-value="" calcext:value-type="error">
            <text:p>#NAME?</text:p>
          </table:table-cell>
          <table:table-cell table:style-name="ce13" table:formula="of:=[$data.AF67]" office:value-type="string" office:string-value="" calcext:value-type="error">
            <text:p>#NAME?</text:p>
          </table:table-cell>
          <table:table-cell table:style-name="ce14" table:formula="of:=[$data.D67]" office:value-type="float" office:value="1" calcext:value-type="float">
            <text:p>1</text:p>
          </table:table-cell>
          <table:table-cell table:style-name="ce14" table:formula="of:=[$data.G67]" office:value-type="string" office:string-value="067-34-3-bass-G3b" calcext:value-type="string">
            <text:p>067-34-3-bass-G3b</text:p>
          </table:table-cell>
          <table:table-cell table:number-columns-repeated="1013"/>
        </table:table-row>
        <table:table-row table:style-name="ro2">
          <table:table-cell table:style-name="ce13" table:formula="of:=[$data.F68]" office:value-type="string" office:string-value="G3" calcext:value-type="string">
            <text:p>G3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4" table:formula="of:=[$data.N68]" office:value-type="string" office:string-value="r2" calcext:value-type="string">
            <text:p>r2</text:p>
          </table:table-cell>
          <table:table-cell table:style-name="ce14" table:formula="of:=[$data.S68]" office:value-type="string" office:string-value="r1" calcext:value-type="string">
            <text:p>r1</text:p>
          </table:table-cell>
          <table:table-cell table:style-name="ce14" table:formula="of:=[$data.T68]" office:value-type="string" office:string-value="r1" calcext:value-type="string">
            <text:p>r1</text:p>
          </table:table-cell>
          <table:table-cell table:style-name="ce13" table:formula="of:=[$data.Z68]" office:value-type="string" office:string-value="r4 g4" calcext:value-type="string">
            <text:p>r4 g4</text:p>
          </table:table-cell>
          <table:table-cell table:style-name="ce13" table:formula="of:=[$data.AE68]" office:value-type="string" office:string-value="" calcext:value-type="error">
            <text:p>#NAME?</text:p>
          </table:table-cell>
          <table:table-cell table:style-name="ce13" table:formula="of:=[$data.AF68]" office:value-type="string" office:string-value="" calcext:value-type="error">
            <text:p>#NAME?</text:p>
          </table:table-cell>
          <table:table-cell table:style-name="ce14" table:formula="of:=[$data.D68]" office:value-type="float" office:value="1" calcext:value-type="float">
            <text:p>1</text:p>
          </table:table-cell>
          <table:table-cell table:style-name="ce14" table:formula="of:=[$data.G68]" office:value-type="string" office:string-value="065-35-3-bass-G3" calcext:value-type="string">
            <text:p>065-35-3-bass-G3</text:p>
          </table:table-cell>
          <table:table-cell table:number-columns-repeated="1013"/>
        </table:table-row>
        <table:table-row table:style-name="ro2">
          <table:table-cell table:style-name="ce13" table:formula="of:=[$data.F69]" office:value-type="string" office:string-value="G3#" calcext:value-type="string">
            <text:p>G3#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4" table:formula="of:=[$data.N69]" office:value-type="string" office:string-value="r2" calcext:value-type="string">
            <text:p>r2</text:p>
          </table:table-cell>
          <table:table-cell table:style-name="ce14" table:formula="of:=[$data.S69]" office:value-type="string" office:string-value="r1" calcext:value-type="string">
            <text:p>r1</text:p>
          </table:table-cell>
          <table:table-cell table:style-name="ce14" table:formula="of:=[$data.T69]" office:value-type="string" office:string-value="r1" calcext:value-type="string">
            <text:p>r1</text:p>
          </table:table-cell>
          <table:table-cell table:style-name="ce13" table:formula="of:=[$data.Z69]" office:value-type="string" office:string-value="r4 gis4" calcext:value-type="string">
            <text:p>r4 gis4</text:p>
          </table:table-cell>
          <table:table-cell table:style-name="ce13" table:formula="of:=[$data.AE69]" office:value-type="string" office:string-value="" calcext:value-type="error">
            <text:p>#NAME?</text:p>
          </table:table-cell>
          <table:table-cell table:style-name="ce13" table:formula="of:=[$data.AF69]" office:value-type="string" office:string-value="" calcext:value-type="error">
            <text:p>#NAME?</text:p>
          </table:table-cell>
          <table:table-cell table:style-name="ce14" table:formula="of:=[$data.D69]" office:value-type="float" office:value="1" calcext:value-type="float">
            <text:p>1</text:p>
          </table:table-cell>
          <table:table-cell table:style-name="ce14" table:formula="of:=[$data.G69]" office:value-type="string" office:string-value="066-36-3-bass-G3#" calcext:value-type="string">
            <text:p>066-36-3-bass-G3#</text:p>
          </table:table-cell>
          <table:table-cell table:number-columns-repeated="1013"/>
        </table:table-row>
        <table:table-row table:style-name="ro2">
          <table:table-cell table:style-name="ce13" table:formula="of:=[$data.F70]" office:value-type="string" office:string-value="A3b" calcext:value-type="string">
            <text:p>A3b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4" table:formula="of:=[$data.N70]" office:value-type="string" office:string-value="r2" calcext:value-type="string">
            <text:p>r2</text:p>
          </table:table-cell>
          <table:table-cell table:style-name="ce14" table:formula="of:=[$data.S70]" office:value-type="string" office:string-value="r1" calcext:value-type="string">
            <text:p>r1</text:p>
          </table:table-cell>
          <table:table-cell table:style-name="ce14" table:formula="of:=[$data.T70]" office:value-type="string" office:string-value="r1" calcext:value-type="string">
            <text:p>r1</text:p>
          </table:table-cell>
          <table:table-cell table:style-name="ce13" table:formula="of:=[$data.Z70]" office:value-type="string" office:string-value="r4 aes4" calcext:value-type="string">
            <text:p>r4 aes4</text:p>
          </table:table-cell>
          <table:table-cell table:style-name="ce13" table:formula="of:=[$data.AE70]" office:value-type="string" office:string-value="" calcext:value-type="error">
            <text:p>#NAME?</text:p>
          </table:table-cell>
          <table:table-cell table:style-name="ce13" table:formula="of:=[$data.AF70]" office:value-type="string" office:string-value="" calcext:value-type="error">
            <text:p>#NAME?</text:p>
          </table:table-cell>
          <table:table-cell table:style-name="ce14" table:formula="of:=[$data.D70]" office:value-type="float" office:value="1" calcext:value-type="float">
            <text:p>1</text:p>
          </table:table-cell>
          <table:table-cell table:style-name="ce14" table:formula="of:=[$data.G70]" office:value-type="string" office:string-value="070-36-3-bass-A3b" calcext:value-type="string">
            <text:p>070-36-3-bass-A3b</text:p>
          </table:table-cell>
          <table:table-cell table:number-columns-repeated="1013"/>
        </table:table-row>
        <table:table-row table:style-name="ro2">
          <table:table-cell table:style-name="ce13" table:formula="of:=[$data.F71]" office:value-type="string" office:string-value="A3" calcext:value-type="string">
            <text:p>A3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4" table:formula="of:=[$data.N71]" office:value-type="string" office:string-value="r2" calcext:value-type="string">
            <text:p>r2</text:p>
          </table:table-cell>
          <table:table-cell table:style-name="ce14" table:formula="of:=[$data.S71]" office:value-type="string" office:string-value="r1" calcext:value-type="string">
            <text:p>r1</text:p>
          </table:table-cell>
          <table:table-cell table:style-name="ce14" table:formula="of:=[$data.T71]" office:value-type="string" office:string-value="r1" calcext:value-type="string">
            <text:p>r1</text:p>
          </table:table-cell>
          <table:table-cell table:style-name="ce13" table:formula="of:=[$data.Z71]" office:value-type="string" office:string-value="r4 a4" calcext:value-type="string">
            <text:p>r4 a4</text:p>
          </table:table-cell>
          <table:table-cell table:style-name="ce13" table:formula="of:=[$data.AE71]" office:value-type="string" office:string-value="" calcext:value-type="error">
            <text:p>#NAME?</text:p>
          </table:table-cell>
          <table:table-cell table:style-name="ce13" table:formula="of:=[$data.AF71]" office:value-type="string" office:string-value="" calcext:value-type="error">
            <text:p>#NAME?</text:p>
          </table:table-cell>
          <table:table-cell table:style-name="ce14" table:formula="of:=[$data.D71]" office:value-type="float" office:value="1" calcext:value-type="float">
            <text:p>1</text:p>
          </table:table-cell>
          <table:table-cell table:style-name="ce14" table:formula="of:=[$data.G71]" office:value-type="string" office:string-value="068-37-3-bass-A3" calcext:value-type="string">
            <text:p>068-37-3-bass-A3</text:p>
          </table:table-cell>
          <table:table-cell table:number-columns-repeated="1013"/>
        </table:table-row>
        <table:table-row table:style-name="ro2">
          <table:table-cell table:style-name="ce13" table:formula="of:=[$data.F72]" office:value-type="string" office:string-value="A3#" calcext:value-type="string">
            <text:p>A3#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4" table:formula="of:=[$data.N72]" office:value-type="string" office:string-value="r2" calcext:value-type="string">
            <text:p>r2</text:p>
          </table:table-cell>
          <table:table-cell table:style-name="ce14" table:formula="of:=[$data.S72]" office:value-type="string" office:string-value="r1" calcext:value-type="string">
            <text:p>r1</text:p>
          </table:table-cell>
          <table:table-cell table:style-name="ce14" table:formula="of:=[$data.T72]" office:value-type="string" office:string-value="r1" calcext:value-type="string">
            <text:p>r1</text:p>
          </table:table-cell>
          <table:table-cell table:style-name="ce13" table:formula="of:=[$data.Z72]" office:value-type="string" office:string-value="r4 ais4" calcext:value-type="string">
            <text:p>r4 ais4</text:p>
          </table:table-cell>
          <table:table-cell table:style-name="ce13" table:formula="of:=[$data.AE72]" office:value-type="string" office:string-value="" calcext:value-type="error">
            <text:p>#NAME?</text:p>
          </table:table-cell>
          <table:table-cell table:style-name="ce13" table:formula="of:=[$data.AF72]" office:value-type="string" office:string-value="" calcext:value-type="error">
            <text:p>#NAME?</text:p>
          </table:table-cell>
          <table:table-cell table:style-name="ce14" table:formula="of:=[$data.D72]" office:value-type="float" office:value="1" calcext:value-type="float">
            <text:p>1</text:p>
          </table:table-cell>
          <table:table-cell table:style-name="ce14" table:formula="of:=[$data.G72]" office:value-type="string" office:string-value="069-38-3-bass-A3#" calcext:value-type="string">
            <text:p>069-38-3-bass-A3#</text:p>
          </table:table-cell>
          <table:table-cell table:number-columns-repeated="1013"/>
        </table:table-row>
        <table:table-row table:style-name="ro2">
          <table:table-cell table:style-name="ce13" table:formula="of:=[$data.F73]" office:value-type="string" office:string-value="B3b" calcext:value-type="string">
            <text:p>B3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4" table:formula="of:=[$data.N73]" office:value-type="string" office:string-value="r2" calcext:value-type="string">
            <text:p>r2</text:p>
          </table:table-cell>
          <table:table-cell table:style-name="ce14" table:formula="of:=[$data.S73]" office:value-type="string" office:string-value="r1" calcext:value-type="string">
            <text:p>r1</text:p>
          </table:table-cell>
          <table:table-cell table:style-name="ce14" table:formula="of:=[$data.T73]" office:value-type="string" office:string-value="r1" calcext:value-type="string">
            <text:p>r1</text:p>
          </table:table-cell>
          <table:table-cell table:style-name="ce13" table:formula="of:=[$data.Z73]" office:value-type="string" office:string-value="r4 bes4" calcext:value-type="string">
            <text:p>r4 bes4</text:p>
          </table:table-cell>
          <table:table-cell table:style-name="ce13" table:formula="of:=[$data.AE73]" office:value-type="string" office:string-value="" calcext:value-type="error">
            <text:p>#NAME?</text:p>
          </table:table-cell>
          <table:table-cell table:style-name="ce13" table:formula="of:=[$data.AF73]" office:value-type="string" office:string-value="" calcext:value-type="error">
            <text:p>#NAME?</text:p>
          </table:table-cell>
          <table:table-cell table:style-name="ce14" table:formula="of:=[$data.D73]" office:value-type="float" office:value="1" calcext:value-type="float">
            <text:p>1</text:p>
          </table:table-cell>
          <table:table-cell table:style-name="ce14" table:formula="of:=[$data.G73]" office:value-type="string" office:string-value="072-38-3-bass-B3b" calcext:value-type="string">
            <text:p>072-38-3-bass-B3b</text:p>
          </table:table-cell>
          <table:table-cell table:number-columns-repeated="1013"/>
        </table:table-row>
        <table:table-row table:style-name="ro2">
          <table:table-cell table:style-name="ce13" table:formula="of:=[$data.F74]" office:value-type="string" office:string-value="B3" calcext:value-type="string">
            <text:p>B3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4" table:formula="of:=[$data.N74]" office:value-type="string" office:string-value="r2" calcext:value-type="string">
            <text:p>r2</text:p>
          </table:table-cell>
          <table:table-cell table:style-name="ce14" table:formula="of:=[$data.S74]" office:value-type="string" office:string-value="r1" calcext:value-type="string">
            <text:p>r1</text:p>
          </table:table-cell>
          <table:table-cell table:style-name="ce14" table:formula="of:=[$data.T74]" office:value-type="string" office:string-value="r1" calcext:value-type="string">
            <text:p>r1</text:p>
          </table:table-cell>
          <table:table-cell table:style-name="ce13" table:formula="of:=[$data.Z74]" office:value-type="string" office:string-value="r4 b4" calcext:value-type="string">
            <text:p>r4 b4</text:p>
          </table:table-cell>
          <table:table-cell table:style-name="ce13" table:formula="of:=[$data.AE74]" office:value-type="string" office:string-value="" calcext:value-type="error">
            <text:p>#NAME?</text:p>
          </table:table-cell>
          <table:table-cell table:style-name="ce13" table:formula="of:=[$data.AF74]" office:value-type="string" office:string-value="" calcext:value-type="error">
            <text:p>#NAME?</text:p>
          </table:table-cell>
          <table:table-cell table:style-name="ce14" table:formula="of:=[$data.D74]" office:value-type="float" office:value="1" calcext:value-type="float">
            <text:p>1</text:p>
          </table:table-cell>
          <table:table-cell table:style-name="ce14" table:formula="of:=[$data.G74]" office:value-type="string" office:string-value="071-39-3-bass-B3" calcext:value-type="string">
            <text:p>071-39-3-bass-B3</text:p>
          </table:table-cell>
          <table:table-cell table:number-columns-repeated="1013"/>
        </table:table-row>
        <table:table-row table:style-name="ro2">
          <table:table-cell table:style-name="ce13" table:formula="of:=[$data.F75]" office:value-type="string" office:string-value="C4" calcext:value-type="string">
            <text:p>C4</text:p>
          </table:table-cell>
          <table:table-cell table:style-name="ce13" table:formula="of:=[$data.E75]" office:value-type="string" office:string-value="4" calcext:value-type="string">
            <text:p>4</text:p>
          </table:table-cell>
          <table:table-cell table:style-name="ce13" table:formula="of:=[$data.I75]" office:value-type="string" office:string-value="treble" calcext:value-type="string">
            <text:p>treble</text:p>
          </table:table-cell>
          <table:table-cell table:style-name="ce14" table:formula="of:=[$data.N75]" office:value-type="string" office:string-value="r4 c'4" calcext:value-type="string">
            <text:p>r4 c'4</text:p>
          </table:table-cell>
          <table:table-cell table:style-name="ce14" table:formula="of:=[$data.S75]" office:value-type="string" office:string-value="" calcext:value-type="error">
            <text:p>#NAME?</text:p>
          </table:table-cell>
          <table:table-cell table:style-name="ce14" table:formula="of:=[$data.T75]" office:value-type="string" office:string-value="" calcext:value-type="error">
            <text:p>#NAME?</text:p>
          </table:table-cell>
          <table:table-cell table:style-name="ce13" table:formula="of:=[$data.Z75]" office:value-type="string" office:string-value="r2" calcext:value-type="string">
            <text:p>r2</text:p>
          </table:table-cell>
          <table:table-cell table:style-name="ce13" table:formula="of:=[$data.AE75]" office:value-type="string" office:string-value="r1" calcext:value-type="string">
            <text:p>r1</text:p>
          </table:table-cell>
          <table:table-cell table:style-name="ce13" table:formula="of:=[$data.AF75]" office:value-type="string" office:string-value="r1" calcext:value-type="string">
            <text:p>r1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 table:formula="of:=[$data.G75]" office:value-type="string" office:string-value="073-40-4-treble-C4" calcext:value-type="string">
            <text:p>073-40-4-treble-C4</text:p>
          </table:table-cell>
          <table:table-cell table:number-columns-repeated="1013"/>
        </table:table-row>
        <table:table-row table:style-name="ro2">
          <table:table-cell table:style-name="ce13" table:formula="of:=[$data.F76]" office:value-type="string" office:string-value="C4#" calcext:value-type="string">
            <text:p>C4#</text:p>
          </table:table-cell>
          <table:table-cell table:style-name="ce13" table:formula="of:=[$data.E76]" office:value-type="string" office:string-value="4" calcext:value-type="string">
            <text:p>4</text:p>
          </table:table-cell>
          <table:table-cell table:style-name="ce13" table:formula="of:=[$data.I76]" office:value-type="string" office:string-value="treble" calcext:value-type="string">
            <text:p>treble</text:p>
          </table:table-cell>
          <table:table-cell table:style-name="ce14" table:formula="of:=[$data.N76]" office:value-type="string" office:string-value="r4 cis'4" calcext:value-type="string">
            <text:p>r4 cis'4</text:p>
          </table:table-cell>
          <table:table-cell table:style-name="ce14" table:formula="of:=[$data.S76]" office:value-type="string" office:string-value="" calcext:value-type="error">
            <text:p>#NAME?</text:p>
          </table:table-cell>
          <table:table-cell table:style-name="ce14" table:formula="of:=[$data.T76]" office:value-type="string" office:string-value="" calcext:value-type="error">
            <text:p>#NAME?</text:p>
          </table:table-cell>
          <table:table-cell table:style-name="ce13" table:formula="of:=[$data.Z76]" office:value-type="string" office:string-value="r2" calcext:value-type="string">
            <text:p>r2</text:p>
          </table:table-cell>
          <table:table-cell table:style-name="ce13" table:formula="of:=[$data.AE76]" office:value-type="string" office:string-value="r1" calcext:value-type="string">
            <text:p>r1</text:p>
          </table:table-cell>
          <table:table-cell table:style-name="ce13" table:formula="of:=[$data.AF76]" office:value-type="string" office:string-value="r1" calcext:value-type="string">
            <text:p>r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 table:formula="of:=[$data.G76]" office:value-type="string" office:string-value="074-41-4-treble-C4#" calcext:value-type="string">
            <text:p>074-41-4-treble-C4#</text:p>
          </table:table-cell>
          <table:table-cell table:number-columns-repeated="1013"/>
        </table:table-row>
        <table:table-row table:style-name="ro2">
          <table:table-cell table:style-name="ce13" table:formula="of:=[$data.F77]" office:value-type="string" office:string-value="D4b" calcext:value-type="string">
            <text:p>D4b</text:p>
          </table:table-cell>
          <table:table-cell table:style-name="ce13" table:formula="of:=[$data.E77]" office:value-type="string" office:string-value="4" calcext:value-type="string">
            <text:p>4</text:p>
          </table:table-cell>
          <table:table-cell table:style-name="ce13" table:formula="of:=[$data.I77]" office:value-type="string" office:string-value="treble" calcext:value-type="string">
            <text:p>treble</text:p>
          </table:table-cell>
          <table:table-cell table:style-name="ce14" table:formula="of:=[$data.N77]" office:value-type="string" office:string-value="r4 des'4" calcext:value-type="string">
            <text:p>r4 des'4</text:p>
          </table:table-cell>
          <table:table-cell table:style-name="ce14" table:formula="of:=[$data.S77]" office:value-type="string" office:string-value="" calcext:value-type="error">
            <text:p>#NAME?</text:p>
          </table:table-cell>
          <table:table-cell table:style-name="ce14" table:formula="of:=[$data.T77]" office:value-type="string" office:string-value="" calcext:value-type="error">
            <text:p>#NAME?</text:p>
          </table:table-cell>
          <table:table-cell table:style-name="ce13" table:formula="of:=[$data.Z77]" office:value-type="string" office:string-value="r2" calcext:value-type="string">
            <text:p>r2</text:p>
          </table:table-cell>
          <table:table-cell table:style-name="ce13" table:formula="of:=[$data.AE77]" office:value-type="string" office:string-value="r1" calcext:value-type="string">
            <text:p>r1</text:p>
          </table:table-cell>
          <table:table-cell table:style-name="ce13" table:formula="of:=[$data.AF77]" office:value-type="string" office:string-value="r1" calcext:value-type="string">
            <text:p>r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 table:formula="of:=[$data.G77]" office:value-type="string" office:string-value="077-41-4-treble-D4b" calcext:value-type="string">
            <text:p>077-41-4-treble-D4b</text:p>
          </table:table-cell>
          <table:table-cell table:number-columns-repeated="1013"/>
        </table:table-row>
        <table:table-row table:style-name="ro2">
          <table:table-cell table:style-name="ce13" table:formula="of:=[$data.F78]" office:value-type="string" office:string-value="D4" calcext:value-type="string">
            <text:p>D4</text:p>
          </table:table-cell>
          <table:table-cell table:style-name="ce13" table:formula="of:=[$data.E78]" office:value-type="string" office:string-value="4" calcext:value-type="string">
            <text:p>4</text:p>
          </table:table-cell>
          <table:table-cell table:style-name="ce13" table:formula="of:=[$data.I78]" office:value-type="string" office:string-value="treble" calcext:value-type="string">
            <text:p>treble</text:p>
          </table:table-cell>
          <table:table-cell table:style-name="ce14" table:formula="of:=[$data.N78]" office:value-type="string" office:string-value="r4 d'4" calcext:value-type="string">
            <text:p>r4 d'4</text:p>
          </table:table-cell>
          <table:table-cell table:style-name="ce14" table:formula="of:=[$data.S78]" office:value-type="string" office:string-value="" calcext:value-type="error">
            <text:p>#NAME?</text:p>
          </table:table-cell>
          <table:table-cell table:style-name="ce14" table:formula="of:=[$data.T78]" office:value-type="string" office:string-value="" calcext:value-type="error">
            <text:p>#NAME?</text:p>
          </table:table-cell>
          <table:table-cell table:style-name="ce13" table:formula="of:=[$data.Z78]" office:value-type="string" office:string-value="r2" calcext:value-type="string">
            <text:p>r2</text:p>
          </table:table-cell>
          <table:table-cell table:style-name="ce13" table:formula="of:=[$data.AE78]" office:value-type="string" office:string-value="r1" calcext:value-type="string">
            <text:p>r1</text:p>
          </table:table-cell>
          <table:table-cell table:style-name="ce13" table:formula="of:=[$data.AF78]" office:value-type="string" office:string-value="r1" calcext:value-type="string">
            <text:p>r1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 table:formula="of:=[$data.G78]" office:value-type="string" office:string-value="075-42-4-treble-D4" calcext:value-type="string">
            <text:p>075-42-4-treble-D4</text:p>
          </table:table-cell>
          <table:table-cell table:number-columns-repeated="1013"/>
        </table:table-row>
        <table:table-row table:style-name="ro2">
          <table:table-cell table:style-name="ce13" table:formula="of:=[$data.F79]" office:value-type="string" office:string-value="D4#" calcext:value-type="string">
            <text:p>D4#</text:p>
          </table:table-cell>
          <table:table-cell table:style-name="ce13" table:formula="of:=[$data.E79]" office:value-type="string" office:string-value="4" calcext:value-type="string">
            <text:p>4</text:p>
          </table:table-cell>
          <table:table-cell table:style-name="ce13" table:formula="of:=[$data.I79]" office:value-type="string" office:string-value="treble" calcext:value-type="string">
            <text:p>treble</text:p>
          </table:table-cell>
          <table:table-cell table:style-name="ce14" table:formula="of:=[$data.N79]" office:value-type="string" office:string-value="r4 dis'4" calcext:value-type="string">
            <text:p>r4 dis'4</text:p>
          </table:table-cell>
          <table:table-cell table:style-name="ce14" table:formula="of:=[$data.S79]" office:value-type="string" office:string-value="" calcext:value-type="error">
            <text:p>#NAME?</text:p>
          </table:table-cell>
          <table:table-cell table:style-name="ce14" table:formula="of:=[$data.T79]" office:value-type="string" office:string-value="" calcext:value-type="error">
            <text:p>#NAME?</text:p>
          </table:table-cell>
          <table:table-cell table:style-name="ce13" table:formula="of:=[$data.Z79]" office:value-type="string" office:string-value="r2" calcext:value-type="string">
            <text:p>r2</text:p>
          </table:table-cell>
          <table:table-cell table:style-name="ce13" table:formula="of:=[$data.AE79]" office:value-type="string" office:string-value="r1" calcext:value-type="string">
            <text:p>r1</text:p>
          </table:table-cell>
          <table:table-cell table:style-name="ce13" table:formula="of:=[$data.AF79]" office:value-type="string" office:string-value="r1" calcext:value-type="string">
            <text:p>r1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 table:formula="of:=[$data.G79]" office:value-type="string" office:string-value="076-43-4-treble-D4#" calcext:value-type="string">
            <text:p>076-43-4-treble-D4#</text:p>
          </table:table-cell>
          <table:table-cell table:number-columns-repeated="1013"/>
        </table:table-row>
        <table:table-row table:style-name="ro2">
          <table:table-cell table:style-name="ce13" table:formula="of:=[$data.F80]" office:value-type="string" office:string-value="E4b" calcext:value-type="string">
            <text:p>E4b</text:p>
          </table:table-cell>
          <table:table-cell table:style-name="ce13" table:formula="of:=[$data.E80]" office:value-type="string" office:string-value="4" calcext:value-type="string">
            <text:p>4</text:p>
          </table:table-cell>
          <table:table-cell table:style-name="ce13" table:formula="of:=[$data.I80]" office:value-type="string" office:string-value="treble" calcext:value-type="string">
            <text:p>treble</text:p>
          </table:table-cell>
          <table:table-cell table:style-name="ce14" table:formula="of:=[$data.N80]" office:value-type="string" office:string-value="r4 ees'4" calcext:value-type="string">
            <text:p>r4 ees'4</text:p>
          </table:table-cell>
          <table:table-cell table:style-name="ce14" table:formula="of:=[$data.S80]" office:value-type="string" office:string-value="" calcext:value-type="error">
            <text:p>#NAME?</text:p>
          </table:table-cell>
          <table:table-cell table:style-name="ce14" table:formula="of:=[$data.T80]" office:value-type="string" office:string-value="" calcext:value-type="error">
            <text:p>#NAME?</text:p>
          </table:table-cell>
          <table:table-cell table:style-name="ce13" table:formula="of:=[$data.Z80]" office:value-type="string" office:string-value="r2" calcext:value-type="string">
            <text:p>r2</text:p>
          </table:table-cell>
          <table:table-cell table:style-name="ce13" table:formula="of:=[$data.AE80]" office:value-type="string" office:string-value="r1" calcext:value-type="string">
            <text:p>r1</text:p>
          </table:table-cell>
          <table:table-cell table:style-name="ce13" table:formula="of:=[$data.AF80]" office:value-type="string" office:string-value="r1" calcext:value-type="string">
            <text:p>r1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 table:formula="of:=[$data.G80]" office:value-type="string" office:string-value="079-43-4-treble-E4b" calcext:value-type="string">
            <text:p>079-43-4-treble-E4b</text:p>
          </table:table-cell>
          <table:table-cell table:number-columns-repeated="1013"/>
        </table:table-row>
        <table:table-row table:style-name="ro2">
          <table:table-cell table:style-name="ce13" table:formula="of:=[$data.F81]" office:value-type="string" office:string-value="E4" calcext:value-type="string">
            <text:p>E4</text:p>
          </table:table-cell>
          <table:table-cell table:style-name="ce13" table:formula="of:=[$data.E81]" office:value-type="string" office:string-value="4" calcext:value-type="string">
            <text:p>4</text:p>
          </table:table-cell>
          <table:table-cell table:style-name="ce13" table:formula="of:=[$data.I81]" office:value-type="string" office:string-value="treble" calcext:value-type="string">
            <text:p>treble</text:p>
          </table:table-cell>
          <table:table-cell table:style-name="ce14" table:formula="of:=[$data.N81]" office:value-type="string" office:string-value="r4 e'4" calcext:value-type="string">
            <text:p>r4 e'4</text:p>
          </table:table-cell>
          <table:table-cell table:style-name="ce14" table:formula="of:=[$data.S81]" office:value-type="string" office:string-value="" calcext:value-type="error">
            <text:p>#NAME?</text:p>
          </table:table-cell>
          <table:table-cell table:style-name="ce14" table:formula="of:=[$data.T81]" office:value-type="string" office:string-value="" calcext:value-type="error">
            <text:p>#NAME?</text:p>
          </table:table-cell>
          <table:table-cell table:style-name="ce13" table:formula="of:=[$data.Z81]" office:value-type="string" office:string-value="r2" calcext:value-type="string">
            <text:p>r2</text:p>
          </table:table-cell>
          <table:table-cell table:style-name="ce13" table:formula="of:=[$data.AE81]" office:value-type="string" office:string-value="r1" calcext:value-type="string">
            <text:p>r1</text:p>
          </table:table-cell>
          <table:table-cell table:style-name="ce13" table:formula="of:=[$data.AF81]" office:value-type="string" office:string-value="r1" calcext:value-type="string">
            <text:p>r1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 table:formula="of:=[$data.G81]" office:value-type="string" office:string-value="078-44-4-treble-E4" calcext:value-type="string">
            <text:p>078-44-4-treble-E4</text:p>
          </table:table-cell>
          <table:table-cell table:number-columns-repeated="1013"/>
        </table:table-row>
        <table:table-row table:style-name="ro2">
          <table:table-cell table:style-name="ce13" table:formula="of:=[$data.F82]" office:value-type="string" office:string-value="F4" calcext:value-type="string">
            <text:p>F4</text:p>
          </table:table-cell>
          <table:table-cell table:style-name="ce13" table:formula="of:=[$data.E82]" office:value-type="string" office:string-value="4" calcext:value-type="string">
            <text:p>4</text:p>
          </table:table-cell>
          <table:table-cell table:style-name="ce13" table:formula="of:=[$data.I82]" office:value-type="string" office:string-value="treble" calcext:value-type="string">
            <text:p>treble</text:p>
          </table:table-cell>
          <table:table-cell table:style-name="ce14" table:formula="of:=[$data.N82]" office:value-type="string" office:string-value="r4 f'4" calcext:value-type="string">
            <text:p>r4 f'4</text:p>
          </table:table-cell>
          <table:table-cell table:style-name="ce14" table:formula="of:=[$data.S82]" office:value-type="string" office:string-value="" calcext:value-type="error">
            <text:p>#NAME?</text:p>
          </table:table-cell>
          <table:table-cell table:style-name="ce14" table:formula="of:=[$data.T82]" office:value-type="string" office:string-value="" calcext:value-type="error">
            <text:p>#NAME?</text:p>
          </table:table-cell>
          <table:table-cell table:style-name="ce13" table:formula="of:=[$data.Z82]" office:value-type="string" office:string-value="r2" calcext:value-type="string">
            <text:p>r2</text:p>
          </table:table-cell>
          <table:table-cell table:style-name="ce13" table:formula="of:=[$data.AE82]" office:value-type="string" office:string-value="r1" calcext:value-type="string">
            <text:p>r1</text:p>
          </table:table-cell>
          <table:table-cell table:style-name="ce13" table:formula="of:=[$data.AF82]" office:value-type="string" office:string-value="r1" calcext:value-type="string">
            <text:p>r1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 table:formula="of:=[$data.G82]" office:value-type="string" office:string-value="080-45-4-treble-F4" calcext:value-type="string">
            <text:p>080-45-4-treble-F4</text:p>
          </table:table-cell>
          <table:table-cell table:number-columns-repeated="1013"/>
        </table:table-row>
        <table:table-row table:style-name="ro2">
          <table:table-cell table:style-name="ce13" table:formula="of:=[$data.F83]" office:value-type="string" office:string-value="F4#" calcext:value-type="string">
            <text:p>F4#</text:p>
          </table:table-cell>
          <table:table-cell table:style-name="ce13" table:formula="of:=[$data.E83]" office:value-type="string" office:string-value="4" calcext:value-type="string">
            <text:p>4</text:p>
          </table:table-cell>
          <table:table-cell table:style-name="ce13" table:formula="of:=[$data.I83]" office:value-type="string" office:string-value="treble" calcext:value-type="string">
            <text:p>treble</text:p>
          </table:table-cell>
          <table:table-cell table:style-name="ce14" table:formula="of:=[$data.N83]" office:value-type="string" office:string-value="r4 fis'4" calcext:value-type="string">
            <text:p>r4 fis'4</text:p>
          </table:table-cell>
          <table:table-cell table:style-name="ce14" table:formula="of:=[$data.S83]" office:value-type="string" office:string-value="" calcext:value-type="error">
            <text:p>#NAME?</text:p>
          </table:table-cell>
          <table:table-cell table:style-name="ce14" table:formula="of:=[$data.T83]" office:value-type="string" office:string-value="" calcext:value-type="error">
            <text:p>#NAME?</text:p>
          </table:table-cell>
          <table:table-cell table:style-name="ce13" table:formula="of:=[$data.Z83]" office:value-type="string" office:string-value="r2" calcext:value-type="string">
            <text:p>r2</text:p>
          </table:table-cell>
          <table:table-cell table:style-name="ce13" table:formula="of:=[$data.AE83]" office:value-type="string" office:string-value="r1" calcext:value-type="string">
            <text:p>r1</text:p>
          </table:table-cell>
          <table:table-cell table:style-name="ce13" table:formula="of:=[$data.AF83]" office:value-type="string" office:string-value="r1" calcext:value-type="string">
            <text:p>r1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 table:formula="of:=[$data.G83]" office:value-type="string" office:string-value="081-46-4-treble-F4#" calcext:value-type="string">
            <text:p>081-46-4-treble-F4#</text:p>
          </table:table-cell>
          <table:table-cell table:number-columns-repeated="1013"/>
        </table:table-row>
        <table:table-row table:style-name="ro2">
          <table:table-cell table:style-name="ce13" table:formula="of:=[$data.F84]" office:value-type="string" office:string-value="G4b" calcext:value-type="string">
            <text:p>G4b</text:p>
          </table:table-cell>
          <table:table-cell table:style-name="ce13" table:formula="of:=[$data.E84]" office:value-type="string" office:string-value="4" calcext:value-type="string">
            <text:p>4</text:p>
          </table:table-cell>
          <table:table-cell table:style-name="ce13" table:formula="of:=[$data.I84]" office:value-type="string" office:string-value="treble" calcext:value-type="string">
            <text:p>treble</text:p>
          </table:table-cell>
          <table:table-cell table:style-name="ce14" table:formula="of:=[$data.N84]" office:value-type="string" office:string-value="r4 ges'4" calcext:value-type="string">
            <text:p>r4 ges'4</text:p>
          </table:table-cell>
          <table:table-cell table:style-name="ce14" table:formula="of:=[$data.S84]" office:value-type="string" office:string-value="" calcext:value-type="error">
            <text:p>#NAME?</text:p>
          </table:table-cell>
          <table:table-cell table:style-name="ce14" table:formula="of:=[$data.T84]" office:value-type="string" office:string-value="" calcext:value-type="error">
            <text:p>#NAME?</text:p>
          </table:table-cell>
          <table:table-cell table:style-name="ce13" table:formula="of:=[$data.Z84]" office:value-type="string" office:string-value="r2" calcext:value-type="string">
            <text:p>r2</text:p>
          </table:table-cell>
          <table:table-cell table:style-name="ce13" table:formula="of:=[$data.AE84]" office:value-type="string" office:string-value="r1" calcext:value-type="string">
            <text:p>r1</text:p>
          </table:table-cell>
          <table:table-cell table:style-name="ce13" table:formula="of:=[$data.AF84]" office:value-type="string" office:string-value="r1" calcext:value-type="string">
            <text:p>r1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 table:formula="of:=[$data.G84]" office:value-type="string" office:string-value="084-46-4-treble-G4b" calcext:value-type="string">
            <text:p>084-46-4-treble-G4b</text:p>
          </table:table-cell>
          <table:table-cell table:number-columns-repeated="1013"/>
        </table:table-row>
        <table:table-row table:style-name="ro2">
          <table:table-cell table:style-name="ce13" table:formula="of:=[$data.F85]" office:value-type="string" office:string-value="G4" calcext:value-type="string">
            <text:p>G4</text:p>
          </table:table-cell>
          <table:table-cell table:style-name="ce13" table:formula="of:=[$data.E85]" office:value-type="string" office:string-value="4" calcext:value-type="string">
            <text:p>4</text:p>
          </table:table-cell>
          <table:table-cell table:style-name="ce13" table:formula="of:=[$data.I85]" office:value-type="string" office:string-value="treble" calcext:value-type="string">
            <text:p>treble</text:p>
          </table:table-cell>
          <table:table-cell table:style-name="ce14" table:formula="of:=[$data.N85]" office:value-type="string" office:string-value="r4 g'4" calcext:value-type="string">
            <text:p>r4 g'4</text:p>
          </table:table-cell>
          <table:table-cell table:style-name="ce14" table:formula="of:=[$data.S85]" office:value-type="string" office:string-value="" calcext:value-type="error">
            <text:p>#NAME?</text:p>
          </table:table-cell>
          <table:table-cell table:style-name="ce14" table:formula="of:=[$data.T85]" office:value-type="string" office:string-value="" calcext:value-type="error">
            <text:p>#NAME?</text:p>
          </table:table-cell>
          <table:table-cell table:style-name="ce13" table:formula="of:=[$data.Z85]" office:value-type="string" office:string-value="r2" calcext:value-type="string">
            <text:p>r2</text:p>
          </table:table-cell>
          <table:table-cell table:style-name="ce13" table:formula="of:=[$data.AE85]" office:value-type="string" office:string-value="r1" calcext:value-type="string">
            <text:p>r1</text:p>
          </table:table-cell>
          <table:table-cell table:style-name="ce13" table:formula="of:=[$data.AF85]" office:value-type="string" office:string-value="r1" calcext:value-type="string">
            <text:p>r1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 table:formula="of:=[$data.G85]" office:value-type="string" office:string-value="082-47-4-treble-G4" calcext:value-type="string">
            <text:p>082-47-4-treble-G4</text:p>
          </table:table-cell>
          <table:table-cell table:number-columns-repeated="1013"/>
        </table:table-row>
        <table:table-row table:style-name="ro2">
          <table:table-cell table:style-name="ce13" table:formula="of:=[$data.F86]" office:value-type="string" office:string-value="G4#" calcext:value-type="string">
            <text:p>G4#</text:p>
          </table:table-cell>
          <table:table-cell table:style-name="ce13" table:formula="of:=[$data.E86]" office:value-type="string" office:string-value="4" calcext:value-type="string">
            <text:p>4</text:p>
          </table:table-cell>
          <table:table-cell table:style-name="ce13" table:formula="of:=[$data.I86]" office:value-type="string" office:string-value="treble" calcext:value-type="string">
            <text:p>treble</text:p>
          </table:table-cell>
          <table:table-cell table:style-name="ce14" table:formula="of:=[$data.N86]" office:value-type="string" office:string-value="r4 gis'4" calcext:value-type="string">
            <text:p>r4 gis'4</text:p>
          </table:table-cell>
          <table:table-cell table:style-name="ce14" table:formula="of:=[$data.S86]" office:value-type="string" office:string-value="" calcext:value-type="error">
            <text:p>#NAME?</text:p>
          </table:table-cell>
          <table:table-cell table:style-name="ce14" table:formula="of:=[$data.T86]" office:value-type="string" office:string-value="" calcext:value-type="error">
            <text:p>#NAME?</text:p>
          </table:table-cell>
          <table:table-cell table:style-name="ce13" table:formula="of:=[$data.Z86]" office:value-type="string" office:string-value="r2" calcext:value-type="string">
            <text:p>r2</text:p>
          </table:table-cell>
          <table:table-cell table:style-name="ce13" table:formula="of:=[$data.AE86]" office:value-type="string" office:string-value="r1" calcext:value-type="string">
            <text:p>r1</text:p>
          </table:table-cell>
          <table:table-cell table:style-name="ce13" table:formula="of:=[$data.AF86]" office:value-type="string" office:string-value="r1" calcext:value-type="string">
            <text:p>r1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 table:formula="of:=[$data.G86]" office:value-type="string" office:string-value="083-48-4-treble-G4#" calcext:value-type="string">
            <text:p>083-48-4-treble-G4#</text:p>
          </table:table-cell>
          <table:table-cell table:number-columns-repeated="1013"/>
        </table:table-row>
        <table:table-row table:style-name="ro2">
          <table:table-cell table:style-name="ce13" table:formula="of:=[$data.F87]" office:value-type="string" office:string-value="A4b" calcext:value-type="string">
            <text:p>A4b</text:p>
          </table:table-cell>
          <table:table-cell table:style-name="ce13" table:formula="of:=[$data.E87]" office:value-type="string" office:string-value="4" calcext:value-type="string">
            <text:p>4</text:p>
          </table:table-cell>
          <table:table-cell table:style-name="ce13" table:formula="of:=[$data.I87]" office:value-type="string" office:string-value="treble" calcext:value-type="string">
            <text:p>treble</text:p>
          </table:table-cell>
          <table:table-cell table:style-name="ce14" table:formula="of:=[$data.N87]" office:value-type="string" office:string-value="r4 aes'4" calcext:value-type="string">
            <text:p>r4 aes'4</text:p>
          </table:table-cell>
          <table:table-cell table:style-name="ce14" table:formula="of:=[$data.S87]" office:value-type="string" office:string-value="" calcext:value-type="error">
            <text:p>#NAME?</text:p>
          </table:table-cell>
          <table:table-cell table:style-name="ce14" table:formula="of:=[$data.T87]" office:value-type="string" office:string-value="" calcext:value-type="error">
            <text:p>#NAME?</text:p>
          </table:table-cell>
          <table:table-cell table:style-name="ce13" table:formula="of:=[$data.Z87]" office:value-type="string" office:string-value="r2" calcext:value-type="string">
            <text:p>r2</text:p>
          </table:table-cell>
          <table:table-cell table:style-name="ce13" table:formula="of:=[$data.AE87]" office:value-type="string" office:string-value="r1" calcext:value-type="string">
            <text:p>r1</text:p>
          </table:table-cell>
          <table:table-cell table:style-name="ce13" table:formula="of:=[$data.AF87]" office:value-type="string" office:string-value="r1" calcext:value-type="string">
            <text:p>r1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 table:formula="of:=[$data.G87]" office:value-type="string" office:string-value="087-48-4-treble-A4b" calcext:value-type="string">
            <text:p>087-48-4-treble-A4b</text:p>
          </table:table-cell>
          <table:table-cell table:number-columns-repeated="1013"/>
        </table:table-row>
        <table:table-row table:style-name="ro2">
          <table:table-cell table:style-name="ce13" table:formula="of:=[$data.F88]" office:value-type="string" office:string-value="A4" calcext:value-type="string">
            <text:p>A4</text:p>
          </table:table-cell>
          <table:table-cell table:style-name="ce13" table:formula="of:=[$data.E88]" office:value-type="string" office:string-value="4" calcext:value-type="string">
            <text:p>4</text:p>
          </table:table-cell>
          <table:table-cell table:style-name="ce13" table:formula="of:=[$data.I88]" office:value-type="string" office:string-value="treble" calcext:value-type="string">
            <text:p>treble</text:p>
          </table:table-cell>
          <table:table-cell table:style-name="ce14" table:formula="of:=[$data.N88]" office:value-type="string" office:string-value="r4 a'4" calcext:value-type="string">
            <text:p>r4 a'4</text:p>
          </table:table-cell>
          <table:table-cell table:style-name="ce14" table:formula="of:=[$data.S88]" office:value-type="string" office:string-value="" calcext:value-type="error">
            <text:p>#NAME?</text:p>
          </table:table-cell>
          <table:table-cell table:style-name="ce14" table:formula="of:=[$data.T88]" office:value-type="string" office:string-value="" calcext:value-type="error">
            <text:p>#NAME?</text:p>
          </table:table-cell>
          <table:table-cell table:style-name="ce13" table:formula="of:=[$data.Z88]" office:value-type="string" office:string-value="r2" calcext:value-type="string">
            <text:p>r2</text:p>
          </table:table-cell>
          <table:table-cell table:style-name="ce13" table:formula="of:=[$data.AE88]" office:value-type="string" office:string-value="r1" calcext:value-type="string">
            <text:p>r1</text:p>
          </table:table-cell>
          <table:table-cell table:style-name="ce13" table:formula="of:=[$data.AF88]" office:value-type="string" office:string-value="r1" calcext:value-type="string">
            <text:p>r1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 table:formula="of:=[$data.G88]" office:value-type="string" office:string-value="085-49-4-treble-A4" calcext:value-type="string">
            <text:p>085-49-4-treble-A4</text:p>
          </table:table-cell>
          <table:table-cell table:number-columns-repeated="1013"/>
        </table:table-row>
        <table:table-row table:style-name="ro2">
          <table:table-cell table:style-name="ce13" table:formula="of:=[$data.F89]" office:value-type="string" office:string-value="A4#" calcext:value-type="string">
            <text:p>A4#</text:p>
          </table:table-cell>
          <table:table-cell table:style-name="ce13" table:formula="of:=[$data.E89]" office:value-type="string" office:string-value="4" calcext:value-type="string">
            <text:p>4</text:p>
          </table:table-cell>
          <table:table-cell table:style-name="ce13" table:formula="of:=[$data.I89]" office:value-type="string" office:string-value="treble" calcext:value-type="string">
            <text:p>treble</text:p>
          </table:table-cell>
          <table:table-cell table:style-name="ce14" table:formula="of:=[$data.N89]" office:value-type="string" office:string-value="r4 ais'4" calcext:value-type="string">
            <text:p>r4 ais'4</text:p>
          </table:table-cell>
          <table:table-cell table:style-name="ce14" table:formula="of:=[$data.S89]" office:value-type="string" office:string-value="" calcext:value-type="error">
            <text:p>#NAME?</text:p>
          </table:table-cell>
          <table:table-cell table:style-name="ce14" table:formula="of:=[$data.T89]" office:value-type="string" office:string-value="" calcext:value-type="error">
            <text:p>#NAME?</text:p>
          </table:table-cell>
          <table:table-cell table:style-name="ce13" table:formula="of:=[$data.Z89]" office:value-type="string" office:string-value="r2" calcext:value-type="string">
            <text:p>r2</text:p>
          </table:table-cell>
          <table:table-cell table:style-name="ce13" table:formula="of:=[$data.AE89]" office:value-type="string" office:string-value="r1" calcext:value-type="string">
            <text:p>r1</text:p>
          </table:table-cell>
          <table:table-cell table:style-name="ce13" table:formula="of:=[$data.AF89]" office:value-type="string" office:string-value="r1" calcext:value-type="string">
            <text:p>r1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 table:formula="of:=[$data.G89]" office:value-type="string" office:string-value="086-50-4-treble-A4#" calcext:value-type="string">
            <text:p>086-50-4-treble-A4#</text:p>
          </table:table-cell>
          <table:table-cell table:number-columns-repeated="1013"/>
        </table:table-row>
        <table:table-row table:style-name="ro2">
          <table:table-cell table:style-name="ce13" table:formula="of:=[$data.F90]" office:value-type="string" office:string-value="B4b" calcext:value-type="string">
            <text:p>B4b</text:p>
          </table:table-cell>
          <table:table-cell table:style-name="ce13" table:formula="of:=[$data.E90]" office:value-type="string" office:string-value="4" calcext:value-type="string">
            <text:p>4</text:p>
          </table:table-cell>
          <table:table-cell table:style-name="ce13" table:formula="of:=[$data.I90]" office:value-type="string" office:string-value="treble" calcext:value-type="string">
            <text:p>treble</text:p>
          </table:table-cell>
          <table:table-cell table:style-name="ce14" table:formula="of:=[$data.N90]" office:value-type="string" office:string-value="r4 bes'4" calcext:value-type="string">
            <text:p>r4 bes'4</text:p>
          </table:table-cell>
          <table:table-cell table:style-name="ce14" table:formula="of:=[$data.S90]" office:value-type="string" office:string-value="" calcext:value-type="error">
            <text:p>#NAME?</text:p>
          </table:table-cell>
          <table:table-cell table:style-name="ce14" table:formula="of:=[$data.T90]" office:value-type="string" office:string-value="" calcext:value-type="error">
            <text:p>#NAME?</text:p>
          </table:table-cell>
          <table:table-cell table:style-name="ce13" table:formula="of:=[$data.Z90]" office:value-type="string" office:string-value="r2" calcext:value-type="string">
            <text:p>r2</text:p>
          </table:table-cell>
          <table:table-cell table:style-name="ce13" table:formula="of:=[$data.AE90]" office:value-type="string" office:string-value="r1" calcext:value-type="string">
            <text:p>r1</text:p>
          </table:table-cell>
          <table:table-cell table:style-name="ce13" table:formula="of:=[$data.AF90]" office:value-type="string" office:string-value="r1" calcext:value-type="string">
            <text:p>r1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 table:formula="of:=[$data.G90]" office:value-type="string" office:string-value="089-50-4-treble-B4b" calcext:value-type="string">
            <text:p>089-50-4-treble-B4b</text:p>
          </table:table-cell>
          <table:table-cell table:number-columns-repeated="1013"/>
        </table:table-row>
        <table:table-row table:style-name="ro2">
          <table:table-cell table:style-name="ce13" table:formula="of:=[$data.F91]" office:value-type="string" office:string-value="B4" calcext:value-type="string">
            <text:p>B4</text:p>
          </table:table-cell>
          <table:table-cell table:style-name="ce13" table:formula="of:=[$data.E91]" office:value-type="string" office:string-value="4" calcext:value-type="string">
            <text:p>4</text:p>
          </table:table-cell>
          <table:table-cell table:style-name="ce13" table:formula="of:=[$data.I91]" office:value-type="string" office:string-value="treble" calcext:value-type="string">
            <text:p>treble</text:p>
          </table:table-cell>
          <table:table-cell table:style-name="ce14" table:formula="of:=[$data.N91]" office:value-type="string" office:string-value="r4 b'4" calcext:value-type="string">
            <text:p>r4 b'4</text:p>
          </table:table-cell>
          <table:table-cell table:style-name="ce14" table:formula="of:=[$data.S91]" office:value-type="string" office:string-value="" calcext:value-type="error">
            <text:p>#NAME?</text:p>
          </table:table-cell>
          <table:table-cell table:style-name="ce14" table:formula="of:=[$data.T91]" office:value-type="string" office:string-value="" calcext:value-type="error">
            <text:p>#NAME?</text:p>
          </table:table-cell>
          <table:table-cell table:style-name="ce13" table:formula="of:=[$data.Z91]" office:value-type="string" office:string-value="r2" calcext:value-type="string">
            <text:p>r2</text:p>
          </table:table-cell>
          <table:table-cell table:style-name="ce13" table:formula="of:=[$data.AE91]" office:value-type="string" office:string-value="r1" calcext:value-type="string">
            <text:p>r1</text:p>
          </table:table-cell>
          <table:table-cell table:style-name="ce13" table:formula="of:=[$data.AF91]" office:value-type="string" office:string-value="r1" calcext:value-type="string">
            <text:p>r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 table:formula="of:=[$data.G91]" office:value-type="string" office:string-value="088-51-4-treble-B4" calcext:value-type="string">
            <text:p>088-51-4-treble-B4</text:p>
          </table:table-cell>
          <table:table-cell table:number-columns-repeated="1013"/>
        </table:table-row>
        <table:table-row table:style-name="ro2">
          <table:table-cell table:style-name="ce13" table:formula="of:=[$data.F92]" office:value-type="string" office:string-value="C4" calcext:value-type="string">
            <text:p>C4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4" table:formula="of:=[$data.N92]" office:value-type="string" office:string-value="r2" calcext:value-type="string">
            <text:p>r2</text:p>
          </table:table-cell>
          <table:table-cell table:style-name="ce14" table:formula="of:=[$data.S92]" office:value-type="string" office:string-value="r1" calcext:value-type="string">
            <text:p>r1</text:p>
          </table:table-cell>
          <table:table-cell table:style-name="ce14" table:formula="of:=[$data.T92]" office:value-type="string" office:string-value="r1" calcext:value-type="string">
            <text:p>r1</text:p>
          </table:table-cell>
          <table:table-cell table:style-name="ce13" table:formula="of:=[$data.Z92]" office:value-type="string" office:string-value="r4 c'4" calcext:value-type="string">
            <text:p>r4 c'4</text:p>
          </table:table-cell>
          <table:table-cell table:style-name="ce13" table:formula="of:=[$data.AE92]" office:value-type="string" office:string-value="" calcext:value-type="error">
            <text:p>#NAME?</text:p>
          </table:table-cell>
          <table:table-cell table:style-name="ce13" table:formula="of:=[$data.AF92]" office:value-type="string" office:string-value="" calcext:value-type="error">
            <text:p>#NAME?</text:p>
          </table:table-cell>
          <table:table-cell table:style-name="ce14" table:formula="of:=[$data.D92]" office:value-type="float" office:value="1" calcext:value-type="float">
            <text:p>1</text:p>
          </table:table-cell>
          <table:table-cell table:style-name="ce14" table:formula="of:=[$data.G92]" office:value-type="string" office:string-value="090-40-4-bass-C4" calcext:value-type="string">
            <text:p>090-40-4-bass-C4</text:p>
          </table:table-cell>
          <table:table-cell table:number-columns-repeated="1013"/>
        </table:table-row>
        <table:table-row table:style-name="ro2">
          <table:table-cell table:style-name="ce13" table:formula="of:=[$data.F93]" office:value-type="string" office:string-value="C4#" calcext:value-type="string">
            <text:p>C4#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4" table:formula="of:=[$data.N93]" office:value-type="string" office:string-value="r2" calcext:value-type="string">
            <text:p>r2</text:p>
          </table:table-cell>
          <table:table-cell table:style-name="ce14" table:formula="of:=[$data.S93]" office:value-type="string" office:string-value="r1" calcext:value-type="string">
            <text:p>r1</text:p>
          </table:table-cell>
          <table:table-cell table:style-name="ce14" table:formula="of:=[$data.T93]" office:value-type="string" office:string-value="r1" calcext:value-type="string">
            <text:p>r1</text:p>
          </table:table-cell>
          <table:table-cell table:style-name="ce13" table:formula="of:=[$data.Z93]" office:value-type="string" office:string-value="r4 cis'4" calcext:value-type="string">
            <text:p>r4 cis'4</text:p>
          </table:table-cell>
          <table:table-cell table:style-name="ce13" table:formula="of:=[$data.AE93]" office:value-type="string" office:string-value="" calcext:value-type="error">
            <text:p>#NAME?</text:p>
          </table:table-cell>
          <table:table-cell table:style-name="ce13" table:formula="of:=[$data.AF93]" office:value-type="string" office:string-value="" calcext:value-type="error">
            <text:p>#NAME?</text:p>
          </table:table-cell>
          <table:table-cell table:style-name="ce14" table:formula="of:=[$data.D93]" office:value-type="float" office:value="1" calcext:value-type="float">
            <text:p>1</text:p>
          </table:table-cell>
          <table:table-cell table:style-name="ce14" table:formula="of:=[$data.G93]" office:value-type="string" office:string-value="091-41-4-bass-C4#" calcext:value-type="string">
            <text:p>091-41-4-bass-C4#</text:p>
          </table:table-cell>
          <table:table-cell table:number-columns-repeated="1013"/>
        </table:table-row>
        <table:table-row table:style-name="ro2">
          <table:table-cell table:style-name="ce13" table:formula="of:=[$data.F94]" office:value-type="string" office:string-value="D4b" calcext:value-type="string">
            <text:p>D4b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4" table:formula="of:=[$data.N94]" office:value-type="string" office:string-value="r2" calcext:value-type="string">
            <text:p>r2</text:p>
          </table:table-cell>
          <table:table-cell table:style-name="ce14" table:formula="of:=[$data.S94]" office:value-type="string" office:string-value="r1" calcext:value-type="string">
            <text:p>r1</text:p>
          </table:table-cell>
          <table:table-cell table:style-name="ce14" table:formula="of:=[$data.T94]" office:value-type="string" office:string-value="r1" calcext:value-type="string">
            <text:p>r1</text:p>
          </table:table-cell>
          <table:table-cell table:style-name="ce13" table:formula="of:=[$data.Z94]" office:value-type="string" office:string-value="r4 des'4" calcext:value-type="string">
            <text:p>r4 des'4</text:p>
          </table:table-cell>
          <table:table-cell table:style-name="ce13" table:formula="of:=[$data.AE94]" office:value-type="string" office:string-value="" calcext:value-type="error">
            <text:p>#NAME?</text:p>
          </table:table-cell>
          <table:table-cell table:style-name="ce13" table:formula="of:=[$data.AF94]" office:value-type="string" office:string-value="" calcext:value-type="error">
            <text:p>#NAME?</text:p>
          </table:table-cell>
          <table:table-cell table:style-name="ce14" table:formula="of:=[$data.D94]" office:value-type="float" office:value="1" calcext:value-type="float">
            <text:p>1</text:p>
          </table:table-cell>
          <table:table-cell table:style-name="ce14" table:formula="of:=[$data.G94]" office:value-type="string" office:string-value="094-41-4-bass-D4b" calcext:value-type="string">
            <text:p>094-41-4-bass-D4b</text:p>
          </table:table-cell>
          <table:table-cell table:number-columns-repeated="1013"/>
        </table:table-row>
        <table:table-row table:style-name="ro2">
          <table:table-cell table:style-name="ce13" table:formula="of:=[$data.F95]" office:value-type="string" office:string-value="D4" calcext:value-type="string">
            <text:p>D4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4" table:formula="of:=[$data.N95]" office:value-type="string" office:string-value="r2" calcext:value-type="string">
            <text:p>r2</text:p>
          </table:table-cell>
          <table:table-cell table:style-name="ce14" table:formula="of:=[$data.S95]" office:value-type="string" office:string-value="r1" calcext:value-type="string">
            <text:p>r1</text:p>
          </table:table-cell>
          <table:table-cell table:style-name="ce14" table:formula="of:=[$data.T95]" office:value-type="string" office:string-value="r1" calcext:value-type="string">
            <text:p>r1</text:p>
          </table:table-cell>
          <table:table-cell table:style-name="ce13" table:formula="of:=[$data.Z95]" office:value-type="string" office:string-value="r4 d'4" calcext:value-type="string">
            <text:p>r4 d'4</text:p>
          </table:table-cell>
          <table:table-cell table:style-name="ce13" table:formula="of:=[$data.AE95]" office:value-type="string" office:string-value="" calcext:value-type="error">
            <text:p>#NAME?</text:p>
          </table:table-cell>
          <table:table-cell table:style-name="ce13" table:formula="of:=[$data.AF95]" office:value-type="string" office:string-value="" calcext:value-type="error">
            <text:p>#NAME?</text:p>
          </table:table-cell>
          <table:table-cell table:style-name="ce14" table:formula="of:=[$data.D95]" office:value-type="float" office:value="1" calcext:value-type="float">
            <text:p>1</text:p>
          </table:table-cell>
          <table:table-cell table:style-name="ce14" table:formula="of:=[$data.G95]" office:value-type="string" office:string-value="092-42-4-bass-D4" calcext:value-type="string">
            <text:p>092-42-4-bass-D4</text:p>
          </table:table-cell>
          <table:table-cell table:number-columns-repeated="1013"/>
        </table:table-row>
        <table:table-row table:style-name="ro2">
          <table:table-cell table:style-name="ce13" table:formula="of:=[$data.F96]" office:value-type="string" office:string-value="D4#" calcext:value-type="string">
            <text:p>D4#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4" table:formula="of:=[$data.N96]" office:value-type="string" office:string-value="r2" calcext:value-type="string">
            <text:p>r2</text:p>
          </table:table-cell>
          <table:table-cell table:style-name="ce14" table:formula="of:=[$data.S96]" office:value-type="string" office:string-value="r1" calcext:value-type="string">
            <text:p>r1</text:p>
          </table:table-cell>
          <table:table-cell table:style-name="ce14" table:formula="of:=[$data.T96]" office:value-type="string" office:string-value="r1" calcext:value-type="string">
            <text:p>r1</text:p>
          </table:table-cell>
          <table:table-cell table:style-name="ce13" table:formula="of:=[$data.Z96]" office:value-type="string" office:string-value="r4 dis'4" calcext:value-type="string">
            <text:p>r4 dis'4</text:p>
          </table:table-cell>
          <table:table-cell table:style-name="ce13" table:formula="of:=[$data.AE96]" office:value-type="string" office:string-value="" calcext:value-type="error">
            <text:p>#NAME?</text:p>
          </table:table-cell>
          <table:table-cell table:style-name="ce13" table:formula="of:=[$data.AF96]" office:value-type="string" office:string-value="" calcext:value-type="error">
            <text:p>#NAME?</text:p>
          </table:table-cell>
          <table:table-cell table:style-name="ce14" table:formula="of:=[$data.D96]" office:value-type="float" office:value="1" calcext:value-type="float">
            <text:p>1</text:p>
          </table:table-cell>
          <table:table-cell table:style-name="ce14" table:formula="of:=[$data.G96]" office:value-type="string" office:string-value="093-43-4-bass-D4#" calcext:value-type="string">
            <text:p>093-43-4-bass-D4#</text:p>
          </table:table-cell>
          <table:table-cell table:number-columns-repeated="1013"/>
        </table:table-row>
        <table:table-row table:style-name="ro2">
          <table:table-cell table:style-name="ce13" table:formula="of:=[$data.F97]" office:value-type="string" office:string-value="E4b" calcext:value-type="string">
            <text:p>E4b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4" table:formula="of:=[$data.N97]" office:value-type="string" office:string-value="r2" calcext:value-type="string">
            <text:p>r2</text:p>
          </table:table-cell>
          <table:table-cell table:style-name="ce14" table:formula="of:=[$data.S97]" office:value-type="string" office:string-value="r1" calcext:value-type="string">
            <text:p>r1</text:p>
          </table:table-cell>
          <table:table-cell table:style-name="ce14" table:formula="of:=[$data.T97]" office:value-type="string" office:string-value="r1" calcext:value-type="string">
            <text:p>r1</text:p>
          </table:table-cell>
          <table:table-cell table:style-name="ce13" table:formula="of:=[$data.Z97]" office:value-type="string" office:string-value="r4 ees'4" calcext:value-type="string">
            <text:p>r4 ees'4</text:p>
          </table:table-cell>
          <table:table-cell table:style-name="ce13" table:formula="of:=[$data.AE97]" office:value-type="string" office:string-value="" calcext:value-type="error">
            <text:p>#NAME?</text:p>
          </table:table-cell>
          <table:table-cell table:style-name="ce13" table:formula="of:=[$data.AF97]" office:value-type="string" office:string-value="" calcext:value-type="error">
            <text:p>#NAME?</text:p>
          </table:table-cell>
          <table:table-cell table:style-name="ce14" table:formula="of:=[$data.D97]" office:value-type="float" office:value="1" calcext:value-type="float">
            <text:p>1</text:p>
          </table:table-cell>
          <table:table-cell table:style-name="ce14" table:formula="of:=[$data.G97]" office:value-type="string" office:string-value="096-43-4-bass-E4b" calcext:value-type="string">
            <text:p>096-43-4-bass-E4b</text:p>
          </table:table-cell>
          <table:table-cell table:number-columns-repeated="1013"/>
        </table:table-row>
        <table:table-row table:style-name="ro2">
          <table:table-cell table:style-name="ce13" table:formula="of:=[$data.F98]" office:value-type="string" office:string-value="E4" calcext:value-type="string">
            <text:p>E4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4" table:formula="of:=[$data.N98]" office:value-type="string" office:string-value="r2" calcext:value-type="string">
            <text:p>r2</text:p>
          </table:table-cell>
          <table:table-cell table:style-name="ce14" table:formula="of:=[$data.S98]" office:value-type="string" office:string-value="r1" calcext:value-type="string">
            <text:p>r1</text:p>
          </table:table-cell>
          <table:table-cell table:style-name="ce14" table:formula="of:=[$data.T98]" office:value-type="string" office:string-value="r1" calcext:value-type="string">
            <text:p>r1</text:p>
          </table:table-cell>
          <table:table-cell table:style-name="ce13" table:formula="of:=[$data.Z98]" office:value-type="string" office:string-value="r4 e'4" calcext:value-type="string">
            <text:p>r4 e'4</text:p>
          </table:table-cell>
          <table:table-cell table:style-name="ce13" table:formula="of:=[$data.AE98]" office:value-type="string" office:string-value="" calcext:value-type="error">
            <text:p>#NAME?</text:p>
          </table:table-cell>
          <table:table-cell table:style-name="ce13" table:formula="of:=[$data.AF98]" office:value-type="string" office:string-value="" calcext:value-type="error">
            <text:p>#NAME?</text:p>
          </table:table-cell>
          <table:table-cell table:style-name="ce14" table:formula="of:=[$data.D98]" office:value-type="float" office:value="1" calcext:value-type="float">
            <text:p>1</text:p>
          </table:table-cell>
          <table:table-cell table:style-name="ce14" table:formula="of:=[$data.G98]" office:value-type="string" office:string-value="095-44-4-bass-E4" calcext:value-type="string">
            <text:p>095-44-4-bass-E4</text:p>
          </table:table-cell>
          <table:table-cell table:number-columns-repeated="1013"/>
        </table:table-row>
        <table:table-row table:style-name="ro2">
          <table:table-cell table:style-name="ce13" table:formula="of:=[$data.F99]" office:value-type="string" office:string-value="F4" calcext:value-type="string">
            <text:p>F4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4" table:formula="of:=[$data.N99]" office:value-type="string" office:string-value="r2" calcext:value-type="string">
            <text:p>r2</text:p>
          </table:table-cell>
          <table:table-cell table:style-name="ce14" table:formula="of:=[$data.S99]" office:value-type="string" office:string-value="r1" calcext:value-type="string">
            <text:p>r1</text:p>
          </table:table-cell>
          <table:table-cell table:style-name="ce14" table:formula="of:=[$data.T99]" office:value-type="string" office:string-value="r1" calcext:value-type="string">
            <text:p>r1</text:p>
          </table:table-cell>
          <table:table-cell table:style-name="ce13" table:formula="of:=[$data.Z99]" office:value-type="string" office:string-value="r4 f'4" calcext:value-type="string">
            <text:p>r4 f'4</text:p>
          </table:table-cell>
          <table:table-cell table:style-name="ce13" table:formula="of:=[$data.AE99]" office:value-type="string" office:string-value="" calcext:value-type="error">
            <text:p>#NAME?</text:p>
          </table:table-cell>
          <table:table-cell table:style-name="ce13" table:formula="of:=[$data.AF99]" office:value-type="string" office:string-value="" calcext:value-type="error">
            <text:p>#NAME?</text:p>
          </table:table-cell>
          <table:table-cell table:style-name="ce14" table:formula="of:=[$data.D99]" office:value-type="float" office:value="1" calcext:value-type="float">
            <text:p>1</text:p>
          </table:table-cell>
          <table:table-cell table:style-name="ce14" table:formula="of:=[$data.G99]" office:value-type="string" office:string-value="097-45-4-bass-F4" calcext:value-type="string">
            <text:p>097-45-4-bass-F4</text:p>
          </table:table-cell>
          <table:table-cell table:number-columns-repeated="1013"/>
        </table:table-row>
        <table:table-row table:style-name="ro2">
          <table:table-cell table:style-name="ce13" table:formula="of:=[$data.F100]" office:value-type="string" office:string-value="F4#" calcext:value-type="string">
            <text:p>F4#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4" table:formula="of:=[$data.N100]" office:value-type="string" office:string-value="r2" calcext:value-type="string">
            <text:p>r2</text:p>
          </table:table-cell>
          <table:table-cell table:style-name="ce14" table:formula="of:=[$data.S100]" office:value-type="string" office:string-value="r1" calcext:value-type="string">
            <text:p>r1</text:p>
          </table:table-cell>
          <table:table-cell table:style-name="ce14" table:formula="of:=[$data.T100]" office:value-type="string" office:string-value="r1" calcext:value-type="string">
            <text:p>r1</text:p>
          </table:table-cell>
          <table:table-cell table:style-name="ce13" table:formula="of:=[$data.Z100]" office:value-type="string" office:string-value="r4 fis'4" calcext:value-type="string">
            <text:p>r4 fis'4</text:p>
          </table:table-cell>
          <table:table-cell table:style-name="ce13" table:formula="of:=[$data.AE100]" office:value-type="string" office:string-value="" calcext:value-type="error">
            <text:p>#NAME?</text:p>
          </table:table-cell>
          <table:table-cell table:style-name="ce13" table:formula="of:=[$data.AF100]" office:value-type="string" office:string-value="" calcext:value-type="error">
            <text:p>#NAME?</text:p>
          </table:table-cell>
          <table:table-cell table:style-name="ce14" table:formula="of:=[$data.D100]" office:value-type="float" office:value="1" calcext:value-type="float">
            <text:p>1</text:p>
          </table:table-cell>
          <table:table-cell table:style-name="ce14" table:formula="of:=[$data.G100]" office:value-type="string" office:string-value="098-46-4-bass-F4#" calcext:value-type="string">
            <text:p>098-46-4-bass-F4#</text:p>
          </table:table-cell>
          <table:table-cell table:number-columns-repeated="1013"/>
        </table:table-row>
        <table:table-row table:style-name="ro2">
          <table:table-cell table:style-name="ce13" table:formula="of:=[$data.F101]" office:value-type="string" office:string-value="G4b" calcext:value-type="string">
            <text:p>G4b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4" table:formula="of:=[$data.N101]" office:value-type="string" office:string-value="r2" calcext:value-type="string">
            <text:p>r2</text:p>
          </table:table-cell>
          <table:table-cell table:style-name="ce14" table:formula="of:=[$data.S101]" office:value-type="string" office:string-value="r1" calcext:value-type="string">
            <text:p>r1</text:p>
          </table:table-cell>
          <table:table-cell table:style-name="ce14" table:formula="of:=[$data.T101]" office:value-type="string" office:string-value="r1" calcext:value-type="string">
            <text:p>r1</text:p>
          </table:table-cell>
          <table:table-cell table:style-name="ce13" table:formula="of:=[$data.Z101]" office:value-type="string" office:string-value="r4 ges'4" calcext:value-type="string">
            <text:p>r4 ges'4</text:p>
          </table:table-cell>
          <table:table-cell table:style-name="ce13" table:formula="of:=[$data.AE101]" office:value-type="string" office:string-value="" calcext:value-type="error">
            <text:p>#NAME?</text:p>
          </table:table-cell>
          <table:table-cell table:style-name="ce13" table:formula="of:=[$data.AF101]" office:value-type="string" office:string-value="" calcext:value-type="error">
            <text:p>#NAME?</text:p>
          </table:table-cell>
          <table:table-cell table:style-name="ce14" table:formula="of:=[$data.D101]" office:value-type="float" office:value="1" calcext:value-type="float">
            <text:p>1</text:p>
          </table:table-cell>
          <table:table-cell table:style-name="ce14" table:formula="of:=[$data.G101]" office:value-type="string" office:string-value="101-46-4-bass-G4b" calcext:value-type="string">
            <text:p>101-46-4-bass-G4b</text:p>
          </table:table-cell>
          <table:table-cell table:number-columns-repeated="1013"/>
        </table:table-row>
        <table:table-row table:style-name="ro2">
          <table:table-cell table:style-name="ce13" table:formula="of:=[$data.F102]" office:value-type="string" office:string-value="G4" calcext:value-type="string">
            <text:p>G4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4" table:formula="of:=[$data.N102]" office:value-type="string" office:string-value="r2" calcext:value-type="string">
            <text:p>r2</text:p>
          </table:table-cell>
          <table:table-cell table:style-name="ce14" table:formula="of:=[$data.S102]" office:value-type="string" office:string-value="r1" calcext:value-type="string">
            <text:p>r1</text:p>
          </table:table-cell>
          <table:table-cell table:style-name="ce14" table:formula="of:=[$data.T102]" office:value-type="string" office:string-value="r1" calcext:value-type="string">
            <text:p>r1</text:p>
          </table:table-cell>
          <table:table-cell table:style-name="ce13" table:formula="of:=[$data.Z102]" office:value-type="string" office:string-value="r4 g'4" calcext:value-type="string">
            <text:p>r4 g'4</text:p>
          </table:table-cell>
          <table:table-cell table:style-name="ce13" table:formula="of:=[$data.AE102]" office:value-type="string" office:string-value="" calcext:value-type="error">
            <text:p>#NAME?</text:p>
          </table:table-cell>
          <table:table-cell table:style-name="ce13" table:formula="of:=[$data.AF102]" office:value-type="string" office:string-value="" calcext:value-type="error">
            <text:p>#NAME?</text:p>
          </table:table-cell>
          <table:table-cell table:style-name="ce14" table:formula="of:=[$data.D102]" office:value-type="float" office:value="1" calcext:value-type="float">
            <text:p>1</text:p>
          </table:table-cell>
          <table:table-cell table:style-name="ce14" table:formula="of:=[$data.G102]" office:value-type="string" office:string-value="099-47-4-bass-G4" calcext:value-type="string">
            <text:p>099-47-4-bass-G4</text:p>
          </table:table-cell>
          <table:table-cell table:number-columns-repeated="1013"/>
        </table:table-row>
        <table:table-row table:style-name="ro2">
          <table:table-cell table:style-name="ce13" table:formula="of:=[$data.F103]" office:value-type="string" office:string-value="G4#" calcext:value-type="string">
            <text:p>G4#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4" table:formula="of:=[$data.N103]" office:value-type="string" office:string-value="r2" calcext:value-type="string">
            <text:p>r2</text:p>
          </table:table-cell>
          <table:table-cell table:style-name="ce14" table:formula="of:=[$data.S103]" office:value-type="string" office:string-value="r1" calcext:value-type="string">
            <text:p>r1</text:p>
          </table:table-cell>
          <table:table-cell table:style-name="ce14" table:formula="of:=[$data.T103]" office:value-type="string" office:string-value="r1" calcext:value-type="string">
            <text:p>r1</text:p>
          </table:table-cell>
          <table:table-cell table:style-name="ce13" table:formula="of:=[$data.Z103]" office:value-type="string" office:string-value="r4 gis'4" calcext:value-type="string">
            <text:p>r4 gis'4</text:p>
          </table:table-cell>
          <table:table-cell table:style-name="ce13" table:formula="of:=[$data.AE103]" office:value-type="string" office:string-value="" calcext:value-type="error">
            <text:p>#NAME?</text:p>
          </table:table-cell>
          <table:table-cell table:style-name="ce13" table:formula="of:=[$data.AF103]" office:value-type="string" office:string-value="" calcext:value-type="error">
            <text:p>#NAME?</text:p>
          </table:table-cell>
          <table:table-cell table:style-name="ce14" table:formula="of:=[$data.D103]" office:value-type="float" office:value="1" calcext:value-type="float">
            <text:p>1</text:p>
          </table:table-cell>
          <table:table-cell table:style-name="ce14" table:formula="of:=[$data.G103]" office:value-type="string" office:string-value="100-48-4-bass-G4#" calcext:value-type="string">
            <text:p>100-48-4-bass-G4#</text:p>
          </table:table-cell>
          <table:table-cell table:number-columns-repeated="1013"/>
        </table:table-row>
        <table:table-row table:style-name="ro2">
          <table:table-cell table:style-name="ce13" table:formula="of:=[$data.F104]" office:value-type="string" office:string-value="A4b" calcext:value-type="string">
            <text:p>A4b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4" table:formula="of:=[$data.N104]" office:value-type="string" office:string-value="r2" calcext:value-type="string">
            <text:p>r2</text:p>
          </table:table-cell>
          <table:table-cell table:style-name="ce14" table:formula="of:=[$data.S104]" office:value-type="string" office:string-value="r1" calcext:value-type="string">
            <text:p>r1</text:p>
          </table:table-cell>
          <table:table-cell table:style-name="ce14" table:formula="of:=[$data.T104]" office:value-type="string" office:string-value="r1" calcext:value-type="string">
            <text:p>r1</text:p>
          </table:table-cell>
          <table:table-cell table:style-name="ce13" table:formula="of:=[$data.Z104]" office:value-type="string" office:string-value="r4 aes'4" calcext:value-type="string">
            <text:p>r4 aes'4</text:p>
          </table:table-cell>
          <table:table-cell table:style-name="ce13" table:formula="of:=[$data.AE104]" office:value-type="string" office:string-value="" calcext:value-type="error">
            <text:p>#NAME?</text:p>
          </table:table-cell>
          <table:table-cell table:style-name="ce13" table:formula="of:=[$data.AF104]" office:value-type="string" office:string-value="" calcext:value-type="error">
            <text:p>#NAME?</text:p>
          </table:table-cell>
          <table:table-cell table:style-name="ce14" table:formula="of:=[$data.D104]" office:value-type="float" office:value="1" calcext:value-type="float">
            <text:p>1</text:p>
          </table:table-cell>
          <table:table-cell table:style-name="ce14" table:formula="of:=[$data.G104]" office:value-type="string" office:string-value="104-48-4-bass-A4b" calcext:value-type="string">
            <text:p>104-48-4-bass-A4b</text:p>
          </table:table-cell>
          <table:table-cell table:number-columns-repeated="1013"/>
        </table:table-row>
        <table:table-row table:style-name="ro2">
          <table:table-cell table:style-name="ce13" table:formula="of:=[$data.F105]" office:value-type="string" office:string-value="A4" calcext:value-type="string">
            <text:p>A4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4" table:formula="of:=[$data.N105]" office:value-type="string" office:string-value="r2" calcext:value-type="string">
            <text:p>r2</text:p>
          </table:table-cell>
          <table:table-cell table:style-name="ce14" table:formula="of:=[$data.S105]" office:value-type="string" office:string-value="r1" calcext:value-type="string">
            <text:p>r1</text:p>
          </table:table-cell>
          <table:table-cell table:style-name="ce14" table:formula="of:=[$data.T105]" office:value-type="string" office:string-value="r1" calcext:value-type="string">
            <text:p>r1</text:p>
          </table:table-cell>
          <table:table-cell table:style-name="ce13" table:formula="of:=[$data.Z105]" office:value-type="string" office:string-value="r4 a'4" calcext:value-type="string">
            <text:p>r4 a'4</text:p>
          </table:table-cell>
          <table:table-cell table:style-name="ce13" table:formula="of:=[$data.AE105]" office:value-type="string" office:string-value="" calcext:value-type="error">
            <text:p>#NAME?</text:p>
          </table:table-cell>
          <table:table-cell table:style-name="ce13" table:formula="of:=[$data.AF105]" office:value-type="string" office:string-value="" calcext:value-type="error">
            <text:p>#NAME?</text:p>
          </table:table-cell>
          <table:table-cell table:style-name="ce14" table:formula="of:=[$data.D105]" office:value-type="float" office:value="1" calcext:value-type="float">
            <text:p>1</text:p>
          </table:table-cell>
          <table:table-cell table:style-name="ce14" table:formula="of:=[$data.G105]" office:value-type="string" office:string-value="102-49-4-bass-A4" calcext:value-type="string">
            <text:p>102-49-4-bass-A4</text:p>
          </table:table-cell>
          <table:table-cell table:number-columns-repeated="1013"/>
        </table:table-row>
        <table:table-row table:style-name="ro2">
          <table:table-cell table:style-name="ce13" table:formula="of:=[$data.F106]" office:value-type="string" office:string-value="A4#" calcext:value-type="string">
            <text:p>A4#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4" table:formula="of:=[$data.N106]" office:value-type="string" office:string-value="r2" calcext:value-type="string">
            <text:p>r2</text:p>
          </table:table-cell>
          <table:table-cell table:style-name="ce14" table:formula="of:=[$data.S106]" office:value-type="string" office:string-value="r1" calcext:value-type="string">
            <text:p>r1</text:p>
          </table:table-cell>
          <table:table-cell table:style-name="ce14" table:formula="of:=[$data.T106]" office:value-type="string" office:string-value="r1" calcext:value-type="string">
            <text:p>r1</text:p>
          </table:table-cell>
          <table:table-cell table:style-name="ce13" table:formula="of:=[$data.Z106]" office:value-type="string" office:string-value="r4 ais'4" calcext:value-type="string">
            <text:p>r4 ais'4</text:p>
          </table:table-cell>
          <table:table-cell table:style-name="ce13" table:formula="of:=[$data.AE106]" office:value-type="string" office:string-value="" calcext:value-type="error">
            <text:p>#NAME?</text:p>
          </table:table-cell>
          <table:table-cell table:style-name="ce13" table:formula="of:=[$data.AF106]" office:value-type="string" office:string-value="" calcext:value-type="error">
            <text:p>#NAME?</text:p>
          </table:table-cell>
          <table:table-cell table:style-name="ce14" table:formula="of:=[$data.D106]" office:value-type="float" office:value="1" calcext:value-type="float">
            <text:p>1</text:p>
          </table:table-cell>
          <table:table-cell table:style-name="ce14" table:formula="of:=[$data.G106]" office:value-type="string" office:string-value="103-50-4-bass-A4#" calcext:value-type="string">
            <text:p>103-50-4-bass-A4#</text:p>
          </table:table-cell>
          <table:table-cell table:number-columns-repeated="1013"/>
        </table:table-row>
        <table:table-row table:style-name="ro2">
          <table:table-cell table:style-name="ce13" table:formula="of:=[$data.F107]" office:value-type="string" office:string-value="B4b" calcext:value-type="string">
            <text:p>B4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4" table:formula="of:=[$data.N107]" office:value-type="string" office:string-value="r2" calcext:value-type="string">
            <text:p>r2</text:p>
          </table:table-cell>
          <table:table-cell table:style-name="ce14" table:formula="of:=[$data.S107]" office:value-type="string" office:string-value="r1" calcext:value-type="string">
            <text:p>r1</text:p>
          </table:table-cell>
          <table:table-cell table:style-name="ce14" table:formula="of:=[$data.T107]" office:value-type="string" office:string-value="r1" calcext:value-type="string">
            <text:p>r1</text:p>
          </table:table-cell>
          <table:table-cell table:style-name="ce13" table:formula="of:=[$data.Z107]" office:value-type="string" office:string-value="r4 bes'4" calcext:value-type="string">
            <text:p>r4 bes'4</text:p>
          </table:table-cell>
          <table:table-cell table:style-name="ce13" table:formula="of:=[$data.AE107]" office:value-type="string" office:string-value="" calcext:value-type="error">
            <text:p>#NAME?</text:p>
          </table:table-cell>
          <table:table-cell table:style-name="ce13" table:formula="of:=[$data.AF107]" office:value-type="string" office:string-value="" calcext:value-type="error">
            <text:p>#NAME?</text:p>
          </table:table-cell>
          <table:table-cell table:style-name="ce14" table:formula="of:=[$data.D107]" office:value-type="float" office:value="1" calcext:value-type="float">
            <text:p>1</text:p>
          </table:table-cell>
          <table:table-cell table:style-name="ce14" table:formula="of:=[$data.G107]" office:value-type="string" office:string-value="106-50-4-bass-B4b" calcext:value-type="string">
            <text:p>106-50-4-bass-B4b</text:p>
          </table:table-cell>
          <table:table-cell table:number-columns-repeated="1013"/>
        </table:table-row>
        <table:table-row table:style-name="ro2">
          <table:table-cell table:style-name="ce13" table:formula="of:=[$data.F108]" office:value-type="string" office:string-value="B4" calcext:value-type="string">
            <text:p>B4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4" table:formula="of:=[$data.N108]" office:value-type="string" office:string-value="r2" calcext:value-type="string">
            <text:p>r2</text:p>
          </table:table-cell>
          <table:table-cell table:style-name="ce14" table:formula="of:=[$data.S108]" office:value-type="string" office:string-value="r1" calcext:value-type="string">
            <text:p>r1</text:p>
          </table:table-cell>
          <table:table-cell table:style-name="ce14" table:formula="of:=[$data.T108]" office:value-type="string" office:string-value="r1" calcext:value-type="string">
            <text:p>r1</text:p>
          </table:table-cell>
          <table:table-cell table:style-name="ce13" table:formula="of:=[$data.Z108]" office:value-type="string" office:string-value="r4 b'4" calcext:value-type="string">
            <text:p>r4 b'4</text:p>
          </table:table-cell>
          <table:table-cell table:style-name="ce13" table:formula="of:=[$data.AE108]" office:value-type="string" office:string-value="" calcext:value-type="error">
            <text:p>#NAME?</text:p>
          </table:table-cell>
          <table:table-cell table:style-name="ce13" table:formula="of:=[$data.AF108]" office:value-type="string" office:string-value="" calcext:value-type="error">
            <text:p>#NAME?</text:p>
          </table:table-cell>
          <table:table-cell table:style-name="ce14" table:formula="of:=[$data.D108]" office:value-type="float" office:value="1" calcext:value-type="float">
            <text:p>1</text:p>
          </table:table-cell>
          <table:table-cell table:style-name="ce14" table:formula="of:=[$data.G108]" office:value-type="string" office:string-value="105-51-4-bass-B4" calcext:value-type="string">
            <text:p>105-51-4-bass-B4</text:p>
          </table:table-cell>
          <table:table-cell table:number-columns-repeated="1013"/>
        </table:table-row>
        <table:table-row table:style-name="ro2">
          <table:table-cell table:style-name="ce13" table:formula="of:=[$data.F109]" office:value-type="string" office:string-value="C5" calcext:value-type="string">
            <text:p>C5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4" table:formula="of:=[$data.N109]" office:value-type="string" office:string-value="r2" calcext:value-type="string">
            <text:p>r2</text:p>
          </table:table-cell>
          <table:table-cell table:style-name="ce14" table:formula="of:=[$data.S109]" office:value-type="string" office:string-value="r1" calcext:value-type="string">
            <text:p>r1</text:p>
          </table:table-cell>
          <table:table-cell table:style-name="ce14" table:formula="of:=[$data.T109]" office:value-type="string" office:string-value="r1" calcext:value-type="string">
            <text:p>r1</text:p>
          </table:table-cell>
          <table:table-cell table:style-name="ce13" table:formula="of:=[$data.Z109]" office:value-type="string" office:string-value="r4 c''4" calcext:value-type="string">
            <text:p>r4 c''4</text:p>
          </table:table-cell>
          <table:table-cell table:style-name="ce13" table:formula="of:=[$data.AE109]" office:value-type="string" office:string-value="" calcext:value-type="error">
            <text:p>#NAME?</text:p>
          </table:table-cell>
          <table:table-cell table:style-name="ce13" table:formula="of:=[$data.AF109]" office:value-type="string" office:string-value="" calcext:value-type="error">
            <text:p>#NAME?</text:p>
          </table:table-cell>
          <table:table-cell table:style-name="ce14" table:formula="of:=[$data.D109]" office:value-type="float" office:value="1" calcext:value-type="float">
            <text:p>1</text:p>
          </table:table-cell>
          <table:table-cell table:style-name="ce14" table:formula="of:=[$data.G109]" office:value-type="string" office:string-value="107-52-5-bass-C5" calcext:value-type="string">
            <text:p>107-52-5-bass-C5</text:p>
          </table:table-cell>
          <table:table-cell table:number-columns-repeated="1013"/>
        </table:table-row>
        <table:table-row table:style-name="ro2">
          <table:table-cell table:style-name="ce13" table:formula="of:=[$data.F110]" office:value-type="string" office:string-value="C5#" calcext:value-type="string">
            <text:p>C5#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4" table:formula="of:=[$data.N110]" office:value-type="string" office:string-value="r2" calcext:value-type="string">
            <text:p>r2</text:p>
          </table:table-cell>
          <table:table-cell table:style-name="ce14" table:formula="of:=[$data.S110]" office:value-type="string" office:string-value="r1" calcext:value-type="string">
            <text:p>r1</text:p>
          </table:table-cell>
          <table:table-cell table:style-name="ce14" table:formula="of:=[$data.T110]" office:value-type="string" office:string-value="r1" calcext:value-type="string">
            <text:p>r1</text:p>
          </table:table-cell>
          <table:table-cell table:style-name="ce13" table:formula="of:=[$data.Z110]" office:value-type="string" office:string-value="r4 cis''4" calcext:value-type="string">
            <text:p>r4 cis''4</text:p>
          </table:table-cell>
          <table:table-cell table:style-name="ce13" table:formula="of:=[$data.AE110]" office:value-type="string" office:string-value="" calcext:value-type="error">
            <text:p>#NAME?</text:p>
          </table:table-cell>
          <table:table-cell table:style-name="ce13" table:formula="of:=[$data.AF110]" office:value-type="string" office:string-value="" calcext:value-type="error">
            <text:p>#NAME?</text:p>
          </table:table-cell>
          <table:table-cell table:style-name="ce14" table:formula="of:=[$data.D110]" office:value-type="float" office:value="1" calcext:value-type="float">
            <text:p>1</text:p>
          </table:table-cell>
          <table:table-cell table:style-name="ce14" table:formula="of:=[$data.G110]" office:value-type="string" office:string-value="108-53-5-bass-C5#" calcext:value-type="string">
            <text:p>108-53-5-bass-C5#</text:p>
          </table:table-cell>
          <table:table-cell table:number-columns-repeated="1013"/>
        </table:table-row>
        <table:table-row table:style-name="ro2">
          <table:table-cell table:style-name="ce13" table:formula="of:=[$data.F111]" office:value-type="string" office:string-value="C5" calcext:value-type="string">
            <text:p>C5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4" table:formula="of:=[$data.N111]" office:value-type="string" office:string-value="r4 c''4" calcext:value-type="string">
            <text:p>r4 c''4</text:p>
          </table:table-cell>
          <table:table-cell table:style-name="ce14" table:formula="of:=[$data.S111]" office:value-type="string" office:string-value="" calcext:value-type="error">
            <text:p>#NAME?</text:p>
          </table:table-cell>
          <table:table-cell table:style-name="ce14" table:formula="of:=[$data.T111]" office:value-type="string" office:string-value="" calcext:value-type="error">
            <text:p>#NAME?</text:p>
          </table:table-cell>
          <table:table-cell table:style-name="ce13" table:formula="of:=[$data.Z111]" office:value-type="string" office:string-value="r2" calcext:value-type="string">
            <text:p>r2</text:p>
          </table:table-cell>
          <table:table-cell table:style-name="ce13" table:formula="of:=[$data.AE111]" office:value-type="string" office:string-value="r1" calcext:value-type="string">
            <text:p>r1</text:p>
          </table:table-cell>
          <table:table-cell table:style-name="ce13" table:formula="of:=[$data.AF111]" office:value-type="string" office:string-value="r1" calcext:value-type="string">
            <text:p>r1</text:p>
          </table:table-cell>
          <table:table-cell table:style-name="ce14" table:formula="of:=[$data.D111]" office:value-type="float" office:value="0" calcext:value-type="float">
            <text:p>0</text:p>
          </table:table-cell>
          <table:table-cell table:style-name="ce14" table:formula="of:=[$data.G111]" office:value-type="string" office:string-value="109-52-5-treble-C5" calcext:value-type="string">
            <text:p>109-52-5-treble-C5</text:p>
          </table:table-cell>
          <table:table-cell table:number-columns-repeated="1013"/>
        </table:table-row>
        <table:table-row table:style-name="ro2">
          <table:table-cell table:style-name="ce13" table:formula="of:=[$data.F112]" office:value-type="string" office:string-value="C5#" calcext:value-type="string">
            <text:p>C5#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4" table:formula="of:=[$data.N112]" office:value-type="string" office:string-value="r4 cis''4" calcext:value-type="string">
            <text:p>r4 cis''4</text:p>
          </table:table-cell>
          <table:table-cell table:style-name="ce14" table:formula="of:=[$data.S112]" office:value-type="string" office:string-value="" calcext:value-type="error">
            <text:p>#NAME?</text:p>
          </table:table-cell>
          <table:table-cell table:style-name="ce14" table:formula="of:=[$data.T112]" office:value-type="string" office:string-value="" calcext:value-type="error">
            <text:p>#NAME?</text:p>
          </table:table-cell>
          <table:table-cell table:style-name="ce13" table:formula="of:=[$data.Z112]" office:value-type="string" office:string-value="r2" calcext:value-type="string">
            <text:p>r2</text:p>
          </table:table-cell>
          <table:table-cell table:style-name="ce13" table:formula="of:=[$data.AE112]" office:value-type="string" office:string-value="r1" calcext:value-type="string">
            <text:p>r1</text:p>
          </table:table-cell>
          <table:table-cell table:style-name="ce13" table:formula="of:=[$data.AF112]" office:value-type="string" office:string-value="r1" calcext:value-type="string">
            <text:p>r1</text:p>
          </table:table-cell>
          <table:table-cell table:style-name="ce14" table:formula="of:=[$data.D112]" office:value-type="float" office:value="0" calcext:value-type="float">
            <text:p>0</text:p>
          </table:table-cell>
          <table:table-cell table:style-name="ce14" table:formula="of:=[$data.G112]" office:value-type="string" office:string-value="110-53-5-treble-C5#" calcext:value-type="string">
            <text:p>110-53-5-treble-C5#</text:p>
          </table:table-cell>
          <table:table-cell table:number-columns-repeated="1013"/>
        </table:table-row>
        <table:table-row table:style-name="ro2">
          <table:table-cell table:style-name="ce13" table:formula="of:=[$data.F113]" office:value-type="string" office:string-value="D5b" calcext:value-type="string">
            <text:p>D5b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4" table:formula="of:=[$data.N113]" office:value-type="string" office:string-value="r4 des''4" calcext:value-type="string">
            <text:p>r4 des''4</text:p>
          </table:table-cell>
          <table:table-cell table:style-name="ce14" table:formula="of:=[$data.S113]" office:value-type="string" office:string-value="" calcext:value-type="error">
            <text:p>#NAME?</text:p>
          </table:table-cell>
          <table:table-cell table:style-name="ce14" table:formula="of:=[$data.T113]" office:value-type="string" office:string-value="" calcext:value-type="error">
            <text:p>#NAME?</text:p>
          </table:table-cell>
          <table:table-cell table:style-name="ce13" table:formula="of:=[$data.Z113]" office:value-type="string" office:string-value="r2" calcext:value-type="string">
            <text:p>r2</text:p>
          </table:table-cell>
          <table:table-cell table:style-name="ce13" table:formula="of:=[$data.AE113]" office:value-type="string" office:string-value="r1" calcext:value-type="string">
            <text:p>r1</text:p>
          </table:table-cell>
          <table:table-cell table:style-name="ce13" table:formula="of:=[$data.AF113]" office:value-type="string" office:string-value="r1" calcext:value-type="string">
            <text:p>r1</text:p>
          </table:table-cell>
          <table:table-cell table:style-name="ce14" table:formula="of:=[$data.D113]" office:value-type="float" office:value="0" calcext:value-type="float">
            <text:p>0</text:p>
          </table:table-cell>
          <table:table-cell table:style-name="ce14" table:formula="of:=[$data.G113]" office:value-type="string" office:string-value="113-53-5-treble-D5b" calcext:value-type="string">
            <text:p>113-53-5-treble-D5b</text:p>
          </table:table-cell>
          <table:table-cell table:number-columns-repeated="1013"/>
        </table:table-row>
        <table:table-row table:style-name="ro2">
          <table:table-cell table:style-name="ce13" table:formula="of:=[$data.F114]" office:value-type="string" office:string-value="D5" calcext:value-type="string">
            <text:p>D5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4" table:formula="of:=[$data.N114]" office:value-type="string" office:string-value="r4 d''4" calcext:value-type="string">
            <text:p>r4 d''4</text:p>
          </table:table-cell>
          <table:table-cell table:style-name="ce14" table:formula="of:=[$data.S114]" office:value-type="string" office:string-value="" calcext:value-type="error">
            <text:p>#NAME?</text:p>
          </table:table-cell>
          <table:table-cell table:style-name="ce14" table:formula="of:=[$data.T114]" office:value-type="string" office:string-value="" calcext:value-type="error">
            <text:p>#NAME?</text:p>
          </table:table-cell>
          <table:table-cell table:style-name="ce13" table:formula="of:=[$data.Z114]" office:value-type="string" office:string-value="r2" calcext:value-type="string">
            <text:p>r2</text:p>
          </table:table-cell>
          <table:table-cell table:style-name="ce13" table:formula="of:=[$data.AE114]" office:value-type="string" office:string-value="r1" calcext:value-type="string">
            <text:p>r1</text:p>
          </table:table-cell>
          <table:table-cell table:style-name="ce13" table:formula="of:=[$data.AF114]" office:value-type="string" office:string-value="r1" calcext:value-type="string">
            <text:p>r1</text:p>
          </table:table-cell>
          <table:table-cell table:style-name="ce14" table:formula="of:=[$data.D114]" office:value-type="float" office:value="0" calcext:value-type="float">
            <text:p>0</text:p>
          </table:table-cell>
          <table:table-cell table:style-name="ce14" table:formula="of:=[$data.G114]" office:value-type="string" office:string-value="111-54-5-treble-D5" calcext:value-type="string">
            <text:p>111-54-5-treble-D5</text:p>
          </table:table-cell>
          <table:table-cell table:number-columns-repeated="1013"/>
        </table:table-row>
        <table:table-row table:style-name="ro2">
          <table:table-cell table:style-name="ce13" table:formula="of:=[$data.F115]" office:value-type="string" office:string-value="D5#" calcext:value-type="string">
            <text:p>D5#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4" table:formula="of:=[$data.N115]" office:value-type="string" office:string-value="r4 dis''4" calcext:value-type="string">
            <text:p>r4 dis''4</text:p>
          </table:table-cell>
          <table:table-cell table:style-name="ce14" table:formula="of:=[$data.S115]" office:value-type="string" office:string-value="" calcext:value-type="error">
            <text:p>#NAME?</text:p>
          </table:table-cell>
          <table:table-cell table:style-name="ce14" table:formula="of:=[$data.T115]" office:value-type="string" office:string-value="" calcext:value-type="error">
            <text:p>#NAME?</text:p>
          </table:table-cell>
          <table:table-cell table:style-name="ce13" table:formula="of:=[$data.Z115]" office:value-type="string" office:string-value="r2" calcext:value-type="string">
            <text:p>r2</text:p>
          </table:table-cell>
          <table:table-cell table:style-name="ce13" table:formula="of:=[$data.AE115]" office:value-type="string" office:string-value="r1" calcext:value-type="string">
            <text:p>r1</text:p>
          </table:table-cell>
          <table:table-cell table:style-name="ce13" table:formula="of:=[$data.AF115]" office:value-type="string" office:string-value="r1" calcext:value-type="string">
            <text:p>r1</text:p>
          </table:table-cell>
          <table:table-cell table:style-name="ce14" table:formula="of:=[$data.D115]" office:value-type="float" office:value="0" calcext:value-type="float">
            <text:p>0</text:p>
          </table:table-cell>
          <table:table-cell table:style-name="ce14" table:formula="of:=[$data.G115]" office:value-type="string" office:string-value="112-55-5-treble-D5#" calcext:value-type="string">
            <text:p>112-55-5-treble-D5#</text:p>
          </table:table-cell>
          <table:table-cell table:number-columns-repeated="1013"/>
        </table:table-row>
        <table:table-row table:style-name="ro2">
          <table:table-cell table:style-name="ce13" table:formula="of:=[$data.F116]" office:value-type="string" office:string-value="E5b" calcext:value-type="string">
            <text:p>E5b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4" table:formula="of:=[$data.N116]" office:value-type="string" office:string-value="r4 ees''4" calcext:value-type="string">
            <text:p>r4 ees''4</text:p>
          </table:table-cell>
          <table:table-cell table:style-name="ce14" table:formula="of:=[$data.S116]" office:value-type="string" office:string-value="" calcext:value-type="error">
            <text:p>#NAME?</text:p>
          </table:table-cell>
          <table:table-cell table:style-name="ce14" table:formula="of:=[$data.T116]" office:value-type="string" office:string-value="" calcext:value-type="error">
            <text:p>#NAME?</text:p>
          </table:table-cell>
          <table:table-cell table:style-name="ce13" table:formula="of:=[$data.Z116]" office:value-type="string" office:string-value="r2" calcext:value-type="string">
            <text:p>r2</text:p>
          </table:table-cell>
          <table:table-cell table:style-name="ce13" table:formula="of:=[$data.AE116]" office:value-type="string" office:string-value="r1" calcext:value-type="string">
            <text:p>r1</text:p>
          </table:table-cell>
          <table:table-cell table:style-name="ce13" table:formula="of:=[$data.AF116]" office:value-type="string" office:string-value="r1" calcext:value-type="string">
            <text:p>r1</text:p>
          </table:table-cell>
          <table:table-cell table:style-name="ce14" table:formula="of:=[$data.D116]" office:value-type="float" office:value="0" calcext:value-type="float">
            <text:p>0</text:p>
          </table:table-cell>
          <table:table-cell table:style-name="ce14" table:formula="of:=[$data.G116]" office:value-type="string" office:string-value="115-55-5-treble-E5b" calcext:value-type="string">
            <text:p>115-55-5-treble-E5b</text:p>
          </table:table-cell>
          <table:table-cell table:number-columns-repeated="1013"/>
        </table:table-row>
        <table:table-row table:style-name="ro2">
          <table:table-cell table:style-name="ce13" table:formula="of:=[$data.F117]" office:value-type="string" office:string-value="E5" calcext:value-type="string">
            <text:p>E5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4" table:formula="of:=[$data.N117]" office:value-type="string" office:string-value="r4 e''4" calcext:value-type="string">
            <text:p>r4 e''4</text:p>
          </table:table-cell>
          <table:table-cell table:style-name="ce14" table:formula="of:=[$data.S117]" office:value-type="string" office:string-value="" calcext:value-type="error">
            <text:p>#NAME?</text:p>
          </table:table-cell>
          <table:table-cell table:style-name="ce14" table:formula="of:=[$data.T117]" office:value-type="string" office:string-value="" calcext:value-type="error">
            <text:p>#NAME?</text:p>
          </table:table-cell>
          <table:table-cell table:style-name="ce13" table:formula="of:=[$data.Z117]" office:value-type="string" office:string-value="r2" calcext:value-type="string">
            <text:p>r2</text:p>
          </table:table-cell>
          <table:table-cell table:style-name="ce13" table:formula="of:=[$data.AE117]" office:value-type="string" office:string-value="r1" calcext:value-type="string">
            <text:p>r1</text:p>
          </table:table-cell>
          <table:table-cell table:style-name="ce13" table:formula="of:=[$data.AF117]" office:value-type="string" office:string-value="r1" calcext:value-type="string">
            <text:p>r1</text:p>
          </table:table-cell>
          <table:table-cell table:style-name="ce14" table:formula="of:=[$data.D117]" office:value-type="float" office:value="0" calcext:value-type="float">
            <text:p>0</text:p>
          </table:table-cell>
          <table:table-cell table:style-name="ce14" table:formula="of:=[$data.G117]" office:value-type="string" office:string-value="114-56-5-treble-E5" calcext:value-type="string">
            <text:p>114-56-5-treble-E5</text:p>
          </table:table-cell>
          <table:table-cell table:number-columns-repeated="1013"/>
        </table:table-row>
        <table:table-row table:style-name="ro2">
          <table:table-cell table:style-name="ce13" table:formula="of:=[$data.F118]" office:value-type="string" office:string-value="F5" calcext:value-type="string">
            <text:p>F5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4" table:formula="of:=[$data.N118]" office:value-type="string" office:string-value="r4 f''4" calcext:value-type="string">
            <text:p>r4 f''4</text:p>
          </table:table-cell>
          <table:table-cell table:style-name="ce14" table:formula="of:=[$data.S118]" office:value-type="string" office:string-value="" calcext:value-type="error">
            <text:p>#NAME?</text:p>
          </table:table-cell>
          <table:table-cell table:style-name="ce14" table:formula="of:=[$data.T118]" office:value-type="string" office:string-value="" calcext:value-type="error">
            <text:p>#NAME?</text:p>
          </table:table-cell>
          <table:table-cell table:style-name="ce13" table:formula="of:=[$data.Z118]" office:value-type="string" office:string-value="r2" calcext:value-type="string">
            <text:p>r2</text:p>
          </table:table-cell>
          <table:table-cell table:style-name="ce13" table:formula="of:=[$data.AE118]" office:value-type="string" office:string-value="r1" calcext:value-type="string">
            <text:p>r1</text:p>
          </table:table-cell>
          <table:table-cell table:style-name="ce13" table:formula="of:=[$data.AF118]" office:value-type="string" office:string-value="r1" calcext:value-type="string">
            <text:p>r1</text:p>
          </table:table-cell>
          <table:table-cell table:style-name="ce14" table:formula="of:=[$data.D118]" office:value-type="float" office:value="0" calcext:value-type="float">
            <text:p>0</text:p>
          </table:table-cell>
          <table:table-cell table:style-name="ce14" table:formula="of:=[$data.G118]" office:value-type="string" office:string-value="116-57-5-treble-F5" calcext:value-type="string">
            <text:p>116-57-5-treble-F5</text:p>
          </table:table-cell>
          <table:table-cell table:number-columns-repeated="1013"/>
        </table:table-row>
        <table:table-row table:style-name="ro2">
          <table:table-cell table:style-name="ce13" table:formula="of:=[$data.F119]" office:value-type="string" office:string-value="F5#" calcext:value-type="string">
            <text:p>F5#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4" table:formula="of:=[$data.N119]" office:value-type="string" office:string-value="r4 fis''4" calcext:value-type="string">
            <text:p>r4 fis''4</text:p>
          </table:table-cell>
          <table:table-cell table:style-name="ce14" table:formula="of:=[$data.S119]" office:value-type="string" office:string-value="" calcext:value-type="error">
            <text:p>#NAME?</text:p>
          </table:table-cell>
          <table:table-cell table:style-name="ce14" table:formula="of:=[$data.T119]" office:value-type="string" office:string-value="" calcext:value-type="error">
            <text:p>#NAME?</text:p>
          </table:table-cell>
          <table:table-cell table:style-name="ce13" table:formula="of:=[$data.Z119]" office:value-type="string" office:string-value="r2" calcext:value-type="string">
            <text:p>r2</text:p>
          </table:table-cell>
          <table:table-cell table:style-name="ce13" table:formula="of:=[$data.AE119]" office:value-type="string" office:string-value="r1" calcext:value-type="string">
            <text:p>r1</text:p>
          </table:table-cell>
          <table:table-cell table:style-name="ce13" table:formula="of:=[$data.AF119]" office:value-type="string" office:string-value="r1" calcext:value-type="string">
            <text:p>r1</text:p>
          </table:table-cell>
          <table:table-cell table:style-name="ce14" table:formula="of:=[$data.D119]" office:value-type="float" office:value="0" calcext:value-type="float">
            <text:p>0</text:p>
          </table:table-cell>
          <table:table-cell table:style-name="ce14" table:formula="of:=[$data.G119]" office:value-type="string" office:string-value="117-58-5-treble-F5#" calcext:value-type="string">
            <text:p>117-58-5-treble-F5#</text:p>
          </table:table-cell>
          <table:table-cell table:number-columns-repeated="1013"/>
        </table:table-row>
        <table:table-row table:style-name="ro2">
          <table:table-cell table:style-name="ce13" table:formula="of:=[$data.F120]" office:value-type="string" office:string-value="G5b" calcext:value-type="string">
            <text:p>G5b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4" table:formula="of:=[$data.N120]" office:value-type="string" office:string-value="r4 ges''4" calcext:value-type="string">
            <text:p>r4 ges''4</text:p>
          </table:table-cell>
          <table:table-cell table:style-name="ce14" table:formula="of:=[$data.S120]" office:value-type="string" office:string-value="" calcext:value-type="error">
            <text:p>#NAME?</text:p>
          </table:table-cell>
          <table:table-cell table:style-name="ce14" table:formula="of:=[$data.T120]" office:value-type="string" office:string-value="" calcext:value-type="error">
            <text:p>#NAME?</text:p>
          </table:table-cell>
          <table:table-cell table:style-name="ce13" table:formula="of:=[$data.Z120]" office:value-type="string" office:string-value="r2" calcext:value-type="string">
            <text:p>r2</text:p>
          </table:table-cell>
          <table:table-cell table:style-name="ce13" table:formula="of:=[$data.AE120]" office:value-type="string" office:string-value="r1" calcext:value-type="string">
            <text:p>r1</text:p>
          </table:table-cell>
          <table:table-cell table:style-name="ce13" table:formula="of:=[$data.AF120]" office:value-type="string" office:string-value="r1" calcext:value-type="string">
            <text:p>r1</text:p>
          </table:table-cell>
          <table:table-cell table:style-name="ce14" table:formula="of:=[$data.D120]" office:value-type="float" office:value="0" calcext:value-type="float">
            <text:p>0</text:p>
          </table:table-cell>
          <table:table-cell table:style-name="ce14" table:formula="of:=[$data.G120]" office:value-type="string" office:string-value="120-58-5-treble-G5b" calcext:value-type="string">
            <text:p>120-58-5-treble-G5b</text:p>
          </table:table-cell>
          <table:table-cell table:number-columns-repeated="1013"/>
        </table:table-row>
        <table:table-row table:style-name="ro2">
          <table:table-cell table:style-name="ce13" table:formula="of:=[$data.F121]" office:value-type="string" office:string-value="G5" calcext:value-type="string">
            <text:p>G5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4" table:formula="of:=[$data.N121]" office:value-type="string" office:string-value="r4 g''4" calcext:value-type="string">
            <text:p>r4 g''4</text:p>
          </table:table-cell>
          <table:table-cell table:style-name="ce14" table:formula="of:=[$data.S121]" office:value-type="string" office:string-value="" calcext:value-type="error">
            <text:p>#NAME?</text:p>
          </table:table-cell>
          <table:table-cell table:style-name="ce14" table:formula="of:=[$data.T121]" office:value-type="string" office:string-value="" calcext:value-type="error">
            <text:p>#NAME?</text:p>
          </table:table-cell>
          <table:table-cell table:style-name="ce13" table:formula="of:=[$data.Z121]" office:value-type="string" office:string-value="r2" calcext:value-type="string">
            <text:p>r2</text:p>
          </table:table-cell>
          <table:table-cell table:style-name="ce13" table:formula="of:=[$data.AE121]" office:value-type="string" office:string-value="r1" calcext:value-type="string">
            <text:p>r1</text:p>
          </table:table-cell>
          <table:table-cell table:style-name="ce13" table:formula="of:=[$data.AF121]" office:value-type="string" office:string-value="r1" calcext:value-type="string">
            <text:p>r1</text:p>
          </table:table-cell>
          <table:table-cell table:style-name="ce14" table:formula="of:=[$data.D121]" office:value-type="float" office:value="0" calcext:value-type="float">
            <text:p>0</text:p>
          </table:table-cell>
          <table:table-cell table:style-name="ce14" table:formula="of:=[$data.G121]" office:value-type="string" office:string-value="118-59-5-treble-G5" calcext:value-type="string">
            <text:p>118-59-5-treble-G5</text:p>
          </table:table-cell>
          <table:table-cell table:number-columns-repeated="1013"/>
        </table:table-row>
        <table:table-row table:style-name="ro2">
          <table:table-cell table:style-name="ce13" table:formula="of:=[$data.F122]" office:value-type="string" office:string-value="G5#" calcext:value-type="string">
            <text:p>G5#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4" table:formula="of:=[$data.N122]" office:value-type="string" office:string-value="r4 gis''4" calcext:value-type="string">
            <text:p>r4 gis''4</text:p>
          </table:table-cell>
          <table:table-cell table:style-name="ce14" table:formula="of:=[$data.S122]" office:value-type="string" office:string-value="" calcext:value-type="error">
            <text:p>#NAME?</text:p>
          </table:table-cell>
          <table:table-cell table:style-name="ce14" table:formula="of:=[$data.T122]" office:value-type="string" office:string-value="" calcext:value-type="error">
            <text:p>#NAME?</text:p>
          </table:table-cell>
          <table:table-cell table:style-name="ce13" table:formula="of:=[$data.Z122]" office:value-type="string" office:string-value="r2" calcext:value-type="string">
            <text:p>r2</text:p>
          </table:table-cell>
          <table:table-cell table:style-name="ce13" table:formula="of:=[$data.AE122]" office:value-type="string" office:string-value="r1" calcext:value-type="string">
            <text:p>r1</text:p>
          </table:table-cell>
          <table:table-cell table:style-name="ce13" table:formula="of:=[$data.AF122]" office:value-type="string" office:string-value="r1" calcext:value-type="string">
            <text:p>r1</text:p>
          </table:table-cell>
          <table:table-cell table:style-name="ce14" table:formula="of:=[$data.D122]" office:value-type="float" office:value="0" calcext:value-type="float">
            <text:p>0</text:p>
          </table:table-cell>
          <table:table-cell table:style-name="ce14" table:formula="of:=[$data.G122]" office:value-type="string" office:string-value="119-60-5-treble-G5#" calcext:value-type="string">
            <text:p>119-60-5-treble-G5#</text:p>
          </table:table-cell>
          <table:table-cell table:number-columns-repeated="1013"/>
        </table:table-row>
        <table:table-row table:style-name="ro2">
          <table:table-cell table:style-name="ce13" table:formula="of:=[$data.F123]" office:value-type="string" office:string-value="A5b" calcext:value-type="string">
            <text:p>A5b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4" table:formula="of:=[$data.N123]" office:value-type="string" office:string-value="r4 aes''4" calcext:value-type="string">
            <text:p>r4 aes''4</text:p>
          </table:table-cell>
          <table:table-cell table:style-name="ce14" table:formula="of:=[$data.S123]" office:value-type="string" office:string-value="" calcext:value-type="error">
            <text:p>#NAME?</text:p>
          </table:table-cell>
          <table:table-cell table:style-name="ce14" table:formula="of:=[$data.T123]" office:value-type="string" office:string-value="" calcext:value-type="error">
            <text:p>#NAME?</text:p>
          </table:table-cell>
          <table:table-cell table:style-name="ce13" table:formula="of:=[$data.Z123]" office:value-type="string" office:string-value="r2" calcext:value-type="string">
            <text:p>r2</text:p>
          </table:table-cell>
          <table:table-cell table:style-name="ce13" table:formula="of:=[$data.AE123]" office:value-type="string" office:string-value="r1" calcext:value-type="string">
            <text:p>r1</text:p>
          </table:table-cell>
          <table:table-cell table:style-name="ce13" table:formula="of:=[$data.AF123]" office:value-type="string" office:string-value="r1" calcext:value-type="string">
            <text:p>r1</text:p>
          </table:table-cell>
          <table:table-cell table:style-name="ce14" table:formula="of:=[$data.D123]" office:value-type="float" office:value="0" calcext:value-type="float">
            <text:p>0</text:p>
          </table:table-cell>
          <table:table-cell table:style-name="ce14" table:formula="of:=[$data.G123]" office:value-type="string" office:string-value="123-60-5-treble-A5b" calcext:value-type="string">
            <text:p>123-60-5-treble-A5b</text:p>
          </table:table-cell>
          <table:table-cell table:number-columns-repeated="1013"/>
        </table:table-row>
        <table:table-row table:style-name="ro2">
          <table:table-cell table:style-name="ce13" table:formula="of:=[$data.F124]" office:value-type="string" office:string-value="A5" calcext:value-type="string">
            <text:p>A5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4" table:formula="of:=[$data.N124]" office:value-type="string" office:string-value="r4 a''4" calcext:value-type="string">
            <text:p>r4 a''4</text:p>
          </table:table-cell>
          <table:table-cell table:style-name="ce14" table:formula="of:=[$data.S124]" office:value-type="string" office:string-value="" calcext:value-type="error">
            <text:p>#NAME?</text:p>
          </table:table-cell>
          <table:table-cell table:style-name="ce14" table:formula="of:=[$data.T124]" office:value-type="string" office:string-value="" calcext:value-type="error">
            <text:p>#NAME?</text:p>
          </table:table-cell>
          <table:table-cell table:style-name="ce13" table:formula="of:=[$data.Z124]" office:value-type="string" office:string-value="r2" calcext:value-type="string">
            <text:p>r2</text:p>
          </table:table-cell>
          <table:table-cell table:style-name="ce13" table:formula="of:=[$data.AE124]" office:value-type="string" office:string-value="r1" calcext:value-type="string">
            <text:p>r1</text:p>
          </table:table-cell>
          <table:table-cell table:style-name="ce13" table:formula="of:=[$data.AF124]" office:value-type="string" office:string-value="r1" calcext:value-type="string">
            <text:p>r1</text:p>
          </table:table-cell>
          <table:table-cell table:style-name="ce14" table:formula="of:=[$data.D124]" office:value-type="float" office:value="0" calcext:value-type="float">
            <text:p>0</text:p>
          </table:table-cell>
          <table:table-cell table:style-name="ce14" table:formula="of:=[$data.G124]" office:value-type="string" office:string-value="121-61-5-treble-A5" calcext:value-type="string">
            <text:p>121-61-5-treble-A5</text:p>
          </table:table-cell>
          <table:table-cell table:number-columns-repeated="1013"/>
        </table:table-row>
        <table:table-row table:style-name="ro2">
          <table:table-cell table:style-name="ce13" table:formula="of:=[$data.F125]" office:value-type="string" office:string-value="A5#" calcext:value-type="string">
            <text:p>A5#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4" table:formula="of:=[$data.N125]" office:value-type="string" office:string-value="r4 ais''4" calcext:value-type="string">
            <text:p>r4 ais''4</text:p>
          </table:table-cell>
          <table:table-cell table:style-name="ce14" table:formula="of:=[$data.S125]" office:value-type="string" office:string-value="" calcext:value-type="error">
            <text:p>#NAME?</text:p>
          </table:table-cell>
          <table:table-cell table:style-name="ce14" table:formula="of:=[$data.T125]" office:value-type="string" office:string-value="" calcext:value-type="error">
            <text:p>#NAME?</text:p>
          </table:table-cell>
          <table:table-cell table:style-name="ce13" table:formula="of:=[$data.Z125]" office:value-type="string" office:string-value="r2" calcext:value-type="string">
            <text:p>r2</text:p>
          </table:table-cell>
          <table:table-cell table:style-name="ce13" table:formula="of:=[$data.AE125]" office:value-type="string" office:string-value="r1" calcext:value-type="string">
            <text:p>r1</text:p>
          </table:table-cell>
          <table:table-cell table:style-name="ce13" table:formula="of:=[$data.AF125]" office:value-type="string" office:string-value="r1" calcext:value-type="string">
            <text:p>r1</text:p>
          </table:table-cell>
          <table:table-cell table:style-name="ce14" table:formula="of:=[$data.D125]" office:value-type="float" office:value="0" calcext:value-type="float">
            <text:p>0</text:p>
          </table:table-cell>
          <table:table-cell table:style-name="ce14" table:formula="of:=[$data.G125]" office:value-type="string" office:string-value="122-62-5-treble-A5#" calcext:value-type="string">
            <text:p>122-62-5-treble-A5#</text:p>
          </table:table-cell>
          <table:table-cell table:number-columns-repeated="1013"/>
        </table:table-row>
        <table:table-row table:style-name="ro2">
          <table:table-cell table:style-name="ce13" table:formula="of:=[$data.F126]" office:value-type="string" office:string-value="B5b" calcext:value-type="string">
            <text:p>B5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4" table:formula="of:=[$data.N126]" office:value-type="string" office:string-value="r4 bes''4" calcext:value-type="string">
            <text:p>r4 bes''4</text:p>
          </table:table-cell>
          <table:table-cell table:style-name="ce14" table:formula="of:=[$data.S126]" office:value-type="string" office:string-value="" calcext:value-type="error">
            <text:p>#NAME?</text:p>
          </table:table-cell>
          <table:table-cell table:style-name="ce14" table:formula="of:=[$data.T126]" office:value-type="string" office:string-value="" calcext:value-type="error">
            <text:p>#NAME?</text:p>
          </table:table-cell>
          <table:table-cell table:style-name="ce13" table:formula="of:=[$data.Z126]" office:value-type="string" office:string-value="r2" calcext:value-type="string">
            <text:p>r2</text:p>
          </table:table-cell>
          <table:table-cell table:style-name="ce13" table:formula="of:=[$data.AE126]" office:value-type="string" office:string-value="r1" calcext:value-type="string">
            <text:p>r1</text:p>
          </table:table-cell>
          <table:table-cell table:style-name="ce13" table:formula="of:=[$data.AF126]" office:value-type="string" office:string-value="r1" calcext:value-type="string">
            <text:p>r1</text:p>
          </table:table-cell>
          <table:table-cell table:style-name="ce14" table:formula="of:=[$data.D126]" office:value-type="float" office:value="0" calcext:value-type="float">
            <text:p>0</text:p>
          </table:table-cell>
          <table:table-cell table:style-name="ce14" table:formula="of:=[$data.G126]" office:value-type="string" office:string-value="125-62-5-treble-B5b" calcext:value-type="string">
            <text:p>125-62-5-treble-B5b</text:p>
          </table:table-cell>
          <table:table-cell table:number-columns-repeated="1013"/>
        </table:table-row>
        <table:table-row table:style-name="ro2">
          <table:table-cell table:style-name="ce13" table:formula="of:=[$data.F127]" office:value-type="string" office:string-value="B5" calcext:value-type="string">
            <text:p>B5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4" table:formula="of:=[$data.N127]" office:value-type="string" office:string-value="r4 b''4" calcext:value-type="string">
            <text:p>r4 b''4</text:p>
          </table:table-cell>
          <table:table-cell table:style-name="ce14" table:formula="of:=[$data.S127]" office:value-type="string" office:string-value="" calcext:value-type="error">
            <text:p>#NAME?</text:p>
          </table:table-cell>
          <table:table-cell table:style-name="ce14" table:formula="of:=[$data.T127]" office:value-type="string" office:string-value="" calcext:value-type="error">
            <text:p>#NAME?</text:p>
          </table:table-cell>
          <table:table-cell table:style-name="ce13" table:formula="of:=[$data.Z127]" office:value-type="string" office:string-value="r2" calcext:value-type="string">
            <text:p>r2</text:p>
          </table:table-cell>
          <table:table-cell table:style-name="ce13" table:formula="of:=[$data.AE127]" office:value-type="string" office:string-value="r1" calcext:value-type="string">
            <text:p>r1</text:p>
          </table:table-cell>
          <table:table-cell table:style-name="ce13" table:formula="of:=[$data.AF127]" office:value-type="string" office:string-value="r1" calcext:value-type="string">
            <text:p>r1</text:p>
          </table:table-cell>
          <table:table-cell table:style-name="ce14" table:formula="of:=[$data.D127]" office:value-type="float" office:value="0" calcext:value-type="float">
            <text:p>0</text:p>
          </table:table-cell>
          <table:table-cell table:style-name="ce14" table:formula="of:=[$data.G127]" office:value-type="string" office:string-value="124-63-5-treble-B5" calcext:value-type="string">
            <text:p>124-63-5-treble-B5</text:p>
          </table:table-cell>
          <table:table-cell table:number-columns-repeated="1013"/>
        </table:table-row>
        <table:table-row table:style-name="ro2">
          <table:table-cell table:style-name="ce13" table:formula="of:=[$data.F128]" office:value-type="string" office:string-value="C6" calcext:value-type="string">
            <text:p>C6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4" table:formula="of:=[$data.N128]" office:value-type="string" office:string-value="r4 c'''4" calcext:value-type="string">
            <text:p>r4 c'''4</text:p>
          </table:table-cell>
          <table:table-cell table:style-name="ce14" table:formula="of:=[$data.S128]" office:value-type="string" office:string-value="" calcext:value-type="error">
            <text:p>#NAME?</text:p>
          </table:table-cell>
          <table:table-cell table:style-name="ce14" table:formula="of:=[$data.T128]" office:value-type="string" office:string-value="" calcext:value-type="error">
            <text:p>#NAME?</text:p>
          </table:table-cell>
          <table:table-cell table:style-name="ce13" table:formula="of:=[$data.Z128]" office:value-type="string" office:string-value="r2" calcext:value-type="string">
            <text:p>r2</text:p>
          </table:table-cell>
          <table:table-cell table:style-name="ce13" table:formula="of:=[$data.AE128]" office:value-type="string" office:string-value="r1" calcext:value-type="string">
            <text:p>r1</text:p>
          </table:table-cell>
          <table:table-cell table:style-name="ce13" table:formula="of:=[$data.AF128]" office:value-type="string" office:string-value="r1" calcext:value-type="string">
            <text:p>r1</text:p>
          </table:table-cell>
          <table:table-cell table:style-name="ce14" table:formula="of:=[$data.D128]" office:value-type="float" office:value="1" calcext:value-type="float">
            <text:p>1</text:p>
          </table:table-cell>
          <table:table-cell table:style-name="ce14" table:formula="of:=[$data.G128]" office:value-type="string" office:string-value="126-64-6-treble-C6" calcext:value-type="string">
            <text:p>126-64-6-treble-C6</text:p>
          </table:table-cell>
          <table:table-cell table:number-columns-repeated="1013"/>
        </table:table-row>
        <table:table-row table:style-name="ro2">
          <table:table-cell table:style-name="ce13" table:formula="of:=[$data.F129]" office:value-type="string" office:string-value="C6#" calcext:value-type="string">
            <text:p>C6#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4" table:formula="of:=[$data.N129]" office:value-type="string" office:string-value="r4 cis'''4" calcext:value-type="string">
            <text:p>r4 cis'''4</text:p>
          </table:table-cell>
          <table:table-cell table:style-name="ce14" table:formula="of:=[$data.S129]" office:value-type="string" office:string-value="" calcext:value-type="error">
            <text:p>#NAME?</text:p>
          </table:table-cell>
          <table:table-cell table:style-name="ce14" table:formula="of:=[$data.T129]" office:value-type="string" office:string-value="" calcext:value-type="error">
            <text:p>#NAME?</text:p>
          </table:table-cell>
          <table:table-cell table:style-name="ce13" table:formula="of:=[$data.Z129]" office:value-type="string" office:string-value="r2" calcext:value-type="string">
            <text:p>r2</text:p>
          </table:table-cell>
          <table:table-cell table:style-name="ce13" table:formula="of:=[$data.AE129]" office:value-type="string" office:string-value="r1" calcext:value-type="string">
            <text:p>r1</text:p>
          </table:table-cell>
          <table:table-cell table:style-name="ce13" table:formula="of:=[$data.AF129]" office:value-type="string" office:string-value="r1" calcext:value-type="string">
            <text:p>r1</text:p>
          </table:table-cell>
          <table:table-cell table:style-name="ce14" table:formula="of:=[$data.D129]" office:value-type="float" office:value="1" calcext:value-type="float">
            <text:p>1</text:p>
          </table:table-cell>
          <table:table-cell table:style-name="ce14" table:formula="of:=[$data.G129]" office:value-type="string" office:string-value="127-65-6-treble-C6#" calcext:value-type="string">
            <text:p>127-65-6-treble-C6#</text:p>
          </table:table-cell>
          <table:table-cell table:number-columns-repeated="1013"/>
        </table:table-row>
        <table:table-row table:style-name="ro2">
          <table:table-cell table:style-name="ce13" table:formula="of:=[$data.F130]" office:value-type="string" office:string-value="D6b" calcext:value-type="string">
            <text:p>D6b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4" table:formula="of:=[$data.N130]" office:value-type="string" office:string-value="r4 des'''4" calcext:value-type="string">
            <text:p>r4 des'''4</text:p>
          </table:table-cell>
          <table:table-cell table:style-name="ce14" table:formula="of:=[$data.S130]" office:value-type="string" office:string-value="" calcext:value-type="error">
            <text:p>#NAME?</text:p>
          </table:table-cell>
          <table:table-cell table:style-name="ce14" table:formula="of:=[$data.T130]" office:value-type="string" office:string-value="" calcext:value-type="error">
            <text:p>#NAME?</text:p>
          </table:table-cell>
          <table:table-cell table:style-name="ce13" table:formula="of:=[$data.Z130]" office:value-type="string" office:string-value="r2" calcext:value-type="string">
            <text:p>r2</text:p>
          </table:table-cell>
          <table:table-cell table:style-name="ce13" table:formula="of:=[$data.AE130]" office:value-type="string" office:string-value="r1" calcext:value-type="string">
            <text:p>r1</text:p>
          </table:table-cell>
          <table:table-cell table:style-name="ce13" table:formula="of:=[$data.AF130]" office:value-type="string" office:string-value="r1" calcext:value-type="string">
            <text:p>r1</text:p>
          </table:table-cell>
          <table:table-cell table:style-name="ce14" table:formula="of:=[$data.D130]" office:value-type="float" office:value="1" calcext:value-type="float">
            <text:p>1</text:p>
          </table:table-cell>
          <table:table-cell table:style-name="ce14" table:formula="of:=[$data.G130]" office:value-type="string" office:string-value="130-65-6-treble-D6b" calcext:value-type="string">
            <text:p>130-65-6-treble-D6b</text:p>
          </table:table-cell>
          <table:table-cell table:number-columns-repeated="1013"/>
        </table:table-row>
        <table:table-row table:style-name="ro2">
          <table:table-cell table:style-name="ce13" table:formula="of:=[$data.F131]" office:value-type="string" office:string-value="D6" calcext:value-type="string">
            <text:p>D6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4" table:formula="of:=[$data.N131]" office:value-type="string" office:string-value="r4 d'''4" calcext:value-type="string">
            <text:p>r4 d'''4</text:p>
          </table:table-cell>
          <table:table-cell table:style-name="ce14" table:formula="of:=[$data.S131]" office:value-type="string" office:string-value="" calcext:value-type="error">
            <text:p>#NAME?</text:p>
          </table:table-cell>
          <table:table-cell table:style-name="ce14" table:formula="of:=[$data.T131]" office:value-type="string" office:string-value="" calcext:value-type="error">
            <text:p>#NAME?</text:p>
          </table:table-cell>
          <table:table-cell table:style-name="ce13" table:formula="of:=[$data.Z131]" office:value-type="string" office:string-value="r2" calcext:value-type="string">
            <text:p>r2</text:p>
          </table:table-cell>
          <table:table-cell table:style-name="ce13" table:formula="of:=[$data.AE131]" office:value-type="string" office:string-value="r1" calcext:value-type="string">
            <text:p>r1</text:p>
          </table:table-cell>
          <table:table-cell table:style-name="ce13" table:formula="of:=[$data.AF131]" office:value-type="string" office:string-value="r1" calcext:value-type="string">
            <text:p>r1</text:p>
          </table:table-cell>
          <table:table-cell table:style-name="ce14" table:formula="of:=[$data.D131]" office:value-type="float" office:value="1" calcext:value-type="float">
            <text:p>1</text:p>
          </table:table-cell>
          <table:table-cell table:style-name="ce14" table:formula="of:=[$data.G131]" office:value-type="string" office:string-value="128-66-6-treble-D6" calcext:value-type="string">
            <text:p>128-66-6-treble-D6</text:p>
          </table:table-cell>
          <table:table-cell table:number-columns-repeated="1013"/>
        </table:table-row>
        <table:table-row table:style-name="ro2">
          <table:table-cell table:style-name="ce13" table:formula="of:=[$data.F132]" office:value-type="string" office:string-value="D6#" calcext:value-type="string">
            <text:p>D6#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4" table:formula="of:=[$data.N132]" office:value-type="string" office:string-value="r4 dis'''4" calcext:value-type="string">
            <text:p>r4 dis'''4</text:p>
          </table:table-cell>
          <table:table-cell table:style-name="ce14" table:formula="of:=[$data.S132]" office:value-type="string" office:string-value="" calcext:value-type="error">
            <text:p>#NAME?</text:p>
          </table:table-cell>
          <table:table-cell table:style-name="ce14" table:formula="of:=[$data.T132]" office:value-type="string" office:string-value="" calcext:value-type="error">
            <text:p>#NAME?</text:p>
          </table:table-cell>
          <table:table-cell table:style-name="ce13" table:formula="of:=[$data.Z132]" office:value-type="string" office:string-value="r2" calcext:value-type="string">
            <text:p>r2</text:p>
          </table:table-cell>
          <table:table-cell table:style-name="ce13" table:formula="of:=[$data.AE132]" office:value-type="string" office:string-value="r1" calcext:value-type="string">
            <text:p>r1</text:p>
          </table:table-cell>
          <table:table-cell table:style-name="ce13" table:formula="of:=[$data.AF132]" office:value-type="string" office:string-value="r1" calcext:value-type="string">
            <text:p>r1</text:p>
          </table:table-cell>
          <table:table-cell table:style-name="ce14" table:formula="of:=[$data.D132]" office:value-type="float" office:value="1" calcext:value-type="float">
            <text:p>1</text:p>
          </table:table-cell>
          <table:table-cell table:style-name="ce14" table:formula="of:=[$data.G132]" office:value-type="string" office:string-value="129-67-6-treble-D6#" calcext:value-type="string">
            <text:p>129-67-6-treble-D6#</text:p>
          </table:table-cell>
          <table:table-cell table:number-columns-repeated="1013"/>
        </table:table-row>
        <table:table-row table:style-name="ro2">
          <table:table-cell table:style-name="ce13" table:formula="of:=[$data.F133]" office:value-type="string" office:string-value="E6b" calcext:value-type="string">
            <text:p>E6b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4" table:formula="of:=[$data.N133]" office:value-type="string" office:string-value="r4 ees'''4" calcext:value-type="string">
            <text:p>r4 ees'''4</text:p>
          </table:table-cell>
          <table:table-cell table:style-name="ce14" table:formula="of:=[$data.S133]" office:value-type="string" office:string-value="" calcext:value-type="error">
            <text:p>#NAME?</text:p>
          </table:table-cell>
          <table:table-cell table:style-name="ce14" table:formula="of:=[$data.T133]" office:value-type="string" office:string-value="" calcext:value-type="error">
            <text:p>#NAME?</text:p>
          </table:table-cell>
          <table:table-cell table:style-name="ce13" table:formula="of:=[$data.Z133]" office:value-type="string" office:string-value="r2" calcext:value-type="string">
            <text:p>r2</text:p>
          </table:table-cell>
          <table:table-cell table:style-name="ce13" table:formula="of:=[$data.AE133]" office:value-type="string" office:string-value="r1" calcext:value-type="string">
            <text:p>r1</text:p>
          </table:table-cell>
          <table:table-cell table:style-name="ce13" table:formula="of:=[$data.AF133]" office:value-type="string" office:string-value="r1" calcext:value-type="string">
            <text:p>r1</text:p>
          </table:table-cell>
          <table:table-cell table:style-name="ce14" table:formula="of:=[$data.D133]" office:value-type="float" office:value="1" calcext:value-type="float">
            <text:p>1</text:p>
          </table:table-cell>
          <table:table-cell table:style-name="ce14" table:formula="of:=[$data.G133]" office:value-type="string" office:string-value="132-67-6-treble-E6b" calcext:value-type="string">
            <text:p>132-67-6-treble-E6b</text:p>
          </table:table-cell>
          <table:table-cell table:number-columns-repeated="1013"/>
        </table:table-row>
        <table:table-row table:style-name="ro2">
          <table:table-cell table:style-name="ce13" table:formula="of:=[$data.F134]" office:value-type="string" office:string-value="E6" calcext:value-type="string">
            <text:p>E6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4" table:formula="of:=[$data.N134]" office:value-type="string" office:string-value="r4 e'''4" calcext:value-type="string">
            <text:p>r4 e'''4</text:p>
          </table:table-cell>
          <table:table-cell table:style-name="ce14" table:formula="of:=[$data.S134]" office:value-type="string" office:string-value="" calcext:value-type="error">
            <text:p>#NAME?</text:p>
          </table:table-cell>
          <table:table-cell table:style-name="ce14" table:formula="of:=[$data.T134]" office:value-type="string" office:string-value="" calcext:value-type="error">
            <text:p>#NAME?</text:p>
          </table:table-cell>
          <table:table-cell table:style-name="ce13" table:formula="of:=[$data.Z134]" office:value-type="string" office:string-value="r2" calcext:value-type="string">
            <text:p>r2</text:p>
          </table:table-cell>
          <table:table-cell table:style-name="ce13" table:formula="of:=[$data.AE134]" office:value-type="string" office:string-value="r1" calcext:value-type="string">
            <text:p>r1</text:p>
          </table:table-cell>
          <table:table-cell table:style-name="ce13" table:formula="of:=[$data.AF134]" office:value-type="string" office:string-value="r1" calcext:value-type="string">
            <text:p>r1</text:p>
          </table:table-cell>
          <table:table-cell table:style-name="ce14" table:formula="of:=[$data.D134]" office:value-type="float" office:value="1" calcext:value-type="float">
            <text:p>1</text:p>
          </table:table-cell>
          <table:table-cell table:style-name="ce14" table:formula="of:=[$data.G134]" office:value-type="string" office:string-value="131-68-6-treble-E6" calcext:value-type="string">
            <text:p>131-68-6-treble-E6</text:p>
          </table:table-cell>
          <table:table-cell table:number-columns-repeated="1013"/>
        </table:table-row>
        <table:table-row table:style-name="ro2">
          <table:table-cell table:style-name="ce13" table:formula="of:=[$data.F135]" office:value-type="string" office:string-value="F6" calcext:value-type="string">
            <text:p>F6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4" table:formula="of:=[$data.N135]" office:value-type="string" office:string-value="r4 f'''4" calcext:value-type="string">
            <text:p>r4 f'''4</text:p>
          </table:table-cell>
          <table:table-cell table:style-name="ce14" table:formula="of:=[$data.S135]" office:value-type="string" office:string-value="" calcext:value-type="error">
            <text:p>#NAME?</text:p>
          </table:table-cell>
          <table:table-cell table:style-name="ce14" table:formula="of:=[$data.T135]" office:value-type="string" office:string-value="" calcext:value-type="error">
            <text:p>#NAME?</text:p>
          </table:table-cell>
          <table:table-cell table:style-name="ce13" table:formula="of:=[$data.Z135]" office:value-type="string" office:string-value="r2" calcext:value-type="string">
            <text:p>r2</text:p>
          </table:table-cell>
          <table:table-cell table:style-name="ce13" table:formula="of:=[$data.AE135]" office:value-type="string" office:string-value="r1" calcext:value-type="string">
            <text:p>r1</text:p>
          </table:table-cell>
          <table:table-cell table:style-name="ce13" table:formula="of:=[$data.AF135]" office:value-type="string" office:string-value="r1" calcext:value-type="string">
            <text:p>r1</text:p>
          </table:table-cell>
          <table:table-cell table:style-name="ce14" table:formula="of:=[$data.D135]" office:value-type="float" office:value="1" calcext:value-type="float">
            <text:p>1</text:p>
          </table:table-cell>
          <table:table-cell table:style-name="ce14" table:formula="of:=[$data.G135]" office:value-type="string" office:string-value="133-69-6-treble-F6" calcext:value-type="string">
            <text:p>133-69-6-treble-F6</text:p>
          </table:table-cell>
          <table:table-cell table:number-columns-repeated="1013"/>
        </table:table-row>
        <table:table-row table:style-name="ro2">
          <table:table-cell table:style-name="ce13" table:formula="of:=[$data.F136]" office:value-type="string" office:string-value="F6#" calcext:value-type="string">
            <text:p>F6#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4" table:formula="of:=[$data.N136]" office:value-type="string" office:string-value="r4 fis'''4" calcext:value-type="string">
            <text:p>r4 fis'''4</text:p>
          </table:table-cell>
          <table:table-cell table:style-name="ce14" table:formula="of:=[$data.S136]" office:value-type="string" office:string-value="" calcext:value-type="error">
            <text:p>#NAME?</text:p>
          </table:table-cell>
          <table:table-cell table:style-name="ce14" table:formula="of:=[$data.T136]" office:value-type="string" office:string-value="" calcext:value-type="error">
            <text:p>#NAME?</text:p>
          </table:table-cell>
          <table:table-cell table:style-name="ce13" table:formula="of:=[$data.Z136]" office:value-type="string" office:string-value="r2" calcext:value-type="string">
            <text:p>r2</text:p>
          </table:table-cell>
          <table:table-cell table:style-name="ce13" table:formula="of:=[$data.AE136]" office:value-type="string" office:string-value="r1" calcext:value-type="string">
            <text:p>r1</text:p>
          </table:table-cell>
          <table:table-cell table:style-name="ce13" table:formula="of:=[$data.AF136]" office:value-type="string" office:string-value="r1" calcext:value-type="string">
            <text:p>r1</text:p>
          </table:table-cell>
          <table:table-cell table:style-name="ce14" table:formula="of:=[$data.D136]" office:value-type="float" office:value="1" calcext:value-type="float">
            <text:p>1</text:p>
          </table:table-cell>
          <table:table-cell table:style-name="ce14" table:formula="of:=[$data.G136]" office:value-type="string" office:string-value="134-70-6-treble-F6#" calcext:value-type="string">
            <text:p>134-70-6-treble-F6#</text:p>
          </table:table-cell>
          <table:table-cell table:number-columns-repeated="1013"/>
        </table:table-row>
        <table:table-row table:style-name="ro2">
          <table:table-cell table:style-name="ce13" table:formula="of:=[$data.F137]" office:value-type="string" office:string-value="G6b" calcext:value-type="string">
            <text:p>G6b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4" table:formula="of:=[$data.N137]" office:value-type="string" office:string-value="r4 ges'''4" calcext:value-type="string">
            <text:p>r4 ges'''4</text:p>
          </table:table-cell>
          <table:table-cell table:style-name="ce14" table:formula="of:=[$data.S137]" office:value-type="string" office:string-value="" calcext:value-type="error">
            <text:p>#NAME?</text:p>
          </table:table-cell>
          <table:table-cell table:style-name="ce14" table:formula="of:=[$data.T137]" office:value-type="string" office:string-value="" calcext:value-type="error">
            <text:p>#NAME?</text:p>
          </table:table-cell>
          <table:table-cell table:style-name="ce13" table:formula="of:=[$data.Z137]" office:value-type="string" office:string-value="r2" calcext:value-type="string">
            <text:p>r2</text:p>
          </table:table-cell>
          <table:table-cell table:style-name="ce13" table:formula="of:=[$data.AE137]" office:value-type="string" office:string-value="r1" calcext:value-type="string">
            <text:p>r1</text:p>
          </table:table-cell>
          <table:table-cell table:style-name="ce13" table:formula="of:=[$data.AF137]" office:value-type="string" office:string-value="r1" calcext:value-type="string">
            <text:p>r1</text:p>
          </table:table-cell>
          <table:table-cell table:style-name="ce14" table:formula="of:=[$data.D137]" office:value-type="float" office:value="1" calcext:value-type="float">
            <text:p>1</text:p>
          </table:table-cell>
          <table:table-cell table:style-name="ce14" table:formula="of:=[$data.G137]" office:value-type="string" office:string-value="137-70-6-treble-G6b" calcext:value-type="string">
            <text:p>137-70-6-treble-G6b</text:p>
          </table:table-cell>
          <table:table-cell table:number-columns-repeated="1013"/>
        </table:table-row>
        <table:table-row table:style-name="ro2">
          <table:table-cell table:style-name="ce13" table:formula="of:=[$data.F138]" office:value-type="string" office:string-value="G6" calcext:value-type="string">
            <text:p>G6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4" table:formula="of:=[$data.N138]" office:value-type="string" office:string-value="r4 g'''4" calcext:value-type="string">
            <text:p>r4 g'''4</text:p>
          </table:table-cell>
          <table:table-cell table:style-name="ce14" table:formula="of:=[$data.S138]" office:value-type="string" office:string-value="" calcext:value-type="error">
            <text:p>#NAME?</text:p>
          </table:table-cell>
          <table:table-cell table:style-name="ce14" table:formula="of:=[$data.T138]" office:value-type="string" office:string-value="" calcext:value-type="error">
            <text:p>#NAME?</text:p>
          </table:table-cell>
          <table:table-cell table:style-name="ce13" table:formula="of:=[$data.Z138]" office:value-type="string" office:string-value="r2" calcext:value-type="string">
            <text:p>r2</text:p>
          </table:table-cell>
          <table:table-cell table:style-name="ce13" table:formula="of:=[$data.AE138]" office:value-type="string" office:string-value="r1" calcext:value-type="string">
            <text:p>r1</text:p>
          </table:table-cell>
          <table:table-cell table:style-name="ce13" table:formula="of:=[$data.AF138]" office:value-type="string" office:string-value="r1" calcext:value-type="string">
            <text:p>r1</text:p>
          </table:table-cell>
          <table:table-cell table:style-name="ce14" table:formula="of:=[$data.D138]" office:value-type="float" office:value="1" calcext:value-type="float">
            <text:p>1</text:p>
          </table:table-cell>
          <table:table-cell table:style-name="ce14" table:formula="of:=[$data.G138]" office:value-type="string" office:string-value="135-71-6-treble-G6" calcext:value-type="string">
            <text:p>135-71-6-treble-G6</text:p>
          </table:table-cell>
          <table:table-cell table:number-columns-repeated="1013"/>
        </table:table-row>
        <table:table-row table:style-name="ro2">
          <table:table-cell table:style-name="ce13" table:formula="of:=[$data.F139]" office:value-type="string" office:string-value="G6#" calcext:value-type="string">
            <text:p>G6#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4" table:formula="of:=[$data.N139]" office:value-type="string" office:string-value="r4 gis'''4" calcext:value-type="string">
            <text:p>r4 gis'''4</text:p>
          </table:table-cell>
          <table:table-cell table:style-name="ce14" table:formula="of:=[$data.S139]" office:value-type="string" office:string-value="" calcext:value-type="error">
            <text:p>#NAME?</text:p>
          </table:table-cell>
          <table:table-cell table:style-name="ce14" table:formula="of:=[$data.T139]" office:value-type="string" office:string-value="" calcext:value-type="error">
            <text:p>#NAME?</text:p>
          </table:table-cell>
          <table:table-cell table:style-name="ce13" table:formula="of:=[$data.Z139]" office:value-type="string" office:string-value="r2" calcext:value-type="string">
            <text:p>r2</text:p>
          </table:table-cell>
          <table:table-cell table:style-name="ce13" table:formula="of:=[$data.AE139]" office:value-type="string" office:string-value="r1" calcext:value-type="string">
            <text:p>r1</text:p>
          </table:table-cell>
          <table:table-cell table:style-name="ce13" table:formula="of:=[$data.AF139]" office:value-type="string" office:string-value="r1" calcext:value-type="string">
            <text:p>r1</text:p>
          </table:table-cell>
          <table:table-cell table:style-name="ce14" table:formula="of:=[$data.D139]" office:value-type="float" office:value="1" calcext:value-type="float">
            <text:p>1</text:p>
          </table:table-cell>
          <table:table-cell table:style-name="ce14" table:formula="of:=[$data.G139]" office:value-type="string" office:string-value="136-72-6-treble-G6#" calcext:value-type="string">
            <text:p>136-72-6-treble-G6#</text:p>
          </table:table-cell>
          <table:table-cell table:number-columns-repeated="1013"/>
        </table:table-row>
        <table:table-row table:style-name="ro2">
          <table:table-cell table:style-name="ce13" table:formula="of:=[$data.F140]" office:value-type="string" office:string-value="A6b" calcext:value-type="string">
            <text:p>A6b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4" table:formula="of:=[$data.N140]" office:value-type="string" office:string-value="r4 aes'''4" calcext:value-type="string">
            <text:p>r4 aes'''4</text:p>
          </table:table-cell>
          <table:table-cell table:style-name="ce14" table:formula="of:=[$data.S140]" office:value-type="string" office:string-value="" calcext:value-type="error">
            <text:p>#NAME?</text:p>
          </table:table-cell>
          <table:table-cell table:style-name="ce14" table:formula="of:=[$data.T140]" office:value-type="string" office:string-value="" calcext:value-type="error">
            <text:p>#NAME?</text:p>
          </table:table-cell>
          <table:table-cell table:style-name="ce13" table:formula="of:=[$data.Z140]" office:value-type="string" office:string-value="r2" calcext:value-type="string">
            <text:p>r2</text:p>
          </table:table-cell>
          <table:table-cell table:style-name="ce13" table:formula="of:=[$data.AE140]" office:value-type="string" office:string-value="r1" calcext:value-type="string">
            <text:p>r1</text:p>
          </table:table-cell>
          <table:table-cell table:style-name="ce13" table:formula="of:=[$data.AF140]" office:value-type="string" office:string-value="r1" calcext:value-type="string">
            <text:p>r1</text:p>
          </table:table-cell>
          <table:table-cell table:style-name="ce14" table:formula="of:=[$data.D140]" office:value-type="float" office:value="1" calcext:value-type="float">
            <text:p>1</text:p>
          </table:table-cell>
          <table:table-cell table:style-name="ce14" table:formula="of:=[$data.G140]" office:value-type="string" office:string-value="140-72-6-treble-A6b" calcext:value-type="string">
            <text:p>140-72-6-treble-A6b</text:p>
          </table:table-cell>
          <table:table-cell table:number-columns-repeated="1013"/>
        </table:table-row>
        <table:table-row table:style-name="ro2">
          <table:table-cell table:style-name="ce13" table:formula="of:=[$data.F141]" office:value-type="string" office:string-value="A6" calcext:value-type="string">
            <text:p>A6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4" table:formula="of:=[$data.N141]" office:value-type="string" office:string-value="r4 a'''4" calcext:value-type="string">
            <text:p>r4 a'''4</text:p>
          </table:table-cell>
          <table:table-cell table:style-name="ce14" table:formula="of:=[$data.S141]" office:value-type="string" office:string-value="" calcext:value-type="error">
            <text:p>#NAME?</text:p>
          </table:table-cell>
          <table:table-cell table:style-name="ce14" table:formula="of:=[$data.T141]" office:value-type="string" office:string-value="" calcext:value-type="error">
            <text:p>#NAME?</text:p>
          </table:table-cell>
          <table:table-cell table:style-name="ce13" table:formula="of:=[$data.Z141]" office:value-type="string" office:string-value="r2" calcext:value-type="string">
            <text:p>r2</text:p>
          </table:table-cell>
          <table:table-cell table:style-name="ce13" table:formula="of:=[$data.AE141]" office:value-type="string" office:string-value="r1" calcext:value-type="string">
            <text:p>r1</text:p>
          </table:table-cell>
          <table:table-cell table:style-name="ce13" table:formula="of:=[$data.AF141]" office:value-type="string" office:string-value="r1" calcext:value-type="string">
            <text:p>r1</text:p>
          </table:table-cell>
          <table:table-cell table:style-name="ce14" table:formula="of:=[$data.D141]" office:value-type="float" office:value="1" calcext:value-type="float">
            <text:p>1</text:p>
          </table:table-cell>
          <table:table-cell table:style-name="ce14" table:formula="of:=[$data.G141]" office:value-type="string" office:string-value="138-73-6-treble-A6" calcext:value-type="string">
            <text:p>138-73-6-treble-A6</text:p>
          </table:table-cell>
          <table:table-cell table:number-columns-repeated="1013"/>
        </table:table-row>
        <table:table-row table:style-name="ro2">
          <table:table-cell table:style-name="ce13" table:formula="of:=[$data.F142]" office:value-type="string" office:string-value="A6#" calcext:value-type="string">
            <text:p>A6#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4" table:formula="of:=[$data.N142]" office:value-type="string" office:string-value="r4 ais'''4" calcext:value-type="string">
            <text:p>r4 ais'''4</text:p>
          </table:table-cell>
          <table:table-cell table:style-name="ce14" table:formula="of:=[$data.S142]" office:value-type="string" office:string-value="" calcext:value-type="error">
            <text:p>#NAME?</text:p>
          </table:table-cell>
          <table:table-cell table:style-name="ce14" table:formula="of:=[$data.T142]" office:value-type="string" office:string-value="" calcext:value-type="error">
            <text:p>#NAME?</text:p>
          </table:table-cell>
          <table:table-cell table:style-name="ce13" table:formula="of:=[$data.Z142]" office:value-type="string" office:string-value="r2" calcext:value-type="string">
            <text:p>r2</text:p>
          </table:table-cell>
          <table:table-cell table:style-name="ce13" table:formula="of:=[$data.AE142]" office:value-type="string" office:string-value="r1" calcext:value-type="string">
            <text:p>r1</text:p>
          </table:table-cell>
          <table:table-cell table:style-name="ce13" table:formula="of:=[$data.AF142]" office:value-type="string" office:string-value="r1" calcext:value-type="string">
            <text:p>r1</text:p>
          </table:table-cell>
          <table:table-cell table:style-name="ce14" table:formula="of:=[$data.D142]" office:value-type="float" office:value="1" calcext:value-type="float">
            <text:p>1</text:p>
          </table:table-cell>
          <table:table-cell table:style-name="ce14" table:formula="of:=[$data.G142]" office:value-type="string" office:string-value="139-74-6-treble-A6#" calcext:value-type="string">
            <text:p>139-74-6-treble-A6#</text:p>
          </table:table-cell>
          <table:table-cell table:number-columns-repeated="1013"/>
        </table:table-row>
        <table:table-row table:style-name="ro2">
          <table:table-cell table:style-name="ce13" table:formula="of:=[$data.F143]" office:value-type="string" office:string-value="B6b" calcext:value-type="string">
            <text:p>B6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4" table:formula="of:=[$data.N143]" office:value-type="string" office:string-value="r4 bes'''4" calcext:value-type="string">
            <text:p>r4 bes'''4</text:p>
          </table:table-cell>
          <table:table-cell table:style-name="ce14" table:formula="of:=[$data.S143]" office:value-type="string" office:string-value="" calcext:value-type="error">
            <text:p>#NAME?</text:p>
          </table:table-cell>
          <table:table-cell table:style-name="ce14" table:formula="of:=[$data.T143]" office:value-type="string" office:string-value="" calcext:value-type="error">
            <text:p>#NAME?</text:p>
          </table:table-cell>
          <table:table-cell table:style-name="ce13" table:formula="of:=[$data.Z143]" office:value-type="string" office:string-value="r2" calcext:value-type="string">
            <text:p>r2</text:p>
          </table:table-cell>
          <table:table-cell table:style-name="ce13" table:formula="of:=[$data.AE143]" office:value-type="string" office:string-value="r1" calcext:value-type="string">
            <text:p>r1</text:p>
          </table:table-cell>
          <table:table-cell table:style-name="ce13" table:formula="of:=[$data.AF143]" office:value-type="string" office:string-value="r1" calcext:value-type="string">
            <text:p>r1</text:p>
          </table:table-cell>
          <table:table-cell table:style-name="ce14" table:formula="of:=[$data.D143]" office:value-type="float" office:value="1" calcext:value-type="float">
            <text:p>1</text:p>
          </table:table-cell>
          <table:table-cell table:style-name="ce14" table:formula="of:=[$data.G143]" office:value-type="string" office:string-value="142-74-6-treble-B6b" calcext:value-type="string">
            <text:p>142-74-6-treble-B6b</text:p>
          </table:table-cell>
          <table:table-cell table:number-columns-repeated="1013"/>
        </table:table-row>
        <table:table-row table:style-name="ro2">
          <table:table-cell table:style-name="ce13" table:formula="of:=[$data.F144]" office:value-type="string" office:string-value="B6" calcext:value-type="string">
            <text:p>B6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4" table:formula="of:=[$data.N144]" office:value-type="string" office:string-value="r4 b'''4" calcext:value-type="string">
            <text:p>r4 b'''4</text:p>
          </table:table-cell>
          <table:table-cell table:style-name="ce14" table:formula="of:=[$data.S144]" office:value-type="string" office:string-value="" calcext:value-type="error">
            <text:p>#NAME?</text:p>
          </table:table-cell>
          <table:table-cell table:style-name="ce14" table:formula="of:=[$data.T144]" office:value-type="string" office:string-value="" calcext:value-type="error">
            <text:p>#NAME?</text:p>
          </table:table-cell>
          <table:table-cell table:style-name="ce13" table:formula="of:=[$data.Z144]" office:value-type="string" office:string-value="r2" calcext:value-type="string">
            <text:p>r2</text:p>
          </table:table-cell>
          <table:table-cell table:style-name="ce13" table:formula="of:=[$data.AE144]" office:value-type="string" office:string-value="r1" calcext:value-type="string">
            <text:p>r1</text:p>
          </table:table-cell>
          <table:table-cell table:style-name="ce13" table:formula="of:=[$data.AF144]" office:value-type="string" office:string-value="r1" calcext:value-type="string">
            <text:p>r1</text:p>
          </table:table-cell>
          <table:table-cell table:style-name="ce14" table:formula="of:=[$data.D144]" office:value-type="float" office:value="1" calcext:value-type="float">
            <text:p>1</text:p>
          </table:table-cell>
          <table:table-cell table:style-name="ce14" table:formula="of:=[$data.G144]" office:value-type="string" office:string-value="141-75-6-treble-B6" calcext:value-type="string">
            <text:p>141-75-6-treble-B6</text:p>
          </table:table-cell>
          <table:table-cell table:number-columns-repeated="1013"/>
        </table:table-row>
        <table:table-row table:style-name="ro2">
          <table:table-cell table:style-name="ce13" table:formula="of:=[$data.F145]" office:value-type="string" office:string-value="C7" calcext:value-type="string">
            <text:p>C7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4" table:formula="of:=[$data.N145]" office:value-type="string" office:string-value="r4 c''''4" calcext:value-type="string">
            <text:p>r4 c''''4</text:p>
          </table:table-cell>
          <table:table-cell table:style-name="ce14" table:formula="of:=[$data.S145]" office:value-type="string" office:string-value="" calcext:value-type="error">
            <text:p>#NAME?</text:p>
          </table:table-cell>
          <table:table-cell table:style-name="ce14" table:formula="of:=[$data.T145]" office:value-type="string" office:string-value="" calcext:value-type="error">
            <text:p>#NAME?</text:p>
          </table:table-cell>
          <table:table-cell table:style-name="ce13" table:formula="of:=[$data.Z145]" office:value-type="string" office:string-value="r2" calcext:value-type="string">
            <text:p>r2</text:p>
          </table:table-cell>
          <table:table-cell table:style-name="ce13" table:formula="of:=[$data.AE145]" office:value-type="string" office:string-value="r1" calcext:value-type="string">
            <text:p>r1</text:p>
          </table:table-cell>
          <table:table-cell table:style-name="ce13" table:formula="of:=[$data.AF145]" office:value-type="string" office:string-value="r1" calcext:value-type="string">
            <text:p>r1</text:p>
          </table:table-cell>
          <table:table-cell table:style-name="ce14" table:formula="of:=[$data.D145]" office:value-type="float" office:value="3" calcext:value-type="float">
            <text:p>3</text:p>
          </table:table-cell>
          <table:table-cell table:style-name="ce14" table:formula="of:=[$data.G145]" office:value-type="string" office:string-value="143-76-7-treble-C7" calcext:value-type="string">
            <text:p>143-76-7-treble-C7</text:p>
          </table:table-cell>
          <table:table-cell table:number-columns-repeated="1013"/>
        </table:table-row>
        <table:table-row table:style-name="ro2">
          <table:table-cell table:style-name="ce13" table:formula="of:=[$data.F146]" office:value-type="string" office:string-value="C7#" calcext:value-type="string">
            <text:p>C7#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4" table:formula="of:=[$data.N146]" office:value-type="string" office:string-value="r4 cis''''4" calcext:value-type="string">
            <text:p>r4 cis''''4</text:p>
          </table:table-cell>
          <table:table-cell table:style-name="ce14" table:formula="of:=[$data.S146]" office:value-type="string" office:string-value="" calcext:value-type="error">
            <text:p>#NAME?</text:p>
          </table:table-cell>
          <table:table-cell table:style-name="ce14" table:formula="of:=[$data.T146]" office:value-type="string" office:string-value="" calcext:value-type="error">
            <text:p>#NAME?</text:p>
          </table:table-cell>
          <table:table-cell table:style-name="ce13" table:formula="of:=[$data.Z146]" office:value-type="string" office:string-value="r2" calcext:value-type="string">
            <text:p>r2</text:p>
          </table:table-cell>
          <table:table-cell table:style-name="ce13" table:formula="of:=[$data.AE146]" office:value-type="string" office:string-value="r1" calcext:value-type="string">
            <text:p>r1</text:p>
          </table:table-cell>
          <table:table-cell table:style-name="ce13" table:formula="of:=[$data.AF146]" office:value-type="string" office:string-value="r1" calcext:value-type="string">
            <text:p>r1</text:p>
          </table:table-cell>
          <table:table-cell table:style-name="ce14" table:formula="of:=[$data.D146]" office:value-type="float" office:value="3" calcext:value-type="float">
            <text:p>3</text:p>
          </table:table-cell>
          <table:table-cell table:style-name="ce14" table:formula="of:=[$data.G146]" office:value-type="string" office:string-value="144-77-7-treble-C7#" calcext:value-type="string">
            <text:p>144-77-7-treble-C7#</text:p>
          </table:table-cell>
          <table:table-cell table:number-columns-repeated="1013"/>
        </table:table-row>
        <table:table-row table:style-name="ro2">
          <table:table-cell table:style-name="ce13" table:formula="of:=[$data.F147]" office:value-type="string" office:string-value="D7b" calcext:value-type="string">
            <text:p>D7b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4" table:formula="of:=[$data.N147]" office:value-type="string" office:string-value="r4 des''''4" calcext:value-type="string">
            <text:p>r4 des''''4</text:p>
          </table:table-cell>
          <table:table-cell table:style-name="ce14" table:formula="of:=[$data.S147]" office:value-type="string" office:string-value="" calcext:value-type="error">
            <text:p>#NAME?</text:p>
          </table:table-cell>
          <table:table-cell table:style-name="ce14" table:formula="of:=[$data.T147]" office:value-type="string" office:string-value="" calcext:value-type="error">
            <text:p>#NAME?</text:p>
          </table:table-cell>
          <table:table-cell table:style-name="ce13" table:formula="of:=[$data.Z147]" office:value-type="string" office:string-value="r2" calcext:value-type="string">
            <text:p>r2</text:p>
          </table:table-cell>
          <table:table-cell table:style-name="ce13" table:formula="of:=[$data.AE147]" office:value-type="string" office:string-value="r1" calcext:value-type="string">
            <text:p>r1</text:p>
          </table:table-cell>
          <table:table-cell table:style-name="ce13" table:formula="of:=[$data.AF147]" office:value-type="string" office:string-value="r1" calcext:value-type="string">
            <text:p>r1</text:p>
          </table:table-cell>
          <table:table-cell table:style-name="ce14" table:formula="of:=[$data.D147]" office:value-type="float" office:value="3" calcext:value-type="float">
            <text:p>3</text:p>
          </table:table-cell>
          <table:table-cell table:style-name="ce14" table:formula="of:=[$data.G147]" office:value-type="string" office:string-value="147-77-7-treble-D7b" calcext:value-type="string">
            <text:p>147-77-7-treble-D7b</text:p>
          </table:table-cell>
          <table:table-cell table:number-columns-repeated="1013"/>
        </table:table-row>
        <table:table-row table:style-name="ro2">
          <table:table-cell table:style-name="ce13" table:formula="of:=[$data.F148]" office:value-type="string" office:string-value="D7" calcext:value-type="string">
            <text:p>D7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4" table:formula="of:=[$data.N148]" office:value-type="string" office:string-value="r4 d''''4" calcext:value-type="string">
            <text:p>r4 d''''4</text:p>
          </table:table-cell>
          <table:table-cell table:style-name="ce14" table:formula="of:=[$data.S148]" office:value-type="string" office:string-value="" calcext:value-type="error">
            <text:p>#NAME?</text:p>
          </table:table-cell>
          <table:table-cell table:style-name="ce14" table:formula="of:=[$data.T148]" office:value-type="string" office:string-value="" calcext:value-type="error">
            <text:p>#NAME?</text:p>
          </table:table-cell>
          <table:table-cell table:style-name="ce13" table:formula="of:=[$data.Z148]" office:value-type="string" office:string-value="r2" calcext:value-type="string">
            <text:p>r2</text:p>
          </table:table-cell>
          <table:table-cell table:style-name="ce13" table:formula="of:=[$data.AE148]" office:value-type="string" office:string-value="r1" calcext:value-type="string">
            <text:p>r1</text:p>
          </table:table-cell>
          <table:table-cell table:style-name="ce13" table:formula="of:=[$data.AF148]" office:value-type="string" office:string-value="r1" calcext:value-type="string">
            <text:p>r1</text:p>
          </table:table-cell>
          <table:table-cell table:style-name="ce14" table:formula="of:=[$data.D148]" office:value-type="float" office:value="3" calcext:value-type="float">
            <text:p>3</text:p>
          </table:table-cell>
          <table:table-cell table:style-name="ce14" table:formula="of:=[$data.G148]" office:value-type="string" office:string-value="145-78-7-treble-D7" calcext:value-type="string">
            <text:p>145-78-7-treble-D7</text:p>
          </table:table-cell>
          <table:table-cell table:number-columns-repeated="1013"/>
        </table:table-row>
        <table:table-row table:style-name="ro2">
          <table:table-cell table:style-name="ce13" table:formula="of:=[$data.F149]" office:value-type="string" office:string-value="D7#" calcext:value-type="string">
            <text:p>D7#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4" table:formula="of:=[$data.N149]" office:value-type="string" office:string-value="r4 dis''''4" calcext:value-type="string">
            <text:p>r4 dis''''4</text:p>
          </table:table-cell>
          <table:table-cell table:style-name="ce14" table:formula="of:=[$data.S149]" office:value-type="string" office:string-value="" calcext:value-type="error">
            <text:p>#NAME?</text:p>
          </table:table-cell>
          <table:table-cell table:style-name="ce14" table:formula="of:=[$data.T149]" office:value-type="string" office:string-value="" calcext:value-type="error">
            <text:p>#NAME?</text:p>
          </table:table-cell>
          <table:table-cell table:style-name="ce13" table:formula="of:=[$data.Z149]" office:value-type="string" office:string-value="r2" calcext:value-type="string">
            <text:p>r2</text:p>
          </table:table-cell>
          <table:table-cell table:style-name="ce13" table:formula="of:=[$data.AE149]" office:value-type="string" office:string-value="r1" calcext:value-type="string">
            <text:p>r1</text:p>
          </table:table-cell>
          <table:table-cell table:style-name="ce13" table:formula="of:=[$data.AF149]" office:value-type="string" office:string-value="r1" calcext:value-type="string">
            <text:p>r1</text:p>
          </table:table-cell>
          <table:table-cell table:style-name="ce14" table:formula="of:=[$data.D149]" office:value-type="float" office:value="3" calcext:value-type="float">
            <text:p>3</text:p>
          </table:table-cell>
          <table:table-cell table:style-name="ce14" table:formula="of:=[$data.G149]" office:value-type="string" office:string-value="146-79-7-treble-D7#" calcext:value-type="string">
            <text:p>146-79-7-treble-D7#</text:p>
          </table:table-cell>
          <table:table-cell table:number-columns-repeated="1013"/>
        </table:table-row>
        <table:table-row table:style-name="ro2">
          <table:table-cell table:style-name="ce13" table:formula="of:=[$data.F150]" office:value-type="string" office:string-value="E7b" calcext:value-type="string">
            <text:p>E7b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4" table:formula="of:=[$data.N150]" office:value-type="string" office:string-value="r4 ees''''4" calcext:value-type="string">
            <text:p>r4 ees''''4</text:p>
          </table:table-cell>
          <table:table-cell table:style-name="ce14" table:formula="of:=[$data.S150]" office:value-type="string" office:string-value="" calcext:value-type="error">
            <text:p>#NAME?</text:p>
          </table:table-cell>
          <table:table-cell table:style-name="ce14" table:formula="of:=[$data.T150]" office:value-type="string" office:string-value="" calcext:value-type="error">
            <text:p>#NAME?</text:p>
          </table:table-cell>
          <table:table-cell table:style-name="ce13" table:formula="of:=[$data.Z150]" office:value-type="string" office:string-value="r2" calcext:value-type="string">
            <text:p>r2</text:p>
          </table:table-cell>
          <table:table-cell table:style-name="ce13" table:formula="of:=[$data.AE150]" office:value-type="string" office:string-value="r1" calcext:value-type="string">
            <text:p>r1</text:p>
          </table:table-cell>
          <table:table-cell table:style-name="ce13" table:formula="of:=[$data.AF150]" office:value-type="string" office:string-value="r1" calcext:value-type="string">
            <text:p>r1</text:p>
          </table:table-cell>
          <table:table-cell table:style-name="ce14" table:formula="of:=[$data.D150]" office:value-type="float" office:value="3" calcext:value-type="float">
            <text:p>3</text:p>
          </table:table-cell>
          <table:table-cell table:style-name="ce14" table:formula="of:=[$data.G150]" office:value-type="string" office:string-value="149-79-7-treble-E7b" calcext:value-type="string">
            <text:p>149-79-7-treble-E7b</text:p>
          </table:table-cell>
          <table:table-cell table:number-columns-repeated="1013"/>
        </table:table-row>
        <table:table-row table:style-name="ro2">
          <table:table-cell table:style-name="ce13" table:formula="of:=[$data.F151]" office:value-type="string" office:string-value="E7" calcext:value-type="string">
            <text:p>E7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4" table:formula="of:=[$data.N151]" office:value-type="string" office:string-value="r4 e''''4" calcext:value-type="string">
            <text:p>r4 e''''4</text:p>
          </table:table-cell>
          <table:table-cell table:style-name="ce14" table:formula="of:=[$data.S151]" office:value-type="string" office:string-value="" calcext:value-type="error">
            <text:p>#NAME?</text:p>
          </table:table-cell>
          <table:table-cell table:style-name="ce14" table:formula="of:=[$data.T151]" office:value-type="string" office:string-value="" calcext:value-type="error">
            <text:p>#NAME?</text:p>
          </table:table-cell>
          <table:table-cell table:style-name="ce13" table:formula="of:=[$data.Z151]" office:value-type="string" office:string-value="r2" calcext:value-type="string">
            <text:p>r2</text:p>
          </table:table-cell>
          <table:table-cell table:style-name="ce13" table:formula="of:=[$data.AE151]" office:value-type="string" office:string-value="r1" calcext:value-type="string">
            <text:p>r1</text:p>
          </table:table-cell>
          <table:table-cell table:style-name="ce13" table:formula="of:=[$data.AF151]" office:value-type="string" office:string-value="r1" calcext:value-type="string">
            <text:p>r1</text:p>
          </table:table-cell>
          <table:table-cell table:style-name="ce14" table:formula="of:=[$data.D151]" office:value-type="float" office:value="3" calcext:value-type="float">
            <text:p>3</text:p>
          </table:table-cell>
          <table:table-cell table:style-name="ce14" table:formula="of:=[$data.G151]" office:value-type="string" office:string-value="148-80-7-treble-E7" calcext:value-type="string">
            <text:p>148-80-7-treble-E7</text:p>
          </table:table-cell>
          <table:table-cell table:number-columns-repeated="1013"/>
        </table:table-row>
        <table:table-row table:style-name="ro2">
          <table:table-cell table:style-name="ce13" table:formula="of:=[$data.F152]" office:value-type="string" office:string-value="F7" calcext:value-type="string">
            <text:p>F7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4" table:formula="of:=[$data.N152]" office:value-type="string" office:string-value="r4 f''''4" calcext:value-type="string">
            <text:p>r4 f''''4</text:p>
          </table:table-cell>
          <table:table-cell table:style-name="ce14" table:formula="of:=[$data.S152]" office:value-type="string" office:string-value="" calcext:value-type="error">
            <text:p>#NAME?</text:p>
          </table:table-cell>
          <table:table-cell table:style-name="ce14" table:formula="of:=[$data.T152]" office:value-type="string" office:string-value="" calcext:value-type="error">
            <text:p>#NAME?</text:p>
          </table:table-cell>
          <table:table-cell table:style-name="ce13" table:formula="of:=[$data.Z152]" office:value-type="string" office:string-value="r2" calcext:value-type="string">
            <text:p>r2</text:p>
          </table:table-cell>
          <table:table-cell table:style-name="ce13" table:formula="of:=[$data.AE152]" office:value-type="string" office:string-value="r1" calcext:value-type="string">
            <text:p>r1</text:p>
          </table:table-cell>
          <table:table-cell table:style-name="ce13" table:formula="of:=[$data.AF152]" office:value-type="string" office:string-value="r1" calcext:value-type="string">
            <text:p>r1</text:p>
          </table:table-cell>
          <table:table-cell table:style-name="ce14" table:formula="of:=[$data.D152]" office:value-type="float" office:value="3" calcext:value-type="float">
            <text:p>3</text:p>
          </table:table-cell>
          <table:table-cell table:style-name="ce14" table:formula="of:=[$data.G152]" office:value-type="string" office:string-value="150-81-7-treble-F7" calcext:value-type="string">
            <text:p>150-81-7-treble-F7</text:p>
          </table:table-cell>
          <table:table-cell table:number-columns-repeated="1013"/>
        </table:table-row>
        <table:table-row table:style-name="ro2">
          <table:table-cell table:style-name="ce13" table:formula="of:=[$data.F153]" office:value-type="string" office:string-value="F7#" calcext:value-type="string">
            <text:p>F7#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4" table:formula="of:=[$data.N153]" office:value-type="string" office:string-value="r4 fis''''4" calcext:value-type="string">
            <text:p>r4 fis''''4</text:p>
          </table:table-cell>
          <table:table-cell table:style-name="ce14" table:formula="of:=[$data.S153]" office:value-type="string" office:string-value="" calcext:value-type="error">
            <text:p>#NAME?</text:p>
          </table:table-cell>
          <table:table-cell table:style-name="ce14" table:formula="of:=[$data.T153]" office:value-type="string" office:string-value="" calcext:value-type="error">
            <text:p>#NAME?</text:p>
          </table:table-cell>
          <table:table-cell table:style-name="ce13" table:formula="of:=[$data.Z153]" office:value-type="string" office:string-value="r2" calcext:value-type="string">
            <text:p>r2</text:p>
          </table:table-cell>
          <table:table-cell table:style-name="ce13" table:formula="of:=[$data.AE153]" office:value-type="string" office:string-value="r1" calcext:value-type="string">
            <text:p>r1</text:p>
          </table:table-cell>
          <table:table-cell table:style-name="ce13" table:formula="of:=[$data.AF153]" office:value-type="string" office:string-value="r1" calcext:value-type="string">
            <text:p>r1</text:p>
          </table:table-cell>
          <table:table-cell table:style-name="ce14" table:formula="of:=[$data.D153]" office:value-type="float" office:value="3" calcext:value-type="float">
            <text:p>3</text:p>
          </table:table-cell>
          <table:table-cell table:style-name="ce14" table:formula="of:=[$data.G153]" office:value-type="string" office:string-value="151-82-7-treble-F7#" calcext:value-type="string">
            <text:p>151-82-7-treble-F7#</text:p>
          </table:table-cell>
          <table:table-cell table:number-columns-repeated="1013"/>
        </table:table-row>
        <table:table-row table:style-name="ro2">
          <table:table-cell table:style-name="ce13" table:formula="of:=[$data.F154]" office:value-type="string" office:string-value="G7b" calcext:value-type="string">
            <text:p>G7b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4" table:formula="of:=[$data.N154]" office:value-type="string" office:string-value="r4 ges''''4" calcext:value-type="string">
            <text:p>r4 ges''''4</text:p>
          </table:table-cell>
          <table:table-cell table:style-name="ce14" table:formula="of:=[$data.S154]" office:value-type="string" office:string-value="" calcext:value-type="error">
            <text:p>#NAME?</text:p>
          </table:table-cell>
          <table:table-cell table:style-name="ce14" table:formula="of:=[$data.T154]" office:value-type="string" office:string-value="" calcext:value-type="error">
            <text:p>#NAME?</text:p>
          </table:table-cell>
          <table:table-cell table:style-name="ce13" table:formula="of:=[$data.Z154]" office:value-type="string" office:string-value="r2" calcext:value-type="string">
            <text:p>r2</text:p>
          </table:table-cell>
          <table:table-cell table:style-name="ce13" table:formula="of:=[$data.AE154]" office:value-type="string" office:string-value="r1" calcext:value-type="string">
            <text:p>r1</text:p>
          </table:table-cell>
          <table:table-cell table:style-name="ce13" table:formula="of:=[$data.AF154]" office:value-type="string" office:string-value="r1" calcext:value-type="string">
            <text:p>r1</text:p>
          </table:table-cell>
          <table:table-cell table:style-name="ce14" table:formula="of:=[$data.D154]" office:value-type="float" office:value="3" calcext:value-type="float">
            <text:p>3</text:p>
          </table:table-cell>
          <table:table-cell table:style-name="ce14" table:formula="of:=[$data.G154]" office:value-type="string" office:string-value="154-82-7-treble-G7b" calcext:value-type="string">
            <text:p>154-82-7-treble-G7b</text:p>
          </table:table-cell>
          <table:table-cell table:number-columns-repeated="1013"/>
        </table:table-row>
        <table:table-row table:style-name="ro2">
          <table:table-cell table:style-name="ce13" table:formula="of:=[$data.F155]" office:value-type="string" office:string-value="G7" calcext:value-type="string">
            <text:p>G7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4" table:formula="of:=[$data.N155]" office:value-type="string" office:string-value="r4 g''''4" calcext:value-type="string">
            <text:p>r4 g''''4</text:p>
          </table:table-cell>
          <table:table-cell table:style-name="ce14" table:formula="of:=[$data.S155]" office:value-type="string" office:string-value="" calcext:value-type="error">
            <text:p>#NAME?</text:p>
          </table:table-cell>
          <table:table-cell table:style-name="ce14" table:formula="of:=[$data.T155]" office:value-type="string" office:string-value="" calcext:value-type="error">
            <text:p>#NAME?</text:p>
          </table:table-cell>
          <table:table-cell table:style-name="ce13" table:formula="of:=[$data.Z155]" office:value-type="string" office:string-value="r2" calcext:value-type="string">
            <text:p>r2</text:p>
          </table:table-cell>
          <table:table-cell table:style-name="ce13" table:formula="of:=[$data.AE155]" office:value-type="string" office:string-value="r1" calcext:value-type="string">
            <text:p>r1</text:p>
          </table:table-cell>
          <table:table-cell table:style-name="ce13" table:formula="of:=[$data.AF155]" office:value-type="string" office:string-value="r1" calcext:value-type="string">
            <text:p>r1</text:p>
          </table:table-cell>
          <table:table-cell table:style-name="ce14" table:formula="of:=[$data.D155]" office:value-type="float" office:value="3" calcext:value-type="float">
            <text:p>3</text:p>
          </table:table-cell>
          <table:table-cell table:style-name="ce14" table:formula="of:=[$data.G155]" office:value-type="string" office:string-value="152-83-7-treble-G7" calcext:value-type="string">
            <text:p>152-83-7-treble-G7</text:p>
          </table:table-cell>
          <table:table-cell table:number-columns-repeated="1013"/>
        </table:table-row>
        <table:table-row table:style-name="ro2">
          <table:table-cell table:style-name="ce13" table:formula="of:=[$data.F156]" office:value-type="string" office:string-value="G7#" calcext:value-type="string">
            <text:p>G7#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4" table:formula="of:=[$data.N156]" office:value-type="string" office:string-value="r4 gis''''4" calcext:value-type="string">
            <text:p>r4 gis''''4</text:p>
          </table:table-cell>
          <table:table-cell table:style-name="ce14" table:formula="of:=[$data.S156]" office:value-type="string" office:string-value="" calcext:value-type="error">
            <text:p>#NAME?</text:p>
          </table:table-cell>
          <table:table-cell table:style-name="ce14" table:formula="of:=[$data.T156]" office:value-type="string" office:string-value="" calcext:value-type="error">
            <text:p>#NAME?</text:p>
          </table:table-cell>
          <table:table-cell table:style-name="ce13" table:formula="of:=[$data.Z156]" office:value-type="string" office:string-value="r2" calcext:value-type="string">
            <text:p>r2</text:p>
          </table:table-cell>
          <table:table-cell table:style-name="ce13" table:formula="of:=[$data.AE156]" office:value-type="string" office:string-value="r1" calcext:value-type="string">
            <text:p>r1</text:p>
          </table:table-cell>
          <table:table-cell table:style-name="ce13" table:formula="of:=[$data.AF156]" office:value-type="string" office:string-value="r1" calcext:value-type="string">
            <text:p>r1</text:p>
          </table:table-cell>
          <table:table-cell table:style-name="ce14" table:formula="of:=[$data.D156]" office:value-type="float" office:value="3" calcext:value-type="float">
            <text:p>3</text:p>
          </table:table-cell>
          <table:table-cell table:style-name="ce14" table:formula="of:=[$data.G156]" office:value-type="string" office:string-value="153-84-7-treble-G7#" calcext:value-type="string">
            <text:p>153-84-7-treble-G7#</text:p>
          </table:table-cell>
          <table:table-cell table:number-columns-repeated="1013"/>
        </table:table-row>
        <table:table-row table:style-name="ro2">
          <table:table-cell table:style-name="ce13" table:formula="of:=[$data.F157]" office:value-type="string" office:string-value="A7b" calcext:value-type="string">
            <text:p>A7b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4" table:formula="of:=[$data.N157]" office:value-type="string" office:string-value="r4 aes''''4" calcext:value-type="string">
            <text:p>r4 aes''''4</text:p>
          </table:table-cell>
          <table:table-cell table:style-name="ce14" table:formula="of:=[$data.S157]" office:value-type="string" office:string-value="" calcext:value-type="error">
            <text:p>#NAME?</text:p>
          </table:table-cell>
          <table:table-cell table:style-name="ce14" table:formula="of:=[$data.T157]" office:value-type="string" office:string-value="" calcext:value-type="error">
            <text:p>#NAME?</text:p>
          </table:table-cell>
          <table:table-cell table:style-name="ce13" table:formula="of:=[$data.Z157]" office:value-type="string" office:string-value="r2" calcext:value-type="string">
            <text:p>r2</text:p>
          </table:table-cell>
          <table:table-cell table:style-name="ce13" table:formula="of:=[$data.AE157]" office:value-type="string" office:string-value="r1" calcext:value-type="string">
            <text:p>r1</text:p>
          </table:table-cell>
          <table:table-cell table:style-name="ce13" table:formula="of:=[$data.AF157]" office:value-type="string" office:string-value="r1" calcext:value-type="string">
            <text:p>r1</text:p>
          </table:table-cell>
          <table:table-cell table:style-name="ce14" table:formula="of:=[$data.D157]" office:value-type="float" office:value="3" calcext:value-type="float">
            <text:p>3</text:p>
          </table:table-cell>
          <table:table-cell table:style-name="ce14" table:formula="of:=[$data.G157]" office:value-type="string" office:string-value="157-84-7-treble-A7b" calcext:value-type="string">
            <text:p>157-84-7-treble-A7b</text:p>
          </table:table-cell>
          <table:table-cell table:number-columns-repeated="1013"/>
        </table:table-row>
        <table:table-row table:style-name="ro2">
          <table:table-cell table:style-name="ce13" table:formula="of:=[$data.F158]" office:value-type="string" office:string-value="A7" calcext:value-type="string">
            <text:p>A7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4" table:formula="of:=[$data.N158]" office:value-type="string" office:string-value="r4 a''''4" calcext:value-type="string">
            <text:p>r4 a''''4</text:p>
          </table:table-cell>
          <table:table-cell table:style-name="ce14" table:formula="of:=[$data.S158]" office:value-type="string" office:string-value="" calcext:value-type="error">
            <text:p>#NAME?</text:p>
          </table:table-cell>
          <table:table-cell table:style-name="ce14" table:formula="of:=[$data.T158]" office:value-type="string" office:string-value="" calcext:value-type="error">
            <text:p>#NAME?</text:p>
          </table:table-cell>
          <table:table-cell table:style-name="ce13" table:formula="of:=[$data.Z158]" office:value-type="string" office:string-value="r2" calcext:value-type="string">
            <text:p>r2</text:p>
          </table:table-cell>
          <table:table-cell table:style-name="ce13" table:formula="of:=[$data.AE158]" office:value-type="string" office:string-value="r1" calcext:value-type="string">
            <text:p>r1</text:p>
          </table:table-cell>
          <table:table-cell table:style-name="ce13" table:formula="of:=[$data.AF158]" office:value-type="string" office:string-value="r1" calcext:value-type="string">
            <text:p>r1</text:p>
          </table:table-cell>
          <table:table-cell table:style-name="ce14" table:formula="of:=[$data.D158]" office:value-type="float" office:value="3" calcext:value-type="float">
            <text:p>3</text:p>
          </table:table-cell>
          <table:table-cell table:style-name="ce14" table:formula="of:=[$data.G158]" office:value-type="string" office:string-value="155-85-7-treble-A7" calcext:value-type="string">
            <text:p>155-85-7-treble-A7</text:p>
          </table:table-cell>
          <table:table-cell table:number-columns-repeated="1013"/>
        </table:table-row>
        <table:table-row table:style-name="ro2">
          <table:table-cell table:style-name="ce13" table:formula="of:=[$data.F159]" office:value-type="string" office:string-value="A7#" calcext:value-type="string">
            <text:p>A7#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4" table:formula="of:=[$data.N159]" office:value-type="string" office:string-value="r4 ais''''4" calcext:value-type="string">
            <text:p>r4 ais''''4</text:p>
          </table:table-cell>
          <table:table-cell table:style-name="ce14" table:formula="of:=[$data.S159]" office:value-type="string" office:string-value="" calcext:value-type="error">
            <text:p>#NAME?</text:p>
          </table:table-cell>
          <table:table-cell table:style-name="ce14" table:formula="of:=[$data.T159]" office:value-type="string" office:string-value="" calcext:value-type="error">
            <text:p>#NAME?</text:p>
          </table:table-cell>
          <table:table-cell table:style-name="ce13" table:formula="of:=[$data.Z159]" office:value-type="string" office:string-value="r2" calcext:value-type="string">
            <text:p>r2</text:p>
          </table:table-cell>
          <table:table-cell table:style-name="ce13" table:formula="of:=[$data.AE159]" office:value-type="string" office:string-value="r1" calcext:value-type="string">
            <text:p>r1</text:p>
          </table:table-cell>
          <table:table-cell table:style-name="ce13" table:formula="of:=[$data.AF159]" office:value-type="string" office:string-value="r1" calcext:value-type="string">
            <text:p>r1</text:p>
          </table:table-cell>
          <table:table-cell table:style-name="ce14" table:formula="of:=[$data.D159]" office:value-type="float" office:value="3" calcext:value-type="float">
            <text:p>3</text:p>
          </table:table-cell>
          <table:table-cell table:style-name="ce14" table:formula="of:=[$data.G159]" office:value-type="string" office:string-value="156-86-7-treble-A7#" calcext:value-type="string">
            <text:p>156-86-7-treble-A7#</text:p>
          </table:table-cell>
          <table:table-cell table:number-columns-repeated="1013"/>
        </table:table-row>
        <table:table-row table:style-name="ro2">
          <table:table-cell table:style-name="ce13" table:formula="of:=[$data.F160]" office:value-type="string" office:string-value="B7b" calcext:value-type="string">
            <text:p>B7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4" table:formula="of:=[$data.N160]" office:value-type="string" office:string-value="r4 bes''''4" calcext:value-type="string">
            <text:p>r4 bes''''4</text:p>
          </table:table-cell>
          <table:table-cell table:style-name="ce14" table:formula="of:=[$data.S160]" office:value-type="string" office:string-value="" calcext:value-type="error">
            <text:p>#NAME?</text:p>
          </table:table-cell>
          <table:table-cell table:style-name="ce14" table:formula="of:=[$data.T160]" office:value-type="string" office:string-value="" calcext:value-type="error">
            <text:p>#NAME?</text:p>
          </table:table-cell>
          <table:table-cell table:style-name="ce13" table:formula="of:=[$data.Z160]" office:value-type="string" office:string-value="r2" calcext:value-type="string">
            <text:p>r2</text:p>
          </table:table-cell>
          <table:table-cell table:style-name="ce13" table:formula="of:=[$data.AE160]" office:value-type="string" office:string-value="r1" calcext:value-type="string">
            <text:p>r1</text:p>
          </table:table-cell>
          <table:table-cell table:style-name="ce13" table:formula="of:=[$data.AF160]" office:value-type="string" office:string-value="r1" calcext:value-type="string">
            <text:p>r1</text:p>
          </table:table-cell>
          <table:table-cell table:style-name="ce14" table:formula="of:=[$data.D160]" office:value-type="float" office:value="3" calcext:value-type="float">
            <text:p>3</text:p>
          </table:table-cell>
          <table:table-cell table:style-name="ce14" table:formula="of:=[$data.G160]" office:value-type="string" office:string-value="159-86-7-treble-B7b" calcext:value-type="string">
            <text:p>159-86-7-treble-B7b</text:p>
          </table:table-cell>
          <table:table-cell table:number-columns-repeated="1013"/>
        </table:table-row>
        <table:table-row table:style-name="ro2">
          <table:table-cell table:style-name="ce13" table:formula="of:=[$data.F161]" office:value-type="string" office:string-value="B7" calcext:value-type="string">
            <text:p>B7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4" table:formula="of:=[$data.N161]" office:value-type="string" office:string-value="r4 b''''4" calcext:value-type="string">
            <text:p>r4 b''''4</text:p>
          </table:table-cell>
          <table:table-cell table:style-name="ce14" table:formula="of:=[$data.S161]" office:value-type="string" office:string-value="" calcext:value-type="error">
            <text:p>#NAME?</text:p>
          </table:table-cell>
          <table:table-cell table:style-name="ce14" table:formula="of:=[$data.T161]" office:value-type="string" office:string-value="" calcext:value-type="error">
            <text:p>#NAME?</text:p>
          </table:table-cell>
          <table:table-cell table:style-name="ce13" table:formula="of:=[$data.Z161]" office:value-type="string" office:string-value="r2" calcext:value-type="string">
            <text:p>r2</text:p>
          </table:table-cell>
          <table:table-cell table:style-name="ce13" table:formula="of:=[$data.AE161]" office:value-type="string" office:string-value="r1" calcext:value-type="string">
            <text:p>r1</text:p>
          </table:table-cell>
          <table:table-cell table:style-name="ce13" table:formula="of:=[$data.AF161]" office:value-type="string" office:string-value="r1" calcext:value-type="string">
            <text:p>r1</text:p>
          </table:table-cell>
          <table:table-cell table:style-name="ce14" table:formula="of:=[$data.D161]" office:value-type="float" office:value="3" calcext:value-type="float">
            <text:p>3</text:p>
          </table:table-cell>
          <table:table-cell table:style-name="ce14" table:formula="of:=[$data.G161]" office:value-type="string" office:string-value="158-87-7-treble-B7" calcext:value-type="string">
            <text:p>158-87-7-treble-B7</text:p>
          </table:table-cell>
          <table:table-cell table:number-columns-repeated="1013"/>
        </table:table-row>
        <table:table-row table:style-name="ro2">
          <table:table-cell table:style-name="ce13" table:formula="of:=[$data.F162]" office:value-type="string" office:string-value="C8" calcext:value-type="string">
            <text:p>C8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4" table:formula="of:=[$data.N162]" office:value-type="string" office:string-value="r4 c'''''4" calcext:value-type="string">
            <text:p>r4 c'''''4</text:p>
          </table:table-cell>
          <table:table-cell table:style-name="ce14" table:formula="of:=[$data.S162]" office:value-type="string" office:string-value="" calcext:value-type="error">
            <text:p>#NAME?</text:p>
          </table:table-cell>
          <table:table-cell table:style-name="ce14" table:formula="of:=[$data.T162]" office:value-type="string" office:string-value="" calcext:value-type="error">
            <text:p>#NAME?</text:p>
          </table:table-cell>
          <table:table-cell table:style-name="ce13" table:formula="of:=[$data.Z162]" office:value-type="string" office:string-value="r2" calcext:value-type="string">
            <text:p>r2</text:p>
          </table:table-cell>
          <table:table-cell table:style-name="ce13" table:formula="of:=[$data.AE162]" office:value-type="string" office:string-value="r1" calcext:value-type="string">
            <text:p>r1</text:p>
          </table:table-cell>
          <table:table-cell table:style-name="ce13" table:formula="of:=[$data.AF162]" office:value-type="string" office:string-value="r1" calcext:value-type="string">
            <text:p>r1</text:p>
          </table:table-cell>
          <table:table-cell table:style-name="ce14" table:formula="of:=[$data.D162]" office:value-type="float" office:value="3" calcext:value-type="float">
            <text:p>3</text:p>
          </table:table-cell>
          <table:table-cell table:style-name="ce14" table:formula="of:=[$data.G162]" office:value-type="string" office:string-value="160-88-8-treble-C8" calcext:value-type="string">
            <text:p>160-88-8-treble-C8</text:p>
          </table:table-cell>
          <table:table-cell table:number-columns-repeated="1013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8octaves" table:style-name="ta3">
        <table:table-column table:style-name="co3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number-columns-repeated="1006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6" table:formula="of:=[$data.I1]" office:value-type="string" office:string-value="clef" calcext:value-type="string">
            <text:p>clef</text:p>
          </table:table-cell>
          <table:table-cell table:style-name="ce15" office:value-type="string" calcext:value-type="string">
            <text:p>score_image_front</text:p>
          </table:table-cell>
          <table:table-cell table:style-name="ce15" office:value-type="string" calcext:value-type="string">
            <text:p>score_image_back</text:p>
          </table:table-cell>
          <table:table-cell table:style-name="ce15" office:value-type="string" calcext:value-type="string">
            <text:p>keyboard_full_image_front</text:p>
          </table:table-cell>
          <table:table-cell table:style-name="ce15" office:value-type="string" calcext:value-type="string">
            <text:p>keyboard_full_image_back</text:p>
          </table:table-cell>
          <table:table-cell table:style-name="ce18" office:value-type="string" calcext:value-type="string">
            <text:p>keyboard_octave_image</text:p>
          </table:table-cell>
          <table:table-cell table:style-name="ce18" office:value-type="string" calcext:value-type="string">
            <text:p>keyboard_blank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6" table:formula="of:=[$data.D1]" office:value-type="string" office:string-value="order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style-name="ce20" office:value-type="string" calcext:value-type="string">
            <text:p>accidental</text:p>
          </table:table-cell>
          <table:table-cell table:style-name="ce15" office:value-type="string" calcext:value-type="string">
            <text:p>keyboard_image_base</text:p>
          </table:table-cell>
          <table:table-cell table:style-name="ce15" office:value-type="string" calcext:value-type="string">
            <text:p>prefixes</text:p>
          </table:table-cell>
          <table:table-cell table:number-columns-repeated="1006"/>
        </table:table-row>
        <table:table-row table:style-name="ro2">
          <table:table-cell table:style-name="ce15" table:formula="of:=CONCATENATE([$data.F3]; &quot; &quot;; [$data.I3])" office:value-type="string" office:string-value="A0 bass" calcext:value-type="string">
            <text:p>A0 bass</text:p>
          </table:table-cell>
          <table:table-cell table:style-name="ce16" table:formula="of:=IFERROR(__xludf.dummyfunction(&quot;REGEXREPLACE(data!C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]" office:value-type="string" office:string-value="0" calcext:value-type="string">
            <text:p>0</text:p>
          </table:table-cell>
          <table:table-cell table:style-name="ce16" table:formula="of:=IFERROR(__xludf.dummyfunction(&quot;REGEXREPLACE(data!F3,&quot;&quot;[ac-zA-Z0-9]&quot;&quot;,&quot;&quot;&quot;&quot;)&quot;);&quot;&quot;)">
            <text:p/>
          </table:table-cell>
          <table:table-cell table:style-name="ce16" table:formula="of:=[$data.I3]" office:value-type="string" office:string-value="bass" calcext:value-type="string">
            <text:p>bass</text:p>
          </table:table-cell>
          <table:table-cell table:style-name="ce16" table:formula="of:=IF(ISBLANK([$data.G3]);&quot;&quot;;CONCATENATE(&quot;&lt;img src=&quot;&quot;&quot;;[.$R$2];[$data.G3];&quot;.png&quot;;&quot;&quot;&quot;/&gt;&quot;))" office:value-type="string" office:string-value="&lt;img src=&quot;piano-score-front-001-01-0-bass-A0.png&quot;/&gt;" calcext:value-type="string">
            <text:p>&lt;img src="piano-score-front-001-01-0-bass-A0.png"/&gt;</text:p>
          </table:table-cell>
          <table:table-cell table:style-name="ce16" table:formula="of:=IF(ISBLANK([$data.G3]);&quot;&quot;;CONCATENATE(&quot;&lt;img src=&quot;&quot;&quot;;[.$R$3];[$data.G3];&quot;.png&quot;;&quot;&quot;&quot;/&gt;&quot;))" office:value-type="string" office:string-value="&lt;img src=&quot;piano-score-back-001-01-0-bass-A0.png&quot;/&gt;" calcext:value-type="string">
            <text:p>&lt;img src="piano-score-back-001-01-0-bass-A0.png"/&gt;</text:p>
          </table:table-cell>
          <table:table-cell table:style-name="ce16" table:formula="of:=CONCATENATE(&quot;&lt;img src=&quot;&quot;&quot;;[.$R$4];&quot;front-&quot;;TEXT([$data.B3];&quot;00&quot;);&quot;-&quot;;[$data.E3];&quot;-&quot;;[.Q2];&quot;.png&quot;;&quot;&quot;&quot;/&gt;&quot;)" office:value-type="string" office:string-value="&lt;img src=&quot;piano-keyboard-front-01-0-A0.png&quot;/&gt;" calcext:value-type="string">
            <text:p>&lt;img src="piano-keyboard-front-01-0-A0.png"/&gt;</text:p>
          </table:table-cell>
          <table:table-cell table:style-name="ce16" table:formula="of:=CONCATENATE(&quot;&lt;img src=&quot;&quot;&quot;;[.$R$4];&quot;back-&quot;;TEXT([$data.B3];&quot;00&quot;);&quot;-&quot;;[$data.E3];&quot;-&quot;;[.Q2];&quot;.png&quot;;&quot;&quot;&quot;/&gt;&quot;)" office:value-type="string" office:string-value="&lt;img src=&quot;piano-keyboard-back-01-0-A0.png&quot;/&gt;" calcext:value-type="string">
            <text:p>&lt;img src="piano-keyboard-back-01-0-A0.png"/&gt;</text:p>
          </table:table-cell>
          <table:table-cell table:style-name="ce16" table:formula="of:=IFERROR(__xludf.dummyfunction(&quot;IF(ISBLANK(data!G3),&quot;&quot;&quot;&quot;,CONCATENATE(&quot;&quot;&lt;img src=&quot;&quot;&quot;&quot;&quot;&quot;,$R$5,&quot;&quot;back-&quot;&quot;,REGEXREPLACE(Q2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6" table:formula="of:=CONCATENATE(&quot;&lt;img src=&quot;&quot;&quot;;[.R4];&quot;00-blank.png&quot;;&quot;&quot;&quot;/&gt;&quot;)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]);&quot;&quot;;CONCATENATE(&quot;[sound:&quot;;[.$R$6];[$data.G3];&quot;.mp3]&quot;))" office:value-type="string" office:string-value="[sound:piano-audio-001-01-0-bass-A0.mp3]" calcext:value-type="string">
            <text:p>[sound:piano-audio-001-01-0-bass-A0.mp3]</text:p>
          </table:table-cell>
          <table:table-cell table:style-name="ce15" table:formula="of:=[$data.B3]" office:value-type="float" office:value="1" calcext:value-type="float">
            <text:p>1</text:p>
          </table:table-cell>
          <table:table-cell table:style-name="ce16" table:formula="of:=[$data.D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3,&quot;&quot;[ac-zA-Z0-9]&quot;&quot;,&quot;&quot;&quot;&quot;)&quot;);&quot;&quot;)">
            <text:p/>
          </table:table-cell>
          <table:table-cell table:style-name="ce15" office:value-type="string" calcext:value-type="string">
            <text:p>A0</text:p>
          </table:table-cell>
          <table:table-cell table:style-name="ce15" office:value-type="string" calcext:value-type="string">
            <text:p>piano-score-front-</text:p>
          </table:table-cell>
          <table:table-cell table:number-columns-repeated="1006"/>
        </table:table-row>
        <table:table-row table:style-name="ro2">
          <table:table-cell table:style-name="ce15" table:formula="of:=CONCATENATE([$data.F4]; &quot; &quot;; [$data.I4])" office:value-type="string" office:string-value="A0# bass" calcext:value-type="string">
            <text:p>A0# bass</text:p>
          </table:table-cell>
          <table:table-cell table:style-name="ce16" table:formula="of:=IFERROR(__xludf.dummyfunction(&quot;REGEXREPLACE(data!C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4]" office:value-type="string" office:string-value="0" calcext:value-type="string">
            <text:p>0</text:p>
          </table:table-cell>
          <table:table-cell table:style-name="ce16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]" office:value-type="string" office:string-value="bass" calcext:value-type="string">
            <text:p>bass</text:p>
          </table:table-cell>
          <table:table-cell table:style-name="ce16" table:formula="of:=IF(ISBLANK([$data.G4]);&quot;&quot;;CONCATENATE(&quot;&lt;img src=&quot;&quot;&quot;;[.$R$2];[$data.G4];&quot;.png&quot;;&quot;&quot;&quot;/&gt;&quot;))" office:value-type="string" office:string-value="&lt;img src=&quot;piano-score-front-002-02-0-bass-A0#.png&quot;/&gt;" calcext:value-type="string">
            <text:p>&lt;img src="piano-score-front-002-02-0-bass-A0#.png"/&gt;</text:p>
          </table:table-cell>
          <table:table-cell table:style-name="ce16" table:formula="of:=IF(ISBLANK([$data.G4]);&quot;&quot;;CONCATENATE(&quot;&lt;img src=&quot;&quot;&quot;;[.$R$3];[$data.G4];&quot;.png&quot;;&quot;&quot;&quot;/&gt;&quot;))" office:value-type="string" office:string-value="&lt;img src=&quot;piano-score-back-002-02-0-bass-A0#.png&quot;/&gt;" calcext:value-type="string">
            <text:p>&lt;img src="piano-score-back-002-02-0-bass-A0#.png"/&gt;</text:p>
          </table:table-cell>
          <table:table-cell table:style-name="ce16" table:formula="of:=CONCATENATE(&quot;&lt;img src=&quot;&quot;&quot;;[.$R$4];&quot;front-&quot;;TEXT([$data.B4];&quot;00&quot;);&quot;-&quot;;[$data.E4];&quot;-&quot;;[.Q3];&quot;.png&quot;;&quot;&quot;&quot;/&gt;&quot;)" office:value-type="string" office:string-value="&lt;img src=&quot;piano-keyboard-front-02-0-A0#-B0b.png&quot;/&gt;" calcext:value-type="string">
            <text:p>&lt;img src="piano-keyboard-front-02-0-A0#-B0b.png"/&gt;</text:p>
          </table:table-cell>
          <table:table-cell table:style-name="ce16" table:formula="of:=CONCATENATE(&quot;&lt;img src=&quot;&quot;&quot;;[.$R$4];&quot;back-&quot;;TEXT([$data.B4];&quot;00&quot;);&quot;-&quot;;[$data.E4];&quot;-&quot;;[.Q3];&quot;.png&quot;;&quot;&quot;&quot;/&gt;&quot;)" office:value-type="string" office:string-value="&lt;img src=&quot;piano-keyboard-back-02-0-A0#-B0b.png&quot;/&gt;" calcext:value-type="string">
            <text:p>&lt;img src="piano-keyboard-back-02-0-A0#-B0b.png"/&gt;</text:p>
          </table:table-cell>
          <table:table-cell table:style-name="ce16" table:formula="of:=IFERROR(__xludf.dummyfunction(&quot;IF(ISBLANK(data!G4),&quot;&quot;&quot;&quot;,CONCATENATE(&quot;&quot;&lt;img src=&quot;&quot;&quot;&quot;&quot;&quot;,$R$5,&quot;&quot;back-&quot;&quot;,REGEXREPLACE(Q3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]);&quot;&quot;;CONCATENATE(&quot;[sound:&quot;;[.$R$6];[$data.G4];&quot;.mp3]&quot;))" office:value-type="string" office:string-value="[sound:piano-audio-002-02-0-bass-A0#.mp3]" calcext:value-type="string">
            <text:p>[sound:piano-audio-002-02-0-bass-A0#.mp3]</text:p>
          </table:table-cell>
          <table:table-cell table:style-name="ce15" table:formula="of:=[$data.B4]" office:value-type="float" office:value="2" calcext:value-type="float">
            <text:p>2</text:p>
          </table:table-cell>
          <table:table-cell table:style-name="ce16" table:formula="of:=[$data.D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score-back-</text:p>
          </table:table-cell>
          <table:table-cell table:number-columns-repeated="1006"/>
        </table:table-row>
        <table:table-row table:style-name="ro2">
          <table:table-cell table:style-name="ce15" table:formula="of:=CONCATENATE([$data.F5]; &quot; &quot;; [$data.I5])" office:value-type="string" office:string-value="B0b bass" calcext:value-type="string">
            <text:p>B0b bass</text:p>
          </table:table-cell>
          <table:table-cell table:style-name="ce16" table:formula="of:=IFERROR(__xludf.dummyfunction(&quot;REGEXREPLACE(data!C5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]" office:value-type="string" office:string-value="0" calcext:value-type="string">
            <text:p>0</text:p>
          </table:table-cell>
          <table:table-cell table:style-name="ce16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]" office:value-type="string" office:string-value="bass" calcext:value-type="string">
            <text:p>bass</text:p>
          </table:table-cell>
          <table:table-cell table:style-name="ce16" table:formula="of:=IF(ISBLANK([$data.G5]);&quot;&quot;;CONCATENATE(&quot;&lt;img src=&quot;&quot;&quot;;[.$R$2];[$data.G5];&quot;.png&quot;;&quot;&quot;&quot;/&gt;&quot;))" office:value-type="string" office:string-value="&lt;img src=&quot;piano-score-front-004-02-0-bass-B0b.png&quot;/&gt;" calcext:value-type="string">
            <text:p>&lt;img src="piano-score-front-004-02-0-bass-B0b.png"/&gt;</text:p>
          </table:table-cell>
          <table:table-cell table:style-name="ce16" table:formula="of:=IF(ISBLANK([$data.G5]);&quot;&quot;;CONCATENATE(&quot;&lt;img src=&quot;&quot;&quot;;[.$R$3];[$data.G5];&quot;.png&quot;;&quot;&quot;&quot;/&gt;&quot;))" office:value-type="string" office:string-value="&lt;img src=&quot;piano-score-back-004-02-0-bass-B0b.png&quot;/&gt;" calcext:value-type="string">
            <text:p>&lt;img src="piano-score-back-004-02-0-bass-B0b.png"/&gt;</text:p>
          </table:table-cell>
          <table:table-cell table:style-name="ce16" table:formula="of:=CONCATENATE(&quot;&lt;img src=&quot;&quot;&quot;;[.$R$4];&quot;front-&quot;;TEXT([$data.B5];&quot;00&quot;);&quot;-&quot;;[$data.E5];&quot;-&quot;;[.Q4];&quot;.png&quot;;&quot;&quot;&quot;/&gt;&quot;)" office:value-type="string" office:string-value="&lt;img src=&quot;piano-keyboard-front-02-0-A0#-B0b.png&quot;/&gt;" calcext:value-type="string">
            <text:p>&lt;img src="piano-keyboard-front-02-0-A0#-B0b.png"/&gt;</text:p>
          </table:table-cell>
          <table:table-cell table:style-name="ce16" table:formula="of:=CONCATENATE(&quot;&lt;img src=&quot;&quot;&quot;;[.$R$4];&quot;back-&quot;;TEXT([$data.B5];&quot;00&quot;);&quot;-&quot;;[$data.E5];&quot;-&quot;;[.Q4];&quot;.png&quot;;&quot;&quot;&quot;/&gt;&quot;)" office:value-type="string" office:string-value="&lt;img src=&quot;piano-keyboard-back-02-0-A0#-B0b.png&quot;/&gt;" calcext:value-type="string">
            <text:p>&lt;img src="piano-keyboard-back-02-0-A0#-B0b.png"/&gt;</text:p>
          </table:table-cell>
          <table:table-cell table:style-name="ce16" table:formula="of:=IFERROR(__xludf.dummyfunction(&quot;IF(ISBLANK(data!G5),&quot;&quot;&quot;&quot;,CONCATENATE(&quot;&quot;&lt;img src=&quot;&quot;&quot;&quot;&quot;&quot;,$R$5,&quot;&quot;back-&quot;&quot;,REGEXREPLACE(Q4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]);&quot;&quot;;CONCATENATE(&quot;[sound:&quot;;[.$R$6];[$data.G5];&quot;.mp3]&quot;))" office:value-type="string" office:string-value="[sound:piano-audio-004-02-0-bass-B0b.mp3]" calcext:value-type="string">
            <text:p>[sound:piano-audio-004-02-0-bass-B0b.mp3]</text:p>
          </table:table-cell>
          <table:table-cell table:style-name="ce15" table:formula="of:=[$data.B5]" office:value-type="float" office:value="2" calcext:value-type="float">
            <text:p>2</text:p>
          </table:table-cell>
          <table:table-cell table:style-name="ce16" table:formula="of:=[$data.D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keyboard-</text:p>
          </table:table-cell>
          <table:table-cell table:number-columns-repeated="1006"/>
        </table:table-row>
        <table:table-row table:style-name="ro2">
          <table:table-cell table:style-name="ce15" table:formula="of:=CONCATENATE([$data.F6]; &quot; &quot;; [$data.I6])" office:value-type="string" office:string-value="B0 bass" calcext:value-type="string">
            <text:p>B0 bass</text:p>
          </table:table-cell>
          <table:table-cell table:style-name="ce16" table:formula="of:=IFERROR(__xludf.dummyfunction(&quot;REGEXREPLACE(data!C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6]" office:value-type="string" office:string-value="0" calcext:value-type="string">
            <text:p>0</text:p>
          </table:table-cell>
          <table:table-cell table:style-name="ce16" table:formula="of:=IFERROR(__xludf.dummyfunction(&quot;REGEXREPLACE(data!F6,&quot;&quot;[ac-zA-Z0-9]&quot;&quot;,&quot;&quot;&quot;&quot;)&quot;);&quot;&quot;)">
            <text:p/>
          </table:table-cell>
          <table:table-cell table:style-name="ce16" table:formula="of:=[$data.I6]" office:value-type="string" office:string-value="bass" calcext:value-type="string">
            <text:p>bass</text:p>
          </table:table-cell>
          <table:table-cell table:style-name="ce16" table:formula="of:=IF(ISBLANK([$data.G6]);&quot;&quot;;CONCATENATE(&quot;&lt;img src=&quot;&quot;&quot;;[.$R$2];[$data.G6];&quot;.png&quot;;&quot;&quot;&quot;/&gt;&quot;))" office:value-type="string" office:string-value="&lt;img src=&quot;piano-score-front-003-03-0-bass-B0.png&quot;/&gt;" calcext:value-type="string">
            <text:p>&lt;img src="piano-score-front-003-03-0-bass-B0.png"/&gt;</text:p>
          </table:table-cell>
          <table:table-cell table:style-name="ce16" table:formula="of:=IF(ISBLANK([$data.G6]);&quot;&quot;;CONCATENATE(&quot;&lt;img src=&quot;&quot;&quot;;[.$R$3];[$data.G6];&quot;.png&quot;;&quot;&quot;&quot;/&gt;&quot;))" office:value-type="string" office:string-value="&lt;img src=&quot;piano-score-back-003-03-0-bass-B0.png&quot;/&gt;" calcext:value-type="string">
            <text:p>&lt;img src="piano-score-back-003-03-0-bass-B0.png"/&gt;</text:p>
          </table:table-cell>
          <table:table-cell table:style-name="ce16" table:formula="of:=CONCATENATE(&quot;&lt;img src=&quot;&quot;&quot;;[.$R$4];&quot;front-&quot;;TEXT([$data.B6];&quot;00&quot;);&quot;-&quot;;[$data.E6];&quot;-&quot;;[.Q5];&quot;.png&quot;;&quot;&quot;&quot;/&gt;&quot;)" office:value-type="string" office:string-value="&lt;img src=&quot;piano-keyboard-front-03-0-B0.png&quot;/&gt;" calcext:value-type="string">
            <text:p>&lt;img src="piano-keyboard-front-03-0-B0.png"/&gt;</text:p>
          </table:table-cell>
          <table:table-cell table:style-name="ce16" table:formula="of:=CONCATENATE(&quot;&lt;img src=&quot;&quot;&quot;;[.$R$4];&quot;back-&quot;;TEXT([$data.B6];&quot;00&quot;);&quot;-&quot;;[$data.E6];&quot;-&quot;;[.Q5];&quot;.png&quot;;&quot;&quot;&quot;/&gt;&quot;)" office:value-type="string" office:string-value="&lt;img src=&quot;piano-keyboard-back-03-0-B0.png&quot;/&gt;" calcext:value-type="string">
            <text:p>&lt;img src="piano-keyboard-back-03-0-B0.png"/&gt;</text:p>
          </table:table-cell>
          <table:table-cell table:style-name="ce16" table:formula="of:=IFERROR(__xludf.dummyfunction(&quot;IF(ISBLANK(data!G6),&quot;&quot;&quot;&quot;,CONCATENATE(&quot;&quot;&lt;img src=&quot;&quot;&quot;&quot;&quot;&quot;,$R$5,&quot;&quot;back-&quot;&quot;,REGEXREPLACE(Q5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]);&quot;&quot;;CONCATENATE(&quot;[sound:&quot;;[.$R$6];[$data.G6];&quot;.mp3]&quot;))" office:value-type="string" office:string-value="[sound:piano-audio-003-03-0-bass-B0.mp3]" calcext:value-type="string">
            <text:p>[sound:piano-audio-003-03-0-bass-B0.mp3]</text:p>
          </table:table-cell>
          <table:table-cell table:style-name="ce15" table:formula="of:=[$data.B6]" office:value-type="float" office:value="3" calcext:value-type="float">
            <text:p>3</text:p>
          </table:table-cell>
          <table:table-cell table:style-name="ce16" table:formula="of:=[$data.D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6,&quot;&quot;[ac-zA-Z0-9]&quot;&quot;,&quot;&quot;&quot;&quot;)&quot;);&quot;&quot;)">
            <text:p/>
          </table:table-cell>
          <table:table-cell table:style-name="ce15" office:value-type="string" calcext:value-type="string">
            <text:p>B0</text:p>
          </table:table-cell>
          <table:table-cell table:style-name="ce18" office:value-type="string" calcext:value-type="string">
            <text:p>piano-keyboard-octave-</text:p>
          </table:table-cell>
          <table:table-cell table:number-columns-repeated="1006"/>
        </table:table-row>
        <table:table-row table:style-name="ro2">
          <table:table-cell table:style-name="ce15" table:formula="of:=CONCATENATE([$data.F7]; &quot; &quot;; [$data.I7])" office:value-type="string" office:string-value="C1 bass" calcext:value-type="string">
            <text:p>C1 bass</text:p>
          </table:table-cell>
          <table:table-cell table:style-name="ce16" table:formula="of:=IFERROR(__xludf.dummyfunction(&quot;REGEXREPLACE(data!C7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7]" office:value-type="string" office:string-value="1" calcext:value-type="string">
            <text:p>1</text:p>
          </table:table-cell>
          <table:table-cell table:style-name="ce16" table:formula="of:=IFERROR(__xludf.dummyfunction(&quot;REGEXREPLACE(data!F7,&quot;&quot;[ac-zA-Z0-9]&quot;&quot;,&quot;&quot;&quot;&quot;)&quot;);&quot;&quot;)">
            <text:p/>
          </table:table-cell>
          <table:table-cell table:style-name="ce16" table:formula="of:=[$data.I7]" office:value-type="string" office:string-value="bass" calcext:value-type="string">
            <text:p>bass</text:p>
          </table:table-cell>
          <table:table-cell table:style-name="ce16" table:formula="of:=IF(ISBLANK([$data.G7]);&quot;&quot;;CONCATENATE(&quot;&lt;img src=&quot;&quot;&quot;;[.$R$2];[$data.G7];&quot;.png&quot;;&quot;&quot;&quot;/&gt;&quot;))" office:value-type="string" office:string-value="&lt;img src=&quot;piano-score-front-005-04-1-bass-C1.png&quot;/&gt;" calcext:value-type="string">
            <text:p>&lt;img src="piano-score-front-005-04-1-bass-C1.png"/&gt;</text:p>
          </table:table-cell>
          <table:table-cell table:style-name="ce16" table:formula="of:=IF(ISBLANK([$data.G7]);&quot;&quot;;CONCATENATE(&quot;&lt;img src=&quot;&quot;&quot;;[.$R$3];[$data.G7];&quot;.png&quot;;&quot;&quot;&quot;/&gt;&quot;))" office:value-type="string" office:string-value="&lt;img src=&quot;piano-score-back-005-04-1-bass-C1.png&quot;/&gt;" calcext:value-type="string">
            <text:p>&lt;img src="piano-score-back-005-04-1-bass-C1.png"/&gt;</text:p>
          </table:table-cell>
          <table:table-cell table:style-name="ce16" table:formula="of:=CONCATENATE(&quot;&lt;img src=&quot;&quot;&quot;;[.$R$4];&quot;front-&quot;;TEXT([$data.B7];&quot;00&quot;);&quot;-&quot;;[$data.E7];&quot;-&quot;;[.Q6];&quot;.png&quot;;&quot;&quot;&quot;/&gt;&quot;)" office:value-type="string" office:string-value="&lt;img src=&quot;piano-keyboard-front-04-1-C1.png&quot;/&gt;" calcext:value-type="string">
            <text:p>&lt;img src="piano-keyboard-front-04-1-C1.png"/&gt;</text:p>
          </table:table-cell>
          <table:table-cell table:style-name="ce16" table:formula="of:=CONCATENATE(&quot;&lt;img src=&quot;&quot;&quot;;[.$R$4];&quot;back-&quot;;TEXT([$data.B7];&quot;00&quot;);&quot;-&quot;;[$data.E7];&quot;-&quot;;[.Q6];&quot;.png&quot;;&quot;&quot;&quot;/&gt;&quot;)" office:value-type="string" office:string-value="&lt;img src=&quot;piano-keyboard-back-04-1-C1.png&quot;/&gt;" calcext:value-type="string">
            <text:p>&lt;img src="piano-keyboard-back-04-1-C1.png"/&gt;</text:p>
          </table:table-cell>
          <table:table-cell table:style-name="ce16" table:formula="of:=IFERROR(__xludf.dummyfunction(&quot;IF(ISBLANK(data!G7),&quot;&quot;&quot;&quot;,CONCATENATE(&quot;&quot;&lt;img src=&quot;&quot;&quot;&quot;&quot;&quot;,$R$5,&quot;&quot;back-&quot;&quot;,REGEXREPLACE(Q6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]);&quot;&quot;;CONCATENATE(&quot;[sound:&quot;;[.$R$6];[$data.G7];&quot;.mp3]&quot;))" office:value-type="string" office:string-value="[sound:piano-audio-005-04-1-bass-C1.mp3]" calcext:value-type="string">
            <text:p>[sound:piano-audio-005-04-1-bass-C1.mp3]</text:p>
          </table:table-cell>
          <table:table-cell table:style-name="ce15" table:formula="of:=[$data.B7]" office:value-type="float" office:value="4" calcext:value-type="float">
            <text:p>4</text:p>
          </table:table-cell>
          <table:table-cell table:style-name="ce16" table:formula="of:=[$data.D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7,&quot;&quot;[ac-zA-Z0-9]&quot;&quot;,&quot;&quot;&quot;&quot;)&quot;);&quot;&quot;)">
            <text:p/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piano-audio-</text:p>
          </table:table-cell>
          <table:table-cell table:number-columns-repeated="1006"/>
        </table:table-row>
        <table:table-row table:style-name="ro2">
          <table:table-cell table:style-name="ce15" table:formula="of:=CONCATENATE([$data.F8]; &quot; &quot;; [$data.I8])" office:value-type="string" office:string-value="C1# bass" calcext:value-type="string">
            <text:p>C1# bass</text:p>
          </table:table-cell>
          <table:table-cell table:style-name="ce16" table:formula="of:=IFERROR(__xludf.dummyfunction(&quot;REGEXREPLACE(data!C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8]" office:value-type="string" office:string-value="1" calcext:value-type="string">
            <text:p>1</text:p>
          </table:table-cell>
          <table:table-cell table:style-name="ce16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8]" office:value-type="string" office:string-value="bass" calcext:value-type="string">
            <text:p>bass</text:p>
          </table:table-cell>
          <table:table-cell table:style-name="ce16" table:formula="of:=IF(ISBLANK([$data.G8]);&quot;&quot;;CONCATENATE(&quot;&lt;img src=&quot;&quot;&quot;;[.$R$2];[$data.G8];&quot;.png&quot;;&quot;&quot;&quot;/&gt;&quot;))" office:value-type="string" office:string-value="&lt;img src=&quot;piano-score-front-006-05-1-bass-C1#.png&quot;/&gt;" calcext:value-type="string">
            <text:p>&lt;img src="piano-score-front-006-05-1-bass-C1#.png"/&gt;</text:p>
          </table:table-cell>
          <table:table-cell table:style-name="ce16" table:formula="of:=IF(ISBLANK([$data.G8]);&quot;&quot;;CONCATENATE(&quot;&lt;img src=&quot;&quot;&quot;;[.$R$3];[$data.G8];&quot;.png&quot;;&quot;&quot;&quot;/&gt;&quot;))" office:value-type="string" office:string-value="&lt;img src=&quot;piano-score-back-006-05-1-bass-C1#.png&quot;/&gt;" calcext:value-type="string">
            <text:p>&lt;img src="piano-score-back-006-05-1-bass-C1#.png"/&gt;</text:p>
          </table:table-cell>
          <table:table-cell table:style-name="ce16" table:formula="of:=CONCATENATE(&quot;&lt;img src=&quot;&quot;&quot;;[.$R$4];&quot;front-&quot;;TEXT([$data.B8];&quot;00&quot;);&quot;-&quot;;[$data.E8];&quot;-&quot;;[.Q7];&quot;.png&quot;;&quot;&quot;&quot;/&gt;&quot;)" office:value-type="string" office:string-value="&lt;img src=&quot;piano-keyboard-front-05-1-C1#-D1b.png&quot;/&gt;" calcext:value-type="string">
            <text:p>&lt;img src="piano-keyboard-front-05-1-C1#-D1b.png"/&gt;</text:p>
          </table:table-cell>
          <table:table-cell table:style-name="ce16" table:formula="of:=CONCATENATE(&quot;&lt;img src=&quot;&quot;&quot;;[.$R$4];&quot;back-&quot;;TEXT([$data.B8];&quot;00&quot;);&quot;-&quot;;[$data.E8];&quot;-&quot;;[.Q7];&quot;.png&quot;;&quot;&quot;&quot;/&gt;&quot;)" office:value-type="string" office:string-value="&lt;img src=&quot;piano-keyboard-back-05-1-C1#-D1b.png&quot;/&gt;" calcext:value-type="string">
            <text:p>&lt;img src="piano-keyboard-back-05-1-C1#-D1b.png"/&gt;</text:p>
          </table:table-cell>
          <table:table-cell table:style-name="ce16" table:formula="of:=IFERROR(__xludf.dummyfunction(&quot;IF(ISBLANK(data!G8),&quot;&quot;&quot;&quot;,CONCATENATE(&quot;&quot;&lt;img src=&quot;&quot;&quot;&quot;&quot;&quot;,$R$5,&quot;&quot;back-&quot;&quot;,REGEXREPLACE(Q7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8]);&quot;&quot;;CONCATENATE(&quot;[sound:&quot;;[.$R$6];[$data.G8];&quot;.mp3]&quot;))" office:value-type="string" office:string-value="[sound:piano-audio-006-05-1-bass-C1#.mp3]" calcext:value-type="string">
            <text:p>[sound:piano-audio-006-05-1-bass-C1#.mp3]</text:p>
          </table:table-cell>
          <table:table-cell table:style-name="ce15" table:formula="of:=[$data.B8]" office:value-type="float" office:value="5" calcext:value-type="float">
            <text:p>5</text:p>
          </table:table-cell>
          <table:table-cell table:style-name="ce16" table:formula="of:=[$data.D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]; &quot; &quot;; [$data.I9])" office:value-type="string" office:string-value="D1b bass" calcext:value-type="string">
            <text:p>D1b bass</text:p>
          </table:table-cell>
          <table:table-cell table:style-name="ce16" table:formula="of:=IFERROR(__xludf.dummyfunction(&quot;REGEXREPLACE(data!C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]" office:value-type="string" office:string-value="1" calcext:value-type="string">
            <text:p>1</text:p>
          </table:table-cell>
          <table:table-cell table:style-name="ce16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]" office:value-type="string" office:string-value="bass" calcext:value-type="string">
            <text:p>bass</text:p>
          </table:table-cell>
          <table:table-cell table:style-name="ce16" table:formula="of:=IF(ISBLANK([$data.G9]);&quot;&quot;;CONCATENATE(&quot;&lt;img src=&quot;&quot;&quot;;[.$R$2];[$data.G9];&quot;.png&quot;;&quot;&quot;&quot;/&gt;&quot;))" office:value-type="string" office:string-value="&lt;img src=&quot;piano-score-front-009-05-1-bass-D1b.png&quot;/&gt;" calcext:value-type="string">
            <text:p>&lt;img src="piano-score-front-009-05-1-bass-D1b.png"/&gt;</text:p>
          </table:table-cell>
          <table:table-cell table:style-name="ce16" table:formula="of:=IF(ISBLANK([$data.G9]);&quot;&quot;;CONCATENATE(&quot;&lt;img src=&quot;&quot;&quot;;[.$R$3];[$data.G9];&quot;.png&quot;;&quot;&quot;&quot;/&gt;&quot;))" office:value-type="string" office:string-value="&lt;img src=&quot;piano-score-back-009-05-1-bass-D1b.png&quot;/&gt;" calcext:value-type="string">
            <text:p>&lt;img src="piano-score-back-009-05-1-bass-D1b.png"/&gt;</text:p>
          </table:table-cell>
          <table:table-cell table:style-name="ce16" table:formula="of:=CONCATENATE(&quot;&lt;img src=&quot;&quot;&quot;;[.$R$4];&quot;front-&quot;;TEXT([$data.B9];&quot;00&quot;);&quot;-&quot;;[$data.E9];&quot;-&quot;;[.Q8];&quot;.png&quot;;&quot;&quot;&quot;/&gt;&quot;)" office:value-type="string" office:string-value="&lt;img src=&quot;piano-keyboard-front-05-1-C1#-D1b.png&quot;/&gt;" calcext:value-type="string">
            <text:p>&lt;img src="piano-keyboard-front-05-1-C1#-D1b.png"/&gt;</text:p>
          </table:table-cell>
          <table:table-cell table:style-name="ce16" table:formula="of:=CONCATENATE(&quot;&lt;img src=&quot;&quot;&quot;;[.$R$4];&quot;back-&quot;;TEXT([$data.B9];&quot;00&quot;);&quot;-&quot;;[$data.E9];&quot;-&quot;;[.Q8];&quot;.png&quot;;&quot;&quot;&quot;/&gt;&quot;)" office:value-type="string" office:string-value="&lt;img src=&quot;piano-keyboard-back-05-1-C1#-D1b.png&quot;/&gt;" calcext:value-type="string">
            <text:p>&lt;img src="piano-keyboard-back-05-1-C1#-D1b.png"/&gt;</text:p>
          </table:table-cell>
          <table:table-cell table:style-name="ce16" table:formula="of:=IFERROR(__xludf.dummyfunction(&quot;IF(ISBLANK(data!G9),&quot;&quot;&quot;&quot;,CONCATENATE(&quot;&quot;&lt;img src=&quot;&quot;&quot;&quot;&quot;&quot;,$R$5,&quot;&quot;back-&quot;&quot;,REGEXREPLACE(Q8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]);&quot;&quot;;CONCATENATE(&quot;[sound:&quot;;[.$R$6];[$data.G9];&quot;.mp3]&quot;))" office:value-type="string" office:string-value="[sound:piano-audio-009-05-1-bass-D1b.mp3]" calcext:value-type="string">
            <text:p>[sound:piano-audio-009-05-1-bass-D1b.mp3]</text:p>
          </table:table-cell>
          <table:table-cell table:style-name="ce15" table:formula="of:=[$data.B9]" office:value-type="float" office:value="5" calcext:value-type="float">
            <text:p>5</text:p>
          </table:table-cell>
          <table:table-cell table:style-name="ce16" table:formula="of:=[$data.D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]; &quot; &quot;; [$data.I10])" office:value-type="string" office:string-value="D1 bass" calcext:value-type="string">
            <text:p>D1 bass</text:p>
          </table:table-cell>
          <table:table-cell table:style-name="ce16" table:formula="of:=IFERROR(__xludf.dummyfunction(&quot;REGEXREPLACE(data!C1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0]" office:value-type="string" office:string-value="1" calcext:value-type="string">
            <text:p>1</text:p>
          </table:table-cell>
          <table:table-cell table:style-name="ce16" table:formula="of:=IFERROR(__xludf.dummyfunction(&quot;REGEXREPLACE(data!F10,&quot;&quot;[ac-zA-Z0-9]&quot;&quot;,&quot;&quot;&quot;&quot;)&quot;);&quot;&quot;)">
            <text:p/>
          </table:table-cell>
          <table:table-cell table:style-name="ce16" table:formula="of:=[$data.I10]" office:value-type="string" office:string-value="bass" calcext:value-type="string">
            <text:p>bass</text:p>
          </table:table-cell>
          <table:table-cell table:style-name="ce16" table:formula="of:=IF(ISBLANK([$data.G10]);&quot;&quot;;CONCATENATE(&quot;&lt;img src=&quot;&quot;&quot;;[.$R$2];[$data.G10];&quot;.png&quot;;&quot;&quot;&quot;/&gt;&quot;))" office:value-type="string" office:string-value="&lt;img src=&quot;piano-score-front-007-06-1-bass-D1.png&quot;/&gt;" calcext:value-type="string">
            <text:p>&lt;img src="piano-score-front-007-06-1-bass-D1.png"/&gt;</text:p>
          </table:table-cell>
          <table:table-cell table:style-name="ce16" table:formula="of:=IF(ISBLANK([$data.G10]);&quot;&quot;;CONCATENATE(&quot;&lt;img src=&quot;&quot;&quot;;[.$R$3];[$data.G10];&quot;.png&quot;;&quot;&quot;&quot;/&gt;&quot;))" office:value-type="string" office:string-value="&lt;img src=&quot;piano-score-back-007-06-1-bass-D1.png&quot;/&gt;" calcext:value-type="string">
            <text:p>&lt;img src="piano-score-back-007-06-1-bass-D1.png"/&gt;</text:p>
          </table:table-cell>
          <table:table-cell table:style-name="ce16" table:formula="of:=CONCATENATE(&quot;&lt;img src=&quot;&quot;&quot;;[.$R$4];&quot;front-&quot;;TEXT([$data.B10];&quot;00&quot;);&quot;-&quot;;[$data.E10];&quot;-&quot;;[.Q9];&quot;.png&quot;;&quot;&quot;&quot;/&gt;&quot;)" office:value-type="string" office:string-value="&lt;img src=&quot;piano-keyboard-front-06-1-D1.png&quot;/&gt;" calcext:value-type="string">
            <text:p>&lt;img src="piano-keyboard-front-06-1-D1.png"/&gt;</text:p>
          </table:table-cell>
          <table:table-cell table:style-name="ce16" table:formula="of:=CONCATENATE(&quot;&lt;img src=&quot;&quot;&quot;;[.$R$4];&quot;back-&quot;;TEXT([$data.B10];&quot;00&quot;);&quot;-&quot;;[$data.E10];&quot;-&quot;;[.Q9];&quot;.png&quot;;&quot;&quot;&quot;/&gt;&quot;)" office:value-type="string" office:string-value="&lt;img src=&quot;piano-keyboard-back-06-1-D1.png&quot;/&gt;" calcext:value-type="string">
            <text:p>&lt;img src="piano-keyboard-back-06-1-D1.png"/&gt;</text:p>
          </table:table-cell>
          <table:table-cell table:style-name="ce16" table:formula="of:=IFERROR(__xludf.dummyfunction(&quot;IF(ISBLANK(data!G10),&quot;&quot;&quot;&quot;,CONCATENATE(&quot;&quot;&lt;img src=&quot;&quot;&quot;&quot;&quot;&quot;,$R$5,&quot;&quot;back-&quot;&quot;,REGEXREPLACE(Q9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]);&quot;&quot;;CONCATENATE(&quot;[sound:&quot;;[.$R$6];[$data.G10];&quot;.mp3]&quot;))" office:value-type="string" office:string-value="[sound:piano-audio-007-06-1-bass-D1.mp3]" calcext:value-type="string">
            <text:p>[sound:piano-audio-007-06-1-bass-D1.mp3]</text:p>
          </table:table-cell>
          <table:table-cell table:style-name="ce15" table:formula="of:=[$data.B10]" office:value-type="float" office:value="6" calcext:value-type="float">
            <text:p>6</text:p>
          </table:table-cell>
          <table:table-cell table:style-name="ce16" table:formula="of:=[$data.D1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0,&quot;&quot;[ac-zA-Z0-9]&quot;&quot;,&quot;&quot;&quot;&quot;)&quot;);&quot;&quot;)">
            <text:p/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]; &quot; &quot;; [$data.I11])" office:value-type="string" office:string-value="D1# bass" calcext:value-type="string">
            <text:p>D1# bass</text:p>
          </table:table-cell>
          <table:table-cell table:style-name="ce16" table:formula="of:=IFERROR(__xludf.dummyfunction(&quot;REGEXREPLACE(data!C1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]" office:value-type="string" office:string-value="1" calcext:value-type="string">
            <text:p>1</text:p>
          </table:table-cell>
          <table:table-cell table:style-name="ce16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]" office:value-type="string" office:string-value="bass" calcext:value-type="string">
            <text:p>bass</text:p>
          </table:table-cell>
          <table:table-cell table:style-name="ce16" table:formula="of:=IF(ISBLANK([$data.G11]);&quot;&quot;;CONCATENATE(&quot;&lt;img src=&quot;&quot;&quot;;[.$R$2];[$data.G11];&quot;.png&quot;;&quot;&quot;&quot;/&gt;&quot;))" office:value-type="string" office:string-value="&lt;img src=&quot;piano-score-front-008-07-1-bass-D1#.png&quot;/&gt;" calcext:value-type="string">
            <text:p>&lt;img src="piano-score-front-008-07-1-bass-D1#.png"/&gt;</text:p>
          </table:table-cell>
          <table:table-cell table:style-name="ce16" table:formula="of:=IF(ISBLANK([$data.G11]);&quot;&quot;;CONCATENATE(&quot;&lt;img src=&quot;&quot;&quot;;[.$R$3];[$data.G11];&quot;.png&quot;;&quot;&quot;&quot;/&gt;&quot;))" office:value-type="string" office:string-value="&lt;img src=&quot;piano-score-back-008-07-1-bass-D1#.png&quot;/&gt;" calcext:value-type="string">
            <text:p>&lt;img src="piano-score-back-008-07-1-bass-D1#.png"/&gt;</text:p>
          </table:table-cell>
          <table:table-cell table:style-name="ce16" table:formula="of:=CONCATENATE(&quot;&lt;img src=&quot;&quot;&quot;;[.$R$4];&quot;front-&quot;;TEXT([$data.B11];&quot;00&quot;);&quot;-&quot;;[$data.E11];&quot;-&quot;;[.Q10];&quot;.png&quot;;&quot;&quot;&quot;/&gt;&quot;)" office:value-type="string" office:string-value="&lt;img src=&quot;piano-keyboard-front-07-1-D1#-E1b.png&quot;/&gt;" calcext:value-type="string">
            <text:p>&lt;img src="piano-keyboard-front-07-1-D1#-E1b.png"/&gt;</text:p>
          </table:table-cell>
          <table:table-cell table:style-name="ce16" table:formula="of:=CONCATENATE(&quot;&lt;img src=&quot;&quot;&quot;;[.$R$4];&quot;back-&quot;;TEXT([$data.B11];&quot;00&quot;);&quot;-&quot;;[$data.E11];&quot;-&quot;;[.Q10];&quot;.png&quot;;&quot;&quot;&quot;/&gt;&quot;)" office:value-type="string" office:string-value="&lt;img src=&quot;piano-keyboard-back-07-1-D1#-E1b.png&quot;/&gt;" calcext:value-type="string">
            <text:p>&lt;img src="piano-keyboard-back-07-1-D1#-E1b.png"/&gt;</text:p>
          </table:table-cell>
          <table:table-cell table:style-name="ce16" table:formula="of:=IFERROR(__xludf.dummyfunction(&quot;IF(ISBLANK(data!G11),&quot;&quot;&quot;&quot;,CONCATENATE(&quot;&quot;&lt;img src=&quot;&quot;&quot;&quot;&quot;&quot;,$R$5,&quot;&quot;back-&quot;&quot;,REGEXREPLACE(Q10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]);&quot;&quot;;CONCATENATE(&quot;[sound:&quot;;[.$R$6];[$data.G11];&quot;.mp3]&quot;))" office:value-type="string" office:string-value="[sound:piano-audio-008-07-1-bass-D1#.mp3]" calcext:value-type="string">
            <text:p>[sound:piano-audio-008-07-1-bass-D1#.mp3]</text:p>
          </table:table-cell>
          <table:table-cell table:style-name="ce15" table:formula="of:=[$data.B11]" office:value-type="float" office:value="7" calcext:value-type="float">
            <text:p>7</text:p>
          </table:table-cell>
          <table:table-cell table:style-name="ce16" table:formula="of:=[$data.D1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]; &quot; &quot;; [$data.I12])" office:value-type="string" office:string-value="E1b bass" calcext:value-type="string">
            <text:p>E1b bass</text:p>
          </table:table-cell>
          <table:table-cell table:style-name="ce16" table:formula="of:=IFERROR(__xludf.dummyfunction(&quot;REGEXREPLACE(data!C12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2]" office:value-type="string" office:string-value="1" calcext:value-type="string">
            <text:p>1</text:p>
          </table:table-cell>
          <table:table-cell table:style-name="ce16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]" office:value-type="string" office:string-value="bass" calcext:value-type="string">
            <text:p>bass</text:p>
          </table:table-cell>
          <table:table-cell table:style-name="ce16" table:formula="of:=IF(ISBLANK([$data.G12]);&quot;&quot;;CONCATENATE(&quot;&lt;img src=&quot;&quot;&quot;;[.$R$2];[$data.G12];&quot;.png&quot;;&quot;&quot;&quot;/&gt;&quot;))" office:value-type="string" office:string-value="&lt;img src=&quot;piano-score-front-011-07-1-bass-E1b.png&quot;/&gt;" calcext:value-type="string">
            <text:p>&lt;img src="piano-score-front-011-07-1-bass-E1b.png"/&gt;</text:p>
          </table:table-cell>
          <table:table-cell table:style-name="ce16" table:formula="of:=IF(ISBLANK([$data.G12]);&quot;&quot;;CONCATENATE(&quot;&lt;img src=&quot;&quot;&quot;;[.$R$3];[$data.G12];&quot;.png&quot;;&quot;&quot;&quot;/&gt;&quot;))" office:value-type="string" office:string-value="&lt;img src=&quot;piano-score-back-011-07-1-bass-E1b.png&quot;/&gt;" calcext:value-type="string">
            <text:p>&lt;img src="piano-score-back-011-07-1-bass-E1b.png"/&gt;</text:p>
          </table:table-cell>
          <table:table-cell table:style-name="ce16" table:formula="of:=CONCATENATE(&quot;&lt;img src=&quot;&quot;&quot;;[.$R$4];&quot;front-&quot;;TEXT([$data.B12];&quot;00&quot;);&quot;-&quot;;[$data.E12];&quot;-&quot;;[.Q11];&quot;.png&quot;;&quot;&quot;&quot;/&gt;&quot;)" office:value-type="string" office:string-value="&lt;img src=&quot;piano-keyboard-front-07-1-D1#-E1b.png&quot;/&gt;" calcext:value-type="string">
            <text:p>&lt;img src="piano-keyboard-front-07-1-D1#-E1b.png"/&gt;</text:p>
          </table:table-cell>
          <table:table-cell table:style-name="ce16" table:formula="of:=CONCATENATE(&quot;&lt;img src=&quot;&quot;&quot;;[.$R$4];&quot;back-&quot;;TEXT([$data.B12];&quot;00&quot;);&quot;-&quot;;[$data.E12];&quot;-&quot;;[.Q11];&quot;.png&quot;;&quot;&quot;&quot;/&gt;&quot;)" office:value-type="string" office:string-value="&lt;img src=&quot;piano-keyboard-back-07-1-D1#-E1b.png&quot;/&gt;" calcext:value-type="string">
            <text:p>&lt;img src="piano-keyboard-back-07-1-D1#-E1b.png"/&gt;</text:p>
          </table:table-cell>
          <table:table-cell table:style-name="ce16" table:formula="of:=IFERROR(__xludf.dummyfunction(&quot;IF(ISBLANK(data!G12),&quot;&quot;&quot;&quot;,CONCATENATE(&quot;&quot;&lt;img src=&quot;&quot;&quot;&quot;&quot;&quot;,$R$5,&quot;&quot;back-&quot;&quot;,REGEXREPLACE(Q11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]);&quot;&quot;;CONCATENATE(&quot;[sound:&quot;;[.$R$6];[$data.G12];&quot;.mp3]&quot;))" office:value-type="string" office:string-value="[sound:piano-audio-011-07-1-bass-E1b.mp3]" calcext:value-type="string">
            <text:p>[sound:piano-audio-011-07-1-bass-E1b.mp3]</text:p>
          </table:table-cell>
          <table:table-cell table:style-name="ce15" table:formula="of:=[$data.B12]" office:value-type="float" office:value="7" calcext:value-type="float">
            <text:p>7</text:p>
          </table:table-cell>
          <table:table-cell table:style-name="ce16" table:formula="of:=[$data.D1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]; &quot; &quot;; [$data.I13])" office:value-type="string" office:string-value="E1 bass" calcext:value-type="string">
            <text:p>E1 bass</text:p>
          </table:table-cell>
          <table:table-cell table:style-name="ce16" table:formula="of:=IFERROR(__xludf.dummyfunction(&quot;REGEXREPLACE(data!C1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]" office:value-type="string" office:string-value="1" calcext:value-type="string">
            <text:p>1</text:p>
          </table:table-cell>
          <table:table-cell table:style-name="ce16" table:formula="of:=IFERROR(__xludf.dummyfunction(&quot;REGEXREPLACE(data!F13,&quot;&quot;[ac-zA-Z0-9]&quot;&quot;,&quot;&quot;&quot;&quot;)&quot;);&quot;&quot;)">
            <text:p/>
          </table:table-cell>
          <table:table-cell table:style-name="ce16" table:formula="of:=[$data.I13]" office:value-type="string" office:string-value="bass" calcext:value-type="string">
            <text:p>bass</text:p>
          </table:table-cell>
          <table:table-cell table:style-name="ce16" table:formula="of:=IF(ISBLANK([$data.G13]);&quot;&quot;;CONCATENATE(&quot;&lt;img src=&quot;&quot;&quot;;[.$R$2];[$data.G13];&quot;.png&quot;;&quot;&quot;&quot;/&gt;&quot;))" office:value-type="string" office:string-value="&lt;img src=&quot;piano-score-front-010-08-1-bass-E1.png&quot;/&gt;" calcext:value-type="string">
            <text:p>&lt;img src="piano-score-front-010-08-1-bass-E1.png"/&gt;</text:p>
          </table:table-cell>
          <table:table-cell table:style-name="ce16" table:formula="of:=IF(ISBLANK([$data.G13]);&quot;&quot;;CONCATENATE(&quot;&lt;img src=&quot;&quot;&quot;;[.$R$3];[$data.G13];&quot;.png&quot;;&quot;&quot;&quot;/&gt;&quot;))" office:value-type="string" office:string-value="&lt;img src=&quot;piano-score-back-010-08-1-bass-E1.png&quot;/&gt;" calcext:value-type="string">
            <text:p>&lt;img src="piano-score-back-010-08-1-bass-E1.png"/&gt;</text:p>
          </table:table-cell>
          <table:table-cell table:style-name="ce16" table:formula="of:=CONCATENATE(&quot;&lt;img src=&quot;&quot;&quot;;[.$R$4];&quot;front-&quot;;TEXT([$data.B13];&quot;00&quot;);&quot;-&quot;;[$data.E13];&quot;-&quot;;[.Q12];&quot;.png&quot;;&quot;&quot;&quot;/&gt;&quot;)" office:value-type="string" office:string-value="&lt;img src=&quot;piano-keyboard-front-08-1-E1.png&quot;/&gt;" calcext:value-type="string">
            <text:p>&lt;img src="piano-keyboard-front-08-1-E1.png"/&gt;</text:p>
          </table:table-cell>
          <table:table-cell table:style-name="ce16" table:formula="of:=CONCATENATE(&quot;&lt;img src=&quot;&quot;&quot;;[.$R$4];&quot;back-&quot;;TEXT([$data.B13];&quot;00&quot;);&quot;-&quot;;[$data.E13];&quot;-&quot;;[.Q12];&quot;.png&quot;;&quot;&quot;&quot;/&gt;&quot;)" office:value-type="string" office:string-value="&lt;img src=&quot;piano-keyboard-back-08-1-E1.png&quot;/&gt;" calcext:value-type="string">
            <text:p>&lt;img src="piano-keyboard-back-08-1-E1.png"/&gt;</text:p>
          </table:table-cell>
          <table:table-cell table:style-name="ce16" table:formula="of:=IFERROR(__xludf.dummyfunction(&quot;IF(ISBLANK(data!G13),&quot;&quot;&quot;&quot;,CONCATENATE(&quot;&quot;&lt;img src=&quot;&quot;&quot;&quot;&quot;&quot;,$R$5,&quot;&quot;back-&quot;&quot;,REGEXREPLACE(Q12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]);&quot;&quot;;CONCATENATE(&quot;[sound:&quot;;[.$R$6];[$data.G13];&quot;.mp3]&quot;))" office:value-type="string" office:string-value="[sound:piano-audio-010-08-1-bass-E1.mp3]" calcext:value-type="string">
            <text:p>[sound:piano-audio-010-08-1-bass-E1.mp3]</text:p>
          </table:table-cell>
          <table:table-cell table:style-name="ce15" table:formula="of:=[$data.B13]" office:value-type="float" office:value="8" calcext:value-type="float">
            <text:p>8</text:p>
          </table:table-cell>
          <table:table-cell table:style-name="ce16" table:formula="of:=[$data.D1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3,&quot;&quot;[ac-zA-Z0-9]&quot;&quot;,&quot;&quot;&quot;&quot;)&quot;);&quot;&quot;)">
            <text:p/>
          </table:table-cell>
          <table:table-cell table:style-name="ce15" office:value-type="string" calcext:value-type="string">
            <text:p>E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]; &quot; &quot;; [$data.I14])" office:value-type="string" office:string-value="F1 bass" calcext:value-type="string">
            <text:p>F1 bass</text:p>
          </table:table-cell>
          <table:table-cell table:style-name="ce16" table:formula="of:=IFERROR(__xludf.dummyfunction(&quot;REGEXREPLACE(data!C14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4]" office:value-type="string" office:string-value="1" calcext:value-type="string">
            <text:p>1</text:p>
          </table:table-cell>
          <table:table-cell table:style-name="ce16" table:formula="of:=IFERROR(__xludf.dummyfunction(&quot;REGEXREPLACE(data!F14,&quot;&quot;[ac-zA-Z0-9]&quot;&quot;,&quot;&quot;&quot;&quot;)&quot;);&quot;&quot;)">
            <text:p/>
          </table:table-cell>
          <table:table-cell table:style-name="ce16" table:formula="of:=[$data.I14]" office:value-type="string" office:string-value="bass" calcext:value-type="string">
            <text:p>bass</text:p>
          </table:table-cell>
          <table:table-cell table:style-name="ce16" table:formula="of:=IF(ISBLANK([$data.G14]);&quot;&quot;;CONCATENATE(&quot;&lt;img src=&quot;&quot;&quot;;[.$R$2];[$data.G14];&quot;.png&quot;;&quot;&quot;&quot;/&gt;&quot;))" office:value-type="string" office:string-value="&lt;img src=&quot;piano-score-front-012-09-1-bass-F1.png&quot;/&gt;" calcext:value-type="string">
            <text:p>&lt;img src="piano-score-front-012-09-1-bass-F1.png"/&gt;</text:p>
          </table:table-cell>
          <table:table-cell table:style-name="ce16" table:formula="of:=IF(ISBLANK([$data.G14]);&quot;&quot;;CONCATENATE(&quot;&lt;img src=&quot;&quot;&quot;;[.$R$3];[$data.G14];&quot;.png&quot;;&quot;&quot;&quot;/&gt;&quot;))" office:value-type="string" office:string-value="&lt;img src=&quot;piano-score-back-012-09-1-bass-F1.png&quot;/&gt;" calcext:value-type="string">
            <text:p>&lt;img src="piano-score-back-012-09-1-bass-F1.png"/&gt;</text:p>
          </table:table-cell>
          <table:table-cell table:style-name="ce16" table:formula="of:=CONCATENATE(&quot;&lt;img src=&quot;&quot;&quot;;[.$R$4];&quot;front-&quot;;TEXT([$data.B14];&quot;00&quot;);&quot;-&quot;;[$data.E14];&quot;-&quot;;[.Q13];&quot;.png&quot;;&quot;&quot;&quot;/&gt;&quot;)" office:value-type="string" office:string-value="&lt;img src=&quot;piano-keyboard-front-09-1-F1.png&quot;/&gt;" calcext:value-type="string">
            <text:p>&lt;img src="piano-keyboard-front-09-1-F1.png"/&gt;</text:p>
          </table:table-cell>
          <table:table-cell table:style-name="ce16" table:formula="of:=CONCATENATE(&quot;&lt;img src=&quot;&quot;&quot;;[.$R$4];&quot;back-&quot;;TEXT([$data.B14];&quot;00&quot;);&quot;-&quot;;[$data.E14];&quot;-&quot;;[.Q13];&quot;.png&quot;;&quot;&quot;&quot;/&gt;&quot;)" office:value-type="string" office:string-value="&lt;img src=&quot;piano-keyboard-back-09-1-F1.png&quot;/&gt;" calcext:value-type="string">
            <text:p>&lt;img src="piano-keyboard-back-09-1-F1.png"/&gt;</text:p>
          </table:table-cell>
          <table:table-cell table:style-name="ce16" table:formula="of:=IFERROR(__xludf.dummyfunction(&quot;IF(ISBLANK(data!G14),&quot;&quot;&quot;&quot;,CONCATENATE(&quot;&quot;&lt;img src=&quot;&quot;&quot;&quot;&quot;&quot;,$R$5,&quot;&quot;back-&quot;&quot;,REGEXREPLACE(Q13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]);&quot;&quot;;CONCATENATE(&quot;[sound:&quot;;[.$R$6];[$data.G14];&quot;.mp3]&quot;))" office:value-type="string" office:string-value="[sound:piano-audio-012-09-1-bass-F1.mp3]" calcext:value-type="string">
            <text:p>[sound:piano-audio-012-09-1-bass-F1.mp3]</text:p>
          </table:table-cell>
          <table:table-cell table:style-name="ce15" table:formula="of:=[$data.B14]" office:value-type="float" office:value="9" calcext:value-type="float">
            <text:p>9</text:p>
          </table:table-cell>
          <table:table-cell table:style-name="ce16" table:formula="of:=[$data.D1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4,&quot;&quot;[ac-zA-Z0-9]&quot;&quot;,&quot;&quot;&quot;&quot;)&quot;);&quot;&quot;)">
            <text:p/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]; &quot; &quot;; [$data.I15])" office:value-type="string" office:string-value="F1# bass" calcext:value-type="string">
            <text:p>F1# bass</text:p>
          </table:table-cell>
          <table:table-cell table:style-name="ce16" table:formula="of:=IFERROR(__xludf.dummyfunction(&quot;REGEXREPLACE(data!C1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]" office:value-type="string" office:string-value="1" calcext:value-type="string">
            <text:p>1</text:p>
          </table:table-cell>
          <table:table-cell table:style-name="ce16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]" office:value-type="string" office:string-value="bass" calcext:value-type="string">
            <text:p>bass</text:p>
          </table:table-cell>
          <table:table-cell table:style-name="ce16" table:formula="of:=IF(ISBLANK([$data.G15]);&quot;&quot;;CONCATENATE(&quot;&lt;img src=&quot;&quot;&quot;;[.$R$2];[$data.G15];&quot;.png&quot;;&quot;&quot;&quot;/&gt;&quot;))" office:value-type="string" office:string-value="&lt;img src=&quot;piano-score-front-013-10-1-bass-F1#.png&quot;/&gt;" calcext:value-type="string">
            <text:p>&lt;img src="piano-score-front-013-10-1-bass-F1#.png"/&gt;</text:p>
          </table:table-cell>
          <table:table-cell table:style-name="ce16" table:formula="of:=IF(ISBLANK([$data.G15]);&quot;&quot;;CONCATENATE(&quot;&lt;img src=&quot;&quot;&quot;;[.$R$3];[$data.G15];&quot;.png&quot;;&quot;&quot;&quot;/&gt;&quot;))" office:value-type="string" office:string-value="&lt;img src=&quot;piano-score-back-013-10-1-bass-F1#.png&quot;/&gt;" calcext:value-type="string">
            <text:p>&lt;img src="piano-score-back-013-10-1-bass-F1#.png"/&gt;</text:p>
          </table:table-cell>
          <table:table-cell table:style-name="ce16" table:formula="of:=CONCATENATE(&quot;&lt;img src=&quot;&quot;&quot;;[.$R$4];&quot;front-&quot;;TEXT([$data.B15];&quot;00&quot;);&quot;-&quot;;[$data.E15];&quot;-&quot;;[.Q14];&quot;.png&quot;;&quot;&quot;&quot;/&gt;&quot;)" office:value-type="string" office:string-value="&lt;img src=&quot;piano-keyboard-front-10-1-F1#-G1b.png&quot;/&gt;" calcext:value-type="string">
            <text:p>&lt;img src="piano-keyboard-front-10-1-F1#-G1b.png"/&gt;</text:p>
          </table:table-cell>
          <table:table-cell table:style-name="ce16" table:formula="of:=CONCATENATE(&quot;&lt;img src=&quot;&quot;&quot;;[.$R$4];&quot;back-&quot;;TEXT([$data.B15];&quot;00&quot;);&quot;-&quot;;[$data.E15];&quot;-&quot;;[.Q14];&quot;.png&quot;;&quot;&quot;&quot;/&gt;&quot;)" office:value-type="string" office:string-value="&lt;img src=&quot;piano-keyboard-back-10-1-F1#-G1b.png&quot;/&gt;" calcext:value-type="string">
            <text:p>&lt;img src="piano-keyboard-back-10-1-F1#-G1b.png"/&gt;</text:p>
          </table:table-cell>
          <table:table-cell table:style-name="ce16" table:formula="of:=IFERROR(__xludf.dummyfunction(&quot;IF(ISBLANK(data!G15),&quot;&quot;&quot;&quot;,CONCATENATE(&quot;&quot;&lt;img src=&quot;&quot;&quot;&quot;&quot;&quot;,$R$5,&quot;&quot;back-&quot;&quot;,REGEXREPLACE(Q14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]);&quot;&quot;;CONCATENATE(&quot;[sound:&quot;;[.$R$6];[$data.G15];&quot;.mp3]&quot;))" office:value-type="string" office:string-value="[sound:piano-audio-013-10-1-bass-F1#.mp3]" calcext:value-type="string">
            <text:p>[sound:piano-audio-013-10-1-bass-F1#.mp3]</text:p>
          </table:table-cell>
          <table:table-cell table:style-name="ce15" table:formula="of:=[$data.B15]" office:value-type="float" office:value="10" calcext:value-type="float">
            <text:p>10</text:p>
          </table:table-cell>
          <table:table-cell table:style-name="ce16" table:formula="of:=[$data.D1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6]; &quot; &quot;; [$data.I16])" office:value-type="string" office:string-value="G1b bass" calcext:value-type="string">
            <text:p>G1b bass</text:p>
          </table:table-cell>
          <table:table-cell table:style-name="ce16" table:formula="of:=IFERROR(__xludf.dummyfunction(&quot;REGEXREPLACE(data!C1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6]" office:value-type="string" office:string-value="1" calcext:value-type="string">
            <text:p>1</text:p>
          </table:table-cell>
          <table:table-cell table:style-name="ce16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]" office:value-type="string" office:string-value="bass" calcext:value-type="string">
            <text:p>bass</text:p>
          </table:table-cell>
          <table:table-cell table:style-name="ce16" table:formula="of:=IF(ISBLANK([$data.G16]);&quot;&quot;;CONCATENATE(&quot;&lt;img src=&quot;&quot;&quot;;[.$R$2];[$data.G16];&quot;.png&quot;;&quot;&quot;&quot;/&gt;&quot;))" office:value-type="string" office:string-value="&lt;img src=&quot;piano-score-front-016-10-1-bass-G1b.png&quot;/&gt;" calcext:value-type="string">
            <text:p>&lt;img src="piano-score-front-016-10-1-bass-G1b.png"/&gt;</text:p>
          </table:table-cell>
          <table:table-cell table:style-name="ce16" table:formula="of:=IF(ISBLANK([$data.G16]);&quot;&quot;;CONCATENATE(&quot;&lt;img src=&quot;&quot;&quot;;[.$R$3];[$data.G16];&quot;.png&quot;;&quot;&quot;&quot;/&gt;&quot;))" office:value-type="string" office:string-value="&lt;img src=&quot;piano-score-back-016-10-1-bass-G1b.png&quot;/&gt;" calcext:value-type="string">
            <text:p>&lt;img src="piano-score-back-016-10-1-bass-G1b.png"/&gt;</text:p>
          </table:table-cell>
          <table:table-cell table:style-name="ce16" table:formula="of:=CONCATENATE(&quot;&lt;img src=&quot;&quot;&quot;;[.$R$4];&quot;front-&quot;;TEXT([$data.B16];&quot;00&quot;);&quot;-&quot;;[$data.E16];&quot;-&quot;;[.Q15];&quot;.png&quot;;&quot;&quot;&quot;/&gt;&quot;)" office:value-type="string" office:string-value="&lt;img src=&quot;piano-keyboard-front-10-1-F1#-G1b.png&quot;/&gt;" calcext:value-type="string">
            <text:p>&lt;img src="piano-keyboard-front-10-1-F1#-G1b.png"/&gt;</text:p>
          </table:table-cell>
          <table:table-cell table:style-name="ce16" table:formula="of:=CONCATENATE(&quot;&lt;img src=&quot;&quot;&quot;;[.$R$4];&quot;back-&quot;;TEXT([$data.B16];&quot;00&quot;);&quot;-&quot;;[$data.E16];&quot;-&quot;;[.Q15];&quot;.png&quot;;&quot;&quot;&quot;/&gt;&quot;)" office:value-type="string" office:string-value="&lt;img src=&quot;piano-keyboard-back-10-1-F1#-G1b.png&quot;/&gt;" calcext:value-type="string">
            <text:p>&lt;img src="piano-keyboard-back-10-1-F1#-G1b.png"/&gt;</text:p>
          </table:table-cell>
          <table:table-cell table:style-name="ce16" table:formula="of:=IFERROR(__xludf.dummyfunction(&quot;IF(ISBLANK(data!G16),&quot;&quot;&quot;&quot;,CONCATENATE(&quot;&quot;&lt;img src=&quot;&quot;&quot;&quot;&quot;&quot;,$R$5,&quot;&quot;back-&quot;&quot;,REGEXREPLACE(Q15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]);&quot;&quot;;CONCATENATE(&quot;[sound:&quot;;[.$R$6];[$data.G16];&quot;.mp3]&quot;))" office:value-type="string" office:string-value="[sound:piano-audio-016-10-1-bass-G1b.mp3]" calcext:value-type="string">
            <text:p>[sound:piano-audio-016-10-1-bass-G1b.mp3]</text:p>
          </table:table-cell>
          <table:table-cell table:style-name="ce15" table:formula="of:=[$data.B16]" office:value-type="float" office:value="10" calcext:value-type="float">
            <text:p>10</text:p>
          </table:table-cell>
          <table:table-cell table:style-name="ce16" table:formula="of:=[$data.D1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7]; &quot; &quot;; [$data.I17])" office:value-type="string" office:string-value="G1 bass" calcext:value-type="string">
            <text:p>G1 bass</text:p>
          </table:table-cell>
          <table:table-cell table:style-name="ce16" table:formula="of:=IFERROR(__xludf.dummyfunction(&quot;REGEXREPLACE(data!C1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7]" office:value-type="string" office:string-value="1" calcext:value-type="string">
            <text:p>1</text:p>
          </table:table-cell>
          <table:table-cell table:style-name="ce16" table:formula="of:=IFERROR(__xludf.dummyfunction(&quot;REGEXREPLACE(data!F17,&quot;&quot;[ac-zA-Z0-9]&quot;&quot;,&quot;&quot;&quot;&quot;)&quot;);&quot;&quot;)">
            <text:p/>
          </table:table-cell>
          <table:table-cell table:style-name="ce16" table:formula="of:=[$data.I17]" office:value-type="string" office:string-value="bass" calcext:value-type="string">
            <text:p>bass</text:p>
          </table:table-cell>
          <table:table-cell table:style-name="ce16" table:formula="of:=IF(ISBLANK([$data.G17]);&quot;&quot;;CONCATENATE(&quot;&lt;img src=&quot;&quot;&quot;;[.$R$2];[$data.G17];&quot;.png&quot;;&quot;&quot;&quot;/&gt;&quot;))" office:value-type="string" office:string-value="&lt;img src=&quot;piano-score-front-014-11-1-bass-G1.png&quot;/&gt;" calcext:value-type="string">
            <text:p>&lt;img src="piano-score-front-014-11-1-bass-G1.png"/&gt;</text:p>
          </table:table-cell>
          <table:table-cell table:style-name="ce16" table:formula="of:=IF(ISBLANK([$data.G17]);&quot;&quot;;CONCATENATE(&quot;&lt;img src=&quot;&quot;&quot;;[.$R$3];[$data.G17];&quot;.png&quot;;&quot;&quot;&quot;/&gt;&quot;))" office:value-type="string" office:string-value="&lt;img src=&quot;piano-score-back-014-11-1-bass-G1.png&quot;/&gt;" calcext:value-type="string">
            <text:p>&lt;img src="piano-score-back-014-11-1-bass-G1.png"/&gt;</text:p>
          </table:table-cell>
          <table:table-cell table:style-name="ce16" table:formula="of:=CONCATENATE(&quot;&lt;img src=&quot;&quot;&quot;;[.$R$4];&quot;front-&quot;;TEXT([$data.B17];&quot;00&quot;);&quot;-&quot;;[$data.E17];&quot;-&quot;;[.Q16];&quot;.png&quot;;&quot;&quot;&quot;/&gt;&quot;)" office:value-type="string" office:string-value="&lt;img src=&quot;piano-keyboard-front-11-1-G1.png&quot;/&gt;" calcext:value-type="string">
            <text:p>&lt;img src="piano-keyboard-front-11-1-G1.png"/&gt;</text:p>
          </table:table-cell>
          <table:table-cell table:style-name="ce16" table:formula="of:=CONCATENATE(&quot;&lt;img src=&quot;&quot;&quot;;[.$R$4];&quot;back-&quot;;TEXT([$data.B17];&quot;00&quot;);&quot;-&quot;;[$data.E17];&quot;-&quot;;[.Q16];&quot;.png&quot;;&quot;&quot;&quot;/&gt;&quot;)" office:value-type="string" office:string-value="&lt;img src=&quot;piano-keyboard-back-11-1-G1.png&quot;/&gt;" calcext:value-type="string">
            <text:p>&lt;img src="piano-keyboard-back-11-1-G1.png"/&gt;</text:p>
          </table:table-cell>
          <table:table-cell table:style-name="ce16" table:formula="of:=IFERROR(__xludf.dummyfunction(&quot;IF(ISBLANK(data!G17),&quot;&quot;&quot;&quot;,CONCATENATE(&quot;&quot;&lt;img src=&quot;&quot;&quot;&quot;&quot;&quot;,$R$5,&quot;&quot;back-&quot;&quot;,REGEXREPLACE(Q16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7]);&quot;&quot;;CONCATENATE(&quot;[sound:&quot;;[.$R$6];[$data.G17];&quot;.mp3]&quot;))" office:value-type="string" office:string-value="[sound:piano-audio-014-11-1-bass-G1.mp3]" calcext:value-type="string">
            <text:p>[sound:piano-audio-014-11-1-bass-G1.mp3]</text:p>
          </table:table-cell>
          <table:table-cell table:style-name="ce15" table:formula="of:=[$data.B17]" office:value-type="float" office:value="11" calcext:value-type="float">
            <text:p>11</text:p>
          </table:table-cell>
          <table:table-cell table:style-name="ce16" table:formula="of:=[$data.D1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7,&quot;&quot;[ac-zA-Z0-9]&quot;&quot;,&quot;&quot;&quot;&quot;)&quot;);&quot;&quot;)">
            <text:p/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8]; &quot; &quot;; [$data.I18])" office:value-type="string" office:string-value="G1# bass" calcext:value-type="string">
            <text:p>G1# bass</text:p>
          </table:table-cell>
          <table:table-cell table:style-name="ce16" table:formula="of:=IFERROR(__xludf.dummyfunction(&quot;REGEXREPLACE(data!C1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8]" office:value-type="string" office:string-value="1" calcext:value-type="string">
            <text:p>1</text:p>
          </table:table-cell>
          <table:table-cell table:style-name="ce16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8]" office:value-type="string" office:string-value="bass" calcext:value-type="string">
            <text:p>bass</text:p>
          </table:table-cell>
          <table:table-cell table:style-name="ce16" table:formula="of:=IF(ISBLANK([$data.G18]);&quot;&quot;;CONCATENATE(&quot;&lt;img src=&quot;&quot;&quot;;[.$R$2];[$data.G18];&quot;.png&quot;;&quot;&quot;&quot;/&gt;&quot;))" office:value-type="string" office:string-value="&lt;img src=&quot;piano-score-front-015-12-1-bass-G1#.png&quot;/&gt;" calcext:value-type="string">
            <text:p>&lt;img src="piano-score-front-015-12-1-bass-G1#.png"/&gt;</text:p>
          </table:table-cell>
          <table:table-cell table:style-name="ce16" table:formula="of:=IF(ISBLANK([$data.G18]);&quot;&quot;;CONCATENATE(&quot;&lt;img src=&quot;&quot;&quot;;[.$R$3];[$data.G18];&quot;.png&quot;;&quot;&quot;&quot;/&gt;&quot;))" office:value-type="string" office:string-value="&lt;img src=&quot;piano-score-back-015-12-1-bass-G1#.png&quot;/&gt;" calcext:value-type="string">
            <text:p>&lt;img src="piano-score-back-015-12-1-bass-G1#.png"/&gt;</text:p>
          </table:table-cell>
          <table:table-cell table:style-name="ce16" table:formula="of:=CONCATENATE(&quot;&lt;img src=&quot;&quot;&quot;;[.$R$4];&quot;front-&quot;;TEXT([$data.B18];&quot;00&quot;);&quot;-&quot;;[$data.E18];&quot;-&quot;;[.Q17];&quot;.png&quot;;&quot;&quot;&quot;/&gt;&quot;)" office:value-type="string" office:string-value="&lt;img src=&quot;piano-keyboard-front-12-1-G1#-A1b.png&quot;/&gt;" calcext:value-type="string">
            <text:p>&lt;img src="piano-keyboard-front-12-1-G1#-A1b.png"/&gt;</text:p>
          </table:table-cell>
          <table:table-cell table:style-name="ce16" table:formula="of:=CONCATENATE(&quot;&lt;img src=&quot;&quot;&quot;;[.$R$4];&quot;back-&quot;;TEXT([$data.B18];&quot;00&quot;);&quot;-&quot;;[$data.E18];&quot;-&quot;;[.Q17];&quot;.png&quot;;&quot;&quot;&quot;/&gt;&quot;)" office:value-type="string" office:string-value="&lt;img src=&quot;piano-keyboard-back-12-1-G1#-A1b.png&quot;/&gt;" calcext:value-type="string">
            <text:p>&lt;img src="piano-keyboard-back-12-1-G1#-A1b.png"/&gt;</text:p>
          </table:table-cell>
          <table:table-cell table:style-name="ce16" table:formula="of:=IFERROR(__xludf.dummyfunction(&quot;IF(ISBLANK(data!G18),&quot;&quot;&quot;&quot;,CONCATENATE(&quot;&quot;&lt;img src=&quot;&quot;&quot;&quot;&quot;&quot;,$R$5,&quot;&quot;back-&quot;&quot;,REGEXREPLACE(Q17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8]);&quot;&quot;;CONCATENATE(&quot;[sound:&quot;;[.$R$6];[$data.G18];&quot;.mp3]&quot;))" office:value-type="string" office:string-value="[sound:piano-audio-015-12-1-bass-G1#.mp3]" calcext:value-type="string">
            <text:p>[sound:piano-audio-015-12-1-bass-G1#.mp3]</text:p>
          </table:table-cell>
          <table:table-cell table:style-name="ce15" table:formula="of:=[$data.B18]" office:value-type="float" office:value="12" calcext:value-type="float">
            <text:p>12</text:p>
          </table:table-cell>
          <table:table-cell table:style-name="ce16" table:formula="of:=[$data.D1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9]; &quot; &quot;; [$data.I19])" office:value-type="string" office:string-value="A1b bass" calcext:value-type="string">
            <text:p>A1b bass</text:p>
          </table:table-cell>
          <table:table-cell table:style-name="ce16" table:formula="of:=IFERROR(__xludf.dummyfunction(&quot;REGEXREPLACE(data!C1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9]" office:value-type="string" office:string-value="1" calcext:value-type="string">
            <text:p>1</text:p>
          </table:table-cell>
          <table:table-cell table:style-name="ce16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9]" office:value-type="string" office:string-value="bass" calcext:value-type="string">
            <text:p>bass</text:p>
          </table:table-cell>
          <table:table-cell table:style-name="ce16" table:formula="of:=IF(ISBLANK([$data.G19]);&quot;&quot;;CONCATENATE(&quot;&lt;img src=&quot;&quot;&quot;;[.$R$2];[$data.G19];&quot;.png&quot;;&quot;&quot;&quot;/&gt;&quot;))" office:value-type="string" office:string-value="&lt;img src=&quot;piano-score-front-019-12-1-bass-A1b.png&quot;/&gt;" calcext:value-type="string">
            <text:p>&lt;img src="piano-score-front-019-12-1-bass-A1b.png"/&gt;</text:p>
          </table:table-cell>
          <table:table-cell table:style-name="ce16" table:formula="of:=IF(ISBLANK([$data.G19]);&quot;&quot;;CONCATENATE(&quot;&lt;img src=&quot;&quot;&quot;;[.$R$3];[$data.G19];&quot;.png&quot;;&quot;&quot;&quot;/&gt;&quot;))" office:value-type="string" office:string-value="&lt;img src=&quot;piano-score-back-019-12-1-bass-A1b.png&quot;/&gt;" calcext:value-type="string">
            <text:p>&lt;img src="piano-score-back-019-12-1-bass-A1b.png"/&gt;</text:p>
          </table:table-cell>
          <table:table-cell table:style-name="ce16" table:formula="of:=CONCATENATE(&quot;&lt;img src=&quot;&quot;&quot;;[.$R$4];&quot;front-&quot;;TEXT([$data.B19];&quot;00&quot;);&quot;-&quot;;[$data.E19];&quot;-&quot;;[.Q18];&quot;.png&quot;;&quot;&quot;&quot;/&gt;&quot;)" office:value-type="string" office:string-value="&lt;img src=&quot;piano-keyboard-front-12-1-G1#-A1b.png&quot;/&gt;" calcext:value-type="string">
            <text:p>&lt;img src="piano-keyboard-front-12-1-G1#-A1b.png"/&gt;</text:p>
          </table:table-cell>
          <table:table-cell table:style-name="ce16" table:formula="of:=CONCATENATE(&quot;&lt;img src=&quot;&quot;&quot;;[.$R$4];&quot;back-&quot;;TEXT([$data.B19];&quot;00&quot;);&quot;-&quot;;[$data.E19];&quot;-&quot;;[.Q18];&quot;.png&quot;;&quot;&quot;&quot;/&gt;&quot;)" office:value-type="string" office:string-value="&lt;img src=&quot;piano-keyboard-back-12-1-G1#-A1b.png&quot;/&gt;" calcext:value-type="string">
            <text:p>&lt;img src="piano-keyboard-back-12-1-G1#-A1b.png"/&gt;</text:p>
          </table:table-cell>
          <table:table-cell table:style-name="ce16" table:formula="of:=IFERROR(__xludf.dummyfunction(&quot;IF(ISBLANK(data!G19),&quot;&quot;&quot;&quot;,CONCATENATE(&quot;&quot;&lt;img src=&quot;&quot;&quot;&quot;&quot;&quot;,$R$5,&quot;&quot;back-&quot;&quot;,REGEXREPLACE(Q18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9]);&quot;&quot;;CONCATENATE(&quot;[sound:&quot;;[.$R$6];[$data.G19];&quot;.mp3]&quot;))" office:value-type="string" office:string-value="[sound:piano-audio-019-12-1-bass-A1b.mp3]" calcext:value-type="string">
            <text:p>[sound:piano-audio-019-12-1-bass-A1b.mp3]</text:p>
          </table:table-cell>
          <table:table-cell table:style-name="ce15" table:formula="of:=[$data.B19]" office:value-type="float" office:value="12" calcext:value-type="float">
            <text:p>12</text:p>
          </table:table-cell>
          <table:table-cell table:style-name="ce16" table:formula="of:=[$data.D1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0]; &quot; &quot;; [$data.I20])" office:value-type="string" office:string-value="A1 bass" calcext:value-type="string">
            <text:p>A1 bass</text:p>
          </table:table-cell>
          <table:table-cell table:style-name="ce16" table:formula="of:=IFERROR(__xludf.dummyfunction(&quot;REGEXREPLACE(data!C2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0]" office:value-type="string" office:string-value="1" calcext:value-type="string">
            <text:p>1</text:p>
          </table:table-cell>
          <table:table-cell table:style-name="ce16" table:formula="of:=IFERROR(__xludf.dummyfunction(&quot;REGEXREPLACE(data!F20,&quot;&quot;[ac-zA-Z0-9]&quot;&quot;,&quot;&quot;&quot;&quot;)&quot;);&quot;&quot;)">
            <text:p/>
          </table:table-cell>
          <table:table-cell table:style-name="ce16" table:formula="of:=[$data.I20]" office:value-type="string" office:string-value="bass" calcext:value-type="string">
            <text:p>bass</text:p>
          </table:table-cell>
          <table:table-cell table:style-name="ce16" table:formula="of:=IF(ISBLANK([$data.G20]);&quot;&quot;;CONCATENATE(&quot;&lt;img src=&quot;&quot;&quot;;[.$R$2];[$data.G20];&quot;.png&quot;;&quot;&quot;&quot;/&gt;&quot;))" office:value-type="string" office:string-value="&lt;img src=&quot;piano-score-front-017-13-1-bass-A1.png&quot;/&gt;" calcext:value-type="string">
            <text:p>&lt;img src="piano-score-front-017-13-1-bass-A1.png"/&gt;</text:p>
          </table:table-cell>
          <table:table-cell table:style-name="ce16" table:formula="of:=IF(ISBLANK([$data.G20]);&quot;&quot;;CONCATENATE(&quot;&lt;img src=&quot;&quot;&quot;;[.$R$3];[$data.G20];&quot;.png&quot;;&quot;&quot;&quot;/&gt;&quot;))" office:value-type="string" office:string-value="&lt;img src=&quot;piano-score-back-017-13-1-bass-A1.png&quot;/&gt;" calcext:value-type="string">
            <text:p>&lt;img src="piano-score-back-017-13-1-bass-A1.png"/&gt;</text:p>
          </table:table-cell>
          <table:table-cell table:style-name="ce16" table:formula="of:=CONCATENATE(&quot;&lt;img src=&quot;&quot;&quot;;[.$R$4];&quot;front-&quot;;TEXT([$data.B20];&quot;00&quot;);&quot;-&quot;;[$data.E20];&quot;-&quot;;[.Q19];&quot;.png&quot;;&quot;&quot;&quot;/&gt;&quot;)" office:value-type="string" office:string-value="&lt;img src=&quot;piano-keyboard-front-13-1-A1.png&quot;/&gt;" calcext:value-type="string">
            <text:p>&lt;img src="piano-keyboard-front-13-1-A1.png"/&gt;</text:p>
          </table:table-cell>
          <table:table-cell table:style-name="ce16" table:formula="of:=CONCATENATE(&quot;&lt;img src=&quot;&quot;&quot;;[.$R$4];&quot;back-&quot;;TEXT([$data.B20];&quot;00&quot;);&quot;-&quot;;[$data.E20];&quot;-&quot;;[.Q19];&quot;.png&quot;;&quot;&quot;&quot;/&gt;&quot;)" office:value-type="string" office:string-value="&lt;img src=&quot;piano-keyboard-back-13-1-A1.png&quot;/&gt;" calcext:value-type="string">
            <text:p>&lt;img src="piano-keyboard-back-13-1-A1.png"/&gt;</text:p>
          </table:table-cell>
          <table:table-cell table:style-name="ce16" table:formula="of:=IFERROR(__xludf.dummyfunction(&quot;IF(ISBLANK(data!G20),&quot;&quot;&quot;&quot;,CONCATENATE(&quot;&quot;&lt;img src=&quot;&quot;&quot;&quot;&quot;&quot;,$R$5,&quot;&quot;back-&quot;&quot;,REGEXREPLACE(Q19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0]);&quot;&quot;;CONCATENATE(&quot;[sound:&quot;;[.$R$6];[$data.G20];&quot;.mp3]&quot;))" office:value-type="string" office:string-value="[sound:piano-audio-017-13-1-bass-A1.mp3]" calcext:value-type="string">
            <text:p>[sound:piano-audio-017-13-1-bass-A1.mp3]</text:p>
          </table:table-cell>
          <table:table-cell table:style-name="ce15" table:formula="of:=[$data.B20]" office:value-type="float" office:value="13" calcext:value-type="float">
            <text:p>13</text:p>
          </table:table-cell>
          <table:table-cell table:style-name="ce16" table:formula="of:=[$data.D2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0,&quot;&quot;[ac-zA-Z0-9]&quot;&quot;,&quot;&quot;&quot;&quot;)&quot;);&quot;&quot;)">
            <text:p/>
          </table:table-cell>
          <table:table-cell table:style-name="ce15" office:value-type="string" calcext:value-type="string">
            <text:p>A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1]; &quot; &quot;; [$data.I21])" office:value-type="string" office:string-value="A1# bass" calcext:value-type="string">
            <text:p>A1# bass</text:p>
          </table:table-cell>
          <table:table-cell table:style-name="ce16" table:formula="of:=IFERROR(__xludf.dummyfunction(&quot;REGEXREPLACE(data!C2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1]" office:value-type="string" office:string-value="1" calcext:value-type="string">
            <text:p>1</text:p>
          </table:table-cell>
          <table:table-cell table:style-name="ce16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1]" office:value-type="string" office:string-value="bass" calcext:value-type="string">
            <text:p>bass</text:p>
          </table:table-cell>
          <table:table-cell table:style-name="ce16" table:formula="of:=IF(ISBLANK([$data.G21]);&quot;&quot;;CONCATENATE(&quot;&lt;img src=&quot;&quot;&quot;;[.$R$2];[$data.G21];&quot;.png&quot;;&quot;&quot;&quot;/&gt;&quot;))" office:value-type="string" office:string-value="&lt;img src=&quot;piano-score-front-018-14-1-bass-A1#.png&quot;/&gt;" calcext:value-type="string">
            <text:p>&lt;img src="piano-score-front-018-14-1-bass-A1#.png"/&gt;</text:p>
          </table:table-cell>
          <table:table-cell table:style-name="ce16" table:formula="of:=IF(ISBLANK([$data.G21]);&quot;&quot;;CONCATENATE(&quot;&lt;img src=&quot;&quot;&quot;;[.$R$3];[$data.G21];&quot;.png&quot;;&quot;&quot;&quot;/&gt;&quot;))" office:value-type="string" office:string-value="&lt;img src=&quot;piano-score-back-018-14-1-bass-A1#.png&quot;/&gt;" calcext:value-type="string">
            <text:p>&lt;img src="piano-score-back-018-14-1-bass-A1#.png"/&gt;</text:p>
          </table:table-cell>
          <table:table-cell table:style-name="ce16" table:formula="of:=CONCATENATE(&quot;&lt;img src=&quot;&quot;&quot;;[.$R$4];&quot;front-&quot;;TEXT([$data.B21];&quot;00&quot;);&quot;-&quot;;[$data.E21];&quot;-&quot;;[.Q20];&quot;.png&quot;;&quot;&quot;&quot;/&gt;&quot;)" office:value-type="string" office:string-value="&lt;img src=&quot;piano-keyboard-front-14-1-A1#-B1b.png&quot;/&gt;" calcext:value-type="string">
            <text:p>&lt;img src="piano-keyboard-front-14-1-A1#-B1b.png"/&gt;</text:p>
          </table:table-cell>
          <table:table-cell table:style-name="ce16" table:formula="of:=CONCATENATE(&quot;&lt;img src=&quot;&quot;&quot;;[.$R$4];&quot;back-&quot;;TEXT([$data.B21];&quot;00&quot;);&quot;-&quot;;[$data.E21];&quot;-&quot;;[.Q20];&quot;.png&quot;;&quot;&quot;&quot;/&gt;&quot;)" office:value-type="string" office:string-value="&lt;img src=&quot;piano-keyboard-back-14-1-A1#-B1b.png&quot;/&gt;" calcext:value-type="string">
            <text:p>&lt;img src="piano-keyboard-back-14-1-A1#-B1b.png"/&gt;</text:p>
          </table:table-cell>
          <table:table-cell table:style-name="ce16" table:formula="of:=IFERROR(__xludf.dummyfunction(&quot;IF(ISBLANK(data!G21),&quot;&quot;&quot;&quot;,CONCATENATE(&quot;&quot;&lt;img src=&quot;&quot;&quot;&quot;&quot;&quot;,$R$5,&quot;&quot;back-&quot;&quot;,REGEXREPLACE(Q20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1]);&quot;&quot;;CONCATENATE(&quot;[sound:&quot;;[.$R$6];[$data.G21];&quot;.mp3]&quot;))" office:value-type="string" office:string-value="[sound:piano-audio-018-14-1-bass-A1#.mp3]" calcext:value-type="string">
            <text:p>[sound:piano-audio-018-14-1-bass-A1#.mp3]</text:p>
          </table:table-cell>
          <table:table-cell table:style-name="ce15" table:formula="of:=[$data.B21]" office:value-type="float" office:value="14" calcext:value-type="float">
            <text:p>14</text:p>
          </table:table-cell>
          <table:table-cell table:style-name="ce16" table:formula="of:=[$data.D2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2]; &quot; &quot;; [$data.I22])" office:value-type="string" office:string-value="B1b bass" calcext:value-type="string">
            <text:p>B1b bass</text:p>
          </table:table-cell>
          <table:table-cell table:style-name="ce16" table:formula="of:=IFERROR(__xludf.dummyfunction(&quot;REGEXREPLACE(data!C22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2]" office:value-type="string" office:string-value="1" calcext:value-type="string">
            <text:p>1</text:p>
          </table:table-cell>
          <table:table-cell table:style-name="ce16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2]" office:value-type="string" office:string-value="bass" calcext:value-type="string">
            <text:p>bass</text:p>
          </table:table-cell>
          <table:table-cell table:style-name="ce16" table:formula="of:=IF(ISBLANK([$data.G22]);&quot;&quot;;CONCATENATE(&quot;&lt;img src=&quot;&quot;&quot;;[.$R$2];[$data.G22];&quot;.png&quot;;&quot;&quot;&quot;/&gt;&quot;))" office:value-type="string" office:string-value="&lt;img src=&quot;piano-score-front-021-14-1-bass-B1b.png&quot;/&gt;" calcext:value-type="string">
            <text:p>&lt;img src="piano-score-front-021-14-1-bass-B1b.png"/&gt;</text:p>
          </table:table-cell>
          <table:table-cell table:style-name="ce16" table:formula="of:=IF(ISBLANK([$data.G22]);&quot;&quot;;CONCATENATE(&quot;&lt;img src=&quot;&quot;&quot;;[.$R$3];[$data.G22];&quot;.png&quot;;&quot;&quot;&quot;/&gt;&quot;))" office:value-type="string" office:string-value="&lt;img src=&quot;piano-score-back-021-14-1-bass-B1b.png&quot;/&gt;" calcext:value-type="string">
            <text:p>&lt;img src="piano-score-back-021-14-1-bass-B1b.png"/&gt;</text:p>
          </table:table-cell>
          <table:table-cell table:style-name="ce16" table:formula="of:=CONCATENATE(&quot;&lt;img src=&quot;&quot;&quot;;[.$R$4];&quot;front-&quot;;TEXT([$data.B22];&quot;00&quot;);&quot;-&quot;;[$data.E22];&quot;-&quot;;[.Q21];&quot;.png&quot;;&quot;&quot;&quot;/&gt;&quot;)" office:value-type="string" office:string-value="&lt;img src=&quot;piano-keyboard-front-14-1-A1#-B1b.png&quot;/&gt;" calcext:value-type="string">
            <text:p>&lt;img src="piano-keyboard-front-14-1-A1#-B1b.png"/&gt;</text:p>
          </table:table-cell>
          <table:table-cell table:style-name="ce16" table:formula="of:=CONCATENATE(&quot;&lt;img src=&quot;&quot;&quot;;[.$R$4];&quot;back-&quot;;TEXT([$data.B22];&quot;00&quot;);&quot;-&quot;;[$data.E22];&quot;-&quot;;[.Q21];&quot;.png&quot;;&quot;&quot;&quot;/&gt;&quot;)" office:value-type="string" office:string-value="&lt;img src=&quot;piano-keyboard-back-14-1-A1#-B1b.png&quot;/&gt;" calcext:value-type="string">
            <text:p>&lt;img src="piano-keyboard-back-14-1-A1#-B1b.png"/&gt;</text:p>
          </table:table-cell>
          <table:table-cell table:style-name="ce16" table:formula="of:=IFERROR(__xludf.dummyfunction(&quot;IF(ISBLANK(data!G22),&quot;&quot;&quot;&quot;,CONCATENATE(&quot;&quot;&lt;img src=&quot;&quot;&quot;&quot;&quot;&quot;,$R$5,&quot;&quot;back-&quot;&quot;,REGEXREPLACE(Q21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2]);&quot;&quot;;CONCATENATE(&quot;[sound:&quot;;[.$R$6];[$data.G22];&quot;.mp3]&quot;))" office:value-type="string" office:string-value="[sound:piano-audio-021-14-1-bass-B1b.mp3]" calcext:value-type="string">
            <text:p>[sound:piano-audio-021-14-1-bass-B1b.mp3]</text:p>
          </table:table-cell>
          <table:table-cell table:style-name="ce15" table:formula="of:=[$data.B22]" office:value-type="float" office:value="14" calcext:value-type="float">
            <text:p>14</text:p>
          </table:table-cell>
          <table:table-cell table:style-name="ce16" table:formula="of:=[$data.D2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3]; &quot; &quot;; [$data.I23])" office:value-type="string" office:string-value="B1 bass" calcext:value-type="string">
            <text:p>B1 bass</text:p>
          </table:table-cell>
          <table:table-cell table:style-name="ce16" table:formula="of:=IFERROR(__xludf.dummyfunction(&quot;REGEXREPLACE(data!C2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3]" office:value-type="string" office:string-value="1" calcext:value-type="string">
            <text:p>1</text:p>
          </table:table-cell>
          <table:table-cell table:style-name="ce16" table:formula="of:=IFERROR(__xludf.dummyfunction(&quot;REGEXREPLACE(data!F23,&quot;&quot;[ac-zA-Z0-9]&quot;&quot;,&quot;&quot;&quot;&quot;)&quot;);&quot;&quot;)">
            <text:p/>
          </table:table-cell>
          <table:table-cell table:style-name="ce16" table:formula="of:=[$data.I23]" office:value-type="string" office:string-value="bass" calcext:value-type="string">
            <text:p>bass</text:p>
          </table:table-cell>
          <table:table-cell table:style-name="ce16" table:formula="of:=IF(ISBLANK([$data.G23]);&quot;&quot;;CONCATENATE(&quot;&lt;img src=&quot;&quot;&quot;;[.$R$2];[$data.G23];&quot;.png&quot;;&quot;&quot;&quot;/&gt;&quot;))" office:value-type="string" office:string-value="&lt;img src=&quot;piano-score-front-020-15-1-bass-B1.png&quot;/&gt;" calcext:value-type="string">
            <text:p>&lt;img src="piano-score-front-020-15-1-bass-B1.png"/&gt;</text:p>
          </table:table-cell>
          <table:table-cell table:style-name="ce16" table:formula="of:=IF(ISBLANK([$data.G23]);&quot;&quot;;CONCATENATE(&quot;&lt;img src=&quot;&quot;&quot;;[.$R$3];[$data.G23];&quot;.png&quot;;&quot;&quot;&quot;/&gt;&quot;))" office:value-type="string" office:string-value="&lt;img src=&quot;piano-score-back-020-15-1-bass-B1.png&quot;/&gt;" calcext:value-type="string">
            <text:p>&lt;img src="piano-score-back-020-15-1-bass-B1.png"/&gt;</text:p>
          </table:table-cell>
          <table:table-cell table:style-name="ce16" table:formula="of:=CONCATENATE(&quot;&lt;img src=&quot;&quot;&quot;;[.$R$4];&quot;front-&quot;;TEXT([$data.B23];&quot;00&quot;);&quot;-&quot;;[$data.E23];&quot;-&quot;;[.Q22];&quot;.png&quot;;&quot;&quot;&quot;/&gt;&quot;)" office:value-type="string" office:string-value="&lt;img src=&quot;piano-keyboard-front-15-1-B1.png&quot;/&gt;" calcext:value-type="string">
            <text:p>&lt;img src="piano-keyboard-front-15-1-B1.png"/&gt;</text:p>
          </table:table-cell>
          <table:table-cell table:style-name="ce16" table:formula="of:=CONCATENATE(&quot;&lt;img src=&quot;&quot;&quot;;[.$R$4];&quot;back-&quot;;TEXT([$data.B23];&quot;00&quot;);&quot;-&quot;;[$data.E23];&quot;-&quot;;[.Q22];&quot;.png&quot;;&quot;&quot;&quot;/&gt;&quot;)" office:value-type="string" office:string-value="&lt;img src=&quot;piano-keyboard-back-15-1-B1.png&quot;/&gt;" calcext:value-type="string">
            <text:p>&lt;img src="piano-keyboard-back-15-1-B1.png"/&gt;</text:p>
          </table:table-cell>
          <table:table-cell table:style-name="ce16" table:formula="of:=IFERROR(__xludf.dummyfunction(&quot;IF(ISBLANK(data!G23),&quot;&quot;&quot;&quot;,CONCATENATE(&quot;&quot;&lt;img src=&quot;&quot;&quot;&quot;&quot;&quot;,$R$5,&quot;&quot;back-&quot;&quot;,REGEXREPLACE(Q22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3]);&quot;&quot;;CONCATENATE(&quot;[sound:&quot;;[.$R$6];[$data.G23];&quot;.mp3]&quot;))" office:value-type="string" office:string-value="[sound:piano-audio-020-15-1-bass-B1.mp3]" calcext:value-type="string">
            <text:p>[sound:piano-audio-020-15-1-bass-B1.mp3]</text:p>
          </table:table-cell>
          <table:table-cell table:style-name="ce15" table:formula="of:=[$data.B23]" office:value-type="float" office:value="15" calcext:value-type="float">
            <text:p>15</text:p>
          </table:table-cell>
          <table:table-cell table:style-name="ce16" table:formula="of:=[$data.D2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3,&quot;&quot;[ac-zA-Z0-9]&quot;&quot;,&quot;&quot;&quot;&quot;)&quot;);&quot;&quot;)">
            <text:p/>
          </table:table-cell>
          <table:table-cell table:style-name="ce15" office:value-type="string" calcext:value-type="string">
            <text:p>B1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4]; &quot; &quot;; [$data.I24])" office:value-type="string" office:string-value="C2 bass" calcext:value-type="string">
            <text:p>C2 bass</text:p>
          </table:table-cell>
          <table:table-cell table:style-name="ce16" table:formula="of:=IFERROR(__xludf.dummyfunction(&quot;REGEXREPLACE(data!C24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4]" office:value-type="string" office:string-value="2" calcext:value-type="string">
            <text:p>2</text:p>
          </table:table-cell>
          <table:table-cell table:style-name="ce16" table:formula="of:=IFERROR(__xludf.dummyfunction(&quot;REGEXREPLACE(data!F24,&quot;&quot;[ac-zA-Z0-9]&quot;&quot;,&quot;&quot;&quot;&quot;)&quot;);&quot;&quot;)">
            <text:p/>
          </table:table-cell>
          <table:table-cell table:style-name="ce16" table:formula="of:=[$data.I24]" office:value-type="string" office:string-value="bass" calcext:value-type="string">
            <text:p>bass</text:p>
          </table:table-cell>
          <table:table-cell table:style-name="ce16" table:formula="of:=IF(ISBLANK([$data.G24]);&quot;&quot;;CONCATENATE(&quot;&lt;img src=&quot;&quot;&quot;;[.$R$2];[$data.G24];&quot;.png&quot;;&quot;&quot;&quot;/&gt;&quot;))" office:value-type="string" office:string-value="&lt;img src=&quot;piano-score-front-022-16-2-bass-C2.png&quot;/&gt;" calcext:value-type="string">
            <text:p>&lt;img src="piano-score-front-022-16-2-bass-C2.png"/&gt;</text:p>
          </table:table-cell>
          <table:table-cell table:style-name="ce16" table:formula="of:=IF(ISBLANK([$data.G24]);&quot;&quot;;CONCATENATE(&quot;&lt;img src=&quot;&quot;&quot;;[.$R$3];[$data.G24];&quot;.png&quot;;&quot;&quot;&quot;/&gt;&quot;))" office:value-type="string" office:string-value="&lt;img src=&quot;piano-score-back-022-16-2-bass-C2.png&quot;/&gt;" calcext:value-type="string">
            <text:p>&lt;img src="piano-score-back-022-16-2-bass-C2.png"/&gt;</text:p>
          </table:table-cell>
          <table:table-cell table:style-name="ce16" table:formula="of:=CONCATENATE(&quot;&lt;img src=&quot;&quot;&quot;;[.$R$4];&quot;front-&quot;;TEXT([$data.B24];&quot;00&quot;);&quot;-&quot;;[$data.E24];&quot;-&quot;;[.Q23];&quot;.png&quot;;&quot;&quot;&quot;/&gt;&quot;)" office:value-type="string" office:string-value="&lt;img src=&quot;piano-keyboard-front-16-2-C2.png&quot;/&gt;" calcext:value-type="string">
            <text:p>&lt;img src="piano-keyboard-front-16-2-C2.png"/&gt;</text:p>
          </table:table-cell>
          <table:table-cell table:style-name="ce16" table:formula="of:=CONCATENATE(&quot;&lt;img src=&quot;&quot;&quot;;[.$R$4];&quot;back-&quot;;TEXT([$data.B24];&quot;00&quot;);&quot;-&quot;;[$data.E24];&quot;-&quot;;[.Q23];&quot;.png&quot;;&quot;&quot;&quot;/&gt;&quot;)" office:value-type="string" office:string-value="&lt;img src=&quot;piano-keyboard-back-16-2-C2.png&quot;/&gt;" calcext:value-type="string">
            <text:p>&lt;img src="piano-keyboard-back-16-2-C2.png"/&gt;</text:p>
          </table:table-cell>
          <table:table-cell table:style-name="ce16" table:formula="of:=IFERROR(__xludf.dummyfunction(&quot;IF(ISBLANK(data!G24),&quot;&quot;&quot;&quot;,CONCATENATE(&quot;&quot;&lt;img src=&quot;&quot;&quot;&quot;&quot;&quot;,$R$5,&quot;&quot;back-&quot;&quot;,REGEXREPLACE(Q23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4]);&quot;&quot;;CONCATENATE(&quot;[sound:&quot;;[.$R$6];[$data.G24];&quot;.mp3]&quot;))" office:value-type="string" office:string-value="[sound:piano-audio-022-16-2-bass-C2.mp3]" calcext:value-type="string">
            <text:p>[sound:piano-audio-022-16-2-bass-C2.mp3]</text:p>
          </table:table-cell>
          <table:table-cell table:style-name="ce15" table:formula="of:=[$data.B24]" office:value-type="float" office:value="16" calcext:value-type="float">
            <text:p>16</text:p>
          </table:table-cell>
          <table:table-cell table:style-name="ce16" table:formula="of:=[$data.D2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4,&quot;&quot;[ac-zA-Z0-9]&quot;&quot;,&quot;&quot;&quot;&quot;)&quot;);&quot;&quot;)">
            <text:p/>
          </table:table-cell>
          <table:table-cell table:style-name="ce15" office:value-type="string" calcext:value-type="string">
            <text:p>C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5]; &quot; &quot;; [$data.I25])" office:value-type="string" office:string-value="C2# bass" calcext:value-type="string">
            <text:p>C2# bass</text:p>
          </table:table-cell>
          <table:table-cell table:style-name="ce16" table:formula="of:=IFERROR(__xludf.dummyfunction(&quot;REGEXREPLACE(data!C2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5]" office:value-type="string" office:string-value="2" calcext:value-type="string">
            <text:p>2</text:p>
          </table:table-cell>
          <table:table-cell table:style-name="ce16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5]" office:value-type="string" office:string-value="bass" calcext:value-type="string">
            <text:p>bass</text:p>
          </table:table-cell>
          <table:table-cell table:style-name="ce16" table:formula="of:=IF(ISBLANK([$data.G25]);&quot;&quot;;CONCATENATE(&quot;&lt;img src=&quot;&quot;&quot;;[.$R$2];[$data.G25];&quot;.png&quot;;&quot;&quot;&quot;/&gt;&quot;))" office:value-type="string" office:string-value="&lt;img src=&quot;piano-score-front-023-17-2-bass-C2#.png&quot;/&gt;" calcext:value-type="string">
            <text:p>&lt;img src="piano-score-front-023-17-2-bass-C2#.png"/&gt;</text:p>
          </table:table-cell>
          <table:table-cell table:style-name="ce16" table:formula="of:=IF(ISBLANK([$data.G25]);&quot;&quot;;CONCATENATE(&quot;&lt;img src=&quot;&quot;&quot;;[.$R$3];[$data.G25];&quot;.png&quot;;&quot;&quot;&quot;/&gt;&quot;))" office:value-type="string" office:string-value="&lt;img src=&quot;piano-score-back-023-17-2-bass-C2#.png&quot;/&gt;" calcext:value-type="string">
            <text:p>&lt;img src="piano-score-back-023-17-2-bass-C2#.png"/&gt;</text:p>
          </table:table-cell>
          <table:table-cell table:style-name="ce16" table:formula="of:=CONCATENATE(&quot;&lt;img src=&quot;&quot;&quot;;[.$R$4];&quot;front-&quot;;TEXT([$data.B25];&quot;00&quot;);&quot;-&quot;;[$data.E25];&quot;-&quot;;[.Q24];&quot;.png&quot;;&quot;&quot;&quot;/&gt;&quot;)" office:value-type="string" office:string-value="&lt;img src=&quot;piano-keyboard-front-17-2-C2#-D2b.png&quot;/&gt;" calcext:value-type="string">
            <text:p>&lt;img src="piano-keyboard-front-17-2-C2#-D2b.png"/&gt;</text:p>
          </table:table-cell>
          <table:table-cell table:style-name="ce16" table:formula="of:=CONCATENATE(&quot;&lt;img src=&quot;&quot;&quot;;[.$R$4];&quot;back-&quot;;TEXT([$data.B25];&quot;00&quot;);&quot;-&quot;;[$data.E25];&quot;-&quot;;[.Q24];&quot;.png&quot;;&quot;&quot;&quot;/&gt;&quot;)" office:value-type="string" office:string-value="&lt;img src=&quot;piano-keyboard-back-17-2-C2#-D2b.png&quot;/&gt;" calcext:value-type="string">
            <text:p>&lt;img src="piano-keyboard-back-17-2-C2#-D2b.png"/&gt;</text:p>
          </table:table-cell>
          <table:table-cell table:style-name="ce16" table:formula="of:=IFERROR(__xludf.dummyfunction(&quot;IF(ISBLANK(data!G25),&quot;&quot;&quot;&quot;,CONCATENATE(&quot;&quot;&lt;img src=&quot;&quot;&quot;&quot;&quot;&quot;,$R$5,&quot;&quot;back-&quot;&quot;,REGEXREPLACE(Q24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5]);&quot;&quot;;CONCATENATE(&quot;[sound:&quot;;[.$R$6];[$data.G25];&quot;.mp3]&quot;))" office:value-type="string" office:string-value="[sound:piano-audio-023-17-2-bass-C2#.mp3]" calcext:value-type="string">
            <text:p>[sound:piano-audio-023-17-2-bass-C2#.mp3]</text:p>
          </table:table-cell>
          <table:table-cell table:style-name="ce15" table:formula="of:=[$data.B25]" office:value-type="float" office:value="17" calcext:value-type="float">
            <text:p>17</text:p>
          </table:table-cell>
          <table:table-cell table:style-name="ce16" table:formula="of:=[$data.D2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6]; &quot; &quot;; [$data.I26])" office:value-type="string" office:string-value="D2b bass" calcext:value-type="string">
            <text:p>D2b bass</text:p>
          </table:table-cell>
          <table:table-cell table:style-name="ce16" table:formula="of:=IFERROR(__xludf.dummyfunction(&quot;REGEXREPLACE(data!C2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6]" office:value-type="string" office:string-value="2" calcext:value-type="string">
            <text:p>2</text:p>
          </table:table-cell>
          <table:table-cell table:style-name="ce16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6]" office:value-type="string" office:string-value="bass" calcext:value-type="string">
            <text:p>bass</text:p>
          </table:table-cell>
          <table:table-cell table:style-name="ce16" table:formula="of:=IF(ISBLANK([$data.G26]);&quot;&quot;;CONCATENATE(&quot;&lt;img src=&quot;&quot;&quot;;[.$R$2];[$data.G26];&quot;.png&quot;;&quot;&quot;&quot;/&gt;&quot;))" office:value-type="string" office:string-value="&lt;img src=&quot;piano-score-front-026-17-2-bass-D2b.png&quot;/&gt;" calcext:value-type="string">
            <text:p>&lt;img src="piano-score-front-026-17-2-bass-D2b.png"/&gt;</text:p>
          </table:table-cell>
          <table:table-cell table:style-name="ce16" table:formula="of:=IF(ISBLANK([$data.G26]);&quot;&quot;;CONCATENATE(&quot;&lt;img src=&quot;&quot;&quot;;[.$R$3];[$data.G26];&quot;.png&quot;;&quot;&quot;&quot;/&gt;&quot;))" office:value-type="string" office:string-value="&lt;img src=&quot;piano-score-back-026-17-2-bass-D2b.png&quot;/&gt;" calcext:value-type="string">
            <text:p>&lt;img src="piano-score-back-026-17-2-bass-D2b.png"/&gt;</text:p>
          </table:table-cell>
          <table:table-cell table:style-name="ce16" table:formula="of:=CONCATENATE(&quot;&lt;img src=&quot;&quot;&quot;;[.$R$4];&quot;front-&quot;;TEXT([$data.B26];&quot;00&quot;);&quot;-&quot;;[$data.E26];&quot;-&quot;;[.Q25];&quot;.png&quot;;&quot;&quot;&quot;/&gt;&quot;)" office:value-type="string" office:string-value="&lt;img src=&quot;piano-keyboard-front-17-2-C2#-D2b.png&quot;/&gt;" calcext:value-type="string">
            <text:p>&lt;img src="piano-keyboard-front-17-2-C2#-D2b.png"/&gt;</text:p>
          </table:table-cell>
          <table:table-cell table:style-name="ce16" table:formula="of:=CONCATENATE(&quot;&lt;img src=&quot;&quot;&quot;;[.$R$4];&quot;back-&quot;;TEXT([$data.B26];&quot;00&quot;);&quot;-&quot;;[$data.E26];&quot;-&quot;;[.Q25];&quot;.png&quot;;&quot;&quot;&quot;/&gt;&quot;)" office:value-type="string" office:string-value="&lt;img src=&quot;piano-keyboard-back-17-2-C2#-D2b.png&quot;/&gt;" calcext:value-type="string">
            <text:p>&lt;img src="piano-keyboard-back-17-2-C2#-D2b.png"/&gt;</text:p>
          </table:table-cell>
          <table:table-cell table:style-name="ce16" table:formula="of:=IFERROR(__xludf.dummyfunction(&quot;IF(ISBLANK(data!G26),&quot;&quot;&quot;&quot;,CONCATENATE(&quot;&quot;&lt;img src=&quot;&quot;&quot;&quot;&quot;&quot;,$R$5,&quot;&quot;back-&quot;&quot;,REGEXREPLACE(Q25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6]);&quot;&quot;;CONCATENATE(&quot;[sound:&quot;;[.$R$6];[$data.G26];&quot;.mp3]&quot;))" office:value-type="string" office:string-value="[sound:piano-audio-026-17-2-bass-D2b.mp3]" calcext:value-type="string">
            <text:p>[sound:piano-audio-026-17-2-bass-D2b.mp3]</text:p>
          </table:table-cell>
          <table:table-cell table:style-name="ce15" table:formula="of:=[$data.B26]" office:value-type="float" office:value="17" calcext:value-type="float">
            <text:p>17</text:p>
          </table:table-cell>
          <table:table-cell table:style-name="ce16" table:formula="of:=[$data.D2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7]; &quot; &quot;; [$data.I27])" office:value-type="string" office:string-value="D2 bass" calcext:value-type="string">
            <text:p>D2 bass</text:p>
          </table:table-cell>
          <table:table-cell table:style-name="ce16" table:formula="of:=IFERROR(__xludf.dummyfunction(&quot;REGEXREPLACE(data!C2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7]" office:value-type="string" office:string-value="2" calcext:value-type="string">
            <text:p>2</text:p>
          </table:table-cell>
          <table:table-cell table:style-name="ce16" table:formula="of:=IFERROR(__xludf.dummyfunction(&quot;REGEXREPLACE(data!F27,&quot;&quot;[ac-zA-Z0-9]&quot;&quot;,&quot;&quot;&quot;&quot;)&quot;);&quot;&quot;)">
            <text:p/>
          </table:table-cell>
          <table:table-cell table:style-name="ce16" table:formula="of:=[$data.I27]" office:value-type="string" office:string-value="bass" calcext:value-type="string">
            <text:p>bass</text:p>
          </table:table-cell>
          <table:table-cell table:style-name="ce16" table:formula="of:=IF(ISBLANK([$data.G27]);&quot;&quot;;CONCATENATE(&quot;&lt;img src=&quot;&quot;&quot;;[.$R$2];[$data.G27];&quot;.png&quot;;&quot;&quot;&quot;/&gt;&quot;))" office:value-type="string" office:string-value="&lt;img src=&quot;piano-score-front-024-18-2-bass-D2.png&quot;/&gt;" calcext:value-type="string">
            <text:p>&lt;img src="piano-score-front-024-18-2-bass-D2.png"/&gt;</text:p>
          </table:table-cell>
          <table:table-cell table:style-name="ce16" table:formula="of:=IF(ISBLANK([$data.G27]);&quot;&quot;;CONCATENATE(&quot;&lt;img src=&quot;&quot;&quot;;[.$R$3];[$data.G27];&quot;.png&quot;;&quot;&quot;&quot;/&gt;&quot;))" office:value-type="string" office:string-value="&lt;img src=&quot;piano-score-back-024-18-2-bass-D2.png&quot;/&gt;" calcext:value-type="string">
            <text:p>&lt;img src="piano-score-back-024-18-2-bass-D2.png"/&gt;</text:p>
          </table:table-cell>
          <table:table-cell table:style-name="ce16" table:formula="of:=CONCATENATE(&quot;&lt;img src=&quot;&quot;&quot;;[.$R$4];&quot;front-&quot;;TEXT([$data.B27];&quot;00&quot;);&quot;-&quot;;[$data.E27];&quot;-&quot;;[.Q26];&quot;.png&quot;;&quot;&quot;&quot;/&gt;&quot;)" office:value-type="string" office:string-value="&lt;img src=&quot;piano-keyboard-front-18-2-D2.png&quot;/&gt;" calcext:value-type="string">
            <text:p>&lt;img src="piano-keyboard-front-18-2-D2.png"/&gt;</text:p>
          </table:table-cell>
          <table:table-cell table:style-name="ce16" table:formula="of:=CONCATENATE(&quot;&lt;img src=&quot;&quot;&quot;;[.$R$4];&quot;back-&quot;;TEXT([$data.B27];&quot;00&quot;);&quot;-&quot;;[$data.E27];&quot;-&quot;;[.Q26];&quot;.png&quot;;&quot;&quot;&quot;/&gt;&quot;)" office:value-type="string" office:string-value="&lt;img src=&quot;piano-keyboard-back-18-2-D2.png&quot;/&gt;" calcext:value-type="string">
            <text:p>&lt;img src="piano-keyboard-back-18-2-D2.png"/&gt;</text:p>
          </table:table-cell>
          <table:table-cell table:style-name="ce16" table:formula="of:=IFERROR(__xludf.dummyfunction(&quot;IF(ISBLANK(data!G27),&quot;&quot;&quot;&quot;,CONCATENATE(&quot;&quot;&lt;img src=&quot;&quot;&quot;&quot;&quot;&quot;,$R$5,&quot;&quot;back-&quot;&quot;,REGEXREPLACE(Q26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7]);&quot;&quot;;CONCATENATE(&quot;[sound:&quot;;[.$R$6];[$data.G27];&quot;.mp3]&quot;))" office:value-type="string" office:string-value="[sound:piano-audio-024-18-2-bass-D2.mp3]" calcext:value-type="string">
            <text:p>[sound:piano-audio-024-18-2-bass-D2.mp3]</text:p>
          </table:table-cell>
          <table:table-cell table:style-name="ce15" table:formula="of:=[$data.B27]" office:value-type="float" office:value="18" calcext:value-type="float">
            <text:p>18</text:p>
          </table:table-cell>
          <table:table-cell table:style-name="ce16" table:formula="of:=[$data.D2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7,&quot;&quot;[ac-zA-Z0-9]&quot;&quot;,&quot;&quot;&quot;&quot;)&quot;);&quot;&quot;)">
            <text:p/>
          </table:table-cell>
          <table:table-cell table:style-name="ce15" office:value-type="string" calcext:value-type="string">
            <text:p>D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8]; &quot; &quot;; [$data.I28])" office:value-type="string" office:string-value="D2# bass" calcext:value-type="string">
            <text:p>D2# bass</text:p>
          </table:table-cell>
          <table:table-cell table:style-name="ce16" table:formula="of:=IFERROR(__xludf.dummyfunction(&quot;REGEXREPLACE(data!C2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8]" office:value-type="string" office:string-value="2" calcext:value-type="string">
            <text:p>2</text:p>
          </table:table-cell>
          <table:table-cell table:style-name="ce16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8]" office:value-type="string" office:string-value="bass" calcext:value-type="string">
            <text:p>bass</text:p>
          </table:table-cell>
          <table:table-cell table:style-name="ce16" table:formula="of:=IF(ISBLANK([$data.G28]);&quot;&quot;;CONCATENATE(&quot;&lt;img src=&quot;&quot;&quot;;[.$R$2];[$data.G28];&quot;.png&quot;;&quot;&quot;&quot;/&gt;&quot;))" office:value-type="string" office:string-value="&lt;img src=&quot;piano-score-front-025-19-2-bass-D2#.png&quot;/&gt;" calcext:value-type="string">
            <text:p>&lt;img src="piano-score-front-025-19-2-bass-D2#.png"/&gt;</text:p>
          </table:table-cell>
          <table:table-cell table:style-name="ce16" table:formula="of:=IF(ISBLANK([$data.G28]);&quot;&quot;;CONCATENATE(&quot;&lt;img src=&quot;&quot;&quot;;[.$R$3];[$data.G28];&quot;.png&quot;;&quot;&quot;&quot;/&gt;&quot;))" office:value-type="string" office:string-value="&lt;img src=&quot;piano-score-back-025-19-2-bass-D2#.png&quot;/&gt;" calcext:value-type="string">
            <text:p>&lt;img src="piano-score-back-025-19-2-bass-D2#.png"/&gt;</text:p>
          </table:table-cell>
          <table:table-cell table:style-name="ce16" table:formula="of:=CONCATENATE(&quot;&lt;img src=&quot;&quot;&quot;;[.$R$4];&quot;front-&quot;;TEXT([$data.B28];&quot;00&quot;);&quot;-&quot;;[$data.E28];&quot;-&quot;;[.Q27];&quot;.png&quot;;&quot;&quot;&quot;/&gt;&quot;)" office:value-type="string" office:string-value="&lt;img src=&quot;piano-keyboard-front-19-2-D2#-E2b.png&quot;/&gt;" calcext:value-type="string">
            <text:p>&lt;img src="piano-keyboard-front-19-2-D2#-E2b.png"/&gt;</text:p>
          </table:table-cell>
          <table:table-cell table:style-name="ce16" table:formula="of:=CONCATENATE(&quot;&lt;img src=&quot;&quot;&quot;;[.$R$4];&quot;back-&quot;;TEXT([$data.B28];&quot;00&quot;);&quot;-&quot;;[$data.E28];&quot;-&quot;;[.Q27];&quot;.png&quot;;&quot;&quot;&quot;/&gt;&quot;)" office:value-type="string" office:string-value="&lt;img src=&quot;piano-keyboard-back-19-2-D2#-E2b.png&quot;/&gt;" calcext:value-type="string">
            <text:p>&lt;img src="piano-keyboard-back-19-2-D2#-E2b.png"/&gt;</text:p>
          </table:table-cell>
          <table:table-cell table:style-name="ce16" table:formula="of:=IFERROR(__xludf.dummyfunction(&quot;IF(ISBLANK(data!G28),&quot;&quot;&quot;&quot;,CONCATENATE(&quot;&quot;&lt;img src=&quot;&quot;&quot;&quot;&quot;&quot;,$R$5,&quot;&quot;back-&quot;&quot;,REGEXREPLACE(Q27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8]);&quot;&quot;;CONCATENATE(&quot;[sound:&quot;;[.$R$6];[$data.G28];&quot;.mp3]&quot;))" office:value-type="string" office:string-value="[sound:piano-audio-025-19-2-bass-D2#.mp3]" calcext:value-type="string">
            <text:p>[sound:piano-audio-025-19-2-bass-D2#.mp3]</text:p>
          </table:table-cell>
          <table:table-cell table:style-name="ce15" table:formula="of:=[$data.B28]" office:value-type="float" office:value="19" calcext:value-type="float">
            <text:p>19</text:p>
          </table:table-cell>
          <table:table-cell table:style-name="ce16" table:formula="of:=[$data.D2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29]; &quot; &quot;; [$data.I29])" office:value-type="string" office:string-value="E2b bass" calcext:value-type="string">
            <text:p>E2b bass</text:p>
          </table:table-cell>
          <table:table-cell table:style-name="ce16" table:formula="of:=IFERROR(__xludf.dummyfunction(&quot;REGEXREPLACE(data!C29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29]" office:value-type="string" office:string-value="2" calcext:value-type="string">
            <text:p>2</text:p>
          </table:table-cell>
          <table:table-cell table:style-name="ce16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9]" office:value-type="string" office:string-value="bass" calcext:value-type="string">
            <text:p>bass</text:p>
          </table:table-cell>
          <table:table-cell table:style-name="ce16" table:formula="of:=IF(ISBLANK([$data.G29]);&quot;&quot;;CONCATENATE(&quot;&lt;img src=&quot;&quot;&quot;;[.$R$2];[$data.G29];&quot;.png&quot;;&quot;&quot;&quot;/&gt;&quot;))" office:value-type="string" office:string-value="&lt;img src=&quot;piano-score-front-028-19-2-bass-E2b.png&quot;/&gt;" calcext:value-type="string">
            <text:p>&lt;img src="piano-score-front-028-19-2-bass-E2b.png"/&gt;</text:p>
          </table:table-cell>
          <table:table-cell table:style-name="ce16" table:formula="of:=IF(ISBLANK([$data.G29]);&quot;&quot;;CONCATENATE(&quot;&lt;img src=&quot;&quot;&quot;;[.$R$3];[$data.G29];&quot;.png&quot;;&quot;&quot;&quot;/&gt;&quot;))" office:value-type="string" office:string-value="&lt;img src=&quot;piano-score-back-028-19-2-bass-E2b.png&quot;/&gt;" calcext:value-type="string">
            <text:p>&lt;img src="piano-score-back-028-19-2-bass-E2b.png"/&gt;</text:p>
          </table:table-cell>
          <table:table-cell table:style-name="ce16" table:formula="of:=CONCATENATE(&quot;&lt;img src=&quot;&quot;&quot;;[.$R$4];&quot;front-&quot;;TEXT([$data.B29];&quot;00&quot;);&quot;-&quot;;[$data.E29];&quot;-&quot;;[.Q28];&quot;.png&quot;;&quot;&quot;&quot;/&gt;&quot;)" office:value-type="string" office:string-value="&lt;img src=&quot;piano-keyboard-front-19-2-D2#-E2b.png&quot;/&gt;" calcext:value-type="string">
            <text:p>&lt;img src="piano-keyboard-front-19-2-D2#-E2b.png"/&gt;</text:p>
          </table:table-cell>
          <table:table-cell table:style-name="ce16" table:formula="of:=CONCATENATE(&quot;&lt;img src=&quot;&quot;&quot;;[.$R$4];&quot;back-&quot;;TEXT([$data.B29];&quot;00&quot;);&quot;-&quot;;[$data.E29];&quot;-&quot;;[.Q28];&quot;.png&quot;;&quot;&quot;&quot;/&gt;&quot;)" office:value-type="string" office:string-value="&lt;img src=&quot;piano-keyboard-back-19-2-D2#-E2b.png&quot;/&gt;" calcext:value-type="string">
            <text:p>&lt;img src="piano-keyboard-back-19-2-D2#-E2b.png"/&gt;</text:p>
          </table:table-cell>
          <table:table-cell table:style-name="ce16" table:formula="of:=IFERROR(__xludf.dummyfunction(&quot;IF(ISBLANK(data!G29),&quot;&quot;&quot;&quot;,CONCATENATE(&quot;&quot;&lt;img src=&quot;&quot;&quot;&quot;&quot;&quot;,$R$5,&quot;&quot;back-&quot;&quot;,REGEXREPLACE(Q28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9]);&quot;&quot;;CONCATENATE(&quot;[sound:&quot;;[.$R$6];[$data.G29];&quot;.mp3]&quot;))" office:value-type="string" office:string-value="[sound:piano-audio-028-19-2-bass-E2b.mp3]" calcext:value-type="string">
            <text:p>[sound:piano-audio-028-19-2-bass-E2b.mp3]</text:p>
          </table:table-cell>
          <table:table-cell table:style-name="ce15" table:formula="of:=[$data.B29]" office:value-type="float" office:value="19" calcext:value-type="float">
            <text:p>19</text:p>
          </table:table-cell>
          <table:table-cell table:style-name="ce16" table:formula="of:=[$data.D2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0]; &quot; &quot;; [$data.I30])" office:value-type="string" office:string-value="E2 bass" calcext:value-type="string">
            <text:p>E2 bass</text:p>
          </table:table-cell>
          <table:table-cell table:style-name="ce16" table:formula="of:=IFERROR(__xludf.dummyfunction(&quot;REGEXREPLACE(data!C3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30]" office:value-type="string" office:string-value="2" calcext:value-type="string">
            <text:p>2</text:p>
          </table:table-cell>
          <table:table-cell table:style-name="ce16" table:formula="of:=IFERROR(__xludf.dummyfunction(&quot;REGEXREPLACE(data!F30,&quot;&quot;[ac-zA-Z0-9]&quot;&quot;,&quot;&quot;&quot;&quot;)&quot;);&quot;&quot;)">
            <text:p/>
          </table:table-cell>
          <table:table-cell table:style-name="ce16" table:formula="of:=[$data.I30]" office:value-type="string" office:string-value="bass" calcext:value-type="string">
            <text:p>bass</text:p>
          </table:table-cell>
          <table:table-cell table:style-name="ce16" table:formula="of:=IF(ISBLANK([$data.G30]);&quot;&quot;;CONCATENATE(&quot;&lt;img src=&quot;&quot;&quot;;[.$R$2];[$data.G30];&quot;.png&quot;;&quot;&quot;&quot;/&gt;&quot;))" office:value-type="string" office:string-value="&lt;img src=&quot;piano-score-front-027-20-2-bass-E2.png&quot;/&gt;" calcext:value-type="string">
            <text:p>&lt;img src="piano-score-front-027-20-2-bass-E2.png"/&gt;</text:p>
          </table:table-cell>
          <table:table-cell table:style-name="ce16" table:formula="of:=IF(ISBLANK([$data.G30]);&quot;&quot;;CONCATENATE(&quot;&lt;img src=&quot;&quot;&quot;;[.$R$3];[$data.G30];&quot;.png&quot;;&quot;&quot;&quot;/&gt;&quot;))" office:value-type="string" office:string-value="&lt;img src=&quot;piano-score-back-027-20-2-bass-E2.png&quot;/&gt;" calcext:value-type="string">
            <text:p>&lt;img src="piano-score-back-027-20-2-bass-E2.png"/&gt;</text:p>
          </table:table-cell>
          <table:table-cell table:style-name="ce16" table:formula="of:=CONCATENATE(&quot;&lt;img src=&quot;&quot;&quot;;[.$R$4];&quot;front-&quot;;TEXT([$data.B30];&quot;00&quot;);&quot;-&quot;;[$data.E30];&quot;-&quot;;[.Q29];&quot;.png&quot;;&quot;&quot;&quot;/&gt;&quot;)" office:value-type="string" office:string-value="&lt;img src=&quot;piano-keyboard-front-20-2-E2.png&quot;/&gt;" calcext:value-type="string">
            <text:p>&lt;img src="piano-keyboard-front-20-2-E2.png"/&gt;</text:p>
          </table:table-cell>
          <table:table-cell table:style-name="ce16" table:formula="of:=CONCATENATE(&quot;&lt;img src=&quot;&quot;&quot;;[.$R$4];&quot;back-&quot;;TEXT([$data.B30];&quot;00&quot;);&quot;-&quot;;[$data.E30];&quot;-&quot;;[.Q29];&quot;.png&quot;;&quot;&quot;&quot;/&gt;&quot;)" office:value-type="string" office:string-value="&lt;img src=&quot;piano-keyboard-back-20-2-E2.png&quot;/&gt;" calcext:value-type="string">
            <text:p>&lt;img src="piano-keyboard-back-20-2-E2.png"/&gt;</text:p>
          </table:table-cell>
          <table:table-cell table:style-name="ce16" table:formula="of:=IFERROR(__xludf.dummyfunction(&quot;IF(ISBLANK(data!G30),&quot;&quot;&quot;&quot;,CONCATENATE(&quot;&quot;&lt;img src=&quot;&quot;&quot;&quot;&quot;&quot;,$R$5,&quot;&quot;back-&quot;&quot;,REGEXREPLACE(Q29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0]);&quot;&quot;;CONCATENATE(&quot;[sound:&quot;;[.$R$6];[$data.G30];&quot;.mp3]&quot;))" office:value-type="string" office:string-value="[sound:piano-audio-027-20-2-bass-E2.mp3]" calcext:value-type="string">
            <text:p>[sound:piano-audio-027-20-2-bass-E2.mp3]</text:p>
          </table:table-cell>
          <table:table-cell table:style-name="ce15" table:formula="of:=[$data.B30]" office:value-type="float" office:value="20" calcext:value-type="float">
            <text:p>20</text:p>
          </table:table-cell>
          <table:table-cell table:style-name="ce16" table:formula="of:=[$data.D3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0,&quot;&quot;[ac-zA-Z0-9]&quot;&quot;,&quot;&quot;&quot;&quot;)&quot;);&quot;&quot;)">
            <text:p/>
          </table:table-cell>
          <table:table-cell table:style-name="ce15" office:value-type="string" calcext:value-type="string">
            <text:p>E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1]; &quot; &quot;; [$data.I31])" office:value-type="string" office:string-value="F2 bass" calcext:value-type="string">
            <text:p>F2 bass</text:p>
          </table:table-cell>
          <table:table-cell table:style-name="ce16" table:formula="of:=IFERROR(__xludf.dummyfunction(&quot;REGEXREPLACE(data!C31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1]" office:value-type="string" office:string-value="2" calcext:value-type="string">
            <text:p>2</text:p>
          </table:table-cell>
          <table:table-cell table:style-name="ce16" table:formula="of:=IFERROR(__xludf.dummyfunction(&quot;REGEXREPLACE(data!F31,&quot;&quot;[ac-zA-Z0-9]&quot;&quot;,&quot;&quot;&quot;&quot;)&quot;);&quot;&quot;)">
            <text:p/>
          </table:table-cell>
          <table:table-cell table:style-name="ce16" table:formula="of:=[$data.I31]" office:value-type="string" office:string-value="bass" calcext:value-type="string">
            <text:p>bass</text:p>
          </table:table-cell>
          <table:table-cell table:style-name="ce16" table:formula="of:=IF(ISBLANK([$data.G31]);&quot;&quot;;CONCATENATE(&quot;&lt;img src=&quot;&quot;&quot;;[.$R$2];[$data.G31];&quot;.png&quot;;&quot;&quot;&quot;/&gt;&quot;))" office:value-type="string" office:string-value="&lt;img src=&quot;piano-score-front-029-21-2-bass-F2.png&quot;/&gt;" calcext:value-type="string">
            <text:p>&lt;img src="piano-score-front-029-21-2-bass-F2.png"/&gt;</text:p>
          </table:table-cell>
          <table:table-cell table:style-name="ce16" table:formula="of:=IF(ISBLANK([$data.G31]);&quot;&quot;;CONCATENATE(&quot;&lt;img src=&quot;&quot;&quot;;[.$R$3];[$data.G31];&quot;.png&quot;;&quot;&quot;&quot;/&gt;&quot;))" office:value-type="string" office:string-value="&lt;img src=&quot;piano-score-back-029-21-2-bass-F2.png&quot;/&gt;" calcext:value-type="string">
            <text:p>&lt;img src="piano-score-back-029-21-2-bass-F2.png"/&gt;</text:p>
          </table:table-cell>
          <table:table-cell table:style-name="ce16" table:formula="of:=CONCATENATE(&quot;&lt;img src=&quot;&quot;&quot;;[.$R$4];&quot;front-&quot;;TEXT([$data.B31];&quot;00&quot;);&quot;-&quot;;[$data.E31];&quot;-&quot;;[.Q30];&quot;.png&quot;;&quot;&quot;&quot;/&gt;&quot;)" office:value-type="string" office:string-value="&lt;img src=&quot;piano-keyboard-front-21-2-F2.png&quot;/&gt;" calcext:value-type="string">
            <text:p>&lt;img src="piano-keyboard-front-21-2-F2.png"/&gt;</text:p>
          </table:table-cell>
          <table:table-cell table:style-name="ce16" table:formula="of:=CONCATENATE(&quot;&lt;img src=&quot;&quot;&quot;;[.$R$4];&quot;back-&quot;;TEXT([$data.B31];&quot;00&quot;);&quot;-&quot;;[$data.E31];&quot;-&quot;;[.Q30];&quot;.png&quot;;&quot;&quot;&quot;/&gt;&quot;)" office:value-type="string" office:string-value="&lt;img src=&quot;piano-keyboard-back-21-2-F2.png&quot;/&gt;" calcext:value-type="string">
            <text:p>&lt;img src="piano-keyboard-back-21-2-F2.png"/&gt;</text:p>
          </table:table-cell>
          <table:table-cell table:style-name="ce16" table:formula="of:=IFERROR(__xludf.dummyfunction(&quot;IF(ISBLANK(data!G31),&quot;&quot;&quot;&quot;,CONCATENATE(&quot;&quot;&lt;img src=&quot;&quot;&quot;&quot;&quot;&quot;,$R$5,&quot;&quot;back-&quot;&quot;,REGEXREPLACE(Q30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1]);&quot;&quot;;CONCATENATE(&quot;[sound:&quot;;[.$R$6];[$data.G31];&quot;.mp3]&quot;))" office:value-type="string" office:string-value="[sound:piano-audio-029-21-2-bass-F2.mp3]" calcext:value-type="string">
            <text:p>[sound:piano-audio-029-21-2-bass-F2.mp3]</text:p>
          </table:table-cell>
          <table:table-cell table:style-name="ce15" table:formula="of:=[$data.B31]" office:value-type="float" office:value="21" calcext:value-type="float">
            <text:p>21</text:p>
          </table:table-cell>
          <table:table-cell table:style-name="ce16" table:formula="of:=[$data.D31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1,&quot;&quot;[ac-zA-Z0-9]&quot;&quot;,&quot;&quot;&quot;&quot;)&quot;);&quot;&quot;)">
            <text:p/>
          </table:table-cell>
          <table:table-cell table:style-name="ce15" office:value-type="string" calcext:value-type="string">
            <text:p>F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2]; &quot; &quot;; [$data.I32])" office:value-type="string" office:string-value="F2# bass" calcext:value-type="string">
            <text:p>F2# bass</text:p>
          </table:table-cell>
          <table:table-cell table:style-name="ce16" table:formula="of:=IFERROR(__xludf.dummyfunction(&quot;REGEXREPLACE(data!C3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2]" office:value-type="string" office:string-value="2" calcext:value-type="string">
            <text:p>2</text:p>
          </table:table-cell>
          <table:table-cell table:style-name="ce16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2]" office:value-type="string" office:string-value="bass" calcext:value-type="string">
            <text:p>bass</text:p>
          </table:table-cell>
          <table:table-cell table:style-name="ce16" table:formula="of:=IF(ISBLANK([$data.G32]);&quot;&quot;;CONCATENATE(&quot;&lt;img src=&quot;&quot;&quot;;[.$R$2];[$data.G32];&quot;.png&quot;;&quot;&quot;&quot;/&gt;&quot;))" office:value-type="string" office:string-value="&lt;img src=&quot;piano-score-front-030-22-2-bass-F2#.png&quot;/&gt;" calcext:value-type="string">
            <text:p>&lt;img src="piano-score-front-030-22-2-bass-F2#.png"/&gt;</text:p>
          </table:table-cell>
          <table:table-cell table:style-name="ce16" table:formula="of:=IF(ISBLANK([$data.G32]);&quot;&quot;;CONCATENATE(&quot;&lt;img src=&quot;&quot;&quot;;[.$R$3];[$data.G32];&quot;.png&quot;;&quot;&quot;&quot;/&gt;&quot;))" office:value-type="string" office:string-value="&lt;img src=&quot;piano-score-back-030-22-2-bass-F2#.png&quot;/&gt;" calcext:value-type="string">
            <text:p>&lt;img src="piano-score-back-030-22-2-bass-F2#.png"/&gt;</text:p>
          </table:table-cell>
          <table:table-cell table:style-name="ce16" table:formula="of:=CONCATENATE(&quot;&lt;img src=&quot;&quot;&quot;;[.$R$4];&quot;front-&quot;;TEXT([$data.B32];&quot;00&quot;);&quot;-&quot;;[$data.E32];&quot;-&quot;;[.Q31];&quot;.png&quot;;&quot;&quot;&quot;/&gt;&quot;)" office:value-type="string" office:string-value="&lt;img src=&quot;piano-keyboard-front-22-2-F2#-G2b.png&quot;/&gt;" calcext:value-type="string">
            <text:p>&lt;img src="piano-keyboard-front-22-2-F2#-G2b.png"/&gt;</text:p>
          </table:table-cell>
          <table:table-cell table:style-name="ce16" table:formula="of:=CONCATENATE(&quot;&lt;img src=&quot;&quot;&quot;;[.$R$4];&quot;back-&quot;;TEXT([$data.B32];&quot;00&quot;);&quot;-&quot;;[$data.E32];&quot;-&quot;;[.Q31];&quot;.png&quot;;&quot;&quot;&quot;/&gt;&quot;)" office:value-type="string" office:string-value="&lt;img src=&quot;piano-keyboard-back-22-2-F2#-G2b.png&quot;/&gt;" calcext:value-type="string">
            <text:p>&lt;img src="piano-keyboard-back-22-2-F2#-G2b.png"/&gt;</text:p>
          </table:table-cell>
          <table:table-cell table:style-name="ce16" table:formula="of:=IFERROR(__xludf.dummyfunction(&quot;IF(ISBLANK(data!G32),&quot;&quot;&quot;&quot;,CONCATENATE(&quot;&quot;&lt;img src=&quot;&quot;&quot;&quot;&quot;&quot;,$R$5,&quot;&quot;back-&quot;&quot;,REGEXREPLACE(Q31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2]);&quot;&quot;;CONCATENATE(&quot;[sound:&quot;;[.$R$6];[$data.G32];&quot;.mp3]&quot;))" office:value-type="string" office:string-value="[sound:piano-audio-030-22-2-bass-F2#.mp3]" calcext:value-type="string">
            <text:p>[sound:piano-audio-030-22-2-bass-F2#.mp3]</text:p>
          </table:table-cell>
          <table:table-cell table:style-name="ce15" table:formula="of:=[$data.B32]" office:value-type="float" office:value="22" calcext:value-type="float">
            <text:p>22</text:p>
          </table:table-cell>
          <table:table-cell table:style-name="ce16" table:formula="of:=[$data.D32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3]; &quot; &quot;; [$data.I33])" office:value-type="string" office:string-value="G2b bass" calcext:value-type="string">
            <text:p>G2b bass</text:p>
          </table:table-cell>
          <table:table-cell table:style-name="ce16" table:formula="of:=IFERROR(__xludf.dummyfunction(&quot;REGEXREPLACE(data!C3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3]" office:value-type="string" office:string-value="2" calcext:value-type="string">
            <text:p>2</text:p>
          </table:table-cell>
          <table:table-cell table:style-name="ce16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3]" office:value-type="string" office:string-value="bass" calcext:value-type="string">
            <text:p>bass</text:p>
          </table:table-cell>
          <table:table-cell table:style-name="ce16" table:formula="of:=IF(ISBLANK([$data.G33]);&quot;&quot;;CONCATENATE(&quot;&lt;img src=&quot;&quot;&quot;;[.$R$2];[$data.G33];&quot;.png&quot;;&quot;&quot;&quot;/&gt;&quot;))" office:value-type="string" office:string-value="&lt;img src=&quot;piano-score-front-033-22-2-bass-G2b.png&quot;/&gt;" calcext:value-type="string">
            <text:p>&lt;img src="piano-score-front-033-22-2-bass-G2b.png"/&gt;</text:p>
          </table:table-cell>
          <table:table-cell table:style-name="ce16" table:formula="of:=IF(ISBLANK([$data.G33]);&quot;&quot;;CONCATENATE(&quot;&lt;img src=&quot;&quot;&quot;;[.$R$3];[$data.G33];&quot;.png&quot;;&quot;&quot;&quot;/&gt;&quot;))" office:value-type="string" office:string-value="&lt;img src=&quot;piano-score-back-033-22-2-bass-G2b.png&quot;/&gt;" calcext:value-type="string">
            <text:p>&lt;img src="piano-score-back-033-22-2-bass-G2b.png"/&gt;</text:p>
          </table:table-cell>
          <table:table-cell table:style-name="ce16" table:formula="of:=CONCATENATE(&quot;&lt;img src=&quot;&quot;&quot;;[.$R$4];&quot;front-&quot;;TEXT([$data.B33];&quot;00&quot;);&quot;-&quot;;[$data.E33];&quot;-&quot;;[.Q32];&quot;.png&quot;;&quot;&quot;&quot;/&gt;&quot;)" office:value-type="string" office:string-value="&lt;img src=&quot;piano-keyboard-front-22-2-F2#-G2b.png&quot;/&gt;" calcext:value-type="string">
            <text:p>&lt;img src="piano-keyboard-front-22-2-F2#-G2b.png"/&gt;</text:p>
          </table:table-cell>
          <table:table-cell table:style-name="ce16" table:formula="of:=CONCATENATE(&quot;&lt;img src=&quot;&quot;&quot;;[.$R$4];&quot;back-&quot;;TEXT([$data.B33];&quot;00&quot;);&quot;-&quot;;[$data.E33];&quot;-&quot;;[.Q32];&quot;.png&quot;;&quot;&quot;&quot;/&gt;&quot;)" office:value-type="string" office:string-value="&lt;img src=&quot;piano-keyboard-back-22-2-F2#-G2b.png&quot;/&gt;" calcext:value-type="string">
            <text:p>&lt;img src="piano-keyboard-back-22-2-F2#-G2b.png"/&gt;</text:p>
          </table:table-cell>
          <table:table-cell table:style-name="ce16" table:formula="of:=IFERROR(__xludf.dummyfunction(&quot;IF(ISBLANK(data!G33),&quot;&quot;&quot;&quot;,CONCATENATE(&quot;&quot;&lt;img src=&quot;&quot;&quot;&quot;&quot;&quot;,$R$5,&quot;&quot;back-&quot;&quot;,REGEXREPLACE(Q32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3]);&quot;&quot;;CONCATENATE(&quot;[sound:&quot;;[.$R$6];[$data.G33];&quot;.mp3]&quot;))" office:value-type="string" office:string-value="[sound:piano-audio-033-22-2-bass-G2b.mp3]" calcext:value-type="string">
            <text:p>[sound:piano-audio-033-22-2-bass-G2b.mp3]</text:p>
          </table:table-cell>
          <table:table-cell table:style-name="ce15" table:formula="of:=[$data.B33]" office:value-type="float" office:value="22" calcext:value-type="float">
            <text:p>22</text:p>
          </table:table-cell>
          <table:table-cell table:style-name="ce16" table:formula="of:=[$data.D33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4]; &quot; &quot;; [$data.I34])" office:value-type="string" office:string-value="G2 bass" calcext:value-type="string">
            <text:p>G2 bass</text:p>
          </table:table-cell>
          <table:table-cell table:style-name="ce16" table:formula="of:=IFERROR(__xludf.dummyfunction(&quot;REGEXREPLACE(data!C3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4]" office:value-type="string" office:string-value="2" calcext:value-type="string">
            <text:p>2</text:p>
          </table:table-cell>
          <table:table-cell table:style-name="ce16" table:formula="of:=IFERROR(__xludf.dummyfunction(&quot;REGEXREPLACE(data!F34,&quot;&quot;[ac-zA-Z0-9]&quot;&quot;,&quot;&quot;&quot;&quot;)&quot;);&quot;&quot;)">
            <text:p/>
          </table:table-cell>
          <table:table-cell table:style-name="ce16" table:formula="of:=[$data.I34]" office:value-type="string" office:string-value="bass" calcext:value-type="string">
            <text:p>bass</text:p>
          </table:table-cell>
          <table:table-cell table:style-name="ce16" table:formula="of:=IF(ISBLANK([$data.G34]);&quot;&quot;;CONCATENATE(&quot;&lt;img src=&quot;&quot;&quot;;[.$R$2];[$data.G34];&quot;.png&quot;;&quot;&quot;&quot;/&gt;&quot;))" office:value-type="string" office:string-value="&lt;img src=&quot;piano-score-front-031-23-2-bass-G2.png&quot;/&gt;" calcext:value-type="string">
            <text:p>&lt;img src="piano-score-front-031-23-2-bass-G2.png"/&gt;</text:p>
          </table:table-cell>
          <table:table-cell table:style-name="ce16" table:formula="of:=IF(ISBLANK([$data.G34]);&quot;&quot;;CONCATENATE(&quot;&lt;img src=&quot;&quot;&quot;;[.$R$3];[$data.G34];&quot;.png&quot;;&quot;&quot;&quot;/&gt;&quot;))" office:value-type="string" office:string-value="&lt;img src=&quot;piano-score-back-031-23-2-bass-G2.png&quot;/&gt;" calcext:value-type="string">
            <text:p>&lt;img src="piano-score-back-031-23-2-bass-G2.png"/&gt;</text:p>
          </table:table-cell>
          <table:table-cell table:style-name="ce16" table:formula="of:=CONCATENATE(&quot;&lt;img src=&quot;&quot;&quot;;[.$R$4];&quot;front-&quot;;TEXT([$data.B34];&quot;00&quot;);&quot;-&quot;;[$data.E34];&quot;-&quot;;[.Q33];&quot;.png&quot;;&quot;&quot;&quot;/&gt;&quot;)" office:value-type="string" office:string-value="&lt;img src=&quot;piano-keyboard-front-23-2-G2.png&quot;/&gt;" calcext:value-type="string">
            <text:p>&lt;img src="piano-keyboard-front-23-2-G2.png"/&gt;</text:p>
          </table:table-cell>
          <table:table-cell table:style-name="ce16" table:formula="of:=CONCATENATE(&quot;&lt;img src=&quot;&quot;&quot;;[.$R$4];&quot;back-&quot;;TEXT([$data.B34];&quot;00&quot;);&quot;-&quot;;[$data.E34];&quot;-&quot;;[.Q33];&quot;.png&quot;;&quot;&quot;&quot;/&gt;&quot;)" office:value-type="string" office:string-value="&lt;img src=&quot;piano-keyboard-back-23-2-G2.png&quot;/&gt;" calcext:value-type="string">
            <text:p>&lt;img src="piano-keyboard-back-23-2-G2.png"/&gt;</text:p>
          </table:table-cell>
          <table:table-cell table:style-name="ce16" table:formula="of:=IFERROR(__xludf.dummyfunction(&quot;IF(ISBLANK(data!G34),&quot;&quot;&quot;&quot;,CONCATENATE(&quot;&quot;&lt;img src=&quot;&quot;&quot;&quot;&quot;&quot;,$R$5,&quot;&quot;back-&quot;&quot;,REGEXREPLACE(Q33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4]);&quot;&quot;;CONCATENATE(&quot;[sound:&quot;;[.$R$6];[$data.G34];&quot;.mp3]&quot;))" office:value-type="string" office:string-value="[sound:piano-audio-031-23-2-bass-G2.mp3]" calcext:value-type="string">
            <text:p>[sound:piano-audio-031-23-2-bass-G2.mp3]</text:p>
          </table:table-cell>
          <table:table-cell table:style-name="ce15" table:formula="of:=[$data.B34]" office:value-type="float" office:value="23" calcext:value-type="float">
            <text:p>23</text:p>
          </table:table-cell>
          <table:table-cell table:style-name="ce16" table:formula="of:=[$data.D3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4,&quot;&quot;[ac-zA-Z0-9]&quot;&quot;,&quot;&quot;&quot;&quot;)&quot;);&quot;&quot;)">
            <text:p/>
          </table:table-cell>
          <table:table-cell table:style-name="ce15" office:value-type="string" calcext:value-type="string">
            <text:p>G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5]; &quot; &quot;; [$data.I35])" office:value-type="string" office:string-value="G2# bass" calcext:value-type="string">
            <text:p>G2# bass</text:p>
          </table:table-cell>
          <table:table-cell table:style-name="ce16" table:formula="of:=IFERROR(__xludf.dummyfunction(&quot;REGEXREPLACE(data!C3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5]" office:value-type="string" office:string-value="2" calcext:value-type="string">
            <text:p>2</text:p>
          </table:table-cell>
          <table:table-cell table:style-name="ce16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5]" office:value-type="string" office:string-value="bass" calcext:value-type="string">
            <text:p>bass</text:p>
          </table:table-cell>
          <table:table-cell table:style-name="ce16" table:formula="of:=IF(ISBLANK([$data.G35]);&quot;&quot;;CONCATENATE(&quot;&lt;img src=&quot;&quot;&quot;;[.$R$2];[$data.G35];&quot;.png&quot;;&quot;&quot;&quot;/&gt;&quot;))" office:value-type="string" office:string-value="&lt;img src=&quot;piano-score-front-032-24-2-bass-G2#.png&quot;/&gt;" calcext:value-type="string">
            <text:p>&lt;img src="piano-score-front-032-24-2-bass-G2#.png"/&gt;</text:p>
          </table:table-cell>
          <table:table-cell table:style-name="ce16" table:formula="of:=IF(ISBLANK([$data.G35]);&quot;&quot;;CONCATENATE(&quot;&lt;img src=&quot;&quot;&quot;;[.$R$3];[$data.G35];&quot;.png&quot;;&quot;&quot;&quot;/&gt;&quot;))" office:value-type="string" office:string-value="&lt;img src=&quot;piano-score-back-032-24-2-bass-G2#.png&quot;/&gt;" calcext:value-type="string">
            <text:p>&lt;img src="piano-score-back-032-24-2-bass-G2#.png"/&gt;</text:p>
          </table:table-cell>
          <table:table-cell table:style-name="ce16" table:formula="of:=CONCATENATE(&quot;&lt;img src=&quot;&quot;&quot;;[.$R$4];&quot;front-&quot;;TEXT([$data.B35];&quot;00&quot;);&quot;-&quot;;[$data.E35];&quot;-&quot;;[.Q34];&quot;.png&quot;;&quot;&quot;&quot;/&gt;&quot;)" office:value-type="string" office:string-value="&lt;img src=&quot;piano-keyboard-front-24-2-G2#-A2b.png&quot;/&gt;" calcext:value-type="string">
            <text:p>&lt;img src="piano-keyboard-front-24-2-G2#-A2b.png"/&gt;</text:p>
          </table:table-cell>
          <table:table-cell table:style-name="ce16" table:formula="of:=CONCATENATE(&quot;&lt;img src=&quot;&quot;&quot;;[.$R$4];&quot;back-&quot;;TEXT([$data.B35];&quot;00&quot;);&quot;-&quot;;[$data.E35];&quot;-&quot;;[.Q34];&quot;.png&quot;;&quot;&quot;&quot;/&gt;&quot;)" office:value-type="string" office:string-value="&lt;img src=&quot;piano-keyboard-back-24-2-G2#-A2b.png&quot;/&gt;" calcext:value-type="string">
            <text:p>&lt;img src="piano-keyboard-back-24-2-G2#-A2b.png"/&gt;</text:p>
          </table:table-cell>
          <table:table-cell table:style-name="ce16" table:formula="of:=IFERROR(__xludf.dummyfunction(&quot;IF(ISBLANK(data!G35),&quot;&quot;&quot;&quot;,CONCATENATE(&quot;&quot;&lt;img src=&quot;&quot;&quot;&quot;&quot;&quot;,$R$5,&quot;&quot;back-&quot;&quot;,REGEXREPLACE(Q34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5]);&quot;&quot;;CONCATENATE(&quot;[sound:&quot;;[.$R$6];[$data.G35];&quot;.mp3]&quot;))" office:value-type="string" office:string-value="[sound:piano-audio-032-24-2-bass-G2#.mp3]" calcext:value-type="string">
            <text:p>[sound:piano-audio-032-24-2-bass-G2#.mp3]</text:p>
          </table:table-cell>
          <table:table-cell table:style-name="ce15" table:formula="of:=[$data.B35]" office:value-type="float" office:value="24" calcext:value-type="float">
            <text:p>24</text:p>
          </table:table-cell>
          <table:table-cell table:style-name="ce16" table:formula="of:=[$data.D3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6]; &quot; &quot;; [$data.I36])" office:value-type="string" office:string-value="A2b bass" calcext:value-type="string">
            <text:p>A2b bass</text:p>
          </table:table-cell>
          <table:table-cell table:style-name="ce16" table:formula="of:=IFERROR(__xludf.dummyfunction(&quot;REGEXREPLACE(data!C3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6]" office:value-type="string" office:string-value="2" calcext:value-type="string">
            <text:p>2</text:p>
          </table:table-cell>
          <table:table-cell table:style-name="ce16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6]" office:value-type="string" office:string-value="bass" calcext:value-type="string">
            <text:p>bass</text:p>
          </table:table-cell>
          <table:table-cell table:style-name="ce16" table:formula="of:=IF(ISBLANK([$data.G36]);&quot;&quot;;CONCATENATE(&quot;&lt;img src=&quot;&quot;&quot;;[.$R$2];[$data.G36];&quot;.png&quot;;&quot;&quot;&quot;/&gt;&quot;))" office:value-type="string" office:string-value="&lt;img src=&quot;piano-score-front-036-24-2-bass-A2b.png&quot;/&gt;" calcext:value-type="string">
            <text:p>&lt;img src="piano-score-front-036-24-2-bass-A2b.png"/&gt;</text:p>
          </table:table-cell>
          <table:table-cell table:style-name="ce16" table:formula="of:=IF(ISBLANK([$data.G36]);&quot;&quot;;CONCATENATE(&quot;&lt;img src=&quot;&quot;&quot;;[.$R$3];[$data.G36];&quot;.png&quot;;&quot;&quot;&quot;/&gt;&quot;))" office:value-type="string" office:string-value="&lt;img src=&quot;piano-score-back-036-24-2-bass-A2b.png&quot;/&gt;" calcext:value-type="string">
            <text:p>&lt;img src="piano-score-back-036-24-2-bass-A2b.png"/&gt;</text:p>
          </table:table-cell>
          <table:table-cell table:style-name="ce16" table:formula="of:=CONCATENATE(&quot;&lt;img src=&quot;&quot;&quot;;[.$R$4];&quot;front-&quot;;TEXT([$data.B36];&quot;00&quot;);&quot;-&quot;;[$data.E36];&quot;-&quot;;[.Q35];&quot;.png&quot;;&quot;&quot;&quot;/&gt;&quot;)" office:value-type="string" office:string-value="&lt;img src=&quot;piano-keyboard-front-24-2-G2#-A2b.png&quot;/&gt;" calcext:value-type="string">
            <text:p>&lt;img src="piano-keyboard-front-24-2-G2#-A2b.png"/&gt;</text:p>
          </table:table-cell>
          <table:table-cell table:style-name="ce16" table:formula="of:=CONCATENATE(&quot;&lt;img src=&quot;&quot;&quot;;[.$R$4];&quot;back-&quot;;TEXT([$data.B36];&quot;00&quot;);&quot;-&quot;;[$data.E36];&quot;-&quot;;[.Q35];&quot;.png&quot;;&quot;&quot;&quot;/&gt;&quot;)" office:value-type="string" office:string-value="&lt;img src=&quot;piano-keyboard-back-24-2-G2#-A2b.png&quot;/&gt;" calcext:value-type="string">
            <text:p>&lt;img src="piano-keyboard-back-24-2-G2#-A2b.png"/&gt;</text:p>
          </table:table-cell>
          <table:table-cell table:style-name="ce16" table:formula="of:=IFERROR(__xludf.dummyfunction(&quot;IF(ISBLANK(data!G36),&quot;&quot;&quot;&quot;,CONCATENATE(&quot;&quot;&lt;img src=&quot;&quot;&quot;&quot;&quot;&quot;,$R$5,&quot;&quot;back-&quot;&quot;,REGEXREPLACE(Q35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6]);&quot;&quot;;CONCATENATE(&quot;[sound:&quot;;[.$R$6];[$data.G36];&quot;.mp3]&quot;))" office:value-type="string" office:string-value="[sound:piano-audio-036-24-2-bass-A2b.mp3]" calcext:value-type="string">
            <text:p>[sound:piano-audio-036-24-2-bass-A2b.mp3]</text:p>
          </table:table-cell>
          <table:table-cell table:style-name="ce15" table:formula="of:=[$data.B36]" office:value-type="float" office:value="24" calcext:value-type="float">
            <text:p>24</text:p>
          </table:table-cell>
          <table:table-cell table:style-name="ce16" table:formula="of:=[$data.D3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7]; &quot; &quot;; [$data.I37])" office:value-type="string" office:string-value="A2 bass" calcext:value-type="string">
            <text:p>A2 bass</text:p>
          </table:table-cell>
          <table:table-cell table:style-name="ce16" table:formula="of:=IFERROR(__xludf.dummyfunction(&quot;REGEXREPLACE(data!C3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7]" office:value-type="string" office:string-value="2" calcext:value-type="string">
            <text:p>2</text:p>
          </table:table-cell>
          <table:table-cell table:style-name="ce16" table:formula="of:=IFERROR(__xludf.dummyfunction(&quot;REGEXREPLACE(data!F37,&quot;&quot;[ac-zA-Z0-9]&quot;&quot;,&quot;&quot;&quot;&quot;)&quot;);&quot;&quot;)">
            <text:p/>
          </table:table-cell>
          <table:table-cell table:style-name="ce16" table:formula="of:=[$data.I37]" office:value-type="string" office:string-value="bass" calcext:value-type="string">
            <text:p>bass</text:p>
          </table:table-cell>
          <table:table-cell table:style-name="ce16" table:formula="of:=IF(ISBLANK([$data.G37]);&quot;&quot;;CONCATENATE(&quot;&lt;img src=&quot;&quot;&quot;;[.$R$2];[$data.G37];&quot;.png&quot;;&quot;&quot;&quot;/&gt;&quot;))" office:value-type="string" office:string-value="&lt;img src=&quot;piano-score-front-034-25-2-bass-A2.png&quot;/&gt;" calcext:value-type="string">
            <text:p>&lt;img src="piano-score-front-034-25-2-bass-A2.png"/&gt;</text:p>
          </table:table-cell>
          <table:table-cell table:style-name="ce16" table:formula="of:=IF(ISBLANK([$data.G37]);&quot;&quot;;CONCATENATE(&quot;&lt;img src=&quot;&quot;&quot;;[.$R$3];[$data.G37];&quot;.png&quot;;&quot;&quot;&quot;/&gt;&quot;))" office:value-type="string" office:string-value="&lt;img src=&quot;piano-score-back-034-25-2-bass-A2.png&quot;/&gt;" calcext:value-type="string">
            <text:p>&lt;img src="piano-score-back-034-25-2-bass-A2.png"/&gt;</text:p>
          </table:table-cell>
          <table:table-cell table:style-name="ce16" table:formula="of:=CONCATENATE(&quot;&lt;img src=&quot;&quot;&quot;;[.$R$4];&quot;front-&quot;;TEXT([$data.B37];&quot;00&quot;);&quot;-&quot;;[$data.E37];&quot;-&quot;;[.Q36];&quot;.png&quot;;&quot;&quot;&quot;/&gt;&quot;)" office:value-type="string" office:string-value="&lt;img src=&quot;piano-keyboard-front-25-2-A2.png&quot;/&gt;" calcext:value-type="string">
            <text:p>&lt;img src="piano-keyboard-front-25-2-A2.png"/&gt;</text:p>
          </table:table-cell>
          <table:table-cell table:style-name="ce16" table:formula="of:=CONCATENATE(&quot;&lt;img src=&quot;&quot;&quot;;[.$R$4];&quot;back-&quot;;TEXT([$data.B37];&quot;00&quot;);&quot;-&quot;;[$data.E37];&quot;-&quot;;[.Q36];&quot;.png&quot;;&quot;&quot;&quot;/&gt;&quot;)" office:value-type="string" office:string-value="&lt;img src=&quot;piano-keyboard-back-25-2-A2.png&quot;/&gt;" calcext:value-type="string">
            <text:p>&lt;img src="piano-keyboard-back-25-2-A2.png"/&gt;</text:p>
          </table:table-cell>
          <table:table-cell table:style-name="ce16" table:formula="of:=IFERROR(__xludf.dummyfunction(&quot;IF(ISBLANK(data!G37),&quot;&quot;&quot;&quot;,CONCATENATE(&quot;&quot;&lt;img src=&quot;&quot;&quot;&quot;&quot;&quot;,$R$5,&quot;&quot;back-&quot;&quot;,REGEXREPLACE(Q36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7]);&quot;&quot;;CONCATENATE(&quot;[sound:&quot;;[.$R$6];[$data.G37];&quot;.mp3]&quot;))" office:value-type="string" office:string-value="[sound:piano-audio-034-25-2-bass-A2.mp3]" calcext:value-type="string">
            <text:p>[sound:piano-audio-034-25-2-bass-A2.mp3]</text:p>
          </table:table-cell>
          <table:table-cell table:style-name="ce15" table:formula="of:=[$data.B37]" office:value-type="float" office:value="25" calcext:value-type="float">
            <text:p>25</text:p>
          </table:table-cell>
          <table:table-cell table:style-name="ce16" table:formula="of:=[$data.D3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7,&quot;&quot;[ac-zA-Z0-9]&quot;&quot;,&quot;&quot;&quot;&quot;)&quot;);&quot;&quot;)">
            <text:p/>
          </table:table-cell>
          <table:table-cell table:style-name="ce15" office:value-type="string" calcext:value-type="string">
            <text:p>A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8]; &quot; &quot;; [$data.I38])" office:value-type="string" office:string-value="A2# bass" calcext:value-type="string">
            <text:p>A2# bass</text:p>
          </table:table-cell>
          <table:table-cell table:style-name="ce16" table:formula="of:=IFERROR(__xludf.dummyfunction(&quot;REGEXREPLACE(data!C3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8]" office:value-type="string" office:string-value="2" calcext:value-type="string">
            <text:p>2</text:p>
          </table:table-cell>
          <table:table-cell table:style-name="ce16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8]" office:value-type="string" office:string-value="bass" calcext:value-type="string">
            <text:p>bass</text:p>
          </table:table-cell>
          <table:table-cell table:style-name="ce16" table:formula="of:=IF(ISBLANK([$data.G38]);&quot;&quot;;CONCATENATE(&quot;&lt;img src=&quot;&quot;&quot;;[.$R$2];[$data.G38];&quot;.png&quot;;&quot;&quot;&quot;/&gt;&quot;))" office:value-type="string" office:string-value="&lt;img src=&quot;piano-score-front-035-26-2-bass-A2#.png&quot;/&gt;" calcext:value-type="string">
            <text:p>&lt;img src="piano-score-front-035-26-2-bass-A2#.png"/&gt;</text:p>
          </table:table-cell>
          <table:table-cell table:style-name="ce16" table:formula="of:=IF(ISBLANK([$data.G38]);&quot;&quot;;CONCATENATE(&quot;&lt;img src=&quot;&quot;&quot;;[.$R$3];[$data.G38];&quot;.png&quot;;&quot;&quot;&quot;/&gt;&quot;))" office:value-type="string" office:string-value="&lt;img src=&quot;piano-score-back-035-26-2-bass-A2#.png&quot;/&gt;" calcext:value-type="string">
            <text:p>&lt;img src="piano-score-back-035-26-2-bass-A2#.png"/&gt;</text:p>
          </table:table-cell>
          <table:table-cell table:style-name="ce16" table:formula="of:=CONCATENATE(&quot;&lt;img src=&quot;&quot;&quot;;[.$R$4];&quot;front-&quot;;TEXT([$data.B38];&quot;00&quot;);&quot;-&quot;;[$data.E38];&quot;-&quot;;[.Q37];&quot;.png&quot;;&quot;&quot;&quot;/&gt;&quot;)" office:value-type="string" office:string-value="&lt;img src=&quot;piano-keyboard-front-26-2-A2#-B2b.png&quot;/&gt;" calcext:value-type="string">
            <text:p>&lt;img src="piano-keyboard-front-26-2-A2#-B2b.png"/&gt;</text:p>
          </table:table-cell>
          <table:table-cell table:style-name="ce16" table:formula="of:=CONCATENATE(&quot;&lt;img src=&quot;&quot;&quot;;[.$R$4];&quot;back-&quot;;TEXT([$data.B38];&quot;00&quot;);&quot;-&quot;;[$data.E38];&quot;-&quot;;[.Q37];&quot;.png&quot;;&quot;&quot;&quot;/&gt;&quot;)" office:value-type="string" office:string-value="&lt;img src=&quot;piano-keyboard-back-26-2-A2#-B2b.png&quot;/&gt;" calcext:value-type="string">
            <text:p>&lt;img src="piano-keyboard-back-26-2-A2#-B2b.png"/&gt;</text:p>
          </table:table-cell>
          <table:table-cell table:style-name="ce16" table:formula="of:=IFERROR(__xludf.dummyfunction(&quot;IF(ISBLANK(data!G38),&quot;&quot;&quot;&quot;,CONCATENATE(&quot;&quot;&lt;img src=&quot;&quot;&quot;&quot;&quot;&quot;,$R$5,&quot;&quot;back-&quot;&quot;,REGEXREPLACE(Q37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8]);&quot;&quot;;CONCATENATE(&quot;[sound:&quot;;[.$R$6];[$data.G38];&quot;.mp3]&quot;))" office:value-type="string" office:string-value="[sound:piano-audio-035-26-2-bass-A2#.mp3]" calcext:value-type="string">
            <text:p>[sound:piano-audio-035-26-2-bass-A2#.mp3]</text:p>
          </table:table-cell>
          <table:table-cell table:style-name="ce15" table:formula="of:=[$data.B38]" office:value-type="float" office:value="26" calcext:value-type="float">
            <text:p>26</text:p>
          </table:table-cell>
          <table:table-cell table:style-name="ce16" table:formula="of:=[$data.D3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39]; &quot; &quot;; [$data.I39])" office:value-type="string" office:string-value="B2b bass" calcext:value-type="string">
            <text:p>B2b bass</text:p>
          </table:table-cell>
          <table:table-cell table:style-name="ce16" table:formula="of:=IFERROR(__xludf.dummyfunction(&quot;REGEXREPLACE(data!C39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39]" office:value-type="string" office:string-value="2" calcext:value-type="string">
            <text:p>2</text:p>
          </table:table-cell>
          <table:table-cell table:style-name="ce16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9]" office:value-type="string" office:string-value="bass" calcext:value-type="string">
            <text:p>bass</text:p>
          </table:table-cell>
          <table:table-cell table:style-name="ce16" table:formula="of:=IF(ISBLANK([$data.G39]);&quot;&quot;;CONCATENATE(&quot;&lt;img src=&quot;&quot;&quot;;[.$R$2];[$data.G39];&quot;.png&quot;;&quot;&quot;&quot;/&gt;&quot;))" office:value-type="string" office:string-value="&lt;img src=&quot;piano-score-front-038-26-2-bass-B2b.png&quot;/&gt;" calcext:value-type="string">
            <text:p>&lt;img src="piano-score-front-038-26-2-bass-B2b.png"/&gt;</text:p>
          </table:table-cell>
          <table:table-cell table:style-name="ce16" table:formula="of:=IF(ISBLANK([$data.G39]);&quot;&quot;;CONCATENATE(&quot;&lt;img src=&quot;&quot;&quot;;[.$R$3];[$data.G39];&quot;.png&quot;;&quot;&quot;&quot;/&gt;&quot;))" office:value-type="string" office:string-value="&lt;img src=&quot;piano-score-back-038-26-2-bass-B2b.png&quot;/&gt;" calcext:value-type="string">
            <text:p>&lt;img src="piano-score-back-038-26-2-bass-B2b.png"/&gt;</text:p>
          </table:table-cell>
          <table:table-cell table:style-name="ce16" table:formula="of:=CONCATENATE(&quot;&lt;img src=&quot;&quot;&quot;;[.$R$4];&quot;front-&quot;;TEXT([$data.B39];&quot;00&quot;);&quot;-&quot;;[$data.E39];&quot;-&quot;;[.Q38];&quot;.png&quot;;&quot;&quot;&quot;/&gt;&quot;)" office:value-type="string" office:string-value="&lt;img src=&quot;piano-keyboard-front-26-2-A2#-B2b.png&quot;/&gt;" calcext:value-type="string">
            <text:p>&lt;img src="piano-keyboard-front-26-2-A2#-B2b.png"/&gt;</text:p>
          </table:table-cell>
          <table:table-cell table:style-name="ce16" table:formula="of:=CONCATENATE(&quot;&lt;img src=&quot;&quot;&quot;;[.$R$4];&quot;back-&quot;;TEXT([$data.B39];&quot;00&quot;);&quot;-&quot;;[$data.E39];&quot;-&quot;;[.Q38];&quot;.png&quot;;&quot;&quot;&quot;/&gt;&quot;)" office:value-type="string" office:string-value="&lt;img src=&quot;piano-keyboard-back-26-2-A2#-B2b.png&quot;/&gt;" calcext:value-type="string">
            <text:p>&lt;img src="piano-keyboard-back-26-2-A2#-B2b.png"/&gt;</text:p>
          </table:table-cell>
          <table:table-cell table:style-name="ce16" table:formula="of:=IFERROR(__xludf.dummyfunction(&quot;IF(ISBLANK(data!G39),&quot;&quot;&quot;&quot;,CONCATENATE(&quot;&quot;&lt;img src=&quot;&quot;&quot;&quot;&quot;&quot;,$R$5,&quot;&quot;back-&quot;&quot;,REGEXREPLACE(Q38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9]);&quot;&quot;;CONCATENATE(&quot;[sound:&quot;;[.$R$6];[$data.G39];&quot;.mp3]&quot;))" office:value-type="string" office:string-value="[sound:piano-audio-038-26-2-bass-B2b.mp3]" calcext:value-type="string">
            <text:p>[sound:piano-audio-038-26-2-bass-B2b.mp3]</text:p>
          </table:table-cell>
          <table:table-cell table:style-name="ce15" table:formula="of:=[$data.B39]" office:value-type="float" office:value="26" calcext:value-type="float">
            <text:p>26</text:p>
          </table:table-cell>
          <table:table-cell table:style-name="ce16" table:formula="of:=[$data.D3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0]; &quot; &quot;; [$data.I40])" office:value-type="string" office:string-value="B2 bass" calcext:value-type="string">
            <text:p>B2 bass</text:p>
          </table:table-cell>
          <table:table-cell table:style-name="ce16" table:formula="of:=IFERROR(__xludf.dummyfunction(&quot;REGEXREPLACE(data!C4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40]" office:value-type="string" office:string-value="2" calcext:value-type="string">
            <text:p>2</text:p>
          </table:table-cell>
          <table:table-cell table:style-name="ce16" table:formula="of:=IFERROR(__xludf.dummyfunction(&quot;REGEXREPLACE(data!F40,&quot;&quot;[ac-zA-Z0-9]&quot;&quot;,&quot;&quot;&quot;&quot;)&quot;);&quot;&quot;)">
            <text:p/>
          </table:table-cell>
          <table:table-cell table:style-name="ce16" table:formula="of:=[$data.I40]" office:value-type="string" office:string-value="bass" calcext:value-type="string">
            <text:p>bass</text:p>
          </table:table-cell>
          <table:table-cell table:style-name="ce16" table:formula="of:=IF(ISBLANK([$data.G40]);&quot;&quot;;CONCATENATE(&quot;&lt;img src=&quot;&quot;&quot;;[.$R$2];[$data.G40];&quot;.png&quot;;&quot;&quot;&quot;/&gt;&quot;))" office:value-type="string" office:string-value="&lt;img src=&quot;piano-score-front-037-27-2-bass-B2.png&quot;/&gt;" calcext:value-type="string">
            <text:p>&lt;img src="piano-score-front-037-27-2-bass-B2.png"/&gt;</text:p>
          </table:table-cell>
          <table:table-cell table:style-name="ce16" table:formula="of:=IF(ISBLANK([$data.G40]);&quot;&quot;;CONCATENATE(&quot;&lt;img src=&quot;&quot;&quot;;[.$R$3];[$data.G40];&quot;.png&quot;;&quot;&quot;&quot;/&gt;&quot;))" office:value-type="string" office:string-value="&lt;img src=&quot;piano-score-back-037-27-2-bass-B2.png&quot;/&gt;" calcext:value-type="string">
            <text:p>&lt;img src="piano-score-back-037-27-2-bass-B2.png"/&gt;</text:p>
          </table:table-cell>
          <table:table-cell table:style-name="ce16" table:formula="of:=CONCATENATE(&quot;&lt;img src=&quot;&quot;&quot;;[.$R$4];&quot;front-&quot;;TEXT([$data.B40];&quot;00&quot;);&quot;-&quot;;[$data.E40];&quot;-&quot;;[.Q39];&quot;.png&quot;;&quot;&quot;&quot;/&gt;&quot;)" office:value-type="string" office:string-value="&lt;img src=&quot;piano-keyboard-front-27-2-B2.png&quot;/&gt;" calcext:value-type="string">
            <text:p>&lt;img src="piano-keyboard-front-27-2-B2.png"/&gt;</text:p>
          </table:table-cell>
          <table:table-cell table:style-name="ce16" table:formula="of:=CONCATENATE(&quot;&lt;img src=&quot;&quot;&quot;;[.$R$4];&quot;back-&quot;;TEXT([$data.B40];&quot;00&quot;);&quot;-&quot;;[$data.E40];&quot;-&quot;;[.Q39];&quot;.png&quot;;&quot;&quot;&quot;/&gt;&quot;)" office:value-type="string" office:string-value="&lt;img src=&quot;piano-keyboard-back-27-2-B2.png&quot;/&gt;" calcext:value-type="string">
            <text:p>&lt;img src="piano-keyboard-back-27-2-B2.png"/&gt;</text:p>
          </table:table-cell>
          <table:table-cell table:style-name="ce16" table:formula="of:=IFERROR(__xludf.dummyfunction(&quot;IF(ISBLANK(data!G40),&quot;&quot;&quot;&quot;,CONCATENATE(&quot;&quot;&lt;img src=&quot;&quot;&quot;&quot;&quot;&quot;,$R$5,&quot;&quot;back-&quot;&quot;,REGEXREPLACE(Q39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0]);&quot;&quot;;CONCATENATE(&quot;[sound:&quot;;[.$R$6];[$data.G40];&quot;.mp3]&quot;))" office:value-type="string" office:string-value="[sound:piano-audio-037-27-2-bass-B2.mp3]" calcext:value-type="string">
            <text:p>[sound:piano-audio-037-27-2-bass-B2.mp3]</text:p>
          </table:table-cell>
          <table:table-cell table:style-name="ce15" table:formula="of:=[$data.B40]" office:value-type="float" office:value="27" calcext:value-type="float">
            <text:p>27</text:p>
          </table:table-cell>
          <table:table-cell table:style-name="ce16" table:formula="of:=[$data.D4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40,&quot;&quot;[ac-zA-Z0-9]&quot;&quot;,&quot;&quot;&quot;&quot;)&quot;);&quot;&quot;)">
            <text:p/>
          </table:table-cell>
          <table:table-cell table:style-name="ce15" office:value-type="string" calcext:value-type="string">
            <text:p>B2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1]; &quot; &quot;; [$data.I41])" office:value-type="string" office:string-value="C3 treble" calcext:value-type="string">
            <text:p>C3 treble</text:p>
          </table:table-cell>
          <table:table-cell table:style-name="ce16" table:formula="of:=IFERROR(__xludf.dummyfunction(&quot;REGEXREPLACE(data!C4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1]" office:value-type="string" office:string-value="3" calcext:value-type="string">
            <text:p>3</text:p>
          </table:table-cell>
          <table:table-cell table:style-name="ce16" table:formula="of:=IFERROR(__xludf.dummyfunction(&quot;REGEXREPLACE(data!F41,&quot;&quot;[ac-zA-Z0-9]&quot;&quot;,&quot;&quot;&quot;&quot;)&quot;);&quot;&quot;)">
            <text:p/>
          </table:table-cell>
          <table:table-cell table:style-name="ce16" table:formula="of:=[$data.I41]" office:value-type="string" office:string-value="treble" calcext:value-type="string">
            <text:p>treble</text:p>
          </table:table-cell>
          <table:table-cell table:style-name="ce16" table:formula="of:=IF(ISBLANK([$data.G41]);&quot;&quot;;CONCATENATE(&quot;&lt;img src=&quot;&quot;&quot;;[.$R$2];[$data.G41];&quot;.png&quot;;&quot;&quot;&quot;/&gt;&quot;))" office:value-type="string" office:string-value="&lt;img src=&quot;piano-score-front-039-28-3-treble-C3.png&quot;/&gt;" calcext:value-type="string">
            <text:p>&lt;img src="piano-score-front-039-28-3-treble-C3.png"/&gt;</text:p>
          </table:table-cell>
          <table:table-cell table:style-name="ce16" table:formula="of:=IF(ISBLANK([$data.G41]);&quot;&quot;;CONCATENATE(&quot;&lt;img src=&quot;&quot;&quot;;[.$R$3];[$data.G41];&quot;.png&quot;;&quot;&quot;&quot;/&gt;&quot;))" office:value-type="string" office:string-value="&lt;img src=&quot;piano-score-back-039-28-3-treble-C3.png&quot;/&gt;" calcext:value-type="string">
            <text:p>&lt;img src="piano-score-back-039-28-3-treble-C3.png"/&gt;</text:p>
          </table:table-cell>
          <table:table-cell table:style-name="ce16" table:formula="of:=CONCATENATE(&quot;&lt;img src=&quot;&quot;&quot;;[.$R$4];&quot;front-&quot;;TEXT([$data.B41];&quot;00&quot;);&quot;-&quot;;[$data.E41];&quot;-&quot;;[.Q40];&quot;.png&quot;;&quot;&quot;&quot;/&gt;&quot;)" office:value-type="string" office:string-value="&lt;img src=&quot;piano-keyboard-front-28-3-C3.png&quot;/&gt;" calcext:value-type="string">
            <text:p>&lt;img src="piano-keyboard-front-28-3-C3.png"/&gt;</text:p>
          </table:table-cell>
          <table:table-cell table:style-name="ce16" table:formula="of:=CONCATENATE(&quot;&lt;img src=&quot;&quot;&quot;;[.$R$4];&quot;back-&quot;;TEXT([$data.B41];&quot;00&quot;);&quot;-&quot;;[$data.E41];&quot;-&quot;;[.Q40];&quot;.png&quot;;&quot;&quot;&quot;/&gt;&quot;)" office:value-type="string" office:string-value="&lt;img src=&quot;piano-keyboard-back-28-3-C3.png&quot;/&gt;" calcext:value-type="string">
            <text:p>&lt;img src="piano-keyboard-back-28-3-C3.png"/&gt;</text:p>
          </table:table-cell>
          <table:table-cell table:style-name="ce16" table:formula="of:=IFERROR(__xludf.dummyfunction(&quot;IF(ISBLANK(data!G41),&quot;&quot;&quot;&quot;,CONCATENATE(&quot;&quot;&lt;img src=&quot;&quot;&quot;&quot;&quot;&quot;,$R$5,&quot;&quot;back-&quot;&quot;,REGEXREPLACE(Q40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1]);&quot;&quot;;CONCATENATE(&quot;[sound:&quot;;[.$R$6];[$data.G41];&quot;.mp3]&quot;))" office:value-type="string" office:string-value="[sound:piano-audio-039-28-3-treble-C3.mp3]" calcext:value-type="string">
            <text:p>[sound:piano-audio-039-28-3-treble-C3.mp3]</text:p>
          </table:table-cell>
          <table:table-cell table:style-name="ce15" table:formula="of:=[$data.B41]" office:value-type="float" office:value="28" calcext:value-type="float">
            <text:p>28</text:p>
          </table:table-cell>
          <table:table-cell table:style-name="ce16" table:formula="of:=[$data.D4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1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2]; &quot; &quot;; [$data.I42])" office:value-type="string" office:string-value="C3# treble" calcext:value-type="string">
            <text:p>C3# treble</text:p>
          </table:table-cell>
          <table:table-cell table:style-name="ce16" table:formula="of:=IFERROR(__xludf.dummyfunction(&quot;REGEXREPLACE(data!C4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2]" office:value-type="string" office:string-value="3" calcext:value-type="string">
            <text:p>3</text:p>
          </table:table-cell>
          <table:table-cell table:style-name="ce16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2]" office:value-type="string" office:string-value="treble" calcext:value-type="string">
            <text:p>treble</text:p>
          </table:table-cell>
          <table:table-cell table:style-name="ce16" table:formula="of:=IF(ISBLANK([$data.G42]);&quot;&quot;;CONCATENATE(&quot;&lt;img src=&quot;&quot;&quot;;[.$R$2];[$data.G42];&quot;.png&quot;;&quot;&quot;&quot;/&gt;&quot;))" office:value-type="string" office:string-value="&lt;img src=&quot;piano-score-front-040-29-3-treble-C3#.png&quot;/&gt;" calcext:value-type="string">
            <text:p>&lt;img src="piano-score-front-040-29-3-treble-C3#.png"/&gt;</text:p>
          </table:table-cell>
          <table:table-cell table:style-name="ce16" table:formula="of:=IF(ISBLANK([$data.G42]);&quot;&quot;;CONCATENATE(&quot;&lt;img src=&quot;&quot;&quot;;[.$R$3];[$data.G42];&quot;.png&quot;;&quot;&quot;&quot;/&gt;&quot;))" office:value-type="string" office:string-value="&lt;img src=&quot;piano-score-back-040-29-3-treble-C3#.png&quot;/&gt;" calcext:value-type="string">
            <text:p>&lt;img src="piano-score-back-040-29-3-treble-C3#.png"/&gt;</text:p>
          </table:table-cell>
          <table:table-cell table:style-name="ce16" table:formula="of:=CONCATENATE(&quot;&lt;img src=&quot;&quot;&quot;;[.$R$4];&quot;front-&quot;;TEXT([$data.B42];&quot;00&quot;);&quot;-&quot;;[$data.E42];&quot;-&quot;;[.Q41];&quot;.png&quot;;&quot;&quot;&quot;/&gt;&quot;)" office:value-type="string" office:string-value="&lt;img src=&quot;piano-keyboard-front-29-3-C3#-D3b.png&quot;/&gt;" calcext:value-type="string">
            <text:p>&lt;img src="piano-keyboard-front-29-3-C3#-D3b.png"/&gt;</text:p>
          </table:table-cell>
          <table:table-cell table:style-name="ce16" table:formula="of:=CONCATENATE(&quot;&lt;img src=&quot;&quot;&quot;;[.$R$4];&quot;back-&quot;;TEXT([$data.B42];&quot;00&quot;);&quot;-&quot;;[$data.E42];&quot;-&quot;;[.Q41];&quot;.png&quot;;&quot;&quot;&quot;/&gt;&quot;)" office:value-type="string" office:string-value="&lt;img src=&quot;piano-keyboard-back-29-3-C3#-D3b.png&quot;/&gt;" calcext:value-type="string">
            <text:p>&lt;img src="piano-keyboard-back-29-3-C3#-D3b.png"/&gt;</text:p>
          </table:table-cell>
          <table:table-cell table:style-name="ce16" table:formula="of:=IFERROR(__xludf.dummyfunction(&quot;IF(ISBLANK(data!G42),&quot;&quot;&quot;&quot;,CONCATENATE(&quot;&quot;&lt;img src=&quot;&quot;&quot;&quot;&quot;&quot;,$R$5,&quot;&quot;back-&quot;&quot;,REGEXREPLACE(Q41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2]);&quot;&quot;;CONCATENATE(&quot;[sound:&quot;;[.$R$6];[$data.G42];&quot;.mp3]&quot;))" office:value-type="string" office:string-value="[sound:piano-audio-040-29-3-treble-C3#.mp3]" calcext:value-type="string">
            <text:p>[sound:piano-audio-040-29-3-treble-C3#.mp3]</text:p>
          </table:table-cell>
          <table:table-cell table:style-name="ce15" table:formula="of:=[$data.B42]" office:value-type="float" office:value="29" calcext:value-type="float">
            <text:p>29</text:p>
          </table:table-cell>
          <table:table-cell table:style-name="ce16" table:formula="of:=[$data.D4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3]; &quot; &quot;; [$data.I43])" office:value-type="string" office:string-value="D3b treble" calcext:value-type="string">
            <text:p>D3b treble</text:p>
          </table:table-cell>
          <table:table-cell table:style-name="ce16" table:formula="of:=IFERROR(__xludf.dummyfunction(&quot;REGEXREPLACE(data!C4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3]" office:value-type="string" office:string-value="3" calcext:value-type="string">
            <text:p>3</text:p>
          </table:table-cell>
          <table:table-cell table:style-name="ce16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3]" office:value-type="string" office:string-value="treble" calcext:value-type="string">
            <text:p>treble</text:p>
          </table:table-cell>
          <table:table-cell table:style-name="ce16" table:formula="of:=IF(ISBLANK([$data.G43]);&quot;&quot;;CONCATENATE(&quot;&lt;img src=&quot;&quot;&quot;;[.$R$2];[$data.G43];&quot;.png&quot;;&quot;&quot;&quot;/&gt;&quot;))" office:value-type="string" office:string-value="&lt;img src=&quot;piano-score-front-043-29-3-treble-D3b.png&quot;/&gt;" calcext:value-type="string">
            <text:p>&lt;img src="piano-score-front-043-29-3-treble-D3b.png"/&gt;</text:p>
          </table:table-cell>
          <table:table-cell table:style-name="ce16" table:formula="of:=IF(ISBLANK([$data.G43]);&quot;&quot;;CONCATENATE(&quot;&lt;img src=&quot;&quot;&quot;;[.$R$3];[$data.G43];&quot;.png&quot;;&quot;&quot;&quot;/&gt;&quot;))" office:value-type="string" office:string-value="&lt;img src=&quot;piano-score-back-043-29-3-treble-D3b.png&quot;/&gt;" calcext:value-type="string">
            <text:p>&lt;img src="piano-score-back-043-29-3-treble-D3b.png"/&gt;</text:p>
          </table:table-cell>
          <table:table-cell table:style-name="ce16" table:formula="of:=CONCATENATE(&quot;&lt;img src=&quot;&quot;&quot;;[.$R$4];&quot;front-&quot;;TEXT([$data.B43];&quot;00&quot;);&quot;-&quot;;[$data.E43];&quot;-&quot;;[.Q42];&quot;.png&quot;;&quot;&quot;&quot;/&gt;&quot;)" office:value-type="string" office:string-value="&lt;img src=&quot;piano-keyboard-front-29-3-C3#-D3b.png&quot;/&gt;" calcext:value-type="string">
            <text:p>&lt;img src="piano-keyboard-front-29-3-C3#-D3b.png"/&gt;</text:p>
          </table:table-cell>
          <table:table-cell table:style-name="ce16" table:formula="of:=CONCATENATE(&quot;&lt;img src=&quot;&quot;&quot;;[.$R$4];&quot;back-&quot;;TEXT([$data.B43];&quot;00&quot;);&quot;-&quot;;[$data.E43];&quot;-&quot;;[.Q42];&quot;.png&quot;;&quot;&quot;&quot;/&gt;&quot;)" office:value-type="string" office:string-value="&lt;img src=&quot;piano-keyboard-back-29-3-C3#-D3b.png&quot;/&gt;" calcext:value-type="string">
            <text:p>&lt;img src="piano-keyboard-back-29-3-C3#-D3b.png"/&gt;</text:p>
          </table:table-cell>
          <table:table-cell table:style-name="ce16" table:formula="of:=IFERROR(__xludf.dummyfunction(&quot;IF(ISBLANK(data!G43),&quot;&quot;&quot;&quot;,CONCATENATE(&quot;&quot;&lt;img src=&quot;&quot;&quot;&quot;&quot;&quot;,$R$5,&quot;&quot;back-&quot;&quot;,REGEXREPLACE(Q42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3]);&quot;&quot;;CONCATENATE(&quot;[sound:&quot;;[.$R$6];[$data.G43];&quot;.mp3]&quot;))" office:value-type="string" office:string-value="[sound:piano-audio-043-29-3-treble-D3b.mp3]" calcext:value-type="string">
            <text:p>[sound:piano-audio-043-29-3-treble-D3b.mp3]</text:p>
          </table:table-cell>
          <table:table-cell table:style-name="ce15" table:formula="of:=[$data.B43]" office:value-type="float" office:value="29" calcext:value-type="float">
            <text:p>29</text:p>
          </table:table-cell>
          <table:table-cell table:style-name="ce16" table:formula="of:=[$data.D4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4]; &quot; &quot;; [$data.I44])" office:value-type="string" office:string-value="D3 treble" calcext:value-type="string">
            <text:p>D3 treble</text:p>
          </table:table-cell>
          <table:table-cell table:style-name="ce16" table:formula="of:=IFERROR(__xludf.dummyfunction(&quot;REGEXREPLACE(data!C4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4]" office:value-type="string" office:string-value="3" calcext:value-type="string">
            <text:p>3</text:p>
          </table:table-cell>
          <table:table-cell table:style-name="ce16" table:formula="of:=IFERROR(__xludf.dummyfunction(&quot;REGEXREPLACE(data!F44,&quot;&quot;[ac-zA-Z0-9]&quot;&quot;,&quot;&quot;&quot;&quot;)&quot;);&quot;&quot;)">
            <text:p/>
          </table:table-cell>
          <table:table-cell table:style-name="ce16" table:formula="of:=[$data.I44]" office:value-type="string" office:string-value="treble" calcext:value-type="string">
            <text:p>treble</text:p>
          </table:table-cell>
          <table:table-cell table:style-name="ce16" table:formula="of:=IF(ISBLANK([$data.G44]);&quot;&quot;;CONCATENATE(&quot;&lt;img src=&quot;&quot;&quot;;[.$R$2];[$data.G44];&quot;.png&quot;;&quot;&quot;&quot;/&gt;&quot;))" office:value-type="string" office:string-value="&lt;img src=&quot;piano-score-front-041-30-3-treble-D3.png&quot;/&gt;" calcext:value-type="string">
            <text:p>&lt;img src="piano-score-front-041-30-3-treble-D3.png"/&gt;</text:p>
          </table:table-cell>
          <table:table-cell table:style-name="ce16" table:formula="of:=IF(ISBLANK([$data.G44]);&quot;&quot;;CONCATENATE(&quot;&lt;img src=&quot;&quot;&quot;;[.$R$3];[$data.G44];&quot;.png&quot;;&quot;&quot;&quot;/&gt;&quot;))" office:value-type="string" office:string-value="&lt;img src=&quot;piano-score-back-041-30-3-treble-D3.png&quot;/&gt;" calcext:value-type="string">
            <text:p>&lt;img src="piano-score-back-041-30-3-treble-D3.png"/&gt;</text:p>
          </table:table-cell>
          <table:table-cell table:style-name="ce16" table:formula="of:=CONCATENATE(&quot;&lt;img src=&quot;&quot;&quot;;[.$R$4];&quot;front-&quot;;TEXT([$data.B44];&quot;00&quot;);&quot;-&quot;;[$data.E44];&quot;-&quot;;[.Q43];&quot;.png&quot;;&quot;&quot;&quot;/&gt;&quot;)" office:value-type="string" office:string-value="&lt;img src=&quot;piano-keyboard-front-30-3-D3.png&quot;/&gt;" calcext:value-type="string">
            <text:p>&lt;img src="piano-keyboard-front-30-3-D3.png"/&gt;</text:p>
          </table:table-cell>
          <table:table-cell table:style-name="ce16" table:formula="of:=CONCATENATE(&quot;&lt;img src=&quot;&quot;&quot;;[.$R$4];&quot;back-&quot;;TEXT([$data.B44];&quot;00&quot;);&quot;-&quot;;[$data.E44];&quot;-&quot;;[.Q43];&quot;.png&quot;;&quot;&quot;&quot;/&gt;&quot;)" office:value-type="string" office:string-value="&lt;img src=&quot;piano-keyboard-back-30-3-D3.png&quot;/&gt;" calcext:value-type="string">
            <text:p>&lt;img src="piano-keyboard-back-30-3-D3.png"/&gt;</text:p>
          </table:table-cell>
          <table:table-cell table:style-name="ce16" table:formula="of:=IFERROR(__xludf.dummyfunction(&quot;IF(ISBLANK(data!G44),&quot;&quot;&quot;&quot;,CONCATENATE(&quot;&quot;&lt;img src=&quot;&quot;&quot;&quot;&quot;&quot;,$R$5,&quot;&quot;back-&quot;&quot;,REGEXREPLACE(Q43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4]);&quot;&quot;;CONCATENATE(&quot;[sound:&quot;;[.$R$6];[$data.G44];&quot;.mp3]&quot;))" office:value-type="string" office:string-value="[sound:piano-audio-041-30-3-treble-D3.mp3]" calcext:value-type="string">
            <text:p>[sound:piano-audio-041-30-3-treble-D3.mp3]</text:p>
          </table:table-cell>
          <table:table-cell table:style-name="ce15" table:formula="of:=[$data.B44]" office:value-type="float" office:value="30" calcext:value-type="float">
            <text:p>30</text:p>
          </table:table-cell>
          <table:table-cell table:style-name="ce16" table:formula="of:=[$data.D4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4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5]; &quot; &quot;; [$data.I45])" office:value-type="string" office:string-value="D3# treble" calcext:value-type="string">
            <text:p>D3# treble</text:p>
          </table:table-cell>
          <table:table-cell table:style-name="ce16" table:formula="of:=IFERROR(__xludf.dummyfunction(&quot;REGEXREPLACE(data!C4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5]" office:value-type="string" office:string-value="3" calcext:value-type="string">
            <text:p>3</text:p>
          </table:table-cell>
          <table:table-cell table:style-name="ce16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5]" office:value-type="string" office:string-value="treble" calcext:value-type="string">
            <text:p>treble</text:p>
          </table:table-cell>
          <table:table-cell table:style-name="ce16" table:formula="of:=IF(ISBLANK([$data.G45]);&quot;&quot;;CONCATENATE(&quot;&lt;img src=&quot;&quot;&quot;;[.$R$2];[$data.G45];&quot;.png&quot;;&quot;&quot;&quot;/&gt;&quot;))" office:value-type="string" office:string-value="&lt;img src=&quot;piano-score-front-042-31-3-treble-D3#.png&quot;/&gt;" calcext:value-type="string">
            <text:p>&lt;img src="piano-score-front-042-31-3-treble-D3#.png"/&gt;</text:p>
          </table:table-cell>
          <table:table-cell table:style-name="ce16" table:formula="of:=IF(ISBLANK([$data.G45]);&quot;&quot;;CONCATENATE(&quot;&lt;img src=&quot;&quot;&quot;;[.$R$3];[$data.G45];&quot;.png&quot;;&quot;&quot;&quot;/&gt;&quot;))" office:value-type="string" office:string-value="&lt;img src=&quot;piano-score-back-042-31-3-treble-D3#.png&quot;/&gt;" calcext:value-type="string">
            <text:p>&lt;img src="piano-score-back-042-31-3-treble-D3#.png"/&gt;</text:p>
          </table:table-cell>
          <table:table-cell table:style-name="ce16" table:formula="of:=CONCATENATE(&quot;&lt;img src=&quot;&quot;&quot;;[.$R$4];&quot;front-&quot;;TEXT([$data.B45];&quot;00&quot;);&quot;-&quot;;[$data.E45];&quot;-&quot;;[.Q44];&quot;.png&quot;;&quot;&quot;&quot;/&gt;&quot;)" office:value-type="string" office:string-value="&lt;img src=&quot;piano-keyboard-front-31-3-D3#-E3b.png&quot;/&gt;" calcext:value-type="string">
            <text:p>&lt;img src="piano-keyboard-front-31-3-D3#-E3b.png"/&gt;</text:p>
          </table:table-cell>
          <table:table-cell table:style-name="ce16" table:formula="of:=CONCATENATE(&quot;&lt;img src=&quot;&quot;&quot;;[.$R$4];&quot;back-&quot;;TEXT([$data.B45];&quot;00&quot;);&quot;-&quot;;[$data.E45];&quot;-&quot;;[.Q44];&quot;.png&quot;;&quot;&quot;&quot;/&gt;&quot;)" office:value-type="string" office:string-value="&lt;img src=&quot;piano-keyboard-back-31-3-D3#-E3b.png&quot;/&gt;" calcext:value-type="string">
            <text:p>&lt;img src="piano-keyboard-back-31-3-D3#-E3b.png"/&gt;</text:p>
          </table:table-cell>
          <table:table-cell table:style-name="ce16" table:formula="of:=IFERROR(__xludf.dummyfunction(&quot;IF(ISBLANK(data!G45),&quot;&quot;&quot;&quot;,CONCATENATE(&quot;&quot;&lt;img src=&quot;&quot;&quot;&quot;&quot;&quot;,$R$5,&quot;&quot;back-&quot;&quot;,REGEXREPLACE(Q44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5]);&quot;&quot;;CONCATENATE(&quot;[sound:&quot;;[.$R$6];[$data.G45];&quot;.mp3]&quot;))" office:value-type="string" office:string-value="[sound:piano-audio-042-31-3-treble-D3#.mp3]" calcext:value-type="string">
            <text:p>[sound:piano-audio-042-31-3-treble-D3#.mp3]</text:p>
          </table:table-cell>
          <table:table-cell table:style-name="ce15" table:formula="of:=[$data.B45]" office:value-type="float" office:value="31" calcext:value-type="float">
            <text:p>31</text:p>
          </table:table-cell>
          <table:table-cell table:style-name="ce16" table:formula="of:=[$data.D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6]; &quot; &quot;; [$data.I46])" office:value-type="string" office:string-value="E3b treble" calcext:value-type="string">
            <text:p>E3b treble</text:p>
          </table:table-cell>
          <table:table-cell table:style-name="ce16" table:formula="of:=IFERROR(__xludf.dummyfunction(&quot;REGEXREPLACE(data!C4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6]" office:value-type="string" office:string-value="3" calcext:value-type="string">
            <text:p>3</text:p>
          </table:table-cell>
          <table:table-cell table:style-name="ce16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6]" office:value-type="string" office:string-value="treble" calcext:value-type="string">
            <text:p>treble</text:p>
          </table:table-cell>
          <table:table-cell table:style-name="ce16" table:formula="of:=IF(ISBLANK([$data.G46]);&quot;&quot;;CONCATENATE(&quot;&lt;img src=&quot;&quot;&quot;;[.$R$2];[$data.G46];&quot;.png&quot;;&quot;&quot;&quot;/&gt;&quot;))" office:value-type="string" office:string-value="&lt;img src=&quot;piano-score-front-045-31-3-treble-E3b.png&quot;/&gt;" calcext:value-type="string">
            <text:p>&lt;img src="piano-score-front-045-31-3-treble-E3b.png"/&gt;</text:p>
          </table:table-cell>
          <table:table-cell table:style-name="ce16" table:formula="of:=IF(ISBLANK([$data.G46]);&quot;&quot;;CONCATENATE(&quot;&lt;img src=&quot;&quot;&quot;;[.$R$3];[$data.G46];&quot;.png&quot;;&quot;&quot;&quot;/&gt;&quot;))" office:value-type="string" office:string-value="&lt;img src=&quot;piano-score-back-045-31-3-treble-E3b.png&quot;/&gt;" calcext:value-type="string">
            <text:p>&lt;img src="piano-score-back-045-31-3-treble-E3b.png"/&gt;</text:p>
          </table:table-cell>
          <table:table-cell table:style-name="ce16" table:formula="of:=CONCATENATE(&quot;&lt;img src=&quot;&quot;&quot;;[.$R$4];&quot;front-&quot;;TEXT([$data.B46];&quot;00&quot;);&quot;-&quot;;[$data.E46];&quot;-&quot;;[.Q45];&quot;.png&quot;;&quot;&quot;&quot;/&gt;&quot;)" office:value-type="string" office:string-value="&lt;img src=&quot;piano-keyboard-front-31-3-D3#-E3b.png&quot;/&gt;" calcext:value-type="string">
            <text:p>&lt;img src="piano-keyboard-front-31-3-D3#-E3b.png"/&gt;</text:p>
          </table:table-cell>
          <table:table-cell table:style-name="ce16" table:formula="of:=CONCATENATE(&quot;&lt;img src=&quot;&quot;&quot;;[.$R$4];&quot;back-&quot;;TEXT([$data.B46];&quot;00&quot;);&quot;-&quot;;[$data.E46];&quot;-&quot;;[.Q45];&quot;.png&quot;;&quot;&quot;&quot;/&gt;&quot;)" office:value-type="string" office:string-value="&lt;img src=&quot;piano-keyboard-back-31-3-D3#-E3b.png&quot;/&gt;" calcext:value-type="string">
            <text:p>&lt;img src="piano-keyboard-back-31-3-D3#-E3b.png"/&gt;</text:p>
          </table:table-cell>
          <table:table-cell table:style-name="ce16" table:formula="of:=IFERROR(__xludf.dummyfunction(&quot;IF(ISBLANK(data!G46),&quot;&quot;&quot;&quot;,CONCATENATE(&quot;&quot;&lt;img src=&quot;&quot;&quot;&quot;&quot;&quot;,$R$5,&quot;&quot;back-&quot;&quot;,REGEXREPLACE(Q45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6]);&quot;&quot;;CONCATENATE(&quot;[sound:&quot;;[.$R$6];[$data.G46];&quot;.mp3]&quot;))" office:value-type="string" office:string-value="[sound:piano-audio-045-31-3-treble-E3b.mp3]" calcext:value-type="string">
            <text:p>[sound:piano-audio-045-31-3-treble-E3b.mp3]</text:p>
          </table:table-cell>
          <table:table-cell table:style-name="ce15" table:formula="of:=[$data.B46]" office:value-type="float" office:value="31" calcext:value-type="float">
            <text:p>31</text:p>
          </table:table-cell>
          <table:table-cell table:style-name="ce16" table:formula="of:=[$data.D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7]; &quot; &quot;; [$data.I47])" office:value-type="string" office:string-value="E3 treble" calcext:value-type="string">
            <text:p>E3 treble</text:p>
          </table:table-cell>
          <table:table-cell table:style-name="ce16" table:formula="of:=IFERROR(__xludf.dummyfunction(&quot;REGEXREPLACE(data!C4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7]" office:value-type="string" office:string-value="3" calcext:value-type="string">
            <text:p>3</text:p>
          </table:table-cell>
          <table:table-cell table:style-name="ce16" table:formula="of:=IFERROR(__xludf.dummyfunction(&quot;REGEXREPLACE(data!F47,&quot;&quot;[ac-zA-Z0-9]&quot;&quot;,&quot;&quot;&quot;&quot;)&quot;);&quot;&quot;)">
            <text:p/>
          </table:table-cell>
          <table:table-cell table:style-name="ce16" table:formula="of:=[$data.I47]" office:value-type="string" office:string-value="treble" calcext:value-type="string">
            <text:p>treble</text:p>
          </table:table-cell>
          <table:table-cell table:style-name="ce16" table:formula="of:=IF(ISBLANK([$data.G47]);&quot;&quot;;CONCATENATE(&quot;&lt;img src=&quot;&quot;&quot;;[.$R$2];[$data.G47];&quot;.png&quot;;&quot;&quot;&quot;/&gt;&quot;))" office:value-type="string" office:string-value="&lt;img src=&quot;piano-score-front-044-32-3-treble-E3.png&quot;/&gt;" calcext:value-type="string">
            <text:p>&lt;img src="piano-score-front-044-32-3-treble-E3.png"/&gt;</text:p>
          </table:table-cell>
          <table:table-cell table:style-name="ce16" table:formula="of:=IF(ISBLANK([$data.G47]);&quot;&quot;;CONCATENATE(&quot;&lt;img src=&quot;&quot;&quot;;[.$R$3];[$data.G47];&quot;.png&quot;;&quot;&quot;&quot;/&gt;&quot;))" office:value-type="string" office:string-value="&lt;img src=&quot;piano-score-back-044-32-3-treble-E3.png&quot;/&gt;" calcext:value-type="string">
            <text:p>&lt;img src="piano-score-back-044-32-3-treble-E3.png"/&gt;</text:p>
          </table:table-cell>
          <table:table-cell table:style-name="ce16" table:formula="of:=CONCATENATE(&quot;&lt;img src=&quot;&quot;&quot;;[.$R$4];&quot;front-&quot;;TEXT([$data.B47];&quot;00&quot;);&quot;-&quot;;[$data.E47];&quot;-&quot;;[.Q46];&quot;.png&quot;;&quot;&quot;&quot;/&gt;&quot;)" office:value-type="string" office:string-value="&lt;img src=&quot;piano-keyboard-front-32-3-E3.png&quot;/&gt;" calcext:value-type="string">
            <text:p>&lt;img src="piano-keyboard-front-32-3-E3.png"/&gt;</text:p>
          </table:table-cell>
          <table:table-cell table:style-name="ce16" table:formula="of:=CONCATENATE(&quot;&lt;img src=&quot;&quot;&quot;;[.$R$4];&quot;back-&quot;;TEXT([$data.B47];&quot;00&quot;);&quot;-&quot;;[$data.E47];&quot;-&quot;;[.Q46];&quot;.png&quot;;&quot;&quot;&quot;/&gt;&quot;)" office:value-type="string" office:string-value="&lt;img src=&quot;piano-keyboard-back-32-3-E3.png&quot;/&gt;" calcext:value-type="string">
            <text:p>&lt;img src="piano-keyboard-back-32-3-E3.png"/&gt;</text:p>
          </table:table-cell>
          <table:table-cell table:style-name="ce16" table:formula="of:=IFERROR(__xludf.dummyfunction(&quot;IF(ISBLANK(data!G47),&quot;&quot;&quot;&quot;,CONCATENATE(&quot;&quot;&lt;img src=&quot;&quot;&quot;&quot;&quot;&quot;,$R$5,&quot;&quot;back-&quot;&quot;,REGEXREPLACE(Q46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7]);&quot;&quot;;CONCATENATE(&quot;[sound:&quot;;[.$R$6];[$data.G47];&quot;.mp3]&quot;))" office:value-type="string" office:string-value="[sound:piano-audio-044-32-3-treble-E3.mp3]" calcext:value-type="string">
            <text:p>[sound:piano-audio-044-32-3-treble-E3.mp3]</text:p>
          </table:table-cell>
          <table:table-cell table:style-name="ce15" table:formula="of:=[$data.B47]" office:value-type="float" office:value="32" calcext:value-type="float">
            <text:p>32</text:p>
          </table:table-cell>
          <table:table-cell table:style-name="ce16" table:formula="of:=[$data.D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7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8]; &quot; &quot;; [$data.I48])" office:value-type="string" office:string-value="F3 treble" calcext:value-type="string">
            <text:p>F3 treble</text:p>
          </table:table-cell>
          <table:table-cell table:style-name="ce16" table:formula="of:=IFERROR(__xludf.dummyfunction(&quot;REGEXREPLACE(data!C4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8]" office:value-type="string" office:string-value="3" calcext:value-type="string">
            <text:p>3</text:p>
          </table:table-cell>
          <table:table-cell table:style-name="ce16" table:formula="of:=IFERROR(__xludf.dummyfunction(&quot;REGEXREPLACE(data!F48,&quot;&quot;[ac-zA-Z0-9]&quot;&quot;,&quot;&quot;&quot;&quot;)&quot;);&quot;&quot;)">
            <text:p/>
          </table:table-cell>
          <table:table-cell table:style-name="ce16" table:formula="of:=[$data.I48]" office:value-type="string" office:string-value="treble" calcext:value-type="string">
            <text:p>treble</text:p>
          </table:table-cell>
          <table:table-cell table:style-name="ce16" table:formula="of:=IF(ISBLANK([$data.G48]);&quot;&quot;;CONCATENATE(&quot;&lt;img src=&quot;&quot;&quot;;[.$R$2];[$data.G48];&quot;.png&quot;;&quot;&quot;&quot;/&gt;&quot;))" office:value-type="string" office:string-value="&lt;img src=&quot;piano-score-front-046-33-3-treble-F3.png&quot;/&gt;" calcext:value-type="string">
            <text:p>&lt;img src="piano-score-front-046-33-3-treble-F3.png"/&gt;</text:p>
          </table:table-cell>
          <table:table-cell table:style-name="ce16" table:formula="of:=IF(ISBLANK([$data.G48]);&quot;&quot;;CONCATENATE(&quot;&lt;img src=&quot;&quot;&quot;;[.$R$3];[$data.G48];&quot;.png&quot;;&quot;&quot;&quot;/&gt;&quot;))" office:value-type="string" office:string-value="&lt;img src=&quot;piano-score-back-046-33-3-treble-F3.png&quot;/&gt;" calcext:value-type="string">
            <text:p>&lt;img src="piano-score-back-046-33-3-treble-F3.png"/&gt;</text:p>
          </table:table-cell>
          <table:table-cell table:style-name="ce16" table:formula="of:=CONCATENATE(&quot;&lt;img src=&quot;&quot;&quot;;[.$R$4];&quot;front-&quot;;TEXT([$data.B48];&quot;00&quot;);&quot;-&quot;;[$data.E48];&quot;-&quot;;[.Q47];&quot;.png&quot;;&quot;&quot;&quot;/&gt;&quot;)" office:value-type="string" office:string-value="&lt;img src=&quot;piano-keyboard-front-33-3-F3.png&quot;/&gt;" calcext:value-type="string">
            <text:p>&lt;img src="piano-keyboard-front-33-3-F3.png"/&gt;</text:p>
          </table:table-cell>
          <table:table-cell table:style-name="ce16" table:formula="of:=CONCATENATE(&quot;&lt;img src=&quot;&quot;&quot;;[.$R$4];&quot;back-&quot;;TEXT([$data.B48];&quot;00&quot;);&quot;-&quot;;[$data.E48];&quot;-&quot;;[.Q47];&quot;.png&quot;;&quot;&quot;&quot;/&gt;&quot;)" office:value-type="string" office:string-value="&lt;img src=&quot;piano-keyboard-back-33-3-F3.png&quot;/&gt;" calcext:value-type="string">
            <text:p>&lt;img src="piano-keyboard-back-33-3-F3.png"/&gt;</text:p>
          </table:table-cell>
          <table:table-cell table:style-name="ce16" table:formula="of:=IFERROR(__xludf.dummyfunction(&quot;IF(ISBLANK(data!G48),&quot;&quot;&quot;&quot;,CONCATENATE(&quot;&quot;&lt;img src=&quot;&quot;&quot;&quot;&quot;&quot;,$R$5,&quot;&quot;back-&quot;&quot;,REGEXREPLACE(Q47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8]);&quot;&quot;;CONCATENATE(&quot;[sound:&quot;;[.$R$6];[$data.G48];&quot;.mp3]&quot;))" office:value-type="string" office:string-value="[sound:piano-audio-046-33-3-treble-F3.mp3]" calcext:value-type="string">
            <text:p>[sound:piano-audio-046-33-3-treble-F3.mp3]</text:p>
          </table:table-cell>
          <table:table-cell table:style-name="ce15" table:formula="of:=[$data.B48]" office:value-type="float" office:value="33" calcext:value-type="float">
            <text:p>33</text:p>
          </table:table-cell>
          <table:table-cell table:style-name="ce16" table:formula="of:=[$data.D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8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49]; &quot; &quot;; [$data.I49])" office:value-type="string" office:string-value="F3# treble" calcext:value-type="string">
            <text:p>F3# treble</text:p>
          </table:table-cell>
          <table:table-cell table:style-name="ce16" table:formula="of:=IFERROR(__xludf.dummyfunction(&quot;REGEXREPLACE(data!C4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9]" office:value-type="string" office:string-value="3" calcext:value-type="string">
            <text:p>3</text:p>
          </table:table-cell>
          <table:table-cell table:style-name="ce16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9]" office:value-type="string" office:string-value="treble" calcext:value-type="string">
            <text:p>treble</text:p>
          </table:table-cell>
          <table:table-cell table:style-name="ce16" table:formula="of:=IF(ISBLANK([$data.G49]);&quot;&quot;;CONCATENATE(&quot;&lt;img src=&quot;&quot;&quot;;[.$R$2];[$data.G49];&quot;.png&quot;;&quot;&quot;&quot;/&gt;&quot;))" office:value-type="string" office:string-value="&lt;img src=&quot;piano-score-front-047-34-3-treble-F3#.png&quot;/&gt;" calcext:value-type="string">
            <text:p>&lt;img src="piano-score-front-047-34-3-treble-F3#.png"/&gt;</text:p>
          </table:table-cell>
          <table:table-cell table:style-name="ce16" table:formula="of:=IF(ISBLANK([$data.G49]);&quot;&quot;;CONCATENATE(&quot;&lt;img src=&quot;&quot;&quot;;[.$R$3];[$data.G49];&quot;.png&quot;;&quot;&quot;&quot;/&gt;&quot;))" office:value-type="string" office:string-value="&lt;img src=&quot;piano-score-back-047-34-3-treble-F3#.png&quot;/&gt;" calcext:value-type="string">
            <text:p>&lt;img src="piano-score-back-047-34-3-treble-F3#.png"/&gt;</text:p>
          </table:table-cell>
          <table:table-cell table:style-name="ce16" table:formula="of:=CONCATENATE(&quot;&lt;img src=&quot;&quot;&quot;;[.$R$4];&quot;front-&quot;;TEXT([$data.B49];&quot;00&quot;);&quot;-&quot;;[$data.E49];&quot;-&quot;;[.Q48];&quot;.png&quot;;&quot;&quot;&quot;/&gt;&quot;)" office:value-type="string" office:string-value="&lt;img src=&quot;piano-keyboard-front-34-3-F3#-G3b.png&quot;/&gt;" calcext:value-type="string">
            <text:p>&lt;img src="piano-keyboard-front-34-3-F3#-G3b.png"/&gt;</text:p>
          </table:table-cell>
          <table:table-cell table:style-name="ce16" table:formula="of:=CONCATENATE(&quot;&lt;img src=&quot;&quot;&quot;;[.$R$4];&quot;back-&quot;;TEXT([$data.B49];&quot;00&quot;);&quot;-&quot;;[$data.E49];&quot;-&quot;;[.Q48];&quot;.png&quot;;&quot;&quot;&quot;/&gt;&quot;)" office:value-type="string" office:string-value="&lt;img src=&quot;piano-keyboard-back-34-3-F3#-G3b.png&quot;/&gt;" calcext:value-type="string">
            <text:p>&lt;img src="piano-keyboard-back-34-3-F3#-G3b.png"/&gt;</text:p>
          </table:table-cell>
          <table:table-cell table:style-name="ce16" table:formula="of:=IFERROR(__xludf.dummyfunction(&quot;IF(ISBLANK(data!G49),&quot;&quot;&quot;&quot;,CONCATENATE(&quot;&quot;&lt;img src=&quot;&quot;&quot;&quot;&quot;&quot;,$R$5,&quot;&quot;back-&quot;&quot;,REGEXREPLACE(Q48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9]);&quot;&quot;;CONCATENATE(&quot;[sound:&quot;;[.$R$6];[$data.G49];&quot;.mp3]&quot;))" office:value-type="string" office:string-value="[sound:piano-audio-047-34-3-treble-F3#.mp3]" calcext:value-type="string">
            <text:p>[sound:piano-audio-047-34-3-treble-F3#.mp3]</text:p>
          </table:table-cell>
          <table:table-cell table:style-name="ce15" table:formula="of:=[$data.B49]" office:value-type="float" office:value="34" calcext:value-type="float">
            <text:p>34</text:p>
          </table:table-cell>
          <table:table-cell table:style-name="ce16" table:formula="of:=[$data.D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0]; &quot; &quot;; [$data.I50])" office:value-type="string" office:string-value="G3b treble" calcext:value-type="string">
            <text:p>G3b treble</text:p>
          </table:table-cell>
          <table:table-cell table:style-name="ce16" table:formula="of:=IFERROR(__xludf.dummyfunction(&quot;REGEXREPLACE(data!C5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0]" office:value-type="string" office:string-value="3" calcext:value-type="string">
            <text:p>3</text:p>
          </table:table-cell>
          <table:table-cell table:style-name="ce16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0]" office:value-type="string" office:string-value="treble" calcext:value-type="string">
            <text:p>treble</text:p>
          </table:table-cell>
          <table:table-cell table:style-name="ce16" table:formula="of:=IF(ISBLANK([$data.G50]);&quot;&quot;;CONCATENATE(&quot;&lt;img src=&quot;&quot;&quot;;[.$R$2];[$data.G50];&quot;.png&quot;;&quot;&quot;&quot;/&gt;&quot;))" office:value-type="string" office:string-value="&lt;img src=&quot;piano-score-front-050-34-3-treble-G3b.png&quot;/&gt;" calcext:value-type="string">
            <text:p>&lt;img src="piano-score-front-050-34-3-treble-G3b.png"/&gt;</text:p>
          </table:table-cell>
          <table:table-cell table:style-name="ce16" table:formula="of:=IF(ISBLANK([$data.G50]);&quot;&quot;;CONCATENATE(&quot;&lt;img src=&quot;&quot;&quot;;[.$R$3];[$data.G50];&quot;.png&quot;;&quot;&quot;&quot;/&gt;&quot;))" office:value-type="string" office:string-value="&lt;img src=&quot;piano-score-back-050-34-3-treble-G3b.png&quot;/&gt;" calcext:value-type="string">
            <text:p>&lt;img src="piano-score-back-050-34-3-treble-G3b.png"/&gt;</text:p>
          </table:table-cell>
          <table:table-cell table:style-name="ce16" table:formula="of:=CONCATENATE(&quot;&lt;img src=&quot;&quot;&quot;;[.$R$4];&quot;front-&quot;;TEXT([$data.B50];&quot;00&quot;);&quot;-&quot;;[$data.E50];&quot;-&quot;;[.Q49];&quot;.png&quot;;&quot;&quot;&quot;/&gt;&quot;)" office:value-type="string" office:string-value="&lt;img src=&quot;piano-keyboard-front-34-3-F3#-G3b.png&quot;/&gt;" calcext:value-type="string">
            <text:p>&lt;img src="piano-keyboard-front-34-3-F3#-G3b.png"/&gt;</text:p>
          </table:table-cell>
          <table:table-cell table:style-name="ce16" table:formula="of:=CONCATENATE(&quot;&lt;img src=&quot;&quot;&quot;;[.$R$4];&quot;back-&quot;;TEXT([$data.B50];&quot;00&quot;);&quot;-&quot;;[$data.E50];&quot;-&quot;;[.Q49];&quot;.png&quot;;&quot;&quot;&quot;/&gt;&quot;)" office:value-type="string" office:string-value="&lt;img src=&quot;piano-keyboard-back-34-3-F3#-G3b.png&quot;/&gt;" calcext:value-type="string">
            <text:p>&lt;img src="piano-keyboard-back-34-3-F3#-G3b.png"/&gt;</text:p>
          </table:table-cell>
          <table:table-cell table:style-name="ce16" table:formula="of:=IFERROR(__xludf.dummyfunction(&quot;IF(ISBLANK(data!G50),&quot;&quot;&quot;&quot;,CONCATENATE(&quot;&quot;&lt;img src=&quot;&quot;&quot;&quot;&quot;&quot;,$R$5,&quot;&quot;back-&quot;&quot;,REGEXREPLACE(Q49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0]);&quot;&quot;;CONCATENATE(&quot;[sound:&quot;;[.$R$6];[$data.G50];&quot;.mp3]&quot;))" office:value-type="string" office:string-value="[sound:piano-audio-050-34-3-treble-G3b.mp3]" calcext:value-type="string">
            <text:p>[sound:piano-audio-050-34-3-treble-G3b.mp3]</text:p>
          </table:table-cell>
          <table:table-cell table:style-name="ce15" table:formula="of:=[$data.B50]" office:value-type="float" office:value="34" calcext:value-type="float">
            <text:p>34</text:p>
          </table:table-cell>
          <table:table-cell table:style-name="ce16" table:formula="of:=[$data.D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1]; &quot; &quot;; [$data.I51])" office:value-type="string" office:string-value="G3 treble" calcext:value-type="string">
            <text:p>G3 treble</text:p>
          </table:table-cell>
          <table:table-cell table:style-name="ce16" table:formula="of:=IFERROR(__xludf.dummyfunction(&quot;REGEXREPLACE(data!C5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1]" office:value-type="string" office:string-value="3" calcext:value-type="string">
            <text:p>3</text:p>
          </table:table-cell>
          <table:table-cell table:style-name="ce16" table:formula="of:=IFERROR(__xludf.dummyfunction(&quot;REGEXREPLACE(data!F51,&quot;&quot;[ac-zA-Z0-9]&quot;&quot;,&quot;&quot;&quot;&quot;)&quot;);&quot;&quot;)">
            <text:p/>
          </table:table-cell>
          <table:table-cell table:style-name="ce16" table:formula="of:=[$data.I51]" office:value-type="string" office:string-value="treble" calcext:value-type="string">
            <text:p>treble</text:p>
          </table:table-cell>
          <table:table-cell table:style-name="ce16" table:formula="of:=IF(ISBLANK([$data.G51]);&quot;&quot;;CONCATENATE(&quot;&lt;img src=&quot;&quot;&quot;;[.$R$2];[$data.G51];&quot;.png&quot;;&quot;&quot;&quot;/&gt;&quot;))" office:value-type="string" office:string-value="&lt;img src=&quot;piano-score-front-048-35-3-treble-G3.png&quot;/&gt;" calcext:value-type="string">
            <text:p>&lt;img src="piano-score-front-048-35-3-treble-G3.png"/&gt;</text:p>
          </table:table-cell>
          <table:table-cell table:style-name="ce16" table:formula="of:=IF(ISBLANK([$data.G51]);&quot;&quot;;CONCATENATE(&quot;&lt;img src=&quot;&quot;&quot;;[.$R$3];[$data.G51];&quot;.png&quot;;&quot;&quot;&quot;/&gt;&quot;))" office:value-type="string" office:string-value="&lt;img src=&quot;piano-score-back-048-35-3-treble-G3.png&quot;/&gt;" calcext:value-type="string">
            <text:p>&lt;img src="piano-score-back-048-35-3-treble-G3.png"/&gt;</text:p>
          </table:table-cell>
          <table:table-cell table:style-name="ce16" table:formula="of:=CONCATENATE(&quot;&lt;img src=&quot;&quot;&quot;;[.$R$4];&quot;front-&quot;;TEXT([$data.B51];&quot;00&quot;);&quot;-&quot;;[$data.E51];&quot;-&quot;;[.Q50];&quot;.png&quot;;&quot;&quot;&quot;/&gt;&quot;)" office:value-type="string" office:string-value="&lt;img src=&quot;piano-keyboard-front-35-3-G3.png&quot;/&gt;" calcext:value-type="string">
            <text:p>&lt;img src="piano-keyboard-front-35-3-G3.png"/&gt;</text:p>
          </table:table-cell>
          <table:table-cell table:style-name="ce16" table:formula="of:=CONCATENATE(&quot;&lt;img src=&quot;&quot;&quot;;[.$R$4];&quot;back-&quot;;TEXT([$data.B51];&quot;00&quot;);&quot;-&quot;;[$data.E51];&quot;-&quot;;[.Q50];&quot;.png&quot;;&quot;&quot;&quot;/&gt;&quot;)" office:value-type="string" office:string-value="&lt;img src=&quot;piano-keyboard-back-35-3-G3.png&quot;/&gt;" calcext:value-type="string">
            <text:p>&lt;img src="piano-keyboard-back-35-3-G3.png"/&gt;</text:p>
          </table:table-cell>
          <table:table-cell table:style-name="ce16" table:formula="of:=IFERROR(__xludf.dummyfunction(&quot;IF(ISBLANK(data!G51),&quot;&quot;&quot;&quot;,CONCATENATE(&quot;&quot;&lt;img src=&quot;&quot;&quot;&quot;&quot;&quot;,$R$5,&quot;&quot;back-&quot;&quot;,REGEXREPLACE(Q50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1]);&quot;&quot;;CONCATENATE(&quot;[sound:&quot;;[.$R$6];[$data.G51];&quot;.mp3]&quot;))" office:value-type="string" office:string-value="[sound:piano-audio-048-35-3-treble-G3.mp3]" calcext:value-type="string">
            <text:p>[sound:piano-audio-048-35-3-treble-G3.mp3]</text:p>
          </table:table-cell>
          <table:table-cell table:style-name="ce15" table:formula="of:=[$data.B51]" office:value-type="float" office:value="35" calcext:value-type="float">
            <text:p>35</text:p>
          </table:table-cell>
          <table:table-cell table:style-name="ce16" table:formula="of:=[$data.D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1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2]; &quot; &quot;; [$data.I52])" office:value-type="string" office:string-value="G3# treble" calcext:value-type="string">
            <text:p>G3# treble</text:p>
          </table:table-cell>
          <table:table-cell table:style-name="ce16" table:formula="of:=IFERROR(__xludf.dummyfunction(&quot;REGEXREPLACE(data!C5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2]" office:value-type="string" office:string-value="3" calcext:value-type="string">
            <text:p>3</text:p>
          </table:table-cell>
          <table:table-cell table:style-name="ce16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2]" office:value-type="string" office:string-value="treble" calcext:value-type="string">
            <text:p>treble</text:p>
          </table:table-cell>
          <table:table-cell table:style-name="ce16" table:formula="of:=IF(ISBLANK([$data.G52]);&quot;&quot;;CONCATENATE(&quot;&lt;img src=&quot;&quot;&quot;;[.$R$2];[$data.G52];&quot;.png&quot;;&quot;&quot;&quot;/&gt;&quot;))" office:value-type="string" office:string-value="&lt;img src=&quot;piano-score-front-049-36-3-treble-G3#.png&quot;/&gt;" calcext:value-type="string">
            <text:p>&lt;img src="piano-score-front-049-36-3-treble-G3#.png"/&gt;</text:p>
          </table:table-cell>
          <table:table-cell table:style-name="ce16" table:formula="of:=IF(ISBLANK([$data.G52]);&quot;&quot;;CONCATENATE(&quot;&lt;img src=&quot;&quot;&quot;;[.$R$3];[$data.G52];&quot;.png&quot;;&quot;&quot;&quot;/&gt;&quot;))" office:value-type="string" office:string-value="&lt;img src=&quot;piano-score-back-049-36-3-treble-G3#.png&quot;/&gt;" calcext:value-type="string">
            <text:p>&lt;img src="piano-score-back-049-36-3-treble-G3#.png"/&gt;</text:p>
          </table:table-cell>
          <table:table-cell table:style-name="ce16" table:formula="of:=CONCATENATE(&quot;&lt;img src=&quot;&quot;&quot;;[.$R$4];&quot;front-&quot;;TEXT([$data.B52];&quot;00&quot;);&quot;-&quot;;[$data.E52];&quot;-&quot;;[.Q51];&quot;.png&quot;;&quot;&quot;&quot;/&gt;&quot;)" office:value-type="string" office:string-value="&lt;img src=&quot;piano-keyboard-front-36-3-G3#-A3b.png&quot;/&gt;" calcext:value-type="string">
            <text:p>&lt;img src="piano-keyboard-front-36-3-G3#-A3b.png"/&gt;</text:p>
          </table:table-cell>
          <table:table-cell table:style-name="ce16" table:formula="of:=CONCATENATE(&quot;&lt;img src=&quot;&quot;&quot;;[.$R$4];&quot;back-&quot;;TEXT([$data.B52];&quot;00&quot;);&quot;-&quot;;[$data.E52];&quot;-&quot;;[.Q51];&quot;.png&quot;;&quot;&quot;&quot;/&gt;&quot;)" office:value-type="string" office:string-value="&lt;img src=&quot;piano-keyboard-back-36-3-G3#-A3b.png&quot;/&gt;" calcext:value-type="string">
            <text:p>&lt;img src="piano-keyboard-back-36-3-G3#-A3b.png"/&gt;</text:p>
          </table:table-cell>
          <table:table-cell table:style-name="ce16" table:formula="of:=IFERROR(__xludf.dummyfunction(&quot;IF(ISBLANK(data!G52),&quot;&quot;&quot;&quot;,CONCATENATE(&quot;&quot;&lt;img src=&quot;&quot;&quot;&quot;&quot;&quot;,$R$5,&quot;&quot;back-&quot;&quot;,REGEXREPLACE(Q51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2]);&quot;&quot;;CONCATENATE(&quot;[sound:&quot;;[.$R$6];[$data.G52];&quot;.mp3]&quot;))" office:value-type="string" office:string-value="[sound:piano-audio-049-36-3-treble-G3#.mp3]" calcext:value-type="string">
            <text:p>[sound:piano-audio-049-36-3-treble-G3#.mp3]</text:p>
          </table:table-cell>
          <table:table-cell table:style-name="ce15" table:formula="of:=[$data.B52]" office:value-type="float" office:value="36" calcext:value-type="float">
            <text:p>36</text:p>
          </table:table-cell>
          <table:table-cell table:style-name="ce16" table:formula="of:=[$data.D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3]; &quot; &quot;; [$data.I53])" office:value-type="string" office:string-value="A3b treble" calcext:value-type="string">
            <text:p>A3b treble</text:p>
          </table:table-cell>
          <table:table-cell table:style-name="ce16" table:formula="of:=IFERROR(__xludf.dummyfunction(&quot;REGEXREPLACE(data!C5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3]" office:value-type="string" office:string-value="3" calcext:value-type="string">
            <text:p>3</text:p>
          </table:table-cell>
          <table:table-cell table:style-name="ce16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3]" office:value-type="string" office:string-value="treble" calcext:value-type="string">
            <text:p>treble</text:p>
          </table:table-cell>
          <table:table-cell table:style-name="ce16" table:formula="of:=IF(ISBLANK([$data.G53]);&quot;&quot;;CONCATENATE(&quot;&lt;img src=&quot;&quot;&quot;;[.$R$2];[$data.G53];&quot;.png&quot;;&quot;&quot;&quot;/&gt;&quot;))" office:value-type="string" office:string-value="&lt;img src=&quot;piano-score-front-053-36-3-treble-A3b.png&quot;/&gt;" calcext:value-type="string">
            <text:p>&lt;img src="piano-score-front-053-36-3-treble-A3b.png"/&gt;</text:p>
          </table:table-cell>
          <table:table-cell table:style-name="ce16" table:formula="of:=IF(ISBLANK([$data.G53]);&quot;&quot;;CONCATENATE(&quot;&lt;img src=&quot;&quot;&quot;;[.$R$3];[$data.G53];&quot;.png&quot;;&quot;&quot;&quot;/&gt;&quot;))" office:value-type="string" office:string-value="&lt;img src=&quot;piano-score-back-053-36-3-treble-A3b.png&quot;/&gt;" calcext:value-type="string">
            <text:p>&lt;img src="piano-score-back-053-36-3-treble-A3b.png"/&gt;</text:p>
          </table:table-cell>
          <table:table-cell table:style-name="ce16" table:formula="of:=CONCATENATE(&quot;&lt;img src=&quot;&quot;&quot;;[.$R$4];&quot;front-&quot;;TEXT([$data.B53];&quot;00&quot;);&quot;-&quot;;[$data.E53];&quot;-&quot;;[.Q52];&quot;.png&quot;;&quot;&quot;&quot;/&gt;&quot;)" office:value-type="string" office:string-value="&lt;img src=&quot;piano-keyboard-front-36-3-G3#-A3b.png&quot;/&gt;" calcext:value-type="string">
            <text:p>&lt;img src="piano-keyboard-front-36-3-G3#-A3b.png"/&gt;</text:p>
          </table:table-cell>
          <table:table-cell table:style-name="ce16" table:formula="of:=CONCATENATE(&quot;&lt;img src=&quot;&quot;&quot;;[.$R$4];&quot;back-&quot;;TEXT([$data.B53];&quot;00&quot;);&quot;-&quot;;[$data.E53];&quot;-&quot;;[.Q52];&quot;.png&quot;;&quot;&quot;&quot;/&gt;&quot;)" office:value-type="string" office:string-value="&lt;img src=&quot;piano-keyboard-back-36-3-G3#-A3b.png&quot;/&gt;" calcext:value-type="string">
            <text:p>&lt;img src="piano-keyboard-back-36-3-G3#-A3b.png"/&gt;</text:p>
          </table:table-cell>
          <table:table-cell table:style-name="ce16" table:formula="of:=IFERROR(__xludf.dummyfunction(&quot;IF(ISBLANK(data!G53),&quot;&quot;&quot;&quot;,CONCATENATE(&quot;&quot;&lt;img src=&quot;&quot;&quot;&quot;&quot;&quot;,$R$5,&quot;&quot;back-&quot;&quot;,REGEXREPLACE(Q52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3]);&quot;&quot;;CONCATENATE(&quot;[sound:&quot;;[.$R$6];[$data.G53];&quot;.mp3]&quot;))" office:value-type="string" office:string-value="[sound:piano-audio-053-36-3-treble-A3b.mp3]" calcext:value-type="string">
            <text:p>[sound:piano-audio-053-36-3-treble-A3b.mp3]</text:p>
          </table:table-cell>
          <table:table-cell table:style-name="ce15" table:formula="of:=[$data.B53]" office:value-type="float" office:value="36" calcext:value-type="float">
            <text:p>36</text:p>
          </table:table-cell>
          <table:table-cell table:style-name="ce16" table:formula="of:=[$data.D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4]; &quot; &quot;; [$data.I54])" office:value-type="string" office:string-value="A3 treble" calcext:value-type="string">
            <text:p>A3 treble</text:p>
          </table:table-cell>
          <table:table-cell table:style-name="ce16" table:formula="of:=IFERROR(__xludf.dummyfunction(&quot;REGEXREPLACE(data!C5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4]" office:value-type="string" office:string-value="3" calcext:value-type="string">
            <text:p>3</text:p>
          </table:table-cell>
          <table:table-cell table:style-name="ce16" table:formula="of:=IFERROR(__xludf.dummyfunction(&quot;REGEXREPLACE(data!F54,&quot;&quot;[ac-zA-Z0-9]&quot;&quot;,&quot;&quot;&quot;&quot;)&quot;);&quot;&quot;)">
            <text:p/>
          </table:table-cell>
          <table:table-cell table:style-name="ce16" table:formula="of:=[$data.I54]" office:value-type="string" office:string-value="treble" calcext:value-type="string">
            <text:p>treble</text:p>
          </table:table-cell>
          <table:table-cell table:style-name="ce16" table:formula="of:=IF(ISBLANK([$data.G54]);&quot;&quot;;CONCATENATE(&quot;&lt;img src=&quot;&quot;&quot;;[.$R$2];[$data.G54];&quot;.png&quot;;&quot;&quot;&quot;/&gt;&quot;))" office:value-type="string" office:string-value="&lt;img src=&quot;piano-score-front-051-37-3-treble-A3.png&quot;/&gt;" calcext:value-type="string">
            <text:p>&lt;img src="piano-score-front-051-37-3-treble-A3.png"/&gt;</text:p>
          </table:table-cell>
          <table:table-cell table:style-name="ce16" table:formula="of:=IF(ISBLANK([$data.G54]);&quot;&quot;;CONCATENATE(&quot;&lt;img src=&quot;&quot;&quot;;[.$R$3];[$data.G54];&quot;.png&quot;;&quot;&quot;&quot;/&gt;&quot;))" office:value-type="string" office:string-value="&lt;img src=&quot;piano-score-back-051-37-3-treble-A3.png&quot;/&gt;" calcext:value-type="string">
            <text:p>&lt;img src="piano-score-back-051-37-3-treble-A3.png"/&gt;</text:p>
          </table:table-cell>
          <table:table-cell table:style-name="ce16" table:formula="of:=CONCATENATE(&quot;&lt;img src=&quot;&quot;&quot;;[.$R$4];&quot;front-&quot;;TEXT([$data.B54];&quot;00&quot;);&quot;-&quot;;[$data.E54];&quot;-&quot;;[.Q53];&quot;.png&quot;;&quot;&quot;&quot;/&gt;&quot;)" office:value-type="string" office:string-value="&lt;img src=&quot;piano-keyboard-front-37-3-A3.png&quot;/&gt;" calcext:value-type="string">
            <text:p>&lt;img src="piano-keyboard-front-37-3-A3.png"/&gt;</text:p>
          </table:table-cell>
          <table:table-cell table:style-name="ce16" table:formula="of:=CONCATENATE(&quot;&lt;img src=&quot;&quot;&quot;;[.$R$4];&quot;back-&quot;;TEXT([$data.B54];&quot;00&quot;);&quot;-&quot;;[$data.E54];&quot;-&quot;;[.Q53];&quot;.png&quot;;&quot;&quot;&quot;/&gt;&quot;)" office:value-type="string" office:string-value="&lt;img src=&quot;piano-keyboard-back-37-3-A3.png&quot;/&gt;" calcext:value-type="string">
            <text:p>&lt;img src="piano-keyboard-back-37-3-A3.png"/&gt;</text:p>
          </table:table-cell>
          <table:table-cell table:style-name="ce16" table:formula="of:=IFERROR(__xludf.dummyfunction(&quot;IF(ISBLANK(data!G54),&quot;&quot;&quot;&quot;,CONCATENATE(&quot;&quot;&lt;img src=&quot;&quot;&quot;&quot;&quot;&quot;,$R$5,&quot;&quot;back-&quot;&quot;,REGEXREPLACE(Q53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4]);&quot;&quot;;CONCATENATE(&quot;[sound:&quot;;[.$R$6];[$data.G54];&quot;.mp3]&quot;))" office:value-type="string" office:string-value="[sound:piano-audio-051-37-3-treble-A3.mp3]" calcext:value-type="string">
            <text:p>[sound:piano-audio-051-37-3-treble-A3.mp3]</text:p>
          </table:table-cell>
          <table:table-cell table:style-name="ce15" table:formula="of:=[$data.B54]" office:value-type="float" office:value="37" calcext:value-type="float">
            <text:p>37</text:p>
          </table:table-cell>
          <table:table-cell table:style-name="ce16" table:formula="of:=[$data.D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4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5]; &quot; &quot;; [$data.I55])" office:value-type="string" office:string-value="A3# treble" calcext:value-type="string">
            <text:p>A3# treble</text:p>
          </table:table-cell>
          <table:table-cell table:style-name="ce16" table:formula="of:=IFERROR(__xludf.dummyfunction(&quot;REGEXREPLACE(data!C5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5]" office:value-type="string" office:string-value="3" calcext:value-type="string">
            <text:p>3</text:p>
          </table:table-cell>
          <table:table-cell table:style-name="ce16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5]" office:value-type="string" office:string-value="treble" calcext:value-type="string">
            <text:p>treble</text:p>
          </table:table-cell>
          <table:table-cell table:style-name="ce16" table:formula="of:=IF(ISBLANK([$data.G55]);&quot;&quot;;CONCATENATE(&quot;&lt;img src=&quot;&quot;&quot;;[.$R$2];[$data.G55];&quot;.png&quot;;&quot;&quot;&quot;/&gt;&quot;))" office:value-type="string" office:string-value="&lt;img src=&quot;piano-score-front-052-38-3-treble-A3#.png&quot;/&gt;" calcext:value-type="string">
            <text:p>&lt;img src="piano-score-front-052-38-3-treble-A3#.png"/&gt;</text:p>
          </table:table-cell>
          <table:table-cell table:style-name="ce16" table:formula="of:=IF(ISBLANK([$data.G55]);&quot;&quot;;CONCATENATE(&quot;&lt;img src=&quot;&quot;&quot;;[.$R$3];[$data.G55];&quot;.png&quot;;&quot;&quot;&quot;/&gt;&quot;))" office:value-type="string" office:string-value="&lt;img src=&quot;piano-score-back-052-38-3-treble-A3#.png&quot;/&gt;" calcext:value-type="string">
            <text:p>&lt;img src="piano-score-back-052-38-3-treble-A3#.png"/&gt;</text:p>
          </table:table-cell>
          <table:table-cell table:style-name="ce16" table:formula="of:=CONCATENATE(&quot;&lt;img src=&quot;&quot;&quot;;[.$R$4];&quot;front-&quot;;TEXT([$data.B55];&quot;00&quot;);&quot;-&quot;;[$data.E55];&quot;-&quot;;[.Q54];&quot;.png&quot;;&quot;&quot;&quot;/&gt;&quot;)" office:value-type="string" office:string-value="&lt;img src=&quot;piano-keyboard-front-38-3-A3#-B3b.png&quot;/&gt;" calcext:value-type="string">
            <text:p>&lt;img src="piano-keyboard-front-38-3-A3#-B3b.png"/&gt;</text:p>
          </table:table-cell>
          <table:table-cell table:style-name="ce16" table:formula="of:=CONCATENATE(&quot;&lt;img src=&quot;&quot;&quot;;[.$R$4];&quot;back-&quot;;TEXT([$data.B55];&quot;00&quot;);&quot;-&quot;;[$data.E55];&quot;-&quot;;[.Q54];&quot;.png&quot;;&quot;&quot;&quot;/&gt;&quot;)" office:value-type="string" office:string-value="&lt;img src=&quot;piano-keyboard-back-38-3-A3#-B3b.png&quot;/&gt;" calcext:value-type="string">
            <text:p>&lt;img src="piano-keyboard-back-38-3-A3#-B3b.png"/&gt;</text:p>
          </table:table-cell>
          <table:table-cell table:style-name="ce16" table:formula="of:=IFERROR(__xludf.dummyfunction(&quot;IF(ISBLANK(data!G55),&quot;&quot;&quot;&quot;,CONCATENATE(&quot;&quot;&lt;img src=&quot;&quot;&quot;&quot;&quot;&quot;,$R$5,&quot;&quot;back-&quot;&quot;,REGEXREPLACE(Q54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5]);&quot;&quot;;CONCATENATE(&quot;[sound:&quot;;[.$R$6];[$data.G55];&quot;.mp3]&quot;))" office:value-type="string" office:string-value="[sound:piano-audio-052-38-3-treble-A3#.mp3]" calcext:value-type="string">
            <text:p>[sound:piano-audio-052-38-3-treble-A3#.mp3]</text:p>
          </table:table-cell>
          <table:table-cell table:style-name="ce15" table:formula="of:=[$data.B55]" office:value-type="float" office:value="38" calcext:value-type="float">
            <text:p>38</text:p>
          </table:table-cell>
          <table:table-cell table:style-name="ce16" table:formula="of:=[$data.D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6]; &quot; &quot;; [$data.I56])" office:value-type="string" office:string-value="B3b treble" calcext:value-type="string">
            <text:p>B3b treble</text:p>
          </table:table-cell>
          <table:table-cell table:style-name="ce16" table:formula="of:=IFERROR(__xludf.dummyfunction(&quot;REGEXREPLACE(data!C5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6]" office:value-type="string" office:string-value="3" calcext:value-type="string">
            <text:p>3</text:p>
          </table:table-cell>
          <table:table-cell table:style-name="ce16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6]" office:value-type="string" office:string-value="treble" calcext:value-type="string">
            <text:p>treble</text:p>
          </table:table-cell>
          <table:table-cell table:style-name="ce16" table:formula="of:=IF(ISBLANK([$data.G56]);&quot;&quot;;CONCATENATE(&quot;&lt;img src=&quot;&quot;&quot;;[.$R$2];[$data.G56];&quot;.png&quot;;&quot;&quot;&quot;/&gt;&quot;))" office:value-type="string" office:string-value="&lt;img src=&quot;piano-score-front-055-38-3-treble-B3b.png&quot;/&gt;" calcext:value-type="string">
            <text:p>&lt;img src="piano-score-front-055-38-3-treble-B3b.png"/&gt;</text:p>
          </table:table-cell>
          <table:table-cell table:style-name="ce16" table:formula="of:=IF(ISBLANK([$data.G56]);&quot;&quot;;CONCATENATE(&quot;&lt;img src=&quot;&quot;&quot;;[.$R$3];[$data.G56];&quot;.png&quot;;&quot;&quot;&quot;/&gt;&quot;))" office:value-type="string" office:string-value="&lt;img src=&quot;piano-score-back-055-38-3-treble-B3b.png&quot;/&gt;" calcext:value-type="string">
            <text:p>&lt;img src="piano-score-back-055-38-3-treble-B3b.png"/&gt;</text:p>
          </table:table-cell>
          <table:table-cell table:style-name="ce16" table:formula="of:=CONCATENATE(&quot;&lt;img src=&quot;&quot;&quot;;[.$R$4];&quot;front-&quot;;TEXT([$data.B56];&quot;00&quot;);&quot;-&quot;;[$data.E56];&quot;-&quot;;[.Q55];&quot;.png&quot;;&quot;&quot;&quot;/&gt;&quot;)" office:value-type="string" office:string-value="&lt;img src=&quot;piano-keyboard-front-38-3-A3#-B3b.png&quot;/&gt;" calcext:value-type="string">
            <text:p>&lt;img src="piano-keyboard-front-38-3-A3#-B3b.png"/&gt;</text:p>
          </table:table-cell>
          <table:table-cell table:style-name="ce16" table:formula="of:=CONCATENATE(&quot;&lt;img src=&quot;&quot;&quot;;[.$R$4];&quot;back-&quot;;TEXT([$data.B56];&quot;00&quot;);&quot;-&quot;;[$data.E56];&quot;-&quot;;[.Q55];&quot;.png&quot;;&quot;&quot;&quot;/&gt;&quot;)" office:value-type="string" office:string-value="&lt;img src=&quot;piano-keyboard-back-38-3-A3#-B3b.png&quot;/&gt;" calcext:value-type="string">
            <text:p>&lt;img src="piano-keyboard-back-38-3-A3#-B3b.png"/&gt;</text:p>
          </table:table-cell>
          <table:table-cell table:style-name="ce16" table:formula="of:=IFERROR(__xludf.dummyfunction(&quot;IF(ISBLANK(data!G56),&quot;&quot;&quot;&quot;,CONCATENATE(&quot;&quot;&lt;img src=&quot;&quot;&quot;&quot;&quot;&quot;,$R$5,&quot;&quot;back-&quot;&quot;,REGEXREPLACE(Q55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6]);&quot;&quot;;CONCATENATE(&quot;[sound:&quot;;[.$R$6];[$data.G56];&quot;.mp3]&quot;))" office:value-type="string" office:string-value="[sound:piano-audio-055-38-3-treble-B3b.mp3]" calcext:value-type="string">
            <text:p>[sound:piano-audio-055-38-3-treble-B3b.mp3]</text:p>
          </table:table-cell>
          <table:table-cell table:style-name="ce15" table:formula="of:=[$data.B56]" office:value-type="float" office:value="38" calcext:value-type="float">
            <text:p>38</text:p>
          </table:table-cell>
          <table:table-cell table:style-name="ce16" table:formula="of:=[$data.D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7]; &quot; &quot;; [$data.I57])" office:value-type="string" office:string-value="B3 treble" calcext:value-type="string">
            <text:p>B3 treble</text:p>
          </table:table-cell>
          <table:table-cell table:style-name="ce16" table:formula="of:=IFERROR(__xludf.dummyfunction(&quot;REGEXREPLACE(data!C5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7]" office:value-type="string" office:string-value="3" calcext:value-type="string">
            <text:p>3</text:p>
          </table:table-cell>
          <table:table-cell table:style-name="ce16" table:formula="of:=IFERROR(__xludf.dummyfunction(&quot;REGEXREPLACE(data!F57,&quot;&quot;[ac-zA-Z0-9]&quot;&quot;,&quot;&quot;&quot;&quot;)&quot;);&quot;&quot;)">
            <text:p/>
          </table:table-cell>
          <table:table-cell table:style-name="ce16" table:formula="of:=[$data.I57]" office:value-type="string" office:string-value="treble" calcext:value-type="string">
            <text:p>treble</text:p>
          </table:table-cell>
          <table:table-cell table:style-name="ce16" table:formula="of:=IF(ISBLANK([$data.G57]);&quot;&quot;;CONCATENATE(&quot;&lt;img src=&quot;&quot;&quot;;[.$R$2];[$data.G57];&quot;.png&quot;;&quot;&quot;&quot;/&gt;&quot;))" office:value-type="string" office:string-value="&lt;img src=&quot;piano-score-front-054-39-3-treble-B3.png&quot;/&gt;" calcext:value-type="string">
            <text:p>&lt;img src="piano-score-front-054-39-3-treble-B3.png"/&gt;</text:p>
          </table:table-cell>
          <table:table-cell table:style-name="ce16" table:formula="of:=IF(ISBLANK([$data.G57]);&quot;&quot;;CONCATENATE(&quot;&lt;img src=&quot;&quot;&quot;;[.$R$3];[$data.G57];&quot;.png&quot;;&quot;&quot;&quot;/&gt;&quot;))" office:value-type="string" office:string-value="&lt;img src=&quot;piano-score-back-054-39-3-treble-B3.png&quot;/&gt;" calcext:value-type="string">
            <text:p>&lt;img src="piano-score-back-054-39-3-treble-B3.png"/&gt;</text:p>
          </table:table-cell>
          <table:table-cell table:style-name="ce16" table:formula="of:=CONCATENATE(&quot;&lt;img src=&quot;&quot;&quot;;[.$R$4];&quot;front-&quot;;TEXT([$data.B57];&quot;00&quot;);&quot;-&quot;;[$data.E57];&quot;-&quot;;[.Q56];&quot;.png&quot;;&quot;&quot;&quot;/&gt;&quot;)" office:value-type="string" office:string-value="&lt;img src=&quot;piano-keyboard-front-39-3-B3.png&quot;/&gt;" calcext:value-type="string">
            <text:p>&lt;img src="piano-keyboard-front-39-3-B3.png"/&gt;</text:p>
          </table:table-cell>
          <table:table-cell table:style-name="ce16" table:formula="of:=CONCATENATE(&quot;&lt;img src=&quot;&quot;&quot;;[.$R$4];&quot;back-&quot;;TEXT([$data.B57];&quot;00&quot;);&quot;-&quot;;[$data.E57];&quot;-&quot;;[.Q56];&quot;.png&quot;;&quot;&quot;&quot;/&gt;&quot;)" office:value-type="string" office:string-value="&lt;img src=&quot;piano-keyboard-back-39-3-B3.png&quot;/&gt;" calcext:value-type="string">
            <text:p>&lt;img src="piano-keyboard-back-39-3-B3.png"/&gt;</text:p>
          </table:table-cell>
          <table:table-cell table:style-name="ce16" table:formula="of:=IFERROR(__xludf.dummyfunction(&quot;IF(ISBLANK(data!G57),&quot;&quot;&quot;&quot;,CONCATENATE(&quot;&quot;&lt;img src=&quot;&quot;&quot;&quot;&quot;&quot;,$R$5,&quot;&quot;back-&quot;&quot;,REGEXREPLACE(Q56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7]);&quot;&quot;;CONCATENATE(&quot;[sound:&quot;;[.$R$6];[$data.G57];&quot;.mp3]&quot;))" office:value-type="string" office:string-value="[sound:piano-audio-054-39-3-treble-B3.mp3]" calcext:value-type="string">
            <text:p>[sound:piano-audio-054-39-3-treble-B3.mp3]</text:p>
          </table:table-cell>
          <table:table-cell table:style-name="ce15" table:formula="of:=[$data.B57]" office:value-type="float" office:value="39" calcext:value-type="float">
            <text:p>39</text:p>
          </table:table-cell>
          <table:table-cell table:style-name="ce16" table:formula="of:=[$data.D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7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8]; &quot; &quot;; [$data.I58])" office:value-type="string" office:string-value="C3 bass" calcext:value-type="string">
            <text:p>C3 bass</text:p>
          </table:table-cell>
          <table:table-cell table:style-name="ce16" table:formula="of:=IFERROR(__xludf.dummyfunction(&quot;REGEXREPLACE(data!C5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8]" office:value-type="string" office:string-value="3" calcext:value-type="string">
            <text:p>3</text:p>
          </table:table-cell>
          <table:table-cell table:style-name="ce16" table:formula="of:=IFERROR(__xludf.dummyfunction(&quot;REGEXREPLACE(data!F58,&quot;&quot;[ac-zA-Z0-9]&quot;&quot;,&quot;&quot;&quot;&quot;)&quot;);&quot;&quot;)">
            <text:p/>
          </table:table-cell>
          <table:table-cell table:style-name="ce16" table:formula="of:=[$data.I58]" office:value-type="string" office:string-value="bass" calcext:value-type="string">
            <text:p>bass</text:p>
          </table:table-cell>
          <table:table-cell table:style-name="ce16" table:formula="of:=IF(ISBLANK([$data.G58]);&quot;&quot;;CONCATENATE(&quot;&lt;img src=&quot;&quot;&quot;;[.$R$2];[$data.G58];&quot;.png&quot;;&quot;&quot;&quot;/&gt;&quot;))" office:value-type="string" office:string-value="&lt;img src=&quot;piano-score-front-056-28-3-bass-C3.png&quot;/&gt;" calcext:value-type="string">
            <text:p>&lt;img src="piano-score-front-056-28-3-bass-C3.png"/&gt;</text:p>
          </table:table-cell>
          <table:table-cell table:style-name="ce16" table:formula="of:=IF(ISBLANK([$data.G58]);&quot;&quot;;CONCATENATE(&quot;&lt;img src=&quot;&quot;&quot;;[.$R$3];[$data.G58];&quot;.png&quot;;&quot;&quot;&quot;/&gt;&quot;))" office:value-type="string" office:string-value="&lt;img src=&quot;piano-score-back-056-28-3-bass-C3.png&quot;/&gt;" calcext:value-type="string">
            <text:p>&lt;img src="piano-score-back-056-28-3-bass-C3.png"/&gt;</text:p>
          </table:table-cell>
          <table:table-cell table:style-name="ce16" table:formula="of:=CONCATENATE(&quot;&lt;img src=&quot;&quot;&quot;;[.$R$4];&quot;front-&quot;;TEXT([$data.B58];&quot;00&quot;);&quot;-&quot;;[$data.E58];&quot;-&quot;;[.Q57];&quot;.png&quot;;&quot;&quot;&quot;/&gt;&quot;)" office:value-type="string" office:string-value="&lt;img src=&quot;piano-keyboard-front-28-3-C3.png&quot;/&gt;" calcext:value-type="string">
            <text:p>&lt;img src="piano-keyboard-front-28-3-C3.png"/&gt;</text:p>
          </table:table-cell>
          <table:table-cell table:style-name="ce16" table:formula="of:=CONCATENATE(&quot;&lt;img src=&quot;&quot;&quot;;[.$R$4];&quot;back-&quot;;TEXT([$data.B58];&quot;00&quot;);&quot;-&quot;;[$data.E58];&quot;-&quot;;[.Q57];&quot;.png&quot;;&quot;&quot;&quot;/&gt;&quot;)" office:value-type="string" office:string-value="&lt;img src=&quot;piano-keyboard-back-28-3-C3.png&quot;/&gt;" calcext:value-type="string">
            <text:p>&lt;img src="piano-keyboard-back-28-3-C3.png"/&gt;</text:p>
          </table:table-cell>
          <table:table-cell table:style-name="ce16" table:formula="of:=IFERROR(__xludf.dummyfunction(&quot;IF(ISBLANK(data!G58),&quot;&quot;&quot;&quot;,CONCATENATE(&quot;&quot;&lt;img src=&quot;&quot;&quot;&quot;&quot;&quot;,$R$5,&quot;&quot;back-&quot;&quot;,REGEXREPLACE(Q57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8]);&quot;&quot;;CONCATENATE(&quot;[sound:&quot;;[.$R$6];[$data.G58];&quot;.mp3]&quot;))" office:value-type="string" office:string-value="[sound:piano-audio-056-28-3-bass-C3.mp3]" calcext:value-type="string">
            <text:p>[sound:piano-audio-056-28-3-bass-C3.mp3]</text:p>
          </table:table-cell>
          <table:table-cell table:style-name="ce15" table:formula="of:=[$data.B58]" office:value-type="float" office:value="28" calcext:value-type="float">
            <text:p>28</text:p>
          </table:table-cell>
          <table:table-cell table:style-name="ce16" table:formula="of:=[$data.D5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8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59]; &quot; &quot;; [$data.I59])" office:value-type="string" office:string-value="C3# bass" calcext:value-type="string">
            <text:p>C3# bass</text:p>
          </table:table-cell>
          <table:table-cell table:style-name="ce16" table:formula="of:=IFERROR(__xludf.dummyfunction(&quot;REGEXREPLACE(data!C5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9]" office:value-type="string" office:string-value="3" calcext:value-type="string">
            <text:p>3</text:p>
          </table:table-cell>
          <table:table-cell table:style-name="ce16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9]" office:value-type="string" office:string-value="bass" calcext:value-type="string">
            <text:p>bass</text:p>
          </table:table-cell>
          <table:table-cell table:style-name="ce16" table:formula="of:=IF(ISBLANK([$data.G59]);&quot;&quot;;CONCATENATE(&quot;&lt;img src=&quot;&quot;&quot;;[.$R$2];[$data.G59];&quot;.png&quot;;&quot;&quot;&quot;/&gt;&quot;))" office:value-type="string" office:string-value="&lt;img src=&quot;piano-score-front-057-29-3-bass-C3#.png&quot;/&gt;" calcext:value-type="string">
            <text:p>&lt;img src="piano-score-front-057-29-3-bass-C3#.png"/&gt;</text:p>
          </table:table-cell>
          <table:table-cell table:style-name="ce16" table:formula="of:=IF(ISBLANK([$data.G59]);&quot;&quot;;CONCATENATE(&quot;&lt;img src=&quot;&quot;&quot;;[.$R$3];[$data.G59];&quot;.png&quot;;&quot;&quot;&quot;/&gt;&quot;))" office:value-type="string" office:string-value="&lt;img src=&quot;piano-score-back-057-29-3-bass-C3#.png&quot;/&gt;" calcext:value-type="string">
            <text:p>&lt;img src="piano-score-back-057-29-3-bass-C3#.png"/&gt;</text:p>
          </table:table-cell>
          <table:table-cell table:style-name="ce16" table:formula="of:=CONCATENATE(&quot;&lt;img src=&quot;&quot;&quot;;[.$R$4];&quot;front-&quot;;TEXT([$data.B59];&quot;00&quot;);&quot;-&quot;;[$data.E59];&quot;-&quot;;[.Q58];&quot;.png&quot;;&quot;&quot;&quot;/&gt;&quot;)" office:value-type="string" office:string-value="&lt;img src=&quot;piano-keyboard-front-29-3-C3#-D3b.png&quot;/&gt;" calcext:value-type="string">
            <text:p>&lt;img src="piano-keyboard-front-29-3-C3#-D3b.png"/&gt;</text:p>
          </table:table-cell>
          <table:table-cell table:style-name="ce16" table:formula="of:=CONCATENATE(&quot;&lt;img src=&quot;&quot;&quot;;[.$R$4];&quot;back-&quot;;TEXT([$data.B59];&quot;00&quot;);&quot;-&quot;;[$data.E59];&quot;-&quot;;[.Q58];&quot;.png&quot;;&quot;&quot;&quot;/&gt;&quot;)" office:value-type="string" office:string-value="&lt;img src=&quot;piano-keyboard-back-29-3-C3#-D3b.png&quot;/&gt;" calcext:value-type="string">
            <text:p>&lt;img src="piano-keyboard-back-29-3-C3#-D3b.png"/&gt;</text:p>
          </table:table-cell>
          <table:table-cell table:style-name="ce16" table:formula="of:=IFERROR(__xludf.dummyfunction(&quot;IF(ISBLANK(data!G59),&quot;&quot;&quot;&quot;,CONCATENATE(&quot;&quot;&lt;img src=&quot;&quot;&quot;&quot;&quot;&quot;,$R$5,&quot;&quot;back-&quot;&quot;,REGEXREPLACE(Q58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9]);&quot;&quot;;CONCATENATE(&quot;[sound:&quot;;[.$R$6];[$data.G59];&quot;.mp3]&quot;))" office:value-type="string" office:string-value="[sound:piano-audio-057-29-3-bass-C3#.mp3]" calcext:value-type="string">
            <text:p>[sound:piano-audio-057-29-3-bass-C3#.mp3]</text:p>
          </table:table-cell>
          <table:table-cell table:style-name="ce15" table:formula="of:=[$data.B59]" office:value-type="float" office:value="29" calcext:value-type="float">
            <text:p>29</text:p>
          </table:table-cell>
          <table:table-cell table:style-name="ce16" table:formula="of:=[$data.D5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0]; &quot; &quot;; [$data.I60])" office:value-type="string" office:string-value="D3b bass" calcext:value-type="string">
            <text:p>D3b bass</text:p>
          </table:table-cell>
          <table:table-cell table:style-name="ce16" table:formula="of:=IFERROR(__xludf.dummyfunction(&quot;REGEXREPLACE(data!C6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0]" office:value-type="string" office:string-value="3" calcext:value-type="string">
            <text:p>3</text:p>
          </table:table-cell>
          <table:table-cell table:style-name="ce16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0]" office:value-type="string" office:string-value="bass" calcext:value-type="string">
            <text:p>bass</text:p>
          </table:table-cell>
          <table:table-cell table:style-name="ce16" table:formula="of:=IF(ISBLANK([$data.G60]);&quot;&quot;;CONCATENATE(&quot;&lt;img src=&quot;&quot;&quot;;[.$R$2];[$data.G60];&quot;.png&quot;;&quot;&quot;&quot;/&gt;&quot;))" office:value-type="string" office:string-value="&lt;img src=&quot;piano-score-front-060-29-3-bass-D3b.png&quot;/&gt;" calcext:value-type="string">
            <text:p>&lt;img src="piano-score-front-060-29-3-bass-D3b.png"/&gt;</text:p>
          </table:table-cell>
          <table:table-cell table:style-name="ce16" table:formula="of:=IF(ISBLANK([$data.G60]);&quot;&quot;;CONCATENATE(&quot;&lt;img src=&quot;&quot;&quot;;[.$R$3];[$data.G60];&quot;.png&quot;;&quot;&quot;&quot;/&gt;&quot;))" office:value-type="string" office:string-value="&lt;img src=&quot;piano-score-back-060-29-3-bass-D3b.png&quot;/&gt;" calcext:value-type="string">
            <text:p>&lt;img src="piano-score-back-060-29-3-bass-D3b.png"/&gt;</text:p>
          </table:table-cell>
          <table:table-cell table:style-name="ce16" table:formula="of:=CONCATENATE(&quot;&lt;img src=&quot;&quot;&quot;;[.$R$4];&quot;front-&quot;;TEXT([$data.B60];&quot;00&quot;);&quot;-&quot;;[$data.E60];&quot;-&quot;;[.Q59];&quot;.png&quot;;&quot;&quot;&quot;/&gt;&quot;)" office:value-type="string" office:string-value="&lt;img src=&quot;piano-keyboard-front-29-3-C3#-D3b.png&quot;/&gt;" calcext:value-type="string">
            <text:p>&lt;img src="piano-keyboard-front-29-3-C3#-D3b.png"/&gt;</text:p>
          </table:table-cell>
          <table:table-cell table:style-name="ce16" table:formula="of:=CONCATENATE(&quot;&lt;img src=&quot;&quot;&quot;;[.$R$4];&quot;back-&quot;;TEXT([$data.B60];&quot;00&quot;);&quot;-&quot;;[$data.E60];&quot;-&quot;;[.Q59];&quot;.png&quot;;&quot;&quot;&quot;/&gt;&quot;)" office:value-type="string" office:string-value="&lt;img src=&quot;piano-keyboard-back-29-3-C3#-D3b.png&quot;/&gt;" calcext:value-type="string">
            <text:p>&lt;img src="piano-keyboard-back-29-3-C3#-D3b.png"/&gt;</text:p>
          </table:table-cell>
          <table:table-cell table:style-name="ce16" table:formula="of:=IFERROR(__xludf.dummyfunction(&quot;IF(ISBLANK(data!G60),&quot;&quot;&quot;&quot;,CONCATENATE(&quot;&quot;&lt;img src=&quot;&quot;&quot;&quot;&quot;&quot;,$R$5,&quot;&quot;back-&quot;&quot;,REGEXREPLACE(Q59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0]);&quot;&quot;;CONCATENATE(&quot;[sound:&quot;;[.$R$6];[$data.G60];&quot;.mp3]&quot;))" office:value-type="string" office:string-value="[sound:piano-audio-060-29-3-bass-D3b.mp3]" calcext:value-type="string">
            <text:p>[sound:piano-audio-060-29-3-bass-D3b.mp3]</text:p>
          </table:table-cell>
          <table:table-cell table:style-name="ce15" table:formula="of:=[$data.B60]" office:value-type="float" office:value="29" calcext:value-type="float">
            <text:p>29</text:p>
          </table:table-cell>
          <table:table-cell table:style-name="ce16" table:formula="of:=[$data.D6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1]; &quot; &quot;; [$data.I61])" office:value-type="string" office:string-value="D3 bass" calcext:value-type="string">
            <text:p>D3 bass</text:p>
          </table:table-cell>
          <table:table-cell table:style-name="ce16" table:formula="of:=IFERROR(__xludf.dummyfunction(&quot;REGEXREPLACE(data!C6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1]" office:value-type="string" office:string-value="3" calcext:value-type="string">
            <text:p>3</text:p>
          </table:table-cell>
          <table:table-cell table:style-name="ce16" table:formula="of:=IFERROR(__xludf.dummyfunction(&quot;REGEXREPLACE(data!F61,&quot;&quot;[ac-zA-Z0-9]&quot;&quot;,&quot;&quot;&quot;&quot;)&quot;);&quot;&quot;)">
            <text:p/>
          </table:table-cell>
          <table:table-cell table:style-name="ce16" table:formula="of:=[$data.I61]" office:value-type="string" office:string-value="bass" calcext:value-type="string">
            <text:p>bass</text:p>
          </table:table-cell>
          <table:table-cell table:style-name="ce16" table:formula="of:=IF(ISBLANK([$data.G61]);&quot;&quot;;CONCATENATE(&quot;&lt;img src=&quot;&quot;&quot;;[.$R$2];[$data.G61];&quot;.png&quot;;&quot;&quot;&quot;/&gt;&quot;))" office:value-type="string" office:string-value="&lt;img src=&quot;piano-score-front-058-30-3-bass-D3.png&quot;/&gt;" calcext:value-type="string">
            <text:p>&lt;img src="piano-score-front-058-30-3-bass-D3.png"/&gt;</text:p>
          </table:table-cell>
          <table:table-cell table:style-name="ce16" table:formula="of:=IF(ISBLANK([$data.G61]);&quot;&quot;;CONCATENATE(&quot;&lt;img src=&quot;&quot;&quot;;[.$R$3];[$data.G61];&quot;.png&quot;;&quot;&quot;&quot;/&gt;&quot;))" office:value-type="string" office:string-value="&lt;img src=&quot;piano-score-back-058-30-3-bass-D3.png&quot;/&gt;" calcext:value-type="string">
            <text:p>&lt;img src="piano-score-back-058-30-3-bass-D3.png"/&gt;</text:p>
          </table:table-cell>
          <table:table-cell table:style-name="ce16" table:formula="of:=CONCATENATE(&quot;&lt;img src=&quot;&quot;&quot;;[.$R$4];&quot;front-&quot;;TEXT([$data.B61];&quot;00&quot;);&quot;-&quot;;[$data.E61];&quot;-&quot;;[.Q60];&quot;.png&quot;;&quot;&quot;&quot;/&gt;&quot;)" office:value-type="string" office:string-value="&lt;img src=&quot;piano-keyboard-front-30-3-D3.png&quot;/&gt;" calcext:value-type="string">
            <text:p>&lt;img src="piano-keyboard-front-30-3-D3.png"/&gt;</text:p>
          </table:table-cell>
          <table:table-cell table:style-name="ce16" table:formula="of:=CONCATENATE(&quot;&lt;img src=&quot;&quot;&quot;;[.$R$4];&quot;back-&quot;;TEXT([$data.B61];&quot;00&quot;);&quot;-&quot;;[$data.E61];&quot;-&quot;;[.Q60];&quot;.png&quot;;&quot;&quot;&quot;/&gt;&quot;)" office:value-type="string" office:string-value="&lt;img src=&quot;piano-keyboard-back-30-3-D3.png&quot;/&gt;" calcext:value-type="string">
            <text:p>&lt;img src="piano-keyboard-back-30-3-D3.png"/&gt;</text:p>
          </table:table-cell>
          <table:table-cell table:style-name="ce16" table:formula="of:=IFERROR(__xludf.dummyfunction(&quot;IF(ISBLANK(data!G61),&quot;&quot;&quot;&quot;,CONCATENATE(&quot;&quot;&lt;img src=&quot;&quot;&quot;&quot;&quot;&quot;,$R$5,&quot;&quot;back-&quot;&quot;,REGEXREPLACE(Q60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1]);&quot;&quot;;CONCATENATE(&quot;[sound:&quot;;[.$R$6];[$data.G61];&quot;.mp3]&quot;))" office:value-type="string" office:string-value="[sound:piano-audio-058-30-3-bass-D3.mp3]" calcext:value-type="string">
            <text:p>[sound:piano-audio-058-30-3-bass-D3.mp3]</text:p>
          </table:table-cell>
          <table:table-cell table:style-name="ce15" table:formula="of:=[$data.B61]" office:value-type="float" office:value="30" calcext:value-type="float">
            <text:p>30</text:p>
          </table:table-cell>
          <table:table-cell table:style-name="ce16" table:formula="of:=[$data.D6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1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2]; &quot; &quot;; [$data.I62])" office:value-type="string" office:string-value="D3# bass" calcext:value-type="string">
            <text:p>D3# bass</text:p>
          </table:table-cell>
          <table:table-cell table:style-name="ce16" table:formula="of:=IFERROR(__xludf.dummyfunction(&quot;REGEXREPLACE(data!C6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2]" office:value-type="string" office:string-value="3" calcext:value-type="string">
            <text:p>3</text:p>
          </table:table-cell>
          <table:table-cell table:style-name="ce16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2]" office:value-type="string" office:string-value="bass" calcext:value-type="string">
            <text:p>bass</text:p>
          </table:table-cell>
          <table:table-cell table:style-name="ce16" table:formula="of:=IF(ISBLANK([$data.G62]);&quot;&quot;;CONCATENATE(&quot;&lt;img src=&quot;&quot;&quot;;[.$R$2];[$data.G62];&quot;.png&quot;;&quot;&quot;&quot;/&gt;&quot;))" office:value-type="string" office:string-value="&lt;img src=&quot;piano-score-front-059-31-3-bass-D3#.png&quot;/&gt;" calcext:value-type="string">
            <text:p>&lt;img src="piano-score-front-059-31-3-bass-D3#.png"/&gt;</text:p>
          </table:table-cell>
          <table:table-cell table:style-name="ce16" table:formula="of:=IF(ISBLANK([$data.G62]);&quot;&quot;;CONCATENATE(&quot;&lt;img src=&quot;&quot;&quot;;[.$R$3];[$data.G62];&quot;.png&quot;;&quot;&quot;&quot;/&gt;&quot;))" office:value-type="string" office:string-value="&lt;img src=&quot;piano-score-back-059-31-3-bass-D3#.png&quot;/&gt;" calcext:value-type="string">
            <text:p>&lt;img src="piano-score-back-059-31-3-bass-D3#.png"/&gt;</text:p>
          </table:table-cell>
          <table:table-cell table:style-name="ce16" table:formula="of:=CONCATENATE(&quot;&lt;img src=&quot;&quot;&quot;;[.$R$4];&quot;front-&quot;;TEXT([$data.B62];&quot;00&quot;);&quot;-&quot;;[$data.E62];&quot;-&quot;;[.Q61];&quot;.png&quot;;&quot;&quot;&quot;/&gt;&quot;)" office:value-type="string" office:string-value="&lt;img src=&quot;piano-keyboard-front-31-3-D3#-E3b.png&quot;/&gt;" calcext:value-type="string">
            <text:p>&lt;img src="piano-keyboard-front-31-3-D3#-E3b.png"/&gt;</text:p>
          </table:table-cell>
          <table:table-cell table:style-name="ce16" table:formula="of:=CONCATENATE(&quot;&lt;img src=&quot;&quot;&quot;;[.$R$4];&quot;back-&quot;;TEXT([$data.B62];&quot;00&quot;);&quot;-&quot;;[$data.E62];&quot;-&quot;;[.Q61];&quot;.png&quot;;&quot;&quot;&quot;/&gt;&quot;)" office:value-type="string" office:string-value="&lt;img src=&quot;piano-keyboard-back-31-3-D3#-E3b.png&quot;/&gt;" calcext:value-type="string">
            <text:p>&lt;img src="piano-keyboard-back-31-3-D3#-E3b.png"/&gt;</text:p>
          </table:table-cell>
          <table:table-cell table:style-name="ce16" table:formula="of:=IFERROR(__xludf.dummyfunction(&quot;IF(ISBLANK(data!G62),&quot;&quot;&quot;&quot;,CONCATENATE(&quot;&quot;&lt;img src=&quot;&quot;&quot;&quot;&quot;&quot;,$R$5,&quot;&quot;back-&quot;&quot;,REGEXREPLACE(Q61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2]);&quot;&quot;;CONCATENATE(&quot;[sound:&quot;;[.$R$6];[$data.G62];&quot;.mp3]&quot;))" office:value-type="string" office:string-value="[sound:piano-audio-059-31-3-bass-D3#.mp3]" calcext:value-type="string">
            <text:p>[sound:piano-audio-059-31-3-bass-D3#.mp3]</text:p>
          </table:table-cell>
          <table:table-cell table:style-name="ce15" table:formula="of:=[$data.B62]" office:value-type="float" office:value="31" calcext:value-type="float">
            <text:p>31</text:p>
          </table:table-cell>
          <table:table-cell table:style-name="ce16" table:formula="of:=[$data.D6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3]; &quot; &quot;; [$data.I63])" office:value-type="string" office:string-value="E3b bass" calcext:value-type="string">
            <text:p>E3b bass</text:p>
          </table:table-cell>
          <table:table-cell table:style-name="ce16" table:formula="of:=IFERROR(__xludf.dummyfunction(&quot;REGEXREPLACE(data!C6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3]" office:value-type="string" office:string-value="3" calcext:value-type="string">
            <text:p>3</text:p>
          </table:table-cell>
          <table:table-cell table:style-name="ce16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3]" office:value-type="string" office:string-value="bass" calcext:value-type="string">
            <text:p>bass</text:p>
          </table:table-cell>
          <table:table-cell table:style-name="ce16" table:formula="of:=IF(ISBLANK([$data.G63]);&quot;&quot;;CONCATENATE(&quot;&lt;img src=&quot;&quot;&quot;;[.$R$2];[$data.G63];&quot;.png&quot;;&quot;&quot;&quot;/&gt;&quot;))" office:value-type="string" office:string-value="&lt;img src=&quot;piano-score-front-062-31-3-bass-E3b.png&quot;/&gt;" calcext:value-type="string">
            <text:p>&lt;img src="piano-score-front-062-31-3-bass-E3b.png"/&gt;</text:p>
          </table:table-cell>
          <table:table-cell table:style-name="ce16" table:formula="of:=IF(ISBLANK([$data.G63]);&quot;&quot;;CONCATENATE(&quot;&lt;img src=&quot;&quot;&quot;;[.$R$3];[$data.G63];&quot;.png&quot;;&quot;&quot;&quot;/&gt;&quot;))" office:value-type="string" office:string-value="&lt;img src=&quot;piano-score-back-062-31-3-bass-E3b.png&quot;/&gt;" calcext:value-type="string">
            <text:p>&lt;img src="piano-score-back-062-31-3-bass-E3b.png"/&gt;</text:p>
          </table:table-cell>
          <table:table-cell table:style-name="ce16" table:formula="of:=CONCATENATE(&quot;&lt;img src=&quot;&quot;&quot;;[.$R$4];&quot;front-&quot;;TEXT([$data.B63];&quot;00&quot;);&quot;-&quot;;[$data.E63];&quot;-&quot;;[.Q62];&quot;.png&quot;;&quot;&quot;&quot;/&gt;&quot;)" office:value-type="string" office:string-value="&lt;img src=&quot;piano-keyboard-front-31-3-D3#-E3b.png&quot;/&gt;" calcext:value-type="string">
            <text:p>&lt;img src="piano-keyboard-front-31-3-D3#-E3b.png"/&gt;</text:p>
          </table:table-cell>
          <table:table-cell table:style-name="ce16" table:formula="of:=CONCATENATE(&quot;&lt;img src=&quot;&quot;&quot;;[.$R$4];&quot;back-&quot;;TEXT([$data.B63];&quot;00&quot;);&quot;-&quot;;[$data.E63];&quot;-&quot;;[.Q62];&quot;.png&quot;;&quot;&quot;&quot;/&gt;&quot;)" office:value-type="string" office:string-value="&lt;img src=&quot;piano-keyboard-back-31-3-D3#-E3b.png&quot;/&gt;" calcext:value-type="string">
            <text:p>&lt;img src="piano-keyboard-back-31-3-D3#-E3b.png"/&gt;</text:p>
          </table:table-cell>
          <table:table-cell table:style-name="ce16" table:formula="of:=IFERROR(__xludf.dummyfunction(&quot;IF(ISBLANK(data!G63),&quot;&quot;&quot;&quot;,CONCATENATE(&quot;&quot;&lt;img src=&quot;&quot;&quot;&quot;&quot;&quot;,$R$5,&quot;&quot;back-&quot;&quot;,REGEXREPLACE(Q62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3]);&quot;&quot;;CONCATENATE(&quot;[sound:&quot;;[.$R$6];[$data.G63];&quot;.mp3]&quot;))" office:value-type="string" office:string-value="[sound:piano-audio-062-31-3-bass-E3b.mp3]" calcext:value-type="string">
            <text:p>[sound:piano-audio-062-31-3-bass-E3b.mp3]</text:p>
          </table:table-cell>
          <table:table-cell table:style-name="ce15" table:formula="of:=[$data.B63]" office:value-type="float" office:value="31" calcext:value-type="float">
            <text:p>31</text:p>
          </table:table-cell>
          <table:table-cell table:style-name="ce16" table:formula="of:=[$data.D6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4]; &quot; &quot;; [$data.I64])" office:value-type="string" office:string-value="E3 bass" calcext:value-type="string">
            <text:p>E3 bass</text:p>
          </table:table-cell>
          <table:table-cell table:style-name="ce16" table:formula="of:=IFERROR(__xludf.dummyfunction(&quot;REGEXREPLACE(data!C6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4]" office:value-type="string" office:string-value="3" calcext:value-type="string">
            <text:p>3</text:p>
          </table:table-cell>
          <table:table-cell table:style-name="ce16" table:formula="of:=IFERROR(__xludf.dummyfunction(&quot;REGEXREPLACE(data!F64,&quot;&quot;[ac-zA-Z0-9]&quot;&quot;,&quot;&quot;&quot;&quot;)&quot;);&quot;&quot;)">
            <text:p/>
          </table:table-cell>
          <table:table-cell table:style-name="ce16" table:formula="of:=[$data.I64]" office:value-type="string" office:string-value="bass" calcext:value-type="string">
            <text:p>bass</text:p>
          </table:table-cell>
          <table:table-cell table:style-name="ce16" table:formula="of:=IF(ISBLANK([$data.G64]);&quot;&quot;;CONCATENATE(&quot;&lt;img src=&quot;&quot;&quot;;[.$R$2];[$data.G64];&quot;.png&quot;;&quot;&quot;&quot;/&gt;&quot;))" office:value-type="string" office:string-value="&lt;img src=&quot;piano-score-front-061-32-3-bass-E3.png&quot;/&gt;" calcext:value-type="string">
            <text:p>&lt;img src="piano-score-front-061-32-3-bass-E3.png"/&gt;</text:p>
          </table:table-cell>
          <table:table-cell table:style-name="ce16" table:formula="of:=IF(ISBLANK([$data.G64]);&quot;&quot;;CONCATENATE(&quot;&lt;img src=&quot;&quot;&quot;;[.$R$3];[$data.G64];&quot;.png&quot;;&quot;&quot;&quot;/&gt;&quot;))" office:value-type="string" office:string-value="&lt;img src=&quot;piano-score-back-061-32-3-bass-E3.png&quot;/&gt;" calcext:value-type="string">
            <text:p>&lt;img src="piano-score-back-061-32-3-bass-E3.png"/&gt;</text:p>
          </table:table-cell>
          <table:table-cell table:style-name="ce16" table:formula="of:=CONCATENATE(&quot;&lt;img src=&quot;&quot;&quot;;[.$R$4];&quot;front-&quot;;TEXT([$data.B64];&quot;00&quot;);&quot;-&quot;;[$data.E64];&quot;-&quot;;[.Q63];&quot;.png&quot;;&quot;&quot;&quot;/&gt;&quot;)" office:value-type="string" office:string-value="&lt;img src=&quot;piano-keyboard-front-32-3-E3.png&quot;/&gt;" calcext:value-type="string">
            <text:p>&lt;img src="piano-keyboard-front-32-3-E3.png"/&gt;</text:p>
          </table:table-cell>
          <table:table-cell table:style-name="ce16" table:formula="of:=CONCATENATE(&quot;&lt;img src=&quot;&quot;&quot;;[.$R$4];&quot;back-&quot;;TEXT([$data.B64];&quot;00&quot;);&quot;-&quot;;[$data.E64];&quot;-&quot;;[.Q63];&quot;.png&quot;;&quot;&quot;&quot;/&gt;&quot;)" office:value-type="string" office:string-value="&lt;img src=&quot;piano-keyboard-back-32-3-E3.png&quot;/&gt;" calcext:value-type="string">
            <text:p>&lt;img src="piano-keyboard-back-32-3-E3.png"/&gt;</text:p>
          </table:table-cell>
          <table:table-cell table:style-name="ce16" table:formula="of:=IFERROR(__xludf.dummyfunction(&quot;IF(ISBLANK(data!G64),&quot;&quot;&quot;&quot;,CONCATENATE(&quot;&quot;&lt;img src=&quot;&quot;&quot;&quot;&quot;&quot;,$R$5,&quot;&quot;back-&quot;&quot;,REGEXREPLACE(Q63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4]);&quot;&quot;;CONCATENATE(&quot;[sound:&quot;;[.$R$6];[$data.G64];&quot;.mp3]&quot;))" office:value-type="string" office:string-value="[sound:piano-audio-061-32-3-bass-E3.mp3]" calcext:value-type="string">
            <text:p>[sound:piano-audio-061-32-3-bass-E3.mp3]</text:p>
          </table:table-cell>
          <table:table-cell table:style-name="ce15" table:formula="of:=[$data.B64]" office:value-type="float" office:value="32" calcext:value-type="float">
            <text:p>32</text:p>
          </table:table-cell>
          <table:table-cell table:style-name="ce16" table:formula="of:=[$data.D6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4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5]; &quot; &quot;; [$data.I65])" office:value-type="string" office:string-value="F3 bass" calcext:value-type="string">
            <text:p>F3 bass</text:p>
          </table:table-cell>
          <table:table-cell table:style-name="ce16" table:formula="of:=IFERROR(__xludf.dummyfunction(&quot;REGEXREPLACE(data!C6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5]" office:value-type="string" office:string-value="3" calcext:value-type="string">
            <text:p>3</text:p>
          </table:table-cell>
          <table:table-cell table:style-name="ce16" table:formula="of:=IFERROR(__xludf.dummyfunction(&quot;REGEXREPLACE(data!F65,&quot;&quot;[ac-zA-Z0-9]&quot;&quot;,&quot;&quot;&quot;&quot;)&quot;);&quot;&quot;)">
            <text:p/>
          </table:table-cell>
          <table:table-cell table:style-name="ce16" table:formula="of:=[$data.I65]" office:value-type="string" office:string-value="bass" calcext:value-type="string">
            <text:p>bass</text:p>
          </table:table-cell>
          <table:table-cell table:style-name="ce16" table:formula="of:=IF(ISBLANK([$data.G65]);&quot;&quot;;CONCATENATE(&quot;&lt;img src=&quot;&quot;&quot;;[.$R$2];[$data.G65];&quot;.png&quot;;&quot;&quot;&quot;/&gt;&quot;))" office:value-type="string" office:string-value="&lt;img src=&quot;piano-score-front-063-33-3-bass-F3.png&quot;/&gt;" calcext:value-type="string">
            <text:p>&lt;img src="piano-score-front-063-33-3-bass-F3.png"/&gt;</text:p>
          </table:table-cell>
          <table:table-cell table:style-name="ce16" table:formula="of:=IF(ISBLANK([$data.G65]);&quot;&quot;;CONCATENATE(&quot;&lt;img src=&quot;&quot;&quot;;[.$R$3];[$data.G65];&quot;.png&quot;;&quot;&quot;&quot;/&gt;&quot;))" office:value-type="string" office:string-value="&lt;img src=&quot;piano-score-back-063-33-3-bass-F3.png&quot;/&gt;" calcext:value-type="string">
            <text:p>&lt;img src="piano-score-back-063-33-3-bass-F3.png"/&gt;</text:p>
          </table:table-cell>
          <table:table-cell table:style-name="ce16" table:formula="of:=CONCATENATE(&quot;&lt;img src=&quot;&quot;&quot;;[.$R$4];&quot;front-&quot;;TEXT([$data.B65];&quot;00&quot;);&quot;-&quot;;[$data.E65];&quot;-&quot;;[.Q64];&quot;.png&quot;;&quot;&quot;&quot;/&gt;&quot;)" office:value-type="string" office:string-value="&lt;img src=&quot;piano-keyboard-front-33-3-F3.png&quot;/&gt;" calcext:value-type="string">
            <text:p>&lt;img src="piano-keyboard-front-33-3-F3.png"/&gt;</text:p>
          </table:table-cell>
          <table:table-cell table:style-name="ce16" table:formula="of:=CONCATENATE(&quot;&lt;img src=&quot;&quot;&quot;;[.$R$4];&quot;back-&quot;;TEXT([$data.B65];&quot;00&quot;);&quot;-&quot;;[$data.E65];&quot;-&quot;;[.Q64];&quot;.png&quot;;&quot;&quot;&quot;/&gt;&quot;)" office:value-type="string" office:string-value="&lt;img src=&quot;piano-keyboard-back-33-3-F3.png&quot;/&gt;" calcext:value-type="string">
            <text:p>&lt;img src="piano-keyboard-back-33-3-F3.png"/&gt;</text:p>
          </table:table-cell>
          <table:table-cell table:style-name="ce16" table:formula="of:=IFERROR(__xludf.dummyfunction(&quot;IF(ISBLANK(data!G65),&quot;&quot;&quot;&quot;,CONCATENATE(&quot;&quot;&lt;img src=&quot;&quot;&quot;&quot;&quot;&quot;,$R$5,&quot;&quot;back-&quot;&quot;,REGEXREPLACE(Q64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5]);&quot;&quot;;CONCATENATE(&quot;[sound:&quot;;[.$R$6];[$data.G65];&quot;.mp3]&quot;))" office:value-type="string" office:string-value="[sound:piano-audio-063-33-3-bass-F3.mp3]" calcext:value-type="string">
            <text:p>[sound:piano-audio-063-33-3-bass-F3.mp3]</text:p>
          </table:table-cell>
          <table:table-cell table:style-name="ce15" table:formula="of:=[$data.B65]" office:value-type="float" office:value="33" calcext:value-type="float">
            <text:p>33</text:p>
          </table:table-cell>
          <table:table-cell table:style-name="ce16" table:formula="of:=[$data.D6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5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6]; &quot; &quot;; [$data.I66])" office:value-type="string" office:string-value="F3# bass" calcext:value-type="string">
            <text:p>F3# bass</text:p>
          </table:table-cell>
          <table:table-cell table:style-name="ce16" table:formula="of:=IFERROR(__xludf.dummyfunction(&quot;REGEXREPLACE(data!C6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6]" office:value-type="string" office:string-value="3" calcext:value-type="string">
            <text:p>3</text:p>
          </table:table-cell>
          <table:table-cell table:style-name="ce16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6]" office:value-type="string" office:string-value="bass" calcext:value-type="string">
            <text:p>bass</text:p>
          </table:table-cell>
          <table:table-cell table:style-name="ce16" table:formula="of:=IF(ISBLANK([$data.G66]);&quot;&quot;;CONCATENATE(&quot;&lt;img src=&quot;&quot;&quot;;[.$R$2];[$data.G66];&quot;.png&quot;;&quot;&quot;&quot;/&gt;&quot;))" office:value-type="string" office:string-value="&lt;img src=&quot;piano-score-front-064-34-3-bass-F3#.png&quot;/&gt;" calcext:value-type="string">
            <text:p>&lt;img src="piano-score-front-064-34-3-bass-F3#.png"/&gt;</text:p>
          </table:table-cell>
          <table:table-cell table:style-name="ce16" table:formula="of:=IF(ISBLANK([$data.G66]);&quot;&quot;;CONCATENATE(&quot;&lt;img src=&quot;&quot;&quot;;[.$R$3];[$data.G66];&quot;.png&quot;;&quot;&quot;&quot;/&gt;&quot;))" office:value-type="string" office:string-value="&lt;img src=&quot;piano-score-back-064-34-3-bass-F3#.png&quot;/&gt;" calcext:value-type="string">
            <text:p>&lt;img src="piano-score-back-064-34-3-bass-F3#.png"/&gt;</text:p>
          </table:table-cell>
          <table:table-cell table:style-name="ce16" table:formula="of:=CONCATENATE(&quot;&lt;img src=&quot;&quot;&quot;;[.$R$4];&quot;front-&quot;;TEXT([$data.B66];&quot;00&quot;);&quot;-&quot;;[$data.E66];&quot;-&quot;;[.Q65];&quot;.png&quot;;&quot;&quot;&quot;/&gt;&quot;)" office:value-type="string" office:string-value="&lt;img src=&quot;piano-keyboard-front-34-3-F3#-G3b.png&quot;/&gt;" calcext:value-type="string">
            <text:p>&lt;img src="piano-keyboard-front-34-3-F3#-G3b.png"/&gt;</text:p>
          </table:table-cell>
          <table:table-cell table:style-name="ce16" table:formula="of:=CONCATENATE(&quot;&lt;img src=&quot;&quot;&quot;;[.$R$4];&quot;back-&quot;;TEXT([$data.B66];&quot;00&quot;);&quot;-&quot;;[$data.E66];&quot;-&quot;;[.Q65];&quot;.png&quot;;&quot;&quot;&quot;/&gt;&quot;)" office:value-type="string" office:string-value="&lt;img src=&quot;piano-keyboard-back-34-3-F3#-G3b.png&quot;/&gt;" calcext:value-type="string">
            <text:p>&lt;img src="piano-keyboard-back-34-3-F3#-G3b.png"/&gt;</text:p>
          </table:table-cell>
          <table:table-cell table:style-name="ce16" table:formula="of:=IFERROR(__xludf.dummyfunction(&quot;IF(ISBLANK(data!G66),&quot;&quot;&quot;&quot;,CONCATENATE(&quot;&quot;&lt;img src=&quot;&quot;&quot;&quot;&quot;&quot;,$R$5,&quot;&quot;back-&quot;&quot;,REGEXREPLACE(Q65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6]);&quot;&quot;;CONCATENATE(&quot;[sound:&quot;;[.$R$6];[$data.G66];&quot;.mp3]&quot;))" office:value-type="string" office:string-value="[sound:piano-audio-064-34-3-bass-F3#.mp3]" calcext:value-type="string">
            <text:p>[sound:piano-audio-064-34-3-bass-F3#.mp3]</text:p>
          </table:table-cell>
          <table:table-cell table:style-name="ce15" table:formula="of:=[$data.B66]" office:value-type="float" office:value="34" calcext:value-type="float">
            <text:p>34</text:p>
          </table:table-cell>
          <table:table-cell table:style-name="ce16" table:formula="of:=[$data.D6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7]; &quot; &quot;; [$data.I67])" office:value-type="string" office:string-value="G3b bass" calcext:value-type="string">
            <text:p>G3b bass</text:p>
          </table:table-cell>
          <table:table-cell table:style-name="ce16" table:formula="of:=IFERROR(__xludf.dummyfunction(&quot;REGEXREPLACE(data!C6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7]" office:value-type="string" office:string-value="3" calcext:value-type="string">
            <text:p>3</text:p>
          </table:table-cell>
          <table:table-cell table:style-name="ce16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7]" office:value-type="string" office:string-value="bass" calcext:value-type="string">
            <text:p>bass</text:p>
          </table:table-cell>
          <table:table-cell table:style-name="ce16" table:formula="of:=IF(ISBLANK([$data.G67]);&quot;&quot;;CONCATENATE(&quot;&lt;img src=&quot;&quot;&quot;;[.$R$2];[$data.G67];&quot;.png&quot;;&quot;&quot;&quot;/&gt;&quot;))" office:value-type="string" office:string-value="&lt;img src=&quot;piano-score-front-067-34-3-bass-G3b.png&quot;/&gt;" calcext:value-type="string">
            <text:p>&lt;img src="piano-score-front-067-34-3-bass-G3b.png"/&gt;</text:p>
          </table:table-cell>
          <table:table-cell table:style-name="ce16" table:formula="of:=IF(ISBLANK([$data.G67]);&quot;&quot;;CONCATENATE(&quot;&lt;img src=&quot;&quot;&quot;;[.$R$3];[$data.G67];&quot;.png&quot;;&quot;&quot;&quot;/&gt;&quot;))" office:value-type="string" office:string-value="&lt;img src=&quot;piano-score-back-067-34-3-bass-G3b.png&quot;/&gt;" calcext:value-type="string">
            <text:p>&lt;img src="piano-score-back-067-34-3-bass-G3b.png"/&gt;</text:p>
          </table:table-cell>
          <table:table-cell table:style-name="ce16" table:formula="of:=CONCATENATE(&quot;&lt;img src=&quot;&quot;&quot;;[.$R$4];&quot;front-&quot;;TEXT([$data.B67];&quot;00&quot;);&quot;-&quot;;[$data.E67];&quot;-&quot;;[.Q66];&quot;.png&quot;;&quot;&quot;&quot;/&gt;&quot;)" office:value-type="string" office:string-value="&lt;img src=&quot;piano-keyboard-front-34-3-F3#-G3b.png&quot;/&gt;" calcext:value-type="string">
            <text:p>&lt;img src="piano-keyboard-front-34-3-F3#-G3b.png"/&gt;</text:p>
          </table:table-cell>
          <table:table-cell table:style-name="ce16" table:formula="of:=CONCATENATE(&quot;&lt;img src=&quot;&quot;&quot;;[.$R$4];&quot;back-&quot;;TEXT([$data.B67];&quot;00&quot;);&quot;-&quot;;[$data.E67];&quot;-&quot;;[.Q66];&quot;.png&quot;;&quot;&quot;&quot;/&gt;&quot;)" office:value-type="string" office:string-value="&lt;img src=&quot;piano-keyboard-back-34-3-F3#-G3b.png&quot;/&gt;" calcext:value-type="string">
            <text:p>&lt;img src="piano-keyboard-back-34-3-F3#-G3b.png"/&gt;</text:p>
          </table:table-cell>
          <table:table-cell table:style-name="ce16" table:formula="of:=IFERROR(__xludf.dummyfunction(&quot;IF(ISBLANK(data!G67),&quot;&quot;&quot;&quot;,CONCATENATE(&quot;&quot;&lt;img src=&quot;&quot;&quot;&quot;&quot;&quot;,$R$5,&quot;&quot;back-&quot;&quot;,REGEXREPLACE(Q66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7]);&quot;&quot;;CONCATENATE(&quot;[sound:&quot;;[.$R$6];[$data.G67];&quot;.mp3]&quot;))" office:value-type="string" office:string-value="[sound:piano-audio-067-34-3-bass-G3b.mp3]" calcext:value-type="string">
            <text:p>[sound:piano-audio-067-34-3-bass-G3b.mp3]</text:p>
          </table:table-cell>
          <table:table-cell table:style-name="ce15" table:formula="of:=[$data.B67]" office:value-type="float" office:value="34" calcext:value-type="float">
            <text:p>34</text:p>
          </table:table-cell>
          <table:table-cell table:style-name="ce16" table:formula="of:=[$data.D6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8]; &quot; &quot;; [$data.I68])" office:value-type="string" office:string-value="G3 bass" calcext:value-type="string">
            <text:p>G3 bass</text:p>
          </table:table-cell>
          <table:table-cell table:style-name="ce16" table:formula="of:=IFERROR(__xludf.dummyfunction(&quot;REGEXREPLACE(data!C6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8]" office:value-type="string" office:string-value="3" calcext:value-type="string">
            <text:p>3</text:p>
          </table:table-cell>
          <table:table-cell table:style-name="ce16" table:formula="of:=IFERROR(__xludf.dummyfunction(&quot;REGEXREPLACE(data!F68,&quot;&quot;[ac-zA-Z0-9]&quot;&quot;,&quot;&quot;&quot;&quot;)&quot;);&quot;&quot;)">
            <text:p/>
          </table:table-cell>
          <table:table-cell table:style-name="ce16" table:formula="of:=[$data.I68]" office:value-type="string" office:string-value="bass" calcext:value-type="string">
            <text:p>bass</text:p>
          </table:table-cell>
          <table:table-cell table:style-name="ce16" table:formula="of:=IF(ISBLANK([$data.G68]);&quot;&quot;;CONCATENATE(&quot;&lt;img src=&quot;&quot;&quot;;[.$R$2];[$data.G68];&quot;.png&quot;;&quot;&quot;&quot;/&gt;&quot;))" office:value-type="string" office:string-value="&lt;img src=&quot;piano-score-front-065-35-3-bass-G3.png&quot;/&gt;" calcext:value-type="string">
            <text:p>&lt;img src="piano-score-front-065-35-3-bass-G3.png"/&gt;</text:p>
          </table:table-cell>
          <table:table-cell table:style-name="ce16" table:formula="of:=IF(ISBLANK([$data.G68]);&quot;&quot;;CONCATENATE(&quot;&lt;img src=&quot;&quot;&quot;;[.$R$3];[$data.G68];&quot;.png&quot;;&quot;&quot;&quot;/&gt;&quot;))" office:value-type="string" office:string-value="&lt;img src=&quot;piano-score-back-065-35-3-bass-G3.png&quot;/&gt;" calcext:value-type="string">
            <text:p>&lt;img src="piano-score-back-065-35-3-bass-G3.png"/&gt;</text:p>
          </table:table-cell>
          <table:table-cell table:style-name="ce16" table:formula="of:=CONCATENATE(&quot;&lt;img src=&quot;&quot;&quot;;[.$R$4];&quot;front-&quot;;TEXT([$data.B68];&quot;00&quot;);&quot;-&quot;;[$data.E68];&quot;-&quot;;[.Q67];&quot;.png&quot;;&quot;&quot;&quot;/&gt;&quot;)" office:value-type="string" office:string-value="&lt;img src=&quot;piano-keyboard-front-35-3-G3.png&quot;/&gt;" calcext:value-type="string">
            <text:p>&lt;img src="piano-keyboard-front-35-3-G3.png"/&gt;</text:p>
          </table:table-cell>
          <table:table-cell table:style-name="ce16" table:formula="of:=CONCATENATE(&quot;&lt;img src=&quot;&quot;&quot;;[.$R$4];&quot;back-&quot;;TEXT([$data.B68];&quot;00&quot;);&quot;-&quot;;[$data.E68];&quot;-&quot;;[.Q67];&quot;.png&quot;;&quot;&quot;&quot;/&gt;&quot;)" office:value-type="string" office:string-value="&lt;img src=&quot;piano-keyboard-back-35-3-G3.png&quot;/&gt;" calcext:value-type="string">
            <text:p>&lt;img src="piano-keyboard-back-35-3-G3.png"/&gt;</text:p>
          </table:table-cell>
          <table:table-cell table:style-name="ce16" table:formula="of:=IFERROR(__xludf.dummyfunction(&quot;IF(ISBLANK(data!G68),&quot;&quot;&quot;&quot;,CONCATENATE(&quot;&quot;&lt;img src=&quot;&quot;&quot;&quot;&quot;&quot;,$R$5,&quot;&quot;back-&quot;&quot;,REGEXREPLACE(Q67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8]);&quot;&quot;;CONCATENATE(&quot;[sound:&quot;;[.$R$6];[$data.G68];&quot;.mp3]&quot;))" office:value-type="string" office:string-value="[sound:piano-audio-065-35-3-bass-G3.mp3]" calcext:value-type="string">
            <text:p>[sound:piano-audio-065-35-3-bass-G3.mp3]</text:p>
          </table:table-cell>
          <table:table-cell table:style-name="ce15" table:formula="of:=[$data.B68]" office:value-type="float" office:value="35" calcext:value-type="float">
            <text:p>35</text:p>
          </table:table-cell>
          <table:table-cell table:style-name="ce16" table:formula="of:=[$data.D6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8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69]; &quot; &quot;; [$data.I69])" office:value-type="string" office:string-value="G3# bass" calcext:value-type="string">
            <text:p>G3# bass</text:p>
          </table:table-cell>
          <table:table-cell table:style-name="ce16" table:formula="of:=IFERROR(__xludf.dummyfunction(&quot;REGEXREPLACE(data!C6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9]" office:value-type="string" office:string-value="3" calcext:value-type="string">
            <text:p>3</text:p>
          </table:table-cell>
          <table:table-cell table:style-name="ce16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9]" office:value-type="string" office:string-value="bass" calcext:value-type="string">
            <text:p>bass</text:p>
          </table:table-cell>
          <table:table-cell table:style-name="ce16" table:formula="of:=IF(ISBLANK([$data.G69]);&quot;&quot;;CONCATENATE(&quot;&lt;img src=&quot;&quot;&quot;;[.$R$2];[$data.G69];&quot;.png&quot;;&quot;&quot;&quot;/&gt;&quot;))" office:value-type="string" office:string-value="&lt;img src=&quot;piano-score-front-066-36-3-bass-G3#.png&quot;/&gt;" calcext:value-type="string">
            <text:p>&lt;img src="piano-score-front-066-36-3-bass-G3#.png"/&gt;</text:p>
          </table:table-cell>
          <table:table-cell table:style-name="ce16" table:formula="of:=IF(ISBLANK([$data.G69]);&quot;&quot;;CONCATENATE(&quot;&lt;img src=&quot;&quot;&quot;;[.$R$3];[$data.G69];&quot;.png&quot;;&quot;&quot;&quot;/&gt;&quot;))" office:value-type="string" office:string-value="&lt;img src=&quot;piano-score-back-066-36-3-bass-G3#.png&quot;/&gt;" calcext:value-type="string">
            <text:p>&lt;img src="piano-score-back-066-36-3-bass-G3#.png"/&gt;</text:p>
          </table:table-cell>
          <table:table-cell table:style-name="ce16" table:formula="of:=CONCATENATE(&quot;&lt;img src=&quot;&quot;&quot;;[.$R$4];&quot;front-&quot;;TEXT([$data.B69];&quot;00&quot;);&quot;-&quot;;[$data.E69];&quot;-&quot;;[.Q68];&quot;.png&quot;;&quot;&quot;&quot;/&gt;&quot;)" office:value-type="string" office:string-value="&lt;img src=&quot;piano-keyboard-front-36-3-G3#-A3b.png&quot;/&gt;" calcext:value-type="string">
            <text:p>&lt;img src="piano-keyboard-front-36-3-G3#-A3b.png"/&gt;</text:p>
          </table:table-cell>
          <table:table-cell table:style-name="ce16" table:formula="of:=CONCATENATE(&quot;&lt;img src=&quot;&quot;&quot;;[.$R$4];&quot;back-&quot;;TEXT([$data.B69];&quot;00&quot;);&quot;-&quot;;[$data.E69];&quot;-&quot;;[.Q68];&quot;.png&quot;;&quot;&quot;&quot;/&gt;&quot;)" office:value-type="string" office:string-value="&lt;img src=&quot;piano-keyboard-back-36-3-G3#-A3b.png&quot;/&gt;" calcext:value-type="string">
            <text:p>&lt;img src="piano-keyboard-back-36-3-G3#-A3b.png"/&gt;</text:p>
          </table:table-cell>
          <table:table-cell table:style-name="ce16" table:formula="of:=IFERROR(__xludf.dummyfunction(&quot;IF(ISBLANK(data!G69),&quot;&quot;&quot;&quot;,CONCATENATE(&quot;&quot;&lt;img src=&quot;&quot;&quot;&quot;&quot;&quot;,$R$5,&quot;&quot;back-&quot;&quot;,REGEXREPLACE(Q68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9]);&quot;&quot;;CONCATENATE(&quot;[sound:&quot;;[.$R$6];[$data.G69];&quot;.mp3]&quot;))" office:value-type="string" office:string-value="[sound:piano-audio-066-36-3-bass-G3#.mp3]" calcext:value-type="string">
            <text:p>[sound:piano-audio-066-36-3-bass-G3#.mp3]</text:p>
          </table:table-cell>
          <table:table-cell table:style-name="ce15" table:formula="of:=[$data.B69]" office:value-type="float" office:value="36" calcext:value-type="float">
            <text:p>36</text:p>
          </table:table-cell>
          <table:table-cell table:style-name="ce16" table:formula="of:=[$data.D6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0]; &quot; &quot;; [$data.I70])" office:value-type="string" office:string-value="A3b bass" calcext:value-type="string">
            <text:p>A3b bass</text:p>
          </table:table-cell>
          <table:table-cell table:style-name="ce16" table:formula="of:=IFERROR(__xludf.dummyfunction(&quot;REGEXREPLACE(data!C7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0]" office:value-type="string" office:string-value="3" calcext:value-type="string">
            <text:p>3</text:p>
          </table:table-cell>
          <table:table-cell table:style-name="ce16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0]" office:value-type="string" office:string-value="bass" calcext:value-type="string">
            <text:p>bass</text:p>
          </table:table-cell>
          <table:table-cell table:style-name="ce16" table:formula="of:=IF(ISBLANK([$data.G70]);&quot;&quot;;CONCATENATE(&quot;&lt;img src=&quot;&quot;&quot;;[.$R$2];[$data.G70];&quot;.png&quot;;&quot;&quot;&quot;/&gt;&quot;))" office:value-type="string" office:string-value="&lt;img src=&quot;piano-score-front-070-36-3-bass-A3b.png&quot;/&gt;" calcext:value-type="string">
            <text:p>&lt;img src="piano-score-front-070-36-3-bass-A3b.png"/&gt;</text:p>
          </table:table-cell>
          <table:table-cell table:style-name="ce16" table:formula="of:=IF(ISBLANK([$data.G70]);&quot;&quot;;CONCATENATE(&quot;&lt;img src=&quot;&quot;&quot;;[.$R$3];[$data.G70];&quot;.png&quot;;&quot;&quot;&quot;/&gt;&quot;))" office:value-type="string" office:string-value="&lt;img src=&quot;piano-score-back-070-36-3-bass-A3b.png&quot;/&gt;" calcext:value-type="string">
            <text:p>&lt;img src="piano-score-back-070-36-3-bass-A3b.png"/&gt;</text:p>
          </table:table-cell>
          <table:table-cell table:style-name="ce16" table:formula="of:=CONCATENATE(&quot;&lt;img src=&quot;&quot;&quot;;[.$R$4];&quot;front-&quot;;TEXT([$data.B70];&quot;00&quot;);&quot;-&quot;;[$data.E70];&quot;-&quot;;[.Q69];&quot;.png&quot;;&quot;&quot;&quot;/&gt;&quot;)" office:value-type="string" office:string-value="&lt;img src=&quot;piano-keyboard-front-36-3-G3#-A3b.png&quot;/&gt;" calcext:value-type="string">
            <text:p>&lt;img src="piano-keyboard-front-36-3-G3#-A3b.png"/&gt;</text:p>
          </table:table-cell>
          <table:table-cell table:style-name="ce16" table:formula="of:=CONCATENATE(&quot;&lt;img src=&quot;&quot;&quot;;[.$R$4];&quot;back-&quot;;TEXT([$data.B70];&quot;00&quot;);&quot;-&quot;;[$data.E70];&quot;-&quot;;[.Q69];&quot;.png&quot;;&quot;&quot;&quot;/&gt;&quot;)" office:value-type="string" office:string-value="&lt;img src=&quot;piano-keyboard-back-36-3-G3#-A3b.png&quot;/&gt;" calcext:value-type="string">
            <text:p>&lt;img src="piano-keyboard-back-36-3-G3#-A3b.png"/&gt;</text:p>
          </table:table-cell>
          <table:table-cell table:style-name="ce16" table:formula="of:=IFERROR(__xludf.dummyfunction(&quot;IF(ISBLANK(data!G70),&quot;&quot;&quot;&quot;,CONCATENATE(&quot;&quot;&lt;img src=&quot;&quot;&quot;&quot;&quot;&quot;,$R$5,&quot;&quot;back-&quot;&quot;,REGEXREPLACE(Q69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0]);&quot;&quot;;CONCATENATE(&quot;[sound:&quot;;[.$R$6];[$data.G70];&quot;.mp3]&quot;))" office:value-type="string" office:string-value="[sound:piano-audio-070-36-3-bass-A3b.mp3]" calcext:value-type="string">
            <text:p>[sound:piano-audio-070-36-3-bass-A3b.mp3]</text:p>
          </table:table-cell>
          <table:table-cell table:style-name="ce15" table:formula="of:=[$data.B70]" office:value-type="float" office:value="36" calcext:value-type="float">
            <text:p>36</text:p>
          </table:table-cell>
          <table:table-cell table:style-name="ce16" table:formula="of:=[$data.D7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1]; &quot; &quot;; [$data.I71])" office:value-type="string" office:string-value="A3 bass" calcext:value-type="string">
            <text:p>A3 bass</text:p>
          </table:table-cell>
          <table:table-cell table:style-name="ce16" table:formula="of:=IFERROR(__xludf.dummyfunction(&quot;REGEXREPLACE(data!C7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1]" office:value-type="string" office:string-value="3" calcext:value-type="string">
            <text:p>3</text:p>
          </table:table-cell>
          <table:table-cell table:style-name="ce16" table:formula="of:=IFERROR(__xludf.dummyfunction(&quot;REGEXREPLACE(data!F71,&quot;&quot;[ac-zA-Z0-9]&quot;&quot;,&quot;&quot;&quot;&quot;)&quot;);&quot;&quot;)">
            <text:p/>
          </table:table-cell>
          <table:table-cell table:style-name="ce16" table:formula="of:=[$data.I71]" office:value-type="string" office:string-value="bass" calcext:value-type="string">
            <text:p>bass</text:p>
          </table:table-cell>
          <table:table-cell table:style-name="ce16" table:formula="of:=IF(ISBLANK([$data.G71]);&quot;&quot;;CONCATENATE(&quot;&lt;img src=&quot;&quot;&quot;;[.$R$2];[$data.G71];&quot;.png&quot;;&quot;&quot;&quot;/&gt;&quot;))" office:value-type="string" office:string-value="&lt;img src=&quot;piano-score-front-068-37-3-bass-A3.png&quot;/&gt;" calcext:value-type="string">
            <text:p>&lt;img src="piano-score-front-068-37-3-bass-A3.png"/&gt;</text:p>
          </table:table-cell>
          <table:table-cell table:style-name="ce16" table:formula="of:=IF(ISBLANK([$data.G71]);&quot;&quot;;CONCATENATE(&quot;&lt;img src=&quot;&quot;&quot;;[.$R$3];[$data.G71];&quot;.png&quot;;&quot;&quot;&quot;/&gt;&quot;))" office:value-type="string" office:string-value="&lt;img src=&quot;piano-score-back-068-37-3-bass-A3.png&quot;/&gt;" calcext:value-type="string">
            <text:p>&lt;img src="piano-score-back-068-37-3-bass-A3.png"/&gt;</text:p>
          </table:table-cell>
          <table:table-cell table:style-name="ce16" table:formula="of:=CONCATENATE(&quot;&lt;img src=&quot;&quot;&quot;;[.$R$4];&quot;front-&quot;;TEXT([$data.B71];&quot;00&quot;);&quot;-&quot;;[$data.E71];&quot;-&quot;;[.Q70];&quot;.png&quot;;&quot;&quot;&quot;/&gt;&quot;)" office:value-type="string" office:string-value="&lt;img src=&quot;piano-keyboard-front-37-3-A3.png&quot;/&gt;" calcext:value-type="string">
            <text:p>&lt;img src="piano-keyboard-front-37-3-A3.png"/&gt;</text:p>
          </table:table-cell>
          <table:table-cell table:style-name="ce16" table:formula="of:=CONCATENATE(&quot;&lt;img src=&quot;&quot;&quot;;[.$R$4];&quot;back-&quot;;TEXT([$data.B71];&quot;00&quot;);&quot;-&quot;;[$data.E71];&quot;-&quot;;[.Q70];&quot;.png&quot;;&quot;&quot;&quot;/&gt;&quot;)" office:value-type="string" office:string-value="&lt;img src=&quot;piano-keyboard-back-37-3-A3.png&quot;/&gt;" calcext:value-type="string">
            <text:p>&lt;img src="piano-keyboard-back-37-3-A3.png"/&gt;</text:p>
          </table:table-cell>
          <table:table-cell table:style-name="ce16" table:formula="of:=IFERROR(__xludf.dummyfunction(&quot;IF(ISBLANK(data!G71),&quot;&quot;&quot;&quot;,CONCATENATE(&quot;&quot;&lt;img src=&quot;&quot;&quot;&quot;&quot;&quot;,$R$5,&quot;&quot;back-&quot;&quot;,REGEXREPLACE(Q70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1]);&quot;&quot;;CONCATENATE(&quot;[sound:&quot;;[.$R$6];[$data.G71];&quot;.mp3]&quot;))" office:value-type="string" office:string-value="[sound:piano-audio-068-37-3-bass-A3.mp3]" calcext:value-type="string">
            <text:p>[sound:piano-audio-068-37-3-bass-A3.mp3]</text:p>
          </table:table-cell>
          <table:table-cell table:style-name="ce15" table:formula="of:=[$data.B71]" office:value-type="float" office:value="37" calcext:value-type="float">
            <text:p>37</text:p>
          </table:table-cell>
          <table:table-cell table:style-name="ce16" table:formula="of:=[$data.D7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1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2]; &quot; &quot;; [$data.I72])" office:value-type="string" office:string-value="A3# bass" calcext:value-type="string">
            <text:p>A3# bass</text:p>
          </table:table-cell>
          <table:table-cell table:style-name="ce16" table:formula="of:=IFERROR(__xludf.dummyfunction(&quot;REGEXREPLACE(data!C7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2]" office:value-type="string" office:string-value="3" calcext:value-type="string">
            <text:p>3</text:p>
          </table:table-cell>
          <table:table-cell table:style-name="ce16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72]" office:value-type="string" office:string-value="bass" calcext:value-type="string">
            <text:p>bass</text:p>
          </table:table-cell>
          <table:table-cell table:style-name="ce16" table:formula="of:=IF(ISBLANK([$data.G72]);&quot;&quot;;CONCATENATE(&quot;&lt;img src=&quot;&quot;&quot;;[.$R$2];[$data.G72];&quot;.png&quot;;&quot;&quot;&quot;/&gt;&quot;))" office:value-type="string" office:string-value="&lt;img src=&quot;piano-score-front-069-38-3-bass-A3#.png&quot;/&gt;" calcext:value-type="string">
            <text:p>&lt;img src="piano-score-front-069-38-3-bass-A3#.png"/&gt;</text:p>
          </table:table-cell>
          <table:table-cell table:style-name="ce16" table:formula="of:=IF(ISBLANK([$data.G72]);&quot;&quot;;CONCATENATE(&quot;&lt;img src=&quot;&quot;&quot;;[.$R$3];[$data.G72];&quot;.png&quot;;&quot;&quot;&quot;/&gt;&quot;))" office:value-type="string" office:string-value="&lt;img src=&quot;piano-score-back-069-38-3-bass-A3#.png&quot;/&gt;" calcext:value-type="string">
            <text:p>&lt;img src="piano-score-back-069-38-3-bass-A3#.png"/&gt;</text:p>
          </table:table-cell>
          <table:table-cell table:style-name="ce16" table:formula="of:=CONCATENATE(&quot;&lt;img src=&quot;&quot;&quot;;[.$R$4];&quot;front-&quot;;TEXT([$data.B72];&quot;00&quot;);&quot;-&quot;;[$data.E72];&quot;-&quot;;[.Q71];&quot;.png&quot;;&quot;&quot;&quot;/&gt;&quot;)" office:value-type="string" office:string-value="&lt;img src=&quot;piano-keyboard-front-38-3-A3#-B3b.png&quot;/&gt;" calcext:value-type="string">
            <text:p>&lt;img src="piano-keyboard-front-38-3-A3#-B3b.png"/&gt;</text:p>
          </table:table-cell>
          <table:table-cell table:style-name="ce16" table:formula="of:=CONCATENATE(&quot;&lt;img src=&quot;&quot;&quot;;[.$R$4];&quot;back-&quot;;TEXT([$data.B72];&quot;00&quot;);&quot;-&quot;;[$data.E72];&quot;-&quot;;[.Q71];&quot;.png&quot;;&quot;&quot;&quot;/&gt;&quot;)" office:value-type="string" office:string-value="&lt;img src=&quot;piano-keyboard-back-38-3-A3#-B3b.png&quot;/&gt;" calcext:value-type="string">
            <text:p>&lt;img src="piano-keyboard-back-38-3-A3#-B3b.png"/&gt;</text:p>
          </table:table-cell>
          <table:table-cell table:style-name="ce16" table:formula="of:=IFERROR(__xludf.dummyfunction(&quot;IF(ISBLANK(data!G72),&quot;&quot;&quot;&quot;,CONCATENATE(&quot;&quot;&lt;img src=&quot;&quot;&quot;&quot;&quot;&quot;,$R$5,&quot;&quot;back-&quot;&quot;,REGEXREPLACE(Q71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2]);&quot;&quot;;CONCATENATE(&quot;[sound:&quot;;[.$R$6];[$data.G72];&quot;.mp3]&quot;))" office:value-type="string" office:string-value="[sound:piano-audio-069-38-3-bass-A3#.mp3]" calcext:value-type="string">
            <text:p>[sound:piano-audio-069-38-3-bass-A3#.mp3]</text:p>
          </table:table-cell>
          <table:table-cell table:style-name="ce15" table:formula="of:=[$data.B72]" office:value-type="float" office:value="38" calcext:value-type="float">
            <text:p>38</text:p>
          </table:table-cell>
          <table:table-cell table:style-name="ce16" table:formula="of:=[$data.D7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3]; &quot; &quot;; [$data.I73])" office:value-type="string" office:string-value="B3b bass" calcext:value-type="string">
            <text:p>B3b bass</text:p>
          </table:table-cell>
          <table:table-cell table:style-name="ce16" table:formula="of:=IFERROR(__xludf.dummyfunction(&quot;REGEXREPLACE(data!C7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3]" office:value-type="string" office:string-value="3" calcext:value-type="string">
            <text:p>3</text:p>
          </table:table-cell>
          <table:table-cell table:style-name="ce16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3]" office:value-type="string" office:string-value="bass" calcext:value-type="string">
            <text:p>bass</text:p>
          </table:table-cell>
          <table:table-cell table:style-name="ce16" table:formula="of:=IF(ISBLANK([$data.G73]);&quot;&quot;;CONCATENATE(&quot;&lt;img src=&quot;&quot;&quot;;[.$R$2];[$data.G73];&quot;.png&quot;;&quot;&quot;&quot;/&gt;&quot;))" office:value-type="string" office:string-value="&lt;img src=&quot;piano-score-front-072-38-3-bass-B3b.png&quot;/&gt;" calcext:value-type="string">
            <text:p>&lt;img src="piano-score-front-072-38-3-bass-B3b.png"/&gt;</text:p>
          </table:table-cell>
          <table:table-cell table:style-name="ce16" table:formula="of:=IF(ISBLANK([$data.G73]);&quot;&quot;;CONCATENATE(&quot;&lt;img src=&quot;&quot;&quot;;[.$R$3];[$data.G73];&quot;.png&quot;;&quot;&quot;&quot;/&gt;&quot;))" office:value-type="string" office:string-value="&lt;img src=&quot;piano-score-back-072-38-3-bass-B3b.png&quot;/&gt;" calcext:value-type="string">
            <text:p>&lt;img src="piano-score-back-072-38-3-bass-B3b.png"/&gt;</text:p>
          </table:table-cell>
          <table:table-cell table:style-name="ce16" table:formula="of:=CONCATENATE(&quot;&lt;img src=&quot;&quot;&quot;;[.$R$4];&quot;front-&quot;;TEXT([$data.B73];&quot;00&quot;);&quot;-&quot;;[$data.E73];&quot;-&quot;;[.Q72];&quot;.png&quot;;&quot;&quot;&quot;/&gt;&quot;)" office:value-type="string" office:string-value="&lt;img src=&quot;piano-keyboard-front-38-3-A3#-B3b.png&quot;/&gt;" calcext:value-type="string">
            <text:p>&lt;img src="piano-keyboard-front-38-3-A3#-B3b.png"/&gt;</text:p>
          </table:table-cell>
          <table:table-cell table:style-name="ce16" table:formula="of:=CONCATENATE(&quot;&lt;img src=&quot;&quot;&quot;;[.$R$4];&quot;back-&quot;;TEXT([$data.B73];&quot;00&quot;);&quot;-&quot;;[$data.E73];&quot;-&quot;;[.Q72];&quot;.png&quot;;&quot;&quot;&quot;/&gt;&quot;)" office:value-type="string" office:string-value="&lt;img src=&quot;piano-keyboard-back-38-3-A3#-B3b.png&quot;/&gt;" calcext:value-type="string">
            <text:p>&lt;img src="piano-keyboard-back-38-3-A3#-B3b.png"/&gt;</text:p>
          </table:table-cell>
          <table:table-cell table:style-name="ce16" table:formula="of:=IFERROR(__xludf.dummyfunction(&quot;IF(ISBLANK(data!G73),&quot;&quot;&quot;&quot;,CONCATENATE(&quot;&quot;&lt;img src=&quot;&quot;&quot;&quot;&quot;&quot;,$R$5,&quot;&quot;back-&quot;&quot;,REGEXREPLACE(Q72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3]);&quot;&quot;;CONCATENATE(&quot;[sound:&quot;;[.$R$6];[$data.G73];&quot;.mp3]&quot;))" office:value-type="string" office:string-value="[sound:piano-audio-072-38-3-bass-B3b.mp3]" calcext:value-type="string">
            <text:p>[sound:piano-audio-072-38-3-bass-B3b.mp3]</text:p>
          </table:table-cell>
          <table:table-cell table:style-name="ce15" table:formula="of:=[$data.B73]" office:value-type="float" office:value="38" calcext:value-type="float">
            <text:p>38</text:p>
          </table:table-cell>
          <table:table-cell table:style-name="ce16" table:formula="of:=[$data.D7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4]; &quot; &quot;; [$data.I74])" office:value-type="string" office:string-value="B3 bass" calcext:value-type="string">
            <text:p>B3 bass</text:p>
          </table:table-cell>
          <table:table-cell table:style-name="ce16" table:formula="of:=IFERROR(__xludf.dummyfunction(&quot;REGEXREPLACE(data!C7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4]" office:value-type="string" office:string-value="3" calcext:value-type="string">
            <text:p>3</text:p>
          </table:table-cell>
          <table:table-cell table:style-name="ce16" table:formula="of:=IFERROR(__xludf.dummyfunction(&quot;REGEXREPLACE(data!F74,&quot;&quot;[ac-zA-Z0-9]&quot;&quot;,&quot;&quot;&quot;&quot;)&quot;);&quot;&quot;)">
            <text:p/>
          </table:table-cell>
          <table:table-cell table:style-name="ce16" table:formula="of:=[$data.I74]" office:value-type="string" office:string-value="bass" calcext:value-type="string">
            <text:p>bass</text:p>
          </table:table-cell>
          <table:table-cell table:style-name="ce16" table:formula="of:=IF(ISBLANK([$data.G74]);&quot;&quot;;CONCATENATE(&quot;&lt;img src=&quot;&quot;&quot;;[.$R$2];[$data.G74];&quot;.png&quot;;&quot;&quot;&quot;/&gt;&quot;))" office:value-type="string" office:string-value="&lt;img src=&quot;piano-score-front-071-39-3-bass-B3.png&quot;/&gt;" calcext:value-type="string">
            <text:p>&lt;img src="piano-score-front-071-39-3-bass-B3.png"/&gt;</text:p>
          </table:table-cell>
          <table:table-cell table:style-name="ce16" table:formula="of:=IF(ISBLANK([$data.G74]);&quot;&quot;;CONCATENATE(&quot;&lt;img src=&quot;&quot;&quot;;[.$R$3];[$data.G74];&quot;.png&quot;;&quot;&quot;&quot;/&gt;&quot;))" office:value-type="string" office:string-value="&lt;img src=&quot;piano-score-back-071-39-3-bass-B3.png&quot;/&gt;" calcext:value-type="string">
            <text:p>&lt;img src="piano-score-back-071-39-3-bass-B3.png"/&gt;</text:p>
          </table:table-cell>
          <table:table-cell table:style-name="ce16" table:formula="of:=CONCATENATE(&quot;&lt;img src=&quot;&quot;&quot;;[.$R$4];&quot;front-&quot;;TEXT([$data.B74];&quot;00&quot;);&quot;-&quot;;[$data.E74];&quot;-&quot;;[.Q73];&quot;.png&quot;;&quot;&quot;&quot;/&gt;&quot;)" office:value-type="string" office:string-value="&lt;img src=&quot;piano-keyboard-front-39-3-B3.png&quot;/&gt;" calcext:value-type="string">
            <text:p>&lt;img src="piano-keyboard-front-39-3-B3.png"/&gt;</text:p>
          </table:table-cell>
          <table:table-cell table:style-name="ce16" table:formula="of:=CONCATENATE(&quot;&lt;img src=&quot;&quot;&quot;;[.$R$4];&quot;back-&quot;;TEXT([$data.B74];&quot;00&quot;);&quot;-&quot;;[$data.E74];&quot;-&quot;;[.Q73];&quot;.png&quot;;&quot;&quot;&quot;/&gt;&quot;)" office:value-type="string" office:string-value="&lt;img src=&quot;piano-keyboard-back-39-3-B3.png&quot;/&gt;" calcext:value-type="string">
            <text:p>&lt;img src="piano-keyboard-back-39-3-B3.png"/&gt;</text:p>
          </table:table-cell>
          <table:table-cell table:style-name="ce16" table:formula="of:=IFERROR(__xludf.dummyfunction(&quot;IF(ISBLANK(data!G74),&quot;&quot;&quot;&quot;,CONCATENATE(&quot;&quot;&lt;img src=&quot;&quot;&quot;&quot;&quot;&quot;,$R$5,&quot;&quot;back-&quot;&quot;,REGEXREPLACE(Q73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4]);&quot;&quot;;CONCATENATE(&quot;[sound:&quot;;[.$R$6];[$data.G74];&quot;.mp3]&quot;))" office:value-type="string" office:string-value="[sound:piano-audio-071-39-3-bass-B3.mp3]" calcext:value-type="string">
            <text:p>[sound:piano-audio-071-39-3-bass-B3.mp3]</text:p>
          </table:table-cell>
          <table:table-cell table:style-name="ce15" table:formula="of:=[$data.B74]" office:value-type="float" office:value="39" calcext:value-type="float">
            <text:p>39</text:p>
          </table:table-cell>
          <table:table-cell table:style-name="ce16" table:formula="of:=[$data.D7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4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75]; &quot; &quot;; [$data.I75])" office:value-type="string" office:string-value="C4 treble" calcext:value-type="string">
            <text:p>C4 treble</text:p>
          </table:table-cell>
          <table:table-cell table:style-name="ce17" table:formula="of:=IFERROR(__xludf.dummyfunction(&quot;REGEXREPLACE(data!C75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5]" office:value-type="string" office:string-value="4" calcext:value-type="string">
            <text:p>4</text:p>
          </table:table-cell>
          <table:table-cell table:style-name="ce17" table:formula="of:=IFERROR(__xludf.dummyfunction(&quot;REGEXREPLACE(data!F75,&quot;&quot;[ac-zA-Z0-9]&quot;&quot;,&quot;&quot;&quot;&quot;)&quot;);&quot;&quot;)">
            <text:p/>
          </table:table-cell>
          <table:table-cell table:style-name="ce17" table:formula="of:=[$data.I75]" office:value-type="string" office:string-value="treble" calcext:value-type="string">
            <text:p>treble</text:p>
          </table:table-cell>
          <table:table-cell table:style-name="ce16" table:formula="of:=IF(ISBLANK([$data.G75]);&quot;&quot;;CONCATENATE(&quot;&lt;img src=&quot;&quot;&quot;;[.$R$2];[$data.G75];&quot;.png&quot;;&quot;&quot;&quot;/&gt;&quot;))" office:value-type="string" office:string-value="&lt;img src=&quot;piano-score-front-073-40-4-treble-C4.png&quot;/&gt;" calcext:value-type="string">
            <text:p>&lt;img src="piano-score-front-073-40-4-treble-C4.png"/&gt;</text:p>
          </table:table-cell>
          <table:table-cell table:style-name="ce17" table:formula="of:=IF(ISBLANK([$data.G75]);&quot;&quot;;CONCATENATE(&quot;&lt;img src=&quot;&quot;&quot;;[.$R$3];[$data.G75];&quot;.png&quot;;&quot;&quot;&quot;/&gt;&quot;))" office:value-type="string" office:string-value="&lt;img src=&quot;piano-score-back-073-40-4-treble-C4.png&quot;/&gt;" calcext:value-type="string">
            <text:p>&lt;img src="piano-score-back-073-40-4-treble-C4.png"/&gt;</text:p>
          </table:table-cell>
          <table:table-cell table:style-name="ce16" table:formula="of:=CONCATENATE(&quot;&lt;img src=&quot;&quot;&quot;;[.$R$4];&quot;front-&quot;;TEXT([$data.B75];&quot;00&quot;);&quot;-&quot;;[$data.E75];&quot;-&quot;;[.Q74];&quot;.png&quot;;&quot;&quot;&quot;/&gt;&quot;)" office:value-type="string" office:string-value="&lt;img src=&quot;piano-keyboard-front-40-4-C4.png&quot;/&gt;" calcext:value-type="string">
            <text:p>&lt;img src="piano-keyboard-front-40-4-C4.png"/&gt;</text:p>
          </table:table-cell>
          <table:table-cell table:style-name="ce16" table:formula="of:=CONCATENATE(&quot;&lt;img src=&quot;&quot;&quot;;[.$R$4];&quot;back-&quot;;TEXT([$data.B75];&quot;00&quot;);&quot;-&quot;;[$data.E75];&quot;-&quot;;[.Q74];&quot;.png&quot;;&quot;&quot;&quot;/&gt;&quot;)" office:value-type="string" office:string-value="&lt;img src=&quot;piano-keyboard-back-40-4-C4.png&quot;/&gt;" calcext:value-type="string">
            <text:p>&lt;img src="piano-keyboard-back-40-4-C4.png"/&gt;</text:p>
          </table:table-cell>
          <table:table-cell table:style-name="ce16" table:formula="of:=IFERROR(__xludf.dummyfunction(&quot;IF(ISBLANK(data!G75),&quot;&quot;&quot;&quot;,CONCATENATE(&quot;&quot;&lt;img src=&quot;&quot;&quot;&quot;&quot;&quot;,$R$5,&quot;&quot;back-&quot;&quot;,REGEXREPLACE(Q74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5]);&quot;&quot;;CONCATENATE(&quot;[sound:&quot;;[.$R$6];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19" table:formula="of:=[$data.B75]" office:value-type="float" office:value="40" calcext:value-type="float">
            <text:p>40</text:p>
          </table:table-cell>
          <table:table-cell table:style-name="ce17" table:formula="of:=[$data.D7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5,&quot;&quot;[ac-zA-Z0-9]&quot;&quot;,&quot;&quot;&quot;&quot;)&quot;);&quot;&quot;)">
            <text:p/>
          </table:table-cell>
          <table:table-cell table:style-name="ce19" office:value-type="string" calcext:value-type="string">
            <text:p>C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76]; &quot; &quot;; [$data.I76])" office:value-type="string" office:string-value="C4# treble" calcext:value-type="string">
            <text:p>C4# treble</text:p>
          </table:table-cell>
          <table:table-cell table:style-name="ce17" table:formula="of:=IFERROR(__xludf.dummyfunction(&quot;REGEXREPLACE(data!C76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6]" office:value-type="string" office:string-value="4" calcext:value-type="string">
            <text:p>4</text:p>
          </table:table-cell>
          <table:table-cell table:style-name="ce17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6]" office:value-type="string" office:string-value="treble" calcext:value-type="string">
            <text:p>treble</text:p>
          </table:table-cell>
          <table:table-cell table:style-name="ce16" table:formula="of:=IF(ISBLANK([$data.G76]);&quot;&quot;;CONCATENATE(&quot;&lt;img src=&quot;&quot;&quot;;[.$R$2];[$data.G76];&quot;.png&quot;;&quot;&quot;&quot;/&gt;&quot;))" office:value-type="string" office:string-value="&lt;img src=&quot;piano-score-front-074-41-4-treble-C4#.png&quot;/&gt;" calcext:value-type="string">
            <text:p>&lt;img src="piano-score-front-074-41-4-treble-C4#.png"/&gt;</text:p>
          </table:table-cell>
          <table:table-cell table:style-name="ce17" table:formula="of:=IF(ISBLANK([$data.G76]);&quot;&quot;;CONCATENATE(&quot;&lt;img src=&quot;&quot;&quot;;[.$R$3];[$data.G76];&quot;.png&quot;;&quot;&quot;&quot;/&gt;&quot;))" office:value-type="string" office:string-value="&lt;img src=&quot;piano-score-back-074-41-4-treble-C4#.png&quot;/&gt;" calcext:value-type="string">
            <text:p>&lt;img src="piano-score-back-074-41-4-treble-C4#.png"/&gt;</text:p>
          </table:table-cell>
          <table:table-cell table:style-name="ce16" table:formula="of:=CONCATENATE(&quot;&lt;img src=&quot;&quot;&quot;;[.$R$4];&quot;front-&quot;;TEXT([$data.B76];&quot;00&quot;);&quot;-&quot;;[$data.E76];&quot;-&quot;;[.Q75];&quot;.png&quot;;&quot;&quot;&quot;/&gt;&quot;)" office:value-type="string" office:string-value="&lt;img src=&quot;piano-keyboard-front-41-4-C4#-D4b.png&quot;/&gt;" calcext:value-type="string">
            <text:p>&lt;img src="piano-keyboard-front-41-4-C4#-D4b.png"/&gt;</text:p>
          </table:table-cell>
          <table:table-cell table:style-name="ce16" table:formula="of:=CONCATENATE(&quot;&lt;img src=&quot;&quot;&quot;;[.$R$4];&quot;back-&quot;;TEXT([$data.B76];&quot;00&quot;);&quot;-&quot;;[$data.E76];&quot;-&quot;;[.Q75];&quot;.png&quot;;&quot;&quot;&quot;/&gt;&quot;)" office:value-type="string" office:string-value="&lt;img src=&quot;piano-keyboard-back-41-4-C4#-D4b.png&quot;/&gt;" calcext:value-type="string">
            <text:p>&lt;img src="piano-keyboard-back-41-4-C4#-D4b.png"/&gt;</text:p>
          </table:table-cell>
          <table:table-cell table:style-name="ce16" table:formula="of:=IFERROR(__xludf.dummyfunction(&quot;IF(ISBLANK(data!G76),&quot;&quot;&quot;&quot;,CONCATENATE(&quot;&quot;&lt;img src=&quot;&quot;&quot;&quot;&quot;&quot;,$R$5,&quot;&quot;back-&quot;&quot;,REGEXREPLACE(Q75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6]);&quot;&quot;;CONCATENATE(&quot;[sound:&quot;;[.$R$6];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19" table:formula="of:=[$data.B76]" office:value-type="float" office:value="41" calcext:value-type="float">
            <text:p>41</text:p>
          </table:table-cell>
          <table:table-cell table:style-name="ce17" table:formula="of:=[$data.D7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77]; &quot; &quot;; [$data.I77])" office:value-type="string" office:string-value="D4b treble" calcext:value-type="string">
            <text:p>D4b treble</text:p>
          </table:table-cell>
          <table:table-cell table:style-name="ce17" table:formula="of:=IFERROR(__xludf.dummyfunction(&quot;REGEXREPLACE(data!C77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7]" office:value-type="string" office:string-value="4" calcext:value-type="string">
            <text:p>4</text:p>
          </table:table-cell>
          <table:table-cell table:style-name="ce17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77]" office:value-type="string" office:string-value="treble" calcext:value-type="string">
            <text:p>treble</text:p>
          </table:table-cell>
          <table:table-cell table:style-name="ce16" table:formula="of:=IF(ISBLANK([$data.G77]);&quot;&quot;;CONCATENATE(&quot;&lt;img src=&quot;&quot;&quot;;[.$R$2];[$data.G77];&quot;.png&quot;;&quot;&quot;&quot;/&gt;&quot;))" office:value-type="string" office:string-value="&lt;img src=&quot;piano-score-front-077-41-4-treble-D4b.png&quot;/&gt;" calcext:value-type="string">
            <text:p>&lt;img src="piano-score-front-077-41-4-treble-D4b.png"/&gt;</text:p>
          </table:table-cell>
          <table:table-cell table:style-name="ce17" table:formula="of:=IF(ISBLANK([$data.G77]);&quot;&quot;;CONCATENATE(&quot;&lt;img src=&quot;&quot;&quot;;[.$R$3];[$data.G77];&quot;.png&quot;;&quot;&quot;&quot;/&gt;&quot;))" office:value-type="string" office:string-value="&lt;img src=&quot;piano-score-back-077-41-4-treble-D4b.png&quot;/&gt;" calcext:value-type="string">
            <text:p>&lt;img src="piano-score-back-077-41-4-treble-D4b.png"/&gt;</text:p>
          </table:table-cell>
          <table:table-cell table:style-name="ce16" table:formula="of:=CONCATENATE(&quot;&lt;img src=&quot;&quot;&quot;;[.$R$4];&quot;front-&quot;;TEXT([$data.B77];&quot;00&quot;);&quot;-&quot;;[$data.E77];&quot;-&quot;;[.Q76];&quot;.png&quot;;&quot;&quot;&quot;/&gt;&quot;)" office:value-type="string" office:string-value="&lt;img src=&quot;piano-keyboard-front-41-4-C4#-D4b.png&quot;/&gt;" calcext:value-type="string">
            <text:p>&lt;img src="piano-keyboard-front-41-4-C4#-D4b.png"/&gt;</text:p>
          </table:table-cell>
          <table:table-cell table:style-name="ce16" table:formula="of:=CONCATENATE(&quot;&lt;img src=&quot;&quot;&quot;;[.$R$4];&quot;back-&quot;;TEXT([$data.B77];&quot;00&quot;);&quot;-&quot;;[$data.E77];&quot;-&quot;;[.Q76];&quot;.png&quot;;&quot;&quot;&quot;/&gt;&quot;)" office:value-type="string" office:string-value="&lt;img src=&quot;piano-keyboard-back-41-4-C4#-D4b.png&quot;/&gt;" calcext:value-type="string">
            <text:p>&lt;img src="piano-keyboard-back-41-4-C4#-D4b.png"/&gt;</text:p>
          </table:table-cell>
          <table:table-cell table:style-name="ce16" table:formula="of:=IFERROR(__xludf.dummyfunction(&quot;IF(ISBLANK(data!G77),&quot;&quot;&quot;&quot;,CONCATENATE(&quot;&quot;&lt;img src=&quot;&quot;&quot;&quot;&quot;&quot;,$R$5,&quot;&quot;back-&quot;&quot;,REGEXREPLACE(Q76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7]);&quot;&quot;;CONCATENATE(&quot;[sound:&quot;;[.$R$6];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19" table:formula="of:=[$data.B77]" office:value-type="float" office:value="41" calcext:value-type="float">
            <text:p>41</text:p>
          </table:table-cell>
          <table:table-cell table:style-name="ce17" table:formula="of:=[$data.D7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78]; &quot; &quot;; [$data.I78])" office:value-type="string" office:string-value="D4 treble" calcext:value-type="string">
            <text:p>D4 treble</text:p>
          </table:table-cell>
          <table:table-cell table:style-name="ce17" table:formula="of:=IFERROR(__xludf.dummyfunction(&quot;REGEXREPLACE(data!C78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8]" office:value-type="string" office:string-value="4" calcext:value-type="string">
            <text:p>4</text:p>
          </table:table-cell>
          <table:table-cell table:style-name="ce17" table:formula="of:=IFERROR(__xludf.dummyfunction(&quot;REGEXREPLACE(data!F78,&quot;&quot;[ac-zA-Z0-9]&quot;&quot;,&quot;&quot;&quot;&quot;)&quot;);&quot;&quot;)">
            <text:p/>
          </table:table-cell>
          <table:table-cell table:style-name="ce17" table:formula="of:=[$data.I78]" office:value-type="string" office:string-value="treble" calcext:value-type="string">
            <text:p>treble</text:p>
          </table:table-cell>
          <table:table-cell table:style-name="ce16" table:formula="of:=IF(ISBLANK([$data.G78]);&quot;&quot;;CONCATENATE(&quot;&lt;img src=&quot;&quot;&quot;;[.$R$2];[$data.G78];&quot;.png&quot;;&quot;&quot;&quot;/&gt;&quot;))" office:value-type="string" office:string-value="&lt;img src=&quot;piano-score-front-075-42-4-treble-D4.png&quot;/&gt;" calcext:value-type="string">
            <text:p>&lt;img src="piano-score-front-075-42-4-treble-D4.png"/&gt;</text:p>
          </table:table-cell>
          <table:table-cell table:style-name="ce17" table:formula="of:=IF(ISBLANK([$data.G78]);&quot;&quot;;CONCATENATE(&quot;&lt;img src=&quot;&quot;&quot;;[.$R$3];[$data.G78];&quot;.png&quot;;&quot;&quot;&quot;/&gt;&quot;))" office:value-type="string" office:string-value="&lt;img src=&quot;piano-score-back-075-42-4-treble-D4.png&quot;/&gt;" calcext:value-type="string">
            <text:p>&lt;img src="piano-score-back-075-42-4-treble-D4.png"/&gt;</text:p>
          </table:table-cell>
          <table:table-cell table:style-name="ce16" table:formula="of:=CONCATENATE(&quot;&lt;img src=&quot;&quot;&quot;;[.$R$4];&quot;front-&quot;;TEXT([$data.B78];&quot;00&quot;);&quot;-&quot;;[$data.E78];&quot;-&quot;;[.Q77];&quot;.png&quot;;&quot;&quot;&quot;/&gt;&quot;)" office:value-type="string" office:string-value="&lt;img src=&quot;piano-keyboard-front-42-4-D4.png&quot;/&gt;" calcext:value-type="string">
            <text:p>&lt;img src="piano-keyboard-front-42-4-D4.png"/&gt;</text:p>
          </table:table-cell>
          <table:table-cell table:style-name="ce16" table:formula="of:=CONCATENATE(&quot;&lt;img src=&quot;&quot;&quot;;[.$R$4];&quot;back-&quot;;TEXT([$data.B78];&quot;00&quot;);&quot;-&quot;;[$data.E78];&quot;-&quot;;[.Q77];&quot;.png&quot;;&quot;&quot;&quot;/&gt;&quot;)" office:value-type="string" office:string-value="&lt;img src=&quot;piano-keyboard-back-42-4-D4.png&quot;/&gt;" calcext:value-type="string">
            <text:p>&lt;img src="piano-keyboard-back-42-4-D4.png"/&gt;</text:p>
          </table:table-cell>
          <table:table-cell table:style-name="ce16" table:formula="of:=IFERROR(__xludf.dummyfunction(&quot;IF(ISBLANK(data!G78),&quot;&quot;&quot;&quot;,CONCATENATE(&quot;&quot;&lt;img src=&quot;&quot;&quot;&quot;&quot;&quot;,$R$5,&quot;&quot;back-&quot;&quot;,REGEXREPLACE(Q77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8]);&quot;&quot;;CONCATENATE(&quot;[sound:&quot;;[.$R$6];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19" table:formula="of:=[$data.B78]" office:value-type="float" office:value="42" calcext:value-type="float">
            <text:p>42</text:p>
          </table:table-cell>
          <table:table-cell table:style-name="ce17" table:formula="of:=[$data.D7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8,&quot;&quot;[ac-zA-Z0-9]&quot;&quot;,&quot;&quot;&quot;&quot;)&quot;);&quot;&quot;)">
            <text:p/>
          </table:table-cell>
          <table:table-cell table:style-name="ce19" office:value-type="string" calcext:value-type="string">
            <text:p>D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79]; &quot; &quot;; [$data.I79])" office:value-type="string" office:string-value="D4# treble" calcext:value-type="string">
            <text:p>D4# treble</text:p>
          </table:table-cell>
          <table:table-cell table:style-name="ce17" table:formula="of:=IFERROR(__xludf.dummyfunction(&quot;REGEXREPLACE(data!C79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9]" office:value-type="string" office:string-value="4" calcext:value-type="string">
            <text:p>4</text:p>
          </table:table-cell>
          <table:table-cell table:style-name="ce17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9]" office:value-type="string" office:string-value="treble" calcext:value-type="string">
            <text:p>treble</text:p>
          </table:table-cell>
          <table:table-cell table:style-name="ce16" table:formula="of:=IF(ISBLANK([$data.G79]);&quot;&quot;;CONCATENATE(&quot;&lt;img src=&quot;&quot;&quot;;[.$R$2];[$data.G79];&quot;.png&quot;;&quot;&quot;&quot;/&gt;&quot;))" office:value-type="string" office:string-value="&lt;img src=&quot;piano-score-front-076-43-4-treble-D4#.png&quot;/&gt;" calcext:value-type="string">
            <text:p>&lt;img src="piano-score-front-076-43-4-treble-D4#.png"/&gt;</text:p>
          </table:table-cell>
          <table:table-cell table:style-name="ce17" table:formula="of:=IF(ISBLANK([$data.G79]);&quot;&quot;;CONCATENATE(&quot;&lt;img src=&quot;&quot;&quot;;[.$R$3];[$data.G79];&quot;.png&quot;;&quot;&quot;&quot;/&gt;&quot;))" office:value-type="string" office:string-value="&lt;img src=&quot;piano-score-back-076-43-4-treble-D4#.png&quot;/&gt;" calcext:value-type="string">
            <text:p>&lt;img src="piano-score-back-076-43-4-treble-D4#.png"/&gt;</text:p>
          </table:table-cell>
          <table:table-cell table:style-name="ce16" table:formula="of:=CONCATENATE(&quot;&lt;img src=&quot;&quot;&quot;;[.$R$4];&quot;front-&quot;;TEXT([$data.B79];&quot;00&quot;);&quot;-&quot;;[$data.E79];&quot;-&quot;;[.Q78];&quot;.png&quot;;&quot;&quot;&quot;/&gt;&quot;)" office:value-type="string" office:string-value="&lt;img src=&quot;piano-keyboard-front-43-4-D4#-E4b.png&quot;/&gt;" calcext:value-type="string">
            <text:p>&lt;img src="piano-keyboard-front-43-4-D4#-E4b.png"/&gt;</text:p>
          </table:table-cell>
          <table:table-cell table:style-name="ce16" table:formula="of:=CONCATENATE(&quot;&lt;img src=&quot;&quot;&quot;;[.$R$4];&quot;back-&quot;;TEXT([$data.B79];&quot;00&quot;);&quot;-&quot;;[$data.E79];&quot;-&quot;;[.Q78];&quot;.png&quot;;&quot;&quot;&quot;/&gt;&quot;)" office:value-type="string" office:string-value="&lt;img src=&quot;piano-keyboard-back-43-4-D4#-E4b.png&quot;/&gt;" calcext:value-type="string">
            <text:p>&lt;img src="piano-keyboard-back-43-4-D4#-E4b.png"/&gt;</text:p>
          </table:table-cell>
          <table:table-cell table:style-name="ce16" table:formula="of:=IFERROR(__xludf.dummyfunction(&quot;IF(ISBLANK(data!G79),&quot;&quot;&quot;&quot;,CONCATENATE(&quot;&quot;&lt;img src=&quot;&quot;&quot;&quot;&quot;&quot;,$R$5,&quot;&quot;back-&quot;&quot;,REGEXREPLACE(Q78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9]);&quot;&quot;;CONCATENATE(&quot;[sound:&quot;;[.$R$6];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19" table:formula="of:=[$data.B79]" office:value-type="float" office:value="43" calcext:value-type="float">
            <text:p>43</text:p>
          </table:table-cell>
          <table:table-cell table:style-name="ce17" table:formula="of:=[$data.D7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0]; &quot; &quot;; [$data.I80])" office:value-type="string" office:string-value="E4b treble" calcext:value-type="string">
            <text:p>E4b treble</text:p>
          </table:table-cell>
          <table:table-cell table:style-name="ce17" table:formula="of:=IFERROR(__xludf.dummyfunction(&quot;REGEXREPLACE(data!C80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0]" office:value-type="string" office:string-value="4" calcext:value-type="string">
            <text:p>4</text:p>
          </table:table-cell>
          <table:table-cell table:style-name="ce17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0]" office:value-type="string" office:string-value="treble" calcext:value-type="string">
            <text:p>treble</text:p>
          </table:table-cell>
          <table:table-cell table:style-name="ce16" table:formula="of:=IF(ISBLANK([$data.G80]);&quot;&quot;;CONCATENATE(&quot;&lt;img src=&quot;&quot;&quot;;[.$R$2];[$data.G80];&quot;.png&quot;;&quot;&quot;&quot;/&gt;&quot;))" office:value-type="string" office:string-value="&lt;img src=&quot;piano-score-front-079-43-4-treble-E4b.png&quot;/&gt;" calcext:value-type="string">
            <text:p>&lt;img src="piano-score-front-079-43-4-treble-E4b.png"/&gt;</text:p>
          </table:table-cell>
          <table:table-cell table:style-name="ce17" table:formula="of:=IF(ISBLANK([$data.G80]);&quot;&quot;;CONCATENATE(&quot;&lt;img src=&quot;&quot;&quot;;[.$R$3];[$data.G80];&quot;.png&quot;;&quot;&quot;&quot;/&gt;&quot;))" office:value-type="string" office:string-value="&lt;img src=&quot;piano-score-back-079-43-4-treble-E4b.png&quot;/&gt;" calcext:value-type="string">
            <text:p>&lt;img src="piano-score-back-079-43-4-treble-E4b.png"/&gt;</text:p>
          </table:table-cell>
          <table:table-cell table:style-name="ce16" table:formula="of:=CONCATENATE(&quot;&lt;img src=&quot;&quot;&quot;;[.$R$4];&quot;front-&quot;;TEXT([$data.B80];&quot;00&quot;);&quot;-&quot;;[$data.E80];&quot;-&quot;;[.Q79];&quot;.png&quot;;&quot;&quot;&quot;/&gt;&quot;)" office:value-type="string" office:string-value="&lt;img src=&quot;piano-keyboard-front-43-4-D4#-E4b.png&quot;/&gt;" calcext:value-type="string">
            <text:p>&lt;img src="piano-keyboard-front-43-4-D4#-E4b.png"/&gt;</text:p>
          </table:table-cell>
          <table:table-cell table:style-name="ce16" table:formula="of:=CONCATENATE(&quot;&lt;img src=&quot;&quot;&quot;;[.$R$4];&quot;back-&quot;;TEXT([$data.B80];&quot;00&quot;);&quot;-&quot;;[$data.E80];&quot;-&quot;;[.Q79];&quot;.png&quot;;&quot;&quot;&quot;/&gt;&quot;)" office:value-type="string" office:string-value="&lt;img src=&quot;piano-keyboard-back-43-4-D4#-E4b.png&quot;/&gt;" calcext:value-type="string">
            <text:p>&lt;img src="piano-keyboard-back-43-4-D4#-E4b.png"/&gt;</text:p>
          </table:table-cell>
          <table:table-cell table:style-name="ce16" table:formula="of:=IFERROR(__xludf.dummyfunction(&quot;IF(ISBLANK(data!G80),&quot;&quot;&quot;&quot;,CONCATENATE(&quot;&quot;&lt;img src=&quot;&quot;&quot;&quot;&quot;&quot;,$R$5,&quot;&quot;back-&quot;&quot;,REGEXREPLACE(Q79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0]);&quot;&quot;;CONCATENATE(&quot;[sound:&quot;;[.$R$6];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19" table:formula="of:=[$data.B80]" office:value-type="float" office:value="43" calcext:value-type="float">
            <text:p>43</text:p>
          </table:table-cell>
          <table:table-cell table:style-name="ce17" table:formula="of:=[$data.D8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1]; &quot; &quot;; [$data.I81])" office:value-type="string" office:string-value="E4 treble" calcext:value-type="string">
            <text:p>E4 treble</text:p>
          </table:table-cell>
          <table:table-cell table:style-name="ce17" table:formula="of:=IFERROR(__xludf.dummyfunction(&quot;REGEXREPLACE(data!C81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1]" office:value-type="string" office:string-value="4" calcext:value-type="string">
            <text:p>4</text:p>
          </table:table-cell>
          <table:table-cell table:style-name="ce17" table:formula="of:=IFERROR(__xludf.dummyfunction(&quot;REGEXREPLACE(data!F81,&quot;&quot;[ac-zA-Z0-9]&quot;&quot;,&quot;&quot;&quot;&quot;)&quot;);&quot;&quot;)">
            <text:p/>
          </table:table-cell>
          <table:table-cell table:style-name="ce17" table:formula="of:=[$data.I81]" office:value-type="string" office:string-value="treble" calcext:value-type="string">
            <text:p>treble</text:p>
          </table:table-cell>
          <table:table-cell table:style-name="ce16" table:formula="of:=IF(ISBLANK([$data.G81]);&quot;&quot;;CONCATENATE(&quot;&lt;img src=&quot;&quot;&quot;;[.$R$2];[$data.G81];&quot;.png&quot;;&quot;&quot;&quot;/&gt;&quot;))" office:value-type="string" office:string-value="&lt;img src=&quot;piano-score-front-078-44-4-treble-E4.png&quot;/&gt;" calcext:value-type="string">
            <text:p>&lt;img src="piano-score-front-078-44-4-treble-E4.png"/&gt;</text:p>
          </table:table-cell>
          <table:table-cell table:style-name="ce17" table:formula="of:=IF(ISBLANK([$data.G81]);&quot;&quot;;CONCATENATE(&quot;&lt;img src=&quot;&quot;&quot;;[.$R$3];[$data.G81];&quot;.png&quot;;&quot;&quot;&quot;/&gt;&quot;))" office:value-type="string" office:string-value="&lt;img src=&quot;piano-score-back-078-44-4-treble-E4.png&quot;/&gt;" calcext:value-type="string">
            <text:p>&lt;img src="piano-score-back-078-44-4-treble-E4.png"/&gt;</text:p>
          </table:table-cell>
          <table:table-cell table:style-name="ce16" table:formula="of:=CONCATENATE(&quot;&lt;img src=&quot;&quot;&quot;;[.$R$4];&quot;front-&quot;;TEXT([$data.B81];&quot;00&quot;);&quot;-&quot;;[$data.E81];&quot;-&quot;;[.Q80];&quot;.png&quot;;&quot;&quot;&quot;/&gt;&quot;)" office:value-type="string" office:string-value="&lt;img src=&quot;piano-keyboard-front-44-4-E4.png&quot;/&gt;" calcext:value-type="string">
            <text:p>&lt;img src="piano-keyboard-front-44-4-E4.png"/&gt;</text:p>
          </table:table-cell>
          <table:table-cell table:style-name="ce16" table:formula="of:=CONCATENATE(&quot;&lt;img src=&quot;&quot;&quot;;[.$R$4];&quot;back-&quot;;TEXT([$data.B81];&quot;00&quot;);&quot;-&quot;;[$data.E81];&quot;-&quot;;[.Q80];&quot;.png&quot;;&quot;&quot;&quot;/&gt;&quot;)" office:value-type="string" office:string-value="&lt;img src=&quot;piano-keyboard-back-44-4-E4.png&quot;/&gt;" calcext:value-type="string">
            <text:p>&lt;img src="piano-keyboard-back-44-4-E4.png"/&gt;</text:p>
          </table:table-cell>
          <table:table-cell table:style-name="ce16" table:formula="of:=IFERROR(__xludf.dummyfunction(&quot;IF(ISBLANK(data!G81),&quot;&quot;&quot;&quot;,CONCATENATE(&quot;&quot;&lt;img src=&quot;&quot;&quot;&quot;&quot;&quot;,$R$5,&quot;&quot;back-&quot;&quot;,REGEXREPLACE(Q80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1]);&quot;&quot;;CONCATENATE(&quot;[sound:&quot;;[.$R$6];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19" table:formula="of:=[$data.B81]" office:value-type="float" office:value="44" calcext:value-type="float">
            <text:p>44</text:p>
          </table:table-cell>
          <table:table-cell table:style-name="ce17" table:formula="of:=[$data.D8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1,&quot;&quot;[ac-zA-Z0-9]&quot;&quot;,&quot;&quot;&quot;&quot;)&quot;);&quot;&quot;)">
            <text:p/>
          </table:table-cell>
          <table:table-cell table:style-name="ce19" office:value-type="string" calcext:value-type="string">
            <text:p>E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2]; &quot; &quot;; [$data.I82])" office:value-type="string" office:string-value="F4 treble" calcext:value-type="string">
            <text:p>F4 treble</text:p>
          </table:table-cell>
          <table:table-cell table:style-name="ce17" table:formula="of:=IFERROR(__xludf.dummyfunction(&quot;REGEXREPLACE(data!C82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2]" office:value-type="string" office:string-value="4" calcext:value-type="string">
            <text:p>4</text:p>
          </table:table-cell>
          <table:table-cell table:style-name="ce17" table:formula="of:=IFERROR(__xludf.dummyfunction(&quot;REGEXREPLACE(data!F82,&quot;&quot;[ac-zA-Z0-9]&quot;&quot;,&quot;&quot;&quot;&quot;)&quot;);&quot;&quot;)">
            <text:p/>
          </table:table-cell>
          <table:table-cell table:style-name="ce17" table:formula="of:=[$data.I82]" office:value-type="string" office:string-value="treble" calcext:value-type="string">
            <text:p>treble</text:p>
          </table:table-cell>
          <table:table-cell table:style-name="ce16" table:formula="of:=IF(ISBLANK([$data.G82]);&quot;&quot;;CONCATENATE(&quot;&lt;img src=&quot;&quot;&quot;;[.$R$2];[$data.G82];&quot;.png&quot;;&quot;&quot;&quot;/&gt;&quot;))" office:value-type="string" office:string-value="&lt;img src=&quot;piano-score-front-080-45-4-treble-F4.png&quot;/&gt;" calcext:value-type="string">
            <text:p>&lt;img src="piano-score-front-080-45-4-treble-F4.png"/&gt;</text:p>
          </table:table-cell>
          <table:table-cell table:style-name="ce17" table:formula="of:=IF(ISBLANK([$data.G82]);&quot;&quot;;CONCATENATE(&quot;&lt;img src=&quot;&quot;&quot;;[.$R$3];[$data.G82];&quot;.png&quot;;&quot;&quot;&quot;/&gt;&quot;))" office:value-type="string" office:string-value="&lt;img src=&quot;piano-score-back-080-45-4-treble-F4.png&quot;/&gt;" calcext:value-type="string">
            <text:p>&lt;img src="piano-score-back-080-45-4-treble-F4.png"/&gt;</text:p>
          </table:table-cell>
          <table:table-cell table:style-name="ce16" table:formula="of:=CONCATENATE(&quot;&lt;img src=&quot;&quot;&quot;;[.$R$4];&quot;front-&quot;;TEXT([$data.B82];&quot;00&quot;);&quot;-&quot;;[$data.E82];&quot;-&quot;;[.Q81];&quot;.png&quot;;&quot;&quot;&quot;/&gt;&quot;)" office:value-type="string" office:string-value="&lt;img src=&quot;piano-keyboard-front-45-4-F4.png&quot;/&gt;" calcext:value-type="string">
            <text:p>&lt;img src="piano-keyboard-front-45-4-F4.png"/&gt;</text:p>
          </table:table-cell>
          <table:table-cell table:style-name="ce16" table:formula="of:=CONCATENATE(&quot;&lt;img src=&quot;&quot;&quot;;[.$R$4];&quot;back-&quot;;TEXT([$data.B82];&quot;00&quot;);&quot;-&quot;;[$data.E82];&quot;-&quot;;[.Q81];&quot;.png&quot;;&quot;&quot;&quot;/&gt;&quot;)" office:value-type="string" office:string-value="&lt;img src=&quot;piano-keyboard-back-45-4-F4.png&quot;/&gt;" calcext:value-type="string">
            <text:p>&lt;img src="piano-keyboard-back-45-4-F4.png"/&gt;</text:p>
          </table:table-cell>
          <table:table-cell table:style-name="ce16" table:formula="of:=IFERROR(__xludf.dummyfunction(&quot;IF(ISBLANK(data!G82),&quot;&quot;&quot;&quot;,CONCATENATE(&quot;&quot;&lt;img src=&quot;&quot;&quot;&quot;&quot;&quot;,$R$5,&quot;&quot;back-&quot;&quot;,REGEXREPLACE(Q81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2]);&quot;&quot;;CONCATENATE(&quot;[sound:&quot;;[.$R$6];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19" table:formula="of:=[$data.B82]" office:value-type="float" office:value="45" calcext:value-type="float">
            <text:p>45</text:p>
          </table:table-cell>
          <table:table-cell table:style-name="ce17" table:formula="of:=[$data.D82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2,&quot;&quot;[ac-zA-Z0-9]&quot;&quot;,&quot;&quot;&quot;&quot;)&quot;);&quot;&quot;)">
            <text:p/>
          </table:table-cell>
          <table:table-cell table:style-name="ce19" office:value-type="string" calcext:value-type="string">
            <text:p>F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3]; &quot; &quot;; [$data.I83])" office:value-type="string" office:string-value="F4# treble" calcext:value-type="string">
            <text:p>F4# treble</text:p>
          </table:table-cell>
          <table:table-cell table:style-name="ce17" table:formula="of:=IFERROR(__xludf.dummyfunction(&quot;REGEXREPLACE(data!C83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3]" office:value-type="string" office:string-value="4" calcext:value-type="string">
            <text:p>4</text:p>
          </table:table-cell>
          <table:table-cell table:style-name="ce17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3]" office:value-type="string" office:string-value="treble" calcext:value-type="string">
            <text:p>treble</text:p>
          </table:table-cell>
          <table:table-cell table:style-name="ce16" table:formula="of:=IF(ISBLANK([$data.G83]);&quot;&quot;;CONCATENATE(&quot;&lt;img src=&quot;&quot;&quot;;[.$R$2];[$data.G83];&quot;.png&quot;;&quot;&quot;&quot;/&gt;&quot;))" office:value-type="string" office:string-value="&lt;img src=&quot;piano-score-front-081-46-4-treble-F4#.png&quot;/&gt;" calcext:value-type="string">
            <text:p>&lt;img src="piano-score-front-081-46-4-treble-F4#.png"/&gt;</text:p>
          </table:table-cell>
          <table:table-cell table:style-name="ce17" table:formula="of:=IF(ISBLANK([$data.G83]);&quot;&quot;;CONCATENATE(&quot;&lt;img src=&quot;&quot;&quot;;[.$R$3];[$data.G83];&quot;.png&quot;;&quot;&quot;&quot;/&gt;&quot;))" office:value-type="string" office:string-value="&lt;img src=&quot;piano-score-back-081-46-4-treble-F4#.png&quot;/&gt;" calcext:value-type="string">
            <text:p>&lt;img src="piano-score-back-081-46-4-treble-F4#.png"/&gt;</text:p>
          </table:table-cell>
          <table:table-cell table:style-name="ce16" table:formula="of:=CONCATENATE(&quot;&lt;img src=&quot;&quot;&quot;;[.$R$4];&quot;front-&quot;;TEXT([$data.B83];&quot;00&quot;);&quot;-&quot;;[$data.E83];&quot;-&quot;;[.Q82];&quot;.png&quot;;&quot;&quot;&quot;/&gt;&quot;)" office:value-type="string" office:string-value="&lt;img src=&quot;piano-keyboard-front-46-4-F4#-G4b.png&quot;/&gt;" calcext:value-type="string">
            <text:p>&lt;img src="piano-keyboard-front-46-4-F4#-G4b.png"/&gt;</text:p>
          </table:table-cell>
          <table:table-cell table:style-name="ce16" table:formula="of:=CONCATENATE(&quot;&lt;img src=&quot;&quot;&quot;;[.$R$4];&quot;back-&quot;;TEXT([$data.B83];&quot;00&quot;);&quot;-&quot;;[$data.E83];&quot;-&quot;;[.Q82];&quot;.png&quot;;&quot;&quot;&quot;/&gt;&quot;)" office:value-type="string" office:string-value="&lt;img src=&quot;piano-keyboard-back-46-4-F4#-G4b.png&quot;/&gt;" calcext:value-type="string">
            <text:p>&lt;img src="piano-keyboard-back-46-4-F4#-G4b.png"/&gt;</text:p>
          </table:table-cell>
          <table:table-cell table:style-name="ce16" table:formula="of:=IFERROR(__xludf.dummyfunction(&quot;IF(ISBLANK(data!G83),&quot;&quot;&quot;&quot;,CONCATENATE(&quot;&quot;&lt;img src=&quot;&quot;&quot;&quot;&quot;&quot;,$R$5,&quot;&quot;back-&quot;&quot;,REGEXREPLACE(Q82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3]);&quot;&quot;;CONCATENATE(&quot;[sound:&quot;;[.$R$6];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19" table:formula="of:=[$data.B83]" office:value-type="float" office:value="46" calcext:value-type="float">
            <text:p>46</text:p>
          </table:table-cell>
          <table:table-cell table:style-name="ce17" table:formula="of:=[$data.D83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4]; &quot; &quot;; [$data.I84])" office:value-type="string" office:string-value="G4b treble" calcext:value-type="string">
            <text:p>G4b treble</text:p>
          </table:table-cell>
          <table:table-cell table:style-name="ce17" table:formula="of:=IFERROR(__xludf.dummyfunction(&quot;REGEXREPLACE(data!C84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4]" office:value-type="string" office:string-value="4" calcext:value-type="string">
            <text:p>4</text:p>
          </table:table-cell>
          <table:table-cell table:style-name="ce17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4]" office:value-type="string" office:string-value="treble" calcext:value-type="string">
            <text:p>treble</text:p>
          </table:table-cell>
          <table:table-cell table:style-name="ce16" table:formula="of:=IF(ISBLANK([$data.G84]);&quot;&quot;;CONCATENATE(&quot;&lt;img src=&quot;&quot;&quot;;[.$R$2];[$data.G84];&quot;.png&quot;;&quot;&quot;&quot;/&gt;&quot;))" office:value-type="string" office:string-value="&lt;img src=&quot;piano-score-front-084-46-4-treble-G4b.png&quot;/&gt;" calcext:value-type="string">
            <text:p>&lt;img src="piano-score-front-084-46-4-treble-G4b.png"/&gt;</text:p>
          </table:table-cell>
          <table:table-cell table:style-name="ce17" table:formula="of:=IF(ISBLANK([$data.G84]);&quot;&quot;;CONCATENATE(&quot;&lt;img src=&quot;&quot;&quot;;[.$R$3];[$data.G84];&quot;.png&quot;;&quot;&quot;&quot;/&gt;&quot;))" office:value-type="string" office:string-value="&lt;img src=&quot;piano-score-back-084-46-4-treble-G4b.png&quot;/&gt;" calcext:value-type="string">
            <text:p>&lt;img src="piano-score-back-084-46-4-treble-G4b.png"/&gt;</text:p>
          </table:table-cell>
          <table:table-cell table:style-name="ce16" table:formula="of:=CONCATENATE(&quot;&lt;img src=&quot;&quot;&quot;;[.$R$4];&quot;front-&quot;;TEXT([$data.B84];&quot;00&quot;);&quot;-&quot;;[$data.E84];&quot;-&quot;;[.Q83];&quot;.png&quot;;&quot;&quot;&quot;/&gt;&quot;)" office:value-type="string" office:string-value="&lt;img src=&quot;piano-keyboard-front-46-4-F4#-G4b.png&quot;/&gt;" calcext:value-type="string">
            <text:p>&lt;img src="piano-keyboard-front-46-4-F4#-G4b.png"/&gt;</text:p>
          </table:table-cell>
          <table:table-cell table:style-name="ce16" table:formula="of:=CONCATENATE(&quot;&lt;img src=&quot;&quot;&quot;;[.$R$4];&quot;back-&quot;;TEXT([$data.B84];&quot;00&quot;);&quot;-&quot;;[$data.E84];&quot;-&quot;;[.Q83];&quot;.png&quot;;&quot;&quot;&quot;/&gt;&quot;)" office:value-type="string" office:string-value="&lt;img src=&quot;piano-keyboard-back-46-4-F4#-G4b.png&quot;/&gt;" calcext:value-type="string">
            <text:p>&lt;img src="piano-keyboard-back-46-4-F4#-G4b.png"/&gt;</text:p>
          </table:table-cell>
          <table:table-cell table:style-name="ce16" table:formula="of:=IFERROR(__xludf.dummyfunction(&quot;IF(ISBLANK(data!G84),&quot;&quot;&quot;&quot;,CONCATENATE(&quot;&quot;&lt;img src=&quot;&quot;&quot;&quot;&quot;&quot;,$R$5,&quot;&quot;back-&quot;&quot;,REGEXREPLACE(Q83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4]);&quot;&quot;;CONCATENATE(&quot;[sound:&quot;;[.$R$6];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19" table:formula="of:=[$data.B84]" office:value-type="float" office:value="46" calcext:value-type="float">
            <text:p>46</text:p>
          </table:table-cell>
          <table:table-cell table:style-name="ce17" table:formula="of:=[$data.D84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5]; &quot; &quot;; [$data.I85])" office:value-type="string" office:string-value="G4 treble" calcext:value-type="string">
            <text:p>G4 treble</text:p>
          </table:table-cell>
          <table:table-cell table:style-name="ce17" table:formula="of:=IFERROR(__xludf.dummyfunction(&quot;REGEXREPLACE(data!C85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5]" office:value-type="string" office:string-value="4" calcext:value-type="string">
            <text:p>4</text:p>
          </table:table-cell>
          <table:table-cell table:style-name="ce17" table:formula="of:=IFERROR(__xludf.dummyfunction(&quot;REGEXREPLACE(data!F85,&quot;&quot;[ac-zA-Z0-9]&quot;&quot;,&quot;&quot;&quot;&quot;)&quot;);&quot;&quot;)">
            <text:p/>
          </table:table-cell>
          <table:table-cell table:style-name="ce17" table:formula="of:=[$data.I85]" office:value-type="string" office:string-value="treble" calcext:value-type="string">
            <text:p>treble</text:p>
          </table:table-cell>
          <table:table-cell table:style-name="ce16" table:formula="of:=IF(ISBLANK([$data.G85]);&quot;&quot;;CONCATENATE(&quot;&lt;img src=&quot;&quot;&quot;;[.$R$2];[$data.G85];&quot;.png&quot;;&quot;&quot;&quot;/&gt;&quot;))" office:value-type="string" office:string-value="&lt;img src=&quot;piano-score-front-082-47-4-treble-G4.png&quot;/&gt;" calcext:value-type="string">
            <text:p>&lt;img src="piano-score-front-082-47-4-treble-G4.png"/&gt;</text:p>
          </table:table-cell>
          <table:table-cell table:style-name="ce17" table:formula="of:=IF(ISBLANK([$data.G85]);&quot;&quot;;CONCATENATE(&quot;&lt;img src=&quot;&quot;&quot;;[.$R$3];[$data.G85];&quot;.png&quot;;&quot;&quot;&quot;/&gt;&quot;))" office:value-type="string" office:string-value="&lt;img src=&quot;piano-score-back-082-47-4-treble-G4.png&quot;/&gt;" calcext:value-type="string">
            <text:p>&lt;img src="piano-score-back-082-47-4-treble-G4.png"/&gt;</text:p>
          </table:table-cell>
          <table:table-cell table:style-name="ce16" table:formula="of:=CONCATENATE(&quot;&lt;img src=&quot;&quot;&quot;;[.$R$4];&quot;front-&quot;;TEXT([$data.B85];&quot;00&quot;);&quot;-&quot;;[$data.E85];&quot;-&quot;;[.Q84];&quot;.png&quot;;&quot;&quot;&quot;/&gt;&quot;)" office:value-type="string" office:string-value="&lt;img src=&quot;piano-keyboard-front-47-4-G4.png&quot;/&gt;" calcext:value-type="string">
            <text:p>&lt;img src="piano-keyboard-front-47-4-G4.png"/&gt;</text:p>
          </table:table-cell>
          <table:table-cell table:style-name="ce16" table:formula="of:=CONCATENATE(&quot;&lt;img src=&quot;&quot;&quot;;[.$R$4];&quot;back-&quot;;TEXT([$data.B85];&quot;00&quot;);&quot;-&quot;;[$data.E85];&quot;-&quot;;[.Q84];&quot;.png&quot;;&quot;&quot;&quot;/&gt;&quot;)" office:value-type="string" office:string-value="&lt;img src=&quot;piano-keyboard-back-47-4-G4.png&quot;/&gt;" calcext:value-type="string">
            <text:p>&lt;img src="piano-keyboard-back-47-4-G4.png"/&gt;</text:p>
          </table:table-cell>
          <table:table-cell table:style-name="ce16" table:formula="of:=IFERROR(__xludf.dummyfunction(&quot;IF(ISBLANK(data!G85),&quot;&quot;&quot;&quot;,CONCATENATE(&quot;&quot;&lt;img src=&quot;&quot;&quot;&quot;&quot;&quot;,$R$5,&quot;&quot;back-&quot;&quot;,REGEXREPLACE(Q84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5]);&quot;&quot;;CONCATENATE(&quot;[sound:&quot;;[.$R$6];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19" table:formula="of:=[$data.B85]" office:value-type="float" office:value="47" calcext:value-type="float">
            <text:p>47</text:p>
          </table:table-cell>
          <table:table-cell table:style-name="ce17" table:formula="of:=[$data.D8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5,&quot;&quot;[ac-zA-Z0-9]&quot;&quot;,&quot;&quot;&quot;&quot;)&quot;);&quot;&quot;)">
            <text:p/>
          </table:table-cell>
          <table:table-cell table:style-name="ce19" office:value-type="string" calcext:value-type="string">
            <text:p>G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6]; &quot; &quot;; [$data.I86])" office:value-type="string" office:string-value="G4# treble" calcext:value-type="string">
            <text:p>G4# treble</text:p>
          </table:table-cell>
          <table:table-cell table:style-name="ce17" table:formula="of:=IFERROR(__xludf.dummyfunction(&quot;REGEXREPLACE(data!C86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6]" office:value-type="string" office:string-value="4" calcext:value-type="string">
            <text:p>4</text:p>
          </table:table-cell>
          <table:table-cell table:style-name="ce17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6]" office:value-type="string" office:string-value="treble" calcext:value-type="string">
            <text:p>treble</text:p>
          </table:table-cell>
          <table:table-cell table:style-name="ce16" table:formula="of:=IF(ISBLANK([$data.G86]);&quot;&quot;;CONCATENATE(&quot;&lt;img src=&quot;&quot;&quot;;[.$R$2];[$data.G86];&quot;.png&quot;;&quot;&quot;&quot;/&gt;&quot;))" office:value-type="string" office:string-value="&lt;img src=&quot;piano-score-front-083-48-4-treble-G4#.png&quot;/&gt;" calcext:value-type="string">
            <text:p>&lt;img src="piano-score-front-083-48-4-treble-G4#.png"/&gt;</text:p>
          </table:table-cell>
          <table:table-cell table:style-name="ce17" table:formula="of:=IF(ISBLANK([$data.G86]);&quot;&quot;;CONCATENATE(&quot;&lt;img src=&quot;&quot;&quot;;[.$R$3];[$data.G86];&quot;.png&quot;;&quot;&quot;&quot;/&gt;&quot;))" office:value-type="string" office:string-value="&lt;img src=&quot;piano-score-back-083-48-4-treble-G4#.png&quot;/&gt;" calcext:value-type="string">
            <text:p>&lt;img src="piano-score-back-083-48-4-treble-G4#.png"/&gt;</text:p>
          </table:table-cell>
          <table:table-cell table:style-name="ce16" table:formula="of:=CONCATENATE(&quot;&lt;img src=&quot;&quot;&quot;;[.$R$4];&quot;front-&quot;;TEXT([$data.B86];&quot;00&quot;);&quot;-&quot;;[$data.E86];&quot;-&quot;;[.Q85];&quot;.png&quot;;&quot;&quot;&quot;/&gt;&quot;)" office:value-type="string" office:string-value="&lt;img src=&quot;piano-keyboard-front-48-4-G4#-A4b.png&quot;/&gt;" calcext:value-type="string">
            <text:p>&lt;img src="piano-keyboard-front-48-4-G4#-A4b.png"/&gt;</text:p>
          </table:table-cell>
          <table:table-cell table:style-name="ce16" table:formula="of:=CONCATENATE(&quot;&lt;img src=&quot;&quot;&quot;;[.$R$4];&quot;back-&quot;;TEXT([$data.B86];&quot;00&quot;);&quot;-&quot;;[$data.E86];&quot;-&quot;;[.Q85];&quot;.png&quot;;&quot;&quot;&quot;/&gt;&quot;)" office:value-type="string" office:string-value="&lt;img src=&quot;piano-keyboard-back-48-4-G4#-A4b.png&quot;/&gt;" calcext:value-type="string">
            <text:p>&lt;img src="piano-keyboard-back-48-4-G4#-A4b.png"/&gt;</text:p>
          </table:table-cell>
          <table:table-cell table:style-name="ce16" table:formula="of:=IFERROR(__xludf.dummyfunction(&quot;IF(ISBLANK(data!G86),&quot;&quot;&quot;&quot;,CONCATENATE(&quot;&quot;&lt;img src=&quot;&quot;&quot;&quot;&quot;&quot;,$R$5,&quot;&quot;back-&quot;&quot;,REGEXREPLACE(Q85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6]);&quot;&quot;;CONCATENATE(&quot;[sound:&quot;;[.$R$6];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19" table:formula="of:=[$data.B86]" office:value-type="float" office:value="48" calcext:value-type="float">
            <text:p>48</text:p>
          </table:table-cell>
          <table:table-cell table:style-name="ce17" table:formula="of:=[$data.D8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7]; &quot; &quot;; [$data.I87])" office:value-type="string" office:string-value="A4b treble" calcext:value-type="string">
            <text:p>A4b treble</text:p>
          </table:table-cell>
          <table:table-cell table:style-name="ce17" table:formula="of:=IFERROR(__xludf.dummyfunction(&quot;REGEXREPLACE(data!C87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7]" office:value-type="string" office:string-value="4" calcext:value-type="string">
            <text:p>4</text:p>
          </table:table-cell>
          <table:table-cell table:style-name="ce17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7]" office:value-type="string" office:string-value="treble" calcext:value-type="string">
            <text:p>treble</text:p>
          </table:table-cell>
          <table:table-cell table:style-name="ce16" table:formula="of:=IF(ISBLANK([$data.G87]);&quot;&quot;;CONCATENATE(&quot;&lt;img src=&quot;&quot;&quot;;[.$R$2];[$data.G87];&quot;.png&quot;;&quot;&quot;&quot;/&gt;&quot;))" office:value-type="string" office:string-value="&lt;img src=&quot;piano-score-front-087-48-4-treble-A4b.png&quot;/&gt;" calcext:value-type="string">
            <text:p>&lt;img src="piano-score-front-087-48-4-treble-A4b.png"/&gt;</text:p>
          </table:table-cell>
          <table:table-cell table:style-name="ce17" table:formula="of:=IF(ISBLANK([$data.G87]);&quot;&quot;;CONCATENATE(&quot;&lt;img src=&quot;&quot;&quot;;[.$R$3];[$data.G87];&quot;.png&quot;;&quot;&quot;&quot;/&gt;&quot;))" office:value-type="string" office:string-value="&lt;img src=&quot;piano-score-back-087-48-4-treble-A4b.png&quot;/&gt;" calcext:value-type="string">
            <text:p>&lt;img src="piano-score-back-087-48-4-treble-A4b.png"/&gt;</text:p>
          </table:table-cell>
          <table:table-cell table:style-name="ce16" table:formula="of:=CONCATENATE(&quot;&lt;img src=&quot;&quot;&quot;;[.$R$4];&quot;front-&quot;;TEXT([$data.B87];&quot;00&quot;);&quot;-&quot;;[$data.E87];&quot;-&quot;;[.Q86];&quot;.png&quot;;&quot;&quot;&quot;/&gt;&quot;)" office:value-type="string" office:string-value="&lt;img src=&quot;piano-keyboard-front-48-4-G4#-A4b.png&quot;/&gt;" calcext:value-type="string">
            <text:p>&lt;img src="piano-keyboard-front-48-4-G4#-A4b.png"/&gt;</text:p>
          </table:table-cell>
          <table:table-cell table:style-name="ce16" table:formula="of:=CONCATENATE(&quot;&lt;img src=&quot;&quot;&quot;;[.$R$4];&quot;back-&quot;;TEXT([$data.B87];&quot;00&quot;);&quot;-&quot;;[$data.E87];&quot;-&quot;;[.Q86];&quot;.png&quot;;&quot;&quot;&quot;/&gt;&quot;)" office:value-type="string" office:string-value="&lt;img src=&quot;piano-keyboard-back-48-4-G4#-A4b.png&quot;/&gt;" calcext:value-type="string">
            <text:p>&lt;img src="piano-keyboard-back-48-4-G4#-A4b.png"/&gt;</text:p>
          </table:table-cell>
          <table:table-cell table:style-name="ce16" table:formula="of:=IFERROR(__xludf.dummyfunction(&quot;IF(ISBLANK(data!G87),&quot;&quot;&quot;&quot;,CONCATENATE(&quot;&quot;&lt;img src=&quot;&quot;&quot;&quot;&quot;&quot;,$R$5,&quot;&quot;back-&quot;&quot;,REGEXREPLACE(Q86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7]);&quot;&quot;;CONCATENATE(&quot;[sound:&quot;;[.$R$6];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19" table:formula="of:=[$data.B87]" office:value-type="float" office:value="48" calcext:value-type="float">
            <text:p>48</text:p>
          </table:table-cell>
          <table:table-cell table:style-name="ce17" table:formula="of:=[$data.D8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8]; &quot; &quot;; [$data.I88])" office:value-type="string" office:string-value="A4 treble" calcext:value-type="string">
            <text:p>A4 treble</text:p>
          </table:table-cell>
          <table:table-cell table:style-name="ce17" table:formula="of:=IFERROR(__xludf.dummyfunction(&quot;REGEXREPLACE(data!C88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8]" office:value-type="string" office:string-value="4" calcext:value-type="string">
            <text:p>4</text:p>
          </table:table-cell>
          <table:table-cell table:style-name="ce17" table:formula="of:=IFERROR(__xludf.dummyfunction(&quot;REGEXREPLACE(data!F88,&quot;&quot;[ac-zA-Z0-9]&quot;&quot;,&quot;&quot;&quot;&quot;)&quot;);&quot;&quot;)">
            <text:p/>
          </table:table-cell>
          <table:table-cell table:style-name="ce17" table:formula="of:=[$data.I88]" office:value-type="string" office:string-value="treble" calcext:value-type="string">
            <text:p>treble</text:p>
          </table:table-cell>
          <table:table-cell table:style-name="ce16" table:formula="of:=IF(ISBLANK([$data.G88]);&quot;&quot;;CONCATENATE(&quot;&lt;img src=&quot;&quot;&quot;;[.$R$2];[$data.G88];&quot;.png&quot;;&quot;&quot;&quot;/&gt;&quot;))" office:value-type="string" office:string-value="&lt;img src=&quot;piano-score-front-085-49-4-treble-A4.png&quot;/&gt;" calcext:value-type="string">
            <text:p>&lt;img src="piano-score-front-085-49-4-treble-A4.png"/&gt;</text:p>
          </table:table-cell>
          <table:table-cell table:style-name="ce17" table:formula="of:=IF(ISBLANK([$data.G88]);&quot;&quot;;CONCATENATE(&quot;&lt;img src=&quot;&quot;&quot;;[.$R$3];[$data.G88];&quot;.png&quot;;&quot;&quot;&quot;/&gt;&quot;))" office:value-type="string" office:string-value="&lt;img src=&quot;piano-score-back-085-49-4-treble-A4.png&quot;/&gt;" calcext:value-type="string">
            <text:p>&lt;img src="piano-score-back-085-49-4-treble-A4.png"/&gt;</text:p>
          </table:table-cell>
          <table:table-cell table:style-name="ce16" table:formula="of:=CONCATENATE(&quot;&lt;img src=&quot;&quot;&quot;;[.$R$4];&quot;front-&quot;;TEXT([$data.B88];&quot;00&quot;);&quot;-&quot;;[$data.E88];&quot;-&quot;;[.Q87];&quot;.png&quot;;&quot;&quot;&quot;/&gt;&quot;)" office:value-type="string" office:string-value="&lt;img src=&quot;piano-keyboard-front-49-4-A4.png&quot;/&gt;" calcext:value-type="string">
            <text:p>&lt;img src="piano-keyboard-front-49-4-A4.png"/&gt;</text:p>
          </table:table-cell>
          <table:table-cell table:style-name="ce16" table:formula="of:=CONCATENATE(&quot;&lt;img src=&quot;&quot;&quot;;[.$R$4];&quot;back-&quot;;TEXT([$data.B88];&quot;00&quot;);&quot;-&quot;;[$data.E88];&quot;-&quot;;[.Q87];&quot;.png&quot;;&quot;&quot;&quot;/&gt;&quot;)" office:value-type="string" office:string-value="&lt;img src=&quot;piano-keyboard-back-49-4-A4.png&quot;/&gt;" calcext:value-type="string">
            <text:p>&lt;img src="piano-keyboard-back-49-4-A4.png"/&gt;</text:p>
          </table:table-cell>
          <table:table-cell table:style-name="ce16" table:formula="of:=IFERROR(__xludf.dummyfunction(&quot;IF(ISBLANK(data!G88),&quot;&quot;&quot;&quot;,CONCATENATE(&quot;&quot;&lt;img src=&quot;&quot;&quot;&quot;&quot;&quot;,$R$5,&quot;&quot;back-&quot;&quot;,REGEXREPLACE(Q87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8]);&quot;&quot;;CONCATENATE(&quot;[sound:&quot;;[.$R$6];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19" table:formula="of:=[$data.B88]" office:value-type="float" office:value="49" calcext:value-type="float">
            <text:p>49</text:p>
          </table:table-cell>
          <table:table-cell table:style-name="ce17" table:formula="of:=[$data.D8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8,&quot;&quot;[ac-zA-Z0-9]&quot;&quot;,&quot;&quot;&quot;&quot;)&quot;);&quot;&quot;)">
            <text:p/>
          </table:table-cell>
          <table:table-cell table:style-name="ce19" office:value-type="string" calcext:value-type="string">
            <text:p>A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89]; &quot; &quot;; [$data.I89])" office:value-type="string" office:string-value="A4# treble" calcext:value-type="string">
            <text:p>A4# treble</text:p>
          </table:table-cell>
          <table:table-cell table:style-name="ce17" table:formula="of:=IFERROR(__xludf.dummyfunction(&quot;REGEXREPLACE(data!C89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9]" office:value-type="string" office:string-value="4" calcext:value-type="string">
            <text:p>4</text:p>
          </table:table-cell>
          <table:table-cell table:style-name="ce17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9]" office:value-type="string" office:string-value="treble" calcext:value-type="string">
            <text:p>treble</text:p>
          </table:table-cell>
          <table:table-cell table:style-name="ce16" table:formula="of:=IF(ISBLANK([$data.G89]);&quot;&quot;;CONCATENATE(&quot;&lt;img src=&quot;&quot;&quot;;[.$R$2];[$data.G89];&quot;.png&quot;;&quot;&quot;&quot;/&gt;&quot;))" office:value-type="string" office:string-value="&lt;img src=&quot;piano-score-front-086-50-4-treble-A4#.png&quot;/&gt;" calcext:value-type="string">
            <text:p>&lt;img src="piano-score-front-086-50-4-treble-A4#.png"/&gt;</text:p>
          </table:table-cell>
          <table:table-cell table:style-name="ce17" table:formula="of:=IF(ISBLANK([$data.G89]);&quot;&quot;;CONCATENATE(&quot;&lt;img src=&quot;&quot;&quot;;[.$R$3];[$data.G89];&quot;.png&quot;;&quot;&quot;&quot;/&gt;&quot;))" office:value-type="string" office:string-value="&lt;img src=&quot;piano-score-back-086-50-4-treble-A4#.png&quot;/&gt;" calcext:value-type="string">
            <text:p>&lt;img src="piano-score-back-086-50-4-treble-A4#.png"/&gt;</text:p>
          </table:table-cell>
          <table:table-cell table:style-name="ce16" table:formula="of:=CONCATENATE(&quot;&lt;img src=&quot;&quot;&quot;;[.$R$4];&quot;front-&quot;;TEXT([$data.B89];&quot;00&quot;);&quot;-&quot;;[$data.E89];&quot;-&quot;;[.Q88];&quot;.png&quot;;&quot;&quot;&quot;/&gt;&quot;)" office:value-type="string" office:string-value="&lt;img src=&quot;piano-keyboard-front-50-4-A4#-B4b.png&quot;/&gt;" calcext:value-type="string">
            <text:p>&lt;img src="piano-keyboard-front-50-4-A4#-B4b.png"/&gt;</text:p>
          </table:table-cell>
          <table:table-cell table:style-name="ce16" table:formula="of:=CONCATENATE(&quot;&lt;img src=&quot;&quot;&quot;;[.$R$4];&quot;back-&quot;;TEXT([$data.B89];&quot;00&quot;);&quot;-&quot;;[$data.E89];&quot;-&quot;;[.Q88];&quot;.png&quot;;&quot;&quot;&quot;/&gt;&quot;)" office:value-type="string" office:string-value="&lt;img src=&quot;piano-keyboard-back-50-4-A4#-B4b.png&quot;/&gt;" calcext:value-type="string">
            <text:p>&lt;img src="piano-keyboard-back-50-4-A4#-B4b.png"/&gt;</text:p>
          </table:table-cell>
          <table:table-cell table:style-name="ce16" table:formula="of:=IFERROR(__xludf.dummyfunction(&quot;IF(ISBLANK(data!G89),&quot;&quot;&quot;&quot;,CONCATENATE(&quot;&quot;&lt;img src=&quot;&quot;&quot;&quot;&quot;&quot;,$R$5,&quot;&quot;back-&quot;&quot;,REGEXREPLACE(Q88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9]);&quot;&quot;;CONCATENATE(&quot;[sound:&quot;;[.$R$6];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19" table:formula="of:=[$data.B89]" office:value-type="float" office:value="50" calcext:value-type="float">
            <text:p>50</text:p>
          </table:table-cell>
          <table:table-cell table:style-name="ce17" table:formula="of:=[$data.D8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90]; &quot; &quot;; [$data.I90])" office:value-type="string" office:string-value="B4b treble" calcext:value-type="string">
            <text:p>B4b treble</text:p>
          </table:table-cell>
          <table:table-cell table:style-name="ce17" table:formula="of:=IFERROR(__xludf.dummyfunction(&quot;REGEXREPLACE(data!C90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0]" office:value-type="string" office:string-value="4" calcext:value-type="string">
            <text:p>4</text:p>
          </table:table-cell>
          <table:table-cell table:style-name="ce17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0]" office:value-type="string" office:string-value="treble" calcext:value-type="string">
            <text:p>treble</text:p>
          </table:table-cell>
          <table:table-cell table:style-name="ce16" table:formula="of:=IF(ISBLANK([$data.G90]);&quot;&quot;;CONCATENATE(&quot;&lt;img src=&quot;&quot;&quot;;[.$R$2];[$data.G90];&quot;.png&quot;;&quot;&quot;&quot;/&gt;&quot;))" office:value-type="string" office:string-value="&lt;img src=&quot;piano-score-front-089-50-4-treble-B4b.png&quot;/&gt;" calcext:value-type="string">
            <text:p>&lt;img src="piano-score-front-089-50-4-treble-B4b.png"/&gt;</text:p>
          </table:table-cell>
          <table:table-cell table:style-name="ce17" table:formula="of:=IF(ISBLANK([$data.G90]);&quot;&quot;;CONCATENATE(&quot;&lt;img src=&quot;&quot;&quot;;[.$R$3];[$data.G90];&quot;.png&quot;;&quot;&quot;&quot;/&gt;&quot;))" office:value-type="string" office:string-value="&lt;img src=&quot;piano-score-back-089-50-4-treble-B4b.png&quot;/&gt;" calcext:value-type="string">
            <text:p>&lt;img src="piano-score-back-089-50-4-treble-B4b.png"/&gt;</text:p>
          </table:table-cell>
          <table:table-cell table:style-name="ce16" table:formula="of:=CONCATENATE(&quot;&lt;img src=&quot;&quot;&quot;;[.$R$4];&quot;front-&quot;;TEXT([$data.B90];&quot;00&quot;);&quot;-&quot;;[$data.E90];&quot;-&quot;;[.Q89];&quot;.png&quot;;&quot;&quot;&quot;/&gt;&quot;)" office:value-type="string" office:string-value="&lt;img src=&quot;piano-keyboard-front-50-4-A4#-B4b.png&quot;/&gt;" calcext:value-type="string">
            <text:p>&lt;img src="piano-keyboard-front-50-4-A4#-B4b.png"/&gt;</text:p>
          </table:table-cell>
          <table:table-cell table:style-name="ce16" table:formula="of:=CONCATENATE(&quot;&lt;img src=&quot;&quot;&quot;;[.$R$4];&quot;back-&quot;;TEXT([$data.B90];&quot;00&quot;);&quot;-&quot;;[$data.E90];&quot;-&quot;;[.Q89];&quot;.png&quot;;&quot;&quot;&quot;/&gt;&quot;)" office:value-type="string" office:string-value="&lt;img src=&quot;piano-keyboard-back-50-4-A4#-B4b.png&quot;/&gt;" calcext:value-type="string">
            <text:p>&lt;img src="piano-keyboard-back-50-4-A4#-B4b.png"/&gt;</text:p>
          </table:table-cell>
          <table:table-cell table:style-name="ce16" table:formula="of:=IFERROR(__xludf.dummyfunction(&quot;IF(ISBLANK(data!G90),&quot;&quot;&quot;&quot;,CONCATENATE(&quot;&quot;&lt;img src=&quot;&quot;&quot;&quot;&quot;&quot;,$R$5,&quot;&quot;back-&quot;&quot;,REGEXREPLACE(Q89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0]);&quot;&quot;;CONCATENATE(&quot;[sound:&quot;;[.$R$6];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19" table:formula="of:=[$data.B90]" office:value-type="float" office:value="50" calcext:value-type="float">
            <text:p>50</text:p>
          </table:table-cell>
          <table:table-cell table:style-name="ce17" table:formula="of:=[$data.D9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91]; &quot; &quot;; [$data.I91])" office:value-type="string" office:string-value="B4 treble" calcext:value-type="string">
            <text:p>B4 treble</text:p>
          </table:table-cell>
          <table:table-cell table:style-name="ce17" table:formula="of:=IFERROR(__xludf.dummyfunction(&quot;REGEXREPLACE(data!C91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1]" office:value-type="string" office:string-value="4" calcext:value-type="string">
            <text:p>4</text:p>
          </table:table-cell>
          <table:table-cell table:style-name="ce17" table:formula="of:=IFERROR(__xludf.dummyfunction(&quot;REGEXREPLACE(data!F91,&quot;&quot;[ac-zA-Z0-9]&quot;&quot;,&quot;&quot;&quot;&quot;)&quot;);&quot;&quot;)">
            <text:p/>
          </table:table-cell>
          <table:table-cell table:style-name="ce17" table:formula="of:=[$data.I91]" office:value-type="string" office:string-value="treble" calcext:value-type="string">
            <text:p>treble</text:p>
          </table:table-cell>
          <table:table-cell table:style-name="ce16" table:formula="of:=IF(ISBLANK([$data.G91]);&quot;&quot;;CONCATENATE(&quot;&lt;img src=&quot;&quot;&quot;;[.$R$2];[$data.G91];&quot;.png&quot;;&quot;&quot;&quot;/&gt;&quot;))" office:value-type="string" office:string-value="&lt;img src=&quot;piano-score-front-088-51-4-treble-B4.png&quot;/&gt;" calcext:value-type="string">
            <text:p>&lt;img src="piano-score-front-088-51-4-treble-B4.png"/&gt;</text:p>
          </table:table-cell>
          <table:table-cell table:style-name="ce17" table:formula="of:=IF(ISBLANK([$data.G91]);&quot;&quot;;CONCATENATE(&quot;&lt;img src=&quot;&quot;&quot;;[.$R$3];[$data.G91];&quot;.png&quot;;&quot;&quot;&quot;/&gt;&quot;))" office:value-type="string" office:string-value="&lt;img src=&quot;piano-score-back-088-51-4-treble-B4.png&quot;/&gt;" calcext:value-type="string">
            <text:p>&lt;img src="piano-score-back-088-51-4-treble-B4.png"/&gt;</text:p>
          </table:table-cell>
          <table:table-cell table:style-name="ce16" table:formula="of:=CONCATENATE(&quot;&lt;img src=&quot;&quot;&quot;;[.$R$4];&quot;front-&quot;;TEXT([$data.B91];&quot;00&quot;);&quot;-&quot;;[$data.E91];&quot;-&quot;;[.Q90];&quot;.png&quot;;&quot;&quot;&quot;/&gt;&quot;)" office:value-type="string" office:string-value="&lt;img src=&quot;piano-keyboard-front-51-4-B4.png&quot;/&gt;" calcext:value-type="string">
            <text:p>&lt;img src="piano-keyboard-front-51-4-B4.png"/&gt;</text:p>
          </table:table-cell>
          <table:table-cell table:style-name="ce16" table:formula="of:=CONCATENATE(&quot;&lt;img src=&quot;&quot;&quot;;[.$R$4];&quot;back-&quot;;TEXT([$data.B91];&quot;00&quot;);&quot;-&quot;;[$data.E91];&quot;-&quot;;[.Q90];&quot;.png&quot;;&quot;&quot;&quot;/&gt;&quot;)" office:value-type="string" office:string-value="&lt;img src=&quot;piano-keyboard-back-51-4-B4.png&quot;/&gt;" calcext:value-type="string">
            <text:p>&lt;img src="piano-keyboard-back-51-4-B4.png"/&gt;</text:p>
          </table:table-cell>
          <table:table-cell table:style-name="ce16" table:formula="of:=IFERROR(__xludf.dummyfunction(&quot;IF(ISBLANK(data!G91),&quot;&quot;&quot;&quot;,CONCATENATE(&quot;&quot;&lt;img src=&quot;&quot;&quot;&quot;&quot;&quot;,$R$5,&quot;&quot;back-&quot;&quot;,REGEXREPLACE(Q90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9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1]);&quot;&quot;;CONCATENATE(&quot;[sound:&quot;;[.$R$6];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19" table:formula="of:=[$data.B91]" office:value-type="float" office:value="51" calcext:value-type="float">
            <text:p>51</text:p>
          </table:table-cell>
          <table:table-cell table:style-name="ce17" table:formula="of:=[$data.D9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1,&quot;&quot;[ac-zA-Z0-9]&quot;&quot;,&quot;&quot;&quot;&quot;)&quot;);&quot;&quot;)">
            <text:p/>
          </table:table-cell>
          <table:table-cell table:style-name="ce19" office:value-type="string" calcext:value-type="string">
            <text:p>B4</text:p>
          </table:table-cell>
          <table:table-cell table:style-name="ce19"/>
          <table:table-cell table:number-columns-repeated="1006"/>
        </table:table-row>
        <table:table-row table:style-name="ro2">
          <table:table-cell table:style-name="ce15" table:formula="of:=CONCATENATE([$data.F92]; &quot; &quot;; [$data.I92])" office:value-type="string" office:string-value="C4 bass" calcext:value-type="string">
            <text:p>C4 bass</text:p>
          </table:table-cell>
          <table:table-cell table:style-name="ce16" table:formula="of:=IFERROR(__xludf.dummyfunction(&quot;REGEXREPLACE(data!C9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2]" office:value-type="string" office:string-value="4" calcext:value-type="string">
            <text:p>4</text:p>
          </table:table-cell>
          <table:table-cell table:style-name="ce16" table:formula="of:=IFERROR(__xludf.dummyfunction(&quot;REGEXREPLACE(data!F92,&quot;&quot;[ac-zA-Z0-9]&quot;&quot;,&quot;&quot;&quot;&quot;)&quot;);&quot;&quot;)">
            <text:p/>
          </table:table-cell>
          <table:table-cell table:style-name="ce16" table:formula="of:=[$data.I92]" office:value-type="string" office:string-value="bass" calcext:value-type="string">
            <text:p>bass</text:p>
          </table:table-cell>
          <table:table-cell table:style-name="ce16" table:formula="of:=IF(ISBLANK([$data.G92]);&quot;&quot;;CONCATENATE(&quot;&lt;img src=&quot;&quot;&quot;;[.$R$2];[$data.G92];&quot;.png&quot;;&quot;&quot;&quot;/&gt;&quot;))" office:value-type="string" office:string-value="&lt;img src=&quot;piano-score-front-090-40-4-bass-C4.png&quot;/&gt;" calcext:value-type="string">
            <text:p>&lt;img src="piano-score-front-090-40-4-bass-C4.png"/&gt;</text:p>
          </table:table-cell>
          <table:table-cell table:style-name="ce16" table:formula="of:=IF(ISBLANK([$data.G92]);&quot;&quot;;CONCATENATE(&quot;&lt;img src=&quot;&quot;&quot;;[.$R$3];[$data.G92];&quot;.png&quot;;&quot;&quot;&quot;/&gt;&quot;))" office:value-type="string" office:string-value="&lt;img src=&quot;piano-score-back-090-40-4-bass-C4.png&quot;/&gt;" calcext:value-type="string">
            <text:p>&lt;img src="piano-score-back-090-40-4-bass-C4.png"/&gt;</text:p>
          </table:table-cell>
          <table:table-cell table:style-name="ce16" table:formula="of:=CONCATENATE(&quot;&lt;img src=&quot;&quot;&quot;;[.$R$4];&quot;front-&quot;;TEXT([$data.B92];&quot;00&quot;);&quot;-&quot;;[$data.E92];&quot;-&quot;;[.Q91];&quot;.png&quot;;&quot;&quot;&quot;/&gt;&quot;)" office:value-type="string" office:string-value="&lt;img src=&quot;piano-keyboard-front-40-4-C4.png&quot;/&gt;" calcext:value-type="string">
            <text:p>&lt;img src="piano-keyboard-front-40-4-C4.png"/&gt;</text:p>
          </table:table-cell>
          <table:table-cell table:style-name="ce16" table:formula="of:=CONCATENATE(&quot;&lt;img src=&quot;&quot;&quot;;[.$R$4];&quot;back-&quot;;TEXT([$data.B92];&quot;00&quot;);&quot;-&quot;;[$data.E92];&quot;-&quot;;[.Q91];&quot;.png&quot;;&quot;&quot;&quot;/&gt;&quot;)" office:value-type="string" office:string-value="&lt;img src=&quot;piano-keyboard-back-40-4-C4.png&quot;/&gt;" calcext:value-type="string">
            <text:p>&lt;img src="piano-keyboard-back-40-4-C4.png"/&gt;</text:p>
          </table:table-cell>
          <table:table-cell table:style-name="ce16" table:formula="of:=IFERROR(__xludf.dummyfunction(&quot;IF(ISBLANK(data!G92),&quot;&quot;&quot;&quot;,CONCATENATE(&quot;&quot;&lt;img src=&quot;&quot;&quot;&quot;&quot;&quot;,$R$5,&quot;&quot;back-&quot;&quot;,REGEXREPLACE(Q91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2]);&quot;&quot;;CONCATENATE(&quot;[sound:&quot;;[.$R$6];[$data.G92];&quot;.mp3]&quot;))" office:value-type="string" office:string-value="[sound:piano-audio-090-40-4-bass-C4.mp3]" calcext:value-type="string">
            <text:p>[sound:piano-audio-090-40-4-bass-C4.mp3]</text:p>
          </table:table-cell>
          <table:table-cell table:style-name="ce15" table:formula="of:=[$data.B92]" office:value-type="float" office:value="40" calcext:value-type="float">
            <text:p>40</text:p>
          </table:table-cell>
          <table:table-cell table:style-name="ce16" table:formula="of:=[$data.D9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2,&quot;&quot;[ac-zA-Z0-9]&quot;&quot;,&quot;&quot;&quot;&quot;)&quot;);&quot;&quot;)">
            <text:p/>
          </table:table-cell>
          <table:table-cell table:style-name="ce15" office:value-type="string" calcext:value-type="string">
            <text:p>C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3]; &quot; &quot;; [$data.I93])" office:value-type="string" office:string-value="C4# bass" calcext:value-type="string">
            <text:p>C4# bass</text:p>
          </table:table-cell>
          <table:table-cell table:style-name="ce16" table:formula="of:=IFERROR(__xludf.dummyfunction(&quot;REGEXREPLACE(data!C93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3]" office:value-type="string" office:string-value="4" calcext:value-type="string">
            <text:p>4</text:p>
          </table:table-cell>
          <table:table-cell table:style-name="ce16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3]" office:value-type="string" office:string-value="bass" calcext:value-type="string">
            <text:p>bass</text:p>
          </table:table-cell>
          <table:table-cell table:style-name="ce16" table:formula="of:=IF(ISBLANK([$data.G93]);&quot;&quot;;CONCATENATE(&quot;&lt;img src=&quot;&quot;&quot;;[.$R$2];[$data.G93];&quot;.png&quot;;&quot;&quot;&quot;/&gt;&quot;))" office:value-type="string" office:string-value="&lt;img src=&quot;piano-score-front-091-41-4-bass-C4#.png&quot;/&gt;" calcext:value-type="string">
            <text:p>&lt;img src="piano-score-front-091-41-4-bass-C4#.png"/&gt;</text:p>
          </table:table-cell>
          <table:table-cell table:style-name="ce16" table:formula="of:=IF(ISBLANK([$data.G93]);&quot;&quot;;CONCATENATE(&quot;&lt;img src=&quot;&quot;&quot;;[.$R$3];[$data.G93];&quot;.png&quot;;&quot;&quot;&quot;/&gt;&quot;))" office:value-type="string" office:string-value="&lt;img src=&quot;piano-score-back-091-41-4-bass-C4#.png&quot;/&gt;" calcext:value-type="string">
            <text:p>&lt;img src="piano-score-back-091-41-4-bass-C4#.png"/&gt;</text:p>
          </table:table-cell>
          <table:table-cell table:style-name="ce16" table:formula="of:=CONCATENATE(&quot;&lt;img src=&quot;&quot;&quot;;[.$R$4];&quot;front-&quot;;TEXT([$data.B93];&quot;00&quot;);&quot;-&quot;;[$data.E93];&quot;-&quot;;[.Q92];&quot;.png&quot;;&quot;&quot;&quot;/&gt;&quot;)" office:value-type="string" office:string-value="&lt;img src=&quot;piano-keyboard-front-41-4-C4#-D4b.png&quot;/&gt;" calcext:value-type="string">
            <text:p>&lt;img src="piano-keyboard-front-41-4-C4#-D4b.png"/&gt;</text:p>
          </table:table-cell>
          <table:table-cell table:style-name="ce16" table:formula="of:=CONCATENATE(&quot;&lt;img src=&quot;&quot;&quot;;[.$R$4];&quot;back-&quot;;TEXT([$data.B93];&quot;00&quot;);&quot;-&quot;;[$data.E93];&quot;-&quot;;[.Q92];&quot;.png&quot;;&quot;&quot;&quot;/&gt;&quot;)" office:value-type="string" office:string-value="&lt;img src=&quot;piano-keyboard-back-41-4-C4#-D4b.png&quot;/&gt;" calcext:value-type="string">
            <text:p>&lt;img src="piano-keyboard-back-41-4-C4#-D4b.png"/&gt;</text:p>
          </table:table-cell>
          <table:table-cell table:style-name="ce16" table:formula="of:=IFERROR(__xludf.dummyfunction(&quot;IF(ISBLANK(data!G93),&quot;&quot;&quot;&quot;,CONCATENATE(&quot;&quot;&lt;img src=&quot;&quot;&quot;&quot;&quot;&quot;,$R$5,&quot;&quot;back-&quot;&quot;,REGEXREPLACE(Q92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3]);&quot;&quot;;CONCATENATE(&quot;[sound:&quot;;[.$R$6];[$data.G93];&quot;.mp3]&quot;))" office:value-type="string" office:string-value="[sound:piano-audio-091-41-4-bass-C4#.mp3]" calcext:value-type="string">
            <text:p>[sound:piano-audio-091-41-4-bass-C4#.mp3]</text:p>
          </table:table-cell>
          <table:table-cell table:style-name="ce15" table:formula="of:=[$data.B93]" office:value-type="float" office:value="41" calcext:value-type="float">
            <text:p>41</text:p>
          </table:table-cell>
          <table:table-cell table:style-name="ce16" table:formula="of:=[$data.D9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4]; &quot; &quot;; [$data.I94])" office:value-type="string" office:string-value="D4b bass" calcext:value-type="string">
            <text:p>D4b bass</text:p>
          </table:table-cell>
          <table:table-cell table:style-name="ce16" table:formula="of:=IFERROR(__xludf.dummyfunction(&quot;REGEXREPLACE(data!C9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4]" office:value-type="string" office:string-value="4" calcext:value-type="string">
            <text:p>4</text:p>
          </table:table-cell>
          <table:table-cell table:style-name="ce16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4]" office:value-type="string" office:string-value="bass" calcext:value-type="string">
            <text:p>bass</text:p>
          </table:table-cell>
          <table:table-cell table:style-name="ce16" table:formula="of:=IF(ISBLANK([$data.G94]);&quot;&quot;;CONCATENATE(&quot;&lt;img src=&quot;&quot;&quot;;[.$R$2];[$data.G94];&quot;.png&quot;;&quot;&quot;&quot;/&gt;&quot;))" office:value-type="string" office:string-value="&lt;img src=&quot;piano-score-front-094-41-4-bass-D4b.png&quot;/&gt;" calcext:value-type="string">
            <text:p>&lt;img src="piano-score-front-094-41-4-bass-D4b.png"/&gt;</text:p>
          </table:table-cell>
          <table:table-cell table:style-name="ce16" table:formula="of:=IF(ISBLANK([$data.G94]);&quot;&quot;;CONCATENATE(&quot;&lt;img src=&quot;&quot;&quot;;[.$R$3];[$data.G94];&quot;.png&quot;;&quot;&quot;&quot;/&gt;&quot;))" office:value-type="string" office:string-value="&lt;img src=&quot;piano-score-back-094-41-4-bass-D4b.png&quot;/&gt;" calcext:value-type="string">
            <text:p>&lt;img src="piano-score-back-094-41-4-bass-D4b.png"/&gt;</text:p>
          </table:table-cell>
          <table:table-cell table:style-name="ce16" table:formula="of:=CONCATENATE(&quot;&lt;img src=&quot;&quot;&quot;;[.$R$4];&quot;front-&quot;;TEXT([$data.B94];&quot;00&quot;);&quot;-&quot;;[$data.E94];&quot;-&quot;;[.Q93];&quot;.png&quot;;&quot;&quot;&quot;/&gt;&quot;)" office:value-type="string" office:string-value="&lt;img src=&quot;piano-keyboard-front-41-4-C4#-D4b.png&quot;/&gt;" calcext:value-type="string">
            <text:p>&lt;img src="piano-keyboard-front-41-4-C4#-D4b.png"/&gt;</text:p>
          </table:table-cell>
          <table:table-cell table:style-name="ce16" table:formula="of:=CONCATENATE(&quot;&lt;img src=&quot;&quot;&quot;;[.$R$4];&quot;back-&quot;;TEXT([$data.B94];&quot;00&quot;);&quot;-&quot;;[$data.E94];&quot;-&quot;;[.Q93];&quot;.png&quot;;&quot;&quot;&quot;/&gt;&quot;)" office:value-type="string" office:string-value="&lt;img src=&quot;piano-keyboard-back-41-4-C4#-D4b.png&quot;/&gt;" calcext:value-type="string">
            <text:p>&lt;img src="piano-keyboard-back-41-4-C4#-D4b.png"/&gt;</text:p>
          </table:table-cell>
          <table:table-cell table:style-name="ce16" table:formula="of:=IFERROR(__xludf.dummyfunction(&quot;IF(ISBLANK(data!G94),&quot;&quot;&quot;&quot;,CONCATENATE(&quot;&quot;&lt;img src=&quot;&quot;&quot;&quot;&quot;&quot;,$R$5,&quot;&quot;back-&quot;&quot;,REGEXREPLACE(Q93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4]);&quot;&quot;;CONCATENATE(&quot;[sound:&quot;;[.$R$6];[$data.G94];&quot;.mp3]&quot;))" office:value-type="string" office:string-value="[sound:piano-audio-094-41-4-bass-D4b.mp3]" calcext:value-type="string">
            <text:p>[sound:piano-audio-094-41-4-bass-D4b.mp3]</text:p>
          </table:table-cell>
          <table:table-cell table:style-name="ce15" table:formula="of:=[$data.B94]" office:value-type="float" office:value="41" calcext:value-type="float">
            <text:p>41</text:p>
          </table:table-cell>
          <table:table-cell table:style-name="ce16" table:formula="of:=[$data.D9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5]; &quot; &quot;; [$data.I95])" office:value-type="string" office:string-value="D4 bass" calcext:value-type="string">
            <text:p>D4 bass</text:p>
          </table:table-cell>
          <table:table-cell table:style-name="ce16" table:formula="of:=IFERROR(__xludf.dummyfunction(&quot;REGEXREPLACE(data!C9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5]" office:value-type="string" office:string-value="4" calcext:value-type="string">
            <text:p>4</text:p>
          </table:table-cell>
          <table:table-cell table:style-name="ce16" table:formula="of:=IFERROR(__xludf.dummyfunction(&quot;REGEXREPLACE(data!F95,&quot;&quot;[ac-zA-Z0-9]&quot;&quot;,&quot;&quot;&quot;&quot;)&quot;);&quot;&quot;)">
            <text:p/>
          </table:table-cell>
          <table:table-cell table:style-name="ce16" table:formula="of:=[$data.I95]" office:value-type="string" office:string-value="bass" calcext:value-type="string">
            <text:p>bass</text:p>
          </table:table-cell>
          <table:table-cell table:style-name="ce16" table:formula="of:=IF(ISBLANK([$data.G95]);&quot;&quot;;CONCATENATE(&quot;&lt;img src=&quot;&quot;&quot;;[.$R$2];[$data.G95];&quot;.png&quot;;&quot;&quot;&quot;/&gt;&quot;))" office:value-type="string" office:string-value="&lt;img src=&quot;piano-score-front-092-42-4-bass-D4.png&quot;/&gt;" calcext:value-type="string">
            <text:p>&lt;img src="piano-score-front-092-42-4-bass-D4.png"/&gt;</text:p>
          </table:table-cell>
          <table:table-cell table:style-name="ce16" table:formula="of:=IF(ISBLANK([$data.G95]);&quot;&quot;;CONCATENATE(&quot;&lt;img src=&quot;&quot;&quot;;[.$R$3];[$data.G95];&quot;.png&quot;;&quot;&quot;&quot;/&gt;&quot;))" office:value-type="string" office:string-value="&lt;img src=&quot;piano-score-back-092-42-4-bass-D4.png&quot;/&gt;" calcext:value-type="string">
            <text:p>&lt;img src="piano-score-back-092-42-4-bass-D4.png"/&gt;</text:p>
          </table:table-cell>
          <table:table-cell table:style-name="ce16" table:formula="of:=CONCATENATE(&quot;&lt;img src=&quot;&quot;&quot;;[.$R$4];&quot;front-&quot;;TEXT([$data.B95];&quot;00&quot;);&quot;-&quot;;[$data.E95];&quot;-&quot;;[.Q94];&quot;.png&quot;;&quot;&quot;&quot;/&gt;&quot;)" office:value-type="string" office:string-value="&lt;img src=&quot;piano-keyboard-front-42-4-D4.png&quot;/&gt;" calcext:value-type="string">
            <text:p>&lt;img src="piano-keyboard-front-42-4-D4.png"/&gt;</text:p>
          </table:table-cell>
          <table:table-cell table:style-name="ce16" table:formula="of:=CONCATENATE(&quot;&lt;img src=&quot;&quot;&quot;;[.$R$4];&quot;back-&quot;;TEXT([$data.B95];&quot;00&quot;);&quot;-&quot;;[$data.E95];&quot;-&quot;;[.Q94];&quot;.png&quot;;&quot;&quot;&quot;/&gt;&quot;)" office:value-type="string" office:string-value="&lt;img src=&quot;piano-keyboard-back-42-4-D4.png&quot;/&gt;" calcext:value-type="string">
            <text:p>&lt;img src="piano-keyboard-back-42-4-D4.png"/&gt;</text:p>
          </table:table-cell>
          <table:table-cell table:style-name="ce16" table:formula="of:=IFERROR(__xludf.dummyfunction(&quot;IF(ISBLANK(data!G95),&quot;&quot;&quot;&quot;,CONCATENATE(&quot;&quot;&lt;img src=&quot;&quot;&quot;&quot;&quot;&quot;,$R$5,&quot;&quot;back-&quot;&quot;,REGEXREPLACE(Q94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5]);&quot;&quot;;CONCATENATE(&quot;[sound:&quot;;[.$R$6];[$data.G95];&quot;.mp3]&quot;))" office:value-type="string" office:string-value="[sound:piano-audio-092-42-4-bass-D4.mp3]" calcext:value-type="string">
            <text:p>[sound:piano-audio-092-42-4-bass-D4.mp3]</text:p>
          </table:table-cell>
          <table:table-cell table:style-name="ce15" table:formula="of:=[$data.B95]" office:value-type="float" office:value="42" calcext:value-type="float">
            <text:p>42</text:p>
          </table:table-cell>
          <table:table-cell table:style-name="ce16" table:formula="of:=[$data.D9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5,&quot;&quot;[ac-zA-Z0-9]&quot;&quot;,&quot;&quot;&quot;&quot;)&quot;);&quot;&quot;)">
            <text:p/>
          </table:table-cell>
          <table:table-cell table:style-name="ce15" office:value-type="string" calcext:value-type="string">
            <text:p>D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6]; &quot; &quot;; [$data.I96])" office:value-type="string" office:string-value="D4# bass" calcext:value-type="string">
            <text:p>D4# bass</text:p>
          </table:table-cell>
          <table:table-cell table:style-name="ce16" table:formula="of:=IFERROR(__xludf.dummyfunction(&quot;REGEXREPLACE(data!C9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6]" office:value-type="string" office:string-value="4" calcext:value-type="string">
            <text:p>4</text:p>
          </table:table-cell>
          <table:table-cell table:style-name="ce16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6]" office:value-type="string" office:string-value="bass" calcext:value-type="string">
            <text:p>bass</text:p>
          </table:table-cell>
          <table:table-cell table:style-name="ce16" table:formula="of:=IF(ISBLANK([$data.G96]);&quot;&quot;;CONCATENATE(&quot;&lt;img src=&quot;&quot;&quot;;[.$R$2];[$data.G96];&quot;.png&quot;;&quot;&quot;&quot;/&gt;&quot;))" office:value-type="string" office:string-value="&lt;img src=&quot;piano-score-front-093-43-4-bass-D4#.png&quot;/&gt;" calcext:value-type="string">
            <text:p>&lt;img src="piano-score-front-093-43-4-bass-D4#.png"/&gt;</text:p>
          </table:table-cell>
          <table:table-cell table:style-name="ce16" table:formula="of:=IF(ISBLANK([$data.G96]);&quot;&quot;;CONCATENATE(&quot;&lt;img src=&quot;&quot;&quot;;[.$R$3];[$data.G96];&quot;.png&quot;;&quot;&quot;&quot;/&gt;&quot;))" office:value-type="string" office:string-value="&lt;img src=&quot;piano-score-back-093-43-4-bass-D4#.png&quot;/&gt;" calcext:value-type="string">
            <text:p>&lt;img src="piano-score-back-093-43-4-bass-D4#.png"/&gt;</text:p>
          </table:table-cell>
          <table:table-cell table:style-name="ce16" table:formula="of:=CONCATENATE(&quot;&lt;img src=&quot;&quot;&quot;;[.$R$4];&quot;front-&quot;;TEXT([$data.B96];&quot;00&quot;);&quot;-&quot;;[$data.E96];&quot;-&quot;;[.Q95];&quot;.png&quot;;&quot;&quot;&quot;/&gt;&quot;)" office:value-type="string" office:string-value="&lt;img src=&quot;piano-keyboard-front-43-4-D4#-E4b.png&quot;/&gt;" calcext:value-type="string">
            <text:p>&lt;img src="piano-keyboard-front-43-4-D4#-E4b.png"/&gt;</text:p>
          </table:table-cell>
          <table:table-cell table:style-name="ce16" table:formula="of:=CONCATENATE(&quot;&lt;img src=&quot;&quot;&quot;;[.$R$4];&quot;back-&quot;;TEXT([$data.B96];&quot;00&quot;);&quot;-&quot;;[$data.E96];&quot;-&quot;;[.Q95];&quot;.png&quot;;&quot;&quot;&quot;/&gt;&quot;)" office:value-type="string" office:string-value="&lt;img src=&quot;piano-keyboard-back-43-4-D4#-E4b.png&quot;/&gt;" calcext:value-type="string">
            <text:p>&lt;img src="piano-keyboard-back-43-4-D4#-E4b.png"/&gt;</text:p>
          </table:table-cell>
          <table:table-cell table:style-name="ce16" table:formula="of:=IFERROR(__xludf.dummyfunction(&quot;IF(ISBLANK(data!G96),&quot;&quot;&quot;&quot;,CONCATENATE(&quot;&quot;&lt;img src=&quot;&quot;&quot;&quot;&quot;&quot;,$R$5,&quot;&quot;back-&quot;&quot;,REGEXREPLACE(Q95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6]);&quot;&quot;;CONCATENATE(&quot;[sound:&quot;;[.$R$6];[$data.G96];&quot;.mp3]&quot;))" office:value-type="string" office:string-value="[sound:piano-audio-093-43-4-bass-D4#.mp3]" calcext:value-type="string">
            <text:p>[sound:piano-audio-093-43-4-bass-D4#.mp3]</text:p>
          </table:table-cell>
          <table:table-cell table:style-name="ce15" table:formula="of:=[$data.B96]" office:value-type="float" office:value="43" calcext:value-type="float">
            <text:p>43</text:p>
          </table:table-cell>
          <table:table-cell table:style-name="ce16" table:formula="of:=[$data.D9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7]; &quot; &quot;; [$data.I97])" office:value-type="string" office:string-value="E4b bass" calcext:value-type="string">
            <text:p>E4b bass</text:p>
          </table:table-cell>
          <table:table-cell table:style-name="ce16" table:formula="of:=IFERROR(__xludf.dummyfunction(&quot;REGEXREPLACE(data!C9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7]" office:value-type="string" office:string-value="4" calcext:value-type="string">
            <text:p>4</text:p>
          </table:table-cell>
          <table:table-cell table:style-name="ce16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7]" office:value-type="string" office:string-value="bass" calcext:value-type="string">
            <text:p>bass</text:p>
          </table:table-cell>
          <table:table-cell table:style-name="ce16" table:formula="of:=IF(ISBLANK([$data.G97]);&quot;&quot;;CONCATENATE(&quot;&lt;img src=&quot;&quot;&quot;;[.$R$2];[$data.G97];&quot;.png&quot;;&quot;&quot;&quot;/&gt;&quot;))" office:value-type="string" office:string-value="&lt;img src=&quot;piano-score-front-096-43-4-bass-E4b.png&quot;/&gt;" calcext:value-type="string">
            <text:p>&lt;img src="piano-score-front-096-43-4-bass-E4b.png"/&gt;</text:p>
          </table:table-cell>
          <table:table-cell table:style-name="ce16" table:formula="of:=IF(ISBLANK([$data.G97]);&quot;&quot;;CONCATENATE(&quot;&lt;img src=&quot;&quot;&quot;;[.$R$3];[$data.G97];&quot;.png&quot;;&quot;&quot;&quot;/&gt;&quot;))" office:value-type="string" office:string-value="&lt;img src=&quot;piano-score-back-096-43-4-bass-E4b.png&quot;/&gt;" calcext:value-type="string">
            <text:p>&lt;img src="piano-score-back-096-43-4-bass-E4b.png"/&gt;</text:p>
          </table:table-cell>
          <table:table-cell table:style-name="ce16" table:formula="of:=CONCATENATE(&quot;&lt;img src=&quot;&quot;&quot;;[.$R$4];&quot;front-&quot;;TEXT([$data.B97];&quot;00&quot;);&quot;-&quot;;[$data.E97];&quot;-&quot;;[.Q96];&quot;.png&quot;;&quot;&quot;&quot;/&gt;&quot;)" office:value-type="string" office:string-value="&lt;img src=&quot;piano-keyboard-front-43-4-D4#-E4b.png&quot;/&gt;" calcext:value-type="string">
            <text:p>&lt;img src="piano-keyboard-front-43-4-D4#-E4b.png"/&gt;</text:p>
          </table:table-cell>
          <table:table-cell table:style-name="ce16" table:formula="of:=CONCATENATE(&quot;&lt;img src=&quot;&quot;&quot;;[.$R$4];&quot;back-&quot;;TEXT([$data.B97];&quot;00&quot;);&quot;-&quot;;[$data.E97];&quot;-&quot;;[.Q96];&quot;.png&quot;;&quot;&quot;&quot;/&gt;&quot;)" office:value-type="string" office:string-value="&lt;img src=&quot;piano-keyboard-back-43-4-D4#-E4b.png&quot;/&gt;" calcext:value-type="string">
            <text:p>&lt;img src="piano-keyboard-back-43-4-D4#-E4b.png"/&gt;</text:p>
          </table:table-cell>
          <table:table-cell table:style-name="ce16" table:formula="of:=IFERROR(__xludf.dummyfunction(&quot;IF(ISBLANK(data!G97),&quot;&quot;&quot;&quot;,CONCATENATE(&quot;&quot;&lt;img src=&quot;&quot;&quot;&quot;&quot;&quot;,$R$5,&quot;&quot;back-&quot;&quot;,REGEXREPLACE(Q96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7]);&quot;&quot;;CONCATENATE(&quot;[sound:&quot;;[.$R$6];[$data.G97];&quot;.mp3]&quot;))" office:value-type="string" office:string-value="[sound:piano-audio-096-43-4-bass-E4b.mp3]" calcext:value-type="string">
            <text:p>[sound:piano-audio-096-43-4-bass-E4b.mp3]</text:p>
          </table:table-cell>
          <table:table-cell table:style-name="ce15" table:formula="of:=[$data.B97]" office:value-type="float" office:value="43" calcext:value-type="float">
            <text:p>43</text:p>
          </table:table-cell>
          <table:table-cell table:style-name="ce16" table:formula="of:=[$data.D9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8]; &quot; &quot;; [$data.I98])" office:value-type="string" office:string-value="E4 bass" calcext:value-type="string">
            <text:p>E4 bass</text:p>
          </table:table-cell>
          <table:table-cell table:style-name="ce16" table:formula="of:=IFERROR(__xludf.dummyfunction(&quot;REGEXREPLACE(data!C98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8]" office:value-type="string" office:string-value="4" calcext:value-type="string">
            <text:p>4</text:p>
          </table:table-cell>
          <table:table-cell table:style-name="ce16" table:formula="of:=IFERROR(__xludf.dummyfunction(&quot;REGEXREPLACE(data!F98,&quot;&quot;[ac-zA-Z0-9]&quot;&quot;,&quot;&quot;&quot;&quot;)&quot;);&quot;&quot;)">
            <text:p/>
          </table:table-cell>
          <table:table-cell table:style-name="ce16" table:formula="of:=[$data.I98]" office:value-type="string" office:string-value="bass" calcext:value-type="string">
            <text:p>bass</text:p>
          </table:table-cell>
          <table:table-cell table:style-name="ce16" table:formula="of:=IF(ISBLANK([$data.G98]);&quot;&quot;;CONCATENATE(&quot;&lt;img src=&quot;&quot;&quot;;[.$R$2];[$data.G98];&quot;.png&quot;;&quot;&quot;&quot;/&gt;&quot;))" office:value-type="string" office:string-value="&lt;img src=&quot;piano-score-front-095-44-4-bass-E4.png&quot;/&gt;" calcext:value-type="string">
            <text:p>&lt;img src="piano-score-front-095-44-4-bass-E4.png"/&gt;</text:p>
          </table:table-cell>
          <table:table-cell table:style-name="ce16" table:formula="of:=IF(ISBLANK([$data.G98]);&quot;&quot;;CONCATENATE(&quot;&lt;img src=&quot;&quot;&quot;;[.$R$3];[$data.G98];&quot;.png&quot;;&quot;&quot;&quot;/&gt;&quot;))" office:value-type="string" office:string-value="&lt;img src=&quot;piano-score-back-095-44-4-bass-E4.png&quot;/&gt;" calcext:value-type="string">
            <text:p>&lt;img src="piano-score-back-095-44-4-bass-E4.png"/&gt;</text:p>
          </table:table-cell>
          <table:table-cell table:style-name="ce16" table:formula="of:=CONCATENATE(&quot;&lt;img src=&quot;&quot;&quot;;[.$R$4];&quot;front-&quot;;TEXT([$data.B98];&quot;00&quot;);&quot;-&quot;;[$data.E98];&quot;-&quot;;[.Q97];&quot;.png&quot;;&quot;&quot;&quot;/&gt;&quot;)" office:value-type="string" office:string-value="&lt;img src=&quot;piano-keyboard-front-44-4-E4.png&quot;/&gt;" calcext:value-type="string">
            <text:p>&lt;img src="piano-keyboard-front-44-4-E4.png"/&gt;</text:p>
          </table:table-cell>
          <table:table-cell table:style-name="ce16" table:formula="of:=CONCATENATE(&quot;&lt;img src=&quot;&quot;&quot;;[.$R$4];&quot;back-&quot;;TEXT([$data.B98];&quot;00&quot;);&quot;-&quot;;[$data.E98];&quot;-&quot;;[.Q97];&quot;.png&quot;;&quot;&quot;&quot;/&gt;&quot;)" office:value-type="string" office:string-value="&lt;img src=&quot;piano-keyboard-back-44-4-E4.png&quot;/&gt;" calcext:value-type="string">
            <text:p>&lt;img src="piano-keyboard-back-44-4-E4.png"/&gt;</text:p>
          </table:table-cell>
          <table:table-cell table:style-name="ce16" table:formula="of:=IFERROR(__xludf.dummyfunction(&quot;IF(ISBLANK(data!G98),&quot;&quot;&quot;&quot;,CONCATENATE(&quot;&quot;&lt;img src=&quot;&quot;&quot;&quot;&quot;&quot;,$R$5,&quot;&quot;back-&quot;&quot;,REGEXREPLACE(Q97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8]);&quot;&quot;;CONCATENATE(&quot;[sound:&quot;;[.$R$6];[$data.G98];&quot;.mp3]&quot;))" office:value-type="string" office:string-value="[sound:piano-audio-095-44-4-bass-E4.mp3]" calcext:value-type="string">
            <text:p>[sound:piano-audio-095-44-4-bass-E4.mp3]</text:p>
          </table:table-cell>
          <table:table-cell table:style-name="ce15" table:formula="of:=[$data.B98]" office:value-type="float" office:value="44" calcext:value-type="float">
            <text:p>44</text:p>
          </table:table-cell>
          <table:table-cell table:style-name="ce16" table:formula="of:=[$data.D9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8,&quot;&quot;[ac-zA-Z0-9]&quot;&quot;,&quot;&quot;&quot;&quot;)&quot;);&quot;&quot;)">
            <text:p/>
          </table:table-cell>
          <table:table-cell table:style-name="ce15" office:value-type="string" calcext:value-type="string">
            <text:p>E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99]; &quot; &quot;; [$data.I99])" office:value-type="string" office:string-value="F4 bass" calcext:value-type="string">
            <text:p>F4 bass</text:p>
          </table:table-cell>
          <table:table-cell table:style-name="ce16" table:formula="of:=IFERROR(__xludf.dummyfunction(&quot;REGEXREPLACE(data!C9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99]" office:value-type="string" office:string-value="4" calcext:value-type="string">
            <text:p>4</text:p>
          </table:table-cell>
          <table:table-cell table:style-name="ce16" table:formula="of:=IFERROR(__xludf.dummyfunction(&quot;REGEXREPLACE(data!F99,&quot;&quot;[ac-zA-Z0-9]&quot;&quot;,&quot;&quot;&quot;&quot;)&quot;);&quot;&quot;)">
            <text:p/>
          </table:table-cell>
          <table:table-cell table:style-name="ce16" table:formula="of:=[$data.I99]" office:value-type="string" office:string-value="bass" calcext:value-type="string">
            <text:p>bass</text:p>
          </table:table-cell>
          <table:table-cell table:style-name="ce16" table:formula="of:=IF(ISBLANK([$data.G99]);&quot;&quot;;CONCATENATE(&quot;&lt;img src=&quot;&quot;&quot;;[.$R$2];[$data.G99];&quot;.png&quot;;&quot;&quot;&quot;/&gt;&quot;))" office:value-type="string" office:string-value="&lt;img src=&quot;piano-score-front-097-45-4-bass-F4.png&quot;/&gt;" calcext:value-type="string">
            <text:p>&lt;img src="piano-score-front-097-45-4-bass-F4.png"/&gt;</text:p>
          </table:table-cell>
          <table:table-cell table:style-name="ce16" table:formula="of:=IF(ISBLANK([$data.G99]);&quot;&quot;;CONCATENATE(&quot;&lt;img src=&quot;&quot;&quot;;[.$R$3];[$data.G99];&quot;.png&quot;;&quot;&quot;&quot;/&gt;&quot;))" office:value-type="string" office:string-value="&lt;img src=&quot;piano-score-back-097-45-4-bass-F4.png&quot;/&gt;" calcext:value-type="string">
            <text:p>&lt;img src="piano-score-back-097-45-4-bass-F4.png"/&gt;</text:p>
          </table:table-cell>
          <table:table-cell table:style-name="ce16" table:formula="of:=CONCATENATE(&quot;&lt;img src=&quot;&quot;&quot;;[.$R$4];&quot;front-&quot;;TEXT([$data.B99];&quot;00&quot;);&quot;-&quot;;[$data.E99];&quot;-&quot;;[.Q98];&quot;.png&quot;;&quot;&quot;&quot;/&gt;&quot;)" office:value-type="string" office:string-value="&lt;img src=&quot;piano-keyboard-front-45-4-F4.png&quot;/&gt;" calcext:value-type="string">
            <text:p>&lt;img src="piano-keyboard-front-45-4-F4.png"/&gt;</text:p>
          </table:table-cell>
          <table:table-cell table:style-name="ce16" table:formula="of:=CONCATENATE(&quot;&lt;img src=&quot;&quot;&quot;;[.$R$4];&quot;back-&quot;;TEXT([$data.B99];&quot;00&quot;);&quot;-&quot;;[$data.E99];&quot;-&quot;;[.Q98];&quot;.png&quot;;&quot;&quot;&quot;/&gt;&quot;)" office:value-type="string" office:string-value="&lt;img src=&quot;piano-keyboard-back-45-4-F4.png&quot;/&gt;" calcext:value-type="string">
            <text:p>&lt;img src="piano-keyboard-back-45-4-F4.png"/&gt;</text:p>
          </table:table-cell>
          <table:table-cell table:style-name="ce16" table:formula="of:=IFERROR(__xludf.dummyfunction(&quot;IF(ISBLANK(data!G99),&quot;&quot;&quot;&quot;,CONCATENATE(&quot;&quot;&lt;img src=&quot;&quot;&quot;&quot;&quot;&quot;,$R$5,&quot;&quot;back-&quot;&quot;,REGEXREPLACE(Q98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9]);&quot;&quot;;CONCATENATE(&quot;[sound:&quot;;[.$R$6];[$data.G99];&quot;.mp3]&quot;))" office:value-type="string" office:string-value="[sound:piano-audio-097-45-4-bass-F4.mp3]" calcext:value-type="string">
            <text:p>[sound:piano-audio-097-45-4-bass-F4.mp3]</text:p>
          </table:table-cell>
          <table:table-cell table:style-name="ce15" table:formula="of:=[$data.B99]" office:value-type="float" office:value="45" calcext:value-type="float">
            <text:p>45</text:p>
          </table:table-cell>
          <table:table-cell table:style-name="ce16" table:formula="of:=[$data.D9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9,&quot;&quot;[ac-zA-Z0-9]&quot;&quot;,&quot;&quot;&quot;&quot;)&quot;);&quot;&quot;)">
            <text:p/>
          </table:table-cell>
          <table:table-cell table:style-name="ce15" office:value-type="string" calcext:value-type="string">
            <text:p>F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0]; &quot; &quot;; [$data.I100])" office:value-type="string" office:string-value="F4# bass" calcext:value-type="string">
            <text:p>F4# bass</text:p>
          </table:table-cell>
          <table:table-cell table:style-name="ce16" table:formula="of:=IFERROR(__xludf.dummyfunction(&quot;REGEXREPLACE(data!C100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00]" office:value-type="string" office:string-value="4" calcext:value-type="string">
            <text:p>4</text:p>
          </table:table-cell>
          <table:table-cell table:style-name="ce16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0]" office:value-type="string" office:string-value="bass" calcext:value-type="string">
            <text:p>bass</text:p>
          </table:table-cell>
          <table:table-cell table:style-name="ce16" table:formula="of:=IF(ISBLANK([$data.G100]);&quot;&quot;;CONCATENATE(&quot;&lt;img src=&quot;&quot;&quot;;[.$R$2];[$data.G100];&quot;.png&quot;;&quot;&quot;&quot;/&gt;&quot;))" office:value-type="string" office:string-value="&lt;img src=&quot;piano-score-front-098-46-4-bass-F4#.png&quot;/&gt;" calcext:value-type="string">
            <text:p>&lt;img src="piano-score-front-098-46-4-bass-F4#.png"/&gt;</text:p>
          </table:table-cell>
          <table:table-cell table:style-name="ce16" table:formula="of:=IF(ISBLANK([$data.G100]);&quot;&quot;;CONCATENATE(&quot;&lt;img src=&quot;&quot;&quot;;[.$R$3];[$data.G100];&quot;.png&quot;;&quot;&quot;&quot;/&gt;&quot;))" office:value-type="string" office:string-value="&lt;img src=&quot;piano-score-back-098-46-4-bass-F4#.png&quot;/&gt;" calcext:value-type="string">
            <text:p>&lt;img src="piano-score-back-098-46-4-bass-F4#.png"/&gt;</text:p>
          </table:table-cell>
          <table:table-cell table:style-name="ce16" table:formula="of:=CONCATENATE(&quot;&lt;img src=&quot;&quot;&quot;;[.$R$4];&quot;front-&quot;;TEXT([$data.B100];&quot;00&quot;);&quot;-&quot;;[$data.E100];&quot;-&quot;;[.Q99];&quot;.png&quot;;&quot;&quot;&quot;/&gt;&quot;)" office:value-type="string" office:string-value="&lt;img src=&quot;piano-keyboard-front-46-4-F4#-G4b.png&quot;/&gt;" calcext:value-type="string">
            <text:p>&lt;img src="piano-keyboard-front-46-4-F4#-G4b.png"/&gt;</text:p>
          </table:table-cell>
          <table:table-cell table:style-name="ce16" table:formula="of:=CONCATENATE(&quot;&lt;img src=&quot;&quot;&quot;;[.$R$4];&quot;back-&quot;;TEXT([$data.B100];&quot;00&quot;);&quot;-&quot;;[$data.E100];&quot;-&quot;;[.Q99];&quot;.png&quot;;&quot;&quot;&quot;/&gt;&quot;)" office:value-type="string" office:string-value="&lt;img src=&quot;piano-keyboard-back-46-4-F4#-G4b.png&quot;/&gt;" calcext:value-type="string">
            <text:p>&lt;img src="piano-keyboard-back-46-4-F4#-G4b.png"/&gt;</text:p>
          </table:table-cell>
          <table:table-cell table:style-name="ce16" table:formula="of:=IFERROR(__xludf.dummyfunction(&quot;IF(ISBLANK(data!G100),&quot;&quot;&quot;&quot;,CONCATENATE(&quot;&quot;&lt;img src=&quot;&quot;&quot;&quot;&quot;&quot;,$R$5,&quot;&quot;back-&quot;&quot;,REGEXREPLACE(Q99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0]);&quot;&quot;;CONCATENATE(&quot;[sound:&quot;;[.$R$6];[$data.G100];&quot;.mp3]&quot;))" office:value-type="string" office:string-value="[sound:piano-audio-098-46-4-bass-F4#.mp3]" calcext:value-type="string">
            <text:p>[sound:piano-audio-098-46-4-bass-F4#.mp3]</text:p>
          </table:table-cell>
          <table:table-cell table:style-name="ce15" table:formula="of:=[$data.B100]" office:value-type="float" office:value="46" calcext:value-type="float">
            <text:p>46</text:p>
          </table:table-cell>
          <table:table-cell table:style-name="ce16" table:formula="of:=[$data.D10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1]; &quot; &quot;; [$data.I101])" office:value-type="string" office:string-value="G4b bass" calcext:value-type="string">
            <text:p>G4b bass</text:p>
          </table:table-cell>
          <table:table-cell table:style-name="ce16" table:formula="of:=IFERROR(__xludf.dummyfunction(&quot;REGEXREPLACE(data!C10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1]" office:value-type="string" office:string-value="4" calcext:value-type="string">
            <text:p>4</text:p>
          </table:table-cell>
          <table:table-cell table:style-name="ce16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1]" office:value-type="string" office:string-value="bass" calcext:value-type="string">
            <text:p>bass</text:p>
          </table:table-cell>
          <table:table-cell table:style-name="ce16" table:formula="of:=IF(ISBLANK([$data.G101]);&quot;&quot;;CONCATENATE(&quot;&lt;img src=&quot;&quot;&quot;;[.$R$2];[$data.G101];&quot;.png&quot;;&quot;&quot;&quot;/&gt;&quot;))" office:value-type="string" office:string-value="&lt;img src=&quot;piano-score-front-101-46-4-bass-G4b.png&quot;/&gt;" calcext:value-type="string">
            <text:p>&lt;img src="piano-score-front-101-46-4-bass-G4b.png"/&gt;</text:p>
          </table:table-cell>
          <table:table-cell table:style-name="ce16" table:formula="of:=IF(ISBLANK([$data.G101]);&quot;&quot;;CONCATENATE(&quot;&lt;img src=&quot;&quot;&quot;;[.$R$3];[$data.G101];&quot;.png&quot;;&quot;&quot;&quot;/&gt;&quot;))" office:value-type="string" office:string-value="&lt;img src=&quot;piano-score-back-101-46-4-bass-G4b.png&quot;/&gt;" calcext:value-type="string">
            <text:p>&lt;img src="piano-score-back-101-46-4-bass-G4b.png"/&gt;</text:p>
          </table:table-cell>
          <table:table-cell table:style-name="ce16" table:formula="of:=CONCATENATE(&quot;&lt;img src=&quot;&quot;&quot;;[.$R$4];&quot;front-&quot;;TEXT([$data.B101];&quot;00&quot;);&quot;-&quot;;[$data.E101];&quot;-&quot;;[.Q100];&quot;.png&quot;;&quot;&quot;&quot;/&gt;&quot;)" office:value-type="string" office:string-value="&lt;img src=&quot;piano-keyboard-front-46-4-F4#-G4b.png&quot;/&gt;" calcext:value-type="string">
            <text:p>&lt;img src="piano-keyboard-front-46-4-F4#-G4b.png"/&gt;</text:p>
          </table:table-cell>
          <table:table-cell table:style-name="ce16" table:formula="of:=CONCATENATE(&quot;&lt;img src=&quot;&quot;&quot;;[.$R$4];&quot;back-&quot;;TEXT([$data.B101];&quot;00&quot;);&quot;-&quot;;[$data.E101];&quot;-&quot;;[.Q100];&quot;.png&quot;;&quot;&quot;&quot;/&gt;&quot;)" office:value-type="string" office:string-value="&lt;img src=&quot;piano-keyboard-back-46-4-F4#-G4b.png&quot;/&gt;" calcext:value-type="string">
            <text:p>&lt;img src="piano-keyboard-back-46-4-F4#-G4b.png"/&gt;</text:p>
          </table:table-cell>
          <table:table-cell table:style-name="ce16" table:formula="of:=IFERROR(__xludf.dummyfunction(&quot;IF(ISBLANK(data!G101),&quot;&quot;&quot;&quot;,CONCATENATE(&quot;&quot;&lt;img src=&quot;&quot;&quot;&quot;&quot;&quot;,$R$5,&quot;&quot;back-&quot;&quot;,REGEXREPLACE(Q100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1]);&quot;&quot;;CONCATENATE(&quot;[sound:&quot;;[.$R$6];[$data.G101];&quot;.mp3]&quot;))" office:value-type="string" office:string-value="[sound:piano-audio-101-46-4-bass-G4b.mp3]" calcext:value-type="string">
            <text:p>[sound:piano-audio-101-46-4-bass-G4b.mp3]</text:p>
          </table:table-cell>
          <table:table-cell table:style-name="ce15" table:formula="of:=[$data.B101]" office:value-type="float" office:value="46" calcext:value-type="float">
            <text:p>46</text:p>
          </table:table-cell>
          <table:table-cell table:style-name="ce16" table:formula="of:=[$data.D10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2]; &quot; &quot;; [$data.I102])" office:value-type="string" office:string-value="G4 bass" calcext:value-type="string">
            <text:p>G4 bass</text:p>
          </table:table-cell>
          <table:table-cell table:style-name="ce16" table:formula="of:=IFERROR(__xludf.dummyfunction(&quot;REGEXREPLACE(data!C10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2]" office:value-type="string" office:string-value="4" calcext:value-type="string">
            <text:p>4</text:p>
          </table:table-cell>
          <table:table-cell table:style-name="ce16" table:formula="of:=IFERROR(__xludf.dummyfunction(&quot;REGEXREPLACE(data!F102,&quot;&quot;[ac-zA-Z0-9]&quot;&quot;,&quot;&quot;&quot;&quot;)&quot;);&quot;&quot;)">
            <text:p/>
          </table:table-cell>
          <table:table-cell table:style-name="ce16" table:formula="of:=[$data.I102]" office:value-type="string" office:string-value="bass" calcext:value-type="string">
            <text:p>bass</text:p>
          </table:table-cell>
          <table:table-cell table:style-name="ce16" table:formula="of:=IF(ISBLANK([$data.G102]);&quot;&quot;;CONCATENATE(&quot;&lt;img src=&quot;&quot;&quot;;[.$R$2];[$data.G102];&quot;.png&quot;;&quot;&quot;&quot;/&gt;&quot;))" office:value-type="string" office:string-value="&lt;img src=&quot;piano-score-front-099-47-4-bass-G4.png&quot;/&gt;" calcext:value-type="string">
            <text:p>&lt;img src="piano-score-front-099-47-4-bass-G4.png"/&gt;</text:p>
          </table:table-cell>
          <table:table-cell table:style-name="ce16" table:formula="of:=IF(ISBLANK([$data.G102]);&quot;&quot;;CONCATENATE(&quot;&lt;img src=&quot;&quot;&quot;;[.$R$3];[$data.G102];&quot;.png&quot;;&quot;&quot;&quot;/&gt;&quot;))" office:value-type="string" office:string-value="&lt;img src=&quot;piano-score-back-099-47-4-bass-G4.png&quot;/&gt;" calcext:value-type="string">
            <text:p>&lt;img src="piano-score-back-099-47-4-bass-G4.png"/&gt;</text:p>
          </table:table-cell>
          <table:table-cell table:style-name="ce16" table:formula="of:=CONCATENATE(&quot;&lt;img src=&quot;&quot;&quot;;[.$R$4];&quot;front-&quot;;TEXT([$data.B102];&quot;00&quot;);&quot;-&quot;;[$data.E102];&quot;-&quot;;[.Q101];&quot;.png&quot;;&quot;&quot;&quot;/&gt;&quot;)" office:value-type="string" office:string-value="&lt;img src=&quot;piano-keyboard-front-47-4-G4.png&quot;/&gt;" calcext:value-type="string">
            <text:p>&lt;img src="piano-keyboard-front-47-4-G4.png"/&gt;</text:p>
          </table:table-cell>
          <table:table-cell table:style-name="ce16" table:formula="of:=CONCATENATE(&quot;&lt;img src=&quot;&quot;&quot;;[.$R$4];&quot;back-&quot;;TEXT([$data.B102];&quot;00&quot;);&quot;-&quot;;[$data.E102];&quot;-&quot;;[.Q101];&quot;.png&quot;;&quot;&quot;&quot;/&gt;&quot;)" office:value-type="string" office:string-value="&lt;img src=&quot;piano-keyboard-back-47-4-G4.png&quot;/&gt;" calcext:value-type="string">
            <text:p>&lt;img src="piano-keyboard-back-47-4-G4.png"/&gt;</text:p>
          </table:table-cell>
          <table:table-cell table:style-name="ce16" table:formula="of:=IFERROR(__xludf.dummyfunction(&quot;IF(ISBLANK(data!G102),&quot;&quot;&quot;&quot;,CONCATENATE(&quot;&quot;&lt;img src=&quot;&quot;&quot;&quot;&quot;&quot;,$R$5,&quot;&quot;back-&quot;&quot;,REGEXREPLACE(Q101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2]);&quot;&quot;;CONCATENATE(&quot;[sound:&quot;;[.$R$6];[$data.G102];&quot;.mp3]&quot;))" office:value-type="string" office:string-value="[sound:piano-audio-099-47-4-bass-G4.mp3]" calcext:value-type="string">
            <text:p>[sound:piano-audio-099-47-4-bass-G4.mp3]</text:p>
          </table:table-cell>
          <table:table-cell table:style-name="ce15" table:formula="of:=[$data.B102]" office:value-type="float" office:value="47" calcext:value-type="float">
            <text:p>47</text:p>
          </table:table-cell>
          <table:table-cell table:style-name="ce16" table:formula="of:=[$data.D10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2,&quot;&quot;[ac-zA-Z0-9]&quot;&quot;,&quot;&quot;&quot;&quot;)&quot;);&quot;&quot;)">
            <text:p/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3]; &quot; &quot;; [$data.I103])" office:value-type="string" office:string-value="G4# bass" calcext:value-type="string">
            <text:p>G4# bass</text:p>
          </table:table-cell>
          <table:table-cell table:style-name="ce16" table:formula="of:=IFERROR(__xludf.dummyfunction(&quot;REGEXREPLACE(data!C10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3]" office:value-type="string" office:string-value="4" calcext:value-type="string">
            <text:p>4</text:p>
          </table:table-cell>
          <table:table-cell table:style-name="ce16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3]" office:value-type="string" office:string-value="bass" calcext:value-type="string">
            <text:p>bass</text:p>
          </table:table-cell>
          <table:table-cell table:style-name="ce16" table:formula="of:=IF(ISBLANK([$data.G103]);&quot;&quot;;CONCATENATE(&quot;&lt;img src=&quot;&quot;&quot;;[.$R$2];[$data.G103];&quot;.png&quot;;&quot;&quot;&quot;/&gt;&quot;))" office:value-type="string" office:string-value="&lt;img src=&quot;piano-score-front-100-48-4-bass-G4#.png&quot;/&gt;" calcext:value-type="string">
            <text:p>&lt;img src="piano-score-front-100-48-4-bass-G4#.png"/&gt;</text:p>
          </table:table-cell>
          <table:table-cell table:style-name="ce16" table:formula="of:=IF(ISBLANK([$data.G103]);&quot;&quot;;CONCATENATE(&quot;&lt;img src=&quot;&quot;&quot;;[.$R$3];[$data.G103];&quot;.png&quot;;&quot;&quot;&quot;/&gt;&quot;))" office:value-type="string" office:string-value="&lt;img src=&quot;piano-score-back-100-48-4-bass-G4#.png&quot;/&gt;" calcext:value-type="string">
            <text:p>&lt;img src="piano-score-back-100-48-4-bass-G4#.png"/&gt;</text:p>
          </table:table-cell>
          <table:table-cell table:style-name="ce16" table:formula="of:=CONCATENATE(&quot;&lt;img src=&quot;&quot;&quot;;[.$R$4];&quot;front-&quot;;TEXT([$data.B103];&quot;00&quot;);&quot;-&quot;;[$data.E103];&quot;-&quot;;[.Q102];&quot;.png&quot;;&quot;&quot;&quot;/&gt;&quot;)" office:value-type="string" office:string-value="&lt;img src=&quot;piano-keyboard-front-48-4-G4#-A4b.png&quot;/&gt;" calcext:value-type="string">
            <text:p>&lt;img src="piano-keyboard-front-48-4-G4#-A4b.png"/&gt;</text:p>
          </table:table-cell>
          <table:table-cell table:style-name="ce16" table:formula="of:=CONCATENATE(&quot;&lt;img src=&quot;&quot;&quot;;[.$R$4];&quot;back-&quot;;TEXT([$data.B103];&quot;00&quot;);&quot;-&quot;;[$data.E103];&quot;-&quot;;[.Q102];&quot;.png&quot;;&quot;&quot;&quot;/&gt;&quot;)" office:value-type="string" office:string-value="&lt;img src=&quot;piano-keyboard-back-48-4-G4#-A4b.png&quot;/&gt;" calcext:value-type="string">
            <text:p>&lt;img src="piano-keyboard-back-48-4-G4#-A4b.png"/&gt;</text:p>
          </table:table-cell>
          <table:table-cell table:style-name="ce16" table:formula="of:=IFERROR(__xludf.dummyfunction(&quot;IF(ISBLANK(data!G103),&quot;&quot;&quot;&quot;,CONCATENATE(&quot;&quot;&lt;img src=&quot;&quot;&quot;&quot;&quot;&quot;,$R$5,&quot;&quot;back-&quot;&quot;,REGEXREPLACE(Q102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3]);&quot;&quot;;CONCATENATE(&quot;[sound:&quot;;[.$R$6];[$data.G103];&quot;.mp3]&quot;))" office:value-type="string" office:string-value="[sound:piano-audio-100-48-4-bass-G4#.mp3]" calcext:value-type="string">
            <text:p>[sound:piano-audio-100-48-4-bass-G4#.mp3]</text:p>
          </table:table-cell>
          <table:table-cell table:style-name="ce15" table:formula="of:=[$data.B103]" office:value-type="float" office:value="48" calcext:value-type="float">
            <text:p>48</text:p>
          </table:table-cell>
          <table:table-cell table:style-name="ce16" table:formula="of:=[$data.D10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4]; &quot; &quot;; [$data.I104])" office:value-type="string" office:string-value="A4b bass" calcext:value-type="string">
            <text:p>A4b bass</text:p>
          </table:table-cell>
          <table:table-cell table:style-name="ce16" table:formula="of:=IFERROR(__xludf.dummyfunction(&quot;REGEXREPLACE(data!C10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4]" office:value-type="string" office:string-value="4" calcext:value-type="string">
            <text:p>4</text:p>
          </table:table-cell>
          <table:table-cell table:style-name="ce16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4]" office:value-type="string" office:string-value="bass" calcext:value-type="string">
            <text:p>bass</text:p>
          </table:table-cell>
          <table:table-cell table:style-name="ce16" table:formula="of:=IF(ISBLANK([$data.G104]);&quot;&quot;;CONCATENATE(&quot;&lt;img src=&quot;&quot;&quot;;[.$R$2];[$data.G104];&quot;.png&quot;;&quot;&quot;&quot;/&gt;&quot;))" office:value-type="string" office:string-value="&lt;img src=&quot;piano-score-front-104-48-4-bass-A4b.png&quot;/&gt;" calcext:value-type="string">
            <text:p>&lt;img src="piano-score-front-104-48-4-bass-A4b.png"/&gt;</text:p>
          </table:table-cell>
          <table:table-cell table:style-name="ce16" table:formula="of:=IF(ISBLANK([$data.G104]);&quot;&quot;;CONCATENATE(&quot;&lt;img src=&quot;&quot;&quot;;[.$R$3];[$data.G104];&quot;.png&quot;;&quot;&quot;&quot;/&gt;&quot;))" office:value-type="string" office:string-value="&lt;img src=&quot;piano-score-back-104-48-4-bass-A4b.png&quot;/&gt;" calcext:value-type="string">
            <text:p>&lt;img src="piano-score-back-104-48-4-bass-A4b.png"/&gt;</text:p>
          </table:table-cell>
          <table:table-cell table:style-name="ce16" table:formula="of:=CONCATENATE(&quot;&lt;img src=&quot;&quot;&quot;;[.$R$4];&quot;front-&quot;;TEXT([$data.B104];&quot;00&quot;);&quot;-&quot;;[$data.E104];&quot;-&quot;;[.Q103];&quot;.png&quot;;&quot;&quot;&quot;/&gt;&quot;)" office:value-type="string" office:string-value="&lt;img src=&quot;piano-keyboard-front-48-4-G4#-A4b.png&quot;/&gt;" calcext:value-type="string">
            <text:p>&lt;img src="piano-keyboard-front-48-4-G4#-A4b.png"/&gt;</text:p>
          </table:table-cell>
          <table:table-cell table:style-name="ce16" table:formula="of:=CONCATENATE(&quot;&lt;img src=&quot;&quot;&quot;;[.$R$4];&quot;back-&quot;;TEXT([$data.B104];&quot;00&quot;);&quot;-&quot;;[$data.E104];&quot;-&quot;;[.Q103];&quot;.png&quot;;&quot;&quot;&quot;/&gt;&quot;)" office:value-type="string" office:string-value="&lt;img src=&quot;piano-keyboard-back-48-4-G4#-A4b.png&quot;/&gt;" calcext:value-type="string">
            <text:p>&lt;img src="piano-keyboard-back-48-4-G4#-A4b.png"/&gt;</text:p>
          </table:table-cell>
          <table:table-cell table:style-name="ce16" table:formula="of:=IFERROR(__xludf.dummyfunction(&quot;IF(ISBLANK(data!G104),&quot;&quot;&quot;&quot;,CONCATENATE(&quot;&quot;&lt;img src=&quot;&quot;&quot;&quot;&quot;&quot;,$R$5,&quot;&quot;back-&quot;&quot;,REGEXREPLACE(Q103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4]);&quot;&quot;;CONCATENATE(&quot;[sound:&quot;;[.$R$6];[$data.G104];&quot;.mp3]&quot;))" office:value-type="string" office:string-value="[sound:piano-audio-104-48-4-bass-A4b.mp3]" calcext:value-type="string">
            <text:p>[sound:piano-audio-104-48-4-bass-A4b.mp3]</text:p>
          </table:table-cell>
          <table:table-cell table:style-name="ce15" table:formula="of:=[$data.B104]" office:value-type="float" office:value="48" calcext:value-type="float">
            <text:p>48</text:p>
          </table:table-cell>
          <table:table-cell table:style-name="ce16" table:formula="of:=[$data.D10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5]; &quot; &quot;; [$data.I105])" office:value-type="string" office:string-value="A4 bass" calcext:value-type="string">
            <text:p>A4 bass</text:p>
          </table:table-cell>
          <table:table-cell table:style-name="ce16" table:formula="of:=IFERROR(__xludf.dummyfunction(&quot;REGEXREPLACE(data!C10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5]" office:value-type="string" office:string-value="4" calcext:value-type="string">
            <text:p>4</text:p>
          </table:table-cell>
          <table:table-cell table:style-name="ce16" table:formula="of:=IFERROR(__xludf.dummyfunction(&quot;REGEXREPLACE(data!F105,&quot;&quot;[ac-zA-Z0-9]&quot;&quot;,&quot;&quot;&quot;&quot;)&quot;);&quot;&quot;)">
            <text:p/>
          </table:table-cell>
          <table:table-cell table:style-name="ce16" table:formula="of:=[$data.I105]" office:value-type="string" office:string-value="bass" calcext:value-type="string">
            <text:p>bass</text:p>
          </table:table-cell>
          <table:table-cell table:style-name="ce16" table:formula="of:=IF(ISBLANK([$data.G105]);&quot;&quot;;CONCATENATE(&quot;&lt;img src=&quot;&quot;&quot;;[.$R$2];[$data.G105];&quot;.png&quot;;&quot;&quot;&quot;/&gt;&quot;))" office:value-type="string" office:string-value="&lt;img src=&quot;piano-score-front-102-49-4-bass-A4.png&quot;/&gt;" calcext:value-type="string">
            <text:p>&lt;img src="piano-score-front-102-49-4-bass-A4.png"/&gt;</text:p>
          </table:table-cell>
          <table:table-cell table:style-name="ce16" table:formula="of:=IF(ISBLANK([$data.G105]);&quot;&quot;;CONCATENATE(&quot;&lt;img src=&quot;&quot;&quot;;[.$R$3];[$data.G105];&quot;.png&quot;;&quot;&quot;&quot;/&gt;&quot;))" office:value-type="string" office:string-value="&lt;img src=&quot;piano-score-back-102-49-4-bass-A4.png&quot;/&gt;" calcext:value-type="string">
            <text:p>&lt;img src="piano-score-back-102-49-4-bass-A4.png"/&gt;</text:p>
          </table:table-cell>
          <table:table-cell table:style-name="ce16" table:formula="of:=CONCATENATE(&quot;&lt;img src=&quot;&quot;&quot;;[.$R$4];&quot;front-&quot;;TEXT([$data.B105];&quot;00&quot;);&quot;-&quot;;[$data.E105];&quot;-&quot;;[.Q104];&quot;.png&quot;;&quot;&quot;&quot;/&gt;&quot;)" office:value-type="string" office:string-value="&lt;img src=&quot;piano-keyboard-front-49-4-A4.png&quot;/&gt;" calcext:value-type="string">
            <text:p>&lt;img src="piano-keyboard-front-49-4-A4.png"/&gt;</text:p>
          </table:table-cell>
          <table:table-cell table:style-name="ce16" table:formula="of:=CONCATENATE(&quot;&lt;img src=&quot;&quot;&quot;;[.$R$4];&quot;back-&quot;;TEXT([$data.B105];&quot;00&quot;);&quot;-&quot;;[$data.E105];&quot;-&quot;;[.Q104];&quot;.png&quot;;&quot;&quot;&quot;/&gt;&quot;)" office:value-type="string" office:string-value="&lt;img src=&quot;piano-keyboard-back-49-4-A4.png&quot;/&gt;" calcext:value-type="string">
            <text:p>&lt;img src="piano-keyboard-back-49-4-A4.png"/&gt;</text:p>
          </table:table-cell>
          <table:table-cell table:style-name="ce16" table:formula="of:=IFERROR(__xludf.dummyfunction(&quot;IF(ISBLANK(data!G105),&quot;&quot;&quot;&quot;,CONCATENATE(&quot;&quot;&lt;img src=&quot;&quot;&quot;&quot;&quot;&quot;,$R$5,&quot;&quot;back-&quot;&quot;,REGEXREPLACE(Q104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5]);&quot;&quot;;CONCATENATE(&quot;[sound:&quot;;[.$R$6];[$data.G105];&quot;.mp3]&quot;))" office:value-type="string" office:string-value="[sound:piano-audio-102-49-4-bass-A4.mp3]" calcext:value-type="string">
            <text:p>[sound:piano-audio-102-49-4-bass-A4.mp3]</text:p>
          </table:table-cell>
          <table:table-cell table:style-name="ce15" table:formula="of:=[$data.B105]" office:value-type="float" office:value="49" calcext:value-type="float">
            <text:p>49</text:p>
          </table:table-cell>
          <table:table-cell table:style-name="ce16" table:formula="of:=[$data.D10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5,&quot;&quot;[ac-zA-Z0-9]&quot;&quot;,&quot;&quot;&quot;&quot;)&quot;);&quot;&quot;)">
            <text:p/>
          </table:table-cell>
          <table:table-cell table:style-name="ce15" office:value-type="string" calcext:value-type="string">
            <text:p>A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6]; &quot; &quot;; [$data.I106])" office:value-type="string" office:string-value="A4# bass" calcext:value-type="string">
            <text:p>A4# bass</text:p>
          </table:table-cell>
          <table:table-cell table:style-name="ce16" table:formula="of:=IFERROR(__xludf.dummyfunction(&quot;REGEXREPLACE(data!C10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6]" office:value-type="string" office:string-value="4" calcext:value-type="string">
            <text:p>4</text:p>
          </table:table-cell>
          <table:table-cell table:style-name="ce16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6]" office:value-type="string" office:string-value="bass" calcext:value-type="string">
            <text:p>bass</text:p>
          </table:table-cell>
          <table:table-cell table:style-name="ce16" table:formula="of:=IF(ISBLANK([$data.G106]);&quot;&quot;;CONCATENATE(&quot;&lt;img src=&quot;&quot;&quot;;[.$R$2];[$data.G106];&quot;.png&quot;;&quot;&quot;&quot;/&gt;&quot;))" office:value-type="string" office:string-value="&lt;img src=&quot;piano-score-front-103-50-4-bass-A4#.png&quot;/&gt;" calcext:value-type="string">
            <text:p>&lt;img src="piano-score-front-103-50-4-bass-A4#.png"/&gt;</text:p>
          </table:table-cell>
          <table:table-cell table:style-name="ce16" table:formula="of:=IF(ISBLANK([$data.G106]);&quot;&quot;;CONCATENATE(&quot;&lt;img src=&quot;&quot;&quot;;[.$R$3];[$data.G106];&quot;.png&quot;;&quot;&quot;&quot;/&gt;&quot;))" office:value-type="string" office:string-value="&lt;img src=&quot;piano-score-back-103-50-4-bass-A4#.png&quot;/&gt;" calcext:value-type="string">
            <text:p>&lt;img src="piano-score-back-103-50-4-bass-A4#.png"/&gt;</text:p>
          </table:table-cell>
          <table:table-cell table:style-name="ce16" table:formula="of:=CONCATENATE(&quot;&lt;img src=&quot;&quot;&quot;;[.$R$4];&quot;front-&quot;;TEXT([$data.B106];&quot;00&quot;);&quot;-&quot;;[$data.E106];&quot;-&quot;;[.Q105];&quot;.png&quot;;&quot;&quot;&quot;/&gt;&quot;)" office:value-type="string" office:string-value="&lt;img src=&quot;piano-keyboard-front-50-4-A4#-B4b.png&quot;/&gt;" calcext:value-type="string">
            <text:p>&lt;img src="piano-keyboard-front-50-4-A4#-B4b.png"/&gt;</text:p>
          </table:table-cell>
          <table:table-cell table:style-name="ce16" table:formula="of:=CONCATENATE(&quot;&lt;img src=&quot;&quot;&quot;;[.$R$4];&quot;back-&quot;;TEXT([$data.B106];&quot;00&quot;);&quot;-&quot;;[$data.E106];&quot;-&quot;;[.Q105];&quot;.png&quot;;&quot;&quot;&quot;/&gt;&quot;)" office:value-type="string" office:string-value="&lt;img src=&quot;piano-keyboard-back-50-4-A4#-B4b.png&quot;/&gt;" calcext:value-type="string">
            <text:p>&lt;img src="piano-keyboard-back-50-4-A4#-B4b.png"/&gt;</text:p>
          </table:table-cell>
          <table:table-cell table:style-name="ce16" table:formula="of:=IFERROR(__xludf.dummyfunction(&quot;IF(ISBLANK(data!G106),&quot;&quot;&quot;&quot;,CONCATENATE(&quot;&quot;&lt;img src=&quot;&quot;&quot;&quot;&quot;&quot;,$R$5,&quot;&quot;back-&quot;&quot;,REGEXREPLACE(Q105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6]);&quot;&quot;;CONCATENATE(&quot;[sound:&quot;;[.$R$6];[$data.G106];&quot;.mp3]&quot;))" office:value-type="string" office:string-value="[sound:piano-audio-103-50-4-bass-A4#.mp3]" calcext:value-type="string">
            <text:p>[sound:piano-audio-103-50-4-bass-A4#.mp3]</text:p>
          </table:table-cell>
          <table:table-cell table:style-name="ce15" table:formula="of:=[$data.B106]" office:value-type="float" office:value="50" calcext:value-type="float">
            <text:p>50</text:p>
          </table:table-cell>
          <table:table-cell table:style-name="ce16" table:formula="of:=[$data.D10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7]; &quot; &quot;; [$data.I107])" office:value-type="string" office:string-value="B4b bass" calcext:value-type="string">
            <text:p>B4b bass</text:p>
          </table:table-cell>
          <table:table-cell table:style-name="ce16" table:formula="of:=IFERROR(__xludf.dummyfunction(&quot;REGEXREPLACE(data!C10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7]" office:value-type="string" office:string-value="4" calcext:value-type="string">
            <text:p>4</text:p>
          </table:table-cell>
          <table:table-cell table:style-name="ce16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7]" office:value-type="string" office:string-value="bass" calcext:value-type="string">
            <text:p>bass</text:p>
          </table:table-cell>
          <table:table-cell table:style-name="ce16" table:formula="of:=IF(ISBLANK([$data.G107]);&quot;&quot;;CONCATENATE(&quot;&lt;img src=&quot;&quot;&quot;;[.$R$2];[$data.G107];&quot;.png&quot;;&quot;&quot;&quot;/&gt;&quot;))" office:value-type="string" office:string-value="&lt;img src=&quot;piano-score-front-106-50-4-bass-B4b.png&quot;/&gt;" calcext:value-type="string">
            <text:p>&lt;img src="piano-score-front-106-50-4-bass-B4b.png"/&gt;</text:p>
          </table:table-cell>
          <table:table-cell table:style-name="ce16" table:formula="of:=IF(ISBLANK([$data.G107]);&quot;&quot;;CONCATENATE(&quot;&lt;img src=&quot;&quot;&quot;;[.$R$3];[$data.G107];&quot;.png&quot;;&quot;&quot;&quot;/&gt;&quot;))" office:value-type="string" office:string-value="&lt;img src=&quot;piano-score-back-106-50-4-bass-B4b.png&quot;/&gt;" calcext:value-type="string">
            <text:p>&lt;img src="piano-score-back-106-50-4-bass-B4b.png"/&gt;</text:p>
          </table:table-cell>
          <table:table-cell table:style-name="ce16" table:formula="of:=CONCATENATE(&quot;&lt;img src=&quot;&quot;&quot;;[.$R$4];&quot;front-&quot;;TEXT([$data.B107];&quot;00&quot;);&quot;-&quot;;[$data.E107];&quot;-&quot;;[.Q106];&quot;.png&quot;;&quot;&quot;&quot;/&gt;&quot;)" office:value-type="string" office:string-value="&lt;img src=&quot;piano-keyboard-front-50-4-A4#-B4b.png&quot;/&gt;" calcext:value-type="string">
            <text:p>&lt;img src="piano-keyboard-front-50-4-A4#-B4b.png"/&gt;</text:p>
          </table:table-cell>
          <table:table-cell table:style-name="ce16" table:formula="of:=CONCATENATE(&quot;&lt;img src=&quot;&quot;&quot;;[.$R$4];&quot;back-&quot;;TEXT([$data.B107];&quot;00&quot;);&quot;-&quot;;[$data.E107];&quot;-&quot;;[.Q106];&quot;.png&quot;;&quot;&quot;&quot;/&gt;&quot;)" office:value-type="string" office:string-value="&lt;img src=&quot;piano-keyboard-back-50-4-A4#-B4b.png&quot;/&gt;" calcext:value-type="string">
            <text:p>&lt;img src="piano-keyboard-back-50-4-A4#-B4b.png"/&gt;</text:p>
          </table:table-cell>
          <table:table-cell table:style-name="ce16" table:formula="of:=IFERROR(__xludf.dummyfunction(&quot;IF(ISBLANK(data!G107),&quot;&quot;&quot;&quot;,CONCATENATE(&quot;&quot;&lt;img src=&quot;&quot;&quot;&quot;&quot;&quot;,$R$5,&quot;&quot;back-&quot;&quot;,REGEXREPLACE(Q106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7]);&quot;&quot;;CONCATENATE(&quot;[sound:&quot;;[.$R$6];[$data.G107];&quot;.mp3]&quot;))" office:value-type="string" office:string-value="[sound:piano-audio-106-50-4-bass-B4b.mp3]" calcext:value-type="string">
            <text:p>[sound:piano-audio-106-50-4-bass-B4b.mp3]</text:p>
          </table:table-cell>
          <table:table-cell table:style-name="ce15" table:formula="of:=[$data.B107]" office:value-type="float" office:value="50" calcext:value-type="float">
            <text:p>50</text:p>
          </table:table-cell>
          <table:table-cell table:style-name="ce16" table:formula="of:=[$data.D10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8]; &quot; &quot;; [$data.I108])" office:value-type="string" office:string-value="B4 bass" calcext:value-type="string">
            <text:p>B4 bass</text:p>
          </table:table-cell>
          <table:table-cell table:style-name="ce16" table:formula="of:=IFERROR(__xludf.dummyfunction(&quot;REGEXREPLACE(data!C108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8]" office:value-type="string" office:string-value="4" calcext:value-type="string">
            <text:p>4</text:p>
          </table:table-cell>
          <table:table-cell table:style-name="ce16" table:formula="of:=IFERROR(__xludf.dummyfunction(&quot;REGEXREPLACE(data!F108,&quot;&quot;[ac-zA-Z0-9]&quot;&quot;,&quot;&quot;&quot;&quot;)&quot;);&quot;&quot;)">
            <text:p/>
          </table:table-cell>
          <table:table-cell table:style-name="ce16" table:formula="of:=[$data.I108]" office:value-type="string" office:string-value="bass" calcext:value-type="string">
            <text:p>bass</text:p>
          </table:table-cell>
          <table:table-cell table:style-name="ce16" table:formula="of:=IF(ISBLANK([$data.G108]);&quot;&quot;;CONCATENATE(&quot;&lt;img src=&quot;&quot;&quot;;[.$R$2];[$data.G108];&quot;.png&quot;;&quot;&quot;&quot;/&gt;&quot;))" office:value-type="string" office:string-value="&lt;img src=&quot;piano-score-front-105-51-4-bass-B4.png&quot;/&gt;" calcext:value-type="string">
            <text:p>&lt;img src="piano-score-front-105-51-4-bass-B4.png"/&gt;</text:p>
          </table:table-cell>
          <table:table-cell table:style-name="ce16" table:formula="of:=IF(ISBLANK([$data.G108]);&quot;&quot;;CONCATENATE(&quot;&lt;img src=&quot;&quot;&quot;;[.$R$3];[$data.G108];&quot;.png&quot;;&quot;&quot;&quot;/&gt;&quot;))" office:value-type="string" office:string-value="&lt;img src=&quot;piano-score-back-105-51-4-bass-B4.png&quot;/&gt;" calcext:value-type="string">
            <text:p>&lt;img src="piano-score-back-105-51-4-bass-B4.png"/&gt;</text:p>
          </table:table-cell>
          <table:table-cell table:style-name="ce16" table:formula="of:=CONCATENATE(&quot;&lt;img src=&quot;&quot;&quot;;[.$R$4];&quot;front-&quot;;TEXT([$data.B108];&quot;00&quot;);&quot;-&quot;;[$data.E108];&quot;-&quot;;[.Q107];&quot;.png&quot;;&quot;&quot;&quot;/&gt;&quot;)" office:value-type="string" office:string-value="&lt;img src=&quot;piano-keyboard-front-51-4-B4.png&quot;/&gt;" calcext:value-type="string">
            <text:p>&lt;img src="piano-keyboard-front-51-4-B4.png"/&gt;</text:p>
          </table:table-cell>
          <table:table-cell table:style-name="ce16" table:formula="of:=CONCATENATE(&quot;&lt;img src=&quot;&quot;&quot;;[.$R$4];&quot;back-&quot;;TEXT([$data.B108];&quot;00&quot;);&quot;-&quot;;[$data.E108];&quot;-&quot;;[.Q107];&quot;.png&quot;;&quot;&quot;&quot;/&gt;&quot;)" office:value-type="string" office:string-value="&lt;img src=&quot;piano-keyboard-back-51-4-B4.png&quot;/&gt;" calcext:value-type="string">
            <text:p>&lt;img src="piano-keyboard-back-51-4-B4.png"/&gt;</text:p>
          </table:table-cell>
          <table:table-cell table:style-name="ce16" table:formula="of:=IFERROR(__xludf.dummyfunction(&quot;IF(ISBLANK(data!G108),&quot;&quot;&quot;&quot;,CONCATENATE(&quot;&quot;&lt;img src=&quot;&quot;&quot;&quot;&quot;&quot;,$R$5,&quot;&quot;back-&quot;&quot;,REGEXREPLACE(Q107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8]);&quot;&quot;;CONCATENATE(&quot;[sound:&quot;;[.$R$6];[$data.G108];&quot;.mp3]&quot;))" office:value-type="string" office:string-value="[sound:piano-audio-105-51-4-bass-B4.mp3]" calcext:value-type="string">
            <text:p>[sound:piano-audio-105-51-4-bass-B4.mp3]</text:p>
          </table:table-cell>
          <table:table-cell table:style-name="ce15" table:formula="of:=[$data.B108]" office:value-type="float" office:value="51" calcext:value-type="float">
            <text:p>51</text:p>
          </table:table-cell>
          <table:table-cell table:style-name="ce16" table:formula="of:=[$data.D10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8,&quot;&quot;[ac-zA-Z0-9]&quot;&quot;,&quot;&quot;&quot;&quot;)&quot;);&quot;&quot;)">
            <text:p/>
          </table:table-cell>
          <table:table-cell table:style-name="ce15" office:value-type="string" calcext:value-type="string">
            <text:p>B4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09]; &quot; &quot;; [$data.I109])" office:value-type="string" office:string-value="C5 bass" calcext:value-type="string">
            <text:p>C5 bass</text:p>
          </table:table-cell>
          <table:table-cell table:style-name="ce16" table:formula="of:=IFERROR(__xludf.dummyfunction(&quot;REGEXREPLACE(data!C10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09]" office:value-type="string" office:string-value="5" calcext:value-type="string">
            <text:p>5</text:p>
          </table:table-cell>
          <table:table-cell table:style-name="ce16" table:formula="of:=IFERROR(__xludf.dummyfunction(&quot;REGEXREPLACE(data!F109,&quot;&quot;[ac-zA-Z0-9]&quot;&quot;,&quot;&quot;&quot;&quot;)&quot;);&quot;&quot;)">
            <text:p/>
          </table:table-cell>
          <table:table-cell table:style-name="ce16" table:formula="of:=[$data.I109]" office:value-type="string" office:string-value="bass" calcext:value-type="string">
            <text:p>bass</text:p>
          </table:table-cell>
          <table:table-cell table:style-name="ce16" table:formula="of:=IF(ISBLANK([$data.G109]);&quot;&quot;;CONCATENATE(&quot;&lt;img src=&quot;&quot;&quot;;[.$R$2];[$data.G109];&quot;.png&quot;;&quot;&quot;&quot;/&gt;&quot;))" office:value-type="string" office:string-value="&lt;img src=&quot;piano-score-front-107-52-5-bass-C5.png&quot;/&gt;" calcext:value-type="string">
            <text:p>&lt;img src="piano-score-front-107-52-5-bass-C5.png"/&gt;</text:p>
          </table:table-cell>
          <table:table-cell table:style-name="ce16" table:formula="of:=IF(ISBLANK([$data.G109]);&quot;&quot;;CONCATENATE(&quot;&lt;img src=&quot;&quot;&quot;;[.$R$3];[$data.G109];&quot;.png&quot;;&quot;&quot;&quot;/&gt;&quot;))" office:value-type="string" office:string-value="&lt;img src=&quot;piano-score-back-107-52-5-bass-C5.png&quot;/&gt;" calcext:value-type="string">
            <text:p>&lt;img src="piano-score-back-107-52-5-bass-C5.png"/&gt;</text:p>
          </table:table-cell>
          <table:table-cell table:style-name="ce16" table:formula="of:=CONCATENATE(&quot;&lt;img src=&quot;&quot;&quot;;[.$R$4];&quot;front-&quot;;TEXT([$data.B109];&quot;00&quot;);&quot;-&quot;;[$data.E109];&quot;-&quot;;[.Q108];&quot;.png&quot;;&quot;&quot;&quot;/&gt;&quot;)" office:value-type="string" office:string-value="&lt;img src=&quot;piano-keyboard-front-52-5-C5.png&quot;/&gt;" calcext:value-type="string">
            <text:p>&lt;img src="piano-keyboard-front-52-5-C5.png"/&gt;</text:p>
          </table:table-cell>
          <table:table-cell table:style-name="ce16" table:formula="of:=CONCATENATE(&quot;&lt;img src=&quot;&quot;&quot;;[.$R$4];&quot;back-&quot;;TEXT([$data.B109];&quot;00&quot;);&quot;-&quot;;[$data.E109];&quot;-&quot;;[.Q108];&quot;.png&quot;;&quot;&quot;&quot;/&gt;&quot;)" office:value-type="string" office:string-value="&lt;img src=&quot;piano-keyboard-back-52-5-C5.png&quot;/&gt;" calcext:value-type="string">
            <text:p>&lt;img src="piano-keyboard-back-52-5-C5.png"/&gt;</text:p>
          </table:table-cell>
          <table:table-cell table:style-name="ce16" table:formula="of:=IFERROR(__xludf.dummyfunction(&quot;IF(ISBLANK(data!G109),&quot;&quot;&quot;&quot;,CONCATENATE(&quot;&quot;&lt;img src=&quot;&quot;&quot;&quot;&quot;&quot;,$R$5,&quot;&quot;back-&quot;&quot;,REGEXREPLACE(Q108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9]);&quot;&quot;;CONCATENATE(&quot;[sound:&quot;;[.$R$6];[$data.G109];&quot;.mp3]&quot;))" office:value-type="string" office:string-value="[sound:piano-audio-107-52-5-bass-C5.mp3]" calcext:value-type="string">
            <text:p>[sound:piano-audio-107-52-5-bass-C5.mp3]</text:p>
          </table:table-cell>
          <table:table-cell table:style-name="ce15" table:formula="of:=[$data.B109]" office:value-type="float" office:value="52" calcext:value-type="float">
            <text:p>52</text:p>
          </table:table-cell>
          <table:table-cell table:style-name="ce16" table:formula="of:=[$data.D10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9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0]; &quot; &quot;; [$data.I110])" office:value-type="string" office:string-value="C5# bass" calcext:value-type="string">
            <text:p>C5# bass</text:p>
          </table:table-cell>
          <table:table-cell table:style-name="ce16" table:formula="of:=IFERROR(__xludf.dummyfunction(&quot;REGEXREPLACE(data!C110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0]" office:value-type="string" office:string-value="5" calcext:value-type="string">
            <text:p>5</text:p>
          </table:table-cell>
          <table:table-cell table:style-name="ce16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0]" office:value-type="string" office:string-value="bass" calcext:value-type="string">
            <text:p>bass</text:p>
          </table:table-cell>
          <table:table-cell table:style-name="ce16" table:formula="of:=IF(ISBLANK([$data.G110]);&quot;&quot;;CONCATENATE(&quot;&lt;img src=&quot;&quot;&quot;;[.$R$2];[$data.G110];&quot;.png&quot;;&quot;&quot;&quot;/&gt;&quot;))" office:value-type="string" office:string-value="&lt;img src=&quot;piano-score-front-108-53-5-bass-C5#.png&quot;/&gt;" calcext:value-type="string">
            <text:p>&lt;img src="piano-score-front-108-53-5-bass-C5#.png"/&gt;</text:p>
          </table:table-cell>
          <table:table-cell table:style-name="ce16" table:formula="of:=IF(ISBLANK([$data.G110]);&quot;&quot;;CONCATENATE(&quot;&lt;img src=&quot;&quot;&quot;;[.$R$3];[$data.G110];&quot;.png&quot;;&quot;&quot;&quot;/&gt;&quot;))" office:value-type="string" office:string-value="&lt;img src=&quot;piano-score-back-108-53-5-bass-C5#.png&quot;/&gt;" calcext:value-type="string">
            <text:p>&lt;img src="piano-score-back-108-53-5-bass-C5#.png"/&gt;</text:p>
          </table:table-cell>
          <table:table-cell table:style-name="ce16" table:formula="of:=CONCATENATE(&quot;&lt;img src=&quot;&quot;&quot;;[.$R$4];&quot;front-&quot;;TEXT([$data.B110];&quot;00&quot;);&quot;-&quot;;[$data.E110];&quot;-&quot;;[.Q109];&quot;.png&quot;;&quot;&quot;&quot;/&gt;&quot;)" office:value-type="string" office:string-value="&lt;img src=&quot;piano-keyboard-front-53-5-C5#-D5b.png&quot;/&gt;" calcext:value-type="string">
            <text:p>&lt;img src="piano-keyboard-front-53-5-C5#-D5b.png"/&gt;</text:p>
          </table:table-cell>
          <table:table-cell table:style-name="ce16" table:formula="of:=CONCATENATE(&quot;&lt;img src=&quot;&quot;&quot;;[.$R$4];&quot;back-&quot;;TEXT([$data.B110];&quot;00&quot;);&quot;-&quot;;[$data.E110];&quot;-&quot;;[.Q109];&quot;.png&quot;;&quot;&quot;&quot;/&gt;&quot;)" office:value-type="string" office:string-value="&lt;img src=&quot;piano-keyboard-back-53-5-C5#-D5b.png&quot;/&gt;" calcext:value-type="string">
            <text:p>&lt;img src="piano-keyboard-back-53-5-C5#-D5b.png"/&gt;</text:p>
          </table:table-cell>
          <table:table-cell table:style-name="ce16" table:formula="of:=IFERROR(__xludf.dummyfunction(&quot;IF(ISBLANK(data!G110),&quot;&quot;&quot;&quot;,CONCATENATE(&quot;&quot;&lt;img src=&quot;&quot;&quot;&quot;&quot;&quot;,$R$5,&quot;&quot;back-&quot;&quot;,REGEXREPLACE(Q109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0]);&quot;&quot;;CONCATENATE(&quot;[sound:&quot;;[.$R$6];[$data.G110];&quot;.mp3]&quot;))" office:value-type="string" office:string-value="[sound:piano-audio-108-53-5-bass-C5#.mp3]" calcext:value-type="string">
            <text:p>[sound:piano-audio-108-53-5-bass-C5#.mp3]</text:p>
          </table:table-cell>
          <table:table-cell table:style-name="ce15" table:formula="of:=[$data.B110]" office:value-type="float" office:value="53" calcext:value-type="float">
            <text:p>53</text:p>
          </table:table-cell>
          <table:table-cell table:style-name="ce16" table:formula="of:=[$data.D11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1]; &quot; &quot;; [$data.I111])" office:value-type="string" office:string-value="C5 treble" calcext:value-type="string">
            <text:p>C5 treble</text:p>
          </table:table-cell>
          <table:table-cell table:style-name="ce16" table:formula="of:=IFERROR(__xludf.dummyfunction(&quot;REGEXREPLACE(data!C11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1]" office:value-type="string" office:string-value="5" calcext:value-type="string">
            <text:p>5</text:p>
          </table:table-cell>
          <table:table-cell table:style-name="ce16" table:formula="of:=IFERROR(__xludf.dummyfunction(&quot;REGEXREPLACE(data!F111,&quot;&quot;[ac-zA-Z0-9]&quot;&quot;,&quot;&quot;&quot;&quot;)&quot;);&quot;&quot;)">
            <text:p/>
          </table:table-cell>
          <table:table-cell table:style-name="ce16" table:formula="of:=[$data.I111]" office:value-type="string" office:string-value="treble" calcext:value-type="string">
            <text:p>treble</text:p>
          </table:table-cell>
          <table:table-cell table:style-name="ce16" table:formula="of:=IF(ISBLANK([$data.G111]);&quot;&quot;;CONCATENATE(&quot;&lt;img src=&quot;&quot;&quot;;[.$R$2];[$data.G111];&quot;.png&quot;;&quot;&quot;&quot;/&gt;&quot;))" office:value-type="string" office:string-value="&lt;img src=&quot;piano-score-front-109-52-5-treble-C5.png&quot;/&gt;" calcext:value-type="string">
            <text:p>&lt;img src="piano-score-front-109-52-5-treble-C5.png"/&gt;</text:p>
          </table:table-cell>
          <table:table-cell table:style-name="ce16" table:formula="of:=IF(ISBLANK([$data.G111]);&quot;&quot;;CONCATENATE(&quot;&lt;img src=&quot;&quot;&quot;;[.$R$3];[$data.G111];&quot;.png&quot;;&quot;&quot;&quot;/&gt;&quot;))" office:value-type="string" office:string-value="&lt;img src=&quot;piano-score-back-109-52-5-treble-C5.png&quot;/&gt;" calcext:value-type="string">
            <text:p>&lt;img src="piano-score-back-109-52-5-treble-C5.png"/&gt;</text:p>
          </table:table-cell>
          <table:table-cell table:style-name="ce16" table:formula="of:=CONCATENATE(&quot;&lt;img src=&quot;&quot;&quot;;[.$R$4];&quot;front-&quot;;TEXT([$data.B111];&quot;00&quot;);&quot;-&quot;;[$data.E111];&quot;-&quot;;[.Q110];&quot;.png&quot;;&quot;&quot;&quot;/&gt;&quot;)" office:value-type="string" office:string-value="&lt;img src=&quot;piano-keyboard-front-52-5-C5.png&quot;/&gt;" calcext:value-type="string">
            <text:p>&lt;img src="piano-keyboard-front-52-5-C5.png"/&gt;</text:p>
          </table:table-cell>
          <table:table-cell table:style-name="ce16" table:formula="of:=CONCATENATE(&quot;&lt;img src=&quot;&quot;&quot;;[.$R$4];&quot;back-&quot;;TEXT([$data.B111];&quot;00&quot;);&quot;-&quot;;[$data.E111];&quot;-&quot;;[.Q110];&quot;.png&quot;;&quot;&quot;&quot;/&gt;&quot;)" office:value-type="string" office:string-value="&lt;img src=&quot;piano-keyboard-back-52-5-C5.png&quot;/&gt;" calcext:value-type="string">
            <text:p>&lt;img src="piano-keyboard-back-52-5-C5.png"/&gt;</text:p>
          </table:table-cell>
          <table:table-cell table:style-name="ce16" table:formula="of:=IFERROR(__xludf.dummyfunction(&quot;IF(ISBLANK(data!G111),&quot;&quot;&quot;&quot;,CONCATENATE(&quot;&quot;&lt;img src=&quot;&quot;&quot;&quot;&quot;&quot;,$R$5,&quot;&quot;back-&quot;&quot;,REGEXREPLACE(Q110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1]);&quot;&quot;;CONCATENATE(&quot;[sound:&quot;;[.$R$6];[$data.G111];&quot;.mp3]&quot;))" office:value-type="string" office:string-value="[sound:piano-audio-109-52-5-treble-C5.mp3]" calcext:value-type="string">
            <text:p>[sound:piano-audio-109-52-5-treble-C5.mp3]</text:p>
          </table:table-cell>
          <table:table-cell table:style-name="ce15" table:formula="of:=[$data.B111]" office:value-type="float" office:value="52" calcext:value-type="float">
            <text:p>52</text:p>
          </table:table-cell>
          <table:table-cell table:style-name="ce16" table:formula="of:=[$data.D11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1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2]; &quot; &quot;; [$data.I112])" office:value-type="string" office:string-value="C5# treble" calcext:value-type="string">
            <text:p>C5# treble</text:p>
          </table:table-cell>
          <table:table-cell table:style-name="ce16" table:formula="of:=IFERROR(__xludf.dummyfunction(&quot;REGEXREPLACE(data!C11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2]" office:value-type="string" office:string-value="5" calcext:value-type="string">
            <text:p>5</text:p>
          </table:table-cell>
          <table:table-cell table:style-name="ce16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2]" office:value-type="string" office:string-value="treble" calcext:value-type="string">
            <text:p>treble</text:p>
          </table:table-cell>
          <table:table-cell table:style-name="ce16" table:formula="of:=IF(ISBLANK([$data.G112]);&quot;&quot;;CONCATENATE(&quot;&lt;img src=&quot;&quot;&quot;;[.$R$2];[$data.G112];&quot;.png&quot;;&quot;&quot;&quot;/&gt;&quot;))" office:value-type="string" office:string-value="&lt;img src=&quot;piano-score-front-110-53-5-treble-C5#.png&quot;/&gt;" calcext:value-type="string">
            <text:p>&lt;img src="piano-score-front-110-53-5-treble-C5#.png"/&gt;</text:p>
          </table:table-cell>
          <table:table-cell table:style-name="ce16" table:formula="of:=IF(ISBLANK([$data.G112]);&quot;&quot;;CONCATENATE(&quot;&lt;img src=&quot;&quot;&quot;;[.$R$3];[$data.G112];&quot;.png&quot;;&quot;&quot;&quot;/&gt;&quot;))" office:value-type="string" office:string-value="&lt;img src=&quot;piano-score-back-110-53-5-treble-C5#.png&quot;/&gt;" calcext:value-type="string">
            <text:p>&lt;img src="piano-score-back-110-53-5-treble-C5#.png"/&gt;</text:p>
          </table:table-cell>
          <table:table-cell table:style-name="ce16" table:formula="of:=CONCATENATE(&quot;&lt;img src=&quot;&quot;&quot;;[.$R$4];&quot;front-&quot;;TEXT([$data.B112];&quot;00&quot;);&quot;-&quot;;[$data.E112];&quot;-&quot;;[.Q111];&quot;.png&quot;;&quot;&quot;&quot;/&gt;&quot;)" office:value-type="string" office:string-value="&lt;img src=&quot;piano-keyboard-front-53-5-C5#-D5b.png&quot;/&gt;" calcext:value-type="string">
            <text:p>&lt;img src="piano-keyboard-front-53-5-C5#-D5b.png"/&gt;</text:p>
          </table:table-cell>
          <table:table-cell table:style-name="ce16" table:formula="of:=CONCATENATE(&quot;&lt;img src=&quot;&quot;&quot;;[.$R$4];&quot;back-&quot;;TEXT([$data.B112];&quot;00&quot;);&quot;-&quot;;[$data.E112];&quot;-&quot;;[.Q111];&quot;.png&quot;;&quot;&quot;&quot;/&gt;&quot;)" office:value-type="string" office:string-value="&lt;img src=&quot;piano-keyboard-back-53-5-C5#-D5b.png&quot;/&gt;" calcext:value-type="string">
            <text:p>&lt;img src="piano-keyboard-back-53-5-C5#-D5b.png"/&gt;</text:p>
          </table:table-cell>
          <table:table-cell table:style-name="ce16" table:formula="of:=IFERROR(__xludf.dummyfunction(&quot;IF(ISBLANK(data!G112),&quot;&quot;&quot;&quot;,CONCATENATE(&quot;&quot;&lt;img src=&quot;&quot;&quot;&quot;&quot;&quot;,$R$5,&quot;&quot;back-&quot;&quot;,REGEXREPLACE(Q111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2]);&quot;&quot;;CONCATENATE(&quot;[sound:&quot;;[.$R$6];[$data.G112];&quot;.mp3]&quot;))" office:value-type="string" office:string-value="[sound:piano-audio-110-53-5-treble-C5#.mp3]" calcext:value-type="string">
            <text:p>[sound:piano-audio-110-53-5-treble-C5#.mp3]</text:p>
          </table:table-cell>
          <table:table-cell table:style-name="ce15" table:formula="of:=[$data.B112]" office:value-type="float" office:value="53" calcext:value-type="float">
            <text:p>53</text:p>
          </table:table-cell>
          <table:table-cell table:style-name="ce16" table:formula="of:=[$data.D11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3]; &quot; &quot;; [$data.I113])" office:value-type="string" office:string-value="D5b treble" calcext:value-type="string">
            <text:p>D5b treble</text:p>
          </table:table-cell>
          <table:table-cell table:style-name="ce16" table:formula="of:=IFERROR(__xludf.dummyfunction(&quot;REGEXREPLACE(data!C11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3]" office:value-type="string" office:string-value="5" calcext:value-type="string">
            <text:p>5</text:p>
          </table:table-cell>
          <table:table-cell table:style-name="ce16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3]" office:value-type="string" office:string-value="treble" calcext:value-type="string">
            <text:p>treble</text:p>
          </table:table-cell>
          <table:table-cell table:style-name="ce16" table:formula="of:=IF(ISBLANK([$data.G113]);&quot;&quot;;CONCATENATE(&quot;&lt;img src=&quot;&quot;&quot;;[.$R$2];[$data.G113];&quot;.png&quot;;&quot;&quot;&quot;/&gt;&quot;))" office:value-type="string" office:string-value="&lt;img src=&quot;piano-score-front-113-53-5-treble-D5b.png&quot;/&gt;" calcext:value-type="string">
            <text:p>&lt;img src="piano-score-front-113-53-5-treble-D5b.png"/&gt;</text:p>
          </table:table-cell>
          <table:table-cell table:style-name="ce16" table:formula="of:=IF(ISBLANK([$data.G113]);&quot;&quot;;CONCATENATE(&quot;&lt;img src=&quot;&quot;&quot;;[.$R$3];[$data.G113];&quot;.png&quot;;&quot;&quot;&quot;/&gt;&quot;))" office:value-type="string" office:string-value="&lt;img src=&quot;piano-score-back-113-53-5-treble-D5b.png&quot;/&gt;" calcext:value-type="string">
            <text:p>&lt;img src="piano-score-back-113-53-5-treble-D5b.png"/&gt;</text:p>
          </table:table-cell>
          <table:table-cell table:style-name="ce16" table:formula="of:=CONCATENATE(&quot;&lt;img src=&quot;&quot;&quot;;[.$R$4];&quot;front-&quot;;TEXT([$data.B113];&quot;00&quot;);&quot;-&quot;;[$data.E113];&quot;-&quot;;[.Q112];&quot;.png&quot;;&quot;&quot;&quot;/&gt;&quot;)" office:value-type="string" office:string-value="&lt;img src=&quot;piano-keyboard-front-53-5-C5#-D5b.png&quot;/&gt;" calcext:value-type="string">
            <text:p>&lt;img src="piano-keyboard-front-53-5-C5#-D5b.png"/&gt;</text:p>
          </table:table-cell>
          <table:table-cell table:style-name="ce16" table:formula="of:=CONCATENATE(&quot;&lt;img src=&quot;&quot;&quot;;[.$R$4];&quot;back-&quot;;TEXT([$data.B113];&quot;00&quot;);&quot;-&quot;;[$data.E113];&quot;-&quot;;[.Q112];&quot;.png&quot;;&quot;&quot;&quot;/&gt;&quot;)" office:value-type="string" office:string-value="&lt;img src=&quot;piano-keyboard-back-53-5-C5#-D5b.png&quot;/&gt;" calcext:value-type="string">
            <text:p>&lt;img src="piano-keyboard-back-53-5-C5#-D5b.png"/&gt;</text:p>
          </table:table-cell>
          <table:table-cell table:style-name="ce16" table:formula="of:=IFERROR(__xludf.dummyfunction(&quot;IF(ISBLANK(data!G113),&quot;&quot;&quot;&quot;,CONCATENATE(&quot;&quot;&lt;img src=&quot;&quot;&quot;&quot;&quot;&quot;,$R$5,&quot;&quot;back-&quot;&quot;,REGEXREPLACE(Q112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3]);&quot;&quot;;CONCATENATE(&quot;[sound:&quot;;[.$R$6];[$data.G113];&quot;.mp3]&quot;))" office:value-type="string" office:string-value="[sound:piano-audio-113-53-5-treble-D5b.mp3]" calcext:value-type="string">
            <text:p>[sound:piano-audio-113-53-5-treble-D5b.mp3]</text:p>
          </table:table-cell>
          <table:table-cell table:style-name="ce15" table:formula="of:=[$data.B113]" office:value-type="float" office:value="53" calcext:value-type="float">
            <text:p>53</text:p>
          </table:table-cell>
          <table:table-cell table:style-name="ce16" table:formula="of:=[$data.D11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4]; &quot; &quot;; [$data.I114])" office:value-type="string" office:string-value="D5 treble" calcext:value-type="string">
            <text:p>D5 treble</text:p>
          </table:table-cell>
          <table:table-cell table:style-name="ce16" table:formula="of:=IFERROR(__xludf.dummyfunction(&quot;REGEXREPLACE(data!C11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4]" office:value-type="string" office:string-value="5" calcext:value-type="string">
            <text:p>5</text:p>
          </table:table-cell>
          <table:table-cell table:style-name="ce16" table:formula="of:=IFERROR(__xludf.dummyfunction(&quot;REGEXREPLACE(data!F114,&quot;&quot;[ac-zA-Z0-9]&quot;&quot;,&quot;&quot;&quot;&quot;)&quot;);&quot;&quot;)">
            <text:p/>
          </table:table-cell>
          <table:table-cell table:style-name="ce16" table:formula="of:=[$data.I114]" office:value-type="string" office:string-value="treble" calcext:value-type="string">
            <text:p>treble</text:p>
          </table:table-cell>
          <table:table-cell table:style-name="ce16" table:formula="of:=IF(ISBLANK([$data.G114]);&quot;&quot;;CONCATENATE(&quot;&lt;img src=&quot;&quot;&quot;;[.$R$2];[$data.G114];&quot;.png&quot;;&quot;&quot;&quot;/&gt;&quot;))" office:value-type="string" office:string-value="&lt;img src=&quot;piano-score-front-111-54-5-treble-D5.png&quot;/&gt;" calcext:value-type="string">
            <text:p>&lt;img src="piano-score-front-111-54-5-treble-D5.png"/&gt;</text:p>
          </table:table-cell>
          <table:table-cell table:style-name="ce16" table:formula="of:=IF(ISBLANK([$data.G114]);&quot;&quot;;CONCATENATE(&quot;&lt;img src=&quot;&quot;&quot;;[.$R$3];[$data.G114];&quot;.png&quot;;&quot;&quot;&quot;/&gt;&quot;))" office:value-type="string" office:string-value="&lt;img src=&quot;piano-score-back-111-54-5-treble-D5.png&quot;/&gt;" calcext:value-type="string">
            <text:p>&lt;img src="piano-score-back-111-54-5-treble-D5.png"/&gt;</text:p>
          </table:table-cell>
          <table:table-cell table:style-name="ce16" table:formula="of:=CONCATENATE(&quot;&lt;img src=&quot;&quot;&quot;;[.$R$4];&quot;front-&quot;;TEXT([$data.B114];&quot;00&quot;);&quot;-&quot;;[$data.E114];&quot;-&quot;;[.Q113];&quot;.png&quot;;&quot;&quot;&quot;/&gt;&quot;)" office:value-type="string" office:string-value="&lt;img src=&quot;piano-keyboard-front-54-5-D5.png&quot;/&gt;" calcext:value-type="string">
            <text:p>&lt;img src="piano-keyboard-front-54-5-D5.png"/&gt;</text:p>
          </table:table-cell>
          <table:table-cell table:style-name="ce16" table:formula="of:=CONCATENATE(&quot;&lt;img src=&quot;&quot;&quot;;[.$R$4];&quot;back-&quot;;TEXT([$data.B114];&quot;00&quot;);&quot;-&quot;;[$data.E114];&quot;-&quot;;[.Q113];&quot;.png&quot;;&quot;&quot;&quot;/&gt;&quot;)" office:value-type="string" office:string-value="&lt;img src=&quot;piano-keyboard-back-54-5-D5.png&quot;/&gt;" calcext:value-type="string">
            <text:p>&lt;img src="piano-keyboard-back-54-5-D5.png"/&gt;</text:p>
          </table:table-cell>
          <table:table-cell table:style-name="ce16" table:formula="of:=IFERROR(__xludf.dummyfunction(&quot;IF(ISBLANK(data!G114),&quot;&quot;&quot;&quot;,CONCATENATE(&quot;&quot;&lt;img src=&quot;&quot;&quot;&quot;&quot;&quot;,$R$5,&quot;&quot;back-&quot;&quot;,REGEXREPLACE(Q113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4]);&quot;&quot;;CONCATENATE(&quot;[sound:&quot;;[.$R$6];[$data.G114];&quot;.mp3]&quot;))" office:value-type="string" office:string-value="[sound:piano-audio-111-54-5-treble-D5.mp3]" calcext:value-type="string">
            <text:p>[sound:piano-audio-111-54-5-treble-D5.mp3]</text:p>
          </table:table-cell>
          <table:table-cell table:style-name="ce15" table:formula="of:=[$data.B114]" office:value-type="float" office:value="54" calcext:value-type="float">
            <text:p>54</text:p>
          </table:table-cell>
          <table:table-cell table:style-name="ce16" table:formula="of:=[$data.D11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4,&quot;&quot;[ac-zA-Z0-9]&quot;&quot;,&quot;&quot;&quot;&quot;)&quot;);&quot;&quot;)">
            <text:p/>
          </table:table-cell>
          <table:table-cell table:style-name="ce15" office:value-type="string" calcext:value-type="string">
            <text:p>D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5]; &quot; &quot;; [$data.I115])" office:value-type="string" office:string-value="D5# treble" calcext:value-type="string">
            <text:p>D5# treble</text:p>
          </table:table-cell>
          <table:table-cell table:style-name="ce16" table:formula="of:=IFERROR(__xludf.dummyfunction(&quot;REGEXREPLACE(data!C11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5]" office:value-type="string" office:string-value="5" calcext:value-type="string">
            <text:p>5</text:p>
          </table:table-cell>
          <table:table-cell table:style-name="ce16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5]" office:value-type="string" office:string-value="treble" calcext:value-type="string">
            <text:p>treble</text:p>
          </table:table-cell>
          <table:table-cell table:style-name="ce16" table:formula="of:=IF(ISBLANK([$data.G115]);&quot;&quot;;CONCATENATE(&quot;&lt;img src=&quot;&quot;&quot;;[.$R$2];[$data.G115];&quot;.png&quot;;&quot;&quot;&quot;/&gt;&quot;))" office:value-type="string" office:string-value="&lt;img src=&quot;piano-score-front-112-55-5-treble-D5#.png&quot;/&gt;" calcext:value-type="string">
            <text:p>&lt;img src="piano-score-front-112-55-5-treble-D5#.png"/&gt;</text:p>
          </table:table-cell>
          <table:table-cell table:style-name="ce16" table:formula="of:=IF(ISBLANK([$data.G115]);&quot;&quot;;CONCATENATE(&quot;&lt;img src=&quot;&quot;&quot;;[.$R$3];[$data.G115];&quot;.png&quot;;&quot;&quot;&quot;/&gt;&quot;))" office:value-type="string" office:string-value="&lt;img src=&quot;piano-score-back-112-55-5-treble-D5#.png&quot;/&gt;" calcext:value-type="string">
            <text:p>&lt;img src="piano-score-back-112-55-5-treble-D5#.png"/&gt;</text:p>
          </table:table-cell>
          <table:table-cell table:style-name="ce16" table:formula="of:=CONCATENATE(&quot;&lt;img src=&quot;&quot;&quot;;[.$R$4];&quot;front-&quot;;TEXT([$data.B115];&quot;00&quot;);&quot;-&quot;;[$data.E115];&quot;-&quot;;[.Q114];&quot;.png&quot;;&quot;&quot;&quot;/&gt;&quot;)" office:value-type="string" office:string-value="&lt;img src=&quot;piano-keyboard-front-55-5-D5#-E5b.png&quot;/&gt;" calcext:value-type="string">
            <text:p>&lt;img src="piano-keyboard-front-55-5-D5#-E5b.png"/&gt;</text:p>
          </table:table-cell>
          <table:table-cell table:style-name="ce16" table:formula="of:=CONCATENATE(&quot;&lt;img src=&quot;&quot;&quot;;[.$R$4];&quot;back-&quot;;TEXT([$data.B115];&quot;00&quot;);&quot;-&quot;;[$data.E115];&quot;-&quot;;[.Q114];&quot;.png&quot;;&quot;&quot;&quot;/&gt;&quot;)" office:value-type="string" office:string-value="&lt;img src=&quot;piano-keyboard-back-55-5-D5#-E5b.png&quot;/&gt;" calcext:value-type="string">
            <text:p>&lt;img src="piano-keyboard-back-55-5-D5#-E5b.png"/&gt;</text:p>
          </table:table-cell>
          <table:table-cell table:style-name="ce16" table:formula="of:=IFERROR(__xludf.dummyfunction(&quot;IF(ISBLANK(data!G115),&quot;&quot;&quot;&quot;,CONCATENATE(&quot;&quot;&lt;img src=&quot;&quot;&quot;&quot;&quot;&quot;,$R$5,&quot;&quot;back-&quot;&quot;,REGEXREPLACE(Q114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5]);&quot;&quot;;CONCATENATE(&quot;[sound:&quot;;[.$R$6];[$data.G115];&quot;.mp3]&quot;))" office:value-type="string" office:string-value="[sound:piano-audio-112-55-5-treble-D5#.mp3]" calcext:value-type="string">
            <text:p>[sound:piano-audio-112-55-5-treble-D5#.mp3]</text:p>
          </table:table-cell>
          <table:table-cell table:style-name="ce15" table:formula="of:=[$data.B115]" office:value-type="float" office:value="55" calcext:value-type="float">
            <text:p>55</text:p>
          </table:table-cell>
          <table:table-cell table:style-name="ce16" table:formula="of:=[$data.D11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6]; &quot; &quot;; [$data.I116])" office:value-type="string" office:string-value="E5b treble" calcext:value-type="string">
            <text:p>E5b treble</text:p>
          </table:table-cell>
          <table:table-cell table:style-name="ce16" table:formula="of:=IFERROR(__xludf.dummyfunction(&quot;REGEXREPLACE(data!C11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6]" office:value-type="string" office:string-value="5" calcext:value-type="string">
            <text:p>5</text:p>
          </table:table-cell>
          <table:table-cell table:style-name="ce16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6]" office:value-type="string" office:string-value="treble" calcext:value-type="string">
            <text:p>treble</text:p>
          </table:table-cell>
          <table:table-cell table:style-name="ce16" table:formula="of:=IF(ISBLANK([$data.G116]);&quot;&quot;;CONCATENATE(&quot;&lt;img src=&quot;&quot;&quot;;[.$R$2];[$data.G116];&quot;.png&quot;;&quot;&quot;&quot;/&gt;&quot;))" office:value-type="string" office:string-value="&lt;img src=&quot;piano-score-front-115-55-5-treble-E5b.png&quot;/&gt;" calcext:value-type="string">
            <text:p>&lt;img src="piano-score-front-115-55-5-treble-E5b.png"/&gt;</text:p>
          </table:table-cell>
          <table:table-cell table:style-name="ce16" table:formula="of:=IF(ISBLANK([$data.G116]);&quot;&quot;;CONCATENATE(&quot;&lt;img src=&quot;&quot;&quot;;[.$R$3];[$data.G116];&quot;.png&quot;;&quot;&quot;&quot;/&gt;&quot;))" office:value-type="string" office:string-value="&lt;img src=&quot;piano-score-back-115-55-5-treble-E5b.png&quot;/&gt;" calcext:value-type="string">
            <text:p>&lt;img src="piano-score-back-115-55-5-treble-E5b.png"/&gt;</text:p>
          </table:table-cell>
          <table:table-cell table:style-name="ce16" table:formula="of:=CONCATENATE(&quot;&lt;img src=&quot;&quot;&quot;;[.$R$4];&quot;front-&quot;;TEXT([$data.B116];&quot;00&quot;);&quot;-&quot;;[$data.E116];&quot;-&quot;;[.Q115];&quot;.png&quot;;&quot;&quot;&quot;/&gt;&quot;)" office:value-type="string" office:string-value="&lt;img src=&quot;piano-keyboard-front-55-5-D5#-E5b.png&quot;/&gt;" calcext:value-type="string">
            <text:p>&lt;img src="piano-keyboard-front-55-5-D5#-E5b.png"/&gt;</text:p>
          </table:table-cell>
          <table:table-cell table:style-name="ce16" table:formula="of:=CONCATENATE(&quot;&lt;img src=&quot;&quot;&quot;;[.$R$4];&quot;back-&quot;;TEXT([$data.B116];&quot;00&quot;);&quot;-&quot;;[$data.E116];&quot;-&quot;;[.Q115];&quot;.png&quot;;&quot;&quot;&quot;/&gt;&quot;)" office:value-type="string" office:string-value="&lt;img src=&quot;piano-keyboard-back-55-5-D5#-E5b.png&quot;/&gt;" calcext:value-type="string">
            <text:p>&lt;img src="piano-keyboard-back-55-5-D5#-E5b.png"/&gt;</text:p>
          </table:table-cell>
          <table:table-cell table:style-name="ce16" table:formula="of:=IFERROR(__xludf.dummyfunction(&quot;IF(ISBLANK(data!G116),&quot;&quot;&quot;&quot;,CONCATENATE(&quot;&quot;&lt;img src=&quot;&quot;&quot;&quot;&quot;&quot;,$R$5,&quot;&quot;back-&quot;&quot;,REGEXREPLACE(Q115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6]);&quot;&quot;;CONCATENATE(&quot;[sound:&quot;;[.$R$6];[$data.G116];&quot;.mp3]&quot;))" office:value-type="string" office:string-value="[sound:piano-audio-115-55-5-treble-E5b.mp3]" calcext:value-type="string">
            <text:p>[sound:piano-audio-115-55-5-treble-E5b.mp3]</text:p>
          </table:table-cell>
          <table:table-cell table:style-name="ce15" table:formula="of:=[$data.B116]" office:value-type="float" office:value="55" calcext:value-type="float">
            <text:p>55</text:p>
          </table:table-cell>
          <table:table-cell table:style-name="ce16" table:formula="of:=[$data.D11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7]; &quot; &quot;; [$data.I117])" office:value-type="string" office:string-value="E5 treble" calcext:value-type="string">
            <text:p>E5 treble</text:p>
          </table:table-cell>
          <table:table-cell table:style-name="ce16" table:formula="of:=IFERROR(__xludf.dummyfunction(&quot;REGEXREPLACE(data!C11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7]" office:value-type="string" office:string-value="5" calcext:value-type="string">
            <text:p>5</text:p>
          </table:table-cell>
          <table:table-cell table:style-name="ce16" table:formula="of:=IFERROR(__xludf.dummyfunction(&quot;REGEXREPLACE(data!F117,&quot;&quot;[ac-zA-Z0-9]&quot;&quot;,&quot;&quot;&quot;&quot;)&quot;);&quot;&quot;)">
            <text:p/>
          </table:table-cell>
          <table:table-cell table:style-name="ce16" table:formula="of:=[$data.I117]" office:value-type="string" office:string-value="treble" calcext:value-type="string">
            <text:p>treble</text:p>
          </table:table-cell>
          <table:table-cell table:style-name="ce16" table:formula="of:=IF(ISBLANK([$data.G117]);&quot;&quot;;CONCATENATE(&quot;&lt;img src=&quot;&quot;&quot;;[.$R$2];[$data.G117];&quot;.png&quot;;&quot;&quot;&quot;/&gt;&quot;))" office:value-type="string" office:string-value="&lt;img src=&quot;piano-score-front-114-56-5-treble-E5.png&quot;/&gt;" calcext:value-type="string">
            <text:p>&lt;img src="piano-score-front-114-56-5-treble-E5.png"/&gt;</text:p>
          </table:table-cell>
          <table:table-cell table:style-name="ce16" table:formula="of:=IF(ISBLANK([$data.G117]);&quot;&quot;;CONCATENATE(&quot;&lt;img src=&quot;&quot;&quot;;[.$R$3];[$data.G117];&quot;.png&quot;;&quot;&quot;&quot;/&gt;&quot;))" office:value-type="string" office:string-value="&lt;img src=&quot;piano-score-back-114-56-5-treble-E5.png&quot;/&gt;" calcext:value-type="string">
            <text:p>&lt;img src="piano-score-back-114-56-5-treble-E5.png"/&gt;</text:p>
          </table:table-cell>
          <table:table-cell table:style-name="ce16" table:formula="of:=CONCATENATE(&quot;&lt;img src=&quot;&quot;&quot;;[.$R$4];&quot;front-&quot;;TEXT([$data.B117];&quot;00&quot;);&quot;-&quot;;[$data.E117];&quot;-&quot;;[.Q116];&quot;.png&quot;;&quot;&quot;&quot;/&gt;&quot;)" office:value-type="string" office:string-value="&lt;img src=&quot;piano-keyboard-front-56-5-E5.png&quot;/&gt;" calcext:value-type="string">
            <text:p>&lt;img src="piano-keyboard-front-56-5-E5.png"/&gt;</text:p>
          </table:table-cell>
          <table:table-cell table:style-name="ce16" table:formula="of:=CONCATENATE(&quot;&lt;img src=&quot;&quot;&quot;;[.$R$4];&quot;back-&quot;;TEXT([$data.B117];&quot;00&quot;);&quot;-&quot;;[$data.E117];&quot;-&quot;;[.Q116];&quot;.png&quot;;&quot;&quot;&quot;/&gt;&quot;)" office:value-type="string" office:string-value="&lt;img src=&quot;piano-keyboard-back-56-5-E5.png&quot;/&gt;" calcext:value-type="string">
            <text:p>&lt;img src="piano-keyboard-back-56-5-E5.png"/&gt;</text:p>
          </table:table-cell>
          <table:table-cell table:style-name="ce16" table:formula="of:=IFERROR(__xludf.dummyfunction(&quot;IF(ISBLANK(data!G117),&quot;&quot;&quot;&quot;,CONCATENATE(&quot;&quot;&lt;img src=&quot;&quot;&quot;&quot;&quot;&quot;,$R$5,&quot;&quot;back-&quot;&quot;,REGEXREPLACE(Q116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7]);&quot;&quot;;CONCATENATE(&quot;[sound:&quot;;[.$R$6];[$data.G117];&quot;.mp3]&quot;))" office:value-type="string" office:string-value="[sound:piano-audio-114-56-5-treble-E5.mp3]" calcext:value-type="string">
            <text:p>[sound:piano-audio-114-56-5-treble-E5.mp3]</text:p>
          </table:table-cell>
          <table:table-cell table:style-name="ce15" table:formula="of:=[$data.B117]" office:value-type="float" office:value="56" calcext:value-type="float">
            <text:p>56</text:p>
          </table:table-cell>
          <table:table-cell table:style-name="ce16" table:formula="of:=[$data.D11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7,&quot;&quot;[ac-zA-Z0-9]&quot;&quot;,&quot;&quot;&quot;&quot;)&quot;);&quot;&quot;)">
            <text:p/>
          </table:table-cell>
          <table:table-cell table:style-name="ce15" office:value-type="string" calcext:value-type="string">
            <text:p>E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8]; &quot; &quot;; [$data.I118])" office:value-type="string" office:string-value="F5 treble" calcext:value-type="string">
            <text:p>F5 treble</text:p>
          </table:table-cell>
          <table:table-cell table:style-name="ce16" table:formula="of:=IFERROR(__xludf.dummyfunction(&quot;REGEXREPLACE(data!C11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8]" office:value-type="string" office:string-value="5" calcext:value-type="string">
            <text:p>5</text:p>
          </table:table-cell>
          <table:table-cell table:style-name="ce16" table:formula="of:=IFERROR(__xludf.dummyfunction(&quot;REGEXREPLACE(data!F118,&quot;&quot;[ac-zA-Z0-9]&quot;&quot;,&quot;&quot;&quot;&quot;)&quot;);&quot;&quot;)">
            <text:p/>
          </table:table-cell>
          <table:table-cell table:style-name="ce16" table:formula="of:=[$data.I118]" office:value-type="string" office:string-value="treble" calcext:value-type="string">
            <text:p>treble</text:p>
          </table:table-cell>
          <table:table-cell table:style-name="ce16" table:formula="of:=IF(ISBLANK([$data.G118]);&quot;&quot;;CONCATENATE(&quot;&lt;img src=&quot;&quot;&quot;;[.$R$2];[$data.G118];&quot;.png&quot;;&quot;&quot;&quot;/&gt;&quot;))" office:value-type="string" office:string-value="&lt;img src=&quot;piano-score-front-116-57-5-treble-F5.png&quot;/&gt;" calcext:value-type="string">
            <text:p>&lt;img src="piano-score-front-116-57-5-treble-F5.png"/&gt;</text:p>
          </table:table-cell>
          <table:table-cell table:style-name="ce16" table:formula="of:=IF(ISBLANK([$data.G118]);&quot;&quot;;CONCATENATE(&quot;&lt;img src=&quot;&quot;&quot;;[.$R$3];[$data.G118];&quot;.png&quot;;&quot;&quot;&quot;/&gt;&quot;))" office:value-type="string" office:string-value="&lt;img src=&quot;piano-score-back-116-57-5-treble-F5.png&quot;/&gt;" calcext:value-type="string">
            <text:p>&lt;img src="piano-score-back-116-57-5-treble-F5.png"/&gt;</text:p>
          </table:table-cell>
          <table:table-cell table:style-name="ce16" table:formula="of:=CONCATENATE(&quot;&lt;img src=&quot;&quot;&quot;;[.$R$4];&quot;front-&quot;;TEXT([$data.B118];&quot;00&quot;);&quot;-&quot;;[$data.E118];&quot;-&quot;;[.Q117];&quot;.png&quot;;&quot;&quot;&quot;/&gt;&quot;)" office:value-type="string" office:string-value="&lt;img src=&quot;piano-keyboard-front-57-5-F5.png&quot;/&gt;" calcext:value-type="string">
            <text:p>&lt;img src="piano-keyboard-front-57-5-F5.png"/&gt;</text:p>
          </table:table-cell>
          <table:table-cell table:style-name="ce16" table:formula="of:=CONCATENATE(&quot;&lt;img src=&quot;&quot;&quot;;[.$R$4];&quot;back-&quot;;TEXT([$data.B118];&quot;00&quot;);&quot;-&quot;;[$data.E118];&quot;-&quot;;[.Q117];&quot;.png&quot;;&quot;&quot;&quot;/&gt;&quot;)" office:value-type="string" office:string-value="&lt;img src=&quot;piano-keyboard-back-57-5-F5.png&quot;/&gt;" calcext:value-type="string">
            <text:p>&lt;img src="piano-keyboard-back-57-5-F5.png"/&gt;</text:p>
          </table:table-cell>
          <table:table-cell table:style-name="ce16" table:formula="of:=IFERROR(__xludf.dummyfunction(&quot;IF(ISBLANK(data!G118),&quot;&quot;&quot;&quot;,CONCATENATE(&quot;&quot;&lt;img src=&quot;&quot;&quot;&quot;&quot;&quot;,$R$5,&quot;&quot;back-&quot;&quot;,REGEXREPLACE(Q117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8]);&quot;&quot;;CONCATENATE(&quot;[sound:&quot;;[.$R$6];[$data.G118];&quot;.mp3]&quot;))" office:value-type="string" office:string-value="[sound:piano-audio-116-57-5-treble-F5.mp3]" calcext:value-type="string">
            <text:p>[sound:piano-audio-116-57-5-treble-F5.mp3]</text:p>
          </table:table-cell>
          <table:table-cell table:style-name="ce15" table:formula="of:=[$data.B118]" office:value-type="float" office:value="57" calcext:value-type="float">
            <text:p>57</text:p>
          </table:table-cell>
          <table:table-cell table:style-name="ce16" table:formula="of:=[$data.D118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8,&quot;&quot;[ac-zA-Z0-9]&quot;&quot;,&quot;&quot;&quot;&quot;)&quot;);&quot;&quot;)">
            <text:p/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19]; &quot; &quot;; [$data.I119])" office:value-type="string" office:string-value="F5# treble" calcext:value-type="string">
            <text:p>F5# treble</text:p>
          </table:table-cell>
          <table:table-cell table:style-name="ce16" table:formula="of:=IFERROR(__xludf.dummyfunction(&quot;REGEXREPLACE(data!C11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9]" office:value-type="string" office:string-value="5" calcext:value-type="string">
            <text:p>5</text:p>
          </table:table-cell>
          <table:table-cell table:style-name="ce16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9]" office:value-type="string" office:string-value="treble" calcext:value-type="string">
            <text:p>treble</text:p>
          </table:table-cell>
          <table:table-cell table:style-name="ce16" table:formula="of:=IF(ISBLANK([$data.G119]);&quot;&quot;;CONCATENATE(&quot;&lt;img src=&quot;&quot;&quot;;[.$R$2];[$data.G119];&quot;.png&quot;;&quot;&quot;&quot;/&gt;&quot;))" office:value-type="string" office:string-value="&lt;img src=&quot;piano-score-front-117-58-5-treble-F5#.png&quot;/&gt;" calcext:value-type="string">
            <text:p>&lt;img src="piano-score-front-117-58-5-treble-F5#.png"/&gt;</text:p>
          </table:table-cell>
          <table:table-cell table:style-name="ce16" table:formula="of:=IF(ISBLANK([$data.G119]);&quot;&quot;;CONCATENATE(&quot;&lt;img src=&quot;&quot;&quot;;[.$R$3];[$data.G119];&quot;.png&quot;;&quot;&quot;&quot;/&gt;&quot;))" office:value-type="string" office:string-value="&lt;img src=&quot;piano-score-back-117-58-5-treble-F5#.png&quot;/&gt;" calcext:value-type="string">
            <text:p>&lt;img src="piano-score-back-117-58-5-treble-F5#.png"/&gt;</text:p>
          </table:table-cell>
          <table:table-cell table:style-name="ce16" table:formula="of:=CONCATENATE(&quot;&lt;img src=&quot;&quot;&quot;;[.$R$4];&quot;front-&quot;;TEXT([$data.B119];&quot;00&quot;);&quot;-&quot;;[$data.E119];&quot;-&quot;;[.Q118];&quot;.png&quot;;&quot;&quot;&quot;/&gt;&quot;)" office:value-type="string" office:string-value="&lt;img src=&quot;piano-keyboard-front-58-5-F5#-G5b.png&quot;/&gt;" calcext:value-type="string">
            <text:p>&lt;img src="piano-keyboard-front-58-5-F5#-G5b.png"/&gt;</text:p>
          </table:table-cell>
          <table:table-cell table:style-name="ce16" table:formula="of:=CONCATENATE(&quot;&lt;img src=&quot;&quot;&quot;;[.$R$4];&quot;back-&quot;;TEXT([$data.B119];&quot;00&quot;);&quot;-&quot;;[$data.E119];&quot;-&quot;;[.Q118];&quot;.png&quot;;&quot;&quot;&quot;/&gt;&quot;)" office:value-type="string" office:string-value="&lt;img src=&quot;piano-keyboard-back-58-5-F5#-G5b.png&quot;/&gt;" calcext:value-type="string">
            <text:p>&lt;img src="piano-keyboard-back-58-5-F5#-G5b.png"/&gt;</text:p>
          </table:table-cell>
          <table:table-cell table:style-name="ce16" table:formula="of:=IFERROR(__xludf.dummyfunction(&quot;IF(ISBLANK(data!G119),&quot;&quot;&quot;&quot;,CONCATENATE(&quot;&quot;&lt;img src=&quot;&quot;&quot;&quot;&quot;&quot;,$R$5,&quot;&quot;back-&quot;&quot;,REGEXREPLACE(Q118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9]);&quot;&quot;;CONCATENATE(&quot;[sound:&quot;;[.$R$6];[$data.G119];&quot;.mp3]&quot;))" office:value-type="string" office:string-value="[sound:piano-audio-117-58-5-treble-F5#.mp3]" calcext:value-type="string">
            <text:p>[sound:piano-audio-117-58-5-treble-F5#.mp3]</text:p>
          </table:table-cell>
          <table:table-cell table:style-name="ce15" table:formula="of:=[$data.B119]" office:value-type="float" office:value="58" calcext:value-type="float">
            <text:p>58</text:p>
          </table:table-cell>
          <table:table-cell table:style-name="ce16" table:formula="of:=[$data.D119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0]; &quot; &quot;; [$data.I120])" office:value-type="string" office:string-value="G5b treble" calcext:value-type="string">
            <text:p>G5b treble</text:p>
          </table:table-cell>
          <table:table-cell table:style-name="ce16" table:formula="of:=IFERROR(__xludf.dummyfunction(&quot;REGEXREPLACE(data!C12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0]" office:value-type="string" office:string-value="5" calcext:value-type="string">
            <text:p>5</text:p>
          </table:table-cell>
          <table:table-cell table:style-name="ce16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0]" office:value-type="string" office:string-value="treble" calcext:value-type="string">
            <text:p>treble</text:p>
          </table:table-cell>
          <table:table-cell table:style-name="ce16" table:formula="of:=IF(ISBLANK([$data.G120]);&quot;&quot;;CONCATENATE(&quot;&lt;img src=&quot;&quot;&quot;;[.$R$2];[$data.G120];&quot;.png&quot;;&quot;&quot;&quot;/&gt;&quot;))" office:value-type="string" office:string-value="&lt;img src=&quot;piano-score-front-120-58-5-treble-G5b.png&quot;/&gt;" calcext:value-type="string">
            <text:p>&lt;img src="piano-score-front-120-58-5-treble-G5b.png"/&gt;</text:p>
          </table:table-cell>
          <table:table-cell table:style-name="ce16" table:formula="of:=IF(ISBLANK([$data.G120]);&quot;&quot;;CONCATENATE(&quot;&lt;img src=&quot;&quot;&quot;;[.$R$3];[$data.G120];&quot;.png&quot;;&quot;&quot;&quot;/&gt;&quot;))" office:value-type="string" office:string-value="&lt;img src=&quot;piano-score-back-120-58-5-treble-G5b.png&quot;/&gt;" calcext:value-type="string">
            <text:p>&lt;img src="piano-score-back-120-58-5-treble-G5b.png"/&gt;</text:p>
          </table:table-cell>
          <table:table-cell table:style-name="ce16" table:formula="of:=CONCATENATE(&quot;&lt;img src=&quot;&quot;&quot;;[.$R$4];&quot;front-&quot;;TEXT([$data.B120];&quot;00&quot;);&quot;-&quot;;[$data.E120];&quot;-&quot;;[.Q119];&quot;.png&quot;;&quot;&quot;&quot;/&gt;&quot;)" office:value-type="string" office:string-value="&lt;img src=&quot;piano-keyboard-front-58-5-F5#-G5b.png&quot;/&gt;" calcext:value-type="string">
            <text:p>&lt;img src="piano-keyboard-front-58-5-F5#-G5b.png"/&gt;</text:p>
          </table:table-cell>
          <table:table-cell table:style-name="ce16" table:formula="of:=CONCATENATE(&quot;&lt;img src=&quot;&quot;&quot;;[.$R$4];&quot;back-&quot;;TEXT([$data.B120];&quot;00&quot;);&quot;-&quot;;[$data.E120];&quot;-&quot;;[.Q119];&quot;.png&quot;;&quot;&quot;&quot;/&gt;&quot;)" office:value-type="string" office:string-value="&lt;img src=&quot;piano-keyboard-back-58-5-F5#-G5b.png&quot;/&gt;" calcext:value-type="string">
            <text:p>&lt;img src="piano-keyboard-back-58-5-F5#-G5b.png"/&gt;</text:p>
          </table:table-cell>
          <table:table-cell table:style-name="ce16" table:formula="of:=IFERROR(__xludf.dummyfunction(&quot;IF(ISBLANK(data!G120),&quot;&quot;&quot;&quot;,CONCATENATE(&quot;&quot;&lt;img src=&quot;&quot;&quot;&quot;&quot;&quot;,$R$5,&quot;&quot;back-&quot;&quot;,REGEXREPLACE(Q119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0]);&quot;&quot;;CONCATENATE(&quot;[sound:&quot;;[.$R$6];[$data.G120];&quot;.mp3]&quot;))" office:value-type="string" office:string-value="[sound:piano-audio-120-58-5-treble-G5b.mp3]" calcext:value-type="string">
            <text:p>[sound:piano-audio-120-58-5-treble-G5b.mp3]</text:p>
          </table:table-cell>
          <table:table-cell table:style-name="ce15" table:formula="of:=[$data.B120]" office:value-type="float" office:value="58" calcext:value-type="float">
            <text:p>58</text:p>
          </table:table-cell>
          <table:table-cell table:style-name="ce16" table:formula="of:=[$data.D120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1]; &quot; &quot;; [$data.I121])" office:value-type="string" office:string-value="G5 treble" calcext:value-type="string">
            <text:p>G5 treble</text:p>
          </table:table-cell>
          <table:table-cell table:style-name="ce16" table:formula="of:=IFERROR(__xludf.dummyfunction(&quot;REGEXREPLACE(data!C12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1]" office:value-type="string" office:string-value="5" calcext:value-type="string">
            <text:p>5</text:p>
          </table:table-cell>
          <table:table-cell table:style-name="ce16" table:formula="of:=IFERROR(__xludf.dummyfunction(&quot;REGEXREPLACE(data!F121,&quot;&quot;[ac-zA-Z0-9]&quot;&quot;,&quot;&quot;&quot;&quot;)&quot;);&quot;&quot;)">
            <text:p/>
          </table:table-cell>
          <table:table-cell table:style-name="ce16" table:formula="of:=[$data.I121]" office:value-type="string" office:string-value="treble" calcext:value-type="string">
            <text:p>treble</text:p>
          </table:table-cell>
          <table:table-cell table:style-name="ce16" table:formula="of:=IF(ISBLANK([$data.G121]);&quot;&quot;;CONCATENATE(&quot;&lt;img src=&quot;&quot;&quot;;[.$R$2];[$data.G121];&quot;.png&quot;;&quot;&quot;&quot;/&gt;&quot;))" office:value-type="string" office:string-value="&lt;img src=&quot;piano-score-front-118-59-5-treble-G5.png&quot;/&gt;" calcext:value-type="string">
            <text:p>&lt;img src="piano-score-front-118-59-5-treble-G5.png"/&gt;</text:p>
          </table:table-cell>
          <table:table-cell table:style-name="ce16" table:formula="of:=IF(ISBLANK([$data.G121]);&quot;&quot;;CONCATENATE(&quot;&lt;img src=&quot;&quot;&quot;;[.$R$3];[$data.G121];&quot;.png&quot;;&quot;&quot;&quot;/&gt;&quot;))" office:value-type="string" office:string-value="&lt;img src=&quot;piano-score-back-118-59-5-treble-G5.png&quot;/&gt;" calcext:value-type="string">
            <text:p>&lt;img src="piano-score-back-118-59-5-treble-G5.png"/&gt;</text:p>
          </table:table-cell>
          <table:table-cell table:style-name="ce16" table:formula="of:=CONCATENATE(&quot;&lt;img src=&quot;&quot;&quot;;[.$R$4];&quot;front-&quot;;TEXT([$data.B121];&quot;00&quot;);&quot;-&quot;;[$data.E121];&quot;-&quot;;[.Q120];&quot;.png&quot;;&quot;&quot;&quot;/&gt;&quot;)" office:value-type="string" office:string-value="&lt;img src=&quot;piano-keyboard-front-59-5-G5.png&quot;/&gt;" calcext:value-type="string">
            <text:p>&lt;img src="piano-keyboard-front-59-5-G5.png"/&gt;</text:p>
          </table:table-cell>
          <table:table-cell table:style-name="ce16" table:formula="of:=CONCATENATE(&quot;&lt;img src=&quot;&quot;&quot;;[.$R$4];&quot;back-&quot;;TEXT([$data.B121];&quot;00&quot;);&quot;-&quot;;[$data.E121];&quot;-&quot;;[.Q120];&quot;.png&quot;;&quot;&quot;&quot;/&gt;&quot;)" office:value-type="string" office:string-value="&lt;img src=&quot;piano-keyboard-back-59-5-G5.png&quot;/&gt;" calcext:value-type="string">
            <text:p>&lt;img src="piano-keyboard-back-59-5-G5.png"/&gt;</text:p>
          </table:table-cell>
          <table:table-cell table:style-name="ce16" table:formula="of:=IFERROR(__xludf.dummyfunction(&quot;IF(ISBLANK(data!G121),&quot;&quot;&quot;&quot;,CONCATENATE(&quot;&quot;&lt;img src=&quot;&quot;&quot;&quot;&quot;&quot;,$R$5,&quot;&quot;back-&quot;&quot;,REGEXREPLACE(Q120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1]);&quot;&quot;;CONCATENATE(&quot;[sound:&quot;;[.$R$6];[$data.G121];&quot;.mp3]&quot;))" office:value-type="string" office:string-value="[sound:piano-audio-118-59-5-treble-G5.mp3]" calcext:value-type="string">
            <text:p>[sound:piano-audio-118-59-5-treble-G5.mp3]</text:p>
          </table:table-cell>
          <table:table-cell table:style-name="ce15" table:formula="of:=[$data.B121]" office:value-type="float" office:value="59" calcext:value-type="float">
            <text:p>59</text:p>
          </table:table-cell>
          <table:table-cell table:style-name="ce16" table:formula="of:=[$data.D12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1,&quot;&quot;[ac-zA-Z0-9]&quot;&quot;,&quot;&quot;&quot;&quot;)&quot;);&quot;&quot;)">
            <text:p/>
          </table:table-cell>
          <table:table-cell table:style-name="ce15" office:value-type="string" calcext:value-type="string">
            <text:p>G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2]; &quot; &quot;; [$data.I122])" office:value-type="string" office:string-value="G5# treble" calcext:value-type="string">
            <text:p>G5# treble</text:p>
          </table:table-cell>
          <table:table-cell table:style-name="ce16" table:formula="of:=IFERROR(__xludf.dummyfunction(&quot;REGEXREPLACE(data!C12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2]" office:value-type="string" office:string-value="5" calcext:value-type="string">
            <text:p>5</text:p>
          </table:table-cell>
          <table:table-cell table:style-name="ce16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2]" office:value-type="string" office:string-value="treble" calcext:value-type="string">
            <text:p>treble</text:p>
          </table:table-cell>
          <table:table-cell table:style-name="ce16" table:formula="of:=IF(ISBLANK([$data.G122]);&quot;&quot;;CONCATENATE(&quot;&lt;img src=&quot;&quot;&quot;;[.$R$2];[$data.G122];&quot;.png&quot;;&quot;&quot;&quot;/&gt;&quot;))" office:value-type="string" office:string-value="&lt;img src=&quot;piano-score-front-119-60-5-treble-G5#.png&quot;/&gt;" calcext:value-type="string">
            <text:p>&lt;img src="piano-score-front-119-60-5-treble-G5#.png"/&gt;</text:p>
          </table:table-cell>
          <table:table-cell table:style-name="ce16" table:formula="of:=IF(ISBLANK([$data.G122]);&quot;&quot;;CONCATENATE(&quot;&lt;img src=&quot;&quot;&quot;;[.$R$3];[$data.G122];&quot;.png&quot;;&quot;&quot;&quot;/&gt;&quot;))" office:value-type="string" office:string-value="&lt;img src=&quot;piano-score-back-119-60-5-treble-G5#.png&quot;/&gt;" calcext:value-type="string">
            <text:p>&lt;img src="piano-score-back-119-60-5-treble-G5#.png"/&gt;</text:p>
          </table:table-cell>
          <table:table-cell table:style-name="ce16" table:formula="of:=CONCATENATE(&quot;&lt;img src=&quot;&quot;&quot;;[.$R$4];&quot;front-&quot;;TEXT([$data.B122];&quot;00&quot;);&quot;-&quot;;[$data.E122];&quot;-&quot;;[.Q121];&quot;.png&quot;;&quot;&quot;&quot;/&gt;&quot;)" office:value-type="string" office:string-value="&lt;img src=&quot;piano-keyboard-front-60-5-G5#-A5b.png&quot;/&gt;" calcext:value-type="string">
            <text:p>&lt;img src="piano-keyboard-front-60-5-G5#-A5b.png"/&gt;</text:p>
          </table:table-cell>
          <table:table-cell table:style-name="ce16" table:formula="of:=CONCATENATE(&quot;&lt;img src=&quot;&quot;&quot;;[.$R$4];&quot;back-&quot;;TEXT([$data.B122];&quot;00&quot;);&quot;-&quot;;[$data.E122];&quot;-&quot;;[.Q121];&quot;.png&quot;;&quot;&quot;&quot;/&gt;&quot;)" office:value-type="string" office:string-value="&lt;img src=&quot;piano-keyboard-back-60-5-G5#-A5b.png&quot;/&gt;" calcext:value-type="string">
            <text:p>&lt;img src="piano-keyboard-back-60-5-G5#-A5b.png"/&gt;</text:p>
          </table:table-cell>
          <table:table-cell table:style-name="ce16" table:formula="of:=IFERROR(__xludf.dummyfunction(&quot;IF(ISBLANK(data!G122),&quot;&quot;&quot;&quot;,CONCATENATE(&quot;&quot;&lt;img src=&quot;&quot;&quot;&quot;&quot;&quot;,$R$5,&quot;&quot;back-&quot;&quot;,REGEXREPLACE(Q121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2]);&quot;&quot;;CONCATENATE(&quot;[sound:&quot;;[.$R$6];[$data.G122];&quot;.mp3]&quot;))" office:value-type="string" office:string-value="[sound:piano-audio-119-60-5-treble-G5#.mp3]" calcext:value-type="string">
            <text:p>[sound:piano-audio-119-60-5-treble-G5#.mp3]</text:p>
          </table:table-cell>
          <table:table-cell table:style-name="ce15" table:formula="of:=[$data.B122]" office:value-type="float" office:value="60" calcext:value-type="float">
            <text:p>60</text:p>
          </table:table-cell>
          <table:table-cell table:style-name="ce16" table:formula="of:=[$data.D12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3]; &quot; &quot;; [$data.I123])" office:value-type="string" office:string-value="A5b treble" calcext:value-type="string">
            <text:p>A5b treble</text:p>
          </table:table-cell>
          <table:table-cell table:style-name="ce16" table:formula="of:=IFERROR(__xludf.dummyfunction(&quot;REGEXREPLACE(data!C12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3]" office:value-type="string" office:string-value="5" calcext:value-type="string">
            <text:p>5</text:p>
          </table:table-cell>
          <table:table-cell table:style-name="ce16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3]" office:value-type="string" office:string-value="treble" calcext:value-type="string">
            <text:p>treble</text:p>
          </table:table-cell>
          <table:table-cell table:style-name="ce16" table:formula="of:=IF(ISBLANK([$data.G123]);&quot;&quot;;CONCATENATE(&quot;&lt;img src=&quot;&quot;&quot;;[.$R$2];[$data.G123];&quot;.png&quot;;&quot;&quot;&quot;/&gt;&quot;))" office:value-type="string" office:string-value="&lt;img src=&quot;piano-score-front-123-60-5-treble-A5b.png&quot;/&gt;" calcext:value-type="string">
            <text:p>&lt;img src="piano-score-front-123-60-5-treble-A5b.png"/&gt;</text:p>
          </table:table-cell>
          <table:table-cell table:style-name="ce16" table:formula="of:=IF(ISBLANK([$data.G123]);&quot;&quot;;CONCATENATE(&quot;&lt;img src=&quot;&quot;&quot;;[.$R$3];[$data.G123];&quot;.png&quot;;&quot;&quot;&quot;/&gt;&quot;))" office:value-type="string" office:string-value="&lt;img src=&quot;piano-score-back-123-60-5-treble-A5b.png&quot;/&gt;" calcext:value-type="string">
            <text:p>&lt;img src="piano-score-back-123-60-5-treble-A5b.png"/&gt;</text:p>
          </table:table-cell>
          <table:table-cell table:style-name="ce16" table:formula="of:=CONCATENATE(&quot;&lt;img src=&quot;&quot;&quot;;[.$R$4];&quot;front-&quot;;TEXT([$data.B123];&quot;00&quot;);&quot;-&quot;;[$data.E123];&quot;-&quot;;[.Q122];&quot;.png&quot;;&quot;&quot;&quot;/&gt;&quot;)" office:value-type="string" office:string-value="&lt;img src=&quot;piano-keyboard-front-60-5-G5#-A5b.png&quot;/&gt;" calcext:value-type="string">
            <text:p>&lt;img src="piano-keyboard-front-60-5-G5#-A5b.png"/&gt;</text:p>
          </table:table-cell>
          <table:table-cell table:style-name="ce16" table:formula="of:=CONCATENATE(&quot;&lt;img src=&quot;&quot;&quot;;[.$R$4];&quot;back-&quot;;TEXT([$data.B123];&quot;00&quot;);&quot;-&quot;;[$data.E123];&quot;-&quot;;[.Q122];&quot;.png&quot;;&quot;&quot;&quot;/&gt;&quot;)" office:value-type="string" office:string-value="&lt;img src=&quot;piano-keyboard-back-60-5-G5#-A5b.png&quot;/&gt;" calcext:value-type="string">
            <text:p>&lt;img src="piano-keyboard-back-60-5-G5#-A5b.png"/&gt;</text:p>
          </table:table-cell>
          <table:table-cell table:style-name="ce16" table:formula="of:=IFERROR(__xludf.dummyfunction(&quot;IF(ISBLANK(data!G123),&quot;&quot;&quot;&quot;,CONCATENATE(&quot;&quot;&lt;img src=&quot;&quot;&quot;&quot;&quot;&quot;,$R$5,&quot;&quot;back-&quot;&quot;,REGEXREPLACE(Q122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3]);&quot;&quot;;CONCATENATE(&quot;[sound:&quot;;[.$R$6];[$data.G123];&quot;.mp3]&quot;))" office:value-type="string" office:string-value="[sound:piano-audio-123-60-5-treble-A5b.mp3]" calcext:value-type="string">
            <text:p>[sound:piano-audio-123-60-5-treble-A5b.mp3]</text:p>
          </table:table-cell>
          <table:table-cell table:style-name="ce15" table:formula="of:=[$data.B123]" office:value-type="float" office:value="60" calcext:value-type="float">
            <text:p>60</text:p>
          </table:table-cell>
          <table:table-cell table:style-name="ce16" table:formula="of:=[$data.D12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4]; &quot; &quot;; [$data.I124])" office:value-type="string" office:string-value="A5 treble" calcext:value-type="string">
            <text:p>A5 treble</text:p>
          </table:table-cell>
          <table:table-cell table:style-name="ce16" table:formula="of:=IFERROR(__xludf.dummyfunction(&quot;REGEXREPLACE(data!C12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4]" office:value-type="string" office:string-value="5" calcext:value-type="string">
            <text:p>5</text:p>
          </table:table-cell>
          <table:table-cell table:style-name="ce16" table:formula="of:=IFERROR(__xludf.dummyfunction(&quot;REGEXREPLACE(data!F124,&quot;&quot;[ac-zA-Z0-9]&quot;&quot;,&quot;&quot;&quot;&quot;)&quot;);&quot;&quot;)">
            <text:p/>
          </table:table-cell>
          <table:table-cell table:style-name="ce16" table:formula="of:=[$data.I124]" office:value-type="string" office:string-value="treble" calcext:value-type="string">
            <text:p>treble</text:p>
          </table:table-cell>
          <table:table-cell table:style-name="ce16" table:formula="of:=IF(ISBLANK([$data.G124]);&quot;&quot;;CONCATENATE(&quot;&lt;img src=&quot;&quot;&quot;;[.$R$2];[$data.G124];&quot;.png&quot;;&quot;&quot;&quot;/&gt;&quot;))" office:value-type="string" office:string-value="&lt;img src=&quot;piano-score-front-121-61-5-treble-A5.png&quot;/&gt;" calcext:value-type="string">
            <text:p>&lt;img src="piano-score-front-121-61-5-treble-A5.png"/&gt;</text:p>
          </table:table-cell>
          <table:table-cell table:style-name="ce16" table:formula="of:=IF(ISBLANK([$data.G124]);&quot;&quot;;CONCATENATE(&quot;&lt;img src=&quot;&quot;&quot;;[.$R$3];[$data.G124];&quot;.png&quot;;&quot;&quot;&quot;/&gt;&quot;))" office:value-type="string" office:string-value="&lt;img src=&quot;piano-score-back-121-61-5-treble-A5.png&quot;/&gt;" calcext:value-type="string">
            <text:p>&lt;img src="piano-score-back-121-61-5-treble-A5.png"/&gt;</text:p>
          </table:table-cell>
          <table:table-cell table:style-name="ce16" table:formula="of:=CONCATENATE(&quot;&lt;img src=&quot;&quot;&quot;;[.$R$4];&quot;front-&quot;;TEXT([$data.B124];&quot;00&quot;);&quot;-&quot;;[$data.E124];&quot;-&quot;;[.Q123];&quot;.png&quot;;&quot;&quot;&quot;/&gt;&quot;)" office:value-type="string" office:string-value="&lt;img src=&quot;piano-keyboard-front-61-5-A5.png&quot;/&gt;" calcext:value-type="string">
            <text:p>&lt;img src="piano-keyboard-front-61-5-A5.png"/&gt;</text:p>
          </table:table-cell>
          <table:table-cell table:style-name="ce16" table:formula="of:=CONCATENATE(&quot;&lt;img src=&quot;&quot;&quot;;[.$R$4];&quot;back-&quot;;TEXT([$data.B124];&quot;00&quot;);&quot;-&quot;;[$data.E124];&quot;-&quot;;[.Q123];&quot;.png&quot;;&quot;&quot;&quot;/&gt;&quot;)" office:value-type="string" office:string-value="&lt;img src=&quot;piano-keyboard-back-61-5-A5.png&quot;/&gt;" calcext:value-type="string">
            <text:p>&lt;img src="piano-keyboard-back-61-5-A5.png"/&gt;</text:p>
          </table:table-cell>
          <table:table-cell table:style-name="ce16" table:formula="of:=IFERROR(__xludf.dummyfunction(&quot;IF(ISBLANK(data!G124),&quot;&quot;&quot;&quot;,CONCATENATE(&quot;&quot;&lt;img src=&quot;&quot;&quot;&quot;&quot;&quot;,$R$5,&quot;&quot;back-&quot;&quot;,REGEXREPLACE(Q123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4]);&quot;&quot;;CONCATENATE(&quot;[sound:&quot;;[.$R$6];[$data.G124];&quot;.mp3]&quot;))" office:value-type="string" office:string-value="[sound:piano-audio-121-61-5-treble-A5.mp3]" calcext:value-type="string">
            <text:p>[sound:piano-audio-121-61-5-treble-A5.mp3]</text:p>
          </table:table-cell>
          <table:table-cell table:style-name="ce15" table:formula="of:=[$data.B124]" office:value-type="float" office:value="61" calcext:value-type="float">
            <text:p>61</text:p>
          </table:table-cell>
          <table:table-cell table:style-name="ce16" table:formula="of:=[$data.D12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4,&quot;&quot;[ac-zA-Z0-9]&quot;&quot;,&quot;&quot;&quot;&quot;)&quot;);&quot;&quot;)">
            <text:p/>
          </table:table-cell>
          <table:table-cell table:style-name="ce15" office:value-type="string" calcext:value-type="string">
            <text:p>A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5]; &quot; &quot;; [$data.I125])" office:value-type="string" office:string-value="A5# treble" calcext:value-type="string">
            <text:p>A5# treble</text:p>
          </table:table-cell>
          <table:table-cell table:style-name="ce16" table:formula="of:=IFERROR(__xludf.dummyfunction(&quot;REGEXREPLACE(data!C12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5]" office:value-type="string" office:string-value="5" calcext:value-type="string">
            <text:p>5</text:p>
          </table:table-cell>
          <table:table-cell table:style-name="ce16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5]" office:value-type="string" office:string-value="treble" calcext:value-type="string">
            <text:p>treble</text:p>
          </table:table-cell>
          <table:table-cell table:style-name="ce16" table:formula="of:=IF(ISBLANK([$data.G125]);&quot;&quot;;CONCATENATE(&quot;&lt;img src=&quot;&quot;&quot;;[.$R$2];[$data.G125];&quot;.png&quot;;&quot;&quot;&quot;/&gt;&quot;))" office:value-type="string" office:string-value="&lt;img src=&quot;piano-score-front-122-62-5-treble-A5#.png&quot;/&gt;" calcext:value-type="string">
            <text:p>&lt;img src="piano-score-front-122-62-5-treble-A5#.png"/&gt;</text:p>
          </table:table-cell>
          <table:table-cell table:style-name="ce16" table:formula="of:=IF(ISBLANK([$data.G125]);&quot;&quot;;CONCATENATE(&quot;&lt;img src=&quot;&quot;&quot;;[.$R$3];[$data.G125];&quot;.png&quot;;&quot;&quot;&quot;/&gt;&quot;))" office:value-type="string" office:string-value="&lt;img src=&quot;piano-score-back-122-62-5-treble-A5#.png&quot;/&gt;" calcext:value-type="string">
            <text:p>&lt;img src="piano-score-back-122-62-5-treble-A5#.png"/&gt;</text:p>
          </table:table-cell>
          <table:table-cell table:style-name="ce16" table:formula="of:=CONCATENATE(&quot;&lt;img src=&quot;&quot;&quot;;[.$R$4];&quot;front-&quot;;TEXT([$data.B125];&quot;00&quot;);&quot;-&quot;;[$data.E125];&quot;-&quot;;[.Q124];&quot;.png&quot;;&quot;&quot;&quot;/&gt;&quot;)" office:value-type="string" office:string-value="&lt;img src=&quot;piano-keyboard-front-62-5-A5#-B5b.png&quot;/&gt;" calcext:value-type="string">
            <text:p>&lt;img src="piano-keyboard-front-62-5-A5#-B5b.png"/&gt;</text:p>
          </table:table-cell>
          <table:table-cell table:style-name="ce16" table:formula="of:=CONCATENATE(&quot;&lt;img src=&quot;&quot;&quot;;[.$R$4];&quot;back-&quot;;TEXT([$data.B125];&quot;00&quot;);&quot;-&quot;;[$data.E125];&quot;-&quot;;[.Q124];&quot;.png&quot;;&quot;&quot;&quot;/&gt;&quot;)" office:value-type="string" office:string-value="&lt;img src=&quot;piano-keyboard-back-62-5-A5#-B5b.png&quot;/&gt;" calcext:value-type="string">
            <text:p>&lt;img src="piano-keyboard-back-62-5-A5#-B5b.png"/&gt;</text:p>
          </table:table-cell>
          <table:table-cell table:style-name="ce16" table:formula="of:=IFERROR(__xludf.dummyfunction(&quot;IF(ISBLANK(data!G125),&quot;&quot;&quot;&quot;,CONCATENATE(&quot;&quot;&lt;img src=&quot;&quot;&quot;&quot;&quot;&quot;,$R$5,&quot;&quot;back-&quot;&quot;,REGEXREPLACE(Q124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5]);&quot;&quot;;CONCATENATE(&quot;[sound:&quot;;[.$R$6];[$data.G125];&quot;.mp3]&quot;))" office:value-type="string" office:string-value="[sound:piano-audio-122-62-5-treble-A5#.mp3]" calcext:value-type="string">
            <text:p>[sound:piano-audio-122-62-5-treble-A5#.mp3]</text:p>
          </table:table-cell>
          <table:table-cell table:style-name="ce15" table:formula="of:=[$data.B125]" office:value-type="float" office:value="62" calcext:value-type="float">
            <text:p>62</text:p>
          </table:table-cell>
          <table:table-cell table:style-name="ce16" table:formula="of:=[$data.D12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6]; &quot; &quot;; [$data.I126])" office:value-type="string" office:string-value="B5b treble" calcext:value-type="string">
            <text:p>B5b treble</text:p>
          </table:table-cell>
          <table:table-cell table:style-name="ce16" table:formula="of:=IFERROR(__xludf.dummyfunction(&quot;REGEXREPLACE(data!C12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6]" office:value-type="string" office:string-value="5" calcext:value-type="string">
            <text:p>5</text:p>
          </table:table-cell>
          <table:table-cell table:style-name="ce16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6]" office:value-type="string" office:string-value="treble" calcext:value-type="string">
            <text:p>treble</text:p>
          </table:table-cell>
          <table:table-cell table:style-name="ce16" table:formula="of:=IF(ISBLANK([$data.G126]);&quot;&quot;;CONCATENATE(&quot;&lt;img src=&quot;&quot;&quot;;[.$R$2];[$data.G126];&quot;.png&quot;;&quot;&quot;&quot;/&gt;&quot;))" office:value-type="string" office:string-value="&lt;img src=&quot;piano-score-front-125-62-5-treble-B5b.png&quot;/&gt;" calcext:value-type="string">
            <text:p>&lt;img src="piano-score-front-125-62-5-treble-B5b.png"/&gt;</text:p>
          </table:table-cell>
          <table:table-cell table:style-name="ce16" table:formula="of:=IF(ISBLANK([$data.G126]);&quot;&quot;;CONCATENATE(&quot;&lt;img src=&quot;&quot;&quot;;[.$R$3];[$data.G126];&quot;.png&quot;;&quot;&quot;&quot;/&gt;&quot;))" office:value-type="string" office:string-value="&lt;img src=&quot;piano-score-back-125-62-5-treble-B5b.png&quot;/&gt;" calcext:value-type="string">
            <text:p>&lt;img src="piano-score-back-125-62-5-treble-B5b.png"/&gt;</text:p>
          </table:table-cell>
          <table:table-cell table:style-name="ce16" table:formula="of:=CONCATENATE(&quot;&lt;img src=&quot;&quot;&quot;;[.$R$4];&quot;front-&quot;;TEXT([$data.B126];&quot;00&quot;);&quot;-&quot;;[$data.E126];&quot;-&quot;;[.Q125];&quot;.png&quot;;&quot;&quot;&quot;/&gt;&quot;)" office:value-type="string" office:string-value="&lt;img src=&quot;piano-keyboard-front-62-5-A5#-B5b.png&quot;/&gt;" calcext:value-type="string">
            <text:p>&lt;img src="piano-keyboard-front-62-5-A5#-B5b.png"/&gt;</text:p>
          </table:table-cell>
          <table:table-cell table:style-name="ce16" table:formula="of:=CONCATENATE(&quot;&lt;img src=&quot;&quot;&quot;;[.$R$4];&quot;back-&quot;;TEXT([$data.B126];&quot;00&quot;);&quot;-&quot;;[$data.E126];&quot;-&quot;;[.Q125];&quot;.png&quot;;&quot;&quot;&quot;/&gt;&quot;)" office:value-type="string" office:string-value="&lt;img src=&quot;piano-keyboard-back-62-5-A5#-B5b.png&quot;/&gt;" calcext:value-type="string">
            <text:p>&lt;img src="piano-keyboard-back-62-5-A5#-B5b.png"/&gt;</text:p>
          </table:table-cell>
          <table:table-cell table:style-name="ce16" table:formula="of:=IFERROR(__xludf.dummyfunction(&quot;IF(ISBLANK(data!G126),&quot;&quot;&quot;&quot;,CONCATENATE(&quot;&quot;&lt;img src=&quot;&quot;&quot;&quot;&quot;&quot;,$R$5,&quot;&quot;back-&quot;&quot;,REGEXREPLACE(Q125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6]);&quot;&quot;;CONCATENATE(&quot;[sound:&quot;;[.$R$6];[$data.G126];&quot;.mp3]&quot;))" office:value-type="string" office:string-value="[sound:piano-audio-125-62-5-treble-B5b.mp3]" calcext:value-type="string">
            <text:p>[sound:piano-audio-125-62-5-treble-B5b.mp3]</text:p>
          </table:table-cell>
          <table:table-cell table:style-name="ce15" table:formula="of:=[$data.B126]" office:value-type="float" office:value="62" calcext:value-type="float">
            <text:p>62</text:p>
          </table:table-cell>
          <table:table-cell table:style-name="ce16" table:formula="of:=[$data.D12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7]; &quot; &quot;; [$data.I127])" office:value-type="string" office:string-value="B5 treble" calcext:value-type="string">
            <text:p>B5 treble</text:p>
          </table:table-cell>
          <table:table-cell table:style-name="ce16" table:formula="of:=IFERROR(__xludf.dummyfunction(&quot;REGEXREPLACE(data!C12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7]" office:value-type="string" office:string-value="5" calcext:value-type="string">
            <text:p>5</text:p>
          </table:table-cell>
          <table:table-cell table:style-name="ce16" table:formula="of:=IFERROR(__xludf.dummyfunction(&quot;REGEXREPLACE(data!F127,&quot;&quot;[ac-zA-Z0-9]&quot;&quot;,&quot;&quot;&quot;&quot;)&quot;);&quot;&quot;)">
            <text:p/>
          </table:table-cell>
          <table:table-cell table:style-name="ce16" table:formula="of:=[$data.I127]" office:value-type="string" office:string-value="treble" calcext:value-type="string">
            <text:p>treble</text:p>
          </table:table-cell>
          <table:table-cell table:style-name="ce16" table:formula="of:=IF(ISBLANK([$data.G127]);&quot;&quot;;CONCATENATE(&quot;&lt;img src=&quot;&quot;&quot;;[.$R$2];[$data.G127];&quot;.png&quot;;&quot;&quot;&quot;/&gt;&quot;))" office:value-type="string" office:string-value="&lt;img src=&quot;piano-score-front-124-63-5-treble-B5.png&quot;/&gt;" calcext:value-type="string">
            <text:p>&lt;img src="piano-score-front-124-63-5-treble-B5.png"/&gt;</text:p>
          </table:table-cell>
          <table:table-cell table:style-name="ce16" table:formula="of:=IF(ISBLANK([$data.G127]);&quot;&quot;;CONCATENATE(&quot;&lt;img src=&quot;&quot;&quot;;[.$R$3];[$data.G127];&quot;.png&quot;;&quot;&quot;&quot;/&gt;&quot;))" office:value-type="string" office:string-value="&lt;img src=&quot;piano-score-back-124-63-5-treble-B5.png&quot;/&gt;" calcext:value-type="string">
            <text:p>&lt;img src="piano-score-back-124-63-5-treble-B5.png"/&gt;</text:p>
          </table:table-cell>
          <table:table-cell table:style-name="ce16" table:formula="of:=CONCATENATE(&quot;&lt;img src=&quot;&quot;&quot;;[.$R$4];&quot;front-&quot;;TEXT([$data.B127];&quot;00&quot;);&quot;-&quot;;[$data.E127];&quot;-&quot;;[.Q126];&quot;.png&quot;;&quot;&quot;&quot;/&gt;&quot;)" office:value-type="string" office:string-value="&lt;img src=&quot;piano-keyboard-front-63-5-B5.png&quot;/&gt;" calcext:value-type="string">
            <text:p>&lt;img src="piano-keyboard-front-63-5-B5.png"/&gt;</text:p>
          </table:table-cell>
          <table:table-cell table:style-name="ce16" table:formula="of:=CONCATENATE(&quot;&lt;img src=&quot;&quot;&quot;;[.$R$4];&quot;back-&quot;;TEXT([$data.B127];&quot;00&quot;);&quot;-&quot;;[$data.E127];&quot;-&quot;;[.Q126];&quot;.png&quot;;&quot;&quot;&quot;/&gt;&quot;)" office:value-type="string" office:string-value="&lt;img src=&quot;piano-keyboard-back-63-5-B5.png&quot;/&gt;" calcext:value-type="string">
            <text:p>&lt;img src="piano-keyboard-back-63-5-B5.png"/&gt;</text:p>
          </table:table-cell>
          <table:table-cell table:style-name="ce16" table:formula="of:=IFERROR(__xludf.dummyfunction(&quot;IF(ISBLANK(data!G127),&quot;&quot;&quot;&quot;,CONCATENATE(&quot;&quot;&lt;img src=&quot;&quot;&quot;&quot;&quot;&quot;,$R$5,&quot;&quot;back-&quot;&quot;,REGEXREPLACE(Q126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7]);&quot;&quot;;CONCATENATE(&quot;[sound:&quot;;[.$R$6];[$data.G127];&quot;.mp3]&quot;))" office:value-type="string" office:string-value="[sound:piano-audio-124-63-5-treble-B5.mp3]" calcext:value-type="string">
            <text:p>[sound:piano-audio-124-63-5-treble-B5.mp3]</text:p>
          </table:table-cell>
          <table:table-cell table:style-name="ce15" table:formula="of:=[$data.B127]" office:value-type="float" office:value="63" calcext:value-type="float">
            <text:p>63</text:p>
          </table:table-cell>
          <table:table-cell table:style-name="ce16" table:formula="of:=[$data.D12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7,&quot;&quot;[ac-zA-Z0-9]&quot;&quot;,&quot;&quot;&quot;&quot;)&quot;);&quot;&quot;)">
            <text:p/>
          </table:table-cell>
          <table:table-cell table:style-name="ce15" office:value-type="string" calcext:value-type="string">
            <text:p>B5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8]; &quot; &quot;; [$data.I128])" office:value-type="string" office:string-value="C6 treble" calcext:value-type="string">
            <text:p>C6 treble</text:p>
          </table:table-cell>
          <table:table-cell table:style-name="ce16" table:formula="of:=IFERROR(__xludf.dummyfunction(&quot;REGEXREPLACE(data!C12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8]" office:value-type="string" office:string-value="6" calcext:value-type="string">
            <text:p>6</text:p>
          </table:table-cell>
          <table:table-cell table:style-name="ce16" table:formula="of:=IFERROR(__xludf.dummyfunction(&quot;REGEXREPLACE(data!F128,&quot;&quot;[ac-zA-Z0-9]&quot;&quot;,&quot;&quot;&quot;&quot;)&quot;);&quot;&quot;)">
            <text:p/>
          </table:table-cell>
          <table:table-cell table:style-name="ce16" table:formula="of:=[$data.I128]" office:value-type="string" office:string-value="treble" calcext:value-type="string">
            <text:p>treble</text:p>
          </table:table-cell>
          <table:table-cell table:style-name="ce16" table:formula="of:=IF(ISBLANK([$data.G128]);&quot;&quot;;CONCATENATE(&quot;&lt;img src=&quot;&quot;&quot;;[.$R$2];[$data.G128];&quot;.png&quot;;&quot;&quot;&quot;/&gt;&quot;))" office:value-type="string" office:string-value="&lt;img src=&quot;piano-score-front-126-64-6-treble-C6.png&quot;/&gt;" calcext:value-type="string">
            <text:p>&lt;img src="piano-score-front-126-64-6-treble-C6.png"/&gt;</text:p>
          </table:table-cell>
          <table:table-cell table:style-name="ce16" table:formula="of:=IF(ISBLANK([$data.G128]);&quot;&quot;;CONCATENATE(&quot;&lt;img src=&quot;&quot;&quot;;[.$R$3];[$data.G128];&quot;.png&quot;;&quot;&quot;&quot;/&gt;&quot;))" office:value-type="string" office:string-value="&lt;img src=&quot;piano-score-back-126-64-6-treble-C6.png&quot;/&gt;" calcext:value-type="string">
            <text:p>&lt;img src="piano-score-back-126-64-6-treble-C6.png"/&gt;</text:p>
          </table:table-cell>
          <table:table-cell table:style-name="ce16" table:formula="of:=CONCATENATE(&quot;&lt;img src=&quot;&quot;&quot;;[.$R$4];&quot;front-&quot;;TEXT([$data.B128];&quot;00&quot;);&quot;-&quot;;[$data.E128];&quot;-&quot;;[.Q127];&quot;.png&quot;;&quot;&quot;&quot;/&gt;&quot;)" office:value-type="string" office:string-value="&lt;img src=&quot;piano-keyboard-front-64-6-C6.png&quot;/&gt;" calcext:value-type="string">
            <text:p>&lt;img src="piano-keyboard-front-64-6-C6.png"/&gt;</text:p>
          </table:table-cell>
          <table:table-cell table:style-name="ce16" table:formula="of:=CONCATENATE(&quot;&lt;img src=&quot;&quot;&quot;;[.$R$4];&quot;back-&quot;;TEXT([$data.B128];&quot;00&quot;);&quot;-&quot;;[$data.E128];&quot;-&quot;;[.Q127];&quot;.png&quot;;&quot;&quot;&quot;/&gt;&quot;)" office:value-type="string" office:string-value="&lt;img src=&quot;piano-keyboard-back-64-6-C6.png&quot;/&gt;" calcext:value-type="string">
            <text:p>&lt;img src="piano-keyboard-back-64-6-C6.png"/&gt;</text:p>
          </table:table-cell>
          <table:table-cell table:style-name="ce16" table:formula="of:=IFERROR(__xludf.dummyfunction(&quot;IF(ISBLANK(data!G128),&quot;&quot;&quot;&quot;,CONCATENATE(&quot;&quot;&lt;img src=&quot;&quot;&quot;&quot;&quot;&quot;,$R$5,&quot;&quot;back-&quot;&quot;,REGEXREPLACE(Q127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8]);&quot;&quot;;CONCATENATE(&quot;[sound:&quot;;[.$R$6];[$data.G128];&quot;.mp3]&quot;))" office:value-type="string" office:string-value="[sound:piano-audio-126-64-6-treble-C6.mp3]" calcext:value-type="string">
            <text:p>[sound:piano-audio-126-64-6-treble-C6.mp3]</text:p>
          </table:table-cell>
          <table:table-cell table:style-name="ce15" table:formula="of:=[$data.B128]" office:value-type="float" office:value="64" calcext:value-type="float">
            <text:p>64</text:p>
          </table:table-cell>
          <table:table-cell table:style-name="ce16" table:formula="of:=[$data.D12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8,&quot;&quot;[ac-zA-Z0-9]&quot;&quot;,&quot;&quot;&quot;&quot;)&quot;);&quot;&quot;)">
            <text:p/>
          </table:table-cell>
          <table:table-cell table:style-name="ce15" office:value-type="string" calcext:value-type="string">
            <text:p>C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29]; &quot; &quot;; [$data.I129])" office:value-type="string" office:string-value="C6# treble" calcext:value-type="string">
            <text:p>C6# treble</text:p>
          </table:table-cell>
          <table:table-cell table:style-name="ce16" table:formula="of:=IFERROR(__xludf.dummyfunction(&quot;REGEXREPLACE(data!C12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9]" office:value-type="string" office:string-value="6" calcext:value-type="string">
            <text:p>6</text:p>
          </table:table-cell>
          <table:table-cell table:style-name="ce16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9]" office:value-type="string" office:string-value="treble" calcext:value-type="string">
            <text:p>treble</text:p>
          </table:table-cell>
          <table:table-cell table:style-name="ce16" table:formula="of:=IF(ISBLANK([$data.G129]);&quot;&quot;;CONCATENATE(&quot;&lt;img src=&quot;&quot;&quot;;[.$R$2];[$data.G129];&quot;.png&quot;;&quot;&quot;&quot;/&gt;&quot;))" office:value-type="string" office:string-value="&lt;img src=&quot;piano-score-front-127-65-6-treble-C6#.png&quot;/&gt;" calcext:value-type="string">
            <text:p>&lt;img src="piano-score-front-127-65-6-treble-C6#.png"/&gt;</text:p>
          </table:table-cell>
          <table:table-cell table:style-name="ce16" table:formula="of:=IF(ISBLANK([$data.G129]);&quot;&quot;;CONCATENATE(&quot;&lt;img src=&quot;&quot;&quot;;[.$R$3];[$data.G129];&quot;.png&quot;;&quot;&quot;&quot;/&gt;&quot;))" office:value-type="string" office:string-value="&lt;img src=&quot;piano-score-back-127-65-6-treble-C6#.png&quot;/&gt;" calcext:value-type="string">
            <text:p>&lt;img src="piano-score-back-127-65-6-treble-C6#.png"/&gt;</text:p>
          </table:table-cell>
          <table:table-cell table:style-name="ce16" table:formula="of:=CONCATENATE(&quot;&lt;img src=&quot;&quot;&quot;;[.$R$4];&quot;front-&quot;;TEXT([$data.B129];&quot;00&quot;);&quot;-&quot;;[$data.E129];&quot;-&quot;;[.Q128];&quot;.png&quot;;&quot;&quot;&quot;/&gt;&quot;)" office:value-type="string" office:string-value="&lt;img src=&quot;piano-keyboard-front-65-6-C6#-D6b.png&quot;/&gt;" calcext:value-type="string">
            <text:p>&lt;img src="piano-keyboard-front-65-6-C6#-D6b.png"/&gt;</text:p>
          </table:table-cell>
          <table:table-cell table:style-name="ce16" table:formula="of:=CONCATENATE(&quot;&lt;img src=&quot;&quot;&quot;;[.$R$4];&quot;back-&quot;;TEXT([$data.B129];&quot;00&quot;);&quot;-&quot;;[$data.E129];&quot;-&quot;;[.Q128];&quot;.png&quot;;&quot;&quot;&quot;/&gt;&quot;)" office:value-type="string" office:string-value="&lt;img src=&quot;piano-keyboard-back-65-6-C6#-D6b.png&quot;/&gt;" calcext:value-type="string">
            <text:p>&lt;img src="piano-keyboard-back-65-6-C6#-D6b.png"/&gt;</text:p>
          </table:table-cell>
          <table:table-cell table:style-name="ce16" table:formula="of:=IFERROR(__xludf.dummyfunction(&quot;IF(ISBLANK(data!G129),&quot;&quot;&quot;&quot;,CONCATENATE(&quot;&quot;&lt;img src=&quot;&quot;&quot;&quot;&quot;&quot;,$R$5,&quot;&quot;back-&quot;&quot;,REGEXREPLACE(Q128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9]);&quot;&quot;;CONCATENATE(&quot;[sound:&quot;;[.$R$6];[$data.G129];&quot;.mp3]&quot;))" office:value-type="string" office:string-value="[sound:piano-audio-127-65-6-treble-C6#.mp3]" calcext:value-type="string">
            <text:p>[sound:piano-audio-127-65-6-treble-C6#.mp3]</text:p>
          </table:table-cell>
          <table:table-cell table:style-name="ce15" table:formula="of:=[$data.B129]" office:value-type="float" office:value="65" calcext:value-type="float">
            <text:p>65</text:p>
          </table:table-cell>
          <table:table-cell table:style-name="ce16" table:formula="of:=[$data.D12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0]; &quot; &quot;; [$data.I130])" office:value-type="string" office:string-value="D6b treble" calcext:value-type="string">
            <text:p>D6b treble</text:p>
          </table:table-cell>
          <table:table-cell table:style-name="ce16" table:formula="of:=IFERROR(__xludf.dummyfunction(&quot;REGEXREPLACE(data!C13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0]" office:value-type="string" office:string-value="6" calcext:value-type="string">
            <text:p>6</text:p>
          </table:table-cell>
          <table:table-cell table:style-name="ce16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0]" office:value-type="string" office:string-value="treble" calcext:value-type="string">
            <text:p>treble</text:p>
          </table:table-cell>
          <table:table-cell table:style-name="ce16" table:formula="of:=IF(ISBLANK([$data.G130]);&quot;&quot;;CONCATENATE(&quot;&lt;img src=&quot;&quot;&quot;;[.$R$2];[$data.G130];&quot;.png&quot;;&quot;&quot;&quot;/&gt;&quot;))" office:value-type="string" office:string-value="&lt;img src=&quot;piano-score-front-130-65-6-treble-D6b.png&quot;/&gt;" calcext:value-type="string">
            <text:p>&lt;img src="piano-score-front-130-65-6-treble-D6b.png"/&gt;</text:p>
          </table:table-cell>
          <table:table-cell table:style-name="ce16" table:formula="of:=IF(ISBLANK([$data.G130]);&quot;&quot;;CONCATENATE(&quot;&lt;img src=&quot;&quot;&quot;;[.$R$3];[$data.G130];&quot;.png&quot;;&quot;&quot;&quot;/&gt;&quot;))" office:value-type="string" office:string-value="&lt;img src=&quot;piano-score-back-130-65-6-treble-D6b.png&quot;/&gt;" calcext:value-type="string">
            <text:p>&lt;img src="piano-score-back-130-65-6-treble-D6b.png"/&gt;</text:p>
          </table:table-cell>
          <table:table-cell table:style-name="ce16" table:formula="of:=CONCATENATE(&quot;&lt;img src=&quot;&quot;&quot;;[.$R$4];&quot;front-&quot;;TEXT([$data.B130];&quot;00&quot;);&quot;-&quot;;[$data.E130];&quot;-&quot;;[.Q129];&quot;.png&quot;;&quot;&quot;&quot;/&gt;&quot;)" office:value-type="string" office:string-value="&lt;img src=&quot;piano-keyboard-front-65-6-C6#-D6b.png&quot;/&gt;" calcext:value-type="string">
            <text:p>&lt;img src="piano-keyboard-front-65-6-C6#-D6b.png"/&gt;</text:p>
          </table:table-cell>
          <table:table-cell table:style-name="ce16" table:formula="of:=CONCATENATE(&quot;&lt;img src=&quot;&quot;&quot;;[.$R$4];&quot;back-&quot;;TEXT([$data.B130];&quot;00&quot;);&quot;-&quot;;[$data.E130];&quot;-&quot;;[.Q129];&quot;.png&quot;;&quot;&quot;&quot;/&gt;&quot;)" office:value-type="string" office:string-value="&lt;img src=&quot;piano-keyboard-back-65-6-C6#-D6b.png&quot;/&gt;" calcext:value-type="string">
            <text:p>&lt;img src="piano-keyboard-back-65-6-C6#-D6b.png"/&gt;</text:p>
          </table:table-cell>
          <table:table-cell table:style-name="ce16" table:formula="of:=IFERROR(__xludf.dummyfunction(&quot;IF(ISBLANK(data!G130),&quot;&quot;&quot;&quot;,CONCATENATE(&quot;&quot;&lt;img src=&quot;&quot;&quot;&quot;&quot;&quot;,$R$5,&quot;&quot;back-&quot;&quot;,REGEXREPLACE(Q129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0]);&quot;&quot;;CONCATENATE(&quot;[sound:&quot;;[.$R$6];[$data.G130];&quot;.mp3]&quot;))" office:value-type="string" office:string-value="[sound:piano-audio-130-65-6-treble-D6b.mp3]" calcext:value-type="string">
            <text:p>[sound:piano-audio-130-65-6-treble-D6b.mp3]</text:p>
          </table:table-cell>
          <table:table-cell table:style-name="ce15" table:formula="of:=[$data.B130]" office:value-type="float" office:value="65" calcext:value-type="float">
            <text:p>65</text:p>
          </table:table-cell>
          <table:table-cell table:style-name="ce16" table:formula="of:=[$data.D13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1]; &quot; &quot;; [$data.I131])" office:value-type="string" office:string-value="D6 treble" calcext:value-type="string">
            <text:p>D6 treble</text:p>
          </table:table-cell>
          <table:table-cell table:style-name="ce16" table:formula="of:=IFERROR(__xludf.dummyfunction(&quot;REGEXREPLACE(data!C13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1]" office:value-type="string" office:string-value="6" calcext:value-type="string">
            <text:p>6</text:p>
          </table:table-cell>
          <table:table-cell table:style-name="ce16" table:formula="of:=IFERROR(__xludf.dummyfunction(&quot;REGEXREPLACE(data!F131,&quot;&quot;[ac-zA-Z0-9]&quot;&quot;,&quot;&quot;&quot;&quot;)&quot;);&quot;&quot;)">
            <text:p/>
          </table:table-cell>
          <table:table-cell table:style-name="ce16" table:formula="of:=[$data.I131]" office:value-type="string" office:string-value="treble" calcext:value-type="string">
            <text:p>treble</text:p>
          </table:table-cell>
          <table:table-cell table:style-name="ce16" table:formula="of:=IF(ISBLANK([$data.G131]);&quot;&quot;;CONCATENATE(&quot;&lt;img src=&quot;&quot;&quot;;[.$R$2];[$data.G131];&quot;.png&quot;;&quot;&quot;&quot;/&gt;&quot;))" office:value-type="string" office:string-value="&lt;img src=&quot;piano-score-front-128-66-6-treble-D6.png&quot;/&gt;" calcext:value-type="string">
            <text:p>&lt;img src="piano-score-front-128-66-6-treble-D6.png"/&gt;</text:p>
          </table:table-cell>
          <table:table-cell table:style-name="ce16" table:formula="of:=IF(ISBLANK([$data.G131]);&quot;&quot;;CONCATENATE(&quot;&lt;img src=&quot;&quot;&quot;;[.$R$3];[$data.G131];&quot;.png&quot;;&quot;&quot;&quot;/&gt;&quot;))" office:value-type="string" office:string-value="&lt;img src=&quot;piano-score-back-128-66-6-treble-D6.png&quot;/&gt;" calcext:value-type="string">
            <text:p>&lt;img src="piano-score-back-128-66-6-treble-D6.png"/&gt;</text:p>
          </table:table-cell>
          <table:table-cell table:style-name="ce16" table:formula="of:=CONCATENATE(&quot;&lt;img src=&quot;&quot;&quot;;[.$R$4];&quot;front-&quot;;TEXT([$data.B131];&quot;00&quot;);&quot;-&quot;;[$data.E131];&quot;-&quot;;[.Q130];&quot;.png&quot;;&quot;&quot;&quot;/&gt;&quot;)" office:value-type="string" office:string-value="&lt;img src=&quot;piano-keyboard-front-66-6-D6.png&quot;/&gt;" calcext:value-type="string">
            <text:p>&lt;img src="piano-keyboard-front-66-6-D6.png"/&gt;</text:p>
          </table:table-cell>
          <table:table-cell table:style-name="ce16" table:formula="of:=CONCATENATE(&quot;&lt;img src=&quot;&quot;&quot;;[.$R$4];&quot;back-&quot;;TEXT([$data.B131];&quot;00&quot;);&quot;-&quot;;[$data.E131];&quot;-&quot;;[.Q130];&quot;.png&quot;;&quot;&quot;&quot;/&gt;&quot;)" office:value-type="string" office:string-value="&lt;img src=&quot;piano-keyboard-back-66-6-D6.png&quot;/&gt;" calcext:value-type="string">
            <text:p>&lt;img src="piano-keyboard-back-66-6-D6.png"/&gt;</text:p>
          </table:table-cell>
          <table:table-cell table:style-name="ce16" table:formula="of:=IFERROR(__xludf.dummyfunction(&quot;IF(ISBLANK(data!G131),&quot;&quot;&quot;&quot;,CONCATENATE(&quot;&quot;&lt;img src=&quot;&quot;&quot;&quot;&quot;&quot;,$R$5,&quot;&quot;back-&quot;&quot;,REGEXREPLACE(Q130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1]);&quot;&quot;;CONCATENATE(&quot;[sound:&quot;;[.$R$6];[$data.G131];&quot;.mp3]&quot;))" office:value-type="string" office:string-value="[sound:piano-audio-128-66-6-treble-D6.mp3]" calcext:value-type="string">
            <text:p>[sound:piano-audio-128-66-6-treble-D6.mp3]</text:p>
          </table:table-cell>
          <table:table-cell table:style-name="ce15" table:formula="of:=[$data.B131]" office:value-type="float" office:value="66" calcext:value-type="float">
            <text:p>66</text:p>
          </table:table-cell>
          <table:table-cell table:style-name="ce16" table:formula="of:=[$data.D13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1,&quot;&quot;[ac-zA-Z0-9]&quot;&quot;,&quot;&quot;&quot;&quot;)&quot;);&quot;&quot;)">
            <text:p/>
          </table:table-cell>
          <table:table-cell table:style-name="ce15" office:value-type="string" calcext:value-type="string">
            <text:p>D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2]; &quot; &quot;; [$data.I132])" office:value-type="string" office:string-value="D6# treble" calcext:value-type="string">
            <text:p>D6# treble</text:p>
          </table:table-cell>
          <table:table-cell table:style-name="ce16" table:formula="of:=IFERROR(__xludf.dummyfunction(&quot;REGEXREPLACE(data!C13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2]" office:value-type="string" office:string-value="6" calcext:value-type="string">
            <text:p>6</text:p>
          </table:table-cell>
          <table:table-cell table:style-name="ce16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2]" office:value-type="string" office:string-value="treble" calcext:value-type="string">
            <text:p>treble</text:p>
          </table:table-cell>
          <table:table-cell table:style-name="ce16" table:formula="of:=IF(ISBLANK([$data.G132]);&quot;&quot;;CONCATENATE(&quot;&lt;img src=&quot;&quot;&quot;;[.$R$2];[$data.G132];&quot;.png&quot;;&quot;&quot;&quot;/&gt;&quot;))" office:value-type="string" office:string-value="&lt;img src=&quot;piano-score-front-129-67-6-treble-D6#.png&quot;/&gt;" calcext:value-type="string">
            <text:p>&lt;img src="piano-score-front-129-67-6-treble-D6#.png"/&gt;</text:p>
          </table:table-cell>
          <table:table-cell table:style-name="ce16" table:formula="of:=IF(ISBLANK([$data.G132]);&quot;&quot;;CONCATENATE(&quot;&lt;img src=&quot;&quot;&quot;;[.$R$3];[$data.G132];&quot;.png&quot;;&quot;&quot;&quot;/&gt;&quot;))" office:value-type="string" office:string-value="&lt;img src=&quot;piano-score-back-129-67-6-treble-D6#.png&quot;/&gt;" calcext:value-type="string">
            <text:p>&lt;img src="piano-score-back-129-67-6-treble-D6#.png"/&gt;</text:p>
          </table:table-cell>
          <table:table-cell table:style-name="ce16" table:formula="of:=CONCATENATE(&quot;&lt;img src=&quot;&quot;&quot;;[.$R$4];&quot;front-&quot;;TEXT([$data.B132];&quot;00&quot;);&quot;-&quot;;[$data.E132];&quot;-&quot;;[.Q131];&quot;.png&quot;;&quot;&quot;&quot;/&gt;&quot;)" office:value-type="string" office:string-value="&lt;img src=&quot;piano-keyboard-front-67-6-D6#-E6b.png&quot;/&gt;" calcext:value-type="string">
            <text:p>&lt;img src="piano-keyboard-front-67-6-D6#-E6b.png"/&gt;</text:p>
          </table:table-cell>
          <table:table-cell table:style-name="ce16" table:formula="of:=CONCATENATE(&quot;&lt;img src=&quot;&quot;&quot;;[.$R$4];&quot;back-&quot;;TEXT([$data.B132];&quot;00&quot;);&quot;-&quot;;[$data.E132];&quot;-&quot;;[.Q131];&quot;.png&quot;;&quot;&quot;&quot;/&gt;&quot;)" office:value-type="string" office:string-value="&lt;img src=&quot;piano-keyboard-back-67-6-D6#-E6b.png&quot;/&gt;" calcext:value-type="string">
            <text:p>&lt;img src="piano-keyboard-back-67-6-D6#-E6b.png"/&gt;</text:p>
          </table:table-cell>
          <table:table-cell table:style-name="ce16" table:formula="of:=IFERROR(__xludf.dummyfunction(&quot;IF(ISBLANK(data!G132),&quot;&quot;&quot;&quot;,CONCATENATE(&quot;&quot;&lt;img src=&quot;&quot;&quot;&quot;&quot;&quot;,$R$5,&quot;&quot;back-&quot;&quot;,REGEXREPLACE(Q131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2]);&quot;&quot;;CONCATENATE(&quot;[sound:&quot;;[.$R$6];[$data.G132];&quot;.mp3]&quot;))" office:value-type="string" office:string-value="[sound:piano-audio-129-67-6-treble-D6#.mp3]" calcext:value-type="string">
            <text:p>[sound:piano-audio-129-67-6-treble-D6#.mp3]</text:p>
          </table:table-cell>
          <table:table-cell table:style-name="ce15" table:formula="of:=[$data.B132]" office:value-type="float" office:value="67" calcext:value-type="float">
            <text:p>67</text:p>
          </table:table-cell>
          <table:table-cell table:style-name="ce16" table:formula="of:=[$data.D13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3]; &quot; &quot;; [$data.I133])" office:value-type="string" office:string-value="E6b treble" calcext:value-type="string">
            <text:p>E6b treble</text:p>
          </table:table-cell>
          <table:table-cell table:style-name="ce16" table:formula="of:=IFERROR(__xludf.dummyfunction(&quot;REGEXREPLACE(data!C13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3]" office:value-type="string" office:string-value="6" calcext:value-type="string">
            <text:p>6</text:p>
          </table:table-cell>
          <table:table-cell table:style-name="ce16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3]" office:value-type="string" office:string-value="treble" calcext:value-type="string">
            <text:p>treble</text:p>
          </table:table-cell>
          <table:table-cell table:style-name="ce16" table:formula="of:=IF(ISBLANK([$data.G133]);&quot;&quot;;CONCATENATE(&quot;&lt;img src=&quot;&quot;&quot;;[.$R$2];[$data.G133];&quot;.png&quot;;&quot;&quot;&quot;/&gt;&quot;))" office:value-type="string" office:string-value="&lt;img src=&quot;piano-score-front-132-67-6-treble-E6b.png&quot;/&gt;" calcext:value-type="string">
            <text:p>&lt;img src="piano-score-front-132-67-6-treble-E6b.png"/&gt;</text:p>
          </table:table-cell>
          <table:table-cell table:style-name="ce16" table:formula="of:=IF(ISBLANK([$data.G133]);&quot;&quot;;CONCATENATE(&quot;&lt;img src=&quot;&quot;&quot;;[.$R$3];[$data.G133];&quot;.png&quot;;&quot;&quot;&quot;/&gt;&quot;))" office:value-type="string" office:string-value="&lt;img src=&quot;piano-score-back-132-67-6-treble-E6b.png&quot;/&gt;" calcext:value-type="string">
            <text:p>&lt;img src="piano-score-back-132-67-6-treble-E6b.png"/&gt;</text:p>
          </table:table-cell>
          <table:table-cell table:style-name="ce16" table:formula="of:=CONCATENATE(&quot;&lt;img src=&quot;&quot;&quot;;[.$R$4];&quot;front-&quot;;TEXT([$data.B133];&quot;00&quot;);&quot;-&quot;;[$data.E133];&quot;-&quot;;[.Q132];&quot;.png&quot;;&quot;&quot;&quot;/&gt;&quot;)" office:value-type="string" office:string-value="&lt;img src=&quot;piano-keyboard-front-67-6-D6#-E6b.png&quot;/&gt;" calcext:value-type="string">
            <text:p>&lt;img src="piano-keyboard-front-67-6-D6#-E6b.png"/&gt;</text:p>
          </table:table-cell>
          <table:table-cell table:style-name="ce16" table:formula="of:=CONCATENATE(&quot;&lt;img src=&quot;&quot;&quot;;[.$R$4];&quot;back-&quot;;TEXT([$data.B133];&quot;00&quot;);&quot;-&quot;;[$data.E133];&quot;-&quot;;[.Q132];&quot;.png&quot;;&quot;&quot;&quot;/&gt;&quot;)" office:value-type="string" office:string-value="&lt;img src=&quot;piano-keyboard-back-67-6-D6#-E6b.png&quot;/&gt;" calcext:value-type="string">
            <text:p>&lt;img src="piano-keyboard-back-67-6-D6#-E6b.png"/&gt;</text:p>
          </table:table-cell>
          <table:table-cell table:style-name="ce16" table:formula="of:=IFERROR(__xludf.dummyfunction(&quot;IF(ISBLANK(data!G133),&quot;&quot;&quot;&quot;,CONCATENATE(&quot;&quot;&lt;img src=&quot;&quot;&quot;&quot;&quot;&quot;,$R$5,&quot;&quot;back-&quot;&quot;,REGEXREPLACE(Q132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3]);&quot;&quot;;CONCATENATE(&quot;[sound:&quot;;[.$R$6];[$data.G133];&quot;.mp3]&quot;))" office:value-type="string" office:string-value="[sound:piano-audio-132-67-6-treble-E6b.mp3]" calcext:value-type="string">
            <text:p>[sound:piano-audio-132-67-6-treble-E6b.mp3]</text:p>
          </table:table-cell>
          <table:table-cell table:style-name="ce15" table:formula="of:=[$data.B133]" office:value-type="float" office:value="67" calcext:value-type="float">
            <text:p>67</text:p>
          </table:table-cell>
          <table:table-cell table:style-name="ce16" table:formula="of:=[$data.D13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4]; &quot; &quot;; [$data.I134])" office:value-type="string" office:string-value="E6 treble" calcext:value-type="string">
            <text:p>E6 treble</text:p>
          </table:table-cell>
          <table:table-cell table:style-name="ce16" table:formula="of:=IFERROR(__xludf.dummyfunction(&quot;REGEXREPLACE(data!C13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4]" office:value-type="string" office:string-value="6" calcext:value-type="string">
            <text:p>6</text:p>
          </table:table-cell>
          <table:table-cell table:style-name="ce16" table:formula="of:=IFERROR(__xludf.dummyfunction(&quot;REGEXREPLACE(data!F134,&quot;&quot;[ac-zA-Z0-9]&quot;&quot;,&quot;&quot;&quot;&quot;)&quot;);&quot;&quot;)">
            <text:p/>
          </table:table-cell>
          <table:table-cell table:style-name="ce16" table:formula="of:=[$data.I134]" office:value-type="string" office:string-value="treble" calcext:value-type="string">
            <text:p>treble</text:p>
          </table:table-cell>
          <table:table-cell table:style-name="ce16" table:formula="of:=IF(ISBLANK([$data.G134]);&quot;&quot;;CONCATENATE(&quot;&lt;img src=&quot;&quot;&quot;;[.$R$2];[$data.G134];&quot;.png&quot;;&quot;&quot;&quot;/&gt;&quot;))" office:value-type="string" office:string-value="&lt;img src=&quot;piano-score-front-131-68-6-treble-E6.png&quot;/&gt;" calcext:value-type="string">
            <text:p>&lt;img src="piano-score-front-131-68-6-treble-E6.png"/&gt;</text:p>
          </table:table-cell>
          <table:table-cell table:style-name="ce16" table:formula="of:=IF(ISBLANK([$data.G134]);&quot;&quot;;CONCATENATE(&quot;&lt;img src=&quot;&quot;&quot;;[.$R$3];[$data.G134];&quot;.png&quot;;&quot;&quot;&quot;/&gt;&quot;))" office:value-type="string" office:string-value="&lt;img src=&quot;piano-score-back-131-68-6-treble-E6.png&quot;/&gt;" calcext:value-type="string">
            <text:p>&lt;img src="piano-score-back-131-68-6-treble-E6.png"/&gt;</text:p>
          </table:table-cell>
          <table:table-cell table:style-name="ce16" table:formula="of:=CONCATENATE(&quot;&lt;img src=&quot;&quot;&quot;;[.$R$4];&quot;front-&quot;;TEXT([$data.B134];&quot;00&quot;);&quot;-&quot;;[$data.E134];&quot;-&quot;;[.Q133];&quot;.png&quot;;&quot;&quot;&quot;/&gt;&quot;)" office:value-type="string" office:string-value="&lt;img src=&quot;piano-keyboard-front-68-6-E6.png&quot;/&gt;" calcext:value-type="string">
            <text:p>&lt;img src="piano-keyboard-front-68-6-E6.png"/&gt;</text:p>
          </table:table-cell>
          <table:table-cell table:style-name="ce16" table:formula="of:=CONCATENATE(&quot;&lt;img src=&quot;&quot;&quot;;[.$R$4];&quot;back-&quot;;TEXT([$data.B134];&quot;00&quot;);&quot;-&quot;;[$data.E134];&quot;-&quot;;[.Q133];&quot;.png&quot;;&quot;&quot;&quot;/&gt;&quot;)" office:value-type="string" office:string-value="&lt;img src=&quot;piano-keyboard-back-68-6-E6.png&quot;/&gt;" calcext:value-type="string">
            <text:p>&lt;img src="piano-keyboard-back-68-6-E6.png"/&gt;</text:p>
          </table:table-cell>
          <table:table-cell table:style-name="ce16" table:formula="of:=IFERROR(__xludf.dummyfunction(&quot;IF(ISBLANK(data!G134),&quot;&quot;&quot;&quot;,CONCATENATE(&quot;&quot;&lt;img src=&quot;&quot;&quot;&quot;&quot;&quot;,$R$5,&quot;&quot;back-&quot;&quot;,REGEXREPLACE(Q133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4]);&quot;&quot;;CONCATENATE(&quot;[sound:&quot;;[.$R$6];[$data.G134];&quot;.mp3]&quot;))" office:value-type="string" office:string-value="[sound:piano-audio-131-68-6-treble-E6.mp3]" calcext:value-type="string">
            <text:p>[sound:piano-audio-131-68-6-treble-E6.mp3]</text:p>
          </table:table-cell>
          <table:table-cell table:style-name="ce15" table:formula="of:=[$data.B134]" office:value-type="float" office:value="68" calcext:value-type="float">
            <text:p>68</text:p>
          </table:table-cell>
          <table:table-cell table:style-name="ce16" table:formula="of:=[$data.D13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4,&quot;&quot;[ac-zA-Z0-9]&quot;&quot;,&quot;&quot;&quot;&quot;)&quot;);&quot;&quot;)">
            <text:p/>
          </table:table-cell>
          <table:table-cell table:style-name="ce15" office:value-type="string" calcext:value-type="string">
            <text:p>E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5]; &quot; &quot;; [$data.I135])" office:value-type="string" office:string-value="F6 treble" calcext:value-type="string">
            <text:p>F6 treble</text:p>
          </table:table-cell>
          <table:table-cell table:style-name="ce16" table:formula="of:=IFERROR(__xludf.dummyfunction(&quot;REGEXREPLACE(data!C13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5]" office:value-type="string" office:string-value="6" calcext:value-type="string">
            <text:p>6</text:p>
          </table:table-cell>
          <table:table-cell table:style-name="ce16" table:formula="of:=IFERROR(__xludf.dummyfunction(&quot;REGEXREPLACE(data!F135,&quot;&quot;[ac-zA-Z0-9]&quot;&quot;,&quot;&quot;&quot;&quot;)&quot;);&quot;&quot;)">
            <text:p/>
          </table:table-cell>
          <table:table-cell table:style-name="ce16" table:formula="of:=[$data.I135]" office:value-type="string" office:string-value="treble" calcext:value-type="string">
            <text:p>treble</text:p>
          </table:table-cell>
          <table:table-cell table:style-name="ce16" table:formula="of:=IF(ISBLANK([$data.G135]);&quot;&quot;;CONCATENATE(&quot;&lt;img src=&quot;&quot;&quot;;[.$R$2];[$data.G135];&quot;.png&quot;;&quot;&quot;&quot;/&gt;&quot;))" office:value-type="string" office:string-value="&lt;img src=&quot;piano-score-front-133-69-6-treble-F6.png&quot;/&gt;" calcext:value-type="string">
            <text:p>&lt;img src="piano-score-front-133-69-6-treble-F6.png"/&gt;</text:p>
          </table:table-cell>
          <table:table-cell table:style-name="ce16" table:formula="of:=IF(ISBLANK([$data.G135]);&quot;&quot;;CONCATENATE(&quot;&lt;img src=&quot;&quot;&quot;;[.$R$3];[$data.G135];&quot;.png&quot;;&quot;&quot;&quot;/&gt;&quot;))" office:value-type="string" office:string-value="&lt;img src=&quot;piano-score-back-133-69-6-treble-F6.png&quot;/&gt;" calcext:value-type="string">
            <text:p>&lt;img src="piano-score-back-133-69-6-treble-F6.png"/&gt;</text:p>
          </table:table-cell>
          <table:table-cell table:style-name="ce16" table:formula="of:=CONCATENATE(&quot;&lt;img src=&quot;&quot;&quot;;[.$R$4];&quot;front-&quot;;TEXT([$data.B135];&quot;00&quot;);&quot;-&quot;;[$data.E135];&quot;-&quot;;[.Q134];&quot;.png&quot;;&quot;&quot;&quot;/&gt;&quot;)" office:value-type="string" office:string-value="&lt;img src=&quot;piano-keyboard-front-69-6-F6.png&quot;/&gt;" calcext:value-type="string">
            <text:p>&lt;img src="piano-keyboard-front-69-6-F6.png"/&gt;</text:p>
          </table:table-cell>
          <table:table-cell table:style-name="ce16" table:formula="of:=CONCATENATE(&quot;&lt;img src=&quot;&quot;&quot;;[.$R$4];&quot;back-&quot;;TEXT([$data.B135];&quot;00&quot;);&quot;-&quot;;[$data.E135];&quot;-&quot;;[.Q134];&quot;.png&quot;;&quot;&quot;&quot;/&gt;&quot;)" office:value-type="string" office:string-value="&lt;img src=&quot;piano-keyboard-back-69-6-F6.png&quot;/&gt;" calcext:value-type="string">
            <text:p>&lt;img src="piano-keyboard-back-69-6-F6.png"/&gt;</text:p>
          </table:table-cell>
          <table:table-cell table:style-name="ce16" table:formula="of:=IFERROR(__xludf.dummyfunction(&quot;IF(ISBLANK(data!G135),&quot;&quot;&quot;&quot;,CONCATENATE(&quot;&quot;&lt;img src=&quot;&quot;&quot;&quot;&quot;&quot;,$R$5,&quot;&quot;back-&quot;&quot;,REGEXREPLACE(Q134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5]);&quot;&quot;;CONCATENATE(&quot;[sound:&quot;;[.$R$6];[$data.G135];&quot;.mp3]&quot;))" office:value-type="string" office:string-value="[sound:piano-audio-133-69-6-treble-F6.mp3]" calcext:value-type="string">
            <text:p>[sound:piano-audio-133-69-6-treble-F6.mp3]</text:p>
          </table:table-cell>
          <table:table-cell table:style-name="ce15" table:formula="of:=[$data.B135]" office:value-type="float" office:value="69" calcext:value-type="float">
            <text:p>69</text:p>
          </table:table-cell>
          <table:table-cell table:style-name="ce16" table:formula="of:=[$data.D13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5,&quot;&quot;[ac-zA-Z0-9]&quot;&quot;,&quot;&quot;&quot;&quot;)&quot;);&quot;&quot;)">
            <text:p/>
          </table:table-cell>
          <table:table-cell table:style-name="ce15" office:value-type="string" calcext:value-type="string">
            <text:p>F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6]; &quot; &quot;; [$data.I136])" office:value-type="string" office:string-value="F6# treble" calcext:value-type="string">
            <text:p>F6# treble</text:p>
          </table:table-cell>
          <table:table-cell table:style-name="ce16" table:formula="of:=IFERROR(__xludf.dummyfunction(&quot;REGEXREPLACE(data!C13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6]" office:value-type="string" office:string-value="6" calcext:value-type="string">
            <text:p>6</text:p>
          </table:table-cell>
          <table:table-cell table:style-name="ce16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6]" office:value-type="string" office:string-value="treble" calcext:value-type="string">
            <text:p>treble</text:p>
          </table:table-cell>
          <table:table-cell table:style-name="ce16" table:formula="of:=IF(ISBLANK([$data.G136]);&quot;&quot;;CONCATENATE(&quot;&lt;img src=&quot;&quot;&quot;;[.$R$2];[$data.G136];&quot;.png&quot;;&quot;&quot;&quot;/&gt;&quot;))" office:value-type="string" office:string-value="&lt;img src=&quot;piano-score-front-134-70-6-treble-F6#.png&quot;/&gt;" calcext:value-type="string">
            <text:p>&lt;img src="piano-score-front-134-70-6-treble-F6#.png"/&gt;</text:p>
          </table:table-cell>
          <table:table-cell table:style-name="ce16" table:formula="of:=IF(ISBLANK([$data.G136]);&quot;&quot;;CONCATENATE(&quot;&lt;img src=&quot;&quot;&quot;;[.$R$3];[$data.G136];&quot;.png&quot;;&quot;&quot;&quot;/&gt;&quot;))" office:value-type="string" office:string-value="&lt;img src=&quot;piano-score-back-134-70-6-treble-F6#.png&quot;/&gt;" calcext:value-type="string">
            <text:p>&lt;img src="piano-score-back-134-70-6-treble-F6#.png"/&gt;</text:p>
          </table:table-cell>
          <table:table-cell table:style-name="ce16" table:formula="of:=CONCATENATE(&quot;&lt;img src=&quot;&quot;&quot;;[.$R$4];&quot;front-&quot;;TEXT([$data.B136];&quot;00&quot;);&quot;-&quot;;[$data.E136];&quot;-&quot;;[.Q135];&quot;.png&quot;;&quot;&quot;&quot;/&gt;&quot;)" office:value-type="string" office:string-value="&lt;img src=&quot;piano-keyboard-front-70-6-F6#-G6b.png&quot;/&gt;" calcext:value-type="string">
            <text:p>&lt;img src="piano-keyboard-front-70-6-F6#-G6b.png"/&gt;</text:p>
          </table:table-cell>
          <table:table-cell table:style-name="ce16" table:formula="of:=CONCATENATE(&quot;&lt;img src=&quot;&quot;&quot;;[.$R$4];&quot;back-&quot;;TEXT([$data.B136];&quot;00&quot;);&quot;-&quot;;[$data.E136];&quot;-&quot;;[.Q135];&quot;.png&quot;;&quot;&quot;&quot;/&gt;&quot;)" office:value-type="string" office:string-value="&lt;img src=&quot;piano-keyboard-back-70-6-F6#-G6b.png&quot;/&gt;" calcext:value-type="string">
            <text:p>&lt;img src="piano-keyboard-back-70-6-F6#-G6b.png"/&gt;</text:p>
          </table:table-cell>
          <table:table-cell table:style-name="ce16" table:formula="of:=IFERROR(__xludf.dummyfunction(&quot;IF(ISBLANK(data!G136),&quot;&quot;&quot;&quot;,CONCATENATE(&quot;&quot;&lt;img src=&quot;&quot;&quot;&quot;&quot;&quot;,$R$5,&quot;&quot;back-&quot;&quot;,REGEXREPLACE(Q135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6]);&quot;&quot;;CONCATENATE(&quot;[sound:&quot;;[.$R$6];[$data.G136];&quot;.mp3]&quot;))" office:value-type="string" office:string-value="[sound:piano-audio-134-70-6-treble-F6#.mp3]" calcext:value-type="string">
            <text:p>[sound:piano-audio-134-70-6-treble-F6#.mp3]</text:p>
          </table:table-cell>
          <table:table-cell table:style-name="ce15" table:formula="of:=[$data.B136]" office:value-type="float" office:value="70" calcext:value-type="float">
            <text:p>70</text:p>
          </table:table-cell>
          <table:table-cell table:style-name="ce16" table:formula="of:=[$data.D13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7]; &quot; &quot;; [$data.I137])" office:value-type="string" office:string-value="G6b treble" calcext:value-type="string">
            <text:p>G6b treble</text:p>
          </table:table-cell>
          <table:table-cell table:style-name="ce16" table:formula="of:=IFERROR(__xludf.dummyfunction(&quot;REGEXREPLACE(data!C13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7]" office:value-type="string" office:string-value="6" calcext:value-type="string">
            <text:p>6</text:p>
          </table:table-cell>
          <table:table-cell table:style-name="ce16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7]" office:value-type="string" office:string-value="treble" calcext:value-type="string">
            <text:p>treble</text:p>
          </table:table-cell>
          <table:table-cell table:style-name="ce16" table:formula="of:=IF(ISBLANK([$data.G137]);&quot;&quot;;CONCATENATE(&quot;&lt;img src=&quot;&quot;&quot;;[.$R$2];[$data.G137];&quot;.png&quot;;&quot;&quot;&quot;/&gt;&quot;))" office:value-type="string" office:string-value="&lt;img src=&quot;piano-score-front-137-70-6-treble-G6b.png&quot;/&gt;" calcext:value-type="string">
            <text:p>&lt;img src="piano-score-front-137-70-6-treble-G6b.png"/&gt;</text:p>
          </table:table-cell>
          <table:table-cell table:style-name="ce16" table:formula="of:=IF(ISBLANK([$data.G137]);&quot;&quot;;CONCATENATE(&quot;&lt;img src=&quot;&quot;&quot;;[.$R$3];[$data.G137];&quot;.png&quot;;&quot;&quot;&quot;/&gt;&quot;))" office:value-type="string" office:string-value="&lt;img src=&quot;piano-score-back-137-70-6-treble-G6b.png&quot;/&gt;" calcext:value-type="string">
            <text:p>&lt;img src="piano-score-back-137-70-6-treble-G6b.png"/&gt;</text:p>
          </table:table-cell>
          <table:table-cell table:style-name="ce16" table:formula="of:=CONCATENATE(&quot;&lt;img src=&quot;&quot;&quot;;[.$R$4];&quot;front-&quot;;TEXT([$data.B137];&quot;00&quot;);&quot;-&quot;;[$data.E137];&quot;-&quot;;[.Q136];&quot;.png&quot;;&quot;&quot;&quot;/&gt;&quot;)" office:value-type="string" office:string-value="&lt;img src=&quot;piano-keyboard-front-70-6-F6#-G6b.png&quot;/&gt;" calcext:value-type="string">
            <text:p>&lt;img src="piano-keyboard-front-70-6-F6#-G6b.png"/&gt;</text:p>
          </table:table-cell>
          <table:table-cell table:style-name="ce16" table:formula="of:=CONCATENATE(&quot;&lt;img src=&quot;&quot;&quot;;[.$R$4];&quot;back-&quot;;TEXT([$data.B137];&quot;00&quot;);&quot;-&quot;;[$data.E137];&quot;-&quot;;[.Q136];&quot;.png&quot;;&quot;&quot;&quot;/&gt;&quot;)" office:value-type="string" office:string-value="&lt;img src=&quot;piano-keyboard-back-70-6-F6#-G6b.png&quot;/&gt;" calcext:value-type="string">
            <text:p>&lt;img src="piano-keyboard-back-70-6-F6#-G6b.png"/&gt;</text:p>
          </table:table-cell>
          <table:table-cell table:style-name="ce16" table:formula="of:=IFERROR(__xludf.dummyfunction(&quot;IF(ISBLANK(data!G137),&quot;&quot;&quot;&quot;,CONCATENATE(&quot;&quot;&lt;img src=&quot;&quot;&quot;&quot;&quot;&quot;,$R$5,&quot;&quot;back-&quot;&quot;,REGEXREPLACE(Q136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7]);&quot;&quot;;CONCATENATE(&quot;[sound:&quot;;[.$R$6];[$data.G137];&quot;.mp3]&quot;))" office:value-type="string" office:string-value="[sound:piano-audio-137-70-6-treble-G6b.mp3]" calcext:value-type="string">
            <text:p>[sound:piano-audio-137-70-6-treble-G6b.mp3]</text:p>
          </table:table-cell>
          <table:table-cell table:style-name="ce15" table:formula="of:=[$data.B137]" office:value-type="float" office:value="70" calcext:value-type="float">
            <text:p>70</text:p>
          </table:table-cell>
          <table:table-cell table:style-name="ce16" table:formula="of:=[$data.D13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8]; &quot; &quot;; [$data.I138])" office:value-type="string" office:string-value="G6 treble" calcext:value-type="string">
            <text:p>G6 treble</text:p>
          </table:table-cell>
          <table:table-cell table:style-name="ce16" table:formula="of:=IFERROR(__xludf.dummyfunction(&quot;REGEXREPLACE(data!C13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8]" office:value-type="string" office:string-value="6" calcext:value-type="string">
            <text:p>6</text:p>
          </table:table-cell>
          <table:table-cell table:style-name="ce16" table:formula="of:=IFERROR(__xludf.dummyfunction(&quot;REGEXREPLACE(data!F138,&quot;&quot;[ac-zA-Z0-9]&quot;&quot;,&quot;&quot;&quot;&quot;)&quot;);&quot;&quot;)">
            <text:p/>
          </table:table-cell>
          <table:table-cell table:style-name="ce16" table:formula="of:=[$data.I138]" office:value-type="string" office:string-value="treble" calcext:value-type="string">
            <text:p>treble</text:p>
          </table:table-cell>
          <table:table-cell table:style-name="ce16" table:formula="of:=IF(ISBLANK([$data.G138]);&quot;&quot;;CONCATENATE(&quot;&lt;img src=&quot;&quot;&quot;;[.$R$2];[$data.G138];&quot;.png&quot;;&quot;&quot;&quot;/&gt;&quot;))" office:value-type="string" office:string-value="&lt;img src=&quot;piano-score-front-135-71-6-treble-G6.png&quot;/&gt;" calcext:value-type="string">
            <text:p>&lt;img src="piano-score-front-135-71-6-treble-G6.png"/&gt;</text:p>
          </table:table-cell>
          <table:table-cell table:style-name="ce16" table:formula="of:=IF(ISBLANK([$data.G138]);&quot;&quot;;CONCATENATE(&quot;&lt;img src=&quot;&quot;&quot;;[.$R$3];[$data.G138];&quot;.png&quot;;&quot;&quot;&quot;/&gt;&quot;))" office:value-type="string" office:string-value="&lt;img src=&quot;piano-score-back-135-71-6-treble-G6.png&quot;/&gt;" calcext:value-type="string">
            <text:p>&lt;img src="piano-score-back-135-71-6-treble-G6.png"/&gt;</text:p>
          </table:table-cell>
          <table:table-cell table:style-name="ce16" table:formula="of:=CONCATENATE(&quot;&lt;img src=&quot;&quot;&quot;;[.$R$4];&quot;front-&quot;;TEXT([$data.B138];&quot;00&quot;);&quot;-&quot;;[$data.E138];&quot;-&quot;;[.Q137];&quot;.png&quot;;&quot;&quot;&quot;/&gt;&quot;)" office:value-type="string" office:string-value="&lt;img src=&quot;piano-keyboard-front-71-6-G6.png&quot;/&gt;" calcext:value-type="string">
            <text:p>&lt;img src="piano-keyboard-front-71-6-G6.png"/&gt;</text:p>
          </table:table-cell>
          <table:table-cell table:style-name="ce16" table:formula="of:=CONCATENATE(&quot;&lt;img src=&quot;&quot;&quot;;[.$R$4];&quot;back-&quot;;TEXT([$data.B138];&quot;00&quot;);&quot;-&quot;;[$data.E138];&quot;-&quot;;[.Q137];&quot;.png&quot;;&quot;&quot;&quot;/&gt;&quot;)" office:value-type="string" office:string-value="&lt;img src=&quot;piano-keyboard-back-71-6-G6.png&quot;/&gt;" calcext:value-type="string">
            <text:p>&lt;img src="piano-keyboard-back-71-6-G6.png"/&gt;</text:p>
          </table:table-cell>
          <table:table-cell table:style-name="ce16" table:formula="of:=IFERROR(__xludf.dummyfunction(&quot;IF(ISBLANK(data!G138),&quot;&quot;&quot;&quot;,CONCATENATE(&quot;&quot;&lt;img src=&quot;&quot;&quot;&quot;&quot;&quot;,$R$5,&quot;&quot;back-&quot;&quot;,REGEXREPLACE(Q137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8]);&quot;&quot;;CONCATENATE(&quot;[sound:&quot;;[.$R$6];[$data.G138];&quot;.mp3]&quot;))" office:value-type="string" office:string-value="[sound:piano-audio-135-71-6-treble-G6.mp3]" calcext:value-type="string">
            <text:p>[sound:piano-audio-135-71-6-treble-G6.mp3]</text:p>
          </table:table-cell>
          <table:table-cell table:style-name="ce15" table:formula="of:=[$data.B138]" office:value-type="float" office:value="71" calcext:value-type="float">
            <text:p>71</text:p>
          </table:table-cell>
          <table:table-cell table:style-name="ce16" table:formula="of:=[$data.D13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8,&quot;&quot;[ac-zA-Z0-9]&quot;&quot;,&quot;&quot;&quot;&quot;)&quot;);&quot;&quot;)">
            <text:p/>
          </table:table-cell>
          <table:table-cell table:style-name="ce15" office:value-type="string" calcext:value-type="string">
            <text:p>G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39]; &quot; &quot;; [$data.I139])" office:value-type="string" office:string-value="G6# treble" calcext:value-type="string">
            <text:p>G6# treble</text:p>
          </table:table-cell>
          <table:table-cell table:style-name="ce16" table:formula="of:=IFERROR(__xludf.dummyfunction(&quot;REGEXREPLACE(data!C13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9]" office:value-type="string" office:string-value="6" calcext:value-type="string">
            <text:p>6</text:p>
          </table:table-cell>
          <table:table-cell table:style-name="ce16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9]" office:value-type="string" office:string-value="treble" calcext:value-type="string">
            <text:p>treble</text:p>
          </table:table-cell>
          <table:table-cell table:style-name="ce16" table:formula="of:=IF(ISBLANK([$data.G139]);&quot;&quot;;CONCATENATE(&quot;&lt;img src=&quot;&quot;&quot;;[.$R$2];[$data.G139];&quot;.png&quot;;&quot;&quot;&quot;/&gt;&quot;))" office:value-type="string" office:string-value="&lt;img src=&quot;piano-score-front-136-72-6-treble-G6#.png&quot;/&gt;" calcext:value-type="string">
            <text:p>&lt;img src="piano-score-front-136-72-6-treble-G6#.png"/&gt;</text:p>
          </table:table-cell>
          <table:table-cell table:style-name="ce16" table:formula="of:=IF(ISBLANK([$data.G139]);&quot;&quot;;CONCATENATE(&quot;&lt;img src=&quot;&quot;&quot;;[.$R$3];[$data.G139];&quot;.png&quot;;&quot;&quot;&quot;/&gt;&quot;))" office:value-type="string" office:string-value="&lt;img src=&quot;piano-score-back-136-72-6-treble-G6#.png&quot;/&gt;" calcext:value-type="string">
            <text:p>&lt;img src="piano-score-back-136-72-6-treble-G6#.png"/&gt;</text:p>
          </table:table-cell>
          <table:table-cell table:style-name="ce16" table:formula="of:=CONCATENATE(&quot;&lt;img src=&quot;&quot;&quot;;[.$R$4];&quot;front-&quot;;TEXT([$data.B139];&quot;00&quot;);&quot;-&quot;;[$data.E139];&quot;-&quot;;[.Q138];&quot;.png&quot;;&quot;&quot;&quot;/&gt;&quot;)" office:value-type="string" office:string-value="&lt;img src=&quot;piano-keyboard-front-72-6-G6#-A6b.png&quot;/&gt;" calcext:value-type="string">
            <text:p>&lt;img src="piano-keyboard-front-72-6-G6#-A6b.png"/&gt;</text:p>
          </table:table-cell>
          <table:table-cell table:style-name="ce16" table:formula="of:=CONCATENATE(&quot;&lt;img src=&quot;&quot;&quot;;[.$R$4];&quot;back-&quot;;TEXT([$data.B139];&quot;00&quot;);&quot;-&quot;;[$data.E139];&quot;-&quot;;[.Q138];&quot;.png&quot;;&quot;&quot;&quot;/&gt;&quot;)" office:value-type="string" office:string-value="&lt;img src=&quot;piano-keyboard-back-72-6-G6#-A6b.png&quot;/&gt;" calcext:value-type="string">
            <text:p>&lt;img src="piano-keyboard-back-72-6-G6#-A6b.png"/&gt;</text:p>
          </table:table-cell>
          <table:table-cell table:style-name="ce16" table:formula="of:=IFERROR(__xludf.dummyfunction(&quot;IF(ISBLANK(data!G139),&quot;&quot;&quot;&quot;,CONCATENATE(&quot;&quot;&lt;img src=&quot;&quot;&quot;&quot;&quot;&quot;,$R$5,&quot;&quot;back-&quot;&quot;,REGEXREPLACE(Q138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9]);&quot;&quot;;CONCATENATE(&quot;[sound:&quot;;[.$R$6];[$data.G139];&quot;.mp3]&quot;))" office:value-type="string" office:string-value="[sound:piano-audio-136-72-6-treble-G6#.mp3]" calcext:value-type="string">
            <text:p>[sound:piano-audio-136-72-6-treble-G6#.mp3]</text:p>
          </table:table-cell>
          <table:table-cell table:style-name="ce15" table:formula="of:=[$data.B139]" office:value-type="float" office:value="72" calcext:value-type="float">
            <text:p>72</text:p>
          </table:table-cell>
          <table:table-cell table:style-name="ce16" table:formula="of:=[$data.D13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0]; &quot; &quot;; [$data.I140])" office:value-type="string" office:string-value="A6b treble" calcext:value-type="string">
            <text:p>A6b treble</text:p>
          </table:table-cell>
          <table:table-cell table:style-name="ce16" table:formula="of:=IFERROR(__xludf.dummyfunction(&quot;REGEXREPLACE(data!C14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0]" office:value-type="string" office:string-value="6" calcext:value-type="string">
            <text:p>6</text:p>
          </table:table-cell>
          <table:table-cell table:style-name="ce16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0]" office:value-type="string" office:string-value="treble" calcext:value-type="string">
            <text:p>treble</text:p>
          </table:table-cell>
          <table:table-cell table:style-name="ce16" table:formula="of:=IF(ISBLANK([$data.G140]);&quot;&quot;;CONCATENATE(&quot;&lt;img src=&quot;&quot;&quot;;[.$R$2];[$data.G140];&quot;.png&quot;;&quot;&quot;&quot;/&gt;&quot;))" office:value-type="string" office:string-value="&lt;img src=&quot;piano-score-front-140-72-6-treble-A6b.png&quot;/&gt;" calcext:value-type="string">
            <text:p>&lt;img src="piano-score-front-140-72-6-treble-A6b.png"/&gt;</text:p>
          </table:table-cell>
          <table:table-cell table:style-name="ce16" table:formula="of:=IF(ISBLANK([$data.G140]);&quot;&quot;;CONCATENATE(&quot;&lt;img src=&quot;&quot;&quot;;[.$R$3];[$data.G140];&quot;.png&quot;;&quot;&quot;&quot;/&gt;&quot;))" office:value-type="string" office:string-value="&lt;img src=&quot;piano-score-back-140-72-6-treble-A6b.png&quot;/&gt;" calcext:value-type="string">
            <text:p>&lt;img src="piano-score-back-140-72-6-treble-A6b.png"/&gt;</text:p>
          </table:table-cell>
          <table:table-cell table:style-name="ce16" table:formula="of:=CONCATENATE(&quot;&lt;img src=&quot;&quot;&quot;;[.$R$4];&quot;front-&quot;;TEXT([$data.B140];&quot;00&quot;);&quot;-&quot;;[$data.E140];&quot;-&quot;;[.Q139];&quot;.png&quot;;&quot;&quot;&quot;/&gt;&quot;)" office:value-type="string" office:string-value="&lt;img src=&quot;piano-keyboard-front-72-6-G6#-A6b.png&quot;/&gt;" calcext:value-type="string">
            <text:p>&lt;img src="piano-keyboard-front-72-6-G6#-A6b.png"/&gt;</text:p>
          </table:table-cell>
          <table:table-cell table:style-name="ce16" table:formula="of:=CONCATENATE(&quot;&lt;img src=&quot;&quot;&quot;;[.$R$4];&quot;back-&quot;;TEXT([$data.B140];&quot;00&quot;);&quot;-&quot;;[$data.E140];&quot;-&quot;;[.Q139];&quot;.png&quot;;&quot;&quot;&quot;/&gt;&quot;)" office:value-type="string" office:string-value="&lt;img src=&quot;piano-keyboard-back-72-6-G6#-A6b.png&quot;/&gt;" calcext:value-type="string">
            <text:p>&lt;img src="piano-keyboard-back-72-6-G6#-A6b.png"/&gt;</text:p>
          </table:table-cell>
          <table:table-cell table:style-name="ce16" table:formula="of:=IFERROR(__xludf.dummyfunction(&quot;IF(ISBLANK(data!G140),&quot;&quot;&quot;&quot;,CONCATENATE(&quot;&quot;&lt;img src=&quot;&quot;&quot;&quot;&quot;&quot;,$R$5,&quot;&quot;back-&quot;&quot;,REGEXREPLACE(Q139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0]);&quot;&quot;;CONCATENATE(&quot;[sound:&quot;;[.$R$6];[$data.G140];&quot;.mp3]&quot;))" office:value-type="string" office:string-value="[sound:piano-audio-140-72-6-treble-A6b.mp3]" calcext:value-type="string">
            <text:p>[sound:piano-audio-140-72-6-treble-A6b.mp3]</text:p>
          </table:table-cell>
          <table:table-cell table:style-name="ce15" table:formula="of:=[$data.B140]" office:value-type="float" office:value="72" calcext:value-type="float">
            <text:p>72</text:p>
          </table:table-cell>
          <table:table-cell table:style-name="ce16" table:formula="of:=[$data.D14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1]; &quot; &quot;; [$data.I141])" office:value-type="string" office:string-value="A6 treble" calcext:value-type="string">
            <text:p>A6 treble</text:p>
          </table:table-cell>
          <table:table-cell table:style-name="ce16" table:formula="of:=IFERROR(__xludf.dummyfunction(&quot;REGEXREPLACE(data!C14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1]" office:value-type="string" office:string-value="6" calcext:value-type="string">
            <text:p>6</text:p>
          </table:table-cell>
          <table:table-cell table:style-name="ce16" table:formula="of:=IFERROR(__xludf.dummyfunction(&quot;REGEXREPLACE(data!F141,&quot;&quot;[ac-zA-Z0-9]&quot;&quot;,&quot;&quot;&quot;&quot;)&quot;);&quot;&quot;)">
            <text:p/>
          </table:table-cell>
          <table:table-cell table:style-name="ce16" table:formula="of:=[$data.I141]" office:value-type="string" office:string-value="treble" calcext:value-type="string">
            <text:p>treble</text:p>
          </table:table-cell>
          <table:table-cell table:style-name="ce16" table:formula="of:=IF(ISBLANK([$data.G141]);&quot;&quot;;CONCATENATE(&quot;&lt;img src=&quot;&quot;&quot;;[.$R$2];[$data.G141];&quot;.png&quot;;&quot;&quot;&quot;/&gt;&quot;))" office:value-type="string" office:string-value="&lt;img src=&quot;piano-score-front-138-73-6-treble-A6.png&quot;/&gt;" calcext:value-type="string">
            <text:p>&lt;img src="piano-score-front-138-73-6-treble-A6.png"/&gt;</text:p>
          </table:table-cell>
          <table:table-cell table:style-name="ce16" table:formula="of:=IF(ISBLANK([$data.G141]);&quot;&quot;;CONCATENATE(&quot;&lt;img src=&quot;&quot;&quot;;[.$R$3];[$data.G141];&quot;.png&quot;;&quot;&quot;&quot;/&gt;&quot;))" office:value-type="string" office:string-value="&lt;img src=&quot;piano-score-back-138-73-6-treble-A6.png&quot;/&gt;" calcext:value-type="string">
            <text:p>&lt;img src="piano-score-back-138-73-6-treble-A6.png"/&gt;</text:p>
          </table:table-cell>
          <table:table-cell table:style-name="ce16" table:formula="of:=CONCATENATE(&quot;&lt;img src=&quot;&quot;&quot;;[.$R$4];&quot;front-&quot;;TEXT([$data.B141];&quot;00&quot;);&quot;-&quot;;[$data.E141];&quot;-&quot;;[.Q140];&quot;.png&quot;;&quot;&quot;&quot;/&gt;&quot;)" office:value-type="string" office:string-value="&lt;img src=&quot;piano-keyboard-front-73-6-A6.png&quot;/&gt;" calcext:value-type="string">
            <text:p>&lt;img src="piano-keyboard-front-73-6-A6.png"/&gt;</text:p>
          </table:table-cell>
          <table:table-cell table:style-name="ce16" table:formula="of:=CONCATENATE(&quot;&lt;img src=&quot;&quot;&quot;;[.$R$4];&quot;back-&quot;;TEXT([$data.B141];&quot;00&quot;);&quot;-&quot;;[$data.E141];&quot;-&quot;;[.Q140];&quot;.png&quot;;&quot;&quot;&quot;/&gt;&quot;)" office:value-type="string" office:string-value="&lt;img src=&quot;piano-keyboard-back-73-6-A6.png&quot;/&gt;" calcext:value-type="string">
            <text:p>&lt;img src="piano-keyboard-back-73-6-A6.png"/&gt;</text:p>
          </table:table-cell>
          <table:table-cell table:style-name="ce16" table:formula="of:=IFERROR(__xludf.dummyfunction(&quot;IF(ISBLANK(data!G141),&quot;&quot;&quot;&quot;,CONCATENATE(&quot;&quot;&lt;img src=&quot;&quot;&quot;&quot;&quot;&quot;,$R$5,&quot;&quot;back-&quot;&quot;,REGEXREPLACE(Q140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1]);&quot;&quot;;CONCATENATE(&quot;[sound:&quot;;[.$R$6];[$data.G141];&quot;.mp3]&quot;))" office:value-type="string" office:string-value="[sound:piano-audio-138-73-6-treble-A6.mp3]" calcext:value-type="string">
            <text:p>[sound:piano-audio-138-73-6-treble-A6.mp3]</text:p>
          </table:table-cell>
          <table:table-cell table:style-name="ce15" table:formula="of:=[$data.B141]" office:value-type="float" office:value="73" calcext:value-type="float">
            <text:p>73</text:p>
          </table:table-cell>
          <table:table-cell table:style-name="ce16" table:formula="of:=[$data.D14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1,&quot;&quot;[ac-zA-Z0-9]&quot;&quot;,&quot;&quot;&quot;&quot;)&quot;);&quot;&quot;)">
            <text:p/>
          </table:table-cell>
          <table:table-cell table:style-name="ce15" office:value-type="string" calcext:value-type="string">
            <text:p>A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2]; &quot; &quot;; [$data.I142])" office:value-type="string" office:string-value="A6# treble" calcext:value-type="string">
            <text:p>A6# treble</text:p>
          </table:table-cell>
          <table:table-cell table:style-name="ce16" table:formula="of:=IFERROR(__xludf.dummyfunction(&quot;REGEXREPLACE(data!C14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2]" office:value-type="string" office:string-value="6" calcext:value-type="string">
            <text:p>6</text:p>
          </table:table-cell>
          <table:table-cell table:style-name="ce16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2]" office:value-type="string" office:string-value="treble" calcext:value-type="string">
            <text:p>treble</text:p>
          </table:table-cell>
          <table:table-cell table:style-name="ce16" table:formula="of:=IF(ISBLANK([$data.G142]);&quot;&quot;;CONCATENATE(&quot;&lt;img src=&quot;&quot;&quot;;[.$R$2];[$data.G142];&quot;.png&quot;;&quot;&quot;&quot;/&gt;&quot;))" office:value-type="string" office:string-value="&lt;img src=&quot;piano-score-front-139-74-6-treble-A6#.png&quot;/&gt;" calcext:value-type="string">
            <text:p>&lt;img src="piano-score-front-139-74-6-treble-A6#.png"/&gt;</text:p>
          </table:table-cell>
          <table:table-cell table:style-name="ce16" table:formula="of:=IF(ISBLANK([$data.G142]);&quot;&quot;;CONCATENATE(&quot;&lt;img src=&quot;&quot;&quot;;[.$R$3];[$data.G142];&quot;.png&quot;;&quot;&quot;&quot;/&gt;&quot;))" office:value-type="string" office:string-value="&lt;img src=&quot;piano-score-back-139-74-6-treble-A6#.png&quot;/&gt;" calcext:value-type="string">
            <text:p>&lt;img src="piano-score-back-139-74-6-treble-A6#.png"/&gt;</text:p>
          </table:table-cell>
          <table:table-cell table:style-name="ce16" table:formula="of:=CONCATENATE(&quot;&lt;img src=&quot;&quot;&quot;;[.$R$4];&quot;front-&quot;;TEXT([$data.B142];&quot;00&quot;);&quot;-&quot;;[$data.E142];&quot;-&quot;;[.Q141];&quot;.png&quot;;&quot;&quot;&quot;/&gt;&quot;)" office:value-type="string" office:string-value="&lt;img src=&quot;piano-keyboard-front-74-6-A6#-B6b.png&quot;/&gt;" calcext:value-type="string">
            <text:p>&lt;img src="piano-keyboard-front-74-6-A6#-B6b.png"/&gt;</text:p>
          </table:table-cell>
          <table:table-cell table:style-name="ce16" table:formula="of:=CONCATENATE(&quot;&lt;img src=&quot;&quot;&quot;;[.$R$4];&quot;back-&quot;;TEXT([$data.B142];&quot;00&quot;);&quot;-&quot;;[$data.E142];&quot;-&quot;;[.Q141];&quot;.png&quot;;&quot;&quot;&quot;/&gt;&quot;)" office:value-type="string" office:string-value="&lt;img src=&quot;piano-keyboard-back-74-6-A6#-B6b.png&quot;/&gt;" calcext:value-type="string">
            <text:p>&lt;img src="piano-keyboard-back-74-6-A6#-B6b.png"/&gt;</text:p>
          </table:table-cell>
          <table:table-cell table:style-name="ce16" table:formula="of:=IFERROR(__xludf.dummyfunction(&quot;IF(ISBLANK(data!G142),&quot;&quot;&quot;&quot;,CONCATENATE(&quot;&quot;&lt;img src=&quot;&quot;&quot;&quot;&quot;&quot;,$R$5,&quot;&quot;back-&quot;&quot;,REGEXREPLACE(Q141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2]);&quot;&quot;;CONCATENATE(&quot;[sound:&quot;;[.$R$6];[$data.G142];&quot;.mp3]&quot;))" office:value-type="string" office:string-value="[sound:piano-audio-139-74-6-treble-A6#.mp3]" calcext:value-type="string">
            <text:p>[sound:piano-audio-139-74-6-treble-A6#.mp3]</text:p>
          </table:table-cell>
          <table:table-cell table:style-name="ce15" table:formula="of:=[$data.B142]" office:value-type="float" office:value="74" calcext:value-type="float">
            <text:p>74</text:p>
          </table:table-cell>
          <table:table-cell table:style-name="ce16" table:formula="of:=[$data.D14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3]; &quot; &quot;; [$data.I143])" office:value-type="string" office:string-value="B6b treble" calcext:value-type="string">
            <text:p>B6b treble</text:p>
          </table:table-cell>
          <table:table-cell table:style-name="ce16" table:formula="of:=IFERROR(__xludf.dummyfunction(&quot;REGEXREPLACE(data!C14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3]" office:value-type="string" office:string-value="6" calcext:value-type="string">
            <text:p>6</text:p>
          </table:table-cell>
          <table:table-cell table:style-name="ce16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3]" office:value-type="string" office:string-value="treble" calcext:value-type="string">
            <text:p>treble</text:p>
          </table:table-cell>
          <table:table-cell table:style-name="ce16" table:formula="of:=IF(ISBLANK([$data.G143]);&quot;&quot;;CONCATENATE(&quot;&lt;img src=&quot;&quot;&quot;;[.$R$2];[$data.G143];&quot;.png&quot;;&quot;&quot;&quot;/&gt;&quot;))" office:value-type="string" office:string-value="&lt;img src=&quot;piano-score-front-142-74-6-treble-B6b.png&quot;/&gt;" calcext:value-type="string">
            <text:p>&lt;img src="piano-score-front-142-74-6-treble-B6b.png"/&gt;</text:p>
          </table:table-cell>
          <table:table-cell table:style-name="ce16" table:formula="of:=IF(ISBLANK([$data.G143]);&quot;&quot;;CONCATENATE(&quot;&lt;img src=&quot;&quot;&quot;;[.$R$3];[$data.G143];&quot;.png&quot;;&quot;&quot;&quot;/&gt;&quot;))" office:value-type="string" office:string-value="&lt;img src=&quot;piano-score-back-142-74-6-treble-B6b.png&quot;/&gt;" calcext:value-type="string">
            <text:p>&lt;img src="piano-score-back-142-74-6-treble-B6b.png"/&gt;</text:p>
          </table:table-cell>
          <table:table-cell table:style-name="ce16" table:formula="of:=CONCATENATE(&quot;&lt;img src=&quot;&quot;&quot;;[.$R$4];&quot;front-&quot;;TEXT([$data.B143];&quot;00&quot;);&quot;-&quot;;[$data.E143];&quot;-&quot;;[.Q142];&quot;.png&quot;;&quot;&quot;&quot;/&gt;&quot;)" office:value-type="string" office:string-value="&lt;img src=&quot;piano-keyboard-front-74-6-A6#-B6b.png&quot;/&gt;" calcext:value-type="string">
            <text:p>&lt;img src="piano-keyboard-front-74-6-A6#-B6b.png"/&gt;</text:p>
          </table:table-cell>
          <table:table-cell table:style-name="ce16" table:formula="of:=CONCATENATE(&quot;&lt;img src=&quot;&quot;&quot;;[.$R$4];&quot;back-&quot;;TEXT([$data.B143];&quot;00&quot;);&quot;-&quot;;[$data.E143];&quot;-&quot;;[.Q142];&quot;.png&quot;;&quot;&quot;&quot;/&gt;&quot;)" office:value-type="string" office:string-value="&lt;img src=&quot;piano-keyboard-back-74-6-A6#-B6b.png&quot;/&gt;" calcext:value-type="string">
            <text:p>&lt;img src="piano-keyboard-back-74-6-A6#-B6b.png"/&gt;</text:p>
          </table:table-cell>
          <table:table-cell table:style-name="ce16" table:formula="of:=IFERROR(__xludf.dummyfunction(&quot;IF(ISBLANK(data!G143),&quot;&quot;&quot;&quot;,CONCATENATE(&quot;&quot;&lt;img src=&quot;&quot;&quot;&quot;&quot;&quot;,$R$5,&quot;&quot;back-&quot;&quot;,REGEXREPLACE(Q142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3]);&quot;&quot;;CONCATENATE(&quot;[sound:&quot;;[.$R$6];[$data.G143];&quot;.mp3]&quot;))" office:value-type="string" office:string-value="[sound:piano-audio-142-74-6-treble-B6b.mp3]" calcext:value-type="string">
            <text:p>[sound:piano-audio-142-74-6-treble-B6b.mp3]</text:p>
          </table:table-cell>
          <table:table-cell table:style-name="ce15" table:formula="of:=[$data.B143]" office:value-type="float" office:value="74" calcext:value-type="float">
            <text:p>74</text:p>
          </table:table-cell>
          <table:table-cell table:style-name="ce16" table:formula="of:=[$data.D14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4]; &quot; &quot;; [$data.I144])" office:value-type="string" office:string-value="B6 treble" calcext:value-type="string">
            <text:p>B6 treble</text:p>
          </table:table-cell>
          <table:table-cell table:style-name="ce16" table:formula="of:=IFERROR(__xludf.dummyfunction(&quot;REGEXREPLACE(data!C14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4]" office:value-type="string" office:string-value="6" calcext:value-type="string">
            <text:p>6</text:p>
          </table:table-cell>
          <table:table-cell table:style-name="ce16" table:formula="of:=IFERROR(__xludf.dummyfunction(&quot;REGEXREPLACE(data!F144,&quot;&quot;[ac-zA-Z0-9]&quot;&quot;,&quot;&quot;&quot;&quot;)&quot;);&quot;&quot;)">
            <text:p/>
          </table:table-cell>
          <table:table-cell table:style-name="ce16" table:formula="of:=[$data.I144]" office:value-type="string" office:string-value="treble" calcext:value-type="string">
            <text:p>treble</text:p>
          </table:table-cell>
          <table:table-cell table:style-name="ce16" table:formula="of:=IF(ISBLANK([$data.G144]);&quot;&quot;;CONCATENATE(&quot;&lt;img src=&quot;&quot;&quot;;[.$R$2];[$data.G144];&quot;.png&quot;;&quot;&quot;&quot;/&gt;&quot;))" office:value-type="string" office:string-value="&lt;img src=&quot;piano-score-front-141-75-6-treble-B6.png&quot;/&gt;" calcext:value-type="string">
            <text:p>&lt;img src="piano-score-front-141-75-6-treble-B6.png"/&gt;</text:p>
          </table:table-cell>
          <table:table-cell table:style-name="ce16" table:formula="of:=IF(ISBLANK([$data.G144]);&quot;&quot;;CONCATENATE(&quot;&lt;img src=&quot;&quot;&quot;;[.$R$3];[$data.G144];&quot;.png&quot;;&quot;&quot;&quot;/&gt;&quot;))" office:value-type="string" office:string-value="&lt;img src=&quot;piano-score-back-141-75-6-treble-B6.png&quot;/&gt;" calcext:value-type="string">
            <text:p>&lt;img src="piano-score-back-141-75-6-treble-B6.png"/&gt;</text:p>
          </table:table-cell>
          <table:table-cell table:style-name="ce16" table:formula="of:=CONCATENATE(&quot;&lt;img src=&quot;&quot;&quot;;[.$R$4];&quot;front-&quot;;TEXT([$data.B144];&quot;00&quot;);&quot;-&quot;;[$data.E144];&quot;-&quot;;[.Q143];&quot;.png&quot;;&quot;&quot;&quot;/&gt;&quot;)" office:value-type="string" office:string-value="&lt;img src=&quot;piano-keyboard-front-75-6-B6.png&quot;/&gt;" calcext:value-type="string">
            <text:p>&lt;img src="piano-keyboard-front-75-6-B6.png"/&gt;</text:p>
          </table:table-cell>
          <table:table-cell table:style-name="ce16" table:formula="of:=CONCATENATE(&quot;&lt;img src=&quot;&quot;&quot;;[.$R$4];&quot;back-&quot;;TEXT([$data.B144];&quot;00&quot;);&quot;-&quot;;[$data.E144];&quot;-&quot;;[.Q143];&quot;.png&quot;;&quot;&quot;&quot;/&gt;&quot;)" office:value-type="string" office:string-value="&lt;img src=&quot;piano-keyboard-back-75-6-B6.png&quot;/&gt;" calcext:value-type="string">
            <text:p>&lt;img src="piano-keyboard-back-75-6-B6.png"/&gt;</text:p>
          </table:table-cell>
          <table:table-cell table:style-name="ce16" table:formula="of:=IFERROR(__xludf.dummyfunction(&quot;IF(ISBLANK(data!G144),&quot;&quot;&quot;&quot;,CONCATENATE(&quot;&quot;&lt;img src=&quot;&quot;&quot;&quot;&quot;&quot;,$R$5,&quot;&quot;back-&quot;&quot;,REGEXREPLACE(Q143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4]);&quot;&quot;;CONCATENATE(&quot;[sound:&quot;;[.$R$6];[$data.G144];&quot;.mp3]&quot;))" office:value-type="string" office:string-value="[sound:piano-audio-141-75-6-treble-B6.mp3]" calcext:value-type="string">
            <text:p>[sound:piano-audio-141-75-6-treble-B6.mp3]</text:p>
          </table:table-cell>
          <table:table-cell table:style-name="ce15" table:formula="of:=[$data.B144]" office:value-type="float" office:value="75" calcext:value-type="float">
            <text:p>75</text:p>
          </table:table-cell>
          <table:table-cell table:style-name="ce16" table:formula="of:=[$data.D14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4,&quot;&quot;[ac-zA-Z0-9]&quot;&quot;,&quot;&quot;&quot;&quot;)&quot;);&quot;&quot;)">
            <text:p/>
          </table:table-cell>
          <table:table-cell table:style-name="ce15" office:value-type="string" calcext:value-type="string">
            <text:p>B6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5]; &quot; &quot;; [$data.I145])" office:value-type="string" office:string-value="C7 treble" calcext:value-type="string">
            <text:p>C7 treble</text:p>
          </table:table-cell>
          <table:table-cell table:style-name="ce16" table:formula="of:=IFERROR(__xludf.dummyfunction(&quot;REGEXREPLACE(data!C14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5]" office:value-type="string" office:string-value="7" calcext:value-type="string">
            <text:p>7</text:p>
          </table:table-cell>
          <table:table-cell table:style-name="ce16" table:formula="of:=IFERROR(__xludf.dummyfunction(&quot;REGEXREPLACE(data!F145,&quot;&quot;[ac-zA-Z0-9]&quot;&quot;,&quot;&quot;&quot;&quot;)&quot;);&quot;&quot;)">
            <text:p/>
          </table:table-cell>
          <table:table-cell table:style-name="ce16" table:formula="of:=[$data.I145]" office:value-type="string" office:string-value="treble" calcext:value-type="string">
            <text:p>treble</text:p>
          </table:table-cell>
          <table:table-cell table:style-name="ce16" table:formula="of:=IF(ISBLANK([$data.G145]);&quot;&quot;;CONCATENATE(&quot;&lt;img src=&quot;&quot;&quot;;[.$R$2];[$data.G145];&quot;.png&quot;;&quot;&quot;&quot;/&gt;&quot;))" office:value-type="string" office:string-value="&lt;img src=&quot;piano-score-front-143-76-7-treble-C7.png&quot;/&gt;" calcext:value-type="string">
            <text:p>&lt;img src="piano-score-front-143-76-7-treble-C7.png"/&gt;</text:p>
          </table:table-cell>
          <table:table-cell table:style-name="ce16" table:formula="of:=IF(ISBLANK([$data.G145]);&quot;&quot;;CONCATENATE(&quot;&lt;img src=&quot;&quot;&quot;;[.$R$3];[$data.G145];&quot;.png&quot;;&quot;&quot;&quot;/&gt;&quot;))" office:value-type="string" office:string-value="&lt;img src=&quot;piano-score-back-143-76-7-treble-C7.png&quot;/&gt;" calcext:value-type="string">
            <text:p>&lt;img src="piano-score-back-143-76-7-treble-C7.png"/&gt;</text:p>
          </table:table-cell>
          <table:table-cell table:style-name="ce16" table:formula="of:=CONCATENATE(&quot;&lt;img src=&quot;&quot;&quot;;[.$R$4];&quot;front-&quot;;TEXT([$data.B145];&quot;00&quot;);&quot;-&quot;;[$data.E145];&quot;-&quot;;[.Q144];&quot;.png&quot;;&quot;&quot;&quot;/&gt;&quot;)" office:value-type="string" office:string-value="&lt;img src=&quot;piano-keyboard-front-76-7-C7.png&quot;/&gt;" calcext:value-type="string">
            <text:p>&lt;img src="piano-keyboard-front-76-7-C7.png"/&gt;</text:p>
          </table:table-cell>
          <table:table-cell table:style-name="ce16" table:formula="of:=CONCATENATE(&quot;&lt;img src=&quot;&quot;&quot;;[.$R$4];&quot;back-&quot;;TEXT([$data.B145];&quot;00&quot;);&quot;-&quot;;[$data.E145];&quot;-&quot;;[.Q144];&quot;.png&quot;;&quot;&quot;&quot;/&gt;&quot;)" office:value-type="string" office:string-value="&lt;img src=&quot;piano-keyboard-back-76-7-C7.png&quot;/&gt;" calcext:value-type="string">
            <text:p>&lt;img src="piano-keyboard-back-76-7-C7.png"/&gt;</text:p>
          </table:table-cell>
          <table:table-cell table:style-name="ce16" table:formula="of:=IFERROR(__xludf.dummyfunction(&quot;IF(ISBLANK(data!G145),&quot;&quot;&quot;&quot;,CONCATENATE(&quot;&quot;&lt;img src=&quot;&quot;&quot;&quot;&quot;&quot;,$R$5,&quot;&quot;back-&quot;&quot;,REGEXREPLACE(Q144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5]);&quot;&quot;;CONCATENATE(&quot;[sound:&quot;;[.$R$6];[$data.G145];&quot;.mp3]&quot;))" office:value-type="string" office:string-value="[sound:piano-audio-143-76-7-treble-C7.mp3]" calcext:value-type="string">
            <text:p>[sound:piano-audio-143-76-7-treble-C7.mp3]</text:p>
          </table:table-cell>
          <table:table-cell table:style-name="ce15" table:formula="of:=[$data.B145]" office:value-type="float" office:value="76" calcext:value-type="float">
            <text:p>76</text:p>
          </table:table-cell>
          <table:table-cell table:style-name="ce16" table:formula="of:=[$data.D1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5,&quot;&quot;[ac-zA-Z0-9]&quot;&quot;,&quot;&quot;&quot;&quot;)&quot;);&quot;&quot;)">
            <text:p/>
          </table:table-cell>
          <table:table-cell table:style-name="ce15" office:value-type="string" calcext:value-type="string">
            <text:p>C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6]; &quot; &quot;; [$data.I146])" office:value-type="string" office:string-value="C7# treble" calcext:value-type="string">
            <text:p>C7# treble</text:p>
          </table:table-cell>
          <table:table-cell table:style-name="ce16" table:formula="of:=IFERROR(__xludf.dummyfunction(&quot;REGEXREPLACE(data!C146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6]" office:value-type="string" office:string-value="7" calcext:value-type="string">
            <text:p>7</text:p>
          </table:table-cell>
          <table:table-cell table:style-name="ce16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6]" office:value-type="string" office:string-value="treble" calcext:value-type="string">
            <text:p>treble</text:p>
          </table:table-cell>
          <table:table-cell table:style-name="ce16" table:formula="of:=IF(ISBLANK([$data.G146]);&quot;&quot;;CONCATENATE(&quot;&lt;img src=&quot;&quot;&quot;;[.$R$2];[$data.G146];&quot;.png&quot;;&quot;&quot;&quot;/&gt;&quot;))" office:value-type="string" office:string-value="&lt;img src=&quot;piano-score-front-144-77-7-treble-C7#.png&quot;/&gt;" calcext:value-type="string">
            <text:p>&lt;img src="piano-score-front-144-77-7-treble-C7#.png"/&gt;</text:p>
          </table:table-cell>
          <table:table-cell table:style-name="ce16" table:formula="of:=IF(ISBLANK([$data.G146]);&quot;&quot;;CONCATENATE(&quot;&lt;img src=&quot;&quot;&quot;;[.$R$3];[$data.G146];&quot;.png&quot;;&quot;&quot;&quot;/&gt;&quot;))" office:value-type="string" office:string-value="&lt;img src=&quot;piano-score-back-144-77-7-treble-C7#.png&quot;/&gt;" calcext:value-type="string">
            <text:p>&lt;img src="piano-score-back-144-77-7-treble-C7#.png"/&gt;</text:p>
          </table:table-cell>
          <table:table-cell table:style-name="ce16" table:formula="of:=CONCATENATE(&quot;&lt;img src=&quot;&quot;&quot;;[.$R$4];&quot;front-&quot;;TEXT([$data.B146];&quot;00&quot;);&quot;-&quot;;[$data.E146];&quot;-&quot;;[.Q145];&quot;.png&quot;;&quot;&quot;&quot;/&gt;&quot;)" office:value-type="string" office:string-value="&lt;img src=&quot;piano-keyboard-front-77-7-C7#-D7b.png&quot;/&gt;" calcext:value-type="string">
            <text:p>&lt;img src="piano-keyboard-front-77-7-C7#-D7b.png"/&gt;</text:p>
          </table:table-cell>
          <table:table-cell table:style-name="ce16" table:formula="of:=CONCATENATE(&quot;&lt;img src=&quot;&quot;&quot;;[.$R$4];&quot;back-&quot;;TEXT([$data.B146];&quot;00&quot;);&quot;-&quot;;[$data.E146];&quot;-&quot;;[.Q145];&quot;.png&quot;;&quot;&quot;&quot;/&gt;&quot;)" office:value-type="string" office:string-value="&lt;img src=&quot;piano-keyboard-back-77-7-C7#-D7b.png&quot;/&gt;" calcext:value-type="string">
            <text:p>&lt;img src="piano-keyboard-back-77-7-C7#-D7b.png"/&gt;</text:p>
          </table:table-cell>
          <table:table-cell table:style-name="ce16" table:formula="of:=IFERROR(__xludf.dummyfunction(&quot;IF(ISBLANK(data!G146),&quot;&quot;&quot;&quot;,CONCATENATE(&quot;&quot;&lt;img src=&quot;&quot;&quot;&quot;&quot;&quot;,$R$5,&quot;&quot;back-&quot;&quot;,REGEXREPLACE(Q145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6]);&quot;&quot;;CONCATENATE(&quot;[sound:&quot;;[.$R$6];[$data.G146];&quot;.mp3]&quot;))" office:value-type="string" office:string-value="[sound:piano-audio-144-77-7-treble-C7#.mp3]" calcext:value-type="string">
            <text:p>[sound:piano-audio-144-77-7-treble-C7#.mp3]</text:p>
          </table:table-cell>
          <table:table-cell table:style-name="ce15" table:formula="of:=[$data.B146]" office:value-type="float" office:value="77" calcext:value-type="float">
            <text:p>77</text:p>
          </table:table-cell>
          <table:table-cell table:style-name="ce16" table:formula="of:=[$data.D1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7]; &quot; &quot;; [$data.I147])" office:value-type="string" office:string-value="D7b treble" calcext:value-type="string">
            <text:p>D7b treble</text:p>
          </table:table-cell>
          <table:table-cell table:style-name="ce16" table:formula="of:=IFERROR(__xludf.dummyfunction(&quot;REGEXREPLACE(data!C14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7]" office:value-type="string" office:string-value="7" calcext:value-type="string">
            <text:p>7</text:p>
          </table:table-cell>
          <table:table-cell table:style-name="ce16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7]" office:value-type="string" office:string-value="treble" calcext:value-type="string">
            <text:p>treble</text:p>
          </table:table-cell>
          <table:table-cell table:style-name="ce16" table:formula="of:=IF(ISBLANK([$data.G147]);&quot;&quot;;CONCATENATE(&quot;&lt;img src=&quot;&quot;&quot;;[.$R$2];[$data.G147];&quot;.png&quot;;&quot;&quot;&quot;/&gt;&quot;))" office:value-type="string" office:string-value="&lt;img src=&quot;piano-score-front-147-77-7-treble-D7b.png&quot;/&gt;" calcext:value-type="string">
            <text:p>&lt;img src="piano-score-front-147-77-7-treble-D7b.png"/&gt;</text:p>
          </table:table-cell>
          <table:table-cell table:style-name="ce16" table:formula="of:=IF(ISBLANK([$data.G147]);&quot;&quot;;CONCATENATE(&quot;&lt;img src=&quot;&quot;&quot;;[.$R$3];[$data.G147];&quot;.png&quot;;&quot;&quot;&quot;/&gt;&quot;))" office:value-type="string" office:string-value="&lt;img src=&quot;piano-score-back-147-77-7-treble-D7b.png&quot;/&gt;" calcext:value-type="string">
            <text:p>&lt;img src="piano-score-back-147-77-7-treble-D7b.png"/&gt;</text:p>
          </table:table-cell>
          <table:table-cell table:style-name="ce16" table:formula="of:=CONCATENATE(&quot;&lt;img src=&quot;&quot;&quot;;[.$R$4];&quot;front-&quot;;TEXT([$data.B147];&quot;00&quot;);&quot;-&quot;;[$data.E147];&quot;-&quot;;[.Q146];&quot;.png&quot;;&quot;&quot;&quot;/&gt;&quot;)" office:value-type="string" office:string-value="&lt;img src=&quot;piano-keyboard-front-77-7-C7#-D7b.png&quot;/&gt;" calcext:value-type="string">
            <text:p>&lt;img src="piano-keyboard-front-77-7-C7#-D7b.png"/&gt;</text:p>
          </table:table-cell>
          <table:table-cell table:style-name="ce16" table:formula="of:=CONCATENATE(&quot;&lt;img src=&quot;&quot;&quot;;[.$R$4];&quot;back-&quot;;TEXT([$data.B147];&quot;00&quot;);&quot;-&quot;;[$data.E147];&quot;-&quot;;[.Q146];&quot;.png&quot;;&quot;&quot;&quot;/&gt;&quot;)" office:value-type="string" office:string-value="&lt;img src=&quot;piano-keyboard-back-77-7-C7#-D7b.png&quot;/&gt;" calcext:value-type="string">
            <text:p>&lt;img src="piano-keyboard-back-77-7-C7#-D7b.png"/&gt;</text:p>
          </table:table-cell>
          <table:table-cell table:style-name="ce16" table:formula="of:=IFERROR(__xludf.dummyfunction(&quot;IF(ISBLANK(data!G147),&quot;&quot;&quot;&quot;,CONCATENATE(&quot;&quot;&lt;img src=&quot;&quot;&quot;&quot;&quot;&quot;,$R$5,&quot;&quot;back-&quot;&quot;,REGEXREPLACE(Q146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7]);&quot;&quot;;CONCATENATE(&quot;[sound:&quot;;[.$R$6];[$data.G147];&quot;.mp3]&quot;))" office:value-type="string" office:string-value="[sound:piano-audio-147-77-7-treble-D7b.mp3]" calcext:value-type="string">
            <text:p>[sound:piano-audio-147-77-7-treble-D7b.mp3]</text:p>
          </table:table-cell>
          <table:table-cell table:style-name="ce15" table:formula="of:=[$data.B147]" office:value-type="float" office:value="77" calcext:value-type="float">
            <text:p>77</text:p>
          </table:table-cell>
          <table:table-cell table:style-name="ce16" table:formula="of:=[$data.D1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8]; &quot; &quot;; [$data.I148])" office:value-type="string" office:string-value="D7 treble" calcext:value-type="string">
            <text:p>D7 treble</text:p>
          </table:table-cell>
          <table:table-cell table:style-name="ce16" table:formula="of:=IFERROR(__xludf.dummyfunction(&quot;REGEXREPLACE(data!C14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8]" office:value-type="string" office:string-value="7" calcext:value-type="string">
            <text:p>7</text:p>
          </table:table-cell>
          <table:table-cell table:style-name="ce16" table:formula="of:=IFERROR(__xludf.dummyfunction(&quot;REGEXREPLACE(data!F148,&quot;&quot;[ac-zA-Z0-9]&quot;&quot;,&quot;&quot;&quot;&quot;)&quot;);&quot;&quot;)">
            <text:p/>
          </table:table-cell>
          <table:table-cell table:style-name="ce16" table:formula="of:=[$data.I148]" office:value-type="string" office:string-value="treble" calcext:value-type="string">
            <text:p>treble</text:p>
          </table:table-cell>
          <table:table-cell table:style-name="ce16" table:formula="of:=IF(ISBLANK([$data.G148]);&quot;&quot;;CONCATENATE(&quot;&lt;img src=&quot;&quot;&quot;;[.$R$2];[$data.G148];&quot;.png&quot;;&quot;&quot;&quot;/&gt;&quot;))" office:value-type="string" office:string-value="&lt;img src=&quot;piano-score-front-145-78-7-treble-D7.png&quot;/&gt;" calcext:value-type="string">
            <text:p>&lt;img src="piano-score-front-145-78-7-treble-D7.png"/&gt;</text:p>
          </table:table-cell>
          <table:table-cell table:style-name="ce16" table:formula="of:=IF(ISBLANK([$data.G148]);&quot;&quot;;CONCATENATE(&quot;&lt;img src=&quot;&quot;&quot;;[.$R$3];[$data.G148];&quot;.png&quot;;&quot;&quot;&quot;/&gt;&quot;))" office:value-type="string" office:string-value="&lt;img src=&quot;piano-score-back-145-78-7-treble-D7.png&quot;/&gt;" calcext:value-type="string">
            <text:p>&lt;img src="piano-score-back-145-78-7-treble-D7.png"/&gt;</text:p>
          </table:table-cell>
          <table:table-cell table:style-name="ce16" table:formula="of:=CONCATENATE(&quot;&lt;img src=&quot;&quot;&quot;;[.$R$4];&quot;front-&quot;;TEXT([$data.B148];&quot;00&quot;);&quot;-&quot;;[$data.E148];&quot;-&quot;;[.Q147];&quot;.png&quot;;&quot;&quot;&quot;/&gt;&quot;)" office:value-type="string" office:string-value="&lt;img src=&quot;piano-keyboard-front-78-7-D7.png&quot;/&gt;" calcext:value-type="string">
            <text:p>&lt;img src="piano-keyboard-front-78-7-D7.png"/&gt;</text:p>
          </table:table-cell>
          <table:table-cell table:style-name="ce16" table:formula="of:=CONCATENATE(&quot;&lt;img src=&quot;&quot;&quot;;[.$R$4];&quot;back-&quot;;TEXT([$data.B148];&quot;00&quot;);&quot;-&quot;;[$data.E148];&quot;-&quot;;[.Q147];&quot;.png&quot;;&quot;&quot;&quot;/&gt;&quot;)" office:value-type="string" office:string-value="&lt;img src=&quot;piano-keyboard-back-78-7-D7.png&quot;/&gt;" calcext:value-type="string">
            <text:p>&lt;img src="piano-keyboard-back-78-7-D7.png"/&gt;</text:p>
          </table:table-cell>
          <table:table-cell table:style-name="ce16" table:formula="of:=IFERROR(__xludf.dummyfunction(&quot;IF(ISBLANK(data!G148),&quot;&quot;&quot;&quot;,CONCATENATE(&quot;&quot;&lt;img src=&quot;&quot;&quot;&quot;&quot;&quot;,$R$5,&quot;&quot;back-&quot;&quot;,REGEXREPLACE(Q147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8]);&quot;&quot;;CONCATENATE(&quot;[sound:&quot;;[.$R$6];[$data.G148];&quot;.mp3]&quot;))" office:value-type="string" office:string-value="[sound:piano-audio-145-78-7-treble-D7.mp3]" calcext:value-type="string">
            <text:p>[sound:piano-audio-145-78-7-treble-D7.mp3]</text:p>
          </table:table-cell>
          <table:table-cell table:style-name="ce15" table:formula="of:=[$data.B148]" office:value-type="float" office:value="78" calcext:value-type="float">
            <text:p>78</text:p>
          </table:table-cell>
          <table:table-cell table:style-name="ce16" table:formula="of:=[$data.D1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8,&quot;&quot;[ac-zA-Z0-9]&quot;&quot;,&quot;&quot;&quot;&quot;)&quot;);&quot;&quot;)">
            <text:p/>
          </table:table-cell>
          <table:table-cell table:style-name="ce15" office:value-type="string" calcext:value-type="string">
            <text:p>D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49]; &quot; &quot;; [$data.I149])" office:value-type="string" office:string-value="D7# treble" calcext:value-type="string">
            <text:p>D7# treble</text:p>
          </table:table-cell>
          <table:table-cell table:style-name="ce16" table:formula="of:=IFERROR(__xludf.dummyfunction(&quot;REGEXREPLACE(data!C14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9]" office:value-type="string" office:string-value="7" calcext:value-type="string">
            <text:p>7</text:p>
          </table:table-cell>
          <table:table-cell table:style-name="ce16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9]" office:value-type="string" office:string-value="treble" calcext:value-type="string">
            <text:p>treble</text:p>
          </table:table-cell>
          <table:table-cell table:style-name="ce16" table:formula="of:=IF(ISBLANK([$data.G149]);&quot;&quot;;CONCATENATE(&quot;&lt;img src=&quot;&quot;&quot;;[.$R$2];[$data.G149];&quot;.png&quot;;&quot;&quot;&quot;/&gt;&quot;))" office:value-type="string" office:string-value="&lt;img src=&quot;piano-score-front-146-79-7-treble-D7#.png&quot;/&gt;" calcext:value-type="string">
            <text:p>&lt;img src="piano-score-front-146-79-7-treble-D7#.png"/&gt;</text:p>
          </table:table-cell>
          <table:table-cell table:style-name="ce16" table:formula="of:=IF(ISBLANK([$data.G149]);&quot;&quot;;CONCATENATE(&quot;&lt;img src=&quot;&quot;&quot;;[.$R$3];[$data.G149];&quot;.png&quot;;&quot;&quot;&quot;/&gt;&quot;))" office:value-type="string" office:string-value="&lt;img src=&quot;piano-score-back-146-79-7-treble-D7#.png&quot;/&gt;" calcext:value-type="string">
            <text:p>&lt;img src="piano-score-back-146-79-7-treble-D7#.png"/&gt;</text:p>
          </table:table-cell>
          <table:table-cell table:style-name="ce16" table:formula="of:=CONCATENATE(&quot;&lt;img src=&quot;&quot;&quot;;[.$R$4];&quot;front-&quot;;TEXT([$data.B149];&quot;00&quot;);&quot;-&quot;;[$data.E149];&quot;-&quot;;[.Q148];&quot;.png&quot;;&quot;&quot;&quot;/&gt;&quot;)" office:value-type="string" office:string-value="&lt;img src=&quot;piano-keyboard-front-79-7-D7#-E7b.png&quot;/&gt;" calcext:value-type="string">
            <text:p>&lt;img src="piano-keyboard-front-79-7-D7#-E7b.png"/&gt;</text:p>
          </table:table-cell>
          <table:table-cell table:style-name="ce16" table:formula="of:=CONCATENATE(&quot;&lt;img src=&quot;&quot;&quot;;[.$R$4];&quot;back-&quot;;TEXT([$data.B149];&quot;00&quot;);&quot;-&quot;;[$data.E149];&quot;-&quot;;[.Q148];&quot;.png&quot;;&quot;&quot;&quot;/&gt;&quot;)" office:value-type="string" office:string-value="&lt;img src=&quot;piano-keyboard-back-79-7-D7#-E7b.png&quot;/&gt;" calcext:value-type="string">
            <text:p>&lt;img src="piano-keyboard-back-79-7-D7#-E7b.png"/&gt;</text:p>
          </table:table-cell>
          <table:table-cell table:style-name="ce16" table:formula="of:=IFERROR(__xludf.dummyfunction(&quot;IF(ISBLANK(data!G149),&quot;&quot;&quot;&quot;,CONCATENATE(&quot;&quot;&lt;img src=&quot;&quot;&quot;&quot;&quot;&quot;,$R$5,&quot;&quot;back-&quot;&quot;,REGEXREPLACE(Q148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9]);&quot;&quot;;CONCATENATE(&quot;[sound:&quot;;[.$R$6];[$data.G149];&quot;.mp3]&quot;))" office:value-type="string" office:string-value="[sound:piano-audio-146-79-7-treble-D7#.mp3]" calcext:value-type="string">
            <text:p>[sound:piano-audio-146-79-7-treble-D7#.mp3]</text:p>
          </table:table-cell>
          <table:table-cell table:style-name="ce15" table:formula="of:=[$data.B149]" office:value-type="float" office:value="79" calcext:value-type="float">
            <text:p>79</text:p>
          </table:table-cell>
          <table:table-cell table:style-name="ce16" table:formula="of:=[$data.D1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0]; &quot; &quot;; [$data.I150])" office:value-type="string" office:string-value="E7b treble" calcext:value-type="string">
            <text:p>E7b treble</text:p>
          </table:table-cell>
          <table:table-cell table:style-name="ce16" table:formula="of:=IFERROR(__xludf.dummyfunction(&quot;REGEXREPLACE(data!C15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0]" office:value-type="string" office:string-value="7" calcext:value-type="string">
            <text:p>7</text:p>
          </table:table-cell>
          <table:table-cell table:style-name="ce16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0]" office:value-type="string" office:string-value="treble" calcext:value-type="string">
            <text:p>treble</text:p>
          </table:table-cell>
          <table:table-cell table:style-name="ce16" table:formula="of:=IF(ISBLANK([$data.G150]);&quot;&quot;;CONCATENATE(&quot;&lt;img src=&quot;&quot;&quot;;[.$R$2];[$data.G150];&quot;.png&quot;;&quot;&quot;&quot;/&gt;&quot;))" office:value-type="string" office:string-value="&lt;img src=&quot;piano-score-front-149-79-7-treble-E7b.png&quot;/&gt;" calcext:value-type="string">
            <text:p>&lt;img src="piano-score-front-149-79-7-treble-E7b.png"/&gt;</text:p>
          </table:table-cell>
          <table:table-cell table:style-name="ce16" table:formula="of:=IF(ISBLANK([$data.G150]);&quot;&quot;;CONCATENATE(&quot;&lt;img src=&quot;&quot;&quot;;[.$R$3];[$data.G150];&quot;.png&quot;;&quot;&quot;&quot;/&gt;&quot;))" office:value-type="string" office:string-value="&lt;img src=&quot;piano-score-back-149-79-7-treble-E7b.png&quot;/&gt;" calcext:value-type="string">
            <text:p>&lt;img src="piano-score-back-149-79-7-treble-E7b.png"/&gt;</text:p>
          </table:table-cell>
          <table:table-cell table:style-name="ce16" table:formula="of:=CONCATENATE(&quot;&lt;img src=&quot;&quot;&quot;;[.$R$4];&quot;front-&quot;;TEXT([$data.B150];&quot;00&quot;);&quot;-&quot;;[$data.E150];&quot;-&quot;;[.Q149];&quot;.png&quot;;&quot;&quot;&quot;/&gt;&quot;)" office:value-type="string" office:string-value="&lt;img src=&quot;piano-keyboard-front-79-7-D7#-E7b.png&quot;/&gt;" calcext:value-type="string">
            <text:p>&lt;img src="piano-keyboard-front-79-7-D7#-E7b.png"/&gt;</text:p>
          </table:table-cell>
          <table:table-cell table:style-name="ce16" table:formula="of:=CONCATENATE(&quot;&lt;img src=&quot;&quot;&quot;;[.$R$4];&quot;back-&quot;;TEXT([$data.B150];&quot;00&quot;);&quot;-&quot;;[$data.E150];&quot;-&quot;;[.Q149];&quot;.png&quot;;&quot;&quot;&quot;/&gt;&quot;)" office:value-type="string" office:string-value="&lt;img src=&quot;piano-keyboard-back-79-7-D7#-E7b.png&quot;/&gt;" calcext:value-type="string">
            <text:p>&lt;img src="piano-keyboard-back-79-7-D7#-E7b.png"/&gt;</text:p>
          </table:table-cell>
          <table:table-cell table:style-name="ce16" table:formula="of:=IFERROR(__xludf.dummyfunction(&quot;IF(ISBLANK(data!G150),&quot;&quot;&quot;&quot;,CONCATENATE(&quot;&quot;&lt;img src=&quot;&quot;&quot;&quot;&quot;&quot;,$R$5,&quot;&quot;back-&quot;&quot;,REGEXREPLACE(Q149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0]);&quot;&quot;;CONCATENATE(&quot;[sound:&quot;;[.$R$6];[$data.G150];&quot;.mp3]&quot;))" office:value-type="string" office:string-value="[sound:piano-audio-149-79-7-treble-E7b.mp3]" calcext:value-type="string">
            <text:p>[sound:piano-audio-149-79-7-treble-E7b.mp3]</text:p>
          </table:table-cell>
          <table:table-cell table:style-name="ce15" table:formula="of:=[$data.B150]" office:value-type="float" office:value="79" calcext:value-type="float">
            <text:p>79</text:p>
          </table:table-cell>
          <table:table-cell table:style-name="ce16" table:formula="of:=[$data.D1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1]; &quot; &quot;; [$data.I151])" office:value-type="string" office:string-value="E7 treble" calcext:value-type="string">
            <text:p>E7 treble</text:p>
          </table:table-cell>
          <table:table-cell table:style-name="ce16" table:formula="of:=IFERROR(__xludf.dummyfunction(&quot;REGEXREPLACE(data!C151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1]" office:value-type="string" office:string-value="7" calcext:value-type="string">
            <text:p>7</text:p>
          </table:table-cell>
          <table:table-cell table:style-name="ce16" table:formula="of:=IFERROR(__xludf.dummyfunction(&quot;REGEXREPLACE(data!F151,&quot;&quot;[ac-zA-Z0-9]&quot;&quot;,&quot;&quot;&quot;&quot;)&quot;);&quot;&quot;)">
            <text:p/>
          </table:table-cell>
          <table:table-cell table:style-name="ce16" table:formula="of:=[$data.I151]" office:value-type="string" office:string-value="treble" calcext:value-type="string">
            <text:p>treble</text:p>
          </table:table-cell>
          <table:table-cell table:style-name="ce16" table:formula="of:=IF(ISBLANK([$data.G151]);&quot;&quot;;CONCATENATE(&quot;&lt;img src=&quot;&quot;&quot;;[.$R$2];[$data.G151];&quot;.png&quot;;&quot;&quot;&quot;/&gt;&quot;))" office:value-type="string" office:string-value="&lt;img src=&quot;piano-score-front-148-80-7-treble-E7.png&quot;/&gt;" calcext:value-type="string">
            <text:p>&lt;img src="piano-score-front-148-80-7-treble-E7.png"/&gt;</text:p>
          </table:table-cell>
          <table:table-cell table:style-name="ce16" table:formula="of:=IF(ISBLANK([$data.G151]);&quot;&quot;;CONCATENATE(&quot;&lt;img src=&quot;&quot;&quot;;[.$R$3];[$data.G151];&quot;.png&quot;;&quot;&quot;&quot;/&gt;&quot;))" office:value-type="string" office:string-value="&lt;img src=&quot;piano-score-back-148-80-7-treble-E7.png&quot;/&gt;" calcext:value-type="string">
            <text:p>&lt;img src="piano-score-back-148-80-7-treble-E7.png"/&gt;</text:p>
          </table:table-cell>
          <table:table-cell table:style-name="ce16" table:formula="of:=CONCATENATE(&quot;&lt;img src=&quot;&quot;&quot;;[.$R$4];&quot;front-&quot;;TEXT([$data.B151];&quot;00&quot;);&quot;-&quot;;[$data.E151];&quot;-&quot;;[.Q150];&quot;.png&quot;;&quot;&quot;&quot;/&gt;&quot;)" office:value-type="string" office:string-value="&lt;img src=&quot;piano-keyboard-front-80-7-E7.png&quot;/&gt;" calcext:value-type="string">
            <text:p>&lt;img src="piano-keyboard-front-80-7-E7.png"/&gt;</text:p>
          </table:table-cell>
          <table:table-cell table:style-name="ce16" table:formula="of:=CONCATENATE(&quot;&lt;img src=&quot;&quot;&quot;;[.$R$4];&quot;back-&quot;;TEXT([$data.B151];&quot;00&quot;);&quot;-&quot;;[$data.E151];&quot;-&quot;;[.Q150];&quot;.png&quot;;&quot;&quot;&quot;/&gt;&quot;)" office:value-type="string" office:string-value="&lt;img src=&quot;piano-keyboard-back-80-7-E7.png&quot;/&gt;" calcext:value-type="string">
            <text:p>&lt;img src="piano-keyboard-back-80-7-E7.png"/&gt;</text:p>
          </table:table-cell>
          <table:table-cell table:style-name="ce16" table:formula="of:=IFERROR(__xludf.dummyfunction(&quot;IF(ISBLANK(data!G151),&quot;&quot;&quot;&quot;,CONCATENATE(&quot;&quot;&lt;img src=&quot;&quot;&quot;&quot;&quot;&quot;,$R$5,&quot;&quot;back-&quot;&quot;,REGEXREPLACE(Q150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1]);&quot;&quot;;CONCATENATE(&quot;[sound:&quot;;[.$R$6];[$data.G151];&quot;.mp3]&quot;))" office:value-type="string" office:string-value="[sound:piano-audio-148-80-7-treble-E7.mp3]" calcext:value-type="string">
            <text:p>[sound:piano-audio-148-80-7-treble-E7.mp3]</text:p>
          </table:table-cell>
          <table:table-cell table:style-name="ce15" table:formula="of:=[$data.B151]" office:value-type="float" office:value="80" calcext:value-type="float">
            <text:p>80</text:p>
          </table:table-cell>
          <table:table-cell table:style-name="ce16" table:formula="of:=[$data.D1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1,&quot;&quot;[ac-zA-Z0-9]&quot;&quot;,&quot;&quot;&quot;&quot;)&quot;);&quot;&quot;)">
            <text:p/>
          </table:table-cell>
          <table:table-cell table:style-name="ce15" office:value-type="string" calcext:value-type="string">
            <text:p>E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2]; &quot; &quot;; [$data.I152])" office:value-type="string" office:string-value="F7 treble" calcext:value-type="string">
            <text:p>F7 treble</text:p>
          </table:table-cell>
          <table:table-cell table:style-name="ce16" table:formula="of:=IFERROR(__xludf.dummyfunction(&quot;REGEXREPLACE(data!C15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2]" office:value-type="string" office:string-value="7" calcext:value-type="string">
            <text:p>7</text:p>
          </table:table-cell>
          <table:table-cell table:style-name="ce16" table:formula="of:=IFERROR(__xludf.dummyfunction(&quot;REGEXREPLACE(data!F152,&quot;&quot;[ac-zA-Z0-9]&quot;&quot;,&quot;&quot;&quot;&quot;)&quot;);&quot;&quot;)">
            <text:p/>
          </table:table-cell>
          <table:table-cell table:style-name="ce16" table:formula="of:=[$data.I152]" office:value-type="string" office:string-value="treble" calcext:value-type="string">
            <text:p>treble</text:p>
          </table:table-cell>
          <table:table-cell table:style-name="ce16" table:formula="of:=IF(ISBLANK([$data.G152]);&quot;&quot;;CONCATENATE(&quot;&lt;img src=&quot;&quot;&quot;;[.$R$2];[$data.G152];&quot;.png&quot;;&quot;&quot;&quot;/&gt;&quot;))" office:value-type="string" office:string-value="&lt;img src=&quot;piano-score-front-150-81-7-treble-F7.png&quot;/&gt;" calcext:value-type="string">
            <text:p>&lt;img src="piano-score-front-150-81-7-treble-F7.png"/&gt;</text:p>
          </table:table-cell>
          <table:table-cell table:style-name="ce16" table:formula="of:=IF(ISBLANK([$data.G152]);&quot;&quot;;CONCATENATE(&quot;&lt;img src=&quot;&quot;&quot;;[.$R$3];[$data.G152];&quot;.png&quot;;&quot;&quot;&quot;/&gt;&quot;))" office:value-type="string" office:string-value="&lt;img src=&quot;piano-score-back-150-81-7-treble-F7.png&quot;/&gt;" calcext:value-type="string">
            <text:p>&lt;img src="piano-score-back-150-81-7-treble-F7.png"/&gt;</text:p>
          </table:table-cell>
          <table:table-cell table:style-name="ce16" table:formula="of:=CONCATENATE(&quot;&lt;img src=&quot;&quot;&quot;;[.$R$4];&quot;front-&quot;;TEXT([$data.B152];&quot;00&quot;);&quot;-&quot;;[$data.E152];&quot;-&quot;;[.Q151];&quot;.png&quot;;&quot;&quot;&quot;/&gt;&quot;)" office:value-type="string" office:string-value="&lt;img src=&quot;piano-keyboard-front-81-7-F7.png&quot;/&gt;" calcext:value-type="string">
            <text:p>&lt;img src="piano-keyboard-front-81-7-F7.png"/&gt;</text:p>
          </table:table-cell>
          <table:table-cell table:style-name="ce16" table:formula="of:=CONCATENATE(&quot;&lt;img src=&quot;&quot;&quot;;[.$R$4];&quot;back-&quot;;TEXT([$data.B152];&quot;00&quot;);&quot;-&quot;;[$data.E152];&quot;-&quot;;[.Q151];&quot;.png&quot;;&quot;&quot;&quot;/&gt;&quot;)" office:value-type="string" office:string-value="&lt;img src=&quot;piano-keyboard-back-81-7-F7.png&quot;/&gt;" calcext:value-type="string">
            <text:p>&lt;img src="piano-keyboard-back-81-7-F7.png"/&gt;</text:p>
          </table:table-cell>
          <table:table-cell table:style-name="ce16" table:formula="of:=IFERROR(__xludf.dummyfunction(&quot;IF(ISBLANK(data!G152),&quot;&quot;&quot;&quot;,CONCATENATE(&quot;&quot;&lt;img src=&quot;&quot;&quot;&quot;&quot;&quot;,$R$5,&quot;&quot;back-&quot;&quot;,REGEXREPLACE(Q151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2]);&quot;&quot;;CONCATENATE(&quot;[sound:&quot;;[.$R$6];[$data.G152];&quot;.mp3]&quot;))" office:value-type="string" office:string-value="[sound:piano-audio-150-81-7-treble-F7.mp3]" calcext:value-type="string">
            <text:p>[sound:piano-audio-150-81-7-treble-F7.mp3]</text:p>
          </table:table-cell>
          <table:table-cell table:style-name="ce15" table:formula="of:=[$data.B152]" office:value-type="float" office:value="81" calcext:value-type="float">
            <text:p>81</text:p>
          </table:table-cell>
          <table:table-cell table:style-name="ce16" table:formula="of:=[$data.D1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2,&quot;&quot;[ac-zA-Z0-9]&quot;&quot;,&quot;&quot;&quot;&quot;)&quot;);&quot;&quot;)">
            <text:p/>
          </table:table-cell>
          <table:table-cell table:style-name="ce15" office:value-type="string" calcext:value-type="string">
            <text:p>F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3]; &quot; &quot;; [$data.I153])" office:value-type="string" office:string-value="F7# treble" calcext:value-type="string">
            <text:p>F7# treble</text:p>
          </table:table-cell>
          <table:table-cell table:style-name="ce16" table:formula="of:=IFERROR(__xludf.dummyfunction(&quot;REGEXREPLACE(data!C153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3]" office:value-type="string" office:string-value="7" calcext:value-type="string">
            <text:p>7</text:p>
          </table:table-cell>
          <table:table-cell table:style-name="ce16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3]" office:value-type="string" office:string-value="treble" calcext:value-type="string">
            <text:p>treble</text:p>
          </table:table-cell>
          <table:table-cell table:style-name="ce16" table:formula="of:=IF(ISBLANK([$data.G153]);&quot;&quot;;CONCATENATE(&quot;&lt;img src=&quot;&quot;&quot;;[.$R$2];[$data.G153];&quot;.png&quot;;&quot;&quot;&quot;/&gt;&quot;))" office:value-type="string" office:string-value="&lt;img src=&quot;piano-score-front-151-82-7-treble-F7#.png&quot;/&gt;" calcext:value-type="string">
            <text:p>&lt;img src="piano-score-front-151-82-7-treble-F7#.png"/&gt;</text:p>
          </table:table-cell>
          <table:table-cell table:style-name="ce16" table:formula="of:=IF(ISBLANK([$data.G153]);&quot;&quot;;CONCATENATE(&quot;&lt;img src=&quot;&quot;&quot;;[.$R$3];[$data.G153];&quot;.png&quot;;&quot;&quot;&quot;/&gt;&quot;))" office:value-type="string" office:string-value="&lt;img src=&quot;piano-score-back-151-82-7-treble-F7#.png&quot;/&gt;" calcext:value-type="string">
            <text:p>&lt;img src="piano-score-back-151-82-7-treble-F7#.png"/&gt;</text:p>
          </table:table-cell>
          <table:table-cell table:style-name="ce16" table:formula="of:=CONCATENATE(&quot;&lt;img src=&quot;&quot;&quot;;[.$R$4];&quot;front-&quot;;TEXT([$data.B153];&quot;00&quot;);&quot;-&quot;;[$data.E153];&quot;-&quot;;[.Q152];&quot;.png&quot;;&quot;&quot;&quot;/&gt;&quot;)" office:value-type="string" office:string-value="&lt;img src=&quot;piano-keyboard-front-82-7-F7#-G7b.png&quot;/&gt;" calcext:value-type="string">
            <text:p>&lt;img src="piano-keyboard-front-82-7-F7#-G7b.png"/&gt;</text:p>
          </table:table-cell>
          <table:table-cell table:style-name="ce16" table:formula="of:=CONCATENATE(&quot;&lt;img src=&quot;&quot;&quot;;[.$R$4];&quot;back-&quot;;TEXT([$data.B153];&quot;00&quot;);&quot;-&quot;;[$data.E153];&quot;-&quot;;[.Q152];&quot;.png&quot;;&quot;&quot;&quot;/&gt;&quot;)" office:value-type="string" office:string-value="&lt;img src=&quot;piano-keyboard-back-82-7-F7#-G7b.png&quot;/&gt;" calcext:value-type="string">
            <text:p>&lt;img src="piano-keyboard-back-82-7-F7#-G7b.png"/&gt;</text:p>
          </table:table-cell>
          <table:table-cell table:style-name="ce16" table:formula="of:=IFERROR(__xludf.dummyfunction(&quot;IF(ISBLANK(data!G153),&quot;&quot;&quot;&quot;,CONCATENATE(&quot;&quot;&lt;img src=&quot;&quot;&quot;&quot;&quot;&quot;,$R$5,&quot;&quot;back-&quot;&quot;,REGEXREPLACE(Q152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3]);&quot;&quot;;CONCATENATE(&quot;[sound:&quot;;[.$R$6];[$data.G153];&quot;.mp3]&quot;))" office:value-type="string" office:string-value="[sound:piano-audio-151-82-7-treble-F7#.mp3]" calcext:value-type="string">
            <text:p>[sound:piano-audio-151-82-7-treble-F7#.mp3]</text:p>
          </table:table-cell>
          <table:table-cell table:style-name="ce15" table:formula="of:=[$data.B153]" office:value-type="float" office:value="82" calcext:value-type="float">
            <text:p>82</text:p>
          </table:table-cell>
          <table:table-cell table:style-name="ce16" table:formula="of:=[$data.D1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4]; &quot; &quot;; [$data.I154])" office:value-type="string" office:string-value="G7b treble" calcext:value-type="string">
            <text:p>G7b treble</text:p>
          </table:table-cell>
          <table:table-cell table:style-name="ce16" table:formula="of:=IFERROR(__xludf.dummyfunction(&quot;REGEXREPLACE(data!C15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4]" office:value-type="string" office:string-value="7" calcext:value-type="string">
            <text:p>7</text:p>
          </table:table-cell>
          <table:table-cell table:style-name="ce16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4]" office:value-type="string" office:string-value="treble" calcext:value-type="string">
            <text:p>treble</text:p>
          </table:table-cell>
          <table:table-cell table:style-name="ce16" table:formula="of:=IF(ISBLANK([$data.G154]);&quot;&quot;;CONCATENATE(&quot;&lt;img src=&quot;&quot;&quot;;[.$R$2];[$data.G154];&quot;.png&quot;;&quot;&quot;&quot;/&gt;&quot;))" office:value-type="string" office:string-value="&lt;img src=&quot;piano-score-front-154-82-7-treble-G7b.png&quot;/&gt;" calcext:value-type="string">
            <text:p>&lt;img src="piano-score-front-154-82-7-treble-G7b.png"/&gt;</text:p>
          </table:table-cell>
          <table:table-cell table:style-name="ce16" table:formula="of:=IF(ISBLANK([$data.G154]);&quot;&quot;;CONCATENATE(&quot;&lt;img src=&quot;&quot;&quot;;[.$R$3];[$data.G154];&quot;.png&quot;;&quot;&quot;&quot;/&gt;&quot;))" office:value-type="string" office:string-value="&lt;img src=&quot;piano-score-back-154-82-7-treble-G7b.png&quot;/&gt;" calcext:value-type="string">
            <text:p>&lt;img src="piano-score-back-154-82-7-treble-G7b.png"/&gt;</text:p>
          </table:table-cell>
          <table:table-cell table:style-name="ce16" table:formula="of:=CONCATENATE(&quot;&lt;img src=&quot;&quot;&quot;;[.$R$4];&quot;front-&quot;;TEXT([$data.B154];&quot;00&quot;);&quot;-&quot;;[$data.E154];&quot;-&quot;;[.Q153];&quot;.png&quot;;&quot;&quot;&quot;/&gt;&quot;)" office:value-type="string" office:string-value="&lt;img src=&quot;piano-keyboard-front-82-7-F7#-G7b.png&quot;/&gt;" calcext:value-type="string">
            <text:p>&lt;img src="piano-keyboard-front-82-7-F7#-G7b.png"/&gt;</text:p>
          </table:table-cell>
          <table:table-cell table:style-name="ce16" table:formula="of:=CONCATENATE(&quot;&lt;img src=&quot;&quot;&quot;;[.$R$4];&quot;back-&quot;;TEXT([$data.B154];&quot;00&quot;);&quot;-&quot;;[$data.E154];&quot;-&quot;;[.Q153];&quot;.png&quot;;&quot;&quot;&quot;/&gt;&quot;)" office:value-type="string" office:string-value="&lt;img src=&quot;piano-keyboard-back-82-7-F7#-G7b.png&quot;/&gt;" calcext:value-type="string">
            <text:p>&lt;img src="piano-keyboard-back-82-7-F7#-G7b.png"/&gt;</text:p>
          </table:table-cell>
          <table:table-cell table:style-name="ce16" table:formula="of:=IFERROR(__xludf.dummyfunction(&quot;IF(ISBLANK(data!G154),&quot;&quot;&quot;&quot;,CONCATENATE(&quot;&quot;&lt;img src=&quot;&quot;&quot;&quot;&quot;&quot;,$R$5,&quot;&quot;back-&quot;&quot;,REGEXREPLACE(Q153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4]);&quot;&quot;;CONCATENATE(&quot;[sound:&quot;;[.$R$6];[$data.G154];&quot;.mp3]&quot;))" office:value-type="string" office:string-value="[sound:piano-audio-154-82-7-treble-G7b.mp3]" calcext:value-type="string">
            <text:p>[sound:piano-audio-154-82-7-treble-G7b.mp3]</text:p>
          </table:table-cell>
          <table:table-cell table:style-name="ce15" table:formula="of:=[$data.B154]" office:value-type="float" office:value="82" calcext:value-type="float">
            <text:p>82</text:p>
          </table:table-cell>
          <table:table-cell table:style-name="ce16" table:formula="of:=[$data.D1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5]; &quot; &quot;; [$data.I155])" office:value-type="string" office:string-value="G7 treble" calcext:value-type="string">
            <text:p>G7 treble</text:p>
          </table:table-cell>
          <table:table-cell table:style-name="ce16" table:formula="of:=IFERROR(__xludf.dummyfunction(&quot;REGEXREPLACE(data!C15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5]" office:value-type="string" office:string-value="7" calcext:value-type="string">
            <text:p>7</text:p>
          </table:table-cell>
          <table:table-cell table:style-name="ce16" table:formula="of:=IFERROR(__xludf.dummyfunction(&quot;REGEXREPLACE(data!F155,&quot;&quot;[ac-zA-Z0-9]&quot;&quot;,&quot;&quot;&quot;&quot;)&quot;);&quot;&quot;)">
            <text:p/>
          </table:table-cell>
          <table:table-cell table:style-name="ce16" table:formula="of:=[$data.I155]" office:value-type="string" office:string-value="treble" calcext:value-type="string">
            <text:p>treble</text:p>
          </table:table-cell>
          <table:table-cell table:style-name="ce16" table:formula="of:=IF(ISBLANK([$data.G155]);&quot;&quot;;CONCATENATE(&quot;&lt;img src=&quot;&quot;&quot;;[.$R$2];[$data.G155];&quot;.png&quot;;&quot;&quot;&quot;/&gt;&quot;))" office:value-type="string" office:string-value="&lt;img src=&quot;piano-score-front-152-83-7-treble-G7.png&quot;/&gt;" calcext:value-type="string">
            <text:p>&lt;img src="piano-score-front-152-83-7-treble-G7.png"/&gt;</text:p>
          </table:table-cell>
          <table:table-cell table:style-name="ce16" table:formula="of:=IF(ISBLANK([$data.G155]);&quot;&quot;;CONCATENATE(&quot;&lt;img src=&quot;&quot;&quot;;[.$R$3];[$data.G155];&quot;.png&quot;;&quot;&quot;&quot;/&gt;&quot;))" office:value-type="string" office:string-value="&lt;img src=&quot;piano-score-back-152-83-7-treble-G7.png&quot;/&gt;" calcext:value-type="string">
            <text:p>&lt;img src="piano-score-back-152-83-7-treble-G7.png"/&gt;</text:p>
          </table:table-cell>
          <table:table-cell table:style-name="ce16" table:formula="of:=CONCATENATE(&quot;&lt;img src=&quot;&quot;&quot;;[.$R$4];&quot;front-&quot;;TEXT([$data.B155];&quot;00&quot;);&quot;-&quot;;[$data.E155];&quot;-&quot;;[.Q154];&quot;.png&quot;;&quot;&quot;&quot;/&gt;&quot;)" office:value-type="string" office:string-value="&lt;img src=&quot;piano-keyboard-front-83-7-G7.png&quot;/&gt;" calcext:value-type="string">
            <text:p>&lt;img src="piano-keyboard-front-83-7-G7.png"/&gt;</text:p>
          </table:table-cell>
          <table:table-cell table:style-name="ce16" table:formula="of:=CONCATENATE(&quot;&lt;img src=&quot;&quot;&quot;;[.$R$4];&quot;back-&quot;;TEXT([$data.B155];&quot;00&quot;);&quot;-&quot;;[$data.E155];&quot;-&quot;;[.Q154];&quot;.png&quot;;&quot;&quot;&quot;/&gt;&quot;)" office:value-type="string" office:string-value="&lt;img src=&quot;piano-keyboard-back-83-7-G7.png&quot;/&gt;" calcext:value-type="string">
            <text:p>&lt;img src="piano-keyboard-back-83-7-G7.png"/&gt;</text:p>
          </table:table-cell>
          <table:table-cell table:style-name="ce16" table:formula="of:=IFERROR(__xludf.dummyfunction(&quot;IF(ISBLANK(data!G155),&quot;&quot;&quot;&quot;,CONCATENATE(&quot;&quot;&lt;img src=&quot;&quot;&quot;&quot;&quot;&quot;,$R$5,&quot;&quot;back-&quot;&quot;,REGEXREPLACE(Q154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5]);&quot;&quot;;CONCATENATE(&quot;[sound:&quot;;[.$R$6];[$data.G155];&quot;.mp3]&quot;))" office:value-type="string" office:string-value="[sound:piano-audio-152-83-7-treble-G7.mp3]" calcext:value-type="string">
            <text:p>[sound:piano-audio-152-83-7-treble-G7.mp3]</text:p>
          </table:table-cell>
          <table:table-cell table:style-name="ce15" table:formula="of:=[$data.B155]" office:value-type="float" office:value="83" calcext:value-type="float">
            <text:p>83</text:p>
          </table:table-cell>
          <table:table-cell table:style-name="ce16" table:formula="of:=[$data.D1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5,&quot;&quot;[ac-zA-Z0-9]&quot;&quot;,&quot;&quot;&quot;&quot;)&quot;);&quot;&quot;)">
            <text:p/>
          </table:table-cell>
          <table:table-cell table:style-name="ce15" office:value-type="string" calcext:value-type="string">
            <text:p>G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6]; &quot; &quot;; [$data.I156])" office:value-type="string" office:string-value="G7# treble" calcext:value-type="string">
            <text:p>G7# treble</text:p>
          </table:table-cell>
          <table:table-cell table:style-name="ce16" table:formula="of:=IFERROR(__xludf.dummyfunction(&quot;REGEXREPLACE(data!C15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6]" office:value-type="string" office:string-value="7" calcext:value-type="string">
            <text:p>7</text:p>
          </table:table-cell>
          <table:table-cell table:style-name="ce16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6]" office:value-type="string" office:string-value="treble" calcext:value-type="string">
            <text:p>treble</text:p>
          </table:table-cell>
          <table:table-cell table:style-name="ce16" table:formula="of:=IF(ISBLANK([$data.G156]);&quot;&quot;;CONCATENATE(&quot;&lt;img src=&quot;&quot;&quot;;[.$R$2];[$data.G156];&quot;.png&quot;;&quot;&quot;&quot;/&gt;&quot;))" office:value-type="string" office:string-value="&lt;img src=&quot;piano-score-front-153-84-7-treble-G7#.png&quot;/&gt;" calcext:value-type="string">
            <text:p>&lt;img src="piano-score-front-153-84-7-treble-G7#.png"/&gt;</text:p>
          </table:table-cell>
          <table:table-cell table:style-name="ce16" table:formula="of:=IF(ISBLANK([$data.G156]);&quot;&quot;;CONCATENATE(&quot;&lt;img src=&quot;&quot;&quot;;[.$R$3];[$data.G156];&quot;.png&quot;;&quot;&quot;&quot;/&gt;&quot;))" office:value-type="string" office:string-value="&lt;img src=&quot;piano-score-back-153-84-7-treble-G7#.png&quot;/&gt;" calcext:value-type="string">
            <text:p>&lt;img src="piano-score-back-153-84-7-treble-G7#.png"/&gt;</text:p>
          </table:table-cell>
          <table:table-cell table:style-name="ce16" table:formula="of:=CONCATENATE(&quot;&lt;img src=&quot;&quot;&quot;;[.$R$4];&quot;front-&quot;;TEXT([$data.B156];&quot;00&quot;);&quot;-&quot;;[$data.E156];&quot;-&quot;;[.Q155];&quot;.png&quot;;&quot;&quot;&quot;/&gt;&quot;)" office:value-type="string" office:string-value="&lt;img src=&quot;piano-keyboard-front-84-7-G7#-A7b.png&quot;/&gt;" calcext:value-type="string">
            <text:p>&lt;img src="piano-keyboard-front-84-7-G7#-A7b.png"/&gt;</text:p>
          </table:table-cell>
          <table:table-cell table:style-name="ce16" table:formula="of:=CONCATENATE(&quot;&lt;img src=&quot;&quot;&quot;;[.$R$4];&quot;back-&quot;;TEXT([$data.B156];&quot;00&quot;);&quot;-&quot;;[$data.E156];&quot;-&quot;;[.Q155];&quot;.png&quot;;&quot;&quot;&quot;/&gt;&quot;)" office:value-type="string" office:string-value="&lt;img src=&quot;piano-keyboard-back-84-7-G7#-A7b.png&quot;/&gt;" calcext:value-type="string">
            <text:p>&lt;img src="piano-keyboard-back-84-7-G7#-A7b.png"/&gt;</text:p>
          </table:table-cell>
          <table:table-cell table:style-name="ce16" table:formula="of:=IFERROR(__xludf.dummyfunction(&quot;IF(ISBLANK(data!G156),&quot;&quot;&quot;&quot;,CONCATENATE(&quot;&quot;&lt;img src=&quot;&quot;&quot;&quot;&quot;&quot;,$R$5,&quot;&quot;back-&quot;&quot;,REGEXREPLACE(Q155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6]);&quot;&quot;;CONCATENATE(&quot;[sound:&quot;;[.$R$6];[$data.G156];&quot;.mp3]&quot;))" office:value-type="string" office:string-value="[sound:piano-audio-153-84-7-treble-G7#.mp3]" calcext:value-type="string">
            <text:p>[sound:piano-audio-153-84-7-treble-G7#.mp3]</text:p>
          </table:table-cell>
          <table:table-cell table:style-name="ce15" table:formula="of:=[$data.B156]" office:value-type="float" office:value="84" calcext:value-type="float">
            <text:p>84</text:p>
          </table:table-cell>
          <table:table-cell table:style-name="ce16" table:formula="of:=[$data.D1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7]; &quot; &quot;; [$data.I157])" office:value-type="string" office:string-value="A7b treble" calcext:value-type="string">
            <text:p>A7b treble</text:p>
          </table:table-cell>
          <table:table-cell table:style-name="ce16" table:formula="of:=IFERROR(__xludf.dummyfunction(&quot;REGEXREPLACE(data!C15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7]" office:value-type="string" office:string-value="7" calcext:value-type="string">
            <text:p>7</text:p>
          </table:table-cell>
          <table:table-cell table:style-name="ce16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7]" office:value-type="string" office:string-value="treble" calcext:value-type="string">
            <text:p>treble</text:p>
          </table:table-cell>
          <table:table-cell table:style-name="ce16" table:formula="of:=IF(ISBLANK([$data.G157]);&quot;&quot;;CONCATENATE(&quot;&lt;img src=&quot;&quot;&quot;;[.$R$2];[$data.G157];&quot;.png&quot;;&quot;&quot;&quot;/&gt;&quot;))" office:value-type="string" office:string-value="&lt;img src=&quot;piano-score-front-157-84-7-treble-A7b.png&quot;/&gt;" calcext:value-type="string">
            <text:p>&lt;img src="piano-score-front-157-84-7-treble-A7b.png"/&gt;</text:p>
          </table:table-cell>
          <table:table-cell table:style-name="ce16" table:formula="of:=IF(ISBLANK([$data.G157]);&quot;&quot;;CONCATENATE(&quot;&lt;img src=&quot;&quot;&quot;;[.$R$3];[$data.G157];&quot;.png&quot;;&quot;&quot;&quot;/&gt;&quot;))" office:value-type="string" office:string-value="&lt;img src=&quot;piano-score-back-157-84-7-treble-A7b.png&quot;/&gt;" calcext:value-type="string">
            <text:p>&lt;img src="piano-score-back-157-84-7-treble-A7b.png"/&gt;</text:p>
          </table:table-cell>
          <table:table-cell table:style-name="ce16" table:formula="of:=CONCATENATE(&quot;&lt;img src=&quot;&quot;&quot;;[.$R$4];&quot;front-&quot;;TEXT([$data.B157];&quot;00&quot;);&quot;-&quot;;[$data.E157];&quot;-&quot;;[.Q156];&quot;.png&quot;;&quot;&quot;&quot;/&gt;&quot;)" office:value-type="string" office:string-value="&lt;img src=&quot;piano-keyboard-front-84-7-G7#-A7b.png&quot;/&gt;" calcext:value-type="string">
            <text:p>&lt;img src="piano-keyboard-front-84-7-G7#-A7b.png"/&gt;</text:p>
          </table:table-cell>
          <table:table-cell table:style-name="ce16" table:formula="of:=CONCATENATE(&quot;&lt;img src=&quot;&quot;&quot;;[.$R$4];&quot;back-&quot;;TEXT([$data.B157];&quot;00&quot;);&quot;-&quot;;[$data.E157];&quot;-&quot;;[.Q156];&quot;.png&quot;;&quot;&quot;&quot;/&gt;&quot;)" office:value-type="string" office:string-value="&lt;img src=&quot;piano-keyboard-back-84-7-G7#-A7b.png&quot;/&gt;" calcext:value-type="string">
            <text:p>&lt;img src="piano-keyboard-back-84-7-G7#-A7b.png"/&gt;</text:p>
          </table:table-cell>
          <table:table-cell table:style-name="ce16" table:formula="of:=IFERROR(__xludf.dummyfunction(&quot;IF(ISBLANK(data!G157),&quot;&quot;&quot;&quot;,CONCATENATE(&quot;&quot;&lt;img src=&quot;&quot;&quot;&quot;&quot;&quot;,$R$5,&quot;&quot;back-&quot;&quot;,REGEXREPLACE(Q156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7]);&quot;&quot;;CONCATENATE(&quot;[sound:&quot;;[.$R$6];[$data.G157];&quot;.mp3]&quot;))" office:value-type="string" office:string-value="[sound:piano-audio-157-84-7-treble-A7b.mp3]" calcext:value-type="string">
            <text:p>[sound:piano-audio-157-84-7-treble-A7b.mp3]</text:p>
          </table:table-cell>
          <table:table-cell table:style-name="ce15" table:formula="of:=[$data.B157]" office:value-type="float" office:value="84" calcext:value-type="float">
            <text:p>84</text:p>
          </table:table-cell>
          <table:table-cell table:style-name="ce16" table:formula="of:=[$data.D1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8]; &quot; &quot;; [$data.I158])" office:value-type="string" office:string-value="A7 treble" calcext:value-type="string">
            <text:p>A7 treble</text:p>
          </table:table-cell>
          <table:table-cell table:style-name="ce16" table:formula="of:=IFERROR(__xludf.dummyfunction(&quot;REGEXREPLACE(data!C15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8]" office:value-type="string" office:string-value="7" calcext:value-type="string">
            <text:p>7</text:p>
          </table:table-cell>
          <table:table-cell table:style-name="ce16" table:formula="of:=IFERROR(__xludf.dummyfunction(&quot;REGEXREPLACE(data!F158,&quot;&quot;[ac-zA-Z0-9]&quot;&quot;,&quot;&quot;&quot;&quot;)&quot;);&quot;&quot;)">
            <text:p/>
          </table:table-cell>
          <table:table-cell table:style-name="ce16" table:formula="of:=[$data.I158]" office:value-type="string" office:string-value="treble" calcext:value-type="string">
            <text:p>treble</text:p>
          </table:table-cell>
          <table:table-cell table:style-name="ce16" table:formula="of:=IF(ISBLANK([$data.G158]);&quot;&quot;;CONCATENATE(&quot;&lt;img src=&quot;&quot;&quot;;[.$R$2];[$data.G158];&quot;.png&quot;;&quot;&quot;&quot;/&gt;&quot;))" office:value-type="string" office:string-value="&lt;img src=&quot;piano-score-front-155-85-7-treble-A7.png&quot;/&gt;" calcext:value-type="string">
            <text:p>&lt;img src="piano-score-front-155-85-7-treble-A7.png"/&gt;</text:p>
          </table:table-cell>
          <table:table-cell table:style-name="ce16" table:formula="of:=IF(ISBLANK([$data.G158]);&quot;&quot;;CONCATENATE(&quot;&lt;img src=&quot;&quot;&quot;;[.$R$3];[$data.G158];&quot;.png&quot;;&quot;&quot;&quot;/&gt;&quot;))" office:value-type="string" office:string-value="&lt;img src=&quot;piano-score-back-155-85-7-treble-A7.png&quot;/&gt;" calcext:value-type="string">
            <text:p>&lt;img src="piano-score-back-155-85-7-treble-A7.png"/&gt;</text:p>
          </table:table-cell>
          <table:table-cell table:style-name="ce16" table:formula="of:=CONCATENATE(&quot;&lt;img src=&quot;&quot;&quot;;[.$R$4];&quot;front-&quot;;TEXT([$data.B158];&quot;00&quot;);&quot;-&quot;;[$data.E158];&quot;-&quot;;[.Q157];&quot;.png&quot;;&quot;&quot;&quot;/&gt;&quot;)" office:value-type="string" office:string-value="&lt;img src=&quot;piano-keyboard-front-85-7-A7.png&quot;/&gt;" calcext:value-type="string">
            <text:p>&lt;img src="piano-keyboard-front-85-7-A7.png"/&gt;</text:p>
          </table:table-cell>
          <table:table-cell table:style-name="ce16" table:formula="of:=CONCATENATE(&quot;&lt;img src=&quot;&quot;&quot;;[.$R$4];&quot;back-&quot;;TEXT([$data.B158];&quot;00&quot;);&quot;-&quot;;[$data.E158];&quot;-&quot;;[.Q157];&quot;.png&quot;;&quot;&quot;&quot;/&gt;&quot;)" office:value-type="string" office:string-value="&lt;img src=&quot;piano-keyboard-back-85-7-A7.png&quot;/&gt;" calcext:value-type="string">
            <text:p>&lt;img src="piano-keyboard-back-85-7-A7.png"/&gt;</text:p>
          </table:table-cell>
          <table:table-cell table:style-name="ce16" table:formula="of:=IFERROR(__xludf.dummyfunction(&quot;IF(ISBLANK(data!G158),&quot;&quot;&quot;&quot;,CONCATENATE(&quot;&quot;&lt;img src=&quot;&quot;&quot;&quot;&quot;&quot;,$R$5,&quot;&quot;back-&quot;&quot;,REGEXREPLACE(Q157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8]);&quot;&quot;;CONCATENATE(&quot;[sound:&quot;;[.$R$6];[$data.G158];&quot;.mp3]&quot;))" office:value-type="string" office:string-value="[sound:piano-audio-155-85-7-treble-A7.mp3]" calcext:value-type="string">
            <text:p>[sound:piano-audio-155-85-7-treble-A7.mp3]</text:p>
          </table:table-cell>
          <table:table-cell table:style-name="ce15" table:formula="of:=[$data.B158]" office:value-type="float" office:value="85" calcext:value-type="float">
            <text:p>85</text:p>
          </table:table-cell>
          <table:table-cell table:style-name="ce16" table:formula="of:=[$data.D15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8,&quot;&quot;[ac-zA-Z0-9]&quot;&quot;,&quot;&quot;&quot;&quot;)&quot;);&quot;&quot;)">
            <text:p/>
          </table:table-cell>
          <table:table-cell table:style-name="ce15" office:value-type="string" calcext:value-type="string">
            <text:p>A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59]; &quot; &quot;; [$data.I159])" office:value-type="string" office:string-value="A7# treble" calcext:value-type="string">
            <text:p>A7# treble</text:p>
          </table:table-cell>
          <table:table-cell table:style-name="ce16" table:formula="of:=IFERROR(__xludf.dummyfunction(&quot;REGEXREPLACE(data!C15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9]" office:value-type="string" office:string-value="7" calcext:value-type="string">
            <text:p>7</text:p>
          </table:table-cell>
          <table:table-cell table:style-name="ce16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9]" office:value-type="string" office:string-value="treble" calcext:value-type="string">
            <text:p>treble</text:p>
          </table:table-cell>
          <table:table-cell table:style-name="ce16" table:formula="of:=IF(ISBLANK([$data.G159]);&quot;&quot;;CONCATENATE(&quot;&lt;img src=&quot;&quot;&quot;;[.$R$2];[$data.G159];&quot;.png&quot;;&quot;&quot;&quot;/&gt;&quot;))" office:value-type="string" office:string-value="&lt;img src=&quot;piano-score-front-156-86-7-treble-A7#.png&quot;/&gt;" calcext:value-type="string">
            <text:p>&lt;img src="piano-score-front-156-86-7-treble-A7#.png"/&gt;</text:p>
          </table:table-cell>
          <table:table-cell table:style-name="ce16" table:formula="of:=IF(ISBLANK([$data.G159]);&quot;&quot;;CONCATENATE(&quot;&lt;img src=&quot;&quot;&quot;;[.$R$3];[$data.G159];&quot;.png&quot;;&quot;&quot;&quot;/&gt;&quot;))" office:value-type="string" office:string-value="&lt;img src=&quot;piano-score-back-156-86-7-treble-A7#.png&quot;/&gt;" calcext:value-type="string">
            <text:p>&lt;img src="piano-score-back-156-86-7-treble-A7#.png"/&gt;</text:p>
          </table:table-cell>
          <table:table-cell table:style-name="ce16" table:formula="of:=CONCATENATE(&quot;&lt;img src=&quot;&quot;&quot;;[.$R$4];&quot;front-&quot;;TEXT([$data.B159];&quot;00&quot;);&quot;-&quot;;[$data.E159];&quot;-&quot;;[.Q158];&quot;.png&quot;;&quot;&quot;&quot;/&gt;&quot;)" office:value-type="string" office:string-value="&lt;img src=&quot;piano-keyboard-front-86-7-A7#-B7b.png&quot;/&gt;" calcext:value-type="string">
            <text:p>&lt;img src="piano-keyboard-front-86-7-A7#-B7b.png"/&gt;</text:p>
          </table:table-cell>
          <table:table-cell table:style-name="ce16" table:formula="of:=CONCATENATE(&quot;&lt;img src=&quot;&quot;&quot;;[.$R$4];&quot;back-&quot;;TEXT([$data.B159];&quot;00&quot;);&quot;-&quot;;[$data.E159];&quot;-&quot;;[.Q158];&quot;.png&quot;;&quot;&quot;&quot;/&gt;&quot;)" office:value-type="string" office:string-value="&lt;img src=&quot;piano-keyboard-back-86-7-A7#-B7b.png&quot;/&gt;" calcext:value-type="string">
            <text:p>&lt;img src="piano-keyboard-back-86-7-A7#-B7b.png"/&gt;</text:p>
          </table:table-cell>
          <table:table-cell table:style-name="ce16" table:formula="of:=IFERROR(__xludf.dummyfunction(&quot;IF(ISBLANK(data!G159),&quot;&quot;&quot;&quot;,CONCATENATE(&quot;&quot;&lt;img src=&quot;&quot;&quot;&quot;&quot;&quot;,$R$5,&quot;&quot;back-&quot;&quot;,REGEXREPLACE(Q158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9]);&quot;&quot;;CONCATENATE(&quot;[sound:&quot;;[.$R$6];[$data.G159];&quot;.mp3]&quot;))" office:value-type="string" office:string-value="[sound:piano-audio-156-86-7-treble-A7#.mp3]" calcext:value-type="string">
            <text:p>[sound:piano-audio-156-86-7-treble-A7#.mp3]</text:p>
          </table:table-cell>
          <table:table-cell table:style-name="ce15" table:formula="of:=[$data.B159]" office:value-type="float" office:value="86" calcext:value-type="float">
            <text:p>86</text:p>
          </table:table-cell>
          <table:table-cell table:style-name="ce16" table:formula="of:=[$data.D15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60]; &quot; &quot;; [$data.I160])" office:value-type="string" office:string-value="B7b treble" calcext:value-type="string">
            <text:p>B7b treble</text:p>
          </table:table-cell>
          <table:table-cell table:style-name="ce16" table:formula="of:=IFERROR(__xludf.dummyfunction(&quot;REGEXREPLACE(data!C16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0]" office:value-type="string" office:string-value="7" calcext:value-type="string">
            <text:p>7</text:p>
          </table:table-cell>
          <table:table-cell table:style-name="ce16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0]" office:value-type="string" office:string-value="treble" calcext:value-type="string">
            <text:p>treble</text:p>
          </table:table-cell>
          <table:table-cell table:style-name="ce16" table:formula="of:=IF(ISBLANK([$data.G160]);&quot;&quot;;CONCATENATE(&quot;&lt;img src=&quot;&quot;&quot;;[.$R$2];[$data.G160];&quot;.png&quot;;&quot;&quot;&quot;/&gt;&quot;))" office:value-type="string" office:string-value="&lt;img src=&quot;piano-score-front-159-86-7-treble-B7b.png&quot;/&gt;" calcext:value-type="string">
            <text:p>&lt;img src="piano-score-front-159-86-7-treble-B7b.png"/&gt;</text:p>
          </table:table-cell>
          <table:table-cell table:style-name="ce16" table:formula="of:=IF(ISBLANK([$data.G160]);&quot;&quot;;CONCATENATE(&quot;&lt;img src=&quot;&quot;&quot;;[.$R$3];[$data.G160];&quot;.png&quot;;&quot;&quot;&quot;/&gt;&quot;))" office:value-type="string" office:string-value="&lt;img src=&quot;piano-score-back-159-86-7-treble-B7b.png&quot;/&gt;" calcext:value-type="string">
            <text:p>&lt;img src="piano-score-back-159-86-7-treble-B7b.png"/&gt;</text:p>
          </table:table-cell>
          <table:table-cell table:style-name="ce16" table:formula="of:=CONCATENATE(&quot;&lt;img src=&quot;&quot;&quot;;[.$R$4];&quot;front-&quot;;TEXT([$data.B160];&quot;00&quot;);&quot;-&quot;;[$data.E160];&quot;-&quot;;[.Q159];&quot;.png&quot;;&quot;&quot;&quot;/&gt;&quot;)" office:value-type="string" office:string-value="&lt;img src=&quot;piano-keyboard-front-86-7-A7#-B7b.png&quot;/&gt;" calcext:value-type="string">
            <text:p>&lt;img src="piano-keyboard-front-86-7-A7#-B7b.png"/&gt;</text:p>
          </table:table-cell>
          <table:table-cell table:style-name="ce16" table:formula="of:=CONCATENATE(&quot;&lt;img src=&quot;&quot;&quot;;[.$R$4];&quot;back-&quot;;TEXT([$data.B160];&quot;00&quot;);&quot;-&quot;;[$data.E160];&quot;-&quot;;[.Q159];&quot;.png&quot;;&quot;&quot;&quot;/&gt;&quot;)" office:value-type="string" office:string-value="&lt;img src=&quot;piano-keyboard-back-86-7-A7#-B7b.png&quot;/&gt;" calcext:value-type="string">
            <text:p>&lt;img src="piano-keyboard-back-86-7-A7#-B7b.png"/&gt;</text:p>
          </table:table-cell>
          <table:table-cell table:style-name="ce16" table:formula="of:=IFERROR(__xludf.dummyfunction(&quot;IF(ISBLANK(data!G160),&quot;&quot;&quot;&quot;,CONCATENATE(&quot;&quot;&lt;img src=&quot;&quot;&quot;&quot;&quot;&quot;,$R$5,&quot;&quot;back-&quot;&quot;,REGEXREPLACE(Q159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0]);&quot;&quot;;CONCATENATE(&quot;[sound:&quot;;[.$R$6];[$data.G160];&quot;.mp3]&quot;))" office:value-type="string" office:string-value="[sound:piano-audio-159-86-7-treble-B7b.mp3]" calcext:value-type="string">
            <text:p>[sound:piano-audio-159-86-7-treble-B7b.mp3]</text:p>
          </table:table-cell>
          <table:table-cell table:style-name="ce15" table:formula="of:=[$data.B160]" office:value-type="float" office:value="86" calcext:value-type="float">
            <text:p>86</text:p>
          </table:table-cell>
          <table:table-cell table:style-name="ce16" table:formula="of:=[$data.D16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61]; &quot; &quot;; [$data.I161])" office:value-type="string" office:string-value="B7 treble" calcext:value-type="string">
            <text:p>B7 treble</text:p>
          </table:table-cell>
          <table:table-cell table:style-name="ce16" table:formula="of:=IFERROR(__xludf.dummyfunction(&quot;REGEXREPLACE(data!C161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1]" office:value-type="string" office:string-value="7" calcext:value-type="string">
            <text:p>7</text:p>
          </table:table-cell>
          <table:table-cell table:style-name="ce16" table:formula="of:=IFERROR(__xludf.dummyfunction(&quot;REGEXREPLACE(data!F161,&quot;&quot;[ac-zA-Z0-9]&quot;&quot;,&quot;&quot;&quot;&quot;)&quot;);&quot;&quot;)">
            <text:p/>
          </table:table-cell>
          <table:table-cell table:style-name="ce16" table:formula="of:=[$data.I161]" office:value-type="string" office:string-value="treble" calcext:value-type="string">
            <text:p>treble</text:p>
          </table:table-cell>
          <table:table-cell table:style-name="ce16" table:formula="of:=IF(ISBLANK([$data.G161]);&quot;&quot;;CONCATENATE(&quot;&lt;img src=&quot;&quot;&quot;;[.$R$2];[$data.G161];&quot;.png&quot;;&quot;&quot;&quot;/&gt;&quot;))" office:value-type="string" office:string-value="&lt;img src=&quot;piano-score-front-158-87-7-treble-B7.png&quot;/&gt;" calcext:value-type="string">
            <text:p>&lt;img src="piano-score-front-158-87-7-treble-B7.png"/&gt;</text:p>
          </table:table-cell>
          <table:table-cell table:style-name="ce16" table:formula="of:=IF(ISBLANK([$data.G161]);&quot;&quot;;CONCATENATE(&quot;&lt;img src=&quot;&quot;&quot;;[.$R$3];[$data.G161];&quot;.png&quot;;&quot;&quot;&quot;/&gt;&quot;))" office:value-type="string" office:string-value="&lt;img src=&quot;piano-score-back-158-87-7-treble-B7.png&quot;/&gt;" calcext:value-type="string">
            <text:p>&lt;img src="piano-score-back-158-87-7-treble-B7.png"/&gt;</text:p>
          </table:table-cell>
          <table:table-cell table:style-name="ce16" table:formula="of:=CONCATENATE(&quot;&lt;img src=&quot;&quot;&quot;;[.$R$4];&quot;front-&quot;;TEXT([$data.B161];&quot;00&quot;);&quot;-&quot;;[$data.E161];&quot;-&quot;;[.Q160];&quot;.png&quot;;&quot;&quot;&quot;/&gt;&quot;)" office:value-type="string" office:string-value="&lt;img src=&quot;piano-keyboard-front-87-7-B7.png&quot;/&gt;" calcext:value-type="string">
            <text:p>&lt;img src="piano-keyboard-front-87-7-B7.png"/&gt;</text:p>
          </table:table-cell>
          <table:table-cell table:style-name="ce16" table:formula="of:=CONCATENATE(&quot;&lt;img src=&quot;&quot;&quot;;[.$R$4];&quot;back-&quot;;TEXT([$data.B161];&quot;00&quot;);&quot;-&quot;;[$data.E161];&quot;-&quot;;[.Q160];&quot;.png&quot;;&quot;&quot;&quot;/&gt;&quot;)" office:value-type="string" office:string-value="&lt;img src=&quot;piano-keyboard-back-87-7-B7.png&quot;/&gt;" calcext:value-type="string">
            <text:p>&lt;img src="piano-keyboard-back-87-7-B7.png"/&gt;</text:p>
          </table:table-cell>
          <table:table-cell table:style-name="ce16" table:formula="of:=IFERROR(__xludf.dummyfunction(&quot;IF(ISBLANK(data!G161),&quot;&quot;&quot;&quot;,CONCATENATE(&quot;&quot;&lt;img src=&quot;&quot;&quot;&quot;&quot;&quot;,$R$5,&quot;&quot;back-&quot;&quot;,REGEXREPLACE(Q160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1]);&quot;&quot;;CONCATENATE(&quot;[sound:&quot;;[.$R$6];[$data.G161];&quot;.mp3]&quot;))" office:value-type="string" office:string-value="[sound:piano-audio-158-87-7-treble-B7.mp3]" calcext:value-type="string">
            <text:p>[sound:piano-audio-158-87-7-treble-B7.mp3]</text:p>
          </table:table-cell>
          <table:table-cell table:style-name="ce15" table:formula="of:=[$data.B161]" office:value-type="float" office:value="87" calcext:value-type="float">
            <text:p>87</text:p>
          </table:table-cell>
          <table:table-cell table:style-name="ce16" table:formula="of:=[$data.D16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1,&quot;&quot;[ac-zA-Z0-9]&quot;&quot;,&quot;&quot;&quot;&quot;)&quot;);&quot;&quot;)">
            <text:p/>
          </table:table-cell>
          <table:table-cell table:style-name="ce15" office:value-type="string" calcext:value-type="string">
            <text:p>B7</text:p>
          </table:table-cell>
          <table:table-cell table:style-name="ce15"/>
          <table:table-cell table:number-columns-repeated="1006"/>
        </table:table-row>
        <table:table-row table:style-name="ro2">
          <table:table-cell table:style-name="ce15" table:formula="of:=CONCATENATE([$data.F162]; &quot; &quot;; [$data.I162])" office:value-type="string" office:string-value="C8 treble" calcext:value-type="string">
            <text:p>C8 treble</text:p>
          </table:table-cell>
          <table:table-cell table:style-name="ce16" table:formula="of:=IFERROR(__xludf.dummyfunction(&quot;REGEXREPLACE(data!C16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62]" office:value-type="string" office:string-value="8" calcext:value-type="string">
            <text:p>8</text:p>
          </table:table-cell>
          <table:table-cell table:style-name="ce16" table:formula="of:=IFERROR(__xludf.dummyfunction(&quot;REGEXREPLACE(data!F162,&quot;&quot;[ac-zA-Z0-9]&quot;&quot;,&quot;&quot;&quot;&quot;)&quot;);&quot;&quot;)">
            <text:p/>
          </table:table-cell>
          <table:table-cell table:style-name="ce16" table:formula="of:=[$data.I162]" office:value-type="string" office:string-value="treble" calcext:value-type="string">
            <text:p>treble</text:p>
          </table:table-cell>
          <table:table-cell table:style-name="ce16" table:formula="of:=IF(ISBLANK([$data.G162]);&quot;&quot;;CONCATENATE(&quot;&lt;img src=&quot;&quot;&quot;;[.$R$2];[$data.G162];&quot;.png&quot;;&quot;&quot;&quot;/&gt;&quot;))" office:value-type="string" office:string-value="&lt;img src=&quot;piano-score-front-160-88-8-treble-C8.png&quot;/&gt;" calcext:value-type="string">
            <text:p>&lt;img src="piano-score-front-160-88-8-treble-C8.png"/&gt;</text:p>
          </table:table-cell>
          <table:table-cell table:style-name="ce16" table:formula="of:=IF(ISBLANK([$data.G162]);&quot;&quot;;CONCATENATE(&quot;&lt;img src=&quot;&quot;&quot;;[.$R$3];[$data.G162];&quot;.png&quot;;&quot;&quot;&quot;/&gt;&quot;))" office:value-type="string" office:string-value="&lt;img src=&quot;piano-score-back-160-88-8-treble-C8.png&quot;/&gt;" calcext:value-type="string">
            <text:p>&lt;img src="piano-score-back-160-88-8-treble-C8.png"/&gt;</text:p>
          </table:table-cell>
          <table:table-cell table:style-name="ce16" table:formula="of:=CONCATENATE(&quot;&lt;img src=&quot;&quot;&quot;;[.$R$4];&quot;front-&quot;;TEXT([$data.B162];&quot;00&quot;);&quot;-&quot;;[$data.E162];&quot;-&quot;;[.Q161];&quot;.png&quot;;&quot;&quot;&quot;/&gt;&quot;)" office:value-type="string" office:string-value="&lt;img src=&quot;piano-keyboard-front-88-8-C8.png&quot;/&gt;" calcext:value-type="string">
            <text:p>&lt;img src="piano-keyboard-front-88-8-C8.png"/&gt;</text:p>
          </table:table-cell>
          <table:table-cell table:style-name="ce16" table:formula="of:=CONCATENATE(&quot;&lt;img src=&quot;&quot;&quot;;[.$R$4];&quot;back-&quot;;TEXT([$data.B162];&quot;00&quot;);&quot;-&quot;;[$data.E162];&quot;-&quot;;[.Q161];&quot;.png&quot;;&quot;&quot;&quot;/&gt;&quot;)" office:value-type="string" office:string-value="&lt;img src=&quot;piano-keyboard-back-88-8-C8.png&quot;/&gt;" calcext:value-type="string">
            <text:p>&lt;img src="piano-keyboard-back-88-8-C8.png"/&gt;</text:p>
          </table:table-cell>
          <table:table-cell table:style-name="ce16" table:formula="of:=IFERROR(__xludf.dummyfunction(&quot;IF(ISBLANK(data!G162),&quot;&quot;&quot;&quot;,CONCATENATE(&quot;&quot;&lt;img src=&quot;&quot;&quot;&quot;&quot;&quot;,$R$5,&quot;&quot;back-&quot;&quot;,REGEXREPLACE(Q161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[.$K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2]);&quot;&quot;;CONCATENATE(&quot;[sound:&quot;;[.$R$6];[$data.G162];&quot;.mp3]&quot;))" office:value-type="string" office:string-value="[sound:piano-audio-160-88-8-treble-C8.mp3]" calcext:value-type="string">
            <text:p>[sound:piano-audio-160-88-8-treble-C8.mp3]</text:p>
          </table:table-cell>
          <table:table-cell table:style-name="ce15" table:formula="of:=[$data.B162]" office:value-type="float" office:value="88" calcext:value-type="float">
            <text:p>88</text:p>
          </table:table-cell>
          <table:table-cell table:style-name="ce16" table:formula="of:=[$data.D16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2,&quot;&quot;[ac-zA-Z0-9]&quot;&quot;,&quot;&quot;&quot;&quot;)&quot;);&quot;&quot;)">
            <text:p/>
          </table:table-cell>
          <table:table-cell table:style-name="ce15" office:value-type="string" calcext:value-type="string">
            <text:p>C8</text:p>
          </table:table-cell>
          <table:table-cell table:style-name="ce15"/>
          <table:table-cell table:number-columns-repeated="1006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octave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8" table:number-columns-repeated="1012" table:default-cell-style-name="Default"/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accidental</text:p>
          </table:table-cell>
          <table:table-cell table:style-name="ce23" office:value-type="string" calcext:value-type="string">
            <text:p>keyboard_octave_image_front</text:p>
          </table:table-cell>
          <table:table-cell table:style-name="ce23" office:value-type="string" calcext:value-type="string">
            <text:p>keyboard_octave_image_back</text:p>
          </table:table-cell>
          <table:table-cell table:style-name="ce18" office:value-type="string" calcext:value-type="string">
            <text:p>keyboard_octave_blank_image</text:p>
          </table:table-cell>
          <table:table-cell table:style-name="ce18" office:value-type="string" calcext:value-type="string">
            <text:p>score_image_front</text:p>
          </table:table-cell>
          <table:table-cell table:style-name="ce18" office:value-type="string" calcext:value-type="string">
            <text:p>score_image_back</text:p>
          </table:table-cell>
          <table:table-cell table:style-name="ce18" office:value-type="string" calcext:value-type="string">
            <text:p>sound_file</text:p>
          </table:table-cell>
          <table:table-cell table:style-name="ce24" office:value-type="string" calcext:value-type="string">
            <text:p>tags</text:p>
          </table:table-cell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8" table:formula="of:=CONCATENATE([$anki8octaves.B74]; [$anki8octaves.D74])" office:value-type="string" office:string-value="C" calcext:value-type="string">
            <text:p>C</text:p>
          </table:table-cell>
          <table:table-cell table:style-name="ce18" table:formula="of:=[$anki8octaves.B74]" office:value-type="string" office:string-value="C" calcext:value-type="string">
            <text:p>C</text:p>
          </table:table-cell>
          <table:table-cell table:style-name="ce18" table:formula="of:=[$anki8octaves.D74]">
            <text:p/>
          </table:table-cell>
          <table:table-cell table:style-name="ce16" table:formula="of:=IFERROR(__xludf.dummyfunction(&quot;IF(ISBLANK(K2),&quot;&quot;&quot;&quot;,CONCATENATE(&quot;&quot;&lt;img src=&quot;&quot;&quot;&quot;&quot;&quot;, anki8octaves!$R$5, &quot;&quot;front-&quot;&quot;,REGEXREPLACE(K2,&quot;&quot;[0-9]&quot;&quot;,&quot;&quot;&quot;&quot;),&quot;&quot;.png&quot;&quot;,&quot;&quot;&quot;&quot;&quot;&quot;/&gt;&quot;&quot;))&quot;);&quot;&lt;img src=&quot;&quot;piano-keyboard-octave-front-C.png&quot;&quot;/&gt;&quot;)" office:value-type="string" office:string-value="&lt;img src=&quot;piano-keyboard-octave-front-C.png&quot;/&gt;" calcext:value-type="string">
            <text:p>&lt;img src="piano-keyboard-octave-front-C.png"/&gt;</text:p>
          </table:table-cell>
          <table:table-cell table:style-name="ce16" table:formula="of:=IFERROR(__xludf.dummyfunction(&quot;IF(ISBLANK(K2),&quot;&quot;&quot;&quot;,CONCATENATE(&quot;&quot;&lt;img src=&quot;&quot;&quot;&quot;&quot;&quot;, anki8octaves!$R$5, &quot;&quot;back-&quot;&quot;, REGEXREPLACE(K2,&quot;&quot;[0-9]&quot;&quot;,&quot;&quot;&quot;&quot;),&quot;&quot;.png&quot;&quot;,&quot;&quot;&quot;&quot;&quot;&quot;/&gt;&quot;&quot;))&quot;);&quot;&lt;img src=&quot;&quot;piano-keyboard-octave-back-C.png&quot;&quot;/&gt;&quot;)" office:value-type="string" office:string-value="&lt;img src=&quot;piano-keyboard-octave-back-C.png&quot;/&gt;" calcext:value-type="string">
            <text:p>&lt;img src="piano-keyboard-octave-back-C.png"/&gt;</text:p>
          </table:table-cell>
          <table:table-cell table:style-name="ce15" table:formula="of:=CONCATENATE(&quot;&lt;img src=&quot;&quot;&quot;;[$anki8octaves.R5];&quot;0-blank.png&quot;&quot;/&gt;&quot;)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5]);&quot;&quot;;CONCATENATE(&quot;&lt;img src=&quot;&quot;&quot;;[$anki8octaves.$R$2];[$data.G75];&quot;.png&quot;;&quot;&quot;&quot;/&gt;&quot;))" office:value-type="string" office:string-value="&lt;img src=&quot;piano-score-front-073-40-4-treble-C4.png&quot;/&gt;" calcext:value-type="string">
            <text:p>&lt;img src="piano-score-front-073-40-4-treble-C4.png"/&gt;</text:p>
          </table:table-cell>
          <table:table-cell table:style-name="ce16" table:formula="of:=IF(ISBLANK([$data.G75]);&quot;&quot;;CONCATENATE(&quot;&lt;img src=&quot;&quot;&quot;;[$anki8octaves.$R$3];[$data.G75];&quot;.png&quot;;&quot;&quot;&quot;/&gt;&quot;))" office:value-type="string" office:string-value="&lt;img src=&quot;piano-score-back-073-40-4-treble-C4.png&quot;/&gt;" calcext:value-type="string">
            <text:p>&lt;img src="piano-score-back-073-40-4-treble-C4.png"/&gt;</text:p>
          </table:table-cell>
          <table:table-cell table:style-name="ce16" table:formula="of:=IF(ISBLANK([$data.G75]);&quot;&quot;;CONCATENATE(&quot;[sound:&quot;;[$anki8octaves.$R$6]; 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4]" office:value-type="string" office:string-value="C4" calcext:value-type="string">
            <text:p>C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75]; [$anki8octaves.D75])" office:value-type="string" office:string-value="C#" calcext:value-type="string">
            <text:p>C#</text:p>
          </table:table-cell>
          <table:table-cell table:style-name="ce18" table:formula="of:=[$anki8octaves.B75]" office:value-type="string" office:string-value="C" calcext:value-type="string">
            <text:p>C</text:p>
          </table:table-cell>
          <table:table-cell table:style-name="ce18" table:formula="of:=[$anki8octaves.D75]" office:value-type="string" office:string-value="#" calcext:value-type="string">
            <text:p>#</text:p>
          </table:table-cell>
          <table:table-cell table:style-name="ce16" table:formula="of:=IFERROR(__xludf.dummyfunction(&quot;IF(ISBLANK(K3),&quot;&quot;&quot;&quot;,CONCATENATE(&quot;&quot;&lt;img src=&quot;&quot;&quot;&quot;&quot;&quot;, anki8octaves!$R$5, &quot;&quot;front-&quot;&quot;,REGEXREPLACE(K3,&quot;&quot;[0-9]&quot;&quot;,&quot;&quot;&quot;&quot;),&quot;&quot;.png&quot;&quot;,&quot;&quot;&quot;&quot;&quot;&quot;/&gt;&quot;&quot;))&quot;);&quot;&lt;img src=&quot;&quot;piano-keyboard-octave-front-C#-Db.png&quot;&quot;/&gt;&quot;)" office:value-type="string" office:string-value="&lt;img src=&quot;piano-keyboard-octave-front-C#-Db.png&quot;/&gt;" calcext:value-type="string">
            <text:p>&lt;img src="piano-keyboard-octave-front-C#-Db.png"/&gt;</text:p>
          </table:table-cell>
          <table:table-cell table:style-name="ce16" table:formula="of:=IFERROR(__xludf.dummyfunction(&quot;IF(ISBLANK(K3),&quot;&quot;&quot;&quot;,CONCATENATE(&quot;&quot;&lt;img src=&quot;&quot;&quot;&quot;&quot;&quot;, anki8octaves!$R$5, &quot;&quot;back-&quot;&quot;, REGEXREPLACE(K3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6]);&quot;&quot;;CONCATENATE(&quot;&lt;img src=&quot;&quot;&quot;;[$anki8octaves.$R$2];[$data.G76];&quot;.png&quot;;&quot;&quot;&quot;/&gt;&quot;))" office:value-type="string" office:string-value="&lt;img src=&quot;piano-score-front-074-41-4-treble-C4#.png&quot;/&gt;" calcext:value-type="string">
            <text:p>&lt;img src="piano-score-front-074-41-4-treble-C4#.png"/&gt;</text:p>
          </table:table-cell>
          <table:table-cell table:style-name="ce16" table:formula="of:=IF(ISBLANK([$data.G76]);&quot;&quot;;CONCATENATE(&quot;&lt;img src=&quot;&quot;&quot;;[$anki8octaves.$R$3];[$data.G76];&quot;.png&quot;;&quot;&quot;&quot;/&gt;&quot;))" office:value-type="string" office:string-value="&lt;img src=&quot;piano-score-back-074-41-4-treble-C4#.png&quot;/&gt;" calcext:value-type="string">
            <text:p>&lt;img src="piano-score-back-074-41-4-treble-C4#.png"/&gt;</text:p>
          </table:table-cell>
          <table:table-cell table:style-name="ce16" table:formula="of:=IF(ISBLANK([$data.G76]);&quot;&quot;;CONCATENATE(&quot;[sound:&quot;;[$anki8octaves.$R$6]; 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5]" office:value-type="string" office:string-value="C4#-D4b" calcext:value-type="string">
            <text:p>C4#-D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76]; [$anki8octaves.D76])" office:value-type="string" office:string-value="Db" calcext:value-type="string">
            <text:p>Db</text:p>
          </table:table-cell>
          <table:table-cell table:style-name="ce18" table:formula="of:=[$anki8octaves.B76]" office:value-type="string" office:string-value="D" calcext:value-type="string">
            <text:p>D</text:p>
          </table:table-cell>
          <table:table-cell table:style-name="ce18" table:formula="of:=[$anki8octaves.D76]" office:value-type="string" office:string-value="b" calcext:value-type="string">
            <text:p>b</text:p>
          </table:table-cell>
          <table:table-cell table:style-name="ce16" table:formula="of:=IFERROR(__xludf.dummyfunction(&quot;IF(ISBLANK(K4),&quot;&quot;&quot;&quot;,CONCATENATE(&quot;&quot;&lt;img src=&quot;&quot;&quot;&quot;&quot;&quot;, anki8octaves!$R$5, &quot;&quot;front-&quot;&quot;,REGEXREPLACE(K4,&quot;&quot;[0-9]&quot;&quot;,&quot;&quot;&quot;&quot;),&quot;&quot;.png&quot;&quot;,&quot;&quot;&quot;&quot;&quot;&quot;/&gt;&quot;&quot;))&quot;);&quot;&lt;img src=&quot;&quot;piano-keyboard-octave-front-C#-Db.png&quot;&quot;/&gt;&quot;)" office:value-type="string" office:string-value="&lt;img src=&quot;piano-keyboard-octave-front-C#-Db.png&quot;/&gt;" calcext:value-type="string">
            <text:p>&lt;img src="piano-keyboard-octave-front-C#-Db.png"/&gt;</text:p>
          </table:table-cell>
          <table:table-cell table:style-name="ce16" table:formula="of:=IFERROR(__xludf.dummyfunction(&quot;IF(ISBLANK(K4),&quot;&quot;&quot;&quot;,CONCATENATE(&quot;&quot;&lt;img src=&quot;&quot;&quot;&quot;&quot;&quot;, anki8octaves!$R$5, &quot;&quot;back-&quot;&quot;, REGEXREPLACE(K4,&quot;&quot;[0-9]&quot;&quot;,&quot;&quot;&quot;&quot;),&quot;&quot;.png&quot;&quot;,&quot;&quot;&quot;&quot;&quot;&quot;/&gt;&quot;&quot;))&quot;);&quot;&lt;img src=&quot;&quot;piano-keyboard-octave-back-C#-Db.png&quot;&quot;/&gt;&quot;)" office:value-type="string" office:string-value="&lt;img src=&quot;piano-keyboard-octave-back-C#-Db.png&quot;/&gt;" calcext:value-type="string">
            <text:p>&lt;img src="piano-keyboard-octave-back-C#-D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7]);&quot;&quot;;CONCATENATE(&quot;&lt;img src=&quot;&quot;&quot;;[$anki8octaves.$R$2];[$data.G77];&quot;.png&quot;;&quot;&quot;&quot;/&gt;&quot;))" office:value-type="string" office:string-value="&lt;img src=&quot;piano-score-front-077-41-4-treble-D4b.png&quot;/&gt;" calcext:value-type="string">
            <text:p>&lt;img src="piano-score-front-077-41-4-treble-D4b.png"/&gt;</text:p>
          </table:table-cell>
          <table:table-cell table:style-name="ce16" table:formula="of:=IF(ISBLANK([$data.G77]);&quot;&quot;;CONCATENATE(&quot;&lt;img src=&quot;&quot;&quot;;[$anki8octaves.$R$3];[$data.G77];&quot;.png&quot;;&quot;&quot;&quot;/&gt;&quot;))" office:value-type="string" office:string-value="&lt;img src=&quot;piano-score-back-077-41-4-treble-D4b.png&quot;/&gt;" calcext:value-type="string">
            <text:p>&lt;img src="piano-score-back-077-41-4-treble-D4b.png"/&gt;</text:p>
          </table:table-cell>
          <table:table-cell table:style-name="ce16" table:formula="of:=IF(ISBLANK([$data.G77]);&quot;&quot;;CONCATENATE(&quot;[sound:&quot;;[$anki8octaves.$R$6]; 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6]" office:value-type="string" office:string-value="C4#-D4b" calcext:value-type="string">
            <text:p>C4#-D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77]; [$anki8octaves.D77])" office:value-type="string" office:string-value="D" calcext:value-type="string">
            <text:p>D</text:p>
          </table:table-cell>
          <table:table-cell table:style-name="ce18" table:formula="of:=[$anki8octaves.B77]" office:value-type="string" office:string-value="D" calcext:value-type="string">
            <text:p>D</text:p>
          </table:table-cell>
          <table:table-cell table:style-name="ce18" table:formula="of:=[$anki8octaves.D77]">
            <text:p/>
          </table:table-cell>
          <table:table-cell table:style-name="ce16" table:formula="of:=IFERROR(__xludf.dummyfunction(&quot;IF(ISBLANK(K5),&quot;&quot;&quot;&quot;,CONCATENATE(&quot;&quot;&lt;img src=&quot;&quot;&quot;&quot;&quot;&quot;, anki8octaves!$R$5, &quot;&quot;front-&quot;&quot;,REGEXREPLACE(K5,&quot;&quot;[0-9]&quot;&quot;,&quot;&quot;&quot;&quot;),&quot;&quot;.png&quot;&quot;,&quot;&quot;&quot;&quot;&quot;&quot;/&gt;&quot;&quot;))&quot;);&quot;&lt;img src=&quot;&quot;piano-keyboard-octave-front-D.png&quot;&quot;/&gt;&quot;)" office:value-type="string" office:string-value="&lt;img src=&quot;piano-keyboard-octave-front-D.png&quot;/&gt;" calcext:value-type="string">
            <text:p>&lt;img src="piano-keyboard-octave-front-D.png"/&gt;</text:p>
          </table:table-cell>
          <table:table-cell table:style-name="ce16" table:formula="of:=IFERROR(__xludf.dummyfunction(&quot;IF(ISBLANK(K5),&quot;&quot;&quot;&quot;,CONCATENATE(&quot;&quot;&lt;img src=&quot;&quot;&quot;&quot;&quot;&quot;, anki8octaves!$R$5, &quot;&quot;back-&quot;&quot;, REGEXREPLACE(K5,&quot;&quot;[0-9]&quot;&quot;,&quot;&quot;&quot;&quot;),&quot;&quot;.png&quot;&quot;,&quot;&quot;&quot;&quot;&quot;&quot;/&gt;&quot;&quot;))&quot;);&quot;&lt;img src=&quot;&quot;piano-keyboard-octave-back-D.png&quot;&quot;/&gt;&quot;)" office:value-type="string" office:string-value="&lt;img src=&quot;piano-keyboard-octave-back-D.png&quot;/&gt;" calcext:value-type="string">
            <text:p>&lt;img src="piano-keyboard-octave-back-D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8]);&quot;&quot;;CONCATENATE(&quot;&lt;img src=&quot;&quot;&quot;;[$anki8octaves.$R$2];[$data.G78];&quot;.png&quot;;&quot;&quot;&quot;/&gt;&quot;))" office:value-type="string" office:string-value="&lt;img src=&quot;piano-score-front-075-42-4-treble-D4.png&quot;/&gt;" calcext:value-type="string">
            <text:p>&lt;img src="piano-score-front-075-42-4-treble-D4.png"/&gt;</text:p>
          </table:table-cell>
          <table:table-cell table:style-name="ce16" table:formula="of:=IF(ISBLANK([$data.G78]);&quot;&quot;;CONCATENATE(&quot;&lt;img src=&quot;&quot;&quot;;[$anki8octaves.$R$3];[$data.G78];&quot;.png&quot;;&quot;&quot;&quot;/&gt;&quot;))" office:value-type="string" office:string-value="&lt;img src=&quot;piano-score-back-075-42-4-treble-D4.png&quot;/&gt;" calcext:value-type="string">
            <text:p>&lt;img src="piano-score-back-075-42-4-treble-D4.png"/&gt;</text:p>
          </table:table-cell>
          <table:table-cell table:style-name="ce16" table:formula="of:=IF(ISBLANK([$data.G78]);&quot;&quot;;CONCATENATE(&quot;[sound:&quot;;[$anki8octaves.$R$6]; 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7]" office:value-type="string" office:string-value="D4" calcext:value-type="string">
            <text:p>D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78]; [$anki8octaves.D78])" office:value-type="string" office:string-value="D#" calcext:value-type="string">
            <text:p>D#</text:p>
          </table:table-cell>
          <table:table-cell table:style-name="ce18" table:formula="of:=[$anki8octaves.B78]" office:value-type="string" office:string-value="D" calcext:value-type="string">
            <text:p>D</text:p>
          </table:table-cell>
          <table:table-cell table:style-name="ce18" table:formula="of:=[$anki8octaves.D78]" office:value-type="string" office:string-value="#" calcext:value-type="string">
            <text:p>#</text:p>
          </table:table-cell>
          <table:table-cell table:style-name="ce16" table:formula="of:=IFERROR(__xludf.dummyfunction(&quot;IF(ISBLANK(K6),&quot;&quot;&quot;&quot;,CONCATENATE(&quot;&quot;&lt;img src=&quot;&quot;&quot;&quot;&quot;&quot;, anki8octaves!$R$5, &quot;&quot;front-&quot;&quot;,REGEXREPLACE(K6,&quot;&quot;[0-9]&quot;&quot;,&quot;&quot;&quot;&quot;),&quot;&quot;.png&quot;&quot;,&quot;&quot;&quot;&quot;&quot;&quot;/&gt;&quot;&quot;))&quot;);&quot;&lt;img src=&quot;&quot;piano-keyboard-octave-front-D#-Eb.png&quot;&quot;/&gt;&quot;)" office:value-type="string" office:string-value="&lt;img src=&quot;piano-keyboard-octave-front-D#-Eb.png&quot;/&gt;" calcext:value-type="string">
            <text:p>&lt;img src="piano-keyboard-octave-front-D#-Eb.png"/&gt;</text:p>
          </table:table-cell>
          <table:table-cell table:style-name="ce16" table:formula="of:=IFERROR(__xludf.dummyfunction(&quot;IF(ISBLANK(K6),&quot;&quot;&quot;&quot;,CONCATENATE(&quot;&quot;&lt;img src=&quot;&quot;&quot;&quot;&quot;&quot;, anki8octaves!$R$5, &quot;&quot;back-&quot;&quot;, REGEXREPLACE(K6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9]);&quot;&quot;;CONCATENATE(&quot;&lt;img src=&quot;&quot;&quot;;[$anki8octaves.$R$2];[$data.G79];&quot;.png&quot;;&quot;&quot;&quot;/&gt;&quot;))" office:value-type="string" office:string-value="&lt;img src=&quot;piano-score-front-076-43-4-treble-D4#.png&quot;/&gt;" calcext:value-type="string">
            <text:p>&lt;img src="piano-score-front-076-43-4-treble-D4#.png"/&gt;</text:p>
          </table:table-cell>
          <table:table-cell table:style-name="ce16" table:formula="of:=IF(ISBLANK([$data.G79]);&quot;&quot;;CONCATENATE(&quot;&lt;img src=&quot;&quot;&quot;;[$anki8octaves.$R$3];[$data.G79];&quot;.png&quot;;&quot;&quot;&quot;/&gt;&quot;))" office:value-type="string" office:string-value="&lt;img src=&quot;piano-score-back-076-43-4-treble-D4#.png&quot;/&gt;" calcext:value-type="string">
            <text:p>&lt;img src="piano-score-back-076-43-4-treble-D4#.png"/&gt;</text:p>
          </table:table-cell>
          <table:table-cell table:style-name="ce16" table:formula="of:=IF(ISBLANK([$data.G79]);&quot;&quot;;CONCATENATE(&quot;[sound:&quot;;[$anki8octaves.$R$6]; 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8]" office:value-type="string" office:string-value="D4#-E4b" calcext:value-type="string">
            <text:p>D4#-E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79]; [$anki8octaves.D79])" office:value-type="string" office:string-value="Eb" calcext:value-type="string">
            <text:p>Eb</text:p>
          </table:table-cell>
          <table:table-cell table:style-name="ce18" table:formula="of:=[$anki8octaves.B79]" office:value-type="string" office:string-value="E" calcext:value-type="string">
            <text:p>E</text:p>
          </table:table-cell>
          <table:table-cell table:style-name="ce18" table:formula="of:=[$anki8octaves.D79]" office:value-type="string" office:string-value="b" calcext:value-type="string">
            <text:p>b</text:p>
          </table:table-cell>
          <table:table-cell table:style-name="ce16" table:formula="of:=IFERROR(__xludf.dummyfunction(&quot;IF(ISBLANK(K7),&quot;&quot;&quot;&quot;,CONCATENATE(&quot;&quot;&lt;img src=&quot;&quot;&quot;&quot;&quot;&quot;, anki8octaves!$R$5, &quot;&quot;front-&quot;&quot;,REGEXREPLACE(K7,&quot;&quot;[0-9]&quot;&quot;,&quot;&quot;&quot;&quot;),&quot;&quot;.png&quot;&quot;,&quot;&quot;&quot;&quot;&quot;&quot;/&gt;&quot;&quot;))&quot;);&quot;&lt;img src=&quot;&quot;piano-keyboard-octave-front-D#-Eb.png&quot;&quot;/&gt;&quot;)" office:value-type="string" office:string-value="&lt;img src=&quot;piano-keyboard-octave-front-D#-Eb.png&quot;/&gt;" calcext:value-type="string">
            <text:p>&lt;img src="piano-keyboard-octave-front-D#-Eb.png"/&gt;</text:p>
          </table:table-cell>
          <table:table-cell table:style-name="ce16" table:formula="of:=IFERROR(__xludf.dummyfunction(&quot;IF(ISBLANK(K7),&quot;&quot;&quot;&quot;,CONCATENATE(&quot;&quot;&lt;img src=&quot;&quot;&quot;&quot;&quot;&quot;, anki8octaves!$R$5, &quot;&quot;back-&quot;&quot;, REGEXREPLACE(K7,&quot;&quot;[0-9]&quot;&quot;,&quot;&quot;&quot;&quot;),&quot;&quot;.png&quot;&quot;,&quot;&quot;&quot;&quot;&quot;&quot;/&gt;&quot;&quot;))&quot;);&quot;&lt;img src=&quot;&quot;piano-keyboard-octave-back-D#-Eb.png&quot;&quot;/&gt;&quot;)" office:value-type="string" office:string-value="&lt;img src=&quot;piano-keyboard-octave-back-D#-Eb.png&quot;/&gt;" calcext:value-type="string">
            <text:p>&lt;img src="piano-keyboard-octave-back-D#-E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0]);&quot;&quot;;CONCATENATE(&quot;&lt;img src=&quot;&quot;&quot;;[$anki8octaves.$R$2];[$data.G80];&quot;.png&quot;;&quot;&quot;&quot;/&gt;&quot;))" office:value-type="string" office:string-value="&lt;img src=&quot;piano-score-front-079-43-4-treble-E4b.png&quot;/&gt;" calcext:value-type="string">
            <text:p>&lt;img src="piano-score-front-079-43-4-treble-E4b.png"/&gt;</text:p>
          </table:table-cell>
          <table:table-cell table:style-name="ce16" table:formula="of:=IF(ISBLANK([$data.G80]);&quot;&quot;;CONCATENATE(&quot;&lt;img src=&quot;&quot;&quot;;[$anki8octaves.$R$3];[$data.G80];&quot;.png&quot;;&quot;&quot;&quot;/&gt;&quot;))" office:value-type="string" office:string-value="&lt;img src=&quot;piano-score-back-079-43-4-treble-E4b.png&quot;/&gt;" calcext:value-type="string">
            <text:p>&lt;img src="piano-score-back-079-43-4-treble-E4b.png"/&gt;</text:p>
          </table:table-cell>
          <table:table-cell table:style-name="ce16" table:formula="of:=IF(ISBLANK([$data.G80]);&quot;&quot;;CONCATENATE(&quot;[sound:&quot;;[$anki8octaves.$R$6]; 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79]" office:value-type="string" office:string-value="D4#-E4b" calcext:value-type="string">
            <text:p>D4#-E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0]; [$anki8octaves.D80])" office:value-type="string" office:string-value="E" calcext:value-type="string">
            <text:p>E</text:p>
          </table:table-cell>
          <table:table-cell table:style-name="ce18" table:formula="of:=[$anki8octaves.B80]" office:value-type="string" office:string-value="E" calcext:value-type="string">
            <text:p>E</text:p>
          </table:table-cell>
          <table:table-cell table:style-name="ce18" table:formula="of:=[$anki8octaves.D80]">
            <text:p/>
          </table:table-cell>
          <table:table-cell table:style-name="ce16" table:formula="of:=IFERROR(__xludf.dummyfunction(&quot;IF(ISBLANK(K8),&quot;&quot;&quot;&quot;,CONCATENATE(&quot;&quot;&lt;img src=&quot;&quot;&quot;&quot;&quot;&quot;, anki8octaves!$R$5, &quot;&quot;front-&quot;&quot;,REGEXREPLACE(K8,&quot;&quot;[0-9]&quot;&quot;,&quot;&quot;&quot;&quot;),&quot;&quot;.png&quot;&quot;,&quot;&quot;&quot;&quot;&quot;&quot;/&gt;&quot;&quot;))&quot;);&quot;&lt;img src=&quot;&quot;piano-keyboard-octave-front-E.png&quot;&quot;/&gt;&quot;)" office:value-type="string" office:string-value="&lt;img src=&quot;piano-keyboard-octave-front-E.png&quot;/&gt;" calcext:value-type="string">
            <text:p>&lt;img src="piano-keyboard-octave-front-E.png"/&gt;</text:p>
          </table:table-cell>
          <table:table-cell table:style-name="ce16" table:formula="of:=IFERROR(__xludf.dummyfunction(&quot;IF(ISBLANK(K8),&quot;&quot;&quot;&quot;,CONCATENATE(&quot;&quot;&lt;img src=&quot;&quot;&quot;&quot;&quot;&quot;, anki8octaves!$R$5, &quot;&quot;back-&quot;&quot;, REGEXREPLACE(K8,&quot;&quot;[0-9]&quot;&quot;,&quot;&quot;&quot;&quot;),&quot;&quot;.png&quot;&quot;,&quot;&quot;&quot;&quot;&quot;&quot;/&gt;&quot;&quot;))&quot;);&quot;&lt;img src=&quot;&quot;piano-keyboard-octave-back-E.png&quot;&quot;/&gt;&quot;)" office:value-type="string" office:string-value="&lt;img src=&quot;piano-keyboard-octave-back-E.png&quot;/&gt;" calcext:value-type="string">
            <text:p>&lt;img src="piano-keyboard-octave-back-E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1]);&quot;&quot;;CONCATENATE(&quot;&lt;img src=&quot;&quot;&quot;;[$anki8octaves.$R$2];[$data.G81];&quot;.png&quot;;&quot;&quot;&quot;/&gt;&quot;))" office:value-type="string" office:string-value="&lt;img src=&quot;piano-score-front-078-44-4-treble-E4.png&quot;/&gt;" calcext:value-type="string">
            <text:p>&lt;img src="piano-score-front-078-44-4-treble-E4.png"/&gt;</text:p>
          </table:table-cell>
          <table:table-cell table:style-name="ce16" table:formula="of:=IF(ISBLANK([$data.G81]);&quot;&quot;;CONCATENATE(&quot;&lt;img src=&quot;&quot;&quot;;[$anki8octaves.$R$3];[$data.G81];&quot;.png&quot;;&quot;&quot;&quot;/&gt;&quot;))" office:value-type="string" office:string-value="&lt;img src=&quot;piano-score-back-078-44-4-treble-E4.png&quot;/&gt;" calcext:value-type="string">
            <text:p>&lt;img src="piano-score-back-078-44-4-treble-E4.png"/&gt;</text:p>
          </table:table-cell>
          <table:table-cell table:style-name="ce16" table:formula="of:=IF(ISBLANK([$data.G81]);&quot;&quot;;CONCATENATE(&quot;[sound:&quot;;[$anki8octaves.$R$6]; 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0]" office:value-type="string" office:string-value="E4" calcext:value-type="string">
            <text:p>E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1]; [$anki8octaves.D81])" office:value-type="string" office:string-value="F" calcext:value-type="string">
            <text:p>F</text:p>
          </table:table-cell>
          <table:table-cell table:style-name="ce18" table:formula="of:=[$anki8octaves.B81]" office:value-type="string" office:string-value="F" calcext:value-type="string">
            <text:p>F</text:p>
          </table:table-cell>
          <table:table-cell table:style-name="ce18" table:formula="of:=[$anki8octaves.D81]">
            <text:p/>
          </table:table-cell>
          <table:table-cell table:style-name="ce16" table:formula="of:=IFERROR(__xludf.dummyfunction(&quot;IF(ISBLANK(K9),&quot;&quot;&quot;&quot;,CONCATENATE(&quot;&quot;&lt;img src=&quot;&quot;&quot;&quot;&quot;&quot;, anki8octaves!$R$5, &quot;&quot;front-&quot;&quot;,REGEXREPLACE(K9,&quot;&quot;[0-9]&quot;&quot;,&quot;&quot;&quot;&quot;),&quot;&quot;.png&quot;&quot;,&quot;&quot;&quot;&quot;&quot;&quot;/&gt;&quot;&quot;))&quot;);&quot;&lt;img src=&quot;&quot;piano-keyboard-octave-front-F.png&quot;&quot;/&gt;&quot;)" office:value-type="string" office:string-value="&lt;img src=&quot;piano-keyboard-octave-front-F.png&quot;/&gt;" calcext:value-type="string">
            <text:p>&lt;img src="piano-keyboard-octave-front-F.png"/&gt;</text:p>
          </table:table-cell>
          <table:table-cell table:style-name="ce16" table:formula="of:=IFERROR(__xludf.dummyfunction(&quot;IF(ISBLANK(K9),&quot;&quot;&quot;&quot;,CONCATENATE(&quot;&quot;&lt;img src=&quot;&quot;&quot;&quot;&quot;&quot;, anki8octaves!$R$5, &quot;&quot;back-&quot;&quot;, REGEXREPLACE(K9,&quot;&quot;[0-9]&quot;&quot;,&quot;&quot;&quot;&quot;),&quot;&quot;.png&quot;&quot;,&quot;&quot;&quot;&quot;&quot;&quot;/&gt;&quot;&quot;))&quot;);&quot;&lt;img src=&quot;&quot;piano-keyboard-octave-back-F.png&quot;&quot;/&gt;&quot;)" office:value-type="string" office:string-value="&lt;img src=&quot;piano-keyboard-octave-back-F.png&quot;/&gt;" calcext:value-type="string">
            <text:p>&lt;img src="piano-keyboard-octave-back-F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2]);&quot;&quot;;CONCATENATE(&quot;&lt;img src=&quot;&quot;&quot;;[$anki8octaves.$R$2];[$data.G82];&quot;.png&quot;;&quot;&quot;&quot;/&gt;&quot;))" office:value-type="string" office:string-value="&lt;img src=&quot;piano-score-front-080-45-4-treble-F4.png&quot;/&gt;" calcext:value-type="string">
            <text:p>&lt;img src="piano-score-front-080-45-4-treble-F4.png"/&gt;</text:p>
          </table:table-cell>
          <table:table-cell table:style-name="ce16" table:formula="of:=IF(ISBLANK([$data.G82]);&quot;&quot;;CONCATENATE(&quot;&lt;img src=&quot;&quot;&quot;;[$anki8octaves.$R$3];[$data.G82];&quot;.png&quot;;&quot;&quot;&quot;/&gt;&quot;))" office:value-type="string" office:string-value="&lt;img src=&quot;piano-score-back-080-45-4-treble-F4.png&quot;/&gt;" calcext:value-type="string">
            <text:p>&lt;img src="piano-score-back-080-45-4-treble-F4.png"/&gt;</text:p>
          </table:table-cell>
          <table:table-cell table:style-name="ce16" table:formula="of:=IF(ISBLANK([$data.G82]);&quot;&quot;;CONCATENATE(&quot;[sound:&quot;;[$anki8octaves.$R$6]; 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1]" office:value-type="string" office:string-value="F4" calcext:value-type="string">
            <text:p>F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2]; [$anki8octaves.D82])" office:value-type="string" office:string-value="F#" calcext:value-type="string">
            <text:p>F#</text:p>
          </table:table-cell>
          <table:table-cell table:style-name="ce18" table:formula="of:=[$anki8octaves.B82]" office:value-type="string" office:string-value="F" calcext:value-type="string">
            <text:p>F</text:p>
          </table:table-cell>
          <table:table-cell table:style-name="ce18" table:formula="of:=[$anki8octaves.D82]" office:value-type="string" office:string-value="#" calcext:value-type="string">
            <text:p>#</text:p>
          </table:table-cell>
          <table:table-cell table:style-name="ce16" table:formula="of:=IFERROR(__xludf.dummyfunction(&quot;IF(ISBLANK(K10),&quot;&quot;&quot;&quot;,CONCATENATE(&quot;&quot;&lt;img src=&quot;&quot;&quot;&quot;&quot;&quot;, anki8octaves!$R$5, &quot;&quot;front-&quot;&quot;,REGEXREPLACE(K10,&quot;&quot;[0-9]&quot;&quot;,&quot;&quot;&quot;&quot;),&quot;&quot;.png&quot;&quot;,&quot;&quot;&quot;&quot;&quot;&quot;/&gt;&quot;&quot;))&quot;);&quot;&lt;img src=&quot;&quot;piano-keyboard-octave-front-F#-Gb.png&quot;&quot;/&gt;&quot;)" office:value-type="string" office:string-value="&lt;img src=&quot;piano-keyboard-octave-front-F#-Gb.png&quot;/&gt;" calcext:value-type="string">
            <text:p>&lt;img src="piano-keyboard-octave-front-F#-Gb.png"/&gt;</text:p>
          </table:table-cell>
          <table:table-cell table:style-name="ce16" table:formula="of:=IFERROR(__xludf.dummyfunction(&quot;IF(ISBLANK(K10),&quot;&quot;&quot;&quot;,CONCATENATE(&quot;&quot;&lt;img src=&quot;&quot;&quot;&quot;&quot;&quot;, anki8octaves!$R$5, &quot;&quot;back-&quot;&quot;, REGEXREPLACE(K10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3]);&quot;&quot;;CONCATENATE(&quot;&lt;img src=&quot;&quot;&quot;;[$anki8octaves.$R$2];[$data.G83];&quot;.png&quot;;&quot;&quot;&quot;/&gt;&quot;))" office:value-type="string" office:string-value="&lt;img src=&quot;piano-score-front-081-46-4-treble-F4#.png&quot;/&gt;" calcext:value-type="string">
            <text:p>&lt;img src="piano-score-front-081-46-4-treble-F4#.png"/&gt;</text:p>
          </table:table-cell>
          <table:table-cell table:style-name="ce16" table:formula="of:=IF(ISBLANK([$data.G83]);&quot;&quot;;CONCATENATE(&quot;&lt;img src=&quot;&quot;&quot;;[$anki8octaves.$R$3];[$data.G83];&quot;.png&quot;;&quot;&quot;&quot;/&gt;&quot;))" office:value-type="string" office:string-value="&lt;img src=&quot;piano-score-back-081-46-4-treble-F4#.png&quot;/&gt;" calcext:value-type="string">
            <text:p>&lt;img src="piano-score-back-081-46-4-treble-F4#.png"/&gt;</text:p>
          </table:table-cell>
          <table:table-cell table:style-name="ce16" table:formula="of:=IF(ISBLANK([$data.G83]);&quot;&quot;;CONCATENATE(&quot;[sound:&quot;;[$anki8octaves.$R$6]; 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2]" office:value-type="string" office:string-value="F4#-G4b" calcext:value-type="string">
            <text:p>F4#-G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3]; [$anki8octaves.D83])" office:value-type="string" office:string-value="Gb" calcext:value-type="string">
            <text:p>Gb</text:p>
          </table:table-cell>
          <table:table-cell table:style-name="ce18" table:formula="of:=[$anki8octaves.B83]" office:value-type="string" office:string-value="G" calcext:value-type="string">
            <text:p>G</text:p>
          </table:table-cell>
          <table:table-cell table:style-name="ce18" table:formula="of:=[$anki8octaves.D83]" office:value-type="string" office:string-value="b" calcext:value-type="string">
            <text:p>b</text:p>
          </table:table-cell>
          <table:table-cell table:style-name="ce16" table:formula="of:=IFERROR(__xludf.dummyfunction(&quot;IF(ISBLANK(K11),&quot;&quot;&quot;&quot;,CONCATENATE(&quot;&quot;&lt;img src=&quot;&quot;&quot;&quot;&quot;&quot;, anki8octaves!$R$5, &quot;&quot;front-&quot;&quot;,REGEXREPLACE(K11,&quot;&quot;[0-9]&quot;&quot;,&quot;&quot;&quot;&quot;),&quot;&quot;.png&quot;&quot;,&quot;&quot;&quot;&quot;&quot;&quot;/&gt;&quot;&quot;))&quot;);&quot;&lt;img src=&quot;&quot;piano-keyboard-octave-front-F#-Gb.png&quot;&quot;/&gt;&quot;)" office:value-type="string" office:string-value="&lt;img src=&quot;piano-keyboard-octave-front-F#-Gb.png&quot;/&gt;" calcext:value-type="string">
            <text:p>&lt;img src="piano-keyboard-octave-front-F#-Gb.png"/&gt;</text:p>
          </table:table-cell>
          <table:table-cell table:style-name="ce16" table:formula="of:=IFERROR(__xludf.dummyfunction(&quot;IF(ISBLANK(K11),&quot;&quot;&quot;&quot;,CONCATENATE(&quot;&quot;&lt;img src=&quot;&quot;&quot;&quot;&quot;&quot;, anki8octaves!$R$5, &quot;&quot;back-&quot;&quot;, REGEXREPLACE(K11,&quot;&quot;[0-9]&quot;&quot;,&quot;&quot;&quot;&quot;),&quot;&quot;.png&quot;&quot;,&quot;&quot;&quot;&quot;&quot;&quot;/&gt;&quot;&quot;))&quot;);&quot;&lt;img src=&quot;&quot;piano-keyboard-octave-back-F#-Gb.png&quot;&quot;/&gt;&quot;)" office:value-type="string" office:string-value="&lt;img src=&quot;piano-keyboard-octave-back-F#-Gb.png&quot;/&gt;" calcext:value-type="string">
            <text:p>&lt;img src="piano-keyboard-octave-back-F#-G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4]);&quot;&quot;;CONCATENATE(&quot;&lt;img src=&quot;&quot;&quot;;[$anki8octaves.$R$2];[$data.G84];&quot;.png&quot;;&quot;&quot;&quot;/&gt;&quot;))" office:value-type="string" office:string-value="&lt;img src=&quot;piano-score-front-084-46-4-treble-G4b.png&quot;/&gt;" calcext:value-type="string">
            <text:p>&lt;img src="piano-score-front-084-46-4-treble-G4b.png"/&gt;</text:p>
          </table:table-cell>
          <table:table-cell table:style-name="ce16" table:formula="of:=IF(ISBLANK([$data.G84]);&quot;&quot;;CONCATENATE(&quot;&lt;img src=&quot;&quot;&quot;;[$anki8octaves.$R$3];[$data.G84];&quot;.png&quot;;&quot;&quot;&quot;/&gt;&quot;))" office:value-type="string" office:string-value="&lt;img src=&quot;piano-score-back-084-46-4-treble-G4b.png&quot;/&gt;" calcext:value-type="string">
            <text:p>&lt;img src="piano-score-back-084-46-4-treble-G4b.png"/&gt;</text:p>
          </table:table-cell>
          <table:table-cell table:style-name="ce16" table:formula="of:=IF(ISBLANK([$data.G84]);&quot;&quot;;CONCATENATE(&quot;[sound:&quot;;[$anki8octaves.$R$6]; 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3]" office:value-type="string" office:string-value="F4#-G4b" calcext:value-type="string">
            <text:p>F4#-G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4]; [$anki8octaves.D84])" office:value-type="string" office:string-value="G" calcext:value-type="string">
            <text:p>G</text:p>
          </table:table-cell>
          <table:table-cell table:style-name="ce18" table:formula="of:=[$anki8octaves.B84]" office:value-type="string" office:string-value="G" calcext:value-type="string">
            <text:p>G</text:p>
          </table:table-cell>
          <table:table-cell table:style-name="ce18" table:formula="of:=[$anki8octaves.D84]">
            <text:p/>
          </table:table-cell>
          <table:table-cell table:style-name="ce16" table:formula="of:=IFERROR(__xludf.dummyfunction(&quot;IF(ISBLANK(K12),&quot;&quot;&quot;&quot;,CONCATENATE(&quot;&quot;&lt;img src=&quot;&quot;&quot;&quot;&quot;&quot;, anki8octaves!$R$5, &quot;&quot;front-&quot;&quot;,REGEXREPLACE(K12,&quot;&quot;[0-9]&quot;&quot;,&quot;&quot;&quot;&quot;),&quot;&quot;.png&quot;&quot;,&quot;&quot;&quot;&quot;&quot;&quot;/&gt;&quot;&quot;))&quot;);&quot;&lt;img src=&quot;&quot;piano-keyboard-octave-front-G.png&quot;&quot;/&gt;&quot;)" office:value-type="string" office:string-value="&lt;img src=&quot;piano-keyboard-octave-front-G.png&quot;/&gt;" calcext:value-type="string">
            <text:p>&lt;img src="piano-keyboard-octave-front-G.png"/&gt;</text:p>
          </table:table-cell>
          <table:table-cell table:style-name="ce16" table:formula="of:=IFERROR(__xludf.dummyfunction(&quot;IF(ISBLANK(K12),&quot;&quot;&quot;&quot;,CONCATENATE(&quot;&quot;&lt;img src=&quot;&quot;&quot;&quot;&quot;&quot;, anki8octaves!$R$5, &quot;&quot;back-&quot;&quot;, REGEXREPLACE(K12,&quot;&quot;[0-9]&quot;&quot;,&quot;&quot;&quot;&quot;),&quot;&quot;.png&quot;&quot;,&quot;&quot;&quot;&quot;&quot;&quot;/&gt;&quot;&quot;))&quot;);&quot;&lt;img src=&quot;&quot;piano-keyboard-octave-back-G.png&quot;&quot;/&gt;&quot;)" office:value-type="string" office:string-value="&lt;img src=&quot;piano-keyboard-octave-back-G.png&quot;/&gt;" calcext:value-type="string">
            <text:p>&lt;img src="piano-keyboard-octave-back-G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5]);&quot;&quot;;CONCATENATE(&quot;&lt;img src=&quot;&quot;&quot;;[$anki8octaves.$R$2];[$data.G85];&quot;.png&quot;;&quot;&quot;&quot;/&gt;&quot;))" office:value-type="string" office:string-value="&lt;img src=&quot;piano-score-front-082-47-4-treble-G4.png&quot;/&gt;" calcext:value-type="string">
            <text:p>&lt;img src="piano-score-front-082-47-4-treble-G4.png"/&gt;</text:p>
          </table:table-cell>
          <table:table-cell table:style-name="ce16" table:formula="of:=IF(ISBLANK([$data.G85]);&quot;&quot;;CONCATENATE(&quot;&lt;img src=&quot;&quot;&quot;;[$anki8octaves.$R$3];[$data.G85];&quot;.png&quot;;&quot;&quot;&quot;/&gt;&quot;))" office:value-type="string" office:string-value="&lt;img src=&quot;piano-score-back-082-47-4-treble-G4.png&quot;/&gt;" calcext:value-type="string">
            <text:p>&lt;img src="piano-score-back-082-47-4-treble-G4.png"/&gt;</text:p>
          </table:table-cell>
          <table:table-cell table:style-name="ce16" table:formula="of:=IF(ISBLANK([$data.G85]);&quot;&quot;;CONCATENATE(&quot;[sound:&quot;;[$anki8octaves.$R$6]; 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4]" office:value-type="string" office:string-value="G4" calcext:value-type="string">
            <text:p>G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5]; [$anki8octaves.D85])" office:value-type="string" office:string-value="G#" calcext:value-type="string">
            <text:p>G#</text:p>
          </table:table-cell>
          <table:table-cell table:style-name="ce18" table:formula="of:=[$anki8octaves.B85]" office:value-type="string" office:string-value="G" calcext:value-type="string">
            <text:p>G</text:p>
          </table:table-cell>
          <table:table-cell table:style-name="ce18" table:formula="of:=[$anki8octaves.D85]" office:value-type="string" office:string-value="#" calcext:value-type="string">
            <text:p>#</text:p>
          </table:table-cell>
          <table:table-cell table:style-name="ce16" table:formula="of:=IFERROR(__xludf.dummyfunction(&quot;IF(ISBLANK(K13),&quot;&quot;&quot;&quot;,CONCATENATE(&quot;&quot;&lt;img src=&quot;&quot;&quot;&quot;&quot;&quot;, anki8octaves!$R$5, &quot;&quot;front-&quot;&quot;,REGEXREPLACE(K13,&quot;&quot;[0-9]&quot;&quot;,&quot;&quot;&quot;&quot;),&quot;&quot;.png&quot;&quot;,&quot;&quot;&quot;&quot;&quot;&quot;/&gt;&quot;&quot;))&quot;);&quot;&lt;img src=&quot;&quot;piano-keyboard-octave-front-G#-Ab.png&quot;&quot;/&gt;&quot;)" office:value-type="string" office:string-value="&lt;img src=&quot;piano-keyboard-octave-front-G#-Ab.png&quot;/&gt;" calcext:value-type="string">
            <text:p>&lt;img src="piano-keyboard-octave-front-G#-Ab.png"/&gt;</text:p>
          </table:table-cell>
          <table:table-cell table:style-name="ce16" table:formula="of:=IFERROR(__xludf.dummyfunction(&quot;IF(ISBLANK(K13),&quot;&quot;&quot;&quot;,CONCATENATE(&quot;&quot;&lt;img src=&quot;&quot;&quot;&quot;&quot;&quot;, anki8octaves!$R$5, &quot;&quot;back-&quot;&quot;, REGEXREPLACE(K13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6]);&quot;&quot;;CONCATENATE(&quot;&lt;img src=&quot;&quot;&quot;;[$anki8octaves.$R$2];[$data.G86];&quot;.png&quot;;&quot;&quot;&quot;/&gt;&quot;))" office:value-type="string" office:string-value="&lt;img src=&quot;piano-score-front-083-48-4-treble-G4#.png&quot;/&gt;" calcext:value-type="string">
            <text:p>&lt;img src="piano-score-front-083-48-4-treble-G4#.png"/&gt;</text:p>
          </table:table-cell>
          <table:table-cell table:style-name="ce16" table:formula="of:=IF(ISBLANK([$data.G86]);&quot;&quot;;CONCATENATE(&quot;&lt;img src=&quot;&quot;&quot;;[$anki8octaves.$R$3];[$data.G86];&quot;.png&quot;;&quot;&quot;&quot;/&gt;&quot;))" office:value-type="string" office:string-value="&lt;img src=&quot;piano-score-back-083-48-4-treble-G4#.png&quot;/&gt;" calcext:value-type="string">
            <text:p>&lt;img src="piano-score-back-083-48-4-treble-G4#.png"/&gt;</text:p>
          </table:table-cell>
          <table:table-cell table:style-name="ce16" table:formula="of:=IF(ISBLANK([$data.G86]);&quot;&quot;;CONCATENATE(&quot;[sound:&quot;;[$anki8octaves.$R$6]; 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5]" office:value-type="string" office:string-value="G4#-A4b" calcext:value-type="string">
            <text:p>G4#-A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6]; [$anki8octaves.D86])" office:value-type="string" office:string-value="Ab" calcext:value-type="string">
            <text:p>Ab</text:p>
          </table:table-cell>
          <table:table-cell table:style-name="ce18" table:formula="of:=[$anki8octaves.B86]" office:value-type="string" office:string-value="A" calcext:value-type="string">
            <text:p>A</text:p>
          </table:table-cell>
          <table:table-cell table:style-name="ce18" table:formula="of:=[$anki8octaves.D86]" office:value-type="string" office:string-value="b" calcext:value-type="string">
            <text:p>b</text:p>
          </table:table-cell>
          <table:table-cell table:style-name="ce16" table:formula="of:=IFERROR(__xludf.dummyfunction(&quot;IF(ISBLANK(K14),&quot;&quot;&quot;&quot;,CONCATENATE(&quot;&quot;&lt;img src=&quot;&quot;&quot;&quot;&quot;&quot;, anki8octaves!$R$5, &quot;&quot;front-&quot;&quot;,REGEXREPLACE(K14,&quot;&quot;[0-9]&quot;&quot;,&quot;&quot;&quot;&quot;),&quot;&quot;.png&quot;&quot;,&quot;&quot;&quot;&quot;&quot;&quot;/&gt;&quot;&quot;))&quot;);&quot;&lt;img src=&quot;&quot;piano-keyboard-octave-front-G#-Ab.png&quot;&quot;/&gt;&quot;)" office:value-type="string" office:string-value="&lt;img src=&quot;piano-keyboard-octave-front-G#-Ab.png&quot;/&gt;" calcext:value-type="string">
            <text:p>&lt;img src="piano-keyboard-octave-front-G#-Ab.png"/&gt;</text:p>
          </table:table-cell>
          <table:table-cell table:style-name="ce16" table:formula="of:=IFERROR(__xludf.dummyfunction(&quot;IF(ISBLANK(K14),&quot;&quot;&quot;&quot;,CONCATENATE(&quot;&quot;&lt;img src=&quot;&quot;&quot;&quot;&quot;&quot;, anki8octaves!$R$5, &quot;&quot;back-&quot;&quot;, REGEXREPLACE(K14,&quot;&quot;[0-9]&quot;&quot;,&quot;&quot;&quot;&quot;),&quot;&quot;.png&quot;&quot;,&quot;&quot;&quot;&quot;&quot;&quot;/&gt;&quot;&quot;))&quot;);&quot;&lt;img src=&quot;&quot;piano-keyboard-octave-back-G#-Ab.png&quot;&quot;/&gt;&quot;)" office:value-type="string" office:string-value="&lt;img src=&quot;piano-keyboard-octave-back-G#-Ab.png&quot;/&gt;" calcext:value-type="string">
            <text:p>&lt;img src="piano-keyboard-octave-back-G#-A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7]);&quot;&quot;;CONCATENATE(&quot;&lt;img src=&quot;&quot;&quot;;[$anki8octaves.$R$2];[$data.G87];&quot;.png&quot;;&quot;&quot;&quot;/&gt;&quot;))" office:value-type="string" office:string-value="&lt;img src=&quot;piano-score-front-087-48-4-treble-A4b.png&quot;/&gt;" calcext:value-type="string">
            <text:p>&lt;img src="piano-score-front-087-48-4-treble-A4b.png"/&gt;</text:p>
          </table:table-cell>
          <table:table-cell table:style-name="ce16" table:formula="of:=IF(ISBLANK([$data.G87]);&quot;&quot;;CONCATENATE(&quot;&lt;img src=&quot;&quot;&quot;;[$anki8octaves.$R$3];[$data.G87];&quot;.png&quot;;&quot;&quot;&quot;/&gt;&quot;))" office:value-type="string" office:string-value="&lt;img src=&quot;piano-score-back-087-48-4-treble-A4b.png&quot;/&gt;" calcext:value-type="string">
            <text:p>&lt;img src="piano-score-back-087-48-4-treble-A4b.png"/&gt;</text:p>
          </table:table-cell>
          <table:table-cell table:style-name="ce16" table:formula="of:=IF(ISBLANK([$data.G87]);&quot;&quot;;CONCATENATE(&quot;[sound:&quot;;[$anki8octaves.$R$6]; 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6]" office:value-type="string" office:string-value="G4#-A4b" calcext:value-type="string">
            <text:p>G4#-A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7]; [$anki8octaves.D87])" office:value-type="string" office:string-value="A" calcext:value-type="string">
            <text:p>A</text:p>
          </table:table-cell>
          <table:table-cell table:style-name="ce18" table:formula="of:=[$anki8octaves.B87]" office:value-type="string" office:string-value="A" calcext:value-type="string">
            <text:p>A</text:p>
          </table:table-cell>
          <table:table-cell table:style-name="ce18" table:formula="of:=[$anki8octaves.D87]">
            <text:p/>
          </table:table-cell>
          <table:table-cell table:style-name="ce16" table:formula="of:=IFERROR(__xludf.dummyfunction(&quot;IF(ISBLANK(K15),&quot;&quot;&quot;&quot;,CONCATENATE(&quot;&quot;&lt;img src=&quot;&quot;&quot;&quot;&quot;&quot;, anki8octaves!$R$5, &quot;&quot;front-&quot;&quot;,REGEXREPLACE(K15,&quot;&quot;[0-9]&quot;&quot;,&quot;&quot;&quot;&quot;),&quot;&quot;.png&quot;&quot;,&quot;&quot;&quot;&quot;&quot;&quot;/&gt;&quot;&quot;))&quot;);&quot;&lt;img src=&quot;&quot;piano-keyboard-octave-front-A.png&quot;&quot;/&gt;&quot;)" office:value-type="string" office:string-value="&lt;img src=&quot;piano-keyboard-octave-front-A.png&quot;/&gt;" calcext:value-type="string">
            <text:p>&lt;img src="piano-keyboard-octave-front-A.png"/&gt;</text:p>
          </table:table-cell>
          <table:table-cell table:style-name="ce16" table:formula="of:=IFERROR(__xludf.dummyfunction(&quot;IF(ISBLANK(K15),&quot;&quot;&quot;&quot;,CONCATENATE(&quot;&quot;&lt;img src=&quot;&quot;&quot;&quot;&quot;&quot;, anki8octaves!$R$5, &quot;&quot;back-&quot;&quot;, REGEXREPLACE(K15,&quot;&quot;[0-9]&quot;&quot;,&quot;&quot;&quot;&quot;),&quot;&quot;.png&quot;&quot;,&quot;&quot;&quot;&quot;&quot;&quot;/&gt;&quot;&quot;))&quot;);&quot;&lt;img src=&quot;&quot;piano-keyboard-octave-back-A.png&quot;&quot;/&gt;&quot;)" office:value-type="string" office:string-value="&lt;img src=&quot;piano-keyboard-octave-back-A.png&quot;/&gt;" calcext:value-type="string">
            <text:p>&lt;img src="piano-keyboard-octave-back-A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8]);&quot;&quot;;CONCATENATE(&quot;&lt;img src=&quot;&quot;&quot;;[$anki8octaves.$R$2];[$data.G88];&quot;.png&quot;;&quot;&quot;&quot;/&gt;&quot;))" office:value-type="string" office:string-value="&lt;img src=&quot;piano-score-front-085-49-4-treble-A4.png&quot;/&gt;" calcext:value-type="string">
            <text:p>&lt;img src="piano-score-front-085-49-4-treble-A4.png"/&gt;</text:p>
          </table:table-cell>
          <table:table-cell table:style-name="ce16" table:formula="of:=IF(ISBLANK([$data.G88]);&quot;&quot;;CONCATENATE(&quot;&lt;img src=&quot;&quot;&quot;;[$anki8octaves.$R$3];[$data.G88];&quot;.png&quot;;&quot;&quot;&quot;/&gt;&quot;))" office:value-type="string" office:string-value="&lt;img src=&quot;piano-score-back-085-49-4-treble-A4.png&quot;/&gt;" calcext:value-type="string">
            <text:p>&lt;img src="piano-score-back-085-49-4-treble-A4.png"/&gt;</text:p>
          </table:table-cell>
          <table:table-cell table:style-name="ce16" table:formula="of:=IF(ISBLANK([$data.G88]);&quot;&quot;;CONCATENATE(&quot;[sound:&quot;;[$anki8octaves.$R$6]; 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7]" office:value-type="string" office:string-value="A4" calcext:value-type="string">
            <text:p>A4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8]; [$anki8octaves.D88])" office:value-type="string" office:string-value="A#" calcext:value-type="string">
            <text:p>A#</text:p>
          </table:table-cell>
          <table:table-cell table:style-name="ce18" table:formula="of:=[$anki8octaves.B88]" office:value-type="string" office:string-value="A" calcext:value-type="string">
            <text:p>A</text:p>
          </table:table-cell>
          <table:table-cell table:style-name="ce18" table:formula="of:=[$anki8octaves.D88]" office:value-type="string" office:string-value="#" calcext:value-type="string">
            <text:p>#</text:p>
          </table:table-cell>
          <table:table-cell table:style-name="ce16" table:formula="of:=IFERROR(__xludf.dummyfunction(&quot;IF(ISBLANK(K16),&quot;&quot;&quot;&quot;,CONCATENATE(&quot;&quot;&lt;img src=&quot;&quot;&quot;&quot;&quot;&quot;, anki8octaves!$R$5, &quot;&quot;front-&quot;&quot;,REGEXREPLACE(K16,&quot;&quot;[0-9]&quot;&quot;,&quot;&quot;&quot;&quot;),&quot;&quot;.png&quot;&quot;,&quot;&quot;&quot;&quot;&quot;&quot;/&gt;&quot;&quot;))&quot;);&quot;&lt;img src=&quot;&quot;piano-keyboard-octave-front-A#-Bb.png&quot;&quot;/&gt;&quot;)" office:value-type="string" office:string-value="&lt;img src=&quot;piano-keyboard-octave-front-A#-Bb.png&quot;/&gt;" calcext:value-type="string">
            <text:p>&lt;img src="piano-keyboard-octave-front-A#-Bb.png"/&gt;</text:p>
          </table:table-cell>
          <table:table-cell table:style-name="ce16" table:formula="of:=IFERROR(__xludf.dummyfunction(&quot;IF(ISBLANK(K16),&quot;&quot;&quot;&quot;,CONCATENATE(&quot;&quot;&lt;img src=&quot;&quot;&quot;&quot;&quot;&quot;, anki8octaves!$R$5, &quot;&quot;back-&quot;&quot;, REGEXREPLACE(K16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9]);&quot;&quot;;CONCATENATE(&quot;&lt;img src=&quot;&quot;&quot;;[$anki8octaves.$R$2];[$data.G89];&quot;.png&quot;;&quot;&quot;&quot;/&gt;&quot;))" office:value-type="string" office:string-value="&lt;img src=&quot;piano-score-front-086-50-4-treble-A4#.png&quot;/&gt;" calcext:value-type="string">
            <text:p>&lt;img src="piano-score-front-086-50-4-treble-A4#.png"/&gt;</text:p>
          </table:table-cell>
          <table:table-cell table:style-name="ce16" table:formula="of:=IF(ISBLANK([$data.G89]);&quot;&quot;;CONCATENATE(&quot;&lt;img src=&quot;&quot;&quot;;[$anki8octaves.$R$3];[$data.G89];&quot;.png&quot;;&quot;&quot;&quot;/&gt;&quot;))" office:value-type="string" office:string-value="&lt;img src=&quot;piano-score-back-086-50-4-treble-A4#.png&quot;/&gt;" calcext:value-type="string">
            <text:p>&lt;img src="piano-score-back-086-50-4-treble-A4#.png"/&gt;</text:p>
          </table:table-cell>
          <table:table-cell table:style-name="ce16" table:formula="of:=IF(ISBLANK([$data.G89]);&quot;&quot;;CONCATENATE(&quot;[sound:&quot;;[$anki8octaves.$R$6]; 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8]" office:value-type="string" office:string-value="A4#-B4b" calcext:value-type="string">
            <text:p>A4#-B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89]; [$anki8octaves.D89])" office:value-type="string" office:string-value="Bb" calcext:value-type="string">
            <text:p>Bb</text:p>
          </table:table-cell>
          <table:table-cell table:style-name="ce18" table:formula="of:=[$anki8octaves.B89]" office:value-type="string" office:string-value="B" calcext:value-type="string">
            <text:p>B</text:p>
          </table:table-cell>
          <table:table-cell table:style-name="ce18" table:formula="of:=[$anki8octaves.D89]" office:value-type="string" office:string-value="b" calcext:value-type="string">
            <text:p>b</text:p>
          </table:table-cell>
          <table:table-cell table:style-name="ce16" table:formula="of:=IFERROR(__xludf.dummyfunction(&quot;IF(ISBLANK(K17),&quot;&quot;&quot;&quot;,CONCATENATE(&quot;&quot;&lt;img src=&quot;&quot;&quot;&quot;&quot;&quot;, anki8octaves!$R$5, &quot;&quot;front-&quot;&quot;,REGEXREPLACE(K17,&quot;&quot;[0-9]&quot;&quot;,&quot;&quot;&quot;&quot;),&quot;&quot;.png&quot;&quot;,&quot;&quot;&quot;&quot;&quot;&quot;/&gt;&quot;&quot;))&quot;);&quot;&lt;img src=&quot;&quot;piano-keyboard-octave-front-A#-Bb.png&quot;&quot;/&gt;&quot;)" office:value-type="string" office:string-value="&lt;img src=&quot;piano-keyboard-octave-front-A#-Bb.png&quot;/&gt;" calcext:value-type="string">
            <text:p>&lt;img src="piano-keyboard-octave-front-A#-Bb.png"/&gt;</text:p>
          </table:table-cell>
          <table:table-cell table:style-name="ce16" table:formula="of:=IFERROR(__xludf.dummyfunction(&quot;IF(ISBLANK(K17),&quot;&quot;&quot;&quot;,CONCATENATE(&quot;&quot;&lt;img src=&quot;&quot;&quot;&quot;&quot;&quot;, anki8octaves!$R$5, &quot;&quot;back-&quot;&quot;, REGEXREPLACE(K17,&quot;&quot;[0-9]&quot;&quot;,&quot;&quot;&quot;&quot;),&quot;&quot;.png&quot;&quot;,&quot;&quot;&quot;&quot;&quot;&quot;/&gt;&quot;&quot;))&quot;);&quot;&lt;img src=&quot;&quot;piano-keyboard-octave-back-A#-Bb.png&quot;&quot;/&gt;&quot;)" office:value-type="string" office:string-value="&lt;img src=&quot;piano-keyboard-octave-back-A#-Bb.png&quot;/&gt;" calcext:value-type="string">
            <text:p>&lt;img src="piano-keyboard-octave-back-A#-B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0]);&quot;&quot;;CONCATENATE(&quot;&lt;img src=&quot;&quot;&quot;;[$anki8octaves.$R$2];[$data.G90];&quot;.png&quot;;&quot;&quot;&quot;/&gt;&quot;))" office:value-type="string" office:string-value="&lt;img src=&quot;piano-score-front-089-50-4-treble-B4b.png&quot;/&gt;" calcext:value-type="string">
            <text:p>&lt;img src="piano-score-front-089-50-4-treble-B4b.png"/&gt;</text:p>
          </table:table-cell>
          <table:table-cell table:style-name="ce16" table:formula="of:=IF(ISBLANK([$data.G90]);&quot;&quot;;CONCATENATE(&quot;&lt;img src=&quot;&quot;&quot;;[$anki8octaves.$R$3];[$data.G90];&quot;.png&quot;;&quot;&quot;&quot;/&gt;&quot;))" office:value-type="string" office:string-value="&lt;img src=&quot;piano-score-back-089-50-4-treble-B4b.png&quot;/&gt;" calcext:value-type="string">
            <text:p>&lt;img src="piano-score-back-089-50-4-treble-B4b.png"/&gt;</text:p>
          </table:table-cell>
          <table:table-cell table:style-name="ce16" table:formula="of:=IF(ISBLANK([$data.G90]);&quot;&quot;;CONCATENATE(&quot;[sound:&quot;;[$anki8octaves.$R$6]; 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89]" office:value-type="string" office:string-value="A4#-B4b" calcext:value-type="string">
            <text:p>A4#-B4b</text:p>
          </table:table-cell>
          <table:table-cell table:number-columns-repeated="1012"/>
        </table:table-row>
        <table:table-row table:style-name="ro2">
          <table:table-cell table:style-name="ce18" table:formula="of:=CONCATENATE([$anki8octaves.B90]; [$anki8octaves.D90])" office:value-type="string" office:string-value="B" calcext:value-type="string">
            <text:p>B</text:p>
          </table:table-cell>
          <table:table-cell table:style-name="ce18" table:formula="of:=[$anki8octaves.B90]" office:value-type="string" office:string-value="B" calcext:value-type="string">
            <text:p>B</text:p>
          </table:table-cell>
          <table:table-cell table:style-name="ce18" table:formula="of:=[$anki8octaves.D90]">
            <text:p/>
          </table:table-cell>
          <table:table-cell table:style-name="ce16" table:formula="of:=IFERROR(__xludf.dummyfunction(&quot;IF(ISBLANK(K18),&quot;&quot;&quot;&quot;,CONCATENATE(&quot;&quot;&lt;img src=&quot;&quot;&quot;&quot;&quot;&quot;, anki8octaves!$R$5, &quot;&quot;front-&quot;&quot;,REGEXREPLACE(K18,&quot;&quot;[0-9]&quot;&quot;,&quot;&quot;&quot;&quot;),&quot;&quot;.png&quot;&quot;,&quot;&quot;&quot;&quot;&quot;&quot;/&gt;&quot;&quot;))&quot;);&quot;&lt;img src=&quot;&quot;piano-keyboard-octave-front-B.png&quot;&quot;/&gt;&quot;)" office:value-type="string" office:string-value="&lt;img src=&quot;piano-keyboard-octave-front-B.png&quot;/&gt;" calcext:value-type="string">
            <text:p>&lt;img src="piano-keyboard-octave-front-B.png"/&gt;</text:p>
          </table:table-cell>
          <table:table-cell table:style-name="ce16" table:formula="of:=IFERROR(__xludf.dummyfunction(&quot;IF(ISBLANK(K18),&quot;&quot;&quot;&quot;,CONCATENATE(&quot;&quot;&lt;img src=&quot;&quot;&quot;&quot;&quot;&quot;, anki8octaves!$R$5, &quot;&quot;back-&quot;&quot;, REGEXREPLACE(K18,&quot;&quot;[0-9]&quot;&quot;,&quot;&quot;&quot;&quot;),&quot;&quot;.png&quot;&quot;,&quot;&quot;&quot;&quot;&quot;&quot;/&gt;&quot;&quot;))&quot;);&quot;&lt;img src=&quot;&quot;piano-keyboard-octave-back-B.png&quot;&quot;/&gt;&quot;)" office:value-type="string" office:string-value="&lt;img src=&quot;piano-keyboard-octave-back-B.png&quot;/&gt;" calcext:value-type="string">
            <text:p>&lt;img src="piano-keyboard-octave-back-B.png"/&gt;</text:p>
          </table:table-cell>
          <table:table-cell table:style-name="ce16" table:formula="of:=[.$F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1]);&quot;&quot;;CONCATENATE(&quot;&lt;img src=&quot;&quot;&quot;;[$anki8octaves.$R$2];[$data.G91];&quot;.png&quot;;&quot;&quot;&quot;/&gt;&quot;))" office:value-type="string" office:string-value="&lt;img src=&quot;piano-score-front-088-51-4-treble-B4.png&quot;/&gt;" calcext:value-type="string">
            <text:p>&lt;img src="piano-score-front-088-51-4-treble-B4.png"/&gt;</text:p>
          </table:table-cell>
          <table:table-cell table:style-name="ce16" table:formula="of:=IF(ISBLANK([$data.G91]);&quot;&quot;;CONCATENATE(&quot;&lt;img src=&quot;&quot;&quot;;[$anki8octaves.$R$3];[$data.G91];&quot;.png&quot;;&quot;&quot;&quot;/&gt;&quot;))" office:value-type="string" office:string-value="&lt;img src=&quot;piano-score-back-088-51-4-treble-B4.png&quot;/&gt;" calcext:value-type="string">
            <text:p>&lt;img src="piano-score-back-088-51-4-treble-B4.png"/&gt;</text:p>
          </table:table-cell>
          <table:table-cell table:style-name="ce16" table:formula="of:=IF(ISBLANK([$data.G91]);&quot;&quot;;CONCATENATE(&quot;[sound:&quot;;[$anki8octaves.$R$6]; 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25"/>
          <table:table-cell table:style-name="ce16" table:formula="of:=IFERROR(__xludf.dummyfunction(&quot;REGEXREPLACE(L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Q90]" office:value-type="string" office:string-value="B4" calcext:value-type="string">
            <text:p>B4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8octaves-frozen" table:style-name="ta5">
        <table:table-column table:style-name="co3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8" table:number-columns-repeated="1009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6" office:value-type="string" calcext:value-type="string">
            <text:p>clef</text:p>
          </table:table-cell>
          <table:table-cell table:style-name="ce15" office:value-type="string" calcext:value-type="string">
            <text:p>score_image_front</text:p>
          </table:table-cell>
          <table:table-cell table:style-name="ce15" office:value-type="string" calcext:value-type="string">
            <text:p>score_image_back</text:p>
          </table:table-cell>
          <table:table-cell table:style-name="ce15" office:value-type="string" calcext:value-type="string">
            <text:p>keyboard_full_image_front</text:p>
          </table:table-cell>
          <table:table-cell table:style-name="ce18" office:value-type="string" calcext:value-type="string">
            <text:p>keyboard_full_image_back</text:p>
          </table:table-cell>
          <table:table-cell table:style-name="ce18" office:value-type="string" calcext:value-type="string">
            <text:p>keyboard_octave_image</text:p>
          </table:table-cell>
          <table:table-cell table:style-name="ce15" office:value-type="string" calcext:value-type="string">
            <text:p>keyboard_blank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6" office:value-type="string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number-columns-repeated="1009"/>
        </table:table-row>
        <table:table-row table:style-name="ro2">
          <table:table-cell table:style-name="ce15" office:value-type="string" calcext:value-type="string">
            <text:p>A0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0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1-01-0-bass-A0.png"/&gt;</text:p>
          </table:table-cell>
          <table:table-cell table:style-name="ce16" office:value-type="string" calcext:value-type="string">
            <text:p>&lt;img src="piano-score-back-001-01-0-bass-A0.png"/&gt;</text:p>
          </table:table-cell>
          <table:table-cell table:style-name="ce16" office:value-type="string" calcext:value-type="string">
            <text:p>&lt;img src="piano-keyboard-front-01-0-A0.png"/&gt;</text:p>
          </table:table-cell>
          <table:table-cell table:style-name="ce16" office:value-type="string" calcext:value-type="string">
            <text:p>&lt;img src="piano-keyboard-back-01-0-A0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6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1-01-0-bass-A0.mp3]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0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2-02-0-bass-A0#.png"/&gt;</text:p>
          </table:table-cell>
          <table:table-cell table:style-name="ce16" office:value-type="string" calcext:value-type="string">
            <text:p>&lt;img src="piano-score-back-002-02-0-bass-A0#.png"/&gt;</text:p>
          </table:table-cell>
          <table:table-cell table:style-name="ce16" office:value-type="string" calcext:value-type="string">
            <text:p>&lt;img src="piano-keyboard-front-02-0-A0#-B0b.png"/&gt;</text:p>
          </table:table-cell>
          <table:table-cell table:style-name="ce16" office:value-type="string" calcext:value-type="string">
            <text:p>&lt;img src="piano-keyboard-back-02-0-A0#-B0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2-02-0-bass-A0#.mp3]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0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4-02-0-bass-B0b.png"/&gt;</text:p>
          </table:table-cell>
          <table:table-cell table:style-name="ce16" office:value-type="string" calcext:value-type="string">
            <text:p>&lt;img src="piano-score-back-004-02-0-bass-B0b.png"/&gt;</text:p>
          </table:table-cell>
          <table:table-cell table:style-name="ce16" office:value-type="string" calcext:value-type="string">
            <text:p>&lt;img src="piano-keyboard-front-02-0-A0#-B0b.png"/&gt;</text:p>
          </table:table-cell>
          <table:table-cell table:style-name="ce16" office:value-type="string" calcext:value-type="string">
            <text:p>&lt;img src="piano-keyboard-back-02-0-A0#-B0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4-02-0-bass-B0b.mp3]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0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0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3-03-0-bass-B0.png"/&gt;</text:p>
          </table:table-cell>
          <table:table-cell table:style-name="ce16" office:value-type="string" calcext:value-type="string">
            <text:p>&lt;img src="piano-score-back-003-03-0-bass-B0.png"/&gt;</text:p>
          </table:table-cell>
          <table:table-cell table:style-name="ce16" office:value-type="string" calcext:value-type="string">
            <text:p>&lt;img src="piano-keyboard-front-03-0-B0.png"/&gt;</text:p>
          </table:table-cell>
          <table:table-cell table:style-name="ce16" office:value-type="string" calcext:value-type="string">
            <text:p>&lt;img src="piano-keyboard-back-03-0-B0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3-03-0-bass-B0.mp3]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1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5-04-1-bass-C1.png"/&gt;</text:p>
          </table:table-cell>
          <table:table-cell table:style-name="ce16" office:value-type="string" calcext:value-type="string">
            <text:p>&lt;img src="piano-score-back-005-04-1-bass-C1.png"/&gt;</text:p>
          </table:table-cell>
          <table:table-cell table:style-name="ce16" office:value-type="string" calcext:value-type="string">
            <text:p>&lt;img src="piano-keyboard-front-04-1-C1.png"/&gt;</text:p>
          </table:table-cell>
          <table:table-cell table:style-name="ce16" office:value-type="string" calcext:value-type="string">
            <text:p>&lt;img src="piano-keyboard-back-04-1-C1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5-04-1-bass-C1.mp3]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1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6-05-1-bass-C1#.png"/&gt;</text:p>
          </table:table-cell>
          <table:table-cell table:style-name="ce16" office:value-type="string" calcext:value-type="string">
            <text:p>&lt;img src="piano-score-back-006-05-1-bass-C1#.png"/&gt;</text:p>
          </table:table-cell>
          <table:table-cell table:style-name="ce16" office:value-type="string" calcext:value-type="string">
            <text:p>&lt;img src="piano-keyboard-front-05-1-C1#-D1b.png"/&gt;</text:p>
          </table:table-cell>
          <table:table-cell table:style-name="ce16" office:value-type="string" calcext:value-type="string">
            <text:p>&lt;img src="piano-keyboard-back-05-1-C1#-D1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6-05-1-bass-C1#.mp3]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1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9-05-1-bass-D1b.png"/&gt;</text:p>
          </table:table-cell>
          <table:table-cell table:style-name="ce16" office:value-type="string" calcext:value-type="string">
            <text:p>&lt;img src="piano-score-back-009-05-1-bass-D1b.png"/&gt;</text:p>
          </table:table-cell>
          <table:table-cell table:style-name="ce16" office:value-type="string" calcext:value-type="string">
            <text:p>&lt;img src="piano-keyboard-front-05-1-C1#-D1b.png"/&gt;</text:p>
          </table:table-cell>
          <table:table-cell table:style-name="ce16" office:value-type="string" calcext:value-type="string">
            <text:p>&lt;img src="piano-keyboard-back-05-1-C1#-D1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9-05-1-bass-D1b.mp3]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1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7-06-1-bass-D1.png"/&gt;</text:p>
          </table:table-cell>
          <table:table-cell table:style-name="ce16" office:value-type="string" calcext:value-type="string">
            <text:p>&lt;img src="piano-score-back-007-06-1-bass-D1.png"/&gt;</text:p>
          </table:table-cell>
          <table:table-cell table:style-name="ce16" office:value-type="string" calcext:value-type="string">
            <text:p>&lt;img src="piano-keyboard-front-06-1-D1.png"/&gt;</text:p>
          </table:table-cell>
          <table:table-cell table:style-name="ce16" office:value-type="string" calcext:value-type="string">
            <text:p>&lt;img src="piano-keyboard-back-06-1-D1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7-06-1-bass-D1.mp3]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1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08-07-1-bass-D1#.png"/&gt;</text:p>
          </table:table-cell>
          <table:table-cell table:style-name="ce16" office:value-type="string" calcext:value-type="string">
            <text:p>&lt;img src="piano-score-back-008-07-1-bass-D1#.png"/&gt;</text:p>
          </table:table-cell>
          <table:table-cell table:style-name="ce16" office:value-type="string" calcext:value-type="string">
            <text:p>&lt;img src="piano-keyboard-front-07-1-D1#-E1b.png"/&gt;</text:p>
          </table:table-cell>
          <table:table-cell table:style-name="ce16" office:value-type="string" calcext:value-type="string">
            <text:p>&lt;img src="piano-keyboard-back-07-1-D1#-E1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08-07-1-bass-D1#.mp3]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1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1-07-1-bass-E1b.png"/&gt;</text:p>
          </table:table-cell>
          <table:table-cell table:style-name="ce16" office:value-type="string" calcext:value-type="string">
            <text:p>&lt;img src="piano-score-back-011-07-1-bass-E1b.png"/&gt;</text:p>
          </table:table-cell>
          <table:table-cell table:style-name="ce16" office:value-type="string" calcext:value-type="string">
            <text:p>&lt;img src="piano-keyboard-front-07-1-D1#-E1b.png"/&gt;</text:p>
          </table:table-cell>
          <table:table-cell table:style-name="ce16" office:value-type="string" calcext:value-type="string">
            <text:p>&lt;img src="piano-keyboard-back-07-1-D1#-E1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1-07-1-bass-E1b.mp3]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1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0-08-1-bass-E1.png"/&gt;</text:p>
          </table:table-cell>
          <table:table-cell table:style-name="ce16" office:value-type="string" calcext:value-type="string">
            <text:p>&lt;img src="piano-score-back-010-08-1-bass-E1.png"/&gt;</text:p>
          </table:table-cell>
          <table:table-cell table:style-name="ce16" office:value-type="string" calcext:value-type="string">
            <text:p>&lt;img src="piano-keyboard-front-08-1-E1.png"/&gt;</text:p>
          </table:table-cell>
          <table:table-cell table:style-name="ce16" office:value-type="string" calcext:value-type="string">
            <text:p>&lt;img src="piano-keyboard-back-08-1-E1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0-08-1-bass-E1.mp3]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1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2-09-1-bass-F1.png"/&gt;</text:p>
          </table:table-cell>
          <table:table-cell table:style-name="ce16" office:value-type="string" calcext:value-type="string">
            <text:p>&lt;img src="piano-score-back-012-09-1-bass-F1.png"/&gt;</text:p>
          </table:table-cell>
          <table:table-cell table:style-name="ce16" office:value-type="string" calcext:value-type="string">
            <text:p>&lt;img src="piano-keyboard-front-09-1-F1.png"/&gt;</text:p>
          </table:table-cell>
          <table:table-cell table:style-name="ce16" office:value-type="string" calcext:value-type="string">
            <text:p>&lt;img src="piano-keyboard-back-09-1-F1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2-09-1-bass-F1.mp3]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1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3-10-1-bass-F1#.png"/&gt;</text:p>
          </table:table-cell>
          <table:table-cell table:style-name="ce16" office:value-type="string" calcext:value-type="string">
            <text:p>&lt;img src="piano-score-back-013-10-1-bass-F1#.png"/&gt;</text:p>
          </table:table-cell>
          <table:table-cell table:style-name="ce16" office:value-type="string" calcext:value-type="string">
            <text:p>&lt;img src="piano-keyboard-front-10-1-F1#-G1b.png"/&gt;</text:p>
          </table:table-cell>
          <table:table-cell table:style-name="ce16" office:value-type="string" calcext:value-type="string">
            <text:p>&lt;img src="piano-keyboard-back-10-1-F1#-G1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3-10-1-bass-F1#.mp3]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1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6-10-1-bass-G1b.png"/&gt;</text:p>
          </table:table-cell>
          <table:table-cell table:style-name="ce16" office:value-type="string" calcext:value-type="string">
            <text:p>&lt;img src="piano-score-back-016-10-1-bass-G1b.png"/&gt;</text:p>
          </table:table-cell>
          <table:table-cell table:style-name="ce16" office:value-type="string" calcext:value-type="string">
            <text:p>&lt;img src="piano-keyboard-front-10-1-F1#-G1b.png"/&gt;</text:p>
          </table:table-cell>
          <table:table-cell table:style-name="ce16" office:value-type="string" calcext:value-type="string">
            <text:p>&lt;img src="piano-keyboard-back-10-1-F1#-G1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6-10-1-bass-G1b.mp3]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1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4-11-1-bass-G1.png"/&gt;</text:p>
          </table:table-cell>
          <table:table-cell table:style-name="ce16" office:value-type="string" calcext:value-type="string">
            <text:p>&lt;img src="piano-score-back-014-11-1-bass-G1.png"/&gt;</text:p>
          </table:table-cell>
          <table:table-cell table:style-name="ce16" office:value-type="string" calcext:value-type="string">
            <text:p>&lt;img src="piano-keyboard-front-11-1-G1.png"/&gt;</text:p>
          </table:table-cell>
          <table:table-cell table:style-name="ce16" office:value-type="string" calcext:value-type="string">
            <text:p>&lt;img src="piano-keyboard-back-11-1-G1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4-11-1-bass-G1.mp3]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1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5-12-1-bass-G1#.png"/&gt;</text:p>
          </table:table-cell>
          <table:table-cell table:style-name="ce16" office:value-type="string" calcext:value-type="string">
            <text:p>&lt;img src="piano-score-back-015-12-1-bass-G1#.png"/&gt;</text:p>
          </table:table-cell>
          <table:table-cell table:style-name="ce16" office:value-type="string" calcext:value-type="string">
            <text:p>&lt;img src="piano-keyboard-front-12-1-G1#-A1b.png"/&gt;</text:p>
          </table:table-cell>
          <table:table-cell table:style-name="ce16" office:value-type="string" calcext:value-type="string">
            <text:p>&lt;img src="piano-keyboard-back-12-1-G1#-A1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5-12-1-bass-G1#.mp3]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1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9-12-1-bass-A1b.png"/&gt;</text:p>
          </table:table-cell>
          <table:table-cell table:style-name="ce16" office:value-type="string" calcext:value-type="string">
            <text:p>&lt;img src="piano-score-back-019-12-1-bass-A1b.png"/&gt;</text:p>
          </table:table-cell>
          <table:table-cell table:style-name="ce16" office:value-type="string" calcext:value-type="string">
            <text:p>&lt;img src="piano-keyboard-front-12-1-G1#-A1b.png"/&gt;</text:p>
          </table:table-cell>
          <table:table-cell table:style-name="ce16" office:value-type="string" calcext:value-type="string">
            <text:p>&lt;img src="piano-keyboard-back-12-1-G1#-A1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9-12-1-bass-A1b.mp3]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1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7-13-1-bass-A1.png"/&gt;</text:p>
          </table:table-cell>
          <table:table-cell table:style-name="ce16" office:value-type="string" calcext:value-type="string">
            <text:p>&lt;img src="piano-score-back-017-13-1-bass-A1.png"/&gt;</text:p>
          </table:table-cell>
          <table:table-cell table:style-name="ce16" office:value-type="string" calcext:value-type="string">
            <text:p>&lt;img src="piano-keyboard-front-13-1-A1.png"/&gt;</text:p>
          </table:table-cell>
          <table:table-cell table:style-name="ce16" office:value-type="string" calcext:value-type="string">
            <text:p>&lt;img src="piano-keyboard-back-13-1-A1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7-13-1-bass-A1.mp3]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1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18-14-1-bass-A1#.png"/&gt;</text:p>
          </table:table-cell>
          <table:table-cell table:style-name="ce16" office:value-type="string" calcext:value-type="string">
            <text:p>&lt;img src="piano-score-back-018-14-1-bass-A1#.png"/&gt;</text:p>
          </table:table-cell>
          <table:table-cell table:style-name="ce16" office:value-type="string" calcext:value-type="string">
            <text:p>&lt;img src="piano-keyboard-front-14-1-A1#-B1b.png"/&gt;</text:p>
          </table:table-cell>
          <table:table-cell table:style-name="ce16" office:value-type="string" calcext:value-type="string">
            <text:p>&lt;img src="piano-keyboard-back-14-1-A1#-B1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18-14-1-bass-A1#.mp3]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1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1-14-1-bass-B1b.png"/&gt;</text:p>
          </table:table-cell>
          <table:table-cell table:style-name="ce16" office:value-type="string" calcext:value-type="string">
            <text:p>&lt;img src="piano-score-back-021-14-1-bass-B1b.png"/&gt;</text:p>
          </table:table-cell>
          <table:table-cell table:style-name="ce16" office:value-type="string" calcext:value-type="string">
            <text:p>&lt;img src="piano-keyboard-front-14-1-A1#-B1b.png"/&gt;</text:p>
          </table:table-cell>
          <table:table-cell table:style-name="ce16" office:value-type="string" calcext:value-type="string">
            <text:p>&lt;img src="piano-keyboard-back-14-1-A1#-B1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1-14-1-bass-B1b.mp3]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1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1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0-15-1-bass-B1.png"/&gt;</text:p>
          </table:table-cell>
          <table:table-cell table:style-name="ce16" office:value-type="string" calcext:value-type="string">
            <text:p>&lt;img src="piano-score-back-020-15-1-bass-B1.png"/&gt;</text:p>
          </table:table-cell>
          <table:table-cell table:style-name="ce16" office:value-type="string" calcext:value-type="string">
            <text:p>&lt;img src="piano-keyboard-front-15-1-B1.png"/&gt;</text:p>
          </table:table-cell>
          <table:table-cell table:style-name="ce16" office:value-type="string" calcext:value-type="string">
            <text:p>&lt;img src="piano-keyboard-back-15-1-B1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0-15-1-bass-B1.mp3]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2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2-16-2-bass-C2.png"/&gt;</text:p>
          </table:table-cell>
          <table:table-cell table:style-name="ce16" office:value-type="string" calcext:value-type="string">
            <text:p>&lt;img src="piano-score-back-022-16-2-bass-C2.png"/&gt;</text:p>
          </table:table-cell>
          <table:table-cell table:style-name="ce16" office:value-type="string" calcext:value-type="string">
            <text:p>&lt;img src="piano-keyboard-front-16-2-C2.png"/&gt;</text:p>
          </table:table-cell>
          <table:table-cell table:style-name="ce16" office:value-type="string" calcext:value-type="string">
            <text:p>&lt;img src="piano-keyboard-back-16-2-C2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2-16-2-bass-C2.mp3]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2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3-17-2-bass-C2#.png"/&gt;</text:p>
          </table:table-cell>
          <table:table-cell table:style-name="ce16" office:value-type="string" calcext:value-type="string">
            <text:p>&lt;img src="piano-score-back-023-17-2-bass-C2#.png"/&gt;</text:p>
          </table:table-cell>
          <table:table-cell table:style-name="ce16" office:value-type="string" calcext:value-type="string">
            <text:p>&lt;img src="piano-keyboard-front-17-2-C2#-D2b.png"/&gt;</text:p>
          </table:table-cell>
          <table:table-cell table:style-name="ce16" office:value-type="string" calcext:value-type="string">
            <text:p>&lt;img src="piano-keyboard-back-17-2-C2#-D2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3-17-2-bass-C2#.mp3]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2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6-17-2-bass-D2b.png"/&gt;</text:p>
          </table:table-cell>
          <table:table-cell table:style-name="ce16" office:value-type="string" calcext:value-type="string">
            <text:p>&lt;img src="piano-score-back-026-17-2-bass-D2b.png"/&gt;</text:p>
          </table:table-cell>
          <table:table-cell table:style-name="ce16" office:value-type="string" calcext:value-type="string">
            <text:p>&lt;img src="piano-keyboard-front-17-2-C2#-D2b.png"/&gt;</text:p>
          </table:table-cell>
          <table:table-cell table:style-name="ce16" office:value-type="string" calcext:value-type="string">
            <text:p>&lt;img src="piano-keyboard-back-17-2-C2#-D2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6-17-2-bass-D2b.mp3]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2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4-18-2-bass-D2.png"/&gt;</text:p>
          </table:table-cell>
          <table:table-cell table:style-name="ce16" office:value-type="string" calcext:value-type="string">
            <text:p>&lt;img src="piano-score-back-024-18-2-bass-D2.png"/&gt;</text:p>
          </table:table-cell>
          <table:table-cell table:style-name="ce16" office:value-type="string" calcext:value-type="string">
            <text:p>&lt;img src="piano-keyboard-front-18-2-D2.png"/&gt;</text:p>
          </table:table-cell>
          <table:table-cell table:style-name="ce16" office:value-type="string" calcext:value-type="string">
            <text:p>&lt;img src="piano-keyboard-back-18-2-D2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4-18-2-bass-D2.mp3]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2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5-19-2-bass-D2#.png"/&gt;</text:p>
          </table:table-cell>
          <table:table-cell table:style-name="ce16" office:value-type="string" calcext:value-type="string">
            <text:p>&lt;img src="piano-score-back-025-19-2-bass-D2#.png"/&gt;</text:p>
          </table:table-cell>
          <table:table-cell table:style-name="ce16" office:value-type="string" calcext:value-type="string">
            <text:p>&lt;img src="piano-keyboard-front-19-2-D2#-E2b.png"/&gt;</text:p>
          </table:table-cell>
          <table:table-cell table:style-name="ce16" office:value-type="string" calcext:value-type="string">
            <text:p>&lt;img src="piano-keyboard-back-19-2-D2#-E2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5-19-2-bass-D2#.mp3]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2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8-19-2-bass-E2b.png"/&gt;</text:p>
          </table:table-cell>
          <table:table-cell table:style-name="ce16" office:value-type="string" calcext:value-type="string">
            <text:p>&lt;img src="piano-score-back-028-19-2-bass-E2b.png"/&gt;</text:p>
          </table:table-cell>
          <table:table-cell table:style-name="ce16" office:value-type="string" calcext:value-type="string">
            <text:p>&lt;img src="piano-keyboard-front-19-2-D2#-E2b.png"/&gt;</text:p>
          </table:table-cell>
          <table:table-cell table:style-name="ce16" office:value-type="string" calcext:value-type="string">
            <text:p>&lt;img src="piano-keyboard-back-19-2-D2#-E2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8-19-2-bass-E2b.mp3]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2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7-20-2-bass-E2.png"/&gt;</text:p>
          </table:table-cell>
          <table:table-cell table:style-name="ce16" office:value-type="string" calcext:value-type="string">
            <text:p>&lt;img src="piano-score-back-027-20-2-bass-E2.png"/&gt;</text:p>
          </table:table-cell>
          <table:table-cell table:style-name="ce16" office:value-type="string" calcext:value-type="string">
            <text:p>&lt;img src="piano-keyboard-front-20-2-E2.png"/&gt;</text:p>
          </table:table-cell>
          <table:table-cell table:style-name="ce16" office:value-type="string" calcext:value-type="string">
            <text:p>&lt;img src="piano-keyboard-back-20-2-E2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7-20-2-bass-E2.mp3]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2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29-21-2-bass-F2.png"/&gt;</text:p>
          </table:table-cell>
          <table:table-cell table:style-name="ce16" office:value-type="string" calcext:value-type="string">
            <text:p>&lt;img src="piano-score-back-029-21-2-bass-F2.png"/&gt;</text:p>
          </table:table-cell>
          <table:table-cell table:style-name="ce16" office:value-type="string" calcext:value-type="string">
            <text:p>&lt;img src="piano-keyboard-front-21-2-F2.png"/&gt;</text:p>
          </table:table-cell>
          <table:table-cell table:style-name="ce16" office:value-type="string" calcext:value-type="string">
            <text:p>&lt;img src="piano-keyboard-back-21-2-F2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29-21-2-bass-F2.mp3]</text:p>
          </table:table-cell>
          <table:table-cell table:style-name="ce15" office:value-type="float" office:value="21" calcext:value-type="float">
            <text:p>2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2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0-22-2-bass-F2#.png"/&gt;</text:p>
          </table:table-cell>
          <table:table-cell table:style-name="ce16" office:value-type="string" calcext:value-type="string">
            <text:p>&lt;img src="piano-score-back-030-22-2-bass-F2#.png"/&gt;</text:p>
          </table:table-cell>
          <table:table-cell table:style-name="ce16" office:value-type="string" calcext:value-type="string">
            <text:p>&lt;img src="piano-keyboard-front-22-2-F2#-G2b.png"/&gt;</text:p>
          </table:table-cell>
          <table:table-cell table:style-name="ce16" office:value-type="string" calcext:value-type="string">
            <text:p>&lt;img src="piano-keyboard-back-22-2-F2#-G2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0-22-2-bass-F2#.mp3]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2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3-22-2-bass-G2b.png"/&gt;</text:p>
          </table:table-cell>
          <table:table-cell table:style-name="ce16" office:value-type="string" calcext:value-type="string">
            <text:p>&lt;img src="piano-score-back-033-22-2-bass-G2b.png"/&gt;</text:p>
          </table:table-cell>
          <table:table-cell table:style-name="ce16" office:value-type="string" calcext:value-type="string">
            <text:p>&lt;img src="piano-keyboard-front-22-2-F2#-G2b.png"/&gt;</text:p>
          </table:table-cell>
          <table:table-cell table:style-name="ce16" office:value-type="string" calcext:value-type="string">
            <text:p>&lt;img src="piano-keyboard-back-22-2-F2#-G2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3-22-2-bass-G2b.mp3]</text:p>
          </table:table-cell>
          <table:table-cell table:style-name="ce15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2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1-23-2-bass-G2.png"/&gt;</text:p>
          </table:table-cell>
          <table:table-cell table:style-name="ce16" office:value-type="string" calcext:value-type="string">
            <text:p>&lt;img src="piano-score-back-031-23-2-bass-G2.png"/&gt;</text:p>
          </table:table-cell>
          <table:table-cell table:style-name="ce16" office:value-type="string" calcext:value-type="string">
            <text:p>&lt;img src="piano-keyboard-front-23-2-G2.png"/&gt;</text:p>
          </table:table-cell>
          <table:table-cell table:style-name="ce16" office:value-type="string" calcext:value-type="string">
            <text:p>&lt;img src="piano-keyboard-back-23-2-G2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1-23-2-bass-G2.mp3]</text:p>
          </table:table-cell>
          <table:table-cell table:style-name="ce15" office:value-type="float" office:value="23" calcext:value-type="float">
            <text:p>2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2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2-24-2-bass-G2#.png"/&gt;</text:p>
          </table:table-cell>
          <table:table-cell table:style-name="ce16" office:value-type="string" calcext:value-type="string">
            <text:p>&lt;img src="piano-score-back-032-24-2-bass-G2#.png"/&gt;</text:p>
          </table:table-cell>
          <table:table-cell table:style-name="ce16" office:value-type="string" calcext:value-type="string">
            <text:p>&lt;img src="piano-keyboard-front-24-2-G2#-A2b.png"/&gt;</text:p>
          </table:table-cell>
          <table:table-cell table:style-name="ce16" office:value-type="string" calcext:value-type="string">
            <text:p>&lt;img src="piano-keyboard-back-24-2-G2#-A2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2-24-2-bass-G2#.mp3]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2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6-24-2-bass-A2b.png"/&gt;</text:p>
          </table:table-cell>
          <table:table-cell table:style-name="ce16" office:value-type="string" calcext:value-type="string">
            <text:p>&lt;img src="piano-score-back-036-24-2-bass-A2b.png"/&gt;</text:p>
          </table:table-cell>
          <table:table-cell table:style-name="ce16" office:value-type="string" calcext:value-type="string">
            <text:p>&lt;img src="piano-keyboard-front-24-2-G2#-A2b.png"/&gt;</text:p>
          </table:table-cell>
          <table:table-cell table:style-name="ce16" office:value-type="string" calcext:value-type="string">
            <text:p>&lt;img src="piano-keyboard-back-24-2-G2#-A2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6-24-2-bass-A2b.mp3]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2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4-25-2-bass-A2.png"/&gt;</text:p>
          </table:table-cell>
          <table:table-cell table:style-name="ce16" office:value-type="string" calcext:value-type="string">
            <text:p>&lt;img src="piano-score-back-034-25-2-bass-A2.png"/&gt;</text:p>
          </table:table-cell>
          <table:table-cell table:style-name="ce16" office:value-type="string" calcext:value-type="string">
            <text:p>&lt;img src="piano-keyboard-front-25-2-A2.png"/&gt;</text:p>
          </table:table-cell>
          <table:table-cell table:style-name="ce16" office:value-type="string" calcext:value-type="string">
            <text:p>&lt;img src="piano-keyboard-back-25-2-A2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4-25-2-bass-A2.mp3]</text:p>
          </table:table-cell>
          <table:table-cell table:style-name="ce15" office:value-type="float" office:value="25" calcext:value-type="float">
            <text:p>2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2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5-26-2-bass-A2#.png"/&gt;</text:p>
          </table:table-cell>
          <table:table-cell table:style-name="ce16" office:value-type="string" calcext:value-type="string">
            <text:p>&lt;img src="piano-score-back-035-26-2-bass-A2#.png"/&gt;</text:p>
          </table:table-cell>
          <table:table-cell table:style-name="ce16" office:value-type="string" calcext:value-type="string">
            <text:p>&lt;img src="piano-keyboard-front-26-2-A2#-B2b.png"/&gt;</text:p>
          </table:table-cell>
          <table:table-cell table:style-name="ce16" office:value-type="string" calcext:value-type="string">
            <text:p>&lt;img src="piano-keyboard-back-26-2-A2#-B2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5-26-2-bass-A2#.mp3]</text:p>
          </table:table-cell>
          <table:table-cell table:style-name="ce15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2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8-26-2-bass-B2b.png"/&gt;</text:p>
          </table:table-cell>
          <table:table-cell table:style-name="ce16" office:value-type="string" calcext:value-type="string">
            <text:p>&lt;img src="piano-score-back-038-26-2-bass-B2b.png"/&gt;</text:p>
          </table:table-cell>
          <table:table-cell table:style-name="ce16" office:value-type="string" calcext:value-type="string">
            <text:p>&lt;img src="piano-keyboard-front-26-2-A2#-B2b.png"/&gt;</text:p>
          </table:table-cell>
          <table:table-cell table:style-name="ce16" office:value-type="string" calcext:value-type="string">
            <text:p>&lt;img src="piano-keyboard-back-26-2-A2#-B2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8-26-2-bass-B2b.mp3]</text:p>
          </table:table-cell>
          <table:table-cell table:style-name="ce15" office:value-type="float" office:value="26" calcext:value-type="float">
            <text:p>26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2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2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37-27-2-bass-B2.png"/&gt;</text:p>
          </table:table-cell>
          <table:table-cell table:style-name="ce16" office:value-type="string" calcext:value-type="string">
            <text:p>&lt;img src="piano-score-back-037-27-2-bass-B2.png"/&gt;</text:p>
          </table:table-cell>
          <table:table-cell table:style-name="ce16" office:value-type="string" calcext:value-type="string">
            <text:p>&lt;img src="piano-keyboard-front-27-2-B2.png"/&gt;</text:p>
          </table:table-cell>
          <table:table-cell table:style-name="ce16" office:value-type="string" calcext:value-type="string">
            <text:p>&lt;img src="piano-keyboard-back-27-2-B2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7-27-2-bass-B2.mp3]</text:p>
          </table:table-cell>
          <table:table-cell table:style-name="ce15" office:value-type="float" office:value="27" calcext:value-type="float">
            <text:p>2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3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39-28-3-treble-C3.png"/&gt;</text:p>
          </table:table-cell>
          <table:table-cell table:style-name="ce16" office:value-type="string" calcext:value-type="string">
            <text:p>&lt;img src="piano-score-back-039-28-3-treble-C3.png"/&gt;</text:p>
          </table:table-cell>
          <table:table-cell table:style-name="ce16" office:value-type="string" calcext:value-type="string">
            <text:p>&lt;img src="piano-keyboard-front-28-3-C3.png"/&gt;</text:p>
          </table:table-cell>
          <table:table-cell table:style-name="ce16" office:value-type="string" calcext:value-type="string">
            <text:p>&lt;img src="piano-keyboard-back-28-3-C3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39-28-3-treble-C3.mp3]</text:p>
          </table:table-cell>
          <table:table-cell table:style-name="ce15" office:value-type="float" office:value="28" calcext:value-type="float">
            <text:p>2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3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0-29-3-treble-C3#.png"/&gt;</text:p>
          </table:table-cell>
          <table:table-cell table:style-name="ce16" office:value-type="string" calcext:value-type="string">
            <text:p>&lt;img src="piano-score-back-040-29-3-treble-C3#.png"/&gt;</text:p>
          </table:table-cell>
          <table:table-cell table:style-name="ce16" office:value-type="string" calcext:value-type="string">
            <text:p>&lt;img src="piano-keyboard-front-29-3-C3#-D3b.png"/&gt;</text:p>
          </table:table-cell>
          <table:table-cell table:style-name="ce16" office:value-type="string" calcext:value-type="string">
            <text:p>&lt;img src="piano-keyboard-back-29-3-C3#-D3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0-29-3-treble-C3#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3-29-3-treble-D3b.png"/&gt;</text:p>
          </table:table-cell>
          <table:table-cell table:style-name="ce16" office:value-type="string" calcext:value-type="string">
            <text:p>&lt;img src="piano-score-back-043-29-3-treble-D3b.png"/&gt;</text:p>
          </table:table-cell>
          <table:table-cell table:style-name="ce16" office:value-type="string" calcext:value-type="string">
            <text:p>&lt;img src="piano-keyboard-front-29-3-C3#-D3b.png"/&gt;</text:p>
          </table:table-cell>
          <table:table-cell table:style-name="ce16" office:value-type="string" calcext:value-type="string">
            <text:p>&lt;img src="piano-keyboard-back-29-3-C3#-D3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3-29-3-treble-D3b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1-30-3-treble-D3.png"/&gt;</text:p>
          </table:table-cell>
          <table:table-cell table:style-name="ce16" office:value-type="string" calcext:value-type="string">
            <text:p>&lt;img src="piano-score-back-041-30-3-treble-D3.png"/&gt;</text:p>
          </table:table-cell>
          <table:table-cell table:style-name="ce16" office:value-type="string" calcext:value-type="string">
            <text:p>&lt;img src="piano-keyboard-front-30-3-D3.png"/&gt;</text:p>
          </table:table-cell>
          <table:table-cell table:style-name="ce16" office:value-type="string" calcext:value-type="string">
            <text:p>&lt;img src="piano-keyboard-back-30-3-D3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1-30-3-treble-D3.mp3]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2-31-3-treble-D3#.png"/&gt;</text:p>
          </table:table-cell>
          <table:table-cell table:style-name="ce16" office:value-type="string" calcext:value-type="string">
            <text:p>&lt;img src="piano-score-back-042-31-3-treble-D3#.png"/&gt;</text:p>
          </table:table-cell>
          <table:table-cell table:style-name="ce16" office:value-type="string" calcext:value-type="string">
            <text:p>&lt;img src="piano-keyboard-front-31-3-D3#-E3b.png"/&gt;</text:p>
          </table:table-cell>
          <table:table-cell table:style-name="ce16" office:value-type="string" calcext:value-type="string">
            <text:p>&lt;img src="piano-keyboard-back-31-3-D3#-E3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2-31-3-treble-D3#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3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5-31-3-treble-E3b.png"/&gt;</text:p>
          </table:table-cell>
          <table:table-cell table:style-name="ce16" office:value-type="string" calcext:value-type="string">
            <text:p>&lt;img src="piano-score-back-045-31-3-treble-E3b.png"/&gt;</text:p>
          </table:table-cell>
          <table:table-cell table:style-name="ce16" office:value-type="string" calcext:value-type="string">
            <text:p>&lt;img src="piano-keyboard-front-31-3-D3#-E3b.png"/&gt;</text:p>
          </table:table-cell>
          <table:table-cell table:style-name="ce16" office:value-type="string" calcext:value-type="string">
            <text:p>&lt;img src="piano-keyboard-back-31-3-D3#-E3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5-31-3-treble-E3b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3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4-32-3-treble-E3.png"/&gt;</text:p>
          </table:table-cell>
          <table:table-cell table:style-name="ce16" office:value-type="string" calcext:value-type="string">
            <text:p>&lt;img src="piano-score-back-044-32-3-treble-E3.png"/&gt;</text:p>
          </table:table-cell>
          <table:table-cell table:style-name="ce16" office:value-type="string" calcext:value-type="string">
            <text:p>&lt;img src="piano-keyboard-front-32-3-E3.png"/&gt;</text:p>
          </table:table-cell>
          <table:table-cell table:style-name="ce16" office:value-type="string" calcext:value-type="string">
            <text:p>&lt;img src="piano-keyboard-back-32-3-E3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4-32-3-treble-E3.mp3]</text:p>
          </table:table-cell>
          <table:table-cell table:style-name="ce15" office:value-type="float" office:value="32" calcext:value-type="float">
            <text:p>3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3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6-33-3-treble-F3.png"/&gt;</text:p>
          </table:table-cell>
          <table:table-cell table:style-name="ce16" office:value-type="string" calcext:value-type="string">
            <text:p>&lt;img src="piano-score-back-046-33-3-treble-F3.png"/&gt;</text:p>
          </table:table-cell>
          <table:table-cell table:style-name="ce16" office:value-type="string" calcext:value-type="string">
            <text:p>&lt;img src="piano-keyboard-front-33-3-F3.png"/&gt;</text:p>
          </table:table-cell>
          <table:table-cell table:style-name="ce16" office:value-type="string" calcext:value-type="string">
            <text:p>&lt;img src="piano-keyboard-back-33-3-F3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6-33-3-treble-F3.mp3]</text:p>
          </table:table-cell>
          <table:table-cell table:style-name="ce15" office:value-type="float" office:value="33" calcext:value-type="float">
            <text:p>3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3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7-34-3-treble-F3#.png"/&gt;</text:p>
          </table:table-cell>
          <table:table-cell table:style-name="ce16" office:value-type="string" calcext:value-type="string">
            <text:p>&lt;img src="piano-score-back-047-34-3-treble-F3#.png"/&gt;</text:p>
          </table:table-cell>
          <table:table-cell table:style-name="ce16" office:value-type="string" calcext:value-type="string">
            <text:p>&lt;img src="piano-keyboard-front-34-3-F3#-G3b.png"/&gt;</text:p>
          </table:table-cell>
          <table:table-cell table:style-name="ce16" office:value-type="string" calcext:value-type="string">
            <text:p>&lt;img src="piano-keyboard-back-34-3-F3#-G3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7-34-3-treble-F3#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0-34-3-treble-G3b.png"/&gt;</text:p>
          </table:table-cell>
          <table:table-cell table:style-name="ce16" office:value-type="string" calcext:value-type="string">
            <text:p>&lt;img src="piano-score-back-050-34-3-treble-G3b.png"/&gt;</text:p>
          </table:table-cell>
          <table:table-cell table:style-name="ce16" office:value-type="string" calcext:value-type="string">
            <text:p>&lt;img src="piano-keyboard-front-34-3-F3#-G3b.png"/&gt;</text:p>
          </table:table-cell>
          <table:table-cell table:style-name="ce16" office:value-type="string" calcext:value-type="string">
            <text:p>&lt;img src="piano-keyboard-back-34-3-F3#-G3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0-34-3-treble-G3b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8-35-3-treble-G3.png"/&gt;</text:p>
          </table:table-cell>
          <table:table-cell table:style-name="ce16" office:value-type="string" calcext:value-type="string">
            <text:p>&lt;img src="piano-score-back-048-35-3-treble-G3.png"/&gt;</text:p>
          </table:table-cell>
          <table:table-cell table:style-name="ce16" office:value-type="string" calcext:value-type="string">
            <text:p>&lt;img src="piano-keyboard-front-35-3-G3.png"/&gt;</text:p>
          </table:table-cell>
          <table:table-cell table:style-name="ce16" office:value-type="string" calcext:value-type="string">
            <text:p>&lt;img src="piano-keyboard-back-35-3-G3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8-35-3-treble-G3.mp3]</text:p>
          </table:table-cell>
          <table:table-cell table:style-name="ce15" office:value-type="float" office:value="35" calcext:value-type="float">
            <text:p>35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49-36-3-treble-G3#.png"/&gt;</text:p>
          </table:table-cell>
          <table:table-cell table:style-name="ce16" office:value-type="string" calcext:value-type="string">
            <text:p>&lt;img src="piano-score-back-049-36-3-treble-G3#.png"/&gt;</text:p>
          </table:table-cell>
          <table:table-cell table:style-name="ce16" office:value-type="string" calcext:value-type="string">
            <text:p>&lt;img src="piano-keyboard-front-36-3-G3#-A3b.png"/&gt;</text:p>
          </table:table-cell>
          <table:table-cell table:style-name="ce16" office:value-type="string" calcext:value-type="string">
            <text:p>&lt;img src="piano-keyboard-back-36-3-G3#-A3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49-36-3-treble-G3#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3-36-3-treble-A3b.png"/&gt;</text:p>
          </table:table-cell>
          <table:table-cell table:style-name="ce16" office:value-type="string" calcext:value-type="string">
            <text:p>&lt;img src="piano-score-back-053-36-3-treble-A3b.png"/&gt;</text:p>
          </table:table-cell>
          <table:table-cell table:style-name="ce16" office:value-type="string" calcext:value-type="string">
            <text:p>&lt;img src="piano-keyboard-front-36-3-G3#-A3b.png"/&gt;</text:p>
          </table:table-cell>
          <table:table-cell table:style-name="ce16" office:value-type="string" calcext:value-type="string">
            <text:p>&lt;img src="piano-keyboard-back-36-3-G3#-A3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3-36-3-treble-A3b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1-37-3-treble-A3.png"/&gt;</text:p>
          </table:table-cell>
          <table:table-cell table:style-name="ce16" office:value-type="string" calcext:value-type="string">
            <text:p>&lt;img src="piano-score-back-051-37-3-treble-A3.png"/&gt;</text:p>
          </table:table-cell>
          <table:table-cell table:style-name="ce16" office:value-type="string" calcext:value-type="string">
            <text:p>&lt;img src="piano-keyboard-front-37-3-A3.png"/&gt;</text:p>
          </table:table-cell>
          <table:table-cell table:style-name="ce16" office:value-type="string" calcext:value-type="string">
            <text:p>&lt;img src="piano-keyboard-back-37-3-A3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1-37-3-treble-A3.mp3]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2-38-3-treble-A3#.png"/&gt;</text:p>
          </table:table-cell>
          <table:table-cell table:style-name="ce16" office:value-type="string" calcext:value-type="string">
            <text:p>&lt;img src="piano-score-back-052-38-3-treble-A3#.png"/&gt;</text:p>
          </table:table-cell>
          <table:table-cell table:style-name="ce16" office:value-type="string" calcext:value-type="string">
            <text:p>&lt;img src="piano-keyboard-front-38-3-A3#-B3b.png"/&gt;</text:p>
          </table:table-cell>
          <table:table-cell table:style-name="ce16" office:value-type="string" calcext:value-type="string">
            <text:p>&lt;img src="piano-keyboard-back-38-3-A3#-B3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2-38-3-treble-A3#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3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5-38-3-treble-B3b.png"/&gt;</text:p>
          </table:table-cell>
          <table:table-cell table:style-name="ce16" office:value-type="string" calcext:value-type="string">
            <text:p>&lt;img src="piano-score-back-055-38-3-treble-B3b.png"/&gt;</text:p>
          </table:table-cell>
          <table:table-cell table:style-name="ce16" office:value-type="string" calcext:value-type="string">
            <text:p>&lt;img src="piano-keyboard-front-38-3-A3#-B3b.png"/&gt;</text:p>
          </table:table-cell>
          <table:table-cell table:style-name="ce16" office:value-type="string" calcext:value-type="string">
            <text:p>&lt;img src="piano-keyboard-back-38-3-A3#-B3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5-38-3-treble-B3b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3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54-39-3-treble-B3.png"/&gt;</text:p>
          </table:table-cell>
          <table:table-cell table:style-name="ce16" office:value-type="string" calcext:value-type="string">
            <text:p>&lt;img src="piano-score-back-054-39-3-treble-B3.png"/&gt;</text:p>
          </table:table-cell>
          <table:table-cell table:style-name="ce16" office:value-type="string" calcext:value-type="string">
            <text:p>&lt;img src="piano-keyboard-front-39-3-B3.png"/&gt;</text:p>
          </table:table-cell>
          <table:table-cell table:style-name="ce16" office:value-type="string" calcext:value-type="string">
            <text:p>&lt;img src="piano-keyboard-back-39-3-B3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4-39-3-treble-B3.mp3]</text:p>
          </table:table-cell>
          <table:table-cell table:style-name="ce15" office:value-type="float" office:value="39" calcext:value-type="float">
            <text:p>3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3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6-28-3-bass-C3.png"/&gt;</text:p>
          </table:table-cell>
          <table:table-cell table:style-name="ce16" office:value-type="string" calcext:value-type="string">
            <text:p>&lt;img src="piano-score-back-056-28-3-bass-C3.png"/&gt;</text:p>
          </table:table-cell>
          <table:table-cell table:style-name="ce16" office:value-type="string" calcext:value-type="string">
            <text:p>&lt;img src="piano-keyboard-front-28-3-C3.png"/&gt;</text:p>
          </table:table-cell>
          <table:table-cell table:style-name="ce16" office:value-type="string" calcext:value-type="string">
            <text:p>&lt;img src="piano-keyboard-back-28-3-C3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6-28-3-bass-C3.mp3]</text:p>
          </table:table-cell>
          <table:table-cell table:style-name="ce15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3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7-29-3-bass-C3#.png"/&gt;</text:p>
          </table:table-cell>
          <table:table-cell table:style-name="ce16" office:value-type="string" calcext:value-type="string">
            <text:p>&lt;img src="piano-score-back-057-29-3-bass-C3#.png"/&gt;</text:p>
          </table:table-cell>
          <table:table-cell table:style-name="ce16" office:value-type="string" calcext:value-type="string">
            <text:p>&lt;img src="piano-keyboard-front-29-3-C3#-D3b.png"/&gt;</text:p>
          </table:table-cell>
          <table:table-cell table:style-name="ce16" office:value-type="string" calcext:value-type="string">
            <text:p>&lt;img src="piano-keyboard-back-29-3-C3#-D3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7-29-3-bass-C3#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0-29-3-bass-D3b.png"/&gt;</text:p>
          </table:table-cell>
          <table:table-cell table:style-name="ce16" office:value-type="string" calcext:value-type="string">
            <text:p>&lt;img src="piano-score-back-060-29-3-bass-D3b.png"/&gt;</text:p>
          </table:table-cell>
          <table:table-cell table:style-name="ce16" office:value-type="string" calcext:value-type="string">
            <text:p>&lt;img src="piano-keyboard-front-29-3-C3#-D3b.png"/&gt;</text:p>
          </table:table-cell>
          <table:table-cell table:style-name="ce16" office:value-type="string" calcext:value-type="string">
            <text:p>&lt;img src="piano-keyboard-back-29-3-C3#-D3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0-29-3-bass-D3b.mp3]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8-30-3-bass-D3.png"/&gt;</text:p>
          </table:table-cell>
          <table:table-cell table:style-name="ce16" office:value-type="string" calcext:value-type="string">
            <text:p>&lt;img src="piano-score-back-058-30-3-bass-D3.png"/&gt;</text:p>
          </table:table-cell>
          <table:table-cell table:style-name="ce16" office:value-type="string" calcext:value-type="string">
            <text:p>&lt;img src="piano-keyboard-front-30-3-D3.png"/&gt;</text:p>
          </table:table-cell>
          <table:table-cell table:style-name="ce16" office:value-type="string" calcext:value-type="string">
            <text:p>&lt;img src="piano-keyboard-back-30-3-D3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8-30-3-bass-D3.mp3]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3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59-31-3-bass-D3#.png"/&gt;</text:p>
          </table:table-cell>
          <table:table-cell table:style-name="ce16" office:value-type="string" calcext:value-type="string">
            <text:p>&lt;img src="piano-score-back-059-31-3-bass-D3#.png"/&gt;</text:p>
          </table:table-cell>
          <table:table-cell table:style-name="ce16" office:value-type="string" calcext:value-type="string">
            <text:p>&lt;img src="piano-keyboard-front-31-3-D3#-E3b.png"/&gt;</text:p>
          </table:table-cell>
          <table:table-cell table:style-name="ce16" office:value-type="string" calcext:value-type="string">
            <text:p>&lt;img src="piano-keyboard-back-31-3-D3#-E3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59-31-3-bass-D3#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3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2-31-3-bass-E3b.png"/&gt;</text:p>
          </table:table-cell>
          <table:table-cell table:style-name="ce16" office:value-type="string" calcext:value-type="string">
            <text:p>&lt;img src="piano-score-back-062-31-3-bass-E3b.png"/&gt;</text:p>
          </table:table-cell>
          <table:table-cell table:style-name="ce16" office:value-type="string" calcext:value-type="string">
            <text:p>&lt;img src="piano-keyboard-front-31-3-D3#-E3b.png"/&gt;</text:p>
          </table:table-cell>
          <table:table-cell table:style-name="ce16" office:value-type="string" calcext:value-type="string">
            <text:p>&lt;img src="piano-keyboard-back-31-3-D3#-E3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2-31-3-bass-E3b.mp3]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3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1-32-3-bass-E3.png"/&gt;</text:p>
          </table:table-cell>
          <table:table-cell table:style-name="ce16" office:value-type="string" calcext:value-type="string">
            <text:p>&lt;img src="piano-score-back-061-32-3-bass-E3.png"/&gt;</text:p>
          </table:table-cell>
          <table:table-cell table:style-name="ce16" office:value-type="string" calcext:value-type="string">
            <text:p>&lt;img src="piano-keyboard-front-32-3-E3.png"/&gt;</text:p>
          </table:table-cell>
          <table:table-cell table:style-name="ce16" office:value-type="string" calcext:value-type="string">
            <text:p>&lt;img src="piano-keyboard-back-32-3-E3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1-32-3-bass-E3.mp3]</text:p>
          </table:table-cell>
          <table:table-cell table:style-name="ce15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3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3-33-3-bass-F3.png"/&gt;</text:p>
          </table:table-cell>
          <table:table-cell table:style-name="ce16" office:value-type="string" calcext:value-type="string">
            <text:p>&lt;img src="piano-score-back-063-33-3-bass-F3.png"/&gt;</text:p>
          </table:table-cell>
          <table:table-cell table:style-name="ce16" office:value-type="string" calcext:value-type="string">
            <text:p>&lt;img src="piano-keyboard-front-33-3-F3.png"/&gt;</text:p>
          </table:table-cell>
          <table:table-cell table:style-name="ce16" office:value-type="string" calcext:value-type="string">
            <text:p>&lt;img src="piano-keyboard-back-33-3-F3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3-33-3-bass-F3.mp3]</text:p>
          </table:table-cell>
          <table:table-cell table:style-name="ce15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3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4-34-3-bass-F3#.png"/&gt;</text:p>
          </table:table-cell>
          <table:table-cell table:style-name="ce16" office:value-type="string" calcext:value-type="string">
            <text:p>&lt;img src="piano-score-back-064-34-3-bass-F3#.png"/&gt;</text:p>
          </table:table-cell>
          <table:table-cell table:style-name="ce16" office:value-type="string" calcext:value-type="string">
            <text:p>&lt;img src="piano-keyboard-front-34-3-F3#-G3b.png"/&gt;</text:p>
          </table:table-cell>
          <table:table-cell table:style-name="ce16" office:value-type="string" calcext:value-type="string">
            <text:p>&lt;img src="piano-keyboard-back-34-3-F3#-G3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4-34-3-bass-F3#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7-34-3-bass-G3b.png"/&gt;</text:p>
          </table:table-cell>
          <table:table-cell table:style-name="ce16" office:value-type="string" calcext:value-type="string">
            <text:p>&lt;img src="piano-score-back-067-34-3-bass-G3b.png"/&gt;</text:p>
          </table:table-cell>
          <table:table-cell table:style-name="ce16" office:value-type="string" calcext:value-type="string">
            <text:p>&lt;img src="piano-keyboard-front-34-3-F3#-G3b.png"/&gt;</text:p>
          </table:table-cell>
          <table:table-cell table:style-name="ce16" office:value-type="string" calcext:value-type="string">
            <text:p>&lt;img src="piano-keyboard-back-34-3-F3#-G3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7-34-3-bass-G3b.mp3]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5-35-3-bass-G3.png"/&gt;</text:p>
          </table:table-cell>
          <table:table-cell table:style-name="ce16" office:value-type="string" calcext:value-type="string">
            <text:p>&lt;img src="piano-score-back-065-35-3-bass-G3.png"/&gt;</text:p>
          </table:table-cell>
          <table:table-cell table:style-name="ce16" office:value-type="string" calcext:value-type="string">
            <text:p>&lt;img src="piano-keyboard-front-35-3-G3.png"/&gt;</text:p>
          </table:table-cell>
          <table:table-cell table:style-name="ce16" office:value-type="string" calcext:value-type="string">
            <text:p>&lt;img src="piano-keyboard-back-35-3-G3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5-35-3-bass-G3.mp3]</text:p>
          </table:table-cell>
          <table:table-cell table:style-name="ce15" office:value-type="float" office:value="35" calcext:value-type="float">
            <text:p>3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3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6-36-3-bass-G3#.png"/&gt;</text:p>
          </table:table-cell>
          <table:table-cell table:style-name="ce16" office:value-type="string" calcext:value-type="string">
            <text:p>&lt;img src="piano-score-back-066-36-3-bass-G3#.png"/&gt;</text:p>
          </table:table-cell>
          <table:table-cell table:style-name="ce16" office:value-type="string" calcext:value-type="string">
            <text:p>&lt;img src="piano-keyboard-front-36-3-G3#-A3b.png"/&gt;</text:p>
          </table:table-cell>
          <table:table-cell table:style-name="ce16" office:value-type="string" calcext:value-type="string">
            <text:p>&lt;img src="piano-keyboard-back-36-3-G3#-A3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6-36-3-bass-G3#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0-36-3-bass-A3b.png"/&gt;</text:p>
          </table:table-cell>
          <table:table-cell table:style-name="ce16" office:value-type="string" calcext:value-type="string">
            <text:p>&lt;img src="piano-score-back-070-36-3-bass-A3b.png"/&gt;</text:p>
          </table:table-cell>
          <table:table-cell table:style-name="ce16" office:value-type="string" calcext:value-type="string">
            <text:p>&lt;img src="piano-keyboard-front-36-3-G3#-A3b.png"/&gt;</text:p>
          </table:table-cell>
          <table:table-cell table:style-name="ce16" office:value-type="string" calcext:value-type="string">
            <text:p>&lt;img src="piano-keyboard-back-36-3-G3#-A3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0-36-3-bass-A3b.mp3]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8-37-3-bass-A3.png"/&gt;</text:p>
          </table:table-cell>
          <table:table-cell table:style-name="ce16" office:value-type="string" calcext:value-type="string">
            <text:p>&lt;img src="piano-score-back-068-37-3-bass-A3.png"/&gt;</text:p>
          </table:table-cell>
          <table:table-cell table:style-name="ce16" office:value-type="string" calcext:value-type="string">
            <text:p>&lt;img src="piano-keyboard-front-37-3-A3.png"/&gt;</text:p>
          </table:table-cell>
          <table:table-cell table:style-name="ce16" office:value-type="string" calcext:value-type="string">
            <text:p>&lt;img src="piano-keyboard-back-37-3-A3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8-37-3-bass-A3.mp3]</text:p>
          </table:table-cell>
          <table:table-cell table:style-name="ce15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3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69-38-3-bass-A3#.png"/&gt;</text:p>
          </table:table-cell>
          <table:table-cell table:style-name="ce16" office:value-type="string" calcext:value-type="string">
            <text:p>&lt;img src="piano-score-back-069-38-3-bass-A3#.png"/&gt;</text:p>
          </table:table-cell>
          <table:table-cell table:style-name="ce16" office:value-type="string" calcext:value-type="string">
            <text:p>&lt;img src="piano-keyboard-front-38-3-A3#-B3b.png"/&gt;</text:p>
          </table:table-cell>
          <table:table-cell table:style-name="ce16" office:value-type="string" calcext:value-type="string">
            <text:p>&lt;img src="piano-keyboard-back-38-3-A3#-B3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69-38-3-bass-A3#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3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2-38-3-bass-B3b.png"/&gt;</text:p>
          </table:table-cell>
          <table:table-cell table:style-name="ce16" office:value-type="string" calcext:value-type="string">
            <text:p>&lt;img src="piano-score-back-072-38-3-bass-B3b.png"/&gt;</text:p>
          </table:table-cell>
          <table:table-cell table:style-name="ce16" office:value-type="string" calcext:value-type="string">
            <text:p>&lt;img src="piano-keyboard-front-38-3-A3#-B3b.png"/&gt;</text:p>
          </table:table-cell>
          <table:table-cell table:style-name="ce16" office:value-type="string" calcext:value-type="string">
            <text:p>&lt;img src="piano-keyboard-back-38-3-A3#-B3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2-38-3-bass-B3b.mp3]</text:p>
          </table:table-cell>
          <table:table-cell table:style-name="ce15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3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3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71-39-3-bass-B3.png"/&gt;</text:p>
          </table:table-cell>
          <table:table-cell table:style-name="ce16" office:value-type="string" calcext:value-type="string">
            <text:p>&lt;img src="piano-score-back-071-39-3-bass-B3.png"/&gt;</text:p>
          </table:table-cell>
          <table:table-cell table:style-name="ce16" office:value-type="string" calcext:value-type="string">
            <text:p>&lt;img src="piano-keyboard-front-39-3-B3.png"/&gt;</text:p>
          </table:table-cell>
          <table:table-cell table:style-name="ce16" office:value-type="string" calcext:value-type="string">
            <text:p>&lt;img src="piano-keyboard-back-39-3-B3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71-39-3-bass-B3.mp3]</text:p>
          </table:table-cell>
          <table:table-cell table:style-name="ce15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4 trebl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3-40-4-treble-C4.png"/&gt;</text:p>
          </table:table-cell>
          <table:table-cell table:style-name="ce17" office:value-type="string" calcext:value-type="string">
            <text:p>&lt;img src="piano-score-back-073-40-4-treble-C4.png"/&gt;</text:p>
          </table:table-cell>
          <table:table-cell table:style-name="ce17" office:value-type="string" calcext:value-type="string">
            <text:p>&lt;img src="piano-keyboard-front-40-4-C4.png"/&gt;</text:p>
          </table:table-cell>
          <table:table-cell table:style-name="ce17" office:value-type="string" calcext:value-type="string">
            <text:p>&lt;img src="piano-keyboard-back-40-4-C4.png"/&gt;</text:p>
          </table:table-cell>
          <table:table-cell table:style-name="ce17" office:value-type="string" calcext:value-type="string">
            <text:p>&lt;img src="piano-keyboard-octave-back-C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3-40-4-treble-C4.mp3]</text:p>
          </table:table-cell>
          <table:table-cell table:style-name="ce19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C4# trebl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4-41-4-treble-C4#.png"/&gt;</text:p>
          </table:table-cell>
          <table:table-cell table:style-name="ce17" office:value-type="string" calcext:value-type="string">
            <text:p>&lt;img src="piano-score-back-074-41-4-treble-C4#.png"/&gt;</text:p>
          </table:table-cell>
          <table:table-cell table:style-name="ce17" office:value-type="string" calcext:value-type="string">
            <text:p>&lt;img src="piano-keyboard-front-41-4-C4#-D4b.png"/&gt;</text:p>
          </table:table-cell>
          <table:table-cell table:style-name="ce17" office:value-type="string" calcext:value-type="string">
            <text:p>&lt;img src="piano-keyboard-back-41-4-C4#-D4b.png"/&gt;</text:p>
          </table:table-cell>
          <table:table-cell table:style-name="ce17" office:value-type="string" calcext:value-type="string">
            <text:p>&lt;img src="piano-keyboard-octave-back-C#-D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4-41-4-treble-C4#.mp3]</text:p>
          </table:table-cell>
          <table:table-cell table:style-name="ce19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D4b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7-41-4-treble-D4b.png"/&gt;</text:p>
          </table:table-cell>
          <table:table-cell table:style-name="ce17" office:value-type="string" calcext:value-type="string">
            <text:p>&lt;img src="piano-score-back-077-41-4-treble-D4b.png"/&gt;</text:p>
          </table:table-cell>
          <table:table-cell table:style-name="ce17" office:value-type="string" calcext:value-type="string">
            <text:p>&lt;img src="piano-keyboard-front-41-4-C4#-D4b.png"/&gt;</text:p>
          </table:table-cell>
          <table:table-cell table:style-name="ce17" office:value-type="string" calcext:value-type="string">
            <text:p>&lt;img src="piano-keyboard-back-41-4-C4#-D4b.png"/&gt;</text:p>
          </table:table-cell>
          <table:table-cell table:style-name="ce17" office:value-type="string" calcext:value-type="string">
            <text:p>&lt;img src="piano-keyboard-octave-back-C#-D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7-41-4-treble-D4b.mp3]</text:p>
          </table:table-cell>
          <table:table-cell table:style-name="ce19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D4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5-42-4-treble-D4.png"/&gt;</text:p>
          </table:table-cell>
          <table:table-cell table:style-name="ce17" office:value-type="string" calcext:value-type="string">
            <text:p>&lt;img src="piano-score-back-075-42-4-treble-D4.png"/&gt;</text:p>
          </table:table-cell>
          <table:table-cell table:style-name="ce17" office:value-type="string" calcext:value-type="string">
            <text:p>&lt;img src="piano-keyboard-front-42-4-D4.png"/&gt;</text:p>
          </table:table-cell>
          <table:table-cell table:style-name="ce17" office:value-type="string" calcext:value-type="string">
            <text:p>&lt;img src="piano-keyboard-back-42-4-D4.png"/&gt;</text:p>
          </table:table-cell>
          <table:table-cell table:style-name="ce17" office:value-type="string" calcext:value-type="string">
            <text:p>&lt;img src="piano-keyboard-octave-back-D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5-42-4-treble-D4.mp3]</text:p>
          </table:table-cell>
          <table:table-cell table:style-name="ce19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D4# treble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6-43-4-treble-D4#.png"/&gt;</text:p>
          </table:table-cell>
          <table:table-cell table:style-name="ce17" office:value-type="string" calcext:value-type="string">
            <text:p>&lt;img src="piano-score-back-076-43-4-treble-D4#.png"/&gt;</text:p>
          </table:table-cell>
          <table:table-cell table:style-name="ce17" office:value-type="string" calcext:value-type="string">
            <text:p>&lt;img src="piano-keyboard-front-43-4-D4#-E4b.png"/&gt;</text:p>
          </table:table-cell>
          <table:table-cell table:style-name="ce17" office:value-type="string" calcext:value-type="string">
            <text:p>&lt;img src="piano-keyboard-back-43-4-D4#-E4b.png"/&gt;</text:p>
          </table:table-cell>
          <table:table-cell table:style-name="ce17" office:value-type="string" calcext:value-type="string">
            <text:p>&lt;img src="piano-keyboard-octave-back-D#-E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6-43-4-treble-D4#.mp3]</text:p>
          </table:table-cell>
          <table:table-cell table:style-name="ce19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E4b trebl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9-43-4-treble-E4b.png"/&gt;</text:p>
          </table:table-cell>
          <table:table-cell table:style-name="ce17" office:value-type="string" calcext:value-type="string">
            <text:p>&lt;img src="piano-score-back-079-43-4-treble-E4b.png"/&gt;</text:p>
          </table:table-cell>
          <table:table-cell table:style-name="ce17" office:value-type="string" calcext:value-type="string">
            <text:p>&lt;img src="piano-keyboard-front-43-4-D4#-E4b.png"/&gt;</text:p>
          </table:table-cell>
          <table:table-cell table:style-name="ce17" office:value-type="string" calcext:value-type="string">
            <text:p>&lt;img src="piano-keyboard-back-43-4-D4#-E4b.png"/&gt;</text:p>
          </table:table-cell>
          <table:table-cell table:style-name="ce17" office:value-type="string" calcext:value-type="string">
            <text:p>&lt;img src="piano-keyboard-octave-back-D#-E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9-43-4-treble-E4b.mp3]</text:p>
          </table:table-cell>
          <table:table-cell table:style-name="ce19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E4 treble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78-44-4-treble-E4.png"/&gt;</text:p>
          </table:table-cell>
          <table:table-cell table:style-name="ce17" office:value-type="string" calcext:value-type="string">
            <text:p>&lt;img src="piano-score-back-078-44-4-treble-E4.png"/&gt;</text:p>
          </table:table-cell>
          <table:table-cell table:style-name="ce17" office:value-type="string" calcext:value-type="string">
            <text:p>&lt;img src="piano-keyboard-front-44-4-E4.png"/&gt;</text:p>
          </table:table-cell>
          <table:table-cell table:style-name="ce17" office:value-type="string" calcext:value-type="string">
            <text:p>&lt;img src="piano-keyboard-back-44-4-E4.png"/&gt;</text:p>
          </table:table-cell>
          <table:table-cell table:style-name="ce17" office:value-type="string" calcext:value-type="string">
            <text:p>&lt;img src="piano-keyboard-octave-back-E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78-44-4-treble-E4.mp3]</text:p>
          </table:table-cell>
          <table:table-cell table:style-name="ce19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F4 trebl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0-45-4-treble-F4.png"/&gt;</text:p>
          </table:table-cell>
          <table:table-cell table:style-name="ce17" office:value-type="string" calcext:value-type="string">
            <text:p>&lt;img src="piano-score-back-080-45-4-treble-F4.png"/&gt;</text:p>
          </table:table-cell>
          <table:table-cell table:style-name="ce17" office:value-type="string" calcext:value-type="string">
            <text:p>&lt;img src="piano-keyboard-front-45-4-F4.png"/&gt;</text:p>
          </table:table-cell>
          <table:table-cell table:style-name="ce17" office:value-type="string" calcext:value-type="string">
            <text:p>&lt;img src="piano-keyboard-back-45-4-F4.png"/&gt;</text:p>
          </table:table-cell>
          <table:table-cell table:style-name="ce17" office:value-type="string" calcext:value-type="string">
            <text:p>&lt;img src="piano-keyboard-octave-back-F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0-45-4-treble-F4.mp3]</text:p>
          </table:table-cell>
          <table:table-cell table:style-name="ce19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F4# trebl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1-46-4-treble-F4#.png"/&gt;</text:p>
          </table:table-cell>
          <table:table-cell table:style-name="ce17" office:value-type="string" calcext:value-type="string">
            <text:p>&lt;img src="piano-score-back-081-46-4-treble-F4#.png"/&gt;</text:p>
          </table:table-cell>
          <table:table-cell table:style-name="ce17" office:value-type="string" calcext:value-type="string">
            <text:p>&lt;img src="piano-keyboard-front-46-4-F4#-G4b.png"/&gt;</text:p>
          </table:table-cell>
          <table:table-cell table:style-name="ce17" office:value-type="string" calcext:value-type="string">
            <text:p>&lt;img src="piano-keyboard-back-46-4-F4#-G4b.png"/&gt;</text:p>
          </table:table-cell>
          <table:table-cell table:style-name="ce17" office:value-type="string" calcext:value-type="string">
            <text:p>&lt;img src="piano-keyboard-octave-back-F#-G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1-46-4-treble-F4#.mp3]</text:p>
          </table:table-cell>
          <table:table-cell table:style-name="ce19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G4b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4-46-4-treble-G4b.png"/&gt;</text:p>
          </table:table-cell>
          <table:table-cell table:style-name="ce17" office:value-type="string" calcext:value-type="string">
            <text:p>&lt;img src="piano-score-back-084-46-4-treble-G4b.png"/&gt;</text:p>
          </table:table-cell>
          <table:table-cell table:style-name="ce17" office:value-type="string" calcext:value-type="string">
            <text:p>&lt;img src="piano-keyboard-front-46-4-F4#-G4b.png"/&gt;</text:p>
          </table:table-cell>
          <table:table-cell table:style-name="ce17" office:value-type="string" calcext:value-type="string">
            <text:p>&lt;img src="piano-keyboard-back-46-4-F4#-G4b.png"/&gt;</text:p>
          </table:table-cell>
          <table:table-cell table:style-name="ce17" office:value-type="string" calcext:value-type="string">
            <text:p>&lt;img src="piano-keyboard-octave-back-F#-G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4-46-4-treble-G4b.mp3]</text:p>
          </table:table-cell>
          <table:table-cell table:style-name="ce19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G4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2-47-4-treble-G4.png"/&gt;</text:p>
          </table:table-cell>
          <table:table-cell table:style-name="ce17" office:value-type="string" calcext:value-type="string">
            <text:p>&lt;img src="piano-score-back-082-47-4-treble-G4.png"/&gt;</text:p>
          </table:table-cell>
          <table:table-cell table:style-name="ce17" office:value-type="string" calcext:value-type="string">
            <text:p>&lt;img src="piano-keyboard-front-47-4-G4.png"/&gt;</text:p>
          </table:table-cell>
          <table:table-cell table:style-name="ce17" office:value-type="string" calcext:value-type="string">
            <text:p>&lt;img src="piano-keyboard-back-47-4-G4.png"/&gt;</text:p>
          </table:table-cell>
          <table:table-cell table:style-name="ce17" office:value-type="string" calcext:value-type="string">
            <text:p>&lt;img src="piano-keyboard-octave-back-G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2-47-4-treble-G4.mp3]</text:p>
          </table:table-cell>
          <table:table-cell table:style-name="ce19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G4# trebl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3-48-4-treble-G4#.png"/&gt;</text:p>
          </table:table-cell>
          <table:table-cell table:style-name="ce17" office:value-type="string" calcext:value-type="string">
            <text:p>&lt;img src="piano-score-back-083-48-4-treble-G4#.png"/&gt;</text:p>
          </table:table-cell>
          <table:table-cell table:style-name="ce17" office:value-type="string" calcext:value-type="string">
            <text:p>&lt;img src="piano-keyboard-front-48-4-G4#-A4b.png"/&gt;</text:p>
          </table:table-cell>
          <table:table-cell table:style-name="ce17" office:value-type="string" calcext:value-type="string">
            <text:p>&lt;img src="piano-keyboard-back-48-4-G4#-A4b.png"/&gt;</text:p>
          </table:table-cell>
          <table:table-cell table:style-name="ce17" office:value-type="string" calcext:value-type="string">
            <text:p>&lt;img src="piano-keyboard-octave-back-G#-A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3-48-4-treble-G4#.mp3]</text:p>
          </table:table-cell>
          <table:table-cell table:style-name="ce19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A4b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7-48-4-treble-A4b.png"/&gt;</text:p>
          </table:table-cell>
          <table:table-cell table:style-name="ce17" office:value-type="string" calcext:value-type="string">
            <text:p>&lt;img src="piano-score-back-087-48-4-treble-A4b.png"/&gt;</text:p>
          </table:table-cell>
          <table:table-cell table:style-name="ce17" office:value-type="string" calcext:value-type="string">
            <text:p>&lt;img src="piano-keyboard-front-48-4-G4#-A4b.png"/&gt;</text:p>
          </table:table-cell>
          <table:table-cell table:style-name="ce17" office:value-type="string" calcext:value-type="string">
            <text:p>&lt;img src="piano-keyboard-back-48-4-G4#-A4b.png"/&gt;</text:p>
          </table:table-cell>
          <table:table-cell table:style-name="ce17" office:value-type="string" calcext:value-type="string">
            <text:p>&lt;img src="piano-keyboard-octave-back-G#-A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7-48-4-treble-A4b.mp3]</text:p>
          </table:table-cell>
          <table:table-cell table:style-name="ce19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A4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5-49-4-treble-A4.png"/&gt;</text:p>
          </table:table-cell>
          <table:table-cell table:style-name="ce17" office:value-type="string" calcext:value-type="string">
            <text:p>&lt;img src="piano-score-back-085-49-4-treble-A4.png"/&gt;</text:p>
          </table:table-cell>
          <table:table-cell table:style-name="ce17" office:value-type="string" calcext:value-type="string">
            <text:p>&lt;img src="piano-keyboard-front-49-4-A4.png"/&gt;</text:p>
          </table:table-cell>
          <table:table-cell table:style-name="ce17" office:value-type="string" calcext:value-type="string">
            <text:p>&lt;img src="piano-keyboard-back-49-4-A4.png"/&gt;</text:p>
          </table:table-cell>
          <table:table-cell table:style-name="ce17" office:value-type="string" calcext:value-type="string">
            <text:p>&lt;img src="piano-keyboard-octave-back-A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5-49-4-treble-A4.mp3]</text:p>
          </table:table-cell>
          <table:table-cell table:style-name="ce19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A4# treble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#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6-50-4-treble-A4#.png"/&gt;</text:p>
          </table:table-cell>
          <table:table-cell table:style-name="ce17" office:value-type="string" calcext:value-type="string">
            <text:p>&lt;img src="piano-score-back-086-50-4-treble-A4#.png"/&gt;</text:p>
          </table:table-cell>
          <table:table-cell table:style-name="ce17" office:value-type="string" calcext:value-type="string">
            <text:p>&lt;img src="piano-keyboard-front-50-4-A4#-B4b.png"/&gt;</text:p>
          </table:table-cell>
          <table:table-cell table:style-name="ce17" office:value-type="string" calcext:value-type="string">
            <text:p>&lt;img src="piano-keyboard-back-50-4-A4#-B4b.png"/&gt;</text:p>
          </table:table-cell>
          <table:table-cell table:style-name="ce17" office:value-type="string" calcext:value-type="string">
            <text:p>&lt;img src="piano-keyboard-octave-back-A#-B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6-50-4-treble-A4#.mp3]</text:p>
          </table:table-cell>
          <table:table-cell table:style-name="ce19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B4b treble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9-50-4-treble-B4b.png"/&gt;</text:p>
          </table:table-cell>
          <table:table-cell table:style-name="ce17" office:value-type="string" calcext:value-type="string">
            <text:p>&lt;img src="piano-score-back-089-50-4-treble-B4b.png"/&gt;</text:p>
          </table:table-cell>
          <table:table-cell table:style-name="ce17" office:value-type="string" calcext:value-type="string">
            <text:p>&lt;img src="piano-keyboard-front-50-4-A4#-B4b.png"/&gt;</text:p>
          </table:table-cell>
          <table:table-cell table:style-name="ce17" office:value-type="string" calcext:value-type="string">
            <text:p>&lt;img src="piano-keyboard-back-50-4-A4#-B4b.png"/&gt;</text:p>
          </table:table-cell>
          <table:table-cell table:style-name="ce17" office:value-type="string" calcext:value-type="string">
            <text:p>&lt;img src="piano-keyboard-octave-back-A#-B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9-50-4-treble-B4b.mp3]</text:p>
          </table:table-cell>
          <table:table-cell table:style-name="ce19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B4 treble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088-51-4-treble-B4.png"/&gt;</text:p>
          </table:table-cell>
          <table:table-cell table:style-name="ce17" office:value-type="string" calcext:value-type="string">
            <text:p>&lt;img src="piano-score-back-088-51-4-treble-B4.png"/&gt;</text:p>
          </table:table-cell>
          <table:table-cell table:style-name="ce17" office:value-type="string" calcext:value-type="string">
            <text:p>&lt;img src="piano-keyboard-front-51-4-B4.png"/&gt;</text:p>
          </table:table-cell>
          <table:table-cell table:style-name="ce17" office:value-type="string" calcext:value-type="string">
            <text:p>&lt;img src="piano-keyboard-back-51-4-B4.png"/&gt;</text:p>
          </table:table-cell>
          <table:table-cell table:style-name="ce17" office:value-type="string" calcext:value-type="string">
            <text:p>&lt;img src="piano-keyboard-octave-back-B.png"/&gt;</text:p>
          </table:table-cell>
          <table:table-cell table:style-name="ce19" office:value-type="string" calcext:value-type="string">
            <text:p>&lt;img src="piano-keyboard-00-blank.png"/&gt;</text:p>
          </table:table-cell>
          <table:table-cell table:style-name="ce17" office:value-type="string" calcext:value-type="string">
            <text:p>[sound:piano-audio-088-51-4-treble-B4.mp3]</text:p>
          </table:table-cell>
          <table:table-cell table:style-name="ce19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15" office:value-type="string" calcext:value-type="string">
            <text:p>C4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0-40-4-bass-C4.png"/&gt;</text:p>
          </table:table-cell>
          <table:table-cell table:style-name="ce16" office:value-type="string" calcext:value-type="string">
            <text:p>&lt;img src="piano-score-back-090-40-4-bass-C4.png"/&gt;</text:p>
          </table:table-cell>
          <table:table-cell table:style-name="ce16" office:value-type="string" calcext:value-type="string">
            <text:p>&lt;img src="piano-keyboard-front-40-4-C4.png"/&gt;</text:p>
          </table:table-cell>
          <table:table-cell table:style-name="ce16" office:value-type="string" calcext:value-type="string">
            <text:p>&lt;img src="piano-keyboard-back-40-4-C4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0-40-4-bass-C4.mp3]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4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1-41-4-bass-C4#.png"/&gt;</text:p>
          </table:table-cell>
          <table:table-cell table:style-name="ce16" office:value-type="string" calcext:value-type="string">
            <text:p>&lt;img src="piano-score-back-091-41-4-bass-C4#.png"/&gt;</text:p>
          </table:table-cell>
          <table:table-cell table:style-name="ce16" office:value-type="string" calcext:value-type="string">
            <text:p>&lt;img src="piano-keyboard-front-41-4-C4#-D4b.png"/&gt;</text:p>
          </table:table-cell>
          <table:table-cell table:style-name="ce16" office:value-type="string" calcext:value-type="string">
            <text:p>&lt;img src="piano-keyboard-back-41-4-C4#-D4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1-41-4-bass-C4#.mp3]</text:p>
          </table:table-cell>
          <table:table-cell table:style-name="ce15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4b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4-41-4-bass-D4b.png"/&gt;</text:p>
          </table:table-cell>
          <table:table-cell table:style-name="ce16" office:value-type="string" calcext:value-type="string">
            <text:p>&lt;img src="piano-score-back-094-41-4-bass-D4b.png"/&gt;</text:p>
          </table:table-cell>
          <table:table-cell table:style-name="ce16" office:value-type="string" calcext:value-type="string">
            <text:p>&lt;img src="piano-keyboard-front-41-4-C4#-D4b.png"/&gt;</text:p>
          </table:table-cell>
          <table:table-cell table:style-name="ce16" office:value-type="string" calcext:value-type="string">
            <text:p>&lt;img src="piano-keyboard-back-41-4-C4#-D4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4-41-4-bass-D4b.mp3]</text:p>
          </table:table-cell>
          <table:table-cell table:style-name="ce15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4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2-42-4-bass-D4.png"/&gt;</text:p>
          </table:table-cell>
          <table:table-cell table:style-name="ce16" office:value-type="string" calcext:value-type="string">
            <text:p>&lt;img src="piano-score-back-092-42-4-bass-D4.png"/&gt;</text:p>
          </table:table-cell>
          <table:table-cell table:style-name="ce16" office:value-type="string" calcext:value-type="string">
            <text:p>&lt;img src="piano-keyboard-front-42-4-D4.png"/&gt;</text:p>
          </table:table-cell>
          <table:table-cell table:style-name="ce16" office:value-type="string" calcext:value-type="string">
            <text:p>&lt;img src="piano-keyboard-back-42-4-D4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2-42-4-bass-D4.mp3]</text:p>
          </table:table-cell>
          <table:table-cell table:style-name="ce15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4# bas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3-43-4-bass-D4#.png"/&gt;</text:p>
          </table:table-cell>
          <table:table-cell table:style-name="ce16" office:value-type="string" calcext:value-type="string">
            <text:p>&lt;img src="piano-score-back-093-43-4-bass-D4#.png"/&gt;</text:p>
          </table:table-cell>
          <table:table-cell table:style-name="ce16" office:value-type="string" calcext:value-type="string">
            <text:p>&lt;img src="piano-keyboard-front-43-4-D4#-E4b.png"/&gt;</text:p>
          </table:table-cell>
          <table:table-cell table:style-name="ce16" office:value-type="string" calcext:value-type="string">
            <text:p>&lt;img src="piano-keyboard-back-43-4-D4#-E4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3-43-4-bass-D4#.mp3]</text:p>
          </table:table-cell>
          <table:table-cell table:style-name="ce15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4b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6-43-4-bass-E4b.png"/&gt;</text:p>
          </table:table-cell>
          <table:table-cell table:style-name="ce16" office:value-type="string" calcext:value-type="string">
            <text:p>&lt;img src="piano-score-back-096-43-4-bass-E4b.png"/&gt;</text:p>
          </table:table-cell>
          <table:table-cell table:style-name="ce16" office:value-type="string" calcext:value-type="string">
            <text:p>&lt;img src="piano-keyboard-front-43-4-D4#-E4b.png"/&gt;</text:p>
          </table:table-cell>
          <table:table-cell table:style-name="ce16" office:value-type="string" calcext:value-type="string">
            <text:p>&lt;img src="piano-keyboard-back-43-4-D4#-E4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6-43-4-bass-E4b.mp3]</text:p>
          </table:table-cell>
          <table:table-cell table:style-name="ce15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4 bass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5-44-4-bass-E4.png"/&gt;</text:p>
          </table:table-cell>
          <table:table-cell table:style-name="ce16" office:value-type="string" calcext:value-type="string">
            <text:p>&lt;img src="piano-score-back-095-44-4-bass-E4.png"/&gt;</text:p>
          </table:table-cell>
          <table:table-cell table:style-name="ce16" office:value-type="string" calcext:value-type="string">
            <text:p>&lt;img src="piano-keyboard-front-44-4-E4.png"/&gt;</text:p>
          </table:table-cell>
          <table:table-cell table:style-name="ce16" office:value-type="string" calcext:value-type="string">
            <text:p>&lt;img src="piano-keyboard-back-44-4-E4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5-44-4-bass-E4.mp3]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4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7-45-4-bass-F4.png"/&gt;</text:p>
          </table:table-cell>
          <table:table-cell table:style-name="ce16" office:value-type="string" calcext:value-type="string">
            <text:p>&lt;img src="piano-score-back-097-45-4-bass-F4.png"/&gt;</text:p>
          </table:table-cell>
          <table:table-cell table:style-name="ce16" office:value-type="string" calcext:value-type="string">
            <text:p>&lt;img src="piano-keyboard-front-45-4-F4.png"/&gt;</text:p>
          </table:table-cell>
          <table:table-cell table:style-name="ce16" office:value-type="string" calcext:value-type="string">
            <text:p>&lt;img src="piano-keyboard-back-45-4-F4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7-45-4-bass-F4.mp3]</text:p>
          </table:table-cell>
          <table:table-cell table:style-name="ce15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4# bass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8-46-4-bass-F4#.png"/&gt;</text:p>
          </table:table-cell>
          <table:table-cell table:style-name="ce16" office:value-type="string" calcext:value-type="string">
            <text:p>&lt;img src="piano-score-back-098-46-4-bass-F4#.png"/&gt;</text:p>
          </table:table-cell>
          <table:table-cell table:style-name="ce16" office:value-type="string" calcext:value-type="string">
            <text:p>&lt;img src="piano-keyboard-front-46-4-F4#-G4b.png"/&gt;</text:p>
          </table:table-cell>
          <table:table-cell table:style-name="ce16" office:value-type="string" calcext:value-type="string">
            <text:p>&lt;img src="piano-keyboard-back-46-4-F4#-G4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8-46-4-bass-F4#.mp3]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4b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1-46-4-bass-G4b.png"/&gt;</text:p>
          </table:table-cell>
          <table:table-cell table:style-name="ce16" office:value-type="string" calcext:value-type="string">
            <text:p>&lt;img src="piano-score-back-101-46-4-bass-G4b.png"/&gt;</text:p>
          </table:table-cell>
          <table:table-cell table:style-name="ce16" office:value-type="string" calcext:value-type="string">
            <text:p>&lt;img src="piano-keyboard-front-46-4-F4#-G4b.png"/&gt;</text:p>
          </table:table-cell>
          <table:table-cell table:style-name="ce16" office:value-type="string" calcext:value-type="string">
            <text:p>&lt;img src="piano-keyboard-back-46-4-F4#-G4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1-46-4-bass-G4b.mp3]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4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099-47-4-bass-G4.png"/&gt;</text:p>
          </table:table-cell>
          <table:table-cell table:style-name="ce16" office:value-type="string" calcext:value-type="string">
            <text:p>&lt;img src="piano-score-back-099-47-4-bass-G4.png"/&gt;</text:p>
          </table:table-cell>
          <table:table-cell table:style-name="ce16" office:value-type="string" calcext:value-type="string">
            <text:p>&lt;img src="piano-keyboard-front-47-4-G4.png"/&gt;</text:p>
          </table:table-cell>
          <table:table-cell table:style-name="ce16" office:value-type="string" calcext:value-type="string">
            <text:p>&lt;img src="piano-keyboard-back-47-4-G4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099-47-4-bass-G4.mp3]</text:p>
          </table:table-cell>
          <table:table-cell table:style-name="ce15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4# bass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0-48-4-bass-G4#.png"/&gt;</text:p>
          </table:table-cell>
          <table:table-cell table:style-name="ce16" office:value-type="string" calcext:value-type="string">
            <text:p>&lt;img src="piano-score-back-100-48-4-bass-G4#.png"/&gt;</text:p>
          </table:table-cell>
          <table:table-cell table:style-name="ce16" office:value-type="string" calcext:value-type="string">
            <text:p>&lt;img src="piano-keyboard-front-48-4-G4#-A4b.png"/&gt;</text:p>
          </table:table-cell>
          <table:table-cell table:style-name="ce16" office:value-type="string" calcext:value-type="string">
            <text:p>&lt;img src="piano-keyboard-back-48-4-G4#-A4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0-48-4-bass-G4#.mp3]</text:p>
          </table:table-cell>
          <table:table-cell table:style-name="ce15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4b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4-48-4-bass-A4b.png"/&gt;</text:p>
          </table:table-cell>
          <table:table-cell table:style-name="ce16" office:value-type="string" calcext:value-type="string">
            <text:p>&lt;img src="piano-score-back-104-48-4-bass-A4b.png"/&gt;</text:p>
          </table:table-cell>
          <table:table-cell table:style-name="ce16" office:value-type="string" calcext:value-type="string">
            <text:p>&lt;img src="piano-keyboard-front-48-4-G4#-A4b.png"/&gt;</text:p>
          </table:table-cell>
          <table:table-cell table:style-name="ce16" office:value-type="string" calcext:value-type="string">
            <text:p>&lt;img src="piano-keyboard-back-48-4-G4#-A4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4-48-4-bass-A4b.mp3]</text:p>
          </table:table-cell>
          <table:table-cell table:style-name="ce15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4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2-49-4-bass-A4.png"/&gt;</text:p>
          </table:table-cell>
          <table:table-cell table:style-name="ce16" office:value-type="string" calcext:value-type="string">
            <text:p>&lt;img src="piano-score-back-102-49-4-bass-A4.png"/&gt;</text:p>
          </table:table-cell>
          <table:table-cell table:style-name="ce16" office:value-type="string" calcext:value-type="string">
            <text:p>&lt;img src="piano-keyboard-front-49-4-A4.png"/&gt;</text:p>
          </table:table-cell>
          <table:table-cell table:style-name="ce16" office:value-type="string" calcext:value-type="string">
            <text:p>&lt;img src="piano-keyboard-back-49-4-A4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2-49-4-bass-A4.mp3]</text:p>
          </table:table-cell>
          <table:table-cell table:style-name="ce15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4# bass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3-50-4-bass-A4#.png"/&gt;</text:p>
          </table:table-cell>
          <table:table-cell table:style-name="ce16" office:value-type="string" calcext:value-type="string">
            <text:p>&lt;img src="piano-score-back-103-50-4-bass-A4#.png"/&gt;</text:p>
          </table:table-cell>
          <table:table-cell table:style-name="ce16" office:value-type="string" calcext:value-type="string">
            <text:p>&lt;img src="piano-keyboard-front-50-4-A4#-B4b.png"/&gt;</text:p>
          </table:table-cell>
          <table:table-cell table:style-name="ce16" office:value-type="string" calcext:value-type="string">
            <text:p>&lt;img src="piano-keyboard-back-50-4-A4#-B4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3-50-4-bass-A4#.mp3]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4b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6-50-4-bass-B4b.png"/&gt;</text:p>
          </table:table-cell>
          <table:table-cell table:style-name="ce16" office:value-type="string" calcext:value-type="string">
            <text:p>&lt;img src="piano-score-back-106-50-4-bass-B4b.png"/&gt;</text:p>
          </table:table-cell>
          <table:table-cell table:style-name="ce16" office:value-type="string" calcext:value-type="string">
            <text:p>&lt;img src="piano-keyboard-front-50-4-A4#-B4b.png"/&gt;</text:p>
          </table:table-cell>
          <table:table-cell table:style-name="ce16" office:value-type="string" calcext:value-type="string">
            <text:p>&lt;img src="piano-keyboard-back-50-4-A4#-B4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6-50-4-bass-B4b.mp3]</text:p>
          </table:table-cell>
          <table:table-cell table:style-name="ce15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4 bass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4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5-51-4-bass-B4.png"/&gt;</text:p>
          </table:table-cell>
          <table:table-cell table:style-name="ce16" office:value-type="string" calcext:value-type="string">
            <text:p>&lt;img src="piano-score-back-105-51-4-bass-B4.png"/&gt;</text:p>
          </table:table-cell>
          <table:table-cell table:style-name="ce16" office:value-type="string" calcext:value-type="string">
            <text:p>&lt;img src="piano-keyboard-front-51-4-B4.png"/&gt;</text:p>
          </table:table-cell>
          <table:table-cell table:style-name="ce16" office:value-type="string" calcext:value-type="string">
            <text:p>&lt;img src="piano-keyboard-back-51-4-B4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5-51-4-bass-B4.mp3]</text:p>
          </table:table-cell>
          <table:table-cell table:style-name="ce15" office:value-type="float" office:value="51" calcext:value-type="float">
            <text:p>5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5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7-52-5-bass-C5.png"/&gt;</text:p>
          </table:table-cell>
          <table:table-cell table:style-name="ce16" office:value-type="string" calcext:value-type="string">
            <text:p>&lt;img src="piano-score-back-107-52-5-bass-C5.png"/&gt;</text:p>
          </table:table-cell>
          <table:table-cell table:style-name="ce16" office:value-type="string" calcext:value-type="string">
            <text:p>&lt;img src="piano-keyboard-front-52-5-C5.png"/&gt;</text:p>
          </table:table-cell>
          <table:table-cell table:style-name="ce16" office:value-type="string" calcext:value-type="string">
            <text:p>&lt;img src="piano-keyboard-back-52-5-C5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7-52-5-bass-C5.mp3]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5# bas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bass</text:p>
          </table:table-cell>
          <table:table-cell table:style-name="ce16" office:value-type="string" calcext:value-type="string">
            <text:p>&lt;img src="piano-score-front-108-53-5-bass-C5#.png"/&gt;</text:p>
          </table:table-cell>
          <table:table-cell table:style-name="ce16" office:value-type="string" calcext:value-type="string">
            <text:p>&lt;img src="piano-score-back-108-53-5-bass-C5#.png"/&gt;</text:p>
          </table:table-cell>
          <table:table-cell table:style-name="ce16" office:value-type="string" calcext:value-type="string">
            <text:p>&lt;img src="piano-keyboard-front-53-5-C5#-D5b.png"/&gt;</text:p>
          </table:table-cell>
          <table:table-cell table:style-name="ce16" office:value-type="string" calcext:value-type="string">
            <text:p>&lt;img src="piano-keyboard-back-53-5-C5#-D5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8-53-5-bass-C5#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5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09-52-5-treble-C5.png"/&gt;</text:p>
          </table:table-cell>
          <table:table-cell table:style-name="ce16" office:value-type="string" calcext:value-type="string">
            <text:p>&lt;img src="piano-score-back-109-52-5-treble-C5.png"/&gt;</text:p>
          </table:table-cell>
          <table:table-cell table:style-name="ce16" office:value-type="string" calcext:value-type="string">
            <text:p>&lt;img src="piano-keyboard-front-52-5-C5.png"/&gt;</text:p>
          </table:table-cell>
          <table:table-cell table:style-name="ce16" office:value-type="string" calcext:value-type="string">
            <text:p>&lt;img src="piano-keyboard-back-52-5-C5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09-52-5-treble-C5.mp3]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5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0-53-5-treble-C5#.png"/&gt;</text:p>
          </table:table-cell>
          <table:table-cell table:style-name="ce16" office:value-type="string" calcext:value-type="string">
            <text:p>&lt;img src="piano-score-back-110-53-5-treble-C5#.png"/&gt;</text:p>
          </table:table-cell>
          <table:table-cell table:style-name="ce16" office:value-type="string" calcext:value-type="string">
            <text:p>&lt;img src="piano-keyboard-front-53-5-C5#-D5b.png"/&gt;</text:p>
          </table:table-cell>
          <table:table-cell table:style-name="ce16" office:value-type="string" calcext:value-type="string">
            <text:p>&lt;img src="piano-keyboard-back-53-5-C5#-D5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0-53-5-treble-C5#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5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3-53-5-treble-D5b.png"/&gt;</text:p>
          </table:table-cell>
          <table:table-cell table:style-name="ce16" office:value-type="string" calcext:value-type="string">
            <text:p>&lt;img src="piano-score-back-113-53-5-treble-D5b.png"/&gt;</text:p>
          </table:table-cell>
          <table:table-cell table:style-name="ce16" office:value-type="string" calcext:value-type="string">
            <text:p>&lt;img src="piano-keyboard-front-53-5-C5#-D5b.png"/&gt;</text:p>
          </table:table-cell>
          <table:table-cell table:style-name="ce16" office:value-type="string" calcext:value-type="string">
            <text:p>&lt;img src="piano-keyboard-back-53-5-C5#-D5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3-53-5-treble-D5b.mp3]</text:p>
          </table:table-cell>
          <table:table-cell table:style-name="ce15" office:value-type="float" office:value="53" calcext:value-type="float">
            <text:p>5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5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1-54-5-treble-D5.png"/&gt;</text:p>
          </table:table-cell>
          <table:table-cell table:style-name="ce16" office:value-type="string" calcext:value-type="string">
            <text:p>&lt;img src="piano-score-back-111-54-5-treble-D5.png"/&gt;</text:p>
          </table:table-cell>
          <table:table-cell table:style-name="ce16" office:value-type="string" calcext:value-type="string">
            <text:p>&lt;img src="piano-keyboard-front-54-5-D5.png"/&gt;</text:p>
          </table:table-cell>
          <table:table-cell table:style-name="ce16" office:value-type="string" calcext:value-type="string">
            <text:p>&lt;img src="piano-keyboard-back-54-5-D5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1-54-5-treble-D5.mp3]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5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2-55-5-treble-D5#.png"/&gt;</text:p>
          </table:table-cell>
          <table:table-cell table:style-name="ce16" office:value-type="string" calcext:value-type="string">
            <text:p>&lt;img src="piano-score-back-112-55-5-treble-D5#.png"/&gt;</text:p>
          </table:table-cell>
          <table:table-cell table:style-name="ce16" office:value-type="string" calcext:value-type="string">
            <text:p>&lt;img src="piano-keyboard-front-55-5-D5#-E5b.png"/&gt;</text:p>
          </table:table-cell>
          <table:table-cell table:style-name="ce16" office:value-type="string" calcext:value-type="string">
            <text:p>&lt;img src="piano-keyboard-back-55-5-D5#-E5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2-55-5-treble-D5#.mp3]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5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5-55-5-treble-E5b.png"/&gt;</text:p>
          </table:table-cell>
          <table:table-cell table:style-name="ce16" office:value-type="string" calcext:value-type="string">
            <text:p>&lt;img src="piano-score-back-115-55-5-treble-E5b.png"/&gt;</text:p>
          </table:table-cell>
          <table:table-cell table:style-name="ce16" office:value-type="string" calcext:value-type="string">
            <text:p>&lt;img src="piano-keyboard-front-55-5-D5#-E5b.png"/&gt;</text:p>
          </table:table-cell>
          <table:table-cell table:style-name="ce16" office:value-type="string" calcext:value-type="string">
            <text:p>&lt;img src="piano-keyboard-back-55-5-D5#-E5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5-55-5-treble-E5b.mp3]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5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4-56-5-treble-E5.png"/&gt;</text:p>
          </table:table-cell>
          <table:table-cell table:style-name="ce16" office:value-type="string" calcext:value-type="string">
            <text:p>&lt;img src="piano-score-back-114-56-5-treble-E5.png"/&gt;</text:p>
          </table:table-cell>
          <table:table-cell table:style-name="ce16" office:value-type="string" calcext:value-type="string">
            <text:p>&lt;img src="piano-keyboard-front-56-5-E5.png"/&gt;</text:p>
          </table:table-cell>
          <table:table-cell table:style-name="ce16" office:value-type="string" calcext:value-type="string">
            <text:p>&lt;img src="piano-keyboard-back-56-5-E5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4-56-5-treble-E5.mp3]</text:p>
          </table:table-cell>
          <table:table-cell table:style-name="ce15" office:value-type="float" office:value="56" calcext:value-type="float">
            <text:p>5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5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6-57-5-treble-F5.png"/&gt;</text:p>
          </table:table-cell>
          <table:table-cell table:style-name="ce16" office:value-type="string" calcext:value-type="string">
            <text:p>&lt;img src="piano-score-back-116-57-5-treble-F5.png"/&gt;</text:p>
          </table:table-cell>
          <table:table-cell table:style-name="ce16" office:value-type="string" calcext:value-type="string">
            <text:p>&lt;img src="piano-keyboard-front-57-5-F5.png"/&gt;</text:p>
          </table:table-cell>
          <table:table-cell table:style-name="ce16" office:value-type="string" calcext:value-type="string">
            <text:p>&lt;img src="piano-keyboard-back-57-5-F5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6-57-5-treble-F5.mp3]</text:p>
          </table:table-cell>
          <table:table-cell table:style-name="ce15" office:value-type="float" office:value="57" calcext:value-type="float">
            <text:p>57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5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7-58-5-treble-F5#.png"/&gt;</text:p>
          </table:table-cell>
          <table:table-cell table:style-name="ce16" office:value-type="string" calcext:value-type="string">
            <text:p>&lt;img src="piano-score-back-117-58-5-treble-F5#.png"/&gt;</text:p>
          </table:table-cell>
          <table:table-cell table:style-name="ce16" office:value-type="string" calcext:value-type="string">
            <text:p>&lt;img src="piano-keyboard-front-58-5-F5#-G5b.png"/&gt;</text:p>
          </table:table-cell>
          <table:table-cell table:style-name="ce16" office:value-type="string" calcext:value-type="string">
            <text:p>&lt;img src="piano-keyboard-back-58-5-F5#-G5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7-58-5-treble-F5#.mp3]</text:p>
          </table:table-cell>
          <table:table-cell table:style-name="ce15" office:value-type="float" office:value="58" calcext:value-type="float">
            <text:p>58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5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0-58-5-treble-G5b.png"/&gt;</text:p>
          </table:table-cell>
          <table:table-cell table:style-name="ce16" office:value-type="string" calcext:value-type="string">
            <text:p>&lt;img src="piano-score-back-120-58-5-treble-G5b.png"/&gt;</text:p>
          </table:table-cell>
          <table:table-cell table:style-name="ce16" office:value-type="string" calcext:value-type="string">
            <text:p>&lt;img src="piano-keyboard-front-58-5-F5#-G5b.png"/&gt;</text:p>
          </table:table-cell>
          <table:table-cell table:style-name="ce16" office:value-type="string" calcext:value-type="string">
            <text:p>&lt;img src="piano-keyboard-back-58-5-F5#-G5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0-58-5-treble-G5b.mp3]</text:p>
          </table:table-cell>
          <table:table-cell table:style-name="ce15" office:value-type="float" office:value="58" calcext:value-type="float">
            <text:p>58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5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8-59-5-treble-G5.png"/&gt;</text:p>
          </table:table-cell>
          <table:table-cell table:style-name="ce16" office:value-type="string" calcext:value-type="string">
            <text:p>&lt;img src="piano-score-back-118-59-5-treble-G5.png"/&gt;</text:p>
          </table:table-cell>
          <table:table-cell table:style-name="ce16" office:value-type="string" calcext:value-type="string">
            <text:p>&lt;img src="piano-keyboard-front-59-5-G5.png"/&gt;</text:p>
          </table:table-cell>
          <table:table-cell table:style-name="ce16" office:value-type="string" calcext:value-type="string">
            <text:p>&lt;img src="piano-keyboard-back-59-5-G5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8-59-5-treble-G5.mp3]</text:p>
          </table:table-cell>
          <table:table-cell table:style-name="ce15" office:value-type="float" office:value="59" calcext:value-type="float">
            <text:p>5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5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19-60-5-treble-G5#.png"/&gt;</text:p>
          </table:table-cell>
          <table:table-cell table:style-name="ce16" office:value-type="string" calcext:value-type="string">
            <text:p>&lt;img src="piano-score-back-119-60-5-treble-G5#.png"/&gt;</text:p>
          </table:table-cell>
          <table:table-cell table:style-name="ce16" office:value-type="string" calcext:value-type="string">
            <text:p>&lt;img src="piano-keyboard-front-60-5-G5#-A5b.png"/&gt;</text:p>
          </table:table-cell>
          <table:table-cell table:style-name="ce16" office:value-type="string" calcext:value-type="string">
            <text:p>&lt;img src="piano-keyboard-back-60-5-G5#-A5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19-60-5-treble-G5#.mp3]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5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3-60-5-treble-A5b.png"/&gt;</text:p>
          </table:table-cell>
          <table:table-cell table:style-name="ce16" office:value-type="string" calcext:value-type="string">
            <text:p>&lt;img src="piano-score-back-123-60-5-treble-A5b.png"/&gt;</text:p>
          </table:table-cell>
          <table:table-cell table:style-name="ce16" office:value-type="string" calcext:value-type="string">
            <text:p>&lt;img src="piano-keyboard-front-60-5-G5#-A5b.png"/&gt;</text:p>
          </table:table-cell>
          <table:table-cell table:style-name="ce16" office:value-type="string" calcext:value-type="string">
            <text:p>&lt;img src="piano-keyboard-back-60-5-G5#-A5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3-60-5-treble-A5b.mp3]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5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1-61-5-treble-A5.png"/&gt;</text:p>
          </table:table-cell>
          <table:table-cell table:style-name="ce16" office:value-type="string" calcext:value-type="string">
            <text:p>&lt;img src="piano-score-back-121-61-5-treble-A5.png"/&gt;</text:p>
          </table:table-cell>
          <table:table-cell table:style-name="ce16" office:value-type="string" calcext:value-type="string">
            <text:p>&lt;img src="piano-keyboard-front-61-5-A5.png"/&gt;</text:p>
          </table:table-cell>
          <table:table-cell table:style-name="ce16" office:value-type="string" calcext:value-type="string">
            <text:p>&lt;img src="piano-keyboard-back-61-5-A5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1-61-5-treble-A5.mp3]</text:p>
          </table:table-cell>
          <table:table-cell table:style-name="ce15" office:value-type="float" office:value="61" calcext:value-type="float">
            <text:p>6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5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2-62-5-treble-A5#.png"/&gt;</text:p>
          </table:table-cell>
          <table:table-cell table:style-name="ce16" office:value-type="string" calcext:value-type="string">
            <text:p>&lt;img src="piano-score-back-122-62-5-treble-A5#.png"/&gt;</text:p>
          </table:table-cell>
          <table:table-cell table:style-name="ce16" office:value-type="string" calcext:value-type="string">
            <text:p>&lt;img src="piano-keyboard-front-62-5-A5#-B5b.png"/&gt;</text:p>
          </table:table-cell>
          <table:table-cell table:style-name="ce16" office:value-type="string" calcext:value-type="string">
            <text:p>&lt;img src="piano-keyboard-back-62-5-A5#-B5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2-62-5-treble-A5#.mp3]</text:p>
          </table:table-cell>
          <table:table-cell table:style-name="ce15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5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5-62-5-treble-B5b.png"/&gt;</text:p>
          </table:table-cell>
          <table:table-cell table:style-name="ce16" office:value-type="string" calcext:value-type="string">
            <text:p>&lt;img src="piano-score-back-125-62-5-treble-B5b.png"/&gt;</text:p>
          </table:table-cell>
          <table:table-cell table:style-name="ce16" office:value-type="string" calcext:value-type="string">
            <text:p>&lt;img src="piano-keyboard-front-62-5-A5#-B5b.png"/&gt;</text:p>
          </table:table-cell>
          <table:table-cell table:style-name="ce16" office:value-type="string" calcext:value-type="string">
            <text:p>&lt;img src="piano-keyboard-back-62-5-A5#-B5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5-62-5-treble-B5b.mp3]</text:p>
          </table:table-cell>
          <table:table-cell table:style-name="ce15" office:value-type="float" office:value="62" calcext:value-type="float">
            <text:p>6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5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5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4-63-5-treble-B5.png"/&gt;</text:p>
          </table:table-cell>
          <table:table-cell table:style-name="ce16" office:value-type="string" calcext:value-type="string">
            <text:p>&lt;img src="piano-score-back-124-63-5-treble-B5.png"/&gt;</text:p>
          </table:table-cell>
          <table:table-cell table:style-name="ce16" office:value-type="string" calcext:value-type="string">
            <text:p>&lt;img src="piano-keyboard-front-63-5-B5.png"/&gt;</text:p>
          </table:table-cell>
          <table:table-cell table:style-name="ce16" office:value-type="string" calcext:value-type="string">
            <text:p>&lt;img src="piano-keyboard-back-63-5-B5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4-63-5-treble-B5.mp3]</text:p>
          </table:table-cell>
          <table:table-cell table:style-name="ce15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6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6-64-6-treble-C6.png"/&gt;</text:p>
          </table:table-cell>
          <table:table-cell table:style-name="ce16" office:value-type="string" calcext:value-type="string">
            <text:p>&lt;img src="piano-score-back-126-64-6-treble-C6.png"/&gt;</text:p>
          </table:table-cell>
          <table:table-cell table:style-name="ce16" office:value-type="string" calcext:value-type="string">
            <text:p>&lt;img src="piano-keyboard-front-64-6-C6.png"/&gt;</text:p>
          </table:table-cell>
          <table:table-cell table:style-name="ce16" office:value-type="string" calcext:value-type="string">
            <text:p>&lt;img src="piano-keyboard-back-64-6-C6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6-64-6-treble-C6.mp3]</text:p>
          </table:table-cell>
          <table:table-cell table:style-name="ce15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6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7-65-6-treble-C6#.png"/&gt;</text:p>
          </table:table-cell>
          <table:table-cell table:style-name="ce16" office:value-type="string" calcext:value-type="string">
            <text:p>&lt;img src="piano-score-back-127-65-6-treble-C6#.png"/&gt;</text:p>
          </table:table-cell>
          <table:table-cell table:style-name="ce16" office:value-type="string" calcext:value-type="string">
            <text:p>&lt;img src="piano-keyboard-front-65-6-C6#-D6b.png"/&gt;</text:p>
          </table:table-cell>
          <table:table-cell table:style-name="ce16" office:value-type="string" calcext:value-type="string">
            <text:p>&lt;img src="piano-keyboard-back-65-6-C6#-D6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7-65-6-treble-C6#.mp3]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6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0-65-6-treble-D6b.png"/&gt;</text:p>
          </table:table-cell>
          <table:table-cell table:style-name="ce16" office:value-type="string" calcext:value-type="string">
            <text:p>&lt;img src="piano-score-back-130-65-6-treble-D6b.png"/&gt;</text:p>
          </table:table-cell>
          <table:table-cell table:style-name="ce16" office:value-type="string" calcext:value-type="string">
            <text:p>&lt;img src="piano-keyboard-front-65-6-C6#-D6b.png"/&gt;</text:p>
          </table:table-cell>
          <table:table-cell table:style-name="ce16" office:value-type="string" calcext:value-type="string">
            <text:p>&lt;img src="piano-keyboard-back-65-6-C6#-D6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0-65-6-treble-D6b.mp3]</text:p>
          </table:table-cell>
          <table:table-cell table:style-name="ce15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6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8-66-6-treble-D6.png"/&gt;</text:p>
          </table:table-cell>
          <table:table-cell table:style-name="ce16" office:value-type="string" calcext:value-type="string">
            <text:p>&lt;img src="piano-score-back-128-66-6-treble-D6.png"/&gt;</text:p>
          </table:table-cell>
          <table:table-cell table:style-name="ce16" office:value-type="string" calcext:value-type="string">
            <text:p>&lt;img src="piano-keyboard-front-66-6-D6.png"/&gt;</text:p>
          </table:table-cell>
          <table:table-cell table:style-name="ce16" office:value-type="string" calcext:value-type="string">
            <text:p>&lt;img src="piano-keyboard-back-66-6-D6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8-66-6-treble-D6.mp3]</text:p>
          </table:table-cell>
          <table:table-cell table:style-name="ce15" office:value-type="float" office:value="66" calcext:value-type="float">
            <text:p>6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6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29-67-6-treble-D6#.png"/&gt;</text:p>
          </table:table-cell>
          <table:table-cell table:style-name="ce16" office:value-type="string" calcext:value-type="string">
            <text:p>&lt;img src="piano-score-back-129-67-6-treble-D6#.png"/&gt;</text:p>
          </table:table-cell>
          <table:table-cell table:style-name="ce16" office:value-type="string" calcext:value-type="string">
            <text:p>&lt;img src="piano-keyboard-front-67-6-D6#-E6b.png"/&gt;</text:p>
          </table:table-cell>
          <table:table-cell table:style-name="ce16" office:value-type="string" calcext:value-type="string">
            <text:p>&lt;img src="piano-keyboard-back-67-6-D6#-E6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29-67-6-treble-D6#.mp3]</text:p>
          </table:table-cell>
          <table:table-cell table:style-name="ce15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6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2-67-6-treble-E6b.png"/&gt;</text:p>
          </table:table-cell>
          <table:table-cell table:style-name="ce16" office:value-type="string" calcext:value-type="string">
            <text:p>&lt;img src="piano-score-back-132-67-6-treble-E6b.png"/&gt;</text:p>
          </table:table-cell>
          <table:table-cell table:style-name="ce16" office:value-type="string" calcext:value-type="string">
            <text:p>&lt;img src="piano-keyboard-front-67-6-D6#-E6b.png"/&gt;</text:p>
          </table:table-cell>
          <table:table-cell table:style-name="ce16" office:value-type="string" calcext:value-type="string">
            <text:p>&lt;img src="piano-keyboard-back-67-6-D6#-E6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2-67-6-treble-E6b.mp3]</text:p>
          </table:table-cell>
          <table:table-cell table:style-name="ce15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6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1-68-6-treble-E6.png"/&gt;</text:p>
          </table:table-cell>
          <table:table-cell table:style-name="ce16" office:value-type="string" calcext:value-type="string">
            <text:p>&lt;img src="piano-score-back-131-68-6-treble-E6.png"/&gt;</text:p>
          </table:table-cell>
          <table:table-cell table:style-name="ce16" office:value-type="string" calcext:value-type="string">
            <text:p>&lt;img src="piano-keyboard-front-68-6-E6.png"/&gt;</text:p>
          </table:table-cell>
          <table:table-cell table:style-name="ce16" office:value-type="string" calcext:value-type="string">
            <text:p>&lt;img src="piano-keyboard-back-68-6-E6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1-68-6-treble-E6.mp3]</text:p>
          </table:table-cell>
          <table:table-cell table:style-name="ce15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6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3-69-6-treble-F6.png"/&gt;</text:p>
          </table:table-cell>
          <table:table-cell table:style-name="ce16" office:value-type="string" calcext:value-type="string">
            <text:p>&lt;img src="piano-score-back-133-69-6-treble-F6.png"/&gt;</text:p>
          </table:table-cell>
          <table:table-cell table:style-name="ce16" office:value-type="string" calcext:value-type="string">
            <text:p>&lt;img src="piano-keyboard-front-69-6-F6.png"/&gt;</text:p>
          </table:table-cell>
          <table:table-cell table:style-name="ce16" office:value-type="string" calcext:value-type="string">
            <text:p>&lt;img src="piano-keyboard-back-69-6-F6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3-69-6-treble-F6.mp3]</text:p>
          </table:table-cell>
          <table:table-cell table:style-name="ce15" office:value-type="float" office:value="69" calcext:value-type="float">
            <text:p>6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6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4-70-6-treble-F6#.png"/&gt;</text:p>
          </table:table-cell>
          <table:table-cell table:style-name="ce16" office:value-type="string" calcext:value-type="string">
            <text:p>&lt;img src="piano-score-back-134-70-6-treble-F6#.png"/&gt;</text:p>
          </table:table-cell>
          <table:table-cell table:style-name="ce16" office:value-type="string" calcext:value-type="string">
            <text:p>&lt;img src="piano-keyboard-front-70-6-F6#-G6b.png"/&gt;</text:p>
          </table:table-cell>
          <table:table-cell table:style-name="ce16" office:value-type="string" calcext:value-type="string">
            <text:p>&lt;img src="piano-keyboard-back-70-6-F6#-G6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4-70-6-treble-F6#.mp3]</text:p>
          </table:table-cell>
          <table:table-cell table:style-name="ce15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6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7-70-6-treble-G6b.png"/&gt;</text:p>
          </table:table-cell>
          <table:table-cell table:style-name="ce16" office:value-type="string" calcext:value-type="string">
            <text:p>&lt;img src="piano-score-back-137-70-6-treble-G6b.png"/&gt;</text:p>
          </table:table-cell>
          <table:table-cell table:style-name="ce16" office:value-type="string" calcext:value-type="string">
            <text:p>&lt;img src="piano-keyboard-front-70-6-F6#-G6b.png"/&gt;</text:p>
          </table:table-cell>
          <table:table-cell table:style-name="ce16" office:value-type="string" calcext:value-type="string">
            <text:p>&lt;img src="piano-keyboard-back-70-6-F6#-G6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7-70-6-treble-G6b.mp3]</text:p>
          </table:table-cell>
          <table:table-cell table:style-name="ce15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6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5-71-6-treble-G6.png"/&gt;</text:p>
          </table:table-cell>
          <table:table-cell table:style-name="ce16" office:value-type="string" calcext:value-type="string">
            <text:p>&lt;img src="piano-score-back-135-71-6-treble-G6.png"/&gt;</text:p>
          </table:table-cell>
          <table:table-cell table:style-name="ce16" office:value-type="string" calcext:value-type="string">
            <text:p>&lt;img src="piano-keyboard-front-71-6-G6.png"/&gt;</text:p>
          </table:table-cell>
          <table:table-cell table:style-name="ce16" office:value-type="string" calcext:value-type="string">
            <text:p>&lt;img src="piano-keyboard-back-71-6-G6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5-71-6-treble-G6.mp3]</text:p>
          </table:table-cell>
          <table:table-cell table:style-name="ce15" office:value-type="float" office:value="71" calcext:value-type="float">
            <text:p>7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6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6-72-6-treble-G6#.png"/&gt;</text:p>
          </table:table-cell>
          <table:table-cell table:style-name="ce16" office:value-type="string" calcext:value-type="string">
            <text:p>&lt;img src="piano-score-back-136-72-6-treble-G6#.png"/&gt;</text:p>
          </table:table-cell>
          <table:table-cell table:style-name="ce16" office:value-type="string" calcext:value-type="string">
            <text:p>&lt;img src="piano-keyboard-front-72-6-G6#-A6b.png"/&gt;</text:p>
          </table:table-cell>
          <table:table-cell table:style-name="ce16" office:value-type="string" calcext:value-type="string">
            <text:p>&lt;img src="piano-keyboard-back-72-6-G6#-A6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6-72-6-treble-G6#.mp3]</text:p>
          </table:table-cell>
          <table:table-cell table:style-name="ce15" office:value-type="float" office:value="72" calcext:value-type="float">
            <text:p>7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6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0-72-6-treble-A6b.png"/&gt;</text:p>
          </table:table-cell>
          <table:table-cell table:style-name="ce16" office:value-type="string" calcext:value-type="string">
            <text:p>&lt;img src="piano-score-back-140-72-6-treble-A6b.png"/&gt;</text:p>
          </table:table-cell>
          <table:table-cell table:style-name="ce16" office:value-type="string" calcext:value-type="string">
            <text:p>&lt;img src="piano-keyboard-front-72-6-G6#-A6b.png"/&gt;</text:p>
          </table:table-cell>
          <table:table-cell table:style-name="ce16" office:value-type="string" calcext:value-type="string">
            <text:p>&lt;img src="piano-keyboard-back-72-6-G6#-A6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0-72-6-treble-A6b.mp3]</text:p>
          </table:table-cell>
          <table:table-cell table:style-name="ce15" office:value-type="float" office:value="72" calcext:value-type="float">
            <text:p>7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6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8-73-6-treble-A6.png"/&gt;</text:p>
          </table:table-cell>
          <table:table-cell table:style-name="ce16" office:value-type="string" calcext:value-type="string">
            <text:p>&lt;img src="piano-score-back-138-73-6-treble-A6.png"/&gt;</text:p>
          </table:table-cell>
          <table:table-cell table:style-name="ce16" office:value-type="string" calcext:value-type="string">
            <text:p>&lt;img src="piano-keyboard-front-73-6-A6.png"/&gt;</text:p>
          </table:table-cell>
          <table:table-cell table:style-name="ce16" office:value-type="string" calcext:value-type="string">
            <text:p>&lt;img src="piano-keyboard-back-73-6-A6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8-73-6-treble-A6.mp3]</text:p>
          </table:table-cell>
          <table:table-cell table:style-name="ce15" office:value-type="float" office:value="73" calcext:value-type="float">
            <text:p>7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6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39-74-6-treble-A6#.png"/&gt;</text:p>
          </table:table-cell>
          <table:table-cell table:style-name="ce16" office:value-type="string" calcext:value-type="string">
            <text:p>&lt;img src="piano-score-back-139-74-6-treble-A6#.png"/&gt;</text:p>
          </table:table-cell>
          <table:table-cell table:style-name="ce16" office:value-type="string" calcext:value-type="string">
            <text:p>&lt;img src="piano-keyboard-front-74-6-A6#-B6b.png"/&gt;</text:p>
          </table:table-cell>
          <table:table-cell table:style-name="ce16" office:value-type="string" calcext:value-type="string">
            <text:p>&lt;img src="piano-keyboard-back-74-6-A6#-B6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39-74-6-treble-A6#.mp3]</text:p>
          </table:table-cell>
          <table:table-cell table:style-name="ce15" office:value-type="float" office:value="74" calcext:value-type="float">
            <text:p>7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6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2-74-6-treble-B6b.png"/&gt;</text:p>
          </table:table-cell>
          <table:table-cell table:style-name="ce16" office:value-type="string" calcext:value-type="string">
            <text:p>&lt;img src="piano-score-back-142-74-6-treble-B6b.png"/&gt;</text:p>
          </table:table-cell>
          <table:table-cell table:style-name="ce16" office:value-type="string" calcext:value-type="string">
            <text:p>&lt;img src="piano-keyboard-front-74-6-A6#-B6b.png"/&gt;</text:p>
          </table:table-cell>
          <table:table-cell table:style-name="ce16" office:value-type="string" calcext:value-type="string">
            <text:p>&lt;img src="piano-keyboard-back-74-6-A6#-B6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2-74-6-treble-B6b.mp3]</text:p>
          </table:table-cell>
          <table:table-cell table:style-name="ce15" office:value-type="float" office:value="74" calcext:value-type="float">
            <text:p>7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6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6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1-75-6-treble-B6.png"/&gt;</text:p>
          </table:table-cell>
          <table:table-cell table:style-name="ce16" office:value-type="string" calcext:value-type="string">
            <text:p>&lt;img src="piano-score-back-141-75-6-treble-B6.png"/&gt;</text:p>
          </table:table-cell>
          <table:table-cell table:style-name="ce16" office:value-type="string" calcext:value-type="string">
            <text:p>&lt;img src="piano-keyboard-front-75-6-B6.png"/&gt;</text:p>
          </table:table-cell>
          <table:table-cell table:style-name="ce16" office:value-type="string" calcext:value-type="string">
            <text:p>&lt;img src="piano-keyboard-back-75-6-B6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1-75-6-treble-B6.mp3]</text:p>
          </table:table-cell>
          <table:table-cell table:style-name="ce15" office:value-type="float" office:value="75" calcext:value-type="float">
            <text:p>7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7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3-76-7-treble-C7.png"/&gt;</text:p>
          </table:table-cell>
          <table:table-cell table:style-name="ce16" office:value-type="string" calcext:value-type="string">
            <text:p>&lt;img src="piano-score-back-143-76-7-treble-C7.png"/&gt;</text:p>
          </table:table-cell>
          <table:table-cell table:style-name="ce16" office:value-type="string" calcext:value-type="string">
            <text:p>&lt;img src="piano-keyboard-front-76-7-C7.png"/&gt;</text:p>
          </table:table-cell>
          <table:table-cell table:style-name="ce16" office:value-type="string" calcext:value-type="string">
            <text:p>&lt;img src="piano-keyboard-back-76-7-C7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3-76-7-treble-C7.mp3]</text:p>
          </table:table-cell>
          <table:table-cell table:style-name="ce15" office:value-type="float" office:value="76" calcext:value-type="float">
            <text:p>7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7#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4-77-7-treble-C7#.png"/&gt;</text:p>
          </table:table-cell>
          <table:table-cell table:style-name="ce16" office:value-type="string" calcext:value-type="string">
            <text:p>&lt;img src="piano-score-back-144-77-7-treble-C7#.png"/&gt;</text:p>
          </table:table-cell>
          <table:table-cell table:style-name="ce16" office:value-type="string" calcext:value-type="string">
            <text:p>&lt;img src="piano-keyboard-front-77-7-C7#-D7b.png"/&gt;</text:p>
          </table:table-cell>
          <table:table-cell table:style-name="ce16" office:value-type="string" calcext:value-type="string">
            <text:p>&lt;img src="piano-keyboard-back-77-7-C7#-D7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4-77-7-treble-C7#.mp3]</text:p>
          </table:table-cell>
          <table:table-cell table:style-name="ce15" office:value-type="float" office:value="77" calcext:value-type="float">
            <text:p>7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7b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7-77-7-treble-D7b.png"/&gt;</text:p>
          </table:table-cell>
          <table:table-cell table:style-name="ce16" office:value-type="string" calcext:value-type="string">
            <text:p>&lt;img src="piano-score-back-147-77-7-treble-D7b.png"/&gt;</text:p>
          </table:table-cell>
          <table:table-cell table:style-name="ce16" office:value-type="string" calcext:value-type="string">
            <text:p>&lt;img src="piano-keyboard-front-77-7-C7#-D7b.png"/&gt;</text:p>
          </table:table-cell>
          <table:table-cell table:style-name="ce16" office:value-type="string" calcext:value-type="string">
            <text:p>&lt;img src="piano-keyboard-back-77-7-C7#-D7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7-77-7-treble-D7b.mp3]</text:p>
          </table:table-cell>
          <table:table-cell table:style-name="ce15" office:value-type="float" office:value="77" calcext:value-type="float">
            <text:p>7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7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5-78-7-treble-D7.png"/&gt;</text:p>
          </table:table-cell>
          <table:table-cell table:style-name="ce16" office:value-type="string" calcext:value-type="string">
            <text:p>&lt;img src="piano-score-back-145-78-7-treble-D7.png"/&gt;</text:p>
          </table:table-cell>
          <table:table-cell table:style-name="ce16" office:value-type="string" calcext:value-type="string">
            <text:p>&lt;img src="piano-keyboard-front-78-7-D7.png"/&gt;</text:p>
          </table:table-cell>
          <table:table-cell table:style-name="ce16" office:value-type="string" calcext:value-type="string">
            <text:p>&lt;img src="piano-keyboard-back-78-7-D7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5-78-7-treble-D7.mp3]</text:p>
          </table:table-cell>
          <table:table-cell table:style-name="ce15" office:value-type="float" office:value="78" calcext:value-type="float">
            <text:p>7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D7# treble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6-79-7-treble-D7#.png"/&gt;</text:p>
          </table:table-cell>
          <table:table-cell table:style-name="ce16" office:value-type="string" calcext:value-type="string">
            <text:p>&lt;img src="piano-score-back-146-79-7-treble-D7#.png"/&gt;</text:p>
          </table:table-cell>
          <table:table-cell table:style-name="ce16" office:value-type="string" calcext:value-type="string">
            <text:p>&lt;img src="piano-keyboard-front-79-7-D7#-E7b.png"/&gt;</text:p>
          </table:table-cell>
          <table:table-cell table:style-name="ce16" office:value-type="string" calcext:value-type="string">
            <text:p>&lt;img src="piano-keyboard-back-79-7-D7#-E7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6-79-7-treble-D7#.mp3]</text:p>
          </table:table-cell>
          <table:table-cell table:style-name="ce15" office:value-type="float" office:value="79" calcext:value-type="float">
            <text:p>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7b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9-79-7-treble-E7b.png"/&gt;</text:p>
          </table:table-cell>
          <table:table-cell table:style-name="ce16" office:value-type="string" calcext:value-type="string">
            <text:p>&lt;img src="piano-score-back-149-79-7-treble-E7b.png"/&gt;</text:p>
          </table:table-cell>
          <table:table-cell table:style-name="ce16" office:value-type="string" calcext:value-type="string">
            <text:p>&lt;img src="piano-keyboard-front-79-7-D7#-E7b.png"/&gt;</text:p>
          </table:table-cell>
          <table:table-cell table:style-name="ce16" office:value-type="string" calcext:value-type="string">
            <text:p>&lt;img src="piano-keyboard-back-79-7-D7#-E7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9-79-7-treble-E7b.mp3]</text:p>
          </table:table-cell>
          <table:table-cell table:style-name="ce15" office:value-type="float" office:value="79" calcext:value-type="float">
            <text:p>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E7 treble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48-80-7-treble-E7.png"/&gt;</text:p>
          </table:table-cell>
          <table:table-cell table:style-name="ce16" office:value-type="string" calcext:value-type="string">
            <text:p>&lt;img src="piano-score-back-148-80-7-treble-E7.png"/&gt;</text:p>
          </table:table-cell>
          <table:table-cell table:style-name="ce16" office:value-type="string" calcext:value-type="string">
            <text:p>&lt;img src="piano-keyboard-front-80-7-E7.png"/&gt;</text:p>
          </table:table-cell>
          <table:table-cell table:style-name="ce16" office:value-type="string" calcext:value-type="string">
            <text:p>&lt;img src="piano-keyboard-back-80-7-E7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48-80-7-treble-E7.mp3]</text:p>
          </table:table-cell>
          <table:table-cell table:style-name="ce15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7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0-81-7-treble-F7.png"/&gt;</text:p>
          </table:table-cell>
          <table:table-cell table:style-name="ce16" office:value-type="string" calcext:value-type="string">
            <text:p>&lt;img src="piano-score-back-150-81-7-treble-F7.png"/&gt;</text:p>
          </table:table-cell>
          <table:table-cell table:style-name="ce16" office:value-type="string" calcext:value-type="string">
            <text:p>&lt;img src="piano-keyboard-front-81-7-F7.png"/&gt;</text:p>
          </table:table-cell>
          <table:table-cell table:style-name="ce16" office:value-type="string" calcext:value-type="string">
            <text:p>&lt;img src="piano-keyboard-back-81-7-F7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0-81-7-treble-F7.mp3]</text:p>
          </table:table-cell>
          <table:table-cell table:style-name="ce15" office:value-type="float" office:value="81" calcext:value-type="float">
            <text:p>81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F7# trebl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1-82-7-treble-F7#.png"/&gt;</text:p>
          </table:table-cell>
          <table:table-cell table:style-name="ce16" office:value-type="string" calcext:value-type="string">
            <text:p>&lt;img src="piano-score-back-151-82-7-treble-F7#.png"/&gt;</text:p>
          </table:table-cell>
          <table:table-cell table:style-name="ce16" office:value-type="string" calcext:value-type="string">
            <text:p>&lt;img src="piano-keyboard-front-82-7-F7#-G7b.png"/&gt;</text:p>
          </table:table-cell>
          <table:table-cell table:style-name="ce16" office:value-type="string" calcext:value-type="string">
            <text:p>&lt;img src="piano-keyboard-back-82-7-F7#-G7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1-82-7-treble-F7#.mp3]</text:p>
          </table:table-cell>
          <table:table-cell table:style-name="ce15" office:value-type="float" office:value="82" calcext:value-type="float">
            <text:p>8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7b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4-82-7-treble-G7b.png"/&gt;</text:p>
          </table:table-cell>
          <table:table-cell table:style-name="ce16" office:value-type="string" calcext:value-type="string">
            <text:p>&lt;img src="piano-score-back-154-82-7-treble-G7b.png"/&gt;</text:p>
          </table:table-cell>
          <table:table-cell table:style-name="ce16" office:value-type="string" calcext:value-type="string">
            <text:p>&lt;img src="piano-keyboard-front-82-7-F7#-G7b.png"/&gt;</text:p>
          </table:table-cell>
          <table:table-cell table:style-name="ce16" office:value-type="string" calcext:value-type="string">
            <text:p>&lt;img src="piano-keyboard-back-82-7-F7#-G7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4-82-7-treble-G7b.mp3]</text:p>
          </table:table-cell>
          <table:table-cell table:style-name="ce15" office:value-type="float" office:value="82" calcext:value-type="float">
            <text:p>8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7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2-83-7-treble-G7.png"/&gt;</text:p>
          </table:table-cell>
          <table:table-cell table:style-name="ce16" office:value-type="string" calcext:value-type="string">
            <text:p>&lt;img src="piano-score-back-152-83-7-treble-G7.png"/&gt;</text:p>
          </table:table-cell>
          <table:table-cell table:style-name="ce16" office:value-type="string" calcext:value-type="string">
            <text:p>&lt;img src="piano-keyboard-front-83-7-G7.png"/&gt;</text:p>
          </table:table-cell>
          <table:table-cell table:style-name="ce16" office:value-type="string" calcext:value-type="string">
            <text:p>&lt;img src="piano-keyboard-back-83-7-G7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2-83-7-treble-G7.mp3]</text:p>
          </table:table-cell>
          <table:table-cell table:style-name="ce15" office:value-type="float" office:value="83" calcext:value-type="float">
            <text:p>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G7# trebl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3-84-7-treble-G7#.png"/&gt;</text:p>
          </table:table-cell>
          <table:table-cell table:style-name="ce16" office:value-type="string" calcext:value-type="string">
            <text:p>&lt;img src="piano-score-back-153-84-7-treble-G7#.png"/&gt;</text:p>
          </table:table-cell>
          <table:table-cell table:style-name="ce16" office:value-type="string" calcext:value-type="string">
            <text:p>&lt;img src="piano-keyboard-front-84-7-G7#-A7b.png"/&gt;</text:p>
          </table:table-cell>
          <table:table-cell table:style-name="ce16" office:value-type="string" calcext:value-type="string">
            <text:p>&lt;img src="piano-keyboard-back-84-7-G7#-A7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3-84-7-treble-G7#.mp3]</text:p>
          </table:table-cell>
          <table:table-cell table:style-name="ce15" office:value-type="float" office:value="84" calcext:value-type="float">
            <text:p>8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7b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7-84-7-treble-A7b.png"/&gt;</text:p>
          </table:table-cell>
          <table:table-cell table:style-name="ce16" office:value-type="string" calcext:value-type="string">
            <text:p>&lt;img src="piano-score-back-157-84-7-treble-A7b.png"/&gt;</text:p>
          </table:table-cell>
          <table:table-cell table:style-name="ce16" office:value-type="string" calcext:value-type="string">
            <text:p>&lt;img src="piano-keyboard-front-84-7-G7#-A7b.png"/&gt;</text:p>
          </table:table-cell>
          <table:table-cell table:style-name="ce16" office:value-type="string" calcext:value-type="string">
            <text:p>&lt;img src="piano-keyboard-back-84-7-G7#-A7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7-84-7-treble-A7b.mp3]</text:p>
          </table:table-cell>
          <table:table-cell table:style-name="ce15" office:value-type="float" office:value="84" calcext:value-type="float">
            <text:p>8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7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5-85-7-treble-A7.png"/&gt;</text:p>
          </table:table-cell>
          <table:table-cell table:style-name="ce16" office:value-type="string" calcext:value-type="string">
            <text:p>&lt;img src="piano-score-back-155-85-7-treble-A7.png"/&gt;</text:p>
          </table:table-cell>
          <table:table-cell table:style-name="ce16" office:value-type="string" calcext:value-type="string">
            <text:p>&lt;img src="piano-keyboard-front-85-7-A7.png"/&gt;</text:p>
          </table:table-cell>
          <table:table-cell table:style-name="ce16" office:value-type="string" calcext:value-type="string">
            <text:p>&lt;img src="piano-keyboard-back-85-7-A7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5-85-7-treble-A7.mp3]</text:p>
          </table:table-cell>
          <table:table-cell table:style-name="ce15" office:value-type="float" office:value="85" calcext:value-type="float">
            <text:p>85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A7# trebl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6-86-7-treble-A7#.png"/&gt;</text:p>
          </table:table-cell>
          <table:table-cell table:style-name="ce16" office:value-type="string" calcext:value-type="string">
            <text:p>&lt;img src="piano-score-back-156-86-7-treble-A7#.png"/&gt;</text:p>
          </table:table-cell>
          <table:table-cell table:style-name="ce16" office:value-type="string" calcext:value-type="string">
            <text:p>&lt;img src="piano-keyboard-front-86-7-A7#-B7b.png"/&gt;</text:p>
          </table:table-cell>
          <table:table-cell table:style-name="ce16" office:value-type="string" calcext:value-type="string">
            <text:p>&lt;img src="piano-keyboard-back-86-7-A7#-B7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6-86-7-treble-A7#.mp3]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7b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9-86-7-treble-B7b.png"/&gt;</text:p>
          </table:table-cell>
          <table:table-cell table:style-name="ce16" office:value-type="string" calcext:value-type="string">
            <text:p>&lt;img src="piano-score-back-159-86-7-treble-B7b.png"/&gt;</text:p>
          </table:table-cell>
          <table:table-cell table:style-name="ce16" office:value-type="string" calcext:value-type="string">
            <text:p>&lt;img src="piano-keyboard-front-86-7-A7#-B7b.png"/&gt;</text:p>
          </table:table-cell>
          <table:table-cell table:style-name="ce16" office:value-type="string" calcext:value-type="string">
            <text:p>&lt;img src="piano-keyboard-back-86-7-A7#-B7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9-86-7-treble-B7b.mp3]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B7 treble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7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58-87-7-treble-B7.png"/&gt;</text:p>
          </table:table-cell>
          <table:table-cell table:style-name="ce16" office:value-type="string" calcext:value-type="string">
            <text:p>&lt;img src="piano-score-back-158-87-7-treble-B7.png"/&gt;</text:p>
          </table:table-cell>
          <table:table-cell table:style-name="ce16" office:value-type="string" calcext:value-type="string">
            <text:p>&lt;img src="piano-keyboard-front-87-7-B7.png"/&gt;</text:p>
          </table:table-cell>
          <table:table-cell table:style-name="ce16" office:value-type="string" calcext:value-type="string">
            <text:p>&lt;img src="piano-keyboard-back-87-7-B7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58-87-7-treble-B7.mp3]</text:p>
          </table:table-cell>
          <table:table-cell table:style-name="ce15" office:value-type="float" office:value="87" calcext:value-type="float">
            <text:p>8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2">
          <table:table-cell table:style-name="ce15" office:value-type="string" calcext:value-type="string">
            <text:p>C8 treb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8</text:p>
          </table:table-cell>
          <table:table-cell table:style-name="ce16"/>
          <table:table-cell table:style-name="ce16" office:value-type="string" calcext:value-type="string">
            <text:p>treble</text:p>
          </table:table-cell>
          <table:table-cell table:style-name="ce16" office:value-type="string" calcext:value-type="string">
            <text:p>&lt;img src="piano-score-front-160-88-8-treble-C8.png"/&gt;</text:p>
          </table:table-cell>
          <table:table-cell table:style-name="ce16" office:value-type="string" calcext:value-type="string">
            <text:p>&lt;img src="piano-score-back-160-88-8-treble-C8.png"/&gt;</text:p>
          </table:table-cell>
          <table:table-cell table:style-name="ce16" office:value-type="string" calcext:value-type="string">
            <text:p>&lt;img src="piano-keyboard-front-88-8-C8.png"/&gt;</text:p>
          </table:table-cell>
          <table:table-cell table:style-name="ce16" office:value-type="string" calcext:value-type="string">
            <text:p>&lt;img src="piano-keyboard-back-88-8-C8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00-blank.png"/&gt;</text:p>
          </table:table-cell>
          <table:table-cell table:style-name="ce16" office:value-type="string" calcext:value-type="string">
            <text:p>[sound:piano-audio-160-88-8-treble-C8.mp3]</text:p>
          </table:table-cell>
          <table:table-cell table:style-name="ce15" office:value-type="float" office:value="88" calcext:value-type="float">
            <text:p>8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09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octave-frozen" table:style-name="ta6">
        <table:table-column table:style-name="co2" table:number-columns-repeated="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18" table:number-columns-repeated="1014" table:default-cell-style-name="Default"/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accidental</text:p>
          </table:table-cell>
          <table:table-cell table:style-name="ce23" office:value-type="string" calcext:value-type="string">
            <text:p>keyboard_octave_image_front</text:p>
          </table:table-cell>
          <table:table-cell table:style-name="ce23" office:value-type="string" calcext:value-type="string">
            <text:p>keyboard_octave_image_back</text:p>
          </table:table-cell>
          <table:table-cell table:style-name="ce18" office:value-type="string" calcext:value-type="string">
            <text:p>keyboard_octave_blank_image</text:p>
          </table:table-cell>
          <table:table-cell table:style-name="ce18" office:value-type="string" calcext:value-type="string">
            <text:p>score_image_front</text:p>
          </table:table-cell>
          <table:table-cell table:style-name="ce18" office:value-type="string" calcext:value-type="string">
            <text:p>score_image_back</text:p>
          </table:table-cell>
          <table:table-cell table:style-name="ce18" office:value-type="string" calcext:value-type="string">
            <text:p>sound_file</text:p>
          </table:table-cell>
          <table:table-cell table:style-name="ce18" office:value-type="string" calcext:value-type="string">
            <text:p>tags</text:p>
          </table:table-cell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C</text:p>
          </table:table-cell>
          <table:table-cell table:style-name="ce18"/>
          <table:table-cell table:style-name="ce16" office:value-type="string" calcext:value-type="string">
            <text:p>&lt;img src="piano-keyboard-octave-front-C.png"/&gt;</text:p>
          </table:table-cell>
          <table:table-cell table:style-name="ce16" office:value-type="string" calcext:value-type="string">
            <text:p>&lt;img src="piano-keyboard-octave-back-C.png"/&gt;</text:p>
          </table:table-cell>
          <table:table-cell table:style-name="ce15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3-40-4-treble-C4.png"/&gt;</text:p>
          </table:table-cell>
          <table:table-cell table:style-name="ce16" office:value-type="string" calcext:value-type="string">
            <text:p>&lt;img src="piano-score-back-073-40-4-treble-C4.png"/&gt;</text:p>
          </table:table-cell>
          <table:table-cell table:style-name="ce16" office:value-type="string" calcext:value-type="string">
            <text:p>[sound:piano-audio-073-40-4-treble-C4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C#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ront-C#-D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4-41-4-treble-C4#.png"/&gt;</text:p>
          </table:table-cell>
          <table:table-cell table:style-name="ce16" office:value-type="string" calcext:value-type="string">
            <text:p>&lt;img src="piano-score-back-074-41-4-treble-C4#.png"/&gt;</text:p>
          </table:table-cell>
          <table:table-cell table:style-name="ce16" office:value-type="string" calcext:value-type="string">
            <text:p>[sound:piano-audio-074-41-4-treble-C4#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ront-C#-Db.png"/&gt;</text:p>
          </table:table-cell>
          <table:table-cell table:style-name="ce16" office:value-type="string" calcext:value-type="string">
            <text:p>&lt;img src="piano-keyboard-octave-back-C#-D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7-41-4-treble-D4b.png"/&gt;</text:p>
          </table:table-cell>
          <table:table-cell table:style-name="ce16" office:value-type="string" calcext:value-type="string">
            <text:p>&lt;img src="piano-score-back-077-41-4-treble-D4b.png"/&gt;</text:p>
          </table:table-cell>
          <table:table-cell table:style-name="ce16" office:value-type="string" calcext:value-type="string">
            <text:p>[sound:piano-audio-077-41-4-treble-D4b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D</text:p>
          </table:table-cell>
          <table:table-cell table:style-name="ce18"/>
          <table:table-cell table:style-name="ce16" office:value-type="string" calcext:value-type="string">
            <text:p>&lt;img src="piano-keyboard-octave-front-D.png"/&gt;</text:p>
          </table:table-cell>
          <table:table-cell table:style-name="ce16" office:value-type="string" calcext:value-type="string">
            <text:p>&lt;img src="piano-keyboard-octave-back-D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5-42-4-treble-D4.png"/&gt;</text:p>
          </table:table-cell>
          <table:table-cell table:style-name="ce16" office:value-type="string" calcext:value-type="string">
            <text:p>&lt;img src="piano-score-back-075-42-4-treble-D4.png"/&gt;</text:p>
          </table:table-cell>
          <table:table-cell table:style-name="ce16" office:value-type="string" calcext:value-type="string">
            <text:p>[sound:piano-audio-075-42-4-treble-D4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D#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ront-D#-E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6-43-4-treble-D4#.png"/&gt;</text:p>
          </table:table-cell>
          <table:table-cell table:style-name="ce16" office:value-type="string" calcext:value-type="string">
            <text:p>&lt;img src="piano-score-back-076-43-4-treble-D4#.png"/&gt;</text:p>
          </table:table-cell>
          <table:table-cell table:style-name="ce16" office:value-type="string" calcext:value-type="string">
            <text:p>[sound:piano-audio-076-43-4-treble-D4#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ront-D#-Eb.png"/&gt;</text:p>
          </table:table-cell>
          <table:table-cell table:style-name="ce16" office:value-type="string" calcext:value-type="string">
            <text:p>&lt;img src="piano-keyboard-octave-back-D#-E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9-43-4-treble-E4b.png"/&gt;</text:p>
          </table:table-cell>
          <table:table-cell table:style-name="ce16" office:value-type="string" calcext:value-type="string">
            <text:p>&lt;img src="piano-score-back-079-43-4-treble-E4b.png"/&gt;</text:p>
          </table:table-cell>
          <table:table-cell table:style-name="ce16" office:value-type="string" calcext:value-type="string">
            <text:p>[sound:piano-audio-079-43-4-treble-E4b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E</text:p>
          </table:table-cell>
          <table:table-cell table:style-name="ce18"/>
          <table:table-cell table:style-name="ce16" office:value-type="string" calcext:value-type="string">
            <text:p>&lt;img src="piano-keyboard-octave-front-E.png"/&gt;</text:p>
          </table:table-cell>
          <table:table-cell table:style-name="ce16" office:value-type="string" calcext:value-type="string">
            <text:p>&lt;img src="piano-keyboard-octave-back-E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78-44-4-treble-E4.png"/&gt;</text:p>
          </table:table-cell>
          <table:table-cell table:style-name="ce16" office:value-type="string" calcext:value-type="string">
            <text:p>&lt;img src="piano-score-back-078-44-4-treble-E4.png"/&gt;</text:p>
          </table:table-cell>
          <table:table-cell table:style-name="ce16" office:value-type="string" calcext:value-type="string">
            <text:p>[sound:piano-audio-078-44-4-treble-E4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F</text:p>
          </table:table-cell>
          <table:table-cell table:style-name="ce18"/>
          <table:table-cell table:style-name="ce16" office:value-type="string" calcext:value-type="string">
            <text:p>&lt;img src="piano-keyboard-octave-front-F.png"/&gt;</text:p>
          </table:table-cell>
          <table:table-cell table:style-name="ce16" office:value-type="string" calcext:value-type="string">
            <text:p>&lt;img src="piano-keyboard-octave-back-F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0-45-4-treble-F4.png"/&gt;</text:p>
          </table:table-cell>
          <table:table-cell table:style-name="ce16" office:value-type="string" calcext:value-type="string">
            <text:p>&lt;img src="piano-score-back-080-45-4-treble-F4.png"/&gt;</text:p>
          </table:table-cell>
          <table:table-cell table:style-name="ce16" office:value-type="string" calcext:value-type="string">
            <text:p>[sound:piano-audio-080-45-4-treble-F4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F#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ront-F#-G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1-46-4-treble-F4#.png"/&gt;</text:p>
          </table:table-cell>
          <table:table-cell table:style-name="ce16" office:value-type="string" calcext:value-type="string">
            <text:p>&lt;img src="piano-score-back-081-46-4-treble-F4#.png"/&gt;</text:p>
          </table:table-cell>
          <table:table-cell table:style-name="ce16" office:value-type="string" calcext:value-type="string">
            <text:p>[sound:piano-audio-081-46-4-treble-F4#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Gb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ront-F#-Gb.png"/&gt;</text:p>
          </table:table-cell>
          <table:table-cell table:style-name="ce16" office:value-type="string" calcext:value-type="string">
            <text:p>&lt;img src="piano-keyboard-octave-back-F#-G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4-46-4-treble-G4b.png"/&gt;</text:p>
          </table:table-cell>
          <table:table-cell table:style-name="ce16" office:value-type="string" calcext:value-type="string">
            <text:p>&lt;img src="piano-score-back-084-46-4-treble-G4b.png"/&gt;</text:p>
          </table:table-cell>
          <table:table-cell table:style-name="ce16" office:value-type="string" calcext:value-type="string">
            <text:p>[sound:piano-audio-084-46-4-treble-G4b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G</text:p>
          </table:table-cell>
          <table:table-cell table:style-name="ce18"/>
          <table:table-cell table:style-name="ce16" office:value-type="string" calcext:value-type="string">
            <text:p>&lt;img src="piano-keyboard-octave-front-G.png"/&gt;</text:p>
          </table:table-cell>
          <table:table-cell table:style-name="ce16" office:value-type="string" calcext:value-type="string">
            <text:p>&lt;img src="piano-keyboard-octave-back-G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2-47-4-treble-G4.png"/&gt;</text:p>
          </table:table-cell>
          <table:table-cell table:style-name="ce16" office:value-type="string" calcext:value-type="string">
            <text:p>&lt;img src="piano-score-back-082-47-4-treble-G4.png"/&gt;</text:p>
          </table:table-cell>
          <table:table-cell table:style-name="ce16" office:value-type="string" calcext:value-type="string">
            <text:p>[sound:piano-audio-082-47-4-treble-G4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G#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ront-G#-A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3-48-4-treble-G4#.png"/&gt;</text:p>
          </table:table-cell>
          <table:table-cell table:style-name="ce16" office:value-type="string" calcext:value-type="string">
            <text:p>&lt;img src="piano-score-back-083-48-4-treble-G4#.png"/&gt;</text:p>
          </table:table-cell>
          <table:table-cell table:style-name="ce16" office:value-type="string" calcext:value-type="string">
            <text:p>[sound:piano-audio-083-48-4-treble-G4#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Ab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ront-G#-Ab.png"/&gt;</text:p>
          </table:table-cell>
          <table:table-cell table:style-name="ce16" office:value-type="string" calcext:value-type="string">
            <text:p>&lt;img src="piano-keyboard-octave-back-G#-A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7-48-4-treble-A4b.png"/&gt;</text:p>
          </table:table-cell>
          <table:table-cell table:style-name="ce16" office:value-type="string" calcext:value-type="string">
            <text:p>&lt;img src="piano-score-back-087-48-4-treble-A4b.png"/&gt;</text:p>
          </table:table-cell>
          <table:table-cell table:style-name="ce16" office:value-type="string" calcext:value-type="string">
            <text:p>[sound:piano-audio-087-48-4-treble-A4b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A</text:p>
          </table:table-cell>
          <table:table-cell table:style-name="ce18"/>
          <table:table-cell table:style-name="ce16" office:value-type="string" calcext:value-type="string">
            <text:p>&lt;img src="piano-keyboard-octave-front-A.png"/&gt;</text:p>
          </table:table-cell>
          <table:table-cell table:style-name="ce16" office:value-type="string" calcext:value-type="string">
            <text:p>&lt;img src="piano-keyboard-octave-back-A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5-49-4-treble-A4.png"/&gt;</text:p>
          </table:table-cell>
          <table:table-cell table:style-name="ce16" office:value-type="string" calcext:value-type="string">
            <text:p>&lt;img src="piano-score-back-085-49-4-treble-A4.png"/&gt;</text:p>
          </table:table-cell>
          <table:table-cell table:style-name="ce16" office:value-type="string" calcext:value-type="string">
            <text:p>[sound:piano-audio-085-49-4-treble-A4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A#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#</text:p>
          </table:table-cell>
          <table:table-cell table:style-name="ce16" office:value-type="string" calcext:value-type="string">
            <text:p>&lt;img src="piano-keyboard-octave-front-A#-B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6-50-4-treble-A4#.png"/&gt;</text:p>
          </table:table-cell>
          <table:table-cell table:style-name="ce16" office:value-type="string" calcext:value-type="string">
            <text:p>&lt;img src="piano-score-back-086-50-4-treble-A4#.png"/&gt;</text:p>
          </table:table-cell>
          <table:table-cell table:style-name="ce16" office:value-type="string" calcext:value-type="string">
            <text:p>[sound:piano-audio-086-50-4-treble-A4#.mp3]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8" office:value-type="string" calcext:value-type="string">
            <text:p>Bb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b</text:p>
          </table:table-cell>
          <table:table-cell table:style-name="ce16" office:value-type="string" calcext:value-type="string">
            <text:p>&lt;img src="piano-keyboard-octave-front-A#-Bb.png"/&gt;</text:p>
          </table:table-cell>
          <table:table-cell table:style-name="ce16" office:value-type="string" calcext:value-type="string">
            <text:p>&lt;img src="piano-keyboard-octave-back-A#-B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9-50-4-treble-B4b.png"/&gt;</text:p>
          </table:table-cell>
          <table:table-cell table:style-name="ce16" office:value-type="string" calcext:value-type="string">
            <text:p>&lt;img src="piano-score-back-089-50-4-treble-B4b.png"/&gt;</text:p>
          </table:table-cell>
          <table:table-cell table:style-name="ce16" office:value-type="string" calcext:value-type="string">
            <text:p>[sound:piano-audio-089-50-4-treble-B4b.mp3]</text:p>
          </table:table-cell>
          <table:table-cell table:style-name="ce16"/>
          <table:table-cell table:number-columns-repeated="1014"/>
        </table:table-row>
        <table:table-row table:style-name="ro2">
          <table:table-cell table:number-columns-repeated="2" table:style-name="ce18" office:value-type="string" calcext:value-type="string">
            <text:p>B</text:p>
          </table:table-cell>
          <table:table-cell table:style-name="ce18"/>
          <table:table-cell table:style-name="ce16" office:value-type="string" calcext:value-type="string">
            <text:p>&lt;img src="piano-keyboard-octave-front-B.png"/&gt;</text:p>
          </table:table-cell>
          <table:table-cell table:style-name="ce16" office:value-type="string" calcext:value-type="string">
            <text:p>&lt;img src="piano-keyboard-octave-back-B.png"/&gt;</text:p>
          </table:table-cell>
          <table:table-cell table:style-name="ce16" office:value-type="string" calcext:value-type="string">
            <text:p>&lt;img src="piano-keyboard-octave-0-blank.png"/&gt;</text:p>
          </table:table-cell>
          <table:table-cell table:style-name="ce16" office:value-type="string" calcext:value-type="string">
            <text:p>&lt;img src="piano-score-front-088-51-4-treble-B4.png"/&gt;</text:p>
          </table:table-cell>
          <table:table-cell table:style-name="ce16" office:value-type="string" calcext:value-type="string">
            <text:p>&lt;img src="piano-score-back-088-51-4-treble-B4.png"/&gt;</text:p>
          </table:table-cell>
          <table:table-cell table:style-name="ce16" office:value-type="string" calcext:value-type="string">
            <text:p>[sound:piano-audio-088-51-4-treble-B4.mp3]</text:p>
          </table:table-cell>
          <table:table-cell table:style-name="ce16"/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lypond" style:display-name="PageStyle_lilyp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8octaves" style:display-name="PageStyle_anki8octa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octave" style:display-name="PageStyle_anki1octa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8octaves-frozen" style:display-name="PageStyle_anki8octaves-froz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octave-frozen" style:display-name="PageStyle_anki1octave-froz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0574" meta:object-count="0"/>
    <meta:generator>LibreOfficeDev/6.0.5.2$Linux_X86_64 LibreOffice_project/</meta:generator>
  </office:meta>
</office:document-meta>
</file>